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8"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72.16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9" style:family="table-column">
      <style:table-column-properties fo:break-before="auto" style:column-width="38.65mm"/>
    </style:style>
    <style:style style:name="co20" style:family="table-column">
      <style:table-column-properties fo:break-before="auto" style:column-width="9.6mm"/>
    </style:style>
    <style:style style:name="co21" style:family="table-column">
      <style:table-column-properties fo:break-before="auto" style:column-width="30.87mm"/>
    </style:style>
    <style:style style:name="co22" style:family="table-column">
      <style:table-column-properties fo:break-before="auto" style:column-width="86.5mm"/>
    </style:style>
    <style:style style:name="co23" style:family="table-column">
      <style:table-column-properties fo:break-before="auto" style:column-width="32.17mm"/>
    </style:style>
    <style:style style:name="co24" style:family="table-column">
      <style:table-column-properties fo:break-before="auto" style:column-width="24.8mm"/>
    </style:style>
    <style:style style:name="co25" style:family="table-column">
      <style:table-column-properties fo:break-before="auto" style:column-width="99.99mm"/>
    </style:style>
    <style:style style:name="co26" style:family="table-column">
      <style:table-column-properties fo:break-before="auto" style:column-width="42.97mm"/>
    </style:style>
    <style:style style:name="co27" style:family="table-column">
      <style:table-column-properties fo:break-before="auto" style:column-width="20.28mm"/>
    </style:style>
    <style:style style:name="co28" style:family="table-column">
      <style:table-column-properties fo:break-before="auto" style:column-width="24.64mm"/>
    </style:style>
    <style:style style:name="co29" style:family="table-column">
      <style:table-column-properties fo:break-before="auto" style:column-width="18.93mm"/>
    </style:style>
    <style:style style:name="co30" style:family="table-column">
      <style:table-column-properties fo:break-before="auto" style:column-width="23.34mm"/>
    </style:style>
    <style:style style:name="co31" style:family="table-column">
      <style:table-column-properties fo:break-before="auto" style:column-width="37.73mm"/>
    </style:style>
    <style:style style:name="co32" style:family="table-column">
      <style:table-column-properties fo:break-before="auto" style:column-width="2.59mm"/>
    </style:style>
    <style:style style:name="co33" style:family="table-column">
      <style:table-column-properties fo:break-before="auto" style:column-width="25.31mm"/>
    </style:style>
    <style:style style:name="co34" style:family="table-column">
      <style:table-column-properties fo:break-before="auto" style:column-width="19.63mm"/>
    </style:style>
    <style:style style:name="co35" style:family="table-column">
      <style:table-column-properties fo:break-before="auto" style:column-width="10.62mm"/>
    </style:style>
    <style:style style:name="co36" style:family="table-column">
      <style:table-column-properties fo:break-before="auto" style:column-width="43.89mm"/>
    </style:style>
    <style:style style:name="co37" style:family="table-column">
      <style:table-column-properties fo:break-before="auto" style:column-width="67.35mm"/>
    </style:style>
    <style:style style:name="co38" style:family="table-column">
      <style:table-column-properties fo:break-before="auto" style:column-width="98.35mm"/>
    </style:style>
    <style:style style:name="co39" style:family="table-column">
      <style:table-column-properties fo:break-before="auto" style:column-width="15.91mm"/>
    </style:style>
    <style:style style:name="co40" style:family="table-column">
      <style:table-column-properties fo:break-before="auto" style:column-width="73.45mm"/>
    </style:style>
    <style:style style:name="co41" style:family="table-column">
      <style:table-column-properties fo:break-before="auto" style:column-width="64.06mm"/>
    </style:style>
    <style:style style:name="co42" style:family="table-column">
      <style:table-column-properties fo:break-before="auto" style:column-width="55.84mm"/>
    </style:style>
    <style:style style:name="ro175"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8.24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12.89mm" fo:break-before="auto" style:use-optimal-row-height="true"/>
    </style:style>
    <style:style style:name="ro8" style:family="table-row">
      <style:table-row-properties style:row-height="21.84mm" fo:break-before="auto" style:use-optimal-row-height="true"/>
    </style:style>
    <style:style style:name="ro9" style:family="table-row">
      <style:table-row-properties style:row-height="26.32mm" fo:break-before="auto" style:use-optimal-row-height="true"/>
    </style:style>
    <style:style style:name="ro10" style:family="table-row">
      <style:table-row-properties style:row-height="8.94mm" fo:break-before="auto" style:use-optimal-row-height="true"/>
    </style:style>
    <style:style style:name="ro11" style:family="table-row">
      <style:table-row-properties style:row-height="13.95mm" fo:break-before="auto" style:use-optimal-row-height="true"/>
    </style:style>
    <style:style style:name="ro12" style:family="table-row">
      <style:table-row-properties style:row-height="9.4mm" fo:break-before="auto" style:use-optimal-row-height="false"/>
    </style:style>
    <style:style style:name="ro13" style:family="table-row">
      <style:table-row-properties style:row-height="11.94mm" fo:break-before="auto" style:use-optimal-row-height="false"/>
    </style:style>
    <style:style style:name="ro14" style:family="table-row">
      <style:table-row-properties style:row-height="85.55mm" fo:break-before="auto" style:use-optimal-row-height="true"/>
    </style:style>
    <style:style style:name="ro15" style:family="table-row">
      <style:table-row-properties style:row-height="89.5mm" fo:break-before="auto" style:use-optimal-row-height="true"/>
    </style:style>
    <style:style style:name="ro16" style:family="table-row">
      <style:table-row-properties style:row-height="145.84mm" fo:break-before="auto" style:use-optimal-row-height="true"/>
    </style:style>
    <style:style style:name="ro17" style:family="table-row">
      <style:table-row-properties style:row-height="22.9mm" fo:break-before="auto" style:use-optimal-row-height="true"/>
    </style:style>
    <style:style style:name="ro18" style:family="table-row">
      <style:table-row-properties style:row-height="99.5mm" fo:break-before="auto" style:use-optimal-row-height="true"/>
    </style:style>
    <style:style style:name="ro19" style:family="table-row">
      <style:table-row-properties style:row-height="14.46mm" fo:break-before="auto" style:use-optimal-row-height="true"/>
    </style:style>
    <style:style style:name="ro20" style:family="table-row">
      <style:table-row-properties style:row-height="18.94mm" fo:break-before="auto" style:use-optimal-row-height="true"/>
    </style:style>
    <style:style style:name="ro21" style:family="table-row">
      <style:table-row-properties style:row-height="34.4mm" fo:break-before="auto" style:use-optimal-row-height="false"/>
    </style:style>
    <style:style style:name="ro22" style:family="table-row">
      <style:table-row-properties style:row-height="45.86mm" fo:break-before="auto" style:use-optimal-row-height="false"/>
    </style:style>
    <style:style style:name="ro23" style:family="table-row">
      <style:table-row-properties style:row-height="16.85mm" fo:break-before="auto" style:use-optimal-row-height="true"/>
    </style:style>
    <style:style style:name="ro24" style:family="table-row">
      <style:table-row-properties style:row-height="7.94mm" fo:break-before="auto" style:use-optimal-row-height="false"/>
    </style:style>
    <style:style style:name="ro25" style:family="table-row">
      <style:table-row-properties style:row-height="15.43mm" fo:break-before="auto" style:use-optimal-row-height="false"/>
    </style:style>
    <style:style style:name="ro26" style:family="table-row">
      <style:table-row-properties style:row-height="23.55mm" fo:break-before="auto" style:use-optimal-row-height="false"/>
    </style:style>
    <style:style style:name="ro27" style:family="table-row">
      <style:table-row-properties style:row-height="186.13mm" fo:break-before="auto" style:use-optimal-row-height="true"/>
    </style:style>
    <style:style style:name="ro28" style:family="table-row">
      <style:table-row-properties style:row-height="17.29mm" fo:break-before="auto" style:use-optimal-row-height="true"/>
    </style:style>
    <style:style style:name="ro29" style:family="table-row">
      <style:table-row-properties style:row-height="7.36mm" fo:break-before="auto" style:use-optimal-row-height="true"/>
    </style:style>
    <style:style style:name="ro30" style:family="table-row">
      <style:table-row-properties style:row-height="12.63mm" fo:break-before="auto" style:use-optimal-row-height="true"/>
    </style:style>
    <style:style style:name="ro31" style:family="table-row">
      <style:table-row-properties style:row-height="10.53mm" fo:break-before="auto" style:use-optimal-row-height="true"/>
    </style:style>
    <style:style style:name="ro32" style:family="table-row">
      <style:table-row-properties style:row-height="37.91mm" fo:break-before="auto" style:use-optimal-row-height="true"/>
    </style:style>
    <style:style style:name="ro33" style:family="table-row">
      <style:table-row-properties style:row-height="53.2mm" fo:break-before="auto" style:use-optimal-row-height="false"/>
    </style:style>
    <style:style style:name="ro34" style:family="table-row">
      <style:table-row-properties style:row-height="41.06mm" fo:break-before="auto" style:use-optimal-row-height="true"/>
    </style:style>
    <style:style style:name="ro35" style:family="table-row">
      <style:table-row-properties style:row-height="13.69mm" fo:break-before="auto" style:use-optimal-row-height="true"/>
    </style:style>
    <style:style style:name="ro36" style:family="table-row">
      <style:table-row-properties style:row-height="10.92mm" fo:break-before="auto" style:use-optimal-row-height="true"/>
    </style:style>
    <style:style style:name="ro37" style:family="table-row">
      <style:table-row-properties style:row-height="25.26mm" fo:break-before="auto" style:use-optimal-row-height="true"/>
    </style:style>
    <style:style style:name="ro38" style:family="table-row">
      <style:table-row-properties style:row-height="57.5mm" fo:break-before="auto" style:use-optimal-row-height="true"/>
    </style:style>
    <style:style style:name="ro39" style:family="table-row">
      <style:table-row-properties style:row-height="212.37mm" fo:break-before="auto" style:use-optimal-row-height="true"/>
    </style:style>
    <style:style style:name="ro40" style:family="table-row">
      <style:table-row-properties style:row-height="59.09mm" fo:break-before="auto" style:use-optimal-row-height="false"/>
    </style:style>
    <style:style style:name="ro41" style:family="table-row">
      <style:table-row-properties style:row-height="90.56mm" fo:break-before="auto" style:use-optimal-row-height="true"/>
    </style:style>
    <style:style style:name="ro42" style:family="table-row">
      <style:table-row-properties style:row-height="22.1mm" fo:break-before="auto" style:use-optimal-row-height="true"/>
    </style:style>
    <style:style style:name="ro43" style:family="table-row">
      <style:table-row-properties style:row-height="5.26mm" fo:break-before="auto" style:use-optimal-row-height="true"/>
    </style:style>
    <style:style style:name="ro44" style:family="table-row">
      <style:table-row-properties style:row-height="100.29mm" fo:break-before="auto" style:use-optimal-row-height="true"/>
    </style:style>
    <style:style style:name="ro45" style:family="table-row">
      <style:table-row-properties style:row-height="52.92mm" fo:break-before="auto" style:use-optimal-row-height="true"/>
    </style:style>
    <style:style style:name="ro46" style:family="table-row">
      <style:table-row-properties style:row-height="13.41mm" fo:break-before="auto" style:use-optimal-row-height="true"/>
    </style:style>
    <style:style style:name="ro47" style:family="table-row">
      <style:table-row-properties style:row-height="49.14mm" fo:break-before="auto" style:use-optimal-row-height="true"/>
    </style:style>
    <style:style style:name="ro48" style:family="table-row">
      <style:table-row-properties style:row-height="84.67mm" fo:break-before="auto" style:use-optimal-row-height="true"/>
    </style:style>
    <style:style style:name="ro49" style:family="table-row">
      <style:table-row-properties style:row-height="37.02mm" fo:break-before="auto" style:use-optimal-row-height="false"/>
    </style:style>
    <style:style style:name="ro50" style:family="table-row">
      <style:table-row-properties style:row-height="18.42mm" fo:break-before="auto" style:use-optimal-row-height="true"/>
    </style:style>
    <style:style style:name="ro51" style:family="table-row">
      <style:table-row-properties style:row-height="35.28mm" fo:break-before="auto" style:use-optimal-row-height="true"/>
    </style:style>
    <style:style style:name="ro52" style:family="table-row">
      <style:table-row-properties style:row-height="206.38mm" fo:break-before="auto" style:use-optimal-row-height="true"/>
    </style:style>
    <style:style style:name="ro53" style:family="table-row">
      <style:table-row-properties style:row-height="53.62mm" fo:break-before="auto" style:use-optimal-row-height="true"/>
    </style:style>
    <style:style style:name="ro54" style:family="table-row">
      <style:table-row-properties style:row-height="57.38mm" fo:break-before="auto" style:use-optimal-row-height="true"/>
    </style:style>
    <style:style style:name="ro55" style:family="table-row">
      <style:table-row-properties style:row-height="61.38mm" fo:break-before="auto" style:use-optimal-row-height="true"/>
    </style:style>
    <style:style style:name="ro56" style:family="table-row">
      <style:table-row-properties style:row-height="60.8mm" fo:break-before="auto" style:use-optimal-row-height="true"/>
    </style:style>
    <style:style style:name="ro57" style:family="table-row">
      <style:table-row-properties style:row-height="64.21mm" fo:break-before="auto" style:use-optimal-row-height="true"/>
    </style:style>
    <style:style style:name="ro58" style:family="table-row">
      <style:table-row-properties style:row-height="18.96mm" fo:break-before="auto" style:use-optimal-row-height="false"/>
    </style:style>
    <style:style style:name="ro59" style:family="table-row">
      <style:table-row-properties style:row-height="6mm" fo:break-before="auto" style:use-optimal-row-height="true"/>
    </style:style>
    <style:style style:name="ro60" style:family="table-row">
      <style:table-row-properties style:row-height="61.33mm" fo:break-before="auto" style:use-optimal-row-height="true"/>
    </style:style>
    <style:style style:name="ro61" style:family="table-row">
      <style:table-row-properties style:row-height="112.15mm" fo:break-before="auto" style:use-optimal-row-height="true"/>
    </style:style>
    <style:style style:name="ro62" style:family="table-row">
      <style:table-row-properties style:row-height="68.07mm" fo:break-before="auto" style:use-optimal-row-height="true"/>
    </style:style>
    <style:style style:name="ro63" style:family="table-row">
      <style:table-row-properties style:row-height="73.01mm" fo:break-before="auto" style:use-optimal-row-height="false"/>
    </style:style>
    <style:style style:name="ro64" style:family="table-row">
      <style:table-row-properties style:row-height="30.8mm" fo:break-before="auto" style:use-optimal-row-height="true"/>
    </style:style>
    <style:style style:name="ro65" style:family="table-row">
      <style:table-row-properties style:row-height="32.19mm" fo:break-before="auto" style:use-optimal-row-height="false"/>
    </style:style>
    <style:style style:name="ro66" style:family="table-row">
      <style:table-row-properties style:row-height="88.53mm" fo:break-before="auto" style:use-optimal-row-height="false"/>
    </style:style>
    <style:style style:name="ro67" style:family="table-row">
      <style:table-row-properties style:row-height="338.67mm" fo:break-before="auto" style:use-optimal-row-height="true"/>
    </style:style>
    <style:style style:name="ro68" style:family="table-row">
      <style:table-row-properties style:row-height="52.39mm" fo:break-before="auto" style:use-optimal-row-height="true"/>
    </style:style>
    <style:style style:name="ro69" style:family="table-row">
      <style:table-row-properties style:row-height="131.36mm" fo:break-before="auto" style:use-optimal-row-height="true"/>
    </style:style>
    <style:style style:name="ro70" style:family="table-row">
      <style:table-row-properties style:row-height="17.89mm" fo:break-before="auto" style:use-optimal-row-height="true"/>
    </style:style>
    <style:style style:name="ro71" style:family="table-row">
      <style:table-row-properties style:row-height="34.22mm" fo:break-before="auto" style:use-optimal-row-height="true"/>
    </style:style>
    <style:style style:name="ro72" style:family="table-row">
      <style:table-row-properties style:row-height="163.6mm" fo:break-before="auto" style:use-optimal-row-height="false"/>
    </style:style>
    <style:style style:name="ro73" style:family="table-row">
      <style:table-row-properties style:row-height="42.12mm" fo:break-before="auto" style:use-optimal-row-height="true"/>
    </style:style>
    <style:style style:name="ro74" style:family="table-row">
      <style:table-row-properties style:row-height="15.17mm" fo:break-before="auto" style:use-optimal-row-height="true"/>
    </style:style>
    <style:style style:name="ro75" style:family="table-row">
      <style:table-row-properties style:row-height="49.48mm" fo:break-before="auto" style:use-optimal-row-height="true"/>
    </style:style>
    <style:style style:name="ro76" style:family="table-row">
      <style:table-row-properties style:row-height="136.88mm" fo:break-before="auto" style:use-optimal-row-height="true"/>
    </style:style>
    <style:style style:name="ro77" style:family="table-row">
      <style:table-row-properties style:row-height="200.38mm" fo:break-before="auto" style:use-optimal-row-height="true"/>
    </style:style>
    <style:style style:name="ro78" style:family="table-row">
      <style:table-row-properties style:row-height="33.16mm" fo:break-before="auto" style:use-optimal-row-height="true"/>
    </style:style>
    <style:style style:name="ro79" style:family="table-row">
      <style:table-row-properties style:row-height="96.34mm" fo:break-before="auto" style:use-optimal-row-height="true"/>
    </style:style>
    <style:style style:name="ro80" style:family="table-row">
      <style:table-row-properties style:row-height="83.61mm" fo:break-before="auto" style:use-optimal-row-height="true"/>
    </style:style>
    <style:style style:name="ro81" style:family="table-row">
      <style:table-row-properties style:row-height="328.44mm" fo:break-before="auto" style:use-optimal-row-height="true"/>
    </style:style>
    <style:style style:name="ro82" style:family="table-row">
      <style:table-row-properties style:row-height="108.2mm" fo:break-before="auto" style:use-optimal-row-height="true"/>
    </style:style>
    <style:style style:name="ro83" style:family="table-row">
      <style:table-row-properties style:row-height="76.91mm" fo:break-before="auto" style:use-optimal-row-height="true"/>
    </style:style>
    <style:style style:name="ro84" style:family="table-row">
      <style:table-row-properties style:row-height="16.77mm" fo:break-before="auto" style:use-optimal-row-height="false"/>
    </style:style>
    <style:style style:name="ro85" style:family="table-row">
      <style:table-row-properties style:row-height="45.16mm" fo:break-before="auto" style:use-optimal-row-height="true"/>
    </style:style>
    <style:style style:name="ro86" style:family="table-row">
      <style:table-row-properties style:row-height="135.84mm" fo:break-before="auto" style:use-optimal-row-height="true"/>
    </style:style>
    <style:style style:name="ro87" style:family="table-row">
      <style:table-row-properties style:row-height="133mm" fo:break-before="auto" style:use-optimal-row-height="false"/>
    </style:style>
    <style:style style:name="ro88" style:family="table-row">
      <style:table-row-properties style:row-height="38.17mm" fo:break-before="auto" style:use-optimal-row-height="true"/>
    </style:style>
    <style:style style:name="ro89" style:family="table-row">
      <style:table-row-properties style:row-height="23.42mm" fo:break-before="auto" style:use-optimal-row-height="true"/>
    </style:style>
    <style:style style:name="ro90" style:family="table-row">
      <style:table-row-properties style:row-height="66.68mm" fo:break-before="auto" style:use-optimal-row-height="true"/>
    </style:style>
    <style:style style:name="ro91" style:family="table-row">
      <style:table-row-properties style:row-height="188.38mm" fo:break-before="auto" style:use-optimal-row-height="true"/>
    </style:style>
    <style:style style:name="ro92" style:family="table-row">
      <style:table-row-properties style:row-height="12.93mm" fo:break-before="auto" style:use-optimal-row-height="false"/>
    </style:style>
    <style:style style:name="ro93" style:family="table-row">
      <style:table-row-properties style:row-height="26.44mm" fo:break-before="auto" style:use-optimal-row-height="true"/>
    </style:style>
    <style:style style:name="ro94" style:family="table-row">
      <style:table-row-properties style:row-height="21.15mm" fo:break-before="auto" style:use-optimal-row-height="true"/>
    </style:style>
    <style:style style:name="ro95" style:family="table-row">
      <style:table-row-properties style:row-height="17.99mm" fo:break-before="auto" style:use-optimal-row-height="true"/>
    </style:style>
    <style:style style:name="ro96" style:family="table-row">
      <style:table-row-properties style:row-height="97.37mm" fo:break-before="auto" style:use-optimal-row-height="true"/>
    </style:style>
    <style:style style:name="ro97" style:family="table-row">
      <style:table-row-properties style:row-height="10mm" fo:break-before="auto" style:use-optimal-row-height="false"/>
    </style:style>
    <style:style style:name="ro98" style:family="table-row">
      <style:table-row-properties style:row-height="36.16mm" fo:break-before="auto" style:use-optimal-row-height="false"/>
    </style:style>
    <style:style style:name="ro99" style:family="table-row">
      <style:table-row-properties style:row-height="101.25mm" fo:break-before="auto" style:use-optimal-row-height="true"/>
    </style:style>
    <style:style style:name="ro100" style:family="table-row">
      <style:table-row-properties style:row-height="133mm" fo:break-before="auto" style:use-optimal-row-height="true"/>
    </style:style>
    <style:style style:name="ro101" style:family="table-row">
      <style:table-row-properties style:row-height="128.99mm" fo:break-before="auto" style:use-optimal-row-height="true"/>
    </style:style>
    <style:style style:name="ro102" style:family="table-row">
      <style:table-row-properties style:row-height="60.27mm" fo:break-before="auto" style:use-optimal-row-height="true"/>
    </style:style>
    <style:style style:name="ro103" style:family="table-row">
      <style:table-row-properties style:row-height="36.58mm" fo:break-before="auto" style:use-optimal-row-height="true"/>
    </style:style>
    <style:style style:name="ro104" style:family="table-row">
      <style:table-row-properties style:row-height="29.44mm" fo:break-before="auto" style:use-optimal-row-height="false"/>
    </style:style>
    <style:style style:name="ro105" style:family="table-row">
      <style:table-row-properties style:row-height="188.03mm" fo:break-before="auto" style:use-optimal-row-height="true"/>
    </style:style>
    <style:style style:name="ro106" style:family="table-row">
      <style:table-row-properties style:row-height="31.33mm" fo:break-before="auto" style:use-optimal-row-height="true"/>
    </style:style>
    <style:style style:name="ro107" style:family="table-row">
      <style:table-row-properties style:row-height="7.5mm" fo:break-before="auto" style:use-optimal-row-height="false"/>
    </style:style>
    <style:style style:name="ro108" style:family="table-row">
      <style:table-row-properties style:row-height="109.8mm" fo:break-before="auto" style:use-optimal-row-height="false"/>
    </style:style>
    <style:style style:name="ro109" style:family="table-row">
      <style:table-row-properties style:row-height="13.23mm" fo:break-before="auto" style:use-optimal-row-height="false"/>
    </style:style>
    <style:style style:name="ro110" style:family="table-row">
      <style:table-row-properties style:row-height="24.73mm" fo:break-before="auto" style:use-optimal-row-height="true"/>
    </style:style>
    <style:style style:name="ro111" style:family="table-row">
      <style:table-row-properties style:row-height="7.18mm" fo:break-before="auto" style:use-optimal-row-height="false"/>
    </style:style>
    <style:style style:name="ro112" style:family="table-row">
      <style:table-row-properties style:row-height="6.95mm" fo:break-before="auto" style:use-optimal-row-height="false"/>
    </style:style>
    <style:style style:name="ro113" style:family="table-row">
      <style:table-row-properties style:row-height="6.03mm" fo:break-before="auto" style:use-optimal-row-height="false"/>
    </style:style>
    <style:style style:name="ro114" style:family="table-row">
      <style:table-row-properties style:row-height="40.53mm" fo:break-before="auto" style:use-optimal-row-height="true"/>
    </style:style>
    <style:style style:name="ro115" style:family="table-row">
      <style:table-row-properties style:row-height="6.72mm" fo:break-before="auto" style:use-optimal-row-height="false"/>
    </style:style>
    <style:style style:name="ro116" style:family="table-row">
      <style:table-row-properties style:row-height="55.02mm" fo:break-before="auto" style:use-optimal-row-height="true"/>
    </style:style>
    <style:style style:name="ro117" style:family="table-row">
      <style:table-row-properties style:row-height="26.46mm" fo:break-before="auto" style:use-optimal-row-height="true"/>
    </style:style>
    <style:style style:name="ro118" style:family="table-row">
      <style:table-row-properties style:row-height="20.8mm" fo:break-before="auto" style:use-optimal-row-height="true"/>
    </style:style>
    <style:style style:name="ro119" style:family="table-row">
      <style:table-row-properties style:row-height="117.12mm" fo:break-before="auto" style:use-optimal-row-height="true"/>
    </style:style>
    <style:style style:name="ro120" style:family="table-row">
      <style:table-row-properties style:row-height="93.13mm" fo:break-before="auto" style:use-optimal-row-height="true"/>
    </style:style>
    <style:style style:name="ro121" style:family="table-row">
      <style:table-row-properties style:row-height="25.79mm" fo:break-before="auto" style:use-optimal-row-height="true"/>
    </style:style>
    <style:style style:name="ro122" style:family="table-row">
      <style:table-row-properties style:row-height="131.41mm" fo:break-before="auto" style:use-optimal-row-height="false"/>
    </style:style>
    <style:style style:name="ro123" style:family="table-row">
      <style:table-row-properties style:row-height="39.74mm" fo:break-before="auto" style:use-optimal-row-height="true"/>
    </style:style>
    <style:style style:name="ro124" style:family="table-row">
      <style:table-row-properties style:row-height="59.27mm" fo:break-before="auto" style:use-optimal-row-height="true"/>
    </style:style>
    <style:style style:name="ro125" style:family="table-row">
      <style:table-row-properties style:row-height="50.54mm" fo:break-before="auto" style:use-optimal-row-height="true"/>
    </style:style>
    <style:style style:name="ro126" style:family="table-row">
      <style:table-row-properties style:row-height="14.55mm" fo:break-before="auto" style:use-optimal-row-height="false"/>
    </style:style>
    <style:style style:name="ro127" style:family="table-row">
      <style:table-row-properties style:row-height="18.34mm" fo:break-before="auto" style:use-optimal-row-height="true"/>
    </style:style>
    <style:style style:name="ro128" style:family="table-row">
      <style:table-row-properties style:row-height="9.61mm" fo:break-before="auto" style:use-optimal-row-height="false"/>
    </style:style>
    <style:style style:name="ro129" style:family="table-row">
      <style:table-row-properties style:row-height="16.32mm" fo:break-before="auto" style:use-optimal-row-height="false"/>
    </style:style>
    <style:style style:name="ro130" style:family="table-row">
      <style:table-row-properties style:row-height="15.26mm" fo:break-before="auto" style:use-optimal-row-height="true"/>
    </style:style>
    <style:style style:name="ro131" style:family="table-row">
      <style:table-row-properties style:row-height="51.59mm" fo:break-before="auto" style:use-optimal-row-height="true"/>
    </style:style>
    <style:style style:name="ro132" style:family="table-row">
      <style:table-row-properties style:row-height="25.4mm" fo:break-before="auto" style:use-optimal-row-height="true"/>
    </style:style>
    <style:style style:name="ro133" style:family="table-row">
      <style:table-row-properties style:row-height="41.28mm" fo:break-before="auto" style:use-optimal-row-height="true"/>
    </style:style>
    <style:style style:name="ro134" style:family="table-row">
      <style:table-row-properties style:row-height="48.44mm" fo:break-before="auto" style:use-optimal-row-height="true"/>
    </style:style>
    <style:style style:name="ro135" style:family="table-row">
      <style:table-row-properties style:row-height="5.27mm" fo:break-before="auto" style:use-optimal-row-height="true"/>
    </style:style>
    <style:style style:name="ro136" style:family="table-row">
      <style:table-row-properties style:row-height="29.26mm" fo:break-before="auto" style:use-optimal-row-height="true"/>
    </style:style>
    <style:style style:name="ro137" style:family="table-row">
      <style:table-row-properties style:row-height="14.46mm" fo:break-before="auto" style:use-optimal-row-height="false"/>
    </style:style>
    <style:style style:name="ro138" style:family="table-row">
      <style:table-row-properties style:row-height="16.32mm" fo:break-before="auto" style:use-optimal-row-height="true"/>
    </style:style>
    <style:style style:name="ro139" style:family="table-row">
      <style:table-row-properties style:row-height="53.43mm" fo:break-before="auto" style:use-optimal-row-height="true"/>
    </style:style>
    <style:style style:name="ro140" style:family="table-row">
      <style:table-row-properties style:row-height="73.38mm" fo:break-before="auto" style:use-optimal-row-height="true"/>
    </style:style>
    <style:style style:name="ro141" style:family="table-row">
      <style:table-row-properties style:row-height="48.84mm" fo:break-before="auto" style:use-optimal-row-height="false"/>
    </style:style>
    <style:style style:name="ro142" style:family="table-row">
      <style:table-row-properties style:row-height="107.93mm" fo:break-before="auto" style:use-optimal-row-height="true"/>
    </style:style>
    <style:style style:name="ro143" style:family="table-row">
      <style:table-row-properties style:row-height="98.97mm" fo:break-before="auto" style:use-optimal-row-height="true"/>
    </style:style>
    <style:style style:name="ro144" style:family="table-row">
      <style:table-row-properties style:row-height="55.03mm" fo:break-before="auto" style:use-optimal-row-height="true"/>
    </style:style>
    <style:style style:name="ro145" style:family="table-row">
      <style:table-row-properties style:row-height="32.63mm" fo:break-before="auto" style:use-optimal-row-height="true"/>
    </style:style>
    <style:style style:name="ro146" style:family="table-row">
      <style:table-row-properties style:row-height="44.49mm" fo:break-before="auto" style:use-optimal-row-height="true"/>
    </style:style>
    <style:style style:name="ro147" style:family="table-row">
      <style:table-row-properties style:row-height="109.01mm" fo:break-before="auto" style:use-optimal-row-height="true"/>
    </style:style>
    <style:style style:name="ro148" style:family="table-row">
      <style:table-row-properties style:row-height="45.21mm" fo:break-before="auto" style:use-optimal-row-height="false"/>
    </style:style>
    <style:style style:name="ro149" style:family="table-row">
      <style:table-row-properties style:row-height="27.38mm" fo:break-before="auto" style:use-optimal-row-height="true"/>
    </style:style>
    <style:style style:name="ro150" style:family="table-row">
      <style:table-row-properties style:row-height="35.26mm" fo:break-before="auto" style:use-optimal-row-height="true"/>
    </style:style>
    <style:style style:name="ro151" style:family="table-row">
      <style:table-row-properties style:row-height="135.11mm" fo:break-before="auto" style:use-optimal-row-height="true"/>
    </style:style>
    <style:style style:name="ro152" style:family="table-row">
      <style:table-row-properties style:row-height="21.31mm" fo:break-before="auto" style:use-optimal-row-height="true"/>
    </style:style>
    <style:style style:name="ro153" style:family="table-row">
      <style:table-row-properties style:row-height="5.17mm" fo:break-before="auto" style:use-optimal-row-height="true"/>
    </style:style>
    <style:style style:name="ro154" style:family="table-row">
      <style:table-row-properties style:row-height="133.09mm" fo:break-before="auto" style:use-optimal-row-height="true"/>
    </style:style>
    <style:style style:name="ro155" style:family="table-row">
      <style:table-row-properties style:row-height="32.37mm" fo:break-before="auto" style:use-optimal-row-height="true"/>
    </style:style>
    <style:style style:name="ro156" style:family="table-row">
      <style:table-row-properties style:row-height="48.68mm" fo:break-before="auto" style:use-optimal-row-height="true"/>
    </style:style>
    <style:style style:name="ro157" style:family="table-row">
      <style:table-row-properties style:row-height="24.87mm" fo:break-before="auto" style:use-optimal-row-height="true"/>
    </style:style>
    <style:style style:name="ro158" style:family="table-row">
      <style:table-row-properties style:row-height="53.96mm" fo:break-before="auto" style:use-optimal-row-height="true"/>
    </style:style>
    <style:style style:name="ro159" style:family="table-row">
      <style:table-row-properties style:row-height="33.69mm" fo:break-before="auto" style:use-optimal-row-height="true"/>
    </style:style>
    <style:style style:name="ro160" style:family="table-row">
      <style:table-row-properties style:row-height="64.22mm" fo:break-before="auto" style:use-optimal-row-height="true"/>
    </style:style>
    <style:style style:name="ro161" style:family="table-row">
      <style:table-row-properties style:row-height="49.04mm" fo:break-before="auto" style:use-optimal-row-height="true"/>
    </style:style>
    <style:style style:name="ro162" style:family="table-row">
      <style:table-row-properties style:row-height="13.42mm" fo:break-before="auto" style:use-optimal-row-height="true"/>
    </style:style>
    <style:style style:name="ro163" style:family="table-row">
      <style:table-row-properties style:row-height="13.76mm" fo:break-before="auto" style:use-optimal-row-height="true"/>
    </style:style>
    <style:style style:name="ro164" style:family="table-row">
      <style:table-row-properties style:row-height="15.54mm" fo:break-before="auto" style:use-optimal-row-height="false"/>
    </style:style>
    <style:style style:name="ro165" style:family="table-row">
      <style:table-row-properties style:row-height="16.07mm" fo:break-before="auto" style:use-optimal-row-height="false"/>
    </style:style>
    <style:style style:name="ro166" style:family="table-row">
      <style:table-row-properties style:row-height="153.19mm" fo:break-before="auto" style:use-optimal-row-height="true"/>
    </style:style>
    <style:style style:name="ro167" style:family="table-row">
      <style:table-row-properties style:row-height="89.25mm" fo:break-before="auto" style:use-optimal-row-height="true"/>
    </style:style>
    <style:style style:name="ro168" style:family="table-row">
      <style:table-row-properties style:row-height="64.73mm" fo:break-before="auto" style:use-optimal-row-height="false"/>
    </style:style>
    <style:style style:name="ro169" style:family="table-row">
      <style:table-row-properties style:row-height="80.79mm" fo:break-before="auto" style:use-optimal-row-height="true"/>
    </style:style>
    <style:style style:name="ro170" style:family="table-row">
      <style:table-row-properties style:row-height="61.03mm" fo:break-before="auto" style:use-optimal-row-height="true"/>
    </style:style>
    <style:style style:name="ro171" style:family="table-row">
      <style:table-row-properties style:row-height="57.15mm" fo:break-before="auto" style:use-optimal-row-height="true"/>
    </style:style>
    <style:style style:name="ro172" style:family="table-row">
      <style:table-row-properties style:row-height="33.07mm" fo:break-before="auto" style:use-optimal-row-height="true"/>
    </style:style>
    <style:style style:name="ro173" style:family="table-row">
      <style:table-row-properties style:row-height="64.82mm" fo:break-before="auto" style:use-optimal-row-height="true"/>
    </style:style>
    <style:style style:name="ro174" style:family="table-row">
      <style:table-row-properties style:row-height="47.27mm" fo:break-before="auto" style:use-optimal-row-height="true"/>
    </style:style>
    <style:style style:name="ro176"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 style:family="table-cell" style:parent-style-name="Default">
      <style:table-cell-properties style:text-align-source="fix" style:repeat-content="false" fo:wrap-option="wrap" style:vertical-align="top"/>
      <style:paragraph-properties fo:text-align="start"/>
    </style:style>
    <style:style style:name="ce4"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5"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1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5"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6" style:family="table-cell" style:parent-style-name="Default">
      <style:table-cell-properties style:text-align-source="fix" style:repeat-content="false" fo:background-color="transparent" fo:wrap-option="wrap" style:vertical-align="top"/>
      <style:paragraph-properties fo:text-align="start"/>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368])))" style:apply-style-name="廃止された選択肢" style:base-cell-address="'customization-items'.F368"/>
      <style:map style:condition="is-true-formula(AND(COUNTIFS([.$A$2:.$A$1010];&quot;&quot;;[.$D$2:.$D$1010];[.$D368])&lt;&gt;COUNTIF([.$D$2:.$D$1010];[.$D368]);[.$M368]=&quot;新規&quot;))" style:apply-style-name="新規作成され_3001_選択された選択肢" style:base-cell-address="'customization-items'.F368"/>
      <style:map style:condition="is-true-formula(COUNTIFS([.$A$2:.$A$1010];&quot;&quot;;[.$D$2:.$D$1010];[.$D368])&lt;&gt;COUNTIF([.$D$2:.$D$1010];[.$D368]))" style:apply-style-name="選択された選択肢" style:base-cell-address="'customization-items'.F368"/>
    </style:style>
    <style:style style:name="ce32"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3"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4"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7"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0];&quot;&quot;;[.$D$2:.$D$1010];[.$D2])&lt;&gt;COUNTIF([.$D$2:.$D$1010];[.$D2]);[.$M2]=&quot;新規&quot;))" style:apply-style-name="新規作成され_3001_選択された選択肢" style:base-cell-address="'customization-items'.F2"/>
      <style:map style:condition="is-true-formula(COUNTIFS([.$A$2:.$A$1010];&quot;&quot;;[.$D$2:.$D$1010];[.$D2])&lt;&gt;COUNTIF([.$D$2:.$D$1010];[.$D2]))" style:apply-style-name="選択された選択肢" style:base-cell-address="'customization-items'.F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9"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1"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3"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1"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5"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68"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ff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800000"/>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name-asian="ＭＳ Ｐゴシック"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369]));ISNUMBER(FIND(&quot;廃止&quot;;[.$E369]))))" style:apply-style-name="廃止された選択肢" style:base-cell-address="'customization-items'.N369"/>
      <style:map style:condition="is-true-formula([.$A369]=&quot;?&quot;)" style:apply-style-name="未確定の選択肢" style:base-cell-address="'customization-items'.N369"/>
      <style:map style:condition="is-true-formula(AND([.$A369]&lt;&gt;&quot;&quot;;[.$M369]=&quot;新規&quot;))" style:apply-style-name="新規作成され_3001_選択された選択肢" style:base-cell-address="'customization-items'.N369"/>
      <style:map style:condition="is-true-formula([.$A369]&lt;&gt;&quot;&quot;)" style:apply-style-name="選択された選択肢" style:base-cell-address="'customization-items'.N369"/>
    </style:style>
    <style:style style:name="ce87"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8"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9"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91"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368]));ISNUMBER(FIND(&quot;廃止&quot;;[.$E368]))))" style:apply-style-name="廃止された選択肢" style:base-cell-address="'customization-items'.D368"/>
      <style:map style:condition="is-true-formula([.$A368]=&quot;?&quot;)" style:apply-style-name="未確定の選択肢" style:base-cell-address="'customization-items'.D368"/>
      <style:map style:condition="is-true-formula(AND([.$A368]&lt;&gt;&quot;&quot;;[.$M368]=&quot;新規&quot;))" style:apply-style-name="新規作成され_3001_選択された選択肢" style:base-cell-address="'customization-items'.D368"/>
      <style:map style:condition="is-true-formula([.$A368]&lt;&gt;&quot;&quot;)" style:apply-style-name="選択された選択肢" style:base-cell-address="'customization-items'.D368"/>
    </style:style>
    <style:style style:name="ce92"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3"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2]=&quot;?&quot;)" style:apply-style-name="未確定の選択肢" style:base-cell-address="'customization-items'.D2"/>
      <style:map style:condition="is-true-formula(AND([.$A2]&lt;&gt;&quot;&quot;;[.$M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94"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5" style:family="table-cell" style:parent-style-name="Default">
      <style:table-cell-properties style:text-align-source="fix" style:repeat-content="false" fo:wrap-option="wrap" fo:border="0.06pt solid #000000" style:vertical-align="top"/>
      <style:paragraph-properties fo:text-align="start"/>
      <style:map style:condition="is-true-formula([.U368]=&quot;省略&quot;)" style:apply-style-name="廃止された選択肢" style:base-cell-address="'customization-items'.U368"/>
      <style:map style:condition="is-true-formula(AND([.U368]&lt;&gt;&quot;&quot;; [.M368]=&quot;新規&quot;))" style:apply-style-name="新規作成され_3001_選択された選択肢" style:base-cell-address="'customization-items'.U368"/>
      <style:map style:condition="is-true-formula([.U368]&lt;&gt;&quot;&quot;)" style:apply-style-name="選択された選択肢" style:base-cell-address="'customization-items'.U368"/>
    </style:style>
    <style:style style:name="ce96"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M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5" style:family="table-cell" style:parent-style-name="Default">
      <style:table-cell-properties fo:background-color="#dddddd" style:text-align-source="fix" style:repeat-content="false"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C5"/>
      <style:map style:condition="is-true-formula(AND([.$A5]&lt;&gt;&quot;&quot;;[.$L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107" style:family="table-cell" style:parent-style-name="Default">
      <style:table-cell-properties fo:background-color="#dddddd" style:text-align-source="fix" style:repeat-content="false" fo:wrap-option="wrap" fo:border="0.06pt solid #000000" style:vertical-align="top"/>
      <style:paragraph-properties fo:text-align="start"/>
    </style:style>
    <style:style style:name="ce1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233"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L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1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12" style:family="table-cell" style:parent-style-name="Default">
      <style:table-cell-properties fo:background-color="transparent" fo:border="0.06pt solid #000000"/>
    </style:style>
    <style:style style:name="ce113" style:family="table-cell" style:parent-style-name="Default">
      <style:table-cell-properties fo:background-color="transparent"/>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15"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7"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1"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22" style:family="table-cell" style:parent-style-name="Default">
      <style:table-cell-properties fo:background-color="transparent" fo:wrap-option="wrap"/>
    </style:style>
    <style:style style:name="ce12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style>
    <style:style style:name="ce124" style:family="table-cell" style:parent-style-name="Default">
      <style:table-cell-properties fo:background-color="transparent" fo:wrap-option="wrap" fo:border="0.06pt solid #000000"/>
    </style:style>
    <style:style style:name="ce12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6"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G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font-name-complex="Hiragino Kaku Gothic ProN"/>
    </style:style>
    <style:style style:name="T4" style:family="text">
      <style:text-properties style:font-name="Hiragino Kaku Gothic ProN" style:font-name-asian="ＭＳ Ｐゴシック"/>
    </style:style>
    <style:style style:name="T5" style:family="text">
      <style:text-properties style:font-style-complex="normal" style:font-name="IPA Pゴシック" style:font-style-asian="normal" style:font-weight-complex="normal" style:font-weight-asian="normal" style:font-size-complex="10pt" style:font-size-asian="10pt" style:font-name-asian="IPA Pゴシック" style:text-position="0% 100%" fo:text-shadow="none" style:text-outline="false" fo:font-style="normal" style:text-line-through-type="none" style:text-underline-style="none" style:text-underline-color="font-color" fo:font-weight="normal" fo:font-size="10pt"/>
    </style:style>
    <style:style style:name="T6"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ＭＳ Ｐゴシック" style:font-name-complex="ＭＳ Ｐゴシック"/>
    </style:style>
    <style:style style:name="T7" style:family="text">
      <style:text-properties style:font-style-complex="normal" style:font-style-asian="normal" style:font-weight-complex="normal" style:font-weight-asian="normal" style:font-size-complex="10pt" style:font-size-asian="10pt" style:text-position="0% 100%" fo:text-shadow="none" style:text-outline="false" fo:font-style="normal" style:text-line-through-type="none" style:text-underline-style="none" style:text-underline-color="font-color" fo:font-weight="normal" fo:font-size="10pt" style:font-name="IPA Pゴシック" style:font-name-asian="IPA Pゴシック"/>
    </style:style>
    <style:style style:name="T8" style:family="text">
      <style:text-properties style:font-style-complex="normal" style:font-name="ＭＳ Ｐゴシック" fo:font-weight="normal" style:text-underline-style="none" style:text-underline-color="font-color" style:text-line-through-type="none" fo:font-style="normal" style:text-outline="false" fo:text-shadow="none" style:text-position="0% 100%" style:font-name-complex="ＭＳ Ｐゴシック" style:font-size-asian="10pt" style:font-size-complex="10pt" style:font-weight-asian="normal" style:font-weight-complex="normal" style:font-style-asian="normal" fo:font-size="10pt"/>
    </style:style>
    <style:style style:name="T9" style:family="text">
      <style:text-properties style:font-style-complex="normal"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fo:font-size="10pt" style:font-name="IPA Pゴシック" style:font-name-asian="IPA Pゴシック"/>
    </style:style>
    <style:style style:name="T10"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ＭＳ Ｐゴシック" style:font-name-asian="ＭＳ Ｐゴシック"/>
    </style:style>
    <style:style style:name="T12" style:family="text">
      <style:text-properties style:font-name="ＭＳ Ｐゴシック" style:font-name-asian="ＭＳ Ｐゴシック" style:font-name-complex="Hiragino Kaku Gothic ProN"/>
    </style:style>
    <style:style style:name="T13" style:family="text">
      <style:text-properties fo:color="#800000" style:font-name="ＭＳ Ｐゴシック" style:font-name-asian="ＭＳ Ｐゴシック" style:font-name-complex="Hiragino Kaku Gothic ProN"/>
    </style:style>
    <style:style style:name="T14" style:family="text">
      <style:text-properties style:font-name-asian="ＭＳ Ｐゴシック" style:font-name-complex="Hiragino Kaku Gothic ProN" style:font-name="ＭＳ Ｐゴシック"/>
    </style:style>
    <style:style style:name="T15" style:family="text">
      <style:text-properties style:font-name-asian="ＭＳ Ｐゴシック" style:font-name-complex="Hiragino Kaku Gothic ProN" style:font-name="Hiragino Kaku Gothic ProN"/>
    </style:style>
    <style:style style:name="T16" style:family="text">
      <style:text-properties style:font-name="ＭＳ Ｐゴシック" style:font-name-asian="ＭＳ Ｐゴシック" style:font-name-complex="TakaoPGothic"/>
    </style:style>
    <style:style style:name="T17"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8"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ＭＳ Ｐゴシック"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font-name="Arial" style:font-name-asian="ＭＳ Ｐゴシック" style:font-name-complex="Arial"/>
    </style:style>
    <style:style style:name="T21" style:family="text">
      <style:text-properties style:font-name="Hiragino Kaku Gothic ProN" style:font-name-asian="Hiragino Kaku Gothic ProN" style:font-name-complex="TakaoPGothic"/>
    </style:style>
    <style:style style:name="T22" style:family="text">
      <style:text-properties style:font-name="Arial" style:font-name-asian="ＭＳ Ｐゴシック"/>
    </style:style>
    <style:style style:name="T23"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beration Sans" style:font-name-asian="TakaoPGothic"/>
    </style:style>
    <style:style style:name="T26" style:family="text">
      <style:text-properties fo:color="#800000"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7" style:family="text">
      <style:text-properties fo:color="#800000"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9"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Hiragino Kaku Gothic ProN"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1" style:family="text">
      <style:text-properties fo:color="#800000"/>
    </style:style>
    <style:style style:name="T32" style:family="text">
      <style:text-properties style:font-name="Arial" style:font-name-asian="ＭＳ Ｐゴシック" style:font-name-complex="Arial" fo:color="#800000"/>
    </style:style>
    <style:style style:name="T33" style:family="text">
      <style:text-properties fo:color="#800000" style:font-name="Arial" style:font-name-asian="ＭＳ Ｐゴシック" style:font-name-complex="Arial"/>
    </style:style>
    <style:style style:name="T34" style:family="text">
      <style:text-properties style:font-name="Hiragino Kaku Gothic ProN" style:font-name-asian="Hiragino Kaku Gothic ProN" style:font-name-complex="TakaoPGothic" fo:color="#800000"/>
    </style:style>
    <style:style style:name="T35" style:family="text">
      <style:text-properties style:font-name-asian="ＭＳ Ｐゴシック" style:font-name-complex="TakaoPGothic"/>
    </style:style>
    <style:style style:name="T36" style:family="text">
      <style:text-properties style:font-name-complex="FreeSans"/>
    </style:style>
    <style:style style:name="T37"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style:font-name="IPA Pゴシック" style:font-name-complex="FreeSans"/>
    </style:style>
    <style:style style:name="T39"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customization-items" table:style-name="ta1">
        <office:forms form:automatic-focus="false" form:apply-design-mode="false"/>
        <table:table-column table:style-name="co2" table:default-cell-style-name="ce3"/>
        <table:table-column table:style-name="co3" table:default-cell-style-name="ce3"/>
        <table:table-column table:style-name="co4" table:default-cell-style-name="ce3"/>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6" table:default-cell-style-name="ce16"/>
        <table:table-column table:style-name="co9" table:default-cell-style-name="ce16"/>
        <table:table-column table:style-name="co10" table:default-cell-style-name="ce16"/>
        <table:table-column table:style-name="co11" table:default-cell-style-name="ce68"/>
        <table:table-column table:style-name="co12" table:default-cell-style-name="ce68"/>
        <table:table-column table:style-name="co13" table:default-cell-style-name="ce68"/>
        <table:table-column table:style-name="co11" table:default-cell-style-name="ce68"/>
        <table:table-column table:style-name="co13" table:visibility="collapse" table:default-cell-style-name="ce68"/>
        <table:table-column table:style-name="co14" table:visibility="collapse" table:default-cell-style-name="ce16"/>
        <table:table-column table:style-name="co15" table:visibility="collapse" table:default-cell-style-name="ce16"/>
        <table:table-column table:style-name="co16" table:visibility="collapse" table:default-cell-style-name="ce3"/>
        <table:table-column table:style-name="co17" table:visibility="collapse" table:default-cell-style-name="ce3"/>
        <table:table-column table:style-name="co19" table:visibility="collapse" table:default-cell-style-name="ce3"/>
        <table:table-column table:style-name="co18" table:number-columns-repeated="1004" table:default-cell-style-name="ce3"/>
        <table:table-row table:style-name="ro2">
          <table:table-cell table:style-name="ce1" office:value-type="string" calcext:value-type="string">
            <text:p>選択</text:p>
          </table:table-cell>
          <table:table-cell table:style-name="ce4" office:value-type="string" calcext:value-type="string">
            <text:p>検証対象インデックス</text:p>
          </table:table-cell>
          <table:table-cell table:style-name="ce4" office:value-type="string" calcext:value-type="string">
            <text:p>検証対象ID</text:p>
          </table:table-cell>
          <table:table-cell table:style-name="ce7" office:value-type="string" calcext:value-type="string">
            <text:p>設定項目番号</text:p>
          </table:table-cell>
          <table:table-cell table:style-name="ce7" office:value-type="string" calcext:value-type="string">
            <text:p>選択肢番号</text:p>
          </table:table-cell>
          <table:table-cell table:style-name="ce7" office:value-type="string" calcext:value-type="string">
            <text:p>カテゴリー</text:p>
          </table:table-cell>
          <table:table-cell table:style-name="ce7" office:value-type="string" calcext:value-type="string">
            <text:p>カスタマイズ項目（目的）</text:p>
          </table:table-cell>
          <table:table-cell table:style-name="ce7" office:value-type="string" calcext:value-type="string">
            <text:p>サイト別設定の可否</text:p>
          </table:table-cell>
          <table:table-cell table:style-name="ce7" office:value-type="string" calcext:value-type="string">
            <text:p>選択肢</text:p>
          </table:table-cell>
          <table:table-cell table:style-name="ce7" office:value-type="string" calcext:value-type="string">
            <text:p>設定方法</text:p>
          </table:table-cell>
          <table:table-cell table:style-name="ce59" office:value-type="string" calcext:value-type="string">
            <text:p>設定内容（Firefox 60）</text:p>
          </table:table-cell>
          <table:table-cell table:style-name="ce59" office:value-type="string" calcext:value-type="string">
            <text:p>備考(Firefox 60)</text:p>
          </table:table-cell>
          <table:table-cell table:style-name="ce59" office:value-type="string" calcext:value-type="string">
            <text:p>Firefox 52→60での変更</text:p>
          </table:table-cell>
          <table:table-cell table:style-name="ce59" office:value-type="string" calcext:value-type="string">
            <text:p>設定内容（Firefox 52）</text:p>
          </table:table-cell>
          <table:table-cell table:style-name="ce59" office:value-type="string" calcext:value-type="string">
            <text:p>Firefox 45→52での変更</text:p>
          </table:table-cell>
          <table:table-cell table:style-name="ce7" office:value-type="string" calcext:value-type="string">
            <text:p>設定内容（Firefox 45）</text:p>
          </table:table-cell>
          <table:table-cell table:style-name="ce90"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5" table:formula="of:=IF(AND([.$A2]&lt;&gt;&quot;&quot;;NOT(ISNUMBER(FIND(&quot;廃止&quot;;[.$D2])));NOT(ISNUMBER(FIND(&quot;廃止&quot;;[.$E2]))));MAX([.$B$1:.$B1])+1;&quot;&quot;)" office:value-type="float" office:value="1" calcext:value-type="float">
            <text:p>1</text:p>
          </table:table-cell>
          <table:table-cell table:style-name="ce5" table:formula="of:=CONCATENATE([.$D2];&quot;-&quot;;[.$E2])" office:value-type="string" office:string-value="Install-1-1" calcext:value-type="string">
            <text:p>Install-1-1</text:p>
          </table:table-cell>
          <table:table-cell table:style-name="ce8" office:value-type="string" calcext:value-type="string">
            <text:p>Install-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表示名</text:p>
          </table:table-cell>
          <table:table-cell table:style-name="ce17" office:value-type="string" calcext:value-type="string" table:number-columns-spanned="1" table:number-rows-spanned="2">
            <text:p>-</text:p>
          </table:table-cell>
          <table:table-cell table:style-name="ce8" office:value-type="string" calcext:value-type="string">
            <text:p>Fx Meta Installer（既定）</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2]=&quot;&quot;;&quot;?&quot;;IF([.N2]=&quot;&quot;;&quot;新規&quot;;IF([.K2]=[.N2];&quot;&quot;;&quot;変更あり&quot;)))">
            <text:p/>
          </table:table-cell>
          <table:table-cell table:style-name="ce8" office:value-type="string" calcext:value-type="string">
            <text:p>-</text:p>
          </table:table-cell>
          <table:table-cell table:style-name="ce10" table:formula="of:=IF([.N2]=&quot;&quot;;&quot;?&quot;;IF([.P2]=&quot;&quot;;&quot;新規&quot;;IF([.N2]=[.P2];&quot;&quot;;&quot;変更あり&quot;)))">
            <text:p/>
          </table:table-cell>
          <table:table-cell table:style-name="ce87" office:value-type="string" calcext:value-type="string">
            <text:p>-</text:p>
          </table:table-cell>
          <table:table-cell table:style-name="ce8" table:formula="of:=IF([.P2]=&quot;&quot;;&quot;?&quot;;IF([.R2]=&quot;&quot;;&quot;新規&quot;;IF([.P2]=[.R2];&quot;&quot;;&quot;○&quot;)))">
            <text:p/>
          </table:table-cell>
          <table:table-cell table:style-name="ce87" office:value-type="string" calcext:value-type="string">
            <text:p>-</text:p>
          </table:table-cell>
          <table:table-cell table:style-name="ce87" table:number-columns-repeated="2"/>
          <table:table-cell table:style-name="ce94"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4">
          <table:table-cell table:style-name="ce2" office:value-type="string" calcext:value-type="string">
            <text:p>○</text:p>
          </table:table-cell>
          <table:table-cell table:style-name="ce5" table:formula="of:=IF(AND([.$A3]&lt;&gt;&quot;&quot;;NOT(ISNUMBER(FIND(&quot;廃止&quot;;[.$D3])));NOT(ISNUMBER(FIND(&quot;廃止&quot;;[.$E3]))));MAX([.$B$1:.$B2])+1;&quot;&quot;)" office:value-type="float" office:value="2" calcext:value-type="float">
            <text:p>2</text:p>
          </table:table-cell>
          <table:table-cell table:style-name="ce5" table:formula="of:=CONCATENATE([.$D3];&quot;-&quot;;[.$E3])" office:value-type="string" office:string-value="Install-1-2" calcext:value-type="string">
            <text:p>Install-1-2</text:p>
          </table:table-cell>
          <table:table-cell table:style-name="ce8" office:value-type="string" calcext:value-type="string">
            <text:p>Instal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FULL_NAME <text:s/>"（名前）"</text:p>
          </table:table-cell>
          <table:table-cell table:style-name="ce8"/>
          <table:table-cell table:style-name="ce10" table:formula="of:=IF([.K3]=&quot;&quot;;&quot;?&quot;;IF([.N3]=&quot;&quot;;&quot;新規&quot;;IF([.K3]=[.N3];&quot;&quot;;&quot;変更あり&quot;)))">
            <text:p/>
          </table:table-cell>
          <table:table-cell table:style-name="ce8"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87" office:value-type="string" calcext:value-type="string">
            <text:p>!define PRODUCT_FULL_NAME <text:s/>"（名前）"</text:p>
          </table:table-cell>
          <table:table-cell table:style-name="ce8" table:formula="of:=IF([.P3]=&quot;&quot;;&quot;?&quot;;IF([.R3]=&quot;&quot;;&quot;新規&quot;;IF([.P3]=[.R3];&quot;&quot;;&quot;○&quot;)))">
            <text:p/>
          </table:table-cell>
          <table:table-cell table:style-name="ce87" office:value-type="string" calcext:value-type="string">
            <text:p>!define PRODUCT_FULL_NAME <text:s/>"（名前）"</text:p>
          </table:table-cell>
          <table:table-cell table:style-name="ce87" table:number-columns-repeated="2"/>
          <table:table-cell table:style-name="ce94"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lt;&gt;&quot;&quot;;NOT(ISNUMBER(FIND(&quot;廃止&quot;;[.$D4])));NOT(ISNUMBER(FIND(&quot;廃止&quot;;[.$E4]))));MAX([.$B$1:.$B3])+1;&quot;&quot;)" office:value-type="float" office:value="3" calcext:value-type="float">
            <text:p>3</text:p>
          </table:table-cell>
          <table:table-cell table:style-name="ce5" table:formula="of:=CONCATENATE([.$D4];&quot;-&quot;;[.$E4])" office:value-type="string" office:string-value="Install-2-1" calcext:value-type="string">
            <text:p>Install-2-1</text:p>
          </table:table-cell>
          <table:table-cell table:style-name="ce8" office:value-type="string" calcext:value-type="string">
            <text:p>Install-2</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ファイル名</text:p>
          </table:table-cell>
          <table:table-cell table:style-name="ce17" office:value-type="string" calcext:value-type="string" table:number-columns-spanned="1" table:number-rows-spanned="2">
            <text:p>-</text:p>
          </table:table-cell>
          <table:table-cell table:style-name="ce8" office:value-type="string" calcext:value-type="string">
            <text:p>FxMetaInstaller</text:p>
          </table:table-cell>
          <table:table-cell table:style-name="ce8" office:value-type="string" calcext:value-type="string">
            <text:p>fx-meta-installerビルド時に決定</text:p>
          </table:table-cell>
          <table:table-cell table:style-name="ce8" office:value-type="string" calcext:value-type="string">
            <text:p>-</text:p>
          </table:table-cell>
          <table:table-cell table:style-name="ce8"/>
          <table:table-cell table:style-name="ce10" table:formula="of:=IF([.K4]=&quot;&quot;;&quot;?&quot;;IF([.N4]=&quot;&quot;;&quot;新規&quot;;IF([.K4]=[.N4];&quot;&quot;;&quot;変更あり&quot;)))">
            <text:p/>
          </table:table-cell>
          <table:table-cell table:style-name="ce8" office:value-type="string" calcext:value-type="string">
            <text:p>-</text:p>
          </table:table-cell>
          <table:table-cell table:style-name="ce10" table:formula="of:=IF([.N4]=&quot;&quot;;&quot;?&quot;;IF([.P4]=&quot;&quot;;&quot;新規&quot;;IF([.N4]=[.P4];&quot;&quot;;&quot;変更あり&quot;)))">
            <text:p/>
          </table:table-cell>
          <table:table-cell table:style-name="ce87" office:value-type="string" calcext:value-type="string">
            <text:p>-</text:p>
          </table:table-cell>
          <table:table-cell table:style-name="ce8" table:formula="of:=IF([.P4]=&quot;&quot;;&quot;?&quot;;IF([.R4]=&quot;&quot;;&quot;新規&quot;;IF([.P4]=[.R4];&quot;&quot;;&quot;○&quot;)))">
            <text:p/>
          </table:table-cell>
          <table:table-cell table:style-name="ce87" office:value-type="string" calcext:value-type="string">
            <text:p>-</text:p>
          </table:table-cell>
          <table:table-cell table:style-name="ce87" table:number-columns-repeated="2"/>
          <table:table-cell table:style-name="ce94"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5]&lt;&gt;&quot;&quot;;NOT(ISNUMBER(FIND(&quot;廃止&quot;;[.$D5])));NOT(ISNUMBER(FIND(&quot;廃止&quot;;[.$E5]))));MAX([.$B$1:.$B4])+1;&quot;&quot;)" office:value-type="float" office:value="4" calcext:value-type="float">
            <text:p>4</text:p>
          </table:table-cell>
          <table:table-cell table:style-name="ce5" table:formula="of:=CONCATENATE([.$D5];&quot;-&quot;;[.$E5])" office:value-type="string" office:string-value="Install-2-2" calcext:value-type="string">
            <text:p>Install-2-2</text:p>
          </table:table-cell>
          <table:table-cell table:style-name="ce8" office:value-type="string" calcext:value-type="string">
            <text:p>Install-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名前</text:p>
          </table:table-cell>
          <table:table-cell table:style-name="ce8" office:value-type="string" calcext:value-type="string">
            <text:p>fx-meta-installerビルド時に決定</text:p>
          </table:table-cell>
          <table:table-cell table:style-name="ce8" office:value-type="string" calcext:value-type="string">
            <text:p>!define PRODUCT_NAME <text:s/>"（名前）"</text:p>
          </table:table-cell>
          <table:table-cell table:style-name="ce8"/>
          <table:table-cell table:style-name="ce10" table:formula="of:=IF([.K5]=&quot;&quot;;&quot;?&quot;;IF([.N5]=&quot;&quot;;&quot;新規&quot;;IF([.K5]=[.N5];&quot;&quot;;&quot;変更あり&quot;)))">
            <text:p/>
          </table:table-cell>
          <table:table-cell table:style-name="ce8"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87" office:value-type="string" calcext:value-type="string">
            <text:p>!define PRODUCT_NAME <text:s/>"（名前）"</text:p>
          </table:table-cell>
          <table:table-cell table:style-name="ce8" table:formula="of:=IF([.P5]=&quot;&quot;;&quot;?&quot;;IF([.R5]=&quot;&quot;;&quot;新規&quot;;IF([.P5]=[.R5];&quot;&quot;;&quot;○&quot;)))">
            <text:p/>
          </table:table-cell>
          <table:table-cell table:style-name="ce87" office:value-type="string" calcext:value-type="string">
            <text:p>!define PRODUCT_NAME <text:s/>"（名前）"</text:p>
          </table:table-cell>
          <table:table-cell table:style-name="ce87" table:number-columns-repeated="2"/>
          <table:table-cell table:style-name="ce94"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6]&lt;&gt;&quot;&quot;;NOT(ISNUMBER(FIND(&quot;廃止&quot;;[.$D6])));NOT(ISNUMBER(FIND(&quot;廃止&quot;;[.$E6]))));MAX([.$B$1:.$B5])+1;&quot;&quot;)" office:value-type="float" office:value="5" calcext:value-type="float">
            <text:p>5</text:p>
          </table:table-cell>
          <table:table-cell table:style-name="ce5" table:formula="of:=CONCATENATE([.$D6];&quot;-&quot;;[.$E6])" office:value-type="string" office:string-value="Install-3-1" calcext:value-type="string">
            <text:p>Install-3-1</text:p>
          </table:table-cell>
          <table:table-cell table:style-name="ce8" office:value-type="string" calcext:value-type="string">
            <text:p>Install-3</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インストーラのウィザード</text:p>
          </table:table-cell>
          <table:table-cell table:style-name="ce19" office:value-type="string" calcext:value-type="string" table:number-columns-spanned="1" table:number-rows-spanned="3">
            <text:p>-</text:p>
          </table:table-cell>
          <table:table-cell table:style-name="ce8" office:value-type="string" calcext:value-type="string">
            <text:p>表示し、操作確認を求める</text:p>
          </table:table-cell>
          <table:table-cell table:style-name="ce8" office:value-type="string" calcext:value-type="string">
            <text:p>fx-meta-installerビルド時に決定</text:p>
          </table:table-cell>
          <table:table-cell table:style-name="ce9" office:value-type="string" calcext:value-type="string">
            <text:p>!define PRODUCT_INSTALL_MODE "NORMAL"</text:p>
          </table:table-cell>
          <table:table-cell table:style-name="ce9"/>
          <table:table-cell table:style-name="ce10" table:formula="of:=IF([.K6]=&quot;&quot;;&quot;?&quot;;IF([.N6]=&quot;&quot;;&quot;新規&quot;;IF([.K6]=[.N6];&quot;&quot;;&quot;変更あり&quot;)))">
            <text:p/>
          </table:table-cell>
          <table:table-cell table:style-name="ce9"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9" office:value-type="string" calcext:value-type="string">
            <text:p>!define PRODUCT_INSTALL_MODE "NORMAL"</text:p>
          </table:table-cell>
          <table:table-cell table:style-name="ce8" table:formula="of:=IF([.P6]=&quot;&quot;;&quot;?&quot;;IF([.R6]=&quot;&quot;;&quot;新規&quot;;IF([.P6]=[.R6];&quot;&quot;;&quot;○&quot;)))">
            <text:p/>
          </table:table-cell>
          <table:table-cell table:style-name="ce87" office:value-type="string" calcext:value-type="string">
            <text:p>!define PRODUCT_INSTALL_MODE "NORMAL"</text:p>
          </table:table-cell>
          <table:table-cell table:style-name="ce87" table:number-columns-repeated="2"/>
          <table:table-cell table:style-name="ce94"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lt;&gt;&quot;&quot;;NOT(ISNUMBER(FIND(&quot;廃止&quot;;[.$D7])));NOT(ISNUMBER(FIND(&quot;廃止&quot;;[.$E7]))));MAX([.$B$1:.$B6])+1;&quot;&quot;)" office:value-type="float" office:value="6" calcext:value-type="float">
            <text:p>6</text:p>
          </table:table-cell>
          <table:table-cell table:style-name="ce5" table:formula="of:=CONCATENATE([.$D7];&quot;-&quot;;[.$E7])" office:value-type="string" office:string-value="Install-3-2" calcext:value-type="string">
            <text:p>Install-3-2</text:p>
          </table:table-cell>
          <table:table-cell table:style-name="ce8" office:value-type="string" calcext:value-type="string">
            <text:p>Install-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操作確認を求めない（既定）</text:p>
          </table:table-cell>
          <table:table-cell table:style-name="ce8" office:value-type="string" calcext:value-type="string">
            <text:p>fx-meta-installerビルド時に決定</text:p>
          </table:table-cell>
          <table:table-cell table:style-name="ce9" office:value-type="string" calcext:value-type="string">
            <text:p>!define PRODUCT_INSTALL_MODE "PASSIVE"</text:p>
          </table:table-cell>
          <table:table-cell table:style-name="ce9"/>
          <table:table-cell table:style-name="ce10" table:formula="of:=IF([.K7]=&quot;&quot;;&quot;?&quot;;IF([.N7]=&quot;&quot;;&quot;新規&quot;;IF([.K7]=[.N7];&quot;&quot;;&quot;変更あり&quot;)))">
            <text:p/>
          </table:table-cell>
          <table:table-cell table:style-name="ce9"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9" office:value-type="string" calcext:value-type="string">
            <text:p>!define PRODUCT_INSTALL_MODE "PASSIVE"</text:p>
          </table:table-cell>
          <table:table-cell table:style-name="ce8" table:formula="of:=IF([.P7]=&quot;&quot;;&quot;?&quot;;IF([.R7]=&quot;&quot;;&quot;新規&quot;;IF([.P7]=[.R7];&quot;&quot;;&quot;○&quot;)))">
            <text:p/>
          </table:table-cell>
          <table:table-cell table:style-name="ce87" office:value-type="string" calcext:value-type="string">
            <text:p>!define PRODUCT_INSTALL_MODE "PASSIVE"</text:p>
          </table:table-cell>
          <table:table-cell table:style-name="ce87" table:number-columns-repeated="2"/>
          <table:table-cell table:style-name="ce94"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lt;&gt;&quot;&quot;;NOT(ISNUMBER(FIND(&quot;廃止&quot;;[.$D8])));NOT(ISNUMBER(FIND(&quot;廃止&quot;;[.$E8]))));MAX([.$B$1:.$B7])+1;&quot;&quot;)" office:value-type="float" office:value="7" calcext:value-type="float">
            <text:p>7</text:p>
          </table:table-cell>
          <table:table-cell table:style-name="ce5" table:formula="of:=CONCATENATE([.$D8];&quot;-&quot;;[.$E8])" office:value-type="string" office:string-value="Install-3-3" calcext:value-type="string">
            <text:p>Install-3-3</text:p>
          </table:table-cell>
          <table:table-cell table:style-name="ce8" office:value-type="string" calcext:value-type="string">
            <text:p>Install-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表示しない</text:p>
          </table:table-cell>
          <table:table-cell table:style-name="ce8" office:value-type="string" calcext:value-type="string">
            <text:p>fx-meta-installerビルド時に決定</text:p>
          </table:table-cell>
          <table:table-cell table:style-name="ce9" office:value-type="string" calcext:value-type="string">
            <text:p>!define PRODUCT_INSTALL_MODE "QUIET"</text:p>
          </table:table-cell>
          <table:table-cell table:style-name="ce9"/>
          <table:table-cell table:style-name="ce10" table:formula="of:=IF([.K8]=&quot;&quot;;&quot;?&quot;;IF([.N8]=&quot;&quot;;&quot;新規&quot;;IF([.K8]=[.N8];&quot;&quot;;&quot;変更あり&quot;)))">
            <text:p/>
          </table:table-cell>
          <table:table-cell table:style-name="ce9"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9" office:value-type="string" calcext:value-type="string">
            <text:p>!define PRODUCT_INSTALL_MODE "QUIET"</text:p>
          </table:table-cell>
          <table:table-cell table:style-name="ce8" table:formula="of:=IF([.P8]=&quot;&quot;;&quot;?&quot;;IF([.R8]=&quot;&quot;;&quot;新規&quot;;IF([.P8]=[.R8];&quot;&quot;;&quot;○&quot;)))">
            <text:p/>
          </table:table-cell>
          <table:table-cell table:style-name="ce87" office:value-type="string" calcext:value-type="string">
            <text:p>!define PRODUCT_INSTALL_MODE "QUIET"</text:p>
          </table:table-cell>
          <table:table-cell table:style-name="ce87" table:number-columns-repeated="2"/>
          <table:table-cell table:style-name="ce94"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lt;&gt;&quot;&quot;;NOT(ISNUMBER(FIND(&quot;廃止&quot;;[.$D9])));NOT(ISNUMBER(FIND(&quot;廃止&quot;;[.$E9]))));MAX([.$B$1:.$B8])+1;&quot;&quot;)" office:value-type="float" office:value="8" calcext:value-type="float">
            <text:p>8</text:p>
          </table:table-cell>
          <table:table-cell table:style-name="ce5" table:formula="of:=CONCATENATE([.$D9];&quot;-&quot;;[.$E9])" office:value-type="string" office:string-value="Install-4-1" calcext:value-type="string">
            <text:p>Install-4-1</text:p>
          </table:table-cell>
          <table:table-cell table:style-name="ce8" office:value-type="string" calcext:value-type="string">
            <text:p>Install-4</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メッセージ</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9]=&quot;&quot;;&quot;?&quot;;IF([.N9]=&quot;&quot;;&quot;新規&quot;;IF([.K9]=[.N9];&quot;&quot;;&quot;変更あり&quot;)))">
            <text:p/>
          </table:table-cell>
          <table:table-cell table:style-name="ce8" office:value-type="string" calcext:value-type="string">
            <text:p>-</text:p>
          </table:table-cell>
          <table:table-cell table:style-name="ce10" table:formula="of:=IF([.N9]=&quot;&quot;;&quot;?&quot;;IF([.P9]=&quot;&quot;;&quot;新規&quot;;IF([.N9]=[.P9];&quot;&quot;;&quot;変更あり&quot;)))">
            <text:p/>
          </table:table-cell>
          <table:table-cell table:style-name="ce87" office:value-type="string" calcext:value-type="string">
            <text:p>-</text:p>
          </table:table-cell>
          <table:table-cell table:style-name="ce8" table:formula="of:=IF([.P9]=&quot;&quot;;&quot;?&quot;;IF([.R9]=&quot;&quot;;&quot;新規&quot;;IF([.P9]=[.R9];&quot;&quot;;&quot;○&quot;)))">
            <text:p/>
          </table:table-cell>
          <table:table-cell table:style-name="ce87" office:value-type="string" calcext:value-type="string">
            <text:p>-</text:p>
          </table:table-cell>
          <table:table-cell table:style-name="ce87" table:number-columns-repeated="2"/>
          <table:table-cell table:style-name="ce94"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5" table:formula="of:=IF(AND([.$A10]&lt;&gt;&quot;&quot;;NOT(ISNUMBER(FIND(&quot;廃止&quot;;[.$D10])));NOT(ISNUMBER(FIND(&quot;廃止&quot;;[.$E10]))));MAX([.$B$1:.$B9])+1;&quot;&quot;)" office:value-type="float" office:value="9" calcext:value-type="float">
            <text:p>9</text:p>
          </table:table-cell>
          <table:table-cell table:style-name="ce5" table:formula="of:=CONCATENATE([.$D10];&quot;-&quot;;[.$E10])" office:value-type="string" office:string-value="Install-4-2" calcext:value-type="string">
            <text:p>Install-4-2</text:p>
          </table:table-cell>
          <table:table-cell table:style-name="ce8" office:value-type="string" calcext:value-type="string">
            <text:p>Install-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FinishTitle=Fx Meta Installer</text:p>
            <text:p>FinishMessage=インストールが完了しました</text:p>
          </table:table-cell>
          <table:table-cell table:style-name="ce8"/>
          <table:table-cell table:style-name="ce10" table:formula="of:=IF([.K10]=&quot;&quot;;&quot;?&quot;;IF([.N10]=&quot;&quot;;&quot;新規&quot;;IF([.K10]=[.N10];&quot;&quot;;&quot;変更あり&quot;)))">
            <text:p/>
          </table:table-cell>
          <table:table-cell table:style-name="ce8"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87" office:value-type="string" calcext:value-type="string">
            <text:p>[fainstall]</text:p>
            <text:p>FinishTitle=Fx Meta Installer</text:p>
            <text:p>FinishMessage=インストールが完了しました</text:p>
          </table:table-cell>
          <table:table-cell table:style-name="ce8" table:formula="of:=IF([.P10]=&quot;&quot;;&quot;?&quot;;IF([.R10]=&quot;&quot;;&quot;新規&quot;;IF([.P10]=[.R10];&quot;&quot;;&quot;○&quot;)))">
            <text:p/>
          </table:table-cell>
          <table:table-cell table:style-name="ce87" office:value-type="string" calcext:value-type="string">
            <text:p>[fainstall]</text:p>
            <text:p>FinishTitle=Fx Meta Installer</text:p>
            <text:p>FinishMessage=インストールが完了しました</text:p>
          </table:table-cell>
          <table:table-cell table:style-name="ce87" table:number-columns-repeated="2"/>
          <table:table-cell table:style-name="ce94"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lt;&gt;&quot;&quot;;NOT(ISNUMBER(FIND(&quot;廃止&quot;;[.$D11])));NOT(ISNUMBER(FIND(&quot;廃止&quot;;[.$E11]))));MAX([.$B$1:.$B10])+1;&quot;&quot;)" office:value-type="float" office:value="10" calcext:value-type="float">
            <text:p>10</text:p>
          </table:table-cell>
          <table:table-cell table:style-name="ce5" table:formula="of:=CONCATENATE([.$D11];&quot;-&quot;;[.$E11])" office:value-type="string" office:string-value="Install-5-1" calcext:value-type="string">
            <text:p>Install-5-1</text:p>
          </table:table-cell>
          <table:table-cell table:style-name="ce8" office:value-type="string" calcext:value-type="string">
            <text:p>Install-5</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ル完了後の再起動要求</text:p>
          </table:table-cell>
          <table:table-cell table:style-name="ce17" office:value-type="string" calcext:value-type="string" table:number-columns-spanned="1" table:number-rows-spanned="2">
            <text:p>-</text:p>
          </table:table-cell>
          <table:table-cell table:style-name="ce8" office:value-type="string" calcext:value-type="string">
            <text:p>表示しない（既定）</text:p>
          </table:table-cell>
          <table:table-cell table:number-columns-repeated="2" table:style-name="ce8" office:value-type="string" calcext:value-type="string">
            <text:p>-</text:p>
          </table:table-cell>
          <table:table-cell table:style-name="ce8"/>
          <table:table-cell table:style-name="ce10" table:formula="of:=IF([.K11]=&quot;&quot;;&quot;?&quot;;IF([.N11]=&quot;&quot;;&quot;新規&quot;;IF([.K11]=[.N11];&quot;&quot;;&quot;変更あり&quot;)))">
            <text:p/>
          </table:table-cell>
          <table:table-cell table:style-name="ce8" office:value-type="string" calcext:value-type="string">
            <text:p>-</text:p>
          </table:table-cell>
          <table:table-cell table:style-name="ce10" table:formula="of:=IF([.N11]=&quot;&quot;;&quot;?&quot;;IF([.P11]=&quot;&quot;;&quot;新規&quot;;IF([.N11]=[.P11];&quot;&quot;;&quot;変更あり&quot;)))">
            <text:p/>
          </table:table-cell>
          <table:table-cell table:style-name="ce87" office:value-type="string" calcext:value-type="string">
            <text:p>-</text:p>
          </table:table-cell>
          <table:table-cell table:style-name="ce8" table:formula="of:=IF([.P11]=&quot;&quot;;&quot;?&quot;;IF([.R11]=&quot;&quot;;&quot;新規&quot;;IF([.P11]=[.R11];&quot;&quot;;&quot;○&quot;)))">
            <text:p/>
          </table:table-cell>
          <table:table-cell table:style-name="ce87" office:value-type="string" calcext:value-type="string">
            <text:p>-</text:p>
          </table:table-cell>
          <table:table-cell table:style-name="ce87" table:number-columns-repeated="2"/>
          <table:table-cell table:style-name="ce94"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5" table:formula="of:=IF(AND([.$A12]&lt;&gt;&quot;&quot;;NOT(ISNUMBER(FIND(&quot;廃止&quot;;[.$D12])));NOT(ISNUMBER(FIND(&quot;廃止&quot;;[.$E12]))));MAX([.$B$1:.$B11])+1;&quot;&quot;)" office:value-type="float" office:value="11" calcext:value-type="float">
            <text:p>11</text:p>
          </table:table-cell>
          <table:table-cell table:style-name="ce5" table:formula="of:=CONCATENATE([.$D12];&quot;-&quot;;[.$E12])" office:value-type="string" office:string-value="Install-5-2" calcext:value-type="string">
            <text:p>Install-5-2</text:p>
          </table:table-cell>
          <table:table-cell table:style-name="ce8" office:value-type="string" calcext:value-type="string">
            <text:p>Install-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する</text:p>
          </table:table-cell>
          <table:table-cell table:style-name="ce8" office:value-type="string" calcext:value-type="string">
            <text:p>fainstall.iniを編集する</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8"/>
          <table:table-cell table:style-name="ce10" table:formula="of:=IF([.K12]=&quot;&quot;;&quot;?&quot;;IF([.N12]=&quot;&quot;;&quot;新規&quot;;IF([.K12]=[.N12];&quot;&quot;;&quot;変更あり&quot;)))">
            <text:p/>
          </table:table-cell>
          <table:table-cell table:style-name="ce8"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 table:formula="of:=IF([.P12]=&quot;&quot;;&quot;?&quot;;IF([.R12]=&quot;&quot;;&quot;新規&quot;;IF([.P12]=[.R12];&quot;&quot;;&quot;○&quot;)))">
            <text:p/>
          </table:table-cell>
          <table:table-cell table:style-name="ce87" office:value-type="string" calcext:value-type="string">
            <text:p>[fainstall]</text:p>
            <text:p>ConfirmRestartTitle=Fx Meta Installer</text:p>
            <text:p>ConfirmRestartMessage=今すぐコンピュータを再起動しますか？</text:p>
          </table:table-cell>
          <table:table-cell table:style-name="ce87" table:number-columns-repeated="2"/>
          <table:table-cell table:style-name="ce94"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3]&lt;&gt;&quot;&quot;;NOT(ISNUMBER(FIND(&quot;廃止&quot;;[.$D13])));NOT(ISNUMBER(FIND(&quot;廃止&quot;;[.$E13]))));MAX([.$B$1:.$B12])+1;&quot;&quot;)" office:value-type="float" office:value="12" calcext:value-type="float">
            <text:p>12</text:p>
          </table:table-cell>
          <table:table-cell table:style-name="ce5" table:formula="of:=CONCATENATE([.$D13];&quot;-&quot;;[.$E13])" office:value-type="string" office:string-value="Install-6-1" calcext:value-type="string">
            <text:p>Install-6-1</text:p>
          </table:table-cell>
          <table:table-cell table:style-name="ce8" office:value-type="string" calcext:value-type="string">
            <text:p>Install-6</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インストーラのウィザードの表示言語</text:p>
          </table:table-cell>
          <table:table-cell table:style-name="ce17" office:value-type="string" calcext:value-type="string" table:number-columns-spanned="1" table:number-rows-spanned="2">
            <text:p>-</text:p>
          </table:table-cell>
          <table:table-cell table:style-name="ce8" office:value-type="string" calcext:value-type="string">
            <text:p>日本語（既定）</text:p>
          </table:table-cell>
          <table:table-cell table:style-name="ce8" office:value-type="string" calcext:value-type="string">
            <text:p>fx-meta-installerビルド時に決定</text:p>
          </table:table-cell>
          <table:table-cell table:style-name="ce8" office:value-type="string" calcext:value-type="string">
            <text:p>!define PRODUCT_LANGUAGE "Japanese"</text:p>
          </table:table-cell>
          <table:table-cell table:style-name="ce8"/>
          <table:table-cell table:style-name="ce10" table:formula="of:=IF([.K13]=&quot;&quot;;&quot;?&quot;;IF([.N13]=&quot;&quot;;&quot;新規&quot;;IF([.K13]=[.N13];&quot;&quot;;&quot;変更あり&quot;)))">
            <text:p/>
          </table:table-cell>
          <table:table-cell table:style-name="ce8"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87" office:value-type="string" calcext:value-type="string">
            <text:p>!define PRODUCT_LANGUAGE "Japanese"</text:p>
          </table:table-cell>
          <table:table-cell table:style-name="ce8" table:formula="of:=IF([.P13]=&quot;&quot;;&quot;?&quot;;IF([.R13]=&quot;&quot;;&quot;新規&quot;;IF([.P13]=[.R13];&quot;&quot;;&quot;○&quot;)))">
            <text:p/>
          </table:table-cell>
          <table:table-cell table:style-name="ce87" office:value-type="string" calcext:value-type="string">
            <text:p>!define PRODUCT_LANGUAGE "Japanese"</text:p>
          </table:table-cell>
          <table:table-cell table:style-name="ce87" table:number-columns-repeated="2"/>
          <table:table-cell table:style-name="ce94"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4]&lt;&gt;&quot;&quot;;NOT(ISNUMBER(FIND(&quot;廃止&quot;;[.$D14])));NOT(ISNUMBER(FIND(&quot;廃止&quot;;[.$E14]))));MAX([.$B$1:.$B13])+1;&quot;&quot;)" office:value-type="float" office:value="13" calcext:value-type="float">
            <text:p>13</text:p>
          </table:table-cell>
          <table:table-cell table:style-name="ce5" table:formula="of:=CONCATENATE([.$D14];&quot;-&quot;;[.$E14])" office:value-type="string" office:string-value="Install-6-2" calcext:value-type="string">
            <text:p>Install-6-2</text:p>
          </table:table-cell>
          <table:table-cell table:style-name="ce8" office:value-type="string" calcext:value-type="string">
            <text:p>Install-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英語</text:p>
          </table:table-cell>
          <table:table-cell table:style-name="ce8" office:value-type="string" calcext:value-type="string">
            <text:p>fx-meta-installerビルド時に決定</text:p>
          </table:table-cell>
          <table:table-cell table:style-name="ce8" office:value-type="string" calcext:value-type="string">
            <text:p>!define PRODUCT_LANGUAGE "English"</text:p>
          </table:table-cell>
          <table:table-cell table:style-name="ce8"/>
          <table:table-cell table:style-name="ce10" table:formula="of:=IF([.K14]=&quot;&quot;;&quot;?&quot;;IF([.N14]=&quot;&quot;;&quot;新規&quot;;IF([.K14]=[.N14];&quot;&quot;;&quot;変更あり&quot;)))">
            <text:p/>
          </table:table-cell>
          <table:table-cell table:style-name="ce8"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87" office:value-type="string" calcext:value-type="string">
            <text:p>!define PRODUCT_LANGUAGE "English"</text:p>
          </table:table-cell>
          <table:table-cell table:style-name="ce8" table:formula="of:=IF([.P14]=&quot;&quot;;&quot;?&quot;;IF([.R14]=&quot;&quot;;&quot;新規&quot;;IF([.P14]=[.R14];&quot;&quot;;&quot;○&quot;)))">
            <text:p/>
          </table:table-cell>
          <table:table-cell table:style-name="ce87" office:value-type="string" calcext:value-type="string">
            <text:p>!define PRODUCT_LANGUAGE "English"</text:p>
          </table:table-cell>
          <table:table-cell table:style-name="ce87" table:number-columns-repeated="2"/>
          <table:table-cell table:style-name="ce94"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lt;&gt;&quot;&quot;;NOT(ISNUMBER(FIND(&quot;廃止&quot;;[.$D15])));NOT(ISNUMBER(FIND(&quot;廃止&quot;;[.$E15]))));MAX([.$B$1:.$B14])+1;&quot;&quot;)" office:value-type="float" office:value="14" calcext:value-type="float">
            <text:p>14</text:p>
          </table:table-cell>
          <table:table-cell table:style-name="ce5" table:formula="of:=CONCATENATE([.$D15];&quot;-&quot;;[.$E15])" office:value-type="string" office:string-value="Install-7-1" calcext:value-type="string">
            <text:p>Install-7-1</text:p>
          </table:table-cell>
          <table:table-cell table:style-name="ce8" office:value-type="string" calcext:value-type="string">
            <text:p>Install-7</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同梱</text:p>
          </table:table-cell>
          <table:table-cell table:style-name="ce17" office:value-type="string" calcext:value-type="string" table:number-columns-spanned="1" table:number-rows-spanned="2">
            <text:p>-</text:p>
          </table:table-cell>
          <table:table-cell table:style-name="ce8" office:value-type="string" calcext:value-type="string">
            <text:p>同梱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quot;&quot;;&quot;?&quot;;IF([.N15]=&quot;&quot;;&quot;新規&quot;;IF([.K15]=[.N15];&quot;&quot;;&quot;変更あり&quot;)))">
            <text:p/>
          </table:table-cell>
          <table:table-cell table:style-name="ce9" office:value-type="string" calcext:value-type="string">
            <text:p>-</text:p>
          </table:table-cell>
          <table:table-cell table:style-name="ce10" table:formula="of:=IF([.N15]=&quot;&quot;;&quot;?&quot;;IF([.P15]=&quot;&quot;;&quot;新規&quot;;IF([.N15]=[.P15];&quot;&quot;;&quot;変更あり&quot;)))">
            <text:p/>
          </table:table-cell>
          <table:table-cell table:style-name="ce9" office:value-type="string" calcext:value-type="string">
            <text:p>-</text:p>
          </table:table-cell>
          <table:table-cell table:style-name="ce8" table:formula="of:=IF([.P15]=&quot;&quot;;&quot;?&quot;;IF([.R15]=&quot;&quot;;&quot;新規&quot;;IF([.P15]=[.R15];&quot;&quot;;&quot;○&quot;)))">
            <text:p/>
          </table:table-cell>
          <table:table-cell table:style-name="ce87" office:value-type="string" calcext:value-type="string">
            <text:p>-</text:p>
          </table:table-cell>
          <table:table-cell table:style-name="ce87" table:number-columns-repeated="2"/>
          <table:table-cell table:style-name="ce94"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6]&lt;&gt;&quot;&quot;;NOT(ISNUMBER(FIND(&quot;廃止&quot;;[.$D16])));NOT(ISNUMBER(FIND(&quot;廃止&quot;;[.$E16]))));MAX([.$B$1:.$B15])+1;&quot;&quot;)" office:value-type="float" office:value="15" calcext:value-type="float">
            <text:p>15</text:p>
          </table:table-cell>
          <table:table-cell table:style-name="ce5" table:formula="of:=CONCATENATE([.$D16];&quot;-&quot;;[.$E16])" office:value-type="string" office:string-value="Install-7-2" calcext:value-type="string">
            <text:p>Install-7-2</text:p>
          </table:table-cell>
          <table:table-cell table:style-name="ce8" office:value-type="string" calcext:value-type="string">
            <text:p>Install-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バージョンを同梱する</text:p>
          </table:table-cell>
          <table:table-cell table:style-name="ce8" office:value-type="string" calcext:value-type="string">
            <text:p>resources以下にインストーラを同梱</text:p>
          </table:table-cell>
          <table:table-cell table:style-name="ce9" office:value-type="string" calcext:value-type="string">
            <text:p>-</text:p>
          </table:table-cell>
          <table:table-cell table:style-name="ce9"/>
          <table:table-cell table:style-name="ce10" table:formula="of:=IF([.K16]=&quot;&quot;;&quot;?&quot;;IF([.N16]=&quot;&quot;;&quot;新規&quot;;IF([.K16]=[.N16];&quot;&quot;;&quot;変更あり&quot;)))">
            <text:p/>
          </table:table-cell>
          <table:table-cell table:style-name="ce9" office:value-type="string" calcext:value-type="string">
            <text:p>-</text:p>
          </table:table-cell>
          <table:table-cell table:style-name="ce10" table:formula="of:=IF([.N16]=&quot;&quot;;&quot;?&quot;;IF([.P16]=&quot;&quot;;&quot;新規&quot;;IF([.N16]=[.P16];&quot;&quot;;&quot;変更あり&quot;)))">
            <text:p/>
          </table:table-cell>
          <table:table-cell table:style-name="ce9" office:value-type="string" calcext:value-type="string">
            <text:p>-</text:p>
          </table:table-cell>
          <table:table-cell table:style-name="ce8" table:formula="of:=IF([.P16]=&quot;&quot;;&quot;?&quot;;IF([.R16]=&quot;&quot;;&quot;新規&quot;;IF([.P16]=[.R16];&quot;&quot;;&quot;○&quot;)))">
            <text:p/>
          </table:table-cell>
          <table:table-cell table:style-name="ce87" office:value-type="string" calcext:value-type="string">
            <text:p>-</text:p>
          </table:table-cell>
          <table:table-cell table:style-name="ce87" table:number-columns-repeated="2"/>
          <table:table-cell table:style-name="ce94"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lt;&gt;&quot;&quot;;NOT(ISNUMBER(FIND(&quot;廃止&quot;;[.$D17])));NOT(ISNUMBER(FIND(&quot;廃止&quot;;[.$E17]))));MAX([.$B$1:.$B16])+1;&quot;&quot;)" office:value-type="float" office:value="16" calcext:value-type="float">
            <text:p>16</text:p>
          </table:table-cell>
          <table:table-cell table:style-name="ce5" table:formula="of:=CONCATENATE([.$D17];&quot;-&quot;;[.$E17])" office:value-type="string" office:string-value="Install-8-1" calcext:value-type="string">
            <text:p>Install-8-1</text:p>
          </table:table-cell>
          <table:table-cell table:style-name="ce8" office:value-type="string" calcext:value-type="string">
            <text:p>Install-8</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Firefox/Thunderbirdのインストール先</text:p>
          </table:table-cell>
          <table:table-cell table:style-name="ce17" office:value-type="string" calcext:value-type="string" table:number-columns-spanned="1" table:number-rows-spanned="2">
            <text:p>-</text:p>
          </table:table-cell>
          <table:table-cell table:style-name="ce8" office:value-type="string" calcext:value-type="string">
            <text:p>既定のインストール先（既定）</text:p>
          </table:table-cell>
          <table:table-cell table:number-columns-repeated="2" table:style-name="ce8" office:value-type="string" calcext:value-type="string">
            <text:p>-</text:p>
          </table:table-cell>
          <table:table-cell table:style-name="ce8"/>
          <table:table-cell table:style-name="ce10" table:formula="of:=IF([.K17]=&quot;&quot;;&quot;?&quot;;IF([.N17]=&quot;&quot;;&quot;新規&quot;;IF([.K17]=[.N17];&quot;&quot;;&quot;変更あり&quot;)))">
            <text:p/>
          </table:table-cell>
          <table:table-cell table:style-name="ce8" office:value-type="string" calcext:value-type="string">
            <text:p>-</text:p>
          </table:table-cell>
          <table:table-cell table:style-name="ce10" table:formula="of:=IF([.N17]=&quot;&quot;;&quot;?&quot;;IF([.P17]=&quot;&quot;;&quot;新規&quot;;IF([.N17]=[.P17];&quot;&quot;;&quot;変更あり&quot;)))">
            <text:p/>
          </table:table-cell>
          <table:table-cell table:style-name="ce87" office:value-type="string" calcext:value-type="string">
            <text:p>-</text:p>
          </table:table-cell>
          <table:table-cell table:style-name="ce8" table:formula="of:=IF([.P17]=&quot;&quot;;&quot;?&quot;;IF([.R17]=&quot;&quot;;&quot;新規&quot;;IF([.P17]=[.R17];&quot;&quot;;&quot;○&quot;)))">
            <text:p/>
          </table:table-cell>
          <table:table-cell table:style-name="ce87" office:value-type="string" calcext:value-type="string">
            <text:p>-</text:p>
          </table:table-cell>
          <table:table-cell table:style-name="ce87" table:number-columns-repeated="2"/>
          <table:table-cell table:style-name="ce94"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lt;&gt;&quot;&quot;;NOT(ISNUMBER(FIND(&quot;廃止&quot;;[.$D18])));NOT(ISNUMBER(FIND(&quot;廃止&quot;;[.$E18]))));MAX([.$B$1:.$B17])+1;&quot;&quot;)" office:value-type="float" office:value="17" calcext:value-type="float">
            <text:p>17</text:p>
          </table:table-cell>
          <table:table-cell table:style-name="ce5" table:formula="of:=CONCATENATE([.$D18];&quot;-&quot;;[.$E18])" office:value-type="string" office:string-value="Install-8-2" calcext:value-type="string">
            <text:p>Install-8-2</text:p>
          </table:table-cell>
          <table:table-cell table:style-name="ce8" office:value-type="string" calcext:value-type="string">
            <text:p>Install-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インストール先</text:p>
          </table:table-cell>
          <table:table-cell table:style-name="ce8" office:value-type="string" calcext:value-type="string">
            <text:p>Firefox-setup.ini/Thunderbird-setup.iniを編集する</text:p>
          </table:table-cell>
          <table:table-cell table:style-name="ce8" office:value-type="string" calcext:value-type="string">
            <text:p>[Install]</text:p>
            <text:p>InstallDirectoryName=</text:p>
            <text:p>InstallDirectoryPath=</text:p>
          </table:table-cell>
          <table:table-cell table:style-name="ce8"/>
          <table:table-cell table:style-name="ce10" table:formula="of:=IF([.K18]=&quot;&quot;;&quot;?&quot;;IF([.N18]=&quot;&quot;;&quot;新規&quot;;IF([.K18]=[.N18];&quot;&quot;;&quot;変更あり&quot;)))">
            <text:p/>
          </table:table-cell>
          <table:table-cell table:style-name="ce8"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87" office:value-type="string" calcext:value-type="string">
            <text:p>[Install]</text:p>
            <text:p>InstallDirectoryName=</text:p>
            <text:p>InstallDirectoryPath=</text:p>
          </table:table-cell>
          <table:table-cell table:style-name="ce8" table:formula="of:=IF([.P18]=&quot;&quot;;&quot;?&quot;;IF([.R18]=&quot;&quot;;&quot;新規&quot;;IF([.P18]=[.R18];&quot;&quot;;&quot;○&quot;)))">
            <text:p/>
          </table:table-cell>
          <table:table-cell table:style-name="ce87" office:value-type="string" calcext:value-type="string">
            <text:p>[Install]</text:p>
            <text:p>InstallDirectoryName=</text:p>
            <text:p>InstallDirectoryPath=</text:p>
          </table:table-cell>
          <table:table-cell table:style-name="ce87" table:number-columns-repeated="2"/>
          <table:table-cell table:style-name="ce94"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lt;&gt;&quot;&quot;;NOT(ISNUMBER(FIND(&quot;廃止&quot;;[.$D19])));NOT(ISNUMBER(FIND(&quot;廃止&quot;;[.$E19]))));MAX([.$B$1:.$B18])+1;&quot;&quot;)" office:value-type="float" office:value="18" calcext:value-type="float">
            <text:p>18</text:p>
          </table:table-cell>
          <table:table-cell table:style-name="ce5" table:formula="of:=CONCATENATE([.$D19];&quot;-&quot;;[.$E19])" office:value-type="string" office:string-value="Install-9-1" calcext:value-type="string">
            <text:p>Install-9-1</text:p>
          </table:table-cell>
          <table:table-cell table:style-name="ce8" office:value-type="string" calcext:value-type="string">
            <text:p>Install-9</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メタインストーラの表示バージョン</text:p>
          </table:table-cell>
          <table:table-cell table:style-name="ce17" office:value-type="string" calcext:value-type="string" table:number-columns-spanned="1" table:number-rows-spanned="2">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19]=&quot;&quot;;&quot;?&quot;;IF([.N19]=&quot;&quot;;&quot;新規&quot;;IF([.K19]=[.N19];&quot;&quot;;&quot;変更あり&quot;)))">
            <text:p/>
          </table:table-cell>
          <table:table-cell table:style-name="ce8" office:value-type="string" calcext:value-type="string">
            <text:p>-</text:p>
          </table:table-cell>
          <table:table-cell table:style-name="ce10" table:formula="of:=IF([.N19]=&quot;&quot;;&quot;?&quot;;IF([.P19]=&quot;&quot;;&quot;新規&quot;;IF([.N19]=[.P19];&quot;&quot;;&quot;変更あり&quot;)))">
            <text:p/>
          </table:table-cell>
          <table:table-cell table:style-name="ce87" office:value-type="string" calcext:value-type="string">
            <text:p>-</text:p>
          </table:table-cell>
          <table:table-cell table:style-name="ce8" table:formula="of:=IF([.P19]=&quot;&quot;;&quot;?&quot;;IF([.R19]=&quot;&quot;;&quot;新規&quot;;IF([.P19]=[.R19];&quot;&quot;;&quot;○&quot;)))">
            <text:p/>
          </table:table-cell>
          <table:table-cell table:style-name="ce87" office:value-type="string" calcext:value-type="string">
            <text:p>-</text:p>
          </table:table-cell>
          <table:table-cell table:style-name="ce87" table:number-columns-repeated="2"/>
          <table:table-cell table:style-name="ce94"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20]&lt;&gt;&quot;&quot;;NOT(ISNUMBER(FIND(&quot;廃止&quot;;[.$D20])));NOT(ISNUMBER(FIND(&quot;廃止&quot;;[.$E20]))));MAX([.$B$1:.$B19])+1;&quot;&quot;)" office:value-type="float" office:value="19" calcext:value-type="float">
            <text:p>19</text:p>
          </table:table-cell>
          <table:table-cell table:style-name="ce5" table:formula="of:=CONCATENATE([.$D20];&quot;-&quot;;[.$E20])" office:value-type="string" office:string-value="Install-9-2" calcext:value-type="string">
            <text:p>Install-9-2</text:p>
          </table:table-cell>
          <table:table-cell table:style-name="ce8" office:value-type="string" calcext:value-type="string">
            <text:p>Install-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fainstall.iniを編集する</text:p>
          </table:table-cell>
          <table:table-cell table:style-name="ce8" office:value-type="string" calcext:value-type="string">
            <text:p>[fainstall]</text:p>
            <text:p>DisplayVersion=バージョン番号</text:p>
          </table:table-cell>
          <table:table-cell table:style-name="ce8"/>
          <table:table-cell table:style-name="ce10" table:formula="of:=IF([.K20]=&quot;&quot;;&quot;?&quot;;IF([.N20]=&quot;&quot;;&quot;新規&quot;;IF([.K20]=[.N20];&quot;&quot;;&quot;変更あり&quot;)))">
            <text:p/>
          </table:table-cell>
          <table:table-cell table:style-name="ce8"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87" office:value-type="string" calcext:value-type="string">
            <text:p>[fainstall]</text:p>
            <text:p>DisplayVersion=バージョン番号</text:p>
          </table:table-cell>
          <table:table-cell table:style-name="ce8" table:formula="of:=IF([.P20]=&quot;&quot;;&quot;?&quot;;IF([.R20]=&quot;&quot;;&quot;新規&quot;;IF([.P20]=[.R20];&quot;&quot;;&quot;○&quot;)))">
            <text:p/>
          </table:table-cell>
          <table:table-cell table:style-name="ce87" office:value-type="string" calcext:value-type="string">
            <text:p>[fainstall]</text:p>
            <text:p>DisplayVersion=バージョン番号</text:p>
          </table:table-cell>
          <table:table-cell table:style-name="ce87" table:number-columns-repeated="2"/>
          <table:table-cell table:style-name="ce94"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1]&lt;&gt;&quot;&quot;;NOT(ISNUMBER(FIND(&quot;廃止&quot;;[.$D21])));NOT(ISNUMBER(FIND(&quot;廃止&quot;;[.$E21]))));MAX([.$B$1:.$B20])+1;&quot;&quot;)" office:value-type="float" office:value="20" calcext:value-type="float">
            <text:p>20</text:p>
          </table:table-cell>
          <table:table-cell table:style-name="ce5" table:formula="of:=CONCATENATE([.$D21];&quot;-&quot;;[.$E21])" office:value-type="string" office:string-value="Install-10-1" calcext:value-type="string">
            <text:p>Install-10-1</text:p>
          </table:table-cell>
          <table:table-cell table:style-name="ce8" office:value-type="string" calcext:value-type="string">
            <text:p>Install-10</text:p>
          </table:table-cell>
          <table:table-cell table:style-name="ce8" office:value-type="float" office:value="1" calcext:value-type="float">
            <text:p>1</text:p>
          </table:table-cell>
          <table:table-cell table:style-name="ce19" office:value-type="string" calcext:value-type="string" table:number-columns-spanned="1" table:number-rows-spanned="3">
            <text:p>インストール</text:p>
          </table:table-cell>
          <table:table-cell table:style-name="ce19" office:value-type="string" calcext:value-type="string" table:number-columns-spanned="1" table:number-rows-spanned="3">
            <text:p>スタートメニュー、タスクバー上のショートカットの更新</text:p>
          </table:table-cell>
          <table:table-cell table:style-name="ce19" office:value-type="string" calcext:value-type="string" table:number-columns-spanned="1" table:number-rows-spanned="3">
            <text:p>-</text:p>
          </table:table-cell>
          <table:table-cell table:style-name="ce8" office:value-type="string" calcext:value-type="string">
            <text:p>更新しない（既定）</text:p>
          </table:table-cell>
          <table:table-cell table:number-columns-repeated="2" table:style-name="ce8" office:value-type="string" calcext:value-type="string">
            <text:p>-</text:p>
          </table:table-cell>
          <table:table-cell table:style-name="ce8"/>
          <table:table-cell table:style-name="ce10" table:formula="of:=IF([.K21]=&quot;&quot;;&quot;?&quot;;IF([.N21]=&quot;&quot;;&quot;新規&quot;;IF([.K21]=[.N21];&quot;&quot;;&quot;変更あり&quot;)))">
            <text:p/>
          </table:table-cell>
          <table:table-cell table:style-name="ce8" office:value-type="string" calcext:value-type="string">
            <text:p>-</text:p>
          </table:table-cell>
          <table:table-cell table:style-name="ce10" table:formula="of:=IF([.N21]=&quot;&quot;;&quot;?&quot;;IF([.P21]=&quot;&quot;;&quot;新規&quot;;IF([.N21]=[.P21];&quot;&quot;;&quot;変更あり&quot;)))">
            <text:p/>
          </table:table-cell>
          <table:table-cell table:style-name="ce87" office:value-type="string" calcext:value-type="string">
            <text:p>-</text:p>
          </table:table-cell>
          <table:table-cell table:style-name="ce8" table:formula="of:=IF([.P21]=&quot;&quot;;&quot;?&quot;;IF([.R21]=&quot;&quot;;&quot;新規&quot;;IF([.P21]=[.R21];&quot;&quot;;&quot;○&quot;)))" office:value-type="string" office:string-value="新規" calcext:value-type="string">
            <text:p>新規</text:p>
          </table:table-cell>
          <table:table-cell table:style-name="ce87" table:number-columns-repeated="3"/>
          <table:table-cell table:style-name="ce94"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2]&lt;&gt;&quot;&quot;;NOT(ISNUMBER(FIND(&quot;廃止&quot;;[.$D22])));NOT(ISNUMBER(FIND(&quot;廃止&quot;;[.$E22]))));MAX([.$B$1:.$B21])+1;&quot;&quot;)" office:value-type="float" office:value="21" calcext:value-type="float">
            <text:p>21</text:p>
          </table:table-cell>
          <table:table-cell table:style-name="ce5" table:formula="of:=CONCATENATE([.$D22];&quot;-&quot;;[.$E22])" office:value-type="string" office:string-value="Install-10-2" calcext:value-type="string">
            <text:p>Install-10-2</text:p>
          </table:table-cell>
          <table:table-cell table:style-name="ce8" office:value-type="string" calcext:value-type="string">
            <text:p>Install-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更新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true</text:p>
          </table:table-cell>
          <table:table-cell table:style-name="ce8"/>
          <table:table-cell table:style-name="ce10" table:formula="of:=IF([.K22]=&quot;&quot;;&quot;?&quot;;IF([.N22]=&quot;&quot;;&quot;新規&quot;;IF([.K22]=[.N22];&quot;&quot;;&quot;変更あり&quot;)))">
            <text:p/>
          </table:table-cell>
          <table:table-cell table:style-name="ce8"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87" office:value-type="string" calcext:value-type="string">
            <text:p>[fainstall]</text:p>
            <text:p>UpdatePinnedShortcuts=true</text:p>
          </table:table-cell>
          <table:table-cell table:style-name="ce8" table:formula="of:=IF([.P22]=&quot;&quot;;&quot;?&quot;;IF([.R22]=&quot;&quot;;&quot;新規&quot;;IF([.P22]=[.R22];&quot;&quot;;&quot;○&quot;)))" office:value-type="string" office:string-value="新規" calcext:value-type="string">
            <text:p>新規</text:p>
          </table:table-cell>
          <table:table-cell table:style-name="ce87" table:number-columns-repeated="3"/>
          <table:table-cell table:style-name="ce94"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5" table:formula="of:=IF(AND([.$A23]&lt;&gt;&quot;&quot;;NOT(ISNUMBER(FIND(&quot;廃止&quot;;[.$D23])));NOT(ISNUMBER(FIND(&quot;廃止&quot;;[.$E23]))));MAX([.$B$1:.$B22])+1;&quot;&quot;)" office:value-type="float" office:value="22" calcext:value-type="float">
            <text:p>22</text:p>
          </table:table-cell>
          <table:table-cell table:style-name="ce5" table:formula="of:=CONCATENATE([.$D23];&quot;-&quot;;[.$E23])" office:value-type="string" office:string-value="Install-10-3" calcext:value-type="string">
            <text:p>Install-10-3</text:p>
          </table:table-cell>
          <table:table-cell table:style-name="ce8" office:value-type="string" calcext:value-type="string">
            <text:p>Install-1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削除のみする</text:p>
          </table:table-cell>
          <table:table-cell table:style-name="ce8" office:value-type="string" calcext:value-type="string">
            <text:p>fainstall.iniを編集する</text:p>
          </table:table-cell>
          <table:table-cell table:style-name="ce8" office:value-type="string" calcext:value-type="string">
            <text:p>[fainstall]</text:p>
            <text:p>UpdatePinnedShortcuts=delete</text:p>
          </table:table-cell>
          <table:table-cell table:style-name="ce8"/>
          <table:table-cell table:style-name="ce10" table:formula="of:=IF([.K23]=&quot;&quot;;&quot;?&quot;;IF([.N23]=&quot;&quot;;&quot;新規&quot;;IF([.K23]=[.N23];&quot;&quot;;&quot;変更あり&quot;)))">
            <text:p/>
          </table:table-cell>
          <table:table-cell table:style-name="ce8"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87" office:value-type="string" calcext:value-type="string">
            <text:p>[fainstall]</text:p>
            <text:p>UpdatePinnedShortcuts=delete</text:p>
          </table:table-cell>
          <table:table-cell table:style-name="ce8" table:formula="of:=IF([.P23]=&quot;&quot;;&quot;?&quot;;IF([.R23]=&quot;&quot;;&quot;新規&quot;;IF([.P23]=[.R23];&quot;&quot;;&quot;○&quot;)))" office:value-type="string" office:string-value="新規" calcext:value-type="string">
            <text:p>新規</text:p>
          </table:table-cell>
          <table:table-cell table:style-name="ce87" table:number-columns-repeated="3"/>
          <table:table-cell table:style-name="ce94"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4]&lt;&gt;&quot;&quot;;NOT(ISNUMBER(FIND(&quot;廃止&quot;;[.$D24])));NOT(ISNUMBER(FIND(&quot;廃止&quot;;[.$E24]))));MAX([.$B$1:.$B23])+1;&quot;&quot;)" office:value-type="float" office:value="23" calcext:value-type="float">
            <text:p>23</text:p>
          </table:table-cell>
          <table:table-cell table:style-name="ce5" table:formula="of:=CONCATENATE([.$D24];&quot;-&quot;;[.$E24])" office:value-type="string" office:string-value="Install-11-1" calcext:value-type="string">
            <text:p>Install-11-1</text:p>
          </table:table-cell>
          <table:table-cell table:style-name="ce8" office:value-type="string" calcext:value-type="string">
            <text:p>Install-11</text:p>
          </table:table-cell>
          <table:table-cell table:style-name="ce8" office:value-type="float" office:value="1" calcext:value-type="float">
            <text:p>1</text:p>
          </table:table-cell>
          <table:table-cell table:style-name="ce17" office:value-type="string" calcext:value-type="string" table:number-columns-spanned="1" table:number-rows-spanned="2">
            <text:p>インストール</text:p>
          </table:table-cell>
          <table:table-cell table:style-name="ce17" office:value-type="string" calcext:value-type="string" table:number-columns-spanned="1" table:number-rows-spanned="2">
            <text:p>タスクバー上へのピン留め用ショートカットの作成</text:p>
          </table:table-cell>
          <table:table-cell table:style-name="ce17" office:value-type="string" calcext:value-type="string" table:number-columns-spanned="1" table:number-rows-spanned="2">
            <text:p>-</text:p>
          </table:table-cell>
          <table:table-cell table:style-name="ce8" office:value-type="string" calcext:value-type="string">
            <text:p>作成する（既定）</text:p>
          </table:table-cell>
          <table:table-cell table:style-name="ce10" office:value-type="string" calcext:value-type="string">
            <text:p>Firefox-setup.ini/Thunderbird-setup.iniを編集する</text:p>
          </table:table-cell>
          <table:table-cell table:style-name="ce10" office:value-type="string" calcext:value-type="string">
            <text:p><text:span text:style-name="T1">[Install]</text:span></text:p>
            <text:p><text:span text:style-name="T1">TaskbarShortcut=true</text:span></text:p>
          </table:table-cell>
          <table:table-cell table:style-name="ce10"/>
          <table:table-cell table:style-name="ce10"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5" table:formula="of:=IF(AND([.$A25]&lt;&gt;&quot;&quot;;NOT(ISNUMBER(FIND(&quot;廃止&quot;;[.$D25])));NOT(ISNUMBER(FIND(&quot;廃止&quot;;[.$E25]))));MAX([.$B$1:.$B24])+1;&quot;&quot;)" office:value-type="float" office:value="24" calcext:value-type="float">
            <text:p>24</text:p>
          </table:table-cell>
          <table:table-cell table:style-name="ce5" table:formula="of:=CONCATENATE([.$D25];&quot;-&quot;;[.$E25])" office:value-type="string" office:string-value="Install-11-2" calcext:value-type="string">
            <text:p>Install-11-2</text:p>
          </table:table-cell>
          <table:table-cell table:style-name="ce8" office:value-type="string" calcext:value-type="string">
            <text:p>Install-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8" office:value-type="string" calcext:value-type="string">
            <text:p>[Install]</text:p>
            <text:p>TaskbarShortcut=false</text:p>
          </table:table-cell>
          <table:table-cell table:style-name="ce8"/>
          <table:table-cell table:style-name="ce10" table:formula="of:=IF([.K25]=&quot;&quot;;&quot;?&quot;;IF([.N25]=&quot;&quot;;&quot;新規&quot;;IF([.K25]=[.N25];&quot;&quot;;&quot;変更あり&quot;)))">
            <text:p/>
          </table:table-cell>
          <table:table-cell table:style-name="ce8"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lt;&gt;&quot;&quot;;NOT(ISNUMBER(FIND(&quot;廃止&quot;;[.$D26])));NOT(ISNUMBER(FIND(&quot;廃止&quot;;[.$E26]))));MAX([.$B$1:.$B25])+1;&quot;&quot;)" office:value-type="float" office:value="25" calcext:value-type="float">
            <text:p>25</text:p>
          </table:table-cell>
          <table:table-cell table:style-name="ce5" table:formula="of:=CONCATENATE([.$D26];&quot;-&quot;;[.$E26])" office:value-type="string" office:string-value="Application-1-1" calcext:value-type="string">
            <text:p>Application-1-1</text:p>
          </table:table-cell>
          <table:table-cell table:style-name="ce8" office:value-type="string" calcext:value-type="string">
            <text:p>Application-1</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デスクトップ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quot;&quot;;&quot;?&quot;;IF([.N26]=&quot;&quot;;&quot;新規&quot;;IF([.K26]=[.N26];&quot;&quot;;&quot;変更あり&quot;)))">
            <text:p/>
          </table:table-cell>
          <table:table-cell table:style-name="ce9" office:value-type="string" calcext:value-type="string">
            <text:p>-</text:p>
          </table:table-cell>
          <table:table-cell table:style-name="ce10" table:formula="of:=IF([.N26]=&quot;&quot;;&quot;?&quot;;IF([.P26]=&quot;&quot;;&quot;新規&quot;;IF([.N26]=[.P26];&quot;&quot;;&quot;変更あり&quot;)))">
            <text:p/>
          </table:table-cell>
          <table:table-cell table:style-name="ce9" office:value-type="string" calcext:value-type="string">
            <text:p>-</text:p>
          </table:table-cell>
          <table:table-cell table:style-name="ce8" table:formula="of:=IF([.P26]=&quot;&quot;;&quot;?&quot;;IF([.R26]=&quot;&quot;;&quot;新規&quot;;IF([.P26]=[.R26];&quot;&quot;;&quot;○&quot;)))">
            <text:p/>
          </table:table-cell>
          <table:table-cell table:style-name="ce87" office:value-type="string" calcext:value-type="string">
            <text:p>-</text:p>
          </table:table-cell>
          <table:table-cell table:style-name="ce87" table:number-columns-repeated="2"/>
          <table:table-cell table:style-name="ce94"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27]&lt;&gt;&quot;&quot;;NOT(ISNUMBER(FIND(&quot;廃止&quot;;[.$D27])));NOT(ISNUMBER(FIND(&quot;廃止&quot;;[.$E27]))));MAX([.$B$1:.$B26])+1;&quot;&quot;)" office:value-type="float" office:value="26" calcext:value-type="float">
            <text:p>26</text:p>
          </table:table-cell>
          <table:table-cell table:style-name="ce5" table:formula="of:=CONCATENATE([.$D27];&quot;-&quot;;[.$E27])" office:value-type="string" office:string-value="Application-1-2" calcext:value-type="string">
            <text:p>Application-1-2</text:p>
          </table:table-cell>
          <table:table-cell table:style-name="ce8" office:value-type="string" calcext:value-type="string">
            <text:p>Appli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DesktopShortcut=false</text:p>
          </table:table-cell>
          <table:table-cell table:style-name="ce9"/>
          <table:table-cell table:style-name="ce10" table:formula="of:=IF([.K27]=&quot;&quot;;&quot;?&quot;;IF([.N27]=&quot;&quot;;&quot;新規&quot;;IF([.K27]=[.N27];&quot;&quot;;&quot;変更あり&quot;)))">
            <text:p/>
          </table:table-cell>
          <table:table-cell table:style-name="ce9"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9" office:value-type="string" calcext:value-type="string">
            <text:p>[Install]</text:p>
            <text:p>DesktopShortcut=false</text:p>
          </table:table-cell>
          <table:table-cell table:style-name="ce8" table:formula="of:=IF([.P27]=&quot;&quot;;&quot;?&quot;;IF([.R27]=&quot;&quot;;&quot;新規&quot;;IF([.P27]=[.R27];&quot;&quot;;&quot;○&quot;)))">
            <text:p/>
          </table:table-cell>
          <table:table-cell table:style-name="ce9" office:value-type="string" calcext:value-type="string">
            <text:p>[Install]</text:p>
            <text:p>DesktopShortcut=false</text:p>
          </table:table-cell>
          <table:table-cell table:style-name="ce87" table:number-columns-repeated="2"/>
          <table:table-cell table:style-name="ce94"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5" table:formula="of:=IF(AND([.$A28]&lt;&gt;&quot;&quot;;NOT(ISNUMBER(FIND(&quot;廃止&quot;;[.$D28])));NOT(ISNUMBER(FIND(&quot;廃止&quot;;[.$E28]))));MAX([.$B$1:.$B27])+1;&quot;&quot;)" office:value-type="float" office:value="27" calcext:value-type="float">
            <text:p>27</text:p>
          </table:table-cell>
          <table:table-cell table:style-name="ce5" table:formula="of:=CONCATENATE([.$D28];&quot;-&quot;;[.$E28])" office:value-type="string" office:string-value="Application-1-3" calcext:value-type="string">
            <text:p>Application-1-3</text:p>
          </table:table-cell>
          <table:table-cell table:style-name="ce8" office:value-type="string" calcext:value-type="string">
            <text:p>Applicatio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 Firefox-setup.ini/Thunderbird-setup.iniを編集する</text:p>
            <text:p>2. fainstall.iniを編集する</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60"/>
          <table:table-cell table:style-name="ce10" table:formula="of:=IF([.K28]=&quot;&quot;;&quot;?&quot;;IF([.N28]=&quot;&quot;;&quot;新規&quot;;IF([.K28]=[.N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6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8" table:formula="of:=IF([.P28]=&quot;&quot;;&quot;?&quot;;IF([.R28]=&quot;&quot;;&quot;新規&quot;;IF([.P28]=[.R28];&quot;&quot;;&quot;○&quot;)))">
            <text:p/>
          </table:table-cell>
          <table:table-cell table:style-name="ce6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87" table:number-columns-repeated="2"/>
          <table:table-cell table:style-name="ce94"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lt;&gt;&quot;&quot;;NOT(ISNUMBER(FIND(&quot;廃止&quot;;[.$D29])));NOT(ISNUMBER(FIND(&quot;廃止&quot;;[.$E29]))));MAX([.$B$1:.$B28])+1;&quot;&quot;)" office:value-type="float" office:value="28" calcext:value-type="float">
            <text:p>28</text:p>
          </table:table-cell>
          <table:table-cell table:style-name="ce5" table:formula="of:=CONCATENATE([.$D29];&quot;-&quot;;[.$E29])" office:value-type="string" office:string-value="Application-2-1" calcext:value-type="string">
            <text:p>Application-2-1</text:p>
          </table:table-cell>
          <table:table-cell table:style-name="ce8" office:value-type="string" calcext:value-type="string">
            <text:p>Application-2</text:p>
          </table:table-cell>
          <table:table-cell table:style-name="ce8" office:value-type="float" office:value="1" calcext:value-type="float">
            <text:p>1</text:p>
          </table:table-cell>
          <table:table-cell table:style-name="ce19" office:value-type="string" calcext:value-type="string" table:number-columns-spanned="1" table:number-rows-spanned="3">
            <text:p>特定用途専用アプリケーションとしての利用</text:p>
          </table:table-cell>
          <table:table-cell table:style-name="ce19" office:value-type="string" calcext:value-type="string" table:number-columns-spanned="1" table:number-rows-spanned="3">
            <text:p>スタートメニューのショートカット</text:p>
          </table:table-cell>
          <table:table-cell table:style-name="ce19" office:value-type="string" calcext:value-type="string" table:number-columns-spanned="1" table:number-rows-spanned="3">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quot;&quot;;&quot;?&quot;;IF([.N29]=&quot;&quot;;&quot;新規&quot;;IF([.K29]=[.N29];&quot;&quot;;&quot;変更あり&quot;)))">
            <text:p/>
          </table:table-cell>
          <table:table-cell table:style-name="ce9" office:value-type="string" calcext:value-type="string">
            <text:p>-</text:p>
          </table:table-cell>
          <table:table-cell table:style-name="ce10" table:formula="of:=IF([.N29]=&quot;&quot;;&quot;?&quot;;IF([.P29]=&quot;&quot;;&quot;新規&quot;;IF([.N29]=[.P29];&quot;&quot;;&quot;変更あり&quot;)))">
            <text:p/>
          </table:table-cell>
          <table:table-cell table:style-name="ce9" office:value-type="string" calcext:value-type="string">
            <text:p>-</text:p>
          </table:table-cell>
          <table:table-cell table:style-name="ce8" table:formula="of:=IF([.P29]=&quot;&quot;;&quot;?&quot;;IF([.R29]=&quot;&quot;;&quot;新規&quot;;IF([.P29]=[.R29];&quot;&quot;;&quot;○&quot;)))">
            <text:p/>
          </table:table-cell>
          <table:table-cell table:style-name="ce87" office:value-type="string" calcext:value-type="string">
            <text:p>-</text:p>
          </table:table-cell>
          <table:table-cell table:style-name="ce87" table:number-columns-repeated="2"/>
          <table:table-cell table:style-name="ce94"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0]&lt;&gt;&quot;&quot;;NOT(ISNUMBER(FIND(&quot;廃止&quot;;[.$D30])));NOT(ISNUMBER(FIND(&quot;廃止&quot;;[.$E30]))));MAX([.$B$1:.$B29])+1;&quot;&quot;)" office:value-type="float" office:value="29" calcext:value-type="float">
            <text:p>29</text:p>
          </table:table-cell>
          <table:table-cell table:style-name="ce5" table:formula="of:=CONCATENATE([.$D30];&quot;-&quot;;[.$E30])" office:value-type="string" office:string-value="Application-2-2" calcext:value-type="string">
            <text:p>Application-2-2</text:p>
          </table:table-cell>
          <table:table-cell table:style-name="ce8" office:value-type="string" calcext:value-type="string">
            <text:p>Applicatio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StartMenuShortcuts=false</text:p>
          </table:table-cell>
          <table:table-cell table:style-name="ce9"/>
          <table:table-cell table:style-name="ce10" table:formula="of:=IF([.K30]=&quot;&quot;;&quot;?&quot;;IF([.N30]=&quot;&quot;;&quot;新規&quot;;IF([.K30]=[.N30];&quot;&quot;;&quot;変更あり&quot;)))">
            <text:p/>
          </table:table-cell>
          <table:table-cell table:style-name="ce9"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9" office:value-type="string" calcext:value-type="string">
            <text:p>[Install]</text:p>
            <text:p>StartMenuShortcuts=false</text:p>
          </table:table-cell>
          <table:table-cell table:style-name="ce8" table:formula="of:=IF([.P30]=&quot;&quot;;&quot;?&quot;;IF([.R30]=&quot;&quot;;&quot;新規&quot;;IF([.P30]=[.R30];&quot;&quot;;&quot;○&quot;)))">
            <text:p/>
          </table:table-cell>
          <table:table-cell table:style-name="ce87" office:value-type="string" calcext:value-type="string">
            <text:p>[Install]</text:p>
            <text:p>StartMenuShortcuts=false</text:p>
          </table:table-cell>
          <table:table-cell table:style-name="ce87" table:number-columns-repeated="2"/>
          <table:table-cell table:style-name="ce94"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5" table:formula="of:=IF(AND([.$A31]&lt;&gt;&quot;&quot;;NOT(ISNUMBER(FIND(&quot;廃止&quot;;[.$D31])));NOT(ISNUMBER(FIND(&quot;廃止&quot;;[.$E31]))));MAX([.$B$1:.$B30])+1;&quot;&quot;)" office:value-type="float" office:value="30" calcext:value-type="float">
            <text:p>30</text:p>
          </table:table-cell>
          <table:table-cell table:style-name="ce5" table:formula="of:=CONCATENATE([.$D31];&quot;-&quot;;[.$E31])" office:value-type="string" office:string-value="Application-2-3" calcext:value-type="string">
            <text:p>Application-2-3</text:p>
          </table:table-cell>
          <table:table-cell table:style-name="ce8" office:value-type="string" calcext:value-type="string">
            <text:p>Applicatio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任意の内容で作成</text:p>
          </table:table-cell>
          <table:table-cell table:style-name="ce8" office:value-type="string" calcext:value-type="string">
            <text:p>1.Firefox-setup.ini/Thunderbird-setup.iniを編集する</text:p>
            <text:p>2.fainstall.iniを編集する</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60"/>
          <table:table-cell table:style-name="ce10" table:formula="of:=IF([.K31]=&quot;&quot;;&quot;?&quot;;IF([.N31]=&quot;&quot;;&quot;新規&quot;;IF([.K31]=[.N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 table:formula="of:=IF([.P31]=&quot;&quot;;&quot;?&quot;;IF([.R31]=&quot;&quot;;&quot;新規&quot;;IF([.P31]=[.R31];&quot;&quot;;&quot;○&quot;)))">
            <text:p/>
          </table:table-cell>
          <table:table-cell table:style-name="ce6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87" table:number-columns-repeated="2"/>
          <table:table-cell table:style-name="ce94"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lt;&gt;&quot;&quot;;NOT(ISNUMBER(FIND(&quot;廃止&quot;;[.$D32])));NOT(ISNUMBER(FIND(&quot;廃止&quot;;[.$E32]))));MAX([.$B$1:.$B31])+1;&quot;&quot;)" office:value-type="float" office:value="31" calcext:value-type="float">
            <text:p>31</text:p>
          </table:table-cell>
          <table:table-cell table:style-name="ce5" table:formula="of:=CONCATENATE([.$D32];&quot;-&quot;;[.$E32])" office:value-type="string" office:string-value="Application-3-1" calcext:value-type="string">
            <text:p>Application-3-1</text:p>
          </table:table-cell>
          <table:table-cell table:style-name="ce8" office:value-type="string" calcext:value-type="string">
            <text:p>Application-3</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クイック起動のショートカット</text:p>
          </table:table-cell>
          <table:table-cell table:style-name="ce17" office:value-type="string" calcext:value-type="string" table:number-columns-spanned="1" table:number-rows-spanned="2">
            <text:p>-</text:p>
          </table:table-cell>
          <table:table-cell table:style-name="ce8" office:value-type="string" calcext:value-type="string">
            <text:p>既定の内容で作成（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quot;&quot;;&quot;?&quot;;IF([.N32]=&quot;&quot;;&quot;新規&quot;;IF([.K32]=[.N32];&quot;&quot;;&quot;変更あり&quot;)))">
            <text:p/>
          </table:table-cell>
          <table:table-cell table:style-name="ce9" office:value-type="string" calcext:value-type="string">
            <text:p>-</text:p>
          </table:table-cell>
          <table:table-cell table:style-name="ce10" table:formula="of:=IF([.N32]=&quot;&quot;;&quot;?&quot;;IF([.P32]=&quot;&quot;;&quot;新規&quot;;IF([.N32]=[.P32];&quot;&quot;;&quot;変更あり&quot;)))">
            <text:p/>
          </table:table-cell>
          <table:table-cell table:style-name="ce9" office:value-type="string" calcext:value-type="string">
            <text:p>-</text:p>
          </table:table-cell>
          <table:table-cell table:style-name="ce8" table:formula="of:=IF([.P32]=&quot;&quot;;&quot;?&quot;;IF([.R32]=&quot;&quot;;&quot;新規&quot;;IF([.P32]=[.R32];&quot;&quot;;&quot;○&quot;)))">
            <text:p/>
          </table:table-cell>
          <table:table-cell table:style-name="ce87" office:value-type="string" calcext:value-type="string">
            <text:p>-</text:p>
          </table:table-cell>
          <table:table-cell table:style-name="ce87" table:number-columns-repeated="2"/>
          <table:table-cell table:style-name="ce94"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3]&lt;&gt;&quot;&quot;;NOT(ISNUMBER(FIND(&quot;廃止&quot;;[.$D33])));NOT(ISNUMBER(FIND(&quot;廃止&quot;;[.$E33]))));MAX([.$B$1:.$B32])+1;&quot;&quot;)" office:value-type="float" office:value="32" calcext:value-type="float">
            <text:p>32</text:p>
          </table:table-cell>
          <table:table-cell table:style-name="ce5" table:formula="of:=CONCATENATE([.$D33];&quot;-&quot;;[.$E33])" office:value-type="string" office:string-value="Application-3-2" calcext:value-type="string">
            <text:p>Application-3-2</text:p>
          </table:table-cell>
          <table:table-cell table:style-name="ce8" office:value-type="string" calcext:value-type="string">
            <text:p>Application-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作成しない</text:p>
          </table:table-cell>
          <table:table-cell table:style-name="ce8" office:value-type="string" calcext:value-type="string">
            <text:p>Firefox-setup.ini/Thunderbird-setup.iniを編集する</text:p>
          </table:table-cell>
          <table:table-cell table:style-name="ce9" office:value-type="string" calcext:value-type="string">
            <text:p>[Install]</text:p>
            <text:p>QuickLaunchShortcut=false</text:p>
          </table:table-cell>
          <table:table-cell table:style-name="ce9"/>
          <table:table-cell table:style-name="ce10" table:formula="of:=IF([.K33]=&quot;&quot;;&quot;?&quot;;IF([.N33]=&quot;&quot;;&quot;新規&quot;;IF([.K33]=[.N33];&quot;&quot;;&quot;変更あり&quot;)))">
            <text:p/>
          </table:table-cell>
          <table:table-cell table:style-name="ce9"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9" office:value-type="string" calcext:value-type="string">
            <text:p>[Install]</text:p>
            <text:p>QuickLaunchShortcut=false</text:p>
          </table:table-cell>
          <table:table-cell table:style-name="ce8" table:formula="of:=IF([.P33]=&quot;&quot;;&quot;?&quot;;IF([.R33]=&quot;&quot;;&quot;新規&quot;;IF([.P33]=[.R33];&quot;&quot;;&quot;○&quot;)))">
            <text:p/>
          </table:table-cell>
          <table:table-cell table:style-name="ce87" office:value-type="string" calcext:value-type="string">
            <text:p>[Install]</text:p>
            <text:p>QuickLaunchShortcut=false</text:p>
          </table:table-cell>
          <table:table-cell table:style-name="ce87" table:number-columns-repeated="2"/>
          <table:table-cell table:style-name="ce94"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4]&lt;&gt;&quot;&quot;;NOT(ISNUMBER(FIND(&quot;廃止&quot;;[.$D34])));NOT(ISNUMBER(FIND(&quot;廃止&quot;;[.$E34]))));MAX([.$B$1:.$B33])+1;&quot;&quot;)" office:value-type="float" office:value="33" calcext:value-type="float">
            <text:p>33</text:p>
          </table:table-cell>
          <table:table-cell table:style-name="ce5" table:formula="of:=CONCATENATE([.$D34];&quot;-&quot;;[.$E34])" office:value-type="string" office:string-value="Application-4-1" calcext:value-type="string">
            <text:p>Application-4-1</text:p>
          </table:table-cell>
          <table:table-cell table:style-name="ce8" office:value-type="string" calcext:value-type="string">
            <text:p>Application-4</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タイトル</text:p>
          </table:table-cell>
          <table:table-cell table:style-name="ce17" office:value-type="string" calcext:value-type="string" table:number-columns-spanned="1" table:number-rows-spanned="2">
            <text:p>-</text:p>
          </table:table-cell>
          <table:table-cell table:style-name="ce8" office:value-type="string" calcext:value-type="string">
            <text:p>既定の名前（既定）</text:p>
          </table:table-cell>
          <table:table-cell table:number-columns-repeated="2" table:style-name="ce8" office:value-type="string" calcext:value-type="string">
            <text:p>-</text:p>
          </table:table-cell>
          <table:table-cell table:style-name="ce8"/>
          <table:table-cell table:style-name="ce10" table:formula="of:=IF([.K34]=&quot;&quot;;&quot;?&quot;;IF([.N34]=&quot;&quot;;&quot;新規&quot;;IF([.K34]=[.N34];&quot;&quot;;&quot;変更あり&quot;)))">
            <text:p/>
          </table:table-cell>
          <table:table-cell table:style-name="ce8" office:value-type="string" calcext:value-type="string">
            <text:p>-</text:p>
          </table:table-cell>
          <table:table-cell table:style-name="ce10" table:formula="of:=IF([.N34]=&quot;&quot;;&quot;?&quot;;IF([.P34]=&quot;&quot;;&quot;新規&quot;;IF([.N34]=[.P34];&quot;&quot;;&quot;変更あり&quot;)))">
            <text:p/>
          </table:table-cell>
          <table:table-cell table:style-name="ce87" office:value-type="string" calcext:value-type="string">
            <text:p>-</text:p>
          </table:table-cell>
          <table:table-cell table:style-name="ce8" table:formula="of:=IF([.P34]=&quot;&quot;;&quot;?&quot;;IF([.R34]=&quot;&quot;;&quot;新規&quot;;IF([.P34]=[.R34];&quot;&quot;;&quot;○&quot;)))">
            <text:p/>
          </table:table-cell>
          <table:table-cell table:style-name="ce87" office:value-type="string" calcext:value-type="string">
            <text:p>-</text:p>
          </table:table-cell>
          <table:table-cell table:style-name="ce87" table:number-columns-repeated="2"/>
          <table:table-cell table:style-name="ce94"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5" table:formula="of:=IF(AND([.$A35]&lt;&gt;&quot;&quot;;NOT(ISNUMBER(FIND(&quot;廃止&quot;;[.$D35])));NOT(ISNUMBER(FIND(&quot;廃止&quot;;[.$E35]))));MAX([.$B$1:.$B34])+1;&quot;&quot;)" office:value-type="float" office:value="34" calcext:value-type="float">
            <text:p>34</text:p>
          </table:table-cell>
          <table:table-cell table:style-name="ce5" table:formula="of:=CONCATENATE([.$D35];&quot;-&quot;;[.$E35])" office:value-type="string" office:string-value="Application-4-2" calcext:value-type="string">
            <text:p>Application-4-2</text:p>
          </table:table-cell>
          <table:table-cell table:style-name="ce8" office:value-type="string" calcext:value-type="string">
            <text:p>Applicatio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内容</text:p>
          </table:table-cell>
          <table:table-cell table:style-name="ce8" office:value-type="string" calcext:value-type="string">
            <text:p>1. アドオン「UI Text Overrider」互換のスクリプトを導入する</text:p>
            <text:p>2. MCDで設定を反映する</text:p>
          </table:table-cell>
          <table:table-cell table:style-name="ce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table-cell table:style-name="ce10" table:formula="of:=IF([.K35]=&quot;&quot;;&quot;?&quot;;IF([.N35]=&quot;&quot;;&quot;新規&quot;;IF([.K35]=[.N35];&quot;&quot;;&quot;変更あり&quot;)))" office:value-type="string" office:string-value="変更あり" calcext:value-type="string">
            <text:p>変更あり</text:p>
          </table:table-cell>
          <table:table-cell table:style-name="ce8"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 table:formula="of:=IF([.P35]=&quot;&quot;;&quot;?&quot;;IF([.R35]=&quot;&quot;;&quot;新規&quot;;IF([.P35]=[.R35];&quot;&quot;;&quot;○&quot;)))">
            <text:p/>
          </table:table-cell>
          <table:table-cell table:style-name="ce8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87" table:number-columns-repeated="2"/>
          <table:table-cell table:style-name="ce94"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6]&lt;&gt;&quot;&quot;;NOT(ISNUMBER(FIND(&quot;廃止&quot;;[.$D36])));NOT(ISNUMBER(FIND(&quot;廃止&quot;;[.$E36]))));MAX([.$B$1:.$B35])+1;&quot;&quot;)" office:value-type="float" office:value="35" calcext:value-type="float">
            <text:p>35</text:p>
          </table:table-cell>
          <table:table-cell table:style-name="ce5" table:formula="of:=CONCATENATE([.$D36];&quot;-&quot;;[.$E36])" office:value-type="string" office:string-value="Application-5-1" calcext:value-type="string">
            <text:p>Application-5-1</text:p>
          </table:table-cell>
          <table:table-cell table:style-name="ce8" office:value-type="string" calcext:value-type="string">
            <text:p>Application-5</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メインウィンドウのアイコン</text:p>
          </table:table-cell>
          <table:table-cell table:style-name="ce17" office:value-type="string" calcext:value-type="string" table:number-columns-spanned="1" table:number-rows-spanned="2">
            <text:p>-</text:p>
          </table:table-cell>
          <table:table-cell table:style-name="ce8" office:value-type="string" calcext:value-type="string">
            <text:p>既定のアイコン（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87" office:value-type="string" calcext:value-type="string">
            <text:p>-</text:p>
          </table:table-cell>
          <table:table-cell table:style-name="ce8" table:formula="of:=IF([.P36]=&quot;&quot;;&quot;?&quot;;IF([.R36]=&quot;&quot;;&quot;新規&quot;;IF([.P36]=[.R36];&quot;&quot;;&quot;○&quot;)))">
            <text:p/>
          </table:table-cell>
          <table:table-cell table:style-name="ce87" office:value-type="string" calcext:value-type="string">
            <text:p>-</text:p>
          </table:table-cell>
          <table:table-cell table:style-name="ce87" table:number-columns-repeated="2"/>
          <table:table-cell table:style-name="ce94"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5" table:formula="of:=IF(AND([.$A37]&lt;&gt;&quot;&quot;;NOT(ISNUMBER(FIND(&quot;廃止&quot;;[.$D37])));NOT(ISNUMBER(FIND(&quot;廃止&quot;;[.$E37]))));MAX([.$B$1:.$B36])+1;&quot;&quot;)" office:value-type="float" office:value="36" calcext:value-type="float">
            <text:p>36</text:p>
          </table:table-cell>
          <table:table-cell table:style-name="ce5" table:formula="of:=CONCATENATE([.$D37];&quot;-&quot;;[.$E37])" office:value-type="string" office:string-value="Application-5-2" calcext:value-type="string">
            <text:p>Application-5-2</text:p>
          </table:table-cell>
          <table:table-cell table:style-name="ce8" office:value-type="string" calcext:value-type="string">
            <text:p>Application-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アイコン</text:p>
          </table:table-cell>
          <table:table-cell table:style-name="ce8"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table-cell table:style-name="ce10"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87" office:value-type="string" calcext:value-type="string">
            <text:p>-</text:p>
          </table:table-cell>
          <table:table-cell table:style-name="ce8" table:formula="of:=IF([.P37]=&quot;&quot;;&quot;?&quot;;IF([.R37]=&quot;&quot;;&quot;新規&quot;;IF([.P37]=[.R37];&quot;&quot;;&quot;○&quot;)))">
            <text:p/>
          </table:table-cell>
          <table:table-cell table:style-name="ce87" office:value-type="string" calcext:value-type="string">
            <text:p>-</text:p>
          </table:table-cell>
          <table:table-cell table:style-name="ce87" table:number-columns-repeated="2"/>
          <table:table-cell table:style-name="ce94"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lt;&gt;&quot;&quot;;NOT(ISNUMBER(FIND(&quot;廃止&quot;;[.$D38])));NOT(ISNUMBER(FIND(&quot;廃止&quot;;[.$E38]))));MAX([.$B$1:.$B37])+1;&quot;&quot;)" office:value-type="float" office:value="37" calcext:value-type="float">
            <text:p>37</text:p>
          </table:table-cell>
          <table:table-cell table:style-name="ce5" table:formula="of:=CONCATENATE([.$D38];&quot;-&quot;;[.$E38])" office:value-type="string" office:string-value="Application-6-1" calcext:value-type="string">
            <text:p>Application-6-1</text:p>
          </table:table-cell>
          <table:table-cell table:style-name="ce8" office:value-type="string" calcext:value-type="string">
            <text:p>Application-6</text:p>
          </table:table-cell>
          <table:table-cell table:style-name="ce8" office:value-type="float" office:value="1" calcext:value-type="float">
            <text:p>1</text:p>
          </table:table-cell>
          <table:table-cell table:style-name="ce17" office:value-type="string" calcext:value-type="string" table:number-columns-spanned="1" table:number-rows-spanned="2">
            <text:p>特定用途専用アプリケーションとしての利用</text:p>
          </table:table-cell>
          <table:table-cell table:style-name="ce17" office:value-type="string" calcext:value-type="string" table:number-columns-spanned="1" table:number-rows-spanned="2">
            <text:p>プロファイルの位置</text:p>
          </table:table-cell>
          <table:table-cell table:style-name="ce17" office:value-type="string" calcext:value-type="string" table:number-columns-spanned="1" table:number-rows-spanned="2">
            <text:p>-</text:p>
          </table:table-cell>
          <table:table-cell table:style-name="ce8" office:value-type="string" calcext:value-type="string">
            <text:p>%AppData%内（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87" office:value-type="string" calcext:value-type="string">
            <text:p>-</text:p>
          </table:table-cell>
          <table:table-cell table:style-name="ce8" table:formula="of:=IF([.P38]=&quot;&quot;;&quot;?&quot;;IF([.R38]=&quot;&quot;;&quot;新規&quot;;IF([.P38]=[.R38];&quot;&quot;;&quot;○&quot;)))">
            <text:p/>
          </table:table-cell>
          <table:table-cell table:style-name="ce87" office:value-type="string" calcext:value-type="string">
            <text:p>-</text:p>
          </table:table-cell>
          <table:table-cell table:style-name="ce87" table:number-columns-repeated="2"/>
          <table:table-cell table:style-name="ce94"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5" table:formula="of:=IF(AND([.$A39]&lt;&gt;&quot;&quot;;NOT(ISNUMBER(FIND(&quot;廃止&quot;;[.$D39])));NOT(ISNUMBER(FIND(&quot;廃止&quot;;[.$E39]))));MAX([.$B$1:.$B38])+1;&quot;&quot;)" office:value-type="float" office:value="38" calcext:value-type="float">
            <text:p>38</text:p>
          </table:table-cell>
          <table:table-cell table:style-name="ce5" table:formula="of:=CONCATENATE([.$D39];&quot;-&quot;;[.$E39])" office:value-type="string" office:string-value="Application-6-2" calcext:value-type="string">
            <text:p>Application-6-2</text:p>
          </table:table-cell>
          <table:table-cell table:style-name="ce8" office:value-type="string" calcext:value-type="string">
            <text:p>Application-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任意の位置</text:p>
          </table:table-cell>
          <table:table-cell table:style-name="ce8" office:value-type="string" calcext:value-type="string">
            <text:p>fainstall.iniを編集する</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table-cell table:style-name="ce10" table:formula="of:=IF([.K39]=&quot;&quot;;&quot;?&quot;;IF([.N39]=&quot;&quot;;&quot;新規&quot;;IF([.K39]=[.N39];&quot;&quot;;&quot;変更あり&quot;)))">
            <text:p/>
          </table:table-cell>
          <table:table-cell table:style-name="ce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 table:formula="of:=IF([.P39]=&quot;&quot;;&quot;?&quot;;IF([.R39]=&quot;&quot;;&quot;新規&quot;;IF([.P39]=[.R39];&quot;&quot;;&quot;○&quot;)))">
            <text:p/>
          </table:table-cell>
          <table:table-cell table:style-name="ce8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87" table:number-columns-repeated="2"/>
          <table:table-cell table:style-name="ce94"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0]&lt;&gt;&quot;&quot;;NOT(ISNUMBER(FIND(&quot;廃止&quot;;[.$D40])));NOT(ISNUMBER(FIND(&quot;廃止&quot;;[.$E40]))));MAX([.$B$1:.$B39])+1;&quot;&quot;)" office:value-type="float" office:value="39" calcext:value-type="float">
            <text:p>39</text:p>
          </table:table-cell>
          <table:table-cell table:style-name="ce5" table:formula="of:=CONCATENATE([.$D40];&quot;-&quot;;[.$E40])" office:value-type="string" office:string-value="Application-7-1" calcext:value-type="string">
            <text:p>Application-7-1</text:p>
          </table:table-cell>
          <table:table-cell table:style-name="ce8" office:value-type="string" calcext:value-type="string">
            <text:p>Application-7</text:p>
          </table:table-cell>
          <table:table-cell table:style-name="ce8" office:value-type="float" office:value="1" calcext:value-type="float">
            <text:p>1</text:p>
          </table:table-cell>
          <table:table-cell table:style-name="ce19" office:value-type="string" calcext:value-type="string" table:number-columns-spanned="1" table:number-rows-spanned="3">
            <text:p>ブランディング</text:p>
          </table:table-cell>
          <table:table-cell table:style-name="ce19" office:value-type="string" calcext:value-type="string" table:number-columns-spanned="1" table:number-rows-spanned="3">
            <text:p>ノーブランド化</text:p>
          </table:table-cell>
          <table:table-cell table:style-name="ce19" office:value-type="string" calcext:value-type="string" table:number-columns-spanned="1" table:number-rows-spanned="3">
            <text:p>-</text:p>
          </table:table-cell>
          <table:table-cell table:style-name="ce8" office:value-type="string" calcext:value-type="string">
            <text:p>しない（オフィシャル版を使用）</text:p>
          </table:table-cell>
          <table:table-cell table:style-name="ce8"/>
          <table:table-cell table:style-name="ce8" office:value-type="string" calcext:value-type="string">
            <text:p>-</text:p>
          </table:table-cell>
          <table:table-cell table:style-name="ce8"/>
          <table:table-cell table:style-name="ce10" table:formula="of:=IF([.K40]=&quot;&quot;;&quot;?&quot;;IF([.N40]=&quot;&quot;;&quot;新規&quot;;IF([.K40]=[.N40];&quot;&quot;;&quot;変更あり&quot;)))">
            <text:p/>
          </table:table-cell>
          <table:table-cell table:style-name="ce8" office:value-type="string" calcext:value-type="string">
            <text:p>-</text:p>
          </table:table-cell>
          <table:table-cell table:style-name="ce10" table:formula="of:=IF([.N40]=&quot;&quot;;&quot;?&quot;;IF([.P40]=&quot;&quot;;&quot;新規&quot;;IF([.N40]=[.P40];&quot;&quot;;&quot;変更あり&quot;)))">
            <text:p/>
          </table:table-cell>
          <table:table-cell table:style-name="ce87" office:value-type="string" calcext:value-type="string">
            <text:p>-</text:p>
          </table:table-cell>
          <table:table-cell table:style-name="ce8" table:formula="of:=IF([.P40]=&quot;&quot;;&quot;?&quot;;IF([.R40]=&quot;&quot;;&quot;新規&quot;;IF([.P40]=[.R40];&quot;&quot;;&quot;○&quot;)))">
            <text:p/>
          </table:table-cell>
          <table:table-cell table:style-name="ce87" office:value-type="string" calcext:value-type="string">
            <text:p>-</text:p>
          </table:table-cell>
          <table:table-cell table:style-name="ce87" table:number-columns-repeated="2"/>
          <table:table-cell table:style-name="ce94"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lt;&gt;&quot;&quot;;NOT(ISNUMBER(FIND(&quot;廃止&quot;;[.$D41])));NOT(ISNUMBER(FIND(&quot;廃止&quot;;[.$E41]))));MAX([.$B$1:.$B40])+1;&quot;&quot;)" office:value-type="float" office:value="40" calcext:value-type="float">
            <text:p>40</text:p>
          </table:table-cell>
          <table:table-cell table:style-name="ce5" table:formula="of:=CONCATENATE([.$D41];&quot;-&quot;;[.$E41])" office:value-type="string" office:string-value="Application-7-2" calcext:value-type="string">
            <text:p>Application-7-2</text:p>
          </table:table-cell>
          <table:table-cell table:style-name="ce8" office:value-type="string" calcext:value-type="string">
            <text:p>Application-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上の名称のみ変更する</text:p>
          </table:table-cell>
          <table:table-cell table:style-name="ce8" office:value-type="string" calcext:value-type="string">
            <text:p>1. 所定の手順に則り、言語リソースとブランディング関連リソース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1]=&quot;&quot;;&quot;?&quot;;IF([.N41]=&quot;&quot;;&quot;新規&quot;;IF([.K41]=[.N41];&quot;&quot;;&quot;変更あり&quot;)))">
            <text:p/>
          </table:table-cell>
          <table:table-cell table:style-name="ce8"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87" office:value-type="string" calcext:value-type="string">
            <text:p>長いブランド名、短いブランド名を指定</text:p>
          </table:table-cell>
          <table:table-cell table:style-name="ce8" table:formula="of:=IF([.P41]=&quot;&quot;;&quot;?&quot;;IF([.R41]=&quot;&quot;;&quot;新規&quot;;IF([.P41]=[.R41];&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2]&lt;&gt;&quot;&quot;;NOT(ISNUMBER(FIND(&quot;廃止&quot;;[.$D42])));NOT(ISNUMBER(FIND(&quot;廃止&quot;;[.$E42]))));MAX([.$B$1:.$B41])+1;&quot;&quot;)" office:value-type="float" office:value="41" calcext:value-type="float">
            <text:p>41</text:p>
          </table:table-cell>
          <table:table-cell table:style-name="ce5" table:formula="of:=CONCATENATE([.$D42];&quot;-&quot;;[.$E42])" office:value-type="string" office:string-value="Application-7-3" calcext:value-type="string">
            <text:p>Application-7-3</text:p>
          </table:table-cell>
          <table:table-cell table:style-name="ce8" office:value-type="string" calcext:value-type="string">
            <text:p>Application-7</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内部名も含めて変更する</text:p>
          </table:table-cell>
          <table:table-cell table:style-name="ce8" office:value-type="string" calcext:value-type="string">
            <text:p>1. 所定の手順に則り、言語リソース、ブランディング関連リソース、動作上の内部名を定義している箇所を修正する</text:p>
            <text:p>2. ビルドする</text:p>
          </table:table-cell>
          <table:table-cell table:style-name="ce8" office:value-type="string" calcext:value-type="string">
            <text:p>長いブランド名、短いブランド名を指定</text:p>
          </table:table-cell>
          <table:table-cell table:style-name="ce8"/>
          <table:table-cell table:style-name="ce10" table:formula="of:=IF([.K42]=&quot;&quot;;&quot;?&quot;;IF([.N42]=&quot;&quot;;&quot;新規&quot;;IF([.K42]=[.N42];&quot;&quot;;&quot;変更あり&quot;)))">
            <text:p/>
          </table:table-cell>
          <table:table-cell table:style-name="ce8"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87" office:value-type="string" calcext:value-type="string">
            <text:p>長いブランド名、短いブランド名を指定</text:p>
          </table:table-cell>
          <table:table-cell table:style-name="ce8" table:formula="of:=IF([.P42]=&quot;&quot;;&quot;?&quot;;IF([.R42]=&quot;&quot;;&quot;新規&quot;;IF([.P42]=[.R42];&quot;&quot;;&quot;○&quot;)))">
            <text:p/>
          </table:table-cell>
          <table:table-cell table:style-name="ce87" office:value-type="string" calcext:value-type="string">
            <text:p>長いブランド名、短いブランド名を指定</text:p>
          </table:table-cell>
          <table:table-cell table:style-name="ce87" table:number-columns-repeated="2"/>
          <table:table-cell table:style-name="ce94"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5" table:formula="of:=IF(AND([.$A43]&lt;&gt;&quot;&quot;;NOT(ISNUMBER(FIND(&quot;廃止&quot;;[.$D43])));NOT(ISNUMBER(FIND(&quot;廃止&quot;;[.$E43]))));MAX([.$B$1:.$B42])+1;&quot;&quot;)" office:value-type="float" office:value="42" calcext:value-type="float">
            <text:p>42</text:p>
          </table:table-cell>
          <table:table-cell table:style-name="ce5" table:formula="of:=CONCATENATE([.$D43];&quot;-&quot;;[.$E43])" office:value-type="string" office:string-value="Admin-1-1" calcext:value-type="string">
            <text:p>Admin-1-1</text:p>
          </table:table-cell>
          <table:table-cell table:style-name="ce8" office:value-type="string" calcext:value-type="string">
            <text:p>Admin-1</text:p>
          </table:table-cell>
          <table:table-cell table:style-name="ce8" office:value-type="float" office:value="1" calcext:value-type="float">
            <text:p>1</text:p>
          </table:table-cell>
          <table:table-cell table:style-name="ce19" office:value-type="string" calcext:value-type="string" table:number-columns-spanned="1" table:number-rows-spanned="3">
            <text:p>管理者による設定</text:p>
          </table:table-cell>
          <table:table-cell table:style-name="ce19" office:value-type="string" calcext:value-type="string" table:number-columns-spanned="1" table:number-rows-spanned="3">
            <text:p>管理者による設定の制御</text:p>
          </table:table-cell>
          <table:table-cell table:style-name="ce19" office:value-type="string" calcext:value-type="string" table:number-columns-spanned="1" table:number-rows-spanned="3">
            <text:p>-</text:p>
          </table:table-cell>
          <table:table-cell table:style-name="ce8" office:value-type="string" calcext:value-type="string">
            <text:p>ローカルのファイルで設定する</text:p>
          </table:table-cell>
          <table:table-cell table:style-name="ce8" office:value-type="string" calcext:value-type="string">
            <text:p>1. defaults/pref/autoconfig.jsに設定を反映する</text:p>
            <text:p>2. autoconfig.cfgに設定を反映する</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
          <table:table-cell table:style-name="ce10" table:formula="of:=IF([.K43]=&quot;&quot;;&quot;?&quot;;IF([.N43]=&quot;&quot;;&quot;新規&quot;;IF([.K43]=[.N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 table:formula="of:=IF([.P43]=&quot;&quot;;&quot;?&quot;;IF([.R43]=&quot;&quot;;&quot;新規&quot;;IF([.P43]=[.R43];&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94"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5" table:formula="of:=IF(AND([.$A44]&lt;&gt;&quot;&quot;;NOT(ISNUMBER(FIND(&quot;廃止&quot;;[.$D44])));NOT(ISNUMBER(FIND(&quot;廃止&quot;;[.$E44]))));MAX([.$B$1:.$B43])+1;&quot;&quot;)" office:value-type="float" office:value="43" calcext:value-type="float">
            <text:p>43</text:p>
          </table:table-cell>
          <table:table-cell table:style-name="ce5" table:formula="of:=CONCATENATE([.$D44];&quot;-&quot;;[.$E44])" office:value-type="string" office:string-value="Admin-1-2" calcext:value-type="string">
            <text:p>Admin-1-2</text:p>
          </table:table-cell>
          <table:table-cell table:style-name="ce8" office:value-type="string" calcext:value-type="string">
            <text:p>Admi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モートのファイルで設定する</text:p>
          </table:table-cell>
          <table:table-cell table:style-name="ce8" office:value-type="string" calcext:value-type="string">
            <text:p>1. defaults/pref/autoconfig.jsに設定を反映する</text:p>
            <text:p>2. autoconfig.cfgに設定を反映する</text:p>
            <text:p>3. リモートに設定ファイルautoconfig.jscを設置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table-cell table:style-name="ce10" table:formula="of:=IF([.K44]=&quot;&quot;;&quot;?&quot;;IF([.N44]=&quot;&quot;;&quot;新規&quot;;IF([.K44]=[.N44];&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 table:formula="of:=IF([.P44]=&quot;&quot;;&quot;?&quot;;IF([.R44]=&quot;&quot;;&quot;新規&quot;;IF([.P44]=[.R44];&quot;&quot;;&quot;○&quot;)))">
            <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87" office:value-type="string" calcext:value-type="string">
            <text:p>変更無し</text:p>
          </table:table-cell>
          <table:table-cell table:style-name="ce8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94"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5]&lt;&gt;&quot;&quot;;NOT(ISNUMBER(FIND(&quot;廃止&quot;;[.$D45])));NOT(ISNUMBER(FIND(&quot;廃止&quot;;[.$E45]))));MAX([.$B$1:.$B44])+1;&quot;&quot;)" office:value-type="float" office:value="44" calcext:value-type="float">
            <text:p>44</text:p>
          </table:table-cell>
          <table:table-cell table:style-name="ce5" table:formula="of:=CONCATENATE([.$D45];&quot;-&quot;;[.$E45])" office:value-type="string" office:string-value="Admin-1-3" calcext:value-type="string">
            <text:p>Admin-1-3</text:p>
          </table:table-cell>
          <table:table-cell table:style-name="ce8" office:value-type="string" calcext:value-type="string">
            <text:p>Admin-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設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45]=&quot;&quot;;&quot;?&quot;;IF([.N45]=&quot;&quot;;&quot;新規&quot;;IF([.K45]=[.N45];&quot;&quot;;&quot;変更あり&quot;)))">
            <text:p/>
          </table:table-cell>
          <table:table-cell table:style-name="ce9" office:value-type="string" calcext:value-type="string">
            <text:p>-</text:p>
          </table:table-cell>
          <table:table-cell table:style-name="ce10" table:formula="of:=IF([.N45]=&quot;&quot;;&quot;?&quot;;IF([.P45]=&quot;&quot;;&quot;新規&quot;;IF([.N45]=[.P45];&quot;&quot;;&quot;変更あり&quot;)))">
            <text:p/>
          </table:table-cell>
          <table:table-cell table:style-name="ce9" office:value-type="string" calcext:value-type="string">
            <text:p>-</text:p>
          </table:table-cell>
          <table:table-cell table:style-name="ce8" table:formula="of:=IF([.P45]=&quot;&quot;;&quot;?&quot;;IF([.R45]=&quot;&quot;;&quot;新規&quot;;IF([.P45]=[.R45];&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6]&lt;&gt;&quot;&quot;;NOT(ISNUMBER(FIND(&quot;廃止&quot;;[.$D46])));NOT(ISNUMBER(FIND(&quot;廃止&quot;;[.$E46]))));MAX([.$B$1:.$B45])+1;&quot;&quot;)" office:value-type="float" office:value="45" calcext:value-type="float">
            <text:p>45</text:p>
          </table:table-cell>
          <table:table-cell table:style-name="ce5" table:formula="of:=CONCATENATE([.$D46];&quot;-&quot;;[.$E46])" office:value-type="string" office:string-value="Admin-2-1" calcext:value-type="string">
            <text:p>Admin-2-1</text:p>
          </table:table-cell>
          <table:table-cell table:style-name="ce8" office:value-type="string" calcext:value-type="string">
            <text:p>Admin-2</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初回起動時のアドオン導入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extensions.autoDisableScopes", 15);</text:p>
          </table:table-cell>
          <table:table-cell table:style-name="ce9"/>
          <table:table-cell table:style-name="ce10" table:formula="of:=IF([.K46]=&quot;&quot;;&quot;?&quot;;IF([.N46]=&quot;&quot;;&quot;新規&quot;;IF([.K46]=[.N46];&quot;&quot;;&quot;変更あり&quot;)))">
            <text:p/>
          </table:table-cell>
          <table:table-cell table:style-name="ce9"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9" office:value-type="string" calcext:value-type="string">
            <text:p>lockPref("extensions.autoDisableScopes", 15);</text:p>
          </table:table-cell>
          <table:table-cell table:style-name="ce8" table:formula="of:=IF([.P46]=&quot;&quot;;&quot;?&quot;;IF([.R46]=&quot;&quot;;&quot;新規&quot;;IF([.P46]=[.R46];&quot;&quot;;&quot;○&quot;)))">
            <text:p/>
          </table:table-cell>
          <table:table-cell table:style-name="ce87" office:value-type="string" calcext:value-type="string">
            <text:p>lockPref("extensions.autoDisableScopes", 15);</text:p>
          </table:table-cell>
          <table:table-cell table:style-name="ce87" office:value-type="string" calcext:value-type="string">
            <text:p>変更無し</text:p>
          </table:table-cell>
          <table:table-cell table:style-name="ce87" office:value-type="string" calcext:value-type="string">
            <text:p>lockPref("extensions.autoDisableScopes", 15);</text:p>
          </table:table-cell>
          <table:table-cell table:style-name="ce94"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7]&lt;&gt;&quot;&quot;;NOT(ISNUMBER(FIND(&quot;廃止&quot;;[.$D47])));NOT(ISNUMBER(FIND(&quot;廃止&quot;;[.$E47]))));MAX([.$B$1:.$B46])+1;&quot;&quot;)" office:value-type="float" office:value="46" calcext:value-type="float">
            <text:p>46</text:p>
          </table:table-cell>
          <table:table-cell table:style-name="ce5" table:formula="of:=CONCATENATE([.$D47];&quot;-&quot;;[.$E47])" office:value-type="string" office:string-value="Admin-2-2" calcext:value-type="string">
            <text:p>Admin-2-2</text:p>
          </table:table-cell>
          <table:table-cell table:style-name="ce8" office:value-type="string" calcext:value-type="string">
            <text:p>Adm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extensions.autoDisableScopes", 11);</text:p>
          </table:table-cell>
          <table:table-cell table:style-name="ce9"/>
          <table:table-cell table:style-name="ce10" table:formula="of:=IF([.K47]=&quot;&quot;;&quot;?&quot;;IF([.N47]=&quot;&quot;;&quot;新規&quot;;IF([.K47]=[.N47];&quot;&quot;;&quot;変更あり&quot;)))">
            <text:p/>
          </table:table-cell>
          <table:table-cell table:style-name="ce9"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9" office:value-type="string" calcext:value-type="string">
            <text:p>lockPref("extensions.autoDisableScopes", 11);</text:p>
          </table:table-cell>
          <table:table-cell table:style-name="ce8" table:formula="of:=IF([.P47]=&quot;&quot;;&quot;?&quot;;IF([.R47]=&quot;&quot;;&quot;新規&quot;;IF([.P47]=[.R47];&quot;&quot;;&quot;○&quot;)))">
            <text:p/>
          </table:table-cell>
          <table:table-cell table:style-name="ce87" office:value-type="string" calcext:value-type="string">
            <text:p>lockPref("extensions.autoDisableScopes", 11);</text:p>
          </table:table-cell>
          <table:table-cell table:style-name="ce87" office:value-type="string" calcext:value-type="string">
            <text:p>変更無し</text:p>
          </table:table-cell>
          <table:table-cell table:style-name="ce87" office:value-type="string" calcext:value-type="string">
            <text:p>lockPref("extensions.autoDisableScopes", 11);</text:p>
          </table:table-cell>
          <table:table-cell table:style-name="ce94"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8]&lt;&gt;&quot;&quot;;NOT(ISNUMBER(FIND(&quot;廃止&quot;;[.$D48])));NOT(ISNUMBER(FIND(&quot;廃止&quot;;[.$E48]))));MAX([.$B$1:.$B47])+1;&quot;&quot;)">
            <text:p/>
          </table:table-cell>
          <table:table-cell table:style-name="ce5" table:formula="of:=CONCATENATE([.$D48];&quot;-&quot;;[.$E48])" office:value-type="string" office:string-value="Admin-3(廃止)-1" calcext:value-type="string">
            <text:p>Admin-3(廃止)-1</text:p>
          </table:table-cell>
          <table:table-cell table:style-name="ce8" office:value-type="string" calcext:value-type="string">
            <text:p>Admin-3(廃止)</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Firefoxバージョンアップ時のアドオン更新確認の可否</text:p>
          </table:table-cell>
          <table:table-cell table:style-name="ce17" office:value-type="string" calcext:value-type="string" table:number-columns-spanned="1" table:number-rows-spanned="2">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extensions.shownSelectionUI", false);</text:p>
            <text:p><text:span text:style-name="T11">lockPref("extensions.showMismatchUI", true);</text:span></text:p>
          </table:table-cell>
          <table:table-cell table:style-name="ce12" office:value-type="string" calcext:value-type="string">
            <text:p>Firefox 57で機能が削除されたため廃止。</text:p>
          </table:table-cell>
          <table:table-cell table:style-name="ce10" table:formula="of:=IF([.K48]=&quot;&quot;;&quot;?&quot;;IF([.N48]=&quot;&quot;;&quot;新規&quot;;IF([.K48]=[.N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10" table:formula="of:=IF([.N48]=&quot;&quot;;&quot;?&quot;;IF([.P48]=&quot;&quot;;&quot;新規&quot;;IF([.N48]=[.P48];&quot;&quot;;&quot;変更あり&quot;)))">
            <text:p/>
          </table:table-cell>
          <table:table-cell table:style-name="ce9" office:value-type="string" calcext:value-type="string">
            <text:p>lockPref("extensions.shownSelectionUI", false);</text:p>
            <text:p><text:span text:style-name="T11">lockPref("extensions.showMismatchUI", true);</text:span></text:p>
          </table:table-cell>
          <table:table-cell table:style-name="ce8" table:formula="of:=IF([.P48]=&quot;&quot;;&quot;?&quot;;IF([.R48]=&quot;&quot;;&quot;新規&quot;;IF([.P48]=[.R48];&quot;&quot;;&quot;○&quot;)))" office:value-type="string" office:string-value="○" calcext:value-type="string">
            <text:p>○</text:p>
          </table:table-cell>
          <table:table-cell table:style-name="ce87" office:value-type="string" calcext:value-type="string">
            <text:p>lockPref("extensions.shownSelectionUI", false);</text:p>
          </table:table-cell>
          <table:table-cell table:style-name="ce87" office:value-type="string" calcext:value-type="string">
            <text:p>変更無し</text:p>
          </table:table-cell>
          <table:table-cell table:style-name="ce87" office:value-type="string" calcext:value-type="string">
            <text:p>lockPref("extensions.shownSelectionUI", false);</text:p>
          </table:table-cell>
          <table:table-cell table:style-name="ce94"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9]&lt;&gt;&quot;&quot;;NOT(ISNUMBER(FIND(&quot;廃止&quot;;[.$D49])));NOT(ISNUMBER(FIND(&quot;廃止&quot;;[.$E49]))));MAX([.$B$1:.$B48])+1;&quot;&quot;)">
            <text:p/>
          </table:table-cell>
          <table:table-cell table:style-name="ce5" table:formula="of:=CONCATENATE([.$D49];&quot;-&quot;;[.$E49])" office:value-type="string" office:string-value="Admin-3(廃止)-2" calcext:value-type="string">
            <text:p>Admin-3(廃止)-2</text:p>
          </table:table-cell>
          <table:table-cell table:style-name="ce8" office:value-type="string" calcext:value-type="string">
            <text:p>Adm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MCDで設定を反映する</text:p>
          </table:table-cell>
          <table:table-cell table:style-name="ce9" office:value-type="string" calcext:value-type="string">
            <text:p>lockPref("extensions.shownSelectionUI", true);</text:p>
            <text:p>lockPref("extensions.showMismatchUI", false);</text:p>
          </table:table-cell>
          <table:table-cell table:style-name="ce9"/>
          <table:table-cell table:style-name="ce10" table:formula="of:=IF([.K49]=&quot;&quot;;&quot;?&quot;;IF([.N49]=&quot;&quot;;&quot;新規&quot;;IF([.K49]=[.N49];&quot;&quot;;&quot;変更あり&quot;)))">
            <text:p/>
          </table:table-cell>
          <table:table-cell table:style-name="ce9"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9" office:value-type="string" calcext:value-type="string">
            <text:p>lockPref("extensions.shownSelectionUI", true);</text:p>
            <text:p>lockPref("extensions.showMismatchUI", false);</text:p>
          </table:table-cell>
          <table:table-cell table:style-name="ce8" table:formula="of:=IF([.P49]=&quot;&quot;;&quot;?&quot;;IF([.R49]=&quot;&quot;;&quot;新規&quot;;IF([.P49]=[.R49];&quot;&quot;;&quot;○&quot;)))" office:value-type="string" office:string-value="○" calcext:value-type="string">
            <text:p>○</text:p>
          </table:table-cell>
          <table:table-cell table:style-name="ce87" office:value-type="string" calcext:value-type="string">
            <text:p>lockPref("extensions.shownSelectionUI", true);</text:p>
          </table:table-cell>
          <table:table-cell table:style-name="ce87" office:value-type="string" calcext:value-type="string">
            <text:p>変更無し</text:p>
          </table:table-cell>
          <table:table-cell table:style-name="ce87" office:value-type="string" calcext:value-type="string">
            <text:p>lockPref("extensions.shownSelectionUI", true);</text:p>
          </table:table-cell>
          <table:table-cell table:style-name="ce94"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50]&lt;&gt;&quot;&quot;;NOT(ISNUMBER(FIND(&quot;廃止&quot;;[.$D50])));NOT(ISNUMBER(FIND(&quot;廃止&quot;;[.$E50]))));MAX([.$B$1:.$B49])+1;&quot;&quot;)">
            <text:p/>
          </table:table-cell>
          <table:table-cell table:style-name="ce5" table:formula="of:=CONCATENATE([.$D50];&quot;-&quot;;[.$E50])" office:value-type="string" office:string-value="Admin-4(廃止)-1" calcext:value-type="string">
            <text:p>Admin-4(廃止)-1</text:p>
          </table:table-cell>
          <table:table-cell table:style-name="ce9" office:value-type="string" calcext:value-type="string">
            <text:p>Admin-4(廃止)</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アドオン導入</text:p>
          </table:table-cell>
          <table:table-cell table:style-name="ce20" office:value-type="string" calcext:value-type="string" table:number-columns-spanned="1" table:number-rows-spanned="2">
            <text:p>Mozillaにより署名されていないアドオンのインストールパッケージ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xpinstall.signatures.required", false);</text:p>
          </table:table-cell>
          <table:table-cell table:style-name="ce9" office:value-type="string" calcext:value-type="string">
            <text:p>アドオンの署名義務化に伴い廃止。</text:p>
          </table:table-cell>
          <table:table-cell table:style-name="ce10" table:formula="of:=IF([.K50]=&quot;&quot;;&quot;?&quot;;IF([.N50]=&quot;&quot;;&quot;新規&quot;;IF([.K50]=[.N50];&quot;&quot;;&quot;変更あり&quot;)))">
            <text:p/>
          </table:table-cell>
          <table:table-cell table:style-name="ce9"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9" office:value-type="string" calcext:value-type="string">
            <text:p>lockPref("xpinstall.signatures.required", false);</text:p>
          </table:table-cell>
          <table:table-cell table:style-name="ce8" table:formula="of:=IF([.P50]=&quot;&quot;;&quot;?&quot;;IF([.R50]=&quot;&quot;;&quot;新規&quot;;IF([.P50]=[.R50];&quot;&quot;;&quot;○&quot;)))" office:value-type="string" office:string-value="新規" calcext:value-type="string">
            <text:p>新規</text:p>
          </table:table-cell>
          <table:table-cell table:style-name="ce87" table:number-columns-repeated="3"/>
          <table:table-cell table:style-name="ce94"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1]&lt;&gt;&quot;&quot;;NOT(ISNUMBER(FIND(&quot;廃止&quot;;[.$D51])));NOT(ISNUMBER(FIND(&quot;廃止&quot;;[.$E51]))));MAX([.$B$1:.$B50])+1;&quot;&quot;)">
            <text:p/>
          </table:table-cell>
          <table:table-cell table:style-name="ce5" table:formula="of:=CONCATENATE([.$D51];&quot;-&quot;;[.$E51])" office:value-type="string" office:string-value="Admin-4(廃止)-2" calcext:value-type="string">
            <text:p>Admin-4(廃止)-2</text:p>
          </table:table-cell>
          <table:table-cell table:style-name="ce9" office:value-type="string" calcext:value-type="string">
            <text:p>Admin-4(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規定）</text:p>
          </table:table-cell>
          <table:table-cell table:style-name="ce9" office:value-type="string" calcext:value-type="string">
            <text:p>MCDで設定を反映する</text:p>
          </table:table-cell>
          <table:table-cell table:style-name="ce9" office:value-type="string" calcext:value-type="string">
            <text:p>lockPref("xpinstall.signatures.required", true);</text:p>
          </table:table-cell>
          <table:table-cell table:style-name="ce9"/>
          <table:table-cell table:style-name="ce10" table:formula="of:=IF([.K51]=&quot;&quot;;&quot;?&quot;;IF([.N51]=&quot;&quot;;&quot;新規&quot;;IF([.K51]=[.N51];&quot;&quot;;&quot;変更あり&quot;)))">
            <text:p/>
          </table:table-cell>
          <table:table-cell table:style-name="ce9"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9" office:value-type="string" calcext:value-type="string">
            <text:p>lockPref("xpinstall.signatures.required", true);</text:p>
          </table:table-cell>
          <table:table-cell table:style-name="ce8" table:formula="of:=IF([.P51]=&quot;&quot;;&quot;?&quot;;IF([.R51]=&quot;&quot;;&quot;新規&quot;;IF([.P51]=[.R51];&quot;&quot;;&quot;○&quot;)))" office:value-type="string" office:string-value="新規" calcext:value-type="string">
            <text:p>新規</text:p>
          </table:table-cell>
          <table:table-cell table:style-name="ce87" table:number-columns-repeated="3"/>
          <table:table-cell table:style-name="ce94"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5" table:formula="of:=IF(AND([.$A52]&lt;&gt;&quot;&quot;;NOT(ISNUMBER(FIND(&quot;廃止&quot;;[.$D52])));NOT(ISNUMBER(FIND(&quot;廃止&quot;;[.$E52]))));MAX([.$B$1:.$B51])+1;&quot;&quot;)" office:value-type="float" office:value="47" calcext:value-type="float">
            <text:p>47</text:p>
          </table:table-cell>
          <table:table-cell table:style-name="ce5" table:formula="of:=CONCATENATE([.$D52];&quot;-&quot;;[.$E52])" office:value-type="string" office:string-value="Admin-5-1" calcext:value-type="string">
            <text:p>Admin-5-1</text:p>
          </table:table-cell>
          <table:table-cell table:style-name="ce9" office:value-type="string" calcext:value-type="string">
            <text:p>Admin-5</text:p>
          </table:table-cell>
          <table:table-cell table:style-name="ce9" office:value-type="float" office:value="1" calcext:value-type="float">
            <text:p>1</text:p>
          </table:table-cell>
          <table:table-cell table:style-name="ce20" office:value-type="string" calcext:value-type="string" table:number-columns-spanned="1" table:number-rows-spanned="2">
            <text:p>管理者によるポリシー設定</text:p>
          </table:table-cell>
          <table:table-cell table:style-name="ce20" office:value-type="string" calcext:value-type="string" table:number-columns-spanned="1" table:number-rows-spanned="2">
            <text:p>ポリシー設定の使用の可否</text:p>
          </table:table-cell>
          <table:table-cell table:style-name="ce20" office:value-type="string" calcext:value-type="string" table:number-columns-spanned="1" table:number-rows-spanned="2">
            <text:p>-</text:p>
          </table:table-cell>
          <table:table-cell table:style-name="ce9" office:value-type="string" calcext:value-type="string">
            <text:p>使用する</text:p>
          </table:table-cell>
          <table:table-cell table:style-name="ce9" office:value-type="string" calcext:value-type="string">
            <text:p>1. MCDで設定を反映する</text:p>
            <text:p>2. distribution/policies.json を作成する</text:p>
          </table:table-cell>
          <table:table-cell table:style-name="ce9" office:value-type="string" calcext:value-type="string">
            <text:p>MCD:</text:p>
            <text:p>lockPref("browser.policies.enabled", true);</text:p>
            <text:p>lockPref("browser.policies.loglevel", "debug");</text:p>
            <text:p/>
            <text:p>policies.json:</text:p>
            <text:p>{ "policies": { … } }</text:p>
          </table:table-cell>
          <table:table-cell table:style-name="ce9"/>
          <table:table-cell table:style-name="ce10" table:formula="of:=IF([.K52]=&quot;&quot;;&quot;?&quot;;IF([.N52]=&quot;&quot;;&quot;新規&quot;;IF([.K52]=[.N52];&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5" table:formula="of:=IF(AND([.$A53]&lt;&gt;&quot;&quot;;NOT(ISNUMBER(FIND(&quot;廃止&quot;;[.$D53])));NOT(ISNUMBER(FIND(&quot;廃止&quot;;[.$E53]))));MAX([.$B$1:.$B52])+1;&quot;&quot;)" office:value-type="float" office:value="48" calcext:value-type="float">
            <text:p>48</text:p>
          </table:table-cell>
          <table:table-cell table:style-name="ce5" table:formula="of:=CONCATENATE([.$D53];&quot;-&quot;;[.$E53])" office:value-type="string" office:string-value="Admin-5-2" calcext:value-type="string">
            <text:p>Admin-5-2</text:p>
          </table:table-cell>
          <table:table-cell table:style-name="ce9" office:value-type="string" calcext:value-type="string">
            <text:p>Admin-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number-columns-repeated="2" table:style-name="ce9" office:value-type="string" calcext:value-type="string">
            <text:p>-</text:p>
          </table:table-cell>
          <table:table-cell table:style-name="ce9"/>
          <table:table-cell table:style-name="ce10" table:formula="of:=IF([.K53]=&quot;&quot;;&quot;?&quot;;IF([.N53]=&quot;&quot;;&quot;新規&quot;;IF([.K53]=[.N53];&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5" table:formula="of:=IF(AND([.$A54]&lt;&gt;&quot;&quot;;NOT(ISNUMBER(FIND(&quot;廃止&quot;;[.$D54])));NOT(ISNUMBER(FIND(&quot;廃止&quot;;[.$E54]))));MAX([.$B$1:.$B51])+1;&quot;&quot;)">
            <text:p/>
          </table:table-cell>
          <table:table-cell table:style-name="ce5" table:formula="of:=CONCATENATE([.$D54];&quot;-&quot;;[.$E54])" office:value-type="string" office:string-value="Security-1-1(廃止)" calcext:value-type="string">
            <text:p>Security-1-1(廃止)</text:p>
          </table:table-cell>
          <table:table-cell table:style-name="ce8" office:value-type="string" calcext:value-type="string">
            <text:p>Security-1</text:p>
          </table:table-cell>
          <table:table-cell table:style-name="ce8" office:value-type="string" calcext:value-type="string">
            <text:p>1(廃止)</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独自のルート証明書をあらかじめ導入しておく</text:p>
          </table:table-cell>
          <table:table-cell table:style-name="ce19" office:value-type="string" calcext:value-type="string" table:number-columns-spanned="1" table:number-rows-spanned="3">
            <text:p>-</text:p>
          </table:table-cell>
          <table:table-cell table:style-name="ce8" office:value-type="string" calcext:value-type="string">
            <text:p>導入する</text:p>
          </table:table-cell>
          <table:table-cell table:style-name="ce14" office:value-type="string" calcext:value-type="string">
            <text:p>1. アドオン「Cert Importer」を導入する</text:p>
            <text:p>2. アドオン「Auto Confirm」を導入する</text:p>
            <text:p>3. MCDで設定を反映する</text:p>
          </table:table-cell>
          <table:table-cell table:style-name="ce14"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4" office:value-type="string" calcext:value-type="string">
            <text:p>Firefox 57以降アドオンが使用できなくなっため項目を廃止。</text:p>
          </table:table-cell>
          <table:table-cell table:style-name="ce10" table:formula="of:=IF([.K54]=&quot;&quot;;&quot;?&quot;;IF([.N54]=&quot;&quot;;&quot;新規&quot;;IF([.K54]=[.N54];&quot;&quot;;&quot;変更あり&quot;)))">
            <text:p/>
          </table:table-cell>
          <table:table-cell table:style-name="ce8"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4]=&quot;&quot;;&quot;?&quot;;IF([.P54]=&quot;&quot;;&quot;新規&quot;;IF([.N54]=[.P54];&quot;&quot;;&quot;変更あり&quot;)))" office:value-type="string" office:string-value="変更あり" calcext:value-type="string">
            <text:p>変更あり</text:p>
          </table:table-cell>
          <table:table-cell table:style-name="ce8"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8" table:formula="of:=IF([.P54]=&quot;&quot;;&quot;?&quot;;IF([.R54]=&quot;&quot;;&quot;新規&quot;;IF([.P54]=[.R54];&quot;&quot;;&quot;○&quot;)))" office:value-type="string" office:string-value="○" calcext:value-type="string">
            <text:p>○</text:p>
          </table:table-cell>
          <table:table-cell table:style-name="ce87" office:value-type="string" calcext:value-type="string">
            <text:p>lockPref("extensions.certimporter.importAs.*", 0);</text:p>
            <text:p>lockPref("extensions.certimporter.importAs.（ファイル名）", 1);</text:p>
          </table:table-cell>
          <table:table-cell table:style-name="ce87" office:value-type="string" calcext:value-type="string">
            <text:p>変更無し</text:p>
          </table:table-cell>
          <table:table-cell table:style-name="ce87" office:value-type="string" calcext:value-type="string">
            <text:p>lockPref("extensions.certimporter.importAs.*", 0);</text:p>
            <text:p>lockPref("extensions.certimporter.importAs.（ファイル名）", 1);</text:p>
          </table:table-cell>
          <table:table-cell table:style-name="ce94"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55]&lt;&gt;&quot;&quot;;NOT(ISNUMBER(FIND(&quot;廃止&quot;;[.$D55])));NOT(ISNUMBER(FIND(&quot;廃止&quot;;[.$E55]))));MAX([.$B$1:.$B54])+1;&quot;&quot;)" office:value-type="float" office:value="49" calcext:value-type="float">
            <text:p>49</text:p>
          </table:table-cell>
          <table:table-cell table:style-name="ce5" table:formula="of:=CONCATENATE([.$D55];&quot;-&quot;;[.$E55])" office:value-type="string" office:string-value="Security-1-2" calcext:value-type="string">
            <text:p>Security-1-2</text:p>
          </table:table-cell>
          <table:table-cell table:style-name="ce8" office:value-type="string" calcext:value-type="string">
            <text:p>Secur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導入しない（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55]=&quot;&quot;;&quot;?&quot;;IF([.N55]=&quot;&quot;;&quot;新規&quot;;IF([.K55]=[.N55];&quot;&quot;;&quot;変更あり&quot;)))">
            <text:p/>
          </table:table-cell>
          <table:table-cell table:style-name="ce10" office:value-type="string" calcext:value-type="string">
            <text:p>-</text:p>
          </table:table-cell>
          <table:table-cell table:style-name="ce10" table:formula="of:=IF([.N55]=&quot;&quot;;&quot;?&quot;;IF([.P55]=&quot;&quot;;&quot;新規&quot;;IF([.N55]=[.P55];&quot;&quot;;&quot;変更あり&quot;)))">
            <text:p/>
          </table:table-cell>
          <table:table-cell table:style-name="ce9" office:value-type="string" calcext:value-type="string">
            <text:p>-</text:p>
          </table:table-cell>
          <table:table-cell table:style-name="ce8" table:formula="of:=IF([.P55]=&quot;&quot;;&quot;?&quot;;IF([.R55]=&quot;&quot;;&quot;新規&quot;;IF([.P55]=[.R55];&quot;&quot;;&quot;○&quot;)))">
            <text:p/>
          </table:table-cell>
          <table:table-cell table:style-name="ce87" office:value-type="string" calcext:value-type="string">
            <text:p>-</text:p>
          </table:table-cell>
          <table:table-cell table:style-name="ce87" table:number-columns-repeated="2"/>
          <table:table-cell table:style-name="ce94"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56]&lt;&gt;&quot;&quot;;NOT(ISNUMBER(FIND(&quot;廃止&quot;;[.$D56])));NOT(ISNUMBER(FIND(&quot;廃止&quot;;[.$E56]))));MAX([.$B$1:.$B55])+1;&quot;&quot;)" office:value-type="float" office:value="50" calcext:value-type="float">
            <text:p>50</text:p>
          </table:table-cell>
          <table:table-cell table:style-name="ce5" table:formula="of:=CONCATENATE([.$D56];&quot;-&quot;;[.$E56])" office:value-type="string" office:string-value="Security-1-3" calcext:value-type="string">
            <text:p>Security-1-3</text:p>
          </table:table-cell>
          <table:table-cell table:style-name="ce8" office:value-type="string" calcext:value-type="string">
            <text:p>Security-1</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Windowsの証明書データベースから自動的にインポートする</text:p>
          </table:table-cell>
          <table:table-cell table:style-name="ce52" office:value-type="string" calcext:value-type="string">
            <text:p>MCDで設定を反映する</text:p>
          </table:table-cell>
          <table:table-cell table:style-name="ce10" office:value-type="string" calcext:value-type="string">
            <text:p>lockPref("security.enterprise_roots.enabled", true);</text:p>
          </table:table-cell>
          <table:table-cell table:style-name="ce10"/>
          <table:table-cell table:style-name="ce10" table:formula="of:=IF([.K56]=&quot;&quot;;&quot;?&quot;;IF([.N56]=&quot;&quot;;&quot;新規&quot;;IF([.K56]=[.N56];&quot;&quot;;&quot;変更あり&quot;)))">
            <text:p/>
          </table:table-cell>
          <table:table-cell table:style-name="ce10" office:value-type="string" calcext:value-type="string">
            <text:p>lockPref("security.enterprise_roots.enabled", true);</text:p>
          </table:table-cell>
          <table:table-cell table:style-name="ce10" table:formula="of:=IF([.N56]=&quot;&quot;;&quot;?&quot;;IF([.P56]=&quot;&quot;;&quot;新規&quot;;IF([.N56]=[.P5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7]&lt;&gt;&quot;&quot;;NOT(ISNUMBER(FIND(&quot;廃止&quot;;[.$D57])));NOT(ISNUMBER(FIND(&quot;廃止&quot;;[.$E57]))));MAX([.$B$1:.$B56])+1;&quot;&quot;)">
            <text:p/>
          </table:table-cell>
          <table:table-cell table:style-name="ce5" table:formula="of:=CONCATENATE([.$D57];&quot;-&quot;;[.$E57])" office:value-type="string" office:string-value="Security-2(廃止)-1" calcext:value-type="string">
            <text:p>Security-2(廃止)-1</text:p>
          </table:table-cell>
          <table:table-cell table:style-name="ce8" office:value-type="string" calcext:value-type="string">
            <text:p>Security-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独自のルート証明書の自動再登録の可否</text:p>
          </table:table-cell>
          <table:table-cell table:style-name="ce17" office:value-type="string" calcext:value-type="string" table:number-columns-spanned="1" table:number-rows-spanned="2">
            <text:p>-</text:p>
          </table:table-cell>
          <table:table-cell table:style-name="ce8" office:value-type="string" calcext:value-type="string">
            <text:p>自動的に再登録する</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true);</text:p>
          </table:table-cell>
          <table:table-cell table:style-name="ce14" office:value-type="string" calcext:value-type="string">
            <text:p>Firefox 57以降アドオンが使用できなくなっため項目を廃止。</text:p>
          </table:table-cell>
          <table:table-cell table:style-name="ce10" table:formula="of:=IF([.K57]=&quot;&quot;;&quot;?&quot;;IF([.N57]=&quot;&quot;;&quot;新規&quot;;IF([.K57]=[.N57];&quot;&quot;;&quot;変更あり&quot;)))">
            <text:p/>
          </table:table-cell>
          <table:table-cell table:style-name="ce9" office:value-type="string" calcext:value-type="string">
            <text:p>lockPref("extensions.certimporter.allowRegisterAgain", true);</text:p>
          </table:table-cell>
          <table:table-cell table:style-name="ce10" table:formula="of:=IF([.N57]=&quot;&quot;;&quot;?&quot;;IF([.P57]=&quot;&quot;;&quot;新規&quot;;IF([.N57]=[.P57];&quot;&quot;;&quot;変更あり&quot;)))">
            <text:p/>
          </table:table-cell>
          <table:table-cell table:style-name="ce9" office:value-type="string" calcext:value-type="string">
            <text:p>lockPref("extensions.certimporter.allowRegisterAgain", true);</text:p>
          </table:table-cell>
          <table:table-cell table:style-name="ce8" table:formula="of:=IF([.P57]=&quot;&quot;;&quot;?&quot;;IF([.R57]=&quot;&quot;;&quot;新規&quot;;IF([.P57]=[.R57];&quot;&quot;;&quot;○&quot;)))">
            <text:p/>
          </table:table-cell>
          <table:table-cell table:style-name="ce87" office:value-type="string" calcext:value-type="string">
            <text:p>lockPref("extensions.certimporter.allowRegisterAgain", true);</text:p>
          </table:table-cell>
          <table:table-cell table:style-name="ce87" office:value-type="string" calcext:value-type="string">
            <text:p>変更無し</text:p>
          </table:table-cell>
          <table:table-cell table:style-name="ce87" office:value-type="string" calcext:value-type="string">
            <text:p>lockPref("extensions.certimporter.allowRegisterAgain", true);</text:p>
          </table:table-cell>
          <table:table-cell table:style-name="ce94"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58]&lt;&gt;&quot;&quot;;NOT(ISNUMBER(FIND(&quot;廃止&quot;;[.$D58])));NOT(ISNUMBER(FIND(&quot;廃止&quot;;[.$E58]))));MAX([.$B$1:.$B57])+1;&quot;&quot;)">
            <text:p/>
          </table:table-cell>
          <table:table-cell table:style-name="ce5" table:formula="of:=CONCATENATE([.$D58];&quot;-&quot;;[.$E58])" office:value-type="string" office:string-value="Security-2(廃止)-2" calcext:value-type="string">
            <text:p>Security-2(廃止)-2</text:p>
          </table:table-cell>
          <table:table-cell table:style-name="ce8" office:value-type="string" calcext:value-type="string">
            <text:p>Security-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的に再登録しない（既定）</text:p>
          </table:table-cell>
          <table:table-cell table:style-name="ce14" office:value-type="string" calcext:value-type="string">
            <text:p>1. アドオン「Cert Importer」を導入する</text:p>
            <text:p>2. MCDで設定を反映する</text:p>
          </table:table-cell>
          <table:table-cell table:style-name="ce61" office:value-type="string" calcext:value-type="string">
            <text:p>lockPref("extensions.certimporter.allowRegisterAgain", false);</text:p>
          </table:table-cell>
          <table:table-cell table:style-name="ce14" office:value-type="string" calcext:value-type="string">
            <text:p>Firefox 57以降アドオンが使用できなくなっため項目を廃止。</text:p>
          </table:table-cell>
          <table:table-cell table:style-name="ce10" table:formula="of:=IF([.K58]=&quot;&quot;;&quot;?&quot;;IF([.N58]=&quot;&quot;;&quot;新規&quot;;IF([.K58]=[.N58];&quot;&quot;;&quot;変更あり&quot;)))">
            <text:p/>
          </table:table-cell>
          <table:table-cell table:style-name="ce9" office:value-type="string" calcext:value-type="string">
            <text:p>lockPref("extensions.certimporter.allowRegisterAgain", false);</text:p>
          </table:table-cell>
          <table:table-cell table:style-name="ce10" table:formula="of:=IF([.N58]=&quot;&quot;;&quot;?&quot;;IF([.P58]=&quot;&quot;;&quot;新規&quot;;IF([.N58]=[.P58];&quot;&quot;;&quot;変更あり&quot;)))">
            <text:p/>
          </table:table-cell>
          <table:table-cell table:style-name="ce9" office:value-type="string" calcext:value-type="string">
            <text:p>lockPref("extensions.certimporter.allowRegisterAgain", false);</text:p>
          </table:table-cell>
          <table:table-cell table:style-name="ce8" table:formula="of:=IF([.P58]=&quot;&quot;;&quot;?&quot;;IF([.R58]=&quot;&quot;;&quot;新規&quot;;IF([.P58]=[.R58];&quot;&quot;;&quot;○&quot;)))">
            <text:p/>
          </table:table-cell>
          <table:table-cell table:style-name="ce87" office:value-type="string" calcext:value-type="string">
            <text:p>lockPref("extensions.certimporter.allowRegisterAgain", false);</text:p>
          </table:table-cell>
          <table:table-cell table:style-name="ce87" office:value-type="string" calcext:value-type="string">
            <text:p>変更無し</text:p>
          </table:table-cell>
          <table:table-cell table:style-name="ce87" office:value-type="string" calcext:value-type="string">
            <text:p>lockPref("extensions.certimporter.allowRegisterAgain", false);</text:p>
          </table:table-cell>
          <table:table-cell table:style-name="ce94"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59]&lt;&gt;&quot;&quot;;NOT(ISNUMBER(FIND(&quot;廃止&quot;;[.$D59])));NOT(ISNUMBER(FIND(&quot;廃止&quot;;[.$E59]))));MAX([.$B$1:.$B58])+1;&quot;&quot;)" office:value-type="float" office:value="51" calcext:value-type="float">
            <text:p>51</text:p>
          </table:table-cell>
          <table:table-cell table:style-name="ce5" table:formula="of:=CONCATENATE([.$D59];&quot;-&quot;;[.$E59])" office:value-type="string" office:string-value="Security-3-1" calcext:value-type="string">
            <text:p>Security-3-1</text:p>
          </table:table-cell>
          <table:table-cell table:style-name="ce8" office:value-type="string" calcext:value-type="string">
            <text:p>Security-3</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アドオンのインストール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59]=&quot;&quot;;&quot;?&quot;;IF([.N59]=&quot;&quot;;&quot;新規&quot;;IF([.K59]=[.N59];&quot;&quot;;&quot;変更あり&quot;)))">
            <text:p/>
          </table:table-cell>
          <table:table-cell table:style-name="ce9" office:value-type="string" calcext:value-type="string">
            <text:p>-</text:p>
          </table:table-cell>
          <table:table-cell table:style-name="ce10" table:formula="of:=IF([.N59]=&quot;&quot;;&quot;?&quot;;IF([.P59]=&quot;&quot;;&quot;新規&quot;;IF([.N59]=[.P59];&quot;&quot;;&quot;変更あり&quot;)))">
            <text:p/>
          </table:table-cell>
          <table:table-cell table:style-name="ce9" office:value-type="string" calcext:value-type="string">
            <text:p>-</text:p>
          </table:table-cell>
          <table:table-cell table:style-name="ce8" table:formula="of:=IF([.P59]=&quot;&quot;;&quot;?&quot;;IF([.R59]=&quot;&quot;;&quot;新規&quot;;IF([.P59]=[.R59];&quot;&quot;;&quot;○&quot;)))">
            <text:p/>
          </table:table-cell>
          <table:table-cell table:style-name="ce87" office:value-type="string" calcext:value-type="string">
            <text:p>-</text:p>
          </table:table-cell>
          <table:table-cell table:style-name="ce87" table:number-columns-repeated="2"/>
          <table:table-cell table:style-name="ce94"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5" table:formula="of:=IF(AND([.$A60]&lt;&gt;&quot;&quot;;NOT(ISNUMBER(FIND(&quot;廃止&quot;;[.$D60])));NOT(ISNUMBER(FIND(&quot;廃止&quot;;[.$E60]))));MAX([.$B$1:.$B59])+1;&quot;&quot;)" office:value-type="float" office:value="52" calcext:value-type="float">
            <text:p>52</text:p>
          </table:table-cell>
          <table:table-cell table:style-name="ce5" table:formula="of:=CONCATENATE([.$D60];&quot;-&quot;;[.$E60])" office:value-type="string" office:string-value="Security-3-2" calcext:value-type="string">
            <text:p>Security-3-2</text:p>
          </table:table-cell>
          <table:table-cell table:style-name="ce8" office:value-type="string" calcext:value-type="string">
            <text:p>Securit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48" office:value-type="string" calcext:value-type="string">
            <text:p><text:span text:style-name="T12">lockPref("extensions.autopermission.sites.example.com", "install=1");</text:span></text:p>
            <text:p><text:span text:style-name="T3">clearPref("extensions.autopermission.sites.example.com.lastValue");</text:span></text:p>
          </table:table-cell>
          <table:table-cell table:style-name="ce50"/>
          <table:table-cell table:style-name="ce10" table:formula="of:=IF([.K60]=&quot;&quot;;&quot;?&quot;;IF([.N60]=&quot;&quot;;&quot;新規&quot;;IF([.K60]=[.N60];&quot;&quot;;&quot;変更あり&quot;)))">
            <text:p/>
          </table:table-cell>
          <table:table-cell table:style-name="ce50" office:value-type="string" calcext:value-type="string">
            <text:p>lockPref("extensions.autopermission.sites.example.com", "install=1");</text:p>
            <text:p><text:span text:style-name="T3">clearPref("extensions.autopermission.sites.example.com.lastValue");</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50" office:value-type="string" calcext:value-type="string">
            <text:p>lockPref("extensions.autopermission.sites.example.com", "install=1");</text:p>
          </table:table-cell>
          <table:table-cell table:style-name="ce8" table:formula="of:=IF([.P60]=&quot;&quot;;&quot;?&quot;;IF([.R60]=&quot;&quot;;&quot;新規&quot;;IF([.P60]=[.R60];&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61]&lt;&gt;&quot;&quot;;NOT(ISNUMBER(FIND(&quot;廃止&quot;;[.$D61])));NOT(ISNUMBER(FIND(&quot;廃止&quot;;[.$E61]))));MAX([.$B$1:.$B60])+1;&quot;&quot;)" office:value-type="float" office:value="53" calcext:value-type="float">
            <text:p>53</text:p>
          </table:table-cell>
          <table:table-cell table:style-name="ce5" table:formula="of:=CONCATENATE([.$D61];&quot;-&quot;;[.$E61])" office:value-type="string" office:string-value="Security-3-6" calcext:value-type="string">
            <text:p>Security-3-6</text:p>
          </table:table-cell>
          <table:table-cell table:style-name="ce8" office:value-type="string" calcext:value-type="string">
            <text:p>Security-3</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許可する（ポリシーとして設定）</text:p>
          </table:table-cell>
          <table:table-cell table:style-name="ce10" office:value-type="string" calcext:value-type="string">
            <text:p>Policy Engineのポリシーを設定する</text:p>
          </table:table-cell>
          <table:table-cell table:style-name="ce48" office:value-type="string" calcext:value-type="string">
            <text:p>"InstallAddons": { "Allow": ["(origin1)", "(origin2)", …] }</text:p>
          </table:table-cell>
          <table:table-cell table:style-name="ce50"/>
          <table:table-cell table:style-name="ce10" table:formula="of:=IF([.K61]=&quot;&quot;;&quot;?&quot;;IF([.N61]=&quot;&quot;;&quot;新規&quot;;IF([.K61]=[.N61];&quot;&quot;;&quot;変更あり&quot;)))" office:value-type="string" office:string-value="新規" calcext:value-type="string">
            <text:p>新規</text:p>
          </table:table-cell>
          <table:table-cell table:style-name="ce50"/>
          <table:table-cell table:style-name="ce10"/>
          <table:table-cell table:style-name="ce50"/>
          <table:table-cell table:style-name="ce8"/>
          <table:table-cell table:style-name="ce87" table:number-columns-repeated="3"/>
          <table:table-cell table:style-name="ce94"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2]&lt;&gt;&quot;&quot;;NOT(ISNUMBER(FIND(&quot;廃止&quot;;[.$D62])));NOT(ISNUMBER(FIND(&quot;廃止&quot;;[.$E62]))));MAX([.$B$1:.$B60])+1;&quot;&quot;)" office:value-type="float" office:value="53" calcext:value-type="float">
            <text:p>53</text:p>
          </table:table-cell>
          <table:table-cell table:style-name="ce5" table:formula="of:=CONCATENATE([.$D62];&quot;-&quot;;[.$E62])" office:value-type="string" office:string-value="Security-3-5" calcext:value-type="string">
            <text:p>Security-3-5</text:p>
          </table:table-cell>
          <table:table-cell table:style-name="ce8" office:value-type="string" calcext:value-type="string">
            <text:p>Security-3</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69" office:value-type="string" calcext:value-type="string">
            <text:p>注意：この設定はHTTPS通信のみ有効です。HTTPだとこの設定に関わらず確認ポップアップが常に表示されます。</text:p>
          </table:table-cell>
          <table:table-cell table:style-name="ce10" table:formula="of:=IF([.K62]=&quot;&quot;;&quot;?&quot;;IF([.N62]=&quot;&quot;;&quot;新規&quot;;IF([.K62]=[.N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62]=&quot;&quot;;&quot;?&quot;;IF([.P62]=&quot;&quot;;&quot;新規&quot;;IF([.N62]=[.P62];&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8" table:formula="of:=IF([.P62]=&quot;&quot;;&quot;?&quot;;IF([.R62]=&quot;&quot;;&quot;新規&quot;;IF([.P62]=[.R62];&quot;&quot;;&quot;○&quot;)))" office:value-type="string" office:string-value="新規" calcext:value-type="string">
            <text:p>新規</text:p>
          </table:table-cell>
          <table:table-cell table:style-name="ce87" table:number-columns-repeated="3"/>
          <table:table-cell table:style-name="ce94"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5" table:formula="of:=IF(AND([.$A63]&lt;&gt;&quot;&quot;;NOT(ISNUMBER(FIND(&quot;廃止&quot;;[.$D63])));NOT(ISNUMBER(FIND(&quot;廃止&quot;;[.$E63]))));MAX([.$B$1:.$B62])+1;&quot;&quot;)" office:value-type="float" office:value="54" calcext:value-type="float">
            <text:p>54</text:p>
          </table:table-cell>
          <table:table-cell table:style-name="ce5" table:formula="of:=CONCATENATE([.$D63];&quot;-&quot;;[.$E63])" office:value-type="string" office:string-value="Security-3-3" calcext:value-type="string">
            <text:p>Security-3-3</text:p>
          </table:table-cell>
          <table:table-cell table:style-name="ce8" office:value-type="string" calcext:value-type="string">
            <text:p>Security-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ddons」互換のスクリプトを導入する</text:p>
            <text:p>2. MCDで設定を反映する</text:p>
          </table:table-cell>
          <table:table-cell table:style-name="ce9" office:value-type="string" calcext:value-type="string">
            <text:p>// 以下のスクリプトの内容をautoconfig.cfgへとコピペする</text:p>
            <text:p>https://github.com/clear-code/disableaddons/blob/master/autoconfig-disableaddons-complete.js</text:p>
          </table:table-cell>
          <table:table-cell table:style-name="ce9"/>
          <table:table-cell table:style-name="ce10" table:formula="of:=IF([.K63]=&quot;&quot;;&quot;?&quot;;IF([.N63]=&quot;&quot;;&quot;新規&quot;;IF([.K63]=[.N63];&quot;&quot;;&quot;変更あり&quot;)))" office:value-type="string" office:string-value="変更あり" calcext:value-type="string">
            <text:p>変更あり</text:p>
          </table:table-cell>
          <table:table-cell table:style-name="ce9" office:value-type="string" calcext:value-type="string">
            <text:p><text:span text:style-name="T12">lockPref("extensions.autopermission.sites.addons.mozilla.org", "install=0");</text:span></text:p>
            <text:p><text:span text:style-name="T12">clearPref("extensions.autopermission.sites.addons.mozilla.org.lastValue");</text:span></text:p>
            <text:p><text:span text:style-name="T12">lockPref("extensions.autopermission.sites.update.mozilla.org", "install=0");</text:span></text:p>
            <text:p><text:span text:style-name="T12">clearPref("extensions.autopermission.sites.update.mozilla.org.lastValue");</text:span></text:p>
            <text:p><text:span text:style-name="T12">lockPref("extensions.autopermission.sites.getpersonas.com", "install=0");</text:span></text:p>
            <text:p><text:span text:style-name="T12">clearPref("extensions.autopermission.sites.getpersonas.com.lastValue");</text:span></text:p>
            <text:p><text:span text:style-name="T12">lockPref("extensions.autopermission.sites.marketplace.firefox.com", "install=0");</text:span></text:p>
            <text:p><text:span text:style-name="T12">clearPref("extensions.autopermission.sites.marketplace.firefox.com.lastValue");</text:span></text:p>
            <text:p><text:span text:style-name="T12">lockPref("extensions.autopermission.sites.testpilot.firefox.com", "install=0");</text:span></text:p>
            <text:p><text:span text:style-name="T12">clearPref("extensions.autopermission.sites.testpilot.firefox.com.lastValue");</text:span></text:p>
            <text:p><text:span text:style-name="T12">// アドオンマネージャからのインストールを禁止</text:span></text:p>
            <text:p><text:span text:style-name="T3">lockPref("extensions.update.enabled", false);</text:span></text:p>
            <text:p><text:span text:style-name="T3">lockPref("xpinstall.enabled", false);</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9"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11">lockPref("extensions.autopermission.sites.marketplace.firefox.com", "install=0");</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3]=&quot;&quot;;&quot;?&quot;;IF([.R63]=&quot;&quot;;&quot;新規&quot;;IF([.P63]=[.R63];&quot;&quot;;&quot;○&quot;)))" office:value-type="string" office:string-value="○" calcext:value-type="string">
            <text:p>○</text:p>
          </table:table-cell>
          <table:table-cell table:style-name="ce87"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87" table:number-columns-repeated="2"/>
          <table:table-cell table:style-name="ce94"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5" table:formula="of:=IF(AND([.$A64]&lt;&gt;&quot;&quot;;NOT(ISNUMBER(FIND(&quot;廃止&quot;;[.$D64])));NOT(ISNUMBER(FIND(&quot;廃止&quot;;[.$E64]))));MAX([.$B$1:.$B63])+1;&quot;&quot;)" office:value-type="float" office:value="55" calcext:value-type="float">
            <text:p>55</text:p>
          </table:table-cell>
          <table:table-cell table:style-name="ce5" table:formula="of:=CONCATENATE([.$D64];&quot;-&quot;;[.$E64])" office:value-type="string" office:string-value="Security-3-4" calcext:value-type="string">
            <text:p>Security-3-4</text:p>
          </table:table-cell>
          <table:table-cell table:style-name="ce8" office:value-type="string" calcext:value-type="string">
            <text:p>Security-3</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が、設定の変更は許可する</text:p>
          </table:table-cell>
          <table:table-cell table:style-name="ce8" office:value-type="string" calcext:value-type="string">
            <text:p>1. アドオン「Disable Addons」互換（設定は許可)のスクリプトを導入する</text:p>
            <text:p>2. MCDで設定を反映する</text:p>
          </table:table-cell>
          <table:table-cell table:style-name="ce12"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12"/>
          <table:table-cell table:style-name="ce10" table:formula="of:=IF([.K64]=&quot;&quot;;&quot;?&quot;;IF([.N64]=&quot;&quot;;&quot;新規&quot;;IF([.K64]=[.N64];&quot;&quot;;&quot;変更あり&quot;)))" office:value-type="string" office:string-value="変更あり" calcext:value-type="string">
            <text:p>変更あり</text:p>
          </table:table-cell>
          <table:table-cell table:style-name="ce9" office:value-type="string" calcext:value-type="string">
            <text:p><text:span text:style-name="T3">lockPref("extensions.update.enabled", false);</text:span></text:p>
            <text:p><text:span text:style-name="T3">lockPref("xpinstall.enabled", false);</text:span></text:p>
            <text:p><text:span text:style-name="T3">lockPref("extensions.disableaddons@clear-code.com.disable.manager", false);</text:span></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10" table:formula="of:=IF([.N64]=&quot;&quot;;&quot;?&quot;;IF([.P64]=&quot;&quot;;&quot;新規&quot;;IF([.N64]=[.P64];&quot;&quot;;&quot;変更あり&quot;)))" office:value-type="string" office:string-value="変更あり" calcext:value-type="string">
            <text:p>変更あり</text:p>
          </table:table-cell>
          <table:table-cell table:style-name="ce9" office:value-type="string" calcext:value-type="string">
            <text:p>lockPref("extensions.disableaddons@clear-code.com.disable.manager", false);</text:p>
            <text:p><text:span text:style-name="T12">// アドオンマネージャからのインストールを禁止</text:span></text:p>
            <text:p><text:span text:style-name="T12">lockPref("extensions.getAddons.get.url", "");</text:span></text:p>
            <text:p><text:span text:style-name="T12">lockPref("extensions.getAddons.getWithPerformance.url", "");</text:span></text:p>
            <text:p><text:span text:style-name="T12">lockPref("extensions.getAddons.link.url", "");</text:span></text:p>
            <text:p><text:span text:style-name="T12">lockPref("extensions.getAddons.recommended.url", "");</text:span></text:p>
            <text:p><text:span text:style-name="T12">lockPref("extensions.getAddons.search.browseURL", "");</text:span></text:p>
            <text:p><text:span text:style-name="T12">lockPref("extensions.getAddons.search.url", "");</text:span></text:p>
          </table:table-cell>
          <table:table-cell table:style-name="ce8" table:formula="of:=IF([.P64]=&quot;&quot;;&quot;?&quot;;IF([.R64]=&quot;&quot;;&quot;新規&quot;;IF([.P64]=[.R64];&quot;&quot;;&quot;○&quot;)))" office:value-type="string" office:string-value="○" calcext:value-type="string">
            <text:p>○</text:p>
          </table:table-cell>
          <table:table-cell table:style-name="ce87" office:value-type="string" calcext:value-type="string">
            <text:p>lockPref("extensions.disableaddons@clear-code.com.disable.manager", false);</text:p>
          </table:table-cell>
          <table:table-cell table:style-name="ce87" table:number-columns-repeated="2"/>
          <table:table-cell table:style-name="ce94"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65]&lt;&gt;&quot;&quot;;NOT(ISNUMBER(FIND(&quot;廃止&quot;;[.$D65])));NOT(ISNUMBER(FIND(&quot;廃止&quot;;[.$E65]))));MAX([.$B$1:.$B64])+1;&quot;&quot;)" office:value-type="float" office:value="56" calcext:value-type="float">
            <text:p>56</text:p>
          </table:table-cell>
          <table:table-cell table:style-name="ce5" table:formula="of:=CONCATENATE([.$D65];&quot;-&quot;;[.$E65])" office:value-type="string" office:string-value="Security-4-1" calcext:value-type="string">
            <text:p>Security-4-1</text:p>
          </table:table-cell>
          <table:table-cell table:style-name="ce8" office:value-type="string" calcext:value-type="string">
            <text:p>Security-4</text:p>
          </table:table-cell>
          <table:table-cell table:style-name="ce8" office:value-type="float" office:value="1" calcext:value-type="float">
            <text:p>1</text:p>
          </table:table-cell>
          <table:table-cell table:style-name="ce22" office:value-type="string" calcext:value-type="string" table:number-columns-spanned="1" table:number-rows-spanned="6">
            <text:p>セキュリティ</text:p>
          </table:table-cell>
          <table:table-cell table:style-name="ce22" office:value-type="string" calcext:value-type="string" table:number-columns-spanned="1" table:number-rows-spanned="6">
            <text:p>広告などのポップアップの表示の可否</text:p>
          </table:table-cell>
          <table:table-cell table:style-name="ce22" office:value-type="string" calcext:value-type="string" table:number-columns-spanned="1" table:number-rows-spanned="6">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65]=&quot;&quot;;&quot;?&quot;;IF([.N65]=&quot;&quot;;&quot;新規&quot;;IF([.K65]=[.N65];&quot;&quot;;&quot;変更あり&quot;)))">
            <text:p/>
          </table:table-cell>
          <table:table-cell table:style-name="ce9" office:value-type="string" calcext:value-type="string">
            <text:p>-</text:p>
          </table:table-cell>
          <table:table-cell table:style-name="ce10" table:formula="of:=IF([.N65]=&quot;&quot;;&quot;?&quot;;IF([.P65]=&quot;&quot;;&quot;新規&quot;;IF([.N65]=[.P65];&quot;&quot;;&quot;変更あり&quot;)))">
            <text:p/>
          </table:table-cell>
          <table:table-cell table:style-name="ce9" office:value-type="string" calcext:value-type="string">
            <text:p>-</text:p>
          </table:table-cell>
          <table:table-cell table:style-name="ce8" table:formula="of:=IF([.P65]=&quot;&quot;;&quot;?&quot;;IF([.R65]=&quot;&quot;;&quot;新規&quot;;IF([.P65]=[.R65];&quot;&quot;;&quot;○&quot;)))">
            <text:p/>
          </table:table-cell>
          <table:table-cell table:style-name="ce87" office:value-type="string" calcext:value-type="string">
            <text:p>-</text:p>
          </table:table-cell>
          <table:table-cell table:style-name="ce87" table:number-columns-repeated="2"/>
          <table:table-cell table:style-name="ce94"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6]&lt;&gt;&quot;&quot;;NOT(ISNUMBER(FIND(&quot;廃止&quot;;[.$D66])));NOT(ISNUMBER(FIND(&quot;廃止&quot;;[.$E66]))));MAX([.$B$1:.$B65])+1;&quot;&quot;)" office:value-type="float" office:value="57" calcext:value-type="float">
            <text:p>57</text:p>
          </table:table-cell>
          <table:table-cell table:style-name="ce5" table:formula="of:=CONCATENATE([.$D66];&quot;-&quot;;[.$E66])" office:value-type="string" office:string-value="Security-4-2" calcext:value-type="string">
            <text:p>Security-4-2</text:p>
          </table:table-cell>
          <table:table-cell table:style-name="ce8" office:value-type="string" calcext:value-type="string">
            <text:p>Securit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常に確認無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50" office:value-type="string" calcext:value-type="string">
            <text:p><text:span text:style-name="T1">// アドオンを使わない場合はSecurity-4-5で代替する</text:span></text:p>
            <text:p><text:span text:style-name="T1">lockPref("extensions.autopermission.sites.(site)", "popup=1");</text:span></text:p>
            <text:p><text:span text:style-name="T1">clearPref("extensions.autopermission.sites.(site).lastValue");</text:span></text:p>
          </table:table-cell>
          <table:table-cell table:style-name="ce9"/>
          <table:table-cell table:style-name="ce10" table:formula="of:=IF([.K66]=&quot;&quot;;&quot;?&quot;;IF([.N66]=&quot;&quot;;&quot;新規&quot;;IF([.K66]=[.N66];&quot;&quot;;&quot;変更あり&quot;)))">
            <text:p/>
          </table:table-cell>
          <table:table-cell table:style-name="ce9"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6]=&quot;&quot;;&quot;?&quot;;IF([.P66]=&quot;&quot;;&quot;新規&quot;;IF([.N66]=[.P66];&quot;&quot;;&quot;変更あり&quot;)))" office:value-type="string" office:string-value="変更あり" calcext:value-type="string">
            <text:p>変更あり</text:p>
          </table:table-cell>
          <table:table-cell table:style-name="ce9" office:value-type="string" calcext:value-type="string">
            <text:p>lockPref("extensions.autopermission.sites.(site)", "popup=1");</text:p>
          </table:table-cell>
          <table:table-cell table:style-name="ce8" table:formula="of:=IF([.P66]=&quot;&quot;;&quot;?&quot;;IF([.R66]=&quot;&quot;;&quot;新規&quot;;IF([.P66]=[.R66];&quot;&quot;;&quot;○&quot;)))">
            <text:p/>
          </table:table-cell>
          <table:table-cell table:style-name="ce87" office:value-type="string" calcext:value-type="string">
            <text:p>lockPref("extensions.autopermission.sites.(site)", "popup=1");</text:p>
          </table:table-cell>
          <table:table-cell table:style-name="ce87" table:number-columns-repeated="2"/>
          <table:table-cell table:style-name="ce94"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5" table:formula="of:=IF(AND([.$A67]&lt;&gt;&quot;&quot;;NOT(ISNUMBER(FIND(&quot;廃止&quot;;[.$D67])));NOT(ISNUMBER(FIND(&quot;廃止&quot;;[.$E67]))));MAX([.$B$1:.$B66])+1;&quot;&quot;)" office:value-type="float" office:value="58" calcext:value-type="float">
            <text:p>58</text:p>
          </table:table-cell>
          <table:table-cell table:style-name="ce5" table:formula="of:=CONCATENATE([.$D67];&quot;-&quot;;[.$E67])" office:value-type="string" office:string-value="Security-4-6" calcext:value-type="string">
            <text:p>Security-4-6</text:p>
          </table:table-cell>
          <table:table-cell table:style-name="ce8" office:value-type="string" calcext:value-type="string">
            <text:p>Security-4</text:p>
          </table:table-cell>
          <table:table-cell table:style-name="ce8" office:value-type="float" office:value="6" calcext:value-type="float">
            <text:p>6</text:p>
          </table:table-cell>
          <table:covered-table-cell table:number-columns-repeated="3" table:style-name="ce18"/>
          <table:table-cell table:style-name="ce10" office:value-type="string" calcext:value-type="string">
            <text:p>特定サイトのみ常に確認無しで許可する（ポリシーで設定）</text:p>
          </table:table-cell>
          <table:table-cell table:style-name="ce10" office:value-type="string" calcext:value-type="string">
            <text:p>Policy Engineのポリシーを設定する</text:p>
          </table:table-cell>
          <table:table-cell table:style-name="ce50" office:value-type="string" calcext:value-type="string">
            <text:p>"Popups": { "Allow": ["(origin1)", "(origin2)", …] }</text:p>
          </table:table-cell>
          <table:table-cell table:style-name="ce9"/>
          <table:table-cell table:style-name="ce10" table:formula="of:=IF([.K67]=&quot;&quot;;&quot;?&quot;;IF([.N67]=&quot;&quot;;&quot;新規&quot;;IF([.K67]=[.N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5" table:formula="of:=IF(AND([.$A68]&lt;&gt;&quot;&quot;;NOT(ISNUMBER(FIND(&quot;廃止&quot;;[.$D68])));NOT(ISNUMBER(FIND(&quot;廃止&quot;;[.$E68]))));MAX([.$B$1:.$B66])+1;&quot;&quot;)" office:value-type="float" office:value="58" calcext:value-type="float">
            <text:p>58</text:p>
          </table:table-cell>
          <table:table-cell table:style-name="ce5" table:formula="of:=CONCATENATE([.$D68];&quot;-&quot;;[.$E68])" office:value-type="string" office:string-value="Security-4-5" calcext:value-type="string">
            <text:p>Security-4-5</text:p>
          </table:table-cell>
          <table:table-cell table:style-name="ce8" office:value-type="string" calcext:value-type="string">
            <text:p>Security-4</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table-cell table:style-name="ce10" table:formula="of:=IF([.K68]=&quot;&quot;;&quot;?&quot;;IF([.N68]=&quot;&quot;;&quot;新規&quot;;IF([.K68]=[.N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8]=&quot;&quot;;&quot;?&quot;;IF([.P68]=&quot;&quot;;&quot;新規&quot;;IF([.N68]=[.P68];&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8" table:formula="of:=IF([.P68]=&quot;&quot;;&quot;?&quot;;IF([.R68]=&quot;&quot;;&quot;新規&quot;;IF([.P68]=[.R68];&quot;&quot;;&quot;○&quot;)))" office:value-type="string" office:string-value="新規" calcext:value-type="string">
            <text:p>新規</text:p>
          </table:table-cell>
          <table:table-cell table:style-name="ce87" table:number-columns-repeated="3"/>
          <table:table-cell table:style-name="ce94"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69]&lt;&gt;&quot;&quot;;NOT(ISNUMBER(FIND(&quot;廃止&quot;;[.$D69])));NOT(ISNUMBER(FIND(&quot;廃止&quot;;[.$E69]))));MAX([.$B$1:.$B68])+1;&quot;&quot;)" office:value-type="float" office:value="59" calcext:value-type="float">
            <text:p>59</text:p>
          </table:table-cell>
          <table:table-cell table:style-name="ce5" table:formula="of:=CONCATENATE([.$D69];&quot;-&quot;;[.$E69])" office:value-type="string" office:string-value="Security-4-3" calcext:value-type="string">
            <text:p>Security-4-3</text:p>
          </table:table-cell>
          <table:table-cell table:style-name="ce8" office:value-type="string" calcext:value-type="string">
            <text:p>Security-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確認無しで許可する</text:p>
          </table:table-cell>
          <table:table-cell table:style-name="ce8" office:value-type="string" calcext:value-type="string">
            <text:p>MCDで設定を反映する</text:p>
          </table:table-cell>
          <table:table-cell table:style-name="ce9" office:value-type="string" calcext:value-type="string">
            <text:p>lockPref("dom.disable_open_during_load", false);</text:p>
          </table:table-cell>
          <table:table-cell table:style-name="ce9"/>
          <table:table-cell table:style-name="ce10" table:formula="of:=IF([.K69]=&quot;&quot;;&quot;?&quot;;IF([.N69]=&quot;&quot;;&quot;新規&quot;;IF([.K69]=[.N69];&quot;&quot;;&quot;変更あり&quot;)))">
            <text:p/>
          </table:table-cell>
          <table:table-cell table:style-name="ce9" office:value-type="string" calcext:value-type="string">
            <text:p>lockPref("dom.disable_open_during_load", false);</text:p>
          </table:table-cell>
          <table:table-cell table:style-name="ce10" table:formula="of:=IF([.N69]=&quot;&quot;;&quot;?&quot;;IF([.P69]=&quot;&quot;;&quot;新規&quot;;IF([.N69]=[.P69];&quot;&quot;;&quot;変更あり&quot;)))">
            <text:p/>
          </table:table-cell>
          <table:table-cell table:style-name="ce9" office:value-type="string" calcext:value-type="string">
            <text:p>lockPref("dom.disable_open_during_load", false);</text:p>
          </table:table-cell>
          <table:table-cell table:style-name="ce8" table:formula="of:=IF([.P69]=&quot;&quot;;&quot;?&quot;;IF([.R69]=&quot;&quot;;&quot;新規&quot;;IF([.P69]=[.R69];&quot;&quot;;&quot;○&quot;)))">
            <text:p/>
          </table:table-cell>
          <table:table-cell table:style-name="ce87" office:value-type="string" calcext:value-type="string">
            <text:p>lockPref("dom.disable_open_during_load", false);</text:p>
          </table:table-cell>
          <table:table-cell table:style-name="ce87" office:value-type="string" calcext:value-type="string">
            <text:p>変更無し</text:p>
          </table:table-cell>
          <table:table-cell table:style-name="ce87" office:value-type="string" calcext:value-type="string">
            <text:p>lockPref("dom.disable_open_during_load", false);</text:p>
          </table:table-cell>
          <table:table-cell table:style-name="ce94"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70]&lt;&gt;&quot;&quot;;NOT(ISNUMBER(FIND(&quot;廃止&quot;;[.$D70])));NOT(ISNUMBER(FIND(&quot;廃止&quot;;[.$E70]))));MAX([.$B$1:.$B69])+1;&quot;&quot;)" office:value-type="float" office:value="60" calcext:value-type="float">
            <text:p>60</text:p>
          </table:table-cell>
          <table:table-cell table:style-name="ce5" table:formula="of:=CONCATENATE([.$D70];&quot;-&quot;;[.$E70])" office:value-type="string" office:string-value="Security-4-4" calcext:value-type="string">
            <text:p>Security-4-4</text:p>
          </table:table-cell>
          <table:table-cell table:style-name="ce8" office:value-type="string" calcext:value-type="string">
            <text:p>Security-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table-cell table:style-name="ce10" table:formula="of:=IF([.K70]=&quot;&quot;;&quot;?&quot;;IF([.N70]=&quot;&quot;;&quot;新規&quot;;IF([.K70]=[.N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70]=&quot;&quot;;&quot;?&quot;;IF([.P70]=&quot;&quot;;&quot;新規&quot;;IF([.N70]=[.P70];&quot;&quot;;&quot;変更あり&quot;)))">
            <text:p/>
          </table:table-cell>
          <table:table-cell table:style-name="ce9" office:value-type="string" calcext:value-type="string">
            <text:p>MCDで</text:p>
            <text:p>lockPref("dom.disable_open_during_load", true);</text:p>
            <text:p>と設定した上で、「UI・キーボードショートカット無効化項目一覧」に従いUIを無効化</text:p>
          </table:table-cell>
          <table:table-cell table:style-name="ce8" table:formula="of:=IF([.P70]=&quot;&quot;;&quot;?&quot;;IF([.R70]=&quot;&quot;;&quot;新規&quot;;IF([.P70]=[.R70];&quot;&quot;;&quot;○&quot;)))">
            <text:p/>
          </table:table-cell>
          <table:table-cell table:style-name="ce87" office:value-type="string" calcext:value-type="string">
            <text:p>MCDで</text:p>
            <text:p>lockPref("dom.disable_open_during_load", true);</text:p>
            <text:p>と設定した上で、「UI・キーボードショートカット無効化項目一覧」に従いUIを無効化</text:p>
          </table:table-cell>
          <table:table-cell table:style-name="ce87" office:value-type="string" calcext:value-type="string">
            <text:p>変更無し</text:p>
          </table:table-cell>
          <table:table-cell table:style-name="ce87" office:value-type="string" calcext:value-type="string">
            <text:p>lockPref("dom.disable_open_during_load", true);</text:p>
          </table:table-cell>
          <table:table-cell table:style-name="ce94"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5" table:formula="of:=IF(AND([.$A71]&lt;&gt;&quot;&quot;;NOT(ISNUMBER(FIND(&quot;廃止&quot;;[.$D71])));NOT(ISNUMBER(FIND(&quot;廃止&quot;;[.$E71]))));MAX([.$B$1:.$B70])+1;&quot;&quot;)" office:value-type="float" office:value="61" calcext:value-type="float">
            <text:p>61</text:p>
          </table:table-cell>
          <table:table-cell table:style-name="ce5" table:formula="of:=CONCATENATE([.$D71];&quot;-&quot;;[.$E71])" office:value-type="string" office:string-value="Security-5-1" calcext:value-type="string">
            <text:p>Security-5-1</text:p>
          </table:table-cell>
          <table:table-cell table:style-name="ce8" office:value-type="string" calcext:value-type="string">
            <text:p>Security-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攻撃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0"/>
          <table:table-cell table:style-name="ce10" table:formula="of:=IF([.K71]=&quot;&quot;;&quot;?&quot;;IF([.N71]=&quot;&quot;;&quot;新規&quot;;IF([.K71]=[.N71];&quot;&quot;;&quot;変更あり&quot;)))">
            <text:p/>
          </table:table-cell>
          <table:table-cell table:style-name="ce9" office:value-type="string" calcext:value-type="string">
            <text:p>MCD:</text:p>
            <text:p>lockPref("browser.safebrowsing.malware.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1]=&quot;&quot;;&quot;?&quot;;IF([.P71]=&quot;&quot;;&quot;新規&quot;;IF([.N71]=[.P71];&quot;&quot;;&quot;変更あり&quot;)))" office:value-type="string" office:string-value="変更あり" calcext:value-type="string">
            <text:p>変更あり</text:p>
          </table:table-cell>
          <table:table-cell table:style-name="ce9" office:value-type="string" calcext:value-type="string">
            <text:p>lockPref("browser.safebrowsing.malware.enabled", true);</text:p>
          </table:table-cell>
          <table:table-cell table:style-name="ce8" table:formula="of:=IF([.P71]=&quot;&quot;;&quot;?&quot;;IF([.R71]=&quot;&quot;;&quot;新規&quot;;IF([.P71]=[.R71];&quot;&quot;;&quot;○&quot;)))">
            <text:p/>
          </table:table-cell>
          <table:table-cell table:style-name="ce87" office:value-type="string" calcext:value-type="string">
            <text:p>lockPref("browser.safebrowsing.malware.enabled", true);</text:p>
          </table:table-cell>
          <table:table-cell table:style-name="ce87" office:value-type="string" calcext:value-type="string">
            <text:p>変更無し</text:p>
          </table:table-cell>
          <table:table-cell table:style-name="ce87" office:value-type="string" calcext:value-type="string">
            <text:p>lockPref("browser.safebrowsing.malware.enabled", true);</text:p>
          </table:table-cell>
          <table:table-cell table:style-name="ce94"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5" table:formula="of:=IF(AND([.$A72]&lt;&gt;&quot;&quot;;NOT(ISNUMBER(FIND(&quot;廃止&quot;;[.$D72])));NOT(ISNUMBER(FIND(&quot;廃止&quot;;[.$E72]))));MAX([.$B$1:.$B71])+1;&quot;&quot;)" office:value-type="float" office:value="62" calcext:value-type="float">
            <text:p>62</text:p>
          </table:table-cell>
          <table:table-cell table:style-name="ce5" table:formula="of:=CONCATENATE([.$D72];&quot;-&quot;;[.$E72])" office:value-type="string" office:string-value="Security-5-2" calcext:value-type="string">
            <text:p>Security-5-2</text:p>
          </table:table-cell>
          <table:table-cell table:style-name="ce8" office:value-type="string" calcext:value-type="string">
            <text:p>Securit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8"/>
          <table:table-cell table:style-name="ce10" table:formula="of:=IF([.K72]=&quot;&quot;;&quot;?&quot;;IF([.N72]=&quot;&quot;;&quot;新規&quot;;IF([.K72]=[.N72];&quot;&quot;;&quot;変更あり&quot;)))">
            <text:p/>
          </table:table-cell>
          <table:table-cell table:style-name="ce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12">// データベースファイルの初期化も含めて完全停止するための指定</text:span></text:p>
            <text:p><text:span text:style-name="T12">var { SafeBrowsing } = Components.utils.import("resource://gre/modules/SafeBrowsing.jsm", {});</text:span></text:p>
            <text:p><text:span text:style-name="T12">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72]=&quot;&quot;;&quot;?&quot;;IF([.P72]=&quot;&quot;;&quot;新規&quot;;IF([.N72]=[.P72];&quot;&quot;;&quot;変更あり&quot;)))" office:value-type="string" office:string-value="変更あり" calcext:value-type="string">
            <text:p>変更あり</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8" table:formula="of:=IF([.P72]=&quot;&quot;;&quot;?&quot;;IF([.R72]=&quot;&quot;;&quot;新規&quot;;IF([.P72]=[.R72];&quot;&quot;;&quot;○&quot;)))" office:value-type="string" office:string-value="○" calcext:value-type="string">
            <text:p>○</text:p>
          </table:table-cell>
          <table:table-cell table:style-name="ce87"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73]&lt;&gt;&quot;&quot;;NOT(ISNUMBER(FIND(&quot;廃止&quot;;[.$D73])));NOT(ISNUMBER(FIND(&quot;廃止&quot;;[.$E73]))));MAX([.$B$1:.$B72])+1;&quot;&quot;)" office:value-type="float" office:value="63" calcext:value-type="float">
            <text:p>63</text:p>
          </table:table-cell>
          <table:table-cell table:style-name="ce5" table:formula="of:=CONCATENATE([.$D73];&quot;-&quot;;[.$E73])" office:value-type="string" office:string-value="Security-6-1" calcext:value-type="string">
            <text:p>Security-6-1</text:p>
          </table:table-cell>
          <table:table-cell table:style-name="ce8" office:value-type="string" calcext:value-type="string">
            <text:p>Security-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偽装サイトに対する警告の可否</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safebrowsing.phishing.enabled", true);</text:p>
          </table:table-cell>
          <table:table-cell table:style-name="ce9"/>
          <table:table-cell table:style-name="ce10" table:formula="of:=IF([.K73]=&quot;&quot;;&quot;?&quot;;IF([.N73]=&quot;&quot;;&quot;新規&quot;;IF([.K73]=[.N73];&quot;&quot;;&quot;変更あり&quot;)))">
            <text:p/>
          </table:table-cell>
          <table:table-cell table:style-name="ce9" office:value-type="string" calcext:value-type="string">
            <text:p>lockPref("browser.safebrowsing.phishing.enabled", true);</text:p>
          </table:table-cell>
          <table:table-cell table:style-name="ce10" table:formula="of:=IF([.N73]=&quot;&quot;;&quot;?&quot;;IF([.P73]=&quot;&quot;;&quot;新規&quot;;IF([.N73]=[.P73];&quot;&quot;;&quot;変更あり&quot;)))" office:value-type="string" office:string-value="変更あり" calcext:value-type="string">
            <text:p>変更あり</text:p>
          </table:table-cell>
          <table:table-cell table:style-name="ce9" office:value-type="string" calcext:value-type="string">
            <text:p>lockPref("browser.safebrowsing.enabled", true);</text:p>
          </table:table-cell>
          <table:table-cell table:style-name="ce8" table:formula="of:=IF([.P73]=&quot;&quot;;&quot;?&quot;;IF([.R73]=&quot;&quot;;&quot;新規&quot;;IF([.P73]=[.R73];&quot;&quot;;&quot;○&quot;)))">
            <text:p/>
          </table:table-cell>
          <table:table-cell table:style-name="ce87" office:value-type="string" calcext:value-type="string">
            <text:p>lockPref("browser.safebrowsing.enabled", true);</text:p>
          </table:table-cell>
          <table:table-cell table:style-name="ce87" office:value-type="string" calcext:value-type="string">
            <text:p>変更無し</text:p>
          </table:table-cell>
          <table:table-cell table:style-name="ce87" office:value-type="string" calcext:value-type="string">
            <text:p>lockPref("browser.safebrowsing.enabled", true);</text:p>
          </table:table-cell>
          <table:table-cell table:style-name="ce94"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5" table:formula="of:=IF(AND([.$A74]&lt;&gt;&quot;&quot;;NOT(ISNUMBER(FIND(&quot;廃止&quot;;[.$D74])));NOT(ISNUMBER(FIND(&quot;廃止&quot;;[.$E74]))));MAX([.$B$1:.$B73])+1;&quot;&quot;)" office:value-type="float" office:value="64" calcext:value-type="float">
            <text:p>64</text:p>
          </table:table-cell>
          <table:table-cell table:style-name="ce5" table:formula="of:=CONCATENATE([.$D74];&quot;-&quot;;[.$E74])" office:value-type="string" office:string-value="Security-6-2" calcext:value-type="string">
            <text:p>Security-6-2</text:p>
          </table:table-cell>
          <table:table-cell table:style-name="ce8" office:value-type="string" calcext:value-type="string">
            <text:p>Securit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8"/>
          <table:table-cell table:style-name="ce10" table:formula="of:=IF([.K74]=&quot;&quot;;&quot;?&quot;;IF([.N74]=&quot;&quot;;&quot;新規&quot;;IF([.K74]=[.N74];&quot;&quot;;&quot;変更あり&quot;)))">
            <text:p/>
          </table:table-cell>
          <table:table-cell table:style-name="ce8" office:value-type="string" calcext:value-type="string">
            <text:p>MCD:</text:p>
            <text:p>lockPref("browser.safebrowsing.phishing.enabled", false);</text:p>
            <text:p/>
            <text:p>globalChrome.css:</text:p>
            <text:p>@-moz-document</text:p>
            <text:p><text:span text:style-name="T3">  url-prefix("chrome://browser/content/preferences/in-content/preferences.xul"),</text:span></text:p>
            <text:p><text:span text:style-name="T3">  url-prefix("about:preferences") {</text:span></text:p>
            <text:p><text:span text:style-name="T3">  #enableSafeBrowsing,</text:span></text:p>
            <text:p><text:span text:style-name="T3">  #enableSafeBrowsing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74]=&quot;&quot;;&quot;?&quot;;IF([.P74]=&quot;&quot;;&quot;新規&quot;;IF([.N74]=[.P74];&quot;&quot;;&quot;変更あり&quot;)))" office:value-type="string" office:string-value="変更あり" calcext:value-type="string">
            <text:p>変更あり</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8" table:formula="of:=IF([.P74]=&quot;&quot;;&quot;?&quot;;IF([.R74]=&quot;&quot;;&quot;新規&quot;;IF([.P74]=[.R74];&quot;&quot;;&quot;○&quot;)))" office:value-type="string" office:string-value="○" calcext:value-type="string">
            <text:p>○</text:p>
          </table:table-cell>
          <table:table-cell table:style-name="ce87"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94"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75]&lt;&gt;&quot;&quot;;NOT(ISNUMBER(FIND(&quot;廃止&quot;;[.$D75])));NOT(ISNUMBER(FIND(&quot;廃止&quot;;[.$E75]))));MAX([.$B$1:.$B74])+1;&quot;&quot;)">
            <text:p/>
          </table:table-cell>
          <table:table-cell table:style-name="ce5" table:formula="of:=CONCATENATE([.$D75];&quot;-&quot;;[.$E75])" office:value-type="string" office:string-value="Security-7（廃止）-1" calcext:value-type="string">
            <text:p>Security-7（廃止）-1</text:p>
          </table:table-cell>
          <table:table-cell table:style-name="ce8" office:value-type="string" calcext:value-type="string">
            <text:p>Security-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ラグイ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8" table:formula="of:=IF([.P75]=&quot;&quot;;&quot;?&quot;;IF([.R75]=&quot;&quot;;&quot;新規&quot;;IF([.P75]=[.R75];&quot;&quot;;&quot;○&quot;)))">
            <text:p/>
          </table:table-cell>
          <table:table-cell table:style-name="ce87" office:value-type="string" calcext:value-type="string">
            <text:p>-</text:p>
          </table:table-cell>
          <table:table-cell table:style-name="ce87" table:number-columns-repeated="2"/>
          <table:table-cell table:style-name="ce94"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5" table:formula="of:=IF(AND([.$A76]&lt;&gt;&quot;&quot;;NOT(ISNUMBER(FIND(&quot;廃止&quot;;[.$D76])));NOT(ISNUMBER(FIND(&quot;廃止&quot;;[.$E76]))));MAX([.$B$1:.$B75])+1;&quot;&quot;)">
            <text:p/>
          </table:table-cell>
          <table:table-cell table:style-name="ce5" table:formula="of:=CONCATENATE([.$D76];&quot;-&quot;;[.$E76])" office:value-type="string" office:string-value="Security-7（廃止）-2" calcext:value-type="string">
            <text:p>Security-7（廃止）-2</text:p>
          </table:table-cell>
          <table:table-cell table:style-name="ce8" office:value-type="string" calcext:value-type="string">
            <text:p>Security-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一切禁止する</text:p>
          </table:table-cell>
          <table:table-cell table:style-name="ce53" office:value-type="string" calcext:value-type="string">
            <text:p>MCDで設定を反映する</text:p>
          </table:table-cell>
          <table:table-cell table:style-name="ce8" office:value-type="string" calcext:value-type="string">
            <text:p>-（Firefox 38で廃止）</text:p>
          </table:table-cell>
          <table:table-cell table:style-name="ce8"/>
          <table:table-cell table:style-name="ce10" table:formula="of:=IF([.K76]=&quot;&quot;;&quot;?&quot;;IF([.N76]=&quot;&quot;;&quot;新規&quot;;IF([.K76]=[.N76];&quot;&quot;;&quot;変更あり&quot;)))">
            <text:p/>
          </table:table-cell>
          <table:table-cell table:style-name="ce8" office:value-type="string" calcext:value-type="string">
            <text:p>-（Firefox 38で廃止）</text:p>
          </table:table-cell>
          <table:table-cell table:style-name="ce10" table:formula="of:=IF([.N76]=&quot;&quot;;&quot;?&quot;;IF([.P76]=&quot;&quot;;&quot;新規&quot;;IF([.N76]=[.P76];&quot;&quot;;&quot;変更あり&quot;)))">
            <text:p/>
          </table:table-cell>
          <table:table-cell table:style-name="ce14" office:value-type="string" calcext:value-type="string">
            <text:p>-（Firefox 38で廃止）</text:p>
          </table:table-cell>
          <table:table-cell table:style-name="ce8" table:formula="of:=IF([.P76]=&quot;&quot;;&quot;?&quot;;IF([.R76]=&quot;&quot;;&quot;新規&quot;;IF([.P76]=[.R76];&quot;&quot;;&quot;○&quot;)))" office:value-type="string" office:string-value="○" calcext:value-type="string">
            <text:p>○</text:p>
          </table:table-cell>
          <table:table-cell table:style-name="ce87"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87" office:value-type="string" calcext:value-type="string">
            <text:p>変更無し</text:p>
          </table:table-cell>
          <table:table-cell table:style-name="ce87" office:value-type="string" calcext:value-type="string">
            <text:p>lockPref("plugins.hide_infobar_for_missing_plugin", true);</text:p>
            <text:p>lockPref("plugins.hide_infobar_for_outdated_plugin", true);</text:p>
          </table:table-cell>
          <table:table-cell table:style-name="ce94"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77]&lt;&gt;&quot;&quot;;NOT(ISNUMBER(FIND(&quot;廃止&quot;;[.$D77])));NOT(ISNUMBER(FIND(&quot;廃止&quot;;[.$E77]))));MAX([.$B$1:.$B76])+1;&quot;&quot;)" office:value-type="float" office:value="65" calcext:value-type="float">
            <text:p>65</text:p>
          </table:table-cell>
          <table:table-cell table:style-name="ce5" table:formula="of:=CONCATENATE([.$D77];&quot;-&quot;;[.$E77])" office:value-type="string" office:string-value="Security-8-1" calcext:value-type="string">
            <text:p>Security-8-1</text:p>
          </table:table-cell>
          <table:table-cell table:style-name="ce8" office:value-type="string" calcext:value-type="string">
            <text:p>Security-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7]=&quot;&quot;;&quot;?&quot;;IF([.N77]=&quot;&quot;;&quot;新規&quot;;IF([.K77]=[.N77];&quot;&quot;;&quot;変更あり&quot;)))">
            <text:p/>
          </table:table-cell>
          <table:table-cell table:style-name="ce10" office:value-type="string" calcext:value-type="string">
            <text:p>-</text:p>
          </table:table-cell>
          <table:table-cell table:style-name="ce10" table:formula="of:=IF([.N77]=&quot;&quot;;&quot;?&quot;;IF([.P77]=&quot;&quot;;&quot;新規&quot;;IF([.N77]=[.P77];&quot;&quot;;&quot;変更あり&quot;)))">
            <text:p/>
          </table:table-cell>
          <table:table-cell table:style-name="ce9" office:value-type="string" calcext:value-type="string">
            <text:p>-</text:p>
          </table:table-cell>
          <table:table-cell table:style-name="ce8" table:formula="of:=IF([.P77]=&quot;&quot;;&quot;?&quot;;IF([.R77]=&quot;&quot;;&quot;新規&quot;;IF([.P77]=[.R77];&quot;&quot;;&quot;○&quot;)))">
            <text:p/>
          </table:table-cell>
          <table:table-cell table:style-name="ce87" office:value-type="string" calcext:value-type="string">
            <text:p>-</text:p>
          </table:table-cell>
          <table:table-cell table:style-name="ce87" table:number-columns-repeated="2"/>
          <table:table-cell table:style-name="ce94"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78]&lt;&gt;&quot;&quot;;NOT(ISNUMBER(FIND(&quot;廃止&quot;;[.$D78])));NOT(ISNUMBER(FIND(&quot;廃止&quot;;[.$E78]))));MAX([.$B$1:.$B77])+1;&quot;&quot;)" office:value-type="float" office:value="66" calcext:value-type="float">
            <text:p>66</text:p>
          </table:table-cell>
          <table:table-cell table:style-name="ce5" table:formula="of:=CONCATENATE([.$D78];&quot;-&quot;;[.$E78])" office:value-type="string" office:string-value="Security-8-2" calcext:value-type="string">
            <text:p>Security-8-2</text:p>
          </table:table-cell>
          <table:table-cell table:style-name="ce8" office:value-type="string" calcext:value-type="string">
            <text:p>Securit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About Something」互換のスクリプトを導入する</text:p>
            <text:p>2. MCDで設定を反映する</text:p>
          </table:table-cell>
          <table:table-cell table:style-name="ce9" office:value-type="string" calcext:value-type="string">
            <text:p>lockPref("extensions.disable-about-something@clear-code.com.about.（サフィックス）", <text:s/>false);</text:p>
          </table:table-cell>
          <table:table-cell table:style-name="ce9"/>
          <table:table-cell table:style-name="ce10" table:formula="of:=IF([.K78]=&quot;&quot;;&quot;?&quot;;IF([.N78]=&quot;&quot;;&quot;新規&quot;;IF([.K78]=[.N78];&quot;&quot;;&quot;変更あり&quot;)))">
            <text:p/>
          </table:table-cell>
          <table:table-cell table:style-name="ce9" office:value-type="string" calcext:value-type="string">
            <text:p>lockPref("extensions.disable-about-something@clear-code.com.about.（サフィックス）", <text:s/>false);</text:p>
          </table:table-cell>
          <table:table-cell table:style-name="ce10" table:formula="of:=IF([.N78]=&quot;&quot;;&quot;?&quot;;IF([.P78]=&quot;&quot;;&quot;新規&quot;;IF([.N78]=[.P78];&quot;&quot;;&quot;変更あり&quot;)))">
            <text:p/>
          </table:table-cell>
          <table:table-cell table:style-name="ce9" office:value-type="string" calcext:value-type="string">
            <text:p>lockPref("extensions.disable-about-something@clear-code.com.about.（サフィックス）", <text:s/>false);</text:p>
          </table:table-cell>
          <table:table-cell table:style-name="ce8" table:formula="of:=IF([.P78]=&quot;&quot;;&quot;?&quot;;IF([.R78]=&quot;&quot;;&quot;新規&quot;;IF([.P78]=[.R78];&quot;&quot;;&quot;○&quot;)))">
            <text:p/>
          </table:table-cell>
          <table:table-cell table:style-name="ce87" office:value-type="string" calcext:value-type="string">
            <text:p>lockPref("extensions.disable-about-something@clear-code.com.about.（サフィックス）", <text:s/>false);</text:p>
          </table:table-cell>
          <table:table-cell table:style-name="ce87" office:value-type="string" calcext:value-type="string">
            <text:p>変更無し</text:p>
          </table:table-cell>
          <table:table-cell table:style-name="ce87" office:value-type="string" calcext:value-type="string">
            <text:p>lockPref("extensions.disable-about-something@clear-code.com.about.（サフィックス）", <text:s/>false);</text:p>
          </table:table-cell>
          <table:table-cell table:style-name="ce94"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79]&lt;&gt;&quot;&quot;;NOT(ISNUMBER(FIND(&quot;廃止&quot;;[.$D79])));NOT(ISNUMBER(FIND(&quot;廃止&quot;;[.$E79]))));MAX([.$B$1:.$B78])+1;&quot;&quot;)" office:value-type="float" office:value="67" calcext:value-type="float">
            <text:p>67</text:p>
          </table:table-cell>
          <table:table-cell table:style-name="ce5" table:formula="of:=CONCATENATE([.$D79];&quot;-&quot;;[.$E79])" office:value-type="string" office:string-value="Security-9-1" calcext:value-type="string">
            <text:p>Security-9-1</text:p>
          </table:table-cell>
          <table:table-cell table:style-name="ce8" office:value-type="string" calcext:value-type="string">
            <text:p>Security-9</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about:config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79]=&quot;&quot;;&quot;?&quot;;IF([.N79]=&quot;&quot;;&quot;新規&quot;;IF([.K79]=[.N79];&quot;&quot;;&quot;変更あり&quot;)))">
            <text:p/>
          </table:table-cell>
          <table:table-cell table:style-name="ce10" office:value-type="string" calcext:value-type="string">
            <text:p>-</text:p>
          </table:table-cell>
          <table:table-cell table:style-name="ce10" table:formula="of:=IF([.N79]=&quot;&quot;;&quot;?&quot;;IF([.P79]=&quot;&quot;;&quot;新規&quot;;IF([.N79]=[.P79];&quot;&quot;;&quot;変更あり&quot;)))">
            <text:p/>
          </table:table-cell>
          <table:table-cell table:style-name="ce9" office:value-type="string" calcext:value-type="string">
            <text:p>-</text:p>
          </table:table-cell>
          <table:table-cell table:style-name="ce8" table:formula="of:=IF([.P79]=&quot;&quot;;&quot;?&quot;;IF([.R79]=&quot;&quot;;&quot;新規&quot;;IF([.P79]=[.R79];&quot;&quot;;&quot;○&quot;)))">
            <text:p/>
          </table:table-cell>
          <table:table-cell table:style-name="ce87" office:value-type="string" calcext:value-type="string">
            <text:p>-</text:p>
          </table:table-cell>
          <table:table-cell table:style-name="ce87" table:number-columns-repeated="2"/>
          <table:table-cell table:style-name="ce94"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80]&lt;&gt;&quot;&quot;;NOT(ISNUMBER(FIND(&quot;廃止&quot;;[.$D80])));NOT(ISNUMBER(FIND(&quot;廃止&quot;;[.$E80]))));MAX([.$B$1:.$B79])+1;&quot;&quot;)" office:value-type="float" office:value="68" calcext:value-type="float">
            <text:p>68</text:p>
          </table:table-cell>
          <table:table-cell table:style-name="ce5" table:formula="of:=CONCATENATE([.$D80];&quot;-&quot;;[.$E80])" office:value-type="string" office:string-value="Security-9-2" calcext:value-type="string">
            <text:p>Security-9-2</text:p>
          </table:table-cell>
          <table:table-cell table:style-name="ce8" office:value-type="string" calcext:value-type="string">
            <text:p>Security-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アドオン「Disable about:config」を導入する</text:p>
          </table:table-cell>
          <table:table-cell table:style-name="ce10" office:value-type="string" calcext:value-type="string">
            <text:p>-</text:p>
          </table:table-cell>
          <table:table-cell table:style-name="ce10"/>
          <table:table-cell table:style-name="ce10" table:formula="of:=IF([.K80]=&quot;&quot;;&quot;?&quot;;IF([.N80]=&quot;&quot;;&quot;新規&quot;;IF([.K80]=[.N80];&quot;&quot;;&quot;変更あり&quot;)))">
            <text:p/>
          </table:table-cell>
          <table:table-cell table:style-name="ce10" office:value-type="string" calcext:value-type="string">
            <text:p>-</text:p>
          </table:table-cell>
          <table:table-cell table:style-name="ce10" table:formula="of:=IF([.N80]=&quot;&quot;;&quot;?&quot;;IF([.P80]=&quot;&quot;;&quot;新規&quot;;IF([.N80]=[.P80];&quot;&quot;;&quot;変更あり&quot;)))">
            <text:p/>
          </table:table-cell>
          <table:table-cell table:style-name="ce9" office:value-type="string" calcext:value-type="string">
            <text:p>-</text:p>
          </table:table-cell>
          <table:table-cell table:style-name="ce8" table:formula="of:=IF([.P80]=&quot;&quot;;&quot;?&quot;;IF([.R80]=&quot;&quot;;&quot;新規&quot;;IF([.P80]=[.R80];&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81]&lt;&gt;&quot;&quot;;NOT(ISNUMBER(FIND(&quot;廃止&quot;;[.$D81])));NOT(ISNUMBER(FIND(&quot;廃止&quot;;[.$E81]))));MAX([.$B$1:.$B80])+1;&quot;&quot;)" office:value-type="float" office:value="69" calcext:value-type="float">
            <text:p>69</text:p>
          </table:table-cell>
          <table:table-cell table:style-name="ce5" table:formula="of:=CONCATENATE([.$D81];&quot;-&quot;;[.$E81])" office:value-type="string" office:string-value="Security-9-3" calcext:value-type="string">
            <text:p>Security-9-3</text:p>
          </table:table-cell>
          <table:table-cell table:style-name="ce8" office:value-type="string" calcext:value-type="string">
            <text:p>Security-9</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BlockAboutConfig": true</text:p>
          </table:table-cell>
          <table:table-cell table:style-name="ce10"/>
          <table:table-cell table:style-name="ce10" table:formula="of:=IF([.K81]=&quot;&quot;;&quot;?&quot;;IF([.N81]=&quot;&quot;;&quot;新規&quot;;IF([.K81]=[.N81];&quot;&quot;;&quot;変更あり&quot;)))" office:value-type="string" office:string-value="新規" calcext:value-type="string">
            <text:p>新規</text:p>
          </table:table-cell>
          <table:table-cell table:style-name="ce10" table:number-columns-repeated="2"/>
          <table:table-cell table:style-name="ce9"/>
          <table:table-cell table:style-name="ce8"/>
          <table:table-cell table:style-name="ce87" table:number-columns-repeated="3"/>
          <table:table-cell table:style-name="ce94"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2]&lt;&gt;&quot;&quot;;NOT(ISNUMBER(FIND(&quot;廃止&quot;;[.$D82])));NOT(ISNUMBER(FIND(&quot;廃止&quot;;[.$E82]))));MAX([.$B$1:.$B80])+1;&quot;&quot;)">
            <text:p/>
          </table:table-cell>
          <table:table-cell table:style-name="ce5" table:formula="of:=CONCATENATE([.$D82];&quot;-&quot;;[.$E82])" office:value-type="string" office:string-value="Security-10（廃止）-1" calcext:value-type="string">
            <text:p>Security-10（廃止）-1</text:p>
          </table:table-cell>
          <table:table-cell table:style-name="ce8" office:value-type="string" calcext:value-type="string">
            <text:p>Security-10（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エラーコンソール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48で廃止）</text:p>
          </table:table-cell>
          <table:table-cell table:style-name="ce8"/>
          <table:table-cell table:style-name="ce10" table:formula="of:=IF([.K82]=&quot;&quot;;&quot;?&quot;;IF([.N82]=&quot;&quot;;&quot;新規&quot;;IF([.K82]=[.N82];&quot;&quot;;&quot;変更あり&quot;)))">
            <text:p/>
          </table:table-cell>
          <table:table-cell table:style-name="ce8" office:value-type="string" calcext:value-type="string">
            <text:p>-（Firefox 48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9" office:value-type="string" calcext:value-type="string">
            <text:p>lockPref("devtools.errorconsole.enabled", true);</text:p>
          </table:table-cell>
          <table:table-cell table:style-name="ce8" table:formula="of:=IF([.P82]=&quot;&quot;;&quot;?&quot;;IF([.R82]=&quot;&quot;;&quot;新規&quot;;IF([.P82]=[.R82];&quot;&quot;;&quot;○&quot;)))">
            <text:p/>
          </table:table-cell>
          <table:table-cell table:style-name="ce87" office:value-type="string" calcext:value-type="string">
            <text:p>lockPref("devtools.errorconsole.enabled", true);</text:p>
          </table:table-cell>
          <table:table-cell table:style-name="ce87" office:value-type="string" calcext:value-type="string">
            <text:p>変更無し</text:p>
          </table:table-cell>
          <table:table-cell table:style-name="ce87" office:value-type="string" calcext:value-type="string">
            <text:p>lockPref("devtools.errorconsole.enabled", true);</text:p>
          </table:table-cell>
          <table:table-cell table:style-name="ce94"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83]&lt;&gt;&quot;&quot;;NOT(ISNUMBER(FIND(&quot;廃止&quot;;[.$D83])));NOT(ISNUMBER(FIND(&quot;廃止&quot;;[.$E83]))));MAX([.$B$1:.$B82])+1;&quot;&quot;)">
            <text:p/>
          </table:table-cell>
          <table:table-cell table:style-name="ce5" table:formula="of:=CONCATENATE([.$D83];&quot;-&quot;;[.$E83])" office:value-type="string" office:string-value="Security-10（廃止）-2" calcext:value-type="string">
            <text:p>Security-10（廃止）-2</text:p>
          </table:table-cell>
          <table:table-cell table:style-name="ce8" office:value-type="string" calcext:value-type="string">
            <text:p>Security-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text:p>
          </table:table-cell>
          <table:table-cell table:style-name="ce8"/>
          <table:table-cell table:style-name="ce10" table:formula="of:=IF([.K83]=&quot;&quot;;&quot;?&quot;;IF([.N83]=&quot;&quot;;&quot;新規&quot;;IF([.K83]=[.N83];&quot;&quot;;&quot;変更あり&quot;)))">
            <text:p/>
          </table:table-cell>
          <table:table-cell table:style-name="ce8" office:value-type="string" calcext:value-type="string">
            <text:p>-</text:p>
          </table:table-cell>
          <table:table-cell table:style-name="ce10" table:formula="of:=IF([.N83]=&quot;&quot;;&quot;?&quot;;IF([.P83]=&quot;&quot;;&quot;新規&quot;;IF([.N83]=[.P83];&quot;&quot;;&quot;変更あり&quot;)))" office:value-type="string" office:string-value="変更あり" calcext:value-type="string">
            <text:p>変更あり</text:p>
          </table:table-cell>
          <table:table-cell table:style-name="ce9" office:value-type="string" calcext:value-type="string">
            <text:p>lockPref("devtools.errorconsole.enabled", false);</text:p>
          </table:table-cell>
          <table:table-cell table:style-name="ce8" table:formula="of:=IF([.P83]=&quot;&quot;;&quot;?&quot;;IF([.R83]=&quot;&quot;;&quot;新規&quot;;IF([.P83]=[.R83];&quot;&quot;;&quot;○&quot;)))">
            <text:p/>
          </table:table-cell>
          <table:table-cell table:style-name="ce87" office:value-type="string" calcext:value-type="string">
            <text:p>lockPref("devtools.errorconsole.enabled", false);</text:p>
          </table:table-cell>
          <table:table-cell table:style-name="ce87" office:value-type="string" calcext:value-type="string">
            <text:p>変更無し</text:p>
          </table:table-cell>
          <table:table-cell table:style-name="ce87" office:value-type="string" calcext:value-type="string">
            <text:p>lockPref("devtools.errorconsole.enabled", false);</text:p>
          </table:table-cell>
          <table:table-cell table:style-name="ce94"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84]&lt;&gt;&quot;&quot;;NOT(ISNUMBER(FIND(&quot;廃止&quot;;[.$D84])));NOT(ISNUMBER(FIND(&quot;廃止&quot;;[.$E84]))));MAX([.$B$1:.$B83])+1;&quot;&quot;)">
            <text:p/>
          </table:table-cell>
          <table:table-cell table:style-name="ce5" table:formula="of:=CONCATENATE([.$D84];&quot;-&quot;;[.$E84])" office:value-type="string" office:string-value="Security-11（廃止）-1" calcext:value-type="string">
            <text:p>Security-11（廃止）-1</text:p>
          </table:table-cell>
          <table:table-cell table:style-name="ce8" office:value-type="string" calcext:value-type="string">
            <text:p>Security-1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NS連携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84]=&quot;&quot;;&quot;?&quot;;IF([.N84]=&quot;&quot;;&quot;新規&quot;;IF([.K84]=[.N84];&quot;&quot;;&quot;変更あり&quot;)))">
            <text:p/>
          </table:table-cell>
          <table:table-cell table:style-name="ce8" office:value-type="string" calcext:value-type="string">
            <text:p>-</text:p>
          </table:table-cell>
          <table:table-cell table:style-name="ce10" table:formula="of:=IF([.N84]=&quot;&quot;;&quot;?&quot;;IF([.P84]=&quot;&quot;;&quot;新規&quot;;IF([.N84]=[.P84];&quot;&quot;;&quot;変更あり&quot;)))">
            <text:p/>
          </table:table-cell>
          <table:table-cell table:style-name="ce8" office:value-type="string" calcext:value-type="string">
            <text:p>-</text:p>
          </table:table-cell>
          <table:table-cell table:style-name="ce8" table:formula="of:=IF([.P84]=&quot;&quot;;&quot;?&quot;;IF([.R84]=&quot;&quot;;&quot;新規&quot;;IF([.P84]=[.R84];&quot;&quot;;&quot;○&quot;)))">
            <text:p/>
          </table:table-cell>
          <table:table-cell table:style-name="ce87" office:value-type="string" calcext:value-type="string">
            <text:p>-</text:p>
          </table:table-cell>
          <table:table-cell table:style-name="ce87" table:number-columns-repeated="2"/>
          <table:table-cell table:style-name="ce94"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5" table:formula="of:=IF(AND([.$A85]&lt;&gt;&quot;&quot;;NOT(ISNUMBER(FIND(&quot;廃止&quot;;[.$D85])));NOT(ISNUMBER(FIND(&quot;廃止&quot;;[.$E85]))));MAX([.$B$1:.$B84])+1;&quot;&quot;)">
            <text:p/>
          </table:table-cell>
          <table:table-cell table:style-name="ce5" table:formula="of:=CONCATENATE([.$D85];&quot;-&quot;;[.$E85])" office:value-type="string" office:string-value="Security-11（廃止）-2" calcext:value-type="string">
            <text:p>Security-11（廃止）-2</text:p>
          </table:table-cell>
          <table:table-cell table:style-name="ce8" office:value-type="string" calcext:value-type="string">
            <text:p>Security-1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p>
          </table:table-cell>
          <table:table-cell table:style-name="ce11" office:value-type="string" calcext:value-type="string">
            <text:p>-<text:span text:style-name="T13">（Firefox 57で廃止）</text:span></text:p>
          </table:table-cell>
          <table:table-cell table:style-name="ce11"/>
          <table:table-cell table:style-name="ce10" table:formula="of:=IF([.K85]=&quot;&quot;;&quot;?&quot;;IF([.N85]=&quot;&quot;;&quot;新規&quot;;IF([.K85]=[.N85];&quot;&quot;;&quot;変更あり&quot;)))" office:value-type="string" office:string-value="変更あり" calcext:value-type="string">
            <text:p>変更あり</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5]=&quot;&quot;;&quot;?&quot;;IF([.P85]=&quot;&quot;;&quot;新規&quot;;IF([.N85]=[.P85];&quot;&quot;;&quot;変更あり&quot;)))">
            <text:p/>
          </table:table-cell>
          <table:table-cell table:style-name="ce11" office:value-type="string" calcext:value-type="string">
            <text:p><text:span text:style-name="T2">MCD:</text:span></text:p>
            <text:p><text:span text:style-name="T16">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11">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85]=&quot;&quot;;&quot;?&quot;;IF([.R85]=&quot;&quot;;&quot;新規&quot;;IF([.P85]=[.R85];&quot;&quot;;&quot;○&quot;)))" office:value-type="string" office:string-value="○" calcext:value-type="string">
            <text:p>○</text:p>
          </table:table-cell>
          <table:table-cell table:style-name="ce87" office:value-type="string" calcext:value-type="string">
            <text:p>lockPref("social.activeProviders", "");</text:p>
            <text:p>lockPref("social.directories", "");</text:p>
            <text:p><text:span text:style-name="T11">lockPref("social.shareDirectory", "");</text:span></text:p>
            <text:p>lockPref("social.whitelist", "");</text:p>
          </table:table-cell>
          <table:table-cell table:style-name="ce87" table:number-columns-repeated="2"/>
          <table:table-cell table:style-name="ce94"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6]&lt;&gt;&quot;&quot;;NOT(ISNUMBER(FIND(&quot;廃止&quot;;[.$D86])));NOT(ISNUMBER(FIND(&quot;廃止&quot;;[.$E86]))));MAX([.$B$1:.$B85])+1;&quot;&quot;)" office:value-type="float" office:value="70" calcext:value-type="float">
            <text:p>70</text:p>
          </table:table-cell>
          <table:table-cell table:style-name="ce5" table:formula="of:=CONCATENATE([.$D86];&quot;-&quot;;[.$E86])" office:value-type="string" office:string-value="Security-12-1" calcext:value-type="string">
            <text:p>Security-12-1</text:p>
          </table:table-cell>
          <table:table-cell table:style-name="ce8" office:value-type="string" calcext:value-type="string">
            <text:p>Security-12</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Scriptの実行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javascript.enabled", true);</text:p>
          </table:table-cell>
          <table:table-cell table:style-name="ce8"/>
          <table:table-cell table:style-name="ce10" table:formula="of:=IF([.K86]=&quot;&quot;;&quot;?&quot;;IF([.N86]=&quot;&quot;;&quot;新規&quot;;IF([.K86]=[.N86];&quot;&quot;;&quot;変更あり&quot;)))">
            <text:p/>
          </table:table-cell>
          <table:table-cell table:style-name="ce8" office:value-type="string" calcext:value-type="string">
            <text:p>lockPref("javascript.enabled", true);</text:p>
          </table:table-cell>
          <table:table-cell table:style-name="ce10" table:formula="of:=IF([.N86]=&quot;&quot;;&quot;?&quot;;IF([.P86]=&quot;&quot;;&quot;新規&quot;;IF([.N86]=[.P86];&quot;&quot;;&quot;変更あり&quot;)))">
            <text:p/>
          </table:table-cell>
          <table:table-cell table:style-name="ce87" office:value-type="string" calcext:value-type="string">
            <text:p>lockPref("javascript.enabled", true);</text:p>
          </table:table-cell>
          <table:table-cell table:style-name="ce8" table:formula="of:=IF([.P86]=&quot;&quot;;&quot;?&quot;;IF([.R86]=&quot;&quot;;&quot;新規&quot;;IF([.P86]=[.R86];&quot;&quot;;&quot;○&quot;)))">
            <text:p/>
          </table:table-cell>
          <table:table-cell table:style-name="ce87" office:value-type="string" calcext:value-type="string">
            <text:p>lockPref("javascript.enabled", true);</text:p>
          </table:table-cell>
          <table:table-cell table:style-name="ce87" table:number-columns-repeated="2"/>
          <table:table-cell table:style-name="ce94"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7]&lt;&gt;&quot;&quot;;NOT(ISNUMBER(FIND(&quot;廃止&quot;;[.$D87])));NOT(ISNUMBER(FIND(&quot;廃止&quot;;[.$E87]))));MAX([.$B$1:.$B86])+1;&quot;&quot;)">
            <text:p/>
          </table:table-cell>
          <table:table-cell table:style-name="ce5" table:formula="of:=CONCATENATE([.$D87];&quot;-&quot;;[.$E87])" office:value-type="string" office:string-value="Security-12-2（廃止）" calcext:value-type="string">
            <text:p>Security-12-2（廃止）</text:p>
          </table:table-cell>
          <table:table-cell table:style-name="ce8" office:value-type="string" calcext:value-type="string">
            <text:p>Security-12</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29〜52の間で廃止）</text:p>
          </table:table-cell>
          <table:table-cell table:style-name="ce8"/>
          <table:table-cell table:style-name="ce10" table:formula="of:=IF([.K87]=&quot;&quot;;&quot;?&quot;;IF([.N87]=&quot;&quot;;&quot;新規&quot;;IF([.K87]=[.N87];&quot;&quot;;&quot;変更あり&quot;)))">
            <text:p/>
          </table:table-cell>
          <table:table-cell table:style-name="ce8" office:value-type="string" calcext:value-type="string">
            <text:p>-（Firefox 29〜52の間で廃止）</text:p>
          </table:table-cell>
          <table:table-cell table:style-name="ce10" table:formula="of:=IF([.N87]=&quot;&quot;;&quot;?&quot;;IF([.P87]=&quot;&quot;;&quot;新規&quot;;IF([.N87]=[.P87];&quot;&quot;;&quot;変更あり&quot;)))" office:value-type="string" office:string-value="変更あり" calcext:value-type="string">
            <text:p>変更あり</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 table:formula="of:=IF([.P87]=&quot;&quot;;&quot;?&quot;;IF([.R87]=&quot;&quot;;&quot;新規&quot;;IF([.P87]=[.R87];&quot;&quot;;&quot;○&quot;)))">
            <text:p/>
          </table:table-cell>
          <table:table-cell table:style-name="ce87"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87" table:number-columns-repeated="2"/>
          <table:table-cell table:style-name="ce94"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88]&lt;&gt;&quot;&quot;;NOT(ISNUMBER(FIND(&quot;廃止&quot;;[.$D88])));NOT(ISNUMBER(FIND(&quot;廃止&quot;;[.$E88]))));MAX([.$B$1:.$B87])+1;&quot;&quot;)" office:value-type="float" office:value="71" calcext:value-type="float">
            <text:p>71</text:p>
          </table:table-cell>
          <table:table-cell table:style-name="ce5" table:formula="of:=CONCATENATE([.$D88];&quot;-&quot;;[.$E88])" office:value-type="string" office:string-value="Security-12-3" calcext:value-type="string">
            <text:p>Security-12-3</text:p>
          </table:table-cell>
          <table:table-cell table:style-name="ce8" office:value-type="string" calcext:value-type="string">
            <text:p>Security-1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javascript.enabled", false);</text:p>
          </table:table-cell>
          <table:table-cell table:style-name="ce8"/>
          <table:table-cell table:style-name="ce10" table:formula="of:=IF([.K88]=&quot;&quot;;&quot;?&quot;;IF([.N88]=&quot;&quot;;&quot;新規&quot;;IF([.K88]=[.N88];&quot;&quot;;&quot;変更あり&quot;)))">
            <text:p/>
          </table:table-cell>
          <table:table-cell table:style-name="ce8" office:value-type="string" calcext:value-type="string">
            <text:p>lockPref("javascript.enabled", false);</text:p>
          </table:table-cell>
          <table:table-cell table:style-name="ce10" table:formula="of:=IF([.N88]=&quot;&quot;;&quot;?&quot;;IF([.P88]=&quot;&quot;;&quot;新規&quot;;IF([.N88]=[.P88];&quot;&quot;;&quot;変更あり&quot;)))">
            <text:p/>
          </table:table-cell>
          <table:table-cell table:style-name="ce87" office:value-type="string" calcext:value-type="string">
            <text:p>lockPref("javascript.enabled", false);</text:p>
          </table:table-cell>
          <table:table-cell table:style-name="ce8" table:formula="of:=IF([.P88]=&quot;&quot;;&quot;?&quot;;IF([.R88]=&quot;&quot;;&quot;新規&quot;;IF([.P88]=[.R88];&quot;&quot;;&quot;○&quot;)))">
            <text:p/>
          </table:table-cell>
          <table:table-cell table:style-name="ce87" office:value-type="string" calcext:value-type="string">
            <text:p>lockPref("javascript.enabled", false);</text:p>
          </table:table-cell>
          <table:table-cell table:style-name="ce87" table:number-columns-repeated="2"/>
          <table:table-cell table:style-name="ce94"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89]&lt;&gt;&quot;&quot;;NOT(ISNUMBER(FIND(&quot;廃止&quot;;[.$D89])));NOT(ISNUMBER(FIND(&quot;廃止&quot;;[.$E89]))));MAX([.$B$1:.$B88])+1;&quot;&quot;)" office:value-type="float" office:value="72" calcext:value-type="float">
            <text:p>72</text:p>
          </table:table-cell>
          <table:table-cell table:style-name="ce5" table:formula="of:=CONCATENATE([.$D89];&quot;-&quot;;[.$E89])" office:value-type="string" office:string-value="Security-13-1" calcext:value-type="string">
            <text:p>Security-13-1</text:p>
          </table:table-cell>
          <table:table-cell table:style-name="ce8" office:value-type="string" calcext:value-type="string">
            <text:p>Security-13</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の読み込みの可否</text:p>
          </table:table-cell>
          <table:table-cell table:style-name="ce17" office:value-type="string" calcext:value-type="string" table:number-columns-spanned="1" table:number-rows-spanned="2">
            <text:p>○</text:p>
          </table:table-cell>
          <table:table-cell table:style-name="ce8" office:value-type="string" calcext:value-type="string">
            <text:p>特定サイトのみ許可する</text:p>
          </table:table-cell>
          <table:table-cell table:style-name="ce8" office:value-type="string" calcext:value-type="string">
            <text:p>MCDで設定を反映する</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table-cell table:style-name="ce10" table:formula="of:=IF([.K89]=&quot;&quot;;&quot;?&quot;;IF([.N89]=&quot;&quot;;&quot;新規&quot;;IF([.K89]=[.N89];&quot;&quot;;&quot;変更あり&quot;)))">
            <text:p/>
          </table:table-cell>
          <table:table-cell table:style-name="ce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9]=&quot;&quot;;&quot;?&quot;;IF([.P89]=&quot;&quot;;&quot;新規&quot;;IF([.N89]=[.P89];&quot;&quot;;&quot;変更あり&quot;)))">
            <text:p/>
          </table:table-cell>
          <table:table-cell table:style-name="ce8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8" table:formula="of:=IF([.P89]=&quot;&quot;;&quot;?&quot;;IF([.R89]=&quot;&quot;;&quot;新規&quot;;IF([.P89]=[.R89];&quot;&quot;;&quot;○&quot;)))" office:value-type="string" office:string-value="○" calcext:value-type="string">
            <text:p>○</text:p>
          </table:table-cell>
          <table:table-cell table:style-name="ce87"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87" table:number-columns-repeated="2"/>
          <table:table-cell table:style-name="ce94"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0]&lt;&gt;&quot;&quot;;NOT(ISNUMBER(FIND(&quot;廃止&quot;;[.$D90])));NOT(ISNUMBER(FIND(&quot;廃止&quot;;[.$E90]))));MAX([.$B$1:.$B89])+1;&quot;&quot;)" office:value-type="float" office:value="73" calcext:value-type="float">
            <text:p>73</text:p>
          </table:table-cell>
          <table:table-cell table:style-name="ce5" table:formula="of:=CONCATENATE([.$D90];&quot;-&quot;;[.$E90])" office:value-type="string" office:string-value="Security-13-2" calcext:value-type="string">
            <text:p>Security-13-2</text:p>
          </table:table-cell>
          <table:table-cell table:style-name="ce8" office:value-type="string" calcext:value-type="string">
            <text:p>Security-1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0]=&quot;&quot;;&quot;?&quot;;IF([.N90]=&quot;&quot;;&quot;新規&quot;;IF([.K90]=[.N90];&quot;&quot;;&quot;変更あり&quot;)))">
            <text:p/>
          </table:table-cell>
          <table:table-cell table:style-name="ce10" office:value-type="string" calcext:value-type="string">
            <text:p>-</text:p>
          </table:table-cell>
          <table:table-cell table:style-name="ce10" table:formula="of:=IF([.N90]=&quot;&quot;;&quot;?&quot;;IF([.P90]=&quot;&quot;;&quot;新規&quot;;IF([.N90]=[.P90];&quot;&quot;;&quot;変更あり&quot;)))">
            <text:p/>
          </table:table-cell>
          <table:table-cell table:style-name="ce87" office:value-type="string" calcext:value-type="string">
            <text:p>-</text:p>
          </table:table-cell>
          <table:table-cell table:style-name="ce8" table:formula="of:=IF([.P90]=&quot;&quot;;&quot;?&quot;;IF([.R90]=&quot;&quot;;&quot;新規&quot;;IF([.P90]=[.R90];&quot;&quot;;&quot;○&quot;)))">
            <text:p/>
          </table:table-cell>
          <table:table-cell table:style-name="ce87" office:value-type="string" calcext:value-type="string">
            <text:p>-</text:p>
          </table:table-cell>
          <table:table-cell table:style-name="ce87" table:number-columns-repeated="2"/>
          <table:table-cell table:style-name="ce94"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91]&lt;&gt;&quot;&quot;;NOT(ISNUMBER(FIND(&quot;廃止&quot;;[.$D91])));NOT(ISNUMBER(FIND(&quot;廃止&quot;;[.$E91]))));MAX([.$B$1:.$B90])+1;&quot;&quot;)" office:value-type="float" office:value="74" calcext:value-type="float">
            <text:p>74</text:p>
          </table:table-cell>
          <table:table-cell table:style-name="ce5" table:formula="of:=CONCATENATE([.$D91];&quot;-&quot;;[.$E91])" office:value-type="string" office:string-value="Security-14-1" calcext:value-type="string">
            <text:p>Security-14-1</text:p>
          </table:table-cell>
          <table:table-cell table:style-name="ce8" office:value-type="string" calcext:value-type="string">
            <text:p>Security-1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ローカルファイルからの他ディレクトリの参照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security.fileuri.strict_origin_policy", false);</text:p>
          </table:table-cell>
          <table:table-cell table:style-name="ce71"/>
          <table:table-cell table:style-name="ce10" table:formula="of:=IF([.K91]=&quot;&quot;;&quot;?&quot;;IF([.N91]=&quot;&quot;;&quot;新規&quot;;IF([.K91]=[.N91];&quot;&quot;;&quot;変更あり&quot;)))">
            <text:p/>
          </table:table-cell>
          <table:table-cell table:style-name="ce8" office:value-type="string" calcext:value-type="string">
            <text:p>lockPref("security.fileuri.strict_origin_policy", false);</text:p>
          </table:table-cell>
          <table:table-cell table:style-name="ce10" table:formula="of:=IF([.N91]=&quot;&quot;;&quot;?&quot;;IF([.P91]=&quot;&quot;;&quot;新規&quot;;IF([.N91]=[.P91];&quot;&quot;;&quot;変更あり&quot;)))">
            <text:p/>
          </table:table-cell>
          <table:table-cell table:style-name="ce87" office:value-type="string" calcext:value-type="string">
            <text:p>lockPref("security.fileuri.strict_origin_policy", false);</text:p>
          </table:table-cell>
          <table:table-cell table:style-name="ce8" table:formula="of:=IF([.P91]=&quot;&quot;;&quot;?&quot;;IF([.R91]=&quot;&quot;;&quot;新規&quot;;IF([.P91]=[.R91];&quot;&quot;;&quot;○&quot;)))">
            <text:p/>
          </table:table-cell>
          <table:table-cell table:style-name="ce87" office:value-type="string" calcext:value-type="string">
            <text:p>lockPref("security.fileuri.strict_origin_policy", false);</text:p>
          </table:table-cell>
          <table:table-cell table:style-name="ce87" table:number-columns-repeated="2"/>
          <table:table-cell table:style-name="ce94"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5" table:formula="of:=IF(AND([.$A92]&lt;&gt;&quot;&quot;;NOT(ISNUMBER(FIND(&quot;廃止&quot;;[.$D92])));NOT(ISNUMBER(FIND(&quot;廃止&quot;;[.$E92]))));MAX([.$B$1:.$B91])+1;&quot;&quot;)" office:value-type="float" office:value="75" calcext:value-type="float">
            <text:p>75</text:p>
          </table:table-cell>
          <table:table-cell table:style-name="ce5" table:formula="of:=CONCATENATE([.$D92];&quot;-&quot;;[.$E92])" office:value-type="string" office:string-value="Security-14-2" calcext:value-type="string">
            <text:p>Security-14-2</text:p>
          </table:table-cell>
          <table:table-cell table:style-name="ce8" office:value-type="string" calcext:value-type="string">
            <text:p>Securit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lockPref("security.fileuri.strict_origin_policy", true);</text:p>
          </table:table-cell>
          <table:table-cell table:style-name="ce8"/>
          <table:table-cell table:style-name="ce10" table:formula="of:=IF([.K92]=&quot;&quot;;&quot;?&quot;;IF([.N92]=&quot;&quot;;&quot;新規&quot;;IF([.K92]=[.N92];&quot;&quot;;&quot;変更あり&quot;)))">
            <text:p/>
          </table:table-cell>
          <table:table-cell table:style-name="ce8" office:value-type="string" calcext:value-type="string">
            <text:p>lockPref("security.fileuri.strict_origin_policy", true);</text:p>
          </table:table-cell>
          <table:table-cell table:style-name="ce10" table:formula="of:=IF([.N92]=&quot;&quot;;&quot;?&quot;;IF([.P92]=&quot;&quot;;&quot;新規&quot;;IF([.N92]=[.P92];&quot;&quot;;&quot;変更あり&quot;)))">
            <text:p/>
          </table:table-cell>
          <table:table-cell table:style-name="ce87" office:value-type="string" calcext:value-type="string">
            <text:p>lockPref("security.fileuri.strict_origin_policy", true);</text:p>
          </table:table-cell>
          <table:table-cell table:style-name="ce8" table:formula="of:=IF([.P92]=&quot;&quot;;&quot;?&quot;;IF([.R92]=&quot;&quot;;&quot;新規&quot;;IF([.P92]=[.R92];&quot;&quot;;&quot;○&quot;)))">
            <text:p/>
          </table:table-cell>
          <table:table-cell table:style-name="ce87" office:value-type="string" calcext:value-type="string">
            <text:p>lockPref("security.fileuri.strict_origin_policy", true);</text:p>
          </table:table-cell>
          <table:table-cell table:style-name="ce87" table:number-columns-repeated="2"/>
          <table:table-cell table:style-name="ce94"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93]&lt;&gt;&quot;&quot;;NOT(ISNUMBER(FIND(&quot;廃止&quot;;[.$D93])));NOT(ISNUMBER(FIND(&quot;廃止&quot;;[.$E93]))));MAX([.$B$1:.$B92])+1;&quot;&quot;)" office:value-type="float" office:value="76" calcext:value-type="float">
            <text:p>76</text:p>
          </table:table-cell>
          <table:table-cell table:style-name="ce5" table:formula="of:=CONCATENATE([.$D93];&quot;-&quot;;[.$E93])" office:value-type="string" office:string-value="Security-15-1" calcext:value-type="string">
            <text:p>Security-15-1</text:p>
          </table:table-cell>
          <table:table-cell table:style-name="ce8" office:value-type="string" calcext:value-type="string">
            <text:p>Security-1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その他、バックグラウンドで行われる外部への通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93]=&quot;&quot;;&quot;?&quot;;IF([.N93]=&quot;&quot;;&quot;新規&quot;;IF([.K93]=[.N93];&quot;&quot;;&quot;変更あり&quot;)))">
            <text:p/>
          </table:table-cell>
          <table:table-cell table:style-name="ce10" office:value-type="string" calcext:value-type="string">
            <text:p>-</text:p>
          </table:table-cell>
          <table:table-cell table:style-name="ce10" table:formula="of:=IF([.N93]=&quot;&quot;;&quot;?&quot;;IF([.P93]=&quot;&quot;;&quot;新規&quot;;IF([.N93]=[.P93];&quot;&quot;;&quot;変更あり&quot;)))">
            <text:p/>
          </table:table-cell>
          <table:table-cell table:style-name="ce87" office:value-type="string" calcext:value-type="string">
            <text:p>-</text:p>
          </table:table-cell>
          <table:table-cell table:style-name="ce8" table:formula="of:=IF([.P93]=&quot;&quot;;&quot;?&quot;;IF([.R93]=&quot;&quot;;&quot;新規&quot;;IF([.P93]=[.R93];&quot;&quot;;&quot;○&quot;)))">
            <text:p/>
          </table:table-cell>
          <table:table-cell table:style-name="ce87" office:value-type="string" calcext:value-type="string">
            <text:p>-</text:p>
          </table:table-cell>
          <table:table-cell table:style-name="ce87" table:number-columns-repeated="2"/>
          <table:table-cell table:style-name="ce94"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5" table:formula="of:=IF(AND([.$A94]&lt;&gt;&quot;&quot;;NOT(ISNUMBER(FIND(&quot;廃止&quot;;[.$D94])));NOT(ISNUMBER(FIND(&quot;廃止&quot;;[.$E94]))));MAX([.$B$1:.$B93])+1;&quot;&quot;)" office:value-type="float" office:value="77" calcext:value-type="float">
            <text:p>77</text:p>
          </table:table-cell>
          <table:table-cell table:style-name="ce5" table:formula="of:=CONCATENATE([.$D94];&quot;-&quot;;[.$E94])" office:value-type="string" office:string-value="Security-15-2" calcext:value-type="string">
            <text:p>Security-15-2</text:p>
          </table:table-cell>
          <table:table-cell table:style-name="ce8" office:value-type="string" calcext:value-type="string">
            <text:p>Securit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ext:p/>
            <text:p>[20180214:藤本]</text:p>
            <text:p>これで設定が完全かどう確認したらよいんでしょう？</text:p>
          </table:table-cell>
          <table:table-cell table:style-name="ce10"/>
          <table:table-cell table:style-name="ce10" table:formula="of:=IF([.K94]=&quot;&quot;;&quot;?&quot;;IF([.N94]=&quot;&quot;;&quot;新規&quot;;IF([.K94]=[.N94];&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94]=&quot;&quot;;&quot;?&quot;;IF([.P94]=&quot;&quot;;&quot;新規&quot;;IF([.N94]=[.P94];&quot;&quot;;&quot;変更あり&quot;)))" office:value-type="string" office:string-value="変更あり" calcext:value-type="string">
            <text:p>変更あり</text:p>
          </table:table-cell>
          <table:table-cell table:style-name="ce8"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3">*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3">*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8" table:formula="of:=IF([.P94]=&quot;&quot;;&quot;?&quot;;IF([.R94]=&quot;&quot;;&quot;新規&quot;;IF([.P94]=[.R94];&quot;&quot;;&quot;○&quot;)))" office:value-type="string" office:string-value="○" calcext:value-type="string">
            <text:p>○</text:p>
          </table:table-cell>
          <table:table-cell table:style-name="ce87"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87" table:number-columns-repeated="2"/>
          <table:table-cell table:style-name="ce94"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5]&lt;&gt;&quot;&quot;;NOT(ISNUMBER(FIND(&quot;廃止&quot;;[.$D95])));NOT(ISNUMBER(FIND(&quot;廃止&quot;;[.$E95]))));MAX([.$B$1:.$B94])+1;&quot;&quot;)" office:value-type="float" office:value="78" calcext:value-type="float">
            <text:p>78</text:p>
          </table:table-cell>
          <table:table-cell table:style-name="ce5" table:formula="of:=CONCATENATE([.$D95];&quot;-&quot;;[.$E95])" office:value-type="string" office:string-value="Security-16-1" calcext:value-type="string">
            <text:p>Security-16-1</text:p>
          </table:table-cell>
          <table:table-cell table:style-name="ce8" office:value-type="string" calcext:value-type="string">
            <text:p>Security-16</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フルスクリーン表示の可否</text:p>
          </table:table-cell>
          <table:table-cell table:style-name="ce19" office:value-type="string" calcext:value-type="string" table:number-columns-spanned="1" table:number-rows-spanned="3">
            <text:p>○</text:p>
          </table:table-cell>
          <table:table-cell table:style-name="ce8" office:value-type="string" calcext:value-type="string">
            <text:p>確認の上で許可する（既定）</text:p>
          </table:table-cell>
          <table:table-cell table:style-name="ce8" office:value-type="string" calcext:value-type="string">
            <text:p>MCDで設定を反映する</text:p>
          </table:table-cell>
          <table:table-cell table:style-name="ce8" office:value-type="string" calcext:value-type="string">
            <text:p>lockPref("full-screen-api.enabled", true);</text:p>
          </table:table-cell>
          <table:table-cell table:style-name="ce8"/>
          <table:table-cell table:style-name="ce10" table:formula="of:=IF([.K95]=&quot;&quot;;&quot;?&quot;;IF([.N95]=&quot;&quot;;&quot;新規&quot;;IF([.K95]=[.N95];&quot;&quot;;&quot;変更あり&quot;)))">
            <text:p/>
          </table:table-cell>
          <table:table-cell table:style-name="ce8" office:value-type="string" calcext:value-type="string">
            <text:p>lockPref("full-screen-api.enabled", true);</text:p>
          </table:table-cell>
          <table:table-cell table:style-name="ce10" table:formula="of:=IF([.N95]=&quot;&quot;;&quot;?&quot;;IF([.P95]=&quot;&quot;;&quot;新規&quot;;IF([.N95]=[.P95];&quot;&quot;;&quot;変更あり&quot;)))">
            <text:p/>
          </table:table-cell>
          <table:table-cell table:style-name="ce87" office:value-type="string" calcext:value-type="string">
            <text:p>lockPref("full-screen-api.enabled", true);</text:p>
          </table:table-cell>
          <table:table-cell table:style-name="ce8" table:formula="of:=IF([.P95]=&quot;&quot;;&quot;?&quot;;IF([.R95]=&quot;&quot;;&quot;新規&quot;;IF([.P95]=[.R95];&quot;&quot;;&quot;○&quot;)))">
            <text:p/>
          </table:table-cell>
          <table:table-cell table:style-name="ce87" office:value-type="string" calcext:value-type="string">
            <text:p>lockPref("full-screen-api.enabled", true);</text:p>
          </table:table-cell>
          <table:table-cell table:style-name="ce87" table:number-columns-repeated="2"/>
          <table:table-cell table:style-name="ce94"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96]&lt;&gt;&quot;&quot;;NOT(ISNUMBER(FIND(&quot;廃止&quot;;[.$D96])));NOT(ISNUMBER(FIND(&quot;廃止&quot;;[.$E96]))));MAX([.$B$1:.$B95])+1;&quot;&quot;)" office:value-type="float" office:value="79" calcext:value-type="float">
            <text:p>79</text:p>
          </table:table-cell>
          <table:table-cell table:style-name="ce5" table:formula="of:=CONCATENATE([.$D96];&quot;-&quot;;[.$E96])" office:value-type="string" office:string-value="Security-16-2" calcext:value-type="string">
            <text:p>Security-16-2</text:p>
          </table:table-cell>
          <table:table-cell table:style-name="ce8" office:value-type="string" calcext:value-type="string">
            <text:p>Securit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10" office:value-type="string" calcext:value-type="string">
            <text:p>Firefox 45で廃止</text:p>
          </table:table-cell>
          <table:table-cell table:style-name="ce10"/>
          <table:table-cell table:style-name="ce10" table:formula="of:=IF([.K96]=&quot;&quot;;&quot;?&quot;;IF([.N96]=&quot;&quot;;&quot;新規&quot;;IF([.K96]=[.N96];&quot;&quot;;&quot;変更あり&quot;)))">
            <text:p/>
          </table:table-cell>
          <table:table-cell table:style-name="ce10" office:value-type="string" calcext:value-type="string">
            <text:p>Firefox 45で廃止</text:p>
          </table:table-cell>
          <table:table-cell table:style-name="ce10" table:formula="of:=IF([.N96]=&quot;&quot;;&quot;?&quot;;IF([.P96]=&quot;&quot;;&quot;新規&quot;;IF([.N96]=[.P96];&quot;&quot;;&quot;変更あり&quot;)))" office:value-type="string" office:string-value="変更あり" calcext:value-type="string">
            <text:p>変更あり</text:p>
          </table:table-cell>
          <table:table-cell table:style-name="ce61" office:value-type="string" calcext:value-type="string">
            <text:p>Firefox 45で廃止（Firefox 41までは許可するかどうかのポップアップだったが、Firefox 42からは通知のみのポップアップに変更された）</text:p>
          </table:table-cell>
          <table:table-cell table:style-name="ce8" table:formula="of:=IF([.P96]=&quot;&quot;;&quot;?&quot;;IF([.R96]=&quot;&quot;;&quot;新規&quot;;IF([.P96]=[.R96];&quot;&quot;;&quot;○&quot;)))" office:value-type="string" office:string-value="○" calcext:value-type="string">
            <text:p>○</text:p>
          </table:table-cell>
          <table:table-cell table:style-name="ce87" office:value-type="string" calcext:value-type="string">
            <text:p>lockPref("extensions.autopermission.sites.(site)", "fullscreen=1");</text:p>
          </table:table-cell>
          <table:table-cell table:style-name="ce87" table:number-columns-repeated="2"/>
          <table:table-cell table:style-name="ce94"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97]&lt;&gt;&quot;&quot;;NOT(ISNUMBER(FIND(&quot;廃止&quot;;[.$D97])));NOT(ISNUMBER(FIND(&quot;廃止&quot;;[.$E97]))));MAX([.$B$1:.$B96])+1;&quot;&quot;)" office:value-type="float" office:value="80" calcext:value-type="float">
            <text:p>80</text:p>
          </table:table-cell>
          <table:table-cell table:style-name="ce5" table:formula="of:=CONCATENATE([.$D97];&quot;-&quot;;[.$E97])" office:value-type="string" office:string-value="Security-16-3" calcext:value-type="string">
            <text:p>Security-16-3</text:p>
          </table:table-cell>
          <table:table-cell table:style-name="ce8" office:value-type="string" calcext:value-type="string">
            <text:p>Security-1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full-screen-api.enabled", false);</text:p>
          </table:table-cell>
          <table:table-cell table:style-name="ce8"/>
          <table:table-cell table:style-name="ce10" table:formula="of:=IF([.K97]=&quot;&quot;;&quot;?&quot;;IF([.N97]=&quot;&quot;;&quot;新規&quot;;IF([.K97]=[.N97];&quot;&quot;;&quot;変更あり&quot;)))">
            <text:p/>
          </table:table-cell>
          <table:table-cell table:style-name="ce8" office:value-type="string" calcext:value-type="string">
            <text:p>lockPref("full-screen-api.enabled", false);</text:p>
          </table:table-cell>
          <table:table-cell table:style-name="ce10" table:formula="of:=IF([.N97]=&quot;&quot;;&quot;?&quot;;IF([.P97]=&quot;&quot;;&quot;新規&quot;;IF([.N97]=[.P97];&quot;&quot;;&quot;変更あり&quot;)))">
            <text:p/>
          </table:table-cell>
          <table:table-cell table:style-name="ce87" office:value-type="string" calcext:value-type="string">
            <text:p>lockPref("full-screen-api.enabled", false);</text:p>
          </table:table-cell>
          <table:table-cell table:style-name="ce8" table:formula="of:=IF([.P97]=&quot;&quot;;&quot;?&quot;;IF([.R97]=&quot;&quot;;&quot;新規&quot;;IF([.P97]=[.R97];&quot;&quot;;&quot;○&quot;)))">
            <text:p/>
          </table:table-cell>
          <table:table-cell table:style-name="ce87" office:value-type="string" calcext:value-type="string">
            <text:p>lockPref("full-screen-api.enabled", false);</text:p>
          </table:table-cell>
          <table:table-cell table:style-name="ce87" table:number-columns-repeated="2"/>
          <table:table-cell table:style-name="ce94"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8]&lt;&gt;&quot;&quot;;NOT(ISNUMBER(FIND(&quot;廃止&quot;;[.$D98])));NOT(ISNUMBER(FIND(&quot;廃止&quot;;[.$E98]))));MAX([.$B$1:.$B97])+1;&quot;&quot;)">
            <text:p/>
          </table:table-cell>
          <table:table-cell table:style-name="ce5" table:formula="of:=CONCATENATE([.$D98];&quot;-&quot;;[.$E98])" office:value-type="string" office:string-value="Security-17（廃止)-1" calcext:value-type="string">
            <text:p>Security-17（廃止)-1</text:p>
          </table:table-cell>
          <table:table-cell table:style-name="ce8" office:value-type="string" calcext:value-type="string">
            <text:p>Security-17（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about:homeからマーケットプレイスへ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Firefox 45で廃止</text:p>
          </table:table-cell>
          <table:table-cell table:style-name="ce9"/>
          <table:table-cell table:style-name="ce10" table:formula="of:=IF([.K98]=&quot;&quot;;&quot;?&quot;;IF([.N98]=&quot;&quot;;&quot;新規&quot;;IF([.K98]=[.N98];&quot;&quot;;&quot;変更あり&quot;)))">
            <text:p/>
          </table:table-cell>
          <table:table-cell table:style-name="ce9" office:value-type="string" calcext:value-type="string">
            <text:p>Firefox 45で廃止</text:p>
          </table:table-cell>
          <table:table-cell table:style-name="ce10" table:formula="of:=IF([.N98]=&quot;&quot;;&quot;?&quot;;IF([.P98]=&quot;&quot;;&quot;新規&quot;;IF([.N98]=[.P98];&quot;&quot;;&quot;変更あり&quot;)))">
            <text:p/>
          </table:table-cell>
          <table:table-cell table:style-name="ce61" office:value-type="string" calcext:value-type="string">
            <text:p>Firefox 45で廃止</text:p>
          </table:table-cell>
          <table:table-cell table:style-name="ce8" table:formula="of:=IF([.P98]=&quot;&quot;;&quot;?&quot;;IF([.R98]=&quot;&quot;;&quot;新規&quot;;IF([.P98]=[.R98];&quot;&quot;;&quot;○&quot;)))" office:value-type="string" office:string-value="○" calcext:value-type="string">
            <text:p>○</text:p>
          </table:table-cell>
          <table:table-cell table:style-name="ce87" office:value-type="string" calcext:value-type="string">
            <text:p>-</text:p>
          </table:table-cell>
          <table:table-cell table:style-name="ce87" table:number-columns-repeated="2"/>
          <table:table-cell table:style-name="ce94"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99]&lt;&gt;&quot;&quot;;NOT(ISNUMBER(FIND(&quot;廃止&quot;;[.$D99])));NOT(ISNUMBER(FIND(&quot;廃止&quot;;[.$E99]))));MAX([.$B$1:.$B98])+1;&quot;&quot;)">
            <text:p/>
          </table:table-cell>
          <table:table-cell table:style-name="ce5" table:formula="of:=CONCATENATE([.$D99];&quot;-&quot;;[.$E99])" office:value-type="string" office:string-value="Security-17（廃止)-2" calcext:value-type="string">
            <text:p>Security-17（廃止)-2</text:p>
          </table:table-cell>
          <table:table-cell table:style-name="ce8" office:value-type="string" calcext:value-type="string">
            <text:p>Security-1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45で廃止</text:p>
          </table:table-cell>
          <table:table-cell table:style-name="ce9"/>
          <table:table-cell table:style-name="ce10" table:formula="of:=IF([.K99]=&quot;&quot;;&quot;?&quot;;IF([.N99]=&quot;&quot;;&quot;新規&quot;;IF([.K99]=[.N99];&quot;&quot;;&quot;変更あり&quot;)))">
            <text:p/>
          </table:table-cell>
          <table:table-cell table:style-name="ce9" office:value-type="string" calcext:value-type="string">
            <text:p>Firefox 45で廃止</text:p>
          </table:table-cell>
          <table:table-cell table:style-name="ce10" table:formula="of:=IF([.N99]=&quot;&quot;;&quot;?&quot;;IF([.P99]=&quot;&quot;;&quot;新規&quot;;IF([.N99]=[.P99];&quot;&quot;;&quot;変更あり&quot;)))">
            <text:p/>
          </table:table-cell>
          <table:table-cell table:style-name="ce61" office:value-type="string" calcext:value-type="string">
            <text:p>Firefox 45で廃止</text:p>
          </table:table-cell>
          <table:table-cell table:style-name="ce8" table:formula="of:=IF([.P99]=&quot;&quot;;&quot;?&quot;;IF([.R99]=&quot;&quot;;&quot;新規&quot;;IF([.P99]=[.R99];&quot;&quot;;&quot;○&quot;)))" office:value-type="string" office:string-value="○" calcext:value-type="string">
            <text:p>○</text:p>
          </table:table-cell>
          <table:table-cell table:style-name="ce87" office:value-type="string" calcext:value-type="string">
            <text:p>lockPref("browser.apps.URL", "");</text:p>
          </table:table-cell>
          <table:table-cell table:style-name="ce87" table:number-columns-repeated="2"/>
          <table:table-cell table:style-name="ce94"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0]&lt;&gt;&quot;&quot;;NOT(ISNUMBER(FIND(&quot;廃止&quot;;[.$D100])));NOT(ISNUMBER(FIND(&quot;廃止&quot;;[.$E100]))));MAX([.$B$1:.$B99])+1;&quot;&quot;)" office:value-type="float" office:value="81" calcext:value-type="float">
            <text:p>81</text:p>
          </table:table-cell>
          <table:table-cell table:style-name="ce5" table:formula="of:=CONCATENATE([.$D100];&quot;-&quot;;[.$E100])" office:value-type="string" office:string-value="Security-18-1" calcext:value-type="string">
            <text:p>Security-18-1</text:p>
          </table:table-cell>
          <table:table-cell table:style-name="ce8" office:value-type="string" calcext:value-type="string">
            <text:p>Security-1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その他のテーマを入手」の遷移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0]=&quot;&quot;;&quot;?&quot;;IF([.N100]=&quot;&quot;;&quot;新規&quot;;IF([.K100]=[.N100];&quot;&quot;;&quot;変更あり&quot;)))">
            <text:p/>
          </table:table-cell>
          <table:table-cell table:style-name="ce9" office:value-type="string" calcext:value-type="string">
            <text:p>-</text:p>
          </table:table-cell>
          <table:table-cell table:style-name="ce10" table:formula="of:=IF([.N100]=&quot;&quot;;&quot;?&quot;;IF([.P100]=&quot;&quot;;&quot;新規&quot;;IF([.N100]=[.P100];&quot;&quot;;&quot;変更あり&quot;)))">
            <text:p/>
          </table:table-cell>
          <table:table-cell table:style-name="ce9" office:value-type="string" calcext:value-type="string">
            <text:p>-</text:p>
          </table:table-cell>
          <table:table-cell table:style-name="ce8" table:formula="of:=IF([.P100]=&quot;&quot;;&quot;?&quot;;IF([.R100]=&quot;&quot;;&quot;新規&quot;;IF([.P100]=[.R100];&quot;&quot;;&quot;○&quot;)))">
            <text:p/>
          </table:table-cell>
          <table:table-cell table:style-name="ce87" office:value-type="string" calcext:value-type="string">
            <text:p>-</text:p>
          </table:table-cell>
          <table:table-cell table:style-name="ce87" table:number-columns-repeated="2"/>
          <table:table-cell table:style-name="ce94"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01]&lt;&gt;&quot;&quot;;NOT(ISNUMBER(FIND(&quot;廃止&quot;;[.$D101])));NOT(ISNUMBER(FIND(&quot;廃止&quot;;[.$E101]))));MAX([.$B$1:.$B100])+1;&quot;&quot;)" office:value-type="float" office:value="82" calcext:value-type="float">
            <text:p>82</text:p>
          </table:table-cell>
          <table:table-cell table:style-name="ce5" table:formula="of:=CONCATENATE([.$D101];&quot;-&quot;;[.$E101])" office:value-type="string" office:string-value="Security-18-2" calcext:value-type="string">
            <text:p>Security-18-2</text:p>
          </table:table-cell>
          <table:table-cell table:style-name="ce8" office:value-type="string" calcext:value-type="string">
            <text:p>Securit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getMoreURL", "");</text:p>
          </table:table-cell>
          <table:table-cell table:style-name="ce9"/>
          <table:table-cell table:style-name="ce10" table:formula="of:=IF([.K101]=&quot;&quot;;&quot;?&quot;;IF([.N101]=&quot;&quot;;&quot;新規&quot;;IF([.K101]=[.N101];&quot;&quot;;&quot;変更あり&quot;)))">
            <text:p/>
          </table:table-cell>
          <table:table-cell table:style-name="ce9" office:value-type="string" calcext:value-type="string">
            <text:p>lockPref("lightweightThemes.getMoreURL", "");</text:p>
          </table:table-cell>
          <table:table-cell table:style-name="ce10" table:formula="of:=IF([.N101]=&quot;&quot;;&quot;?&quot;;IF([.P101]=&quot;&quot;;&quot;新規&quot;;IF([.N101]=[.P101];&quot;&quot;;&quot;変更あり&quot;)))">
            <text:p/>
          </table:table-cell>
          <table:table-cell table:style-name="ce9" office:value-type="string" calcext:value-type="string">
            <text:p>lockPref("lightweightThemes.getMoreURL", "");</text:p>
          </table:table-cell>
          <table:table-cell table:style-name="ce8" table:formula="of:=IF([.P101]=&quot;&quot;;&quot;?&quot;;IF([.R101]=&quot;&quot;;&quot;新規&quot;;IF([.P101]=[.R101];&quot;&quot;;&quot;○&quot;)))">
            <text:p/>
          </table:table-cell>
          <table:table-cell table:style-name="ce87" office:value-type="string" calcext:value-type="string">
            <text:p>lockPref("lightweightThemes.getMoreURL", "");</text:p>
          </table:table-cell>
          <table:table-cell table:style-name="ce87" table:number-columns-repeated="2"/>
          <table:table-cell table:style-name="ce94"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02]&lt;&gt;&quot;&quot;;NOT(ISNUMBER(FIND(&quot;廃止&quot;;[.$D102])));NOT(ISNUMBER(FIND(&quot;廃止&quot;;[.$E102]))));MAX([.$B$1:.$B101])+1;&quot;&quot;)" office:value-type="float" office:value="83" calcext:value-type="float">
            <text:p>83</text:p>
          </table:table-cell>
          <table:table-cell table:style-name="ce5" table:formula="of:=CONCATENATE([.$D102];&quot;-&quot;;[.$E102])" office:value-type="string" office:string-value="Security-19-1" calcext:value-type="string">
            <text:p>Security-19-1</text:p>
          </table:table-cell>
          <table:table-cell table:style-name="ce8" office:value-type="string" calcext:value-type="string">
            <text:p>Security-1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ツールバーカスタマイズにおける、テーマの「おすすめ」の取得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2]=&quot;&quot;;&quot;?&quot;;IF([.N102]=&quot;&quot;;&quot;新規&quot;;IF([.K102]=[.N102];&quot;&quot;;&quot;変更あり&quot;)))">
            <text:p/>
          </table:table-cell>
          <table:table-cell table:style-name="ce9" office:value-type="string" calcext:value-type="string">
            <text:p>-</text:p>
          </table:table-cell>
          <table:table-cell table:style-name="ce10" table:formula="of:=IF([.N102]=&quot;&quot;;&quot;?&quot;;IF([.P102]=&quot;&quot;;&quot;新規&quot;;IF([.N102]=[.P102];&quot;&quot;;&quot;変更あり&quot;)))">
            <text:p/>
          </table:table-cell>
          <table:table-cell table:style-name="ce9" office:value-type="string" calcext:value-type="string">
            <text:p>-</text:p>
          </table:table-cell>
          <table:table-cell table:style-name="ce8" table:formula="of:=IF([.P102]=&quot;&quot;;&quot;?&quot;;IF([.R102]=&quot;&quot;;&quot;新規&quot;;IF([.P102]=[.R102];&quot;&quot;;&quot;○&quot;)))">
            <text:p/>
          </table:table-cell>
          <table:table-cell table:style-name="ce87" office:value-type="string" calcext:value-type="string">
            <text:p>-</text:p>
          </table:table-cell>
          <table:table-cell table:style-name="ce87" table:number-columns-repeated="2"/>
          <table:table-cell table:style-name="ce94"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03]&lt;&gt;&quot;&quot;;NOT(ISNUMBER(FIND(&quot;廃止&quot;;[.$D103])));NOT(ISNUMBER(FIND(&quot;廃止&quot;;[.$E103]))));MAX([.$B$1:.$B102])+1;&quot;&quot;)" office:value-type="float" office:value="84" calcext:value-type="float">
            <text:p>84</text:p>
          </table:table-cell>
          <table:table-cell table:style-name="ce5" table:formula="of:=CONCATENATE([.$D103];&quot;-&quot;;[.$E103])" office:value-type="string" office:string-value="Security-19-2" calcext:value-type="string">
            <text:p>Security-19-2</text:p>
          </table:table-cell>
          <table:table-cell table:style-name="ce8" office:value-type="string" calcext:value-type="string">
            <text:p>Securit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lightweightThemes.recommendedThemes", "");</text:p>
          </table:table-cell>
          <table:table-cell table:style-name="ce9"/>
          <table:table-cell table:style-name="ce10" table:formula="of:=IF([.K103]=&quot;&quot;;&quot;?&quot;;IF([.N103]=&quot;&quot;;&quot;新規&quot;;IF([.K103]=[.N103];&quot;&quot;;&quot;変更あり&quot;)))">
            <text:p/>
          </table:table-cell>
          <table:table-cell table:style-name="ce9" office:value-type="string" calcext:value-type="string">
            <text:p>lockPref("lightweightThemes.recommendedThemes", "");</text:p>
          </table:table-cell>
          <table:table-cell table:style-name="ce10" table:formula="of:=IF([.N103]=&quot;&quot;;&quot;?&quot;;IF([.P103]=&quot;&quot;;&quot;新規&quot;;IF([.N103]=[.P103];&quot;&quot;;&quot;変更あり&quot;)))">
            <text:p/>
          </table:table-cell>
          <table:table-cell table:style-name="ce9" office:value-type="string" calcext:value-type="string">
            <text:p>lockPref("lightweightThemes.recommendedThemes", "");</text:p>
          </table:table-cell>
          <table:table-cell table:style-name="ce8" table:formula="of:=IF([.P103]=&quot;&quot;;&quot;?&quot;;IF([.R103]=&quot;&quot;;&quot;新規&quot;;IF([.P103]=[.R103];&quot;&quot;;&quot;○&quot;)))">
            <text:p/>
          </table:table-cell>
          <table:table-cell table:style-name="ce87" office:value-type="string" calcext:value-type="string">
            <text:p>lockPref("lightweightThemes.recommendedThemes", "");</text:p>
          </table:table-cell>
          <table:table-cell table:style-name="ce87" table:number-columns-repeated="2"/>
          <table:table-cell table:style-name="ce94"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4]&lt;&gt;&quot;&quot;;NOT(ISNUMBER(FIND(&quot;廃止&quot;;[.$D104])));NOT(ISNUMBER(FIND(&quot;廃止&quot;;[.$E104]))));MAX([.$B$1:.$B103])+1;&quot;&quot;)" office:value-type="float" office:value="85" calcext:value-type="float">
            <text:p>85</text:p>
          </table:table-cell>
          <table:table-cell table:style-name="ce5" table:formula="of:=CONCATENATE([.$D104];&quot;-&quot;;[.$E104])" office:value-type="string" office:string-value="Security-20-1" calcext:value-type="string">
            <text:p>Security-20-1</text:p>
          </table:table-cell>
          <table:table-cell table:style-name="ce9" office:value-type="string" calcext:value-type="string">
            <text:p>Security-2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パーミッション設定変更の可否</text:p>
          </table:table-cell>
          <table:table-cell table:style-name="ce20" office:value-type="string" calcext:value-type="string" table:number-columns-spanned="1" table:number-rows-spanned="2">
            <text:p>-</text:p>
          </table:table-cell>
          <table:table-cell table:style-name="ce9" office:value-type="string" calcext:value-type="string">
            <text:p>変更を許可する（既定）</text:p>
          </table:table-cell>
          <table:table-cell table:style-name="ce54" office:value-type="string" calcext:value-type="string">
            <text:p>-</text:p>
          </table:table-cell>
          <table:table-cell table:style-name="ce9" office:value-type="string" calcext:value-type="string">
            <text:p>-</text:p>
          </table:table-cell>
          <table:table-cell table:style-name="ce9"/>
          <table:table-cell table:style-name="ce10" table:formula="of:=IF([.K104]=&quot;&quot;;&quot;?&quot;;IF([.N104]=&quot;&quot;;&quot;新規&quot;;IF([.K104]=[.N104];&quot;&quot;;&quot;変更あり&quot;)))">
            <text:p/>
          </table:table-cell>
          <table:table-cell table:style-name="ce9" office:value-type="string" calcext:value-type="string">
            <text:p>-</text:p>
          </table:table-cell>
          <table:table-cell table:style-name="ce10" table:formula="of:=IF([.N104]=&quot;&quot;;&quot;?&quot;;IF([.P104]=&quot;&quot;;&quot;新規&quot;;IF([.N104]=[.P104];&quot;&quot;;&quot;変更あり&quot;)))">
            <text:p/>
          </table:table-cell>
          <table:table-cell table:style-name="ce9" office:value-type="string" calcext:value-type="string">
            <text:p>-</text:p>
          </table:table-cell>
          <table:table-cell table:style-name="ce8" table:formula="of:=IF([.P104]=&quot;&quot;;&quot;?&quot;;IF([.R104]=&quot;&quot;;&quot;新規&quot;;IF([.P104]=[.R104];&quot;&quot;;&quot;○&quot;)))" office:value-type="string" office:string-value="新規" calcext:value-type="string">
            <text:p>新規</text:p>
          </table:table-cell>
          <table:table-cell table:style-name="ce87" table:number-columns-repeated="3"/>
          <table:table-cell table:style-name="ce94"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5" table:formula="of:=IF(AND([.$A105]&lt;&gt;&quot;&quot;;NOT(ISNUMBER(FIND(&quot;廃止&quot;;[.$D105])));NOT(ISNUMBER(FIND(&quot;廃止&quot;;[.$E105]))));MAX([.$B$1:.$B104])+1;&quot;&quot;)" office:value-type="float" office:value="86" calcext:value-type="float">
            <text:p>86</text:p>
          </table:table-cell>
          <table:table-cell table:style-name="ce5" table:formula="of:=CONCATENATE([.$D105];&quot;-&quot;;[.$E105])" office:value-type="string" office:string-value="Security-20-2" calcext:value-type="string">
            <text:p>Security-20-2</text:p>
          </table:table-cell>
          <table:table-cell table:style-name="ce9" office:value-type="string" calcext:value-type="string">
            <text:p>Security-2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変更を禁止する</text:p>
          </table:table-cell>
          <table:table-cell table:style-name="ce54"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table-cell table:style-name="ce10" table:formula="of:=IF([.K105]=&quot;&quot;;&quot;?&quot;;IF([.N105]=&quot;&quot;;&quot;新規&quot;;IF([.K105]=[.N105];&quot;&quot;;&quot;変更あり&quot;)))">
            <text:p/>
          </table:table-cell>
          <table:table-cell table:style-name="ce9"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5]=&quot;&quot;;&quot;?&quot;;IF([.P105]=&quot;&quot;;&quot;新規&quot;;IF([.N105]=[.P105];&quot;&quot;;&quot;変更あり&quot;)))" office:value-type="string" office:string-value="変更あり" calcext:value-type="string">
            <text:p>変更あり</text:p>
          </table:table-cell>
          <table:table-cell table:style-name="ce9"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8" table:formula="of:=IF([.P105]=&quot;&quot;;&quot;?&quot;;IF([.R105]=&quot;&quot;;&quot;新規&quot;;IF([.P105]=[.R105];&quot;&quot;;&quot;○&quot;)))" office:value-type="string" office:string-value="新規" calcext:value-type="string">
            <text:p>新規</text:p>
          </table:table-cell>
          <table:table-cell table:style-name="ce87" table:number-columns-repeated="3"/>
          <table:table-cell table:style-name="ce94"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6]&lt;&gt;&quot;&quot;;NOT(ISNUMBER(FIND(&quot;廃止&quot;;[.$D106])));NOT(ISNUMBER(FIND(&quot;廃止&quot;;[.$E106]))));MAX([.$B$1:.$B105])+1;&quot;&quot;)" office:value-type="float" office:value="87" calcext:value-type="float">
            <text:p>87</text:p>
          </table:table-cell>
          <table:table-cell table:style-name="ce5" table:formula="of:=CONCATENATE([.$D106];&quot;-&quot;;[.$E106])" office:value-type="string" office:string-value="Security-21-1" calcext:value-type="string">
            <text:p>Security-21-1</text:p>
          </table:table-cell>
          <table:table-cell table:style-name="ce9" office:value-type="string" calcext:value-type="string">
            <text:p>Security-21</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危険なアドオンのとプラグインのブロックの可否</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06]=&quot;&quot;;&quot;?&quot;;IF([.N106]=&quot;&quot;;&quot;新規&quot;;IF([.K106]=[.N106];&quot;&quot;;&quot;変更あり&quot;)))">
            <text:p/>
          </table:table-cell>
          <table:table-cell table:style-name="ce9" office:value-type="string" calcext:value-type="string">
            <text:p>-</text:p>
          </table:table-cell>
          <table:table-cell table:style-name="ce10" table:formula="of:=IF([.N106]=&quot;&quot;;&quot;?&quot;;IF([.P106]=&quot;&quot;;&quot;新規&quot;;IF([.N106]=[.P106];&quot;&quot;;&quot;変更あり&quot;)))">
            <text:p/>
          </table:table-cell>
          <table:table-cell table:style-name="ce9" office:value-type="string" calcext:value-type="string">
            <text:p>-</text:p>
          </table:table-cell>
          <table:table-cell table:style-name="ce8" table:formula="of:=IF([.P106]=&quot;&quot;;&quot;?&quot;;IF([.R106]=&quot;&quot;;&quot;新規&quot;;IF([.P106]=[.R106];&quot;&quot;;&quot;○&quot;)))" office:value-type="string" office:string-value="新規" calcext:value-type="string">
            <text:p>新規</text:p>
          </table:table-cell>
          <table:table-cell table:style-name="ce87" table:number-columns-repeated="3"/>
          <table:table-cell table:style-name="ce94"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5" table:formula="of:=IF(AND([.$A107]&lt;&gt;&quot;&quot;;NOT(ISNUMBER(FIND(&quot;廃止&quot;;[.$D107])));NOT(ISNUMBER(FIND(&quot;廃止&quot;;[.$E107]))));MAX([.$B$1:.$B106])+1;&quot;&quot;)" office:value-type="float" office:value="88" calcext:value-type="float">
            <text:p>88</text:p>
          </table:table-cell>
          <table:table-cell table:style-name="ce5" table:formula="of:=CONCATENATE([.$D107];&quot;-&quot;;[.$E107])" office:value-type="string" office:string-value="Security-21-2" calcext:value-type="string">
            <text:p>Security-21-2</text:p>
          </table:table-cell>
          <table:table-cell table:style-name="ce9" office:value-type="string" calcext:value-type="string">
            <text:p>Security-21</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MCDで設定を反映する</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2"/>
          <table:table-cell table:style-name="ce10" table:formula="of:=IF([.K107]=&quot;&quot;;&quot;?&quot;;IF([.N107]=&quot;&quot;;&quot;新規&quot;;IF([.K107]=[.N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7]=&quot;&quot;;&quot;?&quot;;IF([.P107]=&quot;&quot;;&quot;新規&quot;;IF([.N107]=[.P107];&quot;&quot;;&quot;変更あり&quot;)))">
            <text:p/>
          </table:table-cell>
          <table:table-cell table:style-name="ce9"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8" table:formula="of:=IF([.P107]=&quot;&quot;;&quot;?&quot;;IF([.R107]=&quot;&quot;;&quot;新規&quot;;IF([.P107]=[.R107];&quot;&quot;;&quot;○&quot;)))" office:value-type="string" office:string-value="新規" calcext:value-type="string">
            <text:p>新規</text:p>
          </table:table-cell>
          <table:table-cell table:style-name="ce87" table:number-columns-repeated="3"/>
          <table:table-cell table:style-name="ce94"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5" table:formula="of:=IF(AND([.$A108]&lt;&gt;&quot;&quot;;NOT(ISNUMBER(FIND(&quot;廃止&quot;;[.$D108])));NOT(ISNUMBER(FIND(&quot;廃止&quot;;[.$E108]))));MAX([.$B$1:.$B107])+1;&quot;&quot;)">
            <text:p/>
          </table:table-cell>
          <table:table-cell table:style-name="ce5" table:formula="of:=CONCATENATE([.$D108];&quot;-&quot;;[.$E108])" office:value-type="string" office:string-value="Security-22（廃止）-1" calcext:value-type="string">
            <text:p>Security-22（廃止）-1</text:p>
          </table:table-cell>
          <table:table-cell table:style-name="ce9" office:value-type="string" calcext:value-type="string">
            <text:p>Security-22（廃止）</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Webアプリケーションのインストールの可否</text:p>
          </table:table-cell>
          <table:table-cell table:style-name="ce20" office:value-type="string" calcext:value-type="string" table:number-columns-spanned="1" table:number-rows-spanned="2">
            <text:p>-</text:p>
          </table:table-cell>
          <table:table-cell table:style-name="ce9" office:value-type="string" calcext:value-type="string">
            <text:p>marketplace.firefox.comからのインストールのみ許可（既定）</text:p>
          </table:table-cell>
          <table:table-cell table:style-name="ce8" office:value-type="string" calcext:value-type="string">
            <text:p>-</text:p>
          </table:table-cell>
          <table:table-cell table:style-name="ce9" office:value-type="string" calcext:value-type="string">
            <text:p>-（Firefox 52で削除）</text:p>
          </table:table-cell>
          <table:table-cell table:style-name="ce9"/>
          <table:table-cell table:style-name="ce10" table:formula="of:=IF([.K108]=&quot;&quot;;&quot;?&quot;;IF([.N108]=&quot;&quot;;&quot;新規&quot;;IF([.K108]=[.N108];&quot;&quot;;&quot;変更あり&quot;)))">
            <text:p/>
          </table:table-cell>
          <table:table-cell table:style-name="ce9" office:value-type="string" calcext:value-type="string">
            <text:p>-（Firefox 52で削除）</text:p>
          </table:table-cell>
          <table:table-cell table:style-name="ce10" table:formula="of:=IF([.N108]=&quot;&quot;;&quot;?&quot;;IF([.P108]=&quot;&quot;;&quot;新規&quot;;IF([.N108]=[.P10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08]=&quot;&quot;;&quot;?&quot;;IF([.R108]=&quot;&quot;;&quot;新規&quot;;IF([.P108]=[.R108];&quot;&quot;;&quot;○&quot;)))" office:value-type="string" office:string-value="新規" calcext:value-type="string">
            <text:p>新規</text:p>
          </table:table-cell>
          <table:table-cell table:style-name="ce87" table:number-columns-repeated="3"/>
          <table:table-cell table:style-name="ce94"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09]&lt;&gt;&quot;&quot;;NOT(ISNUMBER(FIND(&quot;廃止&quot;;[.$D109])));NOT(ISNUMBER(FIND(&quot;廃止&quot;;[.$E109]))));MAX([.$B$1:.$B108])+1;&quot;&quot;)">
            <text:p/>
          </table:table-cell>
          <table:table-cell table:style-name="ce5" table:formula="of:=CONCATENATE([.$D109];&quot;-&quot;;[.$E109])" office:value-type="string" office:string-value="Security-22（廃止）-2" calcext:value-type="string">
            <text:p>Security-22（廃止）-2</text:p>
          </table:table-cell>
          <table:table-cell table:style-name="ce9" office:value-type="string" calcext:value-type="string">
            <text:p>Security-22（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Firefox 52で削除）</text:p>
          </table:table-cell>
          <table:table-cell table:style-name="ce9"/>
          <table:table-cell table:style-name="ce10" table:formula="of:=IF([.K109]=&quot;&quot;;&quot;?&quot;;IF([.N109]=&quot;&quot;;&quot;新規&quot;;IF([.K109]=[.N109];&quot;&quot;;&quot;変更あり&quot;)))">
            <text:p/>
          </table:table-cell>
          <table:table-cell table:style-name="ce9" office:value-type="string" calcext:value-type="string">
            <text:p>-（Firefox 52で削除）</text:p>
          </table:table-cell>
          <table:table-cell table:style-name="ce10" table:formula="of:=IF([.N109]=&quot;&quot;;&quot;?&quot;;IF([.P109]=&quot;&quot;;&quot;新規&quot;;IF([.N109]=[.P109];&quot;&quot;;&quot;変更あり&quot;)))" office:value-type="string" office:string-value="変更あり" calcext:value-type="string">
            <text:p>変更あり</text:p>
          </table:table-cell>
          <table:table-cell table:style-name="ce9" office:value-type="string" calcext:value-type="string">
            <text:p>lockPref("dom.mozApps.signed_apps_installable_from", ""); </text:p>
          </table:table-cell>
          <table:table-cell table:style-name="ce8" table:formula="of:=IF([.P109]=&quot;&quot;;&quot;?&quot;;IF([.R109]=&quot;&quot;;&quot;新規&quot;;IF([.P109]=[.R109];&quot;&quot;;&quot;○&quot;)))" office:value-type="string" office:string-value="新規" calcext:value-type="string">
            <text:p>新規</text:p>
          </table:table-cell>
          <table:table-cell table:style-name="ce87" table:number-columns-repeated="3"/>
          <table:table-cell table:style-name="ce94"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0]&lt;&gt;&quot;&quot;;NOT(ISNUMBER(FIND(&quot;廃止&quot;;[.$D110])));NOT(ISNUMBER(FIND(&quot;廃止&quot;;[.$E110]))));MAX([.$B$1:.$B109])+1;&quot;&quot;)" office:value-type="float" office:value="89" calcext:value-type="float">
            <text:p>89</text:p>
          </table:table-cell>
          <table:table-cell table:style-name="ce5" table:formula="of:=CONCATENATE([.$D110];&quot;-&quot;;[.$E110])" office:value-type="string" office:string-value="Security-23-1" calcext:value-type="string">
            <text:p>Security-23-1</text:p>
          </table:table-cell>
          <table:table-cell table:style-name="ce9" office:value-type="string" calcext:value-type="string">
            <text:p>Security-23</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プラグインのサンドボックス内実行</text:p>
          </table:table-cell>
          <table:table-cell table:style-name="ce23" office:value-type="string" calcext:value-type="string" table:number-columns-spanned="1" table:number-rows-spanned="3">
            <text:p>-</text:p>
          </table:table-cell>
          <table:table-cell table:style-name="ce47" office:value-type="string" calcext:value-type="string">
            <text:p>サンドボックス内で実行しない（既定）</text:p>
          </table:table-cell>
          <table:table-cell table:style-name="ce8" office:value-type="string" calcext:value-type="string">
            <text:p>-</text:p>
          </table:table-cell>
          <table:table-cell table:style-name="ce9" office:value-type="string" calcext:value-type="string">
            <text:p>defaultPref("dom.ipc.plugins.sandbox-level.default", 0);</text:p>
            <text:p>defaultPref("dom.ipc.plugins.sandbox-level.flash", 0);</text:p>
          </table:table-cell>
          <table:table-cell table:style-name="ce9"/>
          <table:table-cell table:style-name="ce10" table:formula="of:=IF([.K110]=&quot;&quot;;&quot;?&quot;;IF([.N110]=&quot;&quot;;&quot;新規&quot;;IF([.K110]=[.N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10" table:formula="of:=IF([.N110]=&quot;&quot;;&quot;?&quot;;IF([.P110]=&quot;&quot;;&quot;新規&quot;;IF([.N110]=[.P110];&quot;&quot;;&quot;変更あり&quot;)))">
            <text:p/>
          </table:table-cell>
          <table:table-cell table:style-name="ce9" office:value-type="string" calcext:value-type="string">
            <text:p>defaultPref("dom.ipc.plugins.sandbox-level.default", 0);</text:p>
            <text:p>defaultPref("dom.ipc.plugins.sandbox-level.flash", 0);</text:p>
          </table:table-cell>
          <table:table-cell table:style-name="ce8" table:formula="of:=IF([.P110]=&quot;&quot;;&quot;?&quot;;IF([.R110]=&quot;&quot;;&quot;新規&quot;;IF([.P110]=[.R110];&quot;&quot;;&quot;○&quot;)))" office:value-type="string" office:string-value="新規" calcext:value-type="string">
            <text:p>新規</text:p>
          </table:table-cell>
          <table:table-cell table:style-name="ce87" table:number-columns-repeated="3"/>
          <table:table-cell table:style-name="ce94"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11]&lt;&gt;&quot;&quot;;NOT(ISNUMBER(FIND(&quot;廃止&quot;;[.$D111])));NOT(ISNUMBER(FIND(&quot;廃止&quot;;[.$E111]))));MAX([.$B$1:.$B110])+1;&quot;&quot;)" office:value-type="float" office:value="90" calcext:value-type="float">
            <text:p>90</text:p>
          </table:table-cell>
          <table:table-cell table:style-name="ce5" table:formula="of:=CONCATENATE([.$D111];&quot;-&quot;;[.$E111])" office:value-type="string" office:string-value="Security-23-2" calcext:value-type="string">
            <text:p>Security-23-2</text:p>
          </table:table-cell>
          <table:table-cell table:style-name="ce9" office:value-type="string" calcext:value-type="string">
            <text:p>Security-2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Flashプラグインのみサンドボックス内で実行</text:p>
          </table:table-cell>
          <table:table-cell table:style-name="ce8" office:value-type="string" calcext:value-type="string">
            <text:p>MCDで設定を反映する</text:p>
          </table:table-cell>
          <table:table-cell table:style-name="ce9" office:value-type="string" calcext:value-type="string">
            <text:p>lockPref("dom.ipc.plugins.sandbox-level.default", 0);</text:p>
            <text:p>lockPref("dom.ipc.plugins.sandbox-level.flash", 1);</text:p>
          </table:table-cell>
          <table:table-cell table:style-name="ce9"/>
          <table:table-cell table:style-name="ce10" table:formula="of:=IF([.K111]=&quot;&quot;;&quot;?&quot;;IF([.N111]=&quot;&quot;;&quot;新規&quot;;IF([.K111]=[.N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10" table:formula="of:=IF([.N111]=&quot;&quot;;&quot;?&quot;;IF([.P111]=&quot;&quot;;&quot;新規&quot;;IF([.N111]=[.P111];&quot;&quot;;&quot;変更あり&quot;)))">
            <text:p/>
          </table:table-cell>
          <table:table-cell table:style-name="ce9" office:value-type="string" calcext:value-type="string">
            <text:p>lockPref("dom.ipc.plugins.sandbox-level.default", 0);</text:p>
            <text:p>lockPref("dom.ipc.plugins.sandbox-level.flash", 1);</text:p>
          </table:table-cell>
          <table:table-cell table:style-name="ce8" table:formula="of:=IF([.P111]=&quot;&quot;;&quot;?&quot;;IF([.R111]=&quot;&quot;;&quot;新規&quot;;IF([.P111]=[.R111];&quot;&quot;;&quot;○&quot;)))" office:value-type="string" office:string-value="新規" calcext:value-type="string">
            <text:p>新規</text:p>
          </table:table-cell>
          <table:table-cell table:style-name="ce87" table:number-columns-repeated="3"/>
          <table:table-cell table:style-name="ce94"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5" table:formula="of:=IF(AND([.$A112]&lt;&gt;&quot;&quot;;NOT(ISNUMBER(FIND(&quot;廃止&quot;;[.$D112])));NOT(ISNUMBER(FIND(&quot;廃止&quot;;[.$E112]))));MAX([.$B$1:.$B111])+1;&quot;&quot;)" office:value-type="float" office:value="91" calcext:value-type="float">
            <text:p>91</text:p>
          </table:table-cell>
          <table:table-cell table:style-name="ce5" table:formula="of:=CONCATENATE([.$D112];&quot;-&quot;;[.$E112])" office:value-type="string" office:string-value="Security-23-3" calcext:value-type="string">
            <text:p>Security-23-3</text:p>
          </table:table-cell>
          <table:table-cell table:style-name="ce9" office:value-type="string" calcext:value-type="string">
            <text:p>Security-2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すべてサンドボックス内で実行</text:p>
          </table:table-cell>
          <table:table-cell table:style-name="ce8" office:value-type="string" calcext:value-type="string">
            <text:p>MCDで設定を反映する</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office:value-type="string" calcext:value-type="string">
            <text:p>64bit Windows版ではFlashのサンドボックスレベルに2より小さい値を指定しても無視され2に固定される。</text:p>
            <text:p/>
            <text:p>検証手順は設定値の確認に留める。</text:p>
          </table:table-cell>
          <table:table-cell table:style-name="ce10" table:formula="of:=IF([.K112]=&quot;&quot;;&quot;?&quot;;IF([.N112]=&quot;&quot;;&quot;新規&quot;;IF([.K112]=[.N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12]=&quot;&quot;;&quot;?&quot;;IF([.P112]=&quot;&quot;;&quot;新規&quot;;IF([.N112]=[.P112];&quot;&quot;;&quot;変更あり&quot;)))">
            <text:p/>
          </table:table-cell>
          <table:table-cell table:style-name="ce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8" table:formula="of:=IF([.P112]=&quot;&quot;;&quot;?&quot;;IF([.R112]=&quot;&quot;;&quot;新規&quot;;IF([.P112]=[.R112];&quot;&quot;;&quot;○&quot;)))" office:value-type="string" office:string-value="新規" calcext:value-type="string">
            <text:p>新規</text:p>
          </table:table-cell>
          <table:table-cell table:style-name="ce87" table:number-columns-repeated="3"/>
          <table:table-cell table:style-name="ce94"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3]&lt;&gt;&quot;&quot;;NOT(ISNUMBER(FIND(&quot;廃止&quot;;[.$D113])));NOT(ISNUMBER(FIND(&quot;廃止&quot;;[.$E113]))));MAX([.$B$1:.$B112])+1;&quot;&quot;)" office:value-type="float" office:value="92" calcext:value-type="float">
            <text:p>92</text:p>
          </table:table-cell>
          <table:table-cell table:style-name="ce5" table:formula="of:=CONCATENATE([.$D113];&quot;-&quot;;[.$E113])" office:value-type="string" office:string-value="Security-24-1" calcext:value-type="string">
            <text:p>Security-24-1</text:p>
          </table:table-cell>
          <table:table-cell table:style-name="ce9" office:value-type="string" calcext:value-type="string">
            <text:p>Security-24</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Flashプラグインの保護モード</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13]=&quot;&quot;;&quot;?&quot;;IF([.N113]=&quot;&quot;;&quot;新規&quot;;IF([.K113]=[.N113];&quot;&quot;;&quot;変更あり&quot;)))">
            <text:p/>
          </table:table-cell>
          <table:table-cell table:style-name="ce9" office:value-type="string" calcext:value-type="string">
            <text:p>-</text:p>
          </table:table-cell>
          <table:table-cell table:style-name="ce10" table:formula="of:=IF([.N113]=&quot;&quot;;&quot;?&quot;;IF([.P113]=&quot;&quot;;&quot;新規&quot;;IF([.N113]=[.P113];&quot;&quot;;&quot;変更あり&quot;)))">
            <text:p/>
          </table:table-cell>
          <table:table-cell table:style-name="ce9" office:value-type="string" calcext:value-type="string">
            <text:p>-</text:p>
          </table:table-cell>
          <table:table-cell table:style-name="ce8" table:formula="of:=IF([.P113]=&quot;&quot;;&quot;?&quot;;IF([.R113]=&quot;&quot;;&quot;新規&quot;;IF([.P113]=[.R113];&quot;&quot;;&quot;○&quot;)))" office:value-type="string" office:string-value="新規" calcext:value-type="string">
            <text:p>新規</text:p>
          </table:table-cell>
          <table:table-cell table:style-name="ce87" table:number-columns-repeated="3"/>
          <table:table-cell table:style-name="ce94"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114]&lt;&gt;&quot;&quot;;NOT(ISNUMBER(FIND(&quot;廃止&quot;;[.$D114])));NOT(ISNUMBER(FIND(&quot;廃止&quot;;[.$E114]))));MAX([.$B$1:.$B113])+1;&quot;&quot;)" office:value-type="float" office:value="93" calcext:value-type="float">
            <text:p>93</text:p>
          </table:table-cell>
          <table:table-cell table:style-name="ce5" table:formula="of:=CONCATENATE([.$D114];&quot;-&quot;;[.$E114])" office:value-type="string" office:string-value="Security-24-2" calcext:value-type="string">
            <text:p>Security-24-2</text:p>
          </table:table-cell>
          <table:table-cell table:style-name="ce9" office:value-type="string" calcext:value-type="string">
            <text:p>Security-2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dom.ipc.plugins.flash.disable-protected-mode", true); </text:p>
          </table:table-cell>
          <table:table-cell table:style-name="ce9" office:value-type="string" calcext:value-type="string">
            <text:p>保護モードのチェックボックスはWindows上のFirefox(32bit版)の場合のみプラグインの設定画面に表示される。</text:p>
          </table:table-cell>
          <table:table-cell table:style-name="ce10" table:formula="of:=IF([.K114]=&quot;&quot;;&quot;?&quot;;IF([.N114]=&quot;&quot;;&quot;新規&quot;;IF([.K114]=[.N114];&quot;&quot;;&quot;変更あり&quot;)))">
            <text:p/>
          </table:table-cell>
          <table:table-cell table:style-name="ce9" office:value-type="string" calcext:value-type="string">
            <text:p>lockPref("dom.ipc.plugins.flash.disable-protected-mode", true); </text:p>
          </table:table-cell>
          <table:table-cell table:style-name="ce10" table:formula="of:=IF([.N114]=&quot;&quot;;&quot;?&quot;;IF([.P114]=&quot;&quot;;&quot;新規&quot;;IF([.N114]=[.P114];&quot;&quot;;&quot;変更あり&quot;)))">
            <text:p/>
          </table:table-cell>
          <table:table-cell table:style-name="ce9" office:value-type="string" calcext:value-type="string">
            <text:p>lockPref("dom.ipc.plugins.flash.disable-protected-mode", true); </text:p>
          </table:table-cell>
          <table:table-cell table:style-name="ce8" table:formula="of:=IF([.P114]=&quot;&quot;;&quot;?&quot;;IF([.R114]=&quot;&quot;;&quot;新規&quot;;IF([.P114]=[.R114];&quot;&quot;;&quot;○&quot;)))" office:value-type="string" office:string-value="新規" calcext:value-type="string">
            <text:p>新規</text:p>
          </table:table-cell>
          <table:table-cell table:style-name="ce87" table:number-columns-repeated="3"/>
          <table:table-cell table:style-name="ce94"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15]&lt;&gt;&quot;&quot;;NOT(ISNUMBER(FIND(&quot;廃止&quot;;[.$D115])));NOT(ISNUMBER(FIND(&quot;廃止&quot;;[.$E115]))));MAX([.$B$1:.$B114])+1;&quot;&quot;)" office:value-type="float" office:value="94" calcext:value-type="float">
            <text:p>94</text:p>
          </table:table-cell>
          <table:table-cell table:style-name="ce5" table:formula="of:=CONCATENATE([.$D115];&quot;-&quot;;[.$E115])" office:value-type="string" office:string-value="Security-25-1" calcext:value-type="string">
            <text:p>Security-25-1</text:p>
          </table:table-cell>
          <table:table-cell table:style-name="ce9" office:value-type="string" calcext:value-type="string">
            <text:p>Security-25</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プロトコルごとの外部Webアプリケーションへの連携</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15]=&quot;&quot;;&quot;?&quot;;IF([.N115]=&quot;&quot;;&quot;新規&quot;;IF([.K115]=[.N115];&quot;&quot;;&quot;変更あり&quot;)))">
            <text:p/>
          </table:table-cell>
          <table:table-cell table:style-name="ce10" office:value-type="string" calcext:value-type="string">
            <text:p>-</text:p>
          </table:table-cell>
          <table:table-cell table:style-name="ce10" table:formula="of:=IF([.N115]=&quot;&quot;;&quot;?&quot;;IF([.P115]=&quot;&quot;;&quot;新規&quot;;IF([.N115]=[.P115];&quot;&quot;;&quot;変更あり&quot;)))">
            <text:p/>
          </table:table-cell>
          <table:table-cell table:style-name="ce9" office:value-type="string" calcext:value-type="string">
            <text:p>-</text:p>
          </table:table-cell>
          <table:table-cell table:style-name="ce8" table:formula="of:=IF([.P115]=&quot;&quot;;&quot;?&quot;;IF([.R115]=&quot;&quot;;&quot;新規&quot;;IF([.P115]=[.R115];&quot;&quot;;&quot;○&quot;)))" office:value-type="string" office:string-value="新規" calcext:value-type="string">
            <text:p>新規</text:p>
          </table:table-cell>
          <table:table-cell table:style-name="ce87" table:number-columns-repeated="3"/>
          <table:table-cell table:style-name="ce94"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5" table:formula="of:=IF(AND([.$A116]&lt;&gt;&quot;&quot;;NOT(ISNUMBER(FIND(&quot;廃止&quot;;[.$D116])));NOT(ISNUMBER(FIND(&quot;廃止&quot;;[.$E116]))));MAX([.$B$1:.$B115])+1;&quot;&quot;)" office:value-type="float" office:value="95" calcext:value-type="float">
            <text:p>95</text:p>
          </table:table-cell>
          <table:table-cell table:style-name="ce5" table:formula="of:=CONCATENATE([.$D116];&quot;-&quot;;[.$E116])" office:value-type="string" office:string-value="Security-25-2" calcext:value-type="string">
            <text:p>Security-25-2</text:p>
          </table:table-cell>
          <table:table-cell table:style-name="ce9" office:value-type="string" calcext:value-type="string">
            <text:p>Security-2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
          </table:table-cell>
          <table:table-cell table:style-name="ce10" office:value-type="string" calcext:value-type="string">
            <text:p><text:span text:style-name="T26">[20180207:藤本]</text:span></text:p>
            <text:p><text:span text:style-name="T26">ESR60で設定内容をautoconfig.jsに書き込んで試験しましたが、</text:span></text:p>
            <text:p><text:span text:style-name="T26">相変わらず「GMail」や「Mibbit」が表示されていました。</text:span></text:p>
            <text:p/>
            <text:p><text:span text:style-name="T26">&gt; 1. ファイルの種類「irc」「ircs」「mailto」「webcal」のそれぞれについて、選択肢として「毎回確認する」と「他のプログラムを選択する...」の2つだけが表示される。</text:span></text:p>
            <text:p/>
            <text:p><text:span text:style-name="T26">Firefox 52でも同じ状態だったので、設定値自体が何か間違ってる可能性がある？</text:span></text:p>
            <text:p/>
          </table:table-cell>
          <table:table-cell table:style-name="ce10" table:formula="of:=IF([.K116]=&quot;&quot;;&quot;?&quot;;IF([.N116]=&quot;&quot;;&quot;新規&quot;;IF([.K116]=[.N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6]=&quot;&quot;;&quot;?&quot;;IF([.P116]=&quot;&quot;;&quot;新規&quot;;IF([.N116]=[.P116];&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8" table:formula="of:=IF([.P116]=&quot;&quot;;&quot;?&quot;;IF([.R116]=&quot;&quot;;&quot;新規&quot;;IF([.P116]=[.R116];&quot;&quot;;&quot;○&quot;)))" office:value-type="string" office:string-value="新規" calcext:value-type="string">
            <text:p>新規</text:p>
          </table:table-cell>
          <table:table-cell table:style-name="ce87" table:number-columns-repeated="3"/>
          <table:table-cell table:style-name="ce94"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17]&lt;&gt;&quot;&quot;;NOT(ISNUMBER(FIND(&quot;廃止&quot;;[.$D117])));NOT(ISNUMBER(FIND(&quot;廃止&quot;;[.$E117]))));MAX([.$B$1:.$B116])+1;&quot;&quot;)" office:value-type="float" office:value="96" calcext:value-type="float">
            <text:p>96</text:p>
          </table:table-cell>
          <table:table-cell table:style-name="ce5" table:formula="of:=CONCATENATE([.$D117];&quot;-&quot;;[.$E117])" office:value-type="string" office:string-value="Security-26-1" calcext:value-type="string">
            <text:p>Security-26-1</text:p>
          </table:table-cell>
          <table:table-cell table:style-name="ce9" office:value-type="string" calcext:value-type="string">
            <text:p>Security-26</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危険なソフトウェアのインストールをブロックする</text:p>
          </table:table-cell>
          <table:table-cell table:style-name="ce20" office:value-type="string" calcext:value-type="string" table:number-columns-spanned="1" table:number-rows-spanned="2">
            <text:p>-</text:p>
          </table:table-cell>
          <table:table-cell table:style-name="ce9"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7]=&quot;&quot;;&quot;?&quot;;IF([.N117]=&quot;&quot;;&quot;新規&quot;;IF([.K117]=[.N117];&quot;&quot;;&quot;変更あり&quot;)))">
            <text:p/>
          </table:table-cell>
          <table:table-cell table:style-name="ce9" office:value-type="string" calcext:value-type="string">
            <text:p><text:span text:style-name="T12">MCD:</text:span></text:p>
            <text:p><text:span text:style-name="T12">lockPref("browser.safebrowsing.downloads.enabled",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5" table:formula="of:=IF(AND([.$A118]&lt;&gt;&quot;&quot;;NOT(ISNUMBER(FIND(&quot;廃止&quot;;[.$D118])));NOT(ISNUMBER(FIND(&quot;廃止&quot;;[.$E118]))));MAX([.$B$1:.$B117])+1;&quot;&quot;)" office:value-type="float" office:value="97" calcext:value-type="float">
            <text:p>97</text:p>
          </table:table-cell>
          <table:table-cell table:style-name="ce5" table:formula="of:=CONCATENATE([.$D118];&quot;-&quot;;[.$E118])" office:value-type="string" office:string-value="Security-26-2" calcext:value-type="string">
            <text:p>Security-26-2</text:p>
          </table:table-cell>
          <table:table-cell table:style-name="ce9" office:value-type="string" calcext:value-type="string">
            <text:p>Security-2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ブロック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ext:p/>
          </table:table-cell>
          <table:table-cell table:style-name="ce9"/>
          <table:table-cell table:style-name="ce10" table:formula="of:=IF([.K118]=&quot;&quot;;&quot;?&quot;;IF([.N118]=&quot;&quot;;&quot;新規&quot;;IF([.K118]=[.N118];&quot;&quot;;&quot;変更あり&quot;)))" office:value-type="string" office:string-value="変更あり" calcext:value-type="string">
            <text:p>変更あり</text:p>
          </table:table-cell>
          <table:table-cell table:style-name="ce9" office:value-type="string" calcext:value-type="string">
            <text:p>MCD:</text:p>
            <text:p>lockPref("browser.safebrowsing.downloads.enabled<text:span text:style-name="T12">",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Downloads</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5" table:formula="of:=IF(AND([.$A119]&lt;&gt;&quot;&quot;;NOT(ISNUMBER(FIND(&quot;廃止&quot;;[.$D119])));NOT(ISNUMBER(FIND(&quot;廃止&quot;;[.$E119]))));MAX([.$B$1:.$B118])+1;&quot;&quot;)" office:value-type="float" office:value="98" calcext:value-type="float">
            <text:p>98</text:p>
          </table:table-cell>
          <table:table-cell table:style-name="ce5" table:formula="of:=CONCATENATE([.$D119];&quot;-&quot;;[.$E119])" office:value-type="string" office:string-value="Security-27-1" calcext:value-type="string">
            <text:p>Security-27-1</text:p>
          </table:table-cell>
          <table:table-cell table:style-name="ce9" office:value-type="string" calcext:value-type="string">
            <text:p>Security-27</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19]=&quot;&quot;;&quot;?&quot;;IF([.N119]=&quot;&quot;;&quot;新規&quot;;IF([.K119]=[.N119];&quot;&quot;;&quot;変更あり&quot;)))">
            <text:p/>
          </table:table-cell>
          <table:table-cell table:style-name="ce9" office:value-type="string" calcext:value-type="string">
            <text:p><text:span text:style-name="T12">MCD:</text:span></text:p>
            <text:p><text:span text:style-name="T12">lockPref("browser.safebrowsing.downloads.remote.block_potentially_unwanted", true);</text:span></text:p>
            <text:p><text:span text:style-name="T12">lockPref("browser.safebrowsing.downloads.remote.block_uncommon", tru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5" table:formula="of:=IF(AND([.$A120]&lt;&gt;&quot;&quot;;NOT(ISNUMBER(FIND(&quot;廃止&quot;;[.$D120])));NOT(ISNUMBER(FIND(&quot;廃止&quot;;[.$E120]))));MAX([.$B$1:.$B119])+1;&quot;&quot;)" office:value-type="float" office:value="99" calcext:value-type="float">
            <text:p>99</text:p>
          </table:table-cell>
          <table:table-cell table:style-name="ce5" table:formula="of:=CONCATENATE([.$D120];&quot;-&quot;;[.$E120])" office:value-type="string" office:string-value="Security-27-2" calcext:value-type="string">
            <text:p>Security-27-2</text:p>
          </table:table-cell>
          <table:table-cell table:style-name="ce9" office:value-type="string" calcext:value-type="string">
            <text:p>Security-2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警告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0]=&quot;&quot;;&quot;?&quot;;IF([.N120]=&quot;&quot;;&quot;新規&quot;;IF([.K120]=[.N120];&quot;&quot;;&quot;変更あり&quot;)))">
            <text:p/>
          </table:table-cell>
          <table:table-cell table:style-name="ce9" office:value-type="string" calcext:value-type="string">
            <text:p>MCD:</text:p>
            <text:p>lockPref("browser.safebrowsing.downloads.remote.block_potentially_unwanted", false);</text:p>
            <text:p><text:span text:style-name="T12">lockPref("browser.safebrowsing.downloads.remote.block_uncommon", false);</text:span></text:p>
            <text:p/>
            <text:p><text:span text:style-name="T12">globalChrome.css:</text:span></text:p>
            <text:p><text:span text:style-name="T12">@-moz-document</text:span></text:p>
            <text:p><text:span text:style-name="T3">  url-prefix("chrome://browser/content/preferences/in-content/preferences.xul"),</text:span></text:p>
            <text:p><text:span text:style-name="T3">  url-prefix("about:preferences") {</text:span></text:p>
            <text:p><text:span text:style-name="T3">  #</text:span><text:span text:style-name="T14">blockUncommonUnwanted</text:span><text:span text:style-name="T15">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1]&lt;&gt;&quot;&quot;;NOT(ISNUMBER(FIND(&quot;廃止&quot;;[.$D121])));NOT(ISNUMBER(FIND(&quot;廃止&quot;;[.$E121]))));MAX([.$B$1:.$B120])+1;&quot;&quot;)" office:value-type="float" office:value="100" calcext:value-type="float">
            <text:p>100</text:p>
          </table:table-cell>
          <table:table-cell table:style-name="ce5" table:formula="of:=CONCATENATE([.$D121];&quot;-&quot;;[.$E121])" office:value-type="string" office:string-value="Security-28-1" calcext:value-type="string">
            <text:p>Security-28-1</text:p>
          </table:table-cell>
          <table:table-cell table:style-name="ce9" office:value-type="string" calcext:value-type="string">
            <text:p>Security-28</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認証が必要なWiFiアクセスポイントを検出した時に、認証用のタブを自動的に開く</text:p>
          </table:table-cell>
          <table:table-cell table:style-name="ce20" office:value-type="string" calcext:value-type="string" table:number-columns-spanned="1" table:number-rows-spanned="2">
            <text:p>-</text:p>
          </table:table-cell>
          <table:table-cell table:style-name="ce9" office:value-type="string" calcext:value-type="string">
            <text:p>タブを開く（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1]=&quot;&quot;;&quot;?&quot;;IF([.N121]=&quot;&quot;;&quot;新規&quot;;IF([.K121]=[.N121];&quot;&quot;;&quot;変更あり&quot;)))">
            <text:p/>
          </table:table-cell>
          <table:table-cell table:style-name="ce9"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2]&lt;&gt;&quot;&quot;;NOT(ISNUMBER(FIND(&quot;廃止&quot;;[.$D122])));NOT(ISNUMBER(FIND(&quot;廃止&quot;;[.$E122]))));MAX([.$B$1:.$B121])+1;&quot;&quot;)" office:value-type="float" office:value="101" calcext:value-type="float">
            <text:p>101</text:p>
          </table:table-cell>
          <table:table-cell table:style-name="ce5" table:formula="of:=CONCATENATE([.$D122];&quot;-&quot;;[.$E122])" office:value-type="string" office:string-value="Security-28-2" calcext:value-type="string">
            <text:p>Security-28-2</text:p>
          </table:table-cell>
          <table:table-cell table:style-name="ce9" office:value-type="string" calcext:value-type="string">
            <text:p>Security-2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何もしない</text:p>
          </table:table-cell>
          <table:table-cell table:style-name="ce8" office:value-type="string" calcext:value-type="string">
            <text:p>MCDで設定を反映する</text:p>
          </table:table-cell>
          <table:table-cell table:style-name="ce9" office:value-type="string" calcext:value-type="string">
            <text:p>lockPref("network.captive-portal-service.enabled<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2]=&quot;&quot;;&quot;?&quot;;IF([.N122]=&quot;&quot;;&quot;新規&quot;;IF([.K122]=[.N122];&quot;&quot;;&quot;変更あり&quot;)))">
            <text:p/>
          </table:table-cell>
          <table:table-cell table:style-name="ce9" office:value-type="string" calcext:value-type="string">
            <text:p>lockPref("network.captive-portal-service.enabled<text:span text:style-name="T12">", false);</text:span></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5" table:formula="of:=IF(AND([.$A123]&lt;&gt;&quot;&quot;;NOT(ISNUMBER(FIND(&quot;廃止&quot;;[.$D123])));NOT(ISNUMBER(FIND(&quot;廃止&quot;;[.$E123]))));MAX([.$B$1:.$B122])+1;&quot;&quot;)" office:value-type="float" office:value="102" calcext:value-type="float">
            <text:p>102</text:p>
          </table:table-cell>
          <table:table-cell table:style-name="ce5" table:formula="of:=CONCATENATE([.$D123];&quot;-&quot;;[.$E123])" office:value-type="string" office:string-value="Security-29-1" calcext:value-type="string">
            <text:p>Security-29-1</text:p>
          </table:table-cell>
          <table:table-cell table:style-name="ce9" office:value-type="string" calcext:value-type="string">
            <text:p>Security-29</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SSL/TLSでないページでの「secure」属性付きCookieの読み書き</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network.cookie.leave-secure-alone<text:span text:style-name="T12">", false);</text:span></text:p>
          </table:table-cell>
          <table:table-cell table:style-name="ce9" office:value-type="string" calcext:value-type="string">
            <text:p><text:span text:style-name="T27">[20180207:藤本]</text:span></text:p>
            <text:p><text:span text:style-name="T27">設定値自体は切り替えられるのですが、効果が無いように見えます。</text:span></text:p>
            <text:p><text:span text:style-name="T27">実際に設定値を変えた上で次の手順を踏むと、うまく動いてないことが分かります：</text:span></text:p>
            <text:p/>
            <text:p><text:span text:style-name="T27"> 1. http://www.clear-code.com/ にアクセスする</text:span></text:p>
            <text:p><text:span text:style-name="T27"> 2. F12を押して開発者コンソールを開く</text:span></text:p>
            <text:p><text:span text:style-name="T27"> 3. `document.cookie = 'a=b;secure'`を実行する</text:span></text:p>
            <text:p><text:span text:style-name="T27"> 4. console.log(document.cookie) と打つと、空文字が表示される。</text:span></text:p>
            <text:p/>
          </table:table-cell>
          <table:table-cell table:style-name="ce10" table:formula="of:=IF([.K123]=&quot;&quot;;&quot;?&quot;;IF([.N123]=&quot;&quot;;&quot;新規&quot;;IF([.K123]=[.N123];&quot;&quot;;&quot;変更あり&quot;)))">
            <text:p/>
          </table:table-cell>
          <table:table-cell table:style-name="ce9" office:value-type="string" calcext:value-type="string">
            <text:p>lockPref("network.cookie.leave-secure-alone<text:span text:style-name="T12">", false);</text:span></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4]&lt;&gt;&quot;&quot;;NOT(ISNUMBER(FIND(&quot;廃止&quot;;[.$D124])));NOT(ISNUMBER(FIND(&quot;廃止&quot;;[.$E124]))));MAX([.$B$1:.$B123])+1;&quot;&quot;)" office:value-type="float" office:value="103" calcext:value-type="float">
            <text:p>103</text:p>
          </table:table-cell>
          <table:table-cell table:style-name="ce5" table:formula="of:=CONCATENATE([.$D124];&quot;-&quot;;[.$E124])" office:value-type="string" office:string-value="Security-29-2" calcext:value-type="string">
            <text:p>Security-29-2</text:p>
          </table:table-cell>
          <table:table-cell table:style-name="ce9" office:value-type="string" calcext:value-type="string">
            <text:p>Security-29</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4]=&quot;&quot;;&quot;?&quot;;IF([.N124]=&quot;&quot;;&quot;新規&quot;;IF([.K124]=[.N124];&quot;&quot;;&quot;変更あり&quot;)))">
            <text:p/>
          </table:table-cell>
          <table:table-cell table:style-name="ce9" office:value-type="string" calcext:value-type="string">
            <text:p>-</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5]&lt;&gt;&quot;&quot;;NOT(ISNUMBER(FIND(&quot;廃止&quot;;[.$D125])));NOT(ISNUMBER(FIND(&quot;廃止&quot;;[.$E125]))));MAX([.$B$1:.$B124])+1;&quot;&quot;)" office:value-type="float" office:value="104" calcext:value-type="float">
            <text:p>104</text:p>
          </table:table-cell>
          <table:table-cell table:style-name="ce5" table:formula="of:=CONCATENATE([.$D125];&quot;-&quot;;[.$E125])" office:value-type="string" office:string-value="Security-30-1" calcext:value-type="string">
            <text:p>Security-30-1</text:p>
          </table:table-cell>
          <table:table-cell table:style-name="ce9" office:value-type="string" calcext:value-type="string">
            <text:p>Security-30</text:p>
          </table:table-cell>
          <table:table-cell table:style-name="ce9"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20" office:value-type="string" calcext:value-type="string" table:number-columns-spanned="1" table:number-rows-spanned="2">
            <text:p>誤ったMIME Typeが指定されたスクリプトファイルの実行</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security.block_script_with_wrong_mime<text:span text:style-name="T12">", false);</text:span></text:p>
          </table:table-cell>
          <table:table-cell table:style-name="ce9" office:value-type="string" calcext:value-type="string">
            <text:p>実際に確認するための環境を準備するのが困難なため設定値の簡易検証のみとする</text:p>
          </table:table-cell>
          <table:table-cell table:style-name="ce10" table:formula="of:=IF([.K125]=&quot;&quot;;&quot;?&quot;;IF([.N125]=&quot;&quot;;&quot;新規&quot;;IF([.K125]=[.N125];&quot;&quot;;&quot;変更あり&quot;)))">
            <text:p/>
          </table:table-cell>
          <table:table-cell table:style-name="ce9" office:value-type="string" calcext:value-type="string">
            <text:p>lockPref("security.block_script_with_wrong_mime<text:span text:style-name="T12">", false);</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5" table:formula="of:=IF(AND([.$A126]&lt;&gt;&quot;&quot;;NOT(ISNUMBER(FIND(&quot;廃止&quot;;[.$D126])));NOT(ISNUMBER(FIND(&quot;廃止&quot;;[.$E126]))));MAX([.$B$1:.$B125])+1;&quot;&quot;)" office:value-type="float" office:value="105" calcext:value-type="float">
            <text:p>105</text:p>
          </table:table-cell>
          <table:table-cell table:style-name="ce5" table:formula="of:=CONCATENATE([.$D126];&quot;-&quot;;[.$E126])" office:value-type="string" office:string-value="Security-30-2" calcext:value-type="string">
            <text:p>Security-30-2</text:p>
          </table:table-cell>
          <table:table-cell table:style-name="ce9" office:value-type="string" calcext:value-type="string">
            <text:p>Security-3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6]=&quot;&quot;;&quot;?&quot;;IF([.N126]=&quot;&quot;;&quot;新規&quot;;IF([.K126]=[.N126];&quot;&quot;;&quot;変更あり&quot;)))">
            <text:p/>
          </table:table-cell>
          <table:table-cell table:style-name="ce9" office:value-type="string" calcext:value-type="string">
            <text:p>-</text:p>
          </table:table-cell>
          <table:table-cell table:style-name="ce10" table:formula="of:=IF([.N126]=&quot;&quot;;&quot;?&quot;;IF([.P126]=&quot;&quot;;&quot;新規&quot;;IF([.N126]=[.P126];&quot;&quot;;&quot;変更あり&quot;)))" office:value-type="string" office:string-value="新規" calcext:value-type="string">
            <text:p>新規</text:p>
          </table:table-cell>
          <table:table-cell table:style-name="ce10"/>
          <table:table-cell table:style-name="ce8"/>
          <table:table-cell table:style-name="ce87" table:number-columns-repeated="3"/>
          <table:table-cell table:style-name="ce94"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27]&lt;&gt;&quot;&quot;;NOT(ISNUMBER(FIND(&quot;廃止&quot;;[.$D127])));NOT(ISNUMBER(FIND(&quot;廃止&quot;;[.$E127]))));MAX([.$B$1:.$B126])+1;&quot;&quot;)" office:value-type="float" office:value="106" calcext:value-type="float">
            <text:p>106</text:p>
          </table:table-cell>
          <table:table-cell table:style-name="ce5" table:formula="of:=CONCATENATE([.$D127];&quot;-&quot;;[.$E127])" office:value-type="string" office:string-value="Security-31-1" calcext:value-type="string">
            <text:p>Security-31-1</text:p>
          </table:table-cell>
          <table:table-cell table:style-name="ce9" office:value-type="string" calcext:value-type="string">
            <text:p>Security-31</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Flashコンテンツの読み込み</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9" office:value-type="string" calcext:value-type="string">
            <text:p>lockPref("browser.safebrowsing.blockedURIs.enabled", false);</text:p>
          </table:table-cell>
          <table:table-cell table:style-name="ce9"/>
          <table:table-cell table:style-name="ce10" table:formula="of:=IF([.K127]=&quot;&quot;;&quot;?&quot;;IF([.N127]=&quot;&quot;;&quot;新規&quot;;IF([.K127]=[.N127];&quot;&quot;;&quot;変更あり&quot;)))">
            <text:p/>
          </table:table-cell>
          <table:table-cell table:style-name="ce9" office:value-type="string" calcext:value-type="string">
            <text:p>lockPref("browser.safebrowsing.blockedURIs.enabled", false);</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28]&lt;&gt;&quot;&quot;;NOT(ISNUMBER(FIND(&quot;廃止&quot;;[.$D128])));NOT(ISNUMBER(FIND(&quot;廃止&quot;;[.$E128]))));MAX([.$B$1:.$B127])+1;&quot;&quot;)" office:value-type="float" office:value="107" calcext:value-type="float">
            <text:p>107</text:p>
          </table:table-cell>
          <table:table-cell table:style-name="ce5" table:formula="of:=CONCATENATE([.$D128];&quot;-&quot;;[.$E128])" office:value-type="string" office:string-value="Security-31-2" calcext:value-type="string">
            <text:p>Security-31-2</text:p>
          </table:table-cell>
          <table:table-cell table:style-name="ce9" office:value-type="string" calcext:value-type="string">
            <text:p>Security-3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28]=&quot;&quot;;&quot;?&quot;;IF([.N128]=&quot;&quot;;&quot;新規&quot;;IF([.K128]=[.N128];&quot;&quot;;&quot;変更あり&quot;)))">
            <text:p/>
          </table:table-cell>
          <table:table-cell table:style-name="ce9" office:value-type="string" calcext:value-type="string">
            <text:p>-</text:p>
          </table:table-cell>
          <table:table-cell table:style-name="ce10" table:formula="of:=IF([.N128]=&quot;&quot;;&quot;?&quot;;IF([.P128]=&quot;&quot;;&quot;新規&quot;;IF([.N128]=[.P12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29]&lt;&gt;&quot;&quot;;NOT(ISNUMBER(FIND(&quot;廃止&quot;;[.$D129])));NOT(ISNUMBER(FIND(&quot;廃止&quot;;[.$E129]))));MAX([.$B$1:.$B128])+1;&quot;&quot;)" office:value-type="float" office:value="108" calcext:value-type="float">
            <text:p>108</text:p>
          </table:table-cell>
          <table:table-cell table:style-name="ce5" table:formula="of:=CONCATENATE([.$D129];&quot;-&quot;;[.$E129])" office:value-type="string" office:string-value="Security-32-1" calcext:value-type="string">
            <text:p>Security-32-1</text:p>
          </table:table-cell>
          <table:table-cell table:style-name="ce9" office:value-type="string" calcext:value-type="string">
            <text:p>Security-32</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アドオンのインストール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table:table-cell table:style-name="ce10" table:formula="of:=IF([.K129]=&quot;&quot;;&quot;?&quot;;IF([.N129]=&quot;&quot;;&quot;新規&quot;;IF([.K129]=[.N129];&quot;&quot;;&quot;変更あり&quot;)))">
            <text:p/>
          </table:table-cell>
          <table:table-cell table:style-name="ce9" office:value-type="string" calcext:value-type="string">
            <text:p><text:span text:style-name="T12">MCD:</text:span></text:p>
            <text:p><text:span text:style-name="T12">lockPref("xpinstall.whitelist.required", true);</text:span></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29]=&quot;&quot;;&quot;?&quot;;IF([.P129]=&quot;&quot;;&quot;新規&quot;;IF([.N129]=[.P12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5" table:formula="of:=IF(AND([.$A130]&lt;&gt;&quot;&quot;;NOT(ISNUMBER(FIND(&quot;廃止&quot;;[.$D130])));NOT(ISNUMBER(FIND(&quot;廃止&quot;;[.$E130]))));MAX([.$B$1:.$B129])+1;&quot;&quot;)" office:value-type="float" office:value="109" calcext:value-type="float">
            <text:p>109</text:p>
          </table:table-cell>
          <table:table-cell table:style-name="ce5" table:formula="of:=CONCATENATE([.$D130];&quot;-&quot;;[.$E130])" office:value-type="string" office:string-value="Security-32-2" calcext:value-type="string">
            <text:p>Security-32-2</text:p>
          </table:table-cell>
          <table:table-cell table:style-name="ce9" office:value-type="string" calcext:value-type="string">
            <text:p>Securit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3" office:value-type="string" calcext:value-type="string">
            <text:p><text:span text:style-name="T28">[20180207:藤本]</text:span></text:p>
            <text:p><text:span text:style-name="T28">ESR60実機で動作確認済みですが、検証マニュアルの方にSecurity-32について記載が無いみたいです。</text:span></text:p>
          </table:table-cell>
          <table:table-cell table:style-name="ce10" table:formula="of:=IF([.K130]=&quot;&quot;;&quot;?&quot;;IF([.N130]=&quot;&quot;;&quot;新規&quot;;IF([.K130]=[.N130];&quot;&quot;;&quot;変更あり&quot;)))">
            <text:p/>
          </table:table-cell>
          <table:table-cell table:style-name="ce9" office:value-type="string" calcext:value-type="string">
            <text:p>MCD:</text:p>
            <text:p>lockPref("xpinstall.whitelist.required", fals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addonInstall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30]=&quot;&quot;;&quot;?&quot;;IF([.P130]=&quot;&quot;;&quot;新規&quot;;IF([.N130]=[.P13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31]&lt;&gt;&quot;&quot;;NOT(ISNUMBER(FIND(&quot;廃止&quot;;[.$D131])));NOT(ISNUMBER(FIND(&quot;廃止&quot;;[.$E131]))));MAX([.$B$1:.$B130])+1;&quot;&quot;)" office:value-type="float" office:value="110" calcext:value-type="float">
            <text:p>110</text:p>
          </table:table-cell>
          <table:table-cell table:style-name="ce5" table:formula="of:=CONCATENATE([.$D131];&quot;-&quot;;[.$E131])" office:value-type="string" office:string-value="Security-33-1" calcext:value-type="string">
            <text:p>Security-33-1</text:p>
          </table:table-cell>
          <table:table-cell table:style-name="ce9" office:value-type="string" calcext:value-type="string">
            <text:p>Security-33</text:p>
          </table:table-cell>
          <table:table-cell table:style-name="ce8" office:value-type="float" office:value="1" calcext:value-type="float">
            <text:p>1</text:p>
          </table:table-cell>
          <table:table-cell table:style-name="ce20"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ででしゃばりなFlashコンテンツをブロック</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8" office:value-type="string" calcext:value-type="string">
            <text:p>MCDで設定を反映する</text:p>
          </table:table-cell>
          <table:table-cell table:style-name="ce9" office:value-type="string" calcext:value-type="string">
            <text:p>lockPref("plugins.flashBlock.enabled", true);</text:p>
          </table:table-cell>
          <table:table-cell table:style-name="ce9" office:value-type="string" calcext:value-type="string">
            <text:p>Firefox 55で追加された。</text:p>
          </table:table-cell>
          <table:table-cell table:style-name="ce10" table:formula="of:=IF([.K131]=&quot;&quot;;&quot;?&quot;;IF([.N131]=&quot;&quot;;&quot;新規&quot;;IF([.K131]=[.N131];&quot;&quot;;&quot;変更あり&quot;)))" office:value-type="string" office:string-value="新規" calcext:value-type="string">
            <text:p>新規</text:p>
          </table:table-cell>
          <table:table-cell table:style-name="ce9"/>
          <table:table-cell table:style-name="ce10" table:formula="of:=IF([.N131]=&quot;&quot;;&quot;?&quot;;IF([.P131]=&quot;&quot;;&quot;新規&quot;;IF([.N131]=[.P131];&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32]&lt;&gt;&quot;&quot;;NOT(ISNUMBER(FIND(&quot;廃止&quot;;[.$D132])));NOT(ISNUMBER(FIND(&quot;廃止&quot;;[.$E132]))));MAX([.$B$1:.$B131])+1;&quot;&quot;)" office:value-type="float" office:value="111" calcext:value-type="float">
            <text:p>111</text:p>
          </table:table-cell>
          <table:table-cell table:style-name="ce5" table:formula="of:=CONCATENATE([.$D132];&quot;-&quot;;[.$E132])" office:value-type="string" office:string-value="Security-33-2" calcext:value-type="string">
            <text:p>Security-33-2</text:p>
          </table:table-cell>
          <table:table-cell table:style-name="ce9" office:value-type="string" calcext:value-type="string">
            <text:p>Security-3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8" office:value-type="string" calcext:value-type="string">
            <text:p>-</text:p>
          </table:table-cell>
          <table:table-cell table:style-name="ce9" office:value-type="string" calcext:value-type="string">
            <text:p>lockPref("plugins.flashBlock.enabled", false);</text:p>
          </table:table-cell>
          <table:table-cell table:style-name="ce9"/>
          <table:table-cell table:style-name="ce10" table:formula="of:=IF([.K132]=&quot;&quot;;&quot;?&quot;;IF([.N132]=&quot;&quot;;&quot;新規&quot;;IF([.K132]=[.N132];&quot;&quot;;&quot;変更あり&quot;)))" office:value-type="string" office:string-value="新規" calcext:value-type="string">
            <text:p>新規</text:p>
          </table:table-cell>
          <table:table-cell table:style-name="ce9"/>
          <table:table-cell table:style-name="ce10" table:formula="of:=IF([.N132]=&quot;&quot;;&quot;?&quot;;IF([.P132]=&quot;&quot;;&quot;新規&quot;;IF([.N132]=[.P132];&quot;&quot;;&quot;変更あり&quot;)))" office:value-type="string" office:string-value="?" calcext:value-type="string">
            <text:p>?</text:p>
          </table:table-cell>
          <table:table-cell table:style-name="ce9"/>
          <table:table-cell table:style-name="ce8"/>
          <table:table-cell table:style-name="ce87" table:number-columns-repeated="3"/>
          <table:table-cell table:style-name="ce94"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5" table:formula="of:=IF(AND([.$A133]&lt;&gt;&quot;&quot;;NOT(ISNUMBER(FIND(&quot;廃止&quot;;[.$D133])));NOT(ISNUMBER(FIND(&quot;廃止&quot;;[.$E133]))));MAX([.$B$1:.$B132])+1;&quot;&quot;)" office:value-type="float" office:value="112" calcext:value-type="float">
            <text:p>112</text:p>
          </table:table-cell>
          <table:table-cell table:style-name="ce5" table:formula="of:=CONCATENATE([.$D133];&quot;-&quot;;[.$E133])" office:value-type="string" office:string-value="Privacy-1-1" calcext:value-type="string">
            <text:p>Privacy-1-1</text:p>
          </table:table-cell>
          <table:table-cell table:style-name="ce8" office:value-type="string" calcext:value-type="string">
            <text:p>Privacy-1</text:p>
          </table:table-cell>
          <table:table-cell table:style-name="ce8" office:value-type="float" office:value="1" calcext:value-type="float">
            <text:p>1</text:p>
          </table:table-cell>
          <table:table-cell table:style-name="ce24" office:value-type="string" calcext:value-type="string" table:number-columns-spanned="1" table:number-rows-spanned="5">
            <text:p>プライバシー</text:p>
          </table:table-cell>
          <table:table-cell table:style-name="ce24" office:value-type="string" calcext:value-type="string" table:number-columns-spanned="1" table:number-rows-spanned="5">
            <text:p>履歴の保存の可否</text:p>
          </table:table-cell>
          <table:table-cell table:style-name="ce24" office:value-type="string" calcext:value-type="string" table:number-columns-spanned="1" table:number-rows-spanned="5">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3]=&quot;&quot;;&quot;?&quot;;IF([.N133]=&quot;&quot;;&quot;新規&quot;;IF([.K133]=[.N133];&quot;&quot;;&quot;変更あり&quot;)))">
            <text:p/>
          </table:table-cell>
          <table:table-cell table:style-name="ce9" office:value-type="string" calcext:value-type="string">
            <text:p>-</text:p>
          </table:table-cell>
          <table:table-cell table:style-name="ce10" table:formula="of:=IF([.N133]=&quot;&quot;;&quot;?&quot;;IF([.P133]=&quot;&quot;;&quot;新規&quot;;IF([.N133]=[.P133];&quot;&quot;;&quot;変更あり&quot;)))">
            <text:p/>
          </table:table-cell>
          <table:table-cell table:style-name="ce9" office:value-type="string" calcext:value-type="string">
            <text:p>-</text:p>
          </table:table-cell>
          <table:table-cell table:style-name="ce8" table:formula="of:=IF([.P133]=&quot;&quot;;&quot;?&quot;;IF([.R133]=&quot;&quot;;&quot;新規&quot;;IF([.P133]=[.R133];&quot;&quot;;&quot;○&quot;)))">
            <text:p/>
          </table:table-cell>
          <table:table-cell table:style-name="ce87" office:value-type="string" calcext:value-type="string">
            <text:p>-</text:p>
          </table:table-cell>
          <table:table-cell table:style-name="ce87" table:number-columns-repeated="2"/>
          <table:table-cell table:style-name="ce94"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34]&lt;&gt;&quot;&quot;;NOT(ISNUMBER(FIND(&quot;廃止&quot;;[.$D134])));NOT(ISNUMBER(FIND(&quot;廃止&quot;;[.$E134]))));MAX([.$B$1:.$B133])+1;&quot;&quot;)" office:value-type="float" office:value="113" calcext:value-type="float">
            <text:p>113</text:p>
          </table:table-cell>
          <table:table-cell table:style-name="ce5" table:formula="of:=CONCATENATE([.$D134];&quot;-&quot;;[.$E134])" office:value-type="string" office:string-value="Privacy-1-5" calcext:value-type="string">
            <text:p>Privacy-1-5</text:p>
          </table:table-cell>
          <table:table-cell table:style-name="ce8" office:value-type="string" calcext:value-type="string">
            <text:p>Privacy-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履歴を基本的には保存し、ただし（一部項目は）終了時の消去を許可する　起動時からのプライベートブラウジングの開始を無効</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74"/>
          <table:table-cell table:style-name="ce10" table:formula="of:=IF([.K134]=&quot;&quot;;&quot;?&quot;;IF([.N134]=&quot;&quot;;&quot;新規&quot;;IF([.K134]=[.N134];&quot;&quot;;&quot;変更あり&quot;)))">
            <text:p/>
          </table:table-cell>
          <table:table-cell table:style-name="ce48"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ext:p/>
          </table:table-cell>
          <table:table-cell table:style-name="ce10" table:formula="of:=IF([.N134]=&quot;&quot;;&quot;?&quot;;IF([.P134]=&quot;&quot;;&quot;新規&quot;;IF([.N134]=[.P1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5" table:formula="of:=IF(AND([.$A135]&lt;&gt;&quot;&quot;;NOT(ISNUMBER(FIND(&quot;廃止&quot;;[.$D135])));NOT(ISNUMBER(FIND(&quot;廃止&quot;;[.$E135]))));MAX([.$B$1:.$B134])+1;&quot;&quot;)" office:value-type="float" office:value="114" calcext:value-type="float">
            <text:p>114</text:p>
          </table:table-cell>
          <table:table-cell table:style-name="ce5" table:formula="of:=CONCATENATE([.$D135];&quot;-&quot;;[.$E135])" office:value-type="string" office:string-value="Privacy-1-2" calcext:value-type="string">
            <text:p>Privacy-1-2</text:p>
          </table:table-cell>
          <table:table-cell table:style-name="ce8" office:value-type="string" calcext:value-type="string">
            <text:p>Privac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を強制する</text:p>
          </table:table-cell>
          <table:table-cell table:style-name="ce8"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text:p>
            <text:p><text:span text:style-name="T1">  #historyGroup</text:span> {</text:p>
            <text:p>    visibility: collapse !important;</text:p>
            <text:p>    -moz-user-focus: ignore !important;</text:p>
            <text:p>  }</text:p>
            <text:p>}</text:p>
          </table:table-cell>
          <table:table-cell table:style-name="ce75" office:value-type="string" calcext:value-type="string">
            <text:p>「表示したページとファイルのダウンロードの履歴を残す」を非表示化が追加された</text:p>
          </table:table-cell>
          <table:table-cell table:style-name="ce10" table:formula="of:=IF([.K135]=&quot;&quot;;&quot;?&quot;;IF([.N135]=&quot;&quot;;&quot;新規&quot;;IF([.K135]=[.N135];&quot;&quot;;&quot;変更あり&quot;)))" office:value-type="string" office:string-value="変更あり" calcext:value-type="string">
            <text:p>変更あり</text:p>
          </table:table-cell>
          <table:table-cell table:style-name="ce8"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ext:p/>
            <text:p/>
            <text:p/>
          </table:table-cell>
          <table:table-cell table:style-name="ce10" table:formula="of:=IF([.N135]=&quot;&quot;;&quot;?&quot;;IF([.P135]=&quot;&quot;;&quot;新規&quot;;IF([.N135]=[.P135];&quot;&quot;;&quot;変更あり&quot;)))" office:value-type="string" office:string-value="変更あり" calcext:value-type="string">
            <text:p>変更あり</text:p>
          </table:table-cell>
          <table:table-cell table:style-name="ce87" office:value-type="string" calcext:value-type="string">
            <text:p>MCD:</text:p>
            <text:p>lockPref("browser.privatebrowsing.autostart", false);</text:p>
            <text:p><text:span text:style-name="T12">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 table:formula="of:=IF([.P135]=&quot;&quot;;&quot;?&quot;;IF([.R135]=&quot;&quot;;&quot;新規&quot;;IF([.P135]=[.R135];&quot;&quot;;&quot;○&quot;)))" office:value-type="string" office:string-value="○" calcext:value-type="string">
            <text:p>○</text:p>
          </table:table-cell>
          <table:table-cell table:style-name="ce87"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94"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36]&lt;&gt;&quot;&quot;;NOT(ISNUMBER(FIND(&quot;廃止&quot;;[.$D136])));NOT(ISNUMBER(FIND(&quot;廃止&quot;;[.$E136]))));MAX([.$B$1:.$B135])+1;&quot;&quot;)" office:value-type="float" office:value="115" calcext:value-type="float">
            <text:p>115</text:p>
          </table:table-cell>
          <table:table-cell table:style-name="ce5" table:formula="of:=CONCATENATE([.$D136];&quot;-&quot;;[.$E136])" office:value-type="string" office:string-value="Privacy-1-3" calcext:value-type="string">
            <text:p>Privacy-1-3</text:p>
          </table:table-cell>
          <table:table-cell table:style-name="ce8" office:value-type="string" calcext:value-type="string">
            <text:p>Privacy-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保存しない</text:p>
          </table:table-cell>
          <table:table-cell table:style-name="ce8" office:value-type="string" calcext:value-type="string">
            <text:p>MCDで設定を反映する</text:p>
            <text:p>(Firefox 38以前ではアドオン「History Prefs Modifier」も導入する)</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9"/>
          <table:table-cell table:style-name="ce10" table:formula="of:=IF([.K136]=&quot;&quot;;&quot;?&quot;;IF([.N136]=&quot;&quot;;&quot;新規&quot;;IF([.K136]=[.N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10" table:formula="of:=IF([.N136]=&quot;&quot;;&quot;?&quot;;IF([.P136]=&quot;&quot;;&quot;新規&quot;;IF([.N136]=[.P136];&quot;&quot;;&quot;変更あり&quot;)))">
            <text:p/>
          </table:table-cell>
          <table:table-cell table:style-name="ce9" office:value-type="string" calcext:value-type="string">
            <text:p>lockPref("browser.privatebrowsing.autostart", true);</text:p>
            <text:p><text:span text:style-name="T12">lockPref("privacy.sanitize.sanitizeOnShutdown", true);</text:span></text:p>
          </table:table-cell>
          <table:table-cell table:style-name="ce8" table:formula="of:=IF([.P136]=&quot;&quot;;&quot;?&quot;;IF([.R136]=&quot;&quot;;&quot;新規&quot;;IF([.P136]=[.R136];&quot;&quot;;&quot;○&quot;)))" office:value-type="string" office:string-value="○" calcext:value-type="string">
            <text:p>○</text:p>
          </table:table-cell>
          <table:table-cell table:style-name="ce87" office:value-type="string" calcext:value-type="string">
            <text:p>lockPref("browser.privatebrowsing.autostart", true);</text:p>
          </table:table-cell>
          <table:table-cell table:style-name="ce87" office:value-type="string" calcext:value-type="string">
            <text:p>変更無し</text:p>
          </table:table-cell>
          <table:table-cell table:style-name="ce87" office:value-type="string" calcext:value-type="string">
            <text:p>lockPref("browser.privatebrowsing.autostart", true);</text:p>
          </table:table-cell>
          <table:table-cell table:style-name="ce94"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5" table:formula="of:=IF(AND([.$A137]&lt;&gt;&quot;&quot;;NOT(ISNUMBER(FIND(&quot;廃止&quot;;[.$D137])));NOT(ISNUMBER(FIND(&quot;廃止&quot;;[.$E137]))));MAX([.$B$1:.$B136])+1;&quot;&quot;)" office:value-type="float" office:value="116" calcext:value-type="float">
            <text:p>116</text:p>
          </table:table-cell>
          <table:table-cell table:style-name="ce5" table:formula="of:=CONCATENATE([.$D137];&quot;-&quot;;[.$E137])" office:value-type="string" office:string-value="Privacy-1-4" calcext:value-type="string">
            <text:p>Privacy-1-4</text:p>
          </table:table-cell>
          <table:table-cell table:style-name="ce8" office:value-type="string" calcext:value-type="string">
            <text:p>Privacy-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終了時に消去する</text:p>
          </table:table-cell>
          <table:table-cell table:style-name="ce8" office:value-type="string" calcext:value-type="string">
            <text:p>MCDで設定を反映する</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2">lockPref("privacy.clearOnShutdown.offlineAps", true); // ウェブサイトのオフライン作業用データ</text:span></text:p>
          </table:table-cell>
          <table:table-cell table:style-name="ce9"/>
          <table:table-cell table:style-name="ce10" table:formula="of:=IF([.K137]=&quot;&quot;;&quot;?&quot;;IF([.N137]=&quot;&quot;;&quot;新規&quot;;IF([.K137]=[.N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13">lockPref("privacy.clearOnShutdown.offlineApps", true); // ウェブサイトのオフライン</text:span><text:span text:style-name="T12">作業用データ</text:span></text:p>
            <text:p/>
            <text:p><text:span text:style-name="T13">[20180213:藤本]</text:span></text:p>
            <text:p><text:span text:style-name="T13">赤字部にタイポがあったので修正済み (OfflineAps → offlineApps)</text:span></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9"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8" table:formula="of:=IF([.P137]=&quot;&quot;;&quot;?&quot;;IF([.R137]=&quot;&quot;;&quot;新規&quot;;IF([.P137]=[.R137];&quot;&quot;;&quot;○&quot;)))" office:value-type="string" office:string-value="新規" calcext:value-type="string">
            <text:p>新規</text:p>
          </table:table-cell>
          <table:table-cell table:style-name="ce87" table:number-columns-repeated="3"/>
          <table:table-cell table:style-name="ce94"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138]&lt;&gt;&quot;&quot;;NOT(ISNUMBER(FIND(&quot;廃止&quot;;[.$D138])));NOT(ISNUMBER(FIND(&quot;廃止&quot;;[.$E138]))));MAX([.$B$1:.$B137])+1;&quot;&quot;)" office:value-type="float" office:value="117" calcext:value-type="float">
            <text:p>117</text:p>
          </table:table-cell>
          <table:table-cell table:style-name="ce5" table:formula="of:=CONCATENATE([.$D138];&quot;-&quot;;[.$E138])" office:value-type="string" office:string-value="Privacy-2-1" calcext:value-type="string">
            <text:p>Privacy-2-1</text:p>
          </table:table-cell>
          <table:table-cell table:style-name="ce8" office:value-type="string" calcext:value-type="string">
            <text:p>Privacy-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フォームの入力履歴の保存の可否</text:p>
            <text:p>（Webページ上のフォーム要素、およびWeb検索バーのオートコンプリート機能の無効化）</text:p>
          </table:table-cell>
          <table:table-cell table:style-name="ce19" office:value-type="string" calcext:value-type="string" table:number-columns-spanned="1" table:number-rows-spanned="3">
            <text:p>-</text:p>
          </table:table-cell>
          <table:table-cell table:style-name="ce8" office:value-type="string" calcext:value-type="string">
            <text:p>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38]=&quot;&quot;;&quot;?&quot;;IF([.N138]=&quot;&quot;;&quot;新規&quot;;IF([.K138]=[.N138];&quot;&quot;;&quot;変更あり&quot;)))">
            <text:p/>
          </table:table-cell>
          <table:table-cell table:style-name="ce9" office:value-type="string" calcext:value-type="string">
            <text:p>-</text:p>
          </table:table-cell>
          <table:table-cell table:style-name="ce10" table:formula="of:=IF([.N138]=&quot;&quot;;&quot;?&quot;;IF([.P138]=&quot;&quot;;&quot;新規&quot;;IF([.N138]=[.P138];&quot;&quot;;&quot;変更あり&quot;)))">
            <text:p/>
          </table:table-cell>
          <table:table-cell table:style-name="ce9" office:value-type="string" calcext:value-type="string">
            <text:p>-</text:p>
          </table:table-cell>
          <table:table-cell table:style-name="ce8" table:formula="of:=IF([.P138]=&quot;&quot;;&quot;?&quot;;IF([.R138]=&quot;&quot;;&quot;新規&quot;;IF([.P138]=[.R138];&quot;&quot;;&quot;○&quot;)))" office:value-type="string" office:string-value="○" calcext:value-type="string">
            <text:p>○</text:p>
          </table:table-cell>
          <table:table-cell table:style-name="ce87" office:value-type="string" calcext:value-type="string">
            <text:p>lockPref("browser.formfill.enable", true);</text:p>
          </table:table-cell>
          <table:table-cell table:style-name="ce87" office:value-type="string" calcext:value-type="string">
            <text:p>変更無し</text:p>
          </table:table-cell>
          <table:table-cell table:style-name="ce87" office:value-type="string" calcext:value-type="string">
            <text:p>lockPref("browser.formfill.enable", true);</text:p>
          </table:table-cell>
          <table:table-cell table:style-name="ce94"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5" table:formula="of:=IF(AND([.$A139]&lt;&gt;&quot;&quot;;NOT(ISNUMBER(FIND(&quot;廃止&quot;;[.$D139])));NOT(ISNUMBER(FIND(&quot;廃止&quot;;[.$E139]))));MAX([.$B$1:.$B138])+1;&quot;&quot;)" office:value-type="float" office:value="118" calcext:value-type="float">
            <text:p>118</text:p>
          </table:table-cell>
          <table:table-cell table:style-name="ce5" table:formula="of:=CONCATENATE([.$D139];&quot;-&quot;;[.$E139])" office:value-type="string" office:string-value="Privacy-2-2" calcext:value-type="string">
            <text:p>Privacy-2-2</text:p>
          </table:table-cell>
          <table:table-cell table:style-name="ce8" office:value-type="string" calcext:value-type="string">
            <text:p>Privacy-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formfill.enable", false);</text:span></text:p>
            <text:p/>
            <text:p><text:span text:style-name="T1">※MCDの設定によって設定画面のチェックボックスは無効になるが、フォーム要素自体を非表示にする場合は以下の設定を行う。</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rememberForms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8"/>
          <table:table-cell table:style-name="ce10" table:formula="of:=IF([.K139]=&quot;&quot;;&quot;?&quot;;IF([.N139]=&quot;&quot;;&quot;新規&quot;;IF([.K139]=[.N139];&quot;&quot;;&quot;変更あり&quot;)))">
            <text:p/>
          </table:table-cell>
          <table:table-cell table:style-name="ce8"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8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 table:formula="of:=IF([.P139]=&quot;&quot;;&quot;?&quot;;IF([.R139]=&quot;&quot;;&quot;新規&quot;;IF([.P139]=[.R139];&quot;&quot;;&quot;○&quot;)))" office:value-type="string" office:string-value="○" calcext:value-type="string">
            <text:p>○</text:p>
          </table:table-cell>
          <table:table-cell table:style-name="ce87"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94"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140]&lt;&gt;&quot;&quot;;NOT(ISNUMBER(FIND(&quot;廃止&quot;;[.$D140])));NOT(ISNUMBER(FIND(&quot;廃止&quot;;[.$E140]))));MAX([.$B$1:.$B139])+1;&quot;&quot;)" office:value-type="float" office:value="119" calcext:value-type="float">
            <text:p>119</text:p>
          </table:table-cell>
          <table:table-cell table:style-name="ce5" table:formula="of:=CONCATENATE([.$D140];&quot;-&quot;;[.$E140])" office:value-type="string" office:string-value="Privacy-2-3" calcext:value-type="string">
            <text:p>Privacy-2-3</text:p>
          </table:table-cell>
          <table:table-cell table:style-name="ce10" office:value-type="string" calcext:value-type="string">
            <text:p>Privac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保存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FormHistory": true</text:p>
          </table:table-cell>
          <table:table-cell table:style-name="ce8"/>
          <table:table-cell table:style-name="ce10" table:formula="of:=IF([.K140]=&quot;&quot;;&quot;?&quot;;IF([.N140]=&quot;&quot;;&quot;新規&quot;;IF([.K140]=[.N14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1]&lt;&gt;&quot;&quot;;NOT(ISNUMBER(FIND(&quot;廃止&quot;;[.$D141])));NOT(ISNUMBER(FIND(&quot;廃止&quot;;[.$E141]))));MAX([.$B$1:.$B139])+1;&quot;&quot;)" office:value-type="float" office:value="119" calcext:value-type="float">
            <text:p>119</text:p>
          </table:table-cell>
          <table:table-cell table:style-name="ce5" table:formula="of:=CONCATENATE([.$D141];&quot;-&quot;;[.$E141])" office:value-type="string" office:string-value="Privacy-3-1" calcext:value-type="string">
            <text:p>Privacy-3-1</text:p>
          </table:table-cell>
          <table:table-cell table:style-name="ce8" office:value-type="string" calcext:value-type="string">
            <text:p>Privacy-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ダウンロード履歴の保存の可否</text:p>
          </table:table-cell>
          <table:table-cell table:style-name="ce19" office:value-type="string" calcext:value-type="string" table:number-columns-spanned="1" table:number-rows-spanned="3">
            <text:p>-</text:p>
          </table:table-cell>
          <table:table-cell table:style-name="ce8" office:value-type="string" calcext:value-type="string">
            <text:p>永続的に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1]=&quot;&quot;;&quot;?&quot;;IF([.N141]=&quot;&quot;;&quot;新規&quot;;IF([.K141]=[.N141];&quot;&quot;;&quot;変更あり&quot;)))">
            <text:p/>
          </table:table-cell>
          <table:table-cell table:style-name="ce9" office:value-type="string" calcext:value-type="string">
            <text:p>-</text:p>
          </table:table-cell>
          <table:table-cell table:style-name="ce10" table:formula="of:=IF([.N141]=&quot;&quot;;&quot;?&quot;;IF([.P141]=&quot;&quot;;&quot;新規&quot;;IF([.N141]=[.P141];&quot;&quot;;&quot;変更あり&quot;)))">
            <text:p/>
          </table:table-cell>
          <table:table-cell table:style-name="ce9" office:value-type="string" calcext:value-type="string">
            <text:p>-</text:p>
          </table:table-cell>
          <table:table-cell table:style-name="ce8" table:formula="of:=IF([.P141]=&quot;&quot;;&quot;?&quot;;IF([.R141]=&quot;&quot;;&quot;新規&quot;;IF([.P141]=[.R141];&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download.manager.retention", 2);</text:p>
          </table:table-cell>
          <table:table-cell table:style-name="ce94"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142]&lt;&gt;&quot;&quot;;NOT(ISNUMBER(FIND(&quot;廃止&quot;;[.$D142])));NOT(ISNUMBER(FIND(&quot;廃止&quot;;[.$E142]))));MAX([.$B$1:.$B141])+1;&quot;&quot;)" office:value-type="float" office:value="120" calcext:value-type="float">
            <text:p>120</text:p>
          </table:table-cell>
          <table:table-cell table:style-name="ce5" table:formula="of:=CONCATENATE([.$D142];&quot;-&quot;;[.$E142])" office:value-type="string" office:string-value="Privacy-3-2" calcext:value-type="string">
            <text:p>Privacy-3-2</text:p>
          </table:table-cell>
          <table:table-cell table:style-name="ce8" office:value-type="string" calcext:value-type="string">
            <text:p>Privacy-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終了するまで保存する</text:p>
          </table:table-cell>
          <table:table-cell table:style-name="ce8" office:value-type="string" calcext:value-type="string">
            <text:p>MCDで設定を反映する</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9"/>
          <table:table-cell table:style-name="ce10" table:formula="of:=IF([.K142]=&quot;&quot;;&quot;?&quot;;IF([.N142]=&quot;&quot;;&quot;新規&quot;;IF([.K142]=[.N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10" table:formula="of:=IF([.N142]=&quot;&quot;;&quot;?&quot;;IF([.P142]=&quot;&quot;;&quot;新規&quot;;IF([.N142]=[.P142];&quot;&quot;;&quot;変更あり&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 table:formula="of:=IF([.P142]=&quot;&quot;;&quot;?&quot;;IF([.R142]=&quot;&quot;;&quot;新規&quot;;IF([.P142]=[.R142];&quot;&quot;;&quot;○&quot;)))">
            <text:p/>
          </table:table-cell>
          <table:table-cell table:style-name="ce9" office:value-type="string" calcext:value-type="string">
            <text:p>Firefox 31の時点で廃止（通常の閲覧履歴と併せて保存しないようにする設定で代替）</text:p>
            <text:p/>
            <text:p><text:span text:style-name="T11">MCD:</text:span></text:p>
            <text:p><text:span text:style-name="T11">lockPref("places.history.enabled", false);</text:span></text:p>
          </table:table-cell>
          <table:table-cell table:style-name="ce87" office:value-type="string" calcext:value-type="string">
            <text:p>廃止</text:p>
          </table:table-cell>
          <table:table-cell table:style-name="ce87" office:value-type="string" calcext:value-type="string">
            <text:p>lockPref("browser.download.manager.retention", 1);</text:p>
          </table:table-cell>
          <table:table-cell table:style-name="ce94"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5" table:formula="of:=IF(AND([.$A143]&lt;&gt;&quot;&quot;;NOT(ISNUMBER(FIND(&quot;廃止&quot;;[.$D143])));NOT(ISNUMBER(FIND(&quot;廃止&quot;;[.$E143]))));MAX([.$B$1:.$B142])+1;&quot;&quot;)">
            <text:p/>
          </table:table-cell>
          <table:table-cell table:style-name="ce5" table:formula="of:=CONCATENATE([.$D143];&quot;-&quot;;[.$E143])" office:value-type="string" office:string-value="Privacy-3-3（廃止）" calcext:value-type="string">
            <text:p>Privacy-3-3（廃止）</text:p>
          </table:table-cell>
          <table:table-cell table:style-name="ce8" office:value-type="string" calcext:value-type="string">
            <text:p>Privacy-3</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保存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の時点で廃止</text:p>
          </table:table-cell>
          <table:table-cell table:style-name="ce8"/>
          <table:table-cell table:style-name="ce10" table:formula="of:=IF([.K143]=&quot;&quot;;&quot;?&quot;;IF([.N143]=&quot;&quot;;&quot;新規&quot;;IF([.K143]=[.N143];&quot;&quot;;&quot;変更あり&quot;)))">
            <text:p/>
          </table:table-cell>
          <table:table-cell table:style-name="ce8" office:value-type="string" calcext:value-type="string">
            <text:p>Firefox 31の時点で廃止</text:p>
          </table:table-cell>
          <table:table-cell table:style-name="ce10" table:formula="of:=IF([.N143]=&quot;&quot;;&quot;?&quot;;IF([.P143]=&quot;&quot;;&quot;新規&quot;;IF([.N143]=[.P143];&quot;&quot;;&quot;変更あり&quot;)))">
            <text:p/>
          </table:table-cell>
          <table:table-cell table:style-name="ce14" office:value-type="string" calcext:value-type="string">
            <text:p>Firefox 31の時点で廃止</text:p>
          </table:table-cell>
          <table:table-cell table:style-name="ce8" table:formula="of:=IF([.P143]=&quot;&quot;;&quot;?&quot;;IF([.R143]=&quot;&quot;;&quot;新規&quot;;IF([.P143]=[.R143];&quot;&quot;;&quot;○&quot;)))">
            <text:p/>
          </table:table-cell>
          <table:table-cell table:style-name="ce14" office:value-type="string" calcext:value-type="string">
            <text:p>Firefox 31の時点で廃止</text:p>
          </table:table-cell>
          <table:table-cell table:style-name="ce87" office:value-type="string" calcext:value-type="string">
            <text:p>廃止（通常の閲覧履歴と併せて保存しないようにする設定で代替）</text:p>
            <text:p/>
            <text:p>MCD:</text:p>
            <text:p>lockPref("places.history.enabled", false);</text:p>
          </table:table-cell>
          <table:table-cell table:style-name="ce87"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94"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4]&lt;&gt;&quot;&quot;;NOT(ISNUMBER(FIND(&quot;廃止&quot;;[.$D144])));NOT(ISNUMBER(FIND(&quot;廃止&quot;;[.$E144]))));MAX([.$B$1:.$B143])+1;&quot;&quot;)" office:value-type="float" office:value="121" calcext:value-type="float">
            <text:p>121</text:p>
          </table:table-cell>
          <table:table-cell table:style-name="ce5" table:formula="of:=CONCATENATE([.$D144];&quot;-&quot;;[.$E144])" office:value-type="string" office:string-value="Privacy-4-1" calcext:value-type="string">
            <text:p>Privacy-4-1</text:p>
          </table:table-cell>
          <table:table-cell table:style-name="ce8" office:value-type="string" calcext:value-type="string">
            <text:p>Privacy-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ロケーションバーの入力履歴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4]=&quot;&quot;;&quot;?&quot;;IF([.N144]=&quot;&quot;;&quot;新規&quot;;IF([.K144]=[.N144];&quot;&quot;;&quot;変更あり&quot;)))">
            <text:p/>
          </table:table-cell>
          <table:table-cell table:style-name="ce9" office:value-type="string" calcext:value-type="string">
            <text:p>-</text:p>
          </table:table-cell>
          <table:table-cell table:style-name="ce10" table:formula="of:=IF([.N144]=&quot;&quot;;&quot;?&quot;;IF([.P144]=&quot;&quot;;&quot;新規&quot;;IF([.N144]=[.P144];&quot;&quot;;&quot;変更あり&quot;)))">
            <text:p/>
          </table:table-cell>
          <table:table-cell table:style-name="ce9" office:value-type="string" calcext:value-type="string">
            <text:p>-</text:p>
          </table:table-cell>
          <table:table-cell table:style-name="ce8" table:formula="of:=IF([.P144]=&quot;&quot;;&quot;?&quot;;IF([.R144]=&quot;&quot;;&quot;新規&quot;;IF([.P144]=[.R144];&quot;&quot;;&quot;○&quot;)))" office:value-type="string" office:string-value="○" calcext:value-type="string">
            <text:p>○</text:p>
          </table:table-cell>
          <table:table-cell table:style-name="ce87" office:value-type="string" calcext:value-type="string">
            <text:p>lockPref("browser.urlbar.autocomplete.enabled", true);</text:p>
          </table:table-cell>
          <table:table-cell table:style-name="ce87" office:value-type="string" calcext:value-type="string">
            <text:p>変更無し</text:p>
          </table:table-cell>
          <table:table-cell table:style-name="ce87" office:value-type="string" calcext:value-type="string">
            <text:p>lockPref("browser.urlbar.autocomplete.enabled", true);</text:p>
          </table:table-cell>
          <table:table-cell table:style-name="ce94"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5" table:formula="of:=IF(AND([.$A145]&lt;&gt;&quot;&quot;;NOT(ISNUMBER(FIND(&quot;廃止&quot;;[.$D145])));NOT(ISNUMBER(FIND(&quot;廃止&quot;;[.$E145]))));MAX([.$B$1:.$B144])+1;&quot;&quot;)" office:value-type="float" office:value="122" calcext:value-type="float">
            <text:p>122</text:p>
          </table:table-cell>
          <table:table-cell table:style-name="ce5" table:formula="of:=CONCATENATE([.$D145];&quot;-&quot;;[.$E145])" office:value-type="string" office:string-value="Privacy-4-2" calcext:value-type="string">
            <text:p>Privacy-4-2</text:p>
          </table:table-cell>
          <table:table-cell table:style-name="ce8" office:value-type="string" calcext:value-type="string">
            <text:p>Privacy-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table-cell table:style-name="ce10" table:formula="of:=IF([.K145]=&quot;&quot;;&quot;?&quot;;IF([.N145]=&quot;&quot;;&quot;新規&quot;;IF([.K145]=[.N145];&quot;&quot;;&quot;変更あり&quot;)))">
            <text:p/>
          </table:table-cell>
          <table:table-cell table:style-name="ce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45]=&quot;&quot;;&quot;?&quot;;IF([.P145]=&quot;&quot;;&quot;新規&quot;;IF([.N145]=[.P145];&quot;&quot;;&quot;変更あり&quot;)))" office:value-type="string" office:string-value="変更あり" calcext:value-type="string">
            <text:p>変更あり</text:p>
          </table:table-cell>
          <table:table-cell table:style-name="ce8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 table:formula="of:=IF([.P145]=&quot;&quot;;&quot;?&quot;;IF([.R145]=&quot;&quot;;&quot;新規&quot;;IF([.P145]=[.R145];&quot;&quot;;&quot;○&quot;)))" office:value-type="string" office:string-value="○" calcext:value-type="string">
            <text:p>○</text:p>
          </table:table-cell>
          <table:table-cell table:style-name="ce87"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94"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6]&lt;&gt;&quot;&quot;;NOT(ISNUMBER(FIND(&quot;廃止&quot;;[.$D146])));NOT(ISNUMBER(FIND(&quot;廃止&quot;;[.$E146]))));MAX([.$B$1:.$B145])+1;&quot;&quot;)" office:value-type="float" office:value="123" calcext:value-type="float">
            <text:p>123</text:p>
          </table:table-cell>
          <table:table-cell table:style-name="ce5" table:formula="of:=CONCATENATE([.$D146];&quot;-&quot;;[.$E146])" office:value-type="string" office:string-value="Privacy-5-1" calcext:value-type="string">
            <text:p>Privacy-5-1</text:p>
          </table:table-cell>
          <table:table-cell table:style-name="ce8" office:value-type="string" calcext:value-type="string">
            <text:p>Privacy-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パスワードの保存の可否</text:p>
          </table:table-cell>
          <table:table-cell table:style-name="ce17" office:value-type="string" calcext:value-type="string" table:number-columns-spanned="1" table:number-rows-spanned="2">
            <text:p>○</text:p>
          </table:table-cell>
          <table:table-cell table:style-name="ce8" office:value-type="string" calcext:value-type="string">
            <text:p>確認の上で保存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46]=&quot;&quot;;&quot;?&quot;;IF([.N146]=&quot;&quot;;&quot;新規&quot;;IF([.K146]=[.N146];&quot;&quot;;&quot;変更あり&quot;)))">
            <text:p/>
          </table:table-cell>
          <table:table-cell table:style-name="ce9" office:value-type="string" calcext:value-type="string">
            <text:p>-</text:p>
          </table:table-cell>
          <table:table-cell table:style-name="ce10" table:formula="of:=IF([.N146]=&quot;&quot;;&quot;?&quot;;IF([.P146]=&quot;&quot;;&quot;新規&quot;;IF([.N146]=[.P146];&quot;&quot;;&quot;変更あり&quot;)))">
            <text:p/>
          </table:table-cell>
          <table:table-cell table:style-name="ce9" office:value-type="string" calcext:value-type="string">
            <text:p>-</text:p>
          </table:table-cell>
          <table:table-cell table:style-name="ce8" table:formula="of:=IF([.P146]=&quot;&quot;;&quot;?&quot;;IF([.R146]=&quot;&quot;;&quot;新規&quot;;IF([.P146]=[.R146];&quot;&quot;;&quot;○&quot;)))" office:value-type="string" office:string-value="○" calcext:value-type="string">
            <text:p>○</text:p>
          </table:table-cell>
          <table:table-cell table:style-name="ce87" office:value-type="string" calcext:value-type="string">
            <text:p>lockPref("signon.rememberSignons", true);</text:p>
          </table:table-cell>
          <table:table-cell table:style-name="ce87" office:value-type="string" calcext:value-type="string">
            <text:p>変更無し</text:p>
          </table:table-cell>
          <table:table-cell table:style-name="ce87" office:value-type="string" calcext:value-type="string">
            <text:p>lockPref("signon.rememberSignons", true);</text:p>
          </table:table-cell>
          <table:table-cell table:style-name="ce94"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5" table:formula="of:=IF(AND([.$A147]&lt;&gt;&quot;&quot;;NOT(ISNUMBER(FIND(&quot;廃止&quot;;[.$D147])));NOT(ISNUMBER(FIND(&quot;廃止&quot;;[.$E147]))));MAX([.$B$1:.$B146])+1;&quot;&quot;)" office:value-type="float" office:value="124" calcext:value-type="float">
            <text:p>124</text:p>
          </table:table-cell>
          <table:table-cell table:style-name="ce5" table:formula="of:=CONCATENATE([.$D147];&quot;-&quot;;[.$E147])" office:value-type="string" office:string-value="Privacy-5-2" calcext:value-type="string">
            <text:p>Privacy-5-2</text:p>
          </table:table-cell>
          <table:table-cell table:style-name="ce8" office:value-type="string" calcext:value-type="string">
            <text:p>Privacy-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保存せず、マスターパスワードも使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60"/>
          <table:table-cell table:style-name="ce10" table:formula="of:=IF([.K147]=&quot;&quot;;&quot;?&quot;;IF([.N147]=&quot;&quot;;&quot;新規&quot;;IF([.K147]=[.N147];&quot;&quot;;&quot;変更あり&quot;)))">
            <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signon.rememberSignons", false);</text:span></text:p>
            <text:p><text:span text:style-name="T16">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8" table:formula="of:=IF([.P147]=&quot;&quot;;&quot;?&quot;;IF([.R147]=&quot;&quot;;&quot;新規&quot;;IF([.P147]=[.R147];&quot;&quot;;&quot;○&quot;)))" office:value-type="string" office:string-value="○" calcext:value-type="string">
            <text:p>○</text:p>
          </table:table-cell>
          <table:table-cell table:style-name="ce87"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7"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94"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48]&lt;&gt;&quot;&quot;;NOT(ISNUMBER(FIND(&quot;廃止&quot;;[.$D148])));NOT(ISNUMBER(FIND(&quot;廃止&quot;;[.$E148]))));MAX([.$B$1:.$B147])+1;&quot;&quot;)" office:value-type="float" office:value="125" calcext:value-type="float">
            <text:p>125</text:p>
          </table:table-cell>
          <table:table-cell table:style-name="ce5" table:formula="of:=CONCATENATE([.$D148];&quot;-&quot;;[.$E148])" office:value-type="string" office:string-value="Privacy-6-1" calcext:value-type="string">
            <text:p>Privacy-6-1</text:p>
          </table:table-cell>
          <table:table-cell table:style-name="ce8" office:value-type="string" calcext:value-type="string">
            <text:p>Privacy-6</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Webアプリのオフラインキャッシュ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span text:style-name="T17">lockPref("offline-apps.allow_by_default", false);</text:span></text:p>
            <text:p/>
          </table:table-cell>
          <table:table-cell table:style-name="ce72"/>
          <table:table-cell table:style-name="ce10" table:formula="of:=IF([.K148]=&quot;&quot;;&quot;?&quot;;IF([.N148]=&quot;&quot;;&quot;新規&quot;;IF([.K148]=[.N148];&quot;&quot;;&quot;変更あり&quot;)))" office:value-type="string" office:string-value="変更あり" calcext:value-type="string">
            <text:p>変更あり</text:p>
          </table:table-cell>
          <table:table-cell table:style-name="ce9" office:value-type="string" calcext:value-type="string">
            <text:p>-</text:p>
            <text:p/>
          </table:table-cell>
          <table:table-cell table:style-name="ce10" table:formula="of:=IF([.N148]=&quot;&quot;;&quot;?&quot;;IF([.P148]=&quot;&quot;;&quot;新規&quot;;IF([.N148]=[.P148];&quot;&quot;;&quot;変更あり&quot;)))" office:value-type="string" office:string-value="変更あり" calcext:value-type="string">
            <text:p>変更あり</text:p>
          </table:table-cell>
          <table:table-cell table:style-name="ce9" office:value-type="string" calcext:value-type="string">
            <text:p>-</text:p>
          </table:table-cell>
          <table:table-cell table:style-name="ce8" table:formula="of:=IF([.P148]=&quot;&quot;;&quot;?&quot;;IF([.R148]=&quot;&quot;;&quot;新規&quot;;IF([.P148]=[.R148];&quot;&quot;;&quot;○&quot;)))" office:value-type="string" office:string-value="○" calcext:value-type="string">
            <text:p>○</text:p>
          </table:table-cell>
          <table:table-cell table:style-name="ce87" office:value-type="string" calcext:value-type="string">
            <text:p>lockPref("browser.offline-apps.notify", true);</text:p>
          </table:table-cell>
          <table:table-cell table:style-name="ce87" office:value-type="string" calcext:value-type="string">
            <text:p>変更無し</text:p>
          </table:table-cell>
          <table:table-cell table:style-name="ce87" office:value-type="string" calcext:value-type="string">
            <text:p>lockPref("browser.offline-apps.notify", true);</text:p>
          </table:table-cell>
          <table:table-cell table:style-name="ce94"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49]&lt;&gt;&quot;&quot;;NOT(ISNUMBER(FIND(&quot;廃止&quot;;[.$D149])));NOT(ISNUMBER(FIND(&quot;廃止&quot;;[.$E149]))));MAX([.$B$1:.$B148])+1;&quot;&quot;)" office:value-type="float" office:value="126" calcext:value-type="float">
            <text:p>126</text:p>
          </table:table-cell>
          <table:table-cell table:style-name="ce5" table:formula="of:=CONCATENATE([.$D149];&quot;-&quot;;[.$E149])" office:value-type="string" office:string-value="Privacy-6-2" calcext:value-type="string">
            <text:p>Privacy-6-2</text:p>
          </table:table-cell>
          <table:table-cell table:style-name="ce8" office:value-type="string" calcext:value-type="string">
            <text:p>Privacy-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offline-app=1");</text:p>
            <text:p>clearPref("extensions.autopermission.sites.(site).lastValue");</text:p>
          </table:table-cell>
          <table:table-cell table:style-name="ce9"/>
          <table:table-cell table:style-name="ce10" table:formula="of:=IF([.K149]=&quot;&quot;;&quot;?&quot;;IF([.N149]=&quot;&quot;;&quot;新規&quot;;IF([.K149]=[.N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ext:p>clearPref("extensions.autopermission.sites.(site).lastValue");</text:p>
            <text:p/>
          </table:table-cell>
          <table:table-cell table:style-name="ce10" table:formula="of:=IF([.N149]=&quot;&quot;;&quot;?&quot;;IF([.P149]=&quot;&quot;;&quot;新規&quot;;IF([.N149]=[.P149];&quot;&quot;;&quot;変更あり&quot;)))" office:value-type="string" office:string-value="変更あり" calcext:value-type="string">
            <text:p>変更あり</text:p>
          </table:table-cell>
          <table:table-cell table:style-name="ce9" office:value-type="string" calcext:value-type="string">
            <text:p>lockPref("extensions.autopermission.sites.(site)", "offline-app=1");</text:p>
          </table:table-cell>
          <table:table-cell table:style-name="ce8" table:formula="of:=IF([.P149]=&quot;&quot;;&quot;?&quot;;IF([.R149]=&quot;&quot;;&quot;新規&quot;;IF([.P149]=[.R149];&quot;&quot;;&quot;○&quot;)))">
            <text:p/>
          </table:table-cell>
          <table:table-cell table:style-name="ce87" office:value-type="string" calcext:value-type="string">
            <text:p>lockPref("extensions.autopermission.sites.(site)", "offline-app=1");</text:p>
          </table:table-cell>
          <table:table-cell table:style-name="ce87" table:number-columns-repeated="2"/>
          <table:table-cell table:style-name="ce94"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5" table:formula="of:=IF(AND([.$A150]&lt;&gt;&quot;&quot;;NOT(ISNUMBER(FIND(&quot;廃止&quot;;[.$D150])));NOT(ISNUMBER(FIND(&quot;廃止&quot;;[.$E150]))));MAX([.$B$1:.$B149])+1;&quot;&quot;)" office:value-type="float" office:value="127" calcext:value-type="float">
            <text:p>127</text:p>
          </table:table-cell>
          <table:table-cell table:style-name="ce5" table:formula="of:=CONCATENATE([.$D150];&quot;-&quot;;[.$E150])" office:value-type="string" office:string-value="Privacy-6-4" calcext:value-type="string">
            <text:p>Privacy-6-4</text:p>
          </table:table-cell>
          <table:table-cell table:style-name="ce8" office:value-type="string" calcext:value-type="string">
            <text:p>Privacy-6</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無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table-cell table:style-name="ce10" table:formula="of:=IF([.K150]=&quot;&quot;;&quot;?&quot;;IF([.N150]=&quot;&quot;;&quot;新規&quot;;IF([.K150]=[.N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50]=&quot;&quot;;&quot;?&quot;;IF([.P150]=&quot;&quot;;&quot;新規&quot;;IF([.N150]=[.P150];&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8" table:formula="of:=IF([.P150]=&quot;&quot;;&quot;?&quot;;IF([.R150]=&quot;&quot;;&quot;新規&quot;;IF([.P150]=[.R150];&quot;&quot;;&quot;○&quot;)))" office:value-type="string" office:string-value="新規" calcext:value-type="string">
            <text:p>新規</text:p>
          </table:table-cell>
          <table:table-cell table:style-name="ce87" table:number-columns-repeated="3"/>
          <table:table-cell table:style-name="ce94"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5" table:formula="of:=IF(AND([.$A151]&lt;&gt;&quot;&quot;;NOT(ISNUMBER(FIND(&quot;廃止&quot;;[.$D151])));NOT(ISNUMBER(FIND(&quot;廃止&quot;;[.$E151]))));MAX([.$B$1:.$B150])+1;&quot;&quot;)" office:value-type="float" office:value="128" calcext:value-type="float">
            <text:p>128</text:p>
          </table:table-cell>
          <table:table-cell table:style-name="ce5" table:formula="of:=CONCATENATE([.$D151];&quot;-&quot;;[.$E151])" office:value-type="string" office:string-value="Privacy-6-3" calcext:value-type="string">
            <text:p>Privacy-6-3</text:p>
          </table:table-cell>
          <table:table-cell table:style-name="ce8" office:value-type="string" calcext:value-type="string">
            <text:p>Privacy-6</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offline-apps.notify", false);</text:span></text:p>
            <text:p><text:span text:style-name="T18">lockPref(“offline-apps.allow_by_default”, false);</text:span></text:p>
            <text:p><text:span text:style-name="T18">lockPref(“browser.cache.offline.enable”, false);</text:span></text:p>
            <text:p><text:span text:style-name="T18">lockPref(“browser.cache.offline.insecure.enable”, false);</text:span></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table-cell table:style-name="ce10" table:formula="of:=IF([.K151]=&quot;&quot;;&quot;?&quot;;IF([.N151]=&quot;&quot;;&quot;新規&quot;;IF([.K151]=[.N151];&quot;&quot;;&quot;変更あり&quot;)))" office:value-type="string" office:string-value="変更あり" calcext:value-type="string">
            <text:p>変更あり</text:p>
          </table:table-cell>
          <table:table-cell table:style-name="ce8"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ext:p/>
          </table:table-cell>
          <table:table-cell table:style-name="ce10" table:formula="of:=IF([.N151]=&quot;&quot;;&quot;?&quot;;IF([.P151]=&quot;&quot;;&quot;新規&quot;;IF([.N151]=[.P151];&quot;&quot;;&quot;変更あり&quot;)))" office:value-type="string" office:string-value="変更あり" calcext:value-type="string">
            <text:p>変更あり</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 table:formula="of:=IF([.P151]=&quot;&quot;;&quot;?&quot;;IF([.R151]=&quot;&quot;;&quot;新規&quot;;IF([.P151]=[.R151];&quot;&quot;;&quot;○&quot;)))">
            <text:p/>
          </table:table-cell>
          <table:table-cell table:style-name="ce8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4"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2]&lt;&gt;&quot;&quot;;NOT(ISNUMBER(FIND(&quot;廃止&quot;;[.$D152])));NOT(ISNUMBER(FIND(&quot;廃止&quot;;[.$E152]))));MAX([.$B$1:.$B151])+1;&quot;&quot;)" office:value-type="float" office:value="129" calcext:value-type="float">
            <text:p>129</text:p>
          </table:table-cell>
          <table:table-cell table:style-name="ce5" table:formula="of:=CONCATENATE([.$D152];&quot;-&quot;;[.$E152])" office:value-type="string" office:string-value="Privacy-7-1" calcext:value-type="string">
            <text:p>Privacy-7-1</text:p>
          </table:table-cell>
          <table:table-cell table:style-name="ce8" office:value-type="string" calcext:value-type="string">
            <text:p>Privacy-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prefetch-next", true);</text:p>
          </table:table-cell>
          <table:table-cell table:style-name="ce9"/>
          <table:table-cell table:style-name="ce10" table:formula="of:=IF([.K152]=&quot;&quot;;&quot;?&quot;;IF([.N152]=&quot;&quot;;&quot;新規&quot;;IF([.K152]=[.N152];&quot;&quot;;&quot;変更あり&quot;)))">
            <text:p/>
          </table:table-cell>
          <table:table-cell table:style-name="ce9" office:value-type="string" calcext:value-type="string">
            <text:p>lockPref("network.prefetch-next", true);</text:p>
          </table:table-cell>
          <table:table-cell table:style-name="ce10" table:formula="of:=IF([.N152]=&quot;&quot;;&quot;?&quot;;IF([.P152]=&quot;&quot;;&quot;新規&quot;;IF([.N152]=[.P152];&quot;&quot;;&quot;変更あり&quot;)))">
            <text:p/>
          </table:table-cell>
          <table:table-cell table:style-name="ce9" office:value-type="string" calcext:value-type="string">
            <text:p>lockPref("network.prefetch-next", true);</text:p>
          </table:table-cell>
          <table:table-cell table:style-name="ce8" table:formula="of:=IF([.P152]=&quot;&quot;;&quot;?&quot;;IF([.R152]=&quot;&quot;;&quot;新規&quot;;IF([.P152]=[.R152];&quot;&quot;;&quot;○&quot;)))">
            <text:p/>
          </table:table-cell>
          <table:table-cell table:style-name="ce87" office:value-type="string" calcext:value-type="string">
            <text:p>lockPref("network.prefetch-next", true);</text:p>
          </table:table-cell>
          <table:table-cell table:style-name="ce87" office:value-type="string" calcext:value-type="string">
            <text:p>変更無し</text:p>
          </table:table-cell>
          <table:table-cell table:style-name="ce87" office:value-type="string" calcext:value-type="string">
            <text:p>lockPref("network.prefetch-next", true);</text:p>
          </table:table-cell>
          <table:table-cell table:style-name="ce94"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3]&lt;&gt;&quot;&quot;;NOT(ISNUMBER(FIND(&quot;廃止&quot;;[.$D153])));NOT(ISNUMBER(FIND(&quot;廃止&quot;;[.$E153]))));MAX([.$B$1:.$B152])+1;&quot;&quot;)" office:value-type="float" office:value="130" calcext:value-type="float">
            <text:p>130</text:p>
          </table:table-cell>
          <table:table-cell table:style-name="ce5" table:formula="of:=CONCATENATE([.$D153];&quot;-&quot;;[.$E153])" office:value-type="string" office:string-value="Privacy-7-2" calcext:value-type="string">
            <text:p>Privacy-7-2</text:p>
          </table:table-cell>
          <table:table-cell table:style-name="ce8" office:value-type="string" calcext:value-type="string">
            <text:p>Privacy-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prefetch-next", false);</text:p>
          </table:table-cell>
          <table:table-cell table:style-name="ce9"/>
          <table:table-cell table:style-name="ce10" table:formula="of:=IF([.K153]=&quot;&quot;;&quot;?&quot;;IF([.N153]=&quot;&quot;;&quot;新規&quot;;IF([.K153]=[.N153];&quot;&quot;;&quot;変更あり&quot;)))">
            <text:p/>
          </table:table-cell>
          <table:table-cell table:style-name="ce9" office:value-type="string" calcext:value-type="string">
            <text:p>lockPref("network.prefetch-next", false);</text:p>
          </table:table-cell>
          <table:table-cell table:style-name="ce10" table:formula="of:=IF([.N153]=&quot;&quot;;&quot;?&quot;;IF([.P153]=&quot;&quot;;&quot;新規&quot;;IF([.N153]=[.P153];&quot;&quot;;&quot;変更あり&quot;)))">
            <text:p/>
          </table:table-cell>
          <table:table-cell table:style-name="ce9" office:value-type="string" calcext:value-type="string">
            <text:p>lockPref("network.prefetch-next", false);</text:p>
          </table:table-cell>
          <table:table-cell table:style-name="ce8" table:formula="of:=IF([.P153]=&quot;&quot;;&quot;?&quot;;IF([.R153]=&quot;&quot;;&quot;新規&quot;;IF([.P153]=[.R153];&quot;&quot;;&quot;○&quot;)))">
            <text:p/>
          </table:table-cell>
          <table:table-cell table:style-name="ce87" office:value-type="string" calcext:value-type="string">
            <text:p>lockPref("network.prefetch-next", false);</text:p>
          </table:table-cell>
          <table:table-cell table:style-name="ce87" office:value-type="string" calcext:value-type="string">
            <text:p>変更無し</text:p>
          </table:table-cell>
          <table:table-cell table:style-name="ce87" office:value-type="string" calcext:value-type="string">
            <text:p>lockPref("network.prefetch-next", false);</text:p>
          </table:table-cell>
          <table:table-cell table:style-name="ce94"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54]&lt;&gt;&quot;&quot;;NOT(ISNUMBER(FIND(&quot;廃止&quot;;[.$D154])));NOT(ISNUMBER(FIND(&quot;廃止&quot;;[.$E154]))));MAX([.$B$1:.$B153])+1;&quot;&quot;)" office:value-type="float" office:value="131" calcext:value-type="float">
            <text:p>131</text:p>
          </table:table-cell>
          <table:table-cell table:style-name="ce5" table:formula="of:=CONCATENATE([.$D154];&quot;-&quot;;[.$E154])" office:value-type="string" office:string-value="Privacy-8-1" calcext:value-type="string">
            <text:p>Privacy-8-1</text:p>
          </table:table-cell>
          <table:table-cell table:style-name="ce8" office:value-type="string" calcext:value-type="string">
            <text:p>Privacy-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の最低保証保持件数（lazyな最大保持件数）</text:p>
          </table:table-cell>
          <table:table-cell table:style-name="ce17" office:value-type="string" calcext:value-type="string" table:number-columns-spanned="1" table:number-rows-spanned="2">
            <text:p>-</text:p>
          </table:table-cell>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4]=&quot;&quot;;&quot;?&quot;;IF([.N154]=&quot;&quot;;&quot;新規&quot;;IF([.K154]=[.N154];&quot;&quot;;&quot;変更あり&quot;)))">
            <text:p/>
          </table:table-cell>
          <table:table-cell table:style-name="ce9" office:value-type="string" calcext:value-type="string">
            <text:p>-</text:p>
          </table:table-cell>
          <table:table-cell table:style-name="ce10" table:formula="of:=IF([.N154]=&quot;&quot;;&quot;?&quot;;IF([.P154]=&quot;&quot;;&quot;新規&quot;;IF([.N154]=[.P154];&quot;&quot;;&quot;変更あり&quot;)))">
            <text:p/>
          </table:table-cell>
          <table:table-cell table:style-name="ce9" office:value-type="string" calcext:value-type="string">
            <text:p>-</text:p>
          </table:table-cell>
          <table:table-cell table:style-name="ce8" table:formula="of:=IF([.P154]=&quot;&quot;;&quot;?&quot;;IF([.R154]=&quot;&quot;;&quot;新規&quot;;IF([.P154]=[.R154];&quot;&quot;;&quot;○&quot;)))">
            <text:p/>
          </table:table-cell>
          <table:table-cell table:style-name="ce87" office:value-type="string" calcext:value-type="string">
            <text:p>-</text:p>
          </table:table-cell>
          <table:table-cell table:style-name="ce87" table:number-columns-repeated="2"/>
          <table:table-cell table:style-name="ce94"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5]&lt;&gt;&quot;&quot;;NOT(ISNUMBER(FIND(&quot;廃止&quot;;[.$D155])));NOT(ISNUMBER(FIND(&quot;廃止&quot;;[.$E155]))));MAX([.$B$1:.$B154])+1;&quot;&quot;)" office:value-type="float" office:value="132" calcext:value-type="float">
            <text:p>132</text:p>
          </table:table-cell>
          <table:table-cell table:style-name="ce5" table:formula="of:=CONCATENATE([.$D155];&quot;-&quot;;[.$E155])" office:value-type="string" office:string-value="Privacy-8-2" calcext:value-type="string">
            <text:p>Privacy-8-2</text:p>
          </table:table-cell>
          <table:table-cell table:style-name="ce8" office:value-type="string" calcext:value-type="string">
            <text:p>Privacy-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text:p>
          </table:table-cell>
          <table:table-cell table:style-name="ce8" office:value-type="string" calcext:value-type="string">
            <text:p>MCDで設定を反映する</text:p>
          </table:table-cell>
          <table:table-cell table:style-name="ce9" office:value-type="string" calcext:value-type="string">
            <text:p>lockPref("places.history.expiration.max_pages", （最低限保持することを保証したい履歴の件数）);</text:p>
          </table:table-cell>
          <table:table-cell table:style-name="ce9"/>
          <table:table-cell table:style-name="ce10" table:formula="of:=IF([.K155]=&quot;&quot;;&quot;?&quot;;IF([.N155]=&quot;&quot;;&quot;新規&quot;;IF([.K155]=[.N155];&quot;&quot;;&quot;変更あり&quot;)))">
            <text:p/>
          </table:table-cell>
          <table:table-cell table:style-name="ce9" office:value-type="string" calcext:value-type="string">
            <text:p>lockPref("places.history.expiration.max_pages", （最低限保持することを保証したい履歴の件数）);</text:p>
          </table:table-cell>
          <table:table-cell table:style-name="ce10" table:formula="of:=IF([.N155]=&quot;&quot;;&quot;?&quot;;IF([.P155]=&quot;&quot;;&quot;新規&quot;;IF([.N155]=[.P155];&quot;&quot;;&quot;変更あり&quot;)))" office:value-type="string" office:string-value="変更あり" calcext:value-type="string">
            <text:p>変更あり</text:p>
          </table:table-cell>
          <table:table-cell table:style-name="ce9" office:value-type="string" calcext:value-type="string">
            <text:p>lockPref("places.history.expiration.max_pages", （保持する件数）);</text:p>
          </table:table-cell>
          <table:table-cell table:style-name="ce8" table:formula="of:=IF([.P155]=&quot;&quot;;&quot;?&quot;;IF([.R155]=&quot;&quot;;&quot;新規&quot;;IF([.P155]=[.R155];&quot;&quot;;&quot;○&quot;)))">
            <text:p/>
          </table:table-cell>
          <table:table-cell table:style-name="ce87" office:value-type="string" calcext:value-type="string">
            <text:p>lockPref("places.history.expiration.max_pages", （保持する件数）);</text:p>
          </table:table-cell>
          <table:table-cell table:style-name="ce87" office:value-type="string" calcext:value-type="string">
            <text:p>変更無し</text:p>
          </table:table-cell>
          <table:table-cell table:style-name="ce87" office:value-type="string" calcext:value-type="string">
            <text:p>lockPref("places.history.expiration.max_pages", （保持する件数）);</text:p>
          </table:table-cell>
          <table:table-cell table:style-name="ce94"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5" table:formula="of:=IF(AND([.$A156]&lt;&gt;&quot;&quot;;NOT(ISNUMBER(FIND(&quot;廃止&quot;;[.$D156])));NOT(ISNUMBER(FIND(&quot;廃止&quot;;[.$E156]))));MAX([.$B$1:.$B155])+1;&quot;&quot;)" office:value-type="float" office:value="133" calcext:value-type="float">
            <text:p>133</text:p>
          </table:table-cell>
          <table:table-cell table:style-name="ce5" table:formula="of:=CONCATENATE([.$D156];&quot;-&quot;;[.$E156])" office:value-type="string" office:string-value="Privacy-9-1" calcext:value-type="string">
            <text:p>Privacy-9-1</text:p>
          </table:table-cell>
          <table:table-cell table:style-name="ce8" office:value-type="string" calcext:value-type="string">
            <text:p>Privacy-9</text:p>
          </table:table-cell>
          <table:table-cell table:style-name="ce8" office:value-type="float" office:value="1" calcext:value-type="float">
            <text:p>1</text:p>
          </table:table-cell>
          <table:table-cell table:style-name="ce26" office:value-type="string" calcext:value-type="string">
            <text:p>プライバシー</text:p>
          </table:table-cell>
          <table:table-cell table:style-name="ce26" office:value-type="string" calcext:value-type="string">
            <text:p>日数ベースでの履歴の自動削除</text:p>
          </table:table-cell>
          <table:table-cell table:style-name="ce26" office:value-type="string" calcext:value-type="string">
            <text:p>-</text:p>
          </table:table-cell>
          <table:table-cell table:style-name="ce8" office:value-type="string" calcext:value-type="string">
            <text:p>日数ベースで履歴を自動削除する</text:p>
          </table:table-cell>
          <table:table-cell table:style-name="ce8" office:value-type="string" calcext:value-type="string">
            <text:p>1. アドオン「Expire history by days」もしくは「Flexible Expire History by Days」を導入する</text:p>
            <text:p>2. MCDで設定を反映する</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table-cell table:style-name="ce10" table:formula="of:=IF([.K156]=&quot;&quot;;&quot;?&quot;;IF([.N156]=&quot;&quot;;&quot;新規&quot;;IF([.K156]=[.N156];&quot;&quot;;&quot;変更あり&quot;)))">
            <text:p/>
          </table:table-cell>
          <table:table-cell table:style-name="ce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56]=&quot;&quot;;&quot;?&quot;;IF([.P156]=&quot;&quot;;&quot;新規&quot;;IF([.N156]=[.P156];&quot;&quot;;&quot;変更あり&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 table:formula="of:=IF([.P156]=&quot;&quot;;&quot;?&quot;;IF([.R156]=&quot;&quot;;&quot;新規&quot;;IF([.P156]=[.R156];&quot;&quot;;&quot;○&quot;)))">
            <text:p/>
          </table:table-cell>
          <table:table-cell table:style-name="ce8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87" table:number-columns-repeated="2"/>
          <table:table-cell table:style-name="ce94"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57]&lt;&gt;&quot;&quot;;NOT(ISNUMBER(FIND(&quot;廃止&quot;;[.$D157])));NOT(ISNUMBER(FIND(&quot;廃止&quot;;[.$E157]))));MAX([.$B$1:.$B156])+1;&quot;&quot;)" office:value-type="float" office:value="134" calcext:value-type="float">
            <text:p>134</text:p>
          </table:table-cell>
          <table:table-cell table:style-name="ce5" table:formula="of:=CONCATENATE([.$D157];&quot;-&quot;;[.$E157])" office:value-type="string" office:string-value="Privacy-10-1" calcext:value-type="string">
            <text:p>Privacy-10-1</text:p>
          </table:table-cell>
          <table:table-cell table:style-name="ce8" office:value-type="string" calcext:value-type="string">
            <text:p>Privacy-1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ッション情報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57]=&quot;&quot;;&quot;?&quot;;IF([.N157]=&quot;&quot;;&quot;新規&quot;;IF([.K157]=[.N157];&quot;&quot;;&quot;変更あり&quot;)))">
            <text:p/>
          </table:table-cell>
          <table:table-cell table:style-name="ce9" office:value-type="string" calcext:value-type="string">
            <text:p>-</text:p>
          </table:table-cell>
          <table:table-cell table:style-name="ce10" table:formula="of:=IF([.N157]=&quot;&quot;;&quot;?&quot;;IF([.P157]=&quot;&quot;;&quot;新規&quot;;IF([.N157]=[.P157];&quot;&quot;;&quot;変更あり&quot;)))">
            <text:p/>
          </table:table-cell>
          <table:table-cell table:style-name="ce9" office:value-type="string" calcext:value-type="string">
            <text:p>-</text:p>
          </table:table-cell>
          <table:table-cell table:style-name="ce8" table:formula="of:=IF([.P157]=&quot;&quot;;&quot;?&quot;;IF([.R157]=&quot;&quot;;&quot;新規&quot;;IF([.P157]=[.R157];&quot;&quot;;&quot;○&quot;)))">
            <text:p/>
          </table:table-cell>
          <table:table-cell table:style-name="ce87" office:value-type="string" calcext:value-type="string">
            <text:p>-</text:p>
          </table:table-cell>
          <table:table-cell table:style-name="ce87" office:value-type="string" calcext:value-type="string">
            <text:p>廃止</text:p>
          </table:table-cell>
          <table:table-cell table:style-name="ce87" office:value-type="string" calcext:value-type="string">
            <text:p>lockPref("browser.sessionstore.enabled", true);</text:p>
          </table:table-cell>
          <table:table-cell table:style-name="ce94"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5" table:formula="of:=IF(AND([.$A158]&lt;&gt;&quot;&quot;;NOT(ISNUMBER(FIND(&quot;廃止&quot;;[.$D158])));NOT(ISNUMBER(FIND(&quot;廃止&quot;;[.$E158]))));MAX([.$B$1:.$B157])+1;&quot;&quot;)" office:value-type="float" office:value="135" calcext:value-type="float">
            <text:p>135</text:p>
          </table:table-cell>
          <table:table-cell table:style-name="ce5" table:formula="of:=CONCATENATE([.$D158];&quot;-&quot;;[.$E158])" office:value-type="string" office:string-value="Privacy-10-2" calcext:value-type="string">
            <text:p>Privacy-10-2</text:p>
          </table:table-cell>
          <table:table-cell table:style-name="ce8" office:value-type="string" calcext:value-type="string">
            <text:p>Privacy-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MCDで設定を反映する</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table-cell table:style-name="ce10" table:formula="of:=IF([.K158]=&quot;&quot;;&quot;?&quot;;IF([.N158]=&quot;&quot;;&quot;新規&quot;;IF([.K158]=[.N158];&quot;&quot;;&quot;変更あり&quot;)))">
            <text:p/>
          </table:table-cell>
          <table:table-cell table:style-name="ce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3">lockPref("privacy.sanitize.sanitizeOnShutdown", true); // Privacy-1-2</text:span></text:p>
            <text:p><text:span text:style-name="T12">lockPref("privacy.clearOnShutdown.sessions", true);</text:span><text:span text:style-name="T15"> // Privacy-1-2</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8]=&quot;&quot;;&quot;?&quot;;IF([.P158]=&quot;&quot;;&quot;新規&quot;;IF([.N158]=[.P158];&quot;&quot;;&quot;変更あり&quot;)))" office:value-type="string" office:string-value="変更あり" calcext:value-type="string">
            <text:p>変更あり</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8" table:formula="of:=IF([.P158]=&quot;&quot;;&quot;?&quot;;IF([.R158]=&quot;&quot;;&quot;新規&quot;;IF([.P158]=[.R158];&quot;&quot;;&quot;○&quot;)))" office:value-type="string" office:string-value="○" calcext:value-type="string">
            <text:p>○</text:p>
          </table:table-cell>
          <table:table-cell table:style-name="ce8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87" office:value-type="string" calcext:value-type="string">
            <text:p>lockPref("browser.sessionstore.enabled", false);</text:p>
          </table:table-cell>
          <table:table-cell table:style-name="ce94"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59]&lt;&gt;&quot;&quot;;NOT(ISNUMBER(FIND(&quot;廃止&quot;;[.$D159])));NOT(ISNUMBER(FIND(&quot;廃止&quot;;[.$E159]))));MAX([.$B$1:.$B158])+1;&quot;&quot;)" office:value-type="float" office:value="136" calcext:value-type="float">
            <text:p>136</text:p>
          </table:table-cell>
          <table:table-cell table:style-name="ce5" table:formula="of:=CONCATENATE([.$D159];&quot;-&quot;;[.$E159])" office:value-type="string" office:string-value="Privacy-11-1" calcext:value-type="string">
            <text:p>Privacy-11-1</text:p>
          </table:table-cell>
          <table:table-cell table:style-name="ce8" office:value-type="string" calcext:value-type="string">
            <text:p>Privacy-11</text:p>
          </table:table-cell>
          <table:table-cell table:style-name="ce8" office:value-type="float" office:value="1" calcext:value-type="float">
            <text:p>1</text:p>
          </table:table-cell>
          <table:table-cell table:style-name="ce27" office:value-type="string" calcext:value-type="string" table:number-columns-spanned="1" table:number-rows-spanned="7">
            <text:p>プライバシー</text:p>
          </table:table-cell>
          <table:table-cell table:style-name="ce27" office:value-type="string" calcext:value-type="string" table:number-columns-spanned="1" table:number-rows-spanned="7">
            <text:p>Cookie、IndexedDB、Web Storage、およびService Worker用Cacheの保存の可否</text:p>
          </table:table-cell>
          <table:table-cell table:style-name="ce27" office:value-type="string" calcext:value-type="string" table:number-columns-spanned="1" table:number-rows-spanned="7">
            <text:p>○</text:p>
          </table:table-cell>
          <table:table-cell table:style-name="ce8" office:value-type="string" calcext:value-type="string">
            <text:p>永続的に許可する（既定）</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0);</text:p>
          </table:table-cell>
          <table:table-cell table:style-name="ce8"/>
          <table:table-cell table:style-name="ce10" table:formula="of:=IF([.K159]=&quot;&quot;;&quot;?&quot;;IF([.N159]=&quot;&quot;;&quot;新規&quot;;IF([.K159]=[.N159];&quot;&quot;;&quot;変更あり&quot;)))">
            <text:p/>
          </table:table-cell>
          <table:table-cell table:style-name="ce8" office:value-type="string" calcext:value-type="string">
            <text:p>lockPref("network.cookie.cookieBehavior", 0);</text:p>
            <text:p>lockPref("network.cookie.lifetimePolicy", 0);</text:p>
          </table:table-cell>
          <table:table-cell table:style-name="ce10" table:formula="of:=IF([.N159]=&quot;&quot;;&quot;?&quot;;IF([.P159]=&quot;&quot;;&quot;新規&quot;;IF([.N159]=[.P159];&quot;&quot;;&quot;変更あり&quot;)))">
            <text:p/>
          </table:table-cell>
          <table:table-cell table:style-name="ce87" office:value-type="string" calcext:value-type="string">
            <text:p>lockPref("network.cookie.cookieBehavior", 0);</text:p>
            <text:p>lockPref("network.cookie.lifetimePolicy", 0);</text:p>
          </table:table-cell>
          <table:table-cell table:style-name="ce8" table:formula="of:=IF([.P159]=&quot;&quot;;&quot;?&quot;;IF([.R159]=&quot;&quot;;&quot;新規&quot;;IF([.P159]=[.R159];&quot;&quot;;&quot;○&quot;)))">
            <text:p/>
          </table:table-cell>
          <table:table-cell table:style-name="ce87" office:value-type="string" calcext:value-type="string">
            <text:p>lockPref("network.cookie.cookieBehavior", 0);</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5" table:formula="of:=IF(AND([.$A160]&lt;&gt;&quot;&quot;;NOT(ISNUMBER(FIND(&quot;廃止&quot;;[.$D160])));NOT(ISNUMBER(FIND(&quot;廃止&quot;;[.$E160]))));MAX([.$B$1:.$B159])+1;&quot;&quot;)" office:value-type="float" office:value="137" calcext:value-type="float">
            <text:p>137</text:p>
          </table:table-cell>
          <table:table-cell table:style-name="ce5" table:formula="of:=CONCATENATE([.$D160];&quot;-&quot;;[.$E160])" office:value-type="string" office:string-value="Privacy-11-2" calcext:value-type="string">
            <text:p>Privacy-11-2</text:p>
          </table:table-cell>
          <table:table-cell table:style-name="ce8" office:value-type="string" calcext:value-type="string">
            <text:p>Privacy-1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永続的に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MCD：</text:p>
            <text:p><text:span text:style-name="T3">lockPref("network.cookie.cookieBehavior", 2);</text:span></text:p>
            <text:p><text:span text:style-name="T3">lockPref("network.cookie.lifetimePolicy", 0);</text:span></text:p>
            <text:p><text:span text:style-name="T3">lockPref("extensions.autopermission.sites.(site)", "cookie=1");</text:span></text:p>
            <text:p><text:span text:style-name="T3">clearPref("extensions.autopermission.sites.(site).lastValue");</text:span></text:p>
          </table:table-cell>
          <table:table-cell table:style-name="ce8"/>
          <table:table-cell table:style-name="ce10" table:formula="of:=IF([.K160]=&quot;&quot;;&quot;?&quot;;IF([.N160]=&quot;&quot;;&quot;新規&quot;;IF([.K160]=[.N160];&quot;&quot;;&quot;変更あり&quot;)))" office:value-type="string" office:string-value="変更あり" calcext:value-type="string">
            <text:p>変更あり</text:p>
          </table:table-cell>
          <table:table-cell table:style-name="ce8"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60]=&quot;&quot;;&quot;?&quot;;IF([.P160]=&quot;&quot;;&quot;新規&quot;;IF([.N160]=[.P160];&quot;&quot;;&quot;変更あり&quot;)))" office:value-type="string" office:string-value="変更あり" calcext:value-type="string">
            <text:p>変更あり</text:p>
          </table:table-cell>
          <table:table-cell table:style-name="ce87" office:value-type="string" calcext:value-type="string">
            <text:p>lockPref("extensions.autopermission.sites.(site)", "cookie=1");</text:p>
          </table:table-cell>
          <table:table-cell table:style-name="ce8" table:formula="of:=IF([.P160]=&quot;&quot;;&quot;?&quot;;IF([.R160]=&quot;&quot;;&quot;新規&quot;;IF([.P160]=[.R160];&quot;&quot;;&quot;○&quot;)))">
            <text:p/>
          </table:table-cell>
          <table:table-cell table:style-name="ce87" office:value-type="string" calcext:value-type="string">
            <text:p>lockPref("extensions.autopermission.sites.(site)", "cookie=1");</text:p>
          </table:table-cell>
          <table:table-cell table:style-name="ce87" table:number-columns-repeated="2"/>
          <table:table-cell table:style-name="ce94"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1]&lt;&gt;&quot;&quot;;NOT(ISNUMBER(FIND(&quot;廃止&quot;;[.$D161])));NOT(ISNUMBER(FIND(&quot;廃止&quot;;[.$E161]))));MAX([.$B$1:.$B160])+1;&quot;&quot;)" office:value-type="float" office:value="138" calcext:value-type="float">
            <text:p>138</text:p>
          </table:table-cell>
          <table:table-cell table:style-name="ce5" table:formula="of:=CONCATENATE([.$D161];&quot;-&quot;;[.$E161])" office:value-type="string" office:string-value="Privacy-11-6" calcext:value-type="string">
            <text:p>Privacy-11-6</text:p>
          </table:table-cell>
          <table:table-cell table:style-name="ce8" office:value-type="string" calcext:value-type="string">
            <text:p>Privacy-11</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特定サイトのみ永続的に許可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Allow": ["(origin1)", "(origin2)", ...] }</text:p>
          </table:table-cell>
          <table:table-cell table:style-name="ce8"/>
          <table:table-cell table:style-name="ce10" table:formula="of:=IF([.K161]=&quot;&quot;;&quot;?&quot;;IF([.N161]=&quot;&quot;;&quot;新規&quot;;IF([.K161]=[.N161];&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5" table:formula="of:=IF(AND([.$A162]&lt;&gt;&quot;&quot;;NOT(ISNUMBER(FIND(&quot;廃止&quot;;[.$D162])));NOT(ISNUMBER(FIND(&quot;廃止&quot;;[.$E162]))));MAX([.$B$1:.$B160])+1;&quot;&quot;)" office:value-type="float" office:value="138" calcext:value-type="float">
            <text:p>138</text:p>
          </table:table-cell>
          <table:table-cell table:style-name="ce5" table:formula="of:=CONCATENATE([.$D162];&quot;-&quot;;[.$E162])" office:value-type="string" office:string-value="Privacy-11-5" calcext:value-type="string">
            <text:p>Privacy-11-5</text:p>
          </table:table-cell>
          <table:table-cell table:style-name="ce8" office:value-type="string" calcext:value-type="string">
            <text:p>Privacy-11</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特定サイトのみ初期状態で永続的に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table-cell table:style-name="ce10" table:formula="of:=IF([.K162]=&quot;&quot;;&quot;?&quot;;IF([.N162]=&quot;&quot;;&quot;新規&quot;;IF([.K162]=[.N162];&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3">lockPref("network.cookie.cookieBehavior", 2);</text:span></text:p>
            <text:p><text:span text:style-name="T3">lockPref("network.cookie.lifetimePolicy", 0);</text:span></text:p>
          </table:table-cell>
          <table:table-cell table:style-name="ce10" table:formula="of:=IF([.N162]=&quot;&quot;;&quot;?&quot;;IF([.P162]=&quot;&quot;;&quot;新規&quot;;IF([.N162]=[.P162];&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8" table:formula="of:=IF([.P162]=&quot;&quot;;&quot;?&quot;;IF([.R162]=&quot;&quot;;&quot;新規&quot;;IF([.P162]=[.R162];&quot;&quot;;&quot;○&quot;)))" office:value-type="string" office:string-value="新規" calcext:value-type="string">
            <text:p>新規</text:p>
          </table:table-cell>
          <table:table-cell table:style-name="ce87" table:number-columns-repeated="3"/>
          <table:table-cell table:style-name="ce94"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3]&lt;&gt;&quot;&quot;;NOT(ISNUMBER(FIND(&quot;廃止&quot;;[.$D163])));NOT(ISNUMBER(FIND(&quot;廃止&quot;;[.$E163]))));MAX([.$B$1:.$B162])+1;&quot;&quot;)" office:value-type="float" office:value="139" calcext:value-type="float">
            <text:p>139</text:p>
          </table:table-cell>
          <table:table-cell table:style-name="ce5" table:formula="of:=CONCATENATE([.$D163];&quot;-&quot;;[.$E163])" office:value-type="string" office:string-value="Privacy-11-3" calcext:value-type="string">
            <text:p>Privacy-11-3</text:p>
          </table:table-cell>
          <table:table-cell table:style-name="ce8" office:value-type="string" calcext:value-type="string">
            <text:p>Privacy-1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セッション中のみ許可する</text:p>
          </table:table-cell>
          <table:table-cell table:style-name="ce8" office:value-type="string" calcext:value-type="string">
            <text:p>MCDで設定を反映する</text:p>
          </table:table-cell>
          <table:table-cell table:style-name="ce8" office:value-type="string" calcext:value-type="string">
            <text:p>lockPref("network.cookie.cookieBehavior", 0);</text:p>
            <text:p>lockPref("network.cookie.lifetimePolicy", 2);</text:p>
          </table:table-cell>
          <table:table-cell table:style-name="ce8"/>
          <table:table-cell table:style-name="ce10" table:formula="of:=IF([.K163]=&quot;&quot;;&quot;?&quot;;IF([.N163]=&quot;&quot;;&quot;新規&quot;;IF([.K163]=[.N163];&quot;&quot;;&quot;変更あり&quot;)))">
            <text:p/>
          </table:table-cell>
          <table:table-cell table:style-name="ce8" office:value-type="string" calcext:value-type="string">
            <text:p>lockPref("network.cookie.cookieBehavior", 0);</text:p>
            <text:p>lockPref("network.cookie.lifetimePolicy", 2);</text:p>
          </table:table-cell>
          <table:table-cell table:style-name="ce10" table:formula="of:=IF([.N163]=&quot;&quot;;&quot;?&quot;;IF([.P163]=&quot;&quot;;&quot;新規&quot;;IF([.N163]=[.P163];&quot;&quot;;&quot;変更あり&quot;)))">
            <text:p/>
          </table:table-cell>
          <table:table-cell table:style-name="ce87" office:value-type="string" calcext:value-type="string">
            <text:p>lockPref("network.cookie.cookieBehavior", 0);</text:p>
            <text:p>lockPref("network.cookie.lifetimePolicy", 2);</text:p>
          </table:table-cell>
          <table:table-cell table:style-name="ce8" table:formula="of:=IF([.P163]=&quot;&quot;;&quot;?&quot;;IF([.R163]=&quot;&quot;;&quot;新規&quot;;IF([.P163]=[.R163];&quot;&quot;;&quot;○&quot;)))">
            <text:p/>
          </table:table-cell>
          <table:table-cell table:style-name="ce87" office:value-type="string" calcext:value-type="string">
            <text:p>lockPref("network.cookie.cookieBehavior", 0);</text:p>
            <text:p>lockPref("network.cookie.lifetimePolicy", 2);</text:p>
          </table:table-cell>
          <table:table-cell table:style-name="ce87" table:number-columns-repeated="2"/>
          <table:table-cell table:style-name="ce94"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164]&lt;&gt;&quot;&quot;;NOT(ISNUMBER(FIND(&quot;廃止&quot;;[.$D164])));NOT(ISNUMBER(FIND(&quot;廃止&quot;;[.$E164]))));MAX([.$B$1:.$B163])+1;&quot;&quot;)" office:value-type="float" office:value="140" calcext:value-type="float">
            <text:p>140</text:p>
          </table:table-cell>
          <table:table-cell table:style-name="ce5" table:formula="of:=CONCATENATE([.$D164];&quot;-&quot;;[.$E164])" office:value-type="string" office:string-value="Privacy-11-4" calcext:value-type="string">
            <text:p>Privacy-11-4</text:p>
          </table:table-cell>
          <table:table-cell table:style-name="ce8" office:value-type="string" calcext:value-type="string">
            <text:p>Privacy-1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cookie.cookieBehavior", 2);</text:p>
            <text:p>lockPref("network.cookie.lifetimePolicy", 0);</text:p>
          </table:table-cell>
          <table:table-cell table:style-name="ce8"/>
          <table:table-cell table:style-name="ce10" table:formula="of:=IF([.K164]=&quot;&quot;;&quot;?&quot;;IF([.N164]=&quot;&quot;;&quot;新規&quot;;IF([.K164]=[.N164];&quot;&quot;;&quot;変更あり&quot;)))">
            <text:p/>
          </table:table-cell>
          <table:table-cell table:style-name="ce8" office:value-type="string" calcext:value-type="string">
            <text:p>lockPref("network.cookie.cookieBehavior", 2);</text:p>
            <text:p>lockPref("network.cookie.lifetimePolicy", 0);</text:p>
          </table:table-cell>
          <table:table-cell table:style-name="ce10" table:formula="of:=IF([.N164]=&quot;&quot;;&quot;?&quot;;IF([.P164]=&quot;&quot;;&quot;新規&quot;;IF([.N164]=[.P164];&quot;&quot;;&quot;変更あり&quot;)))">
            <text:p/>
          </table:table-cell>
          <table:table-cell table:style-name="ce87" office:value-type="string" calcext:value-type="string">
            <text:p>lockPref("network.cookie.cookieBehavior", 2);</text:p>
            <text:p>lockPref("network.cookie.lifetimePolicy", 0);</text:p>
          </table:table-cell>
          <table:table-cell table:style-name="ce8" table:formula="of:=IF([.P164]=&quot;&quot;;&quot;?&quot;;IF([.R164]=&quot;&quot;;&quot;新規&quot;;IF([.P164]=[.R164];&quot;&quot;;&quot;○&quot;)))">
            <text:p/>
          </table:table-cell>
          <table:table-cell table:style-name="ce87" office:value-type="string" calcext:value-type="string">
            <text:p>lockPref("network.cookie.cookieBehavior", 2);</text:p>
            <text:p>lockPref("network.cookie.lifetimePolicy", 0);</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5" table:formula="of:=IF(AND([.$A165]&lt;&gt;&quot;&quot;;NOT(ISNUMBER(FIND(&quot;廃止&quot;;[.$D165])));NOT(ISNUMBER(FIND(&quot;廃止&quot;;[.$E165]))));MAX([.$B$1:.$B164])+1;&quot;&quot;)" office:value-type="float" office:value="141" calcext:value-type="float">
            <text:p>141</text:p>
          </table:table-cell>
          <table:table-cell table:style-name="ce5" table:formula="of:=CONCATENATE([.$D165];&quot;-&quot;;[.$E165])" office:value-type="string" office:string-value="Privacy-11-7" calcext:value-type="string">
            <text:p>Privacy-11-7</text:p>
          </table:table-cell>
          <table:table-cell table:style-name="ce8" office:value-type="string" calcext:value-type="string">
            <text:p>Privacy-11</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特定サイトのみ永続的に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Cookies": { "Block": ["(origin1)", "(origin2)", ...] }</text:p>
          </table:table-cell>
          <table:table-cell table:style-name="ce8"/>
          <table:table-cell table:style-name="ce10" table:formula="of:=IF([.K165]=&quot;&quot;;&quot;?&quot;;IF([.N165]=&quot;&quot;;&quot;新規&quot;;IF([.K165]=[.N165];&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6]&lt;&gt;&quot;&quot;;NOT(ISNUMBER(FIND(&quot;廃止&quot;;[.$D166])));NOT(ISNUMBER(FIND(&quot;廃止&quot;;[.$E166]))));MAX([.$B$1:.$B164])+1;&quot;&quot;)" office:value-type="float" office:value="141" calcext:value-type="float">
            <text:p>141</text:p>
          </table:table-cell>
          <table:table-cell table:style-name="ce5" table:formula="of:=CONCATENATE([.$D166];&quot;-&quot;;[.$E166])" office:value-type="string" office:string-value="Privacy-12-1" calcext:value-type="string">
            <text:p>Privacy-12-1</text:p>
          </table:table-cell>
          <table:table-cell table:style-name="ce8" office:value-type="string" calcext:value-type="string">
            <text:p>Privacy-1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OMストレージの利用の可否</text:p>
          </table:table-cell>
          <table:table-cell table:style-name="ce17" office:value-type="string" calcext:value-type="string" table:number-columns-spanned="1" table:number-rows-spanned="2">
            <text:p>○（Cookieとの一括制御）</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66]=&quot;&quot;;&quot;?&quot;;IF([.N166]=&quot;&quot;;&quot;新規&quot;;IF([.K166]=[.N166];&quot;&quot;;&quot;変更あり&quot;)))">
            <text:p/>
          </table:table-cell>
          <table:table-cell table:style-name="ce9" office:value-type="string" calcext:value-type="string">
            <text:p>-</text:p>
          </table:table-cell>
          <table:table-cell table:style-name="ce10" table:formula="of:=IF([.N166]=&quot;&quot;;&quot;?&quot;;IF([.P166]=&quot;&quot;;&quot;新規&quot;;IF([.N166]=[.P166];&quot;&quot;;&quot;変更あり&quot;)))">
            <text:p/>
          </table:table-cell>
          <table:table-cell table:style-name="ce9" office:value-type="string" calcext:value-type="string">
            <text:p>-</text:p>
          </table:table-cell>
          <table:table-cell table:style-name="ce8" table:formula="of:=IF([.P166]=&quot;&quot;;&quot;?&quot;;IF([.R166]=&quot;&quot;;&quot;新規&quot;;IF([.P166]=[.R166];&quot;&quot;;&quot;○&quot;)))" office:value-type="string" office:string-value="○" calcext:value-type="string">
            <text:p>○</text:p>
          </table:table-cell>
          <table:table-cell table:style-name="ce87" office:value-type="string" calcext:value-type="string">
            <text:p>lockPref("dom.storage.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7]&lt;&gt;&quot;&quot;;NOT(ISNUMBER(FIND(&quot;廃止&quot;;[.$D167])));NOT(ISNUMBER(FIND(&quot;廃止&quot;;[.$E167]))));MAX([.$B$1:.$B166])+1;&quot;&quot;)" office:value-type="float" office:value="142" calcext:value-type="float">
            <text:p>142</text:p>
          </table:table-cell>
          <table:table-cell table:style-name="ce5" table:formula="of:=CONCATENATE([.$D167];&quot;-&quot;;[.$E167])" office:value-type="string" office:string-value="Privacy-12-2" calcext:value-type="string">
            <text:p>Privacy-12-2</text:p>
          </table:table-cell>
          <table:table-cell table:style-name="ce8" office:value-type="string" calcext:value-type="string">
            <text:p>Privacy-1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storage.enabled", false);</text:p>
          </table:table-cell>
          <table:table-cell table:style-name="ce9"/>
          <table:table-cell table:style-name="ce10" table:formula="of:=IF([.K167]=&quot;&quot;;&quot;?&quot;;IF([.N167]=&quot;&quot;;&quot;新規&quot;;IF([.K167]=[.N167];&quot;&quot;;&quot;変更あり&quot;)))">
            <text:p/>
          </table:table-cell>
          <table:table-cell table:style-name="ce9" office:value-type="string" calcext:value-type="string">
            <text:p>lockPref("dom.storage.enabled", false);</text:p>
          </table:table-cell>
          <table:table-cell table:style-name="ce10" table:formula="of:=IF([.N167]=&quot;&quot;;&quot;?&quot;;IF([.P167]=&quot;&quot;;&quot;新規&quot;;IF([.N167]=[.P167];&quot;&quot;;&quot;変更あり&quot;)))">
            <text:p/>
          </table:table-cell>
          <table:table-cell table:style-name="ce9" office:value-type="string" calcext:value-type="string">
            <text:p>lockPref("dom.storage.enabled", false);</text:p>
          </table:table-cell>
          <table:table-cell table:style-name="ce8" table:formula="of:=IF([.P167]=&quot;&quot;;&quot;?&quot;;IF([.R167]=&quot;&quot;;&quot;新規&quot;;IF([.P167]=[.R167];&quot;&quot;;&quot;○&quot;)))">
            <text:p/>
          </table:table-cell>
          <table:table-cell table:style-name="ce87" office:value-type="string" calcext:value-type="string">
            <text:p>lockPref("dom.storage.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68]&lt;&gt;&quot;&quot;;NOT(ISNUMBER(FIND(&quot;廃止&quot;;[.$D168])));NOT(ISNUMBER(FIND(&quot;廃止&quot;;[.$E168]))));MAX([.$B$1:.$B167])+1;&quot;&quot;)" office:value-type="float" office:value="143" calcext:value-type="float">
            <text:p>143</text:p>
          </table:table-cell>
          <table:table-cell table:style-name="ce5" table:formula="of:=CONCATENATE([.$D168];&quot;-&quot;;[.$E168])" office:value-type="string" office:string-value="Privacy-13-1" calcext:value-type="string">
            <text:p>Privacy-13-1</text:p>
          </table:table-cell>
          <table:table-cell table:style-name="ce8" office:value-type="string" calcext:value-type="string">
            <text:p>Privacy-13</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Indexed DBの利用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dom.indexedDB.enabled", true);</text:p>
          </table:table-cell>
          <table:table-cell table:style-name="ce8"/>
          <table:table-cell table:style-name="ce10" table:formula="of:=IF([.K168]=&quot;&quot;;&quot;?&quot;;IF([.N168]=&quot;&quot;;&quot;新規&quot;;IF([.K168]=[.N168];&quot;&quot;;&quot;変更あり&quot;)))">
            <text:p/>
          </table:table-cell>
          <table:table-cell table:style-name="ce8" office:value-type="string" calcext:value-type="string">
            <text:p>lockPref("dom.indexedDB.enabled", true);</text:p>
          </table:table-cell>
          <table:table-cell table:style-name="ce10" table:formula="of:=IF([.N168]=&quot;&quot;;&quot;?&quot;;IF([.P168]=&quot;&quot;;&quot;新規&quot;;IF([.N168]=[.P168];&quot;&quot;;&quot;変更あり&quot;)))">
            <text:p/>
          </table:table-cell>
          <table:table-cell table:style-name="ce87" office:value-type="string" calcext:value-type="string">
            <text:p>lockPref("dom.indexedDB.enabled", true);</text:p>
          </table:table-cell>
          <table:table-cell table:style-name="ce8" table:formula="of:=IF([.P168]=&quot;&quot;;&quot;?&quot;;IF([.R168]=&quot;&quot;;&quot;新規&quot;;IF([.P168]=[.R168];&quot;&quot;;&quot;○&quot;)))">
            <text:p/>
          </table:table-cell>
          <table:table-cell table:style-name="ce87" office:value-type="string" calcext:value-type="string">
            <text:p>lockPref("dom.indexedDB.enabled", true);</text:p>
          </table:table-cell>
          <table:table-cell table:style-name="ce87" office:value-type="string" calcext:value-type="string">
            <text:p>変更無し</text:p>
          </table:table-cell>
          <table:table-cell table:style-name="ce87" office:value-type="string" calcext:value-type="string">
            <text:p>lockPref("dom.storage.enabled", true);</text:p>
          </table:table-cell>
          <table:table-cell table:style-name="ce94"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69]&lt;&gt;&quot;&quot;;NOT(ISNUMBER(FIND(&quot;廃止&quot;;[.$D169])));NOT(ISNUMBER(FIND(&quot;廃止&quot;;[.$E169]))));MAX([.$B$1:.$B168])+1;&quot;&quot;)">
            <text:p/>
          </table:table-cell>
          <table:table-cell table:style-name="ce5" table:formula="of:=CONCATENATE([.$D169];&quot;-&quot;;[.$E169])" office:value-type="string" office:string-value="Privacy-13-2（廃止）" calcext:value-type="string">
            <text:p>Privacy-13-2（廃止）</text:p>
          </table:table-cell>
          <table:table-cell table:style-name="ce8" office:value-type="string" calcext:value-type="string">
            <text:p>Privacy-13</text:p>
          </table:table-cell>
          <table:table-cell table:style-name="ce8" office:value-type="string" calcext:value-type="string">
            <text:p>2（廃止）</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69]=&quot;&quot;;&quot;?&quot;;IF([.N169]=&quot;&quot;;&quot;新規&quot;;IF([.K169]=[.N169];&quot;&quot;;&quot;変更あり&quot;)))">
            <text:p/>
          </table:table-cell>
          <table:table-cell table:style-name="ce8" office:value-type="string" calcext:value-type="string">
            <text:p>Firefox 43以降ではCookieの保存ポリシーに連動</text:p>
          </table:table-cell>
          <table:table-cell table:style-name="ce10" table:formula="of:=IF([.N169]=&quot;&quot;;&quot;?&quot;;IF([.P169]=&quot;&quot;;&quot;新規&quot;;IF([.N169]=[.P169];&quot;&quot;;&quot;変更あり&quot;)))">
            <text:p/>
          </table:table-cell>
          <table:table-cell table:style-name="ce14" office:value-type="string" calcext:value-type="string">
            <text:p>Firefox 43以降ではCookieの保存ポリシーに連動</text:p>
          </table:table-cell>
          <table:table-cell table:style-name="ce8" table:formula="of:=IF([.P169]=&quot;&quot;;&quot;?&quot;;IF([.R169]=&quot;&quot;;&quot;新規&quot;;IF([.P169]=[.R169];&quot;&quot;;&quot;○&quot;)))" office:value-type="string" office:string-value="○" calcext:value-type="string">
            <text:p>○</text:p>
          </table:table-cell>
          <table:table-cell table:style-name="ce87" office:value-type="string" calcext:value-type="string">
            <text:p>lockPref("extensions.autopermission.sites.(site)", "indexedDB=1");</text:p>
          </table:table-cell>
          <table:table-cell table:style-name="ce87" table:number-columns-repeated="2"/>
          <table:table-cell table:style-name="ce94"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170]&lt;&gt;&quot;&quot;;NOT(ISNUMBER(FIND(&quot;廃止&quot;;[.$D170])));NOT(ISNUMBER(FIND(&quot;廃止&quot;;[.$E170]))));MAX([.$B$1:.$B169])+1;&quot;&quot;)">
            <text:p/>
          </table:table-cell>
          <table:table-cell table:style-name="ce5" table:formula="of:=CONCATENATE([.$D170];&quot;-&quot;;[.$E170])" office:value-type="string" office:string-value="Privacy-13-4（廃止）" calcext:value-type="string">
            <text:p>Privacy-13-4（廃止）</text:p>
          </table:table-cell>
          <table:table-cell table:style-name="ce8" office:value-type="string" calcext:value-type="string">
            <text:p>Privacy-13</text:p>
          </table:table-cell>
          <table:table-cell table:style-name="ce8" office:value-type="string" calcext:value-type="string">
            <text:p>4（廃止）</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8" office:value-type="string" calcext:value-type="string">
            <text:p>Firefox 43以降ではCookieの保存ポリシーに連動</text:p>
          </table:table-cell>
          <table:table-cell table:style-name="ce8"/>
          <table:table-cell table:style-name="ce10" table:formula="of:=IF([.K170]=&quot;&quot;;&quot;?&quot;;IF([.N170]=&quot;&quot;;&quot;新規&quot;;IF([.K170]=[.N170];&quot;&quot;;&quot;変更あり&quot;)))">
            <text:p/>
          </table:table-cell>
          <table:table-cell table:style-name="ce8" office:value-type="string" calcext:value-type="string">
            <text:p>Firefox 43以降ではCookieの保存ポリシーに連動</text:p>
          </table:table-cell>
          <table:table-cell table:style-name="ce10" table:formula="of:=IF([.N170]=&quot;&quot;;&quot;?&quot;;IF([.P170]=&quot;&quot;;&quot;新規&quot;;IF([.N170]=[.P170];&quot;&quot;;&quot;変更あり&quot;)))">
            <text:p/>
          </table:table-cell>
          <table:table-cell table:style-name="ce14" office:value-type="string" calcext:value-type="string">
            <text:p>Firefox 43以降ではCookieの保存ポリシーに連動</text:p>
          </table:table-cell>
          <table:table-cell table:style-name="ce8" table:formula="of:=IF([.P170]=&quot;&quot;;&quot;?&quot;;IF([.R170]=&quot;&quot;;&quot;新規&quot;;IF([.P170]=[.R170];&quot;&quot;;&quot;○&quot;)))" office:value-type="string" office:string-value="新規" calcext:value-type="string">
            <text:p>新規</text:p>
          </table:table-cell>
          <table:table-cell table:style-name="ce87" table:number-columns-repeated="3"/>
          <table:table-cell table:style-name="ce94"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1]&lt;&gt;&quot;&quot;;NOT(ISNUMBER(FIND(&quot;廃止&quot;;[.$D171])));NOT(ISNUMBER(FIND(&quot;廃止&quot;;[.$E171]))));MAX([.$B$1:.$B170])+1;&quot;&quot;)" office:value-type="float" office:value="144" calcext:value-type="float">
            <text:p>144</text:p>
          </table:table-cell>
          <table:table-cell table:style-name="ce5" table:formula="of:=CONCATENATE([.$D171];&quot;-&quot;;[.$E171])" office:value-type="string" office:string-value="Privacy-13-3" calcext:value-type="string">
            <text:p>Privacy-13-3</text:p>
          </table:table-cell>
          <table:table-cell table:style-name="ce8" office:value-type="string" calcext:value-type="string">
            <text:p>Privacy-1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dom.indexedDB.enabled", false);</text:p>
          </table:table-cell>
          <table:table-cell table:style-name="ce8"/>
          <table:table-cell table:style-name="ce10" table:formula="of:=IF([.K171]=&quot;&quot;;&quot;?&quot;;IF([.N171]=&quot;&quot;;&quot;新規&quot;;IF([.K171]=[.N171];&quot;&quot;;&quot;変更あり&quot;)))">
            <text:p/>
          </table:table-cell>
          <table:table-cell table:style-name="ce8" office:value-type="string" calcext:value-type="string">
            <text:p>lockPref("dom.indexedDB.enabled", false);</text:p>
          </table:table-cell>
          <table:table-cell table:style-name="ce10" table:formula="of:=IF([.N171]=&quot;&quot;;&quot;?&quot;;IF([.P171]=&quot;&quot;;&quot;新規&quot;;IF([.N171]=[.P171];&quot;&quot;;&quot;変更あり&quot;)))">
            <text:p/>
          </table:table-cell>
          <table:table-cell table:style-name="ce87" office:value-type="string" calcext:value-type="string">
            <text:p>lockPref("dom.indexedDB.enabled", false);</text:p>
          </table:table-cell>
          <table:table-cell table:style-name="ce8" table:formula="of:=IF([.P171]=&quot;&quot;;&quot;?&quot;;IF([.R171]=&quot;&quot;;&quot;新規&quot;;IF([.P171]=[.R171];&quot;&quot;;&quot;○&quot;)))">
            <text:p/>
          </table:table-cell>
          <table:table-cell table:style-name="ce87" office:value-type="string" calcext:value-type="string">
            <text:p>lockPref("dom.indexedDB.enabled", false);</text:p>
          </table:table-cell>
          <table:table-cell table:style-name="ce87" office:value-type="string" calcext:value-type="string">
            <text:p>変更無し</text:p>
          </table:table-cell>
          <table:table-cell table:style-name="ce87" office:value-type="string" calcext:value-type="string">
            <text:p>lockPref("dom.storage.enabled", false);</text:p>
          </table:table-cell>
          <table:table-cell table:style-name="ce94"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72]&lt;&gt;&quot;&quot;;NOT(ISNUMBER(FIND(&quot;廃止&quot;;[.$D172])));NOT(ISNUMBER(FIND(&quot;廃止&quot;;[.$E172]))));MAX([.$B$1:.$B171])+1;&quot;&quot;)" office:value-type="float" office:value="145" calcext:value-type="float">
            <text:p>145</text:p>
          </table:table-cell>
          <table:table-cell table:style-name="ce5" table:formula="of:=CONCATENATE([.$D172];&quot;-&quot;;[.$E172])" office:value-type="string" office:string-value="Privacy-14-1" calcext:value-type="string">
            <text:p>Privacy-14-1</text:p>
          </table:table-cell>
          <table:table-cell table:style-name="ce8" office:value-type="string" calcext:value-type="string">
            <text:p>Privacy-14</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位置情報の利用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72]=&quot;&quot;;&quot;?&quot;;IF([.N172]=&quot;&quot;;&quot;新規&quot;;IF([.K172]=[.N172];&quot;&quot;;&quot;変更あり&quot;)))">
            <text:p/>
          </table:table-cell>
          <table:table-cell table:style-name="ce9" office:value-type="string" calcext:value-type="string">
            <text:p>-</text:p>
          </table:table-cell>
          <table:table-cell table:style-name="ce10" table:formula="of:=IF([.N172]=&quot;&quot;;&quot;?&quot;;IF([.P172]=&quot;&quot;;&quot;新規&quot;;IF([.N172]=[.P172];&quot;&quot;;&quot;変更あり&quot;)))">
            <text:p/>
          </table:table-cell>
          <table:table-cell table:style-name="ce9" office:value-type="string" calcext:value-type="string">
            <text:p>-</text:p>
          </table:table-cell>
          <table:table-cell table:style-name="ce8" table:formula="of:=IF([.P172]=&quot;&quot;;&quot;?&quot;;IF([.R172]=&quot;&quot;;&quot;新規&quot;;IF([.P172]=[.R172];&quot;&quot;;&quot;○&quot;)))" office:value-type="string" office:string-value="○" calcext:value-type="string">
            <text:p>○</text:p>
          </table:table-cell>
          <table:table-cell table:style-name="ce87" office:value-type="string" calcext:value-type="string">
            <text:p>lockPref("geo.enabled", true);</text:p>
          </table:table-cell>
          <table:table-cell table:style-name="ce87" office:value-type="string" calcext:value-type="string">
            <text:p>変更無し</text:p>
          </table:table-cell>
          <table:table-cell table:style-name="ce87" office:value-type="string" calcext:value-type="string">
            <text:p>lockPref("geo.enabled", true);</text:p>
          </table:table-cell>
          <table:table-cell table:style-name="ce94"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5" table:formula="of:=IF(AND([.$A173]&lt;&gt;&quot;&quot;;NOT(ISNUMBER(FIND(&quot;廃止&quot;;[.$D173])));NOT(ISNUMBER(FIND(&quot;廃止&quot;;[.$E173]))));MAX([.$B$1:.$B172])+1;&quot;&quot;)" office:value-type="float" office:value="146" calcext:value-type="float">
            <text:p>146</text:p>
          </table:table-cell>
          <table:table-cell table:style-name="ce5" table:formula="of:=CONCATENATE([.$D173];&quot;-&quot;;[.$E173])" office:value-type="string" office:string-value="Privacy-14-2" calcext:value-type="string">
            <text:p>Privacy-14-2</text:p>
          </table:table-cell>
          <table:table-cell table:style-name="ce8" office:value-type="string" calcext:value-type="string">
            <text:p>Privacy-1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9" office:value-type="string" calcext:value-type="string">
            <text:p>lockPref("extensions.autopermission.sites.(site)", "geo=1");</text:p>
            <text:p>clearPref("extensions.autopermission.sites.(site).lastValue");</text:p>
          </table:table-cell>
          <table:table-cell table:style-name="ce9"/>
          <table:table-cell table:style-name="ce10" table:formula="of:=IF([.K173]=&quot;&quot;;&quot;?&quot;;IF([.N173]=&quot;&quot;;&quot;新規&quot;;IF([.K173]=[.N173];&quot;&quot;;&quot;変更あり&quot;)))">
            <text:p/>
          </table:table-cell>
          <table:table-cell table:style-name="ce9" office:value-type="string" calcext:value-type="string">
            <text:p>lockPref("extensions.autopermission.sites.(site)", "geo=1");</text:p>
            <text:p>clearPref("extensions.autopermission.sites.(site).lastValue");</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9" office:value-type="string" calcext:value-type="string">
            <text:p>lockPref("extensions.autopermission.sites.(site)", "geo=1");</text:p>
          </table:table-cell>
          <table:table-cell table:style-name="ce8" table:formula="of:=IF([.P173]=&quot;&quot;;&quot;?&quot;;IF([.R173]=&quot;&quot;;&quot;新規&quot;;IF([.P173]=[.R173];&quot;&quot;;&quot;○&quot;)))">
            <text:p/>
          </table:table-cell>
          <table:table-cell table:style-name="ce87" office:value-type="string" calcext:value-type="string">
            <text:p>lockPref("extensions.autopermission.sites.(site)", "geo=1");</text:p>
          </table:table-cell>
          <table:table-cell table:style-name="ce87" table:number-columns-repeated="2"/>
          <table:table-cell table:style-name="ce94"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5" table:formula="of:=IF(AND([.$A174]&lt;&gt;&quot;&quot;;NOT(ISNUMBER(FIND(&quot;廃止&quot;;[.$D174])));NOT(ISNUMBER(FIND(&quot;廃止&quot;;[.$E174]))));MAX([.$B$1:.$B173])+1;&quot;&quot;)" office:value-type="float" office:value="147" calcext:value-type="float">
            <text:p>147</text:p>
          </table:table-cell>
          <table:table-cell table:style-name="ce5" table:formula="of:=CONCATENATE([.$D174];&quot;-&quot;;[.$E174])" office:value-type="string" office:string-value="Privacy-14-4" calcext:value-type="string">
            <text:p>Privacy-14-4</text:p>
          </table:table-cell>
          <table:table-cell table:style-name="ce8" office:value-type="string" calcext:value-type="string">
            <text:p>Privacy-14</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table-cell table:style-name="ce10" table:formula="of:=IF([.K174]=&quot;&quot;;&quot;?&quot;;IF([.N174]=&quot;&quot;;&quot;新規&quot;;IF([.K174]=[.N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74]=&quot;&quot;;&quot;?&quot;;IF([.P174]=&quot;&quot;;&quot;新規&quot;;IF([.N174]=[.P17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8" table:formula="of:=IF([.P174]=&quot;&quot;;&quot;?&quot;;IF([.R174]=&quot;&quot;;&quot;新規&quot;;IF([.P174]=[.R174];&quot;&quot;;&quot;○&quot;)))" office:value-type="string" office:string-value="新規" calcext:value-type="string">
            <text:p>新規</text:p>
          </table:table-cell>
          <table:table-cell table:style-name="ce87" table:number-columns-repeated="3"/>
          <table:table-cell table:style-name="ce94"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5]&lt;&gt;&quot;&quot;;NOT(ISNUMBER(FIND(&quot;廃止&quot;;[.$D175])));NOT(ISNUMBER(FIND(&quot;廃止&quot;;[.$E175]))));MAX([.$B$1:.$B174])+1;&quot;&quot;)" office:value-type="float" office:value="148" calcext:value-type="float">
            <text:p>148</text:p>
          </table:table-cell>
          <table:table-cell table:style-name="ce5" table:formula="of:=CONCATENATE([.$D175];&quot;-&quot;;[.$E175])" office:value-type="string" office:string-value="Privacy-14-3" calcext:value-type="string">
            <text:p>Privacy-14-3</text:p>
          </table:table-cell>
          <table:table-cell table:style-name="ce8" office:value-type="string" calcext:value-type="string">
            <text:p>Privacy-14</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geo.enabled", false);</text:p>
          </table:table-cell>
          <table:table-cell table:style-name="ce9"/>
          <table:table-cell table:style-name="ce10" table:formula="of:=IF([.K175]=&quot;&quot;;&quot;?&quot;;IF([.N175]=&quot;&quot;;&quot;新規&quot;;IF([.K175]=[.N175];&quot;&quot;;&quot;変更あり&quot;)))">
            <text:p/>
          </table:table-cell>
          <table:table-cell table:style-name="ce9" office:value-type="string" calcext:value-type="string">
            <text:p>lockPref("geo.enabled", false);</text:p>
          </table:table-cell>
          <table:table-cell table:style-name="ce10" table:formula="of:=IF([.N175]=&quot;&quot;;&quot;?&quot;;IF([.P175]=&quot;&quot;;&quot;新規&quot;;IF([.N175]=[.P175];&quot;&quot;;&quot;変更あり&quot;)))">
            <text:p/>
          </table:table-cell>
          <table:table-cell table:style-name="ce9" office:value-type="string" calcext:value-type="string">
            <text:p>lockPref("geo.enabled", false);</text:p>
          </table:table-cell>
          <table:table-cell table:style-name="ce8" table:formula="of:=IF([.P175]=&quot;&quot;;&quot;?&quot;;IF([.R175]=&quot;&quot;;&quot;新規&quot;;IF([.P175]=[.R175];&quot;&quot;;&quot;○&quot;)))">
            <text:p/>
          </table:table-cell>
          <table:table-cell table:style-name="ce87" office:value-type="string" calcext:value-type="string">
            <text:p>lockPref("geo.enabled", false);</text:p>
          </table:table-cell>
          <table:table-cell table:style-name="ce87" office:value-type="string" calcext:value-type="string">
            <text:p>変更無し</text:p>
          </table:table-cell>
          <table:table-cell table:style-name="ce87" office:value-type="string" calcext:value-type="string">
            <text:p>lockPref("geo.enabled", false);</text:p>
          </table:table-cell>
          <table:table-cell table:style-name="ce94"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76]&lt;&gt;&quot;&quot;;NOT(ISNUMBER(FIND(&quot;廃止&quot;;[.$D176])));NOT(ISNUMBER(FIND(&quot;廃止&quot;;[.$E176]))));MAX([.$B$1:.$B175])+1;&quot;&quot;)" office:value-type="float" office:value="149" calcext:value-type="float">
            <text:p>149</text:p>
          </table:table-cell>
          <table:table-cell table:style-name="ce5" table:formula="of:=CONCATENATE([.$D176];&quot;-&quot;;[.$E176])" office:value-type="string" office:string-value="Privacy-15-1" calcext:value-type="string">
            <text:p>Privacy-15-1</text:p>
          </table:table-cell>
          <table:table-cell table:style-name="ce8" office:value-type="string" calcext:value-type="string">
            <text:p>Privacy-15</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結果のローカライズ用地域コードの位置情報に基づく推定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76]=&quot;&quot;;&quot;?&quot;;IF([.N176]=&quot;&quot;;&quot;新規&quot;;IF([.K176]=[.N176];&quot;&quot;;&quot;変更あり&quot;)))">
            <text:p/>
          </table:table-cell>
          <table:table-cell table:style-name="ce8" office:value-type="string" calcext:value-type="string">
            <text:p>-</text:p>
          </table:table-cell>
          <table:table-cell table:style-name="ce10" table:formula="of:=IF([.N176]=&quot;&quot;;&quot;?&quot;;IF([.P176]=&quot;&quot;;&quot;新規&quot;;IF([.N176]=[.P176];&quot;&quot;;&quot;変更あり&quot;)))">
            <text:p/>
          </table:table-cell>
          <table:table-cell table:style-name="ce87" office:value-type="string" calcext:value-type="string">
            <text:p>-</text:p>
          </table:table-cell>
          <table:table-cell table:style-name="ce8" table:formula="of:=IF([.P176]=&quot;&quot;;&quot;?&quot;;IF([.R176]=&quot;&quot;;&quot;新規&quot;;IF([.P176]=[.R176];&quot;&quot;;&quot;○&quot;)))">
            <text:p/>
          </table:table-cell>
          <table:table-cell table:style-name="ce87" office:value-type="string" calcext:value-type="string">
            <text:p>-</text:p>
          </table:table-cell>
          <table:table-cell table:style-name="ce87" table:number-columns-repeated="2"/>
          <table:table-cell table:style-name="ce94"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177]&lt;&gt;&quot;&quot;;NOT(ISNUMBER(FIND(&quot;廃止&quot;;[.$D177])));NOT(ISNUMBER(FIND(&quot;廃止&quot;;[.$E177]))));MAX([.$B$1:.$B176])+1;&quot;&quot;)" office:value-type="float" office:value="150" calcext:value-type="float">
            <text:p>150</text:p>
          </table:table-cell>
          <table:table-cell table:style-name="ce5" table:formula="of:=CONCATENATE([.$D177];&quot;-&quot;;[.$E177])" office:value-type="string" office:string-value="Privacy-15-2" calcext:value-type="string">
            <text:p>Privacy-15-2</text:p>
          </table:table-cell>
          <table:table-cell table:style-name="ce8" office:value-type="string" calcext:value-type="string">
            <text:p>Privacy-1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search.geoip.url", "");</text:p>
          </table:table-cell>
          <table:table-cell table:style-name="ce8"/>
          <table:table-cell table:style-name="ce10" table:formula="of:=IF([.K177]=&quot;&quot;;&quot;?&quot;;IF([.N177]=&quot;&quot;;&quot;新規&quot;;IF([.K177]=[.N177];&quot;&quot;;&quot;変更あり&quot;)))">
            <text:p/>
          </table:table-cell>
          <table:table-cell table:style-name="ce8" office:value-type="string" calcext:value-type="string">
            <text:p>lockPref("browser.search.geoip.url", "");</text:p>
          </table:table-cell>
          <table:table-cell table:style-name="ce10" table:formula="of:=IF([.N177]=&quot;&quot;;&quot;?&quot;;IF([.P177]=&quot;&quot;;&quot;新規&quot;;IF([.N177]=[.P177];&quot;&quot;;&quot;変更あり&quot;)))">
            <text:p/>
          </table:table-cell>
          <table:table-cell table:style-name="ce87" office:value-type="string" calcext:value-type="string">
            <text:p>lockPref("browser.search.geoip.url", "");</text:p>
          </table:table-cell>
          <table:table-cell table:style-name="ce8" table:formula="of:=IF([.P177]=&quot;&quot;;&quot;?&quot;;IF([.R177]=&quot;&quot;;&quot;新規&quot;;IF([.P177]=[.R177];&quot;&quot;;&quot;○&quot;)))">
            <text:p/>
          </table:table-cell>
          <table:table-cell table:style-name="ce87" office:value-type="string" calcext:value-type="string">
            <text:p>lockPref("browser.search.geoip.url", "");</text:p>
          </table:table-cell>
          <table:table-cell table:style-name="ce87" table:number-columns-repeated="2"/>
          <table:table-cell table:style-name="ce94"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78]&lt;&gt;&quot;&quot;;NOT(ISNUMBER(FIND(&quot;廃止&quot;;[.$D178])));NOT(ISNUMBER(FIND(&quot;廃止&quot;;[.$E178]))));MAX([.$B$1:.$B177])+1;&quot;&quot;)" office:value-type="float" office:value="151" calcext:value-type="float">
            <text:p>151</text:p>
          </table:table-cell>
          <table:table-cell table:style-name="ce5" table:formula="of:=CONCATENATE([.$D178];&quot;-&quot;;[.$E178])" office:value-type="string" office:string-value="Privacy-16-1" calcext:value-type="string">
            <text:p>Privacy-16-1</text:p>
          </table:table-cell>
          <table:table-cell table:style-name="ce8" office:value-type="string" calcext:value-type="string">
            <text:p>Privacy-1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DNS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network.dns.disablePrefetch", false);</text:p>
          </table:table-cell>
          <table:table-cell table:style-name="ce9"/>
          <table:table-cell table:style-name="ce10" table:formula="of:=IF([.K178]=&quot;&quot;;&quot;?&quot;;IF([.N178]=&quot;&quot;;&quot;新規&quot;;IF([.K178]=[.N178];&quot;&quot;;&quot;変更あり&quot;)))">
            <text:p/>
          </table:table-cell>
          <table:table-cell table:style-name="ce9" office:value-type="string" calcext:value-type="string">
            <text:p>lockPref("network.dns.disablePrefetch", false);</text:p>
          </table:table-cell>
          <table:table-cell table:style-name="ce10" table:formula="of:=IF([.N178]=&quot;&quot;;&quot;?&quot;;IF([.P178]=&quot;&quot;;&quot;新規&quot;;IF([.N178]=[.P178];&quot;&quot;;&quot;変更あり&quot;)))">
            <text:p/>
          </table:table-cell>
          <table:table-cell table:style-name="ce9" office:value-type="string" calcext:value-type="string">
            <text:p>lockPref("network.dns.disablePrefetch", false);</text:p>
          </table:table-cell>
          <table:table-cell table:style-name="ce8" table:formula="of:=IF([.P178]=&quot;&quot;;&quot;?&quot;;IF([.R178]=&quot;&quot;;&quot;新規&quot;;IF([.P178]=[.R178];&quot;&quot;;&quot;○&quot;)))">
            <text:p/>
          </table:table-cell>
          <table:table-cell table:style-name="ce87" office:value-type="string" calcext:value-type="string">
            <text:p>lockPref("network.dns.disablePrefetch", false);</text:p>
          </table:table-cell>
          <table:table-cell table:style-name="ce87" office:value-type="string" calcext:value-type="string">
            <text:p>変更無し</text:p>
          </table:table-cell>
          <table:table-cell table:style-name="ce87" office:value-type="string" calcext:value-type="string">
            <text:p>lockPref("network.dns.disablePrefetch", false);</text:p>
          </table:table-cell>
          <table:table-cell table:style-name="ce94"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179]&lt;&gt;&quot;&quot;;NOT(ISNUMBER(FIND(&quot;廃止&quot;;[.$D179])));NOT(ISNUMBER(FIND(&quot;廃止&quot;;[.$E179]))));MAX([.$B$1:.$B178])+1;&quot;&quot;)" office:value-type="float" office:value="152" calcext:value-type="float">
            <text:p>152</text:p>
          </table:table-cell>
          <table:table-cell table:style-name="ce5" table:formula="of:=CONCATENATE([.$D179];&quot;-&quot;;[.$E179])" office:value-type="string" office:string-value="Privacy-16-2" calcext:value-type="string">
            <text:p>Privacy-16-2</text:p>
          </table:table-cell>
          <table:table-cell table:style-name="ce8" office:value-type="string" calcext:value-type="string">
            <text:p>Privacy-1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disablePrefetch", true);</text:p>
            <text:p>lockPref("network.dns.disablePrefetchFromHTTPS", true);</text:p>
          </table:table-cell>
          <table:table-cell table:style-name="ce9"/>
          <table:table-cell table:style-name="ce10" table:formula="of:=IF([.K179]=&quot;&quot;;&quot;?&quot;;IF([.N179]=&quot;&quot;;&quot;新規&quot;;IF([.K179]=[.N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10" table:formula="of:=IF([.N179]=&quot;&quot;;&quot;?&quot;;IF([.P179]=&quot;&quot;;&quot;新規&quot;;IF([.N179]=[.P179];&quot;&quot;;&quot;変更あり&quot;)))">
            <text:p/>
          </table:table-cell>
          <table:table-cell table:style-name="ce9" office:value-type="string" calcext:value-type="string">
            <text:p>lockPref("network.dns.disablePrefetch", true);</text:p>
            <text:p>lockPref("network.dns.disablePrefetchFromHTTPS", true);</text:p>
          </table:table-cell>
          <table:table-cell table:style-name="ce8" table:formula="of:=IF([.P179]=&quot;&quot;;&quot;?&quot;;IF([.R179]=&quot;&quot;;&quot;新規&quot;;IF([.P179]=[.R179];&quot;&quot;;&quot;○&quot;)))" office:value-type="string" office:string-value="○" calcext:value-type="string">
            <text:p>○</text:p>
          </table:table-cell>
          <table:table-cell table:style-name="ce87" office:value-type="string" calcext:value-type="string">
            <text:p>lockPref("network.dns.disablePrefetch", true);</text:p>
          </table:table-cell>
          <table:table-cell table:style-name="ce87" office:value-type="string" calcext:value-type="string">
            <text:p>変更無し</text:p>
          </table:table-cell>
          <table:table-cell table:style-name="ce87" office:value-type="string" calcext:value-type="string">
            <text:p>lockPref("network.dns.disablePrefetch", true);</text:p>
          </table:table-cell>
          <table:table-cell table:style-name="ce94"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0]&lt;&gt;&quot;&quot;;NOT(ISNUMBER(FIND(&quot;廃止&quot;;[.$D180])));NOT(ISNUMBER(FIND(&quot;廃止&quot;;[.$E180]))));MAX([.$B$1:.$B179])+1;&quot;&quot;)" office:value-type="float" office:value="153" calcext:value-type="float">
            <text:p>153</text:p>
          </table:table-cell>
          <table:table-cell table:style-name="ce5" table:formula="of:=CONCATENATE([.$D180];&quot;-&quot;;[.$E180])" office:value-type="string" office:string-value="Privacy-17-1" calcext:value-type="string">
            <text:p>Privacy-17-1</text:p>
          </table:table-cell>
          <table:table-cell table:style-name="ce8" office:value-type="string" calcext:value-type="string">
            <text:p>Privacy-1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検索エンジンの候補表示（Sugges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suggest.enabled", true);</text:p>
          </table:table-cell>
          <table:table-cell table:style-name="ce9"/>
          <table:table-cell table:style-name="ce10" table:formula="of:=IF([.K180]=&quot;&quot;;&quot;?&quot;;IF([.N180]=&quot;&quot;;&quot;新規&quot;;IF([.K180]=[.N180];&quot;&quot;;&quot;変更あり&quot;)))">
            <text:p/>
          </table:table-cell>
          <table:table-cell table:style-name="ce9" office:value-type="string" calcext:value-type="string">
            <text:p>lockPref("browser.search.suggest.enabled", true);</text:p>
          </table:table-cell>
          <table:table-cell table:style-name="ce10" table:formula="of:=IF([.N180]=&quot;&quot;;&quot;?&quot;;IF([.P180]=&quot;&quot;;&quot;新規&quot;;IF([.N180]=[.P180];&quot;&quot;;&quot;変更あり&quot;)))">
            <text:p/>
          </table:table-cell>
          <table:table-cell table:style-name="ce9" office:value-type="string" calcext:value-type="string">
            <text:p>lockPref("browser.search.suggest.enabled", true);</text:p>
          </table:table-cell>
          <table:table-cell table:style-name="ce8" table:formula="of:=IF([.P180]=&quot;&quot;;&quot;?&quot;;IF([.R180]=&quot;&quot;;&quot;新規&quot;;IF([.P180]=[.R180];&quot;&quot;;&quot;○&quot;)))">
            <text:p/>
          </table:table-cell>
          <table:table-cell table:style-name="ce87" office:value-type="string" calcext:value-type="string">
            <text:p>lockPref("browser.search.suggest.enabled", true);</text:p>
          </table:table-cell>
          <table:table-cell table:style-name="ce87" office:value-type="string" calcext:value-type="string">
            <text:p>変更無し</text:p>
          </table:table-cell>
          <table:table-cell table:style-name="ce87" office:value-type="string" calcext:value-type="string">
            <text:p>lockPref("browser.search.suggest.enabled", true);</text:p>
          </table:table-cell>
          <table:table-cell table:style-name="ce94"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5" table:formula="of:=IF(AND([.$A181]&lt;&gt;&quot;&quot;;NOT(ISNUMBER(FIND(&quot;廃止&quot;;[.$D181])));NOT(ISNUMBER(FIND(&quot;廃止&quot;;[.$E181]))));MAX([.$B$1:.$B180])+1;&quot;&quot;)" office:value-type="float" office:value="154" calcext:value-type="float">
            <text:p>154</text:p>
          </table:table-cell>
          <table:table-cell table:style-name="ce5" table:formula="of:=CONCATENATE([.$D181];&quot;-&quot;;[.$E181])" office:value-type="string" office:string-value="Privacy-17-2" calcext:value-type="string">
            <text:p>Privacy-17-2</text:p>
          </table:table-cell>
          <table:table-cell table:style-name="ce8" office:value-type="string" calcext:value-type="string">
            <text:p>Privacy-1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earch.suggest.enabled", false);</text:p>
            <text:p><text:span text:style-name="T3">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text:p>
            <text:p>  #showSearchSuggestionsFirstCheckbox {</text:p>
            <text:p>    visibility: collapse !important;</text:p>
            <text:p>    -moz-user-focus: ignore !important;</text:p>
            <text:p>  }</text:p>
            <text:p>}</text:p>
            <text:p>/* コンテキストメニューの「候補を表示する」チェックボックスを非表示化 */</text:p>
            <text:p>@-moz-document url-prefix("chrome://browser/content/browser.xul") {</text:p>
            <text:p>   [anonid=toggle-suggest-item]</text:p>
            <text:p>   {</text:p>
            <text:p>    visibility: collapse !important;</text:p>
            <text:p>    -moz-user-focus: ignore !important;</text:p>
            <text:p>  }</text:p>
            <text:p>}</text:p>
            <text:p/>
          </table:table-cell>
          <table:table-cell table:style-name="ce8"/>
          <table:table-cell table:style-name="ce10"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MCD:</text:p>
            <text:p>lockPref("browser.search.suggest.enabled", false);</text:p>
            <text:p><text:span text:style-name="T3">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 table:formula="of:=IF([.P181]=&quot;&quot;;&quot;?&quot;;IF([.R181]=&quot;&quot;;&quot;新規&quot;;IF([.P181]=[.R181];&quot;&quot;;&quot;○&quot;)))" office:value-type="string" office:string-value="○" calcext:value-type="string">
            <text:p>○</text:p>
          </table:table-cell>
          <table:table-cell table:style-name="ce87"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94"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2]&lt;&gt;&quot;&quot;;NOT(ISNUMBER(FIND(&quot;廃止&quot;;[.$D182])));NOT(ISNUMBER(FIND(&quot;廃止&quot;;[.$E182]))));MAX([.$B$1:.$B181])+1;&quot;&quot;)" office:value-type="float" office:value="155" calcext:value-type="float">
            <text:p>155</text:p>
          </table:table-cell>
          <table:table-cell table:style-name="ce5" table:formula="of:=CONCATENATE([.$D182];&quot;-&quot;;[.$E182])" office:value-type="string" office:string-value="Privacy-18-1" calcext:value-type="string">
            <text:p>Privacy-18-1</text:p>
          </table:table-cell>
          <table:table-cell table:style-name="ce8" office:value-type="string" calcext:value-type="string">
            <text:p>Privacy-1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利用状況の統計の保存および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82]=&quot;&quot;;&quot;?&quot;;IF([.N182]=&quot;&quot;;&quot;新規&quot;;IF([.K182]=[.N182];&quot;&quot;;&quot;変更あり&quot;)))">
            <text:p/>
          </table:table-cell>
          <table:table-cell table:style-name="ce9" office:value-type="string" calcext:value-type="string">
            <text:p>-</text:p>
          </table:table-cell>
          <table:table-cell table:style-name="ce10" table:formula="of:=IF([.N182]=&quot;&quot;;&quot;?&quot;;IF([.P182]=&quot;&quot;;&quot;新規&quot;;IF([.N182]=[.P182];&quot;&quot;;&quot;変更あり&quot;)))">
            <text:p/>
          </table:table-cell>
          <table:table-cell table:style-name="ce9" office:value-type="string" calcext:value-type="string">
            <text:p>-</text:p>
          </table:table-cell>
          <table:table-cell table:style-name="ce8" table:formula="of:=IF([.P182]=&quot;&quot;;&quot;?&quot;;IF([.R182]=&quot;&quot;;&quot;新規&quot;;IF([.P182]=[.R182];&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table:table-cell table:style-name="ce94"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5" table:formula="of:=IF(AND([.$A183]&lt;&gt;&quot;&quot;;NOT(ISNUMBER(FIND(&quot;廃止&quot;;[.$D183])));NOT(ISNUMBER(FIND(&quot;廃止&quot;;[.$E183]))));MAX([.$B$1:.$B182])+1;&quot;&quot;)" office:value-type="float" office:value="156" calcext:value-type="float">
            <text:p>156</text:p>
          </table:table-cell>
          <table:table-cell table:style-name="ce5" table:formula="of:=CONCATENATE([.$D183];&quot;-&quot;;[.$E183])" office:value-type="string" office:string-value="Privacy-18-2" calcext:value-type="string">
            <text:p>Privacy-18-2</text:p>
          </table:table-cell>
          <table:table-cell table:style-name="ce8" office:value-type="string" calcext:value-type="string">
            <text:p>Privacy-1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text:span text:style-name="T18">lockPref("browser.crashReports.unsubmittedCheck.autoSubmit2", false);</text:span></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able:table-cell>
          <table:table-cell table:style-name="ce10" table:formula="of:=IF([.K183]=&quot;&quot;;&quot;?&quot;;IF([.N183]=&quot;&quot;;&quot;新規&quot;;IF([.K183]=[.N183];&quot;&quot;;&quot;変更あり&quot;)))" office:value-type="string" office:string-value="変更あり" calcext:value-type="string">
            <text:p>変更あり</text:p>
          </table:table-cell>
          <table:table-cell table:style-name="ce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ext:p/>
          </table:table-cell>
          <table:table-cell table:style-name="ce10" table:formula="of:=IF([.N183]=&quot;&quot;;&quot;?&quot;;IF([.P183]=&quot;&quot;;&quot;新規&quot;;IF([.N183]=[.P183];&quot;&quot;;&quot;変更あり&quot;)))" office:value-type="string" office:string-value="変更あり" calcext:value-type="string">
            <text:p>変更あり</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 table:formula="of:=IF([.P183]=&quot;&quot;;&quot;?&quot;;IF([.R183]=&quot;&quot;;&quot;新規&quot;;IF([.P183]=[.R183];&quot;&quot;;&quot;○&quot;)))" office:value-type="string" office:string-value="○" calcext:value-type="string">
            <text:p>○</text:p>
          </table:table-cell>
          <table:table-cell table:style-name="ce87"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94"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84]&lt;&gt;&quot;&quot;;NOT(ISNUMBER(FIND(&quot;廃止&quot;;[.$D184])));NOT(ISNUMBER(FIND(&quot;廃止&quot;;[.$E184]))));MAX([.$B$1:.$B183])+1;&quot;&quot;)" office:value-type="float" office:value="157" calcext:value-type="float">
            <text:p>157</text:p>
          </table:table-cell>
          <table:table-cell table:style-name="ce5" table:formula="of:=CONCATENATE([.$D184];&quot;-&quot;;[.$E184])" office:value-type="string" office:string-value="Privacy-19-1" calcext:value-type="string">
            <text:p>Privacy-19-1</text:p>
          </table:table-cell>
          <table:table-cell table:style-name="ce8" office:value-type="string" calcext:value-type="string">
            <text:p>Privacy-1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セキュリティエラー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184]=&quot;&quot;;&quot;?&quot;;IF([.N184]=&quot;&quot;;&quot;新規&quot;;IF([.K184]=[.N184];&quot;&quot;;&quot;変更あり&quot;)))">
            <text:p/>
          </table:table-cell>
          <table:table-cell table:style-name="ce8" office:value-type="string" calcext:value-type="string">
            <text:p>-</text:p>
          </table:table-cell>
          <table:table-cell table:style-name="ce10" table:formula="of:=IF([.N184]=&quot;&quot;;&quot;?&quot;;IF([.P184]=&quot;&quot;;&quot;新規&quot;;IF([.N184]=[.P184];&quot;&quot;;&quot;変更あり&quot;)))">
            <text:p/>
          </table:table-cell>
          <table:table-cell table:style-name="ce87" office:value-type="string" calcext:value-type="string">
            <text:p>-</text:p>
          </table:table-cell>
          <table:table-cell table:style-name="ce8" table:formula="of:=IF([.P184]=&quot;&quot;;&quot;?&quot;;IF([.R184]=&quot;&quot;;&quot;新規&quot;;IF([.P184]=[.R184];&quot;&quot;;&quot;○&quot;)))">
            <text:p/>
          </table:table-cell>
          <table:table-cell table:style-name="ce87" office:value-type="string" calcext:value-type="string">
            <text:p>-</text:p>
          </table:table-cell>
          <table:table-cell table:style-name="ce87" table:number-columns-repeated="2"/>
          <table:table-cell table:style-name="ce94"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5" table:formula="of:=IF(AND([.$A185]&lt;&gt;&quot;&quot;;NOT(ISNUMBER(FIND(&quot;廃止&quot;;[.$D185])));NOT(ISNUMBER(FIND(&quot;廃止&quot;;[.$E185]))));MAX([.$B$1:.$B184])+1;&quot;&quot;)" office:value-type="float" office:value="158" calcext:value-type="float">
            <text:p>158</text:p>
          </table:table-cell>
          <table:table-cell table:style-name="ce5" table:formula="of:=CONCATENATE([.$D185];&quot;-&quot;;[.$E185])" office:value-type="string" office:string-value="Privacy-19-2" calcext:value-type="string">
            <text:p>Privacy-19-2</text:p>
          </table:table-cell>
          <table:table-cell table:style-name="ce8" office:value-type="string" calcext:value-type="string">
            <text:p>Privacy-1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security.ssl.errorReporting.automatic", false);</text:p>
            <text:p>lockPref("security.ssl.errorReporting.enabled", false);</text:p>
            <text:p>lockPref("security.ssl.errorReporting.url", "");</text:p>
          </table:table-cell>
          <table:table-cell table:style-name="ce71" office:value-type="string" calcext:value-type="string">
            <text:p><text:span text:style-name="T10">[20180213:藤本]</text:span></text:p>
            <text:p><text:span text:style-name="T10">この設定はどうしたら実機で動作確認できるんでしょう？　検証が困難なため設定値のみの確認とする</text:span></text:p>
          </table:table-cell>
          <table:table-cell table:style-name="ce10" table:formula="of:=IF([.K185]=&quot;&quot;;&quot;?&quot;;IF([.N185]=&quot;&quot;;&quot;新規&quot;;IF([.K185]=[.N185];&quot;&quot;;&quot;変更あり&quot;)))" office:value-type="string" office:string-value="変更あり" calcext:value-type="string">
            <text:p>変更あり</text:p>
          </table:table-cell>
          <table:table-cell table:style-name="ce8" office:value-type="string" calcext:value-type="string">
            <text:p>lockPref("security.ssl.errorReporting.automatic", false);</text:p>
            <text:p>lockPref("security.ssl.errorReporting.enabled", false);</text:p>
            <text:p>lockPref("security.ssl.errorReporting.url", "");</text:p>
            <text:p/>
          </table:table-cell>
          <table:table-cell table:style-name="ce10" table:formula="of:=IF([.N185]=&quot;&quot;;&quot;?&quot;;IF([.P185]=&quot;&quot;;&quot;新規&quot;;IF([.N185]=[.P185];&quot;&quot;;&quot;変更あり&quot;)))" office:value-type="string" office:string-value="変更あり" calcext:value-type="string">
            <text:p>変更あり</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 table:formula="of:=IF([.P185]=&quot;&quot;;&quot;?&quot;;IF([.R185]=&quot;&quot;;&quot;新規&quot;;IF([.P185]=[.R185];&quot;&quot;;&quot;○&quot;)))">
            <text:p/>
          </table:table-cell>
          <table:table-cell table:style-name="ce87" office:value-type="string" calcext:value-type="string">
            <text:p>lockPref("security.ssl.errorReporting.automatic", false);</text:p>
            <text:p>lockPref("security.ssl.errorReporting.enabled", false);</text:p>
            <text:p>lockPref("security.ssl.errorReporting.url", "");</text:p>
          </table:table-cell>
          <table:table-cell table:style-name="ce87" table:number-columns-repeated="2"/>
          <table:table-cell table:style-name="ce94"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186]&lt;&gt;&quot;&quot;;NOT(ISNUMBER(FIND(&quot;廃止&quot;;[.$D186])));NOT(ISNUMBER(FIND(&quot;廃止&quot;;[.$E186]))));MAX([.$B$1:.$B185])+1;&quot;&quot;)">
            <text:p/>
          </table:table-cell>
          <table:table-cell table:style-name="ce5" table:formula="of:=CONCATENATE([.$D186];&quot;-&quot;;[.$E186])" office:value-type="string" office:string-value="Privacy-20(廃止)-1" calcext:value-type="string">
            <text:p>Privacy-20(廃止)-1</text:p>
          </table:table-cell>
          <table:table-cell table:style-name="ce8" office:value-type="string" calcext:value-type="string">
            <text:p>Privacy-20(廃止)</text:p>
          </table:table-cell>
          <table:table-cell table:style-name="ce8"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25" office:value-type="string" calcext:value-type="string" table:number-columns-spanned="1" table:number-rows-spanned="4">
            <text:p>-</text:p>
          </table:table-cell>
          <table:table-cell table:style-name="ce8" office:value-type="string" calcext:value-type="string">
            <text:p>許可で送出する</text:p>
          </table:table-cell>
          <table:table-cell table:style-name="ce8" office:value-type="string" calcext:value-type="string">
            <text:p>MCDで設定を反映する</text:p>
          </table:table-cell>
          <table:table-cell table:style-name="ce9" office:value-type="string" calcext:value-type="string">
            <text:p>Bug 1042135により廃止</text:p>
          </table:table-cell>
          <table:table-cell table:style-name="ce9"/>
          <table:table-cell table:style-name="ce10" table:formula="of:=IF([.K186]=&quot;&quot;;&quot;?&quot;;IF([.N186]=&quot;&quot;;&quot;新規&quot;;IF([.K186]=[.N186];&quot;&quot;;&quot;変更あり&quot;)))">
            <text:p/>
          </table:table-cell>
          <table:table-cell table:style-name="ce9" office:value-type="string" calcext:value-type="string">
            <text:p>Bug 1042135により廃止</text:p>
          </table:table-cell>
          <table:table-cell table:style-name="ce10" table:formula="of:=IF([.N186]=&quot;&quot;;&quot;?&quot;;IF([.P186]=&quot;&quot;;&quot;新規&quot;;IF([.N186]=[.P186];&quot;&quot;;&quot;変更あり&quot;)))" office:value-type="string" office:string-value="変更あり" calcext:value-type="string">
            <text:p>変更あり</text:p>
          </table:table-cell>
          <table:table-cell table:style-name="ce9" office:value-type="string" calcext:value-type="string">
            <text:p>pref("privacy.donottrackheader.enabled", false);</text:p>
          </table:table-cell>
          <table:table-cell table:style-name="ce8" table:formula="of:=IF([.P186]=&quot;&quot;;&quot;?&quot;;IF([.R186]=&quot;&quot;;&quot;新規&quot;;IF([.P186]=[.R186];&quot;&quot;;&quot;○&quot;)))">
            <text:p/>
          </table:table-cell>
          <table:table-cell table:style-name="ce87" office:value-type="string" calcext:value-type="string">
            <text:p>pref("privacy.donottrackheader.enabled", false);</text:p>
          </table:table-cell>
          <table:table-cell table:style-name="ce87" office:value-type="string" calcext:value-type="string">
            <text:p>変更無し</text:p>
          </table:table-cell>
          <table:table-cell table:style-name="ce87" office:value-type="string" calcext:value-type="string">
            <text:p>pref("privacy.donottrackheader.enabled", false);</text:p>
          </table:table-cell>
          <table:table-cell table:style-name="ce94"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5" table:formula="of:=IF(AND([.$A187]&lt;&gt;&quot;&quot;;NOT(ISNUMBER(FIND(&quot;廃止&quot;;[.$D187])));NOT(ISNUMBER(FIND(&quot;廃止&quot;;[.$E187]))));MAX([.$B$1:.$B186])+1;&quot;&quot;)">
            <text:p/>
          </table:table-cell>
          <table:table-cell table:style-name="ce5" table:formula="of:=CONCATENATE([.$D187];&quot;-&quot;;[.$E187])" office:value-type="string" office:string-value="Privacy-20(廃止)-2" calcext:value-type="string">
            <text:p>Privacy-20(廃止)-2</text:p>
          </table:table-cell>
          <table:table-cell table:style-name="ce8" office:value-type="string" calcext:value-type="string">
            <text:p>Privacy-2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で送出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9" office:value-type="string" calcext:value-type="string">
            <text:p>Firefox 60ではPrivacy-33のトラッキング防止の設定と関連するようになったため、Privacy-43を新設しそちらに移行</text:p>
          </table:table-cell>
          <table:table-cell table:style-name="ce10" table:formula="of:=IF([.K187]=&quot;&quot;;&quot;?&quot;;IF([.N187]=&quot;&quot;;&quot;新規&quot;;IF([.K187]=[.N187];&quot;&quot;;&quot;変更あり&quot;)))">
            <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10" table:formula="of:=IF([.N187]=&quot;&quot;;&quot;?&quot;;IF([.P187]=&quot;&quot;;&quot;新規&quot;;IF([.N187]=[.P187];&quot;&quot;;&quot;変更あり&quot;)))" office:value-type="string" office:string-value="変更あり" calcext:value-type="string">
            <text:p>変更あり</text:p>
          </table:table-cell>
          <table:table-cell table:style-name="ce9" office:value-type="string" calcext:value-type="string">
            <text:p>pref("privacy.donottrackheader.enabled", true);</text:p>
          </table:table-cell>
          <table:table-cell table:style-name="ce8" table:formula="of:=IF([.P187]=&quot;&quot;;&quot;?&quot;;IF([.R187]=&quot;&quot;;&quot;新規&quot;;IF([.P187]=[.R187];&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88]&lt;&gt;&quot;&quot;;NOT(ISNUMBER(FIND(&quot;廃止&quot;;[.$D188])));NOT(ISNUMBER(FIND(&quot;廃止&quot;;[.$E188]))));MAX([.$B$1:.$B187])+1;&quot;&quot;)">
            <text:p/>
          </table:table-cell>
          <table:table-cell table:style-name="ce5" table:formula="of:=CONCATENATE([.$D188];&quot;-&quot;;[.$E188])" office:value-type="string" office:string-value="Privacy-20(廃止)-3" calcext:value-type="string">
            <text:p>Privacy-20(廃止)-3</text:p>
          </table:table-cell>
          <table:table-cell table:style-name="ce8" office:value-type="string" calcext:value-type="string">
            <text:p>Privacy-2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一切送出しない（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Privacy-43へ移行</text:p>
          </table:table-cell>
          <table:table-cell table:style-name="ce10" table:formula="of:=IF([.K188]=&quot;&quot;;&quot;?&quot;;IF([.N188]=&quot;&quot;;&quot;新規&quot;;IF([.K188]=[.N188];&quot;&quot;;&quot;変更あり&quot;)))">
            <text:p/>
          </table:table-cell>
          <table:table-cell table:style-name="ce9" office:value-type="string" calcext:value-type="string">
            <text:p>-</text:p>
          </table:table-cell>
          <table:table-cell table:style-name="ce10" table:formula="of:=IF([.N188]=&quot;&quot;;&quot;?&quot;;IF([.P188]=&quot;&quot;;&quot;新規&quot;;IF([.N188]=[.P188];&quot;&quot;;&quot;変更あり&quot;)))">
            <text:p/>
          </table:table-cell>
          <table:table-cell table:style-name="ce9" office:value-type="string" calcext:value-type="string">
            <text:p>-</text:p>
          </table:table-cell>
          <table:table-cell table:style-name="ce8" table:formula="of:=IF([.P188]=&quot;&quot;;&quot;?&quot;;IF([.R188]=&quot;&quot;;&quot;新規&quot;;IF([.P188]=[.R188];&quot;&quot;;&quot;○&quot;)))">
            <text:p/>
          </table:table-cell>
          <table:table-cell table:style-name="ce87" office:value-type="string" calcext:value-type="string">
            <text:p>-</text:p>
          </table:table-cell>
          <table:table-cell table:style-name="ce87" table:number-columns-repeated="2"/>
          <table:table-cell table:style-name="ce94"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5" table:formula="of:=IF(AND([.$A189]&lt;&gt;&quot;&quot;;NOT(ISNUMBER(FIND(&quot;廃止&quot;;[.$D189])));NOT(ISNUMBER(FIND(&quot;廃止&quot;;[.$E189]))));MAX([.$B$1:.$B188])+1;&quot;&quot;)">
            <text:p/>
          </table:table-cell>
          <table:table-cell table:style-name="ce5" table:formula="of:=CONCATENATE([.$D189];&quot;-&quot;;[.$E189])" office:value-type="string" office:string-value="Privacy-20(廃止)-4" calcext:value-type="string">
            <text:p>Privacy-20(廃止)-4</text:p>
          </table:table-cell>
          <table:table-cell table:style-name="ce8" office:value-type="string" calcext:value-type="string">
            <text:p>Privacy-20(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一切送出しないことを強制</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8" office:value-type="string" calcext:value-type="string">
            <text:p>Privacy-43へ移行</text:p>
          </table:table-cell>
          <table:table-cell table:style-name="ce10" table:formula="of:=IF([.K189]=&quot;&quot;;&quot;?&quot;;IF([.N189]=&quot;&quot;;&quot;新規&quot;;IF([.K189]=[.N189];&quot;&quot;;&quot;変更あり&quot;)))">
            <text:p/>
          </table:table-cell>
          <table:table-cell table:style-name="ce8"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189]=&quot;&quot;;&quot;?&quot;;IF([.R189]=&quot;&quot;;&quot;新規&quot;;IF([.P189]=[.R189];&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0]&lt;&gt;&quot;&quot;;NOT(ISNUMBER(FIND(&quot;廃止&quot;;[.$D190])));NOT(ISNUMBER(FIND(&quot;廃止&quot;;[.$E190]))));MAX([.$B$1:.$B189])+1;&quot;&quot;)" office:value-type="float" office:value="159" calcext:value-type="float">
            <text:p>159</text:p>
          </table:table-cell>
          <table:table-cell table:style-name="ce5" table:formula="of:=CONCATENATE([.$D190];&quot;-&quot;;[.$E190])" office:value-type="string" office:string-value="Privacy-21-1" calcext:value-type="string">
            <text:p>Privacy-21-1</text:p>
          </table:table-cell>
          <table:table-cell table:style-name="ce8" office:value-type="string" calcext:value-type="string">
            <text:p>Privacy-2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クラッシュレポート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0]=&quot;&quot;;&quot;?&quot;;IF([.N190]=&quot;&quot;;&quot;新規&quot;;IF([.K190]=[.N190];&quot;&quot;;&quot;変更あり&quot;)))">
            <text:p/>
          </table:table-cell>
          <table:table-cell table:style-name="ce9" office:value-type="string" calcext:value-type="string">
            <text:p>-</text:p>
          </table:table-cell>
          <table:table-cell table:style-name="ce10" table:formula="of:=IF([.N190]=&quot;&quot;;&quot;?&quot;;IF([.P190]=&quot;&quot;;&quot;新規&quot;;IF([.N190]=[.P190];&quot;&quot;;&quot;変更あり&quot;)))">
            <text:p/>
          </table:table-cell>
          <table:table-cell table:style-name="ce9" office:value-type="string" calcext:value-type="string">
            <text:p>-</text:p>
          </table:table-cell>
          <table:table-cell table:style-name="ce8" table:formula="of:=IF([.P190]=&quot;&quot;;&quot;?&quot;;IF([.R190]=&quot;&quot;;&quot;新規&quot;;IF([.P190]=[.R190];&quot;&quot;;&quot;○&quot;)))">
            <text:p/>
          </table:table-cell>
          <table:table-cell table:style-name="ce87" office:value-type="string" calcext:value-type="string">
            <text:p>-</text:p>
          </table:table-cell>
          <table:table-cell table:style-name="ce87" table:number-columns-repeated="2"/>
          <table:table-cell table:style-name="ce94"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5" table:formula="of:=IF(AND([.$A191]&lt;&gt;&quot;&quot;;NOT(ISNUMBER(FIND(&quot;廃止&quot;;[.$D191])));NOT(ISNUMBER(FIND(&quot;廃止&quot;;[.$E191]))));MAX([.$B$1:.$B190])+1;&quot;&quot;)" office:value-type="float" office:value="160" calcext:value-type="float">
            <text:p>160</text:p>
          </table:table-cell>
          <table:table-cell table:style-name="ce5" table:formula="of:=CONCATENATE([.$D191];&quot;-&quot;;[.$E191])" office:value-type="string" office:string-value="Privacy-21-2" calcext:value-type="string">
            <text:p>Privacy-21-2</text:p>
          </table:table-cell>
          <table:table-cell table:style-name="ce8" office:value-type="string" calcext:value-type="string">
            <text:p>Privac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9" office:value-type="string" calcext:value-type="string">
            <text:p>fainstall.ini:</text:p>
            <text:p>[fainstall]</text:p>
            <text:p>AppEnableCrashReport=false</text:p>
            <text:p/>
            <text:p>MCD:</text:p>
            <text:p>lockPref("browser.crashReports.unsubmittedCheck.autoSubmit2", false);</text:p>
            <text:p><text:span text:style-name="T19">lockPref("browser.crashReports.unsubmittedCheck.enabled", false);</text:span></text:p>
            <text:p/>
            <text:p>globalChrome.css:</text:p>
            <text:p>@-moz-document</text:p>
            <text:p>  url-prefix("chrome://browser/content/preferences/in-content/preferences.xul"),</text:p>
            <text:p>  url-prefix("about:preferences") {</text:p>
            <text:p>  automaticallySubmitCrashesBox {</text:p>
            <text:p>    visibility: collapse !important;</text:p>
            <text:p>    -moz-user-focus: ignore !important;</text:p>
            <text:p>  }</text:p>
            <text:p>}</text:p>
          </table:table-cell>
          <table:table-cell table:style-name="ce8" office:value-type="string" calcext:value-type="string">
            <text:p>https://bugzilla.mozilla.org/show_bug.cgi?id=1424373 によりFirefox 52.5.3以降</text:p>
            <text:p>autosubmitはv2としてautoSubmit2へと変更された。</text:p>
            <text:p/>
            <text:p>ESR52の詳細「データの選択パネル」は削除された。</text:p>
          </table:table-cell>
          <table:table-cell table:style-name="ce10" table:formula="of:=IF([.K191]=&quot;&quot;;&quot;?&quot;;IF([.N191]=&quot;&quot;;&quot;新規&quot;;IF([.K191]=[.N191];&quot;&quot;;&quot;変更あり&quot;)))" office:value-type="string" office:string-value="変更あり" calcext:value-type="string">
            <text:p>変更あり</text:p>
          </table:table-cell>
          <table:table-cell table:style-name="ce9"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ext:p/>
            <text:p><text:span text:style-name="T31">[20180213:藤本]</text:span></text:p>
            <text:p><text:span text:style-name="T31">fainstall.iniの部分は未検証です。</text:span></text:p>
          </table:table-cell>
          <table:table-cell table:style-name="ce10" table:formula="of:=IF([.N191]=&quot;&quot;;&quot;?&quot;;IF([.P191]=&quot;&quot;;&quot;新規&quot;;IF([.N191]=[.P191];&quot;&quot;;&quot;変更あり&quot;)))" office:value-type="string" office:string-value="変更あり" calcext:value-type="string">
            <text:p>変更あり</text:p>
          </table:table-cell>
          <table:table-cell table:style-name="ce9" office:value-type="string" calcext:value-type="string">
            <text:p>[fainstall]</text:p>
            <text:p>AppEnableCrashReport=false</text:p>
          </table:table-cell>
          <table:table-cell table:style-name="ce8" table:formula="of:=IF([.P191]=&quot;&quot;;&quot;?&quot;;IF([.R191]=&quot;&quot;;&quot;新規&quot;;IF([.P191]=[.R191];&quot;&quot;;&quot;○&quot;)))">
            <text:p/>
          </table:table-cell>
          <table:table-cell table:style-name="ce87" office:value-type="string" calcext:value-type="string">
            <text:p>[fainstall]</text:p>
            <text:p>AppEnableCrashReport=false</text:p>
          </table:table-cell>
          <table:table-cell table:style-name="ce87" office:value-type="string" calcext:value-type="string">
            <text:p>変更無し</text:p>
          </table:table-cell>
          <table:table-cell table:style-name="ce87" office:value-type="string" calcext:value-type="string">
            <text:p>[fainstall]</text:p>
            <text:p>AppEnableCrashReport=false</text:p>
          </table:table-cell>
          <table:table-cell table:style-name="ce94"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2]&lt;&gt;&quot;&quot;;NOT(ISNUMBER(FIND(&quot;廃止&quot;;[.$D192])));NOT(ISNUMBER(FIND(&quot;廃止&quot;;[.$E192]))));MAX([.$B$1:.$B191])+1;&quot;&quot;)" office:value-type="float" office:value="161" calcext:value-type="float">
            <text:p>161</text:p>
          </table:table-cell>
          <table:table-cell table:style-name="ce5" table:formula="of:=CONCATENATE([.$D192];&quot;-&quot;;[.$E192])" office:value-type="string" office:string-value="Privacy-22-1" calcext:value-type="string">
            <text:p>Privacy-22-1</text:p>
          </table:table-cell>
          <table:table-cell table:style-name="ce8" office:value-type="string" calcext:value-type="string">
            <text:p>Privacy-2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Firefox Syncの利用の可否</text:p>
          </table:table-cell>
          <table:table-cell table:style-name="ce19" office:value-type="string" calcext:value-type="string" table:number-columns-spanned="1" table:number-rows-spanned="3">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10" office:value-type="string" calcext:value-type="string">
            <text:p>-</text:p>
          </table:table-cell>
          <table:table-cell table:style-name="ce10"/>
          <table:table-cell table:style-name="ce10" table:formula="of:=IF([.K192]=&quot;&quot;;&quot;?&quot;;IF([.N192]=&quot;&quot;;&quot;新規&quot;;IF([.K192]=[.N192];&quot;&quot;;&quot;変更あり&quot;)))">
            <text:p/>
          </table:table-cell>
          <table:table-cell table:style-name="ce10" office:value-type="string" calcext:value-type="string">
            <text:p>-</text:p>
          </table:table-cell>
          <table:table-cell table:style-name="ce10" table:formula="of:=IF([.N192]=&quot;&quot;;&quot;?&quot;;IF([.P192]=&quot;&quot;;&quot;新規&quot;;IF([.N192]=[.P192];&quot;&quot;;&quot;変更あり&quot;)))">
            <text:p/>
          </table:table-cell>
          <table:table-cell table:style-name="ce9" office:value-type="string" calcext:value-type="string">
            <text:p>-</text:p>
          </table:table-cell>
          <table:table-cell table:style-name="ce8" table:formula="of:=IF([.P192]=&quot;&quot;;&quot;?&quot;;IF([.R192]=&quot;&quot;;&quot;新規&quot;;IF([.P192]=[.R192];&quot;&quot;;&quot;○&quot;)))">
            <text:p/>
          </table:table-cell>
          <table:table-cell table:style-name="ce87" office:value-type="string" calcext:value-type="string">
            <text:p>-</text:p>
          </table:table-cell>
          <table:table-cell table:style-name="ce87" table:number-columns-repeated="2"/>
          <table:table-cell table:style-name="ce94"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5" table:formula="of:=IF(AND([.$A193]&lt;&gt;&quot;&quot;;NOT(ISNUMBER(FIND(&quot;廃止&quot;;[.$D193])));NOT(ISNUMBER(FIND(&quot;廃止&quot;;[.$E193]))));MAX([.$B$1:.$B192])+1;&quot;&quot;)" office:value-type="float" office:value="162" calcext:value-type="float">
            <text:p>162</text:p>
          </table:table-cell>
          <table:table-cell table:style-name="ce5" table:formula="of:=CONCATENATE([.$D193];&quot;-&quot;;[.$E193])" office:value-type="string" office:string-value="Privacy-22-2" calcext:value-type="string">
            <text:p>Privacy-22-2</text:p>
          </table:table-cell>
          <table:table-cell table:style-name="ce8" office:value-type="string" calcext:value-type="string">
            <text:p>Privacy-2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1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10"/>
          <table:table-cell table:style-name="ce10" table:formula="of:=IF([.K193]=&quot;&quot;;&quot;?&quot;;IF([.N193]=&quot;&quot;;&quot;新規&quot;;IF([.K193]=[.N19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93]=&quot;&quot;;&quot;?&quot;;IF([.P193]=&quot;&quot;;&quot;新規&quot;;IF([.N193]=[.P193];&quot;&quot;;&quot;変更あり&quot;)))">
            <text:p/>
          </table:table-cell>
          <table:table-cell table:style-name="ce9" office:value-type="string" calcext:value-type="string">
            <text:p>-</text:p>
          </table:table-cell>
          <table:table-cell table:style-name="ce8" table:formula="of:=IF([.P193]=&quot;&quot;;&quot;?&quot;;IF([.R193]=&quot;&quot;;&quot;新規&quot;;IF([.P193]=[.R193];&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5" table:formula="of:=IF(AND([.$A194]&lt;&gt;&quot;&quot;;NOT(ISNUMBER(FIND(&quot;廃止&quot;;[.$D194])));NOT(ISNUMBER(FIND(&quot;廃止&quot;;[.$E194]))));MAX([.$B$1:.$B193])+1;&quot;&quot;)" office:value-type="float" office:value="163" calcext:value-type="float">
            <text:p>163</text:p>
          </table:table-cell>
          <table:table-cell table:style-name="ce5" table:formula="of:=CONCATENATE([.$D194];&quot;-&quot;;[.$E194])" office:value-type="string" office:string-value="Privacy-22-3" calcext:value-type="string">
            <text:p>Privacy-22-3</text:p>
          </table:table-cell>
          <table:table-cell table:style-name="ce8" office:value-type="string" calcext:value-type="string">
            <text:p>Privacy-2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禁止する</text:p>
          </table:table-cell>
          <table:table-cell table:style-name="ce8" office:value-type="string" calcext:value-type="string">
            <text:p>MCDで設定を反映する</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table-cell table:style-name="ce10" table:formula="of:=IF([.K194]=&quot;&quot;;&quot;?&quot;;IF([.N194]=&quot;&quot;;&quot;新規&quot;;IF([.K194]=[.N19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94]=&quot;&quot;;&quot;?&quot;;IF([.P194]=&quot;&quot;;&quot;新規&quot;;IF([.N194]=[.P19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195]&lt;&gt;&quot;&quot;;NOT(ISNUMBER(FIND(&quot;廃止&quot;;[.$D195])));NOT(ISNUMBER(FIND(&quot;廃止&quot;;[.$E195]))));MAX([.$B$1:.$B194])+1;&quot;&quot;)">
            <text:p/>
          </table:table-cell>
          <table:table-cell table:style-name="ce5" table:formula="of:=CONCATENATE([.$D195];&quot;-&quot;;[.$E195])" office:value-type="string" office:string-value="Privacy-23（廃止）-1" calcext:value-type="string">
            <text:p>Privacy-23（廃止）-1</text:p>
          </table:table-cell>
          <table:table-cell table:style-name="ce8" office:value-type="string" calcext:value-type="string">
            <text:p>Privacy-2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ソーシャル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5]=&quot;&quot;;&quot;?&quot;;IF([.N195]=&quot;&quot;;&quot;新規&quot;;IF([.K195]=[.N195];&quot;&quot;;&quot;変更あり&quot;)))">
            <text:p/>
          </table:table-cell>
          <table:table-cell table:style-name="ce9" office:value-type="string" calcext:value-type="string">
            <text:p>-</text:p>
          </table:table-cell>
          <table:table-cell table:style-name="ce10" table:formula="of:=IF([.N195]=&quot;&quot;;&quot;?&quot;;IF([.P195]=&quot;&quot;;&quot;新規&quot;;IF([.N195]=[.P195];&quot;&quot;;&quot;変更あり&quot;)))">
            <text:p/>
          </table:table-cell>
          <table:table-cell table:style-name="ce61" office:value-type="string" calcext:value-type="string">
            <text:p>-</text:p>
          </table:table-cell>
          <table:table-cell table:style-name="ce8" table:formula="of:=IF([.P195]=&quot;&quot;;&quot;?&quot;;IF([.R195]=&quot;&quot;;&quot;新規&quot;;IF([.P195]=[.R195];&quot;&quot;;&quot;○&quot;)))">
            <text:p/>
          </table:table-cell>
          <table:table-cell table:style-name="ce9" office:value-type="string" calcext:value-type="string">
            <text:p>-</text:p>
          </table:table-cell>
          <table:table-cell table:style-name="ce87" office:value-type="string" calcext:value-type="string">
            <text:p>lockPref("social.remote-install.enabled", true);</text:p>
            <text:p>lockPref("social.toast-notifications.enabled", true);</text:p>
          </table:table-cell>
          <table:table-cell table:style-name="ce87" office:value-type="string" calcext:value-type="string">
            <text:p>-</text:p>
          </table:table-cell>
          <table:table-cell table:style-name="ce94"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5" table:formula="of:=IF(AND([.$A196]&lt;&gt;&quot;&quot;;NOT(ISNUMBER(FIND(&quot;廃止&quot;;[.$D196])));NOT(ISNUMBER(FIND(&quot;廃止&quot;;[.$E196]))));MAX([.$B$1:.$B195])+1;&quot;&quot;)">
            <text:p/>
          </table:table-cell>
          <table:table-cell table:style-name="ce5" table:formula="of:=CONCATENATE([.$D196];&quot;-&quot;;[.$E196])" office:value-type="string" office:string-value="Privacy-23（廃止）-2" calcext:value-type="string">
            <text:p>Privacy-23（廃止）-2</text:p>
          </table:table-cell>
          <table:table-cell table:style-name="ce8" office:value-type="string" calcext:value-type="string">
            <text:p>Privacy-2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Security-11に統合</text:p>
          </table:table-cell>
          <table:table-cell table:style-name="ce60"/>
          <table:table-cell table:style-name="ce10" table:formula="of:=IF([.K196]=&quot;&quot;;&quot;?&quot;;IF([.N196]=&quot;&quot;;&quot;新規&quot;;IF([.K196]=[.N196];&quot;&quot;;&quot;変更あり&quot;)))">
            <text:p/>
          </table:table-cell>
          <table:table-cell table:style-name="ce60" office:value-type="string" calcext:value-type="string">
            <text:p>Security-11に統合</text:p>
          </table:table-cell>
          <table:table-cell table:style-name="ce10" table:formula="of:=IF([.N196]=&quot;&quot;;&quot;?&quot;;IF([.P196]=&quot;&quot;;&quot;新規&quot;;IF([.N196]=[.P196];&quot;&quot;;&quot;変更あり&quot;)))">
            <text:p/>
          </table:table-cell>
          <table:table-cell table:style-name="ce88" office:value-type="string" calcext:value-type="string">
            <text:p>Security-11に統合</text:p>
          </table:table-cell>
          <table:table-cell table:style-name="ce8" table:formula="of:=IF([.P196]=&quot;&quot;;&quot;?&quot;;IF([.R196]=&quot;&quot;;&quot;新規&quot;;IF([.P196]=[.R196];&quot;&quot;;&quot;○&quot;)))" office:value-type="string" office:string-value="○" calcext:value-type="string">
            <text:p>○</text:p>
          </table:table-cell>
          <table:table-cell table:style-name="ce6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7" office:value-type="string" calcext:value-type="string">
            <text:p>lockPref("social.remote-install.enabled", false);</text:p>
            <text:p>lockPref("social.toast-notifications.enabled", false);</text:p>
          </table:table-cell>
          <table:table-cell table:style-name="ce87" office:value-type="string" calcext:value-type="string">
            <text:p>-</text:p>
          </table:table-cell>
          <table:table-cell table:style-name="ce94"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197]&lt;&gt;&quot;&quot;;NOT(ISNUMBER(FIND(&quot;廃止&quot;;[.$D197])));NOT(ISNUMBER(FIND(&quot;廃止&quot;;[.$E197]))));MAX([.$B$1:.$B196])+1;&quot;&quot;)" office:value-type="float" office:value="164" calcext:value-type="float">
            <text:p>164</text:p>
          </table:table-cell>
          <table:table-cell table:style-name="ce5" table:formula="of:=CONCATENATE([.$D197];&quot;-&quot;;[.$E197])" office:value-type="string" office:string-value="Privacy-24-1" calcext:value-type="string">
            <text:p>Privacy-24-1</text:p>
          </table:table-cell>
          <table:table-cell table:style-name="ce8" office:value-type="string" calcext:value-type="string">
            <text:p>Privacy-2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アカウント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197]=&quot;&quot;;&quot;?&quot;;IF([.N197]=&quot;&quot;;&quot;新規&quot;;IF([.K197]=[.N197];&quot;&quot;;&quot;変更あり&quot;)))">
            <text:p/>
          </table:table-cell>
          <table:table-cell table:style-name="ce9" office:value-type="string" calcext:value-type="string">
            <text:p>-</text:p>
          </table:table-cell>
          <table:table-cell table:style-name="ce10" table:formula="of:=IF([.N197]=&quot;&quot;;&quot;?&quot;;IF([.P197]=&quot;&quot;;&quot;新規&quot;;IF([.N197]=[.P197];&quot;&quot;;&quot;変更あり&quot;)))">
            <text:p/>
          </table:table-cell>
          <table:table-cell table:style-name="ce9" office:value-type="string" calcext:value-type="string">
            <text:p>-</text:p>
          </table:table-cell>
          <table:table-cell table:style-name="ce8" table:formula="of:=IF([.P197]=&quot;&quot;;&quot;?&quot;;IF([.R197]=&quot;&quot;;&quot;新規&quot;;IF([.P197]=[.R197];&quot;&quot;;&quot;○&quot;)))">
            <text:p/>
          </table:table-cell>
          <table:table-cell table:style-name="ce87" office:value-type="string" calcext:value-type="string">
            <text:p>-</text:p>
          </table:table-cell>
          <table:table-cell table:style-name="ce87"/>
          <table:table-cell table:style-name="ce87" office:value-type="string" calcext:value-type="string">
            <text:p>-</text:p>
          </table:table-cell>
          <table:table-cell table:style-name="ce94"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5" table:formula="of:=IF(AND([.$A198]&lt;&gt;&quot;&quot;;NOT(ISNUMBER(FIND(&quot;廃止&quot;;[.$D198])));NOT(ISNUMBER(FIND(&quot;廃止&quot;;[.$E198]))));MAX([.$B$1:.$B197])+1;&quot;&quot;)" office:value-type="float" office:value="165" calcext:value-type="float">
            <text:p>165</text:p>
          </table:table-cell>
          <table:table-cell table:style-name="ce5" table:formula="of:=CONCATENATE([.$D198];&quot;-&quot;;[.$E198])" office:value-type="string" office:string-value="Privacy-24-2" calcext:value-type="string">
            <text:p>Privacy-24-2</text:p>
          </table:table-cell>
          <table:table-cell table:style-name="ce8" office:value-type="string" calcext:value-type="string">
            <text:p>Privac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8">lockPref("identity.fxaccounts.remote.root","");</text:span></text:p>
            <text:p><text:span text:style-name="T18">lockPref("identity.fxaccounts.remote.connectdevice.uri","");</text:span></text:p>
            <text:p><text:span text:style-name="T18">lockPref("identity.fxaccounts.remote.email.uri","");</text:span></text:p>
            <text:p><text:span text:style-name="T1">lockPref("identity.fxaccounts.settings.devices.uri", "");</text:span></text:p>
            <text:p><text:span text:style-name="T18">lockPref("identity.fxaccounts.settings.uri","");</text:span></text:p>
            <text:p/>
          </table:table-cell>
          <table:table-cell table:style-name="ce10"/>
          <table:table-cell table:style-name="ce10" table:formula="of:=IF([.K198]=&quot;&quot;;&quot;?&quot;;IF([.N198]=&quot;&quot;;&quot;新規&quot;;IF([.K198]=[.N198];&quot;&quot;;&quot;変更あり&quot;)))" office:value-type="string" office:string-value="変更あり" calcext:value-type="string">
            <text:p>変更あり</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ext:p/>
          </table:table-cell>
          <table:table-cell table:style-name="ce10" table:formula="of:=IF([.N198]=&quot;&quot;;&quot;?&quot;;IF([.P198]=&quot;&quot;;&quot;新規&quot;;IF([.N198]=[.P198];&quot;&quot;;&quot;変更あり&quot;)))" office:value-type="string" office:string-value="変更あり" calcext:value-type="string">
            <text:p>変更あり</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8" table:formula="of:=IF([.P198]=&quot;&quot;;&quot;?&quot;;IF([.R198]=&quot;&quot;;&quot;新規&quot;;IF([.P198]=[.R198];&quot;&quot;;&quot;○&quot;)))" office:value-type="string" office:string-value="○" calcext:value-type="string">
            <text:p>○</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8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87" office:value-type="string" calcext:value-type="string">
            <text:p>-</text:p>
          </table:table-cell>
          <table:table-cell table:style-name="ce94"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199]&lt;&gt;&quot;&quot;;NOT(ISNUMBER(FIND(&quot;廃止&quot;;[.$D199])));NOT(ISNUMBER(FIND(&quot;廃止&quot;;[.$E199]))));MAX([.$B$1:.$B198])+1;&quot;&quot;)">
            <text:p/>
          </table:table-cell>
          <table:table-cell table:style-name="ce5" table:formula="of:=CONCATENATE([.$D199];&quot;-&quot;;[.$E199])" office:value-type="string" office:string-value="Privacy-25（廃止）-1" calcext:value-type="string">
            <text:p>Privacy-25（廃止）-1</text:p>
          </table:table-cell>
          <table:table-cell table:style-name="ce8" office:value-type="string" calcext:value-type="string">
            <text:p>Privacy-25（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 Hello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199]=&quot;&quot;;&quot;?&quot;;IF([.N199]=&quot;&quot;;&quot;新規&quot;;IF([.K199]=[.N199];&quot;&quot;;&quot;変更あり&quot;)))">
            <text:p/>
          </table:table-cell>
          <table:table-cell table:style-name="ce10" office:value-type="string" calcext:value-type="string">
            <text:p>-（Firefox 52で廃止）</text:p>
          </table:table-cell>
          <table:table-cell table:style-name="ce10" table:formula="of:=IF([.N199]=&quot;&quot;;&quot;?&quot;;IF([.P199]=&quot;&quot;;&quot;新規&quot;;IF([.N199]=[.P199];&quot;&quot;;&quot;変更あり&quot;)))" office:value-type="string" office:string-value="変更あり" calcext:value-type="string">
            <text:p>変更あり</text:p>
          </table:table-cell>
          <table:table-cell table:style-name="ce9" office:value-type="string" calcext:value-type="string">
            <text:p>lockPref("loop.enabled",true);</text:p>
          </table:table-cell>
          <table:table-cell table:style-name="ce8" table:formula="of:=IF([.P199]=&quot;&quot;;&quot;?&quot;;IF([.R199]=&quot;&quot;;&quot;新規&quot;;IF([.P199]=[.R199];&quot;&quot;;&quot;○&quot;)))">
            <text:p/>
          </table:table-cell>
          <table:table-cell table:number-columns-repeated="2" table:style-name="ce87" office:value-type="string" calcext:value-type="string">
            <text:p>lockPref("loop.enabled",true);</text:p>
          </table:table-cell>
          <table:table-cell table:style-name="ce87" office:value-type="string" calcext:value-type="string">
            <text:p>-</text:p>
          </table:table-cell>
          <table:table-cell table:style-name="ce94"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5" table:formula="of:=IF(AND([.$A200]&lt;&gt;&quot;&quot;;NOT(ISNUMBER(FIND(&quot;廃止&quot;;[.$D200])));NOT(ISNUMBER(FIND(&quot;廃止&quot;;[.$E200]))));MAX([.$B$1:.$B199])+1;&quot;&quot;)">
            <text:p/>
          </table:table-cell>
          <table:table-cell table:style-name="ce5" table:formula="of:=CONCATENATE([.$D200];&quot;-&quot;;[.$E200])" office:value-type="string" office:string-value="Privacy-25（廃止）-2" calcext:value-type="string">
            <text:p>Privacy-25（廃止）-2</text:p>
          </table:table-cell>
          <table:table-cell table:style-name="ce8" office:value-type="string" calcext:value-type="string">
            <text:p>Privacy-2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Firefox 52で廃止）</text:p>
          </table:table-cell>
          <table:table-cell table:style-name="ce10"/>
          <table:table-cell table:style-name="ce10" table:formula="of:=IF([.K200]=&quot;&quot;;&quot;?&quot;;IF([.N200]=&quot;&quot;;&quot;新規&quot;;IF([.K200]=[.N200];&quot;&quot;;&quot;変更あり&quot;)))">
            <text:p/>
          </table:table-cell>
          <table:table-cell table:style-name="ce10" office:value-type="string" calcext:value-type="string">
            <text:p>-（Firefox 52で廃止）</text:p>
          </table:table-cell>
          <table:table-cell table:style-name="ce10" table:formula="of:=IF([.N200]=&quot;&quot;;&quot;?&quot;;IF([.P200]=&quot;&quot;;&quot;新規&quot;;IF([.N200]=[.P200];&quot;&quot;;&quot;変更あり&quot;)))" office:value-type="string" office:string-value="変更あり" calcext:value-type="string">
            <text:p>変更あり</text:p>
          </table:table-cell>
          <table:table-cell table:style-name="ce87" office:value-type="string" calcext:value-type="string">
            <text:p>MCD:</text:p>
            <text:p><text:span text:style-name="T11">lockPref("loop.enabled",false);</text:span></text:p>
            <text:p><text:span text:style-name="T11">lockPref("loop.server", "");</text:span></text:p>
            <text:p><text:span text:style-name="T12">lockPref("loop.facebook.fallbackUrl", "");</text:span></text:p>
            <text:p><text:span text:style-name="T11">lockPref("loop.facebook.shareUrl", "");</text:span></text:p>
            <text:p><text:span text:style-name="T11">lockPref("loop.feedback.baseUrl", "");</text:span></text:p>
            <text:p><text:span text:style-name="T11">lockPref("loop.feedback.formURL", "");</text:span></text:p>
            <text:p><text:span text:style-name="T11">lockPref("loop.feedback.manualFormURL", "");</text:span></text:p>
            <text:p><text:span text:style-name="T11">lockPref("loop.gettingStarted.url", "");</text:span></text:p>
            <text:p><text:span text:style-name="T11">lockPref("loop.learnMoreUrl", "");</text:span></text:p>
            <text:p><text:span text:style-name="T11">lockPref("loop.legal.ToS_url", "");</text:span></text:p>
            <text:p><text:span text:style-name="T11">lockPref("loop.legal.privacy_url", "");</text:span></text:p>
            <text:p><text:span text:style-name="T11">lockPref("loop.linkChecker.url", "");</text:span></text:p>
            <text:p><text:span text:style-name="T11">lockPref("loop.oauth.google.scope", "");</text:span></text:p>
            <text:p><text:span text:style-name="T11">lockPref("loop.support_url", "");</text:span></text:p>
            <text:p><text:span text:style-name="T11">lockPref("loop.CSP", "");</text:span></text:p>
            <text:p><text:span text:style-name="T11">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8" table:formula="of:=IF([.P200]=&quot;&quot;;&quot;?&quot;;IF([.R200]=&quot;&quot;;&quot;新規&quot;;IF([.P200]=[.R200];&quot;&quot;;&quot;○&quot;)))" office:value-type="string" office:string-value="○" calcext:value-type="string">
            <text:p>○</text:p>
          </table:table-cell>
          <table:table-cell table:style-name="ce87"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87" office:value-type="string" calcext:value-type="string">
            <text:p>lockPref("loop.enabled",false);</text:p>
          </table:table-cell>
          <table:table-cell table:style-name="ce87" office:value-type="string" calcext:value-type="string">
            <text:p>-</text:p>
          </table:table-cell>
          <table:table-cell table:style-name="ce94"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1]&lt;&gt;&quot;&quot;;NOT(ISNUMBER(FIND(&quot;廃止&quot;;[.$D201])));NOT(ISNUMBER(FIND(&quot;廃止&quot;;[.$E201]))));MAX([.$B$1:.$B200])+1;&quot;&quot;)" office:value-type="float" office:value="166" calcext:value-type="float">
            <text:p>166</text:p>
          </table:table-cell>
          <table:table-cell table:style-name="ce5" table:formula="of:=CONCATENATE([.$D201];&quot;-&quot;;[.$E201])" office:value-type="string" office:string-value="Privacy-26-1" calcext:value-type="string">
            <text:p>Privacy-26-1</text:p>
          </table:table-cell>
          <table:table-cell table:style-name="ce8" office:value-type="string" calcext:value-type="string">
            <text:p>Privacy-2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8" office:value-type="string" calcext:value-type="string" table:number-columns-spanned="1" table:number-rows-spanned="2">
            <text:p>「忘れる」ボタン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1]=&quot;&quot;;&quot;?&quot;;IF([.N201]=&quot;&quot;;&quot;新規&quot;;IF([.K201]=[.N201];&quot;&quot;;&quot;変更あり&quot;)))">
            <text:p/>
          </table:table-cell>
          <table:table-cell table:style-name="ce9" office:value-type="string" calcext:value-type="string">
            <text:p>-</text:p>
          </table:table-cell>
          <table:table-cell table:style-name="ce10" table:formula="of:=IF([.N201]=&quot;&quot;;&quot;?&quot;;IF([.P201]=&quot;&quot;;&quot;新規&quot;;IF([.N201]=[.P201];&quot;&quot;;&quot;変更あり&quot;)))">
            <text:p/>
          </table:table-cell>
          <table:table-cell table:style-name="ce9" office:value-type="string" calcext:value-type="string">
            <text:p>-</text:p>
          </table:table-cell>
          <table:table-cell table:style-name="ce8" table:formula="of:=IF([.P201]=&quot;&quot;;&quot;?&quot;;IF([.R201]=&quot;&quot;;&quot;新規&quot;;IF([.P201]=[.R201];&quot;&quot;;&quot;○&quot;)))">
            <text:p/>
          </table:table-cell>
          <table:table-cell table:style-name="ce87" office:value-type="string" calcext:value-type="string">
            <text:p>-</text:p>
          </table:table-cell>
          <table:table-cell table:style-name="ce87" table:number-columns-repeated="2"/>
          <table:table-cell table:style-name="ce94"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5" table:formula="of:=IF(AND([.$A202]&lt;&gt;&quot;&quot;;NOT(ISNUMBER(FIND(&quot;廃止&quot;;[.$D202])));NOT(ISNUMBER(FIND(&quot;廃止&quot;;[.$E202]))));MAX([.$B$1:.$B201])+1;&quot;&quot;)" office:value-type="float" office:value="167" calcext:value-type="float">
            <text:p>167</text:p>
          </table:table-cell>
          <table:table-cell table:style-name="ce5" table:formula="of:=CONCATENATE([.$D202];&quot;-&quot;;[.$E202])" office:value-type="string" office:string-value="Privacy-26-2" calcext:value-type="string">
            <text:p>Privacy-26-2</text:p>
          </table:table-cell>
          <table:table-cell table:style-name="ce8" office:value-type="string" calcext:value-type="string">
            <text:p>Privac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table-cell table:style-name="ce10" table:formula="of:=IF([.K202]=&quot;&quot;;&quot;?&quot;;IF([.N202]=&quot;&quot;;&quot;新規&quot;;IF([.K202]=[.N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202]=&quot;&quot;;&quot;?&quot;;IF([.P202]=&quot;&quot;;&quot;新規&quot;;IF([.N202]=[.P202];&quot;&quot;;&quot;変更あり&quot;)))">
            <text:p/>
          </table:table-cell>
          <table:table-cell table:style-name="ce9"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 table:formula="of:=IF([.P202]=&quot;&quot;;&quot;?&quot;;IF([.R202]=&quot;&quot;;&quot;新規&quot;;IF([.P202]=[.R202];&quot;&quot;;&quot;○&quot;)))">
            <text:p/>
          </table:table-cell>
          <table:table-cell table:style-name="ce87"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87" table:number-columns-repeated="2"/>
          <table:table-cell table:style-name="ce94"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03]&lt;&gt;&quot;&quot;;NOT(ISNUMBER(FIND(&quot;廃止&quot;;[.$D203])));NOT(ISNUMBER(FIND(&quot;廃止&quot;;[.$E203]))));MAX([.$B$1:.$B202])+1;&quot;&quot;)" office:value-type="float" office:value="168" calcext:value-type="float">
            <text:p>168</text:p>
          </table:table-cell>
          <table:table-cell table:style-name="ce5" table:formula="of:=CONCATENATE([.$D203];&quot;-&quot;;[.$E203])" office:value-type="string" office:string-value="Privacy-27-1" calcext:value-type="string">
            <text:p>Privacy-27-1</text:p>
          </table:table-cell>
          <table:table-cell table:style-name="ce8" office:value-type="string" calcext:value-type="string">
            <text:p>Privacy-2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Pocket（リーディングリスト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03]=&quot;&quot;;&quot;?&quot;;IF([.N203]=&quot;&quot;;&quot;新規&quot;;IF([.K203]=[.N203];&quot;&quot;;&quot;変更あり&quot;)))">
            <text:p/>
          </table:table-cell>
          <table:table-cell table:style-name="ce9" office:value-type="string" calcext:value-type="string">
            <text:p>-</text:p>
          </table:table-cell>
          <table:table-cell table:style-name="ce10" table:formula="of:=IF([.N203]=&quot;&quot;;&quot;?&quot;;IF([.P203]=&quot;&quot;;&quot;新規&quot;;IF([.N203]=[.P203];&quot;&quot;;&quot;変更あり&quot;)))">
            <text:p/>
          </table:table-cell>
          <table:table-cell table:style-name="ce9" office:value-type="string" calcext:value-type="string">
            <text:p>-</text:p>
          </table:table-cell>
          <table:table-cell table:style-name="ce8" table:formula="of:=IF([.P203]=&quot;&quot;;&quot;?&quot;;IF([.R203]=&quot;&quot;;&quot;新規&quot;;IF([.P203]=[.R203];&quot;&quot;;&quot;○&quot;)))">
            <text:p/>
          </table:table-cell>
          <table:table-cell table:style-name="ce87" office:value-type="string" calcext:value-type="string">
            <text:p>-</text:p>
          </table:table-cell>
          <table:table-cell table:style-name="ce87" table:number-columns-repeated="2"/>
          <table:table-cell table:style-name="ce94"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5" table:formula="of:=IF(AND([.$A204]&lt;&gt;&quot;&quot;;NOT(ISNUMBER(FIND(&quot;廃止&quot;;[.$D204])));NOT(ISNUMBER(FIND(&quot;廃止&quot;;[.$E204]))));MAX([.$B$1:.$B203])+1;&quot;&quot;)" office:value-type="float" office:value="169" calcext:value-type="float">
            <text:p>169</text:p>
          </table:table-cell>
          <table:table-cell table:style-name="ce5" table:formula="of:=CONCATENATE([.$D204];&quot;-&quot;;[.$E204])" office:value-type="string" office:string-value="Privacy-27-2" calcext:value-type="string">
            <text:p>Privacy-27-2</text:p>
          </table:table-cell>
          <table:table-cell table:style-name="ce8" office:value-type="string" calcext:value-type="string">
            <text:p>Privac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60" office:value-type="string" calcext:value-type="string">
            <text:p><text:span text:style-name="T2">MCD:</text:span></text:p>
            <text:p><text:span text:style-name="T16">lockPref("extensions.pocket.enabled", false);</text:span></text:p>
            <text:p><text:span text:style-name="T16">lockPref("extensions.pocket.api", "");</text:span></text:p>
            <text:p><text:span text:style-name="T16">lockPref("extensions.pocket.site", "");</text:span></text:p>
            <text:p/>
            <text:p><text:span text:style-name="T2">globalChrome.css:</text:span></text:p>
            <text:p><text:span text:style-name="T2">@-moz-document url-prefix("chrome://browser/content/browser.xul") {</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60"/>
          <table:table-cell table:style-name="ce10" table:formula="of:=IF([.K204]=&quot;&quot;;&quot;?&quot;;IF([.N204]=&quot;&quot;;&quot;新規&quot;;IF([.K204]=[.N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er.detectedFirstArticle", true);</text:span></text:p>
            <text:p><text:span text:style-name="T16">lockPref("extensions.pocket.enabled", false);</text:span></text:p>
            <text:p><text:span text:style-name="T16">lockPref("extensions.pocket.api", "");</text:span></text:p>
            <text:p><text:span text:style-name="T16">lockPref("extensions.pocket.site", "");</text:span></text:p>
            <text:p><text:span text:style-name="T16">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ext:p/>
            <text:p/>
          </table:table-cell>
          <table:table-cell table:style-name="ce10" table:formula="of:=IF([.N204]=&quot;&quot;;&quot;?&quot;;IF([.P204]=&quot;&quot;;&quot;新規&quot;;IF([.N204]=[.P204];&quot;&quot;;&quot;変更あり&quot;)))" office:value-type="string" office:string-value="変更あり" calcext:value-type="string">
            <text:p>変更あり</text:p>
          </table:table-cell>
          <table:table-cell table:style-name="ce6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6">lockPref("browser.pocket.enabled", false);</text:span></text:p>
            <text:p><text:span text:style-name="T16">lockPref("browser.pocket.api", "");</text:span></text:p>
            <text:p><text:span text:style-name="T16">lockPref("browser.pocket.site", "");</text:span></text:p>
            <text:p><text:span text:style-name="T16">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8" table:formula="of:=IF([.P204]=&quot;&quot;;&quot;?&quot;;IF([.R204]=&quot;&quot;;&quot;新規&quot;;IF([.P204]=[.R204];&quot;&quot;;&quot;○&quot;)))" office:value-type="string" office:string-value="○" calcext:value-type="string">
            <text:p>○</text:p>
          </table:table-cell>
          <table:table-cell table:style-name="ce87"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87" table:number-columns-repeated="2"/>
          <table:table-cell table:style-name="ce94"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05]&lt;&gt;&quot;&quot;;NOT(ISNUMBER(FIND(&quot;廃止&quot;;[.$D205])));NOT(ISNUMBER(FIND(&quot;廃止&quot;;[.$E205]))));MAX([.$B$1:.$B204])+1;&quot;&quot;)">
            <text:p/>
          </table:table-cell>
          <table:table-cell table:style-name="ce5" table:formula="of:=CONCATENATE([.$D205];&quot;-&quot;;[.$E205])" office:value-type="string" office:string-value="Privacy-28（廃止）-1" calcext:value-type="string">
            <text:p>Privacy-28（廃止）-1</text:p>
          </table:table-cell>
          <table:table-cell table:style-name="ce8" office:value-type="string" calcext:value-type="string">
            <text:p>Privacy-2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その他、プライバシー情報に関わる一切の機能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5]=&quot;&quot;;&quot;?&quot;;IF([.N205]=&quot;&quot;;&quot;新規&quot;;IF([.K205]=[.N205];&quot;&quot;;&quot;変更あり&quot;)))">
            <text:p/>
          </table:table-cell>
          <table:table-cell table:style-name="ce10" office:value-type="string" calcext:value-type="string">
            <text:p>Security-15に統合</text:p>
          </table:table-cell>
          <table:table-cell table:style-name="ce10" table:formula="of:=IF([.N205]=&quot;&quot;;&quot;?&quot;;IF([.P205]=&quot;&quot;;&quot;新規&quot;;IF([.N205]=[.P205];&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05]=&quot;&quot;;&quot;?&quot;;IF([.R205]=&quot;&quot;;&quot;新規&quot;;IF([.P205]=[.R205];&quot;&quot;;&quot;○&quot;)))">
            <text:p/>
          </table:table-cell>
          <table:table-cell table:style-name="ce87" office:value-type="string" calcext:value-type="string">
            <text:p>-</text:p>
          </table:table-cell>
          <table:table-cell table:style-name="ce87" table:number-columns-repeated="2"/>
          <table:table-cell table:style-name="ce94"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5" table:formula="of:=IF(AND([.$A206]&lt;&gt;&quot;&quot;;NOT(ISNUMBER(FIND(&quot;廃止&quot;;[.$D206])));NOT(ISNUMBER(FIND(&quot;廃止&quot;;[.$E206]))));MAX([.$B$1:.$B205])+1;&quot;&quot;)">
            <text:p/>
          </table:table-cell>
          <table:table-cell table:style-name="ce5" table:formula="of:=CONCATENATE([.$D206];&quot;-&quot;;[.$E206])" office:value-type="string" office:string-value="Privacy-28（廃止）-2" calcext:value-type="string">
            <text:p>Privacy-28（廃止）-2</text:p>
          </table:table-cell>
          <table:table-cell table:style-name="ce8" office:value-type="string" calcext:value-type="string">
            <text:p>Privacy-28（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10" office:value-type="string" calcext:value-type="string">
            <text:p>Security-15に統合</text:p>
          </table:table-cell>
          <table:table-cell table:style-name="ce10"/>
          <table:table-cell table:style-name="ce10" table:formula="of:=IF([.K206]=&quot;&quot;;&quot;?&quot;;IF([.N206]=&quot;&quot;;&quot;新規&quot;;IF([.K206]=[.N206];&quot;&quot;;&quot;変更あり&quot;)))">
            <text:p/>
          </table:table-cell>
          <table:table-cell table:style-name="ce10" office:value-type="string" calcext:value-type="string">
            <text:p>Security-15に統合</text:p>
          </table:table-cell>
          <table:table-cell table:style-name="ce10" table:formula="of:=IF([.N206]=&quot;&quot;;&quot;?&quot;;IF([.P206]=&quot;&quot;;&quot;新規&quot;;IF([.N206]=[.P20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8" table:formula="of:=IF([.P206]=&quot;&quot;;&quot;?&quot;;IF([.R206]=&quot;&quot;;&quot;新規&quot;;IF([.P206]=[.R206];&quot;&quot;;&quot;○&quot;)))" office:value-type="string" office:string-value="○" calcext:value-type="string">
            <text:p>○</text:p>
          </table:table-cell>
          <table:table-cell table:style-name="ce87" office:value-type="string" calcext:value-type="string">
            <text:p>// トラッキングプロテクション機能の通信を無効化する</text:p>
            <text:p>lockPref("browser.trackingprotection.gethashURL", "");</text:p>
            <text:p><text:span text:style-name="T11">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87" table:number-columns-repeated="2"/>
          <table:table-cell table:style-name="ce94"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7]&lt;&gt;&quot;&quot;;NOT(ISNUMBER(FIND(&quot;廃止&quot;;[.$D207])));NOT(ISNUMBER(FIND(&quot;廃止&quot;;[.$E207]))));MAX([.$B$1:.$B206])+1;&quot;&quot;)" office:value-type="float" office:value="170" calcext:value-type="float">
            <text:p>170</text:p>
          </table:table-cell>
          <table:table-cell table:style-name="ce5" table:formula="of:=CONCATENATE([.$D207];&quot;-&quot;;[.$E207])" office:value-type="string" office:string-value="Privacy-29-1" calcext:value-type="string">
            <text:p>Privacy-29-1</text:p>
          </table:table-cell>
          <table:table-cell table:style-name="ce8" office:value-type="string" calcext:value-type="string">
            <text:p>Privacy-2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履歴・ブックマーク用データベースの自動最適化</text:p>
          </table:table-cell>
          <table:table-cell table:style-name="ce17" office:value-type="string" calcext:value-type="string" table:number-columns-spanned="1" table:number-rows-spanned="2">
            <text:p>-</text:p>
          </table:table-cell>
          <table:table-cell table:style-name="ce8" office:value-type="string" calcext:value-type="string">
            <text:p>1週間に1回、最低限の最適化のみ行う（既定）</text:p>
          </table:table-cell>
          <table:table-cell table:number-columns-repeated="2" table:style-name="ce8" office:value-type="string" calcext:value-type="string">
            <text:p>-</text:p>
          </table:table-cell>
          <table:table-cell table:style-name="ce8"/>
          <table:table-cell table:style-name="ce10" table:formula="of:=IF([.K207]=&quot;&quot;;&quot;?&quot;;IF([.N207]=&quot;&quot;;&quot;新規&quot;;IF([.K207]=[.N207];&quot;&quot;;&quot;変更あり&quot;)))">
            <text:p/>
          </table:table-cell>
          <table:table-cell table:style-name="ce8" office:value-type="string" calcext:value-type="string">
            <text:p>-</text:p>
          </table:table-cell>
          <table:table-cell table:style-name="ce10" table:formula="of:=IF([.N207]=&quot;&quot;;&quot;?&quot;;IF([.P207]=&quot;&quot;;&quot;新規&quot;;IF([.N207]=[.P207];&quot;&quot;;&quot;変更あり&quot;)))">
            <text:p/>
          </table:table-cell>
          <table:table-cell table:style-name="ce87" office:value-type="string" calcext:value-type="string">
            <text:p>-</text:p>
          </table:table-cell>
          <table:table-cell table:style-name="ce8" table:formula="of:=IF([.P207]=&quot;&quot;;&quot;?&quot;;IF([.R207]=&quot;&quot;;&quot;新規&quot;;IF([.P207]=[.R207];&quot;&quot;;&quot;○&quot;)))">
            <text:p/>
          </table:table-cell>
          <table:table-cell table:style-name="ce87" office:value-type="string" calcext:value-type="string">
            <text:p>-</text:p>
          </table:table-cell>
          <table:table-cell table:style-name="ce87" table:number-columns-repeated="2"/>
          <table:table-cell table:style-name="ce94"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08]&lt;&gt;&quot;&quot;;NOT(ISNUMBER(FIND(&quot;廃止&quot;;[.$D208])));NOT(ISNUMBER(FIND(&quot;廃止&quot;;[.$E208]))));MAX([.$B$1:.$B207])+1;&quot;&quot;)" office:value-type="float" office:value="171" calcext:value-type="float">
            <text:p>171</text:p>
          </table:table-cell>
          <table:table-cell table:style-name="ce5" table:formula="of:=CONCATENATE([.$D208];&quot;-&quot;;[.$E208])" office:value-type="string" office:string-value="Privacy-29-2" calcext:value-type="string">
            <text:p>Privacy-29-2</text:p>
          </table:table-cell>
          <table:table-cell table:style-name="ce8" office:value-type="string" calcext:value-type="string">
            <text:p>Privac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1週間に1回、VACUUMも含めて行う（</text:p>
          </table:table-cell>
          <table:table-cell table:style-name="ce8" office:value-type="string" calcext:value-type="string">
            <text:p>アドオン「Places Auto Vacuum On Idle」互換スクリプトを導入する。</text:p>
          </table:table-cell>
          <table:table-cell table:style-name="ce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8"/>
          <table:table-cell table:style-name="ce10" table:formula="of:=IF([.K208]=&quot;&quot;;&quot;?&quot;;IF([.N208]=&quot;&quot;;&quot;新規&quot;;IF([.K208]=[.N208];&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208]=&quot;&quot;;&quot;?&quot;;IF([.P208]=&quot;&quot;;&quot;新規&quot;;IF([.N208]=[.P208];&quot;&quot;;&quot;変更あり&quot;)))">
            <text:p/>
          </table:table-cell>
          <table:table-cell table:style-name="ce87" office:value-type="string" calcext:value-type="string">
            <text:p>-</text:p>
          </table:table-cell>
          <table:table-cell table:style-name="ce8" table:formula="of:=IF([.P208]=&quot;&quot;;&quot;?&quot;;IF([.R208]=&quot;&quot;;&quot;新規&quot;;IF([.P208]=[.R208];&quot;&quot;;&quot;○&quot;)))">
            <text:p/>
          </table:table-cell>
          <table:table-cell table:style-name="ce87" office:value-type="string" calcext:value-type="string">
            <text:p>-</text:p>
          </table:table-cell>
          <table:table-cell table:style-name="ce87" table:number-columns-repeated="2"/>
          <table:table-cell table:style-name="ce94"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09]&lt;&gt;&quot;&quot;;NOT(ISNUMBER(FIND(&quot;廃止&quot;;[.$D209])));NOT(ISNUMBER(FIND(&quot;廃止&quot;;[.$E209]))));MAX([.$B$1:.$B208])+1;&quot;&quot;)" office:value-type="float" office:value="172" calcext:value-type="float">
            <text:p>172</text:p>
          </table:table-cell>
          <table:table-cell table:style-name="ce5" table:formula="of:=CONCATENATE([.$D209];&quot;-&quot;;[.$E209])" office:value-type="string" office:string-value="Privacy-30-1" calcext:value-type="string">
            <text:p>Privacy-30-1</text:p>
          </table:table-cell>
          <table:table-cell table:style-name="ce8" office:value-type="string" calcext:value-type="string">
            <text:p>Privacy-30</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19" office:value-type="string" calcext:value-type="string" table:number-columns-spanned="1" table:number-rows-spanned="3">
            <text:p>ディスクキャッシュの最大サイズ制限</text:p>
          </table:table-cell>
          <table:table-cell table:style-name="ce19" office:value-type="string" calcext:value-type="string" table:number-columns-spanned="1" table:number-rows-spanned="3">
            <text:p>-</text:p>
          </table:table-cell>
          <table:table-cell table:style-name="ce8" office:value-type="string" calcext:value-type="string">
            <text:p>制限しない（既定）</text:p>
          </table:table-cell>
          <table:table-cell table:style-name="ce8" office:value-type="string" calcext:value-type="string">
            <text:p>MCDで設定を反映する</text:p>
          </table:table-cell>
          <table:table-cell table:style-name="ce8" office:value-type="string" calcext:value-type="string">
            <text:p>lockPref("browser.cache.disk.smart_size.enabled", true);</text:p>
          </table:table-cell>
          <table:table-cell table:style-name="ce8"/>
          <table:table-cell table:style-name="ce10" table:formula="of:=IF([.K209]=&quot;&quot;;&quot;?&quot;;IF([.N209]=&quot;&quot;;&quot;新規&quot;;IF([.K209]=[.N209];&quot;&quot;;&quot;変更あり&quot;)))">
            <text:p/>
          </table:table-cell>
          <table:table-cell table:style-name="ce8" office:value-type="string" calcext:value-type="string">
            <text:p>lockPref("browser.cache.disk.smart_size.enabled", true);</text:p>
          </table:table-cell>
          <table:table-cell table:style-name="ce10" table:formula="of:=IF([.N209]=&quot;&quot;;&quot;?&quot;;IF([.P209]=&quot;&quot;;&quot;新規&quot;;IF([.N209]=[.P209];&quot;&quot;;&quot;変更あり&quot;)))">
            <text:p/>
          </table:table-cell>
          <table:table-cell table:style-name="ce87" office:value-type="string" calcext:value-type="string">
            <text:p>lockPref("browser.cache.disk.smart_size.enabled", true);</text:p>
          </table:table-cell>
          <table:table-cell table:style-name="ce8" table:formula="of:=IF([.P209]=&quot;&quot;;&quot;?&quot;;IF([.R209]=&quot;&quot;;&quot;新規&quot;;IF([.P209]=[.R209];&quot;&quot;;&quot;○&quot;)))">
            <text:p/>
          </table:table-cell>
          <table:table-cell table:style-name="ce87" office:value-type="string" calcext:value-type="string">
            <text:p>lockPref("browser.cache.disk.smart_size.enabled", true);</text:p>
          </table:table-cell>
          <table:table-cell table:style-name="ce87" table:number-columns-repeated="2"/>
          <table:table-cell table:style-name="ce94"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210]&lt;&gt;&quot;&quot;;NOT(ISNUMBER(FIND(&quot;廃止&quot;;[.$D210])));NOT(ISNUMBER(FIND(&quot;廃止&quot;;[.$E210]))));MAX([.$B$1:.$B209])+1;&quot;&quot;)" office:value-type="float" office:value="173" calcext:value-type="float">
            <text:p>173</text:p>
          </table:table-cell>
          <table:table-cell table:style-name="ce5" table:formula="of:=CONCATENATE([.$D210];&quot;-&quot;;[.$E210])" office:value-type="string" office:string-value="Privacy-30-2" calcext:value-type="string">
            <text:p>Privacy-30-2</text:p>
          </table:table-cell>
          <table:table-cell table:style-name="ce8" office:value-type="string" calcext:value-type="string">
            <text:p>Privac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限する</text:p>
          </table:table-cell>
          <table:table-cell table:style-name="ce8" office:value-type="string" calcext:value-type="string">
            <text:p>MCDで設定を反映する</text:p>
          </table:table-cell>
          <table:table-cell table:style-name="ce8" office:value-type="string" calcext:value-type="string">
            <text:p>lockPref("browser.cache.disk.smart_size.enabled", false);</text:p>
            <text:p>lockPref("browser.cache.disk.capacity", サイズ（KB）);</text:p>
          </table:table-cell>
          <table:table-cell table:style-name="ce8"/>
          <table:table-cell table:style-name="ce10" table:formula="of:=IF([.K210]=&quot;&quot;;&quot;?&quot;;IF([.N210]=&quot;&quot;;&quot;新規&quot;;IF([.K210]=[.N210];&quot;&quot;;&quot;変更あり&quot;)))">
            <text:p/>
          </table:table-cell>
          <table:table-cell table:style-name="ce8" office:value-type="string" calcext:value-type="string">
            <text:p>lockPref("browser.cache.disk.smart_size.enabled", false);</text:p>
            <text:p>lockPref("browser.cache.disk.capacity", サイズ（KB）);</text:p>
          </table:table-cell>
          <table:table-cell table:style-name="ce10" table:formula="of:=IF([.N210]=&quot;&quot;;&quot;?&quot;;IF([.P210]=&quot;&quot;;&quot;新規&quot;;IF([.N210]=[.P210];&quot;&quot;;&quot;変更あり&quot;)))">
            <text:p/>
          </table:table-cell>
          <table:table-cell table:style-name="ce87" office:value-type="string" calcext:value-type="string">
            <text:p>lockPref("browser.cache.disk.smart_size.enabled", false);</text:p>
            <text:p>lockPref("browser.cache.disk.capacity", サイズ（KB）);</text:p>
          </table:table-cell>
          <table:table-cell table:style-name="ce8" table:formula="of:=IF([.P210]=&quot;&quot;;&quot;?&quot;;IF([.R210]=&quot;&quot;;&quot;新規&quot;;IF([.P210]=[.R210];&quot;&quot;;&quot;○&quot;)))">
            <text:p/>
          </table:table-cell>
          <table:table-cell table:style-name="ce87" office:value-type="string" calcext:value-type="string">
            <text:p>lockPref("browser.cache.disk.smart_size.enabled", false);</text:p>
            <text:p>lockPref("browser.cache.disk.capacity", サイズ（KB）);</text:p>
          </table:table-cell>
          <table:table-cell table:style-name="ce87" table:number-columns-repeated="2"/>
          <table:table-cell table:style-name="ce94"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11]&lt;&gt;&quot;&quot;;NOT(ISNUMBER(FIND(&quot;廃止&quot;;[.$D211])));NOT(ISNUMBER(FIND(&quot;廃止&quot;;[.$E211]))));MAX([.$B$1:.$B210])+1;&quot;&quot;)" office:value-type="float" office:value="174" calcext:value-type="float">
            <text:p>174</text:p>
          </table:table-cell>
          <table:table-cell table:style-name="ce5" table:formula="of:=CONCATENATE([.$D211];&quot;-&quot;;[.$E211])" office:value-type="string" office:string-value="Privacy-30-3" calcext:value-type="string">
            <text:p>Privacy-30-3</text:p>
          </table:table-cell>
          <table:table-cell table:style-name="ce8" office:value-type="string" calcext:value-type="string">
            <text:p>Privacy-30</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ディスクキャッシュを使用しない</text:p>
          </table:table-cell>
          <table:table-cell table:style-name="ce8" office:value-type="string" calcext:value-type="string">
            <text:p>MCDで設定を反映する</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62"/>
          <table:table-cell table:style-name="ce10" table:formula="of:=IF([.K211]=&quot;&quot;;&quot;?&quot;;IF([.N211]=&quot;&quot;;&quot;新規&quot;;IF([.K211]=[.N211];&quot;&quot;;&quot;変更あり&quot;)))">
            <text:p/>
          </table:table-cell>
          <table:table-cell table:style-name="ce6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11]=&quot;&quot;;&quot;?&quot;;IF([.P211]=&quot;&quot;;&quot;新規&quot;;IF([.N211]=[.P211];&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12]&lt;&gt;&quot;&quot;;NOT(ISNUMBER(FIND(&quot;廃止&quot;;[.$D212])));NOT(ISNUMBER(FIND(&quot;廃止&quot;;[.$E212]))));MAX([.$B$1:.$B211])+1;&quot;&quot;)">
            <text:p/>
          </table:table-cell>
          <table:table-cell table:style-name="ce5" table:formula="of:=CONCATENATE([.$D212];&quot;-&quot;;[.$E212])" office:value-type="string" office:string-value="Privacy-31(廃止)-1" calcext:value-type="string">
            <text:p>Privacy-31(廃止)-1</text:p>
          </table:table-cell>
          <table:table-cell table:style-name="ce8" office:value-type="string" calcext:value-type="string">
            <text:p>Privacy-31(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Firefoxのユーザー評価の送信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12]=&quot;&quot;;&quot;?&quot;;IF([.N212]=&quot;&quot;;&quot;新規&quot;;IF([.K212]=[.N212];&quot;&quot;;&quot;変更あり&quot;)))">
            <text:p/>
          </table:table-cell>
          <table:table-cell table:style-name="ce54" office:value-type="string" calcext:value-type="string">
            <text:p>-</text:p>
          </table:table-cell>
          <table:table-cell table:style-name="ce10" table:formula="of:=IF([.N212]=&quot;&quot;;&quot;?&quot;;IF([.P212]=&quot;&quot;;&quot;新規&quot;;IF([.N212]=[.P212];&quot;&quot;;&quot;変更あり&quot;)))">
            <text:p/>
          </table:table-cell>
          <table:table-cell table:style-name="ce54" office:value-type="string" calcext:value-type="string">
            <text:p>-</text:p>
          </table:table-cell>
          <table:table-cell table:style-name="ce8" table:formula="of:=IF([.P212]=&quot;&quot;;&quot;?&quot;;IF([.R212]=&quot;&quot;;&quot;新規&quot;;IF([.P212]=[.R212];&quot;&quot;;&quot;○&quot;)))">
            <text:p/>
          </table:table-cell>
          <table:table-cell table:number-columns-repeated="2" table:style-name="ce87" office:value-type="string" calcext:value-type="string">
            <text:p>-</text:p>
          </table:table-cell>
          <table:table-cell table:style-name="ce87"/>
          <table:table-cell table:style-name="ce94"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213]&lt;&gt;&quot;&quot;;NOT(ISNUMBER(FIND(&quot;廃止&quot;;[.$D213])));NOT(ISNUMBER(FIND(&quot;廃止&quot;;[.$E213]))));MAX([.$B$1:.$B212])+1;&quot;&quot;)">
            <text:p/>
          </table:table-cell>
          <table:table-cell table:style-name="ce5" table:formula="of:=CONCATENATE([.$D213];&quot;-&quot;;[.$E213])" office:value-type="string" office:string-value="Privacy-31(廃止)-2" calcext:value-type="string">
            <text:p>Privacy-31(廃止)-2</text:p>
          </table:table-cell>
          <table:table-cell table:style-name="ce11" office:value-type="string" calcext:value-type="string">
            <text:p>Privacy-3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selfsupport.enabled", false);</text:p>
            <text:p><text:span text:style-name="T20">lockPref("browser.selfsupport.url", "");</text:span></text:p>
          </table:table-cell>
          <table:table-cell table:style-name="ce54"/>
          <table:table-cell table:style-name="ce10" table:formula="of:=IF([.K213]=&quot;&quot;;&quot;?&quot;;IF([.N213]=&quot;&quot;;&quot;新規&quot;;IF([.K213]=[.N213];&quot;&quot;;&quot;変更あり&quot;)))" office:value-type="string" office:string-value="変更あり" calcext:value-type="string">
            <text:p>変更あり</text:p>
          </table:table-cell>
          <table:table-cell table:style-name="ce54" office:value-type="string" calcext:value-type="string">
            <text:p>lockPref("browser.selfsupport.enabled", false);</text:p>
            <text:p><text:span text:style-name="T20">lockPref("browser.selfsupport.url", "");</text:span></text:p>
            <text:p/>
            <text:p><text:span text:style-name="T20">[</text:span><text:span text:style-name="T32">20180214:藤本]</text:span></text:p>
            <text:p><text:span text:style-name="T33">旧selfsupport機能はFirefox 55でShieldに移行済みなので、</text:span></text:p>
            <text:p><text:span text:style-name="T33">この設定は不要のはずです。</text:span></text:p>
            <text:p/>
            <text:p><text:span text:style-name="T33">https://bugzilla.mozilla.org/show_bug.cgi?id=1361578</text:span></text:p>
            <text:p/>
          </table:table-cell>
          <table:table-cell table:style-name="ce10" table:formula="of:=IF([.N213]=&quot;&quot;;&quot;?&quot;;IF([.P213]=&quot;&quot;;&quot;新規&quot;;IF([.N213]=[.P213];&quot;&quot;;&quot;変更あり&quot;)))" office:value-type="string" office:string-value="変更あり" calcext:value-type="string">
            <text:p>変更あり</text:p>
          </table:table-cell>
          <table:table-cell table:style-name="ce54" office:value-type="string" calcext:value-type="string">
            <text:p>lockPref("browser.selfsupport.url", "");</text:p>
          </table:table-cell>
          <table:table-cell table:style-name="ce8" table:formula="of:=IF([.P213]=&quot;&quot;;&quot;?&quot;;IF([.R213]=&quot;&quot;;&quot;新規&quot;;IF([.P213]=[.R213];&quot;&quot;;&quot;○&quot;)))">
            <text:p/>
          </table:table-cell>
          <table:table-cell table:number-columns-repeated="2" table:style-name="ce87" office:value-type="string" calcext:value-type="string">
            <text:p>lockPref("browser.selfsupport.url", "");</text:p>
          </table:table-cell>
          <table:table-cell table:style-name="ce87"/>
          <table:table-cell table:style-name="ce94"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4]&lt;&gt;&quot;&quot;;NOT(ISNUMBER(FIND(&quot;廃止&quot;;[.$D214])));NOT(ISNUMBER(FIND(&quot;廃止&quot;;[.$E214]))));MAX([.$B$1:.$B213])+1;&quot;&quot;)" office:value-type="float" office:value="175" calcext:value-type="float">
            <text:p>175</text:p>
          </table:table-cell>
          <table:table-cell table:style-name="ce5" table:formula="of:=CONCATENATE([.$D214];&quot;-&quot;;[.$E214])" office:value-type="string" office:string-value="Privacy-32-1" calcext:value-type="string">
            <text:p>Privacy-32-1</text:p>
          </table:table-cell>
          <table:table-cell table:style-name="ce8" office:value-type="string" calcext:value-type="string">
            <text:p>Privacy-32</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17" office:value-type="string" calcext:value-type="string" table:number-columns-spanned="1" table:number-rows-spanned="2">
            <text:p>リンクのhoverによるリンク先の先読み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defaultPref("network.http.speculative-parallel-limit", 6);</text:p>
          </table:table-cell>
          <table:table-cell table:style-name="ce8"/>
          <table:table-cell table:style-name="ce10" table:formula="of:=IF([.K214]=&quot;&quot;;&quot;?&quot;;IF([.N214]=&quot;&quot;;&quot;新規&quot;;IF([.K214]=[.N214];&quot;&quot;;&quot;変更あり&quot;)))">
            <text:p/>
          </table:table-cell>
          <table:table-cell table:style-name="ce8" office:value-type="string" calcext:value-type="string">
            <text:p>defaultPref("network.http.speculative-parallel-limit", 6);</text:p>
          </table:table-cell>
          <table:table-cell table:style-name="ce10" table:formula="of:=IF([.N214]=&quot;&quot;;&quot;?&quot;;IF([.P214]=&quot;&quot;;&quot;新規&quot;;IF([.N214]=[.P214];&quot;&quot;;&quot;変更あり&quot;)))">
            <text:p/>
          </table:table-cell>
          <table:table-cell table:style-name="ce87" office:value-type="string" calcext:value-type="string">
            <text:p>defaultPref("network.http.speculative-parallel-limit", 6);</text:p>
          </table:table-cell>
          <table:table-cell table:style-name="ce8" table:formula="of:=IF([.P214]=&quot;&quot;;&quot;?&quot;;IF([.R214]=&quot;&quot;;&quot;新規&quot;;IF([.P214]=[.R214];&quot;&quot;;&quot;○&quot;)))">
            <text:p/>
          </table:table-cell>
          <table:table-cell table:style-name="ce87" office:value-type="string" calcext:value-type="string">
            <text:p>defaultPref("network.http.speculative-parallel-limit", 6);</text:p>
          </table:table-cell>
          <table:table-cell table:style-name="ce87" table:number-columns-repeated="2"/>
          <table:table-cell table:style-name="ce94"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15]&lt;&gt;&quot;&quot;;NOT(ISNUMBER(FIND(&quot;廃止&quot;;[.$D215])));NOT(ISNUMBER(FIND(&quot;廃止&quot;;[.$E215]))));MAX([.$B$1:.$B214])+1;&quot;&quot;)" office:value-type="float" office:value="176" calcext:value-type="float">
            <text:p>176</text:p>
          </table:table-cell>
          <table:table-cell table:style-name="ce5" table:formula="of:=CONCATENATE([.$D215];&quot;-&quot;;[.$E215])" office:value-type="string" office:string-value="Privacy-32-2" calcext:value-type="string">
            <text:p>Privacy-32-2</text:p>
          </table:table-cell>
          <table:table-cell table:style-name="ce8" office:value-type="string" calcext:value-type="string">
            <text:p>Privacy-3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eculative-parallel-limit", 0);</text:p>
          </table:table-cell>
          <table:table-cell table:style-name="ce8"/>
          <table:table-cell table:style-name="ce10" table:formula="of:=IF([.K215]=&quot;&quot;;&quot;?&quot;;IF([.N215]=&quot;&quot;;&quot;新規&quot;;IF([.K215]=[.N215];&quot;&quot;;&quot;変更あり&quot;)))">
            <text:p/>
          </table:table-cell>
          <table:table-cell table:style-name="ce8" office:value-type="string" calcext:value-type="string">
            <text:p>lockPref("network.http.speculative-parallel-limit", 0);</text:p>
          </table:table-cell>
          <table:table-cell table:style-name="ce10" table:formula="of:=IF([.N215]=&quot;&quot;;&quot;?&quot;;IF([.P215]=&quot;&quot;;&quot;新規&quot;;IF([.N215]=[.P215];&quot;&quot;;&quot;変更あり&quot;)))">
            <text:p/>
          </table:table-cell>
          <table:table-cell table:style-name="ce87" office:value-type="string" calcext:value-type="string">
            <text:p>lockPref("network.http.speculative-parallel-limit", 0);</text:p>
          </table:table-cell>
          <table:table-cell table:style-name="ce8" table:formula="of:=IF([.P215]=&quot;&quot;;&quot;?&quot;;IF([.R215]=&quot;&quot;;&quot;新規&quot;;IF([.P215]=[.R215];&quot;&quot;;&quot;○&quot;)))">
            <text:p/>
          </table:table-cell>
          <table:table-cell table:style-name="ce87" office:value-type="string" calcext:value-type="string">
            <text:p>lockPref("network.http.speculative-parallel-limit", 0);</text:p>
          </table:table-cell>
          <table:table-cell table:style-name="ce87" table:number-columns-repeated="2"/>
          <table:table-cell table:style-name="ce94"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16]&lt;&gt;&quot;&quot;;NOT(ISNUMBER(FIND(&quot;廃止&quot;;[.$D216])));NOT(ISNUMBER(FIND(&quot;廃止&quot;;[.$E216]))));MAX([.$B$1:.$B215])+1;&quot;&quot;)" office:value-type="float" office:value="177" calcext:value-type="float">
            <text:p>177</text:p>
          </table:table-cell>
          <table:table-cell table:style-name="ce5" table:formula="of:=CONCATENATE([.$D216];&quot;-&quot;;[.$E216])" office:value-type="string" office:string-value="Privacy-33-1" calcext:value-type="string">
            <text:p>Privacy-33-1</text:p>
          </table:table-cell>
          <table:table-cell table:style-name="ce9" office:value-type="string" calcext:value-type="string">
            <text:p>Privacy-3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39" office:value-type="string" calcext:value-type="string" table:number-columns-spanned="1" table:number-rows-spanned="3">
            <text:p>Webサービスによる行動履歴の収集（トラッキング）の遮断の可否</text:p>
          </table:table-cell>
          <table:table-cell table:style-name="ce23" office:value-type="string" calcext:value-type="string" table:number-columns-spanned="1" table:number-rows-spanned="3">
            <text:p>-</text:p>
          </table:table-cell>
          <table:table-cell table:style-name="ce9" office:value-type="string" calcext:value-type="string">
            <text:p>ブロックリストを取得して、プライベートブラウジング時のみトラッキングを遮断する（既定）</text:p>
          </table:table-cell>
          <table:table-cell table:style-name="ce9" office:value-type="string" calcext:value-type="string">
            <text:p>-</text:p>
          </table:table-cell>
          <table:table-cell table:style-name="ce54" office:value-type="string" calcext:value-type="string">
            <text:p>-</text:p>
          </table:table-cell>
          <table:table-cell table:style-name="ce54"/>
          <table:table-cell table:style-name="ce10" table:formula="of:=IF([.K216]=&quot;&quot;;&quot;?&quot;;IF([.N216]=&quot;&quot;;&quot;新規&quot;;IF([.K216]=[.N216];&quot;&quot;;&quot;変更あり&quot;)))">
            <text:p/>
          </table:table-cell>
          <table:table-cell table:style-name="ce54" office:value-type="string" calcext:value-type="string">
            <text:p>-</text:p>
          </table:table-cell>
          <table:table-cell table:style-name="ce10" table:formula="of:=IF([.N216]=&quot;&quot;;&quot;?&quot;;IF([.P216]=&quot;&quot;;&quot;新規&quot;;IF([.N216]=[.P216];&quot;&quot;;&quot;変更あり&quot;)))">
            <text:p/>
          </table:table-cell>
          <table:table-cell table:style-name="ce54" office:value-type="string" calcext:value-type="string">
            <text:p>-</text:p>
          </table:table-cell>
          <table:table-cell table:style-name="ce8" table:formula="of:=IF([.P216]=&quot;&quot;;&quot;?&quot;;IF([.R216]=&quot;&quot;;&quot;新規&quot;;IF([.P216]=[.R216];&quot;&quot;;&quot;○&quot;)))" office:value-type="string" office:string-value="新規" calcext:value-type="string">
            <text:p>新規</text:p>
          </table:table-cell>
          <table:table-cell table:style-name="ce87" table:number-columns-repeated="3"/>
          <table:table-cell table:style-name="ce94"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5" table:formula="of:=IF(AND([.$A217]&lt;&gt;&quot;&quot;;NOT(ISNUMBER(FIND(&quot;廃止&quot;;[.$D217])));NOT(ISNUMBER(FIND(&quot;廃止&quot;;[.$E217]))));MAX([.$B$1:.$B216])+1;&quot;&quot;)" office:value-type="float" office:value="178" calcext:value-type="float">
            <text:p>178</text:p>
          </table:table-cell>
          <table:table-cell table:style-name="ce5" table:formula="of:=CONCATENATE([.$D217];&quot;-&quot;;[.$E217])" office:value-type="string" office:string-value="Privacy-33-2" calcext:value-type="string">
            <text:p>Privacy-33-2</text:p>
          </table:table-cell>
          <table:table-cell table:style-name="ce9" office:value-type="string" calcext:value-type="string">
            <text:p>Privacy-33</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ブロックリストを取得して、トラッキングを常に遮断する</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Group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76" office:value-type="string" calcext:value-type="string">
            <text:p><text:span text:style-name="T29">[20180214:藤本]</text:span></text:p>
            <text:p><text:span text:style-name="T29">globalChrome.cssの対象要素変更済み (#trackingprotectionpbmbox → #trackingGroup)</text:span></text:p>
          </table:table-cell>
          <table:table-cell table:style-name="ce10" table:formula="of:=IF([.K217]=&quot;&quot;;&quot;?&quot;;IF([.N217]=&quot;&quot;;&quot;新規&quot;;IF([.K217]=[.N217];&quot;&quot;;&quot;変更あり&quot;)))" office:value-type="string" office:string-value="変更あり" calcext:value-type="string">
            <text:p>変更あり</text:p>
          </table:table-cell>
          <table:table-cell table:style-name="ce54"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ext:span><text:span text:style-name="T34">#trackingprotectionpbmbox</text:span><text:span text:style-name="T21"> {</text:span></text:p>
            <text:p><text:span text:style-name="T21">    visibility: collapse !important;</text:span></text:p>
            <text:p><text:span text:style-name="T21">    -moz-user-focus: ignore !important;</text:span></text:p>
            <text:p><text:span text:style-name="T21">  }</text:span></text:p>
            <text:p><text:span text:style-name="T21">}</text:span></text:p>
            <text:p/>
          </table:table-cell>
          <table:table-cell table:style-name="ce10" table:formula="of:=IF([.N217]=&quot;&quot;;&quot;?&quot;;IF([.P217]=&quot;&quot;;&quot;新規&quot;;IF([.N217]=[.P217];&quot;&quot;;&quot;変更あり&quot;)))" office:value-type="string" office:string-value="変更あり" calcext:value-type="string">
            <text:p>変更あり</text:p>
          </table:table-cell>
          <table:table-cell table:style-name="ce54" office:value-type="string" calcext:value-type="string">
            <text:p>lockPref("privacy.trackingprotection.enabled", true);</text:p>
            <text:p>lockPref("privacy.trackingprotection.pbmode.enabled", true);</text:p>
          </table:table-cell>
          <table:table-cell table:style-name="ce8" table:formula="of:=IF([.P217]=&quot;&quot;;&quot;?&quot;;IF([.R217]=&quot;&quot;;&quot;新規&quot;;IF([.P217]=[.R217];&quot;&quot;;&quot;○&quot;)))" office:value-type="string" office:string-value="新規" calcext:value-type="string">
            <text:p>新規</text:p>
          </table:table-cell>
          <table:table-cell table:style-name="ce87" table:number-columns-repeated="3"/>
          <table:table-cell table:style-name="ce94"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5" table:formula="of:=IF(AND([.$A218]&lt;&gt;&quot;&quot;;NOT(ISNUMBER(FIND(&quot;廃止&quot;;[.$D218])));NOT(ISNUMBER(FIND(&quot;廃止&quot;;[.$E218]))));MAX([.$B$1:.$B217])+1;&quot;&quot;)" office:value-type="float" office:value="179" calcext:value-type="float">
            <text:p>179</text:p>
          </table:table-cell>
          <table:table-cell table:style-name="ce5" table:formula="of:=CONCATENATE([.$D218];&quot;-&quot;;[.$E218])" office:value-type="string" office:string-value="Privacy-33-3" calcext:value-type="string">
            <text:p>Privacy-33-3</text:p>
          </table:table-cell>
          <table:table-cell table:style-name="ce9" office:value-type="string" calcext:value-type="string">
            <text:p>Privacy-33</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ブロックリストを取得せず、トラッキングを遮断しない</text:p>
          </table:table-cell>
          <table:table-cell table:style-name="ce55" office:value-type="string" calcext:value-type="string">
            <text:p>1. MCDで設定を反映する</text:p>
            <text:p>2.アドオン「globalChrome.css」互換のスクリプトを導入する</text:p>
            <text:p>3. globalChrome.cssで設定を反映する</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55"/>
          <table:table-cell table:style-name="ce10" table:formula="of:=IF([.K218]=&quot;&quot;;&quot;?&quot;;IF([.N218]=&quot;&quot;;&quot;新規&quot;;IF([.K218]=[.N218];&quot;&quot;;&quot;変更あり&quot;)))">
            <text:p/>
          </table:table-cell>
          <table:table-cell table:style-name="ce55" office:value-type="string" calcext:value-type="string">
            <text:p><text:span text:style-name="T21">Security-5-2も併せて設定する。</text:span></text:p>
            <text:p/>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
            <text:p><text:span text:style-name="T21">globalChrome.css:</text:span></text:p>
            <text:p><text:span text:style-name="T21">@-moz-document</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10" table:formula="of:=IF([.N218]=&quot;&quot;;&quot;?&quot;;IF([.P218]=&quot;&quot;;&quot;新規&quot;;IF([.N218]=[.P218];&quot;&quot;;&quot;変更あり&quot;)))" office:value-type="string" office:string-value="変更あり" calcext:value-type="string">
            <text:p>変更あり</text:p>
          </table:table-cell>
          <table:table-cell table:style-name="ce55" office:value-type="string" calcext:value-type="string">
            <text:p><text:span text:style-name="T21">MCD:</text:span></text:p>
            <text:p><text:span text:style-name="T21">lockPref("privacy.trackingprotection.enabled", false);</text:span></text:p>
            <text:p><text:span text:style-name="T21">lockPref("privacy.trackingprotection.pbmode.enabled", false);</text:span></text:p>
            <text:p><text:span text:style-name="T21">lockPref("browser.trackingprotection.gethashURL", "");</text:span></text:p>
            <text:p><text:span text:style-name="T21">lockPref("browser.trackingprotection.updateURL", "");</text:span></text:p>
            <text:p><text:span text:style-name="T21">lockPref("privacy.trackingprotection.introURL", "");</text:span></text:p>
            <text:p><text:span text:style-name="T21">lockPref("browser.safebrowsing.provider.google.gethashURL", "");</text:span></text:p>
            <text:p><text:span text:style-name="T21">lockPref("browser.safebrowsing.provider.google.lists", "");</text:span></text:p>
            <text:p><text:span text:style-name="T21">lockPref("browser.safebrowsing.provider.google.updateURL", "");</text:span></text:p>
            <text:p><text:span text:style-name="T21">lockPref("browser.safebrowsing.provider.google.reportURL", "");</text:span></text:p>
            <text:p><text:span text:style-name="T21">lockPref("browser.safebrowsing.provider.mozilla.gethashURL", "");</text:span></text:p>
            <text:p><text:span text:style-name="T21">lockPref("browser.safebrowsing.provider.mozilla.lists", "");</text:span></text:p>
            <text:p><text:span text:style-name="T21">lockPref("browser.safebrowsing.provider.mozilla.updateURL", "");</text:span></text:p>
            <text:p><text:span text:style-name="T21">lockPref("browser.safebrowsing.provider.mozilla.reportURL", "");</text:span></text:p>
            <text:p><text:span text:style-name="T21">lockPref("browser.safebrowsing.reportMalwareMistakeURL", "");</text:span></text:p>
            <text:p><text:span text:style-name="T21">lockPref("browser.safebrowsing.reportPhishMistakeURL", "");</text:span></text:p>
            <text:p/>
            <text:p><text:span text:style-name="T21">globalChrome.css:</text:span></text:p>
            <text:p><text:span text:style-name="T21">@-moz-document</text:span></text:p>
            <text:p><text:span text:style-name="T21">  url-prefix("chrome://browser/content/preferences/preferences.xul"),</text:span></text:p>
            <text:p><text:span text:style-name="T21">  url-prefix("chrome://browser/content/preferences/in-content/preferences.xul"),</text:span></text:p>
            <text:p><text:span text:style-name="T21">  url-prefix("about:preferences") {</text:span></text:p>
            <text:p><text:span text:style-name="T21">  #trackingprotectionpbmbox {</text:span></text:p>
            <text:p><text:span text:style-name="T21">    visibility: collapse !important;</text:span></text:p>
            <text:p><text:span text:style-name="T21">    -moz-user-focus: ignore !important;</text:span></text:p>
            <text:p><text:span text:style-name="T21">  }</text:span></text:p>
            <text:p><text:span text:style-name="T21">}</text:span></text:p>
          </table:table-cell>
          <table:table-cell table:style-name="ce8" table:formula="of:=IF([.P218]=&quot;&quot;;&quot;?&quot;;IF([.R218]=&quot;&quot;;&quot;新規&quot;;IF([.P218]=[.R218];&quot;&quot;;&quot;○&quot;)))" office:value-type="string" office:string-value="新規" calcext:value-type="string">
            <text:p>新規</text:p>
          </table:table-cell>
          <table:table-cell table:style-name="ce87" table:number-columns-repeated="3"/>
          <table:table-cell table:style-name="ce94"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19]&lt;&gt;&quot;&quot;;NOT(ISNUMBER(FIND(&quot;廃止&quot;;[.$D219])));NOT(ISNUMBER(FIND(&quot;廃止&quot;;[.$E219]))));MAX([.$B$1:.$B218])+1;&quot;&quot;)" office:value-type="float" office:value="180" calcext:value-type="float">
            <text:p>180</text:p>
          </table:table-cell>
          <table:table-cell table:style-name="ce5" table:formula="of:=CONCATENATE([.$D219];&quot;-&quot;;[.$E219])" office:value-type="string" office:string-value="Privacy-34-1" calcext:value-type="string">
            <text:p>Privacy-34-1</text:p>
          </table:table-cell>
          <table:table-cell table:style-name="ce9" office:value-type="string" calcext:value-type="string">
            <text:p>Privacy-34</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フォームへのユーザー入力値のセッション情報への保存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9"/>
          <table:table-cell table:style-name="ce54" office:value-type="string" calcext:value-type="string">
            <text:p>lockPref("browser.sessionstore.privacy_level", 0);</text:p>
          </table:table-cell>
          <table:table-cell table:style-name="ce54"/>
          <table:table-cell table:style-name="ce10" table:formula="of:=IF([.K219]=&quot;&quot;;&quot;?&quot;;IF([.N219]=&quot;&quot;;&quot;新規&quot;;IF([.K219]=[.N219];&quot;&quot;;&quot;変更あり&quot;)))">
            <text:p/>
          </table:table-cell>
          <table:table-cell table:style-name="ce54" office:value-type="string" calcext:value-type="string">
            <text:p>lockPref("browser.sessionstore.privacy_level", 0);</text:p>
          </table:table-cell>
          <table:table-cell table:style-name="ce10" table:formula="of:=IF([.N219]=&quot;&quot;;&quot;?&quot;;IF([.P219]=&quot;&quot;;&quot;新規&quot;;IF([.N219]=[.P219];&quot;&quot;;&quot;変更あり&quot;)))">
            <text:p/>
          </table:table-cell>
          <table:table-cell table:style-name="ce54" office:value-type="string" calcext:value-type="string">
            <text:p>lockPref("browser.sessionstore.privacy_level", 0);</text:p>
          </table:table-cell>
          <table:table-cell table:style-name="ce8" table:formula="of:=IF([.P219]=&quot;&quot;;&quot;?&quot;;IF([.R219]=&quot;&quot;;&quot;新規&quot;;IF([.P219]=[.R219];&quot;&quot;;&quot;○&quot;)))" office:value-type="string" office:string-value="新規" calcext:value-type="string">
            <text:p>新規</text:p>
          </table:table-cell>
          <table:table-cell table:style-name="ce87" table:number-columns-repeated="3"/>
          <table:table-cell table:style-name="ce94"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0]&lt;&gt;&quot;&quot;;NOT(ISNUMBER(FIND(&quot;廃止&quot;;[.$D220])));NOT(ISNUMBER(FIND(&quot;廃止&quot;;[.$E220]))));MAX([.$B$1:.$B219])+1;&quot;&quot;)" office:value-type="float" office:value="181" calcext:value-type="float">
            <text:p>181</text:p>
          </table:table-cell>
          <table:table-cell table:style-name="ce5" table:formula="of:=CONCATENATE([.$D220];&quot;-&quot;;[.$E220])" office:value-type="string" office:string-value="Privacy-34-2" calcext:value-type="string">
            <text:p>Privacy-34-2</text:p>
          </table:table-cell>
          <table:table-cell table:style-name="ce9" office:value-type="string" calcext:value-type="string">
            <text:p>Privacy-34</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一切禁止する</text:p>
          </table:table-cell>
          <table:table-cell table:style-name="ce9"/>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54"/>
          <table:table-cell table:style-name="ce10" table:formula="of:=IF([.K220]=&quot;&quot;;&quot;?&quot;;IF([.N220]=&quot;&quot;;&quot;新規&quot;;IF([.K220]=[.N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10" table:formula="of:=IF([.N220]=&quot;&quot;;&quot;?&quot;;IF([.P220]=&quot;&quot;;&quot;新規&quot;;IF([.N220]=[.P220];&quot;&quot;;&quot;変更あり&quot;)))">
            <text:p/>
          </table:table-cell>
          <table:table-cell table:style-name="ce54" office:value-type="string" calcext:value-type="string">
            <text:p>// Privacy-10-2に包含される</text:p>
            <text:p>lockPref("browser.sessionstore.privacy_level", 2);</text:p>
            <text:p><text:span text:style-name="T20">lockPref("browser.sessionstore.privacy_level_deferred", 2);</text:span></text:p>
          </table:table-cell>
          <table:table-cell table:style-name="ce8" table:formula="of:=IF([.P220]=&quot;&quot;;&quot;?&quot;;IF([.R220]=&quot;&quot;;&quot;新規&quot;;IF([.P220]=[.R220];&quot;&quot;;&quot;○&quot;)))" office:value-type="string" office:string-value="新規" calcext:value-type="string">
            <text:p>新規</text:p>
          </table:table-cell>
          <table:table-cell table:style-name="ce87" table:number-columns-repeated="3"/>
          <table:table-cell table:style-name="ce94"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5" table:formula="of:=IF(AND([.$A221]&lt;&gt;&quot;&quot;;NOT(ISNUMBER(FIND(&quot;廃止&quot;;[.$D221])));NOT(ISNUMBER(FIND(&quot;廃止&quot;;[.$E221]))));MAX([.$B$1:.$B220])+1;&quot;&quot;)" office:value-type="float" office:value="182" calcext:value-type="float">
            <text:p>182</text:p>
          </table:table-cell>
          <table:table-cell table:style-name="ce5" table:formula="of:=CONCATENATE([.$D221];&quot;-&quot;;[.$E221])" office:value-type="string" office:string-value="Privacy-35-1" calcext:value-type="string">
            <text:p>Privacy-35-1</text:p>
          </table:table-cell>
          <table:table-cell table:style-name="ce9" office:value-type="string" calcext:value-type="string">
            <text:p>Privacy-35</text:p>
          </table:table-cell>
          <table:table-cell table:style-name="ce9"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42"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9" office:value-type="string" calcext:value-type="string">
            <text:p>簡易ブロックを初期設定とし、変更を許可（既定）</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std-track-digest256");</text:p>
          </table:table-cell>
          <table:table-cell table:style-name="ce54"/>
          <table:table-cell table:style-name="ce10" table:formula="of:=IF([.K221]=&quot;&quot;;&quot;?&quot;;IF([.N221]=&quot;&quot;;&quot;新規&quot;;IF([.K221]=[.N221];&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text:p>
            <text:p/>
            <text:p>[20180214:藤本]</text:p>
            <text:p>mozfull-*系のテーブルはFirefox50で廃止済みです</text:p>
            <text:p><text:a xlink:href="https://wiki.mozilla.org/Security/Tracking_protection" xlink:type="simple">https://wiki.mozilla.org/Security/Tracking_protection</text:a></text:p>
          </table:table-cell>
          <table:table-cell table:style-name="ce10" table:formula="of:=IF([.N221]=&quot;&quot;;&quot;?&quot;;IF([.P221]=&quot;&quot;;&quot;新規&quot;;IF([.N221]=[.P221];&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std-track-digest256");</text:p>
          </table:table-cell>
          <table:table-cell table:style-name="ce8" table:formula="of:=IF([.P221]=&quot;&quot;;&quot;?&quot;;IF([.R221]=&quot;&quot;;&quot;新規&quot;;IF([.P221]=[.R221];&quot;&quot;;&quot;○&quot;)))" office:value-type="string" office:string-value="新規" calcext:value-type="string">
            <text:p>新規</text:p>
          </table:table-cell>
          <table:table-cell table:style-name="ce87" table:number-columns-repeated="3"/>
          <table:table-cell table:style-name="ce94"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2]&lt;&gt;&quot;&quot;;NOT(ISNUMBER(FIND(&quot;廃止&quot;;[.$D222])));NOT(ISNUMBER(FIND(&quot;廃止&quot;;[.$E222]))));MAX([.$B$1:.$B221])+1;&quot;&quot;)" office:value-type="float" office:value="183" calcext:value-type="float">
            <text:p>183</text:p>
          </table:table-cell>
          <table:table-cell table:style-name="ce5" table:formula="of:=CONCATENATE([.$D222];&quot;-&quot;;[.$E222])" office:value-type="string" office:string-value="Privacy-35-2" calcext:value-type="string">
            <text:p>Privacy-35-2</text:p>
          </table:table-cell>
          <table:table-cell table:style-name="ce9" office:value-type="string" calcext:value-type="string">
            <text:p>Privacy-35</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広範ブロックを初期設定とし、変更を許可</text:p>
          </table:table-cell>
          <table:table-cell table:style-name="ce8" office:value-type="string" calcext:value-type="string">
            <text:p>MCDで設定を反映する</text:p>
          </table:table-cell>
          <table:table-cell table:style-name="ce54" office:value-type="string" calcext:value-type="string">
            <text:p>defaultPref("urlclassifier.trackingTable", "test-track-simple,mozfull-track-digest256");</text:p>
          </table:table-cell>
          <table:table-cell table:style-name="ce54"/>
          <table:table-cell table:style-name="ce10" table:formula="of:=IF([.K222]=&quot;&quot;;&quot;?&quot;;IF([.N222]=&quot;&quot;;&quot;新規&quot;;IF([.K222]=[.N222];&quot;&quot;;&quot;変更あり&quot;)))" office:value-type="string" office:string-value="変更あり" calcext:value-type="string">
            <text:p>変更あり</text:p>
          </table:table-cell>
          <table:table-cell table:style-name="ce85" office:value-type="string" calcext:value-type="string">
            <text:p>defaultPref("urlclassifier.trackingTable", "test-track-simple,base-track-digest256,content-track-digest256");</text:p>
          </table:table-cell>
          <table:table-cell table:style-name="ce10" table:formula="of:=IF([.N222]=&quot;&quot;;&quot;?&quot;;IF([.P222]=&quot;&quot;;&quot;新規&quot;;IF([.N222]=[.P222];&quot;&quot;;&quot;変更あり&quot;)))" office:value-type="string" office:string-value="変更あり" calcext:value-type="string">
            <text:p>変更あり</text:p>
          </table:table-cell>
          <table:table-cell table:style-name="ce54" office:value-type="string" calcext:value-type="string">
            <text:p>defaultPref("urlclassifier.trackingTable", "test-track-simple,mozfull-track-digest256");</text:p>
          </table:table-cell>
          <table:table-cell table:style-name="ce8" table:formula="of:=IF([.P222]=&quot;&quot;;&quot;?&quot;;IF([.R222]=&quot;&quot;;&quot;新規&quot;;IF([.P222]=[.R222];&quot;&quot;;&quot;○&quot;)))" office:value-type="string" office:string-value="新規" calcext:value-type="string">
            <text:p>新規</text:p>
          </table:table-cell>
          <table:table-cell table:style-name="ce87" table:number-columns-repeated="3"/>
          <table:table-cell table:style-name="ce94"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5" table:formula="of:=IF(AND([.$A223]&lt;&gt;&quot;&quot;;NOT(ISNUMBER(FIND(&quot;廃止&quot;;[.$D223])));NOT(ISNUMBER(FIND(&quot;廃止&quot;;[.$E223]))));MAX([.$B$1:.$B222])+1;&quot;&quot;)" office:value-type="float" office:value="184" calcext:value-type="float">
            <text:p>184</text:p>
          </table:table-cell>
          <table:table-cell table:style-name="ce5" table:formula="of:=CONCATENATE([.$D223];&quot;-&quot;;[.$E223])" office:value-type="string" office:string-value="Privacy-35-3" calcext:value-type="string">
            <text:p>Privacy-35-3</text:p>
          </table:table-cell>
          <table:table-cell table:style-name="ce9" office:value-type="string" calcext:value-type="string">
            <text:p>Privacy-35</text:p>
          </table:table-cell>
          <table:table-cell table:style-name="ce9" office:value-type="float" office:value="3" calcext:value-type="float">
            <text:p>3</text:p>
          </table:table-cell>
          <table:covered-table-cell table:style-name="ce21"/>
          <table:covered-table-cell table:style-name="ce40"/>
          <table:covered-table-cell table:style-name="ce21"/>
          <table:table-cell table:style-name="ce9" office:value-type="string" calcext:value-type="string">
            <text:p>簡易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54"/>
          <table:table-cell table:style-name="ce10" table:formula="of:=IF([.K223]=&quot;&quot;;&quot;?&quot;;IF([.N223]=&quot;&quot;;&quot;新規&quot;;IF([.K223]=[.N223];&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text:p>
            <text:p><text:span text:style-name="T2">lockPref("pref.privacy.disable_button.change_blocklist", true);</text:span></text:p>
          </table:table-cell>
          <table:table-cell table:style-name="ce10" table:formula="of:=IF([.N223]=&quot;&quot;;&quot;?&quot;;IF([.P223]=&quot;&quot;;&quot;新規&quot;;IF([.N223]=[.P223];&quot;&quot;;&quot;変更あり&quot;)))" office:value-type="string" office:string-value="変更あり" calcext:value-type="string">
            <text:p>変更あり</text:p>
          </table:table-cell>
          <table:table-cell table:style-name="ce54" office:value-type="string" calcext:value-type="string">
            <text:p>lockPref("urlclassifier.trackingTable", "test-track-simple,mozstd-track-digest256");</text:p>
            <text:p><text:span text:style-name="T22">lockPref("pref.privacy.disable_button.change_blocklist", true);</text:span></text:p>
          </table:table-cell>
          <table:table-cell table:style-name="ce8" table:formula="of:=IF([.P223]=&quot;&quot;;&quot;?&quot;;IF([.R223]=&quot;&quot;;&quot;新規&quot;;IF([.P223]=[.R223];&quot;&quot;;&quot;○&quot;)))" office:value-type="string" office:string-value="新規" calcext:value-type="string">
            <text:p>新規</text:p>
          </table:table-cell>
          <table:table-cell table:style-name="ce87" table:number-columns-repeated="3"/>
          <table:table-cell table:style-name="ce94"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4]&lt;&gt;&quot;&quot;;NOT(ISNUMBER(FIND(&quot;廃止&quot;;[.$D224])));NOT(ISNUMBER(FIND(&quot;廃止&quot;;[.$E224]))));MAX([.$B$1:.$B223])+1;&quot;&quot;)" office:value-type="float" office:value="185" calcext:value-type="float">
            <text:p>185</text:p>
          </table:table-cell>
          <table:table-cell table:style-name="ce5" table:formula="of:=CONCATENATE([.$D224];&quot;-&quot;;[.$E224])" office:value-type="string" office:string-value="Privacy-35-4" calcext:value-type="string">
            <text:p>Privacy-35-4</text:p>
          </table:table-cell>
          <table:table-cell table:style-name="ce9" office:value-type="string" calcext:value-type="string">
            <text:p>Privacy-35</text:p>
          </table:table-cell>
          <table:table-cell table:style-name="ce9" office:value-type="float" office:value="4" calcext:value-type="float">
            <text:p>4</text:p>
          </table:table-cell>
          <table:covered-table-cell table:style-name="ce21"/>
          <table:covered-table-cell table:style-name="ce40"/>
          <table:covered-table-cell table:style-name="ce21"/>
          <table:table-cell table:style-name="ce9" office:value-type="string" calcext:value-type="string">
            <text:p>広範ブロックで固定</text:p>
          </table:table-cell>
          <table:table-cell table:style-name="ce8" office:value-type="string" calcext:value-type="string">
            <text:p>MCDで設定を反映する</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54"/>
          <table:table-cell table:style-name="ce10" table:formula="of:=IF([.K224]=&quot;&quot;;&quot;?&quot;;IF([.N224]=&quot;&quot;;&quot;新規&quot;;IF([.K224]=[.N224];&quot;&quot;;&quot;変更あり&quot;)))" office:value-type="string" office:string-value="変更あり" calcext:value-type="string">
            <text:p>変更あり</text:p>
          </table:table-cell>
          <table:table-cell table:style-name="ce85" office:value-type="string" calcext:value-type="string">
            <text:p>lockPref("urlclassifier.trackingTable", “test-track-simple,base-track-digest256,content-track-digest256");</text:p>
            <text:p>lockPref("pref.privacy.disable_button.change_blocklist", true);</text:p>
          </table:table-cell>
          <table:table-cell table:style-name="ce10" table:formula="of:=IF([.N224]=&quot;&quot;;&quot;?&quot;;IF([.P224]=&quot;&quot;;&quot;新規&quot;;IF([.N224]=[.P224];&quot;&quot;;&quot;変更あり&quot;)))" office:value-type="string" office:string-value="変更あり" calcext:value-type="string">
            <text:p>変更あり</text:p>
          </table:table-cell>
          <table:table-cell table:style-name="ce54" office:value-type="string" calcext:value-type="string">
            <text:p>lockPref("urlclassifier.trackingTable", "test-track-simple,mozfull-track-digest256");</text:p>
            <text:p>lockPref("pref.privacy.disable_button.change_blocklist", true);</text:p>
          </table:table-cell>
          <table:table-cell table:style-name="ce8" table:formula="of:=IF([.P224]=&quot;&quot;;&quot;?&quot;;IF([.R224]=&quot;&quot;;&quot;新規&quot;;IF([.P224]=[.R224];&quot;&quot;;&quot;○&quot;)))" office:value-type="string" office:string-value="新規" calcext:value-type="string">
            <text:p>新規</text:p>
          </table:table-cell>
          <table:table-cell table:style-name="ce87" table:number-columns-repeated="3"/>
          <table:table-cell table:style-name="ce94"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5]&lt;&gt;&quot;&quot;;NOT(ISNUMBER(FIND(&quot;廃止&quot;;[.$D225])));NOT(ISNUMBER(FIND(&quot;廃止&quot;;[.$E225]))));MAX([.$B$1:.$B224])+1;&quot;&quot;)" office:value-type="float" office:value="186" calcext:value-type="float">
            <text:p>186</text:p>
          </table:table-cell>
          <table:table-cell table:style-name="ce5" table:formula="of:=CONCATENATE([.$D225];&quot;-&quot;;[.$E225])" office:value-type="string" office:string-value="Privacy-36-1" calcext:value-type="string">
            <text:p>Privacy-36-1</text:p>
          </table:table-cell>
          <table:table-cell table:style-name="ce9" office:value-type="string" calcext:value-type="string">
            <text:p>Privacy-36</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TLS/SSLで保護された通信のコンテンツのディスク上へのキャッシュ</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5]=&quot;&quot;;&quot;?&quot;;IF([.N225]=&quot;&quot;;&quot;新規&quot;;IF([.K225]=[.N225];&quot;&quot;;&quot;変更あり&quot;)))">
            <text:p/>
          </table:table-cell>
          <table:table-cell table:style-name="ce54" office:value-type="string" calcext:value-type="string">
            <text:p>-</text:p>
          </table:table-cell>
          <table:table-cell table:style-name="ce10" table:formula="of:=IF([.N225]=&quot;&quot;;&quot;?&quot;;IF([.P225]=&quot;&quot;;&quot;新規&quot;;IF([.N225]=[.P225];&quot;&quot;;&quot;変更あり&quot;)))">
            <text:p/>
          </table:table-cell>
          <table:table-cell table:style-name="ce54" office:value-type="string" calcext:value-type="string">
            <text:p>-</text:p>
          </table:table-cell>
          <table:table-cell table:style-name="ce8" table:formula="of:=IF([.P225]=&quot;&quot;;&quot;?&quot;;IF([.R225]=&quot;&quot;;&quot;新規&quot;;IF([.P225]=[.R225];&quot;&quot;;&quot;○&quot;)))" office:value-type="string" office:string-value="新規" calcext:value-type="string">
            <text:p>新規</text:p>
          </table:table-cell>
          <table:table-cell table:style-name="ce87" table:number-columns-repeated="3"/>
          <table:table-cell table:style-name="ce94"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6]&lt;&gt;&quot;&quot;;NOT(ISNUMBER(FIND(&quot;廃止&quot;;[.$D226])));NOT(ISNUMBER(FIND(&quot;廃止&quot;;[.$E226]))));MAX([.$B$1:.$B225])+1;&quot;&quot;)" office:value-type="float" office:value="187" calcext:value-type="float">
            <text:p>187</text:p>
          </table:table-cell>
          <table:table-cell table:style-name="ce5" table:formula="of:=CONCATENATE([.$D226];&quot;-&quot;;[.$E226])" office:value-type="string" office:string-value="Privacy-36-2" calcext:value-type="string">
            <text:p>Privacy-36-2</text:p>
          </table:table-cell>
          <table:table-cell table:style-name="ce9" office:value-type="string" calcext:value-type="string">
            <text:p>Privacy-36</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rowser.cache.disk_cache_ssl", false)</text:p>
          </table:table-cell>
          <table:table-cell table:style-name="ce54"/>
          <table:table-cell table:style-name="ce10" table:formula="of:=IF([.K226]=&quot;&quot;;&quot;?&quot;;IF([.N226]=&quot;&quot;;&quot;新規&quot;;IF([.K226]=[.N226];&quot;&quot;;&quot;変更あり&quot;)))">
            <text:p/>
          </table:table-cell>
          <table:table-cell table:style-name="ce54" office:value-type="string" calcext:value-type="string">
            <text:p>lockPref("browser.cache.disk_cache_ssl", false)</text:p>
          </table:table-cell>
          <table:table-cell table:style-name="ce10" table:formula="of:=IF([.N226]=&quot;&quot;;&quot;?&quot;;IF([.P226]=&quot;&quot;;&quot;新規&quot;;IF([.N226]=[.P226];&quot;&quot;;&quot;変更あり&quot;)))">
            <text:p/>
          </table:table-cell>
          <table:table-cell table:style-name="ce54" office:value-type="string" calcext:value-type="string">
            <text:p>lockPref("browser.cache.disk_cache_ssl", false)</text:p>
          </table:table-cell>
          <table:table-cell table:style-name="ce8" table:formula="of:=IF([.P226]=&quot;&quot;;&quot;?&quot;;IF([.R226]=&quot;&quot;;&quot;新規&quot;;IF([.P226]=[.R226];&quot;&quot;;&quot;○&quot;)))" office:value-type="string" office:string-value="新規" calcext:value-type="string">
            <text:p>新規</text:p>
          </table:table-cell>
          <table:table-cell table:style-name="ce87" table:number-columns-repeated="3"/>
          <table:table-cell table:style-name="ce94"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7]&lt;&gt;&quot;&quot;;NOT(ISNUMBER(FIND(&quot;廃止&quot;;[.$D227])));NOT(ISNUMBER(FIND(&quot;廃止&quot;;[.$E227]))));MAX([.$B$1:.$B226])+1;&quot;&quot;)" office:value-type="float" office:value="188" calcext:value-type="float">
            <text:p>188</text:p>
          </table:table-cell>
          <table:table-cell table:style-name="ce5" table:formula="of:=CONCATENATE([.$D227];&quot;-&quot;;[.$E227])" office:value-type="string" office:string-value="Privacy-37-1" calcext:value-type="string">
            <text:p>Privacy-37-1</text:p>
          </table:table-cell>
          <table:table-cell table:style-name="ce9" office:value-type="string" calcext:value-type="string">
            <text:p>Privacy-37</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ネットワーク経由での先読み機能の全般的な制御</text:p>
          </table:table-cell>
          <table:table-cell table:style-name="ce20" office:value-type="string" calcext:value-type="string" table:number-columns-spanned="1" table:number-rows-spanned="2">
            <text:p>-</text:p>
          </table:table-cell>
          <table:table-cell table:style-name="ce9" office:value-type="string" calcext:value-type="string">
            <text:p>先読みを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7]=&quot;&quot;;&quot;?&quot;;IF([.N227]=&quot;&quot;;&quot;新規&quot;;IF([.K227]=[.N227];&quot;&quot;;&quot;変更あり&quot;)))">
            <text:p/>
          </table:table-cell>
          <table:table-cell table:style-name="ce54" office:value-type="string" calcext:value-type="string">
            <text:p>-</text:p>
          </table:table-cell>
          <table:table-cell table:style-name="ce10" table:formula="of:=IF([.N227]=&quot;&quot;;&quot;?&quot;;IF([.P227]=&quot;&quot;;&quot;新規&quot;;IF([.N227]=[.P227];&quot;&quot;;&quot;変更あり&quot;)))">
            <text:p/>
          </table:table-cell>
          <table:table-cell table:style-name="ce54" office:value-type="string" calcext:value-type="string">
            <text:p>-</text:p>
          </table:table-cell>
          <table:table-cell table:style-name="ce8" table:formula="of:=IF([.P227]=&quot;&quot;;&quot;?&quot;;IF([.R227]=&quot;&quot;;&quot;新規&quot;;IF([.P227]=[.R227];&quot;&quot;;&quot;○&quot;)))" office:value-type="string" office:string-value="新規" calcext:value-type="string">
            <text:p>新規</text:p>
          </table:table-cell>
          <table:table-cell table:style-name="ce87" table:number-columns-repeated="3"/>
          <table:table-cell table:style-name="ce94"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8]&lt;&gt;&quot;&quot;;NOT(ISNUMBER(FIND(&quot;廃止&quot;;[.$D228])));NOT(ISNUMBER(FIND(&quot;廃止&quot;;[.$E228]))));MAX([.$B$1:.$B227])+1;&quot;&quot;)" office:value-type="float" office:value="189" calcext:value-type="float">
            <text:p>189</text:p>
          </table:table-cell>
          <table:table-cell table:style-name="ce5" table:formula="of:=CONCATENATE([.$D228];&quot;-&quot;;[.$E228])" office:value-type="string" office:string-value="Privacy-37-2" calcext:value-type="string">
            <text:p>Privacy-37-2</text:p>
          </table:table-cell>
          <table:table-cell table:style-name="ce9" office:value-type="string" calcext:value-type="string">
            <text:p>Privacy-37</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先読みを禁止する</text:p>
          </table:table-cell>
          <table:table-cell table:style-name="ce8" office:value-type="string" calcext:value-type="string">
            <text:p>MCDで設定を反映する</text:p>
          </table:table-cell>
          <table:table-cell table:style-name="ce54" office:value-type="string" calcext:value-type="string">
            <text:p>lockPref("network.predictor.enabled", false);</text:p>
          </table:table-cell>
          <table:table-cell table:style-name="ce54"/>
          <table:table-cell table:style-name="ce10" table:formula="of:=IF([.K228]=&quot;&quot;;&quot;?&quot;;IF([.N228]=&quot;&quot;;&quot;新規&quot;;IF([.K228]=[.N228];&quot;&quot;;&quot;変更あり&quot;)))">
            <text:p/>
          </table:table-cell>
          <table:table-cell table:style-name="ce54" office:value-type="string" calcext:value-type="string">
            <text:p>lockPref("network.predictor.enabled", false);</text:p>
          </table:table-cell>
          <table:table-cell table:style-name="ce10" table:formula="of:=IF([.N228]=&quot;&quot;;&quot;?&quot;;IF([.P228]=&quot;&quot;;&quot;新規&quot;;IF([.N228]=[.P228];&quot;&quot;;&quot;変更あり&quot;)))">
            <text:p/>
          </table:table-cell>
          <table:table-cell table:style-name="ce54" office:value-type="string" calcext:value-type="string">
            <text:p>lockPref("network.predictor.enabled", false);</text:p>
          </table:table-cell>
          <table:table-cell table:style-name="ce8" table:formula="of:=IF([.P228]=&quot;&quot;;&quot;?&quot;;IF([.R228]=&quot;&quot;;&quot;新規&quot;;IF([.P228]=[.R228];&quot;&quot;;&quot;○&quot;)))" office:value-type="string" office:string-value="新規" calcext:value-type="string">
            <text:p>新規</text:p>
          </table:table-cell>
          <table:table-cell table:style-name="ce87" table:number-columns-repeated="3"/>
          <table:table-cell table:style-name="ce94"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29]&lt;&gt;&quot;&quot;;NOT(ISNUMBER(FIND(&quot;廃止&quot;;[.$D229])));NOT(ISNUMBER(FIND(&quot;廃止&quot;;[.$E229]))));MAX([.$B$1:.$B228])+1;&quot;&quot;)" office:value-type="float" office:value="190" calcext:value-type="float">
            <text:p>190</text:p>
          </table:table-cell>
          <table:table-cell table:style-name="ce5" table:formula="of:=CONCATENATE([.$D229];&quot;-&quot;;[.$E229])" office:value-type="string" office:string-value="Privacy-38-1" calcext:value-type="string">
            <text:p>Privacy-38-1</text:p>
          </table:table-cell>
          <table:table-cell table:style-name="ce9" office:value-type="string" calcext:value-type="string">
            <text:p>Privacy-38</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Webビーコンの送信</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29]=&quot;&quot;;&quot;?&quot;;IF([.N229]=&quot;&quot;;&quot;新規&quot;;IF([.K229]=[.N229];&quot;&quot;;&quot;変更あり&quot;)))">
            <text:p/>
          </table:table-cell>
          <table:table-cell table:style-name="ce54" office:value-type="string" calcext:value-type="string">
            <text:p>-</text:p>
          </table:table-cell>
          <table:table-cell table:style-name="ce10" table:formula="of:=IF([.N229]=&quot;&quot;;&quot;?&quot;;IF([.P229]=&quot;&quot;;&quot;新規&quot;;IF([.N229]=[.P229];&quot;&quot;;&quot;変更あり&quot;)))">
            <text:p/>
          </table:table-cell>
          <table:table-cell table:style-name="ce54" office:value-type="string" calcext:value-type="string">
            <text:p>-</text:p>
          </table:table-cell>
          <table:table-cell table:style-name="ce8" table:formula="of:=IF([.P229]=&quot;&quot;;&quot;?&quot;;IF([.R229]=&quot;&quot;;&quot;新規&quot;;IF([.P229]=[.R229];&quot;&quot;;&quot;○&quot;)))" office:value-type="string" office:string-value="新規" calcext:value-type="string">
            <text:p>新規</text:p>
          </table:table-cell>
          <table:table-cell table:style-name="ce87" table:number-columns-repeated="3"/>
          <table:table-cell table:style-name="ce94"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0]&lt;&gt;&quot;&quot;;NOT(ISNUMBER(FIND(&quot;廃止&quot;;[.$D230])));NOT(ISNUMBER(FIND(&quot;廃止&quot;;[.$E230]))));MAX([.$B$1:.$B229])+1;&quot;&quot;)" office:value-type="float" office:value="191" calcext:value-type="float">
            <text:p>191</text:p>
          </table:table-cell>
          <table:table-cell table:style-name="ce5" table:formula="of:=CONCATENATE([.$D230];&quot;-&quot;;[.$E230])" office:value-type="string" office:string-value="Privacy-38-2" calcext:value-type="string">
            <text:p>Privacy-38-2</text:p>
          </table:table-cell>
          <table:table-cell table:style-name="ce9" office:value-type="string" calcext:value-type="string">
            <text:p>Privacy-38</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54" office:value-type="string" calcext:value-type="string">
            <text:p>lockPref("beacon.enabled", false); </text:p>
          </table:table-cell>
          <table:table-cell table:style-name="ce54"/>
          <table:table-cell table:style-name="ce10" table:formula="of:=IF([.K230]=&quot;&quot;;&quot;?&quot;;IF([.N230]=&quot;&quot;;&quot;新規&quot;;IF([.K230]=[.N230];&quot;&quot;;&quot;変更あり&quot;)))">
            <text:p/>
          </table:table-cell>
          <table:table-cell table:style-name="ce54" office:value-type="string" calcext:value-type="string">
            <text:p>lockPref("beacon.enabled", false); </text:p>
          </table:table-cell>
          <table:table-cell table:style-name="ce10" table:formula="of:=IF([.N230]=&quot;&quot;;&quot;?&quot;;IF([.P230]=&quot;&quot;;&quot;新規&quot;;IF([.N230]=[.P230];&quot;&quot;;&quot;変更あり&quot;)))">
            <text:p/>
          </table:table-cell>
          <table:table-cell table:style-name="ce54" office:value-type="string" calcext:value-type="string">
            <text:p>lockPref("beacon.enabled", false); </text:p>
          </table:table-cell>
          <table:table-cell table:style-name="ce8" table:formula="of:=IF([.P230]=&quot;&quot;;&quot;?&quot;;IF([.R230]=&quot;&quot;;&quot;新規&quot;;IF([.P230]=[.R230];&quot;&quot;;&quot;○&quot;)))" office:value-type="string" office:string-value="新規" calcext:value-type="string">
            <text:p>新規</text:p>
          </table:table-cell>
          <table:table-cell table:style-name="ce87" table:number-columns-repeated="3"/>
          <table:table-cell table:style-name="ce94"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1]&lt;&gt;&quot;&quot;;NOT(ISNUMBER(FIND(&quot;廃止&quot;;[.$D231])));NOT(ISNUMBER(FIND(&quot;廃止&quot;;[.$E231]))));MAX([.$B$1:.$B230])+1;&quot;&quot;)" office:value-type="float" office:value="192" calcext:value-type="float">
            <text:p>192</text:p>
          </table:table-cell>
          <table:table-cell table:style-name="ce5" table:formula="of:=CONCATENATE([.$D231];&quot;-&quot;;[.$E231])" office:value-type="string" office:string-value="Privacy-39-1" calcext:value-type="string">
            <text:p>Privacy-39-1</text:p>
          </table:table-cell>
          <table:table-cell table:style-name="ce9" office:value-type="string" calcext:value-type="string">
            <text:p>Privacy-39</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SSL/TLSでないページへのパスワード入力時の警告</text:p>
          </table:table-cell>
          <table:table-cell table:style-name="ce20" office:value-type="string" calcext:value-type="string" table:number-columns-spanned="1" table:number-rows-spanned="2">
            <text:p>-</text:p>
          </table:table-cell>
          <table:table-cell table:style-name="ce9" office:value-type="string" calcext:value-type="string">
            <text:p>警告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1]=&quot;&quot;;&quot;?&quot;;IF([.N231]=&quot;&quot;;&quot;新規&quot;;IF([.K231]=[.N231];&quot;&quot;;&quot;変更あり&quot;)))">
            <text:p/>
          </table:table-cell>
          <table:table-cell table:style-name="ce54" office:value-type="string" calcext:value-type="string">
            <text:p>-</text:p>
          </table:table-cell>
          <table:table-cell table:style-name="ce10" table:formula="of:=IF([.N231]=&quot;&quot;;&quot;?&quot;;IF([.P231]=&quot;&quot;;&quot;新規&quot;;IF([.N231]=[.P231];&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2]&lt;&gt;&quot;&quot;;NOT(ISNUMBER(FIND(&quot;廃止&quot;;[.$D232])));NOT(ISNUMBER(FIND(&quot;廃止&quot;;[.$E232]))));MAX([.$B$1:.$B231])+1;&quot;&quot;)" office:value-type="float" office:value="193" calcext:value-type="float">
            <text:p>193</text:p>
          </table:table-cell>
          <table:table-cell table:style-name="ce5" table:formula="of:=CONCATENATE([.$D232];&quot;-&quot;;[.$E232])" office:value-type="string" office:string-value="Privacy-39-2" calcext:value-type="string">
            <text:p>Privacy-39-2</text:p>
          </table:table-cell>
          <table:table-cell table:style-name="ce9" office:value-type="string" calcext:value-type="string">
            <text:p>Privacy-39</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警告しない</text:p>
          </table:table-cell>
          <table:table-cell table:style-name="ce8" office:value-type="string" calcext:value-type="string">
            <text:p>MCDで設定を反映する</text:p>
          </table:table-cell>
          <table:table-cell table:style-name="ce54" office:value-type="string" calcext:value-type="string">
            <text:p>lockPref("security.insecure_field_warning.contextual.enabled", false); </text:p>
          </table:table-cell>
          <table:table-cell table:style-name="ce54"/>
          <table:table-cell table:style-name="ce10" table:formula="of:=IF([.K232]=&quot;&quot;;&quot;?&quot;;IF([.N232]=&quot;&quot;;&quot;新規&quot;;IF([.K232]=[.N232];&quot;&quot;;&quot;変更あり&quot;)))">
            <text:p/>
          </table:table-cell>
          <table:table-cell table:style-name="ce54" office:value-type="string" calcext:value-type="string">
            <text:p>lockPref("security.insecure_field_warning.contextual.enabled", false); </text:p>
          </table:table-cell>
          <table:table-cell table:style-name="ce10" table:formula="of:=IF([.N232]=&quot;&quot;;&quot;?&quot;;IF([.P232]=&quot;&quot;;&quot;新規&quot;;IF([.N232]=[.P232];&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3]&lt;&gt;&quot;&quot;;NOT(ISNUMBER(FIND(&quot;廃止&quot;;[.$D233])));NOT(ISNUMBER(FIND(&quot;廃止&quot;;[.$E233]))));MAX([.$B$1:.$B232])+1;&quot;&quot;)" office:value-type="float" office:value="194" calcext:value-type="float">
            <text:p>194</text:p>
          </table:table-cell>
          <table:table-cell table:style-name="ce5" table:formula="of:=CONCATENATE([.$D233];&quot;-&quot;;[.$E233])" office:value-type="string" office:string-value="Privacy-40-1" calcext:value-type="string">
            <text:p>Privacy-40-1</text:p>
          </table:table-cell>
          <table:table-cell table:style-name="ce9" office:value-type="string" calcext:value-type="string">
            <text:p>Privacy-40</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0"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3]=&quot;&quot;;&quot;?&quot;;IF([.N233]=&quot;&quot;;&quot;新規&quot;;IF([.K233]=[.N233];&quot;&quot;;&quot;変更あり&quot;)))">
            <text:p/>
          </table:table-cell>
          <table:table-cell table:style-name="ce54" office:value-type="string" calcext:value-type="string">
            <text:p>-</text:p>
          </table:table-cell>
          <table:table-cell table:style-name="ce10" table:formula="of:=IF([.N233]=&quot;&quot;;&quot;?&quot;;IF([.P233]=&quot;&quot;;&quot;新規&quot;;IF([.N233]=[.P233];&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4]&lt;&gt;&quot;&quot;;NOT(ISNUMBER(FIND(&quot;廃止&quot;;[.$D234])));NOT(ISNUMBER(FIND(&quot;廃止&quot;;[.$E234]))));MAX([.$B$1:.$B233])+1;&quot;&quot;)" office:value-type="float" office:value="195" calcext:value-type="float">
            <text:p>195</text:p>
          </table:table-cell>
          <table:table-cell table:style-name="ce5" table:formula="of:=CONCATENATE([.$D234];&quot;-&quot;;[.$E234])" office:value-type="string" office:string-value="Privacy-40-2" calcext:value-type="string">
            <text:p>Privacy-40-2</text:p>
          </table:table-cell>
          <table:table-cell table:style-name="ce9" office:value-type="string" calcext:value-type="string">
            <text:p>Privacy-40</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lockPref("signon.rememberSignons.visibilityToggle", false); </text:p>
          </table:table-cell>
          <table:table-cell table:style-name="ce54"/>
          <table:table-cell table:style-name="ce10" table:formula="of:=IF([.K234]=&quot;&quot;;&quot;?&quot;;IF([.N234]=&quot;&quot;;&quot;新規&quot;;IF([.K234]=[.N234];&quot;&quot;;&quot;変更あり&quot;)))">
            <text:p/>
          </table:table-cell>
          <table:table-cell table:style-name="ce54" office:value-type="string" calcext:value-type="string">
            <text:p>lockPref("signon.rememberSignons.visibilityToggle", false); </text:p>
          </table:table-cell>
          <table:table-cell table:style-name="ce10" table:formula="of:=IF([.N234]=&quot;&quot;;&quot;?&quot;;IF([.P234]=&quot;&quot;;&quot;新規&quot;;IF([.N234]=[.P234];&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5]&lt;&gt;&quot;&quot;;NOT(ISNUMBER(FIND(&quot;廃止&quot;;[.$D235])));NOT(ISNUMBER(FIND(&quot;廃止&quot;;[.$E235]))));MAX([.$B$1:.$B234])+1;&quot;&quot;)" office:value-type="float" office:value="196" calcext:value-type="float">
            <text:p>196</text:p>
          </table:table-cell>
          <table:table-cell table:style-name="ce5" table:formula="of:=CONCATENATE([.$D235];&quot;-&quot;;[.$E235])" office:value-type="string" office:string-value="Privacy-41-1" calcext:value-type="string">
            <text:p>Privacy-41-1</text:p>
          </table:table-cell>
          <table:table-cell table:style-name="ce9" office:value-type="string" calcext:value-type="string">
            <text:p>Privacy-41</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トラッキング保護機能の通知メッセージの表示</text:p>
          </table:table-cell>
          <table:table-cell table:style-name="ce20" office:value-type="string" calcext:value-type="string" table:number-columns-spanned="1" table:number-rows-spanned="2">
            <text:p>-</text:p>
          </table:table-cell>
          <table:table-cell table:style-name="ce9" office:value-type="string" calcext:value-type="string">
            <text:p>20回まで表示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10" table:formula="of:=IF([.K235]=&quot;&quot;;&quot;?&quot;;IF([.N235]=&quot;&quot;;&quot;新規&quot;;IF([.K235]=[.N235];&quot;&quot;;&quot;変更あり&quot;)))">
            <text:p/>
          </table:table-cell>
          <table:table-cell table:style-name="ce54" office:value-type="string" calcext:value-type="string">
            <text:p>-</text:p>
          </table:table-cell>
          <table:table-cell table:style-name="ce10" table:formula="of:=IF([.N235]=&quot;&quot;;&quot;?&quot;;IF([.P235]=&quot;&quot;;&quot;新規&quot;;IF([.N235]=[.P235];&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6]&lt;&gt;&quot;&quot;;NOT(ISNUMBER(FIND(&quot;廃止&quot;;[.$D236])));NOT(ISNUMBER(FIND(&quot;廃止&quot;;[.$E236]))));MAX([.$B$1:.$B235])+1;&quot;&quot;)" office:value-type="float" office:value="197" calcext:value-type="float">
            <text:p>197</text:p>
          </table:table-cell>
          <table:table-cell table:style-name="ce5" table:formula="of:=CONCATENATE([.$D236];&quot;-&quot;;[.$E236])" office:value-type="string" office:string-value="Privacy-41-2" calcext:value-type="string">
            <text:p>Privacy-41-2</text:p>
          </table:table-cell>
          <table:table-cell table:style-name="ce9" office:value-type="string" calcext:value-type="string">
            <text:p>Privacy-41</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54" office:value-type="string" calcext:value-type="string">
            <text:p>// Privacy-33-2選択時にのみ影響。</text:p>
            <text:p>lockPref("privacy.trackingprotection.introCount", 999);</text:p>
          </table:table-cell>
          <table:table-cell table:style-name="ce54"/>
          <table:table-cell table:style-name="ce10" table:formula="of:=IF([.K236]=&quot;&quot;;&quot;?&quot;;IF([.N236]=&quot;&quot;;&quot;新規&quot;;IF([.K236]=[.N236];&quot;&quot;;&quot;変更あり&quot;)))">
            <text:p/>
          </table:table-cell>
          <table:table-cell table:style-name="ce54" office:value-type="string" calcext:value-type="string">
            <text:p>// Privacy-33-2選択時にのみ影響。</text:p>
            <text:p>lockPref("privacy.trackingprotection.introCount", 999);</text:p>
          </table:table-cell>
          <table:table-cell table:style-name="ce10" table:formula="of:=IF([.N236]=&quot;&quot;;&quot;?&quot;;IF([.P236]=&quot;&quot;;&quot;新規&quot;;IF([.N236]=[.P236];&quot;&quot;;&quot;変更あり&quot;)))" office:value-type="string" office:string-value="新規" calcext:value-type="string">
            <text:p>新規</text:p>
          </table:table-cell>
          <table:table-cell table:style-name="ce54"/>
          <table:table-cell table:style-name="ce8"/>
          <table:table-cell table:style-name="ce87" table:number-columns-repeated="3"/>
          <table:table-cell table:style-name="ce94"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7]&lt;&gt;&quot;&quot;;NOT(ISNUMBER(FIND(&quot;廃止&quot;;[.$D237])));NOT(ISNUMBER(FIND(&quot;廃止&quot;;[.$E237]))));MAX([.$B$1:.$B236])+1;&quot;&quot;)" office:value-type="float" office:value="198" calcext:value-type="float">
            <text:p>198</text:p>
          </table:table-cell>
          <table:table-cell table:style-name="ce5" table:formula="of:=CONCATENATE([.$D237];&quot;-&quot;;[.$E237])" office:value-type="string" office:string-value="Privacy-42-1" calcext:value-type="string">
            <text:p>Privacy-42-1</text:p>
          </table:table-cell>
          <table:table-cell table:style-name="ce9" office:value-type="string" calcext:value-type="string">
            <text:p>Privacy-42</text:p>
          </table:table-cell>
          <table:table-cell table:style-name="ce9" office:value-type="float" office:value="1" calcext:value-type="float">
            <text:p>1</text:p>
          </table:table-cell>
          <table:table-cell table:style-name="ce20" office:value-type="string" calcext:value-type="string" table:number-columns-spanned="1" table:number-rows-spanned="2">
            <text:p>プライバシー</text:p>
          </table:table-cell>
          <table:table-cell table:style-name="ce41" office:value-type="string" calcext:value-type="string" table:number-columns-spanned="1" table:number-rows-spanned="2">
            <text:p>Firefoxの新機能のテストへの参加の可否</text:p>
          </table:table-cell>
          <table:table-cell table:style-name="ce20" office:value-type="string" calcext:value-type="string" table:number-columns-spanned="1" table:number-rows-spanned="2">
            <text:p>-</text:p>
          </table:table-cell>
          <table:table-cell table:style-name="ce9" office:value-type="string" calcext:value-type="string">
            <text:p>参加する</text:p>
          </table:table-cell>
          <table:table-cell table:style-name="ce8" office:value-type="string" calcext:value-type="string">
            <text:p>-</text:p>
          </table:table-cell>
          <table:table-cell table:style-name="ce54" office:value-type="string" calcext:value-type="string">
            <text:p>-</text:p>
          </table:table-cell>
          <table:table-cell table:style-name="ce54" office:value-type="string" calcext:value-type="string">
            <text:p>Firefox 60で追加</text:p>
          </table:table-cell>
          <table:table-cell table:style-name="ce10" table:formula="of:=IF([.K237]=&quot;&quot;;&quot;?&quot;;IF([.N237]=&quot;&quot;;&quot;新規&quot;;IF([.K237]=[.N237];&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8]&lt;&gt;&quot;&quot;;NOT(ISNUMBER(FIND(&quot;廃止&quot;;[.$D238])));NOT(ISNUMBER(FIND(&quot;廃止&quot;;[.$E238]))));MAX([.$B$1:.$B237])+1;&quot;&quot;)" office:value-type="float" office:value="199" calcext:value-type="float">
            <text:p>199</text:p>
          </table:table-cell>
          <table:table-cell table:style-name="ce5" table:formula="of:=CONCATENATE([.$D238];&quot;-&quot;;[.$E238])" office:value-type="string" office:string-value="Privacy-42-2" calcext:value-type="string">
            <text:p>Privacy-42-2</text:p>
          </table:table-cell>
          <table:table-cell table:style-name="ce9" office:value-type="string" calcext:value-type="string">
            <text:p>Privacy-42</text:p>
          </table:table-cell>
          <table:table-cell table:style-name="ce9" office:value-type="float" office:value="2" calcext:value-type="float">
            <text:p>2</text:p>
          </table:table-cell>
          <table:covered-table-cell table:style-name="ce21"/>
          <table:covered-table-cell table:style-name="ce40"/>
          <table:covered-table-cell table:style-name="ce21"/>
          <table:table-cell table:style-name="ce9" office:value-type="string" calcext:value-type="string">
            <text:p>参加しない</text:p>
          </table:table-cell>
          <table:table-cell table:style-name="ce56" office:value-type="string" calcext:value-type="string">
            <text:p>Policy Engineのポリシーを設定する</text:p>
          </table:table-cell>
          <table:table-cell table:style-name="ce63" office:value-type="string" calcext:value-type="string">
            <text:p>"DisableFirefoxStudies": false</text:p>
          </table:table-cell>
          <table:table-cell table:style-name="ce54"/>
          <table:table-cell table:style-name="ce10" table:formula="of:=IF([.K238]=&quot;&quot;;&quot;?&quot;;IF([.N238]=&quot;&quot;;&quot;新規&quot;;IF([.K238]=[.N238];&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5" table:formula="of:=IF(AND([.$A239]&lt;&gt;&quot;&quot;;NOT(ISNUMBER(FIND(&quot;廃止&quot;;[.$D239])));NOT(ISNUMBER(FIND(&quot;廃止&quot;;[.$E239]))));MAX([.$B$1:.$B238])+1;&quot;&quot;)" office:value-type="float" office:value="200" calcext:value-type="float">
            <text:p>200</text:p>
          </table:table-cell>
          <table:table-cell table:style-name="ce5" table:formula="of:=CONCATENATE([.$D239];&quot;-&quot;;[.$E239])" office:value-type="string" office:string-value="Privacy-43-1" calcext:value-type="string">
            <text:p>Privacy-43-1</text:p>
          </table:table-cell>
          <table:table-cell table:style-name="ce12" office:value-type="string" calcext:value-type="string">
            <text:p>Privacy-43</text:p>
          </table:table-cell>
          <table:table-cell table:style-name="ce9" office:value-type="float" office:value="1" calcext:value-type="float">
            <text:p>1</text:p>
          </table:table-cell>
          <table:table-cell table:style-name="ce25" office:value-type="string" calcext:value-type="string" table:number-columns-spanned="1" table:number-rows-spanned="4">
            <text:p>プライバシー</text:p>
          </table:table-cell>
          <table:table-cell table:style-name="ce25" office:value-type="string" calcext:value-type="string" table:number-columns-spanned="1" table:number-rows-spanned="4">
            <text:p>「Do Not Track」ヘッダの送出の可否</text:p>
          </table:table-cell>
          <table:table-cell table:style-name="ce46" office:value-type="string" calcext:value-type="string">
            <text:p>-</text:p>
          </table:table-cell>
          <table:table-cell table:style-name="ce9" office:value-type="string" calcext:value-type="string">
            <text:p>トラッキング防止の使用時のみ(既定)</text:p>
          </table:table-cell>
          <table:table-cell table:style-name="ce57" office:value-type="string" calcext:value-type="string">
            <text:p>MCDで設定を反映する</text:p>
          </table:table-cell>
          <table:table-cell table:style-name="ce63" office:value-type="string" calcext:value-type="string">
            <text:p>-</text:p>
          </table:table-cell>
          <table:table-cell table:style-name="ce54" office:value-type="string" calcext:value-type="string">
            <text:p>Privacy-20より移行</text:p>
          </table:table-cell>
          <table:table-cell table:style-name="ce10" table:formula="of:=IF([.K239]=&quot;&quot;;&quot;?&quot;;IF([.N239]=&quot;&quot;;&quot;新規&quot;;IF([.K239]=[.N239];&quot;&quot;;&quot;変更あり&quot;)))" office:value-type="string" office:string-value="新規" calcext:value-type="string">
            <text:p>新規</text:p>
          </table:table-cell>
          <table:table-cell table:style-name="ce54"/>
          <table:table-cell table:style-name="ce10"/>
          <table:table-cell table:style-name="ce54"/>
          <table:table-cell table:style-name="ce8"/>
          <table:table-cell table:style-name="ce87" table:number-columns-repeated="3"/>
          <table:table-cell table:style-name="ce94"/>
          <table:table-cell table:number-columns-repeated="1003"/>
        </table:table-row>
        <table:table-row table:style-name="ro53">
          <table:table-cell table:style-name="ce1" office:value-type="string" calcext:value-type="string">
            <text:p>○</text:p>
          </table:table-cell>
          <table:table-cell table:style-name="ce5" table:formula="of:=IF(AND([.$A240]&lt;&gt;&quot;&quot;;NOT(ISNUMBER(FIND(&quot;廃止&quot;;[.$D240])));NOT(ISNUMBER(FIND(&quot;廃止&quot;;[.$E240]))));MAX([.$B$1:.$B239])+1;&quot;&quot;)" office:value-type="float" office:value="201" calcext:value-type="float">
            <text:p>201</text:p>
          </table:table-cell>
          <table:table-cell table:style-name="ce5" table:formula="of:=CONCATENATE([.$D240];&quot;-&quot;;[.$E240])" office:value-type="string" office:string-value="Privacy-43-2" calcext:value-type="string">
            <text:p>Privacy-43-2</text:p>
          </table:table-cell>
          <table:table-cell table:style-name="ce8" office:value-type="string" calcext:value-type="string">
            <text:p>Privacy-43</text:p>
          </table:table-cell>
          <table:table-cell table:style-name="ce8" office:value-type="float" office:value="2" calcext:value-type="float">
            <text:p>2</text:p>
          </table:table-cell>
          <table:covered-table-cell table:style-name="ce21" office:value-type="string" calcext:value-type="string">
            <text:p>プライバシー</text:p>
          </table:covered-table-cell>
          <table:covered-table-cell table:style-name="ce18"/>
          <table:table-cell table:style-name="ce26" office:value-type="string" calcext:value-type="string">
            <text:p>-</text:p>
          </table:table-cell>
          <table:table-cell table:style-name="ce8" office:value-type="string" calcext:value-type="string">
            <text:p>常に送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9" office:value-type="string" calcext:value-type="string">
            <text:p>MCD:</text:p>
            <text:p>lockPref("privacy.donottrackheader.enabled", true);</text:p>
            <text:p/>
            <text:p><text:span text:style-name="T3">globalChrome.css:</text:span></text:p>
            <text:p><text:span text:style-name="T3">@-moz-document</text:span></text:p>
            <text:p><text:span text:style-name="T3">  url-prefix("chrome://browser/content/preferences/in-content/preferences.xul"),</text:span></text:p>
            <text:p><text:span text:style-name="T3">  url-prefix("about:preferences") {</text:span></text:p>
            <text:p><text:span text:style-name="T3">  #trackingprotectionpbmbox + vbox {</text:span></text:p>
            <text:p><text:span text:style-name="T3">    visibility: collapse !important;</text:span></text:p>
            <text:p><text:span text:style-name="T3">    -moz-user-focus: ignore !important;</text:span></text:p>
            <text:p><text:span text:style-name="T3">  }</text:span></text:p>
            <text:p><text:span text:style-name="T3">}</text:span></text:p>
          </table:table-cell>
          <table:table-cell table:style-name="ce77" office:value-type="string" calcext:value-type="string">
            <text:p>Privacy-20より移行</text:p>
          </table:table-cell>
          <table:table-cell table:style-name="ce10" table:formula="of:=IF([.K240]=&quot;&quot;;&quot;?&quot;;IF([.N240]=&quot;&quot;;&quot;新規&quot;;IF([.K240]=[.N240];&quot;&quot;;&quot;変更あり&quot;)))" office:value-type="string" office:string-value="新規" calcext:value-type="string">
            <text:p>新規</text:p>
          </table:table-cell>
          <table:table-cell table:style-name="ce9"/>
          <table:table-cell table:style-name="ce10" table:formula="of:=IF([.N240]=&quot;&quot;;&quot;?&quot;;IF([.P240]=&quot;&quot;;&quot;新規&quot;;IF([.N240]=[.P240];&quot;&quot;;&quot;変更あり&quot;)))" office:value-type="string" office:string-value="?" calcext:value-type="string">
            <text:p>?</text:p>
          </table:table-cell>
          <table:table-cell table:style-name="ce9" office:value-type="string" calcext:value-type="string">
            <text:p>pref("privacy.donottrackheader.enabled", true);</text:p>
          </table:table-cell>
          <table:table-cell table:style-name="ce8" table:formula="of:=IF([.P240]=&quot;&quot;;&quot;?&quot;;IF([.R240]=&quot;&quot;;&quot;新規&quot;;IF([.P240]=[.R240];&quot;&quot;;&quot;○&quot;)))">
            <text:p/>
          </table:table-cell>
          <table:table-cell table:style-name="ce87" office:value-type="string" calcext:value-type="string">
            <text:p>pref("privacy.donottrackheader.enabled", true);</text:p>
          </table:table-cell>
          <table:table-cell table:style-name="ce87" office:value-type="string" calcext:value-type="string">
            <text:p>変更無し</text:p>
          </table:table-cell>
          <table:table-cell table:style-name="ce87" office:value-type="string" calcext:value-type="string">
            <text:p>pref("privacy.donottrackheader.enabled", true);</text:p>
          </table:table-cell>
          <table:table-cell table:style-name="ce94"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5" table:formula="of:=IF(AND([.$A241]&lt;&gt;&quot;&quot;;NOT(ISNUMBER(FIND(&quot;廃止&quot;;[.$D241])));NOT(ISNUMBER(FIND(&quot;廃止&quot;;[.$E241]))));MAX([.$B$1:.$B240])+1;&quot;&quot;)" office:value-type="float" office:value="202" calcext:value-type="float">
            <text:p>202</text:p>
          </table:table-cell>
          <table:table-cell table:style-name="ce5" table:formula="of:=CONCATENATE([.$D241];&quot;-&quot;;[.$E241])" office:value-type="string" office:string-value="Privacy-43-3" calcext:value-type="string">
            <text:p>Privacy-43-3</text:p>
          </table:table-cell>
          <table:table-cell table:style-name="ce8" office:value-type="string" calcext:value-type="string">
            <text:p>Privacy-43</text:p>
          </table:table-cell>
          <table:table-cell table:style-name="ce8" office:value-type="float" office:value="3" calcext:value-type="float">
            <text:p>3</text:p>
          </table:table-cell>
          <table:covered-table-cell table:number-columns-repeated="2" table:style-name="ce18"/>
          <table:table-cell table:style-name="ce26" office:value-type="string" calcext:value-type="string">
            <text:p>-</text:p>
          </table:table-cell>
          <table:table-cell table:style-name="ce8" office:value-type="string" calcext:value-type="string">
            <text:p>プライベートウィンドウのみ送出</text:p>
          </table:table-cell>
          <table:table-cell table:style-name="ce8" office:value-type="string" calcext:value-type="string">
            <text:p>-</text:p>
          </table:table-cell>
          <table:table-cell table:style-name="ce9" office:value-type="string" calcext:value-type="string">
            <text:p><text:span text:style-name="T17">MCD:</text:span></text:p>
            <text:p><text:span text:style-name="T10">lockPref("privacy.trackingprotection.pbmode.enabled", true);</text:span></text:p>
            <text:p><text:span text:style-name="T17">lockPref("privacy.donottrackheader.enabled", false);</text:span></text:p>
            <text:p/>
          </table:table-cell>
          <table:table-cell table:style-name="ce77" office:value-type="string" calcext:value-type="string">
            <text:p>Privacy-20より移行</text:p>
          </table:table-cell>
          <table:table-cell table:style-name="ce10" table:formula="of:=IF([.K241]=&quot;&quot;;&quot;?&quot;;IF([.N241]=&quot;&quot;;&quot;新規&quot;;IF([.K241]=[.N241];&quot;&quot;;&quot;変更あり&quot;)))" office:value-type="string" office:string-value="新規" calcext:value-type="string">
            <text:p>新規</text:p>
          </table:table-cell>
          <table:table-cell table:style-name="ce9"/>
          <table:table-cell table:style-name="ce10" table:formula="of:=IF([.N241]=&quot;&quot;;&quot;?&quot;;IF([.P241]=&quot;&quot;;&quot;新規&quot;;IF([.N241]=[.P241];&quot;&quot;;&quot;変更あり&quot;)))" office:value-type="string" office:string-value="?" calcext:value-type="string">
            <text:p>?</text:p>
          </table:table-cell>
          <table:table-cell table:style-name="ce9" office:value-type="string" calcext:value-type="string">
            <text:p>-</text:p>
          </table:table-cell>
          <table:table-cell table:style-name="ce8" table:formula="of:=IF([.P241]=&quot;&quot;;&quot;?&quot;;IF([.R241]=&quot;&quot;;&quot;新規&quot;;IF([.P241]=[.R241];&quot;&quot;;&quot;○&quot;)))">
            <text:p/>
          </table:table-cell>
          <table:table-cell table:style-name="ce87" office:value-type="string" calcext:value-type="string">
            <text:p>-</text:p>
          </table:table-cell>
          <table:table-cell table:style-name="ce87" table:number-columns-repeated="2"/>
          <table:table-cell table:style-name="ce94"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5" table:formula="of:=IF(AND([.$A242]&lt;&gt;&quot;&quot;;NOT(ISNUMBER(FIND(&quot;廃止&quot;;[.$D242])));NOT(ISNUMBER(FIND(&quot;廃止&quot;;[.$E242]))));MAX([.$B$1:.$B241])+1;&quot;&quot;)" office:value-type="float" office:value="203" calcext:value-type="float">
            <text:p>203</text:p>
          </table:table-cell>
          <table:table-cell table:style-name="ce5" table:formula="of:=CONCATENATE([.$D242];&quot;-&quot;;[.$E242])" office:value-type="string" office:string-value="Privacy-43-4" calcext:value-type="string">
            <text:p>Privacy-43-4</text:p>
          </table:table-cell>
          <table:table-cell table:style-name="ce8" office:value-type="string" calcext:value-type="string">
            <text:p>Privacy-43</text:p>
          </table:table-cell>
          <table:table-cell table:style-name="ce8" office:value-type="float" office:value="4" calcext:value-type="float">
            <text:p>4</text:p>
          </table:table-cell>
          <table:covered-table-cell table:number-columns-repeated="2" table:style-name="ce18"/>
          <table:table-cell table:style-name="ce26" office:value-type="string" calcext:value-type="string">
            <text:p>-</text:p>
          </table:table-cell>
          <table:table-cell table:style-name="ce8" office:value-type="string" calcext:value-type="string">
            <text:p>送出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Privacy-33-3も併せて設定する。</text:p>
            <text:p/>
            <text:p>MCD:</text:p>
            <text:p>lockPref("privacy.donottrackheader.enabled", false);</text:p>
            <text:p><text:span text:style-name="T10">lockPref("privacy.trackingprotection.enabled", false);</text:span></text:p>
            <text:p><text:span text:style-name="T10">lockPref("privacy.trackingprotection.pbmode.enabled", false);</text:span></text:p>
            <text:p/>
          </table:table-cell>
          <table:table-cell table:style-name="ce8" office:value-type="string" calcext:value-type="string">
            <text:p><text:span text:style-name="T30">Privacy-20より移行</text:span></text:p>
            <text:p/>
            <text:p><text:span text:style-name="T18">トラッキング防止を「ブロックしない」設定にしたときのみ、DNTを送出しないことができる。</text:span></text:p>
            <text:p/>
            <text:p><text:span text:style-name="T18">したがって、UIのトラッキング防止「常に」「プライベートウィンドウのみ」は選択できない。</text:span></text:p>
            <text:p/>
          </table:table-cell>
          <table:table-cell table:style-name="ce10" table:formula="of:=IF([.K242]=&quot;&quot;;&quot;?&quot;;IF([.N242]=&quot;&quot;;&quot;新規&quot;;IF([.K242]=[.N242];&quot;&quot;;&quot;変更あり&quot;)))" office:value-type="string" office:string-value="新規" calcext:value-type="string">
            <text:p>新規</text:p>
          </table:table-cell>
          <table:table-cell table:style-name="ce8"/>
          <table:table-cell table:style-name="ce10" table:formula="of:=IF([.N242]=&quot;&quot;;&quot;?&quot;;IF([.P242]=&quot;&quot;;&quot;新規&quot;;IF([.N242]=[.P242];&quot;&quot;;&quot;変更あり&quot;)))" office:value-type="string" office:string-value="?" calcext:value-type="string">
            <text:p>?</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 table:formula="of:=IF([.P242]=&quot;&quot;;&quot;?&quot;;IF([.R242]=&quot;&quot;;&quot;新規&quot;;IF([.P242]=[.R242];&quot;&quot;;&quot;○&quot;)))">
            <text:p/>
          </table:table-cell>
          <table:table-cell table:style-name="ce87"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94"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3]&lt;&gt;&quot;&quot;;NOT(ISNUMBER(FIND(&quot;廃止&quot;;[.$D243])));NOT(ISNUMBER(FIND(&quot;廃止&quot;;[.$E243]))));MAX([.$B$1:.$B238])+1;&quot;&quot;)" office:value-type="float" office:value="200" calcext:value-type="float">
            <text:p>200</text:p>
          </table:table-cell>
          <table:table-cell table:style-name="ce5" table:formula="of:=CONCATENATE([.$D243];&quot;-&quot;;[.$E243])" office:value-type="string" office:string-value="Startup-1-1" calcext:value-type="string">
            <text:p>Startup-1-1</text:p>
          </table:table-cell>
          <table:table-cell table:style-name="ce8" office:value-type="string" calcext:value-type="string">
            <text:p>Startup-1</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回起動時の設定移行ウィザード</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number-columns-repeated="2" table:style-name="ce8" office:value-type="string" calcext:value-type="string">
            <text:p>-</text:p>
          </table:table-cell>
          <table:table-cell table:style-name="ce8"/>
          <table:table-cell table:style-name="ce10" table:formula="of:=IF([.K243]=&quot;&quot;;&quot;?&quot;;IF([.N243]=&quot;&quot;;&quot;新規&quot;;IF([.K243]=[.N243];&quot;&quot;;&quot;変更あり&quot;)))">
            <text:p/>
          </table:table-cell>
          <table:table-cell table:style-name="ce8" office:value-type="string" calcext:value-type="string">
            <text:p>-</text:p>
          </table:table-cell>
          <table:table-cell table:style-name="ce10" table:formula="of:=IF([.N243]=&quot;&quot;;&quot;?&quot;;IF([.P243]=&quot;&quot;;&quot;新規&quot;;IF([.N243]=[.P243];&quot;&quot;;&quot;変更あり&quot;)))">
            <text:p/>
          </table:table-cell>
          <table:table-cell table:style-name="ce87" office:value-type="string" calcext:value-type="string">
            <text:p>-</text:p>
          </table:table-cell>
          <table:table-cell table:style-name="ce8" table:formula="of:=IF([.P243]=&quot;&quot;;&quot;?&quot;;IF([.R243]=&quot;&quot;;&quot;新規&quot;;IF([.P243]=[.R243];&quot;&quot;;&quot;○&quot;)))">
            <text:p/>
          </table:table-cell>
          <table:table-cell table:style-name="ce87" office:value-type="string" calcext:value-type="string">
            <text:p>-</text:p>
          </table:table-cell>
          <table:table-cell table:style-name="ce87" table:number-columns-repeated="2"/>
          <table:table-cell table:style-name="ce94"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244]&lt;&gt;&quot;&quot;;NOT(ISNUMBER(FIND(&quot;廃止&quot;;[.$D244])));NOT(ISNUMBER(FIND(&quot;廃止&quot;;[.$E244]))));MAX([.$B$1:.$B243])+1;&quot;&quot;)" office:value-type="float" office:value="204" calcext:value-type="float">
            <text:p>204</text:p>
          </table:table-cell>
          <table:table-cell table:style-name="ce5" table:formula="of:=CONCATENATE([.$D244];&quot;-&quot;;[.$E244])" office:value-type="string" office:string-value="Startup-1-2" calcext:value-type="string">
            <text:p>Startup-1-2</text:p>
          </table:table-cell>
          <table:table-cell table:style-name="ce8" office:value-type="string" calcext:value-type="string">
            <text:p>Startup-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override.iniに設定を反映する</text:p>
          </table:table-cell>
          <table:table-cell table:style-name="ce8" office:value-type="string" calcext:value-type="string">
            <text:p>[XRE]</text:p>
            <text:p>EnableProfileMigrator=0</text:p>
          </table:table-cell>
          <table:table-cell table:style-name="ce8"/>
          <table:table-cell table:style-name="ce10" table:formula="of:=IF([.K244]=&quot;&quot;;&quot;?&quot;;IF([.N244]=&quot;&quot;;&quot;新規&quot;;IF([.K244]=[.N244];&quot;&quot;;&quot;変更あり&quot;)))">
            <text:p/>
          </table:table-cell>
          <table:table-cell table:style-name="ce8" office:value-type="string" calcext:value-type="string">
            <text:p>[XRE]</text:p>
            <text:p>EnableProfileMigrator=0</text:p>
          </table:table-cell>
          <table:table-cell table:style-name="ce10" table:formula="of:=IF([.N244]=&quot;&quot;;&quot;?&quot;;IF([.P244]=&quot;&quot;;&quot;新規&quot;;IF([.N244]=[.P244];&quot;&quot;;&quot;変更あり&quot;)))">
            <text:p/>
          </table:table-cell>
          <table:table-cell table:style-name="ce87" office:value-type="string" calcext:value-type="string">
            <text:p>[XRE]</text:p>
            <text:p>EnableProfileMigrator=0</text:p>
          </table:table-cell>
          <table:table-cell table:style-name="ce8" table:formula="of:=IF([.P244]=&quot;&quot;;&quot;?&quot;;IF([.R244]=&quot;&quot;;&quot;新規&quot;;IF([.P244]=[.R244];&quot;&quot;;&quot;○&quot;)))">
            <text:p/>
          </table:table-cell>
          <table:table-cell table:style-name="ce87" office:value-type="string" calcext:value-type="string">
            <text:p>[XRE]</text:p>
            <text:p>EnableProfileMigrator=0</text:p>
          </table:table-cell>
          <table:table-cell table:style-name="ce87" table:number-columns-repeated="2"/>
          <table:table-cell table:style-name="ce94"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245]&lt;&gt;&quot;&quot;;NOT(ISNUMBER(FIND(&quot;廃止&quot;;[.$D245])));NOT(ISNUMBER(FIND(&quot;廃止&quot;;[.$E245]))));MAX([.$B$1:.$B244])+1;&quot;&quot;)" office:value-type="float" office:value="205" calcext:value-type="float">
            <text:p>205</text:p>
          </table:table-cell>
          <table:table-cell table:style-name="ce5" table:formula="of:=CONCATENATE([.$D245];&quot;-&quot;;[.$E245])" office:value-type="string" office:string-value="Startup-2-1" calcext:value-type="string">
            <text:p>Startup-2-1</text:p>
          </table:table-cell>
          <table:table-cell table:style-name="ce8" office:value-type="string" calcext:value-type="string">
            <text:p>Startup-2</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起動時のホームページの指定</text:p>
          </table:table-cell>
          <table:table-cell table:style-name="ce19" office:value-type="string" calcext:value-type="string" table:number-columns-spanned="1" table:number-rows-spanned="3">
            <text:p>-</text:p>
          </table:table-cell>
          <table:table-cell table:style-name="ce8" office:value-type="string" calcext:value-type="string">
            <text:p>ユーザが指定（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45]=&quot;&quot;;&quot;?&quot;;IF([.N245]=&quot;&quot;;&quot;新規&quot;;IF([.K245]=[.N245];&quot;&quot;;&quot;変更あり&quot;)))">
            <text:p/>
          </table:table-cell>
          <table:table-cell table:style-name="ce9" office:value-type="string" calcext:value-type="string">
            <text:p>-</text:p>
          </table:table-cell>
          <table:table-cell table:style-name="ce10" table:formula="of:=IF([.N245]=&quot;&quot;;&quot;?&quot;;IF([.P245]=&quot;&quot;;&quot;新規&quot;;IF([.N245]=[.P245];&quot;&quot;;&quot;変更あり&quot;)))">
            <text:p/>
          </table:table-cell>
          <table:table-cell table:style-name="ce9" office:value-type="string" calcext:value-type="string">
            <text:p>-</text:p>
          </table:table-cell>
          <table:table-cell table:style-name="ce8" table:formula="of:=IF([.P245]=&quot;&quot;;&quot;?&quot;;IF([.R245]=&quot;&quot;;&quot;新規&quot;;IF([.P245]=[.R245];&quot;&quot;;&quot;○&quot;)))">
            <text:p/>
          </table:table-cell>
          <table:table-cell table:style-name="ce87" office:value-type="string" calcext:value-type="string">
            <text:p>-</text:p>
          </table:table-cell>
          <table:table-cell table:style-name="ce87" table:number-columns-repeated="2"/>
          <table:table-cell table:style-name="ce94"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5" table:formula="of:=IF(AND([.$A246]&lt;&gt;&quot;&quot;;NOT(ISNUMBER(FIND(&quot;廃止&quot;;[.$D246])));NOT(ISNUMBER(FIND(&quot;廃止&quot;;[.$E246]))));MAX([.$B$1:.$B245])+1;&quot;&quot;)" office:value-type="float" office:value="206" calcext:value-type="float">
            <text:p>206</text:p>
          </table:table-cell>
          <table:table-cell table:style-name="ce5" table:formula="of:=CONCATENATE([.$D246];&quot;-&quot;;[.$E246])" office:value-type="string" office:string-value="Startup-2-2" calcext:value-type="string">
            <text:p>Startup-2-2</text:p>
          </table:table-cell>
          <table:table-cell table:style-name="ce8" office:value-type="string" calcext:value-type="string">
            <text:p>Startup-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管理者が指定し、変更を許可</text:p>
          </table:table-cell>
          <table:table-cell table:style-name="ce8" office:value-type="string" calcext:value-type="string">
            <text:p>distribution.iniに設定を反映する</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8" office:value-type="string" calcext:value-type="string">
            <text:p>homepage_resetに関して設定が反映されない。</text:p>
          </table:table-cell>
          <table:table-cell table:style-name="ce10" table:formula="of:=IF([.K246]=&quot;&quot;;&quot;?&quot;;IF([.N246]=&quot;&quot;;&quot;新規&quot;;IF([.K246]=[.N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46]=&quot;&quot;;&quot;?&quot;;IF([.P246]=&quot;&quot;;&quot;新規&quot;;IF([.N246]=[.P246];&quot;&quot;;&quot;変更あり&quot;)))">
            <text:p/>
          </table:table-cell>
          <table:table-cell table:style-name="ce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 table:formula="of:=IF([.P246]=&quot;&quot;;&quot;?&quot;;IF([.R246]=&quot;&quot;;&quot;新規&quot;;IF([.P246]=[.R246];&quot;&quot;;&quot;○&quot;)))">
            <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87" office:value-type="string" calcext:value-type="string">
            <text:p>[Global]</text:p>
            <text:p>id=（導入先ID）</text:p>
            <text:p>version=（バージョン）</text:p>
            <text:p>about=Mozilla Firefox</text:p>
            <text:p/>
            <text:p>[LocalizablePreferences]</text:p>
            <text:p>browser.startup.homepage="（URL）"</text:p>
          </table:table-cell>
          <table:table-cell table:style-name="ce94" table:formula="of:=IFERROR(VLOOKUP([.$C246];[$'verify-targets-to-chapters'.$A$1:.$B$999];2;0);IF([.$A246]=&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5" table:formula="of:=IF(AND([.$A247]&lt;&gt;&quot;&quot;;NOT(ISNUMBER(FIND(&quot;廃止&quot;;[.$D247])));NOT(ISNUMBER(FIND(&quot;廃止&quot;;[.$E247]))));MAX([.$B$1:.$B246])+1;&quot;&quot;)" office:value-type="float" office:value="207" calcext:value-type="float">
            <text:p>207</text:p>
          </table:table-cell>
          <table:table-cell table:style-name="ce5" table:formula="of:=CONCATENATE([.$D247];&quot;-&quot;;[.$E247])" office:value-type="string" office:string-value="Startup-2-3" calcext:value-type="string">
            <text:p>Startup-2-3</text:p>
          </table:table-cell>
          <table:table-cell table:style-name="ce8" office:value-type="string" calcext:value-type="string">
            <text:p>Startup-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管理者が指定し、変更を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table-cell table:style-name="ce10" table:formula="of:=IF([.K247]=&quot;&quot;;&quot;?&quot;;IF([.N247]=&quot;&quot;;&quot;新規&quot;;IF([.K247]=[.N247];&quot;&quot;;&quot;変更あり&quot;)))">
            <text:p/>
          </table:table-cell>
          <table:table-cell table:style-name="ce8"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47]=&quot;&quot;;&quot;?&quot;;IF([.P247]=&quot;&quot;;&quot;新規&quot;;IF([.N247]=[.P247];&quot;&quot;;&quot;変更あり&quot;)))" office:value-type="string" office:string-value="変更あり" calcext:value-type="string">
            <text:p>変更あり</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 table:formula="of:=IF([.P247]=&quot;&quot;;&quot;?&quot;;IF([.R247]=&quot;&quot;;&quot;新規&quot;;IF([.P247]=[.R247];&quot;&quot;;&quot;○&quot;)))" office:value-type="string" office:string-value="○" calcext:value-type="string">
            <text:p>○</text:p>
          </table:table-cell>
          <table:table-cell table:style-name="ce87"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87" table:number-columns-repeated="2"/>
          <table:table-cell table:style-name="ce94" table:formula="of:=IFERROR(VLOOKUP([.$C247];[$'verify-targets-to-chapters'.$A$1:.$B$999];2;0);IF([.$A247]=&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48]&lt;&gt;&quot;&quot;;NOT(ISNUMBER(FIND(&quot;廃止&quot;;[.$D248])));NOT(ISNUMBER(FIND(&quot;廃止&quot;;[.$E248]))));MAX([.$B$1:.$B247])+1;&quot;&quot;)" office:value-type="float" office:value="208" calcext:value-type="float">
            <text:p>208</text:p>
          </table:table-cell>
          <table:table-cell table:style-name="ce5" table:formula="of:=CONCATENATE([.$D248];&quot;-&quot;;[.$E248])" office:value-type="string" office:string-value="Startup-3-1" calcext:value-type="string">
            <text:p>Startup-3-1</text:p>
          </table:table-cell>
          <table:table-cell table:style-name="ce8" office:value-type="string" calcext:value-type="string">
            <text:p>Startup-3</text:p>
          </table:table-cell>
          <table:table-cell table:style-name="ce8" office:value-type="float" office:value="1" calcext:value-type="float">
            <text:p>1</text:p>
          </table:table-cell>
          <table:table-cell table:style-name="ce19" office:value-type="string" calcext:value-type="string" table:number-columns-spanned="1" table:number-rows-spanned="3">
            <text:p>起動時の挙動の制御</text:p>
          </table:table-cell>
          <table:table-cell table:style-name="ce19" office:value-type="string" calcext:value-type="string" table:number-columns-spanned="1" table:number-rows-spanned="3">
            <text:p>既定のブラウザでなかった場合の、起動時における既定のブラウザにするかどうかの確認の可否</text:p>
          </table:table-cell>
          <table:table-cell table:style-name="ce19" office:value-type="string" calcext:value-type="string" table:number-columns-spanned="1" table:number-rows-spanned="3">
            <text:p>-</text:p>
          </table:table-cell>
          <table:table-cell table:style-name="ce8" office:value-type="string" calcext:value-type="string">
            <text:p>確認する（既定）</text:p>
          </table:table-cell>
          <table:table-cell table:style-name="ce8" office:value-type="string" calcext:value-type="string">
            <text:p>MCDで設定を反映する</text:p>
          </table:table-cell>
          <table:table-cell table:style-name="ce9" office:value-type="string" calcext:value-type="string">
            <text:p>lockPref("browser.shell.checkDefaultBrowser", true);</text:p>
          </table:table-cell>
          <table:table-cell table:style-name="ce9"/>
          <table:table-cell table:style-name="ce10" table:formula="of:=IF([.K248]=&quot;&quot;;&quot;?&quot;;IF([.N248]=&quot;&quot;;&quot;新規&quot;;IF([.K248]=[.N248];&quot;&quot;;&quot;変更あり&quot;)))">
            <text:p/>
          </table:table-cell>
          <table:table-cell table:style-name="ce9" office:value-type="string" calcext:value-type="string">
            <text:p>lockPref("browser.shell.checkDefaultBrowser", true);</text:p>
          </table:table-cell>
          <table:table-cell table:style-name="ce10" table:formula="of:=IF([.N248]=&quot;&quot;;&quot;?&quot;;IF([.P248]=&quot;&quot;;&quot;新規&quot;;IF([.N248]=[.P248];&quot;&quot;;&quot;変更あり&quot;)))">
            <text:p/>
          </table:table-cell>
          <table:table-cell table:style-name="ce9" office:value-type="string" calcext:value-type="string">
            <text:p>lockPref("browser.shell.checkDefaultBrowser", true);</text:p>
          </table:table-cell>
          <table:table-cell table:style-name="ce8" table:formula="of:=IF([.P248]=&quot;&quot;;&quot;?&quot;;IF([.R248]=&quot;&quot;;&quot;新規&quot;;IF([.P248]=[.R248];&quot;&quot;;&quot;○&quot;)))">
            <text:p/>
          </table:table-cell>
          <table:table-cell table:style-name="ce87" office:value-type="string" calcext:value-type="string">
            <text:p>lockPref("browser.shell.checkDefaultBrowser", true);</text:p>
          </table:table-cell>
          <table:table-cell table:style-name="ce87" office:value-type="string" calcext:value-type="string">
            <text:p>変更無し</text:p>
          </table:table-cell>
          <table:table-cell table:style-name="ce87" office:value-type="string" calcext:value-type="string">
            <text:p>lockPref("browser.shell.checkDefaultBrowser", true);</text:p>
          </table:table-cell>
          <table:table-cell table:style-name="ce94"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5" table:formula="of:=IF(AND([.$A249]&lt;&gt;&quot;&quot;;NOT(ISNUMBER(FIND(&quot;廃止&quot;;[.$D249])));NOT(ISNUMBER(FIND(&quot;廃止&quot;;[.$E249]))));MAX([.$B$1:.$B248])+1;&quot;&quot;)" office:value-type="float" office:value="209" calcext:value-type="float">
            <text:p>209</text:p>
          </table:table-cell>
          <table:table-cell table:style-name="ce5" table:formula="of:=CONCATENATE([.$D249];&quot;-&quot;;[.$E249])" office:value-type="string" office:string-value="Startup-3-2" calcext:value-type="string">
            <text:p>Startup-3-2</text:p>
          </table:table-cell>
          <table:table-cell table:style-name="ce8" office:value-type="string" calcext:value-type="string">
            <text:p>Startup-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確認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10" office:value-type="string" calcext:value-type="string">
            <text:p><text:span text:style-name="T1">MCD:</text:span></text:p>
            <text:p><text:span text:style-name="T1">lockPref("browser.shell.checkDefaultBrowser",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Browser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75" office:value-type="string" calcext:value-type="string">
            <text:p>#systemDefaultsGroupはESR52にも存在しないため削除。</text:p>
            <text:p/>
            <text:p>globalChrome.cssを併用しない場合、設定画面の既定のブラウザーにするボタンは有効なまま。</text:p>
          </table:table-cell>
          <table:table-cell table:style-name="ce10" table:formula="of:=IF([.K249]=&quot;&quot;;&quot;?&quot;;IF([.N249]=&quot;&quot;;&quot;新規&quot;;IF([.K249]=[.N249];&quot;&quot;;&quot;変更あり&quot;)))" office:value-type="string" office:string-value="変更あり" calcext:value-type="string">
            <text:p>変更あり</text:p>
          </table:table-cell>
          <table:table-cell table:style-name="ce8"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49]=&quot;&quot;;&quot;?&quot;;IF([.P249]=&quot;&quot;;&quot;新規&quot;;IF([.N249]=[.P249];&quot;&quot;;&quot;変更あり&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 table:formula="of:=IF([.P249]=&quot;&quot;;&quot;?&quot;;IF([.R249]=&quot;&quot;;&quot;新規&quot;;IF([.P249]=[.R249];&quot;&quot;;&quot;○&quot;)))">
            <text:p/>
          </table:table-cell>
          <table:table-cell table:style-name="ce8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94"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250]&lt;&gt;&quot;&quot;;NOT(ISNUMBER(FIND(&quot;廃止&quot;;[.$D250])));NOT(ISNUMBER(FIND(&quot;廃止&quot;;[.$E250]))));MAX([.$B$1:.$B249])+1;&quot;&quot;)" office:value-type="float" office:value="210" calcext:value-type="float">
            <text:p>210</text:p>
          </table:table-cell>
          <table:table-cell table:style-name="ce5" table:formula="of:=CONCATENATE([.$D250];&quot;-&quot;;[.$E250])" office:value-type="string" office:string-value="Startup-3-3" calcext:value-type="string">
            <text:p>Startup-3-3</text:p>
          </table:table-cell>
          <table:table-cell table:style-name="ce8" office:value-type="string" calcext:value-type="string">
            <text:p>Startup-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確認しない（ポリシーで設定）</text:p>
          </table:table-cell>
          <table:table-cell table:style-name="ce10" office:value-type="string" calcext:value-type="string">
            <text:p>Policy Engineのポリシーを設定する</text:p>
          </table:table-cell>
          <table:table-cell table:style-name="ce10" office:value-type="string" calcext:value-type="string">
            <text:p>"DontCheckDefaultBrowser": true</text:p>
          </table:table-cell>
          <table:table-cell table:style-name="ce79"/>
          <table:table-cell table:style-name="ce10" table:formula="of:=IF([.K250]=&quot;&quot;;&quot;?&quot;;IF([.N250]=&quot;&quot;;&quot;新規&quot;;IF([.K250]=[.N250];&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251]&lt;&gt;&quot;&quot;;NOT(ISNUMBER(FIND(&quot;廃止&quot;;[.$D251])));NOT(ISNUMBER(FIND(&quot;廃止&quot;;[.$E251]))));MAX([.$B$1:.$B249])+1;&quot;&quot;)" office:value-type="float" office:value="210" calcext:value-type="float">
            <text:p>210</text:p>
          </table:table-cell>
          <table:table-cell table:style-name="ce5" table:formula="of:=CONCATENATE([.$D251];&quot;-&quot;;[.$E251])" office:value-type="string" office:string-value="Startup-4-1" calcext:value-type="string">
            <text:p>Startup-4-1</text:p>
          </table:table-cell>
          <table:table-cell table:style-name="ce8" office:value-type="string" calcext:value-type="string">
            <text:p>Startup-4</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バージョンアップ後の初回起動時における、バージョンアップ完了案内のタブ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1]=&quot;&quot;;&quot;?&quot;;IF([.N251]=&quot;&quot;;&quot;新規&quot;;IF([.K251]=[.N251];&quot;&quot;;&quot;変更あり&quot;)))">
            <text:p/>
          </table:table-cell>
          <table:table-cell table:style-name="ce9" office:value-type="string" calcext:value-type="string">
            <text:p>-</text:p>
          </table:table-cell>
          <table:table-cell table:style-name="ce10" table:formula="of:=IF([.N251]=&quot;&quot;;&quot;?&quot;;IF([.P251]=&quot;&quot;;&quot;新規&quot;;IF([.N251]=[.P251];&quot;&quot;;&quot;変更あり&quot;)))">
            <text:p/>
          </table:table-cell>
          <table:table-cell table:style-name="ce9" office:value-type="string" calcext:value-type="string">
            <text:p>-</text:p>
          </table:table-cell>
          <table:table-cell table:style-name="ce8" table:formula="of:=IF([.P251]=&quot;&quot;;&quot;?&quot;;IF([.R251]=&quot;&quot;;&quot;新規&quot;;IF([.P251]=[.R251];&quot;&quot;;&quot;○&quot;)))">
            <text:p/>
          </table:table-cell>
          <table:table-cell table:style-name="ce87" office:value-type="string" calcext:value-type="string">
            <text:p>-</text:p>
          </table:table-cell>
          <table:table-cell table:style-name="ce87" office:value-type="string" calcext:value-type="string">
            <text:p>変更無し</text:p>
          </table:table-cell>
          <table:table-cell table:style-name="ce87" office:value-type="string" calcext:value-type="string">
            <text:p>-</text:p>
          </table:table-cell>
          <table:table-cell table:style-name="ce94"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5" table:formula="of:=IF(AND([.$A252]&lt;&gt;&quot;&quot;;NOT(ISNUMBER(FIND(&quot;廃止&quot;;[.$D252])));NOT(ISNUMBER(FIND(&quot;廃止&quot;;[.$E252]))));MAX([.$B$1:.$B251])+1;&quot;&quot;)" office:value-type="float" office:value="211" calcext:value-type="float">
            <text:p>211</text:p>
          </table:table-cell>
          <table:table-cell table:style-name="ce5" table:formula="of:=CONCATENATE([.$D252];&quot;-&quot;;[.$E252])" office:value-type="string" office:string-value="Startup-4-2" calcext:value-type="string">
            <text:p>Startup-4-2</text:p>
          </table:table-cell>
          <table:table-cell table:style-name="ce8" office:value-type="string" calcext:value-type="string">
            <text:p>Startup-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tartup.homepage_override.mstone", "ignore");</text:p>
          </table:table-cell>
          <table:table-cell table:style-name="ce9"/>
          <table:table-cell table:style-name="ce10" table:formula="of:=IF([.K252]=&quot;&quot;;&quot;?&quot;;IF([.N252]=&quot;&quot;;&quot;新規&quot;;IF([.K252]=[.N252];&quot;&quot;;&quot;変更あり&quot;)))">
            <text:p/>
          </table:table-cell>
          <table:table-cell table:style-name="ce9" office:value-type="string" calcext:value-type="string">
            <text:p>lockPref("browser.startup.homepage_override.mstone", "ignore");</text:p>
          </table:table-cell>
          <table:table-cell table:style-name="ce10" table:formula="of:=IF([.N252]=&quot;&quot;;&quot;?&quot;;IF([.P252]=&quot;&quot;;&quot;新規&quot;;IF([.N252]=[.P252];&quot;&quot;;&quot;変更あり&quot;)))">
            <text:p/>
          </table:table-cell>
          <table:table-cell table:style-name="ce9" office:value-type="string" calcext:value-type="string">
            <text:p>lockPref("browser.startup.homepage_override.mstone", "ignore");</text:p>
          </table:table-cell>
          <table:table-cell table:style-name="ce8" table:formula="of:=IF([.P252]=&quot;&quot;;&quot;?&quot;;IF([.R252]=&quot;&quot;;&quot;新規&quot;;IF([.P252]=[.R252];&quot;&quot;;&quot;○&quot;)))">
            <text:p/>
          </table:table-cell>
          <table:table-cell table:style-name="ce87" office:value-type="string" calcext:value-type="string">
            <text:p>lockPref("browser.startup.homepage_override.mstone", "ignore");</text:p>
          </table:table-cell>
          <table:table-cell table:style-name="ce87" office:value-type="string" calcext:value-type="string">
            <text:p>変更無し</text:p>
          </table:table-cell>
          <table:table-cell table:style-name="ce87" office:value-type="string" calcext:value-type="string">
            <text:p>lockPref("browser.startup.homepage_override.mstone", "ignore");</text:p>
          </table:table-cell>
          <table:table-cell table:style-name="ce94"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53]&lt;&gt;&quot;&quot;;NOT(ISNUMBER(FIND(&quot;廃止&quot;;[.$D253])));NOT(ISNUMBER(FIND(&quot;廃止&quot;;[.$E253]))));MAX([.$B$1:.$B252])+1;&quot;&quot;)" office:value-type="float" office:value="212" calcext:value-type="float">
            <text:p>212</text:p>
          </table:table-cell>
          <table:table-cell table:style-name="ce5" table:formula="of:=CONCATENATE([.$D253];&quot;-&quot;;[.$E253])" office:value-type="string" office:string-value="Startup-5-1" calcext:value-type="string">
            <text:p>Startup-5-1</text:p>
          </table:table-cell>
          <table:table-cell table:style-name="ce8" office:value-type="string" calcext:value-type="string">
            <text:p>Startup-5</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初期状態のブックマーク</text:p>
          </table:table-cell>
          <table:table-cell table:style-name="ce17" office:value-type="string" calcext:value-type="string" table:number-columns-spanned="1" table:number-rows-spanned="2">
            <text:p>-</text:p>
          </table:table-cell>
          <table:table-cell table:style-name="ce8" office:value-type="string" calcext:value-type="string">
            <text:p>初期項目を使う（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53]=&quot;&quot;;&quot;?&quot;;IF([.N253]=&quot;&quot;;&quot;新規&quot;;IF([.K253]=[.N253];&quot;&quot;;&quot;変更あり&quot;)))">
            <text:p/>
          </table:table-cell>
          <table:table-cell table:style-name="ce9" office:value-type="string" calcext:value-type="string">
            <text:p>-</text:p>
          </table:table-cell>
          <table:table-cell table:style-name="ce10" table:formula="of:=IF([.N253]=&quot;&quot;;&quot;?&quot;;IF([.P253]=&quot;&quot;;&quot;新規&quot;;IF([.N253]=[.P253];&quot;&quot;;&quot;変更あり&quot;)))">
            <text:p/>
          </table:table-cell>
          <table:table-cell table:style-name="ce9" office:value-type="string" calcext:value-type="string">
            <text:p>-</text:p>
          </table:table-cell>
          <table:table-cell table:style-name="ce8" table:formula="of:=IF([.P253]=&quot;&quot;;&quot;?&quot;;IF([.R253]=&quot;&quot;;&quot;新規&quot;;IF([.P253]=[.R253];&quot;&quot;;&quot;○&quot;)))">
            <text:p/>
          </table:table-cell>
          <table:table-cell table:style-name="ce87" office:value-type="string" calcext:value-type="string">
            <text:p>-</text:p>
          </table:table-cell>
          <table:table-cell table:style-name="ce87" table:number-columns-repeated="2"/>
          <table:table-cell table:style-name="ce94"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5" table:formula="of:=IF(AND([.$A254]&lt;&gt;&quot;&quot;;NOT(ISNUMBER(FIND(&quot;廃止&quot;;[.$D254])));NOT(ISNUMBER(FIND(&quot;廃止&quot;;[.$E254]))));MAX([.$B$1:.$B253])+1;&quot;&quot;)" office:value-type="float" office:value="213" calcext:value-type="float">
            <text:p>213</text:p>
          </table:table-cell>
          <table:table-cell table:style-name="ce5" table:formula="of:=CONCATENATE([.$D254];&quot;-&quot;;[.$E254])" office:value-type="string" office:string-value="Startup-5-2" calcext:value-type="string">
            <text:p>Startup-5-2</text:p>
          </table:table-cell>
          <table:table-cell table:style-name="ce8" office:value-type="string" calcext:value-type="string">
            <text:p>Startup-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空にする</text:p>
          </table:table-cell>
          <table:table-cell table:style-name="ce8" office:value-type="string" calcext:value-type="string">
            <text:p>1. 空のbookmarks.htmlをdefault/profile/に設置する</text:p>
            <text:p>2. MCDで設定を反映する</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table-cell table:style-name="ce10" table:formula="of:=IF([.K254]=&quot;&quot;;&quot;?&quot;;IF([.N254]=&quot;&quot;;&quot;新規&quot;;IF([.K254]=[.N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54]=&quot;&quot;;&quot;?&quot;;IF([.P254]=&quot;&quot;;&quot;新規&quot;;IF([.N254]=[.P254];&quot;&quot;;&quot;変更あり&quot;)))">
            <text:p/>
          </table:table-cell>
          <table:table-cell table:style-name="ce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 table:formula="of:=IF([.P254]=&quot;&quot;;&quot;?&quot;;IF([.R254]=&quot;&quot;;&quot;新規&quot;;IF([.P254]=[.R254];&quot;&quot;;&quot;○&quot;)))" office:value-type="string" office:string-value="○" calcext:value-type="string">
            <text:p>○</text:p>
          </table:table-cell>
          <table:table-cell table:style-name="ce87"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87" office:value-type="string" calcext:value-type="string">
            <text:p>変更無し</text:p>
          </table:table-cell>
          <table:table-cell table:style-name="ce87"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94"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55]&lt;&gt;&quot;&quot;;NOT(ISNUMBER(FIND(&quot;廃止&quot;;[.$D255])));NOT(ISNUMBER(FIND(&quot;廃止&quot;;[.$E255]))));MAX([.$B$1:.$B254])+1;&quot;&quot;)">
            <text:p/>
          </table:table-cell>
          <table:table-cell table:style-name="ce5" table:formula="of:=CONCATENATE([.$D255];&quot;-&quot;;[.$E255])" office:value-type="string" office:string-value="Startup-6(廃止)-1" calcext:value-type="string">
            <text:p>Startup-6(廃止)-1</text:p>
          </table:table-cell>
          <table:table-cell table:style-name="ce8" office:value-type="string" calcext:value-type="string">
            <text:p>Startup-6(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あなたの権利」の表示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text:span text:style-name="T17">Firefox 57から旧来のabout:homeはActivityStreamで代替された。</text:span></text:p>
            <text:p><text:span text:style-name="T17">ActivityStreamがFirefox 60で無効化できなくなったため廃止。</text:span></text:p>
          </table:table-cell>
          <table:table-cell table:style-name="ce10" table:formula="of:=IF([.K255]=&quot;&quot;;&quot;?&quot;;IF([.N255]=&quot;&quot;;&quot;新規&quot;;IF([.K255]=[.N255];&quot;&quot;;&quot;変更あり&quot;)))">
            <text:p/>
          </table:table-cell>
          <table:table-cell table:style-name="ce9" office:value-type="string" calcext:value-type="string">
            <text:p>-</text:p>
          </table:table-cell>
          <table:table-cell table:style-name="ce10" table:formula="of:=IF([.N255]=&quot;&quot;;&quot;?&quot;;IF([.P255]=&quot;&quot;;&quot;新規&quot;;IF([.N255]=[.P255];&quot;&quot;;&quot;変更あり&quot;)))">
            <text:p/>
          </table:table-cell>
          <table:table-cell table:style-name="ce9" office:value-type="string" calcext:value-type="string">
            <text:p>-</text:p>
          </table:table-cell>
          <table:table-cell table:style-name="ce8" table:formula="of:=IF([.P255]=&quot;&quot;;&quot;?&quot;;IF([.R255]=&quot;&quot;;&quot;新規&quot;;IF([.P255]=[.R255];&quot;&quot;;&quot;○&quot;)))">
            <text:p/>
          </table:table-cell>
          <table:table-cell table:style-name="ce87" office:value-type="string" calcext:value-type="string">
            <text:p>-</text:p>
          </table:table-cell>
          <table:table-cell table:style-name="ce87" table:number-columns-repeated="2"/>
          <table:table-cell table:style-name="ce94"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5" table:formula="of:=IF(AND([.$A256]&lt;&gt;&quot;&quot;;NOT(ISNUMBER(FIND(&quot;廃止&quot;;[.$D256])));NOT(ISNUMBER(FIND(&quot;廃止&quot;;[.$E256]))));MAX([.$B$1:.$B255])+1;&quot;&quot;)">
            <text:p/>
          </table:table-cell>
          <table:table-cell table:style-name="ce5" table:formula="of:=CONCATENATE([.$D256];&quot;-&quot;;[.$E256])" office:value-type="string" office:string-value="Startup-6(廃止)-2" calcext:value-type="string">
            <text:p>Startup-6(廃止)-2</text:p>
          </table:table-cell>
          <table:table-cell table:style-name="ce8" office:value-type="string" calcext:value-type="string">
            <text:p>Startup-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office:value-type="string" calcext:value-type="string">
            <text:p>ActivityStreamがFirefox 60で無効化できなくなったため廃止。</text:p>
          </table:table-cell>
          <table:table-cell table:style-name="ce10" table:formula="of:=IF([.K256]=&quot;&quot;;&quot;?&quot;;IF([.N256]=&quot;&quot;;&quot;新規&quot;;IF([.K256]=[.N256];&quot;&quot;;&quot;変更あり&quot;)))" office:value-type="string" office:string-value="変更あり" calcext:value-type="string">
            <text:p>変更あり</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56]=&quot;&quot;;&quot;?&quot;;IF([.P256]=&quot;&quot;;&quot;新規&quot;;IF([.N256]=[.P256];&quot;&quot;;&quot;変更あり&quot;)))">
            <text:p/>
          </table:table-cell>
          <table:table-cell table:style-name="ce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 table:formula="of:=IF([.P256]=&quot;&quot;;&quot;?&quot;;IF([.R256]=&quot;&quot;;&quot;新規&quot;;IF([.P256]=[.R256];&quot;&quot;;&quot;○&quot;)))">
            <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7" office:value-type="string" calcext:value-type="string">
            <text:p>変更無し</text:p>
          </table:table-cell>
          <table:table-cell table:style-name="ce87"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4"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57]&lt;&gt;&quot;&quot;;NOT(ISNUMBER(FIND(&quot;廃止&quot;;[.$D257])));NOT(ISNUMBER(FIND(&quot;廃止&quot;;[.$E257]))));MAX([.$B$1:.$B256])+1;&quot;&quot;)" office:value-type="float" office:value="214" calcext:value-type="float">
            <text:p>214</text:p>
          </table:table-cell>
          <table:table-cell table:style-name="ce5" table:formula="of:=CONCATENATE([.$D257];&quot;-&quot;;[.$E257])" office:value-type="string" office:string-value="Startup-7-1" calcext:value-type="string">
            <text:p>Startup-7-1</text:p>
          </table:table-cell>
          <table:table-cell table:style-name="ce8" office:value-type="string" calcext:value-type="string">
            <text:p>Startup-7</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60日以上Firefoxを使用しなかった場合の、次の起動時における設定のリセットの提案の可否</text:p>
          </table:table-cell>
          <table:table-cell table:style-name="ce17" office:value-type="string" calcext:value-type="string" table:number-columns-spanned="1" table:number-rows-spanned="2">
            <text:p>-</text:p>
          </table:table-cell>
          <table:table-cell table:style-name="ce8" office:value-type="string" calcext:value-type="string">
            <text:p>リセットを提案する（既定）</text:p>
          </table:table-cell>
          <table:table-cell table:style-name="ce8" office:value-type="string" calcext:value-type="string">
            <text:p>MCDで設定を反映する</text:p>
          </table:table-cell>
          <table:table-cell table:style-name="ce9" office:value-type="string" calcext:value-type="string">
            <text:p>lockPref("browser.disableResetPrompt", false);</text:p>
          </table:table-cell>
          <table:table-cell table:style-name="ce78" office:value-type="string" calcext:value-type="string">
            <text:p>既定でリセットが提案されない。</text:p>
          </table:table-cell>
          <table:table-cell table:style-name="ce10" table:formula="of:=IF([.K257]=&quot;&quot;;&quot;?&quot;;IF([.N257]=&quot;&quot;;&quot;新規&quot;;IF([.K257]=[.N257];&quot;&quot;;&quot;変更あり&quot;)))">
            <text:p/>
          </table:table-cell>
          <table:table-cell table:style-name="ce9" office:value-type="string" calcext:value-type="string">
            <text:p>lockPref("browser.disableResetPrompt", false);</text:p>
          </table:table-cell>
          <table:table-cell table:style-name="ce10" table:formula="of:=IF([.N257]=&quot;&quot;;&quot;?&quot;;IF([.P257]=&quot;&quot;;&quot;新規&quot;;IF([.N257]=[.P257];&quot;&quot;;&quot;変更あり&quot;)))">
            <text:p/>
          </table:table-cell>
          <table:table-cell table:style-name="ce9" office:value-type="string" calcext:value-type="string">
            <text:p>lockPref("browser.disableResetPrompt", false);</text:p>
          </table:table-cell>
          <table:table-cell table:style-name="ce8" table:formula="of:=IF([.P257]=&quot;&quot;;&quot;?&quot;;IF([.R257]=&quot;&quot;;&quot;新規&quot;;IF([.P257]=[.R257];&quot;&quot;;&quot;○&quot;)))">
            <text:p/>
          </table:table-cell>
          <table:table-cell table:number-columns-repeated="2" table:style-name="ce87" office:value-type="string" calcext:value-type="string">
            <text:p>lockPref("browser.disableResetPrompt", false);</text:p>
          </table:table-cell>
          <table:table-cell table:style-name="ce87" office:value-type="string" calcext:value-type="string">
            <text:p>-</text:p>
          </table:table-cell>
          <table:table-cell table:style-name="ce94"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8]&lt;&gt;&quot;&quot;;NOT(ISNUMBER(FIND(&quot;廃止&quot;;[.$D258])));NOT(ISNUMBER(FIND(&quot;廃止&quot;;[.$E258]))));MAX([.$B$1:.$B257])+1;&quot;&quot;)" office:value-type="float" office:value="215" calcext:value-type="float">
            <text:p>215</text:p>
          </table:table-cell>
          <table:table-cell table:style-name="ce5" table:formula="of:=CONCATENATE([.$D258];&quot;-&quot;;[.$E258])" office:value-type="string" office:string-value="Startup-7-2" calcext:value-type="string">
            <text:p>Startup-7-2</text:p>
          </table:table-cell>
          <table:table-cell table:style-name="ce8" office:value-type="string" calcext:value-type="string">
            <text:p>Startup-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リセットを提案しない</text:p>
          </table:table-cell>
          <table:table-cell table:style-name="ce8" office:value-type="string" calcext:value-type="string">
            <text:p>MCDで設定を反映する</text:p>
          </table:table-cell>
          <table:table-cell table:style-name="ce9" office:value-type="string" calcext:value-type="string">
            <text:p>lockPref("browser.disableResetPrompt", true);</text:p>
          </table:table-cell>
          <table:table-cell table:style-name="ce9"/>
          <table:table-cell table:style-name="ce10" table:formula="of:=IF([.K258]=&quot;&quot;;&quot;?&quot;;IF([.N258]=&quot;&quot;;&quot;新規&quot;;IF([.K258]=[.N258];&quot;&quot;;&quot;変更あり&quot;)))">
            <text:p/>
          </table:table-cell>
          <table:table-cell table:style-name="ce9" office:value-type="string" calcext:value-type="string">
            <text:p>lockPref("browser.disableResetPrompt", true);</text:p>
          </table:table-cell>
          <table:table-cell table:style-name="ce10" table:formula="of:=IF([.N258]=&quot;&quot;;&quot;?&quot;;IF([.P258]=&quot;&quot;;&quot;新規&quot;;IF([.N258]=[.P258];&quot;&quot;;&quot;変更あり&quot;)))">
            <text:p/>
          </table:table-cell>
          <table:table-cell table:style-name="ce9" office:value-type="string" calcext:value-type="string">
            <text:p>lockPref("browser.disableResetPrompt", true);</text:p>
          </table:table-cell>
          <table:table-cell table:style-name="ce8" table:formula="of:=IF([.P258]=&quot;&quot;;&quot;?&quot;;IF([.R258]=&quot;&quot;;&quot;新規&quot;;IF([.P258]=[.R258];&quot;&quot;;&quot;○&quot;)))">
            <text:p/>
          </table:table-cell>
          <table:table-cell table:number-columns-repeated="2" table:style-name="ce87" office:value-type="string" calcext:value-type="string">
            <text:p>lockPref("browser.disableResetPrompt", true);</text:p>
          </table:table-cell>
          <table:table-cell table:style-name="ce87" office:value-type="string" calcext:value-type="string">
            <text:p>-</text:p>
          </table:table-cell>
          <table:table-cell table:style-name="ce94"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59]&lt;&gt;&quot;&quot;;NOT(ISNUMBER(FIND(&quot;廃止&quot;;[.$D259])));NOT(ISNUMBER(FIND(&quot;廃止&quot;;[.$E259]))));MAX([.$B$1:.$B258])+1;&quot;&quot;)" office:value-type="float" office:value="216" calcext:value-type="float">
            <text:p>216</text:p>
          </table:table-cell>
          <table:table-cell table:style-name="ce5" table:formula="of:=CONCATENATE([.$D259];&quot;-&quot;;[.$E259])" office:value-type="string" office:string-value="Startup-8-1" calcext:value-type="string">
            <text:p>Startup-8-1</text:p>
          </table:table-cell>
          <table:table-cell table:style-name="ce8" office:value-type="string" calcext:value-type="string">
            <text:p>Startup-8</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UIの変更点を解説するツア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ツアーを表示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59]=&quot;&quot;;&quot;?&quot;;IF([.N259]=&quot;&quot;;&quot;新規&quot;;IF([.K259]=[.N259];&quot;&quot;;&quot;変更あり&quot;)))">
            <text:p/>
          </table:table-cell>
          <table:table-cell table:style-name="ce9" office:value-type="string" calcext:value-type="string">
            <text:p>-</text:p>
          </table:table-cell>
          <table:table-cell table:style-name="ce10" table:formula="of:=IF([.N259]=&quot;&quot;;&quot;?&quot;;IF([.P259]=&quot;&quot;;&quot;新規&quot;;IF([.N259]=[.P259];&quot;&quot;;&quot;変更あり&quot;)))">
            <text:p/>
          </table:table-cell>
          <table:table-cell table:style-name="ce9" office:value-type="string" calcext:value-type="string">
            <text:p>-</text:p>
          </table:table-cell>
          <table:table-cell table:style-name="ce8" table:formula="of:=IF([.P259]=&quot;&quot;;&quot;?&quot;;IF([.R259]=&quot;&quot;;&quot;新規&quot;;IF([.P259]=[.R259];&quot;&quot;;&quot;○&quot;)))" office:value-type="string" office:string-value="○" calcext:value-type="string">
            <text:p>○</text:p>
          </table:table-cell>
          <table:table-cell table:number-columns-repeated="2" table:style-name="ce87" office:value-type="string" calcext:value-type="string">
            <text:p>lockPref("browser.uitour.enabled", true);</text:p>
          </table:table-cell>
          <table:table-cell table:style-name="ce87" office:value-type="string" calcext:value-type="string">
            <text:p>-</text:p>
          </table:table-cell>
          <table:table-cell table:style-name="ce94"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60]&lt;&gt;&quot;&quot;;NOT(ISNUMBER(FIND(&quot;廃止&quot;;[.$D260])));NOT(ISNUMBER(FIND(&quot;廃止&quot;;[.$E260]))));MAX([.$B$1:.$B259])+1;&quot;&quot;)" office:value-type="float" office:value="217" calcext:value-type="float">
            <text:p>217</text:p>
          </table:table-cell>
          <table:table-cell table:style-name="ce5" table:formula="of:=CONCATENATE([.$D260];&quot;-&quot;;[.$E260])" office:value-type="string" office:string-value="Startup-8-2" calcext:value-type="string">
            <text:p>Startup-8-2</text:p>
          </table:table-cell>
          <table:table-cell table:style-name="ce8" office:value-type="string" calcext:value-type="string">
            <text:p>Startup-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ツアーを表示しない</text:p>
          </table:table-cell>
          <table:table-cell table:style-name="ce8" office:value-type="string" calcext:value-type="string">
            <text:p>MCDで設定を反映する</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8" office:value-type="string" calcext:value-type="string">
            <text:p>ツアーが開始され抑制されない。</text:p>
          </table:table-cell>
          <table:table-cell table:style-name="ce10" table:formula="of:=IF([.K260]=&quot;&quot;;&quot;?&quot;;IF([.N260]=&quot;&quot;;&quot;新規&quot;;IF([.K260]=[.N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60]=&quot;&quot;;&quot;?&quot;;IF([.P260]=&quot;&quot;;&quot;新規&quot;;IF([.N260]=[.P260];&quot;&quot;;&quot;変更あり&quot;)))">
            <text:p/>
          </table:table-cell>
          <table:table-cell table:style-name="ce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8" table:formula="of:=IF([.P260]=&quot;&quot;;&quot;?&quot;;IF([.R260]=&quot;&quot;;&quot;新規&quot;;IF([.P260]=[.R260];&quot;&quot;;&quot;○&quot;)))" office:value-type="string" office:string-value="○" calcext:value-type="string">
            <text:p>○</text:p>
          </table:table-cell>
          <table:table-cell table:style-name="ce87" office:value-type="string" calcext:value-type="string">
            <text:p>lockPref("browser.uitour.enabled", false);</text:p>
            <text:p>lockPref("browser.uitour.pinnedTabUrl", "");</text:p>
            <text:p>lockPref("browser.uitour.themeOrigin", "");</text:p>
            <text:p>lockPref("browser.uitour.url", "");</text:p>
          </table:table-cell>
          <table:table-cell table:style-name="ce87" office:value-type="string" calcext:value-type="string">
            <text:p>lockPref("browser.uitour.enabled", false);</text:p>
          </table:table-cell>
          <table:table-cell table:style-name="ce87" office:value-type="string" calcext:value-type="string">
            <text:p>-</text:p>
          </table:table-cell>
          <table:table-cell table:style-name="ce94"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1]&lt;&gt;&quot;&quot;;NOT(ISNUMBER(FIND(&quot;廃止&quot;;[.$D261])));NOT(ISNUMBER(FIND(&quot;廃止&quot;;[.$E261]))));MAX([.$B$1:.$B260])+1;&quot;&quot;)">
            <text:p/>
          </table:table-cell>
          <table:table-cell table:style-name="ce5" table:formula="of:=CONCATENATE([.$D261];&quot;-&quot;;[.$E261])" office:value-type="string" office:string-value="Startup-9（廃止）-1" calcext:value-type="string">
            <text:p>Startup-9（廃止）-1</text:p>
          </table:table-cell>
          <table:table-cell table:style-name="ce8" office:value-type="string" calcext:value-type="string">
            <text:p>Startup-9（廃止）</text:p>
          </table:table-cell>
          <table:table-cell table:style-name="ce8" office:value-type="float" office:value="1" calcext:value-type="float">
            <text:p>1</text:p>
          </table:table-cell>
          <table:table-cell table:style-name="ce17" office:value-type="string" calcext:value-type="string" table:number-columns-spanned="1" table:number-rows-spanned="2">
            <text:p>起動時の挙動の制御</text:p>
          </table:table-cell>
          <table:table-cell table:style-name="ce17" office:value-type="string" calcext:value-type="string" table:number-columns-spanned="1" table:number-rows-spanned="2">
            <text:p>マルチプロセスモードのフィードバックを促すメッセージ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text:p>
          </table:table-cell>
          <table:table-cell table:style-name="ce10" office:value-type="string" calcext:value-type="string">
            <text:p>Firefox 52で廃止</text:p>
          </table:table-cell>
          <table:table-cell table:style-name="ce10"/>
          <table:table-cell table:style-name="ce10" table:formula="of:=IF([.K261]=&quot;&quot;;&quot;?&quot;;IF([.N261]=&quot;&quot;;&quot;新規&quot;;IF([.K261]=[.N261];&quot;&quot;;&quot;変更あり&quot;)))">
            <text:p/>
          </table:table-cell>
          <table:table-cell table:style-name="ce10" office:value-type="string" calcext:value-type="string">
            <text:p>Firefox 52で廃止</text:p>
          </table:table-cell>
          <table:table-cell table:style-name="ce10" table:formula="of:=IF([.N261]=&quot;&quot;;&quot;?&quot;;IF([.P261]=&quot;&quot;;&quot;新規&quot;;IF([.N261]=[.P261];&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261]=&quot;&quot;;&quot;?&quot;;IF([.R261]=&quot;&quot;;&quot;新規&quot;;IF([.P261]=[.R261];&quot;&quot;;&quot;○&quot;)))">
            <text:p/>
          </table:table-cell>
          <table:table-cell table:style-name="ce87" office:value-type="string" calcext:value-type="string">
            <text:p>-</text:p>
          </table:table-cell>
          <table:table-cell table:style-name="ce87" table:number-columns-repeated="2"/>
          <table:table-cell table:style-name="ce94"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62]&lt;&gt;&quot;&quot;;NOT(ISNUMBER(FIND(&quot;廃止&quot;;[.$D262])));NOT(ISNUMBER(FIND(&quot;廃止&quot;;[.$E262]))));MAX([.$B$1:.$B261])+1;&quot;&quot;)">
            <text:p/>
          </table:table-cell>
          <table:table-cell table:style-name="ce5" table:formula="of:=CONCATENATE([.$D262];&quot;-&quot;;[.$E262])" office:value-type="string" office:string-value="Startup-9（廃止）-2" calcext:value-type="string">
            <text:p>Startup-9（廃止）-2</text:p>
          </table:table-cell>
          <table:table-cell table:style-name="ce8" office:value-type="string" calcext:value-type="string">
            <text:p>Startup-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MCDで設定を反映する</text:p>
          </table:table-cell>
          <table:table-cell table:style-name="ce10" office:value-type="string" calcext:value-type="string">
            <text:p>Firefox 52で廃止</text:p>
          </table:table-cell>
          <table:table-cell table:style-name="ce10"/>
          <table:table-cell table:style-name="ce10" table:formula="of:=IF([.K262]=&quot;&quot;;&quot;?&quot;;IF([.N262]=&quot;&quot;;&quot;新規&quot;;IF([.K262]=[.N262];&quot;&quot;;&quot;変更あり&quot;)))">
            <text:p/>
          </table:table-cell>
          <table:table-cell table:style-name="ce10" office:value-type="string" calcext:value-type="string">
            <text:p>Firefox 52で廃止</text:p>
          </table:table-cell>
          <table:table-cell table:style-name="ce10" table:formula="of:=IF([.N262]=&quot;&quot;;&quot;?&quot;;IF([.P262]=&quot;&quot;;&quot;新規&quot;;IF([.N262]=[.P262];&quot;&quot;;&quot;変更あり&quot;)))" office:value-type="string" office:string-value="変更あり" calcext:value-type="string">
            <text:p>変更あり</text:p>
          </table:table-cell>
          <table:table-cell table:style-name="ce87" office:value-type="string" calcext:value-type="string">
            <text:p>lockPref("browser.requestE10sFeedback", false);</text:p>
            <text:p>lockPref("app.feedback.baseURL", "");</text:p>
          </table:table-cell>
          <table:table-cell table:style-name="ce8" table:formula="of:=IF([.P262]=&quot;&quot;;&quot;?&quot;;IF([.R262]=&quot;&quot;;&quot;新規&quot;;IF([.P262]=[.R262];&quot;&quot;;&quot;○&quot;)))">
            <text:p/>
          </table:table-cell>
          <table:table-cell table:style-name="ce87" office:value-type="string" calcext:value-type="string">
            <text:p>lockPref("browser.requestE10sFeedback", false);</text:p>
            <text:p>lockPref("app.feedback.baseURL", "");</text:p>
          </table:table-cell>
          <table:table-cell table:style-name="ce87" table:number-columns-repeated="2"/>
          <table:table-cell table:style-name="ce94"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263]&lt;&gt;&quot;&quot;;NOT(ISNUMBER(FIND(&quot;廃止&quot;;[.$D263])));NOT(ISNUMBER(FIND(&quot;廃止&quot;;[.$E263]))));MAX([.$B$1:.$B262])+1;&quot;&quot;)" office:value-type="float" office:value="218" calcext:value-type="float">
            <text:p>218</text:p>
          </table:table-cell>
          <table:table-cell table:style-name="ce5" table:formula="of:=CONCATENATE([.$D263];&quot;-&quot;;[.$E263])" office:value-type="string" office:string-value="Startup-10-1" calcext:value-type="string">
            <text:p>Startup-10-1</text:p>
          </table:table-cell>
          <table:table-cell table:style-name="ce8" office:value-type="string" calcext:value-type="string">
            <text:p>Startup-10</text:p>
          </table:table-cell>
          <table:table-cell table:style-name="ce8" office:value-type="float" office:value="1" calcext:value-type="float">
            <text:p>1</text:p>
          </table:table-cell>
          <table:table-cell table:style-name="ce29" office:value-type="string" calcext:value-type="string" table:number-columns-spanned="1" table:number-rows-spanned="2">
            <text:p>起動時の挙動の制御</text:p>
          </table:table-cell>
          <table:table-cell table:style-name="ce29" office:value-type="string" calcext:value-type="string" table:number-columns-spanned="1" table:number-rows-spanned="2">
            <text:p>初回起動時などにダミーのウィンドウを使用してハードウェア性能をテストする</text:p>
          </table:table-cell>
          <table:table-cell table:style-name="ce17" office:value-type="string" calcext:value-type="string" table:number-columns-spanned="1" table:number-rows-spanned="2">
            <text:p>-</text:p>
          </table:table-cell>
          <table:table-cell table:style-name="ce8" office:value-type="string" calcext:value-type="string">
            <text:p>ハードウェア情報が変更されていたら起動時に性能をテストする（既定）</text:p>
          </table:table-cell>
          <table:table-cell table:number-columns-repeated="2" table:style-name="ce10" office:value-type="string" calcext:value-type="string">
            <text:p>-</text:p>
          </table:table-cell>
          <table:table-cell table:style-name="ce10"/>
          <table:table-cell table:style-name="ce10" table:formula="of:=IF([.K263]=&quot;&quot;;&quot;?&quot;;IF([.N263]=&quot;&quot;;&quot;新規&quot;;IF([.K263]=[.N263];&quot;&quot;;&quot;変更あり&quot;)))">
            <text:p/>
          </table:table-cell>
          <table:table-cell table:style-name="ce10" office:value-type="string" calcext:value-type="string">
            <text:p>-</text:p>
          </table:table-cell>
          <table:table-cell table:style-name="ce10" table:formula="of:=IF([.N263]=&quot;&quot;;&quot;?&quot;;IF([.P263]=&quot;&quot;;&quot;新規&quot;;IF([.N263]=[.P263];&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4">
          <table:table-cell table:style-name="ce1" office:value-type="string" calcext:value-type="string">
            <text:p>○</text:p>
          </table:table-cell>
          <table:table-cell table:style-name="ce5" table:formula="of:=IF(AND([.$A264]&lt;&gt;&quot;&quot;;NOT(ISNUMBER(FIND(&quot;廃止&quot;;[.$D264])));NOT(ISNUMBER(FIND(&quot;廃止&quot;;[.$E264]))));MAX([.$B$1:.$B263])+1;&quot;&quot;)" office:value-type="float" office:value="219" calcext:value-type="float">
            <text:p>219</text:p>
          </table:table-cell>
          <table:table-cell table:style-name="ce5" table:formula="of:=CONCATENATE([.$D264];&quot;-&quot;;[.$E264])" office:value-type="string" office:string-value="Startup-10-2" calcext:value-type="string">
            <text:p>Startup-10-2</text:p>
          </table:table-cell>
          <table:table-cell table:style-name="ce8" office:value-type="string" calcext:value-type="string">
            <text:p>Startup-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10" office:value-type="string" calcext:value-type="string">
            <text:p>lockPref("sanity-test.running", true);</text:p>
          </table:table-cell>
          <table:table-cell table:style-name="ce10"/>
          <table:table-cell table:style-name="ce10" table:formula="of:=IF([.K264]=&quot;&quot;;&quot;?&quot;;IF([.N264]=&quot;&quot;;&quot;新規&quot;;IF([.K264]=[.N264];&quot;&quot;;&quot;変更あり&quot;)))">
            <text:p/>
          </table:table-cell>
          <table:table-cell table:style-name="ce10" office:value-type="string" calcext:value-type="string">
            <text:p>lockPref("sanity-test.running", true);</text:p>
          </table:table-cell>
          <table:table-cell table:style-name="ce10" table:formula="of:=IF([.N264]=&quot;&quot;;&quot;?&quot;;IF([.P264]=&quot;&quot;;&quot;新規&quot;;IF([.N264]=[.P264];&quot;&quot;;&quot;変更あり&quot;)))" office:value-type="string" office:string-value="新規" calcext:value-type="string">
            <text:p>新規</text:p>
          </table:table-cell>
          <table:table-cell table:style-name="ce87"/>
          <table:table-cell table:style-name="ce8"/>
          <table:table-cell table:style-name="ce87" table:number-columns-repeated="3"/>
          <table:table-cell table:style-name="ce94"/>
          <table:table-cell table:number-columns-repeated="1003"/>
        </table:table-row>
        <table:table-row table:style-name="ro104">
          <table:table-cell table:style-name="ce1" office:value-type="string" calcext:value-type="string">
            <text:p>○</text:p>
          </table:table-cell>
          <table:table-cell table:style-name="ce5" table:formula="of:=IF(AND([.$A265]&lt;&gt;&quot;&quot;;NOT(ISNUMBER(FIND(&quot;廃止&quot;;[.$D265])));NOT(ISNUMBER(FIND(&quot;廃止&quot;;[.$E265]))));MAX([.$B$1:.$B264])+1;&quot;&quot;)">
            <text:p/>
          </table:table-cell>
          <table:table-cell table:style-name="ce5" table:formula="of:=CONCATENATE([.$D265];&quot;-&quot;;[.$E265])" office:value-type="string" office:string-value="Startup-11(廃止)-1" calcext:value-type="string">
            <text:p>Startup-11(廃止)-1</text:p>
          </table:table-cell>
          <table:table-cell table:style-name="ce8" office:value-type="string" calcext:value-type="string">
            <text:p>Startup-11(廃止)</text:p>
          </table:table-cell>
          <table:table-cell table:style-name="ce8" office:value-type="float" office:value="1" calcext:value-type="float">
            <text:p>1</text:p>
          </table:table-cell>
          <table:table-cell table:style-name="ce26" office:value-type="string" calcext:value-type="string">
            <text:p>起動時の挙動の制御</text:p>
          </table:table-cell>
          <table:table-cell table:style-name="ce26" office:value-type="string" calcext:value-type="string">
            <text:p>起動時のActiviyStream(新規タブページの改良版)の表示の可否</text:p>
          </table:table-cell>
          <table:table-cell table:style-name="ce26" office:value-type="string" calcext:value-type="string">
            <text:p>-</text:p>
          </table:table-cell>
          <table:table-cell table:style-name="ce8" office:value-type="string" calcext:value-type="string">
            <text:p>表示する（既定）</text:p>
          </table:table-cell>
          <table:table-cell table:number-columns-repeated="2" table:style-name="ce10" office:value-type="string" calcext:value-type="string">
            <text:p>-</text:p>
          </table:table-cell>
          <table:table-cell table:style-name="ce10" office:value-type="string" calcext:value-type="string">
            <text:p>Firefox 57にて追加。常に有効になり変更できない項目となったので廃止。</text:p>
          </table:table-cell>
          <table:table-cell table:style-name="ce10" table:formula="of:=IF([.K265]=&quot;&quot;;&quot;?&quot;;IF([.N265]=&quot;&quot;;&quot;新規&quot;;IF([.K265]=[.N265];&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104">
          <table:table-cell table:style-name="ce1" office:value-type="string" calcext:value-type="string">
            <text:p>○</text:p>
          </table:table-cell>
          <table:table-cell table:style-name="ce5" table:formula="of:=IF(AND([.$A266]&lt;&gt;&quot;&quot;;NOT(ISNUMBER(FIND(&quot;廃止&quot;;[.$D266])));NOT(ISNUMBER(FIND(&quot;廃止&quot;;[.$E266]))));MAX([.$B$1:.$B261])+1;&quot;&quot;)">
            <text:p/>
          </table:table-cell>
          <table:table-cell table:style-name="ce5" table:formula="of:=CONCATENATE([.$D266];&quot;-&quot;;[.$E266])" office:value-type="string" office:string-value="Startup-11(廃止)-2" calcext:value-type="string">
            <text:p>Startup-11(廃止)-2</text:p>
          </table:table-cell>
          <table:table-cell table:style-name="ce8" office:value-type="string" calcext:value-type="string">
            <text:p>Startup-11(廃止)</text:p>
          </table:table-cell>
          <table:table-cell table:style-name="ce8" office:value-type="float" office:value="2" calcext:value-type="float">
            <text:p>2</text:p>
          </table:table-cell>
          <table:table-cell table:style-name="ce26" office:value-type="string" calcext:value-type="string">
            <text:p>起動時の挙動の制御</text:p>
          </table:table-cell>
          <table:table-cell table:style-name="ce26"/>
          <table:table-cell table:style-name="ce26" office:value-type="string" calcext:value-type="string">
            <text:p>-</text:p>
          </table:table-cell>
          <table:table-cell table:style-name="ce8" office:value-type="string" calcext:value-type="string">
            <text:p>表示しない</text:p>
          </table:table-cell>
          <table:table-cell table:style-name="ce10" office:value-type="string" calcext:value-type="string">
            <text:p>MCDで設定を反映する</text:p>
          </table:table-cell>
          <table:table-cell table:style-name="ce10" office:value-type="string" calcext:value-type="string">
            <text:p>lockPref(“browser.newtabpage.activity-stream.enabled”, false);</text:p>
          </table:table-cell>
          <table:table-cell table:style-name="ce10" office:value-type="string" calcext:value-type="string">
            <text:p>Firefox 60で削除</text:p>
          </table:table-cell>
          <table:table-cell table:style-name="ce10" table:formula="of:=IF([.K266]=&quot;&quot;;&quot;?&quot;;IF([.N266]=&quot;&quot;;&quot;新規&quot;;IF([.K266]=[.N266];&quot;&quot;;&quot;変更あり&quot;)))" office:value-type="string" office:string-value="新規" calcext:value-type="string">
            <text:p>新規</text:p>
          </table:table-cell>
          <table:table-cell table:style-name="ce10" table:number-columns-repeated="2"/>
          <table:table-cell table:style-name="ce87"/>
          <table:table-cell table:style-name="ce8"/>
          <table:table-cell table:style-name="ce87" table:number-columns-repeated="3"/>
          <table:table-cell table:style-name="ce94"/>
          <table:table-cell table:number-columns-repeated="1003"/>
        </table:table-row>
        <table:table-row table:style-name="ro5">
          <table:table-cell table:style-name="ce1" office:value-type="string" calcext:value-type="string">
            <text:p>○</text:p>
          </table:table-cell>
          <table:table-cell table:style-name="ce5" table:formula="of:=IF(AND([.$A267]&lt;&gt;&quot;&quot;;NOT(ISNUMBER(FIND(&quot;廃止&quot;;[.$D267])));NOT(ISNUMBER(FIND(&quot;廃止&quot;;[.$E267]))));MAX([.$B$1:.$B262])+1;&quot;&quot;)" office:value-type="float" office:value="218" calcext:value-type="float">
            <text:p>218</text:p>
          </table:table-cell>
          <table:table-cell table:style-name="ce5" table:formula="of:=CONCATENATE([.$D267];&quot;-&quot;;[.$E267])" office:value-type="string" office:string-value="Websearch-1-1" calcext:value-type="string">
            <text:p>Websearch-1-1</text:p>
          </table:table-cell>
          <table:table-cell table:style-name="ce8" office:value-type="string" calcext:value-type="string">
            <text:p>Websearch-1</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検索エンジンの追加・削除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7]=&quot;&quot;;&quot;?&quot;;IF([.N267]=&quot;&quot;;&quot;新規&quot;;IF([.K267]=[.N267];&quot;&quot;;&quot;変更あり&quot;)))">
            <text:p/>
          </table:table-cell>
          <table:table-cell table:style-name="ce9" office:value-type="string" calcext:value-type="string">
            <text:p>-</text:p>
          </table:table-cell>
          <table:table-cell table:style-name="ce10" table:formula="of:=IF([.N267]=&quot;&quot;;&quot;?&quot;;IF([.P267]=&quot;&quot;;&quot;新規&quot;;IF([.N267]=[.P267];&quot;&quot;;&quot;変更あり&quot;)))">
            <text:p/>
          </table:table-cell>
          <table:table-cell table:style-name="ce9" office:value-type="string" calcext:value-type="string">
            <text:p>-</text:p>
          </table:table-cell>
          <table:table-cell table:style-name="ce8" table:formula="of:=IF([.P267]=&quot;&quot;;&quot;?&quot;;IF([.R267]=&quot;&quot;;&quot;新規&quot;;IF([.P267]=[.R267];&quot;&quot;;&quot;○&quot;)))">
            <text:p/>
          </table:table-cell>
          <table:table-cell table:style-name="ce87" office:value-type="string" calcext:value-type="string">
            <text:p>-</text:p>
          </table:table-cell>
          <table:table-cell table:style-name="ce87" table:number-columns-repeated="2"/>
          <table:table-cell table:style-name="ce94"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5" table:formula="of:=IF(AND([.$A268]&lt;&gt;&quot;&quot;;NOT(ISNUMBER(FIND(&quot;廃止&quot;;[.$D268])));NOT(ISNUMBER(FIND(&quot;廃止&quot;;[.$E268]))));MAX([.$B$1:.$B267])+1;&quot;&quot;)" office:value-type="float" office:value="220" calcext:value-type="float">
            <text:p>220</text:p>
          </table:table-cell>
          <table:table-cell table:style-name="ce5" table:formula="of:=CONCATENATE([.$D268];&quot;-&quot;;[.$E268])" office:value-type="string" office:string-value="Websearch-1-2" calcext:value-type="string">
            <text:p>Websearch-1-2</text:p>
          </table:table-cell>
          <table:table-cell table:style-name="ce8" office:value-type="string" calcext:value-type="string">
            <text:p>Websearch-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60"/>
          <table:table-cell table:style-name="ce10" table:formula="of:=IF([.K268]=&quot;&quot;;&quot;?&quot;;IF([.N268]=&quot;&quot;;&quot;新規&quot;;IF([.K268]=[.N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68]=&quot;&quot;;&quot;?&quot;;IF([.P268]=&quot;&quot;;&quot;新規&quot;;IF([.N268]=[.P268];&quot;&quot;;&quot;変更あり&quot;)))">
            <text:p/>
          </table:table-cell>
          <table:table-cell table:style-name="ce6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8" table:formula="of:=IF([.P268]=&quot;&quot;;&quot;?&quot;;IF([.R268]=&quot;&quot;;&quot;新規&quot;;IF([.P268]=[.R268];&quot;&quot;;&quot;○&quot;)))" office:value-type="string" office:string-value="○" calcext:value-type="string">
            <text:p>○</text:p>
          </table:table-cell>
          <table:table-cell table:style-name="ce87"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87" office:value-type="string" calcext:value-type="string">
            <text:p>変更無し</text:p>
          </table:table-cell>
          <table:table-cell table:style-name="ce87"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94"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69]&lt;&gt;&quot;&quot;;NOT(ISNUMBER(FIND(&quot;廃止&quot;;[.$D269])));NOT(ISNUMBER(FIND(&quot;廃止&quot;;[.$E269]))));MAX([.$B$1:.$B268])+1;&quot;&quot;)" office:value-type="float" office:value="221" calcext:value-type="float">
            <text:p>221</text:p>
          </table:table-cell>
          <table:table-cell table:style-name="ce5" table:formula="of:=CONCATENATE([.$D269];&quot;-&quot;;[.$E269])" office:value-type="string" office:string-value="Websearch-2-1" calcext:value-type="string">
            <text:p>Websearch-2-1</text:p>
          </table:table-cell>
          <table:table-cell table:style-name="ce8" office:value-type="string" calcext:value-type="string">
            <text:p>Websearch-2</text:p>
          </table:table-cell>
          <table:table-cell table:style-name="ce8" office:value-type="float" office:value="1" calcext:value-type="float">
            <text:p>1</text:p>
          </table:table-cell>
          <table:table-cell table:style-name="ce17" office:value-type="string" calcext:value-type="string" table:number-columns-spanned="1" table:number-rows-spanned="2">
            <text:p>Web検索バーの挙動</text:p>
          </table:table-cell>
          <table:table-cell table:style-name="ce17" office:value-type="string" calcext:value-type="string" table:number-columns-spanned="1" table:number-rows-spanned="2">
            <text:p>初期状態で利用する検索エンジン</text:p>
          </table:table-cell>
          <table:table-cell table:style-name="ce17" office:value-type="string" calcext:value-type="string" table:number-columns-spanned="1" table:number-rows-spanned="2">
            <text:p>-</text:p>
          </table:table-cell>
          <table:table-cell table:style-name="ce8" office:value-type="string" calcext:value-type="string">
            <text:p>すべて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69]=&quot;&quot;;&quot;?&quot;;IF([.N269]=&quot;&quot;;&quot;新規&quot;;IF([.K269]=[.N269];&quot;&quot;;&quot;変更あり&quot;)))">
            <text:p/>
          </table:table-cell>
          <table:table-cell table:style-name="ce9" office:value-type="string" calcext:value-type="string">
            <text:p>-</text:p>
          </table:table-cell>
          <table:table-cell table:style-name="ce10" table:formula="of:=IF([.N269]=&quot;&quot;;&quot;?&quot;;IF([.P269]=&quot;&quot;;&quot;新規&quot;;IF([.N269]=[.P269];&quot;&quot;;&quot;変更あり&quot;)))">
            <text:p/>
          </table:table-cell>
          <table:table-cell table:style-name="ce9" office:value-type="string" calcext:value-type="string">
            <text:p>-</text:p>
          </table:table-cell>
          <table:table-cell table:style-name="ce8" table:formula="of:=IF([.P269]=&quot;&quot;;&quot;?&quot;;IF([.R269]=&quot;&quot;;&quot;新規&quot;;IF([.P269]=[.R269];&quot;&quot;;&quot;○&quot;)))">
            <text:p/>
          </table:table-cell>
          <table:table-cell table:style-name="ce87" office:value-type="string" calcext:value-type="string">
            <text:p>-</text:p>
          </table:table-cell>
          <table:table-cell table:style-name="ce87" table:number-columns-repeated="2"/>
          <table:table-cell table:style-name="ce94"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5" table:formula="of:=IF(AND([.$A270]&lt;&gt;&quot;&quot;;NOT(ISNUMBER(FIND(&quot;廃止&quot;;[.$D270])));NOT(ISNUMBER(FIND(&quot;廃止&quot;;[.$E270]))));MAX([.$B$1:.$B269])+1;&quot;&quot;)" office:value-type="float" office:value="222" calcext:value-type="float">
            <text:p>222</text:p>
          </table:table-cell>
          <table:table-cell table:style-name="ce5" table:formula="of:=CONCATENATE([.$D270];&quot;-&quot;;[.$E270])" office:value-type="string" office:string-value="Websearch-2-2" calcext:value-type="string">
            <text:p>Websearch-2-2</text:p>
          </table:table-cell>
          <table:table-cell table:style-name="ce8" office:value-type="string" calcext:value-type="string">
            <text:p>Websearch-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限定する</text:p>
          </table:table-cell>
          <table:table-cell table:style-name="ce11"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4" office:value-type="string" calcext:value-type="string">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0"/>
          <table:table-cell table:style-name="ce10" table:formula="of:=IF([.K270]=&quot;&quot;;&quot;?&quot;;IF([.N270]=&quot;&quot;;&quot;新規&quot;;IF([.K270]=[.N270];&quot;&quot;;&quot;変更あり&quot;)))" office:value-type="string" office:string-value="変更あり" calcext:value-type="string">
            <text:p>変更あり</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70]=&quot;&quot;;&quot;?&quot;;IF([.P270]=&quot;&quot;;&quot;新規&quot;;IF([.N270]=[.P270];&quot;&quot;;&quot;変更あり&quot;)))">
            <text:p/>
          </table:table-cell>
          <table:table-cell table:style-name="ce6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8" table:formula="of:=IF([.P270]=&quot;&quot;;&quot;?&quot;;IF([.R270]=&quot;&quot;;&quot;新規&quot;;IF([.P270]=[.R270];&quot;&quot;;&quot;○&quot;)))" office:value-type="string" office:string-value="○" calcext:value-type="string">
            <text:p>○</text:p>
          </table:table-cell>
          <table:table-cell table:style-name="ce87" office:value-type="string" calcext:value-type="string">
            <text:p>[fainstall]</text:p>
            <text:p>FxEnabledSearchPlugins=（ファイル名のスペース区切りのリスト）</text:p>
          </table:table-cell>
          <table:table-cell table:style-name="ce87" office:value-type="string" calcext:value-type="string">
            <text:p>変更無し</text:p>
          </table:table-cell>
          <table:table-cell table:style-name="ce87" office:value-type="string" calcext:value-type="string">
            <text:p>[fainstall]</text:p>
            <text:p>FxEnabledSearchPlugins=（ファイル名のスペース区切りのリスト）</text:p>
          </table:table-cell>
          <table:table-cell table:style-name="ce94"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1]&lt;&gt;&quot;&quot;;NOT(ISNUMBER(FIND(&quot;廃止&quot;;[.$D271])));NOT(ISNUMBER(FIND(&quot;廃止&quot;;[.$E271]))));MAX([.$B$1:.$B270])+1;&quot;&quot;)" office:value-type="float" office:value="223" calcext:value-type="float">
            <text:p>223</text:p>
          </table:table-cell>
          <table:table-cell table:style-name="ce5" table:formula="of:=CONCATENATE([.$D271];&quot;-&quot;;[.$E271])" office:value-type="string" office:string-value="Location-1-1" calcext:value-type="string">
            <text:p>Location-1-1</text:p>
          </table:table-cell>
          <table:table-cell table:style-name="ce8" office:value-type="string" calcext:value-type="string">
            <text:p>Location-1</text:p>
          </table:table-cell>
          <table:table-cell table:style-name="ce8" office:value-type="float" office:value="1" calcext:value-type="float">
            <text:p>1</text:p>
          </table:table-cell>
          <table:table-cell table:style-name="ce17" office:value-type="string" calcext:value-type="string" table:number-columns-spanned="1" table:number-rows-spanned="2">
            <text:p>ロケーションバーの挙動</text:p>
          </table:table-cell>
          <table:table-cell table:style-name="ce17" office:value-type="string" calcext:value-type="string" table:number-columns-spanned="1" table:number-rows-spanned="2">
            <text:p>ロケーションバーにおけるURLの「http://」の省略表示の可否</text:p>
          </table:table-cell>
          <table:table-cell table:style-name="ce17" office:value-type="string" calcext:value-type="string" table:number-columns-spanned="1" table:number-rows-spanned="2">
            <text:p>-</text:p>
          </table:table-cell>
          <table:table-cell table:style-name="ce8" office:value-type="string" calcext:value-type="string">
            <text:p>省略する（既定）</text:p>
          </table:table-cell>
          <table:table-cell table:style-name="ce8" office:value-type="string" calcext:value-type="string">
            <text:p>MCDで設定を反映する</text:p>
          </table:table-cell>
          <table:table-cell table:style-name="ce9" office:value-type="string" calcext:value-type="string">
            <text:p>-</text:p>
          </table:table-cell>
          <table:table-cell table:style-name="ce9"/>
          <table:table-cell table:style-name="ce10" table:formula="of:=IF([.K271]=&quot;&quot;;&quot;?&quot;;IF([.N271]=&quot;&quot;;&quot;新規&quot;;IF([.K271]=[.N271];&quot;&quot;;&quot;変更あり&quot;)))">
            <text:p/>
          </table:table-cell>
          <table:table-cell table:style-name="ce9" office:value-type="string" calcext:value-type="string">
            <text:p>-</text:p>
          </table:table-cell>
          <table:table-cell table:style-name="ce10" table:formula="of:=IF([.N271]=&quot;&quot;;&quot;?&quot;;IF([.P271]=&quot;&quot;;&quot;新規&quot;;IF([.N271]=[.P271];&quot;&quot;;&quot;変更あり&quot;)))">
            <text:p/>
          </table:table-cell>
          <table:table-cell table:style-name="ce9" office:value-type="string" calcext:value-type="string">
            <text:p>-</text:p>
          </table:table-cell>
          <table:table-cell table:style-name="ce8" table:formula="of:=IF([.P271]=&quot;&quot;;&quot;?&quot;;IF([.R271]=&quot;&quot;;&quot;新規&quot;;IF([.P271]=[.R271];&quot;&quot;;&quot;○&quot;)))" office:value-type="string" office:string-value="○" calcext:value-type="string">
            <text:p>○</text:p>
          </table:table-cell>
          <table:table-cell table:style-name="ce87" office:value-type="string" calcext:value-type="string">
            <text:p>lockPref("browser.urlbar.trimURLs", true);</text:p>
          </table:table-cell>
          <table:table-cell table:style-name="ce87" office:value-type="string" calcext:value-type="string">
            <text:p>変更無し</text:p>
          </table:table-cell>
          <table:table-cell table:style-name="ce87" office:value-type="string" calcext:value-type="string">
            <text:p>lockPref("browser.urlbar.trimURLs", true);</text:p>
          </table:table-cell>
          <table:table-cell table:style-name="ce94"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72]&lt;&gt;&quot;&quot;;NOT(ISNUMBER(FIND(&quot;廃止&quot;;[.$D272])));NOT(ISNUMBER(FIND(&quot;廃止&quot;;[.$E272]))));MAX([.$B$1:.$B271])+1;&quot;&quot;)" office:value-type="float" office:value="224" calcext:value-type="float">
            <text:p>224</text:p>
          </table:table-cell>
          <table:table-cell table:style-name="ce5" table:formula="of:=CONCATENATE([.$D272];&quot;-&quot;;[.$E272])" office:value-type="string" office:string-value="Location-1-2" calcext:value-type="string">
            <text:p>Location-1-2</text:p>
          </table:table-cell>
          <table:table-cell table:style-name="ce8" office:value-type="string" calcext:value-type="string">
            <text:p>Location-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省略しない</text:p>
          </table:table-cell>
          <table:table-cell table:style-name="ce8" office:value-type="string" calcext:value-type="string">
            <text:p>MCDで設定を反映する</text:p>
          </table:table-cell>
          <table:table-cell table:style-name="ce9" office:value-type="string" calcext:value-type="string">
            <text:p>lockPref("browser.urlbar.trimURLs", false);</text:p>
          </table:table-cell>
          <table:table-cell table:style-name="ce9"/>
          <table:table-cell table:style-name="ce10" table:formula="of:=IF([.K272]=&quot;&quot;;&quot;?&quot;;IF([.N272]=&quot;&quot;;&quot;新規&quot;;IF([.K272]=[.N272];&quot;&quot;;&quot;変更あり&quot;)))">
            <text:p/>
          </table:table-cell>
          <table:table-cell table:style-name="ce9" office:value-type="string" calcext:value-type="string">
            <text:p>lockPref("browser.urlbar.trimURLs", false);</text:p>
          </table:table-cell>
          <table:table-cell table:style-name="ce10" table:formula="of:=IF([.N272]=&quot;&quot;;&quot;?&quot;;IF([.P272]=&quot;&quot;;&quot;新規&quot;;IF([.N272]=[.P272];&quot;&quot;;&quot;変更あり&quot;)))">
            <text:p/>
          </table:table-cell>
          <table:table-cell table:style-name="ce9" office:value-type="string" calcext:value-type="string">
            <text:p>lockPref("browser.urlbar.trimURLs", false);</text:p>
          </table:table-cell>
          <table:table-cell table:style-name="ce8" table:formula="of:=IF([.P272]=&quot;&quot;;&quot;?&quot;;IF([.R272]=&quot;&quot;;&quot;新規&quot;;IF([.P272]=[.R272];&quot;&quot;;&quot;○&quot;)))">
            <text:p/>
          </table:table-cell>
          <table:table-cell table:style-name="ce87" office:value-type="string" calcext:value-type="string">
            <text:p>lockPref("browser.urlbar.trimURLs", false);</text:p>
          </table:table-cell>
          <table:table-cell table:style-name="ce87" office:value-type="string" calcext:value-type="string">
            <text:p>変更無し</text:p>
          </table:table-cell>
          <table:table-cell table:style-name="ce87" office:value-type="string" calcext:value-type="string">
            <text:p>lockPref("browser.urlbar.trimURLs", false);</text:p>
          </table:table-cell>
          <table:table-cell table:style-name="ce94"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5" table:formula="of:=IF(AND([.$A273]&lt;&gt;&quot;&quot;;NOT(ISNUMBER(FIND(&quot;廃止&quot;;[.$D273])));NOT(ISNUMBER(FIND(&quot;廃止&quot;;[.$E273]))));MAX([.$B$1:.$B272])+1;&quot;&quot;)" office:value-type="float" office:value="225" calcext:value-type="float">
            <text:p>225</text:p>
          </table:table-cell>
          <table:table-cell table:style-name="ce5" table:formula="of:=CONCATENATE([.$D273];&quot;-&quot;;[.$E273])" office:value-type="string" office:string-value="Download-1-1" calcext:value-type="string">
            <text:p>Download-1-1</text:p>
          </table:table-cell>
          <table:table-cell table:style-name="ce8" office:value-type="string" calcext:value-type="string">
            <text:p>Download-1</text:p>
          </table:table-cell>
          <table:table-cell table:style-name="ce8" office:value-type="float" office:value="1" calcext:value-type="float">
            <text:p>1</text:p>
          </table:table-cell>
          <table:table-cell table:style-name="ce17" office:value-type="string" calcext:value-type="string" table:number-columns-spanned="1" table:number-rows-spanned="2">
            <text:p>ファイルのダウンロード</text:p>
          </table:table-cell>
          <table:table-cell table:style-name="ce17" office:value-type="string" calcext:value-type="string" table:number-columns-spanned="1" table:number-rows-spanned="2">
            <text:p>ダウンロードマネージャの利用の可否</text:p>
          </table:table-cell>
          <table:table-cell table:style-name="ce17" office:value-type="string" calcext:value-type="string" table:number-columns-spanned="1" table:number-rows-spanned="2">
            <text:p>-</text:p>
          </table:table-cell>
          <table:table-cell table:style-name="ce8" office:value-type="string" calcext:value-type="string">
            <text:p>利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3]=&quot;&quot;;&quot;?&quot;;IF([.N273]=&quot;&quot;;&quot;新規&quot;;IF([.K273]=[.N273];&quot;&quot;;&quot;変更あり&quot;)))">
            <text:p/>
          </table:table-cell>
          <table:table-cell table:style-name="ce9" office:value-type="string" calcext:value-type="string">
            <text:p>-</text:p>
          </table:table-cell>
          <table:table-cell table:style-name="ce10" table:formula="of:=IF([.N273]=&quot;&quot;;&quot;?&quot;;IF([.P273]=&quot;&quot;;&quot;新規&quot;;IF([.N273]=[.P273];&quot;&quot;;&quot;変更あり&quot;)))">
            <text:p/>
          </table:table-cell>
          <table:table-cell table:style-name="ce9" office:value-type="string" calcext:value-type="string">
            <text:p>-</text:p>
          </table:table-cell>
          <table:table-cell table:style-name="ce8" table:formula="of:=IF([.P273]=&quot;&quot;;&quot;?&quot;;IF([.R273]=&quot;&quot;;&quot;新規&quot;;IF([.P273]=[.R273];&quot;&quot;;&quot;○&quot;)))">
            <text:p/>
          </table:table-cell>
          <table:table-cell table:style-name="ce87" office:value-type="string" calcext:value-type="string">
            <text:p>-</text:p>
          </table:table-cell>
          <table:table-cell table:style-name="ce87" office:value-type="string" calcext:value-type="string">
            <text:p>存在しない</text:p>
          </table:table-cell>
          <table:table-cell table:style-name="ce87"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94"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5" table:formula="of:=IF(AND([.$A274]&lt;&gt;&quot;&quot;;NOT(ISNUMBER(FIND(&quot;廃止&quot;;[.$D274])));NOT(ISNUMBER(FIND(&quot;廃止&quot;;[.$E274]))));MAX([.$B$1:.$B273])+1;&quot;&quot;)" office:value-type="float" office:value="226" calcext:value-type="float">
            <text:p>226</text:p>
          </table:table-cell>
          <table:table-cell table:style-name="ce5" table:formula="of:=CONCATENATE([.$D274];&quot;-&quot;;[.$E274])" office:value-type="string" office:string-value="Download-1-2" calcext:value-type="string">
            <text:p>Download-1-2</text:p>
          </table:table-cell>
          <table:table-cell table:style-name="ce8" office:value-type="string" calcext:value-type="string">
            <text:p>Download-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利用しない</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8" office:value-type="string" calcext:value-type="string">
            <text:p>ESR60でabout:homeでのダウンロード項目は削除されたので非表示は不要になった</text:p>
          </table:table-cell>
          <table:table-cell table:style-name="ce10" table:formula="of:=IF([.K274]=&quot;&quot;;&quot;?&quot;;IF([.N274]=&quot;&quot;;&quot;新規&quot;;IF([.K274]=[.N274];&quot;&quot;;&quot;変更あり&quot;)))" office:value-type="string" office:string-value="変更あり" calcext:value-type="string">
            <text:p>変更あり</text:p>
          </table:table-cell>
          <table:table-cell table:style-name="ce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74]=&quot;&quot;;&quot;?&quot;;IF([.P274]=&quot;&quot;;&quot;新規&quot;;IF([.N274]=[.P274];&quot;&quot;;&quot;変更あり&quot;)))">
            <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11">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 table:formula="of:=IF([.P274]=&quot;&quot;;&quot;?&quot;;IF([.R274]=&quot;&quot;;&quot;新規&quot;;IF([.P274]=[.R274];&quot;&quot;;&quot;○&quot;)))" office:value-type="string" office:string-value="○" calcext:value-type="string">
            <text:p>○</text:p>
          </table:table-cell>
          <table:table-cell table:style-name="ce8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87"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94"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5" table:formula="of:=IF(AND([.$A275]&lt;&gt;&quot;&quot;;NOT(ISNUMBER(FIND(&quot;廃止&quot;;[.$D275])));NOT(ISNUMBER(FIND(&quot;廃止&quot;;[.$E275]))));MAX([.$B$1:.$B274])+1;&quot;&quot;)" office:value-type="float" office:value="227" calcext:value-type="float">
            <text:p>227</text:p>
          </table:table-cell>
          <table:table-cell table:style-name="ce5" table:formula="of:=CONCATENATE([.$D275];&quot;-&quot;;[.$E275])" office:value-type="string" office:string-value="Download-2-1" calcext:value-type="string">
            <text:p>Download-2-1</text:p>
          </table:table-cell>
          <table:table-cell table:style-name="ce8" office:value-type="string" calcext:value-type="string">
            <text:p>Download-2</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既定のダウンロード先</text:p>
          </table:table-cell>
          <table:table-cell table:style-name="ce19" office:value-type="string" calcext:value-type="string" table:number-columns-spanned="1" table:number-rows-spanned="3">
            <text:p>-</text:p>
          </table:table-cell>
          <table:table-cell table:style-name="ce8" office:value-type="string" calcext:value-type="string">
            <text:p>指定する：任意</text:p>
          </table:table-cell>
          <table:table-cell table:style-name="ce8" office:value-type="string" calcext:value-type="string">
            <text:p>MCDで設定を反映する</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78" office:value-type="string" calcext:value-type="string">
            <text:p>ESR60で指定に効果がない</text:p>
          </table:table-cell>
          <table:table-cell table:style-name="ce10" table:formula="of:=IF([.K275]=&quot;&quot;;&quot;?&quot;;IF([.N275]=&quot;&quot;;&quot;新規&quot;;IF([.K275]=[.N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10" table:formula="of:=IF([.N275]=&quot;&quot;;&quot;?&quot;;IF([.P275]=&quot;&quot;;&quot;新規&quot;;IF([.N275]=[.P275];&quot;&quot;;&quot;変更あり&quot;)))">
            <text:p/>
          </table:table-cell>
          <table:table-cell table:style-name="ce9" office:value-type="string" calcext:value-type="string">
            <text:p>defaultPref("browser.open.lastDir", "（ディレクトリのパス）");</text:p>
            <text:p>defaultPref("browser.download.lastDir", "（ディレクトリのパス）");</text:p>
          </table:table-cell>
          <table:table-cell table:style-name="ce8" table:formula="of:=IF([.P275]=&quot;&quot;;&quot;?&quot;;IF([.R275]=&quot;&quot;;&quot;新規&quot;;IF([.P275]=[.R275];&quot;&quot;;&quot;○&quot;)))">
            <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87" office:value-type="string" calcext:value-type="string">
            <text:p>変更無し</text:p>
          </table:table-cell>
          <table:table-cell table:style-name="ce87" office:value-type="string" calcext:value-type="string">
            <text:p>defaultPref("browser.open.lastDir", "（ディレクトリのパス）");</text:p>
            <text:p>defaultPref("browser.download.lastDir", "（ディレクトリのパス）");</text:p>
          </table:table-cell>
          <table:table-cell table:style-name="ce94"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276]&lt;&gt;&quot;&quot;;NOT(ISNUMBER(FIND(&quot;廃止&quot;;[.$D276])));NOT(ISNUMBER(FIND(&quot;廃止&quot;;[.$E276]))));MAX([.$B$1:.$B275])+1;&quot;&quot;)" office:value-type="float" office:value="228" calcext:value-type="float">
            <text:p>228</text:p>
          </table:table-cell>
          <table:table-cell table:style-name="ce5" table:formula="of:=CONCATENATE([.$D276];&quot;-&quot;;[.$E276])" office:value-type="string" office:string-value="Download-2-2" calcext:value-type="string">
            <text:p>Download-2-2</text:p>
          </table:table-cell>
          <table:table-cell table:style-name="ce8" office:value-type="string" calcext:value-type="string">
            <text:p>Download-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指定する：デスクトップ</text:p>
          </table:table-cell>
          <table:table-cell table:style-name="ce8" office:value-type="string" calcext:value-type="string">
            <text:p>MCDで設定を反映する</text:p>
          </table:table-cell>
          <table:table-cell table:style-name="ce9" office:value-type="string" calcext:value-type="string">
            <text:p>pref("browser.open.lastDir", "");</text:p>
            <text:p>pref("browser.download.lastDir", "");</text:p>
            <text:p>pref("browser.download.folderList", 0);</text:p>
          </table:table-cell>
          <table:table-cell table:style-name="ce9"/>
          <table:table-cell table:style-name="ce10" table:formula="of:=IF([.K276]=&quot;&quot;;&quot;?&quot;;IF([.N276]=&quot;&quot;;&quot;新規&quot;;IF([.K276]=[.N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10" table:formula="of:=IF([.N276]=&quot;&quot;;&quot;?&quot;;IF([.P276]=&quot;&quot;;&quot;新規&quot;;IF([.N276]=[.P276];&quot;&quot;;&quot;変更あり&quot;)))">
            <text:p/>
          </table:table-cell>
          <table:table-cell table:style-name="ce9" office:value-type="string" calcext:value-type="string">
            <text:p>pref("browser.open.lastDir", "");</text:p>
            <text:p>pref("browser.download.lastDir", "");</text:p>
            <text:p>pref("browser.download.folderList", 0);</text:p>
          </table:table-cell>
          <table:table-cell table:style-name="ce8" table:formula="of:=IF([.P276]=&quot;&quot;;&quot;?&quot;;IF([.R276]=&quot;&quot;;&quot;新規&quot;;IF([.P276]=[.R276];&quot;&quot;;&quot;○&quot;)))">
            <text:p/>
          </table:table-cell>
          <table:table-cell table:style-name="ce87" office:value-type="string" calcext:value-type="string">
            <text:p>pref("browser.open.lastDir", "");</text:p>
            <text:p>pref("browser.download.lastDir", "");</text:p>
            <text:p>pref("browser.download.folderList", 0);</text:p>
          </table:table-cell>
          <table:table-cell table:style-name="ce87" table:number-columns-repeated="2"/>
          <table:table-cell table:style-name="ce94"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77]&lt;&gt;&quot;&quot;;NOT(ISNUMBER(FIND(&quot;廃止&quot;;[.$D277])));NOT(ISNUMBER(FIND(&quot;廃止&quot;;[.$E277]))));MAX([.$B$1:.$B276])+1;&quot;&quot;)" office:value-type="float" office:value="229" calcext:value-type="float">
            <text:p>229</text:p>
          </table:table-cell>
          <table:table-cell table:style-name="ce5" table:formula="of:=CONCATENATE([.$D277];&quot;-&quot;;[.$E277])" office:value-type="string" office:string-value="Download-2-3" calcext:value-type="string">
            <text:p>Download-2-3</text:p>
          </table:table-cell>
          <table:table-cell table:style-name="ce8" office:value-type="string" calcext:value-type="string">
            <text:p>Download-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指定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77]=&quot;&quot;;&quot;?&quot;;IF([.N277]=&quot;&quot;;&quot;新規&quot;;IF([.K277]=[.N277];&quot;&quot;;&quot;変更あり&quot;)))">
            <text:p/>
          </table:table-cell>
          <table:table-cell table:style-name="ce9" office:value-type="string" calcext:value-type="string">
            <text:p>-</text:p>
          </table:table-cell>
          <table:table-cell table:style-name="ce10" table:formula="of:=IF([.N277]=&quot;&quot;;&quot;?&quot;;IF([.P277]=&quot;&quot;;&quot;新規&quot;;IF([.N277]=[.P277];&quot;&quot;;&quot;変更あり&quot;)))">
            <text:p/>
          </table:table-cell>
          <table:table-cell table:style-name="ce9" office:value-type="string" calcext:value-type="string">
            <text:p>-</text:p>
          </table:table-cell>
          <table:table-cell table:style-name="ce8" table:formula="of:=IF([.P277]=&quot;&quot;;&quot;?&quot;;IF([.R277]=&quot;&quot;;&quot;新規&quot;;IF([.P277]=[.R277];&quot;&quot;;&quot;○&quot;)))">
            <text:p/>
          </table:table-cell>
          <table:table-cell table:style-name="ce87" office:value-type="string" calcext:value-type="string">
            <text:p>-</text:p>
          </table:table-cell>
          <table:table-cell table:style-name="ce87" table:number-columns-repeated="2"/>
          <table:table-cell table:style-name="ce94"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8]&lt;&gt;&quot;&quot;;NOT(ISNUMBER(FIND(&quot;廃止&quot;;[.$D278])));NOT(ISNUMBER(FIND(&quot;廃止&quot;;[.$E278]))));MAX([.$B$1:.$B277])+1;&quot;&quot;)" office:value-type="float" office:value="230" calcext:value-type="float">
            <text:p>230</text:p>
          </table:table-cell>
          <table:table-cell table:style-name="ce5" table:formula="of:=CONCATENATE([.$D278];&quot;-&quot;;[.$E278])" office:value-type="string" office:string-value="Download-3-1" calcext:value-type="string">
            <text:p>Download-3-1</text:p>
          </table:table-cell>
          <table:table-cell table:style-name="ce8" office:value-type="string" calcext:value-type="string">
            <text:p>Download-3</text:p>
          </table:table-cell>
          <table:table-cell table:style-name="ce8" office:value-type="float" office:value="1" calcext:value-type="float">
            <text:p>1</text:p>
          </table:table-cell>
          <table:table-cell table:style-name="ce19" office:value-type="string" calcext:value-type="string" table:number-columns-spanned="1" table:number-rows-spanned="3">
            <text:p>ファイルのダウンロード</text:p>
          </table:table-cell>
          <table:table-cell table:style-name="ce19" office:value-type="string" calcext:value-type="string" table:number-columns-spanned="1" table:number-rows-spanned="3">
            <text:p>ファイルのダウンロード先ディレクトリの制御</text:p>
          </table:table-cell>
          <table:table-cell table:style-name="ce19" office:value-type="string" calcext:value-type="string" table:number-columns-spanned="1" table:number-rows-spanned="3">
            <text:p>-</text:p>
          </table:table-cell>
          <table:table-cell table:style-name="ce8" office:value-type="string" calcext:value-type="string">
            <text:p>全体で共通のディレクトリにダウンロードする（既定）</text:p>
          </table:table-cell>
          <table:table-cell table:style-name="ce8" office:value-type="string" calcext:value-type="string">
            <text:p>MCDで設定を反映する</text:p>
          </table:table-cell>
          <table:table-cell table:style-name="ce9" office:value-type="string" calcext:value-type="string">
            <text:p>lockPref("browser.download.lastDir.savePerSite", false);</text:p>
          </table:table-cell>
          <table:table-cell table:style-name="ce9"/>
          <table:table-cell table:style-name="ce10" table:formula="of:=IF([.K278]=&quot;&quot;;&quot;?&quot;;IF([.N278]=&quot;&quot;;&quot;新規&quot;;IF([.K278]=[.N278];&quot;&quot;;&quot;変更あり&quot;)))">
            <text:p/>
          </table:table-cell>
          <table:table-cell table:style-name="ce9" office:value-type="string" calcext:value-type="string">
            <text:p>lockPref("browser.download.lastDir.savePerSite", false);</text:p>
          </table:table-cell>
          <table:table-cell table:style-name="ce10" table:formula="of:=IF([.N278]=&quot;&quot;;&quot;?&quot;;IF([.P278]=&quot;&quot;;&quot;新規&quot;;IF([.N278]=[.P278];&quot;&quot;;&quot;変更あり&quot;)))">
            <text:p/>
          </table:table-cell>
          <table:table-cell table:style-name="ce9" office:value-type="string" calcext:value-type="string">
            <text:p>lockPref("browser.download.lastDir.savePerSite", false);</text:p>
          </table:table-cell>
          <table:table-cell table:style-name="ce8" table:formula="of:=IF([.P278]=&quot;&quot;;&quot;?&quot;;IF([.R278]=&quot;&quot;;&quot;新規&quot;;IF([.P278]=[.R278];&quot;&quot;;&quot;○&quot;)))">
            <text:p/>
          </table:table-cell>
          <table:table-cell table:style-name="ce87" office:value-type="string" calcext:value-type="string">
            <text:p>lockPref("browser.download.lastDir.savePerSite", false);</text:p>
          </table:table-cell>
          <table:table-cell table:style-name="ce87" office:value-type="string" calcext:value-type="string">
            <text:p>変更無し</text:p>
          </table:table-cell>
          <table:table-cell table:style-name="ce87" office:value-type="string" calcext:value-type="string">
            <text:p>lockPref("browser.download.lastDir.savePerSite", false);</text:p>
          </table:table-cell>
          <table:table-cell table:style-name="ce94"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279]&lt;&gt;&quot;&quot;;NOT(ISNUMBER(FIND(&quot;廃止&quot;;[.$D279])));NOT(ISNUMBER(FIND(&quot;廃止&quot;;[.$E279]))));MAX([.$B$1:.$B278])+1;&quot;&quot;)" office:value-type="float" office:value="231" calcext:value-type="float">
            <text:p>231</text:p>
          </table:table-cell>
          <table:table-cell table:style-name="ce5" table:formula="of:=CONCATENATE([.$D279];&quot;-&quot;;[.$E279])" office:value-type="string" office:string-value="Download-3-2" calcext:value-type="string">
            <text:p>Download-3-2</text:p>
          </table:table-cell>
          <table:table-cell table:style-name="ce8" office:value-type="string" calcext:value-type="string">
            <text:p>Download-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サイトごとにダウンロード先ディレクトリを保持する</text:p>
          </table:table-cell>
          <table:table-cell table:style-name="ce8" office:value-type="string" calcext:value-type="string">
            <text:p>MCDで設定を反映する</text:p>
          </table:table-cell>
          <table:table-cell table:style-name="ce9" office:value-type="string" calcext:value-type="string">
            <text:p>lockPref("browser.download.lastDir.savePerSite", true);</text:p>
          </table:table-cell>
          <table:table-cell table:style-name="ce9"/>
          <table:table-cell table:style-name="ce10" table:formula="of:=IF([.K279]=&quot;&quot;;&quot;?&quot;;IF([.N279]=&quot;&quot;;&quot;新規&quot;;IF([.K279]=[.N279];&quot;&quot;;&quot;変更あり&quot;)))">
            <text:p/>
          </table:table-cell>
          <table:table-cell table:style-name="ce9" office:value-type="string" calcext:value-type="string">
            <text:p>lockPref("browser.download.lastDir.savePerSite", true);</text:p>
          </table:table-cell>
          <table:table-cell table:style-name="ce10" table:formula="of:=IF([.N279]=&quot;&quot;;&quot;?&quot;;IF([.P279]=&quot;&quot;;&quot;新規&quot;;IF([.N279]=[.P279];&quot;&quot;;&quot;変更あり&quot;)))">
            <text:p/>
          </table:table-cell>
          <table:table-cell table:style-name="ce9" office:value-type="string" calcext:value-type="string">
            <text:p>lockPref("browser.download.lastDir.savePerSite", true);</text:p>
          </table:table-cell>
          <table:table-cell table:style-name="ce8" table:formula="of:=IF([.P279]=&quot;&quot;;&quot;?&quot;;IF([.R279]=&quot;&quot;;&quot;新規&quot;;IF([.P279]=[.R279];&quot;&quot;;&quot;○&quot;)))">
            <text:p/>
          </table:table-cell>
          <table:table-cell table:style-name="ce87" office:value-type="string" calcext:value-type="string">
            <text:p>lockPref("browser.download.lastDir.savePerSite", true);</text:p>
          </table:table-cell>
          <table:table-cell table:style-name="ce87" office:value-type="string" calcext:value-type="string">
            <text:p>変更無し</text:p>
          </table:table-cell>
          <table:table-cell table:style-name="ce87" office:value-type="string" calcext:value-type="string">
            <text:p>lockPref("browser.download.lastDir.savePerSite", true);</text:p>
          </table:table-cell>
          <table:table-cell table:style-name="ce94"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280]&lt;&gt;&quot;&quot;;NOT(ISNUMBER(FIND(&quot;廃止&quot;;[.$D280])));NOT(ISNUMBER(FIND(&quot;廃止&quot;;[.$E280]))));MAX([.$B$1:.$B279])+1;&quot;&quot;)" office:value-type="float" office:value="232" calcext:value-type="float">
            <text:p>232</text:p>
          </table:table-cell>
          <table:table-cell table:style-name="ce5" table:formula="of:=CONCATENATE([.$D280];&quot;-&quot;;[.$E280])" office:value-type="string" office:string-value="Download-3-3" calcext:value-type="string">
            <text:p>Download-3-3</text:p>
          </table:table-cell>
          <table:table-cell table:style-name="ce8" office:value-type="string" calcext:value-type="string">
            <text:p>Download-3</text:p>
          </table:table-cell>
          <table:table-cell table:style-name="ce8" office:value-type="float" office:value="3" calcext:value-type="float">
            <text:p>3</text:p>
          </table:table-cell>
          <table:covered-table-cell table:number-columns-repeated="3" table:style-name="ce18"/>
          <table:table-cell table:style-name="ce10" office:value-type="string" calcext:value-type="string">
            <text:p>ダウンロード先を固定せず、常にユーザに選択させる </text:p>
          </table:table-cell>
          <table:table-cell table:style-name="ce8" office:value-type="string" calcext:value-type="string">
            <text:p>MCDで設定を反映する</text:p>
          </table:table-cell>
          <table:table-cell table:style-name="ce48" office:value-type="string" calcext:value-type="string">
            <text:p>lockPref("browser.download.useDownloadDir", false);</text:p>
          </table:table-cell>
          <table:table-cell table:style-name="ce48"/>
          <table:table-cell table:style-name="ce10" table:formula="of:=IF([.K280]=&quot;&quot;;&quot;?&quot;;IF([.N280]=&quot;&quot;;&quot;新規&quot;;IF([.K280]=[.N280];&quot;&quot;;&quot;変更あり&quot;)))">
            <text:p/>
          </table:table-cell>
          <table:table-cell table:style-name="ce48" office:value-type="string" calcext:value-type="string">
            <text:p>lockPref("browser.download.useDownloadDir", false);</text:p>
          </table:table-cell>
          <table:table-cell table:style-name="ce10" table:formula="of:=IF([.N280]=&quot;&quot;;&quot;?&quot;;IF([.P280]=&quot;&quot;;&quot;新規&quot;;IF([.N280]=[.P28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5" table:formula="of:=IF(AND([.$A281]&lt;&gt;&quot;&quot;;NOT(ISNUMBER(FIND(&quot;廃止&quot;;[.$D281])));NOT(ISNUMBER(FIND(&quot;廃止&quot;;[.$E281]))));MAX([.$B$1:.$B280])+1;&quot;&quot;)" office:value-type="float" office:value="233" calcext:value-type="float">
            <text:p>233</text:p>
          </table:table-cell>
          <table:table-cell table:style-name="ce5" table:formula="of:=CONCATENATE([.$D281];&quot;-&quot;;[.$E281])" office:value-type="string" office:string-value="Tab-1-1" calcext:value-type="string">
            <text:p>Tab-1-1</text:p>
          </table:table-cell>
          <table:table-cell table:style-name="ce8" office:value-type="string" calcext:value-type="string">
            <text:p>Tab-1</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閉じる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 true);</text:p>
          </table:table-cell>
          <table:table-cell table:style-name="ce9"/>
          <table:table-cell table:style-name="ce10" table:formula="of:=IF([.K281]=&quot;&quot;;&quot;?&quot;;IF([.N281]=&quot;&quot;;&quot;新規&quot;;IF([.K281]=[.N281];&quot;&quot;;&quot;変更あり&quot;)))">
            <text:p/>
          </table:table-cell>
          <table:table-cell table:style-name="ce9" office:value-type="string" calcext:value-type="string">
            <text:p>lockPref("browser.tabs.warnOnClose", true);</text:p>
          </table:table-cell>
          <table:table-cell table:style-name="ce10" table:formula="of:=IF([.N281]=&quot;&quot;;&quot;?&quot;;IF([.P281]=&quot;&quot;;&quot;新規&quot;;IF([.N281]=[.P281];&quot;&quot;;&quot;変更あり&quot;)))">
            <text:p/>
          </table:table-cell>
          <table:table-cell table:style-name="ce9" office:value-type="string" calcext:value-type="string">
            <text:p>lockPref("browser.tabs.warnOnClose", true);</text:p>
          </table:table-cell>
          <table:table-cell table:style-name="ce8" table:formula="of:=IF([.P281]=&quot;&quot;;&quot;?&quot;;IF([.R281]=&quot;&quot;;&quot;新規&quot;;IF([.P281]=[.R281];&quot;&quot;;&quot;○&quot;)))">
            <text:p/>
          </table:table-cell>
          <table:table-cell table:number-columns-repeated="2" table:style-name="ce87" office:value-type="string" calcext:value-type="string">
            <text:p>lockPref("browser.tabs.warnOnClose", true);</text:p>
          </table:table-cell>
          <table:table-cell table:style-name="ce87" office:value-type="string" calcext:value-type="string">
            <text:p>defaultPref("browser.tabs.warnOnClose", true);</text:p>
          </table:table-cell>
          <table:table-cell table:style-name="ce94"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2]&lt;&gt;&quot;&quot;;NOT(ISNUMBER(FIND(&quot;廃止&quot;;[.$D282])));NOT(ISNUMBER(FIND(&quot;廃止&quot;;[.$E282]))));MAX([.$B$1:.$B281])+1;&quot;&quot;)" office:value-type="float" office:value="234" calcext:value-type="float">
            <text:p>234</text:p>
          </table:table-cell>
          <table:table-cell table:style-name="ce5" table:formula="of:=CONCATENATE([.$D282];&quot;-&quot;;[.$E282])" office:value-type="string" office:string-value="Tab-1-2" calcext:value-type="string">
            <text:p>Tab-1-2</text:p>
          </table:table-cell>
          <table:table-cell table:style-name="ce8" office:value-type="string" calcext:value-type="string">
            <text:p>Tab-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 false);</text:p>
          </table:table-cell>
          <table:table-cell table:style-name="ce9"/>
          <table:table-cell table:style-name="ce10" table:formula="of:=IF([.K282]=&quot;&quot;;&quot;?&quot;;IF([.N282]=&quot;&quot;;&quot;新規&quot;;IF([.K282]=[.N282];&quot;&quot;;&quot;変更あり&quot;)))">
            <text:p/>
          </table:table-cell>
          <table:table-cell table:style-name="ce9" office:value-type="string" calcext:value-type="string">
            <text:p>lockPref("browser.tabs.warnOnClose", false);</text:p>
          </table:table-cell>
          <table:table-cell table:style-name="ce10" table:formula="of:=IF([.N282]=&quot;&quot;;&quot;?&quot;;IF([.P282]=&quot;&quot;;&quot;新規&quot;;IF([.N282]=[.P282];&quot;&quot;;&quot;変更あり&quot;)))">
            <text:p/>
          </table:table-cell>
          <table:table-cell table:style-name="ce9" office:value-type="string" calcext:value-type="string">
            <text:p>lockPref("browser.tabs.warnOnClose", false);</text:p>
          </table:table-cell>
          <table:table-cell table:style-name="ce8" table:formula="of:=IF([.P282]=&quot;&quot;;&quot;?&quot;;IF([.R282]=&quot;&quot;;&quot;新規&quot;;IF([.P282]=[.R282];&quot;&quot;;&quot;○&quot;)))">
            <text:p/>
          </table:table-cell>
          <table:table-cell table:number-columns-repeated="2" table:style-name="ce87" office:value-type="string" calcext:value-type="string">
            <text:p>lockPref("browser.tabs.warnOnClose", false);</text:p>
          </table:table-cell>
          <table:table-cell table:style-name="ce87" office:value-type="string" calcext:value-type="string">
            <text:p>defaultPref("browser.tabs.warnOnClose", false);</text:p>
          </table:table-cell>
          <table:table-cell table:style-name="ce94"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3]&lt;&gt;&quot;&quot;;NOT(ISNUMBER(FIND(&quot;廃止&quot;;[.$D283])));NOT(ISNUMBER(FIND(&quot;廃止&quot;;[.$E283]))));MAX([.$B$1:.$B282])+1;&quot;&quot;)" office:value-type="float" office:value="235" calcext:value-type="float">
            <text:p>235</text:p>
          </table:table-cell>
          <table:table-cell table:style-name="ce5" table:formula="of:=CONCATENATE([.$D283];&quot;-&quot;;[.$E283])" office:value-type="string" office:string-value="Tab-1-3" calcext:value-type="string">
            <text:p>Tab-1-3</text:p>
          </table:table-cell>
          <table:table-cell table:style-name="ce8" office:value-type="string" calcext:value-type="string">
            <text:p>Tab-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9"/>
          <table:table-cell table:style-name="ce10" table:formula="of:=IF([.K283]=&quot;&quot;;&quot;?&quot;;IF([.N283]=&quot;&quot;;&quot;新規&quot;;IF([.K283]=[.N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10" table:formula="of:=IF([.N283]=&quot;&quot;;&quot;?&quot;;IF([.P283]=&quot;&quot;;&quot;新規&quot;;IF([.N283]=[.P283];&quot;&quot;;&quot;変更あり&quot;)))">
            <text:p/>
          </table:table-cell>
          <table:table-cell table:style-name="ce9" office:value-type="string" calcext:value-type="string">
            <text:p>if (!getPref("browser.tabs.warnOnClose.initialized")) {</text:p>
            <text:p>  pref("browser.tabs.warnOnClose", false);</text:p>
            <text:p>  pref("browser.tabs.warnOnClose.initialized", true);</text:p>
            <text:p>}</text:p>
          </table:table-cell>
          <table:table-cell table:style-name="ce8" table:formula="of:=IF([.P283]=&quot;&quot;;&quot;?&quot;;IF([.R283]=&quot;&quot;;&quot;新規&quot;;IF([.P283]=[.R283];&quot;&quot;;&quot;○&quot;)))" office:value-type="string" office:string-value="新規" calcext:value-type="string">
            <text:p>新規</text:p>
          </table:table-cell>
          <table:table-cell table:style-name="ce87" table:number-columns-repeated="3"/>
          <table:table-cell table:style-name="ce94"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5" table:formula="of:=IF(AND([.$A284]&lt;&gt;&quot;&quot;;NOT(ISNUMBER(FIND(&quot;廃止&quot;;[.$D284])));NOT(ISNUMBER(FIND(&quot;廃止&quot;;[.$E284]))));MAX([.$B$1:.$B283])+1;&quot;&quot;)" office:value-type="float" office:value="236" calcext:value-type="float">
            <text:p>236</text:p>
          </table:table-cell>
          <table:table-cell table:style-name="ce5" table:formula="of:=CONCATENATE([.$D284];&quot;-&quot;;[.$E284])" office:value-type="string" office:string-value="Tab-2-1" calcext:value-type="string">
            <text:p>Tab-2-1</text:p>
          </table:table-cell>
          <table:table-cell table:style-name="ce8" office:value-type="string" calcext:value-type="string">
            <text:p>Tab-2</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他のタブをすべて閉じる」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CloseOtherTabs", true);</text:p>
          </table:table-cell>
          <table:table-cell table:style-name="ce9"/>
          <table:table-cell table:style-name="ce10" table:formula="of:=IF([.K284]=&quot;&quot;;&quot;?&quot;;IF([.N284]=&quot;&quot;;&quot;新規&quot;;IF([.K284]=[.N284];&quot;&quot;;&quot;変更あり&quot;)))">
            <text:p/>
          </table:table-cell>
          <table:table-cell table:style-name="ce9" office:value-type="string" calcext:value-type="string">
            <text:p>lockPref("browser.tabs.warnOnCloseOtherTabs", true);</text:p>
          </table:table-cell>
          <table:table-cell table:style-name="ce10" table:formula="of:=IF([.N284]=&quot;&quot;;&quot;?&quot;;IF([.P284]=&quot;&quot;;&quot;新規&quot;;IF([.N284]=[.P284];&quot;&quot;;&quot;変更あり&quot;)))">
            <text:p/>
          </table:table-cell>
          <table:table-cell table:style-name="ce9" office:value-type="string" calcext:value-type="string">
            <text:p>lockPref("browser.tabs.warnOnCloseOtherTabs", true);</text:p>
          </table:table-cell>
          <table:table-cell table:style-name="ce8" table:formula="of:=IF([.P284]=&quot;&quot;;&quot;?&quot;;IF([.R284]=&quot;&quot;;&quot;新規&quot;;IF([.P284]=[.R284];&quot;&quot;;&quot;○&quot;)))">
            <text:p/>
          </table:table-cell>
          <table:table-cell table:number-columns-repeated="2" table:style-name="ce87" office:value-type="string" calcext:value-type="string">
            <text:p>lockPref("browser.tabs.warnOnCloseOtherTabs", true);</text:p>
          </table:table-cell>
          <table:table-cell table:style-name="ce87" office:value-type="string" calcext:value-type="string">
            <text:p>-</text:p>
          </table:table-cell>
          <table:table-cell table:style-name="ce94"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5]&lt;&gt;&quot;&quot;;NOT(ISNUMBER(FIND(&quot;廃止&quot;;[.$D285])));NOT(ISNUMBER(FIND(&quot;廃止&quot;;[.$E285]))));MAX([.$B$1:.$B284])+1;&quot;&quot;)" office:value-type="float" office:value="237" calcext:value-type="float">
            <text:p>237</text:p>
          </table:table-cell>
          <table:table-cell table:style-name="ce5" table:formula="of:=CONCATENATE([.$D285];&quot;-&quot;;[.$E285])" office:value-type="string" office:string-value="Tab-2-2" calcext:value-type="string">
            <text:p>Tab-2-2</text:p>
          </table:table-cell>
          <table:table-cell table:style-name="ce8" office:value-type="string" calcext:value-type="string">
            <text:p>Tab-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CloseOtherTabs", false);</text:p>
          </table:table-cell>
          <table:table-cell table:style-name="ce9"/>
          <table:table-cell table:style-name="ce10" table:formula="of:=IF([.K285]=&quot;&quot;;&quot;?&quot;;IF([.N285]=&quot;&quot;;&quot;新規&quot;;IF([.K285]=[.N285];&quot;&quot;;&quot;変更あり&quot;)))">
            <text:p/>
          </table:table-cell>
          <table:table-cell table:style-name="ce9" office:value-type="string" calcext:value-type="string">
            <text:p>lockPref("browser.tabs.warnOnCloseOtherTabs", false);</text:p>
          </table:table-cell>
          <table:table-cell table:style-name="ce10" table:formula="of:=IF([.N285]=&quot;&quot;;&quot;?&quot;;IF([.P285]=&quot;&quot;;&quot;新規&quot;;IF([.N285]=[.P285];&quot;&quot;;&quot;変更あり&quot;)))">
            <text:p/>
          </table:table-cell>
          <table:table-cell table:style-name="ce9" office:value-type="string" calcext:value-type="string">
            <text:p>lockPref("browser.tabs.warnOnCloseOtherTabs", false);</text:p>
          </table:table-cell>
          <table:table-cell table:style-name="ce8" table:formula="of:=IF([.P285]=&quot;&quot;;&quot;?&quot;;IF([.R285]=&quot;&quot;;&quot;新規&quot;;IF([.P285]=[.R285];&quot;&quot;;&quot;○&quot;)))">
            <text:p/>
          </table:table-cell>
          <table:table-cell table:number-columns-repeated="2" table:style-name="ce87" office:value-type="string" calcext:value-type="string">
            <text:p>lockPref("browser.tabs.warnOnCloseOtherTabs", false);</text:p>
          </table:table-cell>
          <table:table-cell table:style-name="ce87" office:value-type="string" calcext:value-type="string">
            <text:p>-</text:p>
          </table:table-cell>
          <table:table-cell table:style-name="ce94"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5" table:formula="of:=IF(AND([.$A286]&lt;&gt;&quot;&quot;;NOT(ISNUMBER(FIND(&quot;廃止&quot;;[.$D286])));NOT(ISNUMBER(FIND(&quot;廃止&quot;;[.$E286]))));MAX([.$B$1:.$B285])+1;&quot;&quot;)" office:value-type="float" office:value="238" calcext:value-type="float">
            <text:p>238</text:p>
          </table:table-cell>
          <table:table-cell table:style-name="ce5" table:formula="of:=CONCATENATE([.$D286];&quot;-&quot;;[.$E286])" office:value-type="string" office:string-value="Tab-2-3" calcext:value-type="string">
            <text:p>Tab-2-3</text:p>
          </table:table-cell>
          <table:table-cell table:style-name="ce8" office:value-type="string" calcext:value-type="string">
            <text:p>Tab-2</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table-cell table:style-name="ce10" table:formula="of:=IF([.K286]=&quot;&quot;;&quot;?&quot;;IF([.N286]=&quot;&quot;;&quot;新規&quot;;IF([.K286]=[.N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86]=&quot;&quot;;&quot;?&quot;;IF([.P286]=&quot;&quot;;&quot;新規&quot;;IF([.N286]=[.P286];&quot;&quot;;&quot;変更あり&quot;)))">
            <text:p/>
          </table:table-cell>
          <table:table-cell table:style-name="ce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8" table:formula="of:=IF([.P286]=&quot;&quot;;&quot;?&quot;;IF([.R286]=&quot;&quot;;&quot;新規&quot;;IF([.P286]=[.R286];&quot;&quot;;&quot;○&quot;)))" office:value-type="string" office:string-value="新規" calcext:value-type="string">
            <text:p>新規</text:p>
          </table:table-cell>
          <table:table-cell table:style-name="ce87" table:number-columns-repeated="3"/>
          <table:table-cell table:style-name="ce94"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5" table:formula="of:=IF(AND([.$A287]&lt;&gt;&quot;&quot;;NOT(ISNUMBER(FIND(&quot;廃止&quot;;[.$D287])));NOT(ISNUMBER(FIND(&quot;廃止&quot;;[.$E287]))));MAX([.$B$1:.$B286])+1;&quot;&quot;)" office:value-type="float" office:value="239" calcext:value-type="float">
            <text:p>239</text:p>
          </table:table-cell>
          <table:table-cell table:style-name="ce5" table:formula="of:=CONCATENATE([.$D287];&quot;-&quot;;[.$E287])" office:value-type="string" office:string-value="Tab-3-1" calcext:value-type="string">
            <text:p>Tab-3-1</text:p>
          </table:table-cell>
          <table:table-cell table:style-name="ce8" office:value-type="string" calcext:value-type="string">
            <text:p>Tab-3</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複数のタブを一度に開く際の警告の可否</text:p>
          </table:table-cell>
          <table:table-cell table:style-name="ce19" office:value-type="string" calcext:value-type="string" table:number-columns-spanned="1" table:number-rows-spanned="3">
            <text:p>-</text:p>
          </table:table-cell>
          <table:table-cell table:style-name="ce8" office:value-type="string" calcext:value-type="string">
            <text:p>警告する（既定）</text:p>
          </table:table-cell>
          <table:table-cell table:style-name="ce8" office:value-type="string" calcext:value-type="string">
            <text:p>MCDで設定を反映する</text:p>
          </table:table-cell>
          <table:table-cell table:style-name="ce9" office:value-type="string" calcext:value-type="string">
            <text:p>lockPref("browser.tabs.warnOnOpen", true);</text:p>
          </table:table-cell>
          <table:table-cell table:style-name="ce9"/>
          <table:table-cell table:style-name="ce10" table:formula="of:=IF([.K287]=&quot;&quot;;&quot;?&quot;;IF([.N287]=&quot;&quot;;&quot;新規&quot;;IF([.K287]=[.N287];&quot;&quot;;&quot;変更あり&quot;)))">
            <text:p/>
          </table:table-cell>
          <table:table-cell table:style-name="ce9" office:value-type="string" calcext:value-type="string">
            <text:p>lockPref("browser.tabs.warnOnOpen", true);</text:p>
          </table:table-cell>
          <table:table-cell table:style-name="ce10" table:formula="of:=IF([.N287]=&quot;&quot;;&quot;?&quot;;IF([.P287]=&quot;&quot;;&quot;新規&quot;;IF([.N287]=[.P287];&quot;&quot;;&quot;変更あり&quot;)))">
            <text:p/>
          </table:table-cell>
          <table:table-cell table:style-name="ce9" office:value-type="string" calcext:value-type="string">
            <text:p>lockPref("browser.tabs.warnOnOpen", true);</text:p>
          </table:table-cell>
          <table:table-cell table:style-name="ce8" table:formula="of:=IF([.P287]=&quot;&quot;;&quot;?&quot;;IF([.R287]=&quot;&quot;;&quot;新規&quot;;IF([.P287]=[.R287];&quot;&quot;;&quot;○&quot;)))">
            <text:p/>
          </table:table-cell>
          <table:table-cell table:number-columns-repeated="2" table:style-name="ce87" office:value-type="string" calcext:value-type="string">
            <text:p>lockPref("browser.tabs.warnOnOpen", true);</text:p>
          </table:table-cell>
          <table:table-cell table:style-name="ce87" office:value-type="string" calcext:value-type="string">
            <text:p>defaultPref("browser.tabs.warnOnOpen", true);</text:p>
          </table:table-cell>
          <table:table-cell table:style-name="ce94"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5" table:formula="of:=IF(AND([.$A288]&lt;&gt;&quot;&quot;;NOT(ISNUMBER(FIND(&quot;廃止&quot;;[.$D288])));NOT(ISNUMBER(FIND(&quot;廃止&quot;;[.$E288]))));MAX([.$B$1:.$B287])+1;&quot;&quot;)" office:value-type="float" office:value="240" calcext:value-type="float">
            <text:p>240</text:p>
          </table:table-cell>
          <table:table-cell table:style-name="ce5" table:formula="of:=CONCATENATE([.$D288];&quot;-&quot;;[.$E288])" office:value-type="string" office:string-value="Tab-3-2" calcext:value-type="string">
            <text:p>Tab-3-2</text:p>
          </table:table-cell>
          <table:table-cell table:style-name="ce8" office:value-type="string" calcext:value-type="string">
            <text:p>Tab-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8" office:value-type="string" calcext:value-type="string">
            <text:p>MCDで設定を反映する</text:p>
          </table:table-cell>
          <table:table-cell table:style-name="ce9" office:value-type="string" calcext:value-type="string">
            <text:p>lockPref("browser.tabs.warnOnOpen", false);</text:p>
          </table:table-cell>
          <table:table-cell table:style-name="ce9"/>
          <table:table-cell table:style-name="ce10" table:formula="of:=IF([.K288]=&quot;&quot;;&quot;?&quot;;IF([.N288]=&quot;&quot;;&quot;新規&quot;;IF([.K288]=[.N288];&quot;&quot;;&quot;変更あり&quot;)))">
            <text:p/>
          </table:table-cell>
          <table:table-cell table:style-name="ce9" office:value-type="string" calcext:value-type="string">
            <text:p>lockPref("browser.tabs.warnOnOpen", false);</text:p>
          </table:table-cell>
          <table:table-cell table:style-name="ce10" table:formula="of:=IF([.N288]=&quot;&quot;;&quot;?&quot;;IF([.P288]=&quot;&quot;;&quot;新規&quot;;IF([.N288]=[.P288];&quot;&quot;;&quot;変更あり&quot;)))">
            <text:p/>
          </table:table-cell>
          <table:table-cell table:style-name="ce9" office:value-type="string" calcext:value-type="string">
            <text:p>lockPref("browser.tabs.warnOnOpen", false);</text:p>
          </table:table-cell>
          <table:table-cell table:style-name="ce8" table:formula="of:=IF([.P288]=&quot;&quot;;&quot;?&quot;;IF([.R288]=&quot;&quot;;&quot;新規&quot;;IF([.P288]=[.R288];&quot;&quot;;&quot;○&quot;)))">
            <text:p/>
          </table:table-cell>
          <table:table-cell table:number-columns-repeated="2" table:style-name="ce87" office:value-type="string" calcext:value-type="string">
            <text:p>lockPref("browser.tabs.warnOnOpen", false);</text:p>
          </table:table-cell>
          <table:table-cell table:style-name="ce87" office:value-type="string" calcext:value-type="string">
            <text:p>defaultPref("browser.tabs.warnOnOpen", false);</text:p>
          </table:table-cell>
          <table:table-cell table:style-name="ce94"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289]&lt;&gt;&quot;&quot;;NOT(ISNUMBER(FIND(&quot;廃止&quot;;[.$D289])));NOT(ISNUMBER(FIND(&quot;廃止&quot;;[.$E289]))));MAX([.$B$1:.$B288])+1;&quot;&quot;)" office:value-type="float" office:value="241" calcext:value-type="float">
            <text:p>241</text:p>
          </table:table-cell>
          <table:table-cell table:style-name="ce5" table:formula="of:=CONCATENATE([.$D289];&quot;-&quot;;[.$E289])" office:value-type="string" office:string-value="Tab-3-3" calcext:value-type="string">
            <text:p>Tab-3-3</text:p>
          </table:table-cell>
          <table:table-cell table:style-name="ce8" office:value-type="string" calcext:value-type="string">
            <text:p>Tab-3</text:p>
          </table:table-cell>
          <table:table-cell table:style-name="ce8" office:value-type="float" office:value="3" calcext:value-type="float">
            <text:p>3</text:p>
          </table:table-cell>
          <table:covered-table-cell table:number-columns-repeated="3" table:style-name="ce18"/>
          <table:table-cell table:style-name="ce11" office:value-type="string" calcext:value-type="string">
            <text:p>警告しないが、任意で警告を表示する状態に戻せる</text:p>
          </table:table-cell>
          <table:table-cell table:style-name="ce8" office:value-type="string" calcext:value-type="string">
            <text:p>MCDで設定を反映する</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9"/>
          <table:table-cell table:style-name="ce10" table:formula="of:=IF([.K289]=&quot;&quot;;&quot;?&quot;;IF([.N289]=&quot;&quot;;&quot;新規&quot;;IF([.K289]=[.N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10" table:formula="of:=IF([.N289]=&quot;&quot;;&quot;?&quot;;IF([.P289]=&quot;&quot;;&quot;新規&quot;;IF([.N289]=[.P289];&quot;&quot;;&quot;変更あり&quot;)))">
            <text:p/>
          </table:table-cell>
          <table:table-cell table:style-name="ce9" office:value-type="string" calcext:value-type="string">
            <text:p>if (!getPref("browser.tabs.warnOnOpen.initialized")) {</text:p>
            <text:p>  pref("browser.tabs.warnOnOpen", false);</text:p>
            <text:p>  pref("browser.tabs.warnOnOpen.initialized", true);</text:p>
            <text:p>}</text:p>
          </table:table-cell>
          <table:table-cell table:style-name="ce8" table:formula="of:=IF([.P289]=&quot;&quot;;&quot;?&quot;;IF([.R289]=&quot;&quot;;&quot;新規&quot;;IF([.P289]=[.R289];&quot;&quot;;&quot;○&quot;)))" office:value-type="string" office:string-value="新規" calcext:value-type="string">
            <text:p>新規</text:p>
          </table:table-cell>
          <table:table-cell table:style-name="ce87" table:number-columns-repeated="3"/>
          <table:table-cell table:style-name="ce94"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290]&lt;&gt;&quot;&quot;;NOT(ISNUMBER(FIND(&quot;廃止&quot;;[.$D290])));NOT(ISNUMBER(FIND(&quot;廃止&quot;;[.$E290]))));MAX([.$B$1:.$B289])+1;&quot;&quot;)">
            <text:p/>
          </table:table-cell>
          <table:table-cell table:style-name="ce5" table:formula="of:=CONCATENATE([.$D290];&quot;-&quot;;[.$E290])" office:value-type="string" office:string-value="Tab-4（廃止）-1" calcext:value-type="string">
            <text:p>Tab-4（廃止）-1</text:p>
          </table:table-cell>
          <table:table-cell table:style-name="ce8" office:value-type="string" calcext:value-type="string">
            <text:p>Tab-4（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タブバーの表示の可否</text:p>
          </table:table-cell>
          <table:table-cell table:style-name="ce17" office:value-type="string" calcext:value-type="string" table:number-columns-spanned="1" table:number-rows-spanned="2">
            <text:p>-</text:p>
          </table:table-cell>
          <table:table-cell table:style-name="ce8" office:value-type="string" calcext:value-type="string">
            <text:p>常に表示する</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0]=&quot;&quot;;&quot;?&quot;;IF([.N290]=&quot;&quot;;&quot;新規&quot;;IF([.K290]=[.N290];&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0]=&quot;&quot;;&quot;?&quot;;IF([.P290]=&quot;&quot;;&quot;新規&quot;;IF([.N290]=[.P290];&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0]=&quot;&quot;;&quot;?&quot;;IF([.R290]=&quot;&quot;;&quot;新規&quot;;IF([.P290]=[.R290];&quot;&quot;;&quot;○&quot;)))" office:value-type="string" office:string-value="○" calcext:value-type="string">
            <text:p>○</text:p>
          </table:table-cell>
          <table:table-cell table:style-name="ce14" office:value-type="string" calcext:value-type="string">
            <text:p>-</text:p>
          </table:table-cell>
          <table:table-cell table:style-name="ce87" office:value-type="string" calcext:value-type="string">
            <text:p>廃止（Firefox 31）</text:p>
            <text:p>true時の挙動がなくなりfalse時の挙動強制となったため実質的には変更無し。</text:p>
          </table:table-cell>
          <table:table-cell table:style-name="ce87" office:value-type="string" calcext:value-type="string">
            <text:p>defaultPref("browser.tabs.autoHide", false);</text:p>
          </table:table-cell>
          <table:table-cell table:style-name="ce94"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291]&lt;&gt;&quot;&quot;;NOT(ISNUMBER(FIND(&quot;廃止&quot;;[.$D291])));NOT(ISNUMBER(FIND(&quot;廃止&quot;;[.$E291]))));MAX([.$B$1:.$B290])+1;&quot;&quot;)">
            <text:p/>
          </table:table-cell>
          <table:table-cell table:style-name="ce5" table:formula="of:=CONCATENATE([.$D291];&quot;-&quot;;[.$E291])" office:value-type="string" office:string-value="Tab-4（廃止）-2" calcext:value-type="string">
            <text:p>Tab-4（廃止）-2</text:p>
          </table:table-cell>
          <table:table-cell table:style-name="ce8" office:value-type="string" calcext:value-type="string">
            <text:p>Tab-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タブが1つだけの時は隠す</text:p>
          </table:table-cell>
          <table:table-cell table:style-name="ce8" office:value-type="string" calcext:value-type="string">
            <text:p>-</text:p>
          </table:table-cell>
          <table:table-cell table:style-name="ce9" office:value-type="string" calcext:value-type="string">
            <text:p>Firefox 31時点で機能が廃止されたためカスタマイズ不可能</text:p>
          </table:table-cell>
          <table:table-cell table:style-name="ce9"/>
          <table:table-cell table:style-name="ce10" table:formula="of:=IF([.K291]=&quot;&quot;;&quot;?&quot;;IF([.N291]=&quot;&quot;;&quot;新規&quot;;IF([.K291]=[.N291];&quot;&quot;;&quot;変更あり&quot;)))">
            <text:p/>
          </table:table-cell>
          <table:table-cell table:style-name="ce9" office:value-type="string" calcext:value-type="string">
            <text:p>Firefox 31時点で機能が廃止されたためカスタマイズ不可能</text:p>
          </table:table-cell>
          <table:table-cell table:style-name="ce10" table:formula="of:=IF([.N291]=&quot;&quot;;&quot;?&quot;;IF([.P291]=&quot;&quot;;&quot;新規&quot;;IF([.N291]=[.P291];&quot;&quot;;&quot;変更あり&quot;)))">
            <text:p/>
          </table:table-cell>
          <table:table-cell table:style-name="ce61" office:value-type="string" calcext:value-type="string">
            <text:p>Firefox 31時点で機能が廃止されたためカスタマイズ不可能</text:p>
          </table:table-cell>
          <table:table-cell table:style-name="ce8" table:formula="of:=IF([.P291]=&quot;&quot;;&quot;?&quot;;IF([.R291]=&quot;&quot;;&quot;新規&quot;;IF([.P291]=[.R291];&quot;&quot;;&quot;○&quot;)))">
            <text:p/>
          </table:table-cell>
          <table:table-cell table:style-name="ce14" office:value-type="string" calcext:value-type="string">
            <text:p>Firefox 31時点で機能が廃止されたためカスタマイズ不可能</text:p>
          </table:table-cell>
          <table:table-cell table:style-name="ce87" office:value-type="string" calcext:value-type="string">
            <text:p>廃止</text:p>
          </table:table-cell>
          <table:table-cell table:style-name="ce87" office:value-type="string" calcext:value-type="string">
            <text:p>defaultPref("browser.tabs.autoHide", true);</text:p>
          </table:table-cell>
          <table:table-cell table:style-name="ce94"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2]&lt;&gt;&quot;&quot;;NOT(ISNUMBER(FIND(&quot;廃止&quot;;[.$D292])));NOT(ISNUMBER(FIND(&quot;廃止&quot;;[.$E292]))));MAX([.$B$1:.$B291])+1;&quot;&quot;)" office:value-type="float" office:value="242" calcext:value-type="float">
            <text:p>242</text:p>
          </table:table-cell>
          <table:table-cell table:style-name="ce5" table:formula="of:=CONCATENATE([.$D292];&quot;-&quot;;[.$E292])" office:value-type="string" office:string-value="Tab-5-1" calcext:value-type="string">
            <text:p>Tab-5-1</text:p>
          </table:table-cell>
          <table:table-cell table:style-name="ce8" office:value-type="string" calcext:value-type="string">
            <text:p>Tab-5</text:p>
          </table:table-cell>
          <table:table-cell table:style-name="ce8" office:value-type="float" office:value="1" calcext:value-type="float">
            <text:p>1</text:p>
          </table:table-cell>
          <table:table-cell table:style-name="ce19" office:value-type="string" calcext:value-type="string" table:number-columns-spanned="1" table:number-rows-spanned="3">
            <text:p>タブ</text:p>
          </table:table-cell>
          <table:table-cell table:style-name="ce19" office:value-type="string" calcext:value-type="string" table:number-columns-spanned="1" table:number-rows-spanned="3">
            <text:p>新しいタブの内容</text:p>
          </table:table-cell>
          <table:table-cell table:style-name="ce19" office:value-type="string" calcext:value-type="string" table:number-columns-spanned="1" table:number-rows-spanned="3">
            <text:p>-</text:p>
          </table:table-cell>
          <table:table-cell table:style-name="ce8" office:value-type="string" calcext:value-type="string">
            <text:p>about:newtab（既定）</text:p>
          </table:table-cell>
          <table:table-cell table:number-columns-repeated="2" table:style-name="ce8" office:value-type="string" calcext:value-type="string">
            <text:p>-</text:p>
          </table:table-cell>
          <table:table-cell table:style-name="ce8"/>
          <table:table-cell table:style-name="ce10" table:formula="of:=IF([.K292]=&quot;&quot;;&quot;?&quot;;IF([.N292]=&quot;&quot;;&quot;新規&quot;;IF([.K292]=[.N292];&quot;&quot;;&quot;変更あり&quot;)))">
            <text:p/>
          </table:table-cell>
          <table:table-cell table:style-name="ce8" office:value-type="string" calcext:value-type="string">
            <text:p>-</text:p>
          </table:table-cell>
          <table:table-cell table:style-name="ce10" table:formula="of:=IF([.N292]=&quot;&quot;;&quot;?&quot;;IF([.P292]=&quot;&quot;;&quot;新規&quot;;IF([.N292]=[.P292];&quot;&quot;;&quot;変更あり&quot;)))">
            <text:p/>
          </table:table-cell>
          <table:table-cell table:style-name="ce8" office:value-type="string" calcext:value-type="string">
            <text:p>-</text:p>
          </table:table-cell>
          <table:table-cell table:style-name="ce8" table:formula="of:=IF([.P292]=&quot;&quot;;&quot;?&quot;;IF([.R292]=&quot;&quot;;&quot;新規&quot;;IF([.P292]=[.R292];&quot;&quot;;&quot;○&quot;)))">
            <text:p/>
          </table:table-cell>
          <table:table-cell table:style-name="ce87" office:value-type="string" calcext:value-type="string">
            <text:p>-</text:p>
          </table:table-cell>
          <table:table-cell table:style-name="ce87" table:number-columns-repeated="2"/>
          <table:table-cell table:style-name="ce94"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5" table:formula="of:=IF(AND([.$A293]&lt;&gt;&quot;&quot;;NOT(ISNUMBER(FIND(&quot;廃止&quot;;[.$D293])));NOT(ISNUMBER(FIND(&quot;廃止&quot;;[.$E293]))));MAX([.$B$1:.$B292])+1;&quot;&quot;)" office:value-type="float" office:value="243" calcext:value-type="float">
            <text:p>243</text:p>
          </table:table-cell>
          <table:table-cell table:style-name="ce5" table:formula="of:=CONCATENATE([.$D293];&quot;-&quot;;[.$E293])" office:value-type="string" office:string-value="Tab-5-2" calcext:value-type="string">
            <text:p>Tab-5-2</text:p>
          </table:table-cell>
          <table:table-cell table:style-name="ce8" office:value-type="string" calcext:value-type="string">
            <text:p>Tab-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表示しない</text:p>
          </table:table-cell>
          <table:table-cell table:style-name="ce8"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11"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23">lockPref("extensions.forcebrowserdata.@newtaburlex", “{\"ntu\":\"about:blank\",\"active\":true,\"sync\":true}”);</text:span></text:p>
            <text:p><text:span text:style-name="T23">lockPref("browser.newtabpage.enabled",false);</text:span></text:p>
            <text:p><text:span text:style-name="T23">lockPref("browser.newtabpage.enhanced",false);</text:span></text:p>
            <text:p><text:span text:style-name="T23">lockPref("browser.newtabpage.directory.ping","");</text:span></text:p>
            <text:p><text:span text:style-name="T23">lockPref("browser.newtabpage.directory.source","about:blank");</text:span></text:p>
          </table:table-cell>
          <table:table-cell table:style-name="ce11"/>
          <table:table-cell table:style-name="ce10" table:formula="of:=IF([.K293]=&quot;&quot;;&quot;?&quot;;IF([.N293]=&quot;&quot;;&quot;新規&quot;;IF([.K293]=[.N293];&quot;&quot;;&quot;変更あり&quot;)))" office:value-type="string" office:string-value="変更あり" calcext:value-type="string">
            <text:p>変更あり</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93]=&quot;&quot;;&quot;?&quot;;IF([.P293]=&quot;&quot;;&quot;新規&quot;;IF([.N293]=[.P293];&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8" table:formula="of:=IF([.P293]=&quot;&quot;;&quot;?&quot;;IF([.R293]=&quot;&quot;;&quot;新規&quot;;IF([.P293]=[.R293];&quot;&quot;;&quot;○&quot;)))" office:value-type="string" office:string-value="○" calcext:value-type="string">
            <text:p>○</text:p>
          </table:table-cell>
          <table:table-cell table:style-name="ce87"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87" table:number-columns-repeated="2"/>
          <table:table-cell table:style-name="ce94"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5" table:formula="of:=IF(AND([.$A294]&lt;&gt;&quot;&quot;;NOT(ISNUMBER(FIND(&quot;廃止&quot;;[.$D294])));NOT(ISNUMBER(FIND(&quot;廃止&quot;;[.$E294]))));MAX([.$B$1:.$B293])+1;&quot;&quot;)" office:value-type="float" office:value="244" calcext:value-type="float">
            <text:p>244</text:p>
          </table:table-cell>
          <table:table-cell table:style-name="ce5" table:formula="of:=CONCATENATE([.$D294];&quot;-&quot;;[.$E294])" office:value-type="string" office:string-value="Tab-5-3" calcext:value-type="string">
            <text:p>Tab-5-3</text:p>
          </table:table-cell>
          <table:table-cell table:style-name="ce8" office:value-type="string" calcext:value-type="string">
            <text:p>Tab-5</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アドオンを使わず空白ページを表示する</text:p>
          </table:table-cell>
          <table:table-cell table:style-name="ce8" office:value-type="string" calcext:value-type="string">
            <text:p>MCDで設定を反映する</text:p>
          </table:table-cell>
          <table:table-cell table:style-name="ce11" office:value-type="string" calcext:value-type="string">
            <text:p><text:span text:style-name="T24">lockPref("browser.newtabpage.enabled",false);</text:span></text:p>
            <text:p><text:span text:style-name="T24">lockPref("browser.newtabpage.enhanced",false);</text:span></text:p>
            <text:p><text:span text:style-name="T24">lockPref("browser.newtabpage.directory.ping","");</text:span></text:p>
            <text:p><text:span text:style-name="T24">lockPref("browser.newtabpage.directory.source","about:blank");</text:span></text:p>
            <text:p/>
            <text:p/>
          </table:table-cell>
          <table:table-cell table:style-name="ce81"/>
          <table:table-cell table:style-name="ce10" table:formula="of:=IF([.K294]=&quot;&quot;;&quot;?&quot;;IF([.N294]=&quot;&quot;;&quot;新規&quot;;IF([.K294]=[.N294];&quot;&quot;;&quot;変更あり&quot;)))" office:value-type="string" office:string-value="変更あり" calcext:value-type="string">
            <text:p>変更あり</text:p>
          </table:table-cell>
          <table:table-cell table:style-name="ce11" office:value-type="string" calcext:value-type="string">
            <text:p><text:span text:style-name="T35">lockPref("browser.newtabpage.enabled",false);</text:span></text:p>
            <text:p><text:span text:style-name="T35">lockPref("browser.newtabpage.enhanced",false);</text:span></text:p>
            <text:p><text:span text:style-name="T35">lockPref("browser.newtabpage.directory.ping","");</text:span></text:p>
            <text:p><text:span text:style-name="T35">lockPref("browser.newtabpage.directory.source","about:blank");</text:span></text:p>
          </table:table-cell>
          <table:table-cell table:style-name="ce10" table:formula="of:=IF([.N294]=&quot;&quot;;&quot;?&quot;;IF([.P294]=&quot;&quot;;&quot;新規&quot;;IF([.N294]=[.P294];&quot;&quot;;&quot;変更あり&quot;)))" office:value-type="string" office:string-value="新規" calcext:value-type="string">
            <text:p>新規</text:p>
          </table:table-cell>
          <table:table-cell table:style-name="ce11"/>
          <table:table-cell table:style-name="ce8"/>
          <table:table-cell table:style-name="ce87" table:number-columns-repeated="3"/>
          <table:table-cell table:style-name="ce94"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295]&lt;&gt;&quot;&quot;;NOT(ISNUMBER(FIND(&quot;廃止&quot;;[.$D295])));NOT(ISNUMBER(FIND(&quot;廃止&quot;;[.$E295]))));MAX([.$B$1:.$B294])+1;&quot;&quot;)" office:value-type="float" office:value="245" calcext:value-type="float">
            <text:p>245</text:p>
          </table:table-cell>
          <table:table-cell table:style-name="ce5" table:formula="of:=CONCATENATE([.$D295];&quot;-&quot;;[.$E295])" office:value-type="string" office:string-value="Tab-6-1" calcext:value-type="string">
            <text:p>Tab-6-1</text:p>
          </table:table-cell>
          <table:table-cell table:style-name="ce8" office:value-type="string" calcext:value-type="string">
            <text:p>Tab-6</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Webページによって開かれる新規ウィンドウを、代わりにタブで開く</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8"/>
          <table:table-cell table:style-name="ce10" table:formula="of:=IF([.K295]=&quot;&quot;;&quot;?&quot;;IF([.N295]=&quot;&quot;;&quot;新規&quot;;IF([.K295]=[.N295];&quot;&quot;;&quot;変更あり&quot;)))">
            <text:p/>
          </table:table-cell>
          <table:table-cell table:style-name="ce8" office:value-type="string" calcext:value-type="string">
            <text:p>-</text:p>
          </table:table-cell>
          <table:table-cell table:style-name="ce10" table:formula="of:=IF([.N295]=&quot;&quot;;&quot;?&quot;;IF([.P295]=&quot;&quot;;&quot;新規&quot;;IF([.N295]=[.P295];&quot;&quot;;&quot;変更あり&quot;)))">
            <text:p/>
          </table:table-cell>
          <table:table-cell table:style-name="ce87" office:value-type="string" calcext:value-type="string">
            <text:p>-</text:p>
          </table:table-cell>
          <table:table-cell table:style-name="ce8" table:formula="of:=IF([.P295]=&quot;&quot;;&quot;?&quot;;IF([.R295]=&quot;&quot;;&quot;新規&quot;;IF([.P295]=[.R295];&quot;&quot;;&quot;○&quot;)))">
            <text:p/>
          </table:table-cell>
          <table:table-cell table:style-name="ce87" office:value-type="string" calcext:value-type="string">
            <text:p>-</text:p>
          </table:table-cell>
          <table:table-cell table:style-name="ce87" table:number-columns-repeated="2"/>
          <table:table-cell table:style-name="ce94"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5" table:formula="of:=IF(AND([.$A296]&lt;&gt;&quot;&quot;;NOT(ISNUMBER(FIND(&quot;廃止&quot;;[.$D296])));NOT(ISNUMBER(FIND(&quot;廃止&quot;;[.$E296]))));MAX([.$B$1:.$B295])+1;&quot;&quot;)" office:value-type="float" office:value="246" calcext:value-type="float">
            <text:p>246</text:p>
          </table:table-cell>
          <table:table-cell table:style-name="ce5" table:formula="of:=CONCATENATE([.$D296];&quot;-&quot;;[.$E296])" office:value-type="string" office:string-value="Tab-6-2" calcext:value-type="string">
            <text:p>Tab-6-2</text:p>
          </table:table-cell>
          <table:table-cell table:style-name="ce8" office:value-type="string" calcext:value-type="string">
            <text:p>Tab-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browser.link.open_newwindow", 1);</text:p>
            <text:p>lockPref("browser.link.open_newwindow.restriction", 0);</text:p>
          </table:table-cell>
          <table:table-cell table:style-name="ce75" office:value-type="string" calcext:value-type="string">
            <text:p>ESR52の設定シートの内容が誤っていたため修正。</text:p>
          </table:table-cell>
          <table:table-cell table:style-name="ce10" table:formula="of:=IF([.K296]=&quot;&quot;;&quot;?&quot;;IF([.N296]=&quot;&quot;;&quot;新規&quot;;IF([.K296]=[.N296];&quot;&quot;;&quot;変更あり&quot;)))" office:value-type="string" office:string-value="変更あり" calcext:value-type="string">
            <text:p>変更あり</text:p>
          </table:table-cell>
          <table:table-cell table:style-name="ce8" office:value-type="string" calcext:value-type="string">
            <text:p>lockPref("browser.link.open_newwindow", 2);</text:p>
            <text:p>lockPref("browser.link.open_newwindow.restriction", 0);</text:p>
          </table:table-cell>
          <table:table-cell table:style-name="ce10" table:formula="of:=IF([.N296]=&quot;&quot;;&quot;?&quot;;IF([.P296]=&quot;&quot;;&quot;新規&quot;;IF([.N296]=[.P296];&quot;&quot;;&quot;変更あり&quot;)))">
            <text:p/>
          </table:table-cell>
          <table:table-cell table:style-name="ce87" office:value-type="string" calcext:value-type="string">
            <text:p>lockPref("browser.link.open_newwindow", 2);</text:p>
            <text:p>lockPref("browser.link.open_newwindow.restriction", 0);</text:p>
          </table:table-cell>
          <table:table-cell table:style-name="ce8" table:formula="of:=IF([.P296]=&quot;&quot;;&quot;?&quot;;IF([.R296]=&quot;&quot;;&quot;新規&quot;;IF([.P296]=[.R296];&quot;&quot;;&quot;○&quot;)))">
            <text:p/>
          </table:table-cell>
          <table:table-cell table:style-name="ce87" office:value-type="string" calcext:value-type="string">
            <text:p>lockPref("browser.link.open_newwindow", 2);</text:p>
            <text:p>lockPref("browser.link.open_newwindow.restriction", 0);</text:p>
          </table:table-cell>
          <table:table-cell table:style-name="ce87" table:number-columns-repeated="2"/>
          <table:table-cell table:style-name="ce94"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297]&lt;&gt;&quot;&quot;;NOT(ISNUMBER(FIND(&quot;廃止&quot;;[.$D297])));NOT(ISNUMBER(FIND(&quot;廃止&quot;;[.$E297]))));MAX([.$B$1:.$B296])+1;&quot;&quot;)" office:value-type="float" office:value="247" calcext:value-type="float">
            <text:p>247</text:p>
          </table:table-cell>
          <table:table-cell table:style-name="ce5" table:formula="of:=CONCATENATE([.$D297];&quot;-&quot;;[.$E297])" office:value-type="string" office:string-value="Tab-7-1" calcext:value-type="string">
            <text:p>Tab-7-1</text:p>
          </table:table-cell>
          <table:table-cell table:style-name="ce8" office:value-type="string" calcext:value-type="string">
            <text:p>Tab-7</text:p>
          </table:table-cell>
          <table:table-cell table:style-name="ce8" office:value-type="float" office:value="1" calcext:value-type="float">
            <text:p>1</text:p>
          </table:table-cell>
          <table:table-cell table:style-name="ce24" office:value-type="string" calcext:value-type="string" table:number-columns-spanned="1" table:number-rows-spanned="5">
            <text:p>タブ</text:p>
          </table:table-cell>
          <table:table-cell table:style-name="ce24" office:value-type="string" calcext:value-type="string" table:number-columns-spanned="1" table:number-rows-spanned="5">
            <text:p>既定の新しいタブで表示する内容(Tab-5-1が指定されているときに設定可能な項目)</text:p>
          </table:table-cell>
          <table:table-cell table:style-name="ce24" office:value-type="string" calcext:value-type="string" table:number-columns-spanned="1" table:number-rows-spanned="5">
            <text:p>-</text:p>
          </table:table-cell>
          <table:table-cell table:style-name="ce9" office:value-type="string" calcext:value-type="string">
            <text:p>ユーザの設定を優先（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297]=&quot;&quot;;&quot;?&quot;;IF([.N297]=&quot;&quot;;&quot;新規&quot;;IF([.K297]=[.N297];&quot;&quot;;&quot;変更あり&quot;)))">
            <text:p/>
          </table:table-cell>
          <table:table-cell table:style-name="ce9" office:value-type="string" calcext:value-type="string">
            <text:p>-</text:p>
          </table:table-cell>
          <table:table-cell table:style-name="ce10" table:formula="of:=IF([.N297]=&quot;&quot;;&quot;?&quot;;IF([.P297]=&quot;&quot;;&quot;新規&quot;;IF([.N297]=[.P297];&quot;&quot;;&quot;変更あり&quot;)))">
            <text:p/>
          </table:table-cell>
          <table:table-cell table:style-name="ce9" office:value-type="string" calcext:value-type="string">
            <text:p>-</text:p>
          </table:table-cell>
          <table:table-cell table:style-name="ce8" table:formula="of:=IF([.P297]=&quot;&quot;;&quot;?&quot;;IF([.R297]=&quot;&quot;;&quot;新規&quot;;IF([.P297]=[.R297];&quot;&quot;;&quot;○&quot;)))">
            <text:p/>
          </table:table-cell>
          <table:table-cell table:style-name="ce87" office:value-type="string" calcext:value-type="string">
            <text:p>-</text:p>
          </table:table-cell>
          <table:table-cell table:style-name="ce87" table:number-columns-repeated="2"/>
          <table:table-cell table:style-name="ce94"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8]&lt;&gt;&quot;&quot;;NOT(ISNUMBER(FIND(&quot;廃止&quot;;[.$D298])));NOT(ISNUMBER(FIND(&quot;廃止&quot;;[.$E298]))));MAX([.$B$1:.$B297])+1;&quot;&quot;)" office:value-type="float" office:value="248" calcext:value-type="float">
            <text:p>248</text:p>
          </table:table-cell>
          <table:table-cell table:style-name="ce5" table:formula="of:=CONCATENATE([.$D298];&quot;-&quot;;[.$E298])" office:value-type="string" office:string-value="Tab-7-2" calcext:value-type="string">
            <text:p>Tab-7-2</text:p>
          </table:table-cell>
          <table:table-cell table:style-name="ce8" office:value-type="string" calcext:value-type="string">
            <text:p>Tab-7</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空白ページを表示」で固定</text:p>
            <text:p>（Firefox 38以前では「白紙」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10" table:formula="of:=IF([.K298]=&quot;&quot;;&quot;?&quot;;IF([.N298]=&quot;&quot;;&quot;新規&quot;;IF([.K298]=[.N298];&quot;&quot;;&quot;変更あり&quot;)))">
            <text:p/>
          </table:table-cell>
          <table:table-cell table:style-name="ce8"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8]=&quot;&quot;;&quot;?&quot;;IF([.P298]=&quot;&quot;;&quot;新規&quot;;IF([.N298]=[.P298];&quot;&quot;;&quot;変更あり&quot;)))" office:value-type="string" office:string-value="変更あり" calcext:value-type="string">
            <text:p>変更あり</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8]=&quot;&quot;;&quot;?&quot;;IF([.R298]=&quot;&quot;;&quot;新規&quot;;IF([.P298]=[.R298];&quot;&quot;;&quot;○&quot;)))">
            <text:p/>
          </table:table-cell>
          <table:table-cell table:style-name="ce8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299]&lt;&gt;&quot;&quot;;NOT(ISNUMBER(FIND(&quot;廃止&quot;;[.$D299])));NOT(ISNUMBER(FIND(&quot;廃止&quot;;[.$E299]))));MAX([.$B$1:.$B298])+1;&quot;&quot;)" office:value-type="float" office:value="249" calcext:value-type="float">
            <text:p>249</text:p>
          </table:table-cell>
          <table:table-cell table:style-name="ce5" table:formula="of:=CONCATENATE([.$D299];&quot;-&quot;;[.$E299])" office:value-type="string" office:string-value="Tab-7-3" calcext:value-type="string">
            <text:p>Tab-7-3</text:p>
          </table:table-cell>
          <table:table-cell table:style-name="ce8" office:value-type="string" calcext:value-type="string">
            <text:p>Tab-7</text:p>
          </table:table-cell>
          <table:table-cell table:style-name="ce8" office:value-type="float" office:value="3" calcext:value-type="float">
            <text:p>3</text:p>
          </table:table-cell>
          <table:covered-table-cell table:number-columns-repeated="3" table:style-name="ce18"/>
          <table:table-cell table:style-name="ce9" office:value-type="string" calcext:value-type="string">
            <text:p>「よく見るサイトを表示」で固定</text:p>
            <text:p>（Firefox 38以前では「クラシック」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299]=&quot;&quot;;&quot;?&quot;;IF([.N299]=&quot;&quot;;&quot;新規&quot;;IF([.K299]=[.N299];&quot;&quot;;&quot;変更あり&quot;)))">
            <text:p/>
          </table:table-cell>
          <table:table-cell table:style-name="ce8"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99]=&quot;&quot;;&quot;?&quot;;IF([.P299]=&quot;&quot;;&quot;新規&quot;;IF([.N299]=[.P299];&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299]=&quot;&quot;;&quot;?&quot;;IF([.R299]=&quot;&quot;;&quot;新規&quot;;IF([.P299]=[.R299];&quot;&quot;;&quot;○&quot;)))">
            <text:p/>
          </table:table-cell>
          <table:table-cell table:style-name="ce8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5" table:formula="of:=IF(AND([.$A300]&lt;&gt;&quot;&quot;;NOT(ISNUMBER(FIND(&quot;廃止&quot;;[.$D300])));NOT(ISNUMBER(FIND(&quot;廃止&quot;;[.$E300]))));MAX([.$B$1:.$B299])+1;&quot;&quot;)" office:value-type="float" office:value="250" calcext:value-type="float">
            <text:p>250</text:p>
          </table:table-cell>
          <table:table-cell table:style-name="ce5" table:formula="of:=CONCATENATE([.$D300];&quot;-&quot;;[.$E300])" office:value-type="string" office:string-value="Tab-7-4" calcext:value-type="string">
            <text:p>Tab-7-4</text:p>
          </table:table-cell>
          <table:table-cell table:style-name="ce8" office:value-type="string" calcext:value-type="string">
            <text:p>Tab-7</text:p>
          </table:table-cell>
          <table:table-cell table:style-name="ce8" office:value-type="float" office:value="4" calcext:value-type="float">
            <text:p>4</text:p>
          </table:table-cell>
          <table:covered-table-cell table:number-columns-repeated="3" table:style-name="ce18"/>
          <table:table-cell table:style-name="ce9" office:value-type="string" calcext:value-type="string">
            <text:p>「よく見るサイトを表示/おすすめサイトも表示=ON」で固定</text:p>
            <text:p>（Firefox 38以前では「拡張」で固定）</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table-cell table:style-name="ce10" table:formula="of:=IF([.K300]=&quot;&quot;;&quot;?&quot;;IF([.N300]=&quot;&quot;;&quot;新規&quot;;IF([.K300]=[.N300];&quot;&quot;;&quot;変更あり&quot;)))">
            <text:p/>
          </table:table-cell>
          <table:table-cell table:style-name="ce8"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300]=&quot;&quot;;&quot;?&quot;;IF([.P300]=&quot;&quot;;&quot;新規&quot;;IF([.N300]=[.P300];&quot;&quot;;&quot;変更あり&quot;)))" office:value-type="string" office:string-value="変更あり" calcext:value-type="string">
            <text:p>変更あり</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 table:formula="of:=IF([.P300]=&quot;&quot;;&quot;?&quot;;IF([.R300]=&quot;&quot;;&quot;新規&quot;;IF([.P300]=[.R300];&quot;&quot;;&quot;○&quot;)))">
            <text:p/>
          </table:table-cell>
          <table:table-cell table:style-name="ce8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87" table:number-columns-repeated="2"/>
          <table:table-cell table:style-name="ce94"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5" table:formula="of:=IF(AND([.$A301]&lt;&gt;&quot;&quot;;NOT(ISNUMBER(FIND(&quot;廃止&quot;;[.$D301])));NOT(ISNUMBER(FIND(&quot;廃止&quot;;[.$E301]))));MAX([.$B$1:.$B300])+1;&quot;&quot;)" office:value-type="float" office:value="251" calcext:value-type="float">
            <text:p>251</text:p>
          </table:table-cell>
          <table:table-cell table:style-name="ce5" table:formula="of:=CONCATENATE([.$D301];&quot;-&quot;;[.$E301])" office:value-type="string" office:string-value="Tab-7-5" calcext:value-type="string">
            <text:p>Tab-7-5</text:p>
          </table:table-cell>
          <table:table-cell table:style-name="ce8" office:value-type="string" calcext:value-type="string">
            <text:p>Tab-7</text:p>
          </table:table-cell>
          <table:table-cell table:style-name="ce8" office:value-type="float" office:value="5" calcext:value-type="float">
            <text:p>5</text:p>
          </table:table-cell>
          <table:covered-table-cell table:number-columns-repeated="3" table:style-name="ce18"/>
          <table:table-cell table:style-name="ce9" office:value-type="string" calcext:value-type="string">
            <text:p>「よく見るサイトを表示」以下の「おすすめサイトも表示」のみ選択禁止</text:p>
            <text:p>（Firefox 38以前では「拡張」のみ禁止）</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table-cell table:style-name="ce10" table:formula="of:=IF([.K301]=&quot;&quot;;&quot;?&quot;;IF([.N301]=&quot;&quot;;&quot;新規&quot;;IF([.K301]=[.N301];&quot;&quot;;&quot;変更あり&quot;)))">
            <text:p/>
          </table:table-cell>
          <table:table-cell table:style-name="ce8"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301]=&quot;&quot;;&quot;?&quot;;IF([.P301]=&quot;&quot;;&quot;新規&quot;;IF([.N301]=[.P301];&quot;&quot;;&quot;変更あり&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 table:formula="of:=IF([.P301]=&quot;&quot;;&quot;?&quot;;IF([.R301]=&quot;&quot;;&quot;新規&quot;;IF([.P301]=[.R301];&quot;&quot;;&quot;○&quot;)))">
            <text:p/>
          </table:table-cell>
          <table:table-cell table:style-name="ce8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87" table:number-columns-repeated="2"/>
          <table:table-cell table:style-name="ce94"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2]&lt;&gt;&quot;&quot;;NOT(ISNUMBER(FIND(&quot;廃止&quot;;[.$D302])));NOT(ISNUMBER(FIND(&quot;廃止&quot;;[.$E302]))));MAX([.$B$1:.$B301])+1;&quot;&quot;)">
            <text:p/>
          </table:table-cell>
          <table:table-cell table:style-name="ce5" table:formula="of:=CONCATENATE([.$D302];&quot;-&quot;;[.$E302])" office:value-type="string" office:string-value="Tab-8（廃止）-1" calcext:value-type="string">
            <text:p>Tab-8（廃止）-1</text:p>
          </table:table-cell>
          <table:table-cell table:style-name="ce8" office:value-type="string" calcext:value-type="string">
            <text:p>Tab-8（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初めて開いた時の案内の表示</text:p>
          </table:table-cell>
          <table:table-cell table:style-name="ce17" office:value-type="string" calcext:value-type="string" table:number-columns-spanned="1" table:number-rows-spanned="2">
            <text:p>-</text:p>
          </table:table-cell>
          <table:table-cell table:style-name="ce9" office:value-type="string" calcext:value-type="string">
            <text:p>表示する（既定）</text:p>
          </table:table-cell>
          <table:table-cell table:style-name="ce8" office:value-type="string" calcext:value-type="string">
            <text:p>-</text:p>
          </table:table-cell>
          <table:table-cell table:style-name="ce8" office:value-type="string" calcext:value-type="string">
            <text:p>Bug 1229636によりFirefox 46で廃止</text:p>
          </table:table-cell>
          <table:table-cell table:style-name="ce8"/>
          <table:table-cell table:style-name="ce10" table:formula="of:=IF([.K302]=&quot;&quot;;&quot;?&quot;;IF([.N302]=&quot;&quot;;&quot;新規&quot;;IF([.K302]=[.N302];&quot;&quot;;&quot;変更あり&quot;)))">
            <text:p/>
          </table:table-cell>
          <table:table-cell table:style-name="ce8" office:value-type="string" calcext:value-type="string">
            <text:p>Bug 1229636によりFirefox 46で廃止</text:p>
          </table:table-cell>
          <table:table-cell table:style-name="ce10" table:formula="of:=IF([.N302]=&quot;&quot;;&quot;?&quot;;IF([.P302]=&quot;&quot;;&quot;新規&quot;;IF([.N302]=[.P302];&quot;&quot;;&quot;変更あり&quot;)))" office:value-type="string" office:string-value="変更あり" calcext:value-type="string">
            <text:p>変更あり</text:p>
          </table:table-cell>
          <table:table-cell table:style-name="ce87" office:value-type="string" calcext:value-type="string">
            <text:p>-</text:p>
          </table:table-cell>
          <table:table-cell table:style-name="ce8" table:formula="of:=IF([.P302]=&quot;&quot;;&quot;?&quot;;IF([.R302]=&quot;&quot;;&quot;新規&quot;;IF([.P302]=[.R302];&quot;&quot;;&quot;○&quot;)))" office:value-type="string" office:string-value="新規" calcext:value-type="string">
            <text:p>新規</text:p>
          </table:table-cell>
          <table:table-cell table:style-name="ce87" table:number-columns-repeated="3"/>
          <table:table-cell table:style-name="ce94"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5" table:formula="of:=IF(AND([.$A303]&lt;&gt;&quot;&quot;;NOT(ISNUMBER(FIND(&quot;廃止&quot;;[.$D303])));NOT(ISNUMBER(FIND(&quot;廃止&quot;;[.$E303]))));MAX([.$B$1:.$B302])+1;&quot;&quot;)">
            <text:p/>
          </table:table-cell>
          <table:table-cell table:style-name="ce5" table:formula="of:=CONCATENATE([.$D303];&quot;-&quot;;[.$E303])" office:value-type="string" office:string-value="Tab-8（廃止）-2" calcext:value-type="string">
            <text:p>Tab-8（廃止）-2</text:p>
          </table:table-cell>
          <table:table-cell table:style-name="ce8" office:value-type="string" calcext:value-type="string">
            <text:p>Tab-8（廃止）</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表示しない</text:p>
          </table:table-cell>
          <table:table-cell table:style-name="ce8" office:value-type="string" calcext:value-type="string">
            <text:p>MCDで設定を反映する</text:p>
          </table:table-cell>
          <table:table-cell table:style-name="ce8" office:value-type="string" calcext:value-type="string">
            <text:p>Bug 1229636によりFirefox 46で廃止</text:p>
          </table:table-cell>
          <table:table-cell table:style-name="ce8"/>
          <table:table-cell table:style-name="ce10" table:formula="of:=IF([.K303]=&quot;&quot;;&quot;?&quot;;IF([.N303]=&quot;&quot;;&quot;新規&quot;;IF([.K303]=[.N303];&quot;&quot;;&quot;変更あり&quot;)))">
            <text:p/>
          </table:table-cell>
          <table:table-cell table:style-name="ce8" office:value-type="string" calcext:value-type="string">
            <text:p>Bug 1229636によりFirefox 46で廃止</text:p>
          </table:table-cell>
          <table:table-cell table:style-name="ce10" table:formula="of:=IF([.N303]=&quot;&quot;;&quot;?&quot;;IF([.P303]=&quot;&quot;;&quot;新規&quot;;IF([.N303]=[.P303];&quot;&quot;;&quot;変更あり&quot;)))" office:value-type="string" office:string-value="変更あり" calcext:value-type="string">
            <text:p>変更あり</text:p>
          </table:table-cell>
          <table:table-cell table:style-name="ce87" office:value-type="string" calcext:value-type="string">
            <text:p>lockPref("browser.newtabpage.introShown", false)</text:p>
          </table:table-cell>
          <table:table-cell table:style-name="ce8" table:formula="of:=IF([.P303]=&quot;&quot;;&quot;?&quot;;IF([.R303]=&quot;&quot;;&quot;新規&quot;;IF([.P303]=[.R303];&quot;&quot;;&quot;○&quot;)))" office:value-type="string" office:string-value="新規" calcext:value-type="string">
            <text:p>新規</text:p>
          </table:table-cell>
          <table:table-cell table:style-name="ce87" table:number-columns-repeated="3"/>
          <table:table-cell table:style-name="ce94"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04]&lt;&gt;&quot;&quot;;NOT(ISNUMBER(FIND(&quot;廃止&quot;;[.$D304])));NOT(ISNUMBER(FIND(&quot;廃止&quot;;[.$E304]))));MAX([.$B$1:.$B303])+1;&quot;&quot;)" office:value-type="float" office:value="252" calcext:value-type="float">
            <text:p>252</text:p>
          </table:table-cell>
          <table:table-cell table:style-name="ce5" table:formula="of:=CONCATENATE([.$D304];&quot;-&quot;;[.$E304])" office:value-type="string" office:string-value="Tab-9-1" calcext:value-type="string">
            <text:p>Tab-9-1</text:p>
          </table:table-cell>
          <table:table-cell table:style-name="ce8" office:value-type="string" calcext:value-type="string">
            <text:p>Tab-9</text:p>
          </table:table-cell>
          <table:table-cell table:style-name="ce8" office:value-type="float" office:value="1" calcext:value-type="float">
            <text:p>1</text:p>
          </table:table-cell>
          <table:table-cell table:style-name="ce17" office:value-type="string" calcext:value-type="string" table:number-columns-spanned="1" table:number-rows-spanned="2">
            <text:p>タブ</text:p>
          </table:table-cell>
          <table:table-cell table:style-name="ce17" office:value-type="string" calcext:value-type="string" table:number-columns-spanned="1" table:number-rows-spanned="2">
            <text:p>新しいタブを開く操作の高速化</text:p>
          </table:table-cell>
          <table:table-cell table:style-name="ce17" office:value-type="string" calcext:value-type="string" table:number-columns-spanned="1" table:number-rows-spanned="2">
            <text:p>-</text:p>
          </table:table-cell>
          <table:table-cell table:style-name="ce9" office:value-type="string" calcext:value-type="string">
            <text:p>事前読み込みで高速化する（既定）</text:p>
          </table:table-cell>
          <table:table-cell table:number-columns-repeated="2" table:style-name="ce8" office:value-type="string" calcext:value-type="string">
            <text:p>-</text:p>
          </table:table-cell>
          <table:table-cell table:style-name="ce8"/>
          <table:table-cell table:style-name="ce10" table:formula="of:=IF([.K304]=&quot;&quot;;&quot;?&quot;;IF([.N304]=&quot;&quot;;&quot;新規&quot;;IF([.K304]=[.N304];&quot;&quot;;&quot;変更あり&quot;)))">
            <text:p/>
          </table:table-cell>
          <table:table-cell table:style-name="ce8" office:value-type="string" calcext:value-type="string">
            <text:p>-</text:p>
          </table:table-cell>
          <table:table-cell table:style-name="ce10" table:formula="of:=IF([.N304]=&quot;&quot;;&quot;?&quot;;IF([.P304]=&quot;&quot;;&quot;新規&quot;;IF([.N304]=[.P304];&quot;&quot;;&quot;変更あり&quot;)))">
            <text:p/>
          </table:table-cell>
          <table:table-cell table:style-name="ce87" office:value-type="string" calcext:value-type="string">
            <text:p>-</text:p>
          </table:table-cell>
          <table:table-cell table:style-name="ce8" table:formula="of:=IF([.P304]=&quot;&quot;;&quot;?&quot;;IF([.R304]=&quot;&quot;;&quot;新規&quot;;IF([.P304]=[.R304];&quot;&quot;;&quot;○&quot;)))" office:value-type="string" office:string-value="新規" calcext:value-type="string">
            <text:p>新規</text:p>
          </table:table-cell>
          <table:table-cell table:style-name="ce87" table:number-columns-repeated="3"/>
          <table:table-cell table:style-name="ce94"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05]&lt;&gt;&quot;&quot;;NOT(ISNUMBER(FIND(&quot;廃止&quot;;[.$D305])));NOT(ISNUMBER(FIND(&quot;廃止&quot;;[.$E305]))));MAX([.$B$1:.$B304])+1;&quot;&quot;)" office:value-type="float" office:value="253" calcext:value-type="float">
            <text:p>253</text:p>
          </table:table-cell>
          <table:table-cell table:style-name="ce5" table:formula="of:=CONCATENATE([.$D305];&quot;-&quot;;[.$E305])" office:value-type="string" office:string-value="Tab-9-2" calcext:value-type="string">
            <text:p>Tab-9-2</text:p>
          </table:table-cell>
          <table:table-cell table:style-name="ce8" office:value-type="string" calcext:value-type="string">
            <text:p>Tab-9</text:p>
          </table:table-cell>
          <table:table-cell table:style-name="ce8" office:value-type="float" office:value="2" calcext:value-type="float">
            <text:p>2</text:p>
          </table:table-cell>
          <table:covered-table-cell table:number-columns-repeated="3" table:style-name="ce18"/>
          <table:table-cell table:style-name="ce9" office:value-type="string" calcext:value-type="string">
            <text:p>高速化しない（Tab-5-2選択時は常にこの動作）</text:p>
          </table:table-cell>
          <table:table-cell table:style-name="ce8" office:value-type="string" calcext:value-type="string">
            <text:p>MCDで設定を反映する</text:p>
          </table:table-cell>
          <table:table-cell table:style-name="ce8" office:value-type="string" calcext:value-type="string">
            <text:p>lockPref("browser.newtab.preload", false);</text:p>
          </table:table-cell>
          <table:table-cell table:style-name="ce8"/>
          <table:table-cell table:style-name="ce10" table:formula="of:=IF([.K305]=&quot;&quot;;&quot;?&quot;;IF([.N305]=&quot;&quot;;&quot;新規&quot;;IF([.K305]=[.N305];&quot;&quot;;&quot;変更あり&quot;)))">
            <text:p/>
          </table:table-cell>
          <table:table-cell table:style-name="ce8" office:value-type="string" calcext:value-type="string">
            <text:p>lockPref("browser.newtab.preload", false);</text:p>
          </table:table-cell>
          <table:table-cell table:style-name="ce10" table:formula="of:=IF([.N305]=&quot;&quot;;&quot;?&quot;;IF([.P305]=&quot;&quot;;&quot;新規&quot;;IF([.N305]=[.P305];&quot;&quot;;&quot;変更あり&quot;)))">
            <text:p/>
          </table:table-cell>
          <table:table-cell table:style-name="ce87" office:value-type="string" calcext:value-type="string">
            <text:p>lockPref("browser.newtab.preload", false);</text:p>
          </table:table-cell>
          <table:table-cell table:style-name="ce8" table:formula="of:=IF([.P305]=&quot;&quot;;&quot;?&quot;;IF([.R305]=&quot;&quot;;&quot;新規&quot;;IF([.P305]=[.R305];&quot;&quot;;&quot;○&quot;)))" office:value-type="string" office:string-value="新規" calcext:value-type="string">
            <text:p>新規</text:p>
          </table:table-cell>
          <table:table-cell table:style-name="ce87" table:number-columns-repeated="3"/>
          <table:table-cell table:style-name="ce94"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5" table:formula="of:=IF(AND([.$A306]&lt;&gt;&quot;&quot;;NOT(ISNUMBER(FIND(&quot;廃止&quot;;[.$D306])));NOT(ISNUMBER(FIND(&quot;廃止&quot;;[.$E306]))));MAX([.$B$1:.$B305])+1;&quot;&quot;)" office:value-type="float" office:value="254" calcext:value-type="float">
            <text:p>254</text:p>
          </table:table-cell>
          <table:table-cell table:style-name="ce5" table:formula="of:=CONCATENATE([.$D306];&quot;-&quot;;[.$E306])" office:value-type="string" office:string-value="Network-1-1" calcext:value-type="string">
            <text:p>Network-1-1</text:p>
          </table:table-cell>
          <table:table-cell table:style-name="ce8" office:value-type="string" calcext:value-type="string">
            <text:p>Network-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Microsoft .NET Frameworkへの対応</text:p>
          </table:table-cell>
          <table:table-cell table:style-name="ce17" office:value-type="string" calcext:value-type="string" table:number-columns-spanned="1" table:number-rows-spanned="2">
            <text:p>-</text:p>
          </table:table-cell>
          <table:table-cell table:style-name="ce8" office:value-type="string" calcext:value-type="string">
            <text:p>対応する</text:p>
          </table:table-cell>
          <table:table-cell table:style-name="ce8" office:value-type="string" calcext:value-type="string">
            <text:p>MCDで設定を反映する</text:p>
          </table:table-cell>
          <table:table-cell table:style-name="ce9" office:value-type="string" calcext:value-type="string">
            <text:p>clearPref("general.useragent.extra.microsoftdotnet");</text:p>
          </table:table-cell>
          <table:table-cell table:style-name="ce9" office:value-type="string" calcext:value-type="string">
            <text:p>.NET Framework Assistant for Firefoxの無効化</text:p>
          </table:table-cell>
          <table:table-cell table:style-name="ce10" table:formula="of:=IF([.K306]=&quot;&quot;;&quot;?&quot;;IF([.N306]=&quot;&quot;;&quot;新規&quot;;IF([.K306]=[.N306];&quot;&quot;;&quot;変更あり&quot;)))">
            <text:p/>
          </table:table-cell>
          <table:table-cell table:style-name="ce9" office:value-type="string" calcext:value-type="string">
            <text:p>clearPref("general.useragent.extra.microsoftdotnet");</text:p>
          </table:table-cell>
          <table:table-cell table:style-name="ce10" table:formula="of:=IF([.N306]=&quot;&quot;;&quot;?&quot;;IF([.P306]=&quot;&quot;;&quot;新規&quot;;IF([.N306]=[.P306];&quot;&quot;;&quot;変更あり&quot;)))">
            <text:p/>
          </table:table-cell>
          <table:table-cell table:style-name="ce9" office:value-type="string" calcext:value-type="string">
            <text:p>clearPref("general.useragent.extra.microsoftdotnet");</text:p>
          </table:table-cell>
          <table:table-cell table:style-name="ce8" table:formula="of:=IF([.P306]=&quot;&quot;;&quot;?&quot;;IF([.R306]=&quot;&quot;;&quot;新規&quot;;IF([.P306]=[.R306];&quot;&quot;;&quot;○&quot;)))">
            <text:p/>
          </table:table-cell>
          <table:table-cell table:style-name="ce87" office:value-type="string" calcext:value-type="string">
            <text:p>clearPref("general.useragent.extra.microsoftdotnet");</text:p>
          </table:table-cell>
          <table:table-cell table:style-name="ce87" office:value-type="string" calcext:value-type="string">
            <text:p>変更無し</text:p>
          </table:table-cell>
          <table:table-cell table:style-name="ce87" office:value-type="string" calcext:value-type="string">
            <text:p>clearPref("general.useragent.extra.microsoftdotnet");</text:p>
          </table:table-cell>
          <table:table-cell table:style-name="ce94"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07]&lt;&gt;&quot;&quot;;NOT(ISNUMBER(FIND(&quot;廃止&quot;;[.$D307])));NOT(ISNUMBER(FIND(&quot;廃止&quot;;[.$E307]))));MAX([.$B$1:.$B306])+1;&quot;&quot;)" office:value-type="float" office:value="255" calcext:value-type="float">
            <text:p>255</text:p>
          </table:table-cell>
          <table:table-cell table:style-name="ce5" table:formula="of:=CONCATENATE([.$D307];&quot;-&quot;;[.$E307])" office:value-type="string" office:string-value="Network-1-2" calcext:value-type="string">
            <text:p>Network-1-2</text:p>
          </table:table-cell>
          <table:table-cell table:style-name="ce8" office:value-type="string" calcext:value-type="string">
            <text:p>Network-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対応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07]=&quot;&quot;;&quot;?&quot;;IF([.N307]=&quot;&quot;;&quot;新規&quot;;IF([.K307]=[.N307];&quot;&quot;;&quot;変更あり&quot;)))">
            <text:p/>
          </table:table-cell>
          <table:table-cell table:style-name="ce9" office:value-type="string" calcext:value-type="string">
            <text:p>-</text:p>
          </table:table-cell>
          <table:table-cell table:style-name="ce10" table:formula="of:=IF([.N307]=&quot;&quot;;&quot;?&quot;;IF([.P307]=&quot;&quot;;&quot;新規&quot;;IF([.N307]=[.P307];&quot;&quot;;&quot;変更あり&quot;)))">
            <text:p/>
          </table:table-cell>
          <table:table-cell table:style-name="ce9" office:value-type="string" calcext:value-type="string">
            <text:p>-</text:p>
          </table:table-cell>
          <table:table-cell table:style-name="ce8" table:formula="of:=IF([.P307]=&quot;&quot;;&quot;?&quot;;IF([.R307]=&quot;&quot;;&quot;新規&quot;;IF([.P307]=[.R307];&quot;&quot;;&quot;○&quot;)))">
            <text:p/>
          </table:table-cell>
          <table:table-cell table:style-name="ce87" office:value-type="string" calcext:value-type="string">
            <text:p>-</text:p>
          </table:table-cell>
          <table:table-cell table:style-name="ce87" table:number-columns-repeated="2"/>
          <table:table-cell table:style-name="ce94"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08]&lt;&gt;&quot;&quot;;NOT(ISNUMBER(FIND(&quot;廃止&quot;;[.$D308])));NOT(ISNUMBER(FIND(&quot;廃止&quot;;[.$E308]))));MAX([.$B$1:.$B307])+1;&quot;&quot;)" office:value-type="float" office:value="256" calcext:value-type="float">
            <text:p>256</text:p>
          </table:table-cell>
          <table:table-cell table:style-name="ce5" table:formula="of:=CONCATENATE([.$D308];&quot;-&quot;;[.$E308])" office:value-type="string" office:string-value="Network-2-1" calcext:value-type="string">
            <text:p>Network-2-1</text:p>
          </table:table-cell>
          <table:table-cell table:style-name="ce8" office:value-type="string" calcext:value-type="string">
            <text:p>Network-2</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24" office:value-type="string" calcext:value-type="string" table:number-columns-spanned="1" table:number-rows-spanned="5">
            <text:p>プロキシの利用</text:p>
          </table:table-cell>
          <table:table-cell table:style-name="ce24" office:value-type="string" calcext:value-type="string" table:number-columns-spanned="1" table:number-rows-spanned="5">
            <text:p>-</text:p>
          </table:table-cell>
          <table:table-cell table:style-name="ce8" office:value-type="string" calcext:value-type="string">
            <text:p>利用しない</text:p>
          </table:table-cell>
          <table:table-cell table:style-name="ce8" office:value-type="string" calcext:value-type="string">
            <text:p>MCDで設定を反映する</text:p>
          </table:table-cell>
          <table:table-cell table:style-name="ce9" office:value-type="string" calcext:value-type="string">
            <text:p>lockPref("network.proxy.type", 0);</text:p>
          </table:table-cell>
          <table:table-cell table:style-name="ce9"/>
          <table:table-cell table:style-name="ce10" table:formula="of:=IF([.K308]=&quot;&quot;;&quot;?&quot;;IF([.N308]=&quot;&quot;;&quot;新規&quot;;IF([.K308]=[.N308];&quot;&quot;;&quot;変更あり&quot;)))">
            <text:p/>
          </table:table-cell>
          <table:table-cell table:style-name="ce9" office:value-type="string" calcext:value-type="string">
            <text:p>lockPref("network.proxy.type", 0);</text:p>
          </table:table-cell>
          <table:table-cell table:style-name="ce10" table:formula="of:=IF([.N308]=&quot;&quot;;&quot;?&quot;;IF([.P308]=&quot;&quot;;&quot;新規&quot;;IF([.N308]=[.P308];&quot;&quot;;&quot;変更あり&quot;)))">
            <text:p/>
          </table:table-cell>
          <table:table-cell table:style-name="ce9" office:value-type="string" calcext:value-type="string">
            <text:p>lockPref("network.proxy.type", 0);</text:p>
          </table:table-cell>
          <table:table-cell table:style-name="ce8" table:formula="of:=IF([.P308]=&quot;&quot;;&quot;?&quot;;IF([.R308]=&quot;&quot;;&quot;新規&quot;;IF([.P308]=[.R308];&quot;&quot;;&quot;○&quot;)))">
            <text:p/>
          </table:table-cell>
          <table:table-cell table:style-name="ce87" office:value-type="string" calcext:value-type="string">
            <text:p>lockPref("network.proxy.type", 0);</text:p>
          </table:table-cell>
          <table:table-cell table:style-name="ce87" office:value-type="string" calcext:value-type="string">
            <text:p>変更無し</text:p>
          </table:table-cell>
          <table:table-cell table:style-name="ce87" office:value-type="string" calcext:value-type="string">
            <text:p>lockPref("network.proxy.type", 0);</text:p>
          </table:table-cell>
          <table:table-cell table:style-name="ce94"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5" table:formula="of:=IF(AND([.$A309]&lt;&gt;&quot;&quot;;NOT(ISNUMBER(FIND(&quot;廃止&quot;;[.$D309])));NOT(ISNUMBER(FIND(&quot;廃止&quot;;[.$E309]))));MAX([.$B$1:.$B308])+1;&quot;&quot;)" office:value-type="float" office:value="257" calcext:value-type="float">
            <text:p>257</text:p>
          </table:table-cell>
          <table:table-cell table:style-name="ce5" table:formula="of:=CONCATENATE([.$D309];&quot;-&quot;;[.$E309])" office:value-type="string" office:string-value="Network-2-2" calcext:value-type="string">
            <text:p>Network-2-2</text:p>
          </table:table-cell>
          <table:table-cell table:style-name="ce8" office:value-type="string" calcext:value-type="string">
            <text:p>Network-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固定のプロキシを利用する</text:p>
          </table:table-cell>
          <table:table-cell table:style-name="ce8" office:value-type="string" calcext:value-type="string">
            <text:p>MCDで設定を反映する</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9"/>
          <table:table-cell table:style-name="ce10" table:formula="of:=IF([.K309]=&quot;&quot;;&quot;?&quot;;IF([.N309]=&quot;&quot;;&quot;新規&quot;;IF([.K309]=[.N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10" table:formula="of:=IF([.N309]=&quot;&quot;;&quot;?&quot;;IF([.P309]=&quot;&quot;;&quot;新規&quot;;IF([.N309]=[.P309];&quot;&quot;;&quot;変更あり&quot;)))">
            <text:p/>
          </table:table-cell>
          <table:table-cell table:style-name="ce9" office:value-type="string" calcext:value-type="string">
            <text:p>lockPref("network.proxy.type", 1);</text:p>
            <text:p><text:span text:style-name="T11">lockPref("network.proxy.http", "（ホスト名）");</text:span></text:p>
            <text:p><text:span text:style-name="T11">lockPref("network.proxy.http_port", （ポート番号）);</text:span></text:p>
            <text:p><text:span text:style-name="T11">lockPref("network.proxy.share_proxy_settings", true);</text:span></text:p>
          </table:table-cell>
          <table:table-cell table:style-name="ce8" table:formula="of:=IF([.P309]=&quot;&quot;;&quot;?&quot;;IF([.R309]=&quot;&quot;;&quot;新規&quot;;IF([.P309]=[.R309];&quot;&quot;;&quot;○&quot;)))" office:value-type="string" office:string-value="○" calcext:value-type="string">
            <text:p>○</text:p>
          </table:table-cell>
          <table:table-cell table:style-name="ce87" office:value-type="string" calcext:value-type="string">
            <text:p>lockPref("network.proxy.type", 1);</text:p>
          </table:table-cell>
          <table:table-cell table:style-name="ce87" office:value-type="string" calcext:value-type="string">
            <text:p>変更無し</text:p>
          </table:table-cell>
          <table:table-cell table:style-name="ce87" office:value-type="string" calcext:value-type="string">
            <text:p>lockPref("network.proxy.type", 1);</text:p>
          </table:table-cell>
          <table:table-cell table:style-name="ce94"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5" table:formula="of:=IF(AND([.$A310]&lt;&gt;&quot;&quot;;NOT(ISNUMBER(FIND(&quot;廃止&quot;;[.$D310])));NOT(ISNUMBER(FIND(&quot;廃止&quot;;[.$E310]))));MAX([.$B$1:.$B309])+1;&quot;&quot;)" office:value-type="float" office:value="258" calcext:value-type="float">
            <text:p>258</text:p>
          </table:table-cell>
          <table:table-cell table:style-name="ce5" table:formula="of:=CONCATENATE([.$D310];&quot;-&quot;;[.$E310])" office:value-type="string" office:string-value="Network-2-3" calcext:value-type="string">
            <text:p>Network-2-3</text:p>
          </table:table-cell>
          <table:table-cell table:style-name="ce8" office:value-type="string" calcext:value-type="string">
            <text:p>Network-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プロキシ自動設定スクリプトを利用する</text:p>
          </table:table-cell>
          <table:table-cell table:style-name="ce8"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table-cell table:style-name="ce10" table:formula="of:=IF([.K310]=&quot;&quot;;&quot;?&quot;;IF([.N310]=&quot;&quot;;&quot;新規&quot;;IF([.K310]=[.N310];&quot;&quot;;&quot;変更あり&quot;)))">
            <text:p/>
          </table:table-cell>
          <table:table-cell table:style-name="ce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310]=&quot;&quot;;&quot;?&quot;;IF([.P310]=&quot;&quot;;&quot;新規&quot;;IF([.N310]=[.P310];&quot;&quot;;&quot;変更あり&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 table:formula="of:=IF([.P310]=&quot;&quot;;&quot;?&quot;;IF([.R310]=&quot;&quot;;&quot;新規&quot;;IF([.P310]=[.R310];&quot;&quot;;&quot;○&quot;)))">
            <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7" office:value-type="string" calcext:value-type="string">
            <text:p>変更無し</text:p>
          </table:table-cell>
          <table:table-cell table:style-name="ce8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4"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11]&lt;&gt;&quot;&quot;;NOT(ISNUMBER(FIND(&quot;廃止&quot;;[.$D311])));NOT(ISNUMBER(FIND(&quot;廃止&quot;;[.$E311]))));MAX([.$B$1:.$B310])+1;&quot;&quot;)" office:value-type="float" office:value="259" calcext:value-type="float">
            <text:p>259</text:p>
          </table:table-cell>
          <table:table-cell table:style-name="ce5" table:formula="of:=CONCATENATE([.$D311];&quot;-&quot;;[.$E311])" office:value-type="string" office:string-value="Network-2-4" calcext:value-type="string">
            <text:p>Network-2-4</text:p>
          </table:table-cell>
          <table:table-cell table:style-name="ce8" office:value-type="string" calcext:value-type="string">
            <text:p>Network-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WPADでネットワークのプロキシ設定を自動検出する</text:p>
          </table:table-cell>
          <table:table-cell table:style-name="ce8" office:value-type="string" calcext:value-type="string">
            <text:p>MCDで設定を反映する</text:p>
          </table:table-cell>
          <table:table-cell table:style-name="ce9" office:value-type="string" calcext:value-type="string">
            <text:p>lockPref("network.proxy.type", 4);</text:p>
          </table:table-cell>
          <table:table-cell table:style-name="ce9" office:value-type="string" calcext:value-type="string">
            <text:p>http://wpad/wpad.datにアクセスする</text:p>
          </table:table-cell>
          <table:table-cell table:style-name="ce10" table:formula="of:=IF([.K311]=&quot;&quot;;&quot;?&quot;;IF([.N311]=&quot;&quot;;&quot;新規&quot;;IF([.K311]=[.N311];&quot;&quot;;&quot;変更あり&quot;)))">
            <text:p/>
          </table:table-cell>
          <table:table-cell table:style-name="ce9" office:value-type="string" calcext:value-type="string">
            <text:p>lockPref("network.proxy.type", 4);</text:p>
          </table:table-cell>
          <table:table-cell table:style-name="ce10" table:formula="of:=IF([.N311]=&quot;&quot;;&quot;?&quot;;IF([.P311]=&quot;&quot;;&quot;新規&quot;;IF([.N311]=[.P311];&quot;&quot;;&quot;変更あり&quot;)))">
            <text:p/>
          </table:table-cell>
          <table:table-cell table:style-name="ce9" office:value-type="string" calcext:value-type="string">
            <text:p>lockPref("network.proxy.type", 4);</text:p>
          </table:table-cell>
          <table:table-cell table:style-name="ce8" table:formula="of:=IF([.P311]=&quot;&quot;;&quot;?&quot;;IF([.R311]=&quot;&quot;;&quot;新規&quot;;IF([.P311]=[.R311];&quot;&quot;;&quot;○&quot;)))">
            <text:p/>
          </table:table-cell>
          <table:table-cell table:style-name="ce87" office:value-type="string" calcext:value-type="string">
            <text:p>lockPref("network.proxy.type", 4);</text:p>
          </table:table-cell>
          <table:table-cell table:style-name="ce87" office:value-type="string" calcext:value-type="string">
            <text:p>変更無し</text:p>
          </table:table-cell>
          <table:table-cell table:style-name="ce87" office:value-type="string" calcext:value-type="string">
            <text:p>lockPref("network.proxy.type", 4);</text:p>
          </table:table-cell>
          <table:table-cell table:style-name="ce94"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2]&lt;&gt;&quot;&quot;;NOT(ISNUMBER(FIND(&quot;廃止&quot;;[.$D312])));NOT(ISNUMBER(FIND(&quot;廃止&quot;;[.$E312]))));MAX([.$B$1:.$B311])+1;&quot;&quot;)" office:value-type="float" office:value="260" calcext:value-type="float">
            <text:p>260</text:p>
          </table:table-cell>
          <table:table-cell table:style-name="ce5" table:formula="of:=CONCATENATE([.$D312];&quot;-&quot;;[.$E312])" office:value-type="string" office:string-value="Network-2-5" calcext:value-type="string">
            <text:p>Network-2-5</text:p>
          </table:table-cell>
          <table:table-cell table:style-name="ce8" office:value-type="string" calcext:value-type="string">
            <text:p>Network-2</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システムの設定を利用する（既定）</text:p>
          </table:table-cell>
          <table:table-cell table:style-name="ce8" office:value-type="string" calcext:value-type="string">
            <text:p>MCDで設定を反映する</text:p>
          </table:table-cell>
          <table:table-cell table:style-name="ce9" office:value-type="string" calcext:value-type="string">
            <text:p>lockPref("network.proxy.type", 5);</text:p>
          </table:table-cell>
          <table:table-cell table:style-name="ce9"/>
          <table:table-cell table:style-name="ce10" table:formula="of:=IF([.K312]=&quot;&quot;;&quot;?&quot;;IF([.N312]=&quot;&quot;;&quot;新規&quot;;IF([.K312]=[.N312];&quot;&quot;;&quot;変更あり&quot;)))">
            <text:p/>
          </table:table-cell>
          <table:table-cell table:style-name="ce9" office:value-type="string" calcext:value-type="string">
            <text:p>lockPref("network.proxy.type", 5);</text:p>
          </table:table-cell>
          <table:table-cell table:style-name="ce10" table:formula="of:=IF([.N312]=&quot;&quot;;&quot;?&quot;;IF([.P312]=&quot;&quot;;&quot;新規&quot;;IF([.N312]=[.P312];&quot;&quot;;&quot;変更あり&quot;)))">
            <text:p/>
          </table:table-cell>
          <table:table-cell table:style-name="ce9" office:value-type="string" calcext:value-type="string">
            <text:p>lockPref("network.proxy.type", 5);</text:p>
          </table:table-cell>
          <table:table-cell table:style-name="ce8" table:formula="of:=IF([.P312]=&quot;&quot;;&quot;?&quot;;IF([.R312]=&quot;&quot;;&quot;新規&quot;;IF([.P312]=[.R312];&quot;&quot;;&quot;○&quot;)))">
            <text:p/>
          </table:table-cell>
          <table:table-cell table:style-name="ce87" office:value-type="string" calcext:value-type="string">
            <text:p>lockPref("network.proxy.type", 5);</text:p>
          </table:table-cell>
          <table:table-cell table:style-name="ce87" office:value-type="string" calcext:value-type="string">
            <text:p>変更無し</text:p>
          </table:table-cell>
          <table:table-cell table:style-name="ce87" office:value-type="string" calcext:value-type="string">
            <text:p>lockPref("network.proxy.type", 5);</text:p>
          </table:table-cell>
          <table:table-cell table:style-name="ce94"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3]&lt;&gt;&quot;&quot;;NOT(ISNUMBER(FIND(&quot;廃止&quot;;[.$D313])));NOT(ISNUMBER(FIND(&quot;廃止&quot;;[.$E313]))));MAX([.$B$1:.$B312])+1;&quot;&quot;)">
            <text:p/>
          </table:table-cell>
          <table:table-cell table:style-name="ce5" table:formula="of:=CONCATENATE([.$D313];&quot;-&quot;;[.$E313])" office:value-type="string" office:string-value="Network-3（廃止）-1" calcext:value-type="string">
            <text:p>Network-3（廃止）-1</text:p>
          </table:table-cell>
          <table:table-cell table:style-name="ce8" office:value-type="string" calcext:value-type="string">
            <text:p>Network-3（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SL3.0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3]=&quot;&quot;;&quot;?&quot;;IF([.N313]=&quot;&quot;;&quot;新規&quot;;IF([.K313]=[.N313];&quot;&quot;;&quot;変更あり&quot;)))">
            <text:p/>
          </table:table-cell>
          <table:table-cell table:style-name="ce8" office:value-type="string" calcext:value-type="string">
            <text:p>Firefox 39時点で廃止</text:p>
          </table:table-cell>
          <table:table-cell table:style-name="ce10" table:formula="of:=IF([.N313]=&quot;&quot;;&quot;?&quot;;IF([.P313]=&quot;&quot;;&quot;新規&quot;;IF([.N313]=[.P313];&quot;&quot;;&quot;変更あり&quot;)))">
            <text:p/>
          </table:table-cell>
          <table:table-cell table:style-name="ce14" office:value-type="string" calcext:value-type="string">
            <text:p>Firefox 39時点で廃止</text:p>
          </table:table-cell>
          <table:table-cell table:style-name="ce8" table:formula="of:=IF([.P313]=&quot;&quot;;&quot;?&quot;;IF([.R313]=&quot;&quot;;&quot;新規&quot;;IF([.P313]=[.R313];&quot;&quot;;&quot;○&quot;)))" office:value-type="string" office:string-value="○" calcext:value-type="string">
            <text:p>○</text:p>
          </table:table-cell>
          <table:table-cell table:style-name="ce87" office:value-type="string" calcext:value-type="string">
            <text:p>defaultPref("security.tls.version.min", 0);</text:p>
          </table:table-cell>
          <table:table-cell table:style-name="ce87" table:number-columns-repeated="2"/>
          <table:table-cell table:style-name="ce94"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14]&lt;&gt;&quot;&quot;;NOT(ISNUMBER(FIND(&quot;廃止&quot;;[.$D314])));NOT(ISNUMBER(FIND(&quot;廃止&quot;;[.$E314]))));MAX([.$B$1:.$B313])+1;&quot;&quot;)">
            <text:p/>
          </table:table-cell>
          <table:table-cell table:style-name="ce5" table:formula="of:=CONCATENATE([.$D314];&quot;-&quot;;[.$E314])" office:value-type="string" office:string-value="Network-3（廃止）-2" calcext:value-type="string">
            <text:p>Network-3（廃止）-2</text:p>
          </table:table-cell>
          <table:table-cell table:style-name="ce8" office:value-type="string" calcext:value-type="string">
            <text:p>Network-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Firefox 39時点で廃止</text:p>
          </table:table-cell>
          <table:table-cell table:style-name="ce8"/>
          <table:table-cell table:style-name="ce10" table:formula="of:=IF([.K314]=&quot;&quot;;&quot;?&quot;;IF([.N314]=&quot;&quot;;&quot;新規&quot;;IF([.K314]=[.N314];&quot;&quot;;&quot;変更あり&quot;)))">
            <text:p/>
          </table:table-cell>
          <table:table-cell table:style-name="ce8" office:value-type="string" calcext:value-type="string">
            <text:p>Firefox 39時点で廃止</text:p>
          </table:table-cell>
          <table:table-cell table:style-name="ce10" table:formula="of:=IF([.N314]=&quot;&quot;;&quot;?&quot;;IF([.P314]=&quot;&quot;;&quot;新規&quot;;IF([.N314]=[.P314];&quot;&quot;;&quot;変更あり&quot;)))">
            <text:p/>
          </table:table-cell>
          <table:table-cell table:style-name="ce14" office:value-type="string" calcext:value-type="string">
            <text:p>Firefox 39時点で廃止</text:p>
          </table:table-cell>
          <table:table-cell table:style-name="ce8" table:formula="of:=IF([.P314]=&quot;&quot;;&quot;?&quot;;IF([.R314]=&quot;&quot;;&quot;新規&quot;;IF([.P314]=[.R314];&quot;&quot;;&quot;○&quot;)))" office:value-type="string" office:string-value="○" calcext:value-type="string">
            <text:p>○</text:p>
          </table:table-cell>
          <table:table-cell table:style-name="ce87" office:value-type="string" calcext:value-type="string">
            <text:p>defaultPref("security.tls.version.min", 1);</text:p>
          </table:table-cell>
          <table:table-cell table:style-name="ce87" table:number-columns-repeated="2"/>
          <table:table-cell table:style-name="ce94"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315]&lt;&gt;&quot;&quot;;NOT(ISNUMBER(FIND(&quot;廃止&quot;;[.$D315])));NOT(ISNUMBER(FIND(&quot;廃止&quot;;[.$E315]))));MAX([.$B$1:.$B314])+1;&quot;&quot;)" office:value-type="float" office:value="261" calcext:value-type="float">
            <text:p>261</text:p>
          </table:table-cell>
          <table:table-cell table:style-name="ce5" table:formula="of:=CONCATENATE([.$D315];&quot;-&quot;;[.$E315])" office:value-type="string" office:string-value="Network-4-1" calcext:value-type="string">
            <text:p>Network-4-1</text:p>
          </table:table-cell>
          <table:table-cell table:style-name="ce8" office:value-type="string" calcext:value-type="string">
            <text:p>Network-4</text:p>
          </table:table-cell>
          <table:table-cell table:style-name="ce8" office:value-type="float" office:value="1" calcext:value-type="float">
            <text:p>1</text:p>
          </table:table-cell>
          <table:table-cell table:style-name="ce26" office:value-type="string" calcext:value-type="string">
            <text:p>認証</text:p>
          </table:table-cell>
          <table:table-cell table:style-name="ce26" office:value-type="string" calcext:value-type="string">
            <text:p>NTLM認証によるシングルサインオンの許可</text:p>
          </table:table-cell>
          <table:table-cell table:style-name="ce26" office:value-type="string" calcext:value-type="string">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table-cell table:style-name="ce10" table:formula="of:=IF([.K315]=&quot;&quot;;&quot;?&quot;;IF([.N315]=&quot;&quot;;&quot;新規&quot;;IF([.K315]=[.N315];&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315]=&quot;&quot;;&quot;?&quot;;IF([.P315]=&quot;&quot;;&quot;新規&quot;;IF([.N315]=[.P315];&quot;&quot;;&quot;変更あり&quot;)))">
            <text:p/>
          </table:table-cell>
          <table:table-cell table:style-name="ce89"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8" table:formula="of:=IF([.P315]=&quot;&quot;;&quot;?&quot;;IF([.R315]=&quot;&quot;;&quot;新規&quot;;IF([.P315]=[.R315];&quot;&quot;;&quot;○&quot;)))" office:value-type="string" office:string-value="○" calcext:value-type="string">
            <text:p>○</text:p>
          </table:table-cell>
          <table:table-cell table:style-name="ce87" office:value-type="string" calcext:value-type="string">
            <text:p>lockPref("network.automatic-ntlm-auth.trusted-uris", "ドメイン名");</text:p>
          </table:table-cell>
          <table:table-cell table:style-name="ce87" table:number-columns-repeated="2"/>
          <table:table-cell table:style-name="ce94"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5" table:formula="of:=IF(AND([.$A316]&lt;&gt;&quot;&quot;;NOT(ISNUMBER(FIND(&quot;廃止&quot;;[.$D316])));NOT(ISNUMBER(FIND(&quot;廃止&quot;;[.$E316]))));MAX([.$B$1:.$B315])+1;&quot;&quot;)" office:value-type="float" office:value="262" calcext:value-type="float">
            <text:p>262</text:p>
          </table:table-cell>
          <table:table-cell table:style-name="ce5" table:formula="of:=CONCATENATE([.$D316];&quot;-&quot;;[.$E316])" office:value-type="string" office:string-value="Network-5-1" calcext:value-type="string">
            <text:p>Network-5-1</text:p>
          </table:table-cell>
          <table:table-cell table:style-name="ce8" office:value-type="string" calcext:value-type="string">
            <text:p>Network-5</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の同時接続数</text:p>
          </table:table-cell>
          <table:table-cell table:style-name="ce17" office:value-type="string" calcext:value-type="string" table:number-columns-spanned="1" table:number-rows-spanned="2">
            <text:p>-</text:p>
          </table:table-cell>
          <table:table-cell table:style-name="ce8" office:value-type="string" calcext:value-type="string">
            <text:p>パフォーマンスを優先（既定）</text:p>
          </table:table-cell>
          <table:table-cell table:style-name="ce8" office:value-type="string" calcext:value-type="string">
            <text:p>MCDで設定を反映する</text:p>
          </table:table-cell>
          <table:table-cell table:style-name="ce1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table-cell table:style-name="ce10" table:formula="of:=IF([.K316]=&quot;&quot;;&quot;?&quot;;IF([.N316]=&quot;&quot;;&quot;新規&quot;;IF([.K316]=[.N316];&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316]=&quot;&quot;;&quot;?&quot;;IF([.P316]=&quot;&quot;;&quot;新規&quot;;IF([.N316]=[.P316];&quot;&quot;;&quot;変更あり&quot;)))" office:value-type="string" office:string-value="変更あり" calcext:value-type="string">
            <text:p>変更あり</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 table:formula="of:=IF([.P316]=&quot;&quot;;&quot;?&quot;;IF([.R316]=&quot;&quot;;&quot;新規&quot;;IF([.P316]=[.R316];&quot;&quot;;&quot;○&quot;)))">
            <text:p/>
          </table:table-cell>
          <table:table-cell table:style-name="ce8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87" table:number-columns-repeated="2"/>
          <table:table-cell table:style-name="ce94"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5" table:formula="of:=IF(AND([.$A317]&lt;&gt;&quot;&quot;;NOT(ISNUMBER(FIND(&quot;廃止&quot;;[.$D317])));NOT(ISNUMBER(FIND(&quot;廃止&quot;;[.$E317]))));MAX([.$B$1:.$B316])+1;&quot;&quot;)" office:value-type="float" office:value="263" calcext:value-type="float">
            <text:p>263</text:p>
          </table:table-cell>
          <table:table-cell table:style-name="ce5" table:formula="of:=CONCATENATE([.$D317];&quot;-&quot;;[.$E317])" office:value-type="string" office:string-value="Network-5-2" calcext:value-type="string">
            <text:p>Network-5-2</text:p>
          </table:table-cell>
          <table:table-cell table:style-name="ce8" office:value-type="string" calcext:value-type="string">
            <text:p>Network-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トラフィックを抑える事を優先</text:p>
          </table:table-cell>
          <table:table-cell table:style-name="ce8" office:value-type="string" calcext:value-type="string">
            <text:p>MCDで設定を反映する</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table-cell table:style-name="ce10" table:formula="of:=IF([.K317]=&quot;&quot;;&quot;?&quot;;IF([.N317]=&quot;&quot;;&quot;新規&quot;;IF([.K317]=[.N317];&quot;&quot;;&quot;変更あり&quot;)))">
            <text:p/>
          </table:table-cell>
          <table:table-cell table:style-name="ce8"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317]=&quot;&quot;;&quot;?&quot;;IF([.P317]=&quot;&quot;;&quot;新規&quot;;IF([.N317]=[.P317];&quot;&quot;;&quot;変更あり&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 table:formula="of:=IF([.P317]=&quot;&quot;;&quot;?&quot;;IF([.R317]=&quot;&quot;;&quot;新規&quot;;IF([.P317]=[.R317];&quot;&quot;;&quot;○&quot;)))">
            <text:p/>
          </table:table-cell>
          <table:table-cell table:style-name="ce87" office:value-type="string" calcext:value-type="string">
            <text:p>// 最大同時接続数</text:p>
            <text:p>lockPref(“network.http.max-connections”, 6);</text:p>
            <text:p><text:span text:style-name="T25">// Proxy未使用時・使用時それぞれの、Keep-Aliveでの最大同時維持接続数</text:span></text:p>
            <text:p>lockPref(“network.http.max-persistent-connections-per-server”, 2);</text:p>
            <text:p>lockPref(“network.http.max-persistent-connections-per-proxy”, 2);</text:p>
          </table:table-cell>
          <table:table-cell table:style-name="ce87" table:number-columns-repeated="2"/>
          <table:table-cell table:style-name="ce94"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8]&lt;&gt;&quot;&quot;;NOT(ISNUMBER(FIND(&quot;廃止&quot;;[.$D318])));NOT(ISNUMBER(FIND(&quot;廃止&quot;;[.$E318]))));MAX([.$B$1:.$B317])+1;&quot;&quot;)" office:value-type="float" office:value="264" calcext:value-type="float">
            <text:p>264</text:p>
          </table:table-cell>
          <table:table-cell table:style-name="ce5" table:formula="of:=CONCATENATE([.$D318];&quot;-&quot;;[.$E318])" office:value-type="string" office:string-value="Network-6-1" calcext:value-type="string">
            <text:p>Network-6-1</text:p>
          </table:table-cell>
          <table:table-cell table:style-name="ce9" office:value-type="string" calcext:value-type="string">
            <text:p>Network-6</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SPDYプロトコルの使用の可否</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MCDで設定を反映する</text:p>
          </table:table-cell>
          <table:table-cell table:style-name="ce9" office:value-type="string" calcext:value-type="string">
            <text:p>lockPref("network.http.spdy.enabled", true);</text:p>
          </table:table-cell>
          <table:table-cell table:style-name="ce9"/>
          <table:table-cell table:style-name="ce10" table:formula="of:=IF([.K318]=&quot;&quot;;&quot;?&quot;;IF([.N318]=&quot;&quot;;&quot;新規&quot;;IF([.K318]=[.N318];&quot;&quot;;&quot;変更あり&quot;)))">
            <text:p/>
          </table:table-cell>
          <table:table-cell table:style-name="ce9" office:value-type="string" calcext:value-type="string">
            <text:p>lockPref("network.http.spdy.enabled", true);</text:p>
          </table:table-cell>
          <table:table-cell table:style-name="ce10" table:formula="of:=IF([.N318]=&quot;&quot;;&quot;?&quot;;IF([.P318]=&quot;&quot;;&quot;新規&quot;;IF([.N318]=[.P318];&quot;&quot;;&quot;変更あり&quot;)))">
            <text:p/>
          </table:table-cell>
          <table:table-cell table:style-name="ce9" office:value-type="string" calcext:value-type="string">
            <text:p>lockPref("network.http.spdy.enabled", true);</text:p>
          </table:table-cell>
          <table:table-cell table:style-name="ce8" table:formula="of:=IF([.P318]=&quot;&quot;;&quot;?&quot;;IF([.R318]=&quot;&quot;;&quot;新規&quot;;IF([.P318]=[.R318];&quot;&quot;;&quot;○&quot;)))" office:value-type="string" office:string-value="新規" calcext:value-type="string">
            <text:p>新規</text:p>
          </table:table-cell>
          <table:table-cell table:style-name="ce87" table:number-columns-repeated="3"/>
          <table:table-cell table:style-name="ce94"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19]&lt;&gt;&quot;&quot;;NOT(ISNUMBER(FIND(&quot;廃止&quot;;[.$D319])));NOT(ISNUMBER(FIND(&quot;廃止&quot;;[.$E319]))));MAX([.$B$1:.$B318])+1;&quot;&quot;)" office:value-type="float" office:value="265" calcext:value-type="float">
            <text:p>265</text:p>
          </table:table-cell>
          <table:table-cell table:style-name="ce5" table:formula="of:=CONCATENATE([.$D319];&quot;-&quot;;[.$E319])" office:value-type="string" office:string-value="Network-6-2" calcext:value-type="string">
            <text:p>Network-6-2</text:p>
          </table:table-cell>
          <table:table-cell table:style-name="ce9" office:value-type="string" calcext:value-type="string">
            <text:p>Network-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dy.enabled", false);</text:p>
          </table:table-cell>
          <table:table-cell table:style-name="ce9"/>
          <table:table-cell table:style-name="ce10" table:formula="of:=IF([.K319]=&quot;&quot;;&quot;?&quot;;IF([.N319]=&quot;&quot;;&quot;新規&quot;;IF([.K319]=[.N319];&quot;&quot;;&quot;変更あり&quot;)))">
            <text:p/>
          </table:table-cell>
          <table:table-cell table:style-name="ce9" office:value-type="string" calcext:value-type="string">
            <text:p>lockPref("network.http.spdy.enabled", false);</text:p>
          </table:table-cell>
          <table:table-cell table:style-name="ce10" table:formula="of:=IF([.N319]=&quot;&quot;;&quot;?&quot;;IF([.P319]=&quot;&quot;;&quot;新規&quot;;IF([.N319]=[.P319];&quot;&quot;;&quot;変更あり&quot;)))">
            <text:p/>
          </table:table-cell>
          <table:table-cell table:style-name="ce9" office:value-type="string" calcext:value-type="string">
            <text:p>lockPref("network.http.spdy.enabled", false);</text:p>
          </table:table-cell>
          <table:table-cell table:style-name="ce8" table:formula="of:=IF([.P319]=&quot;&quot;;&quot;?&quot;;IF([.R319]=&quot;&quot;;&quot;新規&quot;;IF([.P319]=[.R319];&quot;&quot;;&quot;○&quot;)))" office:value-type="string" office:string-value="新規" calcext:value-type="string">
            <text:p>新規</text:p>
          </table:table-cell>
          <table:table-cell table:style-name="ce87" table:number-columns-repeated="3"/>
          <table:table-cell table:style-name="ce94"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0]&lt;&gt;&quot;&quot;;NOT(ISNUMBER(FIND(&quot;廃止&quot;;[.$D320])));NOT(ISNUMBER(FIND(&quot;廃止&quot;;[.$E320]))));MAX([.$B$1:.$B319])+1;&quot;&quot;)" office:value-type="float" office:value="266" calcext:value-type="float">
            <text:p>266</text:p>
          </table:table-cell>
          <table:table-cell table:style-name="ce5" table:formula="of:=CONCATENATE([.$D320];&quot;-&quot;;[.$E320])" office:value-type="string" office:string-value="Network-7-1" calcext:value-type="string">
            <text:p>Network-7-1</text:p>
          </table:table-cell>
          <table:table-cell table:style-name="ce9" office:value-type="string" calcext:value-type="string">
            <text:p>Network-7</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TLS/SSLでの脆弱な暗号化アルゴリズム（RC4など）の使用の可否</text:p>
          </table:table-cell>
          <table:table-cell table:style-name="ce20" office:value-type="string" calcext:value-type="string" table:number-columns-spanned="1" table:number-rows-spanned="2">
            <text:p>-</text:p>
          </table:table-cell>
          <table:table-cell table:style-name="ce9" office:value-type="string" calcext:value-type="string">
            <text:p>禁止する（規定）</text:p>
          </table:table-cell>
          <table:table-cell table:number-columns-repeated="2" table:style-name="ce9" office:value-type="string" calcext:value-type="string">
            <text:p>-</text:p>
          </table:table-cell>
          <table:table-cell table:style-name="ce9"/>
          <table:table-cell table:style-name="ce10" table:formula="of:=IF([.K320]=&quot;&quot;;&quot;?&quot;;IF([.N320]=&quot;&quot;;&quot;新規&quot;;IF([.K320]=[.N320];&quot;&quot;;&quot;変更あり&quot;)))">
            <text:p/>
          </table:table-cell>
          <table:table-cell table:style-name="ce9" office:value-type="string" calcext:value-type="string">
            <text:p>-</text:p>
          </table:table-cell>
          <table:table-cell table:style-name="ce10" table:formula="of:=IF([.N320]=&quot;&quot;;&quot;?&quot;;IF([.P320]=&quot;&quot;;&quot;新規&quot;;IF([.N320]=[.P320];&quot;&quot;;&quot;変更あり&quot;)))">
            <text:p/>
          </table:table-cell>
          <table:table-cell table:style-name="ce9" office:value-type="string" calcext:value-type="string">
            <text:p>-</text:p>
          </table:table-cell>
          <table:table-cell table:style-name="ce8" table:formula="of:=IF([.P320]=&quot;&quot;;&quot;?&quot;;IF([.R320]=&quot;&quot;;&quot;新規&quot;;IF([.P320]=[.R320];&quot;&quot;;&quot;○&quot;)))" office:value-type="string" office:string-value="新規" calcext:value-type="string">
            <text:p>新規</text:p>
          </table:table-cell>
          <table:table-cell table:style-name="ce87" table:number-columns-repeated="3"/>
          <table:table-cell table:style-name="ce94"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5" table:formula="of:=IF(AND([.$A321]&lt;&gt;&quot;&quot;;NOT(ISNUMBER(FIND(&quot;廃止&quot;;[.$D321])));NOT(ISNUMBER(FIND(&quot;廃止&quot;;[.$E321]))));MAX([.$B$1:.$B320])+1;&quot;&quot;)" office:value-type="float" office:value="267" calcext:value-type="float">
            <text:p>267</text:p>
          </table:table-cell>
          <table:table-cell table:style-name="ce5" table:formula="of:=CONCATENATE([.$D321];&quot;-&quot;;[.$E321])" office:value-type="string" office:string-value="Network-7-2" calcext:value-type="string">
            <text:p>Network-7-2</text:p>
          </table:table-cell>
          <table:table-cell table:style-name="ce9" office:value-type="string" calcext:value-type="string">
            <text:p>Network-7</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のホストでのみ許可する</text:p>
          </table:table-cell>
          <table:table-cell table:style-name="ce9" office:value-type="string" calcext:value-type="string">
            <text:p>MCDで設定を反映する</text:p>
          </table:table-cell>
          <table:table-cell table:style-name="ce9" office:value-type="string" calcext:value-type="string">
            <text:p>lockPref("security.tls.insecure_fallback_hosts", "（ホスト名のカンマ区切りのリスト）");</text:p>
          </table:table-cell>
          <table:table-cell table:style-name="ce9"/>
          <table:table-cell table:style-name="ce10" table:formula="of:=IF([.K321]=&quot;&quot;;&quot;?&quot;;IF([.N321]=&quot;&quot;;&quot;新規&quot;;IF([.K321]=[.N321];&quot;&quot;;&quot;変更あり&quot;)))">
            <text:p/>
          </table:table-cell>
          <table:table-cell table:style-name="ce9" office:value-type="string" calcext:value-type="string">
            <text:p>lockPref("security.tls.insecure_fallback_hosts", "（ホスト名のカンマ区切りのリスト）");</text:p>
          </table:table-cell>
          <table:table-cell table:style-name="ce10" table:formula="of:=IF([.N321]=&quot;&quot;;&quot;?&quot;;IF([.P321]=&quot;&quot;;&quot;新規&quot;;IF([.N321]=[.P321];&quot;&quot;;&quot;変更あり&quot;)))">
            <text:p/>
          </table:table-cell>
          <table:table-cell table:style-name="ce9" office:value-type="string" calcext:value-type="string">
            <text:p>lockPref("security.tls.insecure_fallback_hosts", "（ホスト名のカンマ区切りのリスト）");</text:p>
          </table:table-cell>
          <table:table-cell table:style-name="ce8" table:formula="of:=IF([.P321]=&quot;&quot;;&quot;?&quot;;IF([.R321]=&quot;&quot;;&quot;新規&quot;;IF([.P321]=[.R321];&quot;&quot;;&quot;○&quot;)))" office:value-type="string" office:string-value="新規" calcext:value-type="string">
            <text:p>新規</text:p>
          </table:table-cell>
          <table:table-cell table:style-name="ce87" table:number-columns-repeated="3"/>
          <table:table-cell table:style-name="ce94"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2]&lt;&gt;&quot;&quot;;NOT(ISNUMBER(FIND(&quot;廃止&quot;;[.$D322])));NOT(ISNUMBER(FIND(&quot;廃止&quot;;[.$E322]))));MAX([.$B$1:.$B321])+1;&quot;&quot;)" office:value-type="float" office:value="268" calcext:value-type="float">
            <text:p>268</text:p>
          </table:table-cell>
          <table:table-cell table:style-name="ce5" table:formula="of:=CONCATENATE([.$D322];&quot;-&quot;;[.$E322])" office:value-type="string" office:string-value="Network-8-1" calcext:value-type="string">
            <text:p>Network-8-1</text:p>
          </table:table-cell>
          <table:table-cell table:style-name="ce9" office:value-type="string" calcext:value-type="string">
            <text:p>Network-8</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IPv6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2]=&quot;&quot;;&quot;?&quot;;IF([.N322]=&quot;&quot;;&quot;新規&quot;;IF([.K322]=[.N322];&quot;&quot;;&quot;変更あり&quot;)))">
            <text:p/>
          </table:table-cell>
          <table:table-cell table:style-name="ce9" office:value-type="string" calcext:value-type="string">
            <text:p>-</text:p>
          </table:table-cell>
          <table:table-cell table:style-name="ce10" table:formula="of:=IF([.N322]=&quot;&quot;;&quot;?&quot;;IF([.P322]=&quot;&quot;;&quot;新規&quot;;IF([.N322]=[.P322];&quot;&quot;;&quot;変更あり&quot;)))">
            <text:p/>
          </table:table-cell>
          <table:table-cell table:style-name="ce9" office:value-type="string" calcext:value-type="string">
            <text:p>-</text:p>
          </table:table-cell>
          <table:table-cell table:style-name="ce8" table:formula="of:=IF([.P322]=&quot;&quot;;&quot;?&quot;;IF([.R322]=&quot;&quot;;&quot;新規&quot;;IF([.P322]=[.R322];&quot;&quot;;&quot;○&quot;)))" office:value-type="string" office:string-value="新規" calcext:value-type="string">
            <text:p>新規</text:p>
          </table:table-cell>
          <table:table-cell table:style-name="ce87" table:number-columns-repeated="3"/>
          <table:table-cell table:style-name="ce94"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3]&lt;&gt;&quot;&quot;;NOT(ISNUMBER(FIND(&quot;廃止&quot;;[.$D323])));NOT(ISNUMBER(FIND(&quot;廃止&quot;;[.$E323]))));MAX([.$B$1:.$B322])+1;&quot;&quot;)" office:value-type="float" office:value="269" calcext:value-type="float">
            <text:p>269</text:p>
          </table:table-cell>
          <table:table-cell table:style-name="ce5" table:formula="of:=CONCATENATE([.$D323];&quot;-&quot;;[.$E323])" office:value-type="string" office:string-value="Network-8-2" calcext:value-type="string">
            <text:p>Network-8-2</text:p>
          </table:table-cell>
          <table:table-cell table:style-name="ce9" office:value-type="string" calcext:value-type="string">
            <text:p>Network-8</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dns.disableIPv6", true);</text:p>
          </table:table-cell>
          <table:table-cell table:style-name="ce9"/>
          <table:table-cell table:style-name="ce10" table:formula="of:=IF([.K323]=&quot;&quot;;&quot;?&quot;;IF([.N323]=&quot;&quot;;&quot;新規&quot;;IF([.K323]=[.N323];&quot;&quot;;&quot;変更あり&quot;)))">
            <text:p/>
          </table:table-cell>
          <table:table-cell table:style-name="ce9" office:value-type="string" calcext:value-type="string">
            <text:p>lockPref("network.dns.disableIPv6", true);</text:p>
          </table:table-cell>
          <table:table-cell table:style-name="ce10" table:formula="of:=IF([.N323]=&quot;&quot;;&quot;?&quot;;IF([.P323]=&quot;&quot;;&quot;新規&quot;;IF([.N323]=[.P323];&quot;&quot;;&quot;変更あり&quot;)))">
            <text:p/>
          </table:table-cell>
          <table:table-cell table:style-name="ce9" office:value-type="string" calcext:value-type="string">
            <text:p>lockPref("network.dns.disableIPv6", true);</text:p>
          </table:table-cell>
          <table:table-cell table:style-name="ce8" table:formula="of:=IF([.P323]=&quot;&quot;;&quot;?&quot;;IF([.R323]=&quot;&quot;;&quot;新規&quot;;IF([.P323]=[.R323];&quot;&quot;;&quot;○&quot;)))" office:value-type="string" office:string-value="新規" calcext:value-type="string">
            <text:p>新規</text:p>
          </table:table-cell>
          <table:table-cell table:style-name="ce87" table:number-columns-repeated="3"/>
          <table:table-cell table:style-name="ce94"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24]&lt;&gt;&quot;&quot;;NOT(ISNUMBER(FIND(&quot;廃止&quot;;[.$D324])));NOT(ISNUMBER(FIND(&quot;廃止&quot;;[.$E324]))));MAX([.$B$1:.$B323])+1;&quot;&quot;)">
            <text:p/>
          </table:table-cell>
          <table:table-cell table:style-name="ce5" table:formula="of:=CONCATENATE([.$D324];&quot;-&quot;;[.$E324])" office:value-type="string" office:string-value="Network-9(廃止)-1" calcext:value-type="string">
            <text:p>Network-9(廃止)-1</text:p>
          </table:table-cell>
          <table:table-cell table:style-name="ce9" office:value-type="string" calcext:value-type="string">
            <text:p>Network-9(廃止)</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HTTP Pipeliningの使用</text:p>
          </table:table-cell>
          <table:table-cell table:style-name="ce20"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network.http.pipelining", true); </text:p>
            <text:p>lockPref("network.http.proxy.pipelining", true)</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24]=&quot;&quot;;&quot;?&quot;;IF([.N324]=&quot;&quot;;&quot;新規&quot;;IF([.K324]=[.N324];&quot;&quot;;&quot;変更あり&quot;)))" office:value-type="string" office:string-value="変更あり" calcext:value-type="string">
            <text:p>変更あり</text:p>
          </table:table-cell>
          <table:table-cell table:style-name="ce9" office:value-type="string" calcext:value-type="string">
            <text:p>lockPref("network.http.pipelining", true); </text:p>
            <text:p>lockPref("network.http.proxy.pipelining", true)</text:p>
          </table:table-cell>
          <table:table-cell table:style-name="ce10" table:formula="of:=IF([.N324]=&quot;&quot;;&quot;?&quot;;IF([.P324]=&quot;&quot;;&quot;新規&quot;;IF([.N324]=[.P324];&quot;&quot;;&quot;変更あり&quot;)))">
            <text:p/>
          </table:table-cell>
          <table:table-cell table:style-name="ce9" office:value-type="string" calcext:value-type="string">
            <text:p>lockPref("network.http.pipelining", true); </text:p>
            <text:p>lockPref("network.http.proxy.pipelining", true)</text:p>
          </table:table-cell>
          <table:table-cell table:style-name="ce8" table:formula="of:=IF([.P324]=&quot;&quot;;&quot;?&quot;;IF([.R324]=&quot;&quot;;&quot;新規&quot;;IF([.P324]=[.R324];&quot;&quot;;&quot;○&quot;)))" office:value-type="string" office:string-value="新規" calcext:value-type="string">
            <text:p>新規</text:p>
          </table:table-cell>
          <table:table-cell table:style-name="ce87" table:number-columns-repeated="3"/>
          <table:table-cell table:style-name="ce94"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25]&lt;&gt;&quot;&quot;;NOT(ISNUMBER(FIND(&quot;廃止&quot;;[.$D325])));NOT(ISNUMBER(FIND(&quot;廃止&quot;;[.$E325]))));MAX([.$B$1:.$B324])+1;&quot;&quot;)">
            <text:p/>
          </table:table-cell>
          <table:table-cell table:style-name="ce5" table:formula="of:=CONCATENATE([.$D325];&quot;-&quot;;[.$E325])" office:value-type="string" office:string-value="Network-9(廃止)-2" calcext:value-type="string">
            <text:p>Network-9(廃止)-2</text:p>
          </table:table-cell>
          <table:table-cell table:style-name="ce9" office:value-type="string" calcext:value-type="string">
            <text:p>Network-9(廃止)</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既定）</text:p>
          </table:table-cell>
          <table:table-cell table:style-name="ce9" office:value-type="string" calcext:value-type="string">
            <text:p>-</text:p>
          </table:table-cell>
          <table:table-cell table:style-name="ce50" office:value-type="string" calcext:value-type="string">
            <text:p>-</text:p>
          </table:table-cell>
          <table:table-cell table:style-name="ce50"/>
          <table:table-cell table:style-name="ce10" table:formula="of:=IF([.K325]=&quot;&quot;;&quot;?&quot;;IF([.N325]=&quot;&quot;;&quot;新規&quot;;IF([.K325]=[.N325];&quot;&quot;;&quot;変更あり&quot;)))">
            <text:p/>
          </table:table-cell>
          <table:table-cell table:style-name="ce50" office:value-type="string" calcext:value-type="string">
            <text:p>-</text:p>
          </table:table-cell>
          <table:table-cell table:style-name="ce10" table:formula="of:=IF([.N325]=&quot;&quot;;&quot;?&quot;;IF([.P325]=&quot;&quot;;&quot;新規&quot;;IF([.N325]=[.P325];&quot;&quot;;&quot;変更あり&quot;)))">
            <text:p/>
          </table:table-cell>
          <table:table-cell table:style-name="ce50" office:value-type="string" calcext:value-type="string">
            <text:p>-</text:p>
          </table:table-cell>
          <table:table-cell table:style-name="ce8" table:formula="of:=IF([.P325]=&quot;&quot;;&quot;?&quot;;IF([.R325]=&quot;&quot;;&quot;新規&quot;;IF([.P325]=[.R325];&quot;&quot;;&quot;○&quot;)))" office:value-type="string" office:string-value="新規" calcext:value-type="string">
            <text:p>新規</text:p>
          </table:table-cell>
          <table:table-cell table:style-name="ce87" table:number-columns-repeated="3"/>
          <table:table-cell table:style-name="ce94"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6]&lt;&gt;&quot;&quot;;NOT(ISNUMBER(FIND(&quot;廃止&quot;;[.$D326])));NOT(ISNUMBER(FIND(&quot;廃止&quot;;[.$E326]))));MAX([.$B$1:.$B325])+1;&quot;&quot;)" office:value-type="float" office:value="270" calcext:value-type="float">
            <text:p>270</text:p>
          </table:table-cell>
          <table:table-cell table:style-name="ce5" table:formula="of:=CONCATENATE([.$D326];&quot;-&quot;;[.$E326])" office:value-type="string" office:string-value="Network-10-1" calcext:value-type="string">
            <text:p>Network-10-1</text:p>
          </table:table-cell>
          <table:table-cell table:style-name="ce9" office:value-type="string" calcext:value-type="string">
            <text:p>Network-10</text:p>
          </table:table-cell>
          <table:table-cell table:style-name="ce9" office:value-type="float" office:value="1" calcext:value-type="float">
            <text:p>1</text:p>
          </table:table-cell>
          <table:table-cell table:style-name="ce20" office:value-type="string" calcext:value-type="string" table:number-columns-spanned="1" table:number-rows-spanned="2">
            <text:p>ネットワーク接続</text:p>
          </table:table-cell>
          <table:table-cell table:style-name="ce20" office:value-type="string" calcext:value-type="string" table:number-columns-spanned="1" table:number-rows-spanned="2">
            <text:p>onionドメインの名前解決</text:p>
          </table:table-cell>
          <table:table-cell table:style-name="ce20" office:value-type="string" calcext:value-type="string" table:number-columns-spanned="1" table:number-rows-spanned="2">
            <text:p>-</text:p>
          </table:table-cell>
          <table:table-cell table:style-name="ce9" office:value-type="string" calcext:value-type="string">
            <text:p>許可する（規定）</text:p>
          </table:table-cell>
          <table:table-cell table:number-columns-repeated="2" table:style-name="ce9" office:value-type="string" calcext:value-type="string">
            <text:p>-</text:p>
          </table:table-cell>
          <table:table-cell table:style-name="ce9"/>
          <table:table-cell table:style-name="ce10" table:formula="of:=IF([.K326]=&quot;&quot;;&quot;?&quot;;IF([.N326]=&quot;&quot;;&quot;新規&quot;;IF([.K326]=[.N326];&quot;&quot;;&quot;変更あり&quot;)))">
            <text:p/>
          </table:table-cell>
          <table:table-cell table:style-name="ce9" office:value-type="string" calcext:value-type="string">
            <text:p>-</text:p>
          </table:table-cell>
          <table:table-cell table:style-name="ce10" table:formula="of:=IF([.N326]=&quot;&quot;;&quot;?&quot;;IF([.P326]=&quot;&quot;;&quot;新規&quot;;IF([.N326]=[.P326];&quot;&quot;;&quot;変更あり&quot;)))">
            <text:p/>
          </table:table-cell>
          <table:table-cell table:style-name="ce9" office:value-type="string" calcext:value-type="string">
            <text:p>-</text:p>
          </table:table-cell>
          <table:table-cell table:style-name="ce8" table:formula="of:=IF([.P326]=&quot;&quot;;&quot;?&quot;;IF([.R326]=&quot;&quot;;&quot;新規&quot;;IF([.P326]=[.R326];&quot;&quot;;&quot;○&quot;)))" office:value-type="string" office:string-value="新規" calcext:value-type="string">
            <text:p>新規</text:p>
          </table:table-cell>
          <table:table-cell table:style-name="ce87" table:number-columns-repeated="3"/>
          <table:table-cell table:style-name="ce94"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27]&lt;&gt;&quot;&quot;;NOT(ISNUMBER(FIND(&quot;廃止&quot;;[.$D327])));NOT(ISNUMBER(FIND(&quot;廃止&quot;;[.$E327]))));MAX([.$B$1:.$B326])+1;&quot;&quot;)" office:value-type="float" office:value="271" calcext:value-type="float">
            <text:p>271</text:p>
          </table:table-cell>
          <table:table-cell table:style-name="ce5" table:formula="of:=CONCATENATE([.$D327];&quot;-&quot;;[.$E327])" office:value-type="string" office:string-value="Network-10-2" calcext:value-type="string">
            <text:p>Network-10-2</text:p>
          </table:table-cell>
          <table:table-cell table:style-name="ce9" office:value-type="string" calcext:value-type="string">
            <text:p>Network-10</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network.dns.blockDotOnion", true);</text:p>
          </table:table-cell>
          <table:table-cell table:style-name="ce9"/>
          <table:table-cell table:style-name="ce10" table:formula="of:=IF([.K327]=&quot;&quot;;&quot;?&quot;;IF([.N327]=&quot;&quot;;&quot;新規&quot;;IF([.K327]=[.N327];&quot;&quot;;&quot;変更あり&quot;)))">
            <text:p/>
          </table:table-cell>
          <table:table-cell table:style-name="ce9" office:value-type="string" calcext:value-type="string">
            <text:p>lockPref("network.dns.blockDotOnion", true);</text:p>
          </table:table-cell>
          <table:table-cell table:style-name="ce10" table:formula="of:=IF([.N327]=&quot;&quot;;&quot;?&quot;;IF([.P327]=&quot;&quot;;&quot;新規&quot;;IF([.N327]=[.P327];&quot;&quot;;&quot;変更あり&quot;)))">
            <text:p/>
          </table:table-cell>
          <table:table-cell table:style-name="ce9" office:value-type="string" calcext:value-type="string">
            <text:p>lockPref("network.dns.blockDotOnion", true);</text:p>
          </table:table-cell>
          <table:table-cell table:style-name="ce8" table:formula="of:=IF([.P327]=&quot;&quot;;&quot;?&quot;;IF([.R327]=&quot;&quot;;&quot;新規&quot;;IF([.P327]=[.R327];&quot;&quot;;&quot;○&quot;)))" office:value-type="string" office:string-value="新規" calcext:value-type="string">
            <text:p>新規</text:p>
          </table:table-cell>
          <table:table-cell table:style-name="ce87" table:number-columns-repeated="3"/>
          <table:table-cell table:style-name="ce94"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28]&lt;&gt;&quot;&quot;;NOT(ISNUMBER(FIND(&quot;廃止&quot;;[.$D328])));NOT(ISNUMBER(FIND(&quot;廃止&quot;;[.$E328]))));MAX([.$B$1:.$B327])+1;&quot;&quot;)" office:value-type="float" office:value="272" calcext:value-type="float">
            <text:p>272</text:p>
          </table:table-cell>
          <table:table-cell table:style-name="ce5" table:formula="of:=CONCATENATE([.$D328];&quot;-&quot;;[.$E328])" office:value-type="string" office:string-value="Network-11-1" calcext:value-type="string">
            <text:p>Network-11-1</text:p>
          </table:table-cell>
          <table:table-cell table:style-name="ce8" office:value-type="string" calcext:value-type="string">
            <text:p>Network-11</text:p>
          </table:table-cell>
          <table:table-cell table:style-name="ce8" office:value-type="float" office:value="1" calcext:value-type="float">
            <text:p>1</text:p>
          </table:table-cell>
          <table:table-cell table:style-name="ce17" office:value-type="string" calcext:value-type="string" table:number-columns-spanned="1" table:number-rows-spanned="2">
            <text:p>UA文字列の制御</text:p>
          </table:table-cell>
          <table:table-cell table:style-name="ce17" office:value-type="string" calcext:value-type="string" table:number-columns-spanned="1" table:number-rows-spanned="2">
            <text:p>UA文字列の変更</text:p>
          </table:table-cell>
          <table:table-cell table:style-name="ce17" office:value-type="string" calcext:value-type="string" table:number-columns-spanned="1" table:number-rows-spanned="2">
            <text:p>-</text:p>
          </table:table-cell>
          <table:table-cell table:style-name="ce9" office:value-type="string" calcext:value-type="string">
            <text:p>変更しない（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28]=&quot;&quot;;&quot;?&quot;;IF([.N328]=&quot;&quot;;&quot;新規&quot;;IF([.K328]=[.N328];&quot;&quot;;&quot;変更あり&quot;)))">
            <text:p/>
          </table:table-cell>
          <table:table-cell table:style-name="ce9" office:value-type="string" calcext:value-type="string">
            <text:p>-</text:p>
          </table:table-cell>
          <table:table-cell table:style-name="ce10" table:formula="of:=IF([.N328]=&quot;&quot;;&quot;?&quot;;IF([.P328]=&quot;&quot;;&quot;新規&quot;;IF([.N328]=[.P328];&quot;&quot;;&quot;変更あり&quot;)))">
            <text:p/>
          </table:table-cell>
          <table:table-cell table:style-name="ce9" office:value-type="string" calcext:value-type="string">
            <text:p>-</text:p>
          </table:table-cell>
          <table:table-cell table:style-name="ce8" table:formula="of:=IF([.P328]=&quot;&quot;;&quot;?&quot;;IF([.R328]=&quot;&quot;;&quot;新規&quot;;IF([.P328]=[.R328];&quot;&quot;;&quot;○&quot;)))" office:value-type="string" office:string-value="新規" calcext:value-type="string">
            <text:p>新規</text:p>
          </table:table-cell>
          <table:table-cell table:style-name="ce87" table:number-columns-repeated="3"/>
          <table:table-cell table:style-name="ce94"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329]&lt;&gt;&quot;&quot;;NOT(ISNUMBER(FIND(&quot;廃止&quot;;[.$D329])));NOT(ISNUMBER(FIND(&quot;廃止&quot;;[.$E329]))));MAX([.$B$1:.$B328])+1;&quot;&quot;)" office:value-type="float" office:value="273" calcext:value-type="float">
            <text:p>273</text:p>
          </table:table-cell>
          <table:table-cell table:style-name="ce5" table:formula="of:=CONCATENATE([.$D329];&quot;-&quot;;[.$E329])" office:value-type="string" office:string-value="Network-11-2" calcext:value-type="string">
            <text:p>Network-11-2</text:p>
          </table:table-cell>
          <table:table-cell table:style-name="ce8" office:value-type="string" calcext:value-type="string">
            <text:p>Network-11</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任意の値を設定する</text:p>
          </table:table-cell>
          <table:table-cell table:style-name="ce8" office:value-type="string" calcext:value-type="string">
            <text:p>MCDで設定を反映する</text:p>
          </table:table-cell>
          <table:table-cell table:style-name="ce9" office:value-type="string" calcext:value-type="string">
            <text:p>lockPref("general.useragent.override", "（任意の内容）");</text:p>
          </table:table-cell>
          <table:table-cell table:style-name="ce9"/>
          <table:table-cell table:style-name="ce10" table:formula="of:=IF([.K329]=&quot;&quot;;&quot;?&quot;;IF([.N329]=&quot;&quot;;&quot;新規&quot;;IF([.K329]=[.N329];&quot;&quot;;&quot;変更あり&quot;)))">
            <text:p/>
          </table:table-cell>
          <table:table-cell table:style-name="ce9" office:value-type="string" calcext:value-type="string">
            <text:p>lockPref("general.useragent.override", "（任意の内容）");</text:p>
          </table:table-cell>
          <table:table-cell table:style-name="ce10" table:formula="of:=IF([.N329]=&quot;&quot;;&quot;?&quot;;IF([.P329]=&quot;&quot;;&quot;新規&quot;;IF([.N329]=[.P329];&quot;&quot;;&quot;変更あり&quot;)))">
            <text:p/>
          </table:table-cell>
          <table:table-cell table:style-name="ce9" office:value-type="string" calcext:value-type="string">
            <text:p>lockPref("general.useragent.override", "（任意の内容）");</text:p>
          </table:table-cell>
          <table:table-cell table:style-name="ce8" table:formula="of:=IF([.P329]=&quot;&quot;;&quot;?&quot;;IF([.R329]=&quot;&quot;;&quot;新規&quot;;IF([.P329]=[.R329];&quot;&quot;;&quot;○&quot;)))" office:value-type="string" office:string-value="新規" calcext:value-type="string">
            <text:p>新規</text:p>
          </table:table-cell>
          <table:table-cell table:style-name="ce87" table:number-columns-repeated="3"/>
          <table:table-cell table:style-name="ce94"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0]&lt;&gt;&quot;&quot;;NOT(ISNUMBER(FIND(&quot;廃止&quot;;[.$D330])));NOT(ISNUMBER(FIND(&quot;廃止&quot;;[.$E330]))));MAX([.$B$1:.$B329])+1;&quot;&quot;)" office:value-type="float" office:value="274" calcext:value-type="float">
            <text:p>274</text:p>
          </table:table-cell>
          <table:table-cell table:style-name="ce5" table:formula="of:=CONCATENATE([.$D330];&quot;-&quot;;[.$E330])" office:value-type="string" office:string-value="Network-12-1" calcext:value-type="string">
            <text:p>Network-12-1</text:p>
          </table:table-cell>
          <table:table-cell table:style-name="ce8" office:value-type="string" calcext:value-type="string">
            <text:p>Network-12</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リモートファイルに対するjarプロトコル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0]=&quot;&quot;;&quot;?&quot;;IF([.N330]=&quot;&quot;;&quot;新規&quot;;IF([.K330]=[.N330];&quot;&quot;;&quot;変更あり&quot;)))">
            <text:p/>
          </table:table-cell>
          <table:table-cell table:style-name="ce9" office:value-type="string" calcext:value-type="string">
            <text:p>-</text:p>
          </table:table-cell>
          <table:table-cell table:style-name="ce10" table:formula="of:=IF([.N330]=&quot;&quot;;&quot;?&quot;;IF([.P330]=&quot;&quot;;&quot;新規&quot;;IF([.N330]=[.P330];&quot;&quot;;&quot;変更あり&quot;)))">
            <text:p/>
          </table:table-cell>
          <table:table-cell table:style-name="ce9" office:value-type="string" calcext:value-type="string">
            <text:p>-</text:p>
          </table:table-cell>
          <table:table-cell table:style-name="ce8" table:formula="of:=IF([.P330]=&quot;&quot;;&quot;?&quot;;IF([.R330]=&quot;&quot;;&quot;新規&quot;;IF([.P330]=[.R330];&quot;&quot;;&quot;○&quot;)))" office:value-type="string" office:string-value="新規" calcext:value-type="string">
            <text:p>新規</text:p>
          </table:table-cell>
          <table:table-cell table:style-name="ce87" table:number-columns-repeated="3"/>
          <table:table-cell table:style-name="ce94"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128">
          <table:table-cell table:style-name="ce1" office:value-type="string" calcext:value-type="string">
            <text:p>○</text:p>
          </table:table-cell>
          <table:table-cell table:style-name="ce5" table:formula="of:=IF(AND([.$A331]&lt;&gt;&quot;&quot;;NOT(ISNUMBER(FIND(&quot;廃止&quot;;[.$D331])));NOT(ISNUMBER(FIND(&quot;廃止&quot;;[.$E331]))));MAX([.$B$1:.$B330])+1;&quot;&quot;)" office:value-type="float" office:value="275" calcext:value-type="float">
            <text:p>275</text:p>
          </table:table-cell>
          <table:table-cell table:style-name="ce5" table:formula="of:=CONCATENATE([.$D331];&quot;-&quot;;[.$E331])" office:value-type="string" office:string-value="Network-12-2" calcext:value-type="string">
            <text:p>Network-12-2</text:p>
          </table:table-cell>
          <table:table-cell table:style-name="ce8" office:value-type="string" calcext:value-type="string">
            <text:p>Network-12</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MCDで設定を反映する</text:p>
          </table:table-cell>
          <table:table-cell table:style-name="ce9" office:value-type="string" calcext:value-type="string">
            <text:p>lockPref("network.jar.block-remote-files", true);</text:p>
          </table:table-cell>
          <table:table-cell table:style-name="ce9"/>
          <table:table-cell table:style-name="ce10" table:formula="of:=IF([.K331]=&quot;&quot;;&quot;?&quot;;IF([.N331]=&quot;&quot;;&quot;新規&quot;;IF([.K331]=[.N331];&quot;&quot;;&quot;変更あり&quot;)))">
            <text:p/>
          </table:table-cell>
          <table:table-cell table:style-name="ce9" office:value-type="string" calcext:value-type="string">
            <text:p>lockPref("network.jar.block-remote-files", true);</text:p>
          </table:table-cell>
          <table:table-cell table:style-name="ce10" table:formula="of:=IF([.N331]=&quot;&quot;;&quot;?&quot;;IF([.P331]=&quot;&quot;;&quot;新規&quot;;IF([.N331]=[.P331];&quot;&quot;;&quot;変更あり&quot;)))">
            <text:p/>
          </table:table-cell>
          <table:table-cell table:style-name="ce9" office:value-type="string" calcext:value-type="string">
            <text:p>lockPref("network.jar.block-remote-files", true);</text:p>
          </table:table-cell>
          <table:table-cell table:style-name="ce8" table:formula="of:=IF([.P331]=&quot;&quot;;&quot;?&quot;;IF([.R331]=&quot;&quot;;&quot;新規&quot;;IF([.P331]=[.R331];&quot;&quot;;&quot;○&quot;)))" office:value-type="string" office:string-value="新規" calcext:value-type="string">
            <text:p>新規</text:p>
          </table:table-cell>
          <table:table-cell table:style-name="ce87" table:number-columns-repeated="3"/>
          <table:table-cell table:style-name="ce94"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2]&lt;&gt;&quot;&quot;;NOT(ISNUMBER(FIND(&quot;廃止&quot;;[.$D332])));NOT(ISNUMBER(FIND(&quot;廃止&quot;;[.$E332]))));MAX([.$B$1:.$B331])+1;&quot;&quot;)" office:value-type="float" office:value="276" calcext:value-type="float">
            <text:p>276</text:p>
          </table:table-cell>
          <table:table-cell table:style-name="ce5" table:formula="of:=CONCATENATE([.$D332];&quot;-&quot;;[.$E332])" office:value-type="string" office:string-value="Network-13-1" calcext:value-type="string">
            <text:p>Network-13-1</text:p>
          </table:table-cell>
          <table:table-cell table:style-name="ce10" office:value-type="string" calcext:value-type="string">
            <text:p>Network-13</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 1.3の使用</text:p>
          </table:table-cell>
          <table:table-cell table:style-name="ce17" office:value-type="string" calcext:value-type="string" table:number-columns-spanned="1" table:number-rows-spanned="2">
            <text:p>-</text:p>
          </table:table-cell>
          <table:table-cell table:style-name="ce9" office:value-type="string" calcext:value-type="string">
            <text:p>許可する（既定）</text:p>
          </table:table-cell>
          <table:table-cell table:style-name="ce10" office:value-type="string" calcext:value-type="string">
            <text:p>MCDで設定を反映する</text:p>
          </table:table-cell>
          <table:table-cell table:style-name="ce9" office:value-type="string" calcext:value-type="string">
            <text:p>lockPref("security.tls.version.max", 4);</text:p>
          </table:table-cell>
          <table:table-cell table:style-name="ce9"/>
          <table:table-cell table:style-name="ce10" table:formula="of:=IF([.K332]=&quot;&quot;;&quot;?&quot;;IF([.N332]=&quot;&quot;;&quot;新規&quot;;IF([.K332]=[.N332];&quot;&quot;;&quot;変更あり&quot;)))">
            <text:p/>
          </table:table-cell>
          <table:table-cell table:style-name="ce9" office:value-type="string" calcext:value-type="string">
            <text:p>lockPref("security.tls.version.max", 4);</text:p>
          </table:table-cell>
          <table:table-cell table:style-name="ce10" table:formula="of:=IF([.N332]=&quot;&quot;;&quot;?&quot;;IF([.P332]=&quot;&quot;;&quot;新規&quot;;IF([.N332]=[.P33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3]&lt;&gt;&quot;&quot;;NOT(ISNUMBER(FIND(&quot;廃止&quot;;[.$D333])));NOT(ISNUMBER(FIND(&quot;廃止&quot;;[.$E333]))));MAX([.$B$1:.$B332])+1;&quot;&quot;)" office:value-type="float" office:value="277" calcext:value-type="float">
            <text:p>277</text:p>
          </table:table-cell>
          <table:table-cell table:style-name="ce5" table:formula="of:=CONCATENATE([.$D333];&quot;-&quot;;[.$E333])" office:value-type="string" office:string-value="Network-13-2" calcext:value-type="string">
            <text:p>Network-13-2</text:p>
          </table:table-cell>
          <table:table-cell table:style-name="ce10" office:value-type="string" calcext:value-type="string">
            <text:p>Network-13</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禁止する</text:p>
          </table:table-cell>
          <table:table-cell table:style-name="ce10" office:value-type="string" calcext:value-type="string">
            <text:p>-</text:p>
          </table:table-cell>
          <table:table-cell table:style-name="ce9" office:value-type="string" calcext:value-type="string">
            <text:p>-</text:p>
          </table:table-cell>
          <table:table-cell table:style-name="ce9"/>
          <table:table-cell table:style-name="ce10" table:formula="of:=IF([.K333]=&quot;&quot;;&quot;?&quot;;IF([.N333]=&quot;&quot;;&quot;新規&quot;;IF([.K333]=[.N333];&quot;&quot;;&quot;変更あり&quot;)))">
            <text:p/>
          </table:table-cell>
          <table:table-cell table:style-name="ce9" office:value-type="string" calcext:value-type="string">
            <text:p>-</text:p>
          </table:table-cell>
          <table:table-cell table:style-name="ce10" table:formula="of:=IF([.N333]=&quot;&quot;;&quot;?&quot;;IF([.P333]=&quot;&quot;;&quot;新規&quot;;IF([.N333]=[.P33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4]&lt;&gt;&quot;&quot;;NOT(ISNUMBER(FIND(&quot;廃止&quot;;[.$D334])));NOT(ISNUMBER(FIND(&quot;廃止&quot;;[.$E334]))));MAX([.$B$1:.$B333])+1;&quot;&quot;)" office:value-type="float" office:value="278" calcext:value-type="float">
            <text:p>278</text:p>
          </table:table-cell>
          <table:table-cell table:style-name="ce5" table:formula="of:=CONCATENATE([.$D334];&quot;-&quot;;[.$E334])" office:value-type="string" office:string-value="Network-14-1" calcext:value-type="string">
            <text:p>Network-14-1</text:p>
          </table:table-cell>
          <table:table-cell table:style-name="ce10" office:value-type="string" calcext:value-type="string">
            <text:p>Network-14</text:p>
          </table:table-cell>
          <table:table-cell table:style-name="ce8" office:value-type="float" office:value="1" calcext:value-type="float">
            <text:p>1</text:p>
          </table:table-cell>
          <table:table-cell table:style-name="ce24" office:value-type="string" calcext:value-type="string" table:number-columns-spanned="1" table:number-rows-spanned="5">
            <text:p>ネットワーク接続</text:p>
          </table:table-cell>
          <table:table-cell table:style-name="ce43" office:value-type="string" calcext:value-type="string" table:number-columns-spanned="1" table:number-rows-spanned="5">
            <text:p>SSL/TLSでのSHA-1証明書の使用の可否</text:p>
          </table:table-cell>
          <table:table-cell table:style-name="ce43" office:value-type="string" calcext:value-type="string" table:number-columns-spanned="1" table:number-rows-spanned="5">
            <text:p>-</text:p>
          </table:table-cell>
          <table:table-cell table:style-name="ce9" office:value-type="string" calcext:value-type="string">
            <text:p>常に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0);</text:p>
          </table:table-cell>
          <table:table-cell table:style-name="ce9"/>
          <table:table-cell table:style-name="ce10" table:formula="of:=IF([.K334]=&quot;&quot;;&quot;?&quot;;IF([.N334]=&quot;&quot;;&quot;新規&quot;;IF([.K334]=[.N334];&quot;&quot;;&quot;変更あり&quot;)))">
            <text:p/>
          </table:table-cell>
          <table:table-cell table:style-name="ce9" office:value-type="string" calcext:value-type="string">
            <text:p>lockPref("security.pki.sha1_enforcement_level", 0);</text:p>
          </table:table-cell>
          <table:table-cell table:style-name="ce10" table:formula="of:=IF([.N334]=&quot;&quot;;&quot;?&quot;;IF([.P334]=&quot;&quot;;&quot;新規&quot;;IF([.N334]=[.P334];&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35]&lt;&gt;&quot;&quot;;NOT(ISNUMBER(FIND(&quot;廃止&quot;;[.$D335])));NOT(ISNUMBER(FIND(&quot;廃止&quot;;[.$E335]))));MAX([.$B$1:.$B334])+1;&quot;&quot;)" office:value-type="float" office:value="279" calcext:value-type="float">
            <text:p>279</text:p>
          </table:table-cell>
          <table:table-cell table:style-name="ce5" table:formula="of:=CONCATENATE([.$D335];&quot;-&quot;;[.$E335])" office:value-type="string" office:string-value="Network-14-2" calcext:value-type="string">
            <text:p>Network-14-2</text:p>
          </table:table-cell>
          <table:table-cell table:style-name="ce10" office:value-type="string" calcext:value-type="string">
            <text:p>Network-14</text:p>
          </table:table-cell>
          <table:table-cell table:style-name="ce8" office:value-type="float" office:value="2" calcext:value-type="float">
            <text:p>2</text:p>
          </table:table-cell>
          <table:covered-table-cell table:style-name="ce18"/>
          <table:covered-table-cell table:number-columns-repeated="2" table:style-name="ce21"/>
          <table:table-cell table:style-name="ce9" office:value-type="string" calcext:value-type="string">
            <text:p>常に拒否す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1);</text:p>
          </table:table-cell>
          <table:table-cell table:style-name="ce9"/>
          <table:table-cell table:style-name="ce10" table:formula="of:=IF([.K335]=&quot;&quot;;&quot;?&quot;;IF([.N335]=&quot;&quot;;&quot;新規&quot;;IF([.K335]=[.N335];&quot;&quot;;&quot;変更あり&quot;)))">
            <text:p/>
          </table:table-cell>
          <table:table-cell table:style-name="ce9" office:value-type="string" calcext:value-type="string">
            <text:p>lockPref("security.pki.sha1_enforcement_level", 1);</text:p>
          </table:table-cell>
          <table:table-cell table:style-name="ce10" table:formula="of:=IF([.N335]=&quot;&quot;;&quot;?&quot;;IF([.P335]=&quot;&quot;;&quot;新規&quot;;IF([.N335]=[.P335];&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36]&lt;&gt;&quot;&quot;;NOT(ISNUMBER(FIND(&quot;廃止&quot;;[.$D336])));NOT(ISNUMBER(FIND(&quot;廃止&quot;;[.$E336]))));MAX([.$B$1:.$B335])+1;&quot;&quot;)" office:value-type="float" office:value="280" calcext:value-type="float">
            <text:p>280</text:p>
          </table:table-cell>
          <table:table-cell table:style-name="ce5" table:formula="of:=CONCATENATE([.$D336];&quot;-&quot;;[.$E336])" office:value-type="string" office:string-value="Network-14-3" calcext:value-type="string">
            <text:p>Network-14-3</text:p>
          </table:table-cell>
          <table:table-cell table:style-name="ce10" office:value-type="string" calcext:value-type="string">
            <text:p>Network-14</text:p>
          </table:table-cell>
          <table:table-cell table:style-name="ce8" office:value-type="float" office:value="3" calcext:value-type="float">
            <text:p>3</text:p>
          </table:table-cell>
          <table:covered-table-cell table:style-name="ce18"/>
          <table:covered-table-cell table:number-columns-repeated="2" table:style-name="ce21"/>
          <table:table-cell table:style-name="ce9"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2);</text:p>
          </table:table-cell>
          <table:table-cell table:style-name="ce9"/>
          <table:table-cell table:style-name="ce10" table:formula="of:=IF([.K336]=&quot;&quot;;&quot;?&quot;;IF([.N336]=&quot;&quot;;&quot;新規&quot;;IF([.K336]=[.N336];&quot;&quot;;&quot;変更あり&quot;)))">
            <text:p/>
          </table:table-cell>
          <table:table-cell table:style-name="ce9" office:value-type="string" calcext:value-type="string">
            <text:p>lockPref("security.pki.sha1_enforcement_level", 2);</text:p>
          </table:table-cell>
          <table:table-cell table:style-name="ce10" table:formula="of:=IF([.N336]=&quot;&quot;;&quot;?&quot;;IF([.P336]=&quot;&quot;;&quot;新規&quot;;IF([.N336]=[.P336];&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337]&lt;&gt;&quot;&quot;;NOT(ISNUMBER(FIND(&quot;廃止&quot;;[.$D337])));NOT(ISNUMBER(FIND(&quot;廃止&quot;;[.$E337]))));MAX([.$B$1:.$B336])+1;&quot;&quot;)" office:value-type="float" office:value="281" calcext:value-type="float">
            <text:p>281</text:p>
          </table:table-cell>
          <table:table-cell table:style-name="ce5" table:formula="of:=CONCATENATE([.$D337];&quot;-&quot;;[.$E337])" office:value-type="string" office:string-value="Network-14-4" calcext:value-type="string">
            <text:p>Network-14-4</text:p>
          </table:table-cell>
          <table:table-cell table:style-name="ce10" office:value-type="string" calcext:value-type="string">
            <text:p>Network-14</text:p>
          </table:table-cell>
          <table:table-cell table:style-name="ce8" office:value-type="float" office:value="4" calcext:value-type="float">
            <text:p>4</text:p>
          </table:table-cell>
          <table:covered-table-cell table:style-name="ce18"/>
          <table:covered-table-cell table:number-columns-repeated="2" table:style-name="ce21"/>
          <table:table-cell table:style-name="ce9"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9" office:value-type="string" calcext:value-type="string">
            <text:p>// lockPref("security.pki.sha1_enforcement_level", 3);</text:p>
          </table:table-cell>
          <table:table-cell table:style-name="ce9"/>
          <table:table-cell table:style-name="ce10" table:formula="of:=IF([.K337]=&quot;&quot;;&quot;?&quot;;IF([.N337]=&quot;&quot;;&quot;新規&quot;;IF([.K337]=[.N337];&quot;&quot;;&quot;変更あり&quot;)))">
            <text:p/>
          </table:table-cell>
          <table:table-cell table:style-name="ce9" office:value-type="string" calcext:value-type="string">
            <text:p>// lockPref("security.pki.sha1_enforcement_level", 3);</text:p>
          </table:table-cell>
          <table:table-cell table:style-name="ce10" table:formula="of:=IF([.N337]=&quot;&quot;;&quot;?&quot;;IF([.P337]=&quot;&quot;;&quot;新規&quot;;IF([.N337]=[.P337];&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338]&lt;&gt;&quot;&quot;;NOT(ISNUMBER(FIND(&quot;廃止&quot;;[.$D338])));NOT(ISNUMBER(FIND(&quot;廃止&quot;;[.$E338]))));MAX([.$B$1:.$B337])+1;&quot;&quot;)" office:value-type="float" office:value="282" calcext:value-type="float">
            <text:p>282</text:p>
          </table:table-cell>
          <table:table-cell table:style-name="ce5" table:formula="of:=CONCATENATE([.$D338];&quot;-&quot;;[.$E338])" office:value-type="string" office:string-value="Network-14-5" calcext:value-type="string">
            <text:p>Network-14-5</text:p>
          </table:table-cell>
          <table:table-cell table:style-name="ce10" office:value-type="string" calcext:value-type="string">
            <text:p>Network-14</text:p>
          </table:table-cell>
          <table:table-cell table:style-name="ce8" office:value-type="float" office:value="5" calcext:value-type="float">
            <text:p>5</text:p>
          </table:table-cell>
          <table:covered-table-cell table:style-name="ce18"/>
          <table:covered-table-cell table:number-columns-repeated="2" table:style-name="ce21"/>
          <table:table-cell table:style-name="ce9"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9" office:value-type="string" calcext:value-type="string">
            <text:p>lockPref("security.pki.sha1_enforcement_level", 4);</text:p>
          </table:table-cell>
          <table:table-cell table:style-name="ce9"/>
          <table:table-cell table:style-name="ce10" table:formula="of:=IF([.K338]=&quot;&quot;;&quot;?&quot;;IF([.N338]=&quot;&quot;;&quot;新規&quot;;IF([.K338]=[.N338];&quot;&quot;;&quot;変更あり&quot;)))">
            <text:p/>
          </table:table-cell>
          <table:table-cell table:style-name="ce9" office:value-type="string" calcext:value-type="string">
            <text:p>lockPref("security.pki.sha1_enforcement_level", 4);</text:p>
          </table:table-cell>
          <table:table-cell table:style-name="ce10" table:formula="of:=IF([.N338]=&quot;&quot;;&quot;?&quot;;IF([.P338]=&quot;&quot;;&quot;新規&quot;;IF([.N338]=[.P338];&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39]&lt;&gt;&quot;&quot;;NOT(ISNUMBER(FIND(&quot;廃止&quot;;[.$D339])));NOT(ISNUMBER(FIND(&quot;廃止&quot;;[.$E339]))));MAX([.$B$1:.$B338])+1;&quot;&quot;)">
            <text:p/>
          </table:table-cell>
          <table:table-cell table:style-name="ce5" table:formula="of:=CONCATENATE([.$D339];&quot;-&quot;;[.$E339])" office:value-type="string" office:string-value="Network-15(廃止)-1" calcext:value-type="string">
            <text:p>Network-15(廃止)-1</text:p>
          </table:table-cell>
          <table:table-cell table:style-name="ce10" office:value-type="string" calcext:value-type="string">
            <text:p>Network-1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ネットワーク接続</text:p>
          </table:table-cell>
          <table:table-cell table:style-name="ce44" office:value-type="string" calcext:value-type="string" table:number-columns-spanned="1" table:number-rows-spanned="2">
            <text:p>HTTP Pipeliningの最大同時リクエスト数</text:p>
          </table:table-cell>
          <table:table-cell table:style-name="ce20" office:value-type="string" calcext:value-type="string" table:number-columns-spanned="1" table:number-rows-spanned="2">
            <text:p>-</text:p>
          </table:table-cell>
          <table:table-cell table:style-name="ce48" office:value-type="string" calcext:value-type="string">
            <text:p>パフォーマンスを優先（既定）</text:p>
          </table:table-cell>
          <table:table-cell table:style-name="ce10" office:value-type="string" calcext:value-type="string">
            <text:p>-</text:p>
          </table:table-cell>
          <table:table-cell table:style-name="ce48" office:value-type="string" calcext:value-type="string">
            <text:p>lockPref("network.http.pipelining.maxrequests", 32);</text:p>
            <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39]=&quot;&quot;;&quot;?&quot;;IF([.N339]=&quot;&quot;;&quot;新規&quot;;IF([.K339]=[.N339];&quot;&quot;;&quot;変更あり&quot;)))" office:value-type="string" office:string-value="変更あり" calcext:value-type="string">
            <text:p>変更あり</text:p>
          </table:table-cell>
          <table:table-cell table:style-name="ce9" office:value-type="string" calcext:value-type="string">
            <text:p>lockPref("security.pki.sha1_enforcement_level", 4);</text:p>
          </table:table-cell>
          <table:table-cell table:style-name="ce10" table:formula="of:=IF([.N339]=&quot;&quot;;&quot;?&quot;;IF([.P339]=&quot;&quot;;&quot;新規&quot;;IF([.N339]=[.P339];&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127">
          <table:table-cell table:style-name="ce1" office:value-type="string" calcext:value-type="string">
            <text:p>○</text:p>
          </table:table-cell>
          <table:table-cell table:style-name="ce5" table:formula="of:=IF(AND([.$A340]&lt;&gt;&quot;&quot;;NOT(ISNUMBER(FIND(&quot;廃止&quot;;[.$D340])));NOT(ISNUMBER(FIND(&quot;廃止&quot;;[.$E340]))));MAX([.$B$1:.$B339])+1;&quot;&quot;)">
            <text:p/>
          </table:table-cell>
          <table:table-cell table:style-name="ce5" table:formula="of:=CONCATENATE([.$D340];&quot;-&quot;;[.$E340])" office:value-type="string" office:string-value="Network-15(廃止)-2" calcext:value-type="string">
            <text:p>Network-15(廃止)-2</text:p>
          </table:table-cell>
          <table:table-cell table:style-name="ce10" office:value-type="string" calcext:value-type="string">
            <text:p>Network-15(廃止)</text:p>
          </table:table-cell>
          <table:table-cell table:style-name="ce8" office:value-type="float" office:value="2" calcext:value-type="float">
            <text:p>2</text:p>
          </table:table-cell>
          <table:covered-table-cell table:style-name="ce18"/>
          <table:covered-table-cell table:number-columns-repeated="2" table:style-name="ce21"/>
          <table:table-cell table:style-name="ce48" office:value-type="string" calcext:value-type="string">
            <text:p>トラフィックを抑える事を優先</text:p>
          </table:table-cell>
          <table:table-cell table:style-name="ce10" office:value-type="string" calcext:value-type="string">
            <text:p>MCDで設定を反映する</text:p>
          </table:table-cell>
          <table:table-cell table:style-name="ce48" office:value-type="string" calcext:value-type="string">
            <text:p>lockPref("network.http.pipelining.maxrequests", 8);</text:p>
          </table:table-cell>
          <table:table-cell table:style-name="ce9" office:value-type="string" calcext:value-type="string">
            <text:p><text:span text:style-name="T17">Firefox 54にてHTTP/1のpipeliningは廃止</text:span></text:p>
            <text:p><text:span text:style-name="T17">https://bugzilla.mozilla.org/show_bug.cgi?id=1340655</text:span></text:p>
          </table:table-cell>
          <table:table-cell table:style-name="ce10" table:formula="of:=IF([.K340]=&quot;&quot;;&quot;?&quot;;IF([.N340]=&quot;&quot;;&quot;新規&quot;;IF([.K340]=[.N340];&quot;&quot;;&quot;変更あり&quot;)))">
            <text:p/>
          </table:table-cell>
          <table:table-cell table:style-name="ce48" office:value-type="string" calcext:value-type="string">
            <text:p>lockPref("network.http.pipelining.maxrequests", 8);</text:p>
          </table:table-cell>
          <table:table-cell table:style-name="ce10" table:formula="of:=IF([.N340]=&quot;&quot;;&quot;?&quot;;IF([.P340]=&quot;&quot;;&quot;新規&quot;;IF([.N340]=[.P340];&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129">
          <table:table-cell table:style-name="ce1" office:value-type="string" calcext:value-type="string">
            <text:p>○</text:p>
          </table:table-cell>
          <table:table-cell table:style-name="ce5" table:formula="of:=IF(AND([.$A341]&lt;&gt;&quot;&quot;;NOT(ISNUMBER(FIND(&quot;廃止&quot;;[.$D341])));NOT(ISNUMBER(FIND(&quot;廃止&quot;;[.$E341]))));MAX([.$B$1:.$B340])+1;&quot;&quot;)" office:value-type="float" office:value="283" calcext:value-type="float">
            <text:p>283</text:p>
          </table:table-cell>
          <table:table-cell table:style-name="ce5" table:formula="of:=CONCATENATE([.$D341];&quot;-&quot;;[.$E341])" office:value-type="string" office:string-value="Update-1-1" calcext:value-type="string">
            <text:p>Update-1-1</text:p>
          </table:table-cell>
          <table:table-cell table:style-name="ce8" office:value-type="string" calcext:value-type="string">
            <text:p>Update-1</text:p>
          </table:table-cell>
          <table:table-cell table:style-name="ce8" office:value-type="float" office:value="1" calcext:value-type="float">
            <text:p>1</text:p>
          </table:table-cell>
          <table:table-cell table:style-name="ce25" office:value-type="string" calcext:value-type="string" table:number-columns-spanned="1" table:number-rows-spanned="4">
            <text:p>自動更新</text:p>
          </table:table-cell>
          <table:table-cell table:style-name="ce25" office:value-type="string" calcext:value-type="string" table:number-columns-spanned="1" table:number-rows-spanned="4">
            <text:p>Firefoxの自動更新の可否</text:p>
          </table:table-cell>
          <table:table-cell table:style-name="ce25" office:value-type="string" calcext:value-type="string" table:number-columns-spanned="1" table:number-rows-spanned="4">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app.update.enabled", true);</text:p>
            <text:p>lockPref("app.update.auto", true);</text:p>
            <text:p>lockPref("app.update.mode", 1);</text:p>
          </table:table-cell>
          <table:table-cell table:style-name="ce9"/>
          <table:table-cell table:style-name="ce10" table:formula="of:=IF([.K341]=&quot;&quot;;&quot;?&quot;;IF([.N341]=&quot;&quot;;&quot;新規&quot;;IF([.K341]=[.N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10" table:formula="of:=IF([.N341]=&quot;&quot;;&quot;?&quot;;IF([.P341]=&quot;&quot;;&quot;新規&quot;;IF([.N341]=[.P341];&quot;&quot;;&quot;変更あり&quot;)))">
            <text:p/>
          </table:table-cell>
          <table:table-cell table:style-name="ce9" office:value-type="string" calcext:value-type="string">
            <text:p>lockPref("app.update.enabled", true);</text:p>
            <text:p>lockPref("app.update.auto", true);</text:p>
            <text:p>lockPref("app.update.mode", 1);</text:p>
          </table:table-cell>
          <table:table-cell table:style-name="ce8" table:formula="of:=IF([.P341]=&quot;&quot;;&quot;?&quot;;IF([.R341]=&quot;&quot;;&quot;新規&quot;;IF([.P341]=[.R341];&quot;&quot;;&quot;○&quot;)))">
            <text:p/>
          </table:table-cell>
          <table:table-cell table:style-name="ce87" office:value-type="string" calcext:value-type="string">
            <text:p>lockPref("app.update.enabled", true);</text:p>
            <text:p>lockPref("app.update.auto", true);</text:p>
            <text:p>lockPref("app.update.mode", 1);</text:p>
          </table:table-cell>
          <table:table-cell table:style-name="ce87" office:value-type="string" calcext:value-type="string">
            <text:p>変更無し</text:p>
          </table:table-cell>
          <table:table-cell table:style-name="ce87" office:value-type="string" calcext:value-type="string">
            <text:p>lockPref("app.update.enabled", true);</text:p>
            <text:p>lockPref("app.update.auto", true);</text:p>
            <text:p>lockPref("app.update.mode", 1);</text:p>
          </table:table-cell>
          <table:table-cell table:style-name="ce94"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130">
          <table:table-cell table:style-name="ce1" office:value-type="string" calcext:value-type="string">
            <text:p>○</text:p>
          </table:table-cell>
          <table:table-cell table:style-name="ce5" table:formula="of:=IF(AND([.$A342]&lt;&gt;&quot;&quot;;NOT(ISNUMBER(FIND(&quot;廃止&quot;;[.$D342])));NOT(ISNUMBER(FIND(&quot;廃止&quot;;[.$E342]))));MAX([.$B$1:.$B341])+1;&quot;&quot;)">
            <text:p/>
          </table:table-cell>
          <table:table-cell table:style-name="ce5" table:formula="of:=CONCATENATE([.$D342];&quot;-&quot;;[.$E342])" office:value-type="string" office:string-value="Update-1-2（廃止）" calcext:value-type="string">
            <text:p>Update-1-2（廃止）</text:p>
          </table:table-cell>
          <table:table-cell table:style-name="ce8" office:value-type="string" calcext:value-type="string">
            <text:p>Update-1</text:p>
          </table:table-cell>
          <table:table-cell table:style-name="ce8" office:value-type="string" calcext:value-type="string">
            <text:p>2（廃止）</text:p>
          </table:table-cell>
          <table:covered-table-cell table:number-columns-repeated="3" table:style-name="ce18"/>
          <table:table-cell table:style-name="ce49" office:value-type="string" calcext:value-type="string">
            <text:p>セキュリティアップデートのみ許可する</text:p>
          </table:table-cell>
          <table:table-cell table:style-name="ce49" office:value-type="string" calcext:value-type="string">
            <text:p>アドオン「Only Minor Update」互換のスクリプトを導入する</text:p>
          </table:table-cell>
          <table:table-cell table:style-name="ce65" office:value-type="string" calcext:value-type="string">
            <text:p>-</text:p>
          </table:table-cell>
          <table:table-cell table:style-name="ce65" office:value-type="string" calcext:value-type="string">
            <text:p>Only Minor UpdateはFirefox 60非対応</text:p>
            <text:p>互換スクリプトの移植はなされていないため対応不可</text:p>
          </table:table-cell>
          <table:table-cell table:style-name="ce10" table:formula="of:=IF([.K342]=&quot;&quot;;&quot;?&quot;;IF([.N342]=&quot;&quot;;&quot;新規&quot;;IF([.K342]=[.N342];&quot;&quot;;&quot;変更あり&quot;)))">
            <text:p/>
          </table:table-cell>
          <table:table-cell table:style-name="ce9" office:value-type="string" calcext:value-type="string">
            <text:p>-</text:p>
          </table:table-cell>
          <table:table-cell table:style-name="ce10" table:formula="of:=IF([.N342]=&quot;&quot;;&quot;?&quot;;IF([.P342]=&quot;&quot;;&quot;新規&quot;;IF([.N342]=[.P342];&quot;&quot;;&quot;変更あり&quot;)))">
            <text:p/>
          </table:table-cell>
          <table:table-cell table:style-name="ce9" office:value-type="string" calcext:value-type="string">
            <text:p>-</text:p>
          </table:table-cell>
          <table:table-cell table:style-name="ce8" table:formula="of:=IF([.P342]=&quot;&quot;;&quot;?&quot;;IF([.R342]=&quot;&quot;;&quot;新規&quot;;IF([.P342]=[.R342];&quot;&quot;;&quot;○&quot;)))">
            <text:p/>
          </table:table-cell>
          <table:table-cell table:style-name="ce87" office:value-type="string" calcext:value-type="string">
            <text:p>-</text:p>
          </table:table-cell>
          <table:table-cell table:style-name="ce87" table:number-columns-repeated="2"/>
          <table:table-cell table:style-name="ce94"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131">
          <table:table-cell table:style-name="ce1" office:value-type="string" calcext:value-type="string">
            <text:p>○</text:p>
          </table:table-cell>
          <table:table-cell table:style-name="ce5" table:formula="of:=IF(AND([.$A343]&lt;&gt;&quot;&quot;;NOT(ISNUMBER(FIND(&quot;廃止&quot;;[.$D343])));NOT(ISNUMBER(FIND(&quot;廃止&quot;;[.$E343]))));MAX([.$B$1:.$B342])+1;&quot;&quot;)" office:value-type="float" office:value="284" calcext:value-type="float">
            <text:p>284</text:p>
          </table:table-cell>
          <table:table-cell table:style-name="ce5" table:formula="of:=CONCATENATE([.$D343];&quot;-&quot;;[.$E343])" office:value-type="string" office:string-value="Update-1-3" calcext:value-type="string">
            <text:p>Update-1-3</text:p>
          </table:table-cell>
          <table:table-cell table:style-name="ce8" office:value-type="string" calcext:value-type="string">
            <text:p>Update-1</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text:span text:style-name="T3">1. アドオン「globalChrome.css」互換のスクリプトを導入する</text:span></text:p>
            <text:p>2. MCDで設定を反映する</text:p>
          </table:table-cell>
          <table:table-cell table:style-name="ce10" office:value-type="string" calcext:value-type="string">
            <text:p><text:span text:style-name="T3">lockPref("app.update.enabled", false);</text:span></text:p>
            <text:p><text:span text:style-name="T3">lockPref("app.update.auto", false);</text:span></text:p>
            <text:p><text:span text:style-name="T3">lockPref("app.update.mode", 0);</text:span></text:p>
            <text:p><text:span text:style-name="T3">// Firefox自体自体の自動更新のURL</text:span></text:p>
            <text:p><text:span text:style-name="T3">lockPref("app.update.url", "");</text:span></text:p>
            <text:p><text:span text:style-name="T3">lockPref("app.update.url.details", "");</text:span></text:p>
            <text:p><text:span text:style-name="T3">lockPref("app.update.url.manual", "");</text:span></text:p>
          </table:table-cell>
          <table:table-cell table:style-name="ce8"/>
          <table:table-cell table:style-name="ce10" table:formula="of:=IF([.K343]=&quot;&quot;;&quot;?&quot;;IF([.N343]=&quot;&quot;;&quot;新規&quot;;IF([.K343]=[.N343];&quot;&quot;;&quot;変更あり&quot;)))">
            <text:p/>
          </table:table-cell>
          <table:table-cell table:style-name="ce8"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43]=&quot;&quot;;&quot;?&quot;;IF([.P343]=&quot;&quot;;&quot;新規&quot;;IF([.N343]=[.P343];&quot;&quot;;&quot;変更あり&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 table:formula="of:=IF([.P343]=&quot;&quot;;&quot;?&quot;;IF([.R343]=&quot;&quot;;&quot;新規&quot;;IF([.P343]=[.R343];&quot;&quot;;&quot;○&quot;)))">
            <text:p/>
          </table:table-cell>
          <table:table-cell table:style-name="ce8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87" office:value-type="string" calcext:value-type="string">
            <text:p>変更無し</text:p>
          </table:table-cell>
          <table:table-cell table:style-name="ce87" office:value-type="string" calcext:value-type="string">
            <text:p>lockPref("app.update.enabled", false);</text:p>
            <text:p>lockPref("app.update.auto", false);</text:p>
            <text:p>lockPref("app.update.mode", 0);</text:p>
          </table:table-cell>
          <table:table-cell table:style-name="ce94"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44]&lt;&gt;&quot;&quot;;NOT(ISNUMBER(FIND(&quot;廃止&quot;;[.$D344])));NOT(ISNUMBER(FIND(&quot;廃止&quot;;[.$E344]))));MAX([.$B$1:.$B343])+1;&quot;&quot;)" office:value-type="float" office:value="285" calcext:value-type="float">
            <text:p>285</text:p>
          </table:table-cell>
          <table:table-cell table:style-name="ce5" table:formula="of:=CONCATENATE([.$D344];&quot;-&quot;;[.$E344])" office:value-type="string" office:string-value="Update-1-4" calcext:value-type="string">
            <text:p>Update-1-4</text:p>
          </table:table-cell>
          <table:table-cell table:style-name="ce8" office:value-type="string" calcext:value-type="string">
            <text:p>Update-1</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禁止する（ポリシーで設定）</text:p>
          </table:table-cell>
          <table:table-cell table:style-name="ce10" office:value-type="string" calcext:value-type="string">
            <text:p>Policy Engineのポリシーを設定する</text:p>
          </table:table-cell>
          <table:table-cell table:style-name="ce10" office:value-type="string" calcext:value-type="string">
            <text:p>"DisableAppUpdate": true</text:p>
          </table:table-cell>
          <table:table-cell table:style-name="ce8"/>
          <table:table-cell table:style-name="ce10" table:formula="of:=IF([.K344]=&quot;&quot;;&quot;?&quot;;IF([.N344]=&quot;&quot;;&quot;新規&quot;;IF([.K344]=[.N344];&quot;&quot;;&quot;変更あり&quot;)))" office:value-type="string" office:string-value="新規" calcext:value-type="string">
            <text:p>新規</text:p>
          </table:table-cell>
          <table:table-cell table:style-name="ce8"/>
          <table:table-cell table:style-name="ce10"/>
          <table:table-cell table:style-name="ce87"/>
          <table:table-cell table:style-name="ce8"/>
          <table:table-cell table:style-name="ce87" table:number-columns-repeated="3"/>
          <table:table-cell table:style-name="ce94"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5]&lt;&gt;&quot;&quot;;NOT(ISNUMBER(FIND(&quot;廃止&quot;;[.$D345])));NOT(ISNUMBER(FIND(&quot;廃止&quot;;[.$E345]))));MAX([.$B$1:.$B343])+1;&quot;&quot;)" office:value-type="float" office:value="285" calcext:value-type="float">
            <text:p>285</text:p>
          </table:table-cell>
          <table:table-cell table:style-name="ce5" table:formula="of:=CONCATENATE([.$D345];&quot;-&quot;;[.$E345])" office:value-type="string" office:string-value="Update-2-1" calcext:value-type="string">
            <text:p>Update-2-1</text:p>
          </table:table-cell>
          <table:table-cell table:style-name="ce8" office:value-type="string" calcext:value-type="string">
            <text:p>Update-2</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アドオ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extensions.update.enabled", true);</text:p>
          </table:table-cell>
          <table:table-cell table:style-name="ce9"/>
          <table:table-cell table:style-name="ce10" table:formula="of:=IF([.K345]=&quot;&quot;;&quot;?&quot;;IF([.N345]=&quot;&quot;;&quot;新規&quot;;IF([.K345]=[.N345];&quot;&quot;;&quot;変更あり&quot;)))">
            <text:p/>
          </table:table-cell>
          <table:table-cell table:style-name="ce9" office:value-type="string" calcext:value-type="string">
            <text:p>lockPref("extensions.update.enabled", true);</text:p>
          </table:table-cell>
          <table:table-cell table:style-name="ce10" table:formula="of:=IF([.N345]=&quot;&quot;;&quot;?&quot;;IF([.P345]=&quot;&quot;;&quot;新規&quot;;IF([.N345]=[.P345];&quot;&quot;;&quot;変更あり&quot;)))">
            <text:p/>
          </table:table-cell>
          <table:table-cell table:style-name="ce9" office:value-type="string" calcext:value-type="string">
            <text:p>lockPref("extensions.update.enabled", true);</text:p>
          </table:table-cell>
          <table:table-cell table:style-name="ce8" table:formula="of:=IF([.P345]=&quot;&quot;;&quot;?&quot;;IF([.R345]=&quot;&quot;;&quot;新規&quot;;IF([.P345]=[.R345];&quot;&quot;;&quot;○&quot;)))">
            <text:p/>
          </table:table-cell>
          <table:table-cell table:style-name="ce87" office:value-type="string" calcext:value-type="string">
            <text:p>lockPref("extensions.update.enabled", true);</text:p>
          </table:table-cell>
          <table:table-cell table:style-name="ce87" office:value-type="string" calcext:value-type="string">
            <text:p>変更無し</text:p>
          </table:table-cell>
          <table:table-cell table:style-name="ce87" office:value-type="string" calcext:value-type="string">
            <text:p>lockPref("extensions.update.enabled", true);</text:p>
          </table:table-cell>
          <table:table-cell table:style-name="ce94"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132">
          <table:table-cell table:style-name="ce1" office:value-type="string" calcext:value-type="string">
            <text:p>○</text:p>
          </table:table-cell>
          <table:table-cell table:style-name="ce5" table:formula="of:=IF(AND([.$A346]&lt;&gt;&quot;&quot;;NOT(ISNUMBER(FIND(&quot;廃止&quot;;[.$D346])));NOT(ISNUMBER(FIND(&quot;廃止&quot;;[.$E346]))));MAX([.$B$1:.$B345])+1;&quot;&quot;)" office:value-type="float" office:value="286" calcext:value-type="float">
            <text:p>286</text:p>
          </table:table-cell>
          <table:table-cell table:style-name="ce5" table:formula="of:=CONCATENATE([.$D346];&quot;-&quot;;[.$E346])" office:value-type="string" office:string-value="Update-2-2" calcext:value-type="string">
            <text:p>Update-2-2</text:p>
          </table:table-cell>
          <table:table-cell table:style-name="ce8" office:value-type="string" calcext:value-type="string">
            <text:p>Updat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8"/>
          <table:table-cell table:style-name="ce10" table:formula="of:=IF([.K346]=&quot;&quot;;&quot;?&quot;;IF([.N346]=&quot;&quot;;&quot;新規&quot;;IF([.K346]=[.N346];&quot;&quot;;&quot;変更あり&quot;)))">
            <text:p/>
          </table:table-cell>
          <table:table-cell table:style-name="ce8" office:value-type="string" calcext:value-type="string">
            <text:p>lockPref("extensions.update.enabled", false);</text:p>
            <text:p>lockPref("extensions.update.background.url", "");</text:p>
            <text:p>lockPref("extensions.update.url", "");</text:p>
          </table:table-cell>
          <table:table-cell table:style-name="ce10" table:formula="of:=IF([.N346]=&quot;&quot;;&quot;?&quot;;IF([.P346]=&quot;&quot;;&quot;新規&quot;;IF([.N346]=[.P346];&quot;&quot;;&quot;変更あり&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 table:formula="of:=IF([.P346]=&quot;&quot;;&quot;?&quot;;IF([.R346]=&quot;&quot;;&quot;新規&quot;;IF([.P346]=[.R346];&quot;&quot;;&quot;○&quot;)))">
            <text:p/>
          </table:table-cell>
          <table:table-cell table:style-name="ce87" office:value-type="string" calcext:value-type="string">
            <text:p>lockPref("extensions.update.enabled", false);</text:p>
            <text:p>lockPref("extensions.update.background.url", "");</text:p>
            <text:p>lockPref("extensions.update.url", "");</text:p>
          </table:table-cell>
          <table:table-cell table:style-name="ce87" office:value-type="string" calcext:value-type="string">
            <text:p>変更無し</text:p>
          </table:table-cell>
          <table:table-cell table:style-name="ce87" office:value-type="string" calcext:value-type="string">
            <text:p>lockPref("extensions.update.enabled", false);</text:p>
          </table:table-cell>
          <table:table-cell table:style-name="ce94"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7]&lt;&gt;&quot;&quot;;NOT(ISNUMBER(FIND(&quot;廃止&quot;;[.$D347])));NOT(ISNUMBER(FIND(&quot;廃止&quot;;[.$E347]))));MAX([.$B$1:.$B346])+1;&quot;&quot;)" office:value-type="float" office:value="287" calcext:value-type="float">
            <text:p>287</text:p>
          </table:table-cell>
          <table:table-cell table:style-name="ce5" table:formula="of:=CONCATENATE([.$D347];&quot;-&quot;;[.$E347])" office:value-type="string" office:string-value="Update-3-1" calcext:value-type="string">
            <text:p>Update-3-1</text:p>
          </table:table-cell>
          <table:table-cell table:style-name="ce8" office:value-type="string" calcext:value-type="string">
            <text:p>Update-3</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検索エンジン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browser.search.update", true);</text:p>
          </table:table-cell>
          <table:table-cell table:style-name="ce9"/>
          <table:table-cell table:style-name="ce10" table:formula="of:=IF([.K347]=&quot;&quot;;&quot;?&quot;;IF([.N347]=&quot;&quot;;&quot;新規&quot;;IF([.K347]=[.N347];&quot;&quot;;&quot;変更あり&quot;)))">
            <text:p/>
          </table:table-cell>
          <table:table-cell table:style-name="ce9" office:value-type="string" calcext:value-type="string">
            <text:p>lockPref("browser.search.update", true);</text:p>
          </table:table-cell>
          <table:table-cell table:style-name="ce10" table:formula="of:=IF([.N347]=&quot;&quot;;&quot;?&quot;;IF([.P347]=&quot;&quot;;&quot;新規&quot;;IF([.N347]=[.P347];&quot;&quot;;&quot;変更あり&quot;)))">
            <text:p/>
          </table:table-cell>
          <table:table-cell table:style-name="ce9" office:value-type="string" calcext:value-type="string">
            <text:p>lockPref("browser.search.update", true);</text:p>
          </table:table-cell>
          <table:table-cell table:style-name="ce8" table:formula="of:=IF([.P347]=&quot;&quot;;&quot;?&quot;;IF([.R347]=&quot;&quot;;&quot;新規&quot;;IF([.P347]=[.R347];&quot;&quot;;&quot;○&quot;)))">
            <text:p/>
          </table:table-cell>
          <table:table-cell table:style-name="ce87" office:value-type="string" calcext:value-type="string">
            <text:p>lockPref("browser.search.update", true);</text:p>
          </table:table-cell>
          <table:table-cell table:style-name="ce87" office:value-type="string" calcext:value-type="string">
            <text:p>変更無し</text:p>
          </table:table-cell>
          <table:table-cell table:style-name="ce87" office:value-type="string" calcext:value-type="string">
            <text:p>lockPref("browser.search.update", true);</text:p>
          </table:table-cell>
          <table:table-cell table:style-name="ce94"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48]&lt;&gt;&quot;&quot;;NOT(ISNUMBER(FIND(&quot;廃止&quot;;[.$D348])));NOT(ISNUMBER(FIND(&quot;廃止&quot;;[.$E348]))));MAX([.$B$1:.$B347])+1;&quot;&quot;)" office:value-type="float" office:value="288" calcext:value-type="float">
            <text:p>288</text:p>
          </table:table-cell>
          <table:table-cell table:style-name="ce5" table:formula="of:=CONCATENATE([.$D348];&quot;-&quot;;[.$E348])" office:value-type="string" office:string-value="Update-3-2" calcext:value-type="string">
            <text:p>Update-3-2</text:p>
          </table:table-cell>
          <table:table-cell table:style-name="ce8" office:value-type="string" calcext:value-type="string">
            <text:p>Update-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browser.search.update", false);</text:p>
          </table:table-cell>
          <table:table-cell table:style-name="ce9"/>
          <table:table-cell table:style-name="ce10" table:formula="of:=IF([.K348]=&quot;&quot;;&quot;?&quot;;IF([.N348]=&quot;&quot;;&quot;新規&quot;;IF([.K348]=[.N348];&quot;&quot;;&quot;変更あり&quot;)))">
            <text:p/>
          </table:table-cell>
          <table:table-cell table:style-name="ce9" office:value-type="string" calcext:value-type="string">
            <text:p>lockPref("browser.search.update", false);</text:p>
          </table:table-cell>
          <table:table-cell table:style-name="ce10" table:formula="of:=IF([.N348]=&quot;&quot;;&quot;?&quot;;IF([.P348]=&quot;&quot;;&quot;新規&quot;;IF([.N348]=[.P348];&quot;&quot;;&quot;変更あり&quot;)))">
            <text:p/>
          </table:table-cell>
          <table:table-cell table:style-name="ce9" office:value-type="string" calcext:value-type="string">
            <text:p>lockPref("browser.search.update", false);</text:p>
          </table:table-cell>
          <table:table-cell table:style-name="ce8" table:formula="of:=IF([.P348]=&quot;&quot;;&quot;?&quot;;IF([.R348]=&quot;&quot;;&quot;新規&quot;;IF([.P348]=[.R348];&quot;&quot;;&quot;○&quot;)))">
            <text:p/>
          </table:table-cell>
          <table:table-cell table:style-name="ce87" office:value-type="string" calcext:value-type="string">
            <text:p>lockPref("browser.search.update", false);</text:p>
          </table:table-cell>
          <table:table-cell table:style-name="ce87" office:value-type="string" calcext:value-type="string">
            <text:p>変更無し</text:p>
          </table:table-cell>
          <table:table-cell table:style-name="ce87" office:value-type="string" calcext:value-type="string">
            <text:p>lockPref("browser.search.update", false);</text:p>
          </table:table-cell>
          <table:table-cell table:style-name="ce94"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49]&lt;&gt;&quot;&quot;;NOT(ISNUMBER(FIND(&quot;廃止&quot;;[.$D349])));NOT(ISNUMBER(FIND(&quot;廃止&quot;;[.$E349]))));MAX([.$B$1:.$B348])+1;&quot;&quot;)" office:value-type="float" office:value="289" calcext:value-type="float">
            <text:p>289</text:p>
          </table:table-cell>
          <table:table-cell table:style-name="ce5" table:formula="of:=CONCATENATE([.$D349];&quot;-&quot;;[.$E349])" office:value-type="string" office:string-value="Update-4-1" calcext:value-type="string">
            <text:p>Update-4-1</text:p>
          </table:table-cell>
          <table:table-cell table:style-name="ce8" office:value-type="string" calcext:value-type="string">
            <text:p>Update-4</text:p>
          </table:table-cell>
          <table:table-cell table:style-name="ce8" office:value-type="float" office:value="1" calcext:value-type="float">
            <text:p>1</text:p>
          </table:table-cell>
          <table:table-cell table:style-name="ce17" office:value-type="string" calcext:value-type="string" table:number-columns-spanned="1" table:number-rows-spanned="2">
            <text:p>その他</text:p>
          </table:table-cell>
          <table:table-cell table:style-name="ce17" office:value-type="string" calcext:value-type="string" table:number-columns-spanned="1" table:number-rows-spanned="2">
            <text:p>「Mozilla Maintenance Service」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refox-setup.iniで設定を反映する</text:p>
          </table:table-cell>
          <table:table-cell table:style-name="ce8" office:value-type="string" calcext:value-type="string">
            <text:p>-</text:p>
          </table:table-cell>
          <table:table-cell table:style-name="ce8"/>
          <table:table-cell table:style-name="ce10" table:formula="of:=IF([.K349]=&quot;&quot;;&quot;?&quot;;IF([.N349]=&quot;&quot;;&quot;新規&quot;;IF([.K349]=[.N349];&quot;&quot;;&quot;変更あり&quot;)))">
            <text:p/>
          </table:table-cell>
          <table:table-cell table:style-name="ce8" office:value-type="string" calcext:value-type="string">
            <text:p>-</text:p>
          </table:table-cell>
          <table:table-cell table:style-name="ce10" table:formula="of:=IF([.N349]=&quot;&quot;;&quot;?&quot;;IF([.P349]=&quot;&quot;;&quot;新規&quot;;IF([.N349]=[.P349];&quot;&quot;;&quot;変更あり&quot;)))">
            <text:p/>
          </table:table-cell>
          <table:table-cell table:style-name="ce87" office:value-type="string" calcext:value-type="string">
            <text:p>-</text:p>
          </table:table-cell>
          <table:table-cell table:style-name="ce8" table:formula="of:=IF([.P349]=&quot;&quot;;&quot;?&quot;;IF([.R349]=&quot;&quot;;&quot;新規&quot;;IF([.P349]=[.R349];&quot;&quot;;&quot;○&quot;)))">
            <text:p/>
          </table:table-cell>
          <table:table-cell table:style-name="ce87" office:value-type="string" calcext:value-type="string">
            <text:p>-</text:p>
          </table:table-cell>
          <table:table-cell table:style-name="ce87" table:number-columns-repeated="2"/>
          <table:table-cell table:style-name="ce94"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5" table:formula="of:=IF(AND([.$A350]&lt;&gt;&quot;&quot;;NOT(ISNUMBER(FIND(&quot;廃止&quot;;[.$D350])));NOT(ISNUMBER(FIND(&quot;廃止&quot;;[.$E350]))));MAX([.$B$1:.$B349])+1;&quot;&quot;)" office:value-type="float" office:value="290" calcext:value-type="float">
            <text:p>290</text:p>
          </table:table-cell>
          <table:table-cell table:style-name="ce5" table:formula="of:=CONCATENATE([.$D350];&quot;-&quot;;[.$E350])" office:value-type="string" office:string-value="Update-4-2" calcext:value-type="string">
            <text:p>Update-4-2</text:p>
          </table:table-cell>
          <table:table-cell table:style-name="ce8" office:value-type="string" calcext:value-type="string">
            <text:p>Update-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refox-setup.iniで設定を反映する</text:p>
            <text:p><text:span text:style-name="T4">2. MCDで設定を反映する</text:span></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8"/>
          <table:table-cell table:style-name="ce10" table:formula="of:=IF([.K350]=&quot;&quot;;&quot;?&quot;;IF([.N350]=&quot;&quot;;&quot;新規&quot;;IF([.K350]=[.N350];&quot;&quot;;&quot;変更あり&quot;)))">
            <text:p/>
          </table:table-cell>
          <table:table-cell table:style-name="ce8" office:value-type="string" calcext:value-type="string">
            <text:p>Firefox-setup.ini:</text:p>
            <text:p>MaintenanceService=false</text:p>
            <text:p/>
            <text:p>MCD:</text:p>
            <text:p><text:span text:style-name="T11">lockPref("app.update.service.enabled", false);</text:span></text:p>
          </table:table-cell>
          <table:table-cell table:style-name="ce10" table:formula="of:=IF([.N350]=&quot;&quot;;&quot;?&quot;;IF([.P350]=&quot;&quot;;&quot;新規&quot;;IF([.N350]=[.P350];&quot;&quot;;&quot;変更あり&quot;)))">
            <text:p/>
          </table:table-cell>
          <table:table-cell table:style-name="ce87" office:value-type="string" calcext:value-type="string">
            <text:p>Firefox-setup.ini:</text:p>
            <text:p>MaintenanceService=false</text:p>
            <text:p/>
            <text:p>MCD:</text:p>
            <text:p><text:span text:style-name="T11">lockPref("app.update.service.enabled", false);</text:span></text:p>
          </table:table-cell>
          <table:table-cell table:style-name="ce8" table:formula="of:=IF([.P350]=&quot;&quot;;&quot;?&quot;;IF([.R350]=&quot;&quot;;&quot;新規&quot;;IF([.P350]=[.R350];&quot;&quot;;&quot;○&quot;)))" office:value-type="string" office:string-value="○" calcext:value-type="string">
            <text:p>○</text:p>
          </table:table-cell>
          <table:table-cell table:style-name="ce87" office:value-type="string" calcext:value-type="string">
            <text:p>MaintenanceService=false</text:p>
          </table:table-cell>
          <table:table-cell table:style-name="ce87" table:number-columns-repeated="2"/>
          <table:table-cell table:style-name="ce94"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1]&lt;&gt;&quot;&quot;;NOT(ISNUMBER(FIND(&quot;廃止&quot;;[.$D351])));NOT(ISNUMBER(FIND(&quot;廃止&quot;;[.$E351]))));MAX([.$B$1:.$B350])+1;&quot;&quot;)" office:value-type="float" office:value="291" calcext:value-type="float">
            <text:p>291</text:p>
          </table:table-cell>
          <table:table-cell table:style-name="ce5" table:formula="of:=CONCATENATE([.$D351];&quot;-&quot;;[.$E351])" office:value-type="string" office:string-value="Update-5-1" calcext:value-type="string">
            <text:p>Update-5-1</text:p>
          </table:table-cell>
          <table:table-cell table:style-name="ce8" office:value-type="string" calcext:value-type="string">
            <text:p>Update-5</text:p>
          </table:table-cell>
          <table:table-cell table:style-name="ce8" office:value-type="float" office:value="1" calcext:value-type="float">
            <text:p>1</text:p>
          </table:table-cell>
          <table:table-cell table:style-name="ce17" office:value-type="string" calcext:value-type="string" table:number-columns-spanned="1" table:number-rows-spanned="2">
            <text:p>自動更新</text:p>
          </table:table-cell>
          <table:table-cell table:style-name="ce17" office:value-type="string" calcext:value-type="string" table:number-columns-spanned="1" table:number-rows-spanned="2">
            <text:p>軽量テーマの自動更新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lightweightThemes.update.enabled", true);</text:p>
          </table:table-cell>
          <table:table-cell table:style-name="ce8"/>
          <table:table-cell table:style-name="ce10" table:formula="of:=IF([.K351]=&quot;&quot;;&quot;?&quot;;IF([.N351]=&quot;&quot;;&quot;新規&quot;;IF([.K351]=[.N351];&quot;&quot;;&quot;変更あり&quot;)))">
            <text:p/>
          </table:table-cell>
          <table:table-cell table:style-name="ce8" office:value-type="string" calcext:value-type="string">
            <text:p>lockPref("lightweightThemes.update.enabled", true);</text:p>
          </table:table-cell>
          <table:table-cell table:style-name="ce10" table:formula="of:=IF([.N351]=&quot;&quot;;&quot;?&quot;;IF([.P351]=&quot;&quot;;&quot;新規&quot;;IF([.N351]=[.P351];&quot;&quot;;&quot;変更あり&quot;)))">
            <text:p/>
          </table:table-cell>
          <table:table-cell table:style-name="ce87" office:value-type="string" calcext:value-type="string">
            <text:p>lockPref("lightweightThemes.update.enabled", true);</text:p>
          </table:table-cell>
          <table:table-cell table:style-name="ce8" table:formula="of:=IF([.P351]=&quot;&quot;;&quot;?&quot;;IF([.R351]=&quot;&quot;;&quot;新規&quot;;IF([.P351]=[.R351];&quot;&quot;;&quot;○&quot;)))">
            <text:p/>
          </table:table-cell>
          <table:table-cell table:style-name="ce87" office:value-type="string" calcext:value-type="string">
            <text:p>lockPref("lightweightThemes.update.enabled", true);</text:p>
          </table:table-cell>
          <table:table-cell table:style-name="ce87" table:number-columns-repeated="2"/>
          <table:table-cell table:style-name="ce94"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2]&lt;&gt;&quot;&quot;;NOT(ISNUMBER(FIND(&quot;廃止&quot;;[.$D352])));NOT(ISNUMBER(FIND(&quot;廃止&quot;;[.$E352]))));MAX([.$B$1:.$B351])+1;&quot;&quot;)" office:value-type="float" office:value="292" calcext:value-type="float">
            <text:p>292</text:p>
          </table:table-cell>
          <table:table-cell table:style-name="ce5" table:formula="of:=CONCATENATE([.$D352];&quot;-&quot;;[.$E352])" office:value-type="string" office:string-value="Update-5-2" calcext:value-type="string">
            <text:p>Update-5-2</text:p>
          </table:table-cell>
          <table:table-cell table:style-name="ce8" office:value-type="string" calcext:value-type="string">
            <text:p>Update-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lightweightThemes.update.enabled", false);</text:p>
          </table:table-cell>
          <table:table-cell table:style-name="ce8"/>
          <table:table-cell table:style-name="ce10" table:formula="of:=IF([.K352]=&quot;&quot;;&quot;?&quot;;IF([.N352]=&quot;&quot;;&quot;新規&quot;;IF([.K352]=[.N352];&quot;&quot;;&quot;変更あり&quot;)))">
            <text:p/>
          </table:table-cell>
          <table:table-cell table:style-name="ce8" office:value-type="string" calcext:value-type="string">
            <text:p>lockPref("lightweightThemes.update.enabled", false);</text:p>
          </table:table-cell>
          <table:table-cell table:style-name="ce10" table:formula="of:=IF([.N352]=&quot;&quot;;&quot;?&quot;;IF([.P352]=&quot;&quot;;&quot;新規&quot;;IF([.N352]=[.P352];&quot;&quot;;&quot;変更あり&quot;)))">
            <text:p/>
          </table:table-cell>
          <table:table-cell table:style-name="ce87" office:value-type="string" calcext:value-type="string">
            <text:p>lockPref("lightweightThemes.update.enabled", false);</text:p>
          </table:table-cell>
          <table:table-cell table:style-name="ce8" table:formula="of:=IF([.P352]=&quot;&quot;;&quot;?&quot;;IF([.R352]=&quot;&quot;;&quot;新規&quot;;IF([.P352]=[.R352];&quot;&quot;;&quot;○&quot;)))">
            <text:p/>
          </table:table-cell>
          <table:table-cell table:style-name="ce87" office:value-type="string" calcext:value-type="string">
            <text:p>lockPref("lightweightThemes.update.enabled", false);</text:p>
          </table:table-cell>
          <table:table-cell table:style-name="ce87" table:number-columns-repeated="2"/>
          <table:table-cell table:style-name="ce94"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5" table:formula="of:=IF(AND([.$A353]&lt;&gt;&quot;&quot;;NOT(ISNUMBER(FIND(&quot;廃止&quot;;[.$D353])));NOT(ISNUMBER(FIND(&quot;廃止&quot;;[.$E353]))));MAX([.$B$1:.$B352])+1;&quot;&quot;)" office:value-type="float" office:value="293" calcext:value-type="float">
            <text:p>293</text:p>
          </table:table-cell>
          <table:table-cell table:style-name="ce5" table:formula="of:=CONCATENATE([.$D353];&quot;-&quot;;[.$E353])" office:value-type="string" office:string-value="Ui-1-1" calcext:value-type="string">
            <text:p>Ui-1-1</text:p>
          </table:table-cell>
          <table:table-cell table:style-name="ce8" office:value-type="string" calcext:value-type="string">
            <text:p>Ui-1</text:p>
          </table:table-cell>
          <table:table-cell table:style-name="ce8" office:value-type="float" office:value="1" calcext:value-type="float">
            <text:p>1</text:p>
          </table:table-cell>
          <table:table-cell table:style-name="ce17" office:value-type="string" calcext:value-type="string" table:number-columns-spanned="1" table:number-rows-spanned="2">
            <text:p>プログラム</text:p>
          </table:table-cell>
          <table:table-cell table:style-name="ce17" office:value-type="string" calcext:value-type="string" table:number-columns-spanned="1" table:number-rows-spanned="2">
            <text:p>Firefox組み込みのPDFビューアの使用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pdfjs.disabled", false);</text:p>
            <text:p>lockPref("plugin.disable_full_page_plugin_for_types", "（application/pdfを含まない値）");</text:p>
          </table:table-cell>
          <table:table-cell table:style-name="ce78"/>
          <table:table-cell table:style-name="ce10" table:formula="of:=IF([.K353]=&quot;&quot;;&quot;?&quot;;IF([.N353]=&quot;&quot;;&quot;新規&quot;;IF([.K353]=[.N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10" table:formula="of:=IF([.N353]=&quot;&quot;;&quot;?&quot;;IF([.P353]=&quot;&quot;;&quot;新規&quot;;IF([.N353]=[.P353];&quot;&quot;;&quot;変更あり&quot;)))">
            <text:p/>
          </table:table-cell>
          <table:table-cell table:style-name="ce9" office:value-type="string" calcext:value-type="string">
            <text:p>lockPref("pdfjs.disabled", false);</text:p>
            <text:p>lockPref("plugin.disable_full_page_plugin_for_types", "（application/pdfを含まない値）");</text:p>
          </table:table-cell>
          <table:table-cell table:style-name="ce8" table:formula="of:=IF([.P353]=&quot;&quot;;&quot;?&quot;;IF([.R353]=&quot;&quot;;&quot;新規&quot;;IF([.P353]=[.R353];&quot;&quot;;&quot;○&quot;)))" office:value-type="string" office:string-value="○" calcext:value-type="string">
            <text:p>○</text:p>
          </table:table-cell>
          <table:table-cell table:style-name="ce87" office:value-type="string" calcext:value-type="string">
            <text:p>lockPref("pdfjs.disabled", false);</text:p>
          </table:table-cell>
          <table:table-cell table:style-name="ce87" office:value-type="string" calcext:value-type="string">
            <text:p>変更無し</text:p>
          </table:table-cell>
          <table:table-cell table:style-name="ce87" office:value-type="string" calcext:value-type="string">
            <text:p>lockPref("pdfjs.disabled", false);</text:p>
          </table:table-cell>
          <table:table-cell table:style-name="ce94"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54]&lt;&gt;&quot;&quot;;NOT(ISNUMBER(FIND(&quot;廃止&quot;;[.$D354])));NOT(ISNUMBER(FIND(&quot;廃止&quot;;[.$E354]))));MAX([.$B$1:.$B353])+1;&quot;&quot;)" office:value-type="float" office:value="294" calcext:value-type="float">
            <text:p>294</text:p>
          </table:table-cell>
          <table:table-cell table:style-name="ce5" table:formula="of:=CONCATENATE([.$D354];&quot;-&quot;;[.$E354])" office:value-type="string" office:string-value="Ui-1-2" calcext:value-type="string">
            <text:p>Ui-1-2</text:p>
          </table:table-cell>
          <table:table-cell table:style-name="ce8" office:value-type="string" calcext:value-type="string">
            <text:p>Ui-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pdfjs.disabled", true);</text:p>
          </table:table-cell>
          <table:table-cell table:style-name="ce9"/>
          <table:table-cell table:style-name="ce10" table:formula="of:=IF([.K354]=&quot;&quot;;&quot;?&quot;;IF([.N354]=&quot;&quot;;&quot;新規&quot;;IF([.K354]=[.N354];&quot;&quot;;&quot;変更あり&quot;)))">
            <text:p/>
          </table:table-cell>
          <table:table-cell table:style-name="ce9" office:value-type="string" calcext:value-type="string">
            <text:p>lockPref("pdfjs.disabled", true);</text:p>
          </table:table-cell>
          <table:table-cell table:style-name="ce10" table:formula="of:=IF([.N354]=&quot;&quot;;&quot;?&quot;;IF([.P354]=&quot;&quot;;&quot;新規&quot;;IF([.N354]=[.P354];&quot;&quot;;&quot;変更あり&quot;)))">
            <text:p/>
          </table:table-cell>
          <table:table-cell table:style-name="ce9" office:value-type="string" calcext:value-type="string">
            <text:p>lockPref("pdfjs.disabled", true);</text:p>
          </table:table-cell>
          <table:table-cell table:style-name="ce8" table:formula="of:=IF([.P354]=&quot;&quot;;&quot;?&quot;;IF([.R354]=&quot;&quot;;&quot;新規&quot;;IF([.P354]=[.R354];&quot;&quot;;&quot;○&quot;)))">
            <text:p/>
          </table:table-cell>
          <table:table-cell table:style-name="ce87" office:value-type="string" calcext:value-type="string">
            <text:p>lockPref("pdfjs.disabled", true);</text:p>
          </table:table-cell>
          <table:table-cell table:style-name="ce87" office:value-type="string" calcext:value-type="string">
            <text:p>変更無し</text:p>
          </table:table-cell>
          <table:table-cell table:style-name="ce87" office:value-type="string" calcext:value-type="string">
            <text:p>lockPref("pdfjs.disabled", true);</text:p>
          </table:table-cell>
          <table:table-cell table:style-name="ce94"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5]&lt;&gt;&quot;&quot;;NOT(ISNUMBER(FIND(&quot;廃止&quot;;[.$D355])));NOT(ISNUMBER(FIND(&quot;廃止&quot;;[.$E355]))));MAX([.$B$1:.$B354])+1;&quot;&quot;)" office:value-type="float" office:value="295" calcext:value-type="float">
            <text:p>295</text:p>
          </table:table-cell>
          <table:table-cell table:style-name="ce5" table:formula="of:=CONCATENATE([.$D355];&quot;-&quot;;[.$E355])" office:value-type="string" office:string-value="Ui-2-1" calcext:value-type="string">
            <text:p>Ui-2-1</text:p>
          </table:table-cell>
          <table:table-cell table:style-name="ce8" office:value-type="string" calcext:value-type="string">
            <text:p>Ui-2</text:p>
          </table:table-cell>
          <table:table-cell table:style-name="ce8" office:value-type="float" office:value="1" calcext:value-type="float">
            <text:p>1</text:p>
          </table:table-cell>
          <table:table-cell table:style-name="ce17" office:value-type="string" calcext:value-type="string" table:number-columns-spanned="1" table:number-rows-spanned="2">
            <text:p>キーボード操作</text:p>
          </table:table-cell>
          <table:table-cell table:style-name="ce17" office:value-type="string" calcext:value-type="string" table:number-columns-spanned="1" table:number-rows-spanned="2">
            <text:p>F7キーによるキャレットブラウズモードの開始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true);</text:p>
          </table:table-cell>
          <table:table-cell table:style-name="ce8"/>
          <table:table-cell table:style-name="ce10" table:formula="of:=IF([.K355]=&quot;&quot;;&quot;?&quot;;IF([.N355]=&quot;&quot;;&quot;新規&quot;;IF([.K355]=[.N355];&quot;&quot;;&quot;変更あり&quot;)))">
            <text:p/>
          </table:table-cell>
          <table:table-cell table:style-name="ce8" office:value-type="string" calcext:value-type="string">
            <text:p>lockPref("accessibility.browsewithcaret_shortcut.enabled", true);</text:p>
          </table:table-cell>
          <table:table-cell table:style-name="ce10" table:formula="of:=IF([.N355]=&quot;&quot;;&quot;?&quot;;IF([.P355]=&quot;&quot;;&quot;新規&quot;;IF([.N355]=[.P355];&quot;&quot;;&quot;変更あり&quot;)))">
            <text:p/>
          </table:table-cell>
          <table:table-cell table:style-name="ce87" office:value-type="string" calcext:value-type="string">
            <text:p>lockPref("accessibility.browsewithcaret_shortcut.enabled", true);</text:p>
          </table:table-cell>
          <table:table-cell table:style-name="ce8" table:formula="of:=IF([.P355]=&quot;&quot;;&quot;?&quot;;IF([.R355]=&quot;&quot;;&quot;新規&quot;;IF([.P355]=[.R355];&quot;&quot;;&quot;○&quot;)))">
            <text:p/>
          </table:table-cell>
          <table:table-cell table:style-name="ce87" office:value-type="string" calcext:value-type="string">
            <text:p>lockPref("accessibility.browsewithcaret_shortcut.enabled", true);</text:p>
          </table:table-cell>
          <table:table-cell table:style-name="ce87" table:number-columns-repeated="2"/>
          <table:table-cell table:style-name="ce94"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356]&lt;&gt;&quot;&quot;;NOT(ISNUMBER(FIND(&quot;廃止&quot;;[.$D356])));NOT(ISNUMBER(FIND(&quot;廃止&quot;;[.$E356]))));MAX([.$B$1:.$B355])+1;&quot;&quot;)" office:value-type="float" office:value="296" calcext:value-type="float">
            <text:p>296</text:p>
          </table:table-cell>
          <table:table-cell table:style-name="ce5" table:formula="of:=CONCATENATE([.$D356];&quot;-&quot;;[.$E356])" office:value-type="string" office:string-value="Ui-2-2" calcext:value-type="string">
            <text:p>Ui-2-2</text:p>
          </table:table-cell>
          <table:table-cell table:style-name="ce8" office:value-type="string" calcext:value-type="string">
            <text:p>Ui-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accessibility.browsewithcaret_shortcut.enabled", false);</text:p>
          </table:table-cell>
          <table:table-cell table:style-name="ce8"/>
          <table:table-cell table:style-name="ce10" table:formula="of:=IF([.K356]=&quot;&quot;;&quot;?&quot;;IF([.N356]=&quot;&quot;;&quot;新規&quot;;IF([.K356]=[.N356];&quot;&quot;;&quot;変更あり&quot;)))">
            <text:p/>
          </table:table-cell>
          <table:table-cell table:style-name="ce8" office:value-type="string" calcext:value-type="string">
            <text:p>lockPref("accessibility.browsewithcaret_shortcut.enabled", false);</text:p>
          </table:table-cell>
          <table:table-cell table:style-name="ce10" table:formula="of:=IF([.N356]=&quot;&quot;;&quot;?&quot;;IF([.P356]=&quot;&quot;;&quot;新規&quot;;IF([.N356]=[.P356];&quot;&quot;;&quot;変更あり&quot;)))">
            <text:p/>
          </table:table-cell>
          <table:table-cell table:style-name="ce87" office:value-type="string" calcext:value-type="string">
            <text:p>lockPref("accessibility.browsewithcaret_shortcut.enabled", false);</text:p>
          </table:table-cell>
          <table:table-cell table:style-name="ce8" table:formula="of:=IF([.P356]=&quot;&quot;;&quot;?&quot;;IF([.R356]=&quot;&quot;;&quot;新規&quot;;IF([.P356]=[.R356];&quot;&quot;;&quot;○&quot;)))">
            <text:p/>
          </table:table-cell>
          <table:table-cell table:style-name="ce87" office:value-type="string" calcext:value-type="string">
            <text:p>lockPref("accessibility.browsewithcaret_shortcut.enabled", false);</text:p>
          </table:table-cell>
          <table:table-cell table:style-name="ce87" table:number-columns-repeated="2"/>
          <table:table-cell table:style-name="ce94"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57]&lt;&gt;&quot;&quot;;NOT(ISNUMBER(FIND(&quot;廃止&quot;;[.$D357])));NOT(ISNUMBER(FIND(&quot;廃止&quot;;[.$E357]))));MAX([.$B$1:.$B356])+1;&quot;&quot;)" office:value-type="float" office:value="297" calcext:value-type="float">
            <text:p>297</text:p>
          </table:table-cell>
          <table:table-cell table:style-name="ce5" table:formula="of:=CONCATENATE([.$D357];&quot;-&quot;;[.$E357])" office:value-type="string" office:string-value="Ui-3-1" calcext:value-type="string">
            <text:p>Ui-3-1</text:p>
          </table:table-cell>
          <table:table-cell table:style-name="ce9" office:value-type="string" calcext:value-type="string">
            <text:p>Ui-3</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タブごとの音声インジケータの利用の許可</text:p>
          </table:table-cell>
          <table:table-cell table:style-name="ce20"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9"/>
          <table:table-cell table:style-name="ce10" table:formula="of:=IF([.K357]=&quot;&quot;;&quot;?&quot;;IF([.N357]=&quot;&quot;;&quot;新規&quot;;IF([.K357]=[.N357];&quot;&quot;;&quot;変更あり&quot;)))">
            <text:p/>
          </table:table-cell>
          <table:table-cell table:style-name="ce9" office:value-type="string" calcext:value-type="string">
            <text:p>-</text:p>
          </table:table-cell>
          <table:table-cell table:style-name="ce10" table:formula="of:=IF([.N357]=&quot;&quot;;&quot;?&quot;;IF([.P357]=&quot;&quot;;&quot;新規&quot;;IF([.N357]=[.P357];&quot;&quot;;&quot;変更あり&quot;)))">
            <text:p/>
          </table:table-cell>
          <table:table-cell table:style-name="ce9" office:value-type="string" calcext:value-type="string">
            <text:p>-</text:p>
          </table:table-cell>
          <table:table-cell table:style-name="ce8" table:formula="of:=IF([.P357]=&quot;&quot;;&quot;?&quot;;IF([.R357]=&quot;&quot;;&quot;新規&quot;;IF([.P357]=[.R357];&quot;&quot;;&quot;○&quot;)))" office:value-type="string" office:string-value="新規" calcext:value-type="string">
            <text:p>新規</text:p>
          </table:table-cell>
          <table:table-cell table:style-name="ce87" table:number-columns-repeated="3"/>
          <table:table-cell table:style-name="ce94"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358]&lt;&gt;&quot;&quot;;NOT(ISNUMBER(FIND(&quot;廃止&quot;;[.$D358])));NOT(ISNUMBER(FIND(&quot;廃止&quot;;[.$E358]))));MAX([.$B$1:.$B357])+1;&quot;&quot;)" office:value-type="float" office:value="298" calcext:value-type="float">
            <text:p>298</text:p>
          </table:table-cell>
          <table:table-cell table:style-name="ce5" table:formula="of:=CONCATENATE([.$D358];&quot;-&quot;;[.$E358])" office:value-type="string" office:string-value="Ui-3-2" calcext:value-type="string">
            <text:p>Ui-3-2</text:p>
          </table:table-cell>
          <table:table-cell table:style-name="ce9" office:value-type="string" calcext:value-type="string">
            <text:p>Ui-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globalChrome.css」互換のスクリプトを導入する</text:p>
            <text:p>2. globalChrome.cssで設定を反映する</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table-cell table:style-name="ce10" table:formula="of:=IF([.K358]=&quot;&quot;;&quot;?&quot;;IF([.N358]=&quot;&quot;;&quot;新規&quot;;IF([.K358]=[.N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58]=&quot;&quot;;&quot;?&quot;;IF([.P358]=&quot;&quot;;&quot;新規&quot;;IF([.N358]=[.P358];&quot;&quot;;&quot;変更あり&quot;)))">
            <text:p/>
          </table:table-cell>
          <table:table-cell table:style-name="ce9"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8" table:formula="of:=IF([.P358]=&quot;&quot;;&quot;?&quot;;IF([.R358]=&quot;&quot;;&quot;新規&quot;;IF([.P358]=[.R358];&quot;&quot;;&quot;○&quot;)))" office:value-type="string" office:string-value="新規" calcext:value-type="string">
            <text:p>新規</text:p>
          </table:table-cell>
          <table:table-cell table:style-name="ce87" table:number-columns-repeated="3"/>
          <table:table-cell table:style-name="ce94"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34">
          <table:table-cell table:style-name="ce1" office:value-type="string" calcext:value-type="string">
            <text:p>○</text:p>
          </table:table-cell>
          <table:table-cell table:style-name="ce5" table:formula="of:=IF(AND([.$A359]&lt;&gt;&quot;&quot;;NOT(ISNUMBER(FIND(&quot;廃止&quot;;[.$D359])));NOT(ISNUMBER(FIND(&quot;廃止&quot;;[.$E359]))));MAX([.$B$1:.$B358])+1;&quot;&quot;)">
            <text:p/>
          </table:table-cell>
          <table:table-cell table:style-name="ce5" table:formula="of:=CONCATENATE([.$D359];&quot;-&quot;;[.$E359])" office:value-type="string" office:string-value="Ui-4（トラブルが多いため廃止）-1" calcext:value-type="string">
            <text:p>Ui-4（トラブルが多いため廃止）-1</text:p>
          </table:table-cell>
          <table:table-cell table:style-name="ce9" office:value-type="string" calcext:value-type="string">
            <text:p>Ui-4（トラブルが多いため廃止）</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同一プロキシへの同時アクセスによる認証ダイアログの多重表示の抑止</text:p>
          </table:table-cell>
          <table:table-cell table:style-name="ce20" office:value-type="string" calcext:value-type="string" table:number-columns-spanned="1" table:number-rows-spanned="2">
            <text:p>-</text:p>
          </table:table-cell>
          <table:table-cell table:style-name="ce9" office:value-type="string" calcext:value-type="string">
            <text:p>抑止する</text:p>
          </table:table-cell>
          <table:table-cell table:style-name="ce9" office:value-type="string" calcext:value-type="string">
            <text:p>1. アドオン「No Duplicated Authentication」を導入する</text:p>
            <text:p>2. MCDで設定を反映する</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9"/>
          <table:table-cell table:style-name="ce10" table:formula="of:=IF([.K359]=&quot;&quot;;&quot;?&quot;;IF([.N359]=&quot;&quot;;&quot;新規&quot;;IF([.K359]=[.N359];&quot;&quot;;&quot;変更あり&quot;)))">
            <text:p/>
          </table:table-cell>
          <table:table-cell table:style-name="ce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59]=&quot;&quot;;&quot;?&quot;;IF([.P359]=&quot;&quot;;&quot;新規&quot;;IF([.N359]=[.P359];&quot;&quot;;&quot;変更あり&quot;)))">
            <text:p/>
          </table:table-cell>
          <table:table-cell table:style-name="ce61"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8" table:formula="of:=IF([.P359]=&quot;&quot;;&quot;?&quot;;IF([.R359]=&quot;&quot;;&quot;新規&quot;;IF([.P359]=[.R359];&quot;&quot;;&quot;○&quot;)))" office:value-type="string" office:string-value="新規" calcext:value-type="string">
            <text:p>新規</text:p>
          </table:table-cell>
          <table:table-cell table:style-name="ce87" table:number-columns-repeated="3"/>
          <table:table-cell table:style-name="ce94"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0]&lt;&gt;&quot;&quot;;NOT(ISNUMBER(FIND(&quot;廃止&quot;;[.$D360])));NOT(ISNUMBER(FIND(&quot;廃止&quot;;[.$E360]))));MAX([.$B$1:.$B359])+1;&quot;&quot;)" office:value-type="float" office:value="299" calcext:value-type="float">
            <text:p>299</text:p>
          </table:table-cell>
          <table:table-cell table:style-name="ce5" table:formula="of:=CONCATENATE([.$D360];&quot;-&quot;;[.$E360])" office:value-type="string" office:string-value="Ui-4-2" calcext:value-type="string">
            <text:p>Ui-4-2</text:p>
          </table:table-cell>
          <table:table-cell table:style-name="ce9" office:value-type="string" calcext:value-type="string">
            <text:p>Ui-4</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抑止しない</text:p>
          </table:table-cell>
          <table:table-cell table:number-columns-repeated="2" table:style-name="ce9" office:value-type="string" calcext:value-type="string">
            <text:p>-</text:p>
          </table:table-cell>
          <table:table-cell table:style-name="ce9"/>
          <table:table-cell table:style-name="ce10" table:formula="of:=IF([.K360]=&quot;&quot;;&quot;?&quot;;IF([.N360]=&quot;&quot;;&quot;新規&quot;;IF([.K360]=[.N360];&quot;&quot;;&quot;変更あり&quot;)))">
            <text:p/>
          </table:table-cell>
          <table:table-cell table:style-name="ce9" office:value-type="string" calcext:value-type="string">
            <text:p>-</text:p>
          </table:table-cell>
          <table:table-cell table:style-name="ce10" table:formula="of:=IF([.N360]=&quot;&quot;;&quot;?&quot;;IF([.P360]=&quot;&quot;;&quot;新規&quot;;IF([.N360]=[.P360];&quot;&quot;;&quot;変更あり&quot;)))">
            <text:p/>
          </table:table-cell>
          <table:table-cell table:style-name="ce61" office:value-type="string" calcext:value-type="string">
            <text:p>-</text:p>
          </table:table-cell>
          <table:table-cell table:style-name="ce8" table:formula="of:=IF([.P360]=&quot;&quot;;&quot;?&quot;;IF([.R360]=&quot;&quot;;&quot;新規&quot;;IF([.P360]=[.R360];&quot;&quot;;&quot;○&quot;)))" office:value-type="string" office:string-value="新規" calcext:value-type="string">
            <text:p>新規</text:p>
          </table:table-cell>
          <table:table-cell table:style-name="ce87" table:number-columns-repeated="3"/>
          <table:table-cell table:style-name="ce94"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61]&lt;&gt;&quot;&quot;;NOT(ISNUMBER(FIND(&quot;廃止&quot;;[.$D361])));NOT(ISNUMBER(FIND(&quot;廃止&quot;;[.$E361]))));MAX([.$B$1:.$B360])+1;&quot;&quot;)" office:value-type="float" office:value="300" calcext:value-type="float">
            <text:p>300</text:p>
          </table:table-cell>
          <table:table-cell table:style-name="ce5" table:formula="of:=CONCATENATE([.$D361];&quot;-&quot;;[.$E361])" office:value-type="string" office:string-value="Ui-5-1" calcext:value-type="string">
            <text:p>Ui-5-1</text:p>
          </table:table-cell>
          <table:table-cell table:style-name="ce9" office:value-type="string" calcext:value-type="string">
            <text:p>Ui-5</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リーダービュー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number-columns-repeated="2" table:style-name="ce9" office:value-type="string" calcext:value-type="string">
            <text:p>-</text:p>
          </table:table-cell>
          <table:table-cell table:style-name="ce9"/>
          <table:table-cell table:style-name="ce10" table:formula="of:=IF([.K361]=&quot;&quot;;&quot;?&quot;;IF([.N361]=&quot;&quot;;&quot;新規&quot;;IF([.K361]=[.N361];&quot;&quot;;&quot;変更あり&quot;)))">
            <text:p/>
          </table:table-cell>
          <table:table-cell table:style-name="ce9" office:value-type="string" calcext:value-type="string">
            <text:p>-</text:p>
          </table:table-cell>
          <table:table-cell table:style-name="ce10" table:formula="of:=IF([.N361]=&quot;&quot;;&quot;?&quot;;IF([.P361]=&quot;&quot;;&quot;新規&quot;;IF([.N361]=[.P361];&quot;&quot;;&quot;変更あり&quot;)))">
            <text:p/>
          </table:table-cell>
          <table:table-cell table:style-name="ce9" office:value-type="string" calcext:value-type="string">
            <text:p>-</text:p>
          </table:table-cell>
          <table:table-cell table:style-name="ce8" table:formula="of:=IF([.P361]=&quot;&quot;;&quot;?&quot;;IF([.R361]=&quot;&quot;;&quot;新規&quot;;IF([.P361]=[.R361];&quot;&quot;;&quot;○&quot;)))" office:value-type="string" office:string-value="新規" calcext:value-type="string">
            <text:p>新規</text:p>
          </table:table-cell>
          <table:table-cell table:style-name="ce87" table:number-columns-repeated="3"/>
          <table:table-cell table:style-name="ce94"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2]&lt;&gt;&quot;&quot;;NOT(ISNUMBER(FIND(&quot;廃止&quot;;[.$D362])));NOT(ISNUMBER(FIND(&quot;廃止&quot;;[.$E362]))));MAX([.$B$1:.$B361])+1;&quot;&quot;)" office:value-type="float" office:value="301" calcext:value-type="float">
            <text:p>301</text:p>
          </table:table-cell>
          <table:table-cell table:style-name="ce5" table:formula="of:=CONCATENATE([.$D362];&quot;-&quot;;[.$E362])" office:value-type="string" office:string-value="Ui-5-2" calcext:value-type="string">
            <text:p>Ui-5-2</text:p>
          </table:table-cell>
          <table:table-cell table:style-name="ce9" office:value-type="string" calcext:value-type="string">
            <text:p>Ui-5</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reader.parse-on-load.enabled", false)</text:p>
          </table:table-cell>
          <table:table-cell table:style-name="ce9"/>
          <table:table-cell table:style-name="ce10" table:formula="of:=IF([.K362]=&quot;&quot;;&quot;?&quot;;IF([.N362]=&quot;&quot;;&quot;新規&quot;;IF([.K362]=[.N362];&quot;&quot;;&quot;変更あり&quot;)))">
            <text:p/>
          </table:table-cell>
          <table:table-cell table:style-name="ce9" office:value-type="string" calcext:value-type="string">
            <text:p>lockPref("reader.parse-on-load.enabled", false)</text:p>
          </table:table-cell>
          <table:table-cell table:style-name="ce10" table:formula="of:=IF([.N362]=&quot;&quot;;&quot;?&quot;;IF([.P362]=&quot;&quot;;&quot;新規&quot;;IF([.N362]=[.P362];&quot;&quot;;&quot;変更あり&quot;)))">
            <text:p/>
          </table:table-cell>
          <table:table-cell table:style-name="ce9" office:value-type="string" calcext:value-type="string">
            <text:p>lockPref("reader.parse-on-load.enabled", false)</text:p>
          </table:table-cell>
          <table:table-cell table:style-name="ce8" table:formula="of:=IF([.P362]=&quot;&quot;;&quot;?&quot;;IF([.R362]=&quot;&quot;;&quot;新規&quot;;IF([.P362]=[.R362];&quot;&quot;;&quot;○&quot;)))" office:value-type="string" office:string-value="新規" calcext:value-type="string">
            <text:p>新規</text:p>
          </table:table-cell>
          <table:table-cell table:style-name="ce87" table:number-columns-repeated="3"/>
          <table:table-cell table:style-name="ce94"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3]&lt;&gt;&quot;&quot;;NOT(ISNUMBER(FIND(&quot;廃止&quot;;[.$D363])));NOT(ISNUMBER(FIND(&quot;廃止&quot;;[.$E363]))));MAX([.$B$1:.$B362])+1;&quot;&quot;)" office:value-type="float" office:value="302" calcext:value-type="float">
            <text:p>302</text:p>
          </table:table-cell>
          <table:table-cell table:style-name="ce5" table:formula="of:=CONCATENATE([.$D363];&quot;-&quot;;[.$E363])" office:value-type="string" office:string-value="Ui-6-1" calcext:value-type="string">
            <text:p>Ui-6-1</text:p>
          </table:table-cell>
          <table:table-cell table:style-name="ce9" office:value-type="string" calcext:value-type="string">
            <text:p>Ui-6</text:p>
          </table:table-cell>
          <table:table-cell table:style-name="ce9" office:value-type="float" office:value="1" calcext:value-type="float">
            <text:p>1</text:p>
          </table:table-cell>
          <table:table-cell table:style-name="ce20" office:value-type="string" calcext:value-type="string" table:number-columns-spanned="1" table:number-rows-spanned="2">
            <text:p>UI</text:p>
          </table:table-cell>
          <table:table-cell table:style-name="ce20" office:value-type="string" calcext:value-type="string" table:number-columns-spanned="1" table:number-rows-spanned="2">
            <text:p>スペルチェック機能の使用</text:p>
          </table:table-cell>
          <table:table-cell table:style-name="ce20" office:value-type="string" calcext:value-type="string" table:number-columns-spanned="1" table:number-rows-spanned="2">
            <text:p>-</text:p>
          </table:table-cell>
          <table:table-cell table:style-name="ce9" office:value-type="string" calcext:value-type="string">
            <text:p>使用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63]=&quot;&quot;;&quot;?&quot;;IF([.N363]=&quot;&quot;;&quot;新規&quot;;IF([.K363]=[.N363];&quot;&quot;;&quot;変更あり&quot;)))">
            <text:p/>
          </table:table-cell>
          <table:table-cell table:style-name="ce9" office:value-type="string" calcext:value-type="string">
            <text:p>-</text:p>
          </table:table-cell>
          <table:table-cell table:style-name="ce10" table:formula="of:=IF([.N363]=&quot;&quot;;&quot;?&quot;;IF([.P363]=&quot;&quot;;&quot;新規&quot;;IF([.N363]=[.P363];&quot;&quot;;&quot;変更あり&quot;)))">
            <text:p/>
          </table:table-cell>
          <table:table-cell table:style-name="ce9" office:value-type="string" calcext:value-type="string">
            <text:p>-</text:p>
          </table:table-cell>
          <table:table-cell table:style-name="ce8" table:formula="of:=IF([.P363]=&quot;&quot;;&quot;?&quot;;IF([.R363]=&quot;&quot;;&quot;新規&quot;;IF([.P363]=[.R363];&quot;&quot;;&quot;○&quot;)))" office:value-type="string" office:string-value="新規" calcext:value-type="string">
            <text:p>新規</text:p>
          </table:table-cell>
          <table:table-cell table:style-name="ce87" table:number-columns-repeated="3"/>
          <table:table-cell table:style-name="ce94"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4]&lt;&gt;&quot;&quot;;NOT(ISNUMBER(FIND(&quot;廃止&quot;;[.$D364])));NOT(ISNUMBER(FIND(&quot;廃止&quot;;[.$E364]))));MAX([.$B$1:.$B363])+1;&quot;&quot;)" office:value-type="float" office:value="303" calcext:value-type="float">
            <text:p>303</text:p>
          </table:table-cell>
          <table:table-cell table:style-name="ce5" table:formula="of:=CONCATENATE([.$D364];&quot;-&quot;;[.$E364])" office:value-type="string" office:string-value="Ui-6-2" calcext:value-type="string">
            <text:p>Ui-6-2</text:p>
          </table:table-cell>
          <table:table-cell table:style-name="ce9" office:value-type="string" calcext:value-type="string">
            <text:p>Ui-6</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使用しない</text:p>
          </table:table-cell>
          <table:table-cell table:style-name="ce8" office:value-type="string" calcext:value-type="string">
            <text:p>MCDで設定を反映する</text:p>
          </table:table-cell>
          <table:table-cell table:style-name="ce9" office:value-type="string" calcext:value-type="string">
            <text:p>lockPref("layout.spellcheckDefault", 0);</text:p>
          </table:table-cell>
          <table:table-cell table:style-name="ce9"/>
          <table:table-cell table:style-name="ce10" table:formula="of:=IF([.K364]=&quot;&quot;;&quot;?&quot;;IF([.N364]=&quot;&quot;;&quot;新規&quot;;IF([.K364]=[.N364];&quot;&quot;;&quot;変更あり&quot;)))">
            <text:p/>
          </table:table-cell>
          <table:table-cell table:style-name="ce9" office:value-type="string" calcext:value-type="string">
            <text:p>lockPref("layout.spellcheckDefault", 0);</text:p>
          </table:table-cell>
          <table:table-cell table:style-name="ce10" table:formula="of:=IF([.N364]=&quot;&quot;;&quot;?&quot;;IF([.P364]=&quot;&quot;;&quot;新規&quot;;IF([.N364]=[.P364];&quot;&quot;;&quot;変更あり&quot;)))">
            <text:p/>
          </table:table-cell>
          <table:table-cell table:style-name="ce9" office:value-type="string" calcext:value-type="string">
            <text:p>lockPref("layout.spellcheckDefault", 0);</text:p>
          </table:table-cell>
          <table:table-cell table:style-name="ce8" table:formula="of:=IF([.P364]=&quot;&quot;;&quot;?&quot;;IF([.R364]=&quot;&quot;;&quot;新規&quot;;IF([.P364]=[.R364];&quot;&quot;;&quot;○&quot;)))" office:value-type="string" office:string-value="新規" calcext:value-type="string">
            <text:p>新規</text:p>
          </table:table-cell>
          <table:table-cell table:style-name="ce87" table:number-columns-repeated="3"/>
          <table:table-cell table:style-name="ce94"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5]&lt;&gt;&quot;&quot;;NOT(ISNUMBER(FIND(&quot;廃止&quot;;[.$D365])));NOT(ISNUMBER(FIND(&quot;廃止&quot;;[.$E365]))));MAX([.$B$1:.$B364])+1;&quot;&quot;)" office:value-type="float" office:value="304" calcext:value-type="float">
            <text:p>304</text:p>
          </table:table-cell>
          <table:table-cell table:style-name="ce5" table:formula="of:=CONCATENATE([.$D365];&quot;-&quot;;[.$E365])" office:value-type="string" office:string-value="Ui-7-1" calcext:value-type="string">
            <text:p>Ui-7-1</text:p>
          </table:table-cell>
          <table:table-cell table:style-name="ce9" office:value-type="string" calcext:value-type="string">
            <text:p>Ui-7</text:p>
          </table:table-cell>
          <table:table-cell table:style-name="ce9" office:value-type="float" office:value="1" calcext:value-type="float">
            <text:p>1</text:p>
          </table:table-cell>
          <table:table-cell table:style-name="ce23" office:value-type="string" calcext:value-type="string" table:number-columns-spanned="1" table:number-rows-spanned="3">
            <text:p>UI</text:p>
          </table:table-cell>
          <table:table-cell table:style-name="ce23" office:value-type="string" calcext:value-type="string" table:number-columns-spanned="1" table:number-rows-spanned="3">
            <text:p>FirefoxScreenshots機能の使用</text:p>
          </table:table-cell>
          <table:table-cell table:style-name="ce23" office:value-type="string" calcext:value-type="string" table:number-columns-spanned="1" table:number-rows-spanned="3">
            <text:p>-</text:p>
          </table:table-cell>
          <table:table-cell table:style-name="ce9" office:value-type="string" calcext:value-type="string">
            <text:p>使用する（既定）</text:p>
          </table:table-cell>
          <table:table-cell table:style-name="ce56" office:value-type="string" calcext:value-type="string">
            <text:p>-</text:p>
          </table:table-cell>
          <table:table-cell table:style-name="ce9" office:value-type="string" calcext:value-type="string">
            <text:p>-</text:p>
          </table:table-cell>
          <table:table-cell table:style-name="ce9" office:value-type="string" calcext:value-type="string">
            <text:p>Firefox 60で追加</text:p>
          </table:table-cell>
          <table:table-cell table:style-name="ce10" table:formula="of:=IF([.K365]=&quot;&quot;;&quot;?&quot;;IF([.N365]=&quot;&quot;;&quot;新規&quot;;IF([.K365]=[.N365];&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5" table:formula="of:=IF(AND([.$A366]&lt;&gt;&quot;&quot;;NOT(ISNUMBER(FIND(&quot;廃止&quot;;[.$D366])));NOT(ISNUMBER(FIND(&quot;廃止&quot;;[.$E366]))));MAX([.$B$1:.$B365])+1;&quot;&quot;)" office:value-type="float" office:value="305" calcext:value-type="float">
            <text:p>305</text:p>
          </table:table-cell>
          <table:table-cell table:style-name="ce5" table:formula="of:=CONCATENATE([.$D366];&quot;-&quot;;[.$E366])" office:value-type="string" office:string-value="Ui-7-2" calcext:value-type="string">
            <text:p>Ui-7-2</text:p>
          </table:table-cell>
          <table:table-cell table:style-name="ce9" office:value-type="string" calcext:value-type="string">
            <text:p>Ui-7</text:p>
          </table:table-cell>
          <table:table-cell table:style-name="ce9" office:value-type="float" office:value="2" calcext:value-type="float">
            <text:p>2</text:p>
          </table:table-cell>
          <table:covered-table-cell table:number-columns-repeated="3" table:style-name="ce21"/>
          <table:table-cell table:style-name="ce50" office:value-type="string" calcext:value-type="string">
            <text:p>使用しない</text:p>
          </table:table-cell>
          <table:table-cell table:style-name="ce10" office:value-type="string" calcext:value-type="string">
            <text:p>MCDで設定を反映する</text:p>
          </table:table-cell>
          <table:table-cell table:style-name="ce9" office:value-type="string" calcext:value-type="string">
            <text:p>lockPref("extensions.screenshots.disabled", true);</text:p>
          </table:table-cell>
          <table:table-cell table:style-name="ce50" office:value-type="string" calcext:value-type="string">
            <text:p>Firefox 60で追加</text:p>
          </table:table-cell>
          <table:table-cell table:style-name="ce10" table:formula="of:=IF([.K366]=&quot;&quot;;&quot;?&quot;;IF([.N366]=&quot;&quot;;&quot;新規&quot;;IF([.K366]=[.N366];&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5" table:formula="of:=IF(AND([.$A367]&lt;&gt;&quot;&quot;;NOT(ISNUMBER(FIND(&quot;廃止&quot;;[.$D367])));NOT(ISNUMBER(FIND(&quot;廃止&quot;;[.$E367]))));MAX([.$B$1:.$B365])+1;&quot;&quot;)" office:value-type="float" office:value="305" calcext:value-type="float">
            <text:p>305</text:p>
          </table:table-cell>
          <table:table-cell table:style-name="ce5" table:formula="of:=CONCATENATE([.$D367];&quot;-&quot;;[.$E367])" office:value-type="string" office:string-value="Ui-7-3" calcext:value-type="string">
            <text:p>Ui-7-3</text:p>
          </table:table-cell>
          <table:table-cell table:style-name="ce9" office:value-type="string" calcext:value-type="string">
            <text:p>Ui-7</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使用しない（ポリシーで設定）</text:p>
          </table:table-cell>
          <table:table-cell table:style-name="ce56" office:value-type="string" calcext:value-type="string">
            <text:p>Policy Engineのポリシーを設定する</text:p>
          </table:table-cell>
          <table:table-cell table:style-name="ce12" office:value-type="string" calcext:value-type="string">
            <text:p>"DisableFirefoxScreenshots": true</text:p>
          </table:table-cell>
          <table:table-cell table:style-name="ce50" office:value-type="string" calcext:value-type="string">
            <text:p>Firefox 60で追加</text:p>
          </table:table-cell>
          <table:table-cell table:style-name="ce10" table:formula="of:=IF([.K367]=&quot;&quot;;&quot;?&quot;;IF([.N367]=&quot;&quot;;&quot;新規&quot;;IF([.K367]=[.N367];&quot;&quot;;&quot;変更あり&quot;)))" office:value-type="string" office:string-value="新規" calcext:value-type="string">
            <text:p>新規</text:p>
          </table:table-cell>
          <table:table-cell table:style-name="ce9"/>
          <table:table-cell table:style-name="ce10"/>
          <table:table-cell table:style-name="ce9"/>
          <table:table-cell table:style-name="ce8"/>
          <table:table-cell table:style-name="ce87" table:number-columns-repeated="3"/>
          <table:table-cell table:style-name="ce94"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135">
          <table:table-cell table:style-name="ce1" office:value-type="string" calcext:value-type="string">
            <text:p>○</text:p>
          </table:table-cell>
          <table:table-cell table:style-name="ce5" table:formula="of:=IF(AND([.$A368]&lt;&gt;&quot;&quot;;NOT(ISNUMBER(FIND(&quot;廃止&quot;;[.$D368])));NOT(ISNUMBER(FIND(&quot;廃止&quot;;[.$E368]))));MAX([.$B$1:.$B367])+1;&quot;&quot;)" office:value-type="float" office:value="306" calcext:value-type="float">
            <text:p>306</text:p>
          </table:table-cell>
          <table:table-cell table:style-name="ce5" table:formula="of:=CONCATENATE([.$D368];&quot;-&quot;;[.$E368])" office:value-type="string" office:string-value="Ui-8-1" calcext:value-type="string">
            <text:p>Ui-8-1</text:p>
          </table:table-cell>
          <table:table-cell table:style-name="ce13" office:value-type="string" calcext:value-type="string">
            <text:p>Ui-8</text:p>
          </table:table-cell>
          <table:table-cell table:style-name="ce13" office:value-type="float" office:value="1" calcext:value-type="float">
            <text:p>1</text:p>
          </table:table-cell>
          <table:table-cell table:style-name="ce30" office:value-type="string" calcext:value-type="string" table:number-columns-spanned="1" table:number-rows-spanned="2">
            <text:p>UI</text:p>
          </table:table-cell>
          <table:table-cell table:style-name="ce30" office:value-type="string" calcext:value-type="string" table:number-columns-spanned="1" table:number-rows-spanned="2">
            <text:p>アドレスバーの拡大・縮小ボタンの表示</text:p>
          </table:table-cell>
          <table:table-cell table:style-name="ce30" office:value-type="string" calcext:value-type="string" table:number-columns-spanned="1" table:number-rows-spanned="2">
            <text:p>-</text:p>
          </table:table-cell>
          <table:table-cell table:style-name="ce13" office:value-type="string" calcext:value-type="string">
            <text:p>表示する（既定）</text:p>
          </table:table-cell>
          <table:table-cell table:style-name="ce58" office:value-type="string" calcext:value-type="string">
            <text:p>-</text:p>
          </table:table-cell>
          <table:table-cell table:style-name="ce13" office:value-type="string" calcext:value-type="string">
            <text:p>-</text:p>
          </table:table-cell>
          <table:table-cell table:style-name="ce13"/>
          <table:table-cell table:style-name="ce84" table:formula="of:=IF([.K368]=&quot;&quot;;&quot;?&quot;;IF([.N368]=&quot;&quot;;&quot;新規&quot;;IF([.K368]=[.N368];&quot;&quot;;&quot;変更あり&quot;)))">
            <text:p/>
          </table:table-cell>
          <table:table-cell table:style-name="ce13" office:value-type="string" calcext:value-type="string">
            <text:p>-</text:p>
          </table:table-cell>
          <table:table-cell table:style-name="ce84" table:formula="of:=IF([.N368]=&quot;&quot;;&quot;?&quot;;IF([.P368]=&quot;&quot;;&quot;新規&quot;;IF([.N368]=[.P368];&quot;&quot;;&quot;変更あり&quot;)))">
            <text:p/>
          </table:table-cell>
          <table:table-cell table:style-name="ce13" office:value-type="string" calcext:value-type="string">
            <text:p>-</text:p>
          </table:table-cell>
          <table:table-cell table:style-name="ce58" table:formula="of:=IF([.P368]=&quot;&quot;;&quot;?&quot;;IF([.R368]=&quot;&quot;;&quot;新規&quot;;IF([.P368]=[.R368];&quot;&quot;;&quot;○&quot;)))" office:value-type="string" office:string-value="新規" calcext:value-type="string">
            <text:p>新規</text:p>
          </table:table-cell>
          <table:table-cell table:style-name="ce91" table:number-columns-repeated="3"/>
          <table:table-cell table:style-name="ce95"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136">
          <table:table-cell table:style-name="ce1" office:value-type="string" calcext:value-type="string">
            <text:p>○</text:p>
          </table:table-cell>
          <table:table-cell table:style-name="ce5" table:formula="of:=IF(AND([.$A369]&lt;&gt;&quot;&quot;;NOT(ISNUMBER(FIND(&quot;廃止&quot;;[.$D369])));NOT(ISNUMBER(FIND(&quot;廃止&quot;;[.$E369]))));MAX([.$B$1:.$B368])+1;&quot;&quot;)" office:value-type="float" office:value="307" calcext:value-type="float">
            <text:p>307</text:p>
          </table:table-cell>
          <table:table-cell table:style-name="ce5" table:formula="of:=CONCATENATE([.$D369];&quot;-&quot;;[.$E369])" office:value-type="string" office:string-value="Ui-8-2" calcext:value-type="string">
            <text:p>Ui-8-2</text:p>
          </table:table-cell>
          <table:table-cell table:style-name="ce13" office:value-type="string" calcext:value-type="string">
            <text:p>Ui-8</text:p>
          </table:table-cell>
          <table:table-cell table:style-name="ce13" office:value-type="float" office:value="2" calcext:value-type="float">
            <text:p>2</text:p>
          </table:table-cell>
          <table:covered-table-cell table:number-columns-repeated="3" table:style-name="ce31"/>
          <table:table-cell table:style-name="ce13" office:value-type="string" calcext:value-type="string">
            <text:p>表示しない</text:p>
          </table:table-cell>
          <table:table-cell table:style-name="ce58" office:value-type="string" calcext:value-type="string">
            <text:p>1. <text:span text:style-name="T5">アドオン「</text:span><text:span text:style-name="T6">globalChrome.css</text:span><text:span text:style-name="T7">」を導入する</text:span></text:p>
            <text:p><text:span text:style-name="T8">2. globalChrome.css</text:span><text:span text:style-name="T9">で設定を反映する</text:span></text:p>
          </table:table-cell>
          <table:table-cell table:style-name="ce13"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13"/>
          <table:table-cell table:style-name="ce84" table:formula="of:=IF([.K369]=&quot;&quot;;&quot;?&quot;;IF([.N369]=&quot;&quot;;&quot;新規&quot;;IF([.K369]=[.N369];&quot;&quot;;&quot;変更あり&quot;)))">
            <text:p/>
          </table:table-cell>
          <table:table-cell table:style-name="ce86" office:value-type="string" calcext:value-type="string">
            <text:p>@-moz-document url-prefix("chrome://browser/content/browser.xul") {</text:p>
            <text:p>  #urlbar-zoom-button {</text:p>
            <text:p>    visibility: collapse !important;</text:p>
            <text:p>    -moz-user-focus: ignore !important;</text:p>
            <text:p>  }</text:p>
            <text:p>}</text:p>
            <text:p/>
          </table:table-cell>
          <table:table-cell table:style-name="ce84" table:formula="of:=IF([.N369]=&quot;&quot;;&quot;?&quot;;IF([.P369]=&quot;&quot;;&quot;新規&quot;;IF([.N369]=[.P369];&quot;&quot;;&quot;変更あり&quot;)))" office:value-type="string" office:string-value="変更あり" calcext:value-type="string">
            <text:p>変更あり</text:p>
          </table:table-cell>
          <table:table-cell table:style-name="ce13" office:value-type="string" calcext:value-type="string">
            <text:p>lockPref("layout.spellcheckDefault", 0);</text:p>
          </table:table-cell>
          <table:table-cell table:style-name="ce58" table:formula="of:=IF([.P369]=&quot;&quot;;&quot;?&quot;;IF([.R369]=&quot;&quot;;&quot;新規&quot;;IF([.P369]=[.R369];&quot;&quot;;&quot;○&quot;)))" office:value-type="string" office:string-value="新規" calcext:value-type="string">
            <text:p>新規</text:p>
          </table:table-cell>
          <table:table-cell table:style-name="ce91" table:number-columns-repeated="3"/>
          <table:table-cell table:style-name="ce95"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137">
          <table:table-cell table:style-name="ce1" office:value-type="string" calcext:value-type="string">
            <text:p>○</text:p>
          </table:table-cell>
          <table:table-cell table:style-name="ce5" table:formula="of:=IF(AND([.$A370]&lt;&gt;&quot;&quot;;NOT(ISNUMBER(FIND(&quot;廃止&quot;;[.$D370])));NOT(ISNUMBER(FIND(&quot;廃止&quot;;[.$E370]))));MAX([.$B$1:.$B367])+1;&quot;&quot;)" office:value-type="float" office:value="306" calcext:value-type="float">
            <text:p>306</text:p>
          </table:table-cell>
          <table:table-cell table:style-name="ce5" table:formula="of:=CONCATENATE([.$D370];&quot;-&quot;;[.$E370])" office:value-type="string" office:string-value="Script-1-1" calcext:value-type="string">
            <text:p>Script-1-1</text:p>
          </table:table-cell>
          <table:table-cell table:style-name="ce8" office:value-type="string" calcext:value-type="string">
            <text:p>Script-1</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スクリプトによる頻繁なalert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dom.successive_dialog_time_limit", 0);</text:p>
          </table:table-cell>
          <table:table-cell table:style-name="ce8"/>
          <table:table-cell table:style-name="ce10" table:formula="of:=IF([.K370]=&quot;&quot;;&quot;?&quot;;IF([.N370]=&quot;&quot;;&quot;新規&quot;;IF([.K370]=[.N370];&quot;&quot;;&quot;変更あり&quot;)))">
            <text:p/>
          </table:table-cell>
          <table:table-cell table:style-name="ce8" office:value-type="string" calcext:value-type="string">
            <text:p>lockPref("dom.successive_dialog_time_limit", 0);</text:p>
          </table:table-cell>
          <table:table-cell table:style-name="ce10" table:formula="of:=IF([.N370]=&quot;&quot;;&quot;?&quot;;IF([.P370]=&quot;&quot;;&quot;新規&quot;;IF([.N370]=[.P370];&quot;&quot;;&quot;変更あり&quot;)))">
            <text:p/>
          </table:table-cell>
          <table:table-cell table:style-name="ce87" office:value-type="string" calcext:value-type="string">
            <text:p>lockPref("dom.successive_dialog_time_limit", 0);</text:p>
          </table:table-cell>
          <table:table-cell table:style-name="ce8" table:formula="of:=IF([.P370]=&quot;&quot;;&quot;?&quot;;IF([.R370]=&quot;&quot;;&quot;新規&quot;;IF([.P370]=[.R370];&quot;&quot;;&quot;○&quot;)))">
            <text:p/>
          </table:table-cell>
          <table:table-cell table:style-name="ce87" office:value-type="string" calcext:value-type="string">
            <text:p>lockPref("dom.successive_dialog_time_limit", 0);</text:p>
          </table:table-cell>
          <table:table-cell table:style-name="ce87" table:number-columns-repeated="2"/>
          <table:table-cell table:style-name="ce94"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138">
          <table:table-cell table:style-name="ce1" office:value-type="string" calcext:value-type="string">
            <text:p>○</text:p>
          </table:table-cell>
          <table:table-cell table:style-name="ce5" table:formula="of:=IF(AND([.$A371]&lt;&gt;&quot;&quot;;NOT(ISNUMBER(FIND(&quot;廃止&quot;;[.$D371])));NOT(ISNUMBER(FIND(&quot;廃止&quot;;[.$E371]))));MAX([.$B$1:.$B370])+1;&quot;&quot;)" office:value-type="float" office:value="308" calcext:value-type="float">
            <text:p>308</text:p>
          </table:table-cell>
          <table:table-cell table:style-name="ce5" table:formula="of:=CONCATENATE([.$D371];&quot;-&quot;;[.$E371])" office:value-type="string" office:string-value="Script-1-2" calcext:value-type="string">
            <text:p>Script-1-2</text:p>
          </table:table-cell>
          <table:table-cell table:style-name="ce8" office:value-type="string" calcext:value-type="string">
            <text:p>Script-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MCDで設定を反映する</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79"/>
          <table:table-cell table:style-name="ce10" table:formula="of:=IF([.K371]=&quot;&quot;;&quot;?&quot;;IF([.N371]=&quot;&quot;;&quot;新規&quot;;IF([.K371]=[.N371];&quot;&quot;;&quot;変更あり&quot;)))">
            <text:p/>
          </table:table-cell>
          <table:table-cell table:style-name="ce8" office:value-type="string" calcext:value-type="string">
            <text:p>// 3秒以内にalertが繰り返されたら警告を表示する（既定値）</text:p>
            <text:p>lockPref("dom.successive_dialog_time_limit", 3);</text:p>
          </table:table-cell>
          <table:table-cell table:style-name="ce10" table:formula="of:=IF([.N371]=&quot;&quot;;&quot;?&quot;;IF([.P371]=&quot;&quot;;&quot;新規&quot;;IF([.N371]=[.P371];&quot;&quot;;&quot;変更あり&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 table:formula="of:=IF([.P371]=&quot;&quot;;&quot;?&quot;;IF([.R371]=&quot;&quot;;&quot;新規&quot;;IF([.P371]=[.R371];&quot;&quot;;&quot;○&quot;)))">
            <text:p/>
          </table:table-cell>
          <table:table-cell table:style-name="ce87" office:value-type="string" calcext:value-type="string">
            <text:p>// 3秒以内にalertが繰り返されたら警告を表示する（既定値）</text:p>
            <text:p>lockPref("dom.successive_dialog_time_limit", 3);</text:p>
          </table:table-cell>
          <table:table-cell table:style-name="ce87" table:number-columns-repeated="2"/>
          <table:table-cell table:style-name="ce94"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5" table:formula="of:=IF(AND([.$A372]&lt;&gt;&quot;&quot;;NOT(ISNUMBER(FIND(&quot;廃止&quot;;[.$D372])));NOT(ISNUMBER(FIND(&quot;廃止&quot;;[.$E372]))));MAX([.$B$1:.$B371])+1;&quot;&quot;)" office:value-type="float" office:value="309" calcext:value-type="float">
            <text:p>309</text:p>
          </table:table-cell>
          <table:table-cell table:style-name="ce5" table:formula="of:=CONCATENATE([.$D372];&quot;-&quot;;[.$E372])" office:value-type="string" office:string-value="Script-2-1" calcext:value-type="string">
            <text:p>Script-2-1</text:p>
          </table:table-cell>
          <table:table-cell table:style-name="ce8" office:value-type="string" calcext:value-type="string">
            <text:p>Script-2</text:p>
          </table:table-cell>
          <table:table-cell table:style-name="ce8" office:value-type="float" office:value="1" calcext:value-type="float">
            <text:p>1</text:p>
          </table:table-cell>
          <table:table-cell table:style-name="ce25" office:value-type="string" calcext:value-type="string" table:number-columns-spanned="1" table:number-rows-spanned="4">
            <text:p>Webアプリの動作</text:p>
          </table:table-cell>
          <table:table-cell table:style-name="ce25" office:value-type="string" calcext:value-type="string" table:number-columns-spanned="1" table:number-rows-spanned="4">
            <text:p>プッシュ通知の可否</text:p>
          </table:table-cell>
          <table:table-cell table:style-name="ce25" office:value-type="string" calcext:value-type="string" table:number-columns-spanned="1" table:number-rows-spanned="4">
            <text:p>○</text:p>
          </table:table-cell>
          <table:table-cell table:style-name="ce8" office:value-type="string" calcext:value-type="string">
            <text:p>確認の上で許可する（通常版・既定）</text:p>
          </table:table-cell>
          <table:table-cell table:style-name="ce8" office:value-type="string" calcext:value-type="string">
            <text:p>MCDで設定を反映する</text:p>
          </table:table-cell>
          <table:table-cell table:style-name="ce8" office:value-type="string" calcext:value-type="string">
            <text:p>lockPref("dom.push.enabled", true);</text:p>
            <text:p>lockPref("dom.serviceWorkers.enabled", true);</text:p>
          </table:table-cell>
          <table:table-cell table:style-name="ce8"/>
          <table:table-cell table:style-name="ce10" table:formula="of:=IF([.K372]=&quot;&quot;;&quot;?&quot;;IF([.N372]=&quot;&quot;;&quot;新規&quot;;IF([.K372]=[.N372];&quot;&quot;;&quot;変更あり&quot;)))">
            <text:p/>
          </table:table-cell>
          <table:table-cell table:style-name="ce8" office:value-type="string" calcext:value-type="string">
            <text:p>lockPref("dom.push.enabled", true);</text:p>
            <text:p>lockPref("dom.serviceWorkers.enabled", true);</text:p>
          </table:table-cell>
          <table:table-cell table:style-name="ce10" table:formula="of:=IF([.N372]=&quot;&quot;;&quot;?&quot;;IF([.P372]=&quot;&quot;;&quot;新規&quot;;IF([.N372]=[.P372];&quot;&quot;;&quot;変更あり&quot;)))">
            <text:p/>
          </table:table-cell>
          <table:table-cell table:style-name="ce87" office:value-type="string" calcext:value-type="string">
            <text:p>lockPref("dom.push.enabled", true);</text:p>
            <text:p>lockPref("dom.serviceWorkers.enabled", true);</text:p>
          </table:table-cell>
          <table:table-cell table:style-name="ce8" table:formula="of:=IF([.P372]=&quot;&quot;;&quot;?&quot;;IF([.R372]=&quot;&quot;;&quot;新規&quot;;IF([.P372]=[.R372];&quot;&quot;;&quot;○&quot;)))" office:value-type="string" office:string-value="○" calcext:value-type="string">
            <text:p>○</text:p>
          </table:table-cell>
          <table:table-cell table:style-name="ce87" office:value-type="string" calcext:value-type="string">
            <text:p>lockPref("dom.push.enabled", true);</text:p>
          </table:table-cell>
          <table:table-cell table:style-name="ce87" table:number-columns-repeated="2"/>
          <table:table-cell table:style-name="ce94"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5" table:formula="of:=IF(AND([.$A373]&lt;&gt;&quot;&quot;;NOT(ISNUMBER(FIND(&quot;廃止&quot;;[.$D373])));NOT(ISNUMBER(FIND(&quot;廃止&quot;;[.$E373]))));MAX([.$B$1:.$B372])+1;&quot;&quot;)" office:value-type="float" office:value="310" calcext:value-type="float">
            <text:p>310</text:p>
          </table:table-cell>
          <table:table-cell table:style-name="ce5" table:formula="of:=CONCATENATE([.$D373];&quot;-&quot;;[.$E373])" office:value-type="string" office:string-value="Script-2-2" calcext:value-type="string">
            <text:p>Script-2-2</text:p>
          </table:table-cell>
          <table:table-cell table:style-name="ce8" office:value-type="string" calcext:value-type="string">
            <text:p>Script-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のみ確認なしで許可する</text:p>
          </table:table-cell>
          <table:table-cell table:style-name="ce8" office:value-type="string" calcext:value-type="string">
            <text:p>1. アドオン「Permission Auto Registerer」互換のスクリプトを導入する</text:p>
            <text:p>2. MCDで設定を反映する</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8" office:value-type="string" calcext:value-type="string">
            <text:p>https://labs.othersight.jp/webpushtest/</text:p>
          </table:table-cell>
          <table:table-cell table:style-name="ce10" table:formula="of:=IF([.K373]=&quot;&quot;;&quot;?&quot;;IF([.N373]=&quot;&quot;;&quot;新規&quot;;IF([.K373]=[.N373];&quot;&quot;;&quot;変更あり&quot;)))">
            <text:p/>
          </table:table-cell>
          <table:table-cell table:style-name="ce8" office:value-type="string" calcext:value-type="string">
            <text:p>lockPref("dom.push.enabled", true);</text:p>
            <text:p>lockPref("dom.serviceWorkers.enabled", true);</text:p>
            <text:p>lockPref("extensions.autopermission.sites.(site)", "desktop-notification=1");</text:p>
            <text:p><text:span text:style-name="T3">clearPref("extensions.autopermission.sites.(site).lastValue");</text:span></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87" office:value-type="string" calcext:value-type="string">
            <text:p>lockPref("extensions.autopermission.sites.(site)", "push=1");</text:p>
            <text:p><text:span text:style-name="T3">clearPref("extensions.autopermission.sites.(site).lastValue");</text:span></text:p>
          </table:table-cell>
          <table:table-cell table:style-name="ce8" table:formula="of:=IF([.P373]=&quot;&quot;;&quot;?&quot;;IF([.R373]=&quot;&quot;;&quot;新規&quot;;IF([.P373]=[.R373];&quot;&quot;;&quot;○&quot;)))" office:value-type="string" office:string-value="○" calcext:value-type="string">
            <text:p>○</text:p>
          </table:table-cell>
          <table:table-cell table:style-name="ce87" office:value-type="string" calcext:value-type="string">
            <text:p>lockPref("extensions.autopermission.sites.(site)", "push=1");</text:p>
          </table:table-cell>
          <table:table-cell table:style-name="ce87" table:number-columns-repeated="2"/>
          <table:table-cell table:style-name="ce94"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39">
          <table:table-cell table:style-name="ce1" office:value-type="string" calcext:value-type="string">
            <text:p>○</text:p>
          </table:table-cell>
          <table:table-cell table:style-name="ce5" table:formula="of:=IF(AND([.$A374]&lt;&gt;&quot;&quot;;NOT(ISNUMBER(FIND(&quot;廃止&quot;;[.$D374])));NOT(ISNUMBER(FIND(&quot;廃止&quot;;[.$E374]))));MAX([.$B$1:.$B373])+1;&quot;&quot;)" office:value-type="float" office:value="311" calcext:value-type="float">
            <text:p>311</text:p>
          </table:table-cell>
          <table:table-cell table:style-name="ce5" table:formula="of:=CONCATENATE([.$D374];&quot;-&quot;;[.$E374])" office:value-type="string" office:string-value="Script-2-4" calcext:value-type="string">
            <text:p>Script-2-4</text:p>
          </table:table-cell>
          <table:table-cell table:style-name="ce8" office:value-type="string" calcext:value-type="string">
            <text:p>Script-2</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特定サイトのみ初期状態で確認なしで許可する</text:p>
          </table:table-cell>
          <table:table-cell table:style-name="ce8"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82" office:value-type="string" calcext:value-type="string">
            <text:p>originだと確認ありになった</text:p>
          </table:table-cell>
          <table:table-cell table:style-name="ce10" table:formula="of:=IF([.K374]=&quot;&quot;;&quot;?&quot;;IF([.N374]=&quot;&quot;;&quot;新規&quot;;IF([.K374]=[.N374];&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3">lockPref("dom.push.enabled", true);</text:span></text:p>
            <text:p><text:span text:style-name="T3">lockPref("dom.serviceWorkers.enabled", true);</text:span></text:p>
            <text:p>lockPref("permissions.manager.defaultsUrl", "file:///C:/Program Files (x86)/Mozilla%20Firefox/defaults/default.permissions");</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8" table:formula="of:=IF([.P374]=&quot;&quot;;&quot;?&quot;;IF([.R374]=&quot;&quot;;&quot;新規&quot;;IF([.P374]=[.R374];&quot;&quot;;&quot;○&quot;)))" office:value-type="string" office:string-value="新規" calcext:value-type="string">
            <text:p>新規</text:p>
          </table:table-cell>
          <table:table-cell table:style-name="ce87" table:number-columns-repeated="3"/>
          <table:table-cell table:style-name="ce94"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40">
          <table:table-cell table:style-name="ce1" office:value-type="string" calcext:value-type="string">
            <text:p>○</text:p>
          </table:table-cell>
          <table:table-cell table:style-name="ce5" table:formula="of:=IF(AND([.$A375]&lt;&gt;&quot;&quot;;NOT(ISNUMBER(FIND(&quot;廃止&quot;;[.$D375])));NOT(ISNUMBER(FIND(&quot;廃止&quot;;[.$E375]))));MAX([.$B$1:.$B374])+1;&quot;&quot;)" office:value-type="float" office:value="312" calcext:value-type="float">
            <text:p>312</text:p>
          </table:table-cell>
          <table:table-cell table:style-name="ce5" table:formula="of:=CONCATENATE([.$D375];&quot;-&quot;;[.$E375])" office:value-type="string" office:string-value="Script-2-3" calcext:value-type="string">
            <text:p>Script-2-3</text:p>
          </table:table-cell>
          <table:table-cell table:style-name="ce8" office:value-type="string" calcext:value-type="string">
            <text:p>Script-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禁止する（ESR版・既定 ※MCDの設定のみ既定。globalChrome.cssの設定は別途必要。）</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375]=&quot;&quot;;&quot;?&quot;;IF([.N375]=&quot;&quot;;&quot;新規&quot;;IF([.K375]=[.N375];&quot;&quot;;&quot;変更あり&quot;)))">
            <text:p/>
          </table:table-cell>
          <table:table-cell table:style-name="ce8"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375]=&quot;&quot;;&quot;?&quot;;IF([.P375]=&quot;&quot;;&quot;新規&quot;;IF([.N375]=[.P375];&quot;&quot;;&quot;変更あり&quot;)))">
            <text:p/>
          </table:table-cell>
          <table:table-cell table:style-name="ce87" office:value-type="string" calcext:value-type="string">
            <text:p>MCD:</text:p>
            <text:p>lockPref("dom.push.enabled", false);</text:p>
            <text:p><text:span text:style-name="T11">lockPref("dom.serviceWorkers.enabled", false);</text:span></text:p>
            <text:p><text:span text:style-name="T11">lockPref("dom.push.serverURL", "");</text:span></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notifications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375]=&quot;&quot;;&quot;?&quot;;IF([.R375]=&quot;&quot;;&quot;新規&quot;;IF([.P375]=[.R375];&quot;&quot;;&quot;○&quot;)))" office:value-type="string" office:string-value="○" calcext:value-type="string">
            <text:p>○</text:p>
          </table:table-cell>
          <table:table-cell table:style-name="ce87" office:value-type="string" calcext:value-type="string">
            <text:p>lockPref("dom.push.enabled", false);</text:p>
          </table:table-cell>
          <table:table-cell table:style-name="ce87" table:number-columns-repeated="2"/>
          <table:table-cell table:style-name="ce94"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376]&lt;&gt;&quot;&quot;;NOT(ISNUMBER(FIND(&quot;廃止&quot;;[.$D376])));NOT(ISNUMBER(FIND(&quot;廃止&quot;;[.$E376]))));MAX([.$B$1:.$B375])+1;&quot;&quot;)" office:value-type="float" office:value="313" calcext:value-type="float">
            <text:p>313</text:p>
          </table:table-cell>
          <table:table-cell table:style-name="ce5" table:formula="of:=CONCATENATE([.$D376];&quot;-&quot;;[.$E376])" office:value-type="string" office:string-value="Script-3-1" calcext:value-type="string">
            <text:p>Script-3-1</text:p>
          </table:table-cell>
          <table:table-cell table:style-name="ce8" office:value-type="string" calcext:value-type="string">
            <text:p>Script-3</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ゲームパッドAPI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MCDで設定を反映する</text:p>
          </table:table-cell>
          <table:table-cell table:style-name="ce9" office:value-type="string" calcext:value-type="string">
            <text:p>lockPref("dom.gamepad.enabled",true);</text:p>
          </table:table-cell>
          <table:table-cell table:style-name="ce78" office:value-type="string" calcext:value-type="string">
            <text:p>Gamepadがないので確認できず</text:p>
          </table:table-cell>
          <table:table-cell table:style-name="ce10" table:formula="of:=IF([.K376]=&quot;&quot;;&quot;?&quot;;IF([.N376]=&quot;&quot;;&quot;新規&quot;;IF([.K376]=[.N376];&quot;&quot;;&quot;変更あり&quot;)))">
            <text:p/>
          </table:table-cell>
          <table:table-cell table:style-name="ce9" office:value-type="string" calcext:value-type="string">
            <text:p>lockPref("dom.gamepad.enabled",true);</text:p>
          </table:table-cell>
          <table:table-cell table:style-name="ce10" table:formula="of:=IF([.N376]=&quot;&quot;;&quot;?&quot;;IF([.P376]=&quot;&quot;;&quot;新規&quot;;IF([.N376]=[.P376];&quot;&quot;;&quot;変更あり&quot;)))">
            <text:p/>
          </table:table-cell>
          <table:table-cell table:style-name="ce9" office:value-type="string" calcext:value-type="string">
            <text:p>lockPref("dom.gamepad.enabled",true);</text:p>
          </table:table-cell>
          <table:table-cell table:style-name="ce8" table:formula="of:=IF([.P376]=&quot;&quot;;&quot;?&quot;;IF([.R376]=&quot;&quot;;&quot;新規&quot;;IF([.P376]=[.R376];&quot;&quot;;&quot;○&quot;)))">
            <text:p/>
          </table:table-cell>
          <table:table-cell table:number-columns-repeated="2" table:style-name="ce87" office:value-type="string" calcext:value-type="string">
            <text:p>lockPref("dom.gamepad.enabled",true);</text:p>
          </table:table-cell>
          <table:table-cell table:style-name="ce87" office:value-type="string" calcext:value-type="string">
            <text:p>-</text:p>
          </table:table-cell>
          <table:table-cell table:style-name="ce94"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7]&lt;&gt;&quot;&quot;;NOT(ISNUMBER(FIND(&quot;廃止&quot;;[.$D377])));NOT(ISNUMBER(FIND(&quot;廃止&quot;;[.$E377]))));MAX([.$B$1:.$B376])+1;&quot;&quot;)" office:value-type="float" office:value="314" calcext:value-type="float">
            <text:p>314</text:p>
          </table:table-cell>
          <table:table-cell table:style-name="ce5" table:formula="of:=CONCATENATE([.$D377];&quot;-&quot;;[.$E377])" office:value-type="string" office:string-value="Script-3-2" calcext:value-type="string">
            <text:p>Script-3-2</text:p>
          </table:table-cell>
          <table:table-cell table:style-name="ce8" office:value-type="string" calcext:value-type="string">
            <text:p>Script-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gamepad.enabled",false);</text:p>
          </table:table-cell>
          <table:table-cell table:style-name="ce9"/>
          <table:table-cell table:style-name="ce10" table:formula="of:=IF([.K377]=&quot;&quot;;&quot;?&quot;;IF([.N377]=&quot;&quot;;&quot;新規&quot;;IF([.K377]=[.N377];&quot;&quot;;&quot;変更あり&quot;)))">
            <text:p/>
          </table:table-cell>
          <table:table-cell table:style-name="ce9" office:value-type="string" calcext:value-type="string">
            <text:p>lockPref("dom.gamepad.enabled",false);</text:p>
          </table:table-cell>
          <table:table-cell table:style-name="ce10" table:formula="of:=IF([.N377]=&quot;&quot;;&quot;?&quot;;IF([.P377]=&quot;&quot;;&quot;新規&quot;;IF([.N377]=[.P377];&quot;&quot;;&quot;変更あり&quot;)))">
            <text:p/>
          </table:table-cell>
          <table:table-cell table:style-name="ce9" office:value-type="string" calcext:value-type="string">
            <text:p>lockPref("dom.gamepad.enabled",false);</text:p>
          </table:table-cell>
          <table:table-cell table:style-name="ce8" table:formula="of:=IF([.P377]=&quot;&quot;;&quot;?&quot;;IF([.R377]=&quot;&quot;;&quot;新規&quot;;IF([.P377]=[.R377];&quot;&quot;;&quot;○&quot;)))">
            <text:p/>
          </table:table-cell>
          <table:table-cell table:number-columns-repeated="2" table:style-name="ce87" office:value-type="string" calcext:value-type="string">
            <text:p>lockPref("dom.gamepad.enabled",false);</text:p>
          </table:table-cell>
          <table:table-cell table:style-name="ce87" office:value-type="string" calcext:value-type="string">
            <text:p>-</text:p>
          </table:table-cell>
          <table:table-cell table:style-name="ce94"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8]&lt;&gt;&quot;&quot;;NOT(ISNUMBER(FIND(&quot;廃止&quot;;[.$D378])));NOT(ISNUMBER(FIND(&quot;廃止&quot;;[.$E378]))));MAX([.$B$1:.$B377])+1;&quot;&quot;)" office:value-type="float" office:value="315" calcext:value-type="float">
            <text:p>315</text:p>
          </table:table-cell>
          <table:table-cell table:style-name="ce5" table:formula="of:=CONCATENATE([.$D378];&quot;-&quot;;[.$E378])" office:value-type="string" office:string-value="Script-4-1" calcext:value-type="string">
            <text:p>Script-4-1</text:p>
          </table:table-cell>
          <table:table-cell table:style-name="ce8" office:value-type="string" calcext:value-type="string">
            <text:p>Script-4</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クリップボード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defaultPref("dom.event.clipboardevents.enabled", true);</text:p>
          </table:table-cell>
          <table:table-cell table:style-name="ce9"/>
          <table:table-cell table:style-name="ce10" table:formula="of:=IF([.K378]=&quot;&quot;;&quot;?&quot;;IF([.N378]=&quot;&quot;;&quot;新規&quot;;IF([.K378]=[.N378];&quot;&quot;;&quot;変更あり&quot;)))">
            <text:p/>
          </table:table-cell>
          <table:table-cell table:style-name="ce9" office:value-type="string" calcext:value-type="string">
            <text:p>defaultPref("dom.event.clipboardevents.enabled", true);</text:p>
          </table:table-cell>
          <table:table-cell table:style-name="ce10" table:formula="of:=IF([.N378]=&quot;&quot;;&quot;?&quot;;IF([.P378]=&quot;&quot;;&quot;新規&quot;;IF([.N378]=[.P378];&quot;&quot;;&quot;変更あり&quot;)))">
            <text:p/>
          </table:table-cell>
          <table:table-cell table:style-name="ce9" office:value-type="string" calcext:value-type="string">
            <text:p>defaultPref("dom.event.clipboardevents.enabled", true);</text:p>
          </table:table-cell>
          <table:table-cell table:style-name="ce8" table:formula="of:=IF([.P378]=&quot;&quot;;&quot;?&quot;;IF([.R378]=&quot;&quot;;&quot;新規&quot;;IF([.P378]=[.R378];&quot;&quot;;&quot;○&quot;)))" office:value-type="string" office:string-value="新規" calcext:value-type="string">
            <text:p>新規</text:p>
          </table:table-cell>
          <table:table-cell table:style-name="ce87" table:number-columns-repeated="3"/>
          <table:table-cell table:style-name="ce94"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79]&lt;&gt;&quot;&quot;;NOT(ISNUMBER(FIND(&quot;廃止&quot;;[.$D379])));NOT(ISNUMBER(FIND(&quot;廃止&quot;;[.$E379]))));MAX([.$B$1:.$B378])+1;&quot;&quot;)" office:value-type="float" office:value="316" calcext:value-type="float">
            <text:p>316</text:p>
          </table:table-cell>
          <table:table-cell table:style-name="ce5" table:formula="of:=CONCATENATE([.$D379];&quot;-&quot;;[.$E379])" office:value-type="string" office:string-value="Script-4-2" calcext:value-type="string">
            <text:p>Script-4-2</text:p>
          </table:table-cell>
          <table:table-cell table:style-name="ce8" office:value-type="string" calcext:value-type="string">
            <text:p>Script-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lipboardevents.enabled", false);</text:p>
          </table:table-cell>
          <table:table-cell table:style-name="ce9"/>
          <table:table-cell table:style-name="ce10" table:formula="of:=IF([.K379]=&quot;&quot;;&quot;?&quot;;IF([.N379]=&quot;&quot;;&quot;新規&quot;;IF([.K379]=[.N379];&quot;&quot;;&quot;変更あり&quot;)))">
            <text:p/>
          </table:table-cell>
          <table:table-cell table:style-name="ce9" office:value-type="string" calcext:value-type="string">
            <text:p>lockPref("dom.event.clipboardevents.enabled", false);</text:p>
          </table:table-cell>
          <table:table-cell table:style-name="ce10" table:formula="of:=IF([.N379]=&quot;&quot;;&quot;?&quot;;IF([.P379]=&quot;&quot;;&quot;新規&quot;;IF([.N379]=[.P379];&quot;&quot;;&quot;変更あり&quot;)))">
            <text:p/>
          </table:table-cell>
          <table:table-cell table:style-name="ce9" office:value-type="string" calcext:value-type="string">
            <text:p>lockPref("dom.event.clipboardevents.enabled", false);</text:p>
          </table:table-cell>
          <table:table-cell table:style-name="ce8" table:formula="of:=IF([.P379]=&quot;&quot;;&quot;?&quot;;IF([.R379]=&quot;&quot;;&quot;新規&quot;;IF([.P379]=[.R379];&quot;&quot;;&quot;○&quot;)))" office:value-type="string" office:string-value="新規" calcext:value-type="string">
            <text:p>新規</text:p>
          </table:table-cell>
          <table:table-cell table:style-name="ce87" table:number-columns-repeated="3"/>
          <table:table-cell table:style-name="ce94"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380]&lt;&gt;&quot;&quot;;NOT(ISNUMBER(FIND(&quot;廃止&quot;;[.$D380])));NOT(ISNUMBER(FIND(&quot;廃止&quot;;[.$E380]))));MAX([.$B$1:.$B379])+1;&quot;&quot;)" office:value-type="float" office:value="317" calcext:value-type="float">
            <text:p>317</text:p>
          </table:table-cell>
          <table:table-cell table:style-name="ce5" table:formula="of:=CONCATENATE([.$D380];&quot;-&quot;;[.$E380])" office:value-type="string" office:string-value="Script-5-1" calcext:value-type="string">
            <text:p>Script-5-1</text:p>
          </table:table-cell>
          <table:table-cell table:style-name="ce8" office:value-type="string" calcext:value-type="string">
            <text:p>Script-5</text:p>
          </table:table-cell>
          <table:table-cell table:style-name="ce8" office:value-type="float" office:value="1" calcext:value-type="float">
            <text:p>1</text:p>
          </table:table-cell>
          <table:table-cell table:style-name="ce17" office:value-type="string" calcext:value-type="string" table:number-columns-spanned="1" table:number-rows-spanned="2">
            <text:p>Webアプリの動作</text:p>
          </table:table-cell>
          <table:table-cell table:style-name="ce17" office:value-type="string" calcext:value-type="string" table:number-columns-spanned="1" table:number-rows-spanned="2">
            <text:p>DOMイベントによるコンテキストメニュー操作のオーバーライド</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9" office:value-type="string" calcext:value-type="string">
            <text:p>-</text:p>
          </table:table-cell>
          <table:table-cell table:style-name="ce9"/>
          <table:table-cell table:style-name="ce10" table:formula="of:=IF([.K380]=&quot;&quot;;&quot;?&quot;;IF([.N380]=&quot;&quot;;&quot;新規&quot;;IF([.K380]=[.N380];&quot;&quot;;&quot;変更あり&quot;)))">
            <text:p/>
          </table:table-cell>
          <table:table-cell table:style-name="ce9" office:value-type="string" calcext:value-type="string">
            <text:p>-</text:p>
          </table:table-cell>
          <table:table-cell table:style-name="ce10" table:formula="of:=IF([.N380]=&quot;&quot;;&quot;?&quot;;IF([.P380]=&quot;&quot;;&quot;新規&quot;;IF([.N380]=[.P380];&quot;&quot;;&quot;変更あり&quot;)))">
            <text:p/>
          </table:table-cell>
          <table:table-cell table:style-name="ce9" office:value-type="string" calcext:value-type="string">
            <text:p>-</text:p>
          </table:table-cell>
          <table:table-cell table:style-name="ce8" table:formula="of:=IF([.P380]=&quot;&quot;;&quot;?&quot;;IF([.R380]=&quot;&quot;;&quot;新規&quot;;IF([.P380]=[.R380];&quot;&quot;;&quot;○&quot;)))" office:value-type="string" office:string-value="新規" calcext:value-type="string">
            <text:p>新規</text:p>
          </table:table-cell>
          <table:table-cell table:style-name="ce87" table:number-columns-repeated="3"/>
          <table:table-cell table:style-name="ce94"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5" table:formula="of:=IF(AND([.$A381]&lt;&gt;&quot;&quot;;NOT(ISNUMBER(FIND(&quot;廃止&quot;;[.$D381])));NOT(ISNUMBER(FIND(&quot;廃止&quot;;[.$E381]))));MAX([.$B$1:.$B380])+1;&quot;&quot;)" office:value-type="float" office:value="318" calcext:value-type="float">
            <text:p>318</text:p>
          </table:table-cell>
          <table:table-cell table:style-name="ce5" table:formula="of:=CONCATENATE([.$D381];&quot;-&quot;;[.$E381])" office:value-type="string" office:string-value="Script-5-2" calcext:value-type="string">
            <text:p>Script-5-2</text:p>
          </table:table-cell>
          <table:table-cell table:style-name="ce8" office:value-type="string" calcext:value-type="string">
            <text:p>Script-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9" office:value-type="string" calcext:value-type="string">
            <text:p>lockPref("dom.event.contextmenu.enabled", false);</text:p>
          </table:table-cell>
          <table:table-cell table:style-name="ce9"/>
          <table:table-cell table:style-name="ce10" table:formula="of:=IF([.K381]=&quot;&quot;;&quot;?&quot;;IF([.N381]=&quot;&quot;;&quot;新規&quot;;IF([.K381]=[.N381];&quot;&quot;;&quot;変更あり&quot;)))">
            <text:p/>
          </table:table-cell>
          <table:table-cell table:style-name="ce9" office:value-type="string" calcext:value-type="string">
            <text:p>lockPref("dom.event.contextmenu.enabled", false);</text:p>
          </table:table-cell>
          <table:table-cell table:style-name="ce10" table:formula="of:=IF([.N381]=&quot;&quot;;&quot;?&quot;;IF([.P381]=&quot;&quot;;&quot;新規&quot;;IF([.N381]=[.P381];&quot;&quot;;&quot;変更あり&quot;)))">
            <text:p/>
          </table:table-cell>
          <table:table-cell table:style-name="ce9" office:value-type="string" calcext:value-type="string">
            <text:p>lockPref("dom.event.contextmenu.enabled", false);</text:p>
          </table:table-cell>
          <table:table-cell table:style-name="ce8" table:formula="of:=IF([.P381]=&quot;&quot;;&quot;?&quot;;IF([.R381]=&quot;&quot;;&quot;新規&quot;;IF([.P381]=[.R381];&quot;&quot;;&quot;○&quot;)))" office:value-type="string" office:string-value="新規" calcext:value-type="string">
            <text:p>新規</text:p>
          </table:table-cell>
          <table:table-cell table:style-name="ce87" table:number-columns-repeated="3"/>
          <table:table-cell table:style-name="ce94"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2]&lt;&gt;&quot;&quot;;NOT(ISNUMBER(FIND(&quot;廃止&quot;;[.$D382])));NOT(ISNUMBER(FIND(&quot;廃止&quot;;[.$E382]))));MAX([.$B$1:.$B381])+1;&quot;&quot;)">
            <text:p/>
          </table:table-cell>
          <table:table-cell table:style-name="ce5" table:formula="of:=CONCATENATE([.$D382];&quot;-&quot;;[.$E382])" office:value-type="string" office:string-value="Script-6（廃止）-1" calcext:value-type="string">
            <text:p>Script-6（廃止）-1</text:p>
          </table:table-cell>
          <table:table-cell table:style-name="ce8" office:value-type="string" calcext:value-type="string">
            <text:p>Script-6（廃止）</text:p>
          </table:table-cell>
          <table:table-cell table:style-name="ce8" office:value-type="float" office:value="1" calcext:value-type="float">
            <text:p>1</text:p>
          </table:table-cell>
          <table:table-cell table:style-name="ce29" office:value-type="string" calcext:value-type="string" table:number-columns-spanned="1" table:number-rows-spanned="2">
            <text:p>Webアプリの動作</text:p>
          </table:table-cell>
          <table:table-cell table:style-name="ce17" office:value-type="string" calcext:value-type="string" table:number-columns-spanned="1" table:number-rows-spanned="2">
            <text:p>左クリック以外のクリック操作によるイベントの発火</text:p>
          </table:table-cell>
          <table:table-cell table:style-name="ce17" office:value-type="string" calcext:value-type="string" table:number-columns-spanned="1" table:number-rows-spanned="2">
            <text:p>-</text:p>
          </table:table-cell>
          <table:table-cell table:style-name="ce10" office:value-type="string" calcext:value-type="string">
            <text:p>許可する（既定）</text:p>
          </table:table-cell>
          <table:table-cell table:style-name="ce8" office:value-type="string" calcext:value-type="string">
            <text:p>-</text:p>
          </table:table-cell>
          <table:table-cell table:style-name="ce50" office:value-type="string" calcext:value-type="string">
            <text:p>Firefox 31までの間で廃止</text:p>
          </table:table-cell>
          <table:table-cell table:style-name="ce50"/>
          <table:table-cell table:style-name="ce10" table:formula="of:=IF([.K382]=&quot;&quot;;&quot;?&quot;;IF([.N382]=&quot;&quot;;&quot;新規&quot;;IF([.K382]=[.N382];&quot;&quot;;&quot;変更あり&quot;)))">
            <text:p/>
          </table:table-cell>
          <table:table-cell table:style-name="ce50" office:value-type="string" calcext:value-type="string">
            <text:p>Firefox 31までの間で廃止</text:p>
          </table:table-cell>
          <table:table-cell table:style-name="ce10" table:formula="of:=IF([.N382]=&quot;&quot;;&quot;?&quot;;IF([.P382]=&quot;&quot;;&quot;新規&quot;;IF([.N382]=[.P382];&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383]&lt;&gt;&quot;&quot;;NOT(ISNUMBER(FIND(&quot;廃止&quot;;[.$D383])));NOT(ISNUMBER(FIND(&quot;廃止&quot;;[.$E383]))));MAX([.$B$1:.$B382])+1;&quot;&quot;)">
            <text:p/>
          </table:table-cell>
          <table:table-cell table:style-name="ce5" table:formula="of:=CONCATENATE([.$D383];&quot;-&quot;;[.$E383])" office:value-type="string" office:string-value="Script-6（廃止）-2" calcext:value-type="string">
            <text:p>Script-6（廃止）-2</text:p>
          </table:table-cell>
          <table:table-cell table:style-name="ce8" office:value-type="string" calcext:value-type="string">
            <text:p>Script-6（廃止）</text:p>
          </table:table-cell>
          <table:table-cell table:style-name="ce8" office:value-type="float" office:value="2" calcext:value-type="float">
            <text:p>2</text:p>
          </table:table-cell>
          <table:covered-table-cell table:number-columns-repeated="3" table:style-name="ce18"/>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0" office:value-type="string" calcext:value-type="string">
            <text:p>// Firefox 31までの間で廃止</text:p>
            <text:p>lockPref("nglayout.events.dispatchLeftClickOnly", true);</text:p>
          </table:table-cell>
          <table:table-cell table:style-name="ce50"/>
          <table:table-cell table:style-name="ce10" table:formula="of:=IF([.K383]=&quot;&quot;;&quot;?&quot;;IF([.N383]=&quot;&quot;;&quot;新規&quot;;IF([.K383]=[.N383];&quot;&quot;;&quot;変更あり&quot;)))">
            <text:p/>
          </table:table-cell>
          <table:table-cell table:style-name="ce50" office:value-type="string" calcext:value-type="string">
            <text:p>// Firefox 31までの間で廃止</text:p>
            <text:p>lockPref("nglayout.events.dispatchLeftClickOnly", true);</text:p>
          </table:table-cell>
          <table:table-cell table:style-name="ce10" table:formula="of:=IF([.N383]=&quot;&quot;;&quot;?&quot;;IF([.P383]=&quot;&quot;;&quot;新規&quot;;IF([.N383]=[.P383];&quot;&quot;;&quot;変更あり&quot;)))" office:value-type="string" office:string-value="新規" calcext:value-type="string">
            <text:p>新規</text:p>
          </table:table-cell>
          <table:table-cell table:style-name="ce9"/>
          <table:table-cell table:style-name="ce8"/>
          <table:table-cell table:style-name="ce87" table:number-columns-repeated="3"/>
          <table:table-cell table:style-name="ce94"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141">
          <table:table-cell table:style-name="ce1" office:value-type="string" calcext:value-type="string">
            <text:p>○</text:p>
          </table:table-cell>
          <table:table-cell table:style-name="ce5" table:formula="of:=IF(AND([.$A384]&lt;&gt;&quot;&quot;;NOT(ISNUMBER(FIND(&quot;廃止&quot;;[.$D384])));NOT(ISNUMBER(FIND(&quot;廃止&quot;;[.$E384]))));MAX([.$B$1:.$B383])+1;&quot;&quot;)">
            <text:p/>
          </table:table-cell>
          <table:table-cell table:style-name="ce5" table:formula="of:=CONCATENATE([.$D384];&quot;-&quot;;[.$E384])" office:value-type="string" office:string-value="Plugin-1(廃止)-1" calcext:value-type="string">
            <text:p>Plugin-1(廃止)-1</text:p>
          </table:table-cell>
          <table:table-cell table:style-name="ce8" office:value-type="string" calcext:value-type="string">
            <text:p>Plugin-1(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Jav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text:span>サイト別に設定する場合、アドオン「Permission Auto Registerer」も導入する）</text:p>
            <text:p><text:span text:style-name="T3">（Firefox 45以前向けの設定の仕方を採用する場合、アドオン「Force Addon Status」も導入する）</text:span></text:p>
          </table:table-cell>
          <table:table-cell table:style-name="ce66"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4]=&quot;&quot;;&quot;?&quot;;IF([.N384]=&quot;&quot;;&quot;新規&quot;;IF([.K384]=[.N384];&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0);</text:p>
          </table:table-cell>
          <table:table-cell table:style-name="ce8" table:formula="of:=IF([.P384]=&quot;&quot;;&quot;?&quot;;IF([.R384]=&quot;&quot;;&quot;新規&quot;;IF([.P384]=[.R384];&quot;&quot;;&quot;○&quot;)))">
            <text:p/>
          </table:table-cell>
          <table:table-cell table:style-name="ce87" office:value-type="string" calcext:value-type="string">
            <text:p>lockPref("extensions.force-addon-status@clear-code.com.plugins.0.pattern", "^Java(\\(TM\\)| )");</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142">
          <table:table-cell table:style-name="ce1" office:value-type="string" calcext:value-type="string">
            <text:p>○</text:p>
          </table:table-cell>
          <table:table-cell table:style-name="ce5" table:formula="of:=IF(AND([.$A385]&lt;&gt;&quot;&quot;;NOT(ISNUMBER(FIND(&quot;廃止&quot;;[.$D385])));NOT(ISNUMBER(FIND(&quot;廃止&quot;;[.$E385]))));MAX([.$B$1:.$B384])+1;&quot;&quot;)">
            <text:p/>
          </table:table-cell>
          <table:table-cell table:style-name="ce5" table:formula="of:=CONCATENATE([.$D385];&quot;-&quot;;[.$E385])" office:value-type="string" office:string-value="Plugin-1(廃止)-2" calcext:value-type="string">
            <text:p>Plugin-1(廃止)-2</text:p>
          </table:table-cell>
          <table:table-cell table:style-name="ce8" office:value-type="string" calcext:value-type="string">
            <text:p>Plugin-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5]=&quot;&quot;;&quot;?&quot;;IF([.N385]=&quot;&quot;;&quot;新規&quot;;IF([.K385]=[.N385];&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85]=&quot;&quot;;&quot;?&quot;;IF([.P385]=&quot;&quot;;&quot;新規&quot;;IF([.N385]=[.P385];&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2);</text:p>
          </table:table-cell>
          <table:table-cell table:style-name="ce8" table:formula="of:=IF([.P385]=&quot;&quot;;&quot;?&quot;;IF([.R385]=&quot;&quot;;&quot;新規&quot;;IF([.P385]=[.R385];&quot;&quot;;&quot;○&quot;)))">
            <text:p/>
          </table:table-cell>
          <table:table-cell table:style-name="ce87" office:value-type="string" calcext:value-type="string">
            <text:p>lockPref("extensions.force-addon-status@clear-code.com.plugins.0.pattern", "^Java(\\(TM\\)| )");</text:p>
            <text:p>lockPref("extensions.force-addon-status@clear-code.com.plugins.0.enabledState", 2);</text:p>
          </table:table-cell>
          <table:table-cell table:style-name="ce87" table:number-columns-repeated="2"/>
          <table:table-cell table:style-name="ce94"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143">
          <table:table-cell table:style-name="ce1" office:value-type="string" calcext:value-type="string">
            <text:p>○</text:p>
          </table:table-cell>
          <table:table-cell table:style-name="ce5" table:formula="of:=IF(AND([.$A386]&lt;&gt;&quot;&quot;;NOT(ISNUMBER(FIND(&quot;廃止&quot;;[.$D386])));NOT(ISNUMBER(FIND(&quot;廃止&quot;;[.$E386]))));MAX([.$B$1:.$B385])+1;&quot;&quot;)">
            <text:p/>
          </table:table-cell>
          <table:table-cell table:style-name="ce5" table:formula="of:=CONCATENATE([.$D386];&quot;-&quot;;[.$E386])" office:value-type="string" office:string-value="Plugin-1(廃止)-3" calcext:value-type="string">
            <text:p>Plugin-1(廃止)-3</text:p>
          </table:table-cell>
          <table:table-cell table:style-name="ce8" office:value-type="string" calcext:value-type="string">
            <text:p>Plugin-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56で廃止。</text:span></text:p>
            <text:p><text:span text:style-name="T10">https://bugzilla.mozilla.org/show_bug.cgi?id=1279218</text:span></text:p>
          </table:table-cell>
          <table:table-cell table:style-name="ce82"/>
          <table:table-cell table:style-name="ce10" table:formula="of:=IF([.K386]=&quot;&quot;;&quot;?&quot;;IF([.N386]=&quot;&quot;;&quot;新規&quot;;IF([.K386]=[.N386];&quot;&quot;;&quot;変更あり&quot;)))" office:value-type="string" office:string-value="変更あり" calcext:value-type="string">
            <text:p>変更あり</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86]=&quot;&quot;;&quot;?&quot;;IF([.P386]=&quot;&quot;;&quot;新規&quot;;IF([.N386]=[.P386];&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Java(\\(TM\\)| )");</text:p>
            <text:p>lockPref("extensions.force-addon-status@clear-code.com.plugins.0.enabledState", 1);</text:p>
          </table:table-cell>
          <table:table-cell table:style-name="ce8" table:formula="of:=IF([.P386]=&quot;&quot;;&quot;?&quot;;IF([.R386]=&quot;&quot;;&quot;新規&quot;;IF([.P386]=[.R386];&quot;&quot;;&quot;○&quot;)))">
            <text:p/>
          </table:table-cell>
          <table:table-cell table:style-name="ce87" office:value-type="string" calcext:value-type="string">
            <text:p>lockPref("extensions.force-addon-status@clear-code.com.plugins.0.pattern", "^Java(\\(TM\\)| )");</text:p>
            <text:p>lockPref("extensions.force-addon-status@clear-code.com.plugins.0.enabledState", 1);</text:p>
          </table:table-cell>
          <table:table-cell table:style-name="ce87" table:number-columns-repeated="2"/>
          <table:table-cell table:style-name="ce94"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7]&lt;&gt;&quot;&quot;;NOT(ISNUMBER(FIND(&quot;廃止&quot;;[.$D387])));NOT(ISNUMBER(FIND(&quot;廃止&quot;;[.$E387]))));MAX([.$B$1:.$B386])+1;&quot;&quot;)" office:value-type="float" office:value="319" calcext:value-type="float">
            <text:p>319</text:p>
          </table:table-cell>
          <table:table-cell table:style-name="ce5" table:formula="of:=CONCATENATE([.$D387];&quot;-&quot;;[.$E387])" office:value-type="string" office:string-value="Plugin-2-1" calcext:value-type="string">
            <text:p>Plugin-2-1</text:p>
          </table:table-cell>
          <table:table-cell table:style-name="ce8" office:value-type="string" calcext:value-type="string">
            <text:p>Plugin-2</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Flash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Firefox 52ESR向けに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7]=&quot;&quot;;&quot;?&quot;;IF([.N387]=&quot;&quot;;&quot;新規&quot;;IF([.K387]=[.N387];&quot;&quot;;&quot;変更あり&quot;)))">
            <text:p/>
          </table:table-cell>
          <table:table-cell table:style-name="ce10" office:value-type="string" calcext:value-type="string">
            <text:p><text:span text:style-name="T10">lockPref("plugin.state.flash", 0);</text:span></text:p>
            <text:p/>
            <text:p><text:span text:style-name="T10">サイト別の初期状態のみを設定する場合:</text:span></text:p>
            <text:p><text:span text:style-name="T10">default.permissions:</text:span></text:p>
            <text:p><text:span text:style-name="T10">host&lt;\t&gt;plugin:flash&lt;\t&gt;2&lt;\t&gt;http://example.com</text:span></text:p>
            <text:p><text:span text:style-name="T10">host&lt;\t&gt;plugin-vulnerable:flash&lt;\t&gt;2&lt;\t&gt;http://example.com</text:span></text:p>
            <text:p><text:span text:style-name="T10"># または</text:span></text:p>
            <text:p><text:span text:style-name="T10">origin&lt;\t&gt;plugin:flash&lt;\t&gt;2&lt;\t&gt;http://example.com</text:span></text:p>
            <text:p><text:span text:style-name="T10">origin&lt;\t&gt;plugin-vulnerable:flash&lt;\t&gt;2&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7]=&quot;&quot;;&quot;?&quot;;IF([.P387]=&quot;&quot;;&quot;新規&quot;;IF([.N387]=[.P38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 table:formula="of:=IF([.P387]=&quot;&quot;;&quot;?&quot;;IF([.R387]=&quot;&quot;;&quot;新規&quot;;IF([.P387]=[.R387];&quot;&quot;;&quot;○&quot;)))">
            <text:p/>
          </table:table-cell>
          <table:table-cell table:style-name="ce87" office:value-type="string" calcext:value-type="string">
            <text:p>lockPref("extensions.force-addon-status@clear-code.com.plugins.0.pattern", "^Shockwave Flash");</text:p>
            <text:p>lockPref("extensions.force-addon-status@clear-code.com.plugins.0.enabledState", 0);</text:p>
          </table:table-cell>
          <table:table-cell table:style-name="ce87" table:number-columns-repeated="2"/>
          <table:table-cell table:style-name="ce94"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8]&lt;&gt;&quot;&quot;;NOT(ISNUMBER(FIND(&quot;廃止&quot;;[.$D388])));NOT(ISNUMBER(FIND(&quot;廃止&quot;;[.$E388]))));MAX([.$B$1:.$B387])+1;&quot;&quot;)" office:value-type="float" office:value="320" calcext:value-type="float">
            <text:p>320</text:p>
          </table:table-cell>
          <table:table-cell table:style-name="ce5" table:formula="of:=CONCATENATE([.$D388];&quot;-&quot;;[.$E388])" office:value-type="string" office:string-value="Plugin-2-2" calcext:value-type="string">
            <text:p>Plugin-2-2</text:p>
          </table:table-cell>
          <table:table-cell table:style-name="ce8" office:value-type="string" calcext:value-type="string">
            <text:p>Plugin-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8]=&quot;&quot;;&quot;?&quot;;IF([.N388]=&quot;&quot;;&quot;新規&quot;;IF([.K388]=[.N388];&quot;&quot;;&quot;変更あり&quot;)))">
            <text:p/>
          </table:table-cell>
          <table:table-cell table:style-name="ce10" office:value-type="string" calcext:value-type="string">
            <text:p><text:span text:style-name="T10">lockPref("plugin.state.flash", 2);</text:span></text:p>
            <text:p/>
            <text:p><text:span text:style-name="T10">サイト別の初期状態のみを設定する場合:</text:span></text:p>
            <text:p><text:span text:style-name="T10">default.permissions:</text:span></text:p>
            <text:p><text:span text:style-name="T10">host&lt;\t&gt;plugin:flash&lt;\t&gt;1&lt;\t&gt;http://example.com</text:span></text:p>
            <text:p><text:span text:style-name="T10">host&lt;\t&gt;plugin-vulnerable:flash&lt;\t&gt;1&lt;\t&gt;http://example.com</text:span></text:p>
            <text:p><text:span text:style-name="T10"># または</text:span></text:p>
            <text:p><text:span text:style-name="T10">origin&lt;\t&gt;plugin:flash&lt;\t&gt;1&lt;\t&gt;http://example.com</text:span></text:p>
            <text:p><text:span text:style-name="T10">origin&lt;\t&gt;plugin-vulnerable:flash&lt;\t&gt;1&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8]=&quot;&quot;;&quot;?&quot;;IF([.P388]=&quot;&quot;;&quot;新規&quot;;IF([.N388]=[.P38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 table:formula="of:=IF([.P388]=&quot;&quot;;&quot;?&quot;;IF([.R388]=&quot;&quot;;&quot;新規&quot;;IF([.P388]=[.R388];&quot;&quot;;&quot;○&quot;)))">
            <text:p/>
          </table:table-cell>
          <table:table-cell table:style-name="ce87" office:value-type="string" calcext:value-type="string">
            <text:p>lockPref("extensions.force-addon-status@clear-code.com.plugins.0.pattern", "^Shockwave Flash");</text:p>
            <text:p>lockPref("extensions.force-addon-status@clear-code.com.plugins.0.enabledState", 2);</text:p>
          </table:table-cell>
          <table:table-cell table:style-name="ce87" table:number-columns-repeated="2"/>
          <table:table-cell table:style-name="ce94"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144">
          <table:table-cell table:style-name="ce1" office:value-type="string" calcext:value-type="string">
            <text:p>○</text:p>
          </table:table-cell>
          <table:table-cell table:style-name="ce5" table:formula="of:=IF(AND([.$A389]&lt;&gt;&quot;&quot;;NOT(ISNUMBER(FIND(&quot;廃止&quot;;[.$D389])));NOT(ISNUMBER(FIND(&quot;廃止&quot;;[.$E389]))));MAX([.$B$1:.$B388])+1;&quot;&quot;)" office:value-type="float" office:value="321" calcext:value-type="float">
            <text:p>321</text:p>
          </table:table-cell>
          <table:table-cell table:style-name="ce5" table:formula="of:=CONCATENATE([.$D389];&quot;-&quot;;[.$E389])" office:value-type="string" office:string-value="Plugin-2-3" calcext:value-type="string">
            <text:p>Plugin-2-3</text:p>
          </table:table-cell>
          <table:table-cell table:style-name="ce8" office:value-type="string" calcext:value-type="string">
            <text:p>Plugin-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span text:style-name="T10">MCDで設定を反映する</text:span></text:p>
            <text:p><text:span text:style-name="T10">（Firefox 52ESR向けに恒久的な値をサイト別に設定する場合、アドオン「Permission Auto Registerer」も導入する）</text:span></text:p>
            <text:p><text:span text:style-name="T10">（Firefox 45以前向けの設定の仕方を採用する場合、アドオン「Force Addon Status」も導入する）</text:span></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table-cell table:style-name="ce10" table:formula="of:=IF([.K389]=&quot;&quot;;&quot;?&quot;;IF([.N389]=&quot;&quot;;&quot;新規&quot;;IF([.K389]=[.N389];&quot;&quot;;&quot;変更あり&quot;)))">
            <text:p/>
          </table:table-cell>
          <table:table-cell table:style-name="ce10" office:value-type="string" calcext:value-type="string">
            <text:p><text:span text:style-name="T10">lockPref("plugin.state.flash", 1);</text:span></text:p>
            <text:p/>
            <text:p><text:span text:style-name="T10">サイト別の初期状態のみを設定する場合:</text:span></text:p>
            <text:p><text:span text:style-name="T10">default.permissions:</text:span></text:p>
            <text:p><text:span text:style-name="T10">host&lt;\t&gt;plugin:flash&lt;\t&gt;3&lt;\t&gt;http://example.com</text:span></text:p>
            <text:p><text:span text:style-name="T10">host&lt;\t&gt;plugin-vulnerable:flash&lt;\t&gt;3&lt;\t&gt;http://example.com</text:span></text:p>
            <text:p><text:span text:style-name="T10"># または</text:span></text:p>
            <text:p><text:span text:style-name="T10">origin&lt;\t&gt;plugin:flash&lt;\t&gt;3&lt;\t&gt;http://example.com</text:span></text:p>
            <text:p><text:span text:style-name="T10">origin&lt;\t&gt;plugin-vulnerable:flash&lt;\t&gt;3&lt;\t&gt;http://example.com</text:span></text:p>
            <text:p><text:span text:style-name="T10">MCD:</text:span></text:p>
            <text:p><text:span text:style-name="T10">lockPref("permissions.manager.defaultsUrl", "file:///C:/Program Files (x86)/Mozilla%20Firefox/defaults/default.permissions");</text:span></text:p>
            <text:p/>
          </table:table-cell>
          <table:table-cell table:style-name="ce10" table:formula="of:=IF([.N389]=&quot;&quot;;&quot;?&quot;;IF([.P389]=&quot;&quot;;&quot;新規&quot;;IF([.N389]=[.P38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 table:formula="of:=IF([.P389]=&quot;&quot;;&quot;?&quot;;IF([.R389]=&quot;&quot;;&quot;新規&quot;;IF([.P389]=[.R389];&quot;&quot;;&quot;○&quot;)))">
            <text:p/>
          </table:table-cell>
          <table:table-cell table:style-name="ce87" office:value-type="string" calcext:value-type="string">
            <text:p>lockPref("extensions.force-addon-status@clear-code.com.plugins.0.pattern", "^Shockwave Flash");</text:p>
            <text:p>lockPref("extensions.force-addon-status@clear-code.com.plugins.0.enabledState", 1);</text:p>
          </table:table-cell>
          <table:table-cell table:style-name="ce87" table:number-columns-repeated="2"/>
          <table:table-cell table:style-name="ce94"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0]&lt;&gt;&quot;&quot;;NOT(ISNUMBER(FIND(&quot;廃止&quot;;[.$D390])));NOT(ISNUMBER(FIND(&quot;廃止&quot;;[.$E390]))));MAX([.$B$1:.$B389])+1;&quot;&quot;)">
            <text:p/>
          </table:table-cell>
          <table:table-cell table:style-name="ce5" table:formula="of:=CONCATENATE([.$D390];&quot;-&quot;;[.$E390])" office:value-type="string" office:string-value="Plugin-3(廃止)-1" calcext:value-type="string">
            <text:p>Plugin-3(廃止)-1</text:p>
          </table:table-cell>
          <table:table-cell table:style-name="ce8" office:value-type="string" calcext:value-type="string">
            <text:p>Plugin-3(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Adobe Acroba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0]=&quot;&quot;;&quot;?&quot;;IF([.N390]=&quot;&quot;;&quot;新規&quot;;IF([.K390]=[.N390];&quot;&quot;;&quot;変更あり&quot;)))" office:value-type="string" office:string-value="変更あり" calcext:value-type="string">
            <text:p>変更あり</text:p>
          </table:table-cell>
          <table:table-cell table:style-name="ce10" office:value-type="string" calcext:value-type="string">
            <text:p>Plugin-1-1と同様。プラグイン名は「java」を「nppdf」に読み替える。</text:p>
          </table:table-cell>
          <table:table-cell table:style-name="ce10" table:formula="of:=IF([.N390]=&quot;&quot;;&quot;?&quot;;IF([.P390]=&quot;&quot;;&quot;新規&quot;;IF([.N390]=[.P39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 table:formula="of:=IF([.P390]=&quot;&quot;;&quot;?&quot;;IF([.R390]=&quot;&quot;;&quot;新規&quot;;IF([.P390]=[.R390];&quot;&quot;;&quot;○&quot;)))">
            <text:p/>
          </table:table-cell>
          <table:table-cell table:style-name="ce87" office:value-type="string" calcext:value-type="string">
            <text:p>lockPref("extensions.force-addon-status@clear-code.com.plugins.0.pattern", "^Adobe Acrobat");</text:p>
            <text:p>lockPref("extensions.force-addon-status@clear-code.com.plugins.0.enabledState", 0);</text:p>
          </table:table-cell>
          <table:table-cell table:style-name="ce87" table:number-columns-repeated="2"/>
          <table:table-cell table:style-name="ce94"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1]&lt;&gt;&quot;&quot;;NOT(ISNUMBER(FIND(&quot;廃止&quot;;[.$D391])));NOT(ISNUMBER(FIND(&quot;廃止&quot;;[.$E391]))));MAX([.$B$1:.$B390])+1;&quot;&quot;)">
            <text:p/>
          </table:table-cell>
          <table:table-cell table:style-name="ce5" table:formula="of:=CONCATENATE([.$D391];&quot;-&quot;;[.$E391])" office:value-type="string" office:string-value="Plugin-3(廃止)-2" calcext:value-type="string">
            <text:p>Plugin-3(廃止)-2</text:p>
          </table:table-cell>
          <table:table-cell table:style-name="ce8" office:value-type="string" calcext:value-type="string">
            <text:p>Plugin-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1]=&quot;&quot;;&quot;?&quot;;IF([.N391]=&quot;&quot;;&quot;新規&quot;;IF([.K391]=[.N391];&quot;&quot;;&quot;変更あり&quot;)))" office:value-type="string" office:string-value="変更あり" calcext:value-type="string">
            <text:p>変更あり</text:p>
          </table:table-cell>
          <table:table-cell table:style-name="ce10" office:value-type="string" calcext:value-type="string">
            <text:p>Plugin-1-2と同様。プラグイン名は「java」を「nppdf」に読み替える。</text:p>
          </table:table-cell>
          <table:table-cell table:style-name="ce10" table:formula="of:=IF([.N391]=&quot;&quot;;&quot;?&quot;;IF([.P391]=&quot;&quot;;&quot;新規&quot;;IF([.N391]=[.P39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 table:formula="of:=IF([.P391]=&quot;&quot;;&quot;?&quot;;IF([.R391]=&quot;&quot;;&quot;新規&quot;;IF([.P391]=[.R391];&quot;&quot;;&quot;○&quot;)))">
            <text:p/>
          </table:table-cell>
          <table:table-cell table:style-name="ce87" office:value-type="string" calcext:value-type="string">
            <text:p>lockPref("extensions.force-addon-status@clear-code.com.plugins.0.pattern", "^Adobe Acrobat");</text:p>
            <text:p>lockPref("extensions.force-addon-status@clear-code.com.plugins.0.enabledState", 2);</text:p>
          </table:table-cell>
          <table:table-cell table:style-name="ce87" table:number-columns-repeated="2"/>
          <table:table-cell table:style-name="ce94"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45">
          <table:table-cell table:style-name="ce1" office:value-type="string" calcext:value-type="string">
            <text:p>○</text:p>
          </table:table-cell>
          <table:table-cell table:style-name="ce5" table:formula="of:=IF(AND([.$A392]&lt;&gt;&quot;&quot;;NOT(ISNUMBER(FIND(&quot;廃止&quot;;[.$D392])));NOT(ISNUMBER(FIND(&quot;廃止&quot;;[.$E392]))));MAX([.$B$1:.$B391])+1;&quot;&quot;)">
            <text:p/>
          </table:table-cell>
          <table:table-cell table:style-name="ce5" table:formula="of:=CONCATENATE([.$D392];&quot;-&quot;;[.$E392])" office:value-type="string" office:string-value="Plugin-3(廃止)-3" calcext:value-type="string">
            <text:p>Plugin-3(廃止)-3</text:p>
          </table:table-cell>
          <table:table-cell table:style-name="ce8" office:value-type="string" calcext:value-type="string">
            <text:p>Plugin-3(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2]=&quot;&quot;;&quot;?&quot;;IF([.N392]=&quot;&quot;;&quot;新規&quot;;IF([.K392]=[.N392];&quot;&quot;;&quot;変更あり&quot;)))" office:value-type="string" office:string-value="変更あり" calcext:value-type="string">
            <text:p>変更あり</text:p>
          </table:table-cell>
          <table:table-cell table:style-name="ce10" office:value-type="string" calcext:value-type="string">
            <text:p>Plugin-1-3と同様。プラグイン名は「java」を「nppdf」に読み替える。</text:p>
          </table:table-cell>
          <table:table-cell table:style-name="ce10" table:formula="of:=IF([.N392]=&quot;&quot;;&quot;?&quot;;IF([.P392]=&quot;&quot;;&quot;新規&quot;;IF([.N392]=[.P39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 table:formula="of:=IF([.P392]=&quot;&quot;;&quot;?&quot;;IF([.R392]=&quot;&quot;;&quot;新規&quot;;IF([.P392]=[.R392];&quot;&quot;;&quot;○&quot;)))">
            <text:p/>
          </table:table-cell>
          <table:table-cell table:style-name="ce87" office:value-type="string" calcext:value-type="string">
            <text:p>lockPref("extensions.force-addon-status@clear-code.com.plugins.0.pattern", "^Adobe Acrobat");</text:p>
            <text:p>lockPref("extensions.force-addon-status@clear-code.com.plugins.0.enabledState", 1);</text:p>
          </table:table-cell>
          <table:table-cell table:style-name="ce87" table:number-columns-repeated="2"/>
          <table:table-cell table:style-name="ce94"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3]&lt;&gt;&quot;&quot;;NOT(ISNUMBER(FIND(&quot;廃止&quot;;[.$D393])));NOT(ISNUMBER(FIND(&quot;廃止&quot;;[.$E393]))));MAX([.$B$1:.$B392])+1;&quot;&quot;)">
            <text:p/>
          </table:table-cell>
          <table:table-cell table:style-name="ce5" table:formula="of:=CONCATENATE([.$D393];&quot;-&quot;;[.$E393])" office:value-type="string" office:string-value="Plugin-4(廃止)-1" calcext:value-type="string">
            <text:p>Plugin-4(廃止)-1</text:p>
          </table:table-cell>
          <table:table-cell table:style-name="ce8" office:value-type="string" calcext:value-type="string">
            <text:p>Plugin-4(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hockwave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3]=&quot;&quot;;&quot;?&quot;;IF([.N393]=&quot;&quot;;&quot;新規&quot;;IF([.K393]=[.N393];&quot;&quot;;&quot;変更あり&quot;)))" office:value-type="string" office:string-value="変更あり" calcext:value-type="string">
            <text:p>変更あり</text:p>
          </table:table-cell>
          <table:table-cell table:style-name="ce10" office:value-type="string" calcext:value-type="string">
            <text:p>Plugin-1-1と同様。プラグイン名は「java」を「np32dsw」に読み替える。</text:p>
          </table:table-cell>
          <table:table-cell table:style-name="ce10" table:formula="of:=IF([.N393]=&quot;&quot;;&quot;?&quot;;IF([.P393]=&quot;&quot;;&quot;新規&quot;;IF([.N393]=[.P39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 table:formula="of:=IF([.P393]=&quot;&quot;;&quot;?&quot;;IF([.R393]=&quot;&quot;;&quot;新規&quot;;IF([.P393]=[.R393];&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0);</text:p>
          </table:table-cell>
          <table:table-cell table:style-name="ce87" table:number-columns-repeated="2"/>
          <table:table-cell table:style-name="ce94"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4]&lt;&gt;&quot;&quot;;NOT(ISNUMBER(FIND(&quot;廃止&quot;;[.$D394])));NOT(ISNUMBER(FIND(&quot;廃止&quot;;[.$E394]))));MAX([.$B$1:.$B393])+1;&quot;&quot;)">
            <text:p/>
          </table:table-cell>
          <table:table-cell table:style-name="ce5" table:formula="of:=CONCATENATE([.$D394];&quot;-&quot;;[.$E394])" office:value-type="string" office:string-value="Plugin-4(廃止)-2" calcext:value-type="string">
            <text:p>Plugin-4(廃止)-2</text:p>
          </table:table-cell>
          <table:table-cell table:style-name="ce8" office:value-type="string" calcext:value-type="string">
            <text:p>Plugin-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5で廃止</text:p>
            <text:p>https://bugzilla.mozilla.org/show_bug.cgi?id=1351490</text:p>
          </table:table-cell>
          <table:table-cell table:style-name="ce82"/>
          <table:table-cell table:style-name="ce10"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Plugin-1-2と同様。プラグイン名は「java」を「np32dsw」に読み替える。</text:p>
          </table:table-cell>
          <table:table-cell table:style-name="ce10" table:formula="of:=IF([.N394]=&quot;&quot;;&quot;?&quot;;IF([.P394]=&quot;&quot;;&quot;新規&quot;;IF([.N394]=[.P39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 table:formula="of:=IF([.P394]=&quot;&quot;;&quot;?&quot;;IF([.R394]=&quot;&quot;;&quot;新規&quot;;IF([.P394]=[.R394];&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2);</text:p>
          </table:table-cell>
          <table:table-cell table:style-name="ce87" table:number-columns-repeated="2"/>
          <table:table-cell table:style-name="ce94"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5]&lt;&gt;&quot;&quot;;NOT(ISNUMBER(FIND(&quot;廃止&quot;;[.$D395])));NOT(ISNUMBER(FIND(&quot;廃止&quot;;[.$E395]))));MAX([.$B$1:.$B394])+1;&quot;&quot;)">
            <text:p/>
          </table:table-cell>
          <table:table-cell table:style-name="ce5" table:formula="of:=CONCATENATE([.$D395];&quot;-&quot;;[.$E395])" office:value-type="string" office:string-value="Plugin-4(廃止)-3" calcext:value-type="string">
            <text:p>Plugin-4(廃止)-3</text:p>
          </table:table-cell>
          <table:table-cell table:style-name="ce8" office:value-type="string" calcext:value-type="string">
            <text:p>Plugin-4(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5]=&quot;&quot;;&quot;?&quot;;IF([.N395]=&quot;&quot;;&quot;新規&quot;;IF([.K395]=[.N395];&quot;&quot;;&quot;変更あり&quot;)))" office:value-type="string" office:string-value="変更あり" calcext:value-type="string">
            <text:p>変更あり</text:p>
          </table:table-cell>
          <table:table-cell table:style-name="ce10" office:value-type="string" calcext:value-type="string">
            <text:p>Plugin-1-3と同様。プラグイン名は「java」を「np32dsw」に読み替える。</text:p>
          </table:table-cell>
          <table:table-cell table:style-name="ce10" table:formula="of:=IF([.N395]=&quot;&quot;;&quot;?&quot;;IF([.P395]=&quot;&quot;;&quot;新規&quot;;IF([.N395]=[.P395];&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 table:formula="of:=IF([.P395]=&quot;&quot;;&quot;?&quot;;IF([.R395]=&quot;&quot;;&quot;新規&quot;;IF([.P395]=[.R395];&quot;&quot;;&quot;○&quot;)))">
            <text:p/>
          </table:table-cell>
          <table:table-cell table:style-name="ce87" office:value-type="string" calcext:value-type="string">
            <text:p>lockPref("extensions.force-addon-status@clear-code.com.plugins.0.pattern", "^Shockwave for Director");</text:p>
            <text:p>lockPref("extensions.force-addon-status@clear-code.com.plugins.0.enabledState", 1);</text:p>
          </table:table-cell>
          <table:table-cell table:style-name="ce87" table:number-columns-repeated="2"/>
          <table:table-cell table:style-name="ce94"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6]&lt;&gt;&quot;&quot;;NOT(ISNUMBER(FIND(&quot;廃止&quot;;[.$D396])));NOT(ISNUMBER(FIND(&quot;廃止&quot;;[.$E396]))));MAX([.$B$1:.$B395])+1;&quot;&quot;)">
            <text:p/>
          </table:table-cell>
          <table:table-cell table:style-name="ce5" table:formula="of:=CONCATENATE([.$D396];&quot;-&quot;;[.$E396])" office:value-type="string" office:string-value="Plugin-5(廃止)-1" calcext:value-type="string">
            <text:p>Plugin-5(廃止)-1</text:p>
          </table:table-cell>
          <table:table-cell table:style-name="ce8" office:value-type="string" calcext:value-type="string">
            <text:p>Plugin-5(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Silverlight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3で廃止</text:p>
            <text:p>https://bugzilla.mozilla.org/show_bug.cgi?id=1318833</text:p>
          </table:table-cell>
          <table:table-cell table:style-name="ce82"/>
          <table:table-cell table:style-name="ce10" table:formula="of:=IF([.K396]=&quot;&quot;;&quot;?&quot;;IF([.N396]=&quot;&quot;;&quot;新規&quot;;IF([.K396]=[.N396];&quot;&quot;;&quot;変更あり&quot;)))" office:value-type="string" office:string-value="変更あり" calcext:value-type="string">
            <text:p>変更あり</text:p>
          </table:table-cell>
          <table:table-cell table:style-name="ce10" office:value-type="string" calcext:value-type="string">
            <text:p>Plugin-1-1と同様。プラグイン名は「java」を「npctrl」に読み替える。</text:p>
          </table:table-cell>
          <table:table-cell table:style-name="ce10" table:formula="of:=IF([.N396]=&quot;&quot;;&quot;?&quot;;IF([.P396]=&quot;&quot;;&quot;新規&quot;;IF([.N396]=[.P396];&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 table:formula="of:=IF([.P396]=&quot;&quot;;&quot;?&quot;;IF([.R396]=&quot;&quot;;&quot;新規&quot;;IF([.P396]=[.R396];&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0);</text:p>
          </table:table-cell>
          <table:table-cell table:style-name="ce87" table:number-columns-repeated="2"/>
          <table:table-cell table:style-name="ce94"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7]&lt;&gt;&quot;&quot;;NOT(ISNUMBER(FIND(&quot;廃止&quot;;[.$D397])));NOT(ISNUMBER(FIND(&quot;廃止&quot;;[.$E397]))));MAX([.$B$1:.$B396])+1;&quot;&quot;)">
            <text:p/>
          </table:table-cell>
          <table:table-cell table:style-name="ce5" table:formula="of:=CONCATENATE([.$D397];&quot;-&quot;;[.$E397])" office:value-type="string" office:string-value="Plugin-5(廃止)-2" calcext:value-type="string">
            <text:p>Plugin-5(廃止)-2</text:p>
          </table:table-cell>
          <table:table-cell table:style-name="ce8" office:value-type="string" calcext:value-type="string">
            <text:p>Plugin-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7]=&quot;&quot;;&quot;?&quot;;IF([.N397]=&quot;&quot;;&quot;新規&quot;;IF([.K397]=[.N397];&quot;&quot;;&quot;変更あり&quot;)))" office:value-type="string" office:string-value="変更あり" calcext:value-type="string">
            <text:p>変更あり</text:p>
          </table:table-cell>
          <table:table-cell table:style-name="ce10" office:value-type="string" calcext:value-type="string">
            <text:p>Plugin-1-2と同様。プラグイン名は「java」を「npctrl」に読み替える。</text:p>
          </table:table-cell>
          <table:table-cell table:style-name="ce10" table:formula="of:=IF([.N397]=&quot;&quot;;&quot;?&quot;;IF([.P397]=&quot;&quot;;&quot;新規&quot;;IF([.N397]=[.P397];&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 table:formula="of:=IF([.P397]=&quot;&quot;;&quot;?&quot;;IF([.R397]=&quot;&quot;;&quot;新規&quot;;IF([.P397]=[.R397];&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2);</text:p>
          </table:table-cell>
          <table:table-cell table:style-name="ce87" table:number-columns-repeated="2"/>
          <table:table-cell table:style-name="ce94"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398]&lt;&gt;&quot;&quot;;NOT(ISNUMBER(FIND(&quot;廃止&quot;;[.$D398])));NOT(ISNUMBER(FIND(&quot;廃止&quot;;[.$E398]))));MAX([.$B$1:.$B397])+1;&quot;&quot;)">
            <text:p/>
          </table:table-cell>
          <table:table-cell table:style-name="ce5" table:formula="of:=CONCATENATE([.$D398];&quot;-&quot;;[.$E398])" office:value-type="string" office:string-value="Plugin-5(廃止)-3" calcext:value-type="string">
            <text:p>Plugin-5(廃止)-3</text:p>
          </table:table-cell>
          <table:table-cell table:style-name="ce8" office:value-type="string" calcext:value-type="string">
            <text:p>Plugin-5(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3で廃止</text:span></text:p>
            <text:p><text:span text:style-name="T10">https://bugzilla.mozilla.org/show_bug.cgi?id=1318833</text:span></text:p>
          </table:table-cell>
          <table:table-cell table:style-name="ce82"/>
          <table:table-cell table:style-name="ce10"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Plugin-1-3と同様。プラグイン名は「java」を「npctrl」に読み替える。</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 table:formula="of:=IF([.P398]=&quot;&quot;;&quot;?&quot;;IF([.R398]=&quot;&quot;;&quot;新規&quot;;IF([.P398]=[.R398];&quot;&quot;;&quot;○&quot;)))">
            <text:p/>
          </table:table-cell>
          <table:table-cell table:style-name="ce87" office:value-type="string" calcext:value-type="string">
            <text:p>lockPref("extensions.force-addon-status@clear-code.com.plugins.0.pattern", "^Silverlight Plug-In");</text:p>
            <text:p>lockPref("extensions.force-addon-status@clear-code.com.plugins.0.enabledState", 1);</text:p>
          </table:table-cell>
          <table:table-cell table:style-name="ce87" table:number-columns-repeated="2"/>
          <table:table-cell table:style-name="ce94"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399]&lt;&gt;&quot;&quot;;NOT(ISNUMBER(FIND(&quot;廃止&quot;;[.$D399])));NOT(ISNUMBER(FIND(&quot;廃止&quot;;[.$E399]))));MAX([.$B$1:.$B398])+1;&quot;&quot;)">
            <text:p/>
          </table:table-cell>
          <table:table-cell table:style-name="ce5" table:formula="of:=CONCATENATE([.$D399];&quot;-&quot;;[.$E399])" office:value-type="string" office:string-value="Plugin-6(廃止)-1" calcext:value-type="string">
            <text:p>Plugin-6(廃止)-1</text:p>
          </table:table-cell>
          <table:table-cell table:style-name="ce8" office:value-type="string" calcext:value-type="string">
            <text:p>Plugin-6(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Windows Media Player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399]=&quot;&quot;;&quot;?&quot;;IF([.N399]=&quot;&quot;;&quot;新規&quot;;IF([.K399]=[.N399];&quot;&quot;;&quot;変更あり&quot;)))" office:value-type="string" office:string-value="変更あり" calcext:value-type="string">
            <text:p>変更あり</text:p>
          </table:table-cell>
          <table:table-cell table:style-name="ce10" office:value-type="string" calcext:value-type="string">
            <text:p>Plugin-1-1と同様。プラグイン名は「java」を「np-mswmp」に読み替える。</text:p>
          </table:table-cell>
          <table:table-cell table:style-name="ce10" table:formula="of:=IF([.N399]=&quot;&quot;;&quot;?&quot;;IF([.P399]=&quot;&quot;;&quot;新規&quot;;IF([.N399]=[.P399];&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 table:formula="of:=IF([.P399]=&quot;&quot;;&quot;?&quot;;IF([.R399]=&quot;&quot;;&quot;新規&quot;;IF([.P399]=[.R399];&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87" table:number-columns-repeated="2"/>
          <table:table-cell table:style-name="ce94"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0]&lt;&gt;&quot;&quot;;NOT(ISNUMBER(FIND(&quot;廃止&quot;;[.$D400])));NOT(ISNUMBER(FIND(&quot;廃止&quot;;[.$E400]))));MAX([.$B$1:.$B399])+1;&quot;&quot;)">
            <text:p/>
          </table:table-cell>
          <table:table-cell table:style-name="ce5" table:formula="of:=CONCATENATE([.$D400];&quot;-&quot;;[.$E400])" office:value-type="string" office:string-value="Plugin-6(廃止)-2" calcext:value-type="string">
            <text:p>Plugin-6(廃止)-2</text:p>
          </table:table-cell>
          <table:table-cell table:style-name="ce8" office:value-type="string" calcext:value-type="string">
            <text:p>Plugin-6(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0]=&quot;&quot;;&quot;?&quot;;IF([.N400]=&quot;&quot;;&quot;新規&quot;;IF([.K400]=[.N400];&quot;&quot;;&quot;変更あり&quot;)))" office:value-type="string" office:string-value="変更あり" calcext:value-type="string">
            <text:p>変更あり</text:p>
          </table:table-cell>
          <table:table-cell table:style-name="ce10" office:value-type="string" calcext:value-type="string">
            <text:p>Plugin-1-2と同様。プラグイン名は「java」を「np-mswmp」に読み替える。また、その上で以下の設定を加える。</text:p>
            <text:p><text:span text:style-name="T3">lockPref("plugins.load_appdir_plugins", true);</text:span></text:p>
          </table:table-cell>
          <table:table-cell table:style-name="ce10" table:formula="of:=IF([.N400]=&quot;&quot;;&quot;?&quot;;IF([.P400]=&quot;&quot;;&quot;新規&quot;;IF([.N400]=[.P400];&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 table:formula="of:=IF([.P400]=&quot;&quot;;&quot;?&quot;;IF([.R400]=&quot;&quot;;&quot;新規&quot;;IF([.P400]=[.R400];&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87" table:number-columns-repeated="2"/>
          <table:table-cell table:style-name="ce94"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146">
          <table:table-cell table:style-name="ce1" office:value-type="string" calcext:value-type="string">
            <text:p>○</text:p>
          </table:table-cell>
          <table:table-cell table:style-name="ce5" table:formula="of:=IF(AND([.$A401]&lt;&gt;&quot;&quot;;NOT(ISNUMBER(FIND(&quot;廃止&quot;;[.$D401])));NOT(ISNUMBER(FIND(&quot;廃止&quot;;[.$E401]))));MAX([.$B$1:.$B400])+1;&quot;&quot;)">
            <text:p/>
          </table:table-cell>
          <table:table-cell table:style-name="ce5" table:formula="of:=CONCATENATE([.$D401];&quot;-&quot;;[.$E401])" office:value-type="string" office:string-value="Plugin-6(廃止)-3" calcext:value-type="string">
            <text:p>Plugin-6(廃止)-3</text:p>
          </table:table-cell>
          <table:table-cell table:style-name="ce8" office:value-type="string" calcext:value-type="string">
            <text:p>Plugin-6(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mswmp.dllを導入する</text:p>
            <text:p>2. 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5で廃止</text:span></text:p>
            <text:p><text:span text:style-name="T10">https://bugzilla.mozilla.org/show_bug.cgi?id=1351490</text:span></text:p>
          </table:table-cell>
          <table:table-cell table:style-name="ce82"/>
          <table:table-cell table:style-name="ce10" table:formula="of:=IF([.K401]=&quot;&quot;;&quot;?&quot;;IF([.N401]=&quot;&quot;;&quot;新規&quot;;IF([.K401]=[.N401];&quot;&quot;;&quot;変更あり&quot;)))" office:value-type="string" office:string-value="変更あり" calcext:value-type="string">
            <text:p>変更あり</text:p>
          </table:table-cell>
          <table:table-cell table:style-name="ce10" office:value-type="string" calcext:value-type="string">
            <text:p>Plugin-1-3と同様。プラグイン名は「java」を「np-mswmp」に読み替える。また、その上で以下の設定を加える。</text:p>
            <text:p><text:span text:style-name="T3">lockPref("plugins.load_appdir_plugins", true);</text:span></text:p>
          </table:table-cell>
          <table:table-cell table:style-name="ce10" table:formula="of:=IF([.N401]=&quot;&quot;;&quot;?&quot;;IF([.P401]=&quot;&quot;;&quot;新規&quot;;IF([.N401]=[.P401];&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 table:formula="of:=IF([.P401]=&quot;&quot;;&quot;?&quot;;IF([.R401]=&quot;&quot;;&quot;新規&quot;;IF([.P401]=[.R401];&quot;&quot;;&quot;○&quot;)))">
            <text:p/>
          </table:table-cell>
          <table:table-cell table:style-name="ce87"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87" table:number-columns-repeated="2"/>
          <table:table-cell table:style-name="ce94"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402]&lt;&gt;&quot;&quot;;NOT(ISNUMBER(FIND(&quot;廃止&quot;;[.$D402])));NOT(ISNUMBER(FIND(&quot;廃止&quot;;[.$E402]))));MAX([.$B$1:.$B401])+1;&quot;&quot;)">
            <text:p/>
          </table:table-cell>
          <table:table-cell table:style-name="ce5" table:formula="of:=CONCATENATE([.$D402];&quot;-&quot;;[.$E402])" office:value-type="string" office:string-value="Plugin-7(廃止)-1" calcext:value-type="string">
            <text:p>Plugin-7(廃止)-1</text:p>
          </table:table-cell>
          <table:table-cell table:style-name="ce8" office:value-type="string" calcext:value-type="string">
            <text:p>Plugin-7(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Cisco WebEx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既定）</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2]=&quot;&quot;;&quot;?&quot;;IF([.N402]=&quot;&quot;;&quot;新規&quot;;IF([.K402]=[.N402];&quot;&quot;;&quot;変更あり&quot;)))" office:value-type="string" office:string-value="変更あり" calcext:value-type="string">
            <text:p>変更あり</text:p>
          </table:table-cell>
          <table:table-cell table:style-name="ce10" office:value-type="string" calcext:value-type="string">
            <text:p>Plugin-1-1と同様。プラグイン名は「java」を「npatgpc」に読み替える。</text:p>
          </table:table-cell>
          <table:table-cell table:style-name="ce10" table:formula="of:=IF([.N402]=&quot;&quot;;&quot;?&quot;;IF([.P402]=&quot;&quot;;&quot;新規&quot;;IF([.N402]=[.P402];&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 table:formula="of:=IF([.P402]=&quot;&quot;;&quot;?&quot;;IF([.R402]=&quot;&quot;;&quot;新規&quot;;IF([.P402]=[.R402];&quot;&quot;;&quot;○&quot;)))">
            <text:p/>
          </table:table-cell>
          <table:table-cell table:style-name="ce87"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87" table:number-columns-repeated="2"/>
          <table:table-cell table:style-name="ce94"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403]&lt;&gt;&quot;&quot;;NOT(ISNUMBER(FIND(&quot;廃止&quot;;[.$D403])));NOT(ISNUMBER(FIND(&quot;廃止&quot;;[.$E403]))));MAX([.$B$1:.$B402])+1;&quot;&quot;)">
            <text:p/>
          </table:table-cell>
          <table:table-cell table:style-name="ce5" table:formula="of:=CONCATENATE([.$D403];&quot;-&quot;;[.$E403])" office:value-type="string" office:string-value="Plugin-7(廃止)-2" calcext:value-type="string">
            <text:p>Plugin-7(廃止)-2</text:p>
          </table:table-cell>
          <table:table-cell table:style-name="ce8" office:value-type="string" calcext:value-type="string">
            <text:p>Plugin-7(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3]=&quot;&quot;;&quot;?&quot;;IF([.N403]=&quot;&quot;;&quot;新規&quot;;IF([.K403]=[.N403];&quot;&quot;;&quot;変更あり&quot;)))" office:value-type="string" office:string-value="変更あり" calcext:value-type="string">
            <text:p>変更あり</text:p>
          </table:table-cell>
          <table:table-cell table:style-name="ce10" office:value-type="string" calcext:value-type="string">
            <text:p>Plugin-1-2と同様。プラグイン名は「java」を「npatgpc」に読み替える。また、その上で以下の設定を加える。</text:p>
            <text:p><text:span text:style-name="T3">lockPref("plugins.load_appdir_plugins", true);</text:span></text:p>
          </table:table-cell>
          <table:table-cell table:style-name="ce10" table:formula="of:=IF([.N403]=&quot;&quot;;&quot;?&quot;;IF([.P403]=&quot;&quot;;&quot;新規&quot;;IF([.N403]=[.P403];&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 table:formula="of:=IF([.P403]=&quot;&quot;;&quot;?&quot;;IF([.R403]=&quot;&quot;;&quot;新規&quot;;IF([.P403]=[.R403];&quot;&quot;;&quot;○&quot;)))">
            <text:p/>
          </table:table-cell>
          <table:table-cell table:style-name="ce87"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87" table:number-columns-repeated="2"/>
          <table:table-cell table:style-name="ce94"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133">
          <table:table-cell table:style-name="ce1" office:value-type="string" calcext:value-type="string">
            <text:p>○</text:p>
          </table:table-cell>
          <table:table-cell table:style-name="ce5" table:formula="of:=IF(AND([.$A404]&lt;&gt;&quot;&quot;;NOT(ISNUMBER(FIND(&quot;廃止&quot;;[.$D404])));NOT(ISNUMBER(FIND(&quot;廃止&quot;;[.$E404]))));MAX([.$B$1:.$B403])+1;&quot;&quot;)">
            <text:p/>
          </table:table-cell>
          <table:table-cell table:style-name="ce5" table:formula="of:=CONCATENATE([.$D404];&quot;-&quot;;[.$E404])" office:value-type="string" office:string-value="Plugin-7(廃止)-3" calcext:value-type="string">
            <text:p>Plugin-7(廃止)-3</text:p>
          </table:table-cell>
          <table:table-cell table:style-name="ce8" office:value-type="string" calcext:value-type="string">
            <text:p>Plugin-7(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text:p>
          </table:table-cell>
          <table:table-cell table:style-name="ce8" office:value-type="string" calcext:value-type="string">
            <text:p>1. npatgpc.dllを導入する</text:p>
            <text:p><text:span text:style-name="T3">2. MCDで設定を反映する</text:span></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https://addons.mozilla.org/ja/firefox/addon/cisco-webex-extension/</text:p>
            <text:p>WebExtensionsに移行したため廃止</text:p>
          </table:table-cell>
          <table:table-cell table:style-name="ce10"/>
          <table:table-cell table:style-name="ce10" table:formula="of:=IF([.K404]=&quot;&quot;;&quot;?&quot;;IF([.N404]=&quot;&quot;;&quot;新規&quot;;IF([.K404]=[.N404];&quot;&quot;;&quot;変更あり&quot;)))" office:value-type="string" office:string-value="変更あり" calcext:value-type="string">
            <text:p>変更あり</text:p>
          </table:table-cell>
          <table:table-cell table:style-name="ce10" office:value-type="string" calcext:value-type="string">
            <text:p>Plugin-1-3と同様。プラグイン名は「java」を「npatgpc」に読み替える。また、その上で以下の設定を加える。</text:p>
            <text:p><text:span text:style-name="T3">lockPref("plugins.load_appdir_plugins", true);</text:span></text:p>
          </table:table-cell>
          <table:table-cell table:style-name="ce10" table:formula="of:=IF([.N404]=&quot;&quot;;&quot;?&quot;;IF([.P404]=&quot;&quot;;&quot;新規&quot;;IF([.N404]=[.P404];&quot;&quot;;&quot;変更あり&quot;)))" office:value-type="string" office:string-value="変更あり" calcext:value-type="string">
            <text:p>変更あり</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 table:formula="of:=IF([.P404]=&quot;&quot;;&quot;?&quot;;IF([.R404]=&quot;&quot;;&quot;新規&quot;;IF([.P404]=[.R404];&quot;&quot;;&quot;○&quot;)))">
            <text:p/>
          </table:table-cell>
          <table:table-cell table:style-name="ce87"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87" table:number-columns-repeated="2"/>
          <table:table-cell table:style-name="ce94"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5" table:formula="of:=IF(AND([.$A405]&lt;&gt;&quot;&quot;;NOT(ISNUMBER(FIND(&quot;廃止&quot;;[.$D405])));NOT(ISNUMBER(FIND(&quot;廃止&quot;;[.$E405]))));MAX([.$B$1:.$B404])+1;&quot;&quot;)" office:value-type="float" office:value="322" calcext:value-type="float">
            <text:p>322</text:p>
          </table:table-cell>
          <table:table-cell table:style-name="ce5" table:formula="of:=CONCATENATE([.$D405];&quot;-&quot;;[.$E405])" office:value-type="string" office:string-value="Plugin-8-1" calcext:value-type="string">
            <text:p>Plugin-8-1</text:p>
          </table:table-cell>
          <table:table-cell table:style-name="ce8" office:value-type="string" calcext:value-type="string">
            <text:p>Plugin-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グイン</text:p>
          </table:table-cell>
          <table:table-cell table:style-name="ce17" office:value-type="string" calcext:value-type="string" table:number-columns-spanned="1" table:number-rows-spanned="2">
            <text:p>Gecko Media Pluginの利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9" office:value-type="string" calcext:value-type="string">
            <text:p>-</text:p>
          </table:table-cell>
          <table:table-cell table:style-name="ce9" office:value-type="string" calcext:value-type="string">
            <text:p>「OpenH264 Video Codec」もしくは「Widevine Content Decryption Module」が対象</text:p>
          </table:table-cell>
          <table:table-cell table:style-name="ce10" table:formula="of:=IF([.K405]=&quot;&quot;;&quot;?&quot;;IF([.N405]=&quot;&quot;;&quot;新規&quot;;IF([.K405]=[.N405];&quot;&quot;;&quot;変更あり&quot;)))">
            <text:p/>
          </table:table-cell>
          <table:table-cell table:style-name="ce9" office:value-type="string" calcext:value-type="string">
            <text:p>-</text:p>
          </table:table-cell>
          <table:table-cell table:style-name="ce10" table:formula="of:=IF([.N405]=&quot;&quot;;&quot;?&quot;;IF([.P405]=&quot;&quot;;&quot;新規&quot;;IF([.N405]=[.P405];&quot;&quot;;&quot;変更あり&quot;)))">
            <text:p/>
          </table:table-cell>
          <table:table-cell table:style-name="ce9" office:value-type="string" calcext:value-type="string">
            <text:p>-</text:p>
          </table:table-cell>
          <table:table-cell table:style-name="ce8" table:formula="of:=IF([.P405]=&quot;&quot;;&quot;?&quot;;IF([.R405]=&quot;&quot;;&quot;新規&quot;;IF([.P405]=[.R405];&quot;&quot;;&quot;○&quot;)))">
            <text:p/>
          </table:table-cell>
          <table:table-cell table:style-name="ce87" office:value-type="string" calcext:value-type="string">
            <text:p>-</text:p>
          </table:table-cell>
          <table:table-cell table:style-name="ce87" table:number-columns-repeated="2"/>
          <table:table-cell table:style-name="ce94"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47">
          <table:table-cell table:style-name="ce1" office:value-type="string" calcext:value-type="string">
            <text:p>○</text:p>
          </table:table-cell>
          <table:table-cell table:style-name="ce5" table:formula="of:=IF(AND([.$A406]&lt;&gt;&quot;&quot;;NOT(ISNUMBER(FIND(&quot;廃止&quot;;[.$D406])));NOT(ISNUMBER(FIND(&quot;廃止&quot;;[.$E406]))));MAX([.$B$1:.$B405])+1;&quot;&quot;)" office:value-type="float" office:value="323" calcext:value-type="float">
            <text:p>323</text:p>
          </table:table-cell>
          <table:table-cell table:style-name="ce5" table:formula="of:=CONCATENATE([.$D406];&quot;-&quot;;[.$E406])" office:value-type="string" office:string-value="Plugin-8-2" calcext:value-type="string">
            <text:p>Plugin-8-2</text:p>
          </table:table-cell>
          <table:table-cell table:style-name="ce8" office:value-type="string" calcext:value-type="string">
            <text:p>Plugin-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11" office:value-type="string" calcext:value-type="string">
            <text:p>1. MCDで設定を反映する</text:p>
            <text:p>2. アドオン「globalChrome.css」互換のスクリプトを導入する</text:p>
            <text:p>3. globalChrome.cssで設定を反映する</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text:span text:style-name="T18">lockPref("media.gmp-widevinecdm.enabled",false);</text:span></text:p>
            <text:p><text:span text:style-name="T18">lockPref("media.gmp-widevinecdm.autoupdate",false);</text:span></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table-cell table:style-name="ce10" table:formula="of:=IF([.K406]=&quot;&quot;;&quot;?&quot;;IF([.N406]=&quot;&quot;;&quot;新規&quot;;IF([.K406]=[.N406];&quot;&quot;;&quot;変更あり&quot;)))" office:value-type="string" office:string-value="変更あり" calcext:value-type="string">
            <text:p>変更あり</text:p>
          </table:table-cell>
          <table:table-cell table:style-name="ce8"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10" table:formula="of:=IF([.N406]=&quot;&quot;;&quot;?&quot;;IF([.P406]=&quot;&quot;;&quot;新規&quot;;IF([.N406]=[.P406];&quot;&quot;;&quot;変更あり&quot;)))">
            <text:p/>
          </table:table-cell>
          <table:table-cell table:style-name="ce8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11">globalChrome.css:</text:span></text:p>
            <text:p><text:span text:style-name="T11">@-moz-document</text:span></text:p>
            <text:p><text:span text:style-name="T11">  url-prefix("chrome://browser/content/preferences/in-content/preferences.xul"),</text:span></text:p>
            <text:p><text:span text:style-name="T11">  url-prefix("about:preferences") {</text:span></text:p>
            <text:p><text:span text:style-name="T11">  #drmGroup {</text:span></text:p>
            <text:p><text:span text:style-name="T11">    visibility: collapse !important;</text:span></text:p>
            <text:p><text:span text:style-name="T11">    -moz-user-focus: ignore !important;</text:span></text:p>
            <text:p><text:span text:style-name="T11">  }</text:span></text:p>
            <text:p><text:span text:style-name="T11">}</text:span></text:p>
          </table:table-cell>
          <table:table-cell table:style-name="ce8" table:formula="of:=IF([.P406]=&quot;&quot;;&quot;?&quot;;IF([.R406]=&quot;&quot;;&quot;新規&quot;;IF([.P406]=[.R406];&quot;&quot;;&quot;○&quot;)))" office:value-type="string" office:string-value="○" calcext:value-type="string">
            <text:p>○</text:p>
          </table:table-cell>
          <table:table-cell table:style-name="ce87"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87" table:number-columns-repeated="2"/>
          <table:table-cell table:style-name="ce94"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148">
          <table:table-cell table:style-name="ce1" office:value-type="string" calcext:value-type="string">
            <text:p>○</text:p>
          </table:table-cell>
          <table:table-cell table:style-name="ce5" table:formula="of:=IF(AND([.$A407]&lt;&gt;&quot;&quot;;NOT(ISNUMBER(FIND(&quot;廃止&quot;;[.$D407])));NOT(ISNUMBER(FIND(&quot;廃止&quot;;[.$E407]))));MAX([.$B$1:.$B406])+1;&quot;&quot;)">
            <text:p/>
          </table:table-cell>
          <table:table-cell table:style-name="ce5" table:formula="of:=CONCATENATE([.$D407];&quot;-&quot;;[.$E407])" office:value-type="string" office:string-value="Plugin-9(廃止)-1" calcext:value-type="string">
            <text:p>Plugin-9(廃止)-1</text:p>
          </table:table-cell>
          <table:table-cell table:style-name="ce8" office:value-type="string" calcext:value-type="string">
            <text:p>Plugin-9(廃止)</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IcedTeaプラグインの有効・無効の制御</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Firefox 56で廃止</text:p>
            <text:p>https://bugzilla.mozilla.org/show_bug.cgi?id=1279218</text:p>
          </table:table-cell>
          <table:table-cell table:style-name="ce82"/>
          <table:table-cell table:style-name="ce10" table:formula="of:=IF([.K407]=&quot;&quot;;&quot;?&quot;;IF([.N407]=&quot;&quot;;&quot;新規&quot;;IF([.K407]=[.N407];&quot;&quot;;&quot;変更あり&quot;)))" office:value-type="string" office:string-value="変更あり" calcext:value-type="string">
            <text:p>変更あり</text:p>
          </table:table-cell>
          <table:table-cell table:style-name="ce10" office:value-type="string" calcext:value-type="string">
            <text:p>Plugin-1-1と同様。プラグイン名は「java」を「libnpjp」（または「libnpjp2」）に読み替える。</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0);</text:p>
          </table:table-cell>
          <table:table-cell table:style-name="ce8" table:formula="of:=IF([.P407]=&quot;&quot;;&quot;?&quot;;IF([.R407]=&quot;&quot;;&quot;新規&quot;;IF([.P407]=[.R407];&quot;&quot;;&quot;○&quot;)))">
            <text:p/>
          </table:table-cell>
          <table:table-cell table:style-name="ce87" office:value-type="string" calcext:value-type="string">
            <text:p>lockPref("extensions.force-addon-status@clear-code.com.plugins.0.pattern", "^IcedTea-Web Plugin");</text:p>
            <text:p>lockPref("extensions.force-addon-status@clear-code.com.plugins.0.enabledState", 0);</text:p>
          </table:table-cell>
          <table:table-cell table:style-name="ce87"/>
          <table:table-cell table:style-name="ce87"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94"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08]&lt;&gt;&quot;&quot;;NOT(ISNUMBER(FIND(&quot;廃止&quot;;[.$D408])));NOT(ISNUMBER(FIND(&quot;廃止&quot;;[.$E408]))));MAX([.$B$1:.$B407])+1;&quot;&quot;)">
            <text:p/>
          </table:table-cell>
          <table:table-cell table:style-name="ce5" table:formula="of:=CONCATENATE([.$D408];&quot;-&quot;;[.$E408])" office:value-type="string" office:string-value="Plugin-9(廃止)-2" calcext:value-type="string">
            <text:p>Plugin-9(廃止)-2</text:p>
          </table:table-cell>
          <table:table-cell table:style-name="ce8" office:value-type="string" calcext:value-type="string">
            <text:p>Plugin-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8]=&quot;&quot;;&quot;?&quot;;IF([.N408]=&quot;&quot;;&quot;新規&quot;;IF([.K408]=[.N408];&quot;&quot;;&quot;変更あり&quot;)))" office:value-type="string" office:string-value="変更あり" calcext:value-type="string">
            <text:p>変更あり</text:p>
          </table:table-cell>
          <table:table-cell table:style-name="ce10" office:value-type="string" calcext:value-type="string">
            <text:p>Plugin-1-2と同様。プラグイン名は「java」を「libnpjp」（または「libnpjp2」）に読み替える。</text:p>
          </table:table-cell>
          <table:table-cell table:style-name="ce10" table:formula="of:=IF([.N408]=&quot;&quot;;&quot;?&quot;;IF([.P408]=&quot;&quot;;&quot;新規&quot;;IF([.N408]=[.P408];&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2);</text:p>
          </table:table-cell>
          <table:table-cell table:style-name="ce8" table:formula="of:=IF([.P408]=&quot;&quot;;&quot;?&quot;;IF([.R408]=&quot;&quot;;&quot;新規&quot;;IF([.P408]=[.R408];&quot;&quot;;&quot;○&quot;)))">
            <text:p/>
          </table:table-cell>
          <table:table-cell table:style-name="ce87" office:value-type="string" calcext:value-type="string">
            <text:p>lockPref("extensions.force-addon-status@clear-code.com.plugins.0.pattern", "^IcedTea-Web Plugin");</text:p>
            <text:p>lockPref("extensions.force-addon-status@clear-code.com.plugins.0.enabledState", 2);</text:p>
          </table:table-cell>
          <table:table-cell table:style-name="ce87" table:number-columns-repeated="2"/>
          <table:table-cell table:style-name="ce94"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5" table:formula="of:=IF(AND([.$A409]&lt;&gt;&quot;&quot;;NOT(ISNUMBER(FIND(&quot;廃止&quot;;[.$D409])));NOT(ISNUMBER(FIND(&quot;廃止&quot;;[.$E409]))));MAX([.$B$1:.$B408])+1;&quot;&quot;)">
            <text:p/>
          </table:table-cell>
          <table:table-cell table:style-name="ce5" table:formula="of:=CONCATENATE([.$D409];&quot;-&quot;;[.$E409])" office:value-type="string" office:string-value="Plugin-9(廃止)-3" calcext:value-type="string">
            <text:p>Plugin-9(廃止)-3</text:p>
          </table:table-cell>
          <table:table-cell table:style-name="ce8" office:value-type="string" calcext:value-type="string">
            <text:p>Plugin-9(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MCDで設定を反映する</text:p>
            <text:p><text:span text:style-name="T3">（恒久的な値をサイト別に設定する場合、アドオン「Permission Auto Registerer」も導入する）</text:span></text:p>
            <text:p><text:span text:style-name="T3">（Firefox 45以前向けの設定の仕方を採用する場合、アドオン「Force Addon Status」も導入する）</text:span></text:p>
          </table:table-cell>
          <table:table-cell table:style-name="ce10" office:value-type="string" calcext:value-type="string">
            <text:p><text:span text:style-name="T10">Firefox 56で廃止</text:span></text:p>
            <text:p><text:span text:style-name="T10">https://bugzilla.mozilla.org/show_bug.cgi?id=1279218</text:span></text:p>
          </table:table-cell>
          <table:table-cell table:style-name="ce82"/>
          <table:table-cell table:style-name="ce10" table:formula="of:=IF([.K409]=&quot;&quot;;&quot;?&quot;;IF([.N409]=&quot;&quot;;&quot;新規&quot;;IF([.K409]=[.N409];&quot;&quot;;&quot;変更あり&quot;)))" office:value-type="string" office:string-value="変更あり" calcext:value-type="string">
            <text:p>変更あり</text:p>
          </table:table-cell>
          <table:table-cell table:style-name="ce10" office:value-type="string" calcext:value-type="string">
            <text:p>Plugin-1-3と同様。プラグイン名は「java」を「libnpjp」（または「libnpjp2」）に読み替える。</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9" office:value-type="string" calcext:value-type="string">
            <text:p>lockPref("extensions.force-addon-status@clear-code.com.plugins.0.pattern", "^IcedTea-Web Plugin");</text:p>
            <text:p>lockPref("extensions.force-addon-status@clear-code.com.plugins.0.enabledState", 1);</text:p>
          </table:table-cell>
          <table:table-cell table:style-name="ce8" table:formula="of:=IF([.P409]=&quot;&quot;;&quot;?&quot;;IF([.R409]=&quot;&quot;;&quot;新規&quot;;IF([.P409]=[.R409];&quot;&quot;;&quot;○&quot;)))">
            <text:p/>
          </table:table-cell>
          <table:table-cell table:style-name="ce87" office:value-type="string" calcext:value-type="string">
            <text:p>lockPref("extensions.force-addon-status@clear-code.com.plugins.0.pattern", "^IcedTea-Web Plugin");</text:p>
            <text:p>lockPref("extensions.force-addon-status@clear-code.com.plugins.0.enabledState", 1);</text:p>
          </table:table-cell>
          <table:table-cell table:style-name="ce87" table:number-columns-repeated="2"/>
          <table:table-cell table:style-name="ce94"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10]&lt;&gt;&quot;&quot;;NOT(ISNUMBER(FIND(&quot;廃止&quot;;[.$D410])));NOT(ISNUMBER(FIND(&quot;廃止&quot;;[.$E410]))));MAX([.$B$1:.$B409])+1;&quot;&quot;)">
            <text:p/>
          </table:table-cell>
          <table:table-cell table:style-name="ce5" table:formula="of:=CONCATENATE([.$D410];&quot;-&quot;;[.$E410])" office:value-type="string" office:string-value="Plugin-10(廃止)-1" calcext:value-type="string">
            <text:p>Plugin-10(廃止)-1</text:p>
          </table:table-cell>
          <table:table-cell table:style-name="ce8" office:value-type="string" calcext:value-type="string">
            <text:p>Plugin-10(廃止)</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グイン</text:p>
          </table:table-cell>
          <table:table-cell table:style-name="ce19" office:value-type="string" calcext:value-type="string" table:number-columns-spanned="1" table:number-rows-spanned="3">
            <text:p>すべてのプラグインの初期状態</text:p>
          </table:table-cell>
          <table:table-cell table:style-name="ce19" office:value-type="string" calcext:value-type="string" table:number-columns-spanned="1" table:number-rows-spanned="3">
            <text:p>-</text:p>
          </table:table-cell>
          <table:table-cell table:style-name="ce8" office:value-type="string" calcext:value-type="string">
            <text:p>常に無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office:value-type="string" calcext:value-type="string">
            <text:p>Flash以外のプラグインがサポートされなくなったため、意味をもたなくなった。Plugin-2で明示的にFlashに関して設定する。</text:p>
          </table:table-cell>
          <table:table-cell table:style-name="ce10" table:formula="of:=IF([.K410]=&quot;&quot;;&quot;?&quot;;IF([.N410]=&quot;&quot;;&quot;新規&quot;;IF([.K410]=[.N410];&quot;&quot;;&quot;変更あり&quot;)))" office:value-type="string" office:string-value="変更あり" calcext:value-type="string">
            <text:p>変更あり</text:p>
          </table:table-cell>
          <table:table-cell table:style-name="ce9" office:value-type="string" calcext:value-type="string">
            <text:p>lockPref("plugin.default.state", 0);</text:p>
          </table:table-cell>
          <table:table-cell table:style-name="ce10" table:formula="of:=IF([.N410]=&quot;&quot;;&quot;?&quot;;IF([.P410]=&quot;&quot;;&quot;新規&quot;;IF([.N410]=[.P410];&quot;&quot;;&quot;変更あり&quot;)))">
            <text:p/>
          </table:table-cell>
          <table:table-cell table:style-name="ce9" office:value-type="string" calcext:value-type="string">
            <text:p>lockPref("plugin.default.state", 0);</text:p>
          </table:table-cell>
          <table:table-cell table:style-name="ce8" table:formula="of:=IF([.P410]=&quot;&quot;;&quot;?&quot;;IF([.R410]=&quot;&quot;;&quot;新規&quot;;IF([.P410]=[.R410];&quot;&quot;;&quot;○&quot;)))" office:value-type="string" office:string-value="新規" calcext:value-type="string">
            <text:p>新規</text:p>
          </table:table-cell>
          <table:table-cell table:style-name="ce87" table:number-columns-repeated="3"/>
          <table:table-cell table:style-name="ce94"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1]&lt;&gt;&quot;&quot;;NOT(ISNUMBER(FIND(&quot;廃止&quot;;[.$D411])));NOT(ISNUMBER(FIND(&quot;廃止&quot;;[.$E411]))));MAX([.$B$1:.$B410])+1;&quot;&quot;)">
            <text:p/>
          </table:table-cell>
          <table:table-cell table:style-name="ce5" table:formula="of:=CONCATENATE([.$D411];&quot;-&quot;;[.$E411])" office:value-type="string" office:string-value="Plugin-10(廃止)-2" calcext:value-type="string">
            <text:p>Plugin-10(廃止)-2</text:p>
          </table:table-cell>
          <table:table-cell table:style-name="ce8" office:value-type="string" calcext:value-type="string">
            <text:p>Plugin-10(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常に有効化する</text:p>
          </table:table-cell>
          <table:table-cell table:style-name="ce8" office:value-type="string" calcext:value-type="string">
            <text:p>MCDで設定を反映する</text:p>
          </table:table-cell>
          <table:table-cell table:style-name="ce9" office:value-type="string" calcext:value-type="string">
            <text:p>Plugin-2に統合</text:p>
          </table:table-cell>
          <table:table-cell table:style-name="ce9"/>
          <table:table-cell table:style-name="ce10" table:formula="of:=IF([.K411]=&quot;&quot;;&quot;?&quot;;IF([.N411]=&quot;&quot;;&quot;新規&quot;;IF([.K411]=[.N411];&quot;&quot;;&quot;変更あり&quot;)))" office:value-type="string" office:string-value="変更あり" calcext:value-type="string">
            <text:p>変更あり</text:p>
          </table:table-cell>
          <table:table-cell table:style-name="ce9" office:value-type="string" calcext:value-type="string">
            <text:p>lockPref("plugin.default.state", 2);</text:p>
          </table:table-cell>
          <table:table-cell table:style-name="ce10" table:formula="of:=IF([.N411]=&quot;&quot;;&quot;?&quot;;IF([.P411]=&quot;&quot;;&quot;新規&quot;;IF([.N411]=[.P411];&quot;&quot;;&quot;変更あり&quot;)))">
            <text:p/>
          </table:table-cell>
          <table:table-cell table:style-name="ce9" office:value-type="string" calcext:value-type="string">
            <text:p>lockPref("plugin.default.state", 2);</text:p>
          </table:table-cell>
          <table:table-cell table:style-name="ce8" table:formula="of:=IF([.P411]=&quot;&quot;;&quot;?&quot;;IF([.R411]=&quot;&quot;;&quot;新規&quot;;IF([.P411]=[.R411];&quot;&quot;;&quot;○&quot;)))" office:value-type="string" office:string-value="新規" calcext:value-type="string">
            <text:p>新規</text:p>
          </table:table-cell>
          <table:table-cell table:style-name="ce87" table:number-columns-repeated="3"/>
          <table:table-cell table:style-name="ce94"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12]&lt;&gt;&quot;&quot;;NOT(ISNUMBER(FIND(&quot;廃止&quot;;[.$D412])));NOT(ISNUMBER(FIND(&quot;廃止&quot;;[.$E412]))));MAX([.$B$1:.$B411])+1;&quot;&quot;)">
            <text:p/>
          </table:table-cell>
          <table:table-cell table:style-name="ce5" table:formula="of:=CONCATENATE([.$D412];&quot;-&quot;;[.$E412])" office:value-type="string" office:string-value="Plugin-10(廃止)-3" calcext:value-type="string">
            <text:p>Plugin-10(廃止)-3</text:p>
          </table:table-cell>
          <table:table-cell table:style-name="ce8" office:value-type="string" calcext:value-type="string">
            <text:p>Plugin-10(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クリックされたら有効にする（既定）</text:p>
          </table:table-cell>
          <table:table-cell table:style-name="ce8" office:value-type="string" calcext:value-type="string">
            <text:p>-</text:p>
          </table:table-cell>
          <table:table-cell table:style-name="ce9" office:value-type="string" calcext:value-type="string">
            <text:p>Plugin-2に統合</text:p>
          </table:table-cell>
          <table:table-cell table:style-name="ce9"/>
          <table:table-cell table:style-name="ce10" table:formula="of:=IF([.K412]=&quot;&quot;;&quot;?&quot;;IF([.N412]=&quot;&quot;;&quot;新規&quot;;IF([.K412]=[.N412];&quot;&quot;;&quot;変更あり&quot;)))" office:value-type="string" office:string-value="変更あり" calcext:value-type="string">
            <text:p>変更あり</text:p>
          </table:table-cell>
          <table:table-cell table:style-name="ce9" office:value-type="string" calcext:value-type="string">
            <text:p>lockPref("plugin.default.state", 1);</text:p>
          </table:table-cell>
          <table:table-cell table:style-name="ce10" table:formula="of:=IF([.N412]=&quot;&quot;;&quot;?&quot;;IF([.P412]=&quot;&quot;;&quot;新規&quot;;IF([.N412]=[.P412];&quot;&quot;;&quot;変更あり&quot;)))">
            <text:p/>
          </table:table-cell>
          <table:table-cell table:style-name="ce9" office:value-type="string" calcext:value-type="string">
            <text:p>lockPref("plugin.default.state", 1);</text:p>
          </table:table-cell>
          <table:table-cell table:style-name="ce8" table:formula="of:=IF([.P412]=&quot;&quot;;&quot;?&quot;;IF([.R412]=&quot;&quot;;&quot;新規&quot;;IF([.P412]=[.R412];&quot;&quot;;&quot;○&quot;)))" office:value-type="string" office:string-value="新規" calcext:value-type="string">
            <text:p>新規</text:p>
          </table:table-cell>
          <table:table-cell table:style-name="ce87" table:number-columns-repeated="3"/>
          <table:table-cell table:style-name="ce94"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13]&lt;&gt;&quot;&quot;;NOT(ISNUMBER(FIND(&quot;廃止&quot;;[.$D413])));NOT(ISNUMBER(FIND(&quot;廃止&quot;;[.$E413]))));MAX([.$B$1:.$B412])+1;&quot;&quot;)" office:value-type="float" office:value="324" calcext:value-type="float">
            <text:p>324</text:p>
          </table:table-cell>
          <table:table-cell table:style-name="ce5" table:formula="of:=CONCATENATE([.$D413];&quot;-&quot;;[.$E413])" office:value-type="string" office:string-value="External-1-1" calcext:value-type="string">
            <text:p>External-1-1</text:p>
          </table:table-cell>
          <table:table-cell table:style-name="ce8" office:value-type="string" calcext:value-type="string">
            <text:p>External-1</text:p>
          </table:table-cell>
          <table:table-cell table:style-name="ce8" office:value-type="float" office:value="1" calcext:value-type="float">
            <text:p>1</text:p>
          </table:table-cell>
          <table:table-cell table:style-name="ce17" office:value-type="string" calcext:value-type="string" table:number-columns-spanned="1" table:number-rows-spanned="2">
            <text:p>外部アプリケーションとの連携</text:p>
          </table:table-cell>
          <table:table-cell table:style-name="ce17" office:value-type="string" calcext:value-type="string" table:number-columns-spanned="1" table:number-rows-spanned="2">
            <text:p>ファイルをダウンロードして直接外部アプリケーションで開く時の挙動</text:p>
          </table:table-cell>
          <table:table-cell table:style-name="ce17" office:value-type="string" calcext:value-type="string" table:number-columns-spanned="1" table:number-rows-spanned="2">
            <text:p>-</text:p>
          </table:table-cell>
          <table:table-cell table:style-name="ce8" office:value-type="string" calcext:value-type="string">
            <text:p>ファイルを読み込み専用で開き、アプリケーション終了後に一時ファイルを削除する（既定）</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true);</text:p>
          </table:table-cell>
          <table:table-cell table:style-name="ce9"/>
          <table:table-cell table:style-name="ce10" table:formula="of:=IF([.K413]=&quot;&quot;;&quot;?&quot;;IF([.N413]=&quot;&quot;;&quot;新規&quot;;IF([.K413]=[.N413];&quot;&quot;;&quot;変更あり&quot;)))">
            <text:p/>
          </table:table-cell>
          <table:table-cell table:style-name="ce9" office:value-type="string" calcext:value-type="string">
            <text:p>lockPref("browser.helperApps.deleteTempFileOnExit", true);</text:p>
          </table:table-cell>
          <table:table-cell table:style-name="ce10" table:formula="of:=IF([.N413]=&quot;&quot;;&quot;?&quot;;IF([.P413]=&quot;&quot;;&quot;新規&quot;;IF([.N413]=[.P413];&quot;&quot;;&quot;変更あり&quot;)))">
            <text:p/>
          </table:table-cell>
          <table:table-cell table:style-name="ce9" office:value-type="string" calcext:value-type="string">
            <text:p>lockPref("browser.helperApps.deleteTempFileOnExit", true);</text:p>
          </table:table-cell>
          <table:table-cell table:style-name="ce8" table:formula="of:=IF([.P413]=&quot;&quot;;&quot;?&quot;;IF([.R413]=&quot;&quot;;&quot;新規&quot;;IF([.P413]=[.R413];&quot;&quot;;&quot;○&quot;)))">
            <text:p/>
          </table:table-cell>
          <table:table-cell table:style-name="ce87" office:value-type="string" calcext:value-type="string">
            <text:p>lockPref("browser.helperApps.deleteTempFileOnExit", true);</text:p>
          </table:table-cell>
          <table:table-cell table:style-name="ce87" table:number-columns-repeated="2"/>
          <table:table-cell table:style-name="ce94"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89">
          <table:table-cell table:style-name="ce1" office:value-type="string" calcext:value-type="string">
            <text:p>○</text:p>
          </table:table-cell>
          <table:table-cell table:style-name="ce5" table:formula="of:=IF(AND([.$A414]&lt;&gt;&quot;&quot;;NOT(ISNUMBER(FIND(&quot;廃止&quot;;[.$D414])));NOT(ISNUMBER(FIND(&quot;廃止&quot;;[.$E414]))));MAX([.$B$1:.$B413])+1;&quot;&quot;)" office:value-type="float" office:value="325" calcext:value-type="float">
            <text:p>325</text:p>
          </table:table-cell>
          <table:table-cell table:style-name="ce5" table:formula="of:=CONCATENATE([.$D414];&quot;-&quot;;[.$E414])" office:value-type="string" office:string-value="External-1-2" calcext:value-type="string">
            <text:p>External-1-2</text:p>
          </table:table-cell>
          <table:table-cell table:style-name="ce8" office:value-type="string" calcext:value-type="string">
            <text:p>External-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ファイルを読み書き可能で開き、アプリケーション終了後に一時ファイルを削除しない</text:p>
          </table:table-cell>
          <table:table-cell table:style-name="ce8" office:value-type="string" calcext:value-type="string">
            <text:p>MCDで設定を反映する</text:p>
          </table:table-cell>
          <table:table-cell table:style-name="ce9" office:value-type="string" calcext:value-type="string">
            <text:p>lockPref("browser.helperApps.deleteTempFileOnExit", false);</text:p>
          </table:table-cell>
          <table:table-cell table:style-name="ce9"/>
          <table:table-cell table:style-name="ce10" table:formula="of:=IF([.K414]=&quot;&quot;;&quot;?&quot;;IF([.N414]=&quot;&quot;;&quot;新規&quot;;IF([.K414]=[.N414];&quot;&quot;;&quot;変更あり&quot;)))">
            <text:p/>
          </table:table-cell>
          <table:table-cell table:style-name="ce9" office:value-type="string" calcext:value-type="string">
            <text:p>lockPref("browser.helperApps.deleteTempFileOnExit", false);</text:p>
          </table:table-cell>
          <table:table-cell table:style-name="ce10" table:formula="of:=IF([.N414]=&quot;&quot;;&quot;?&quot;;IF([.P414]=&quot;&quot;;&quot;新規&quot;;IF([.N414]=[.P414];&quot;&quot;;&quot;変更あり&quot;)))">
            <text:p/>
          </table:table-cell>
          <table:table-cell table:style-name="ce9" office:value-type="string" calcext:value-type="string">
            <text:p>lockPref("browser.helperApps.deleteTempFileOnExit", false);</text:p>
          </table:table-cell>
          <table:table-cell table:style-name="ce8" table:formula="of:=IF([.P414]=&quot;&quot;;&quot;?&quot;;IF([.R414]=&quot;&quot;;&quot;新規&quot;;IF([.P414]=[.R414];&quot;&quot;;&quot;○&quot;)))">
            <text:p/>
          </table:table-cell>
          <table:table-cell table:style-name="ce92" office:value-type="string" calcext:value-type="string">
            <text:p>lockPref("browser.helperApps.deleteTempFileOnExit", false);</text:p>
          </table:table-cell>
          <table:table-cell table:style-name="ce87" table:number-columns-repeated="2"/>
          <table:table-cell table:style-name="ce94"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5]&lt;&gt;&quot;&quot;;NOT(ISNUMBER(FIND(&quot;廃止&quot;;[.$D415])));NOT(ISNUMBER(FIND(&quot;廃止&quot;;[.$E415]))));MAX([.$B$1:.$B414])+1;&quot;&quot;)" office:value-type="float" office:value="326" calcext:value-type="float">
            <text:p>326</text:p>
          </table:table-cell>
          <table:table-cell table:style-name="ce5" table:formula="of:=CONCATENATE([.$D415];&quot;-&quot;;[.$E415])" office:value-type="string" office:string-value="Stability-1-1" calcext:value-type="string">
            <text:p>Stability-1-1</text:p>
          </table:table-cell>
          <table:table-cell table:style-name="ce8" office:value-type="string" calcext:value-type="string">
            <text:p>Stability-1</text:p>
          </table:table-cell>
          <table:table-cell table:style-name="ce8" office:value-type="float" office:value="1" calcext:value-type="float">
            <text:p>1</text:p>
          </table:table-cell>
          <table:table-cell table:style-name="ce17" office:value-type="string" calcext:value-type="string" table:number-columns-spanned="1" table:number-rows-spanned="2">
            <text:p>動作の安定性</text:p>
          </table:table-cell>
          <table:table-cell table:style-name="ce17" office:value-type="string" calcext:value-type="string" table:number-columns-spanned="1" table:number-rows-spanned="2">
            <text:p>ハードウェアアクセラレーションを有効化するかどうか</text:p>
          </table:table-cell>
          <table:table-cell table:style-name="ce17" office:value-type="string" calcext:value-type="string" table:number-columns-spanned="1" table:number-rows-spanned="2">
            <text:p>-</text:p>
          </table:table-cell>
          <table:table-cell table:style-name="ce8" office:value-type="string" calcext:value-type="string">
            <text:p>有効化する（安定性より描画性能を優先する）</text:p>
          </table:table-cell>
          <table:table-cell table:style-name="ce8" office:value-type="string" calcext:value-type="string">
            <text:p>MCDで設定を反映する</text:p>
          </table:table-cell>
          <table:table-cell table:style-name="ce8" office:value-type="string" calcext:value-type="string">
            <text:p>lockPref("gfx.direct2d.disabled", false);</text:p>
            <text:p>lockPref("layers.acceleration.disabled", false);</text:p>
          </table:table-cell>
          <table:table-cell table:style-name="ce8"/>
          <table:table-cell table:style-name="ce10" table:formula="of:=IF([.K415]=&quot;&quot;;&quot;?&quot;;IF([.N415]=&quot;&quot;;&quot;新規&quot;;IF([.K415]=[.N415];&quot;&quot;;&quot;変更あり&quot;)))">
            <text:p/>
          </table:table-cell>
          <table:table-cell table:style-name="ce8" office:value-type="string" calcext:value-type="string">
            <text:p>lockPref("gfx.direct2d.disabled", false);</text:p>
            <text:p>lockPref("layers.acceleration.disabled", false);</text:p>
          </table:table-cell>
          <table:table-cell table:style-name="ce10" table:formula="of:=IF([.N415]=&quot;&quot;;&quot;?&quot;;IF([.P415]=&quot;&quot;;&quot;新規&quot;;IF([.N415]=[.P415];&quot;&quot;;&quot;変更あり&quot;)))">
            <text:p/>
          </table:table-cell>
          <table:table-cell table:style-name="ce8" office:value-type="string" calcext:value-type="string">
            <text:p>lockPref("gfx.direct2d.disabled", false);</text:p>
            <text:p>lockPref("layers.acceleration.disabled", false);</text:p>
          </table:table-cell>
          <table:table-cell table:style-name="ce8" table:formula="of:=IF([.P415]=&quot;&quot;;&quot;?&quot;;IF([.R415]=&quot;&quot;;&quot;新規&quot;;IF([.P415]=[.R415];&quot;&quot;;&quot;○&quot;)))" office:value-type="string" office:string-value="新規" calcext:value-type="string">
            <text:p>新規</text:p>
          </table:table-cell>
          <table:table-cell table:style-name="ce87" table:number-columns-repeated="3"/>
          <table:table-cell table:style-name="ce94"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16]&lt;&gt;&quot;&quot;;NOT(ISNUMBER(FIND(&quot;廃止&quot;;[.$D416])));NOT(ISNUMBER(FIND(&quot;廃止&quot;;[.$E416]))));MAX([.$B$1:.$B415])+1;&quot;&quot;)" office:value-type="float" office:value="327" calcext:value-type="float">
            <text:p>327</text:p>
          </table:table-cell>
          <table:table-cell table:style-name="ce5" table:formula="of:=CONCATENATE([.$D416];&quot;-&quot;;[.$E416])" office:value-type="string" office:string-value="Stability-1-2" calcext:value-type="string">
            <text:p>Stability-1-2</text:p>
          </table:table-cell>
          <table:table-cell table:style-name="ce8" office:value-type="string" calcext:value-type="string">
            <text:p>Stability-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無効化する（描画性能より安定性を優先する）</text:p>
          </table:table-cell>
          <table:table-cell table:style-name="ce8" office:value-type="string" calcext:value-type="string">
            <text:p>MCDで設定を反映する</text:p>
          </table:table-cell>
          <table:table-cell table:style-name="ce8" office:value-type="string" calcext:value-type="string">
            <text:p>lockPref("gfx.direct2d.disabled", true);</text:p>
            <text:p>lockPref("layers.acceleration.disabled", true);</text:p>
          </table:table-cell>
          <table:table-cell table:style-name="ce8"/>
          <table:table-cell table:style-name="ce10" table:formula="of:=IF([.K416]=&quot;&quot;;&quot;?&quot;;IF([.N416]=&quot;&quot;;&quot;新規&quot;;IF([.K416]=[.N416];&quot;&quot;;&quot;変更あり&quot;)))">
            <text:p/>
          </table:table-cell>
          <table:table-cell table:style-name="ce8" office:value-type="string" calcext:value-type="string">
            <text:p>lockPref("gfx.direct2d.disabled", true);</text:p>
            <text:p>lockPref("layers.acceleration.disabled", true);</text:p>
          </table:table-cell>
          <table:table-cell table:style-name="ce10" table:formula="of:=IF([.N416]=&quot;&quot;;&quot;?&quot;;IF([.P416]=&quot;&quot;;&quot;新規&quot;;IF([.N416]=[.P416];&quot;&quot;;&quot;変更あり&quot;)))">
            <text:p/>
          </table:table-cell>
          <table:table-cell table:style-name="ce8" office:value-type="string" calcext:value-type="string">
            <text:p>lockPref("gfx.direct2d.disabled", true);</text:p>
            <text:p>lockPref("layers.acceleration.disabled", true);</text:p>
          </table:table-cell>
          <table:table-cell table:style-name="ce8" table:formula="of:=IF([.P416]=&quot;&quot;;&quot;?&quot;;IF([.R416]=&quot;&quot;;&quot;新規&quot;;IF([.P416]=[.R416];&quot;&quot;;&quot;○&quot;)))" office:value-type="string" office:string-value="新規" calcext:value-type="string">
            <text:p>新規</text:p>
          </table:table-cell>
          <table:table-cell table:style-name="ce87" table:number-columns-repeated="3"/>
          <table:table-cell table:style-name="ce94"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5" table:formula="of:=IF(AND([.$A417]&lt;&gt;&quot;&quot;;NOT(ISNUMBER(FIND(&quot;廃止&quot;;[.$D417])));NOT(ISNUMBER(FIND(&quot;廃止&quot;;[.$E417]))));MAX([.$B$1:.$B416])+1;&quot;&quot;)" office:value-type="float" office:value="328" calcext:value-type="float">
            <text:p>328</text:p>
          </table:table-cell>
          <table:table-cell table:style-name="ce5" table:formula="of:=CONCATENATE([.$D417];&quot;-&quot;;[.$E417])" office:value-type="string" office:string-value="Stability-2-1" calcext:value-type="string">
            <text:p>Stability-2-1</text:p>
          </table:table-cell>
          <table:table-cell table:style-name="ce8" office:value-type="string" calcext:value-type="string">
            <text:p>Stability-2</text:p>
          </table:table-cell>
          <table:table-cell table:style-name="ce8" office:value-type="float" office:value="1" calcext:value-type="float">
            <text:p>1</text:p>
          </table:table-cell>
          <table:table-cell table:style-name="ce19" office:value-type="string" calcext:value-type="string" table:number-columns-spanned="1" table:number-rows-spanned="3">
            <text:p>動作の安定性</text:p>
          </table:table-cell>
          <table:table-cell table:style-name="ce19" office:value-type="string" calcext:value-type="string" table:number-columns-spanned="1" table:number-rows-spanned="3">
            <text:p>プロセス分離（e10s）を有効化するかどうか</text:p>
          </table:table-cell>
          <table:table-cell table:style-name="ce19" office:value-type="string" calcext:value-type="string" table:number-columns-spanned="1" table:number-rows-spanned="3">
            <text:p>-</text:p>
          </table:table-cell>
          <table:table-cell table:style-name="ce8" office:value-type="string" calcext:value-type="string">
            <text:p>制御しない（自動的に有効化・無効化が判断される）</text:p>
          </table:table-cell>
          <table:table-cell table:number-columns-repeated="2" table:style-name="ce8" office:value-type="string" calcext:value-type="string">
            <text:p>-</text:p>
          </table:table-cell>
          <table:table-cell table:style-name="ce8"/>
          <table:table-cell table:style-name="ce10" table:formula="of:=IF([.K417]=&quot;&quot;;&quot;?&quot;;IF([.N417]=&quot;&quot;;&quot;新規&quot;;IF([.K417]=[.N417];&quot;&quot;;&quot;変更あり&quot;)))">
            <text:p/>
          </table:table-cell>
          <table:table-cell table:style-name="ce8" office:value-type="string" calcext:value-type="string">
            <text:p>-</text:p>
          </table:table-cell>
          <table:table-cell table:style-name="ce10" table:formula="of:=IF([.N417]=&quot;&quot;;&quot;?&quot;;IF([.P417]=&quot;&quot;;&quot;新規&quot;;IF([.N417]=[.P417];&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5" table:formula="of:=IF(AND([.$A418]&lt;&gt;&quot;&quot;;NOT(ISNUMBER(FIND(&quot;廃止&quot;;[.$D418])));NOT(ISNUMBER(FIND(&quot;廃止&quot;;[.$E418]))));MAX([.$B$1:.$B417])+1;&quot;&quot;)" office:value-type="float" office:value="329" calcext:value-type="float">
            <text:p>329</text:p>
          </table:table-cell>
          <table:table-cell table:style-name="ce5" table:formula="of:=CONCATENATE([.$D418];&quot;-&quot;;[.$E418])" office:value-type="string" office:string-value="Stability-2-2" calcext:value-type="string">
            <text:p>Stability-2-2</text:p>
          </table:table-cell>
          <table:table-cell table:style-name="ce8" office:value-type="string" calcext:value-type="string">
            <text:p>Stability-2</text:p>
          </table:table-cell>
          <table:table-cell table:style-name="ce8" office:value-type="float" office:value="2" calcext:value-type="float">
            <text:p>2</text:p>
          </table:table-cell>
          <table:covered-table-cell table:style-name="ce32"/>
          <table:covered-table-cell table:number-columns-repeated="2" table:style-name="ce18"/>
          <table:table-cell table:style-name="ce8" office:value-type="string" calcext:value-type="string">
            <text:p>強制的に有効化</text:p>
          </table:table-cell>
          <table:table-cell table:style-name="ce8" office:value-type="string" calcext:value-type="string">
            <text:p>MCDで設定を反映する</text:p>
          </table:table-cell>
          <table:table-cell table:style-name="ce8" office:value-type="string" calcext:value-type="string">
            <text:p>// 基本的な有効化の設定（設定ダイアログにあるチェックボックスに対応）</text:p>
            <text:p>lockPref("browser.tabs.remote.autostart", true);</text:p>
            <text:p><text:span text:style-name="T18">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8"/>
          <table:table-cell table:style-name="ce10" table:formula="of:=IF([.K418]=&quot;&quot;;&quot;?&quot;;IF([.N418]=&quot;&quot;;&quot;新規&quot;;IF([.K418]=[.N418];&quot;&quot;;&quot;変更あり&quot;)))" office:value-type="string" office:string-value="変更あり" calcext:value-type="string">
            <text:p>変更あり</text:p>
          </table:table-cell>
          <table:table-cell table:style-name="ce8"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418]=&quot;&quot;;&quot;?&quot;;IF([.P418]=&quot;&quot;;&quot;新規&quot;;IF([.N418]=[.P418];&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149">
          <table:table-cell table:style-name="ce1" office:value-type="string" calcext:value-type="string">
            <text:p>○</text:p>
          </table:table-cell>
          <table:table-cell table:style-name="ce5" table:formula="of:=IF(AND([.$A419]&lt;&gt;&quot;&quot;;NOT(ISNUMBER(FIND(&quot;廃止&quot;;[.$D419])));NOT(ISNUMBER(FIND(&quot;廃止&quot;;[.$E419]))));MAX([.$B$1:.$B418])+1;&quot;&quot;)" office:value-type="float" office:value="330" calcext:value-type="float">
            <text:p>330</text:p>
          </table:table-cell>
          <table:table-cell table:style-name="ce5" table:formula="of:=CONCATENATE([.$D419];&quot;-&quot;;[.$E419])" office:value-type="string" office:string-value="Stability-2-3" calcext:value-type="string">
            <text:p>Stability-2-3</text:p>
          </table:table-cell>
          <table:table-cell table:style-name="ce8" office:value-type="string" calcext:value-type="string">
            <text:p>Stability-2</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強制的に無効化</text:p>
          </table:table-cell>
          <table:table-cell table:style-name="ce8" office:value-type="string" calcext:value-type="string">
            <text:p>MCDで設定を反映する</text:p>
          </table:table-cell>
          <table:table-cell table:style-name="ce10" office:value-type="string" calcext:value-type="string">
            <text:p><text:span text:style-name="T18">lockPref("browser.tabs.remote.autostart", false);</text:span></text:p>
            <text:p><text:span text:style-name="T18">lockPref("browser.tabs.remote.desktopbehavior", false);</text:span></text:p>
            <text:p><text:span text:style-name="T18">// シングルコンテンツプロセスを強制(autostart.Nの代替)</text:span></text:p>
            <text:p><text:span text:style-name="T18">lockPref("dom.ipc.multiOptOut”, 1);</text:span></text:p>
            <text:p><text:span text:style-name="T1">lockPref("browser.tabs.remote.force-enable", false);</text:span></text:p>
          </table:table-cell>
          <table:table-cell table:style-name="ce82" office:value-type="string" calcext:value-type="string">
            <text:p>about:supportのウェブコンテンツプロセス数を確認すればよい？</text:p>
          </table:table-cell>
          <table:table-cell table:style-name="ce10" table:formula="of:=IF([.K419]=&quot;&quot;;&quot;?&quot;;IF([.N419]=&quot;&quot;;&quot;新規&quot;;IF([.K419]=[.N419];&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419]=&quot;&quot;;&quot;?&quot;;IF([.P419]=&quot;&quot;;&quot;新規&quot;;IF([.N419]=[.P419];&quot;&quot;;&quot;変更あり&quot;)))" office:value-type="string" office:string-value="新規" calcext:value-type="string">
            <text:p>新規</text:p>
          </table:table-cell>
          <table:table-cell table:style-name="ce8" table:number-columns-repeated="2"/>
          <table:table-cell table:style-name="ce87" table:number-columns-repeated="3"/>
          <table:table-cell table:style-name="ce94"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0]&lt;&gt;&quot;&quot;;NOT(ISNUMBER(FIND(&quot;廃止&quot;;[.$D420])));NOT(ISNUMBER(FIND(&quot;廃止&quot;;[.$E420]))));MAX([.$B$1:.$B419])+1;&quot;&quot;)" office:value-type="float" office:value="331" calcext:value-type="float">
            <text:p>331</text:p>
          </table:table-cell>
          <table:table-cell table:style-name="ce5" table:formula="of:=CONCATENATE([.$D420];&quot;-&quot;;[.$E420])" office:value-type="string" office:string-value="Appearance-1-1" calcext:value-type="string">
            <text:p>Appearance-1-1</text:p>
          </table:table-cell>
          <table:table-cell table:style-name="ce8" office:value-type="string" calcext:value-type="string">
            <text:p>Appearance-1</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表示フォントの明示</text:p>
          </table:table-cell>
          <table:table-cell table:style-name="ce17" office:value-type="string" calcext:value-type="string" table:number-columns-spanned="1" table:number-rows-spanned="2">
            <text:p>-</text:p>
          </table:table-cell>
          <table:table-cell table:style-name="ce8" office:value-type="string" calcext:value-type="string">
            <text:p>設定しない（既定）</text:p>
          </table:table-cell>
          <table:table-cell table:number-columns-repeated="2" table:style-name="ce8" office:value-type="string" calcext:value-type="string">
            <text:p>-</text:p>
          </table:table-cell>
          <table:table-cell table:style-name="ce8"/>
          <table:table-cell table:style-name="ce10" table:formula="of:=IF([.K420]=&quot;&quot;;&quot;?&quot;;IF([.N420]=&quot;&quot;;&quot;新規&quot;;IF([.K420]=[.N420];&quot;&quot;;&quot;変更あり&quot;)))">
            <text:p/>
          </table:table-cell>
          <table:table-cell table:style-name="ce8" office:value-type="string" calcext:value-type="string">
            <text:p>-</text:p>
          </table:table-cell>
          <table:table-cell table:style-name="ce10" table:formula="of:=IF([.N420]=&quot;&quot;;&quot;?&quot;;IF([.P420]=&quot;&quot;;&quot;新規&quot;;IF([.N420]=[.P420];&quot;&quot;;&quot;変更あり&quot;)))">
            <text:p/>
          </table:table-cell>
          <table:table-cell table:style-name="ce8" office:value-type="string" calcext:value-type="string">
            <text:p>-</text:p>
          </table:table-cell>
          <table:table-cell table:style-name="ce8" table:formula="of:=IF([.P420]=&quot;&quot;;&quot;?&quot;;IF([.R420]=&quot;&quot;;&quot;新規&quot;;IF([.P420]=[.R420];&quot;&quot;;&quot;○&quot;)))" office:value-type="string" office:string-value="新規" calcext:value-type="string">
            <text:p>新規</text:p>
          </table:table-cell>
          <table:table-cell table:style-name="ce87" table:number-columns-repeated="3"/>
          <table:table-cell table:style-name="ce94"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150">
          <table:table-cell table:style-name="ce1" office:value-type="string" calcext:value-type="string">
            <text:p>○</text:p>
          </table:table-cell>
          <table:table-cell table:style-name="ce5" table:formula="of:=IF(AND([.$A421]&lt;&gt;&quot;&quot;;NOT(ISNUMBER(FIND(&quot;廃止&quot;;[.$D421])));NOT(ISNUMBER(FIND(&quot;廃止&quot;;[.$E421]))));MAX([.$B$1:.$B420])+1;&quot;&quot;)" office:value-type="float" office:value="332" calcext:value-type="float">
            <text:p>332</text:p>
          </table:table-cell>
          <table:table-cell table:style-name="ce5" table:formula="of:=CONCATENATE([.$D421];&quot;-&quot;;[.$E421])" office:value-type="string" office:string-value="Appearance-1-2" calcext:value-type="string">
            <text:p>Appearance-1-2</text:p>
          </table:table-cell>
          <table:table-cell table:style-name="ce8" office:value-type="string" calcext:value-type="string">
            <text:p>Appear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設定する</text:p>
          </table:table-cell>
          <table:table-cell table:style-name="ce8" office:value-type="string" calcext:value-type="string">
            <text:p>MCDで設定を反映する</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8"/>
          <table:table-cell table:style-name="ce10" table:formula="of:=IF([.K421]=&quot;&quot;;&quot;?&quot;;IF([.N421]=&quot;&quot;;&quot;新規&quot;;IF([.K421]=[.N421];&quot;&quot;;&quot;変更あり&quot;)))" office:value-type="string" office:string-value="変更あり" calcext:value-type="string">
            <text:p>変更あり</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421]=&quot;&quot;;&quot;?&quot;;IF([.P421]=&quot;&quot;;&quot;新規&quot;;IF([.N421]=[.P421];&quot;&quot;;&quot;変更あり&quot;)))">
            <text:p/>
          </table:table-cell>
          <table:table-cell table:style-name="ce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8" table:formula="of:=IF([.P421]=&quot;&quot;;&quot;?&quot;;IF([.R421]=&quot;&quot;;&quot;新規&quot;;IF([.P421]=[.R421];&quot;&quot;;&quot;○&quot;)))" office:value-type="string" office:string-value="新規" calcext:value-type="string">
            <text:p>新規</text:p>
          </table:table-cell>
          <table:table-cell table:style-name="ce87" table:number-columns-repeated="3"/>
          <table:table-cell table:style-name="ce94"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5" table:formula="of:=IF(AND([.$A422]&lt;&gt;&quot;&quot;;NOT(ISNUMBER(FIND(&quot;廃止&quot;;[.$D422])));NOT(ISNUMBER(FIND(&quot;廃止&quot;;[.$E422]))));MAX([.$B$1:.$B421])+1;&quot;&quot;)" office:value-type="float" office:value="333" calcext:value-type="float">
            <text:p>333</text:p>
          </table:table-cell>
          <table:table-cell table:style-name="ce5" table:formula="of:=CONCATENATE([.$D422];&quot;-&quot;;[.$E422])" office:value-type="string" office:string-value="Appearance-2-1" calcext:value-type="string">
            <text:p>Appearance-2-1</text:p>
          </table:table-cell>
          <table:table-cell table:style-name="ce8" office:value-type="string" calcext:value-type="string">
            <text:p>Appearance-2</text:p>
          </table:table-cell>
          <table:table-cell table:style-name="ce8" office:value-type="float" office:value="1" calcext:value-type="float">
            <text:p>1</text:p>
          </table:table-cell>
          <table:table-cell table:style-name="ce17" office:value-type="string" calcext:value-type="string" table:number-columns-spanned="1" table:number-rows-spanned="2">
            <text:p>表示</text:p>
          </table:table-cell>
          <table:table-cell table:style-name="ce17" office:value-type="string" calcext:value-type="string" table:number-columns-spanned="1" table:number-rows-spanned="2">
            <text:p>ツールバー上の項目の初期設定</text:p>
          </table:table-cell>
          <table:table-cell table:style-name="ce17" office:value-type="string" calcext:value-type="string" table:number-columns-spanned="1" table:number-rows-spanned="2">
            <text:p>-</text:p>
          </table:table-cell>
          <table:table-cell table:style-name="ce51" office:value-type="string" calcext:value-type="string">
            <text:p>制御しない（既定）</text:p>
          </table:table-cell>
          <table:table-cell table:number-columns-repeated="2" table:style-name="ce51" office:value-type="string" calcext:value-type="string">
            <text:p>-</text:p>
          </table:table-cell>
          <table:table-cell table:style-name="ce51"/>
          <table:table-cell table:style-name="ce10" table:formula="of:=IF([.K422]=&quot;&quot;;&quot;?&quot;;IF([.N422]=&quot;&quot;;&quot;新規&quot;;IF([.K422]=[.N422];&quot;&quot;;&quot;変更あり&quot;)))">
            <text:p/>
          </table:table-cell>
          <table:table-cell table:style-name="ce51" office:value-type="string" calcext:value-type="string">
            <text:p>-</text:p>
          </table:table-cell>
          <table:table-cell table:style-name="ce10" table:formula="of:=IF([.N422]=&quot;&quot;;&quot;?&quot;;IF([.P422]=&quot;&quot;;&quot;新規&quot;;IF([.N422]=[.P422];&quot;&quot;;&quot;変更あり&quot;)))">
            <text:p/>
          </table:table-cell>
          <table:table-cell table:style-name="ce8" office:value-type="string" calcext:value-type="string">
            <text:p>-</text:p>
          </table:table-cell>
          <table:table-cell table:style-name="ce8" table:formula="of:=IF([.P422]=&quot;&quot;;&quot;?&quot;;IF([.R422]=&quot;&quot;;&quot;新規&quot;;IF([.P422]=[.R422];&quot;&quot;;&quot;○&quot;)))" office:value-type="string" office:string-value="新規" calcext:value-type="string">
            <text:p>新規</text:p>
          </table:table-cell>
          <table:table-cell table:style-name="ce87" table:number-columns-repeated="3"/>
          <table:table-cell table:style-name="ce94"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51">
          <table:table-cell table:style-name="ce1" office:value-type="string" calcext:value-type="string">
            <text:p>○</text:p>
          </table:table-cell>
          <table:table-cell table:style-name="ce5" table:formula="of:=IF(AND([.$A423]&lt;&gt;&quot;&quot;;NOT(ISNUMBER(FIND(&quot;廃止&quot;;[.$D423])));NOT(ISNUMBER(FIND(&quot;廃止&quot;;[.$E423]))));MAX([.$B$1:.$B422])+1;&quot;&quot;)" office:value-type="float" office:value="334" calcext:value-type="float">
            <text:p>334</text:p>
          </table:table-cell>
          <table:table-cell table:style-name="ce5" table:formula="of:=CONCATENATE([.$D423];&quot;-&quot;;[.$E423])" office:value-type="string" office:string-value="Appearance-2-2" calcext:value-type="string">
            <text:p>Appearance-2-2</text:p>
          </table:table-cell>
          <table:table-cell table:style-name="ce8" office:value-type="string" calcext:value-type="string">
            <text:p>Appear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制御する</text:p>
          </table:table-cell>
          <table:table-cell table:style-name="ce8" office:value-type="string" calcext:value-type="string">
            <text:p>MCDで設定を反映する</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ion.version", 60);</text:span></text:p>
            <text:p/>
          </table:table-cell>
          <table:table-cell table:style-name="ce83" office:value-type="string" calcext:value-type="string">
            <text:p><text:span text:style-name="T3">Firefox 57で削除:</text:span></text:p>
            <text:p/>
            <text:p>pref("browser.migrated-sync-button", true);</text:p>
            <text:p><text:span text:style-name="T3">pref("browser.toolbarbuttons.introduced.pocket-button", true);</text:span></text:p>
            <text:p/>
          </table:table-cell>
          <table:table-cell table:style-name="ce10" table:formula="of:=IF([.K423]=&quot;&quot;;&quot;?&quot;;IF([.N423]=&quot;&quot;;&quot;新規&quot;;IF([.K423]=[.N423];&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423]=&quot;&quot;;&quot;?&quot;;IF([.P423]=&quot;&quot;;&quot;新規&quot;;IF([.N423]=[.P423];&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8" table:formula="of:=IF([.P423]=&quot;&quot;;&quot;?&quot;;IF([.R423]=&quot;&quot;;&quot;新規&quot;;IF([.P423]=[.R423];&quot;&quot;;&quot;○&quot;)))" office:value-type="string" office:string-value="新規" calcext:value-type="string">
            <text:p>新規</text:p>
          </table:table-cell>
          <table:table-cell table:style-name="ce87" table:number-columns-repeated="3"/>
          <table:table-cell table:style-name="ce94"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4]&lt;&gt;&quot;&quot;;NOT(ISNUMBER(FIND(&quot;廃止&quot;;[.$D424])));NOT(ISNUMBER(FIND(&quot;廃止&quot;;[.$E424]))));MAX([.$B$1:.$B423])+1;&quot;&quot;)" office:value-type="float" office:value="335" calcext:value-type="float">
            <text:p>335</text:p>
          </table:table-cell>
          <table:table-cell table:style-name="ce5" table:formula="of:=CONCATENATE([.$D424];&quot;-&quot;;[.$E424])" office:value-type="string" office:string-value="Performance-1-1" calcext:value-type="string">
            <text:p>Performance-1-1</text:p>
          </table:table-cell>
          <table:table-cell table:style-name="ce8" office:value-type="string" calcext:value-type="string">
            <text:p>Performance-1</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メモリキャッシュのサイズ</text:p>
          </table:table-cell>
          <table:table-cell table:style-name="ce17" office:value-type="string" calcext:value-type="string" table:number-columns-spanned="1" table:number-rows-spanned="2">
            <text:p>-</text:p>
          </table:table-cell>
          <table:table-cell table:style-name="ce8" office:value-type="string" calcext:value-type="string">
            <text:p>自動的に決める（既定）</text:p>
          </table:table-cell>
          <table:table-cell table:number-columns-repeated="2" table:style-name="ce8" office:value-type="string" calcext:value-type="string">
            <text:p>-</text:p>
          </table:table-cell>
          <table:table-cell table:style-name="ce8"/>
          <table:table-cell table:style-name="ce10" table:formula="of:=IF([.K424]=&quot;&quot;;&quot;?&quot;;IF([.N424]=&quot;&quot;;&quot;新規&quot;;IF([.K424]=[.N424];&quot;&quot;;&quot;変更あり&quot;)))">
            <text:p/>
          </table:table-cell>
          <table:table-cell table:style-name="ce8" office:value-type="string" calcext:value-type="string">
            <text:p>-</text:p>
          </table:table-cell>
          <table:table-cell table:style-name="ce10" table:formula="of:=IF([.N424]=&quot;&quot;;&quot;?&quot;;IF([.P424]=&quot;&quot;;&quot;新規&quot;;IF([.N424]=[.P424];&quot;&quot;;&quot;変更あり&quot;)))">
            <text:p/>
          </table:table-cell>
          <table:table-cell table:style-name="ce8" office:value-type="string" calcext:value-type="string">
            <text:p>-</text:p>
          </table:table-cell>
          <table:table-cell table:style-name="ce8" table:formula="of:=IF([.P424]=&quot;&quot;;&quot;?&quot;;IF([.R424]=&quot;&quot;;&quot;新規&quot;;IF([.P424]=[.R424];&quot;&quot;;&quot;○&quot;)))" office:value-type="string" office:string-value="新規" calcext:value-type="string">
            <text:p>新規</text:p>
          </table:table-cell>
          <table:table-cell table:style-name="ce87" table:number-columns-repeated="3"/>
          <table:table-cell table:style-name="ce94"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25]&lt;&gt;&quot;&quot;;NOT(ISNUMBER(FIND(&quot;廃止&quot;;[.$D425])));NOT(ISNUMBER(FIND(&quot;廃止&quot;;[.$E425]))));MAX([.$B$1:.$B424])+1;&quot;&quot;)" office:value-type="float" office:value="336" calcext:value-type="float">
            <text:p>336</text:p>
          </table:table-cell>
          <table:table-cell table:style-name="ce5" table:formula="of:=CONCATENATE([.$D425];&quot;-&quot;;[.$E425])" office:value-type="string" office:string-value="Performance-1-2" calcext:value-type="string">
            <text:p>Performance-1-2</text:p>
          </table:table-cell>
          <table:table-cell table:style-name="ce8" office:value-type="string" calcext:value-type="string">
            <text:p>Performance-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明示する</text:p>
          </table:table-cell>
          <table:table-cell table:style-name="ce8" office:value-type="string" calcext:value-type="string">
            <text:p>MCDで設定を反映する</text:p>
          </table:table-cell>
          <table:table-cell table:style-name="ce8" office:value-type="string" calcext:value-type="string">
            <text:p>lockPref("browser.cache.memory.capacity", （整数値、単位：キロバイト）); </text:p>
          </table:table-cell>
          <table:table-cell table:style-name="ce8"/>
          <table:table-cell table:style-name="ce10" table:formula="of:=IF([.K425]=&quot;&quot;;&quot;?&quot;;IF([.N425]=&quot;&quot;;&quot;新規&quot;;IF([.K425]=[.N425];&quot;&quot;;&quot;変更あり&quot;)))">
            <text:p/>
          </table:table-cell>
          <table:table-cell table:style-name="ce8" office:value-type="string" calcext:value-type="string">
            <text:p>lockPref("browser.cache.memory.capacity", （整数値、単位：キロバイト）); </text:p>
          </table:table-cell>
          <table:table-cell table:style-name="ce10" table:formula="of:=IF([.N425]=&quot;&quot;;&quot;?&quot;;IF([.P425]=&quot;&quot;;&quot;新規&quot;;IF([.N425]=[.P425];&quot;&quot;;&quot;変更あり&quot;)))">
            <text:p/>
          </table:table-cell>
          <table:table-cell table:style-name="ce8" office:value-type="string" calcext:value-type="string">
            <text:p>lockPref("browser.cache.memory.capacity", （整数値、単位：キロバイト）); </text:p>
          </table:table-cell>
          <table:table-cell table:style-name="ce8" table:formula="of:=IF([.P425]=&quot;&quot;;&quot;?&quot;;IF([.R425]=&quot;&quot;;&quot;新規&quot;;IF([.P425]=[.R425];&quot;&quot;;&quot;○&quot;)))" office:value-type="string" office:string-value="新規" calcext:value-type="string">
            <text:p>新規</text:p>
          </table:table-cell>
          <table:table-cell table:style-name="ce87" table:number-columns-repeated="3"/>
          <table:table-cell table:style-name="ce94"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5" table:formula="of:=IF(AND([.$A426]&lt;&gt;&quot;&quot;;NOT(ISNUMBER(FIND(&quot;廃止&quot;;[.$D426])));NOT(ISNUMBER(FIND(&quot;廃止&quot;;[.$E426]))));MAX([.$B$1:.$B425])+1;&quot;&quot;)" office:value-type="float" office:value="337" calcext:value-type="float">
            <text:p>337</text:p>
          </table:table-cell>
          <table:table-cell table:style-name="ce5" table:formula="of:=CONCATENATE([.$D426];&quot;-&quot;;[.$E426])" office:value-type="string" office:string-value="Performance-2-1" calcext:value-type="string">
            <text:p>Performance-2-1</text:p>
          </table:table-cell>
          <table:table-cell table:style-name="ce8" office:value-type="string" calcext:value-type="string">
            <text:p>Performance-2</text:p>
          </table:table-cell>
          <table:table-cell table:style-name="ce8" office:value-type="float" office:value="1" calcext:value-type="float">
            <text:p>1</text:p>
          </table:table-cell>
          <table:table-cell table:style-name="ce17" office:value-type="string" calcext:value-type="string" table:number-columns-spanned="1" table:number-rows-spanned="2">
            <text:p>パフォーマンス</text:p>
          </table:table-cell>
          <table:table-cell table:style-name="ce17" office:value-type="string" calcext:value-type="string" table:number-columns-spanned="1" table:number-rows-spanned="2">
            <text:p>コンテンツの再描画間隔</text:p>
          </table:table-cell>
          <table:table-cell table:style-name="ce17" office:value-type="string" calcext:value-type="string" table:number-columns-spanned="1" table:number-rows-spanned="2">
            <text:p>-</text:p>
          </table:table-cell>
          <table:table-cell table:style-name="ce8" office:value-type="string" calcext:value-type="string">
            <text:p>120ミリ秒間隔で再描画（既定）</text:p>
          </table:table-cell>
          <table:table-cell table:style-name="ce8" office:value-type="string" calcext:value-type="string">
            <text:p>-</text:p>
          </table:table-cell>
          <table:table-cell table:style-name="ce8" office:value-type="string" calcext:value-type="string">
            <text:p>// defaultPref("content.notify.interval", 120000);</text:p>
          </table:table-cell>
          <table:table-cell table:style-name="ce8"/>
          <table:table-cell table:style-name="ce10" table:formula="of:=IF([.K426]=&quot;&quot;;&quot;?&quot;;IF([.N426]=&quot;&quot;;&quot;新規&quot;;IF([.K426]=[.N426];&quot;&quot;;&quot;変更あり&quot;)))">
            <text:p/>
          </table:table-cell>
          <table:table-cell table:style-name="ce8" office:value-type="string" calcext:value-type="string">
            <text:p>// defaultPref("content.notify.interval", 120000);</text:p>
          </table:table-cell>
          <table:table-cell table:style-name="ce10" table:formula="of:=IF([.N426]=&quot;&quot;;&quot;?&quot;;IF([.P426]=&quot;&quot;;&quot;新規&quot;;IF([.N426]=[.P426];&quot;&quot;;&quot;変更あり&quot;)))">
            <text:p/>
          </table:table-cell>
          <table:table-cell table:style-name="ce8" office:value-type="string" calcext:value-type="string">
            <text:p>// defaultPref("content.notify.interval", 120000);</text:p>
          </table:table-cell>
          <table:table-cell table:style-name="ce8" table:formula="of:=IF([.P426]=&quot;&quot;;&quot;?&quot;;IF([.R426]=&quot;&quot;;&quot;新規&quot;;IF([.P426]=[.R426];&quot;&quot;;&quot;○&quot;)))" office:value-type="string" office:string-value="新規" calcext:value-type="string">
            <text:p>新規</text:p>
          </table:table-cell>
          <table:table-cell table:style-name="ce87" table:number-columns-repeated="3"/>
          <table:table-cell table:style-name="ce94"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7]&lt;&gt;&quot;&quot;;NOT(ISNUMBER(FIND(&quot;廃止&quot;;[.$D427])));NOT(ISNUMBER(FIND(&quot;廃止&quot;;[.$E427]))));MAX([.$B$1:.$B426])+1;&quot;&quot;)" office:value-type="float" office:value="338" calcext:value-type="float">
            <text:p>338</text:p>
          </table:table-cell>
          <table:table-cell table:style-name="ce5" table:formula="of:=CONCATENATE([.$D427];&quot;-&quot;;[.$E427])" office:value-type="string" office:string-value="Performance-2-2" calcext:value-type="string">
            <text:p>Performance-2-2</text:p>
          </table:table-cell>
          <table:table-cell table:style-name="ce8" office:value-type="string" calcext:value-type="string">
            <text:p>Performance-2</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再描画間隔を明示する</text:p>
          </table:table-cell>
          <table:table-cell table:style-name="ce8" office:value-type="string" calcext:value-type="string">
            <text:p>MCDで設定を反映する</text:p>
          </table:table-cell>
          <table:table-cell table:style-name="ce8" office:value-type="string" calcext:value-type="string">
            <text:p>lockPref("content.notify.interval", （整数値、単位：マイクロ秒）);</text:p>
          </table:table-cell>
          <table:table-cell table:style-name="ce8"/>
          <table:table-cell table:style-name="ce10" table:formula="of:=IF([.K427]=&quot;&quot;;&quot;?&quot;;IF([.N427]=&quot;&quot;;&quot;新規&quot;;IF([.K427]=[.N427];&quot;&quot;;&quot;変更あり&quot;)))">
            <text:p/>
          </table:table-cell>
          <table:table-cell table:style-name="ce8" office:value-type="string" calcext:value-type="string">
            <text:p>lockPref("content.notify.interval", （整数値、単位：マイクロ秒）);</text:p>
          </table:table-cell>
          <table:table-cell table:style-name="ce10" table:formula="of:=IF([.N427]=&quot;&quot;;&quot;?&quot;;IF([.P427]=&quot;&quot;;&quot;新規&quot;;IF([.N427]=[.P427];&quot;&quot;;&quot;変更あり&quot;)))">
            <text:p/>
          </table:table-cell>
          <table:table-cell table:style-name="ce8" office:value-type="string" calcext:value-type="string">
            <text:p>lockPref("content.notify.interval", （整数値、単位：マイクロ秒）);</text:p>
          </table:table-cell>
          <table:table-cell table:style-name="ce8" table:formula="of:=IF([.P427]=&quot;&quot;;&quot;?&quot;;IF([.R427]=&quot;&quot;;&quot;新規&quot;;IF([.P427]=[.R427];&quot;&quot;;&quot;○&quot;)))" office:value-type="string" office:string-value="新規" calcext:value-type="string">
            <text:p>新規</text:p>
          </table:table-cell>
          <table:table-cell table:style-name="ce87" table:number-columns-repeated="3"/>
          <table:table-cell table:style-name="ce94" table:formula="of:=IFERROR(VLOOKUP([.$C427];[$'verify-targets-to-chapters'.$A$1:.$B$999];2;0);IF([.$A4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8]&lt;&gt;&quot;&quot;;NOT(ISNUMBER(FIND(&quot;廃止&quot;;[.$D428])));NOT(ISNUMBER(FIND(&quot;廃止&quot;;[.$E428]))));MAX([.$B$1:.$B427])+1;&quot;&quot;)" office:value-type="float" office:value="339" calcext:value-type="float">
            <text:p>339</text:p>
          </table:table-cell>
          <table:table-cell table:style-name="ce5" table:formula="of:=CONCATENATE([.$D428];&quot;-&quot;;[.$E428])" office:value-type="string" office:string-value="Addon-IEView-1-1" calcext:value-type="string">
            <text:p>Addon-IEView-1-1</text:p>
          </table:table-cell>
          <table:table-cell table:style-name="ce8" office:value-type="string" calcext:value-type="string">
            <text:p>Addon-IEView-1</text:p>
          </table:table-cell>
          <table:table-cell table:style-name="ce8" office:value-type="float" office:value="1" calcext:value-type="float">
            <text:p>1</text:p>
          </table:table-cell>
          <table:table-cell table:style-name="ce19" office:value-type="string" calcext:value-type="string" table:number-columns-spanned="1" table:number-rows-spanned="3">
            <text:p>アドオン：IE View</text:p>
          </table:table-cell>
          <table:table-cell table:style-name="ce19" office:value-type="string" calcext:value-type="string" table:number-columns-spanned="1" table:number-rows-spanned="3">
            <text:p>IEの起動</text:p>
          </table:table-cell>
          <table:table-cell table:style-name="ce19" office:value-type="string" calcext:value-type="string" table:number-columns-spanned="1" table:number-rows-spanned="3">
            <text:p>-</text:p>
          </table:table-cell>
          <table:table-cell table:style-name="ce8" office:value-type="string" calcext:value-type="string">
            <text:p>自動では起動しない（既定）</text:p>
          </table:table-cell>
          <table:table-cell table:style-name="ce8" office:value-type="string" calcext:value-type="string">
            <text:p>IE View WEをインストールする</text:p>
          </table:table-cell>
          <table:table-cell table:style-name="ce8" office:value-type="string" calcext:value-type="string">
            <text:p>-</text:p>
          </table:table-cell>
          <table:table-cell table:style-name="ce8"/>
          <table:table-cell table:style-name="ce10" table:formula="of:=IF([.K428]=&quot;&quot;;&quot;?&quot;;IF([.N428]=&quot;&quot;;&quot;新規&quot;;IF([.K428]=[.N428];&quot;&quot;;&quot;変更あり&quot;)))">
            <text:p/>
          </table:table-cell>
          <table:table-cell table:style-name="ce8" office:value-type="string" calcext:value-type="string">
            <text:p>-</text:p>
          </table:table-cell>
          <table:table-cell table:style-name="ce10" table:formula="of:=IF([.N428]=&quot;&quot;;&quot;?&quot;;IF([.P428]=&quot;&quot;;&quot;新規&quot;;IF([.N428]=[.P428];&quot;&quot;;&quot;変更あり&quot;)))">
            <text:p/>
          </table:table-cell>
          <table:table-cell table:style-name="ce8" office:value-type="string" calcext:value-type="string">
            <text:p>-</text:p>
          </table:table-cell>
          <table:table-cell table:style-name="ce8" table:formula="of:=IF([.P428]=&quot;&quot;;&quot;?&quot;;IF([.R428]=&quot;&quot;;&quot;新規&quot;;IF([.P428]=[.R428];&quot;&quot;;&quot;○&quot;)))" office:value-type="string" office:string-value="新規" calcext:value-type="string">
            <text:p>新規</text:p>
          </table:table-cell>
          <table:table-cell table:style-name="ce87" table:number-columns-repeated="3"/>
          <table:table-cell table:style-name="ce94" table:formula="of:=IFERROR(VLOOKUP([.$C428];[$'verify-targets-to-chapters'.$A$1:.$B$999];2;0);IF([.$A42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29]&lt;&gt;&quot;&quot;;NOT(ISNUMBER(FIND(&quot;廃止&quot;;[.$D429])));NOT(ISNUMBER(FIND(&quot;廃止&quot;;[.$E429]))));MAX([.$B$1:.$B428])+1;&quot;&quot;)" office:value-type="float" office:value="340" calcext:value-type="float">
            <text:p>340</text:p>
          </table:table-cell>
          <table:table-cell table:style-name="ce5" table:formula="of:=CONCATENATE([.$D429];&quot;-&quot;;[.$E429])" office:value-type="string" office:string-value="Addon-IEView-1-2" calcext:value-type="string">
            <text:p>Addon-IEView-1-2</text:p>
          </table:table-cell>
          <table:table-cell table:style-name="ce8" office:value-type="string" calcext:value-type="string">
            <text:p>Addon-IEView-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サイトでIEを自動起動</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able:table-cell>
          <table:table-cell table:style-name="ce8"/>
          <table:table-cell table:style-name="ce10" table:formula="of:=IF([.K429]=&quot;&quot;;&quot;?&quot;;IF([.N429]=&quot;&quot;;&quot;新規&quot;;IF([.K429]=[.N429];&quot;&quot;;&quot;変更あり&quot;)))">
            <text:p/>
          </table:table-cell>
          <table:table-cell table:style-name="ce8" office:value-type="string" calcext:value-type="string">
            <text:p>lockPref("extensions.ieview.forceielist", "（半角スペース区切りのURLのリスト）");</text:p>
          </table:table-cell>
          <table:table-cell table:style-name="ce10" table:formula="of:=IF([.N429]=&quot;&quot;;&quot;?&quot;;IF([.P429]=&quot;&quot;;&quot;新規&quot;;IF([.N429]=[.P429];&quot;&quot;;&quot;変更あり&quot;)))">
            <text:p/>
          </table:table-cell>
          <table:table-cell table:style-name="ce8" office:value-type="string" calcext:value-type="string">
            <text:p>lockPref("extensions.ieview.forceielist", "（半角スペース区切りのURLのリスト）");</text:p>
          </table:table-cell>
          <table:table-cell table:style-name="ce8" table:formula="of:=IF([.P429]=&quot;&quot;;&quot;?&quot;;IF([.R429]=&quot;&quot;;&quot;新規&quot;;IF([.P429]=[.R429];&quot;&quot;;&quot;○&quot;)))" office:value-type="string" office:string-value="新規" calcext:value-type="string">
            <text:p>新規</text:p>
          </table:table-cell>
          <table:table-cell table:style-name="ce87" table:number-columns-repeated="3"/>
          <table:table-cell table:style-name="ce94" table:formula="of:=IFERROR(VLOOKUP([.$C429];[$'verify-targets-to-chapters'.$A$1:.$B$999];2;0);IF([.$A429]=&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5" table:formula="of:=IF(AND([.$A430]&lt;&gt;&quot;&quot;;NOT(ISNUMBER(FIND(&quot;廃止&quot;;[.$D430])));NOT(ISNUMBER(FIND(&quot;廃止&quot;;[.$E430]))));MAX([.$B$1:.$B429])+1;&quot;&quot;)">
            <text:p/>
          </table:table-cell>
          <table:table-cell table:style-name="ce5" table:formula="of:=CONCATENATE([.$D430];&quot;-&quot;;[.$E430])" office:value-type="string" office:string-value="Addon-IEView-1-3（廃止）" calcext:value-type="string">
            <text:p>Addon-IEView-1-3（廃止）</text:p>
          </table:table-cell>
          <table:table-cell table:style-name="ce8" office:value-type="string" calcext:value-type="string">
            <text:p>Addon-IEView-1</text:p>
          </table:table-cell>
          <table:table-cell table:style-name="ce8" office:value-type="string" calcext:value-type="string">
            <text:p>3（廃止）</text:p>
          </table:table-cell>
          <table:covered-table-cell table:number-columns-repeated="3" table:style-name="ce18"/>
          <table:table-cell table:style-name="ce8" office:value-type="string" calcext:value-type="string">
            <text:p>特定サイトをIEを自動起動し、Firefox側のタブを閉じ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8"/>
          <table:table-cell table:style-name="ce10" table:formula="of:=IF([.K430]=&quot;&quot;;&quot;?&quot;;IF([.N430]=&quot;&quot;;&quot;新規&quot;;IF([.K430]=[.N430];&quot;&quot;;&quot;変更あり&quot;)))">
            <text:p/>
          </table:table-cell>
          <table:table-cell table:style-name="ce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30]=&quot;&quot;;&quot;?&quot;;IF([.P430]=&quot;&quot;;&quot;新規&quot;;IF([.N430]=[.P430];&quot;&quot;;&quot;変更あり&quot;)))" office:value-type="string" office:string-value="変更あり" calcext:value-type="string">
            <text:p>変更あり</text:p>
          </table:table-cell>
          <table:table-cell table:style-name="ce8" office:value-type="string" calcext:value-type="string">
            <text:p>lockPref("extensions.ieview.forceielist", "（半角スペース区切りのURLのリスト）");</text:p>
            <text:p>lockPref("extensions.ieview.closeReloadPage", true);</text:p>
          </table:table-cell>
          <table:table-cell table:style-name="ce8" table:formula="of:=IF([.P430]=&quot;&quot;;&quot;?&quot;;IF([.R430]=&quot;&quot;;&quot;新規&quot;;IF([.P430]=[.R430];&quot;&quot;;&quot;○&quot;)))" office:value-type="string" office:string-value="新規" calcext:value-type="string">
            <text:p>新規</text:p>
          </table:table-cell>
          <table:table-cell table:style-name="ce87" table:number-columns-repeated="3"/>
          <table:table-cell table:style-name="ce94" table:formula="of:=IFERROR(VLOOKUP([.$C430];[$'verify-targets-to-chapters'.$A$1:.$B$999];2;0);IF([.$A430]=&quot;&quot;;&quot;&quot;;&quot;省略&quot;))" office:value-type="string" office:string-value="省略" calcext:value-type="string">
            <text:p>省略</text:p>
          </table:table-cell>
          <table:table-cell table:number-columns-repeated="1003"/>
        </table:table-row>
        <table:table-row table:style-name="ro152">
          <table:table-cell table:style-name="ce1" office:value-type="string" calcext:value-type="string">
            <text:p>○</text:p>
          </table:table-cell>
          <table:table-cell table:style-name="ce5" table:formula="of:=IF(AND([.$A431]&lt;&gt;&quot;&quot;;NOT(ISNUMBER(FIND(&quot;廃止&quot;;[.$D431])));NOT(ISNUMBER(FIND(&quot;廃止&quot;;[.$E431]))));MAX([.$B$1:.$B430])+1;&quot;&quot;)" office:value-type="float" office:value="341" calcext:value-type="float">
            <text:p>341</text:p>
          </table:table-cell>
          <table:table-cell table:style-name="ce5" table:formula="of:=CONCATENATE([.$D431];&quot;-&quot;;[.$E431])" office:value-type="string" office:string-value="Addon-IEView-2-1" calcext:value-type="string">
            <text:p>Addon-IEView-2-1</text:p>
          </table:table-cell>
          <table:table-cell table:style-name="ce8" office:value-type="string" calcext:value-type="string">
            <text:p>Addon-IEView-2</text:p>
          </table:table-cell>
          <table:table-cell table:style-name="ce8" office:value-type="float" office:value="1" calcext:value-type="float">
            <text:p>1</text:p>
          </table:table-cell>
          <table:table-cell table:style-name="ce26" office:value-type="string" calcext:value-type="string">
            <text:p>アドオン：IE View</text:p>
          </table:table-cell>
          <table:table-cell table:style-name="ce26" office:value-type="string" calcext:value-type="string">
            <text:p>起動するIEの設定</text:p>
          </table:table-cell>
          <table:table-cell table:style-name="ce26" office:value-type="string" calcext:value-type="string">
            <text:p>-</text:p>
          </table:table-cell>
          <table:table-cell table:style-name="ce8" office:value-type="string" calcext:value-type="string">
            <text:p>パスと起動オプションを指定する</text:p>
          </table:table-cell>
          <table:table-cell table:style-name="ce8" office:value-type="string" calcext:value-type="string">
            <text:p>1. IE View WEをインストールする</text:p>
            <text:p>2. MCDで設定を反映する</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table-cell table:style-name="ce10" table:formula="of:=IF([.K431]=&quot;&quot;;&quot;?&quot;;IF([.N431]=&quot;&quot;;&quot;新規&quot;;IF([.K431]=[.N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10" table:formula="of:=IF([.N431]=&quot;&quot;;&quot;?&quot;;IF([.P431]=&quot;&quot;;&quot;新規&quot;;IF([.N431]=[.P431];&quot;&quot;;&quot;変更あり&quot;)))">
            <text:p/>
          </table:table-cell>
          <table:table-cell table:style-name="ce8" office:value-type="string" calcext:value-type="string">
            <text:p>lockPref("extensions.ieview.ieapp", "C:\\Program Files (x86)\\Internet　Explorer\\iexplore.exe");</text:p>
            <text:p>lockPref("extensions.ieview.ieargs", ""); </text:p>
          </table:table-cell>
          <table:table-cell table:style-name="ce8" table:formula="of:=IF([.P431]=&quot;&quot;;&quot;?&quot;;IF([.R431]=&quot;&quot;;&quot;新規&quot;;IF([.P431]=[.R431];&quot;&quot;;&quot;○&quot;)))" office:value-type="string" office:string-value="新規" calcext:value-type="string">
            <text:p>新規</text:p>
          </table:table-cell>
          <table:table-cell table:style-name="ce87" table:number-columns-repeated="3"/>
          <table:table-cell table:style-name="ce94" table:formula="of:=IFERROR(VLOOKUP([.$C431];[$'verify-targets-to-chapters'.$A$1:.$B$999];2;0);IF([.$A431]=&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5" table:formula="of:=IF(AND([.$A432]&lt;&gt;&quot;&quot;;NOT(ISNUMBER(FIND(&quot;廃止&quot;;[.$D432])));NOT(ISNUMBER(FIND(&quot;廃止&quot;;[.$E432]))));MAX([.$B$1:.$B431])+1;&quot;&quot;)" office:value-type="float" office:value="342" calcext:value-type="float">
            <text:p>342</text:p>
          </table:table-cell>
          <table:table-cell table:style-name="ce5" table:formula="of:=CONCATENATE([.$D432];&quot;-&quot;;[.$E432])" office:value-type="string" office:string-value="Addon-IEView-3-1" calcext:value-type="string">
            <text:p>Addon-IEView-3-1</text:p>
          </table:table-cell>
          <table:table-cell table:style-name="ce14" office:value-type="string" calcext:value-type="string">
            <text:p>Addon-IEView-3</text:p>
          </table:table-cell>
          <table:table-cell table:style-name="ce14" office:value-type="float" office:value="1" calcext:value-type="float">
            <text:p>1</text:p>
          </table:table-cell>
          <table:table-cell table:style-name="ce33" office:value-type="string" calcext:value-type="string" table:number-columns-spanned="1" table:number-rows-spanned="2">
            <text:p>アドオン：IE View</text:p>
          </table:table-cell>
          <table:table-cell table:style-name="ce33" office:value-type="string" calcext:value-type="string" table:number-columns-spanned="1" table:number-rows-spanned="2">
            <text:p>閲覧中のページへの広告の埋め込み（アドウェアとしての動作）</text:p>
          </table:table-cell>
          <table:table-cell table:style-name="ce33" office:value-type="string" calcext:value-type="string" table:number-columns-spanned="1" table:number-rows-spanned="2">
            <text:p>-</text:p>
          </table:table-cell>
          <table:table-cell table:style-name="ce14" office:value-type="string" calcext:value-type="string">
            <text:p>許可する（既定）</text:p>
          </table:table-cell>
          <table:table-cell table:style-name="ce14" office:value-type="string" calcext:value-type="string">
            <text:p>-</text:p>
          </table:table-cell>
          <table:table-cell table:style-name="ce14" office:value-type="string" calcext:value-type="string">
            <text:p>-</text:p>
            <text:p>※IE View 1.5.6.1とFirefox 52の組み合わせにおいてはこの機能は動作しない。</text:p>
          </table:table-cell>
          <table:table-cell table:style-name="ce14"/>
          <table:table-cell table:style-name="ce10" table:formula="of:=IF([.K432]=&quot;&quot;;&quot;?&quot;;IF([.N432]=&quot;&quot;;&quot;新規&quot;;IF([.K432]=[.N432];&quot;&quot;;&quot;変更あり&quot;)))">
            <text:p/>
          </table:table-cell>
          <table:table-cell table:style-name="ce8" office:value-type="string" calcext:value-type="string">
            <text:p>-</text:p>
            <text:p>※IE View 1.5.6.1とFirefox 52の組み合わせにおいてはこの機能は動作しない。</text:p>
          </table:table-cell>
          <table:table-cell table:style-name="ce10" table:formula="of:=IF([.N432]=&quot;&quot;;&quot;?&quot;;IF([.P432]=&quot;&quot;;&quot;新規&quot;;IF([.N432]=[.P432];&quot;&quot;;&quot;変更あり&quot;)))" office:value-type="string" office:string-value="変更あり" calcext:value-type="string">
            <text:p>変更あり</text:p>
          </table:table-cell>
          <table:table-cell table:style-name="ce8" office:value-type="string" calcext:value-type="string">
            <text:p>-</text:p>
          </table:table-cell>
          <table:table-cell table:style-name="ce8" table:formula="of:=IF([.P432]=&quot;&quot;;&quot;?&quot;;IF([.R432]=&quot;&quot;;&quot;新規&quot;;IF([.P432]=[.R432];&quot;&quot;;&quot;○&quot;)))" office:value-type="string" office:string-value="新規" calcext:value-type="string">
            <text:p>新規</text:p>
          </table:table-cell>
          <table:table-cell table:style-name="ce87" table:number-columns-repeated="3"/>
          <table:table-cell table:style-name="ce94" table:formula="of:=IFERROR(VLOOKUP([.$C432];[$'verify-targets-to-chapters'.$A$1:.$B$999];2;0);IF([.$A4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5" table:formula="of:=IF(AND([.$A433]&lt;&gt;&quot;&quot;;NOT(ISNUMBER(FIND(&quot;廃止&quot;;[.$D433])));NOT(ISNUMBER(FIND(&quot;廃止&quot;;[.$E433]))));MAX([.$B$1:.$B432])+1;&quot;&quot;)" office:value-type="float" office:value="343" calcext:value-type="float">
            <text:p>343</text:p>
          </table:table-cell>
          <table:table-cell table:style-name="ce5" table:formula="of:=CONCATENATE([.$D433];&quot;-&quot;;[.$E433])" office:value-type="string" office:string-value="Addon-IEView-3-2" calcext:value-type="string">
            <text:p>Addon-IEView-3-2</text:p>
          </table:table-cell>
          <table:table-cell table:style-name="ce14" office:value-type="string" calcext:value-type="string">
            <text:p>Addon-IEView-3</text:p>
          </table:table-cell>
          <table:table-cell table:style-name="ce14" office:value-type="float" office:value="2" calcext:value-type="float">
            <text:p>2</text:p>
          </table:table-cell>
          <table:covered-table-cell table:style-name="ce34"/>
          <table:covered-table-cell table:number-columns-repeated="2" table:style-name="ce45"/>
          <table:table-cell table:style-name="ce14" office:value-type="string" calcext:value-type="string">
            <text:p>禁止する</text:p>
          </table:table-cell>
          <table:table-cell table:style-name="ce14" office:value-type="string" calcext:value-type="string">
            <text:p>1. IE View WEをインストールする</text:p>
            <text:p>2. MCDで設定を反映する</text:p>
          </table:table-cell>
          <table:table-cell table:style-name="ce14" office:value-type="string" calcext:value-type="string">
            <text:p>lockPref("extensions.ieview.useWizeShoppy", false);</text:p>
            <text:p>IE View WEにはこの機能はない</text:p>
          </table:table-cell>
          <table:table-cell table:style-name="ce14"/>
          <table:table-cell table:style-name="ce10" table:formula="of:=IF([.K433]=&quot;&quot;;&quot;?&quot;;IF([.N433]=&quot;&quot;;&quot;新規&quot;;IF([.K433]=[.N433];&quot;&quot;;&quot;変更あり&quot;)))" office:value-type="string" office:string-value="変更あり" calcext:value-type="string">
            <text:p>変更あり</text:p>
          </table:table-cell>
          <table:table-cell table:style-name="ce8" office:value-type="string" calcext:value-type="string">
            <text:p>lockPref("extensions.ieview.useWizeShoppy", false);</text:p>
          </table:table-cell>
          <table:table-cell table:style-name="ce10" table:formula="of:=IF([.N433]=&quot;&quot;;&quot;?&quot;;IF([.P433]=&quot;&quot;;&quot;新規&quot;;IF([.N433]=[.P433];&quot;&quot;;&quot;変更あり&quot;)))">
            <text:p/>
          </table:table-cell>
          <table:table-cell table:style-name="ce8" office:value-type="string" calcext:value-type="string">
            <text:p>lockPref("extensions.ieview.useWizeShoppy", false);</text:p>
          </table:table-cell>
          <table:table-cell table:style-name="ce8" table:formula="of:=IF([.P433]=&quot;&quot;;&quot;?&quot;;IF([.R433]=&quot;&quot;;&quot;新規&quot;;IF([.P433]=[.R433];&quot;&quot;;&quot;○&quot;)))" office:value-type="string" office:string-value="新規" calcext:value-type="string">
            <text:p>新規</text:p>
          </table:table-cell>
          <table:table-cell table:style-name="ce87" table:number-columns-repeated="3"/>
          <table:table-cell table:style-name="ce94" table:formula="of:=IFERROR(VLOOKUP([.$C433];[$'verify-targets-to-chapters'.$A$1:.$B$999];2;0);IF([.$A433]=&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4]&lt;&gt;&quot;&quot;;NOT(ISNUMBER(FIND(&quot;廃止&quot;;[.$D434])));NOT(ISNUMBER(FIND(&quot;廃止&quot;;[.$E434]))));MAX([.$B$1:.$B433])+1;&quot;&quot;)">
            <text:p/>
          </table:table-cell>
          <table:table-cell table:style-name="ce5" table:formula="of:=CONCATENATE([.$D434];&quot;-&quot;;[.$E434])" office:value-type="string" office:string-value="Addon-FireIE-1（廃止）-1" calcext:value-type="string">
            <text:p>Addon-FireIE-1（廃止）-1</text:p>
          </table:table-cell>
          <table:table-cell table:style-name="ce8" office:value-type="string" calcext:value-type="string">
            <text:p>Addon-FireIE-1（廃止）</text:p>
          </table:table-cell>
          <table:table-cell table:style-name="ce8" office:value-type="float" office:value="1" calcext:value-type="float">
            <text:p>1</text:p>
          </table:table-cell>
          <table:table-cell table:style-name="ce35" office:value-type="string" calcext:value-type="string" table:number-columns-spanned="1" table:number-rows-spanned="9">
            <text:p>アドオン：FireIE</text:p>
          </table:table-cell>
          <table:table-cell table:style-name="ce35" office:value-type="string" calcext:value-type="string" table:number-columns-spanned="1" table:number-rows-spanned="9">
            <text:p>動作モード</text:p>
          </table:table-cell>
          <table:table-cell table:style-name="ce35" office:value-type="string" calcext:value-type="string" table:number-columns-spanned="1" table:number-rows-spanned="9">
            <text:p>-</text:p>
          </table:table-cell>
          <table:table-cell table:style-name="ce8" office:value-type="string" calcext:value-type="string">
            <text:p>IE7互換モード（既定）</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8"/>
          <table:table-cell table:style-name="ce10" table:formula="of:=IF([.K434]=&quot;&quot;;&quot;?&quot;;IF([.N434]=&quot;&quot;;&quot;新規&quot;;IF([.K434]=[.N434];&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34]=&quot;&quot;;&quot;?&quot;;IF([.P434]=&quot;&quot;;&quot;新規&quot;;IF([.N434]=[.P434];&quot;&quot;;&quot;変更あり&quot;)))" office:value-type="string" office:string-value="変更あり" calcext:value-type="string">
            <text:p>変更あり</text:p>
          </table:table-cell>
          <table:table-cell table:style-name="ce8" office:value-type="string" calcext:value-type="string">
            <text:p>lockPref("extensions.fireie.compatMode", "ie7mode");</text:p>
          </table:table-cell>
          <table:table-cell table:style-name="ce8" table:formula="of:=IF([.P434]=&quot;&quot;;&quot;?&quot;;IF([.R434]=&quot;&quot;;&quot;新規&quot;;IF([.P434]=[.R434];&quot;&quot;;&quot;○&quot;)))" office:value-type="string" office:string-value="新規" calcext:value-type="string">
            <text:p>新規</text:p>
          </table:table-cell>
          <table:table-cell table:style-name="ce87" table:number-columns-repeated="3"/>
          <table:table-cell table:style-name="ce94" table:formula="of:=IFERROR(VLOOKUP([.$C434];[$'verify-targets-to-chapters'.$A$1:.$B$999];2;0);IF([.$A43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5]&lt;&gt;&quot;&quot;;NOT(ISNUMBER(FIND(&quot;廃止&quot;;[.$D435])));NOT(ISNUMBER(FIND(&quot;廃止&quot;;[.$E435]))));MAX([.$B$1:.$B434])+1;&quot;&quot;)">
            <text:p/>
          </table:table-cell>
          <table:table-cell table:style-name="ce5" table:formula="of:=CONCATENATE([.$D435];&quot;-&quot;;[.$E435])" office:value-type="string" office:string-value="Addon-FireIE-1（廃止）-2" calcext:value-type="string">
            <text:p>Addon-FireIE-1（廃止）-2</text:p>
          </table:table-cell>
          <table:table-cell table:style-name="ce8" office:value-type="string" calcext:value-type="string">
            <text:p>Addon-FireIE-1（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8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8"/>
          <table:table-cell table:style-name="ce10" table:formula="of:=IF([.K435]=&quot;&quot;;&quot;?&quot;;IF([.N435]=&quot;&quot;;&quot;新規&quot;;IF([.K435]=[.N435];&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35]=&quot;&quot;;&quot;?&quot;;IF([.P435]=&quot;&quot;;&quot;新規&quot;;IF([.N435]=[.P435];&quot;&quot;;&quot;変更あり&quot;)))" office:value-type="string" office:string-value="変更あり" calcext:value-type="string">
            <text:p>変更あり</text:p>
          </table:table-cell>
          <table:table-cell table:style-name="ce8" office:value-type="string" calcext:value-type="string">
            <text:p>lockPref("extensions.fireie.compatMode", "ie8mode");</text:p>
          </table:table-cell>
          <table:table-cell table:style-name="ce8" table:formula="of:=IF([.P435]=&quot;&quot;;&quot;?&quot;;IF([.R435]=&quot;&quot;;&quot;新規&quot;;IF([.P435]=[.R435];&quot;&quot;;&quot;○&quot;)))" office:value-type="string" office:string-value="新規" calcext:value-type="string">
            <text:p>新規</text:p>
          </table:table-cell>
          <table:table-cell table:style-name="ce87" table:number-columns-repeated="3"/>
          <table:table-cell table:style-name="ce94" table:formula="of:=IFERROR(VLOOKUP([.$C435];[$'verify-targets-to-chapters'.$A$1:.$B$999];2;0);IF([.$A435]=&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6]&lt;&gt;&quot;&quot;;NOT(ISNUMBER(FIND(&quot;廃止&quot;;[.$D436])));NOT(ISNUMBER(FIND(&quot;廃止&quot;;[.$E436]))));MAX([.$B$1:.$B435])+1;&quot;&quot;)">
            <text:p/>
          </table:table-cell>
          <table:table-cell table:style-name="ce5" table:formula="of:=CONCATENATE([.$D436];&quot;-&quot;;[.$E436])" office:value-type="string" office:string-value="Addon-FireIE-1（廃止）-3" calcext:value-type="string">
            <text:p>Addon-FireIE-1（廃止）-3</text:p>
          </table:table-cell>
          <table:table-cell table:style-name="ce8" office:value-type="string" calcext:value-type="string">
            <text:p>Addon-FireIE-1（廃止）</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IE8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8"/>
          <table:table-cell table:style-name="ce10" table:formula="of:=IF([.K436]=&quot;&quot;;&quot;?&quot;;IF([.N436]=&quot;&quot;;&quot;新規&quot;;IF([.K436]=[.N436];&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36]=&quot;&quot;;&quot;?&quot;;IF([.P436]=&quot;&quot;;&quot;新規&quot;;IF([.N436]=[.P436];&quot;&quot;;&quot;変更あり&quot;)))" office:value-type="string" office:string-value="変更あり" calcext:value-type="string">
            <text:p>変更あり</text:p>
          </table:table-cell>
          <table:table-cell table:style-name="ce8" office:value-type="string" calcext:value-type="string">
            <text:p>lockPref("extensions.fireie.compatMode", "ie8forced");</text:p>
          </table:table-cell>
          <table:table-cell table:style-name="ce8" table:formula="of:=IF([.P436]=&quot;&quot;;&quot;?&quot;;IF([.R436]=&quot;&quot;;&quot;新規&quot;;IF([.P436]=[.R436];&quot;&quot;;&quot;○&quot;)))" office:value-type="string" office:string-value="新規" calcext:value-type="string">
            <text:p>新規</text:p>
          </table:table-cell>
          <table:table-cell table:style-name="ce87" table:number-columns-repeated="3"/>
          <table:table-cell table:style-name="ce94" table:formula="of:=IFERROR(VLOOKUP([.$C436];[$'verify-targets-to-chapters'.$A$1:.$B$999];2;0);IF([.$A43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7]&lt;&gt;&quot;&quot;;NOT(ISNUMBER(FIND(&quot;廃止&quot;;[.$D437])));NOT(ISNUMBER(FIND(&quot;廃止&quot;;[.$E437]))));MAX([.$B$1:.$B436])+1;&quot;&quot;)">
            <text:p/>
          </table:table-cell>
          <table:table-cell table:style-name="ce5" table:formula="of:=CONCATENATE([.$D437];&quot;-&quot;;[.$E437])" office:value-type="string" office:string-value="Addon-FireIE-1（廃止）-4" calcext:value-type="string">
            <text:p>Addon-FireIE-1（廃止）-4</text:p>
          </table:table-cell>
          <table:table-cell table:style-name="ce8" office:value-type="string" calcext:value-type="string">
            <text:p>Addon-FireIE-1（廃止）</text:p>
          </table:table-cell>
          <table:table-cell table:style-name="ce8" office:value-type="float" office:value="4" calcext:value-type="float">
            <text:p>4</text:p>
          </table:table-cell>
          <table:covered-table-cell table:number-columns-repeated="3" table:style-name="ce18"/>
          <table:table-cell table:style-name="ce8" office:value-type="string" calcext:value-type="string">
            <text:p>IE9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8"/>
          <table:table-cell table:style-name="ce10" table:formula="of:=IF([.K437]=&quot;&quot;;&quot;?&quot;;IF([.N437]=&quot;&quot;;&quot;新規&quot;;IF([.K437]=[.N437];&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37]=&quot;&quot;;&quot;?&quot;;IF([.P437]=&quot;&quot;;&quot;新規&quot;;IF([.N437]=[.P437];&quot;&quot;;&quot;変更あり&quot;)))" office:value-type="string" office:string-value="変更あり" calcext:value-type="string">
            <text:p>変更あり</text:p>
          </table:table-cell>
          <table:table-cell table:style-name="ce8" office:value-type="string" calcext:value-type="string">
            <text:p>lockPref("extensions.fireie.compatMode", "ie9mode");</text:p>
          </table:table-cell>
          <table:table-cell table:style-name="ce8" table:formula="of:=IF([.P437]=&quot;&quot;;&quot;?&quot;;IF([.R437]=&quot;&quot;;&quot;新規&quot;;IF([.P437]=[.R437];&quot;&quot;;&quot;○&quot;)))" office:value-type="string" office:string-value="新規" calcext:value-type="string">
            <text:p>新規</text:p>
          </table:table-cell>
          <table:table-cell table:style-name="ce87" table:number-columns-repeated="3"/>
          <table:table-cell table:style-name="ce94" table:formula="of:=IFERROR(VLOOKUP([.$C437];[$'verify-targets-to-chapters'.$A$1:.$B$999];2;0);IF([.$A43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8]&lt;&gt;&quot;&quot;;NOT(ISNUMBER(FIND(&quot;廃止&quot;;[.$D438])));NOT(ISNUMBER(FIND(&quot;廃止&quot;;[.$E438]))));MAX([.$B$1:.$B437])+1;&quot;&quot;)">
            <text:p/>
          </table:table-cell>
          <table:table-cell table:style-name="ce5" table:formula="of:=CONCATENATE([.$D438];&quot;-&quot;;[.$E438])" office:value-type="string" office:string-value="Addon-FireIE-1（廃止）-5" calcext:value-type="string">
            <text:p>Addon-FireIE-1（廃止）-5</text:p>
          </table:table-cell>
          <table:table-cell table:style-name="ce8" office:value-type="string" calcext:value-type="string">
            <text:p>Addon-FireIE-1（廃止）</text:p>
          </table:table-cell>
          <table:table-cell table:style-name="ce8" office:value-type="float" office:value="5" calcext:value-type="float">
            <text:p>5</text:p>
          </table:table-cell>
          <table:covered-table-cell table:number-columns-repeated="3" table:style-name="ce18"/>
          <table:table-cell table:style-name="ce8" office:value-type="string" calcext:value-type="string">
            <text:p>IE9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8"/>
          <table:table-cell table:style-name="ce10" table:formula="of:=IF([.K438]=&quot;&quot;;&quot;?&quot;;IF([.N438]=&quot;&quot;;&quot;新規&quot;;IF([.K438]=[.N438];&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38]=&quot;&quot;;&quot;?&quot;;IF([.P438]=&quot;&quot;;&quot;新規&quot;;IF([.N438]=[.P438];&quot;&quot;;&quot;変更あり&quot;)))" office:value-type="string" office:string-value="変更あり" calcext:value-type="string">
            <text:p>変更あり</text:p>
          </table:table-cell>
          <table:table-cell table:style-name="ce8" office:value-type="string" calcext:value-type="string">
            <text:p>lockPref("extensions.fireie.compatMode", "ie9forced");</text:p>
          </table:table-cell>
          <table:table-cell table:style-name="ce8" table:formula="of:=IF([.P438]=&quot;&quot;;&quot;?&quot;;IF([.R438]=&quot;&quot;;&quot;新規&quot;;IF([.P438]=[.R438];&quot;&quot;;&quot;○&quot;)))" office:value-type="string" office:string-value="新規" calcext:value-type="string">
            <text:p>新規</text:p>
          </table:table-cell>
          <table:table-cell table:style-name="ce87" table:number-columns-repeated="3"/>
          <table:table-cell table:style-name="ce94" table:formula="of:=IFERROR(VLOOKUP([.$C438];[$'verify-targets-to-chapters'.$A$1:.$B$999];2;0);IF([.$A43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39]&lt;&gt;&quot;&quot;;NOT(ISNUMBER(FIND(&quot;廃止&quot;;[.$D439])));NOT(ISNUMBER(FIND(&quot;廃止&quot;;[.$E439]))));MAX([.$B$1:.$B438])+1;&quot;&quot;)">
            <text:p/>
          </table:table-cell>
          <table:table-cell table:style-name="ce5" table:formula="of:=CONCATENATE([.$D439];&quot;-&quot;;[.$E439])" office:value-type="string" office:string-value="Addon-FireIE-1（廃止）-6" calcext:value-type="string">
            <text:p>Addon-FireIE-1（廃止）-6</text:p>
          </table:table-cell>
          <table:table-cell table:style-name="ce8" office:value-type="string" calcext:value-type="string">
            <text:p>Addon-FireIE-1（廃止）</text:p>
          </table:table-cell>
          <table:table-cell table:style-name="ce8" office:value-type="float" office:value="6" calcext:value-type="float">
            <text:p>6</text:p>
          </table:table-cell>
          <table:covered-table-cell table:number-columns-repeated="3" table:style-name="ce18"/>
          <table:table-cell table:style-name="ce8" office:value-type="string" calcext:value-type="string">
            <text:p>IE10互換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8"/>
          <table:table-cell table:style-name="ce10" table:formula="of:=IF([.K439]=&quot;&quot;;&quot;?&quot;;IF([.N439]=&quot;&quot;;&quot;新規&quot;;IF([.K439]=[.N439];&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39]=&quot;&quot;;&quot;?&quot;;IF([.P439]=&quot;&quot;;&quot;新規&quot;;IF([.N439]=[.P439];&quot;&quot;;&quot;変更あり&quot;)))" office:value-type="string" office:string-value="変更あり" calcext:value-type="string">
            <text:p>変更あり</text:p>
          </table:table-cell>
          <table:table-cell table:style-name="ce8" office:value-type="string" calcext:value-type="string">
            <text:p>lockPref("extensions.fireie.compatMode", "ie10mode");</text:p>
          </table:table-cell>
          <table:table-cell table:style-name="ce8" table:formula="of:=IF([.P439]=&quot;&quot;;&quot;?&quot;;IF([.R439]=&quot;&quot;;&quot;新規&quot;;IF([.P439]=[.R439];&quot;&quot;;&quot;○&quot;)))" office:value-type="string" office:string-value="新規" calcext:value-type="string">
            <text:p>新規</text:p>
          </table:table-cell>
          <table:table-cell table:style-name="ce87" table:number-columns-repeated="3"/>
          <table:table-cell table:style-name="ce94" table:formula="of:=IFERROR(VLOOKUP([.$C439];[$'verify-targets-to-chapters'.$A$1:.$B$999];2;0);IF([.$A43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0]&lt;&gt;&quot;&quot;;NOT(ISNUMBER(FIND(&quot;廃止&quot;;[.$D440])));NOT(ISNUMBER(FIND(&quot;廃止&quot;;[.$E440]))));MAX([.$B$1:.$B439])+1;&quot;&quot;)">
            <text:p/>
          </table:table-cell>
          <table:table-cell table:style-name="ce5" table:formula="of:=CONCATENATE([.$D440];&quot;-&quot;;[.$E440])" office:value-type="string" office:string-value="Addon-FireIE-1（廃止）-7" calcext:value-type="string">
            <text:p>Addon-FireIE-1（廃止）-7</text:p>
          </table:table-cell>
          <table:table-cell table:style-name="ce8" office:value-type="string" calcext:value-type="string">
            <text:p>Addon-FireIE-1（廃止）</text:p>
          </table:table-cell>
          <table:table-cell table:style-name="ce8" office:value-type="float" office:value="7" calcext:value-type="float">
            <text:p>7</text:p>
          </table:table-cell>
          <table:covered-table-cell table:number-columns-repeated="3" table:style-name="ce18"/>
          <table:table-cell table:style-name="ce8" office:value-type="string" calcext:value-type="string">
            <text:p>IE10標準準拠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8"/>
          <table:table-cell table:style-name="ce10" table:formula="of:=IF([.K440]=&quot;&quot;;&quot;?&quot;;IF([.N440]=&quot;&quot;;&quot;新規&quot;;IF([.K440]=[.N440];&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40]=&quot;&quot;;&quot;?&quot;;IF([.P440]=&quot;&quot;;&quot;新規&quot;;IF([.N440]=[.P440];&quot;&quot;;&quot;変更あり&quot;)))" office:value-type="string" office:string-value="変更あり" calcext:value-type="string">
            <text:p>変更あり</text:p>
          </table:table-cell>
          <table:table-cell table:style-name="ce8" office:value-type="string" calcext:value-type="string">
            <text:p>lockPref("extensions.fireie.compatMode", "ie10forced");</text:p>
          </table:table-cell>
          <table:table-cell table:style-name="ce8" table:formula="of:=IF([.P440]=&quot;&quot;;&quot;?&quot;;IF([.R440]=&quot;&quot;;&quot;新規&quot;;IF([.P440]=[.R440];&quot;&quot;;&quot;○&quot;)))" office:value-type="string" office:string-value="新規" calcext:value-type="string">
            <text:p>新規</text:p>
          </table:table-cell>
          <table:table-cell table:style-name="ce87" table:number-columns-repeated="3"/>
          <table:table-cell table:style-name="ce94" table:formula="of:=IFERROR(VLOOKUP([.$C440];[$'verify-targets-to-chapters'.$A$1:.$B$999];2;0);IF([.$A440]=&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1]&lt;&gt;&quot;&quot;;NOT(ISNUMBER(FIND(&quot;廃止&quot;;[.$D441])));NOT(ISNUMBER(FIND(&quot;廃止&quot;;[.$E441]))));MAX([.$B$1:.$B440])+1;&quot;&quot;)">
            <text:p/>
          </table:table-cell>
          <table:table-cell table:style-name="ce5" table:formula="of:=CONCATENATE([.$D441];&quot;-&quot;;[.$E441])" office:value-type="string" office:string-value="Addon-FireIE-1（廃止）-8" calcext:value-type="string">
            <text:p>Addon-FireIE-1（廃止）-8</text:p>
          </table:table-cell>
          <table:table-cell table:style-name="ce8" office:value-type="string" calcext:value-type="string">
            <text:p>Addon-FireIE-1（廃止）</text:p>
          </table:table-cell>
          <table:table-cell table:style-name="ce8" office:value-type="float" office:value="8" calcext:value-type="float">
            <text:p>8</text:p>
          </table:table-cell>
          <table:covered-table-cell table:number-columns-repeated="3" table:style-name="ce18"/>
          <table:table-cell table:style-name="ce8" office:value-type="string" calcext:value-type="string">
            <text:p>IE11 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8"/>
          <table:table-cell table:style-name="ce10" table:formula="of:=IF([.K441]=&quot;&quot;;&quot;?&quot;;IF([.N441]=&quot;&quot;;&quot;新規&quot;;IF([.K441]=[.N441];&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41]=&quot;&quot;;&quot;?&quot;;IF([.P441]=&quot;&quot;;&quot;新規&quot;;IF([.N441]=[.P441];&quot;&quot;;&quot;変更あり&quot;)))" office:value-type="string" office:string-value="変更あり" calcext:value-type="string">
            <text:p>変更あり</text:p>
          </table:table-cell>
          <table:table-cell table:style-name="ce8" office:value-type="string" calcext:value-type="string">
            <text:p>lockPref("extensions.fireie.compatMode", "ie11edge");</text:p>
          </table:table-cell>
          <table:table-cell table:style-name="ce8" table:formula="of:=IF([.P441]=&quot;&quot;;&quot;?&quot;;IF([.R441]=&quot;&quot;;&quot;新規&quot;;IF([.P441]=[.R441];&quot;&quot;;&quot;○&quot;)))" office:value-type="string" office:string-value="新規" calcext:value-type="string">
            <text:p>新規</text:p>
          </table:table-cell>
          <table:table-cell table:style-name="ce87" table:number-columns-repeated="3"/>
          <table:table-cell table:style-name="ce94" table:formula="of:=IFERROR(VLOOKUP([.$C441];[$'verify-targets-to-chapters'.$A$1:.$B$999];2;0);IF([.$A441]=&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2]&lt;&gt;&quot;&quot;;NOT(ISNUMBER(FIND(&quot;廃止&quot;;[.$D442])));NOT(ISNUMBER(FIND(&quot;廃止&quot;;[.$E442]))));MAX([.$B$1:.$B441])+1;&quot;&quot;)">
            <text:p/>
          </table:table-cell>
          <table:table-cell table:style-name="ce5" table:formula="of:=CONCATENATE([.$D442];&quot;-&quot;;[.$E442])" office:value-type="string" office:string-value="Addon-FireIE-1（廃止）-9" calcext:value-type="string">
            <text:p>Addon-FireIE-1（廃止）-9</text:p>
          </table:table-cell>
          <table:table-cell table:style-name="ce8" office:value-type="string" calcext:value-type="string">
            <text:p>Addon-FireIE-1（廃止）</text:p>
          </table:table-cell>
          <table:table-cell table:style-name="ce8" office:value-type="float" office:value="9" calcext:value-type="float">
            <text:p>9</text:p>
          </table:table-cell>
          <table:covered-table-cell table:number-columns-repeated="3" table:style-name="ce18"/>
          <table:table-cell table:style-name="ce8" office:value-type="string" calcext:value-type="string">
            <text:p>IE11 強制Edgeモード</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8"/>
          <table:table-cell table:style-name="ce10" table:formula="of:=IF([.K442]=&quot;&quot;;&quot;?&quot;;IF([.N442]=&quot;&quot;;&quot;新規&quot;;IF([.K442]=[.N442];&quot;&quot;;&quot;変更あり&quot;)))">
            <text:p/>
          </table:table-cell>
          <table:table-cell table:style-name="ce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42]=&quot;&quot;;&quot;?&quot;;IF([.P442]=&quot;&quot;;&quot;新規&quot;;IF([.N442]=[.P442];&quot;&quot;;&quot;変更あり&quot;)))" office:value-type="string" office:string-value="変更あり" calcext:value-type="string">
            <text:p>変更あり</text:p>
          </table:table-cell>
          <table:table-cell table:style-name="ce8" office:value-type="string" calcext:value-type="string">
            <text:p>lockPref("extensions.fireie.compatMode", "ie11forcededge");</text:p>
          </table:table-cell>
          <table:table-cell table:style-name="ce8" table:formula="of:=IF([.P442]=&quot;&quot;;&quot;?&quot;;IF([.R442]=&quot;&quot;;&quot;新規&quot;;IF([.P442]=[.R442];&quot;&quot;;&quot;○&quot;)))" office:value-type="string" office:string-value="新規" calcext:value-type="string">
            <text:p>新規</text:p>
          </table:table-cell>
          <table:table-cell table:style-name="ce87" table:number-columns-repeated="3"/>
          <table:table-cell table:style-name="ce94" table:formula="of:=IFERROR(VLOOKUP([.$C442];[$'verify-targets-to-chapters'.$A$1:.$B$999];2;0);IF([.$A44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3]&lt;&gt;&quot;&quot;;NOT(ISNUMBER(FIND(&quot;廃止&quot;;[.$D443])));NOT(ISNUMBER(FIND(&quot;廃止&quot;;[.$E443]))));MAX([.$B$1:.$B442])+1;&quot;&quot;)">
            <text:p/>
          </table:table-cell>
          <table:table-cell table:style-name="ce5" table:formula="of:=CONCATENATE([.$D443];&quot;-&quot;;[.$E443])" office:value-type="string" office:string-value="Addon-FireIE-2（廃止）-1" calcext:value-type="string">
            <text:p>Addon-FireIE-2（廃止）-1</text:p>
          </table:table-cell>
          <table:table-cell table:style-name="ce8" office:value-type="string" calcext:value-type="string">
            <text:p>Addon-FireIE-2（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モード表示</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3]=&quot;&quot;;&quot;?&quot;;IF([.N443]=&quot;&quot;;&quot;新規&quot;;IF([.K443]=[.N443];&quot;&quot;;&quot;変更あり&quot;)))">
            <text:p/>
          </table:table-cell>
          <table:table-cell table:style-name="ce8" office:value-type="string" calcext:value-type="string">
            <text:p>-</text:p>
          </table:table-cell>
          <table:table-cell table:style-name="ce10" table:formula="of:=IF([.N443]=&quot;&quot;;&quot;?&quot;;IF([.P443]=&quot;&quot;;&quot;新規&quot;;IF([.N443]=[.P443];&quot;&quot;;&quot;変更あり&quot;)))">
            <text:p/>
          </table:table-cell>
          <table:table-cell table:style-name="ce8" office:value-type="string" calcext:value-type="string">
            <text:p>-</text:p>
          </table:table-cell>
          <table:table-cell table:style-name="ce8" table:formula="of:=IF([.P443]=&quot;&quot;;&quot;?&quot;;IF([.R443]=&quot;&quot;;&quot;新規&quot;;IF([.P443]=[.R443];&quot;&quot;;&quot;○&quot;)))" office:value-type="string" office:string-value="新規" calcext:value-type="string">
            <text:p>新規</text:p>
          </table:table-cell>
          <table:table-cell table:style-name="ce87" table:number-columns-repeated="3"/>
          <table:table-cell table:style-name="ce94" table:formula="of:=IFERROR(VLOOKUP([.$C443];[$'verify-targets-to-chapters'.$A$1:.$B$999];2;0);IF([.$A44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4]&lt;&gt;&quot;&quot;;NOT(ISNUMBER(FIND(&quot;廃止&quot;;[.$D444])));NOT(ISNUMBER(FIND(&quot;廃止&quot;;[.$E444]))));MAX([.$B$1:.$B443])+1;&quot;&quot;)">
            <text:p/>
          </table:table-cell>
          <table:table-cell table:style-name="ce5" table:formula="of:=CONCATENATE([.$D444];&quot;-&quot;;[.$E444])" office:value-type="string" office:string-value="Addon-FireIE-2（廃止）-2" calcext:value-type="string">
            <text:p>Addon-FireIE-2（廃止）-2</text:p>
          </table:table-cell>
          <table:table-cell table:style-name="ce8" office:value-type="string" calcext:value-type="string">
            <text:p>Addon-FireIE-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表示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howUrlBarLabel", false);</text:p>
            <text:p>lockPref("extensions.fireie.hideUrlBarButton", true);</text:p>
          </table:table-cell>
          <table:table-cell table:style-name="ce8"/>
          <table:table-cell table:style-name="ce10" table:formula="of:=IF([.K444]=&quot;&quot;;&quot;?&quot;;IF([.N444]=&quot;&quot;;&quot;新規&quot;;IF([.K444]=[.N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10" table:formula="of:=IF([.N444]=&quot;&quot;;&quot;?&quot;;IF([.P444]=&quot;&quot;;&quot;新規&quot;;IF([.N444]=[.P444];&quot;&quot;;&quot;変更あり&quot;)))">
            <text:p/>
          </table:table-cell>
          <table:table-cell table:style-name="ce8" office:value-type="string" calcext:value-type="string">
            <text:p>lockPref("extensions.fireie.showUrlBarLabel", false);</text:p>
            <text:p>lockPref("extensions.fireie.hideUrlBarButton", true);</text:p>
          </table:table-cell>
          <table:table-cell table:style-name="ce8" table:formula="of:=IF([.P444]=&quot;&quot;;&quot;?&quot;;IF([.R444]=&quot;&quot;;&quot;新規&quot;;IF([.P444]=[.R444];&quot;&quot;;&quot;○&quot;)))" office:value-type="string" office:string-value="新規" calcext:value-type="string">
            <text:p>新規</text:p>
          </table:table-cell>
          <table:table-cell table:style-name="ce87" table:number-columns-repeated="3"/>
          <table:table-cell table:style-name="ce94" table:formula="of:=IFERROR(VLOOKUP([.$C444];[$'verify-targets-to-chapters'.$A$1:.$B$999];2;0);IF([.$A444]=&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5]&lt;&gt;&quot;&quot;;NOT(ISNUMBER(FIND(&quot;廃止&quot;;[.$D445])));NOT(ISNUMBER(FIND(&quot;廃止&quot;;[.$E445]))));MAX([.$B$1:.$B444])+1;&quot;&quot;)">
            <text:p/>
          </table:table-cell>
          <table:table-cell table:style-name="ce5" table:formula="of:=CONCATENATE([.$D445];&quot;-&quot;;[.$E445])" office:value-type="string" office:string-value="Addon-FireIE-3（廃止）-1" calcext:value-type="string">
            <text:p>Addon-FireIE-3（廃止）-1</text:p>
          </table:table-cell>
          <table:table-cell table:style-name="ce8" office:value-type="string" calcext:value-type="string">
            <text:p>Addon-FireIE-3（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定義ファイルの自動更新</text:p>
          </table:table-cell>
          <table:table-cell table:style-name="ce17" office:value-type="string" calcext:value-type="string" table:number-columns-spanned="1" table:number-rows-spanned="2">
            <text:p>-</text:p>
          </table:table-cell>
          <table:table-cell table:style-name="ce8" office:value-type="string" calcext:value-type="string">
            <text:p>自動更新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5]=&quot;&quot;;&quot;?&quot;;IF([.N445]=&quot;&quot;;&quot;新規&quot;;IF([.K445]=[.N445];&quot;&quot;;&quot;変更あり&quot;)))">
            <text:p/>
          </table:table-cell>
          <table:table-cell table:style-name="ce8" office:value-type="string" calcext:value-type="string">
            <text:p>-</text:p>
          </table:table-cell>
          <table:table-cell table:style-name="ce10" table:formula="of:=IF([.N445]=&quot;&quot;;&quot;?&quot;;IF([.P445]=&quot;&quot;;&quot;新規&quot;;IF([.N445]=[.P445];&quot;&quot;;&quot;変更あり&quot;)))">
            <text:p/>
          </table:table-cell>
          <table:table-cell table:style-name="ce8" office:value-type="string" calcext:value-type="string">
            <text:p>-</text:p>
          </table:table-cell>
          <table:table-cell table:style-name="ce8" table:formula="of:=IF([.P445]=&quot;&quot;;&quot;?&quot;;IF([.R445]=&quot;&quot;;&quot;新規&quot;;IF([.P445]=[.R445];&quot;&quot;;&quot;○&quot;)))" office:value-type="string" office:string-value="新規" calcext:value-type="string">
            <text:p>新規</text:p>
          </table:table-cell>
          <table:table-cell table:style-name="ce87" table:number-columns-repeated="3"/>
          <table:table-cell table:style-name="ce94" table:formula="of:=IFERROR(VLOOKUP([.$C445];[$'verify-targets-to-chapters'.$A$1:.$B$999];2;0);IF([.$A445]=&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5" table:formula="of:=IF(AND([.$A446]&lt;&gt;&quot;&quot;;NOT(ISNUMBER(FIND(&quot;廃止&quot;;[.$D446])));NOT(ISNUMBER(FIND(&quot;廃止&quot;;[.$E446]))));MAX([.$B$1:.$B445])+1;&quot;&quot;)">
            <text:p/>
          </table:table-cell>
          <table:table-cell table:style-name="ce5" table:formula="of:=CONCATENATE([.$D446];&quot;-&quot;;[.$E446])" office:value-type="string" office:string-value="Addon-FireIE-3（廃止）-2" calcext:value-type="string">
            <text:p>Addon-FireIE-3（廃止）-2</text:p>
          </table:table-cell>
          <table:table-cell table:style-name="ce8" office:value-type="string" calcext:value-type="string">
            <text:p>Addon-FireIE-3（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自動更新しない</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table-cell table:style-name="ce10" table:formula="of:=IF([.K446]=&quot;&quot;;&quot;?&quot;;IF([.N446]=&quot;&quot;;&quot;新規&quot;;IF([.K446]=[.N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10" table:formula="of:=IF([.N446]=&quot;&quot;;&quot;?&quot;;IF([.P446]=&quot;&quot;;&quot;新規&quot;;IF([.N446]=[.P446];&quot;&quot;;&quot;変更あり&quot;)))">
            <text:p/>
          </table:table-cell>
          <table:table-cell table:style-name="ce8" office:value-type="string" calcext:value-type="string">
            <text:p>lockPref("extensions.fireie.subscriptions_autoupdate", false);</text:p>
            <text:p>lockPref("extensions.fireie.subscriptions_defaultAdded", false);</text:p>
          </table:table-cell>
          <table:table-cell table:style-name="ce8" table:formula="of:=IF([.P446]=&quot;&quot;;&quot;?&quot;;IF([.R446]=&quot;&quot;;&quot;新規&quot;;IF([.P446]=[.R446];&quot;&quot;;&quot;○&quot;)))" office:value-type="string" office:string-value="新規" calcext:value-type="string">
            <text:p>新規</text:p>
          </table:table-cell>
          <table:table-cell table:style-name="ce87" table:number-columns-repeated="3"/>
          <table:table-cell table:style-name="ce94" table:formula="of:=IFERROR(VLOOKUP([.$C446];[$'verify-targets-to-chapters'.$A$1:.$B$999];2;0);IF([.$A446]=&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7]&lt;&gt;&quot;&quot;;NOT(ISNUMBER(FIND(&quot;廃止&quot;;[.$D447])));NOT(ISNUMBER(FIND(&quot;廃止&quot;;[.$E447]))));MAX([.$B$1:.$B446])+1;&quot;&quot;)">
            <text:p/>
          </table:table-cell>
          <table:table-cell table:style-name="ce5" table:formula="of:=CONCATENATE([.$D447];&quot;-&quot;;[.$E447])" office:value-type="string" office:string-value="Addon-FireIE-4（廃止）-1" calcext:value-type="string">
            <text:p>Addon-FireIE-4（廃止）-1</text:p>
          </table:table-cell>
          <table:table-cell table:style-name="ce8" office:value-type="string" calcext:value-type="string">
            <text:p>Addon-FireIE-4（廃止）</text:p>
          </table:table-cell>
          <table:table-cell table:style-name="ce8" office:value-type="float" office:value="1" calcext:value-type="float">
            <text:p>1</text:p>
          </table:table-cell>
          <table:table-cell table:style-name="ce36" office:value-type="string" calcext:value-type="string" table:number-columns-spanned="1" table:number-rows-spanned="3">
            <text:p>アドオン：FireIE</text:p>
          </table:table-cell>
          <table:table-cell table:style-name="ce19" office:value-type="string" calcext:value-type="string" table:number-columns-spanned="1" table:number-rows-spanned="3">
            <text:p>ルールに当てはまらないサイトの取り扱い</text:p>
          </table:table-cell>
          <table:table-cell table:style-name="ce19" office:value-type="string" calcext:value-type="string" table:number-columns-spanned="1" table:number-rows-spanned="3">
            <text:p>-</text:p>
          </table:table-cell>
          <table:table-cell table:style-name="ce8" office:value-type="string" calcext:value-type="string">
            <text:p>何もしない（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47]=&quot;&quot;;&quot;?&quot;;IF([.N447]=&quot;&quot;;&quot;新規&quot;;IF([.K447]=[.N447];&quot;&quot;;&quot;変更あり&quot;)))">
            <text:p/>
          </table:table-cell>
          <table:table-cell table:style-name="ce8" office:value-type="string" calcext:value-type="string">
            <text:p>-</text:p>
          </table:table-cell>
          <table:table-cell table:style-name="ce10" table:formula="of:=IF([.N447]=&quot;&quot;;&quot;?&quot;;IF([.P447]=&quot;&quot;;&quot;新規&quot;;IF([.N447]=[.P447];&quot;&quot;;&quot;変更あり&quot;)))">
            <text:p/>
          </table:table-cell>
          <table:table-cell table:style-name="ce8" office:value-type="string" calcext:value-type="string">
            <text:p>-</text:p>
          </table:table-cell>
          <table:table-cell table:style-name="ce8" table:formula="of:=IF([.P447]=&quot;&quot;;&quot;?&quot;;IF([.R447]=&quot;&quot;;&quot;新規&quot;;IF([.P447]=[.R447];&quot;&quot;;&quot;○&quot;)))" office:value-type="string" office:string-value="新規" calcext:value-type="string">
            <text:p>新規</text:p>
          </table:table-cell>
          <table:table-cell table:style-name="ce87" table:number-columns-repeated="3"/>
          <table:table-cell table:style-name="ce94" table:formula="of:=IFERROR(VLOOKUP([.$C447];[$'verify-targets-to-chapters'.$A$1:.$B$999];2;0);IF([.$A447]=&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8]&lt;&gt;&quot;&quot;;NOT(ISNUMBER(FIND(&quot;廃止&quot;;[.$D448])));NOT(ISNUMBER(FIND(&quot;廃止&quot;;[.$E448]))));MAX([.$B$1:.$B447])+1;&quot;&quot;)">
            <text:p/>
          </table:table-cell>
          <table:table-cell table:style-name="ce5" table:formula="of:=CONCATENATE([.$D448];&quot;-&quot;;[.$E448])"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irefox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fx"); </text:p>
          </table:table-cell>
          <table:table-cell table:style-name="ce8"/>
          <table:table-cell table:style-name="ce10" table:formula="of:=IF([.K448]=&quot;&quot;;&quot;?&quot;;IF([.N448]=&quot;&quot;;&quot;新規&quot;;IF([.K448]=[.N448];&quot;&quot;;&quot;変更あり&quot;)))">
            <text:p/>
          </table:table-cell>
          <table:table-cell table:style-name="ce8" office:value-type="string" calcext:value-type="string">
            <text:p>lockPref("extensions.fireie.autoSwitchOnRuleMiss", "fx"); </text:p>
          </table:table-cell>
          <table:table-cell table:style-name="ce10" table:formula="of:=IF([.N448]=&quot;&quot;;&quot;?&quot;;IF([.P448]=&quot;&quot;;&quot;新規&quot;;IF([.N448]=[.P448];&quot;&quot;;&quot;変更あり&quot;)))">
            <text:p/>
          </table:table-cell>
          <table:table-cell table:style-name="ce8" office:value-type="string" calcext:value-type="string">
            <text:p>lockPref("extensions.fireie.autoSwitchOnRuleMiss", "fx"); </text:p>
          </table:table-cell>
          <table:table-cell table:style-name="ce8" table:formula="of:=IF([.P448]=&quot;&quot;;&quot;?&quot;;IF([.R448]=&quot;&quot;;&quot;新規&quot;;IF([.P448]=[.R448];&quot;&quot;;&quot;○&quot;)))" office:value-type="string" office:string-value="新規" calcext:value-type="string">
            <text:p>新規</text:p>
          </table:table-cell>
          <table:table-cell table:style-name="ce87" table:number-columns-repeated="3"/>
          <table:table-cell table:style-name="ce94" table:formula="of:=IFERROR(VLOOKUP([.$C448];[$'verify-targets-to-chapters'.$A$1:.$B$999];2;0);IF([.$A448]=&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49]&lt;&gt;&quot;&quot;;NOT(ISNUMBER(FIND(&quot;廃止&quot;;[.$D449])));NOT(ISNUMBER(FIND(&quot;廃止&quot;;[.$E449]))));MAX([.$B$1:.$B448])+1;&quot;&quot;)">
            <text:p/>
          </table:table-cell>
          <table:table-cell table:style-name="ce5" table:formula="of:=CONCATENATE([.$D449];&quot;-&quot;;[.$E449])" office:value-type="string" office:string-value="Addon-FireIE-4（廃止）-2" calcext:value-type="string">
            <text:p>Addon-FireIE-4（廃止）-2</text:p>
          </table:table-cell>
          <table:table-cell table:style-name="ce8" office:value-type="string" calcext:value-type="string">
            <text:p>Addon-FireIE-4（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IEで開く</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autoSwitchOnRuleMiss", "ie"); </text:p>
          </table:table-cell>
          <table:table-cell table:style-name="ce8"/>
          <table:table-cell table:style-name="ce10" table:formula="of:=IF([.K449]=&quot;&quot;;&quot;?&quot;;IF([.N449]=&quot;&quot;;&quot;新規&quot;;IF([.K449]=[.N449];&quot;&quot;;&quot;変更あり&quot;)))">
            <text:p/>
          </table:table-cell>
          <table:table-cell table:style-name="ce8" office:value-type="string" calcext:value-type="string">
            <text:p>lockPref("extensions.fireie.autoSwitchOnRuleMiss", "ie"); </text:p>
          </table:table-cell>
          <table:table-cell table:style-name="ce10" table:formula="of:=IF([.N449]=&quot;&quot;;&quot;?&quot;;IF([.P449]=&quot;&quot;;&quot;新規&quot;;IF([.N449]=[.P449];&quot;&quot;;&quot;変更あり&quot;)))">
            <text:p/>
          </table:table-cell>
          <table:table-cell table:style-name="ce8" office:value-type="string" calcext:value-type="string">
            <text:p>lockPref("extensions.fireie.autoSwitchOnRuleMiss", "ie"); </text:p>
          </table:table-cell>
          <table:table-cell table:style-name="ce8" table:formula="of:=IF([.P449]=&quot;&quot;;&quot;?&quot;;IF([.R449]=&quot;&quot;;&quot;新規&quot;;IF([.P449]=[.R449];&quot;&quot;;&quot;○&quot;)))" office:value-type="string" office:string-value="新規" calcext:value-type="string">
            <text:p>新規</text:p>
          </table:table-cell>
          <table:table-cell table:style-name="ce87" table:number-columns-repeated="3"/>
          <table:table-cell table:style-name="ce94" table:formula="of:=IFERROR(VLOOKUP([.$C449];[$'verify-targets-to-chapters'.$A$1:.$B$999];2;0);IF([.$A449]=&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5" table:formula="of:=IF(AND([.$A450]&lt;&gt;&quot;&quot;;NOT(ISNUMBER(FIND(&quot;廃止&quot;;[.$D450])));NOT(ISNUMBER(FIND(&quot;廃止&quot;;[.$E450]))));MAX([.$B$1:.$B449])+1;&quot;&quot;)">
            <text:p/>
          </table:table-cell>
          <table:table-cell table:style-name="ce5" table:formula="of:=CONCATENATE([.$D450];&quot;-&quot;;[.$E450])" office:value-type="string" office:string-value="Addon-FireIE-5（廃止）-1" calcext:value-type="string">
            <text:p>Addon-FireIE-5（廃止）-1</text:p>
          </table:table-cell>
          <table:table-cell table:style-name="ce8" office:value-type="string" calcext:value-type="string">
            <text:p>Addon-FireIE-5（廃止）</text:p>
          </table:table-cell>
          <table:table-cell table:style-name="ce8" office:value-type="float" office:value="1" calcext:value-type="float">
            <text:p>1</text:p>
          </table:table-cell>
          <table:table-cell table:style-name="ce29" office:value-type="string" calcext:value-type="string" table:number-columns-spanned="1" table:number-rows-spanned="2">
            <text:p>アドオン：FireIE</text:p>
          </table:table-cell>
          <table:table-cell table:style-name="ce17" office:value-type="string" calcext:value-type="string" table:number-columns-spanned="1" table:number-rows-spanned="2">
            <text:p>その他のバックグラウンドでの通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FireIEをインストールする</text:p>
          </table:table-cell>
          <table:table-cell table:style-name="ce8" office:value-type="string" calcext:value-type="string">
            <text:p>-</text:p>
          </table:table-cell>
          <table:table-cell table:style-name="ce8"/>
          <table:table-cell table:style-name="ce10" table:formula="of:=IF([.K450]=&quot;&quot;;&quot;?&quot;;IF([.N450]=&quot;&quot;;&quot;新規&quot;;IF([.K450]=[.N450];&quot;&quot;;&quot;変更あり&quot;)))">
            <text:p/>
          </table:table-cell>
          <table:table-cell table:style-name="ce8" office:value-type="string" calcext:value-type="string">
            <text:p>-</text:p>
          </table:table-cell>
          <table:table-cell table:style-name="ce10" table:formula="of:=IF([.N450]=&quot;&quot;;&quot;?&quot;;IF([.P450]=&quot;&quot;;&quot;新規&quot;;IF([.N450]=[.P450];&quot;&quot;;&quot;変更あり&quot;)))">
            <text:p/>
          </table:table-cell>
          <table:table-cell table:style-name="ce8" office:value-type="string" calcext:value-type="string">
            <text:p>-</text:p>
          </table:table-cell>
          <table:table-cell table:style-name="ce8" table:formula="of:=IF([.P450]=&quot;&quot;;&quot;?&quot;;IF([.R450]=&quot;&quot;;&quot;新規&quot;;IF([.P450]=[.R450];&quot;&quot;;&quot;○&quot;)))" office:value-type="string" office:string-value="新規" calcext:value-type="string">
            <text:p>新規</text:p>
          </table:table-cell>
          <table:table-cell table:style-name="ce87" table:number-columns-repeated="3"/>
          <table:table-cell table:style-name="ce94" table:formula="of:=IFERROR(VLOOKUP([.$C450];[$'verify-targets-to-chapters'.$A$1:.$B$999];2;0);IF([.$A450]=&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5" table:formula="of:=IF(AND([.$A451]&lt;&gt;&quot;&quot;;NOT(ISNUMBER(FIND(&quot;廃止&quot;;[.$D451])));NOT(ISNUMBER(FIND(&quot;廃止&quot;;[.$E451]))));MAX([.$B$1:.$B450])+1;&quot;&quot;)">
            <text:p/>
          </table:table-cell>
          <table:table-cell table:style-name="ce5" table:formula="of:=CONCATENATE([.$D451];&quot;-&quot;;[.$E451])" office:value-type="string" office:string-value="Addon-FireIE-5（廃止）-2" calcext:value-type="string">
            <text:p>Addon-FireIE-5（廃止）-2</text:p>
          </table:table-cell>
          <table:table-cell table:style-name="ce8" office:value-type="string" calcext:value-type="string">
            <text:p>Addon-FireIE-5（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FireIEをインストールする</text:p>
            <text:p>2. MCDで設定を反映する</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table-cell table:style-name="ce10" table:formula="of:=IF([.K451]=&quot;&quot;;&quot;?&quot;;IF([.N451]=&quot;&quot;;&quot;新規&quot;;IF([.K451]=[.N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51]=&quot;&quot;;&quot;?&quot;;IF([.P451]=&quot;&quot;;&quot;新規&quot;;IF([.N451]=[.P451];&quot;&quot;;&quot;変更あり&quot;)))">
            <text:p/>
          </table:table-cell>
          <table:table-cell table:style-name="ce8" office:value-type="string" calcext:value-type="string">
            <text:p>lockPref("extensions.fireie.subscriptions_fallbackurl", "");</text:p>
            <text:p>lockPref("extensions.fireie.subscriptions_listurl", "");</text:p>
            <text:p>lockPref("extensions.fireie.documentation_link", "");</text:p>
          </table:table-cell>
          <table:table-cell table:style-name="ce8" table:formula="of:=IF([.P451]=&quot;&quot;;&quot;?&quot;;IF([.R451]=&quot;&quot;;&quot;新規&quot;;IF([.P451]=[.R451];&quot;&quot;;&quot;○&quot;)))" office:value-type="string" office:string-value="新規" calcext:value-type="string">
            <text:p>新規</text:p>
          </table:table-cell>
          <table:table-cell table:style-name="ce87" table:number-columns-repeated="3"/>
          <table:table-cell table:style-name="ce94" table:formula="of:=IFERROR(VLOOKUP([.$C451];[$'verify-targets-to-chapters'.$A$1:.$B$999];2;0);IF([.$A451]=&quot;&quot;;&quot;&quot;;&quot;省略&quot;))" office:value-type="string" office:string-value="省略" calcext:value-type="string">
            <text:p>省略</text:p>
          </table:table-cell>
          <table:table-cell table:number-columns-repeated="1003"/>
        </table:table-row>
        <table:table-row table:style-name="ro153">
          <table:table-cell/>
          <table:table-cell table:style-name="ce6" table:formula="of:=IF([.$A452]&lt;&gt;&quot;&quot;;MAX([.$B$1:.$B451])+1;&quot;&quot;)">
            <text:p/>
          </table:table-cell>
          <table:table-cell table:style-name="ce6" table:formula="of:=IF([.$A452]&lt;&gt;&quot;&quot;;CONCATENATE([.$D452];&quot;-&quot;;[.$E45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53]&lt;&gt;&quot;&quot;;MAX([.$B$1:.$B452])+1;&quot;&quot;)">
            <text:p/>
          </table:table-cell>
          <table:table-cell table:style-name="ce6" table:formula="of:=IF([.$A453]&lt;&gt;&quot;&quot;;CONCATENATE([.$D453];&quot;-&quot;;[.$E45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54]&lt;&gt;&quot;&quot;;MAX([.$B$1:.$B453])+1;&quot;&quot;)">
            <text:p/>
          </table:table-cell>
          <table:table-cell table:style-name="ce6" table:formula="of:=IF([.$A454]&lt;&gt;&quot;&quot;;CONCATENATE([.$D454];&quot;-&quot;;[.$E45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55]&lt;&gt;&quot;&quot;;MAX([.$B$1:.$B454])+1;&quot;&quot;)">
            <text:p/>
          </table:table-cell>
          <table:table-cell table:style-name="ce6" table:formula="of:=IF([.$A455]&lt;&gt;&quot;&quot;;CONCATENATE([.$D455];&quot;-&quot;;[.$E45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56]&lt;&gt;&quot;&quot;;MAX([.$B$1:.$B455])+1;&quot;&quot;)">
            <text:p/>
          </table:table-cell>
          <table:table-cell table:style-name="ce6" table:formula="of:=IF([.$A456]&lt;&gt;&quot;&quot;;CONCATENATE([.$D456];&quot;-&quot;;[.$E45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57]&lt;&gt;&quot;&quot;;MAX([.$B$1:.$B456])+1;&quot;&quot;)">
            <text:p/>
          </table:table-cell>
          <table:table-cell table:style-name="ce6" table:formula="of:=IF([.$A457]&lt;&gt;&quot;&quot;;CONCATENATE([.$D457];&quot;-&quot;;[.$E45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58]&lt;&gt;&quot;&quot;;MAX([.$B$1:.$B457])+1;&quot;&quot;)">
            <text:p/>
          </table:table-cell>
          <table:table-cell table:style-name="ce6" table:formula="of:=IF([.$A458]&lt;&gt;&quot;&quot;;CONCATENATE([.$D458];&quot;-&quot;;[.$E45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59]&lt;&gt;&quot;&quot;;MAX([.$B$1:.$B458])+1;&quot;&quot;)">
            <text:p/>
          </table:table-cell>
          <table:table-cell table:style-name="ce6" table:formula="of:=IF([.$A459]&lt;&gt;&quot;&quot;;CONCATENATE([.$D459];&quot;-&quot;;[.$E45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0]&lt;&gt;&quot;&quot;;MAX([.$B$1:.$B459])+1;&quot;&quot;)">
            <text:p/>
          </table:table-cell>
          <table:table-cell table:style-name="ce6" table:formula="of:=IF([.$A460]&lt;&gt;&quot;&quot;;CONCATENATE([.$D460];&quot;-&quot;;[.$E46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1]&lt;&gt;&quot;&quot;;MAX([.$B$1:.$B460])+1;&quot;&quot;)">
            <text:p/>
          </table:table-cell>
          <table:table-cell table:style-name="ce6" table:formula="of:=IF([.$A461]&lt;&gt;&quot;&quot;;CONCATENATE([.$D461];&quot;-&quot;;[.$E46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2]&lt;&gt;&quot;&quot;;MAX([.$B$1:.$B461])+1;&quot;&quot;)">
            <text:p/>
          </table:table-cell>
          <table:table-cell table:style-name="ce6" table:formula="of:=IF([.$A462]&lt;&gt;&quot;&quot;;CONCATENATE([.$D462];&quot;-&quot;;[.$E46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3]&lt;&gt;&quot;&quot;;MAX([.$B$1:.$B462])+1;&quot;&quot;)">
            <text:p/>
          </table:table-cell>
          <table:table-cell table:style-name="ce6" table:formula="of:=IF([.$A463]&lt;&gt;&quot;&quot;;CONCATENATE([.$D463];&quot;-&quot;;[.$E46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4]&lt;&gt;&quot;&quot;;MAX([.$B$1:.$B463])+1;&quot;&quot;)">
            <text:p/>
          </table:table-cell>
          <table:table-cell table:style-name="ce6" table:formula="of:=IF([.$A464]&lt;&gt;&quot;&quot;;CONCATENATE([.$D464];&quot;-&quot;;[.$E46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5]&lt;&gt;&quot;&quot;;MAX([.$B$1:.$B464])+1;&quot;&quot;)">
            <text:p/>
          </table:table-cell>
          <table:table-cell table:style-name="ce6" table:formula="of:=IF([.$A465]&lt;&gt;&quot;&quot;;CONCATENATE([.$D465];&quot;-&quot;;[.$E46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6]&lt;&gt;&quot;&quot;;MAX([.$B$1:.$B465])+1;&quot;&quot;)">
            <text:p/>
          </table:table-cell>
          <table:table-cell table:style-name="ce6" table:formula="of:=IF([.$A466]&lt;&gt;&quot;&quot;;CONCATENATE([.$D466];&quot;-&quot;;[.$E46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7]&lt;&gt;&quot;&quot;;MAX([.$B$1:.$B466])+1;&quot;&quot;)">
            <text:p/>
          </table:table-cell>
          <table:table-cell table:style-name="ce6" table:formula="of:=IF([.$A467]&lt;&gt;&quot;&quot;;CONCATENATE([.$D467];&quot;-&quot;;[.$E46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8]&lt;&gt;&quot;&quot;;MAX([.$B$1:.$B467])+1;&quot;&quot;)">
            <text:p/>
          </table:table-cell>
          <table:table-cell table:style-name="ce6" table:formula="of:=IF([.$A468]&lt;&gt;&quot;&quot;;CONCATENATE([.$D468];&quot;-&quot;;[.$E46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69]&lt;&gt;&quot;&quot;;MAX([.$B$1:.$B468])+1;&quot;&quot;)">
            <text:p/>
          </table:table-cell>
          <table:table-cell table:style-name="ce6" table:formula="of:=IF([.$A469]&lt;&gt;&quot;&quot;;CONCATENATE([.$D469];&quot;-&quot;;[.$E46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0]&lt;&gt;&quot;&quot;;MAX([.$B$1:.$B469])+1;&quot;&quot;)">
            <text:p/>
          </table:table-cell>
          <table:table-cell table:style-name="ce6" table:formula="of:=IF([.$A470]&lt;&gt;&quot;&quot;;CONCATENATE([.$D470];&quot;-&quot;;[.$E47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1]&lt;&gt;&quot;&quot;;MAX([.$B$1:.$B470])+1;&quot;&quot;)">
            <text:p/>
          </table:table-cell>
          <table:table-cell table:style-name="ce6" table:formula="of:=IF([.$A471]&lt;&gt;&quot;&quot;;CONCATENATE([.$D471];&quot;-&quot;;[.$E47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2]&lt;&gt;&quot;&quot;;MAX([.$B$1:.$B471])+1;&quot;&quot;)">
            <text:p/>
          </table:table-cell>
          <table:table-cell table:style-name="ce6" table:formula="of:=IF([.$A472]&lt;&gt;&quot;&quot;;CONCATENATE([.$D472];&quot;-&quot;;[.$E47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3]&lt;&gt;&quot;&quot;;MAX([.$B$1:.$B472])+1;&quot;&quot;)">
            <text:p/>
          </table:table-cell>
          <table:table-cell table:style-name="ce6" table:formula="of:=IF([.$A473]&lt;&gt;&quot;&quot;;CONCATENATE([.$D473];&quot;-&quot;;[.$E47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4]&lt;&gt;&quot;&quot;;MAX([.$B$1:.$B473])+1;&quot;&quot;)">
            <text:p/>
          </table:table-cell>
          <table:table-cell table:style-name="ce6" table:formula="of:=IF([.$A474]&lt;&gt;&quot;&quot;;CONCATENATE([.$D474];&quot;-&quot;;[.$E47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5]&lt;&gt;&quot;&quot;;MAX([.$B$1:.$B474])+1;&quot;&quot;)">
            <text:p/>
          </table:table-cell>
          <table:table-cell table:style-name="ce6" table:formula="of:=IF([.$A475]&lt;&gt;&quot;&quot;;CONCATENATE([.$D475];&quot;-&quot;;[.$E47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6]&lt;&gt;&quot;&quot;;MAX([.$B$1:.$B475])+1;&quot;&quot;)">
            <text:p/>
          </table:table-cell>
          <table:table-cell table:style-name="ce6" table:formula="of:=IF([.$A476]&lt;&gt;&quot;&quot;;CONCATENATE([.$D476];&quot;-&quot;;[.$E47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7]&lt;&gt;&quot;&quot;;MAX([.$B$1:.$B476])+1;&quot;&quot;)">
            <text:p/>
          </table:table-cell>
          <table:table-cell table:style-name="ce6" table:formula="of:=IF([.$A477]&lt;&gt;&quot;&quot;;CONCATENATE([.$D477];&quot;-&quot;;[.$E47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8]&lt;&gt;&quot;&quot;;MAX([.$B$1:.$B477])+1;&quot;&quot;)">
            <text:p/>
          </table:table-cell>
          <table:table-cell table:style-name="ce6" table:formula="of:=IF([.$A478]&lt;&gt;&quot;&quot;;CONCATENATE([.$D478];&quot;-&quot;;[.$E47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79]&lt;&gt;&quot;&quot;;MAX([.$B$1:.$B478])+1;&quot;&quot;)">
            <text:p/>
          </table:table-cell>
          <table:table-cell table:style-name="ce6" table:formula="of:=IF([.$A479]&lt;&gt;&quot;&quot;;CONCATENATE([.$D479];&quot;-&quot;;[.$E47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0]&lt;&gt;&quot;&quot;;MAX([.$B$1:.$B479])+1;&quot;&quot;)">
            <text:p/>
          </table:table-cell>
          <table:table-cell table:style-name="ce6" table:formula="of:=IF([.$A480]&lt;&gt;&quot;&quot;;CONCATENATE([.$D480];&quot;-&quot;;[.$E48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1]&lt;&gt;&quot;&quot;;MAX([.$B$1:.$B480])+1;&quot;&quot;)">
            <text:p/>
          </table:table-cell>
          <table:table-cell table:style-name="ce6" table:formula="of:=IF([.$A481]&lt;&gt;&quot;&quot;;CONCATENATE([.$D481];&quot;-&quot;;[.$E48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2]&lt;&gt;&quot;&quot;;MAX([.$B$1:.$B481])+1;&quot;&quot;)">
            <text:p/>
          </table:table-cell>
          <table:table-cell table:style-name="ce6" table:formula="of:=IF([.$A482]&lt;&gt;&quot;&quot;;CONCATENATE([.$D482];&quot;-&quot;;[.$E48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3]&lt;&gt;&quot;&quot;;MAX([.$B$1:.$B482])+1;&quot;&quot;)">
            <text:p/>
          </table:table-cell>
          <table:table-cell table:style-name="ce6" table:formula="of:=IF([.$A483]&lt;&gt;&quot;&quot;;CONCATENATE([.$D483];&quot;-&quot;;[.$E48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4]&lt;&gt;&quot;&quot;;MAX([.$B$1:.$B483])+1;&quot;&quot;)">
            <text:p/>
          </table:table-cell>
          <table:table-cell table:style-name="ce6" table:formula="of:=IF([.$A484]&lt;&gt;&quot;&quot;;CONCATENATE([.$D484];&quot;-&quot;;[.$E48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5]&lt;&gt;&quot;&quot;;MAX([.$B$1:.$B484])+1;&quot;&quot;)">
            <text:p/>
          </table:table-cell>
          <table:table-cell table:style-name="ce6" table:formula="of:=IF([.$A485]&lt;&gt;&quot;&quot;;CONCATENATE([.$D485];&quot;-&quot;;[.$E48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6]&lt;&gt;&quot;&quot;;MAX([.$B$1:.$B485])+1;&quot;&quot;)">
            <text:p/>
          </table:table-cell>
          <table:table-cell table:style-name="ce6" table:formula="of:=IF([.$A486]&lt;&gt;&quot;&quot;;CONCATENATE([.$D486];&quot;-&quot;;[.$E48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7]&lt;&gt;&quot;&quot;;MAX([.$B$1:.$B486])+1;&quot;&quot;)">
            <text:p/>
          </table:table-cell>
          <table:table-cell table:style-name="ce6" table:formula="of:=IF([.$A487]&lt;&gt;&quot;&quot;;CONCATENATE([.$D487];&quot;-&quot;;[.$E48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8]&lt;&gt;&quot;&quot;;MAX([.$B$1:.$B487])+1;&quot;&quot;)">
            <text:p/>
          </table:table-cell>
          <table:table-cell table:style-name="ce6" table:formula="of:=IF([.$A488]&lt;&gt;&quot;&quot;;CONCATENATE([.$D488];&quot;-&quot;;[.$E48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89]&lt;&gt;&quot;&quot;;MAX([.$B$1:.$B488])+1;&quot;&quot;)">
            <text:p/>
          </table:table-cell>
          <table:table-cell table:style-name="ce6" table:formula="of:=IF([.$A489]&lt;&gt;&quot;&quot;;CONCATENATE([.$D489];&quot;-&quot;;[.$E48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0]&lt;&gt;&quot;&quot;;MAX([.$B$1:.$B489])+1;&quot;&quot;)">
            <text:p/>
          </table:table-cell>
          <table:table-cell table:style-name="ce6" table:formula="of:=IF([.$A490]&lt;&gt;&quot;&quot;;CONCATENATE([.$D490];&quot;-&quot;;[.$E49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1]&lt;&gt;&quot;&quot;;MAX([.$B$1:.$B490])+1;&quot;&quot;)">
            <text:p/>
          </table:table-cell>
          <table:table-cell table:style-name="ce6" table:formula="of:=IF([.$A491]&lt;&gt;&quot;&quot;;CONCATENATE([.$D491];&quot;-&quot;;[.$E49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2]&lt;&gt;&quot;&quot;;MAX([.$B$1:.$B491])+1;&quot;&quot;)">
            <text:p/>
          </table:table-cell>
          <table:table-cell table:style-name="ce6" table:formula="of:=IF([.$A492]&lt;&gt;&quot;&quot;;CONCATENATE([.$D492];&quot;-&quot;;[.$E49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3]&lt;&gt;&quot;&quot;;MAX([.$B$1:.$B492])+1;&quot;&quot;)">
            <text:p/>
          </table:table-cell>
          <table:table-cell table:style-name="ce6" table:formula="of:=IF([.$A493]&lt;&gt;&quot;&quot;;CONCATENATE([.$D493];&quot;-&quot;;[.$E49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4]&lt;&gt;&quot;&quot;;MAX([.$B$1:.$B493])+1;&quot;&quot;)">
            <text:p/>
          </table:table-cell>
          <table:table-cell table:style-name="ce6" table:formula="of:=IF([.$A494]&lt;&gt;&quot;&quot;;CONCATENATE([.$D494];&quot;-&quot;;[.$E49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5]&lt;&gt;&quot;&quot;;MAX([.$B$1:.$B494])+1;&quot;&quot;)">
            <text:p/>
          </table:table-cell>
          <table:table-cell table:style-name="ce6" table:formula="of:=IF([.$A495]&lt;&gt;&quot;&quot;;CONCATENATE([.$D495];&quot;-&quot;;[.$E49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6]&lt;&gt;&quot;&quot;;MAX([.$B$1:.$B495])+1;&quot;&quot;)">
            <text:p/>
          </table:table-cell>
          <table:table-cell table:style-name="ce6" table:formula="of:=IF([.$A496]&lt;&gt;&quot;&quot;;CONCATENATE([.$D496];&quot;-&quot;;[.$E49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7]&lt;&gt;&quot;&quot;;MAX([.$B$1:.$B496])+1;&quot;&quot;)">
            <text:p/>
          </table:table-cell>
          <table:table-cell table:style-name="ce6" table:formula="of:=IF([.$A497]&lt;&gt;&quot;&quot;;CONCATENATE([.$D497];&quot;-&quot;;[.$E49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8]&lt;&gt;&quot;&quot;;MAX([.$B$1:.$B497])+1;&quot;&quot;)">
            <text:p/>
          </table:table-cell>
          <table:table-cell table:style-name="ce6" table:formula="of:=IF([.$A498]&lt;&gt;&quot;&quot;;CONCATENATE([.$D498];&quot;-&quot;;[.$E49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499]&lt;&gt;&quot;&quot;;MAX([.$B$1:.$B498])+1;&quot;&quot;)">
            <text:p/>
          </table:table-cell>
          <table:table-cell table:style-name="ce6" table:formula="of:=IF([.$A499]&lt;&gt;&quot;&quot;;CONCATENATE([.$D499];&quot;-&quot;;[.$E49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0]&lt;&gt;&quot;&quot;;MAX([.$B$1:.$B499])+1;&quot;&quot;)">
            <text:p/>
          </table:table-cell>
          <table:table-cell table:style-name="ce6" table:formula="of:=IF([.$A500]&lt;&gt;&quot;&quot;;CONCATENATE([.$D500];&quot;-&quot;;[.$E50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1]&lt;&gt;&quot;&quot;;MAX([.$B$1:.$B500])+1;&quot;&quot;)">
            <text:p/>
          </table:table-cell>
          <table:table-cell table:style-name="ce6" table:formula="of:=IF([.$A501]&lt;&gt;&quot;&quot;;CONCATENATE([.$D501];&quot;-&quot;;[.$E50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2]&lt;&gt;&quot;&quot;;MAX([.$B$1:.$B501])+1;&quot;&quot;)">
            <text:p/>
          </table:table-cell>
          <table:table-cell table:style-name="ce6" table:formula="of:=IF([.$A502]&lt;&gt;&quot;&quot;;CONCATENATE([.$D502];&quot;-&quot;;[.$E50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3]&lt;&gt;&quot;&quot;;MAX([.$B$1:.$B502])+1;&quot;&quot;)">
            <text:p/>
          </table:table-cell>
          <table:table-cell table:style-name="ce6" table:formula="of:=IF([.$A503]&lt;&gt;&quot;&quot;;CONCATENATE([.$D503];&quot;-&quot;;[.$E50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4]&lt;&gt;&quot;&quot;;MAX([.$B$1:.$B503])+1;&quot;&quot;)">
            <text:p/>
          </table:table-cell>
          <table:table-cell table:style-name="ce6" table:formula="of:=IF([.$A504]&lt;&gt;&quot;&quot;;CONCATENATE([.$D504];&quot;-&quot;;[.$E50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5]&lt;&gt;&quot;&quot;;MAX([.$B$1:.$B504])+1;&quot;&quot;)">
            <text:p/>
          </table:table-cell>
          <table:table-cell table:style-name="ce6" table:formula="of:=IF([.$A505]&lt;&gt;&quot;&quot;;CONCATENATE([.$D505];&quot;-&quot;;[.$E50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6]&lt;&gt;&quot;&quot;;MAX([.$B$1:.$B505])+1;&quot;&quot;)">
            <text:p/>
          </table:table-cell>
          <table:table-cell table:style-name="ce6" table:formula="of:=IF([.$A506]&lt;&gt;&quot;&quot;;CONCATENATE([.$D506];&quot;-&quot;;[.$E50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7]&lt;&gt;&quot;&quot;;MAX([.$B$1:.$B506])+1;&quot;&quot;)">
            <text:p/>
          </table:table-cell>
          <table:table-cell table:style-name="ce6" table:formula="of:=IF([.$A507]&lt;&gt;&quot;&quot;;CONCATENATE([.$D507];&quot;-&quot;;[.$E50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8]&lt;&gt;&quot;&quot;;MAX([.$B$1:.$B507])+1;&quot;&quot;)">
            <text:p/>
          </table:table-cell>
          <table:table-cell table:style-name="ce6" table:formula="of:=IF([.$A508]&lt;&gt;&quot;&quot;;CONCATENATE([.$D508];&quot;-&quot;;[.$E50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09]&lt;&gt;&quot;&quot;;MAX([.$B$1:.$B508])+1;&quot;&quot;)">
            <text:p/>
          </table:table-cell>
          <table:table-cell table:style-name="ce6" table:formula="of:=IF([.$A509]&lt;&gt;&quot;&quot;;CONCATENATE([.$D509];&quot;-&quot;;[.$E50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0]&lt;&gt;&quot;&quot;;MAX([.$B$1:.$B509])+1;&quot;&quot;)">
            <text:p/>
          </table:table-cell>
          <table:table-cell table:style-name="ce6" table:formula="of:=IF([.$A510]&lt;&gt;&quot;&quot;;CONCATENATE([.$D510];&quot;-&quot;;[.$E51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1]&lt;&gt;&quot;&quot;;MAX([.$B$1:.$B510])+1;&quot;&quot;)">
            <text:p/>
          </table:table-cell>
          <table:table-cell table:style-name="ce6" table:formula="of:=IF([.$A511]&lt;&gt;&quot;&quot;;CONCATENATE([.$D511];&quot;-&quot;;[.$E51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2]&lt;&gt;&quot;&quot;;MAX([.$B$1:.$B511])+1;&quot;&quot;)">
            <text:p/>
          </table:table-cell>
          <table:table-cell table:style-name="ce6" table:formula="of:=IF([.$A512]&lt;&gt;&quot;&quot;;CONCATENATE([.$D512];&quot;-&quot;;[.$E51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3]&lt;&gt;&quot;&quot;;MAX([.$B$1:.$B512])+1;&quot;&quot;)">
            <text:p/>
          </table:table-cell>
          <table:table-cell table:style-name="ce6" table:formula="of:=IF([.$A513]&lt;&gt;&quot;&quot;;CONCATENATE([.$D513];&quot;-&quot;;[.$E51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4]&lt;&gt;&quot;&quot;;MAX([.$B$1:.$B513])+1;&quot;&quot;)">
            <text:p/>
          </table:table-cell>
          <table:table-cell table:style-name="ce6" table:formula="of:=IF([.$A514]&lt;&gt;&quot;&quot;;CONCATENATE([.$D514];&quot;-&quot;;[.$E51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5]&lt;&gt;&quot;&quot;;MAX([.$B$1:.$B514])+1;&quot;&quot;)">
            <text:p/>
          </table:table-cell>
          <table:table-cell table:style-name="ce6" table:formula="of:=IF([.$A515]&lt;&gt;&quot;&quot;;CONCATENATE([.$D515];&quot;-&quot;;[.$E51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6]&lt;&gt;&quot;&quot;;MAX([.$B$1:.$B515])+1;&quot;&quot;)">
            <text:p/>
          </table:table-cell>
          <table:table-cell table:style-name="ce6" table:formula="of:=IF([.$A516]&lt;&gt;&quot;&quot;;CONCATENATE([.$D516];&quot;-&quot;;[.$E51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7]&lt;&gt;&quot;&quot;;MAX([.$B$1:.$B516])+1;&quot;&quot;)">
            <text:p/>
          </table:table-cell>
          <table:table-cell table:style-name="ce6" table:formula="of:=IF([.$A517]&lt;&gt;&quot;&quot;;CONCATENATE([.$D517];&quot;-&quot;;[.$E51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8]&lt;&gt;&quot;&quot;;MAX([.$B$1:.$B517])+1;&quot;&quot;)">
            <text:p/>
          </table:table-cell>
          <table:table-cell table:style-name="ce6" table:formula="of:=IF([.$A518]&lt;&gt;&quot;&quot;;CONCATENATE([.$D518];&quot;-&quot;;[.$E51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19]&lt;&gt;&quot;&quot;;MAX([.$B$1:.$B518])+1;&quot;&quot;)">
            <text:p/>
          </table:table-cell>
          <table:table-cell table:style-name="ce6" table:formula="of:=IF([.$A519]&lt;&gt;&quot;&quot;;CONCATENATE([.$D519];&quot;-&quot;;[.$E51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0]&lt;&gt;&quot;&quot;;MAX([.$B$1:.$B519])+1;&quot;&quot;)">
            <text:p/>
          </table:table-cell>
          <table:table-cell table:style-name="ce6" table:formula="of:=IF([.$A520]&lt;&gt;&quot;&quot;;CONCATENATE([.$D520];&quot;-&quot;;[.$E52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1]&lt;&gt;&quot;&quot;;MAX([.$B$1:.$B520])+1;&quot;&quot;)">
            <text:p/>
          </table:table-cell>
          <table:table-cell table:style-name="ce6" table:formula="of:=IF([.$A521]&lt;&gt;&quot;&quot;;CONCATENATE([.$D521];&quot;-&quot;;[.$E52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2]&lt;&gt;&quot;&quot;;MAX([.$B$1:.$B521])+1;&quot;&quot;)">
            <text:p/>
          </table:table-cell>
          <table:table-cell table:style-name="ce6" table:formula="of:=IF([.$A522]&lt;&gt;&quot;&quot;;CONCATENATE([.$D522];&quot;-&quot;;[.$E52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3]&lt;&gt;&quot;&quot;;MAX([.$B$1:.$B522])+1;&quot;&quot;)">
            <text:p/>
          </table:table-cell>
          <table:table-cell table:style-name="ce6" table:formula="of:=IF([.$A523]&lt;&gt;&quot;&quot;;CONCATENATE([.$D523];&quot;-&quot;;[.$E52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4]&lt;&gt;&quot;&quot;;MAX([.$B$1:.$B523])+1;&quot;&quot;)">
            <text:p/>
          </table:table-cell>
          <table:table-cell table:style-name="ce6" table:formula="of:=IF([.$A524]&lt;&gt;&quot;&quot;;CONCATENATE([.$D524];&quot;-&quot;;[.$E52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5]&lt;&gt;&quot;&quot;;MAX([.$B$1:.$B524])+1;&quot;&quot;)">
            <text:p/>
          </table:table-cell>
          <table:table-cell table:style-name="ce6" table:formula="of:=IF([.$A525]&lt;&gt;&quot;&quot;;CONCATENATE([.$D525];&quot;-&quot;;[.$E52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6]&lt;&gt;&quot;&quot;;MAX([.$B$1:.$B525])+1;&quot;&quot;)">
            <text:p/>
          </table:table-cell>
          <table:table-cell table:style-name="ce6" table:formula="of:=IF([.$A526]&lt;&gt;&quot;&quot;;CONCATENATE([.$D526];&quot;-&quot;;[.$E52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7]&lt;&gt;&quot;&quot;;MAX([.$B$1:.$B526])+1;&quot;&quot;)">
            <text:p/>
          </table:table-cell>
          <table:table-cell table:style-name="ce6" table:formula="of:=IF([.$A527]&lt;&gt;&quot;&quot;;CONCATENATE([.$D527];&quot;-&quot;;[.$E52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8]&lt;&gt;&quot;&quot;;MAX([.$B$1:.$B527])+1;&quot;&quot;)">
            <text:p/>
          </table:table-cell>
          <table:table-cell table:style-name="ce6" table:formula="of:=IF([.$A528]&lt;&gt;&quot;&quot;;CONCATENATE([.$D528];&quot;-&quot;;[.$E52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29]&lt;&gt;&quot;&quot;;MAX([.$B$1:.$B528])+1;&quot;&quot;)">
            <text:p/>
          </table:table-cell>
          <table:table-cell table:style-name="ce6" table:formula="of:=IF([.$A529]&lt;&gt;&quot;&quot;;CONCATENATE([.$D529];&quot;-&quot;;[.$E529]);&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0]&lt;&gt;&quot;&quot;;MAX([.$B$1:.$B529])+1;&quot;&quot;)">
            <text:p/>
          </table:table-cell>
          <table:table-cell table:style-name="ce6" table:formula="of:=IF([.$A530]&lt;&gt;&quot;&quot;;CONCATENATE([.$D530];&quot;-&quot;;[.$E530]);&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1]&lt;&gt;&quot;&quot;;MAX([.$B$1:.$B530])+1;&quot;&quot;)">
            <text:p/>
          </table:table-cell>
          <table:table-cell table:style-name="ce6" table:formula="of:=IF([.$A531]&lt;&gt;&quot;&quot;;CONCATENATE([.$D531];&quot;-&quot;;[.$E531]);&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2]&lt;&gt;&quot;&quot;;MAX([.$B$1:.$B531])+1;&quot;&quot;)">
            <text:p/>
          </table:table-cell>
          <table:table-cell table:style-name="ce6" table:formula="of:=IF([.$A532]&lt;&gt;&quot;&quot;;CONCATENATE([.$D532];&quot;-&quot;;[.$E532]);&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3]&lt;&gt;&quot;&quot;;MAX([.$B$1:.$B532])+1;&quot;&quot;)">
            <text:p/>
          </table:table-cell>
          <table:table-cell table:style-name="ce6" table:formula="of:=IF([.$A533]&lt;&gt;&quot;&quot;;CONCATENATE([.$D533];&quot;-&quot;;[.$E533]);&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4]&lt;&gt;&quot;&quot;;MAX([.$B$1:.$B533])+1;&quot;&quot;)">
            <text:p/>
          </table:table-cell>
          <table:table-cell table:style-name="ce6" table:formula="of:=IF([.$A534]&lt;&gt;&quot;&quot;;CONCATENATE([.$D534];&quot;-&quot;;[.$E534]);&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5]&lt;&gt;&quot;&quot;;MAX([.$B$1:.$B534])+1;&quot;&quot;)">
            <text:p/>
          </table:table-cell>
          <table:table-cell table:style-name="ce6" table:formula="of:=IF([.$A535]&lt;&gt;&quot;&quot;;CONCATENATE([.$D535];&quot;-&quot;;[.$E535]);&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6]&lt;&gt;&quot;&quot;;MAX([.$B$1:.$B535])+1;&quot;&quot;)">
            <text:p/>
          </table:table-cell>
          <table:table-cell table:style-name="ce6" table:formula="of:=IF([.$A536]&lt;&gt;&quot;&quot;;CONCATENATE([.$D536];&quot;-&quot;;[.$E536]);&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7]&lt;&gt;&quot;&quot;;MAX([.$B$1:.$B536])+1;&quot;&quot;)">
            <text:p/>
          </table:table-cell>
          <table:table-cell table:style-name="ce6" table:formula="of:=IF([.$A537]&lt;&gt;&quot;&quot;;CONCATENATE([.$D537];&quot;-&quot;;[.$E537]);&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table-cell/>
          <table:table-cell table:style-name="ce6" table:formula="of:=IF([.$A538]&lt;&gt;&quot;&quot;;MAX([.$B$1:.$B537])+1;&quot;&quot;)">
            <text:p/>
          </table:table-cell>
          <table:table-cell table:style-name="ce6" table:formula="of:=IF([.$A538]&lt;&gt;&quot;&quot;;CONCATENATE([.$D538];&quot;-&quot;;[.$E538]);&quot;&quot;)">
            <text:p/>
          </table:table-cell>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number-rows-repeated="472">
          <table:table-cell table:number-columns-repeated="3"/>
          <table:table-cell table:style-name="ce15" table:number-columns-repeated="2"/>
          <table:table-cell table:style-name="ce37" table:number-columns-repeated="3"/>
          <table:table-cell table:style-name="ce15" table:number-columns-repeated="2"/>
          <table:table-cell table:style-name="ce67" table:number-columns-repeated="5"/>
          <table:table-cell table:style-name="ce15" table:number-columns-repeated="2"/>
          <table:table-cell table:style-name="ce93" table:number-columns-repeated="3"/>
          <table:table-cell table:style-name="ce96"/>
          <table:table-cell table:number-columns-repeated="1003"/>
        </table:table-row>
        <table:table-row table:style-name="ro153" table:number-rows-repeated="1047565">
          <table:table-cell table:number-columns-repeated="1024"/>
        </table:table-row>
        <table:table-row table:style-name="ro153">
          <table:table-cell table:number-columns-repeated="1024"/>
        </table:table-row>
        <calcext:conditional-formats>
          <calcext:conditional-format calcext:target-range-address="'customization-items'.F370:'customization-items'.H1010 'customization-items'.F2:'customization-items'.H367">
            <calcext:condition calcext:apply-style-name="廃止された選択肢" calcext:value="formula-is(ISNUMBER(FIND(&quot;廃止&quot;;[.$D2])))" calcext:base-cell-address="'customization-items'.F2"/>
            <calcext:condition calcext:apply-style-name="新規作成され、選択された選択肢" calcext:value="formula-is(AND(COUNTIFS([.$A$2:.$A$1010];&quot;&quot;;[.$D$2:.$D$1010];[.$D2])&lt;&gt;COUNTIF([.$D$2:.$D$1010];[.$D2]);[.$M2]=&quot;新規&quot;))" calcext:base-cell-address="'customization-items'.F2"/>
            <calcext:condition calcext:apply-style-name="選択された選択肢" calcext:value="formula-is(COUNTIFS([.$A$2:.$A$1010];&quot;&quot;;[.$D$2:.$D$1010];[.$D2])&lt;&gt;COUNTIF([.$D$2:.$D$1010];[.$D2]))" calcext:base-cell-address="'customization-items'.F2"/>
          </calcext:conditional-format>
          <calcext:conditional-format calcext:target-range-address="'customization-items'.U370:'customization-items'.U1010 'customization-items'.U2:'customization-items'.U367">
            <calcext:condition calcext:apply-style-name="廃止された選択肢" calcext:value="formula-is([.U2]=&quot;省略&quot;)" calcext:base-cell-address="'customization-items'.U2"/>
            <calcext:condition calcext:apply-style-name="新規作成され、選択された選択肢" calcext:value="formula-is(AND([.U2]&lt;&gt;&quot;&quot;; [.M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D370:'customization-items'.E1010 'customization-items'.I370:'customization-items'.T1010 'customization-items'.D2:'customization-items'.E367 'customization-items'.I2:'customization-items'.T367">
            <calcext:condition calcext:apply-style-name="廃止された選択肢" calcext:value="formula-is(OR(ISNUMBER(FIND(&quot;廃止&quot;;[.$D2]));ISNUMBER(FIND(&quot;廃止&quot;;[.$E2]))))" calcext:base-cell-address="'customization-items'.D2"/>
            <calcext:condition calcext:apply-style-name="未確定の選択肢" calcext:value="formula-is([.$A2]=&quot;?&quot;)" calcext:base-cell-address="'customization-items'.D2"/>
            <calcext:condition calcext:apply-style-name="新規作成され、選択された選択肢" calcext:value="formula-is(AND([.$A2]&lt;&gt;&quot;&quot;;[.$M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F368:'customization-items'.H369">
            <calcext:condition calcext:apply-style-name="廃止された選択肢" calcext:value="formula-is(ISNUMBER(FIND(&quot;廃止&quot;;[.$D368])))" calcext:base-cell-address="'customization-items'.F368"/>
            <calcext:condition calcext:apply-style-name="新規作成され、選択された選択肢" calcext:value="formula-is(AND(COUNTIFS([.$A$2:.$A$1010];&quot;&quot;;[.$D$2:.$D$1010];[.$D368])&lt;&gt;COUNTIF([.$D$2:.$D$1010];[.$D368]);[.$M368]=&quot;新規&quot;))" calcext:base-cell-address="'customization-items'.F368"/>
            <calcext:condition calcext:apply-style-name="選択された選択肢" calcext:value="formula-is(COUNTIFS([.$A$2:.$A$1010];&quot;&quot;;[.$D$2:.$D$1010];[.$D368])&lt;&gt;COUNTIF([.$D$2:.$D$1010];[.$D368]))" calcext:base-cell-address="'customization-items'.F368"/>
          </calcext:conditional-format>
          <calcext:conditional-format calcext:target-range-address="'customization-items'.U368:'customization-items'.U369">
            <calcext:condition calcext:apply-style-name="廃止された選択肢" calcext:value="formula-is([.U368]=&quot;省略&quot;)" calcext:base-cell-address="'customization-items'.U368"/>
            <calcext:condition calcext:apply-style-name="新規作成され、選択された選択肢" calcext:value="formula-is(AND([.U368]&lt;&gt;&quot;&quot;; [.M368]=&quot;新規&quot;))" calcext:base-cell-address="'customization-items'.U368"/>
            <calcext:condition calcext:apply-style-name="選択された選択肢" calcext:value="formula-is([.U368]&lt;&gt;&quot;&quot;)" calcext:base-cell-address="'customization-items'.U368"/>
          </calcext:conditional-format>
          <calcext:conditional-format calcext:target-range-address="'customization-items'.D368:'customization-items'.E369 'customization-items'.I368:'customization-items'.T368 'customization-items'.I369:'customization-items'.M369 'customization-items'.O369:'customization-items'.T369">
            <calcext:condition calcext:apply-style-name="廃止された選択肢" calcext:value="formula-is(OR(ISNUMBER(FIND(&quot;廃止&quot;;[.$D368]));ISNUMBER(FIND(&quot;廃止&quot;;[.$E368]))))" calcext:base-cell-address="'customization-items'.D368"/>
            <calcext:condition calcext:apply-style-name="未確定の選択肢" calcext:value="formula-is([.$A368]=&quot;?&quot;)" calcext:base-cell-address="'customization-items'.D368"/>
            <calcext:condition calcext:apply-style-name="新規作成され、選択された選択肢" calcext:value="formula-is(AND([.$A368]&lt;&gt;&quot;&quot;;[.$M368]=&quot;新規&quot;))" calcext:base-cell-address="'customization-items'.D368"/>
            <calcext:condition calcext:apply-style-name="選択された選択肢" calcext:value="formula-is([.$A368]&lt;&gt;&quot;&quot;)" calcext:base-cell-address="'customization-items'.D368"/>
          </calcext:conditional-format>
          <calcext:conditional-format calcext:target-range-address="'customization-items'.N369:'customization-items'.N369">
            <calcext:condition calcext:apply-style-name="廃止された選択肢" calcext:value="formula-is(OR(ISNUMBER(FIND(&quot;廃止&quot;;[.$D369]));ISNUMBER(FIND(&quot;廃止&quot;;[.$E369]))))" calcext:base-cell-address="'customization-items'.N369"/>
            <calcext:condition calcext:apply-style-name="未確定の選択肢" calcext:value="formula-is([.$A369]=&quot;?&quot;)" calcext:base-cell-address="'customization-items'.N369"/>
            <calcext:condition calcext:apply-style-name="新規作成され、選択された選択肢" calcext:value="formula-is(AND([.$A369]&lt;&gt;&quot;&quot;;[.$M369]=&quot;新規&quot;))" calcext:base-cell-address="'customization-items'.N369"/>
            <calcext:condition calcext:apply-style-name="選択された選択肢" calcext:value="formula-is([.$A369]&lt;&gt;&quot;&quot;)" calcext:base-cell-address="'customization-items'.N369"/>
          </calcext:conditional-format>
        </calcext:conditional-formats>
      </table:table>
      <table:table table:name="menuitem-shortcut-disable-items" table:style-name="ta1">
        <table:table-column table:style-name="co20" table:default-cell-style-name="ce16"/>
        <table:table-column table:style-name="co21" table:number-columns-repeated="2" table:default-cell-style-name="ce16"/>
        <table:table-column table:style-name="co22" table:default-cell-style-name="ce16"/>
        <table:table-column table:style-name="co23" table:default-cell-style-name="ce16"/>
        <table:table-column table:style-name="co24" table:default-cell-style-name="ce16"/>
        <table:table-column table:style-name="co25" table:default-cell-style-name="ce16"/>
        <table:table-column table:style-name="co26" table:default-cell-style-name="ce16"/>
        <table:table-column table:style-name="co27" table:number-columns-repeated="2" table:default-cell-style-name="ce16"/>
        <table:table-column table:style-name="co28" table:default-cell-style-name="ce16"/>
        <table:table-column table:style-name="co21" table:default-cell-style-name="ce16"/>
        <table:table-column table:style-name="co24" table:default-cell-style-name="ce16"/>
        <table:table-column table:style-name="co25" table:default-cell-style-name="ce16"/>
        <table:table-column table:style-name="co27" table:number-columns-repeated="2" table:default-cell-style-name="ce16"/>
        <table:table-column table:style-name="co28" table:default-cell-style-name="ce16"/>
        <table:table-column table:style-name="co21" table:visibility="collapse" table:default-cell-style-name="ce16"/>
        <table:table-column table:style-name="co24" table:visibility="collapse" table:default-cell-style-name="ce16"/>
        <table:table-column table:style-name="co25" table:visibility="collapse" table:default-cell-style-name="ce16"/>
        <table:table-column table:style-name="co27" table:visibility="collapse" table:default-cell-style-name="ce16"/>
        <table:table-column table:style-name="co29" table:visibility="collapse" table:default-cell-style-name="ce16"/>
        <table:table-column table:style-name="co30" table:visibility="collapse" table:default-cell-style-name="ce16"/>
        <table:table-column table:style-name="co31" table:visibility="collapse" table:default-cell-style-name="ce16"/>
        <table:table-column table:style-name="co32"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3" table:visibility="collapse" table:default-cell-style-name="ce16"/>
        <table:table-column table:style-name="co25" table:visibility="collapse" table:default-cell-style-name="ce16"/>
        <table:table-column table:style-name="co27" table:visibility="collapse" table:default-cell-style-name="ce16"/>
        <table:table-column table:style-name="co31" table:visibility="collapse" table:default-cell-style-name="ce16"/>
        <table:table-column table:style-name="co34" table:visibility="collapse" table:default-cell-style-name="ce16"/>
        <table:table-column table:style-name="co25" table:visibility="collapse" table:default-cell-style-name="ce16"/>
        <table:table-column table:style-name="co27" table:visibility="collapse" table:default-cell-style-name="ce16"/>
        <table:table-column table:style-name="co18" table:number-columns-repeated="989" table:default-cell-style-name="ce16"/>
        <table:table-row table:style-name="ro154">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53">
          <table:table-cell table:style-name="ce7" table:number-columns-repeated="36"/>
          <table:table-cell table:number-columns-repeated="988"/>
        </table:table-row>
        <table:table-row table:style-name="ro24">
          <table:table-cell table:style-name="ce59" office:value-type="string" calcext:value-type="string" table:number-columns-spanned="1" table:number-rows-spanned="2">
            <text:p>選択</text:p>
          </table:table-cell>
          <table:table-cell table:style-name="ce59" office:value-type="string" calcext:value-type="string" table:number-columns-spanned="1" table:number-rows-spanned="2">
            <text:p>検証対象インデックス</text:p>
          </table:table-cell>
          <table:table-cell table:style-name="ce7" office:value-type="string" calcext:value-type="string" table:number-columns-spanned="1" table:number-rows-spanned="2">
            <text:p>設定項目番号</text:p>
          </table:table-cell>
          <table:table-cell table:style-name="ce7" office:value-type="string" calcext:value-type="string" table:number-columns-spanned="1" table:number-rows-spanned="2">
            <text:p>無効化対象</text:p>
          </table:table-cell>
          <table:table-cell table:style-name="ce7" office:value-type="string" calcext:value-type="string" table:number-columns-spanned="1" table:number-rows-spanned="2">
            <text:p>識別子</text:p>
          </table:table-cell>
          <table:table-cell table:style-name="ce7" office:value-type="string" calcext:value-type="string" table:number-columns-spanned="7" table:number-rows-spanned="1">
            <text:p>Firefox 60</text:p>
          </table:table-cell>
          <table:covered-table-cell table:number-columns-repeated="6" table:style-name="ce7"/>
          <table:table-cell table:style-name="ce7" office:value-type="string" calcext:value-type="string" table:number-columns-spanned="6" table:number-rows-spanned="1">
            <text:p>Firefox 52</text:p>
          </table:table-cell>
          <table:covered-table-cell table:number-columns-repeated="5" table:style-name="ce7"/>
          <table:table-cell table:style-name="ce7" office:value-type="string" calcext:value-type="string" table:number-columns-spanned="6" table:number-rows-spanned="1">
            <text:p>Firefox 45</text:p>
          </table:table-cell>
          <table:covered-table-cell table:number-columns-repeated="5" table:style-name="ce7"/>
          <table:table-cell table:style-name="ce7" office:value-type="string" calcext:value-type="string" table:number-columns-spanned="4" table:number-rows-spanned="1">
            <text:p>Firefox 38</text:p>
          </table:table-cell>
          <table:covered-table-cell table:number-columns-repeated="3" table:style-name="ce7"/>
          <table:table-cell table:style-name="ce7" office:value-type="string" calcext:value-type="string" table:number-columns-spanned="4" table:number-rows-spanned="1">
            <text:p>Firefox 31</text:p>
          </table:table-cell>
          <table:covered-table-cell table:number-columns-repeated="3" table:style-name="ce7"/>
          <table:table-cell table:style-name="ce7" office:value-type="string" calcext:value-type="string" table:number-columns-spanned="3" table:number-rows-spanned="1">
            <text:p>Firefox 24</text:p>
          </table:table-cell>
          <table:covered-table-cell table:number-columns-repeated="2" table:style-name="ce7"/>
          <table:table-cell table:style-name="ce7" office:value-type="string" calcext:value-type="string" table:number-columns-spanned="1" table:number-rows-spanned="2">
            <text:p>検証手順書対応番号</text:p>
          </table:table-cell>
          <table:table-cell table:number-columns-repeated="988"/>
        </table:table-row>
        <table:table-row table:style-name="ro155">
          <table:covered-table-cell table:number-columns-repeated="5" table:style-name="ce7"/>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備考</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52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45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分類</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Firefox 38からの変更</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table-cell table:style-name="ce7" office:value-type="string" calcext:value-type="string">
            <text:p>oncommandを</text:p>
            <text:p>空にする</text:p>
          </table:table-cell>
          <table:table-cell table:style-name="ce7" office:value-type="string" calcext:value-type="string">
            <text:p>ショートカット</text:p>
          </table:table-cell>
          <table:table-cell table:style-name="ce7" office:value-type="string" calcext:value-type="string">
            <text:p>セレクタ</text:p>
          </table:table-cell>
          <table:table-cell table:style-name="ce7" office:value-type="string" calcext:value-type="string">
            <text:p>遅延初期化</text:p>
          </table:table-cell>
          <table:covered-table-cell table:style-name="ce59"/>
          <table:table-cell table:number-columns-repeated="988"/>
        </table:table-row>
        <table:table-row table:style-name="ro156">
          <table:table-cell table:style-name="ce7"/>
          <table:table-cell table:style-name="ce7" table:formula="of:=IF(AND([.$A5]&lt;&gt;&quot;&quot;;NOT(ISNUMBER(FIND(&quot;廃止&quot;;[.$C5]))));MAX([.$B$1:.$B4])+1;&quot;&quot;)">
            <text:p/>
          </table:table-cell>
          <table:table-cell table:style-name="ce97" office:value-type="string" calcext:value-type="string">
            <text:p>MenuShortcut-1</text:p>
          </table:table-cell>
          <table:table-cell table:style-name="ce97" office:value-type="string" calcext:value-type="string">
            <text:p>閉じたタブを開き直す</text:p>
          </table:table-cell>
          <table:table-cell table:style-name="ce97" office:value-type="string" calcext:value-type="string">
            <text:p>undoCloseTab</text:p>
          </table:table-cell>
          <table:table-cell table:style-name="ce97" office:value-type="string" calcext:value-type="string">
            <text:p>Ctrl-Shift-T</text:p>
          </table:table-cell>
          <table:table-cell table:style-name="ce97" office:value-type="string" calcext:value-type="string">
            <text:p>#key_undoCloseTab,</text:p>
            <text:p>#History\:UndoCloseTab,</text:p>
            <text:p>#historyUndoMenu,</text:p>
            <text:p>#toolbar-context-undoCloseTab,</text:p>
            <text:p>#context_undoCloseTab</text:p>
          </table:table-cell>
          <table:table-cell table:style-name="ce97" office:value-type="string" calcext:value-type="string">
            <text:p><text:span text:style-name="T18">アプリケーションメニューから「履歴」が削除されたので履歴にタブを元に戻す設定(#PanelUI-recentlyClosedTabs-separator,#PanelUI-recentlyClosedTabs)が不要になった。</text:span></text:p>
            <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M5];[.G5]=[.N5];[.I5]=[.O5]);&quot;&quot;;IF([.M5]=&quot;&quot;;&quot;新規&quot;;&quot;変更あり&quot;))" office:value-type="string" office:string-value="変更あり" calcext:value-type="string">
            <text:p>変更あり</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S5];[.N5]=[.T5];[.O5]=[.U5]);&quot;&quot;;IF([.S5]=&quot;&quot;;&quot;新規&quot;;&quot;変更あり&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Y5];[.T5]=[.Z5];[.V5]=[.AA5];[.W5]=[.AB5]);&quot;&quot;;&quot;○&quot;)">
            <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T</text:p>
          </table:table-cell>
          <table:table-cell table:style-name="ce7" office:value-type="string" calcext:value-type="string">
            <text:p>#key_undoCloseTab,</text:p>
            <text:p>#History\:UndoCloseTab,</text:p>
            <text:p>#historyUndoMenu,</text:p>
            <text:p>#context_undoCloseTab</text:p>
          </table:table-cell>
          <table:table-cell table:style-name="ce106" office:value-type="string" calcext:value-type="string">
            <text:p>false</text:p>
          </table:table-cell>
          <table:table-cell table:style-name="ce232" table:formula="of:=IFERROR(VLOOKUP([.$O2];[$'verify-targets-to-chapters'.$A$1:.$B$999];2;0);IF([.$A2]=&quot;&quot;;&quot;&quot;;&quot;省略&quot;))">
            <text:p/>
          </table:table-cell>
          <table:table-cell table:number-columns-repeated="988"/>
        </table:table-row>
        <table:table-row table:style-name="ro156">
          <table:table-cell table:style-name="ce7"/>
          <table:table-cell table:style-name="ce7" table:formula="of:=IF(AND([.$A6]&lt;&gt;&quot;&quot;;NOT(ISNUMBER(FIND(&quot;廃止&quot;;[.$C6]))));MAX([.$B$1:.$B5])+1;&quot;&quot;)">
            <text:p/>
          </table:table-cell>
          <table:table-cell table:style-name="ce97" office:value-type="string" calcext:value-type="string">
            <text:p>MenuShortcut-2</text:p>
          </table:table-cell>
          <table:table-cell table:style-name="ce97" office:value-type="string" calcext:value-type="string">
            <text:p>閉じたウィンドウを開き直す</text:p>
          </table:table-cell>
          <table:table-cell table:style-name="ce97" office:value-type="string" calcext:value-type="string">
            <text:p>undoCloseWindow</text:p>
          </table:table-cell>
          <table:table-cell table:style-name="ce97" office:value-type="string" calcext:value-type="string">
            <text:p>Ctrl-Shift-N</text:p>
          </table:table-cell>
          <table:table-cell table:style-name="ce97" office:value-type="string" calcext:value-type="string">
            <text:p>#key_undoCloseWindow,</text:p>
            <text:p>#History\:UndoCloseWindow,</text:p>
            <text:p>#historyUndoWindowMenu</text:p>
            <text:p/>
            <text:p/>
          </table:table-cell>
          <table:table-cell table:style-name="ce97" office:value-type="string" calcext:value-type="string">
            <text:p><text:span text:style-name="T18">アプリケーションメニューから「履歴」が削除されたので履歴にタブを元に戻す設定(#PanelUI-recentlyClosedWindows-separator,</text:span></text:p>
            <text:p><text:span text:style-name="T18">#PanelUI-recentlyClosedWindows)が不要になった。</text:span></text:p>
            <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M6];[.G6]=[.N6];[.I6]=[.O6]);&quot;&quot;;IF([.M6]=&quot;&quot;;&quot;新規&quot;;&quot;変更あり&quot;))" office:value-type="string" office:string-value="変更あり" calcext:value-type="string">
            <text:p>変更あり</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S6];[.N6]=[.T6];[.O6]=[.U6]);&quot;&quot;;IF([.S6]=&quot;&quot;;&quot;新規&quot;;&quot;変更あり&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Y6];[.T6]=[.Z6];[.V6]=[.AA6];[.W6]=[.AB6]);&quot;&quot;;&quot;○&quot;)">
            <text:p/>
          </table:table-cell>
          <table:table-cell table:style-name="ce7" office:value-type="string" calcext:value-type="string">
            <text:p>Ctrl-Shift-N</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undoCloseWindow,</text:p>
            <text:p>#History\:UndoCloseWindow,</text:p>
            <text:p>#historyUndoWindowMenu,</text:p>
            <text:p>#PanelUI-recentlyClosedWindows-separator,</text:p>
            <text:p>#PanelUI-recentlyClosedWindows</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N</text:p>
          </table:table-cell>
          <table:table-cell table:style-name="ce7" office:value-type="string" calcext:value-type="string">
            <text:p>#History\:UndoCloseWindow,</text:p>
            <text:p>#historyUndoWindowMenu</text:p>
          </table:table-cell>
          <table:table-cell table:style-name="ce106" office:value-type="string" calcext:value-type="string">
            <text:p>false</text:p>
          </table:table-cell>
          <table:table-cell table:style-name="ce232" table:formula="of:=IFERROR(VLOOKUP([.$O6];[$'verify-targets-to-chapters'.$A$1:.$B$999];2;0);IF([.$A6]=&quot;&quot;;&quot;&quot;;&quot;省略&quot;))">
            <text:p/>
          </table:table-cell>
          <table:table-cell table:number-columns-repeated="988"/>
        </table:table-row>
        <table:table-row table:style-name="ro134">
          <table:table-cell table:style-name="ce7"/>
          <table:table-cell table:style-name="ce7" table:formula="of:=IF(AND([.$A7]&lt;&gt;&quot;&quot;;NOT(ISNUMBER(FIND(&quot;廃止&quot;;[.$C7]))));MAX([.$B$1:.$B6])+1;&quot;&quot;)">
            <text:p/>
          </table:table-cell>
          <table:table-cell table:style-name="ce97" office:value-type="string" calcext:value-type="string">
            <text:p>MenuShortcut-3</text:p>
          </table:table-cell>
          <table:table-cell table:style-name="ce97" office:value-type="string" calcext:value-type="string">
            <text:p>ファイル＞新しいプライベートウィンドウを開く</text:p>
          </table:table-cell>
          <table:table-cell table:style-name="ce97" office:value-type="string" calcext:value-type="string">
            <text:p>newPrivateWindow</text:p>
          </table:table-cell>
          <table:table-cell table:style-name="ce97" office:value-type="string" calcext:value-type="string">
            <text:p>Ctrl-Shift-P</text:p>
          </table:table-cell>
          <table:table-cell table:style-name="ce9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7]=[.M7];[.G7]=[.N7];[.I7]=[.O7]);&quot;&quot;;IF([.M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7]=[.S7];[.N7]=[.T7];[.O7]=[.U7]);&quot;&quot;;IF([.S7]=&quot;&quot;;&quot;新規&quot;;&quot;変更あり&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7]=[.Y7];[.T7]=[.Z7];[.V7]=[.AA7];[.W7]=[.AB7]);&quot;&quot;;&quot;○&quot;)">
            <text:p/>
          </table:table-cell>
          <table:table-cell table:style-name="ce7" office:value-type="string" calcext:value-type="string">
            <text:p>Ctrl-Shift-P</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P</text:p>
          </table:table-cell>
          <table:table-cell table:style-name="ce7" office:value-type="string" calcext:value-type="string">
            <text:p>#appmenu_newPrivateWindow, #menu_newPrivateWindow</text:p>
          </table:table-cell>
          <table:table-cell table:style-name="ce106" office:value-type="string" calcext:value-type="string">
            <text:p>false</text:p>
          </table:table-cell>
          <table:table-cell table:style-name="ce232" table:formula="of:=IFERROR(VLOOKUP([.$O7];[$'verify-targets-to-chapters'.$A$1:.$B$999];2;0);IF([.$A7]=&quot;&quot;;&quot;&quot;;&quot;省略&quot;))">
            <text:p/>
          </table:table-cell>
          <table:table-cell table:number-columns-repeated="988"/>
        </table:table-row>
        <table:table-row table:style-name="ro157">
          <table:table-cell table:style-name="ce7"/>
          <table:table-cell table:style-name="ce7" table:formula="of:=IF(AND([.$A8]&lt;&gt;&quot;&quot;;NOT(ISNUMBER(FIND(&quot;廃止&quot;;[.$C8]))));MAX([.$B$1:.$B7])+1;&quot;&quot;)">
            <text:p/>
          </table:table-cell>
          <table:table-cell table:style-name="ce97" office:value-type="string" calcext:value-type="string">
            <text:p>MenuShortcut-4</text:p>
          </table:table-cell>
          <table:table-cell table:style-name="ce97" office:value-type="string" calcext:value-type="string">
            <text:p>ファイル＞ページのURLをメールで送信（ページのURLをメールで送信ボタン）</text:p>
          </table:table-cell>
          <table:table-cell table:style-name="ce97" office:value-type="string" calcext:value-type="string">
            <text:p>browser_sendLink</text:p>
          </table:table-cell>
          <table:table-cell table:style-name="ce97" office:value-type="string" calcext:value-type="string">
            <text:p>-</text:p>
          </table:table-cell>
          <table:table-cell table:style-name="ce97" office:value-type="string" calcext:value-type="string">
            <text:p>#Browser\:SendLink,</text:p>
            <text:p>#menu_sendLink,</text:p>
            <text:p>#context-sendpagetodevice,</text:p>
            <text:p>#email-link-button,</text:p>
            <text:p>#wrapper-email-link-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8]=[.M8];[.G8]=[.N8];[.I8]=[.O8]);&quot;&quot;;IF([.M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8]=[.S8];[.N8]=[.T8];[.O8]=[.U8]);&quot;&quot;;IF([.S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8]=[.Y8];[.T8]=[.Z8];[.V8]=[.AA8];[.W8]=[.AB8]);&quot;&quot;;&quot;○&quot;)">
            <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ext:p>#email-link-button,</text:p>
            <text:p>#wrapper-email-link-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rowser\:SendLink,</text:p>
            <text:p>#appmenu_sendLink,</text:p>
            <text:p>#menu_sendLink,</text:p>
            <text:p>#context-sendpage</text:p>
          </table:table-cell>
          <table:table-cell table:style-name="ce106" office:value-type="string" calcext:value-type="string">
            <text:p>false</text:p>
          </table:table-cell>
          <table:table-cell table:style-name="ce232" table:formula="of:=IFERROR(VLOOKUP([.$O8];[$'verify-targets-to-chapters'.$A$1:.$B$999];2;0);IF([.$A8]=&quot;&quot;;&quot;&quot;;&quot;省略&quot;))">
            <text:p/>
          </table:table-cell>
          <table:table-cell table:number-columns-repeated="988"/>
        </table:table-row>
        <table:table-row table:style-name="ro7">
          <table:table-cell table:style-name="ce7"/>
          <table:table-cell table:style-name="ce7" table:formula="of:=IF(AND([.$A9]&lt;&gt;&quot;&quot;;NOT(ISNUMBER(FIND(&quot;廃止&quot;;[.$C9]))));MAX([.$B$1:.$B8])+1;&quot;&quot;)">
            <text:p/>
          </table:table-cell>
          <table:table-cell table:style-name="ce97" office:value-type="string" calcext:value-type="string">
            <text:p>MenuShortcut-5</text:p>
          </table:table-cell>
          <table:table-cell table:style-name="ce97" office:value-type="string" calcext:value-type="string">
            <text:p>ファイル＞オフライン作業</text:p>
          </table:table-cell>
          <table:table-cell table:style-name="ce97" office:value-type="string" calcext:value-type="string">
            <text:p>goOfflineMenuitem</text:p>
          </table:table-cell>
          <table:table-cell table:style-name="ce97" office:value-type="string" calcext:value-type="string">
            <text:p>-</text:p>
          </table:table-cell>
          <table:table-cell table:style-name="ce97" office:value-type="string" calcext:value-type="string">
            <text:p>#goOfflineMenuitem,</text:p>
            <text:p>[oncommand="BrowserOffline.toggleOfflineStatu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9]=[.M9];[.G9]=[.N9];[.I9]=[.O9]);&quot;&quot;;IF([.M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9]=[.S9];[.N9]=[.T9];[.O9]=[.U9]);&quot;&quot;;IF([.S9]=&quot;&quot;;&quot;新規&quot;;&quot;変更あり&quot;))">
            <text:p/>
          </table:table-cell>
          <table:table-cell table:style-name="ce7" office:value-type="string" calcext:value-type="string">
            <text:p>-</text:p>
          </table:table-cell>
          <table:table-cell table:style-name="ce7" office:value-type="string" calcext:value-type="string">
            <text:p>#goOfflineMenuitem,</text:p>
            <text:p>[oncommand="BrowserOffline.toggleOfflineStatu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9]=[.Y9];[.T9]=[.Z9];[.V9]=[.AA9];[.W9]=[.AB9]);&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oOfflineMenuitem</text:p>
          </table:table-cell>
          <table:table-cell table:style-name="ce106" office:value-type="string" calcext:value-type="string">
            <text:p>false</text:p>
          </table:table-cell>
          <table:table-cell table:style-name="ce232" table:formula="of:=IFERROR(VLOOKUP([.$O9];[$'verify-targets-to-chapters'.$A$1:.$B$999];2;0);IF([.$A9]=&quot;&quot;;&quot;&quot;;&quot;省略&quot;))">
            <text:p/>
          </table:table-cell>
          <table:table-cell table:number-columns-repeated="988"/>
        </table:table-row>
        <table:table-row table:style-name="ro158">
          <table:table-cell table:style-name="ce7"/>
          <table:table-cell table:style-name="ce7" table:formula="of:=IF(AND([.$A10]&lt;&gt;&quot;&quot;;NOT(ISNUMBER(FIND(&quot;廃止&quot;;[.$C10]))));MAX([.$B$1:.$B9])+1;&quot;&quot;)">
            <text:p/>
          </table:table-cell>
          <table:table-cell table:style-name="ce97" office:value-type="string" calcext:value-type="string">
            <text:p>MenuShortcut-6（廃止）</text:p>
          </table:table-cell>
          <table:table-cell table:style-name="ce97" office:value-type="string" calcext:value-type="string">
            <text:p>ツール＞プライベートブラウジングの開始</text:p>
          </table:table-cell>
          <table:table-cell table:style-name="ce97" office:value-type="string" calcext:value-type="string">
            <text:p>privatebrowsing</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0]=[.M10];[.G10]=[.N10];[.I10]=[.O10]);&quot;&quot;;IF([.M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0]=[.S10];[.N10]=[.T10];[.O10]=[.U10]);&quot;&quot;;IF([.S1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0]=[.Y10];[.T10]=[.Z10];[.V10]=[.AA10];[.W10]=[.AB1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style-name="ce7" office:value-type="string" calcext:value-type="string">
            <text:p>-</text:p>
          </table:table-cell>
          <table:table-cell table:style-name="ce7" office:value-type="string" calcext:value-type="string">
            <text:p>Ctrl-Shit-P</text:p>
          </table:table-cell>
          <table:table-cell table:style-name="ce7" office:value-type="string" calcext:value-type="string">
            <text:p>#key_privatebrowsing,</text:p>
            <text:p>#Tools\:PrivateBrowsing</text:p>
          </table:table-cell>
          <table:table-cell table:style-name="ce106" office:value-type="string" calcext:value-type="string">
            <text:p>false</text:p>
          </table:table-cell>
          <table:table-cell table:style-name="ce232" table:formula="of:=IFERROR(VLOOKUP([.$O10];[$'verify-targets-to-chapters'.$A$1:.$B$999];2;0);IF([.$A10]=&quot;&quot;;&quot;&quot;;&quot;省略&quot;))">
            <text:p/>
          </table:table-cell>
          <table:table-cell table:number-columns-repeated="988"/>
        </table:table-row>
        <table:table-row table:style-name="ro110">
          <table:table-cell table:style-name="ce7"/>
          <table:table-cell table:style-name="ce7" table:formula="of:=IF(AND([.$A11]&lt;&gt;&quot;&quot;;NOT(ISNUMBER(FIND(&quot;廃止&quot;;[.$C11]))));MAX([.$B$1:.$B10])+1;&quot;&quot;)">
            <text:p/>
          </table:table-cell>
          <table:table-cell table:style-name="ce97" office:value-type="string" calcext:value-type="string">
            <text:p>MenuShortcut-7</text:p>
          </table:table-cell>
          <table:table-cell table:style-name="ce97" office:value-type="string" calcext:value-type="string">
            <text:p>ツール＞ダウンロード</text:p>
            <text:p>（旧バージョンでは「ダウンロードマネージャ」）</text:p>
          </table:table-cell>
          <table:table-cell table:style-name="ce97" office:value-type="string" calcext:value-type="string">
            <text:p>openDownloads</text:p>
          </table:table-cell>
          <table:table-cell table:style-name="ce97" office:value-type="string" calcext:value-type="string">
            <text:p>Ctrl-Shift-Y</text:p>
            <text:p>(旧バージョンではCtrl+J)</text:p>
          </table:table-cell>
          <table:table-cell table:style-name="ce97" office:value-type="string" calcext:value-type="string">
            <text:p>#key_openDownloads,</text:p>
            <text:p>#Tools\:Downloads,</text:p>
            <text:p>#menu_openDownloads,</text:p>
            <text:p>#downloads-button,</text:p>
            <text:p>#wrapper-downloads-button,</text:p>
            <text:p>#appMenu-library-downloads-butto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1]=[.M11];[.G11]=[.N11];[.I11]=[.O11]);&quot;&quot;;IF([.M11]=&quot;&quot;;&quot;新規&quot;;&quot;変更あり&quot;))" office:value-type="string" office:string-value="変更あり" calcext:value-type="string">
            <text:p>変更あり</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1]=[.S11];[.N11]=[.T11];[.O11]=[.U11]);&quot;&quot;;IF([.S11]=&quot;&quot;;&quot;新規&quot;;&quot;変更あり&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1]=[.Y11];[.T11]=[.Z11];[.V11]=[.AA11];[.W11]=[.AB11]);&quot;&quot;;&quot;○&quot;)">
            <text:p/>
          </table:table-cell>
          <table:table-cell table:style-name="ce7" office:value-type="string" calcext:value-type="string">
            <text:p>Ctrl-J</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openDownloads,</text:p>
            <text:p>#Tools\:Downloads,</text:p>
            <text:p>#menu_openDownloads,</text:p>
            <text:p>#downloads-button,</text:p>
            <text:p>#wrapper-downloads-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J</text:p>
          </table:table-cell>
          <table:table-cell table:style-name="ce7" office:value-type="string" calcext:value-type="string">
            <text:p>#key_openDownloads,</text:p>
            <text:p>#Tools\:Downloads,</text:p>
            <text:p>#appmenu_downloads,</text:p>
            <text:p>#menu_openDownloads</text:p>
          </table:table-cell>
          <table:table-cell table:style-name="ce7"/>
          <table:table-cell table:style-name="ce232" table:formula="of:=IFERROR(VLOOKUP([.$O11];[$'verify-targets-to-chapters'.$A$1:.$B$999];2;0);IF([.$A11]=&quot;&quot;;&quot;&quot;;&quot;省略&quot;))">
            <text:p/>
          </table:table-cell>
          <table:table-cell table:number-columns-repeated="988"/>
        </table:table-row>
        <table:table-row table:style-name="ro158">
          <table:table-cell table:style-name="ce7"/>
          <table:table-cell table:style-name="ce7" table:formula="of:=IF(AND([.$A12]&lt;&gt;&quot;&quot;;NOT(ISNUMBER(FIND(&quot;廃止&quot;;[.$C12]))));MAX([.$B$1:.$B11])+1;&quot;&quot;)">
            <text:p/>
          </table:table-cell>
          <table:table-cell table:style-name="ce97" office:value-type="string" calcext:value-type="string">
            <text:p>MenuShortcut-8（廃止）</text:p>
          </table:table-cell>
          <table:table-cell table:style-name="ce97" office:value-type="string" calcext:value-type="string">
            <text:p>ツール＞ページの調査</text:p>
          </table:table-cell>
          <table:table-cell table:style-name="ce97" office:value-type="string" calcext:value-type="string">
            <text:p>inspectP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12]=[.M12];[.G12]=[.N12];[.I12]=[.O12]);&quot;&quot;;IF([.M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12]=[.S12];[.N12]=[.T12];[.O12]=[.U12]);&quot;&quot;;IF([.S12]=&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12]=[.Y12];[.T12]=[.Z12];[.V12]=[.AA12];[.W12]=[.AB12]);&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key_inspectPage,</text:p>
            <text:p>#Tasks\:InspectPage</text:p>
          </table:table-cell>
          <table:table-cell table:style-name="ce7"/>
          <table:table-cell table:style-name="ce232" table:formula="of:=IFERROR(VLOOKUP([.$O12];[$'verify-targets-to-chapters'.$A$1:.$B$999];2;0);IF([.$A12]=&quot;&quot;;&quot;&quot;;&quot;省略&quot;))">
            <text:p/>
          </table:table-cell>
          <table:table-cell table:number-columns-repeated="988"/>
        </table:table-row>
        <table:table-row table:style-name="ro7">
          <table:table-cell table:style-name="ce7"/>
          <table:table-cell table:style-name="ce7" table:formula="of:=IF(AND([.$A13]&lt;&gt;&quot;&quot;;NOT(ISNUMBER(FIND(&quot;廃止&quot;;[.$C13]))));MAX([.$B$1:.$B12])+1;&quot;&quot;)">
            <text:p/>
          </table:table-cell>
          <table:table-cell table:style-name="ce97" office:value-type="string" calcext:value-type="string">
            <text:p>MenuShortcut-9（廃止）</text:p>
          </table:table-cell>
          <table:table-cell table:style-name="ce97" office:value-type="string" calcext:value-type="string">
            <text:p>ツール＞アプリ</text:p>
          </table:table-cell>
          <table:table-cell table:style-name="ce97" office:value-type="string" calcext:value-type="string">
            <text:p>openApps</text:p>
          </table:table-cell>
          <table:table-cell table:style-name="ce97" office:value-type="string" calcext:value-type="string">
            <text:p>Firefox 45で廃止</text:p>
          </table:table-cell>
          <table:table-cell table:style-name="ce97" table:number-columns-repeated="2"/>
          <table:table-cell table:style-name="ce106" table:number-columns-repeated="2"/>
          <table:table-cell table:style-name="ce7"/>
          <table:table-cell table:style-name="ce7" table:formula="of:=IF(AND([.F13]=[.M13];[.G13]=[.N13];[.I13]=[.O13]);&quot;&quot;;IF([.M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M13]=[.S13];[.N13]=[.T13];[.O13]=[.U13]);&quot;&quot;;IF([.S13]=&quot;&quot;;&quot;新規&quot;;&quot;変更あり&quot;))">
            <text:p/>
          </table:table-cell>
          <table:table-cell table:style-name="ce7" office:value-type="string" calcext:value-type="string">
            <text:p>Firefox 45で廃止</text:p>
          </table:table-cell>
          <table:table-cell table:style-name="ce7"/>
          <table:table-cell table:style-name="ce106" table:number-columns-repeated="2"/>
          <table:table-cell table:style-name="ce7"/>
          <table:table-cell table:style-name="ce7" table:formula="of:=IF(AND([.S13]=[.Y13];[.T13]=[.Z13];[.V13]=[.AA13];[.W13]=[.AB13]);&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Apps,</text:p>
            <text:p>#web-apps-button,</text:p>
            <text:p>#wrapper-web-apps-button</text:p>
          </table:table-cell>
          <table:table-cell table:style-name="ce106" office:value-type="string" calcext:value-type="string">
            <text:p>false</text:p>
          </table:table-cell>
          <table:table-cell table:style-name="ce7" office:value-type="string" calcext:value-type="string">
            <text:p>yes</text:p>
          </table:table-cell>
          <table:table-cell table:style-name="ce7" table:number-columns-repeated="7"/>
          <table:table-cell table:style-name="ce232" table:formula="of:=IFERROR(VLOOKUP([.$O13];[$'verify-targets-to-chapters'.$A$1:.$B$999];2;0);IF([.$A13]=&quot;&quot;;&quot;&quot;;&quot;省略&quot;))">
            <text:p/>
          </table:table-cell>
          <table:table-cell table:number-columns-repeated="988"/>
        </table:table-row>
        <table:table-row table:style-name="ro159">
          <table:table-cell table:style-name="ce7"/>
          <table:table-cell table:style-name="ce7" table:formula="of:=IF(AND([.$A14]&lt;&gt;&quot;&quot;;NOT(ISNUMBER(FIND(&quot;廃止&quot;;[.$C14]))));MAX([.$B$1:.$B13])+1;&quot;&quot;)">
            <text:p/>
          </table:table-cell>
          <table:table-cell table:style-name="ce97" office:value-type="string" calcext:value-type="string">
            <text:p>MenuShortcut-10</text:p>
          </table:table-cell>
          <table:table-cell table:style-name="ce97" office:value-type="string" calcext:value-type="string">
            <text:p>ツール＞ウェブ開発（開発ツールボタン）</text:p>
          </table:table-cell>
          <table:table-cell table:style-name="ce97" office:value-type="string" calcext:value-type="string">
            <text:p>webDeveloper</text:p>
          </table:table-cell>
          <table:table-cell table:style-name="ce97" office:value-type="string" calcext:value-type="string">
            <text:p>-</text:p>
          </table:table-cell>
          <table:table-cell table:style-name="ce97" office:value-type="string" calcext:value-type="string">
            <text:p>#webDeveloperMenu,</text:p>
            <text:p>#developer-button,</text:p>
            <text:p>#wrapper-developer-button,</text:p>
            <text:p>#devToolsSeparator,</text:p>
            <text:p>#PanelUI-developer,</text:p>
            <text:p>#appMenu-developer-button</text:p>
            <text:p/>
            <text:p/>
          </table:table-cell>
          <table:table-cell table:style-name="ce103"/>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4]=[.M14];[.G14]=[.N14];[.I14]=[.O14]);&quot;&quot;;IF([.M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ext:p>#devTools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4]=[.S14];[.N14]=[.T14];[.O14]=[.U14]);&quot;&quot;;IF([.S1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4]=[.Y14];[.T14]=[.Z14];[.V14]=[.AA14];[.W14]=[.AB14]);&quot;&quot;;&quot;○&quot;)">
            <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webDeveloperMenu,</text:p>
            <text:p>#developer-button,</text:p>
            <text:p>#wrapper-developer-button</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ppmenu_webDeveloper,</text:p>
            <text:p>#appmenu_webDeveloper + menuseparator,</text:p>
            <text:p>#devToolsSeparator,</text:p>
            <text:p>#webDeveloperMenu</text:p>
          </table:table-cell>
          <table:table-cell table:style-name="ce106" office:value-type="string" calcext:value-type="string">
            <text:p>false</text:p>
          </table:table-cell>
          <table:table-cell table:style-name="ce232" table:formula="of:=IFERROR(VLOOKUP([.$O14];[$'verify-targets-to-chapters'.$A$1:.$B$999];2;0);IF([.$A14]=&quot;&quot;;&quot;&quot;;&quot;省略&quot;))">
            <text:p/>
          </table:table-cell>
          <table:table-cell table:number-columns-repeated="988"/>
        </table:table-row>
        <table:table-row table:style-name="ro160">
          <table:table-cell table:style-name="ce7"/>
          <table:table-cell table:style-name="ce7" table:formula="of:=IF(AND([.$A15]&lt;&gt;&quot;&quot;;NOT(ISNUMBER(FIND(&quot;廃止&quot;;[.$C15]))));MAX([.$B$1:.$B14])+1;&quot;&quot;)">
            <text:p/>
          </table:table-cell>
          <table:table-cell table:style-name="ce97" office:value-type="string" calcext:value-type="string">
            <text:p>MenuShortcut-11</text:p>
          </table:table-cell>
          <table:table-cell table:style-name="ce97" office:value-type="string" calcext:value-type="string">
            <text:p>ツール＞ウェブ開発＞開発ツールを表示</text:p>
          </table:table-cell>
          <table:table-cell table:style-name="ce97" office:value-type="string" calcext:value-type="string">
            <text:p>devToolbox</text:p>
          </table:table-cell>
          <table:table-cell table:style-name="ce97" office:value-type="string" calcext:value-type="string">
            <text:p>Ctrl-Shift-I,</text:p>
            <text:p>F12</text:p>
          </table:table-cell>
          <table:table-cell table:style-name="ce97" office:value-type="string" calcext:value-type="string">
            <text:p>#menu_devToolbox,</text:p>
            <text:p>#key_toggleToolbox,</text:p>
            <text:p>#key_toggleToolboxF12</text:p>
          </table:table-cell>
          <table:table-cell table:style-name="ce97"/>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15]=[.M15];[.G15]=[.N15];[.I15]=[.O15]);&quot;&quot;;IF([.M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menu_devToolbox,</text:p>
            <text:p>#key_devToolboxMenuItem,</text:p>
            <text:p>#key_devToolboxMenuItemF12,</text:p>
            <text:p>[key='key_devToolboxMenuItem']</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15]=[.S15];[.N15]=[.T15];[.O15]=[.U15]);&quot;&quot;;IF([.S15]=&quot;&quot;;&quot;新規&quot;;&quot;変更あり&quot;))" office:value-type="string" office:string-value="変更あり" calcext:value-type="string">
            <text:p>変更あり</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15]=[.Y15];[.T15]=[.Z15];[.V15]=[.AA15];[.W15]=[.AB15]);&quot;&quot;;&quot;○&quot;)">
            <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Ctrl-Shift-I,</text:p>
            <text:p>F12</text:p>
          </table:table-cell>
          <table:table-cell table:style-name="ce7" office:value-type="string" calcext:value-type="string">
            <text:p>#key_devToolboxMenuItem,</text:p>
            <text:p>#key_devToolboxMenuItemF12,</text:p>
            <text:p>#Tools\:DevToolbox</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15];[$'verify-targets-to-chapters'.$A$1:.$B$999];2;0);IF([.$A15]=&quot;&quot;;&quot;&quot;;&quot;省略&quot;))">
            <text:p/>
          </table:table-cell>
          <table:table-cell table:number-columns-repeated="988"/>
        </table:table-row>
        <table:table-row table:style-name="ro161">
          <table:table-cell table:style-name="ce7"/>
          <table:table-cell table:style-name="ce7" table:formula="of:=IF(AND([.$A16]&lt;&gt;&quot;&quot;;NOT(ISNUMBER(FIND(&quot;廃止&quot;;[.$C16]))));MAX([.$B$1:.$B15])+1;&quot;&quot;)">
            <text:p/>
          </table:table-cell>
          <table:table-cell table:style-name="ce97" office:value-type="string" calcext:value-type="string">
            <text:p>MenuShortcut-12</text:p>
          </table:table-cell>
          <table:table-cell table:style-name="ce97" office:value-type="string" calcext:value-type="string">
            <text:p>ツール＞ウェブ開発＞インスペクタ</text:p>
          </table:table-cell>
          <table:table-cell table:style-name="ce97" office:value-type="string" calcext:value-type="string">
            <text:p>inspector</text:p>
          </table:table-cell>
          <table:table-cell table:style-name="ce97" office:value-type="string" calcext:value-type="string">
            <text:p>Ctrl-Shift-C</text:p>
          </table:table-cell>
          <table:table-cell table:style-name="ce97" office:value-type="string" calcext:value-type="string">
            <text:p>#key_inspector,</text:p>
            <text:p>#menuitem_inspector,</text:p>
            <text:p><text:span text:style-name="T3">[key='key_inspector']</text:span></text:p>
            <text:p/>
          </table:table-cell>
          <table:table-cell table:style-name="ce10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6]=[.M16];[.G16]=[.N16];[.I16]=[.O16]);&quot;&quot;;IF([.M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menu_inspector,</text:p>
            <text:p><text:span text:style-name="T3">[key='key_inspec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6]=[.S16];[.N16]=[.T16];[.O16]=[.U16]);&quot;&quot;;IF([.S16]=&quot;&quot;;&quot;新規&quot;;&quot;変更あり&quot;))" office:value-type="string" office:string-value="変更あり" calcext:value-type="string">
            <text:p>変更あり</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6]=[.Y16];[.T16]=[.Z16];[.V16]=[.AA16];[.W16]=[.AB16]);&quot;&quot;;&quot;○&quot;)">
            <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C</text:p>
          </table:table-cell>
          <table:table-cell table:style-name="ce7" office:value-type="string" calcext:value-type="string">
            <text:p>#key_inspector,</text:p>
            <text:p>#Tools\:inspector,</text:p>
            <text:p>#devtoolsMenuBroadcaster_inspector,</text:p>
            <text:p>#Tasks\:Inspec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I</text:p>
          </table:table-cell>
          <table:table-cell table:style-name="ce7" office:value-type="string" calcext:value-type="string">
            <text:p>#key_inspector,</text:p>
            <text:p>#Tools\:inspector,</text:p>
            <text:p>#Tasks\:Inspector</text:p>
          </table:table-cell>
          <table:table-cell table:style-name="ce106" office:value-type="string" calcext:value-type="string">
            <text:p>true</text:p>
          </table:table-cell>
          <table:table-cell table:style-name="ce232" table:formula="of:=IFERROR(VLOOKUP([.$O16];[$'verify-targets-to-chapters'.$A$1:.$B$999];2;0);IF([.$A16]=&quot;&quot;;&quot;&quot;;&quot;省略&quot;))">
            <text:p/>
          </table:table-cell>
          <table:table-cell table:number-columns-repeated="988"/>
        </table:table-row>
        <table:table-row table:style-name="ro161">
          <table:table-cell table:style-name="ce7"/>
          <table:table-cell table:style-name="ce7" table:formula="of:=IF(AND([.$A17]&lt;&gt;&quot;&quot;;NOT(ISNUMBER(FIND(&quot;廃止&quot;;[.$C17]))));MAX([.$B$1:.$B16])+1;&quot;&quot;)">
            <text:p/>
          </table:table-cell>
          <table:table-cell table:style-name="ce97" office:value-type="string" calcext:value-type="string">
            <text:p>MenuShortcut-13</text:p>
          </table:table-cell>
          <table:table-cell table:style-name="ce97" office:value-type="string" calcext:value-type="string">
            <text:p>ツール＞ウェブ開発＞Webコンソール</text:p>
          </table:table-cell>
          <table:table-cell table:style-name="ce97" office:value-type="string" calcext:value-type="string">
            <text:p>webconsole</text:p>
          </table:table-cell>
          <table:table-cell table:style-name="ce97" office:value-type="string" calcext:value-type="string">
            <text:p>Ctrl-Shift-K</text:p>
          </table:table-cell>
          <table:table-cell table:style-name="ce97" office:value-type="string" calcext:value-type="string">
            <text:p>#key_webconsole,</text:p>
            <text:p><text:span text:style-name="T3">#menuitem_webconsole,</text:span></text:p>
            <text:p><text:span text:style-name="T3">[key='key_webconsole']</text:span></text:p>
            <text:p/>
            <text:p/>
          </table:table-cell>
          <table:table-cell table:style-name="ce97" office:value-type="string" calcext:value-type="string">
            <text:p>#toolbox-tab-webconsole,#toolbox-panel-webconsol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7]=[.M17];[.G17]=[.N17];[.I17]=[.O17]);&quot;&quot;;IF([.M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ext:span text:style-name="T3">#menu_webconsole,</text:span></text:p>
            <text:p><text:span text:style-name="T3">[key='key_web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7]=[.S17];[.N17]=[.T17];[.O17]=[.U17]);&quot;&quot;;IF([.S17]=&quot;&quot;;&quot;新規&quot;;&quot;変更あり&quot;))" office:value-type="string" office:string-value="変更あり" calcext:value-type="string">
            <text:p>変更あり</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7]=[.Y17];[.T17]=[.Z17];[.V17]=[.AA17];[.W17]=[.AB17]);&quot;&quot;;&quot;○&quot;)">
            <text:p/>
          </table:table-cell>
          <table:table-cell table:style-name="ce7" office:value-type="string" calcext:value-type="string">
            <text:p>Ctrl-Shift-K</text:p>
          </table:table-cell>
          <table:table-cell table:style-name="ce7" office:value-type="string" calcext:value-type="string">
            <text:p>#key_webconsole,</text:p>
            <text:p>#Tools\:webconsole,</text:p>
            <text:p>#devtoolsMenuBroadcaster_web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webconsole,</text:p>
            <text:p>#Tools\:webconsole,</text:p>
            <text:p>#devtoolsMenuBroadcaster_webconsole</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Ctrl-Shift-K</text:p>
          </table:table-cell>
          <table:table-cell table:style-name="ce7" office:value-type="string" calcext:value-type="string">
            <text:p>#key_webconsole</text:p>
          </table:table-cell>
          <table:table-cell table:style-name="ce106" office:value-type="string" calcext:value-type="string">
            <text:p>true</text:p>
          </table:table-cell>
          <table:table-cell table:style-name="ce232" table:formula="of:=IFERROR(VLOOKUP([.$O17];[$'verify-targets-to-chapters'.$A$1:.$B$999];2;0);IF([.$A17]=&quot;&quot;;&quot;&quot;;&quot;省略&quot;))">
            <text:p/>
          </table:table-cell>
          <table:table-cell table:number-columns-repeated="988"/>
        </table:table-row>
        <table:table-row table:style-name="ro134">
          <table:table-cell table:style-name="ce7"/>
          <table:table-cell table:style-name="ce7" table:formula="of:=IF(AND([.$A18]&lt;&gt;&quot;&quot;;NOT(ISNUMBER(FIND(&quot;廃止&quot;;[.$C18]))));MAX([.$B$1:.$B17])+1;&quot;&quot;)">
            <text:p/>
          </table:table-cell>
          <table:table-cell table:style-name="ce97" office:value-type="string" calcext:value-type="string">
            <text:p>MenuShortcut-14</text:p>
          </table:table-cell>
          <table:table-cell table:style-name="ce97" office:value-type="string" calcext:value-type="string">
            <text:p>ツール＞ウェブ開発＞デバッガ</text:p>
          </table:table-cell>
          <table:table-cell table:style-name="ce97" office:value-type="string" calcext:value-type="string">
            <text:p>jsdebugger</text:p>
          </table:table-cell>
          <table:table-cell table:style-name="ce97" office:value-type="string" calcext:value-type="string">
            <text:p>Ctrl-Shift-S</text:p>
          </table:table-cell>
          <table:table-cell table:style-name="ce97" office:value-type="string" calcext:value-type="string">
            <text:p>#key_jsdebugger,</text:p>
            <text:p><text:span text:style-name="T3">#menuitem_jsdebugger,</text:span></text:p>
            <text:p><text:span text:style-name="T3">[key='key_jsdebugger']</text:span></text:p>
            <text:p/>
          </table:table-cell>
          <table:table-cell table:style-name="ce97" office:value-type="string" calcext:value-type="string">
            <text:p>#toolbox-tab-jsdebugger,#toolbox-panel-jsdebugge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8]=[.M18];[.G18]=[.N18];[.I18]=[.O18]);&quot;&quot;;IF([.M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ext:span text:style-name="T3">#menu_jsdebugger,</text:span></text:p>
            <text:p><text:span text:style-name="T3">[key='key_jsdebugg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8]=[.S18];[.N18]=[.T18];[.O18]=[.U18]);&quot;&quot;;IF([.S18]=&quot;&quot;;&quot;新規&quot;;&quot;変更あり&quot;))" office:value-type="string" office:string-value="変更あり" calcext:value-type="string">
            <text:p>変更あり</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8]=[.Y18];[.T18]=[.Z18];[.V18]=[.AA18];[.W18]=[.AB18]);&quot;&quot;;&quot;○&quot;)">
            <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S</text:p>
          </table:table-cell>
          <table:table-cell table:style-name="ce7" office:value-type="string" calcext:value-type="string">
            <text:p>#key_jsdebugger,</text:p>
            <text:p>#Tools\:jsdebugger,</text:p>
            <text:p>#devtoolsMenuBroadcaster_jsdebugg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18];[$'verify-targets-to-chapters'.$A$1:.$B$999];2;0);IF([.$A18]=&quot;&quot;;&quot;&quot;;&quot;省略&quot;))">
            <text:p/>
          </table:table-cell>
          <table:table-cell table:number-columns-repeated="988"/>
        </table:table-row>
        <table:table-row table:style-name="ro78">
          <table:table-cell table:style-name="ce7"/>
          <table:table-cell table:style-name="ce7" table:formula="of:=IF(AND([.$A19]&lt;&gt;&quot;&quot;;NOT(ISNUMBER(FIND(&quot;廃止&quot;;[.$C19]))));MAX([.$B$1:.$B18])+1;&quot;&quot;)">
            <text:p/>
          </table:table-cell>
          <table:table-cell table:style-name="ce97" office:value-type="string" calcext:value-type="string">
            <text:p>MenuShortcut-15</text:p>
          </table:table-cell>
          <table:table-cell table:style-name="ce97" office:value-type="string" calcext:value-type="string">
            <text:p>ツール＞ウェブ開発＞スタイルエディタ</text:p>
          </table:table-cell>
          <table:table-cell table:style-name="ce97" office:value-type="string" calcext:value-type="string">
            <text:p>styleeditor</text:p>
          </table:table-cell>
          <table:table-cell table:style-name="ce97" office:value-type="string" calcext:value-type="string">
            <text:p>Shift-F7</text:p>
          </table:table-cell>
          <table:table-cell table:style-name="ce97" office:value-type="string" calcext:value-type="string">
            <text:p>#key_styleeditor,</text:p>
            <text:p><text:span text:style-name="T3">#menuitem_styleeditor,</text:span></text:p>
            <text:p><text:span text:style-name="T3">[key='key_styleeditor']</text:span></text:p>
          </table:table-cell>
          <table:table-cell table:style-name="ce97" office:value-type="string" calcext:value-type="string">
            <text:p><text:span text:style-name="T18">#toolbox-tab-styleeditor,#toolbox-panel-styleeditorは範囲外。</text:span></text:p>
            <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19]=[.M19];[.G19]=[.N19];[.I19]=[.O19]);&quot;&quot;;IF([.M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ext:span text:style-name="T3">#menu_styleeditor,</text:span></text:p>
            <text:p><text:span text:style-name="T3">[key='key_styleed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19]=[.S19];[.N19]=[.T19];[.O19]=[.U19]);&quot;&quot;;IF([.S19]=&quot;&quot;;&quot;新規&quot;;&quot;変更あり&quot;))" office:value-type="string" office:string-value="変更あり" calcext:value-type="string">
            <text:p>変更あり</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19]=[.Y19];[.T19]=[.Z19];[.V19]=[.AA19];[.W19]=[.AB19]);&quot;&quot;;&quot;○&quot;)">
            <text:p/>
          </table:table-cell>
          <table:table-cell table:style-name="ce7" office:value-type="string" calcext:value-type="string">
            <text:p>Shift-F7</text:p>
          </table:table-cell>
          <table:table-cell table:style-name="ce7" office:value-type="string" calcext:value-type="string">
            <text:p>#key_styleeditor,</text:p>
            <text:p>#Tools\:styleeditor,</text:p>
            <text:p>#devtoolsMenuBroadcaster_styleed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styleeditor,</text:p>
            <text:p>#Tools\:styleeditor,</text:p>
            <text:p>#devtoolsMenuBroadcaster_styleedi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7</text:p>
          </table:table-cell>
          <table:table-cell table:style-name="ce7" office:value-type="string" calcext:value-type="string">
            <text:p>#key_styleeditor,</text:p>
            <text:p>#Tools\:styleeditor</text:p>
          </table:table-cell>
          <table:table-cell table:style-name="ce106" office:value-type="string" calcext:value-type="string">
            <text:p>true</text:p>
          </table:table-cell>
          <table:table-cell table:style-name="ce232" table:formula="of:=IFERROR(VLOOKUP([.$O19];[$'verify-targets-to-chapters'.$A$1:.$B$999];2;0);IF([.$A19]=&quot;&quot;;&quot;&quot;;&quot;省略&quot;))">
            <text:p/>
          </table:table-cell>
          <table:table-cell table:number-columns-repeated="988"/>
        </table:table-row>
        <table:table-row table:style-name="ro78">
          <table:table-cell table:style-name="ce7"/>
          <table:table-cell table:style-name="ce7" table:formula="of:=IF(AND([.$A20]&lt;&gt;&quot;&quot;;NOT(ISNUMBER(FIND(&quot;廃止&quot;;[.$C20]))));MAX([.$B$1:.$B19])+1;&quot;&quot;)">
            <text:p/>
          </table:table-cell>
          <table:table-cell table:style-name="ce97" office:value-type="string" calcext:value-type="string">
            <text:p>MenuShortcut-16</text:p>
          </table:table-cell>
          <table:table-cell table:style-name="ce97" office:value-type="string" calcext:value-type="string">
            <text:p>ツール＞ウェブ開発＞パフォーマンス</text:p>
            <text:p>（旧バージョンでは「プロファイラ」）</text:p>
          </table:table-cell>
          <table:table-cell table:style-name="ce97" office:value-type="string" calcext:value-type="string">
            <text:p>jsprofiler</text:p>
          </table:table-cell>
          <table:table-cell table:style-name="ce97" office:value-type="string" calcext:value-type="string">
            <text:p>Shift-F5</text:p>
          </table:table-cell>
          <table:table-cell table:style-name="ce97" office:value-type="string" calcext:value-type="string">
            <text:p>#key_performance,</text:p>
            <text:p><text:span text:style-name="T3">#menuitem_performance,</text:span></text:p>
            <text:p><text:span text:style-name="T3">[key='key_performance']</text:span></text:p>
          </table:table-cell>
          <table:table-cell table:style-name="ce104" office:value-type="string" calcext:value-type="string">
            <text:p>#toolbox-tab-performance,#toolbox-panel-performance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0]=[.M20];[.G20]=[.N20];[.I20]=[.O20]);&quot;&quot;;IF([.M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ext:span text:style-name="T3">#menu_performance,</text:span></text:p>
            <text:p><text:span text:style-name="T3">[key='key_performanc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0]=[.S20];[.N20]=[.T20];[.O20]=[.U20]);&quot;&quot;;IF([.S20]=&quot;&quot;;&quot;新規&quot;;&quot;変更あり&quot;))" office:value-type="string" office:string-value="変更あり" calcext:value-type="string">
            <text:p>変更あり</text:p>
          </table:table-cell>
          <table:table-cell table:style-name="ce7" office:value-type="string" calcext:value-type="string">
            <text:p>Shift-F5</text:p>
          </table:table-cell>
          <table:table-cell table:style-name="ce7" office:value-type="string" calcext:value-type="string">
            <text:p>#key_performance,</text:p>
            <text:p>#Tools\:performance,</text:p>
            <text:p>#devtoolsMenuBroadcaster_performanc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0]=[.Y20];[.T20]=[.Z20];[.V20]=[.AA20];[.W20]=[.AB20]);&quot;&quot;;&quot;○&quot;)" office:value-type="string" office:string-value="○" calcext:value-type="string">
            <text:p>○</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5</text:p>
          </table:table-cell>
          <table:table-cell table:style-name="ce7" office:value-type="string" calcext:value-type="string">
            <text:p>#key_jsprofiler,</text:p>
            <text:p>#Tools\:jsprofiler,</text:p>
            <text:p>#devtoolsMenuBroadcaster_jsprofil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0];[$'verify-targets-to-chapters'.$A$1:.$B$999];2;0);IF([.$A20]=&quot;&quot;;&quot;&quot;;&quot;省略&quot;))">
            <text:p/>
          </table:table-cell>
          <table:table-cell table:number-columns-repeated="988"/>
        </table:table-row>
        <table:table-row table:style-name="ro134">
          <table:table-cell table:style-name="ce7"/>
          <table:table-cell table:style-name="ce7" table:formula="of:=IF(AND([.$A21]&lt;&gt;&quot;&quot;;NOT(ISNUMBER(FIND(&quot;廃止&quot;;[.$C21]))));MAX([.$B$1:.$B20])+1;&quot;&quot;)">
            <text:p/>
          </table:table-cell>
          <table:table-cell table:style-name="ce97" office:value-type="string" calcext:value-type="string">
            <text:p>MenuShortcut-17</text:p>
          </table:table-cell>
          <table:table-cell table:style-name="ce97" office:value-type="string" calcext:value-type="string">
            <text:p>ツール＞ウェブ開発＞ネットワーク</text:p>
          </table:table-cell>
          <table:table-cell table:style-name="ce97" office:value-type="string" calcext:value-type="string">
            <text:p>netmonitor</text:p>
          </table:table-cell>
          <table:table-cell table:style-name="ce97" office:value-type="string" calcext:value-type="string">
            <text:p>Ctrl-Shift-E</text:p>
          </table:table-cell>
          <table:table-cell table:style-name="ce97" office:value-type="string" calcext:value-type="string">
            <text:p>#key_netmonitor,</text:p>
            <text:p><text:span text:style-name="T3">#menuitem_netmonitor,</text:span></text:p>
            <text:p><text:span text:style-name="T3">[key='key_netmonitor']</text:span></text:p>
          </table:table-cell>
          <table:table-cell table:style-name="ce104" office:value-type="string" calcext:value-type="string">
            <text:p>#toolbox-tab-netmonitor,#toolbox-panel-netmonito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1]=[.M21];[.G21]=[.N21];[.I21]=[.O21]);&quot;&quot;;IF([.M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ext:span text:style-name="T3">#menu_netmonitor,</text:span></text:p>
            <text:p><text:span text:style-name="T3">[key='key_netmonito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1]=[.S21];[.N21]=[.T21];[.O21]=[.U21]);&quot;&quot;;IF([.S21]=&quot;&quot;;&quot;新規&quot;;&quot;変更あり&quot;))" office:value-type="string" office:string-value="変更あり" calcext:value-type="string">
            <text:p>変更あり</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1]=[.Y21];[.T21]=[.Z21];[.V21]=[.AA21];[.W21]=[.AB21]);&quot;&quot;;&quot;○&quot;)">
            <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Q</text:p>
          </table:table-cell>
          <table:table-cell table:style-name="ce7" office:value-type="string" calcext:value-type="string">
            <text:p>#key_netmonitor,</text:p>
            <text:p>#Tools\:netmonitor,</text:p>
            <text:p>#devtoolsMenuBroadcaster_netmonito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1];[$'verify-targets-to-chapters'.$A$1:.$B$999];2;0);IF([.$A21]=&quot;&quot;;&quot;&quot;;&quot;省略&quot;))">
            <text:p/>
          </table:table-cell>
          <table:table-cell table:number-columns-repeated="988"/>
        </table:table-row>
        <table:table-row table:style-name="ro78">
          <table:table-cell table:style-name="ce7"/>
          <table:table-cell table:style-name="ce7" table:formula="of:=IF(AND([.$A22]&lt;&gt;&quot;&quot;;NOT(ISNUMBER(FIND(&quot;廃止&quot;;[.$C22]))));MAX([.$B$1:.$B21])+1;&quot;&quot;)">
            <text:p/>
          </table:table-cell>
          <table:table-cell table:style-name="ce97" office:value-type="string" calcext:value-type="string">
            <text:p>MenuShortcut-18</text:p>
          </table:table-cell>
          <table:table-cell table:style-name="ce97" office:value-type="string" calcext:value-type="string">
            <text:p>ツール＞ウェブ開発＞開発ツールバー</text:p>
          </table:table-cell>
          <table:table-cell table:style-name="ce97" office:value-type="string" calcext:value-type="string">
            <text:p>devToolbar</text:p>
          </table:table-cell>
          <table:table-cell table:style-name="ce97" office:value-type="string" calcext:value-type="string">
            <text:p>Shift-F2</text:p>
          </table:table-cell>
          <table:table-cell table:style-name="ce97" office:value-type="string" calcext:value-type="string">
            <text:p>#key_toggleToolbar,</text:p>
            <text:p><text:span text:style-name="T3">#menu_devToolbar,</text:span></text:p>
            <text:p><text:span text:style-name="T3">[key='key_toggleToolbar']</text:span></text:p>
            <text:p/>
          </table:table-cell>
          <table:table-cell table:style-name="ce103" office:value-type="string" calcext:value-type="string">
            <text:p>#developer-toolbarは範囲外</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2]=[.M22];[.G22]=[.N22];[.I22]=[.O22]);&quot;&quot;;IF([.M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key_devToolbar,</text:p>
            <text:p><text:span text:style-name="T3">#menu_devToolbar,</text:span></text:p>
            <text:p><text:span text:style-name="T3">[key='key_devToolba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2]=[.S22];[.N22]=[.T22];[.O22]=[.U22]);&quot;&quot;;IF([.S22]=&quot;&quot;;&quot;新規&quot;;&quot;変更あり&quot;))" office:value-type="string" office:string-value="変更あり" calcext:value-type="string">
            <text:p>変更あり</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2]=[.Y22];[.T22]=[.Z22];[.V22]=[.AA22];[.W22]=[.AB22]);&quot;&quot;;&quot;○&quot;)">
            <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Shift+F2</text:p>
          </table:table-cell>
          <table:table-cell table:style-name="ce7" office:value-type="string" calcext:value-type="string">
            <text:p>#menu_devToolbar,</text:p>
            <text:p>#devtoolsMenuBroadcaster_DevToolbar,</text:p>
            <text:p>#key_devToolba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2];[$'verify-targets-to-chapters'.$A$1:.$B$999];2;0);IF([.$A22]=&quot;&quot;;&quot;&quot;;&quot;省略&quot;))">
            <text:p/>
          </table:table-cell>
          <table:table-cell table:number-columns-repeated="988"/>
        </table:table-row>
        <table:table-row table:style-name="ro158">
          <table:table-cell table:style-name="ce7"/>
          <table:table-cell table:style-name="ce7" table:formula="of:=IF(AND([.$A23]&lt;&gt;&quot;&quot;;NOT(ISNUMBER(FIND(&quot;廃止&quot;;[.$C23]))));MAX([.$B$1:.$B22])+1;&quot;&quot;)">
            <text:p/>
          </table:table-cell>
          <table:table-cell table:style-name="ce97" office:value-type="string" calcext:value-type="string">
            <text:p>MenuShortcut-19（廃止）</text:p>
          </table:table-cell>
          <table:table-cell table:style-name="ce97" office:value-type="string" calcext:value-type="string">
            <text:p>ツール＞ウェブ開発＞アプリマネージャ</text:p>
          </table:table-cell>
          <table:table-cell table:style-name="ce97" office:value-type="string" calcext:value-type="string">
            <text:p>devAppMgr</text:p>
          </table:table-cell>
          <table:table-cell table:style-name="ce97" office:value-type="string" calcext:value-type="string">
            <text:p>Firefox 3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23]=[.M23];[.G23]=[.N23];[.I23]=[.O23]);&quot;&quot;;IF([.M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23]=[.S23];[.N23]=[.T23];[.O23]=[.U23]);&quot;&quot;;IF([.S23]=&quot;&quot;;&quot;新規&quot;;&quot;変更あり&quot;))">
            <text:p/>
          </table:table-cell>
          <table:table-cell table:style-name="ce7" office:value-type="string" calcext:value-type="string">
            <text:p>Firefox 3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S23]=[.Y23];[.T23]=[.Z23];[.V23]=[.AA23];[.W23]=[.AB23]);&quot;&quot;;&quot;○&quot;)">
            <text:p/>
          </table:table-cell>
          <table:table-cell table:style-name="ce7" office:value-type="string" calcext:value-type="string">
            <text:p>Firefox 38で廃止</text:p>
          </table:table-cell>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AppMgr,</text:p>
            <text:p>#devtoolsMenuBroadcaster_devAppMg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3];[$'verify-targets-to-chapters'.$A$1:.$B$999];2;0);IF([.$A23]=&quot;&quot;;&quot;&quot;;&quot;省略&quot;))">
            <text:p/>
          </table:table-cell>
          <table:table-cell table:number-columns-repeated="988"/>
        </table:table-row>
        <table:table-row table:style-name="ro145">
          <table:table-cell table:style-name="ce7"/>
          <table:table-cell table:style-name="ce7" table:formula="of:=IF(AND([.$A24]&lt;&gt;&quot;&quot;;NOT(ISNUMBER(FIND(&quot;廃止&quot;;[.$C24]))));MAX([.$B$1:.$B23])+1;&quot;&quot;)">
            <text:p/>
          </table:table-cell>
          <table:table-cell table:style-name="ce97" office:value-type="string" calcext:value-type="string">
            <text:p>MenuShortcut-20</text:p>
          </table:table-cell>
          <table:table-cell table:style-name="ce97" office:value-type="string" calcext:value-type="string">
            <text:p>ツール＞ウェブ開発＞WebIDE</text:p>
          </table:table-cell>
          <table:table-cell table:style-name="ce97" office:value-type="string" calcext:value-type="string">
            <text:p>webide</text:p>
          </table:table-cell>
          <table:table-cell table:style-name="ce97" office:value-type="string" calcext:value-type="string">
            <text:p>Shift-F8</text:p>
          </table:table-cell>
          <table:table-cell table:style-name="ce97" office:value-type="string" calcext:value-type="string">
            <text:p>#key_webide,</text:p>
            <text:p><text:span text:style-name="T3">#menu_webide,</text:span></text:p>
            <text:p><text:span text:style-name="T3">[key='key_webi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4]=[.M24];[.G24]=[.N24];[.I24]=[.O24]);&quot;&quot;;IF([.M24]=&quot;&quot;;&quot;新規&quot;;&quot;変更あり&quot;))">
            <text:p/>
          </table:table-cell>
          <table:table-cell table:style-name="ce7" office:value-type="string" calcext:value-type="string">
            <text:p>Shift-F8</text:p>
          </table:table-cell>
          <table:table-cell table:style-name="ce7" office:value-type="string" calcext:value-type="string">
            <text:p>#key_webide,</text:p>
            <text:p><text:span text:style-name="T3">#menu_webide,</text:span></text:p>
            <text:p><text:span text:style-name="T3">[key='key_webid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4]=[.S24];[.N24]=[.T24];[.O24]=[.U24]);&quot;&quot;;IF([.S24]=&quot;&quot;;&quot;新規&quot;;&quot;変更あり&quot;))" office:value-type="string" office:string-value="変更あり" calcext:value-type="string">
            <text:p>変更あり</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4]=[.Y24];[.T24]=[.Z24];[.V24]=[.AA24];[.W24]=[.AB24]);&quot;&quot;;&quot;○&quot;)">
            <text:p/>
          </table:table-cell>
          <table:table-cell table:style-name="ce7" office:value-type="string" calcext:value-type="string">
            <text:p>Shift-F8</text:p>
          </table:table-cell>
          <table:table-cell table:style-name="ce7" office:value-type="string" calcext:value-type="string">
            <text:p>#menu_webide,</text:p>
            <text:p>#devtoolsMenuBroadcaster_webide,</text:p>
            <text:p>#key_webid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4];[$'verify-targets-to-chapters'.$A$1:.$B$999];2;0);IF([.$A24]=&quot;&quot;;&quot;&quot;;&quot;省略&quot;))">
            <text:p/>
          </table:table-cell>
          <table:table-cell table:number-columns-repeated="988"/>
        </table:table-row>
        <table:table-row table:style-name="ro7">
          <table:table-cell table:style-name="ce7"/>
          <table:table-cell table:style-name="ce7" table:formula="of:=IF(AND([.$A25]&lt;&gt;&quot;&quot;;NOT(ISNUMBER(FIND(&quot;廃止&quot;;[.$C25]))));MAX([.$B$1:.$B24])+1;&quot;&quot;)">
            <text:p/>
          </table:table-cell>
          <table:table-cell table:style-name="ce97" office:value-type="string" calcext:value-type="string">
            <text:p>MenuShortcut-21</text:p>
          </table:table-cell>
          <table:table-cell table:style-name="ce97" office:value-type="string" calcext:value-type="string">
            <text:p>ツール＞ウェブ開発＞ブラウザツールボックス</text:p>
          </table:table-cell>
          <table:table-cell table:style-name="ce97" office:value-type="string" calcext:value-type="string">
            <text:p>browserToolbox</text:p>
          </table:table-cell>
          <table:table-cell table:style-name="ce97" office:value-type="string" calcext:value-type="string">
            <text:p>Ctrl-Shift-Alt-I</text:p>
          </table:table-cell>
          <table:table-cell table:style-name="ce97" office:value-type="string" calcext:value-type="string">
            <text:p>#key_browserToolbox,</text:p>
            <text:p><text:span text:style-name="T3">#menu_browserToolbox,</text:span></text:p>
            <text:p><text:span text:style-name="T3">[key='key_browserToolbox']</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5]=[.M25];[.G25]=[.N25];[.I25]=[.O25]);&quot;&quot;;IF([.M25]=&quot;&quot;;&quot;新規&quot;;&quot;変更あり&quot;))">
            <text:p/>
          </table:table-cell>
          <table:table-cell table:style-name="ce7" office:value-type="string" calcext:value-type="string">
            <text:p>Ctrl-Shift-Alt-I</text:p>
          </table:table-cell>
          <table:table-cell table:style-name="ce7" office:value-type="string" calcext:value-type="string">
            <text:p>#key_browserToolbox,</text:p>
            <text:p><text:span text:style-name="T3">#menu_browserToolbox,</text:span></text:p>
            <text:p><text:span text:style-name="T3">[key='key_browserToolbox']</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5]=[.S25];[.N25]=[.T25];[.O25]=[.U25]);&quot;&quot;;IF([.S25]=&quot;&quot;;&quot;新規&quot;;&quot;変更あり&quot;))" office:value-type="string" office:string-value="変更あり" calcext:value-type="string">
            <text:p>変更あり</text:p>
          </table:table-cell>
          <table:table-cell table:style-name="ce7" office:value-type="string" calcext:value-type="string">
            <text:p>Ctrl-Shift-Alt-I</text:p>
          </table:table-cell>
          <table:table-cell table:style-name="ce7" office:value-type="string" calcext:value-type="string">
            <text:p>#menu_browserToolbox,</text:p>
            <text:p>#devtoolsMenuBroadcaster_BrowserToolbox,</text:p>
            <text:p>#key_browserToolbox</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5]=[.Y25];[.T25]=[.Z25];[.V25]=[.AA25];[.W25]=[.AB2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browserToolbox,</text:p>
            <text:p>#devtoolsMenuBroadcaster_browserToolbox</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5];[$'verify-targets-to-chapters'.$A$1:.$B$999];2;0);IF([.$A25]=&quot;&quot;;&quot;&quot;;&quot;省略&quot;))">
            <text:p/>
          </table:table-cell>
          <table:table-cell table:number-columns-repeated="988"/>
        </table:table-row>
        <table:table-row table:style-name="ro134">
          <table:table-cell table:style-name="ce7"/>
          <table:table-cell table:style-name="ce7" table:formula="of:=IF(AND([.$A26]&lt;&gt;&quot;&quot;;NOT(ISNUMBER(FIND(&quot;廃止&quot;;[.$C26]))));MAX([.$B$1:.$B25])+1;&quot;&quot;)">
            <text:p/>
          </table:table-cell>
          <table:table-cell table:style-name="ce97" office:value-type="string" calcext:value-type="string">
            <text:p>MenuShortcut-22</text:p>
          </table:table-cell>
          <table:table-cell table:style-name="ce97" office:value-type="string" calcext:value-type="string">
            <text:p>ツール＞ウェブ開発＞ブラウザコンソール</text:p>
          </table:table-cell>
          <table:table-cell table:style-name="ce97" office:value-type="string" calcext:value-type="string">
            <text:p>browserConsole</text:p>
          </table:table-cell>
          <table:table-cell table:style-name="ce97" office:value-type="string" calcext:value-type="string">
            <text:p>Ctrl-Shift-J</text:p>
          </table:table-cell>
          <table:table-cell table:style-name="ce101" office:value-type="string" calcext:value-type="string">
            <text:p><text:span text:style-name="T1">#key_browserConsole,</text:span></text:p>
            <text:p><text:span text:style-name="T1">#menu_browserConsole,</text:span></text:p>
            <text:p><text:span text:style-name="T1">[key='key_browserConsole']</text:span></text:p>
          </table:table-cell>
          <table:table-cell table:style-name="ce101"/>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6]=[.M26];[.G26]=[.N26];[.I26]=[.O26]);&quot;&quot;;IF([.M26]=&quot;&quot;;&quot;新規&quot;;&quot;変更あり&quot;))">
            <text:p/>
          </table:table-cell>
          <table:table-cell table:style-name="ce7" office:value-type="string" calcext:value-type="string">
            <text:p>Ctrl-Shift-J</text:p>
          </table:table-cell>
          <table:table-cell table:style-name="ce59" office:value-type="string" calcext:value-type="string">
            <text:p><text:span text:style-name="T1">#key_browserConsole,</text:span></text:p>
            <text:p><text:span text:style-name="T1">#menu_browserConsole,</text:span></text:p>
            <text:p><text:span text:style-name="T1">[key='key_browserConsole']</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6]=[.S26];[.N26]=[.T26];[.O26]=[.U26]);&quot;&quot;;IF([.S26]=&quot;&quot;;&quot;新規&quot;;&quot;変更あり&quot;))" office:value-type="string" office:string-value="変更あり" calcext:value-type="string">
            <text:p>変更あり</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6]=[.Y26];[.T26]=[.Z26];[.V26]=[.AA26];[.W26]=[.AB26]);&quot;&quot;;&quot;○&quot;)" office:value-type="string" office:string-value="○" calcext:value-type="string">
            <text:p>○</text:p>
          </table:table-cell>
          <table:table-cell table:style-name="ce7" office:value-type="string" calcext:value-type="string">
            <text:p>Ctrl-Shift-J</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menu_browserConsole,</text:p>
            <text:p>#devtoolsMenuBroadcaster_browserConsole,</text:p>
            <text:p>#key_browse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browserConsole</text:p>
          </table:table-cell>
          <table:table-cell table:style-name="ce106" office:value-type="string" calcext:value-type="string">
            <text:p>false</text:p>
          </table:table-cell>
          <table:table-cell table:style-name="ce232" table:formula="of:=IFERROR(VLOOKUP([.$O26];[$'verify-targets-to-chapters'.$A$1:.$B$999];2;0);IF([.$A26]=&quot;&quot;;&quot;&quot;;&quot;省略&quot;))">
            <text:p/>
          </table:table-cell>
          <table:table-cell table:number-columns-repeated="988"/>
        </table:table-row>
        <table:table-row table:style-name="ro134">
          <table:table-cell table:style-name="ce7"/>
          <table:table-cell table:style-name="ce7" table:formula="of:=IF(AND([.$A27]&lt;&gt;&quot;&quot;;NOT(ISNUMBER(FIND(&quot;廃止&quot;;[.$C27]))));MAX([.$B$1:.$B26])+1;&quot;&quot;)">
            <text:p/>
          </table:table-cell>
          <table:table-cell table:style-name="ce97" office:value-type="string" calcext:value-type="string">
            <text:p>MenuShortcut-23</text:p>
          </table:table-cell>
          <table:table-cell table:style-name="ce97" office:value-type="string" calcext:value-type="string">
            <text:p>ツール＞ウェブ開発＞レスポンシブデザインビュー</text:p>
          </table:table-cell>
          <table:table-cell table:style-name="ce97" office:value-type="string" calcext:value-type="string">
            <text:p>resposiveUI</text:p>
          </table:table-cell>
          <table:table-cell table:style-name="ce97" office:value-type="string" calcext:value-type="string">
            <text:p>Ctrl-Shift-M</text:p>
          </table:table-cell>
          <table:table-cell table:style-name="ce97" office:value-type="string" calcext:value-type="string">
            <text:p><text:span text:style-name="T1">#key_responsiveDesignMode,</text:span></text:p>
            <text:p><text:span text:style-name="T3">#menu_responsiveUI,</text:span></text:p>
            <text:p><text:span text:style-name="T3">[key='key_responsiveDesignMode']</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7]=[.M27];[.G27]=[.N27];[.I27]=[.O27]);&quot;&quot;;IF([.M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text:span text:style-name="T1">#key_responsiveUI,</text:span></text:p>
            <text:p><text:span text:style-name="T3">#menu_responsiveUI,</text:span></text:p>
            <text:p><text:span text:style-name="T3">[key='key_responsiveUI']</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7]=[.S27];[.N27]=[.T27];[.O27]=[.U27]);&quot;&quot;;IF([.S27]=&quot;&quot;;&quot;新規&quot;;&quot;変更あり&quot;))" office:value-type="string" office:string-value="変更あり" calcext:value-type="string">
            <text:p>変更あり</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7]=[.Y27];[.T27]=[.Z27];[.V27]=[.AA27];[.W27]=[.AB27]);&quot;&quot;;&quot;○&quot;)" office:value-type="string" office:string-value="○" calcext:value-type="string">
            <text:p>○</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M</text:p>
          </table:table-cell>
          <table:table-cell table:style-name="ce7" office:value-type="string" calcext:value-type="string">
            <text:p>#menu_responsiveUI,</text:p>
            <text:p>#devtoolsMenuBroadcaster_responsiveUI,</text:p>
            <text:p>#key_responsiveUI</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7];[$'verify-targets-to-chapters'.$A$1:.$B$999];2;0);IF([.$A27]=&quot;&quot;;&quot;&quot;;&quot;省略&quot;))">
            <text:p/>
          </table:table-cell>
          <table:table-cell table:number-columns-repeated="988"/>
        </table:table-row>
        <table:table-row table:style-name="ro162">
          <table:table-cell table:style-name="ce7"/>
          <table:table-cell table:style-name="ce7" table:formula="of:=IF(AND([.$A28]&lt;&gt;&quot;&quot;;NOT(ISNUMBER(FIND(&quot;廃止&quot;;[.$C28]))));MAX([.$B$1:.$B27])+1;&quot;&quot;)">
            <text:p/>
          </table:table-cell>
          <table:table-cell table:style-name="ce97" office:value-type="string" calcext:value-type="string">
            <text:p>MenuShortcut-24</text:p>
          </table:table-cell>
          <table:table-cell table:style-name="ce97" office:value-type="string" calcext:value-type="string">
            <text:p>ツール＞ウェブ開発＞スポイト</text:p>
          </table:table-cell>
          <table:table-cell table:style-name="ce97" office:value-type="string" calcext:value-type="string">
            <text:p>eyedropper</text:p>
          </table:table-cell>
          <table:table-cell table:style-name="ce97" office:value-type="string" calcext:value-type="string">
            <text:p>-</text:p>
          </table:table-cell>
          <table:table-cell table:style-name="ce9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28]=[.M28];[.G28]=[.N28];[.I28]=[.O28]);&quot;&quot;;IF([.M28]=&quot;&quot;;&quot;新規&quot;;&quot;変更あり&quot;))">
            <text:p/>
          </table:table-cell>
          <table:table-cell table:style-name="ce7" office:value-type="string" calcext:value-type="string">
            <text:p>-</text:p>
          </table:table-cell>
          <table:table-cell table:style-name="ce7" office:value-type="string" calcext:value-type="string">
            <text:p><text:span text:style-name="T1">#menu_eyedropper,</text:span></text:p>
            <text:p><text:span text:style-name="T3">.subviewbutton[label='スポイト'],</text:span></text:p>
            <text:p><text:span text:style-name="T3">.subviewbutton[label='Eyedropper']</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28]=[.S28];[.N28]=[.T28];[.O28]=[.U28]);&quot;&quot;;IF([.S2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28]=[.Y28];[.T28]=[.Z28];[.V28]=[.AA28];[.W28]=[.AB2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eyedropper,</text:p>
            <text:p>#devtoolsMenuBroadcaster_eyedropper</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28];[$'verify-targets-to-chapters'.$A$1:.$B$999];2;0);IF([.$A28]=&quot;&quot;;&quot;&quot;;&quot;省略&quot;))">
            <text:p/>
          </table:table-cell>
          <table:table-cell table:number-columns-repeated="988"/>
        </table:table-row>
        <table:table-row table:style-name="ro145">
          <table:table-cell table:style-name="ce7"/>
          <table:table-cell table:style-name="ce7" table:formula="of:=IF(AND([.$A29]&lt;&gt;&quot;&quot;;NOT(ISNUMBER(FIND(&quot;廃止&quot;;[.$C29]))));MAX([.$B$1:.$B28])+1;&quot;&quot;)">
            <text:p/>
          </table:table-cell>
          <table:table-cell table:style-name="ce97" office:value-type="string" calcext:value-type="string">
            <text:p>MenuShortcut-25</text:p>
          </table:table-cell>
          <table:table-cell table:style-name="ce97" office:value-type="string" calcext:value-type="string">
            <text:p>ツール＞ウェブ開発＞スクラッチパッド</text:p>
          </table:table-cell>
          <table:table-cell table:style-name="ce97" office:value-type="string" calcext:value-type="string">
            <text:p>scratchpad</text:p>
          </table:table-cell>
          <table:table-cell table:style-name="ce97" office:value-type="string" calcext:value-type="string">
            <text:p>Shift-F4</text:p>
          </table:table-cell>
          <table:table-cell table:style-name="ce101" office:value-type="string" calcext:value-type="string">
            <text:p><text:span text:style-name="T1">#key_scratchpad,</text:span></text:p>
            <text:p><text:span text:style-name="T1">#menu_scratchpad,</text:span></text:p>
            <text:p><text:span text:style-name="T1">[key='key_scratchpad']</text:span></text:p>
          </table:table-cell>
          <table:table-cell table:style-name="ce101"/>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29]=[.M29];[.G29]=[.N29];[.I29]=[.O29]);&quot;&quot;;IF([.M29]=&quot;&quot;;&quot;新規&quot;;&quot;変更あり&quot;))">
            <text:p/>
          </table:table-cell>
          <table:table-cell table:style-name="ce7" office:value-type="string" calcext:value-type="string">
            <text:p>Shift-F4</text:p>
          </table:table-cell>
          <table:table-cell table:style-name="ce59" office:value-type="string" calcext:value-type="string">
            <text:p><text:span text:style-name="T1">#key_scratchpad,</text:span></text:p>
            <text:p><text:span text:style-name="T1">#menu_scratchpad,</text:span></text:p>
            <text:p><text:span text:style-name="T1">[key='key_scratchpad']</text:span></text:p>
          </table:table-cell>
          <table:table-cell table:style-name="ce7" office:value-type="string" calcext:value-type="string">
            <text:p>killedItemsWithDelay</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29]=[.S29];[.N29]=[.T29];[.O29]=[.U29]);&quot;&quot;;IF([.S29]=&quot;&quot;;&quot;新規&quot;;&quot;変更あり&quot;))" office:value-type="string" office:string-value="変更あり" calcext:value-type="string">
            <text:p>変更あり</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29]=[.Y29];[.T29]=[.Z29];[.V29]=[.AA29];[.W29]=[.AB29]);&quot;&quot;;&quot;○&quot;)" office:value-type="string" office:string-value="○" calcext:value-type="string">
            <text:p>○</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Shift+F4</text:p>
          </table:table-cell>
          <table:table-cell table:style-name="ce7" office:value-type="string" calcext:value-type="string">
            <text:p>#key_scratchpad,</text:p>
            <text:p>#Tools\:Scratchpad</text:p>
          </table:table-cell>
          <table:table-cell table:style-name="ce106" office:value-type="string" calcext:value-type="string">
            <text:p>false</text:p>
          </table:table-cell>
          <table:table-cell table:style-name="ce232" table:formula="of:=IFERROR(VLOOKUP([.$O29];[$'verify-targets-to-chapters'.$A$1:.$B$999];2;0);IF([.$A29]=&quot;&quot;;&quot;&quot;;&quot;省略&quot;))">
            <text:p/>
          </table:table-cell>
          <table:table-cell table:number-columns-repeated="988"/>
        </table:table-row>
        <table:table-row table:style-name="ro103">
          <table:table-cell table:style-name="ce7"/>
          <table:table-cell table:style-name="ce7" table:formula="of:=IF(AND([.$A30]&lt;&gt;&quot;&quot;;NOT(ISNUMBER(FIND(&quot;廃止&quot;;[.$C30]))));MAX([.$B$1:.$B29])+1;&quot;&quot;)">
            <text:p/>
          </table:table-cell>
          <table:table-cell table:style-name="ce97" office:value-type="string" calcext:value-type="string">
            <text:p>MenuShortcut-26</text:p>
          </table:table-cell>
          <table:table-cell table:style-name="ce97" office:value-type="string" calcext:value-type="string">
            <text:p>ツール＞ウェブ開発＞ページのソース</text:p>
          </table:table-cell>
          <table:table-cell table:style-name="ce97" office:value-type="string" calcext:value-type="string">
            <text:p>viewSource</text:p>
          </table:table-cell>
          <table:table-cell table:style-name="ce97" office:value-type="string" calcext:value-type="string">
            <text:p>Ctrl-U</text:p>
          </table:table-cell>
          <table:table-cell table:style-name="ce97" office:value-type="string" calcext:value-type="string">
            <text:p>#key_viewSource,</text:p>
            <text:p><text:span text:style-name="T3">[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0]=[.M30];[.G30]=[.N30];[.I30]=[.O30]);&quot;&quot;;IF([.M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text:span text:style-name="T3">[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0]=[.S30];[.N30]=[.T30];[.O30]=[.U30]);&quot;&quot;;IF([.S30]=&quot;&quot;;&quot;新規&quot;;&quot;変更あり&quot;))" office:value-type="string" office:string-value="変更あり" calcext:value-type="string">
            <text:p>変更あり</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0]=[.Y30];[.T30]=[.Z30];[.V30]=[.AA30];[.W30]=[.AB30]);&quot;&quot;;&quot;○&quot;)">
            <text:p/>
          </table:table-cell>
          <table:table-cell table:style-name="ce7" office:value-type="string" calcext:value-type="string">
            <text:p>Ctrl-U</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変更無し</text:p>
          </table:table-cell>
          <table:table-cell table:style-name="ce7"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U</text:p>
          </table:table-cell>
          <table:table-cell table:style-name="ce7" office:value-type="string" calcext:value-type="string">
            <text:p>#key_viewSource,</text:p>
            <text:p>#View\:\:PageSource</text:p>
          </table:table-cell>
          <table:table-cell table:style-name="ce106" office:value-type="string" calcext:value-type="string">
            <text:p>false</text:p>
          </table:table-cell>
          <table:table-cell table:style-name="ce232" table:formula="of:=IFERROR(VLOOKUP([.$O30];[$'verify-targets-to-chapters'.$A$1:.$B$999];2;0);IF([.$A30]=&quot;&quot;;&quot;&quot;;&quot;省略&quot;))">
            <text:p/>
          </table:table-cell>
          <table:table-cell table:number-columns-repeated="988"/>
        </table:table-row>
        <table:table-row table:style-name="ro7">
          <table:table-cell table:style-name="ce7"/>
          <table:table-cell table:style-name="ce7" table:formula="of:=IF(AND([.$A31]&lt;&gt;&quot;&quot;;NOT(ISNUMBER(FIND(&quot;廃止&quot;;[.$C31]))));MAX([.$B$1:.$B30])+1;&quot;&quot;)">
            <text:p/>
          </table:table-cell>
          <table:table-cell table:style-name="ce97" office:value-type="string" calcext:value-type="string">
            <text:p>MenuShortcut-27（廃止）</text:p>
          </table:table-cell>
          <table:table-cell table:style-name="ce97" office:value-type="string" calcext:value-type="string">
            <text:p>ツール＞ウェブ開発＞エラーコンソール</text:p>
          </table:table-cell>
          <table:table-cell table:style-name="ce97" office:value-type="string" calcext:value-type="string">
            <text:p>errorConsole</text:p>
          </table:table-cell>
          <table:table-cell table:style-name="ce97" office:value-type="string" calcext:value-type="string">
            <text:p>Firefox 48で廃止</text:p>
          </table:table-cell>
          <table:table-cell table:style-name="ce97" table:number-columns-repeated="2"/>
          <table:table-cell table:style-name="ce7"/>
          <table:table-cell table:style-name="ce106" office:value-type="string" calcext:value-type="string">
            <text:p>true</text:p>
          </table:table-cell>
          <table:table-cell table:style-name="ce7" office:value-type="string" calcext:value-type="string">
            <text:p>yes</text:p>
          </table:table-cell>
          <table:table-cell table:style-name="ce7" table:formula="of:=IF(AND([.F31]=[.M31];[.G31]=[.N31];[.I31]=[.O31]);&quot;&quot;;IF([.M31]=&quot;&quot;;&quot;新規&quot;;&quot;変更あり&quot;))">
            <text:p/>
          </table:table-cell>
          <table:table-cell table:style-name="ce7" office:value-type="string" calcext:value-type="string">
            <text:p>Firefox 48で廃止</text:p>
          </table:table-cell>
          <table:table-cell table:style-name="ce7" table:number-columns-repeated="2"/>
          <table:table-cell table:style-name="ce106" office:value-type="string" calcext:value-type="string">
            <text:p>true</text:p>
          </table:table-cell>
          <table:table-cell table:style-name="ce7" office:value-type="string" calcext:value-type="string">
            <text:p>yes</text:p>
          </table:table-cell>
          <table:table-cell table:style-name="ce7" table:formula="of:=IF(AND([.M31]=[.S31];[.N31]=[.T31];[.O31]=[.U31]);&quot;&quot;;IF([.S3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1]=[.Y31];[.T31]=[.Z31];[.V31]=[.AA31];[.W31]=[.AB31]);&quot;&quot;;&quot;○&quot;)">
            <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javascriptConsole,</text:p>
            <text:p>#devtoolsMenuBroadcaster_ErrorConsole,</text:p>
            <text:p>#Tools\:ErrorConsole</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Ctrl-Shift-J</text:p>
          </table:table-cell>
          <table:table-cell table:style-name="ce7" office:value-type="string" calcext:value-type="string">
            <text:p>#key_errorConsole,</text:p>
            <text:p>#menu_ToolsPopup [id^='javaconsole']"</text:p>
          </table:table-cell>
          <table:table-cell table:style-name="ce106" office:value-type="string" calcext:value-type="string">
            <text:p>false</text:p>
          </table:table-cell>
          <table:table-cell table:style-name="ce232" table:formula="of:=IFERROR(VLOOKUP([.$O31];[$'verify-targets-to-chapters'.$A$1:.$B$999];2;0);IF([.$A31]=&quot;&quot;;&quot;&quot;;&quot;省略&quot;))">
            <text:p/>
          </table:table-cell>
          <table:table-cell table:number-columns-repeated="988"/>
        </table:table-row>
        <table:table-row table:style-name="ro162">
          <table:table-cell table:style-name="ce7"/>
          <table:table-cell table:style-name="ce7" table:formula="of:=IF(AND([.$A32]&lt;&gt;&quot;&quot;;NOT(ISNUMBER(FIND(&quot;廃止&quot;;[.$C32]))));MAX([.$B$1:.$B31])+1;&quot;&quot;)">
            <text:p/>
          </table:table-cell>
          <table:table-cell table:style-name="ce97" office:value-type="string" calcext:value-type="string">
            <text:p>MenuShortcut-28</text:p>
          </table:table-cell>
          <table:table-cell table:style-name="ce97" office:value-type="string" calcext:value-type="string">
            <text:p>ツール＞ウェブ開発＞接続...</text:p>
          </table:table-cell>
          <table:table-cell table:style-name="ce97" office:value-type="string" calcext:value-type="string">
            <text:p>devtools_connect</text:p>
          </table:table-cell>
          <table:table-cell table:style-name="ce97" office:value-type="string" calcext:value-type="string">
            <text:p>-</text:p>
          </table:table-cell>
          <table:table-cell table:style-name="ce97" office:value-type="string" calcext:value-type="string">
            <text:p>#menu_devtools_connect,</text:p>
            <text:p><text:span text:style-name="T3">.subviewbutton[label='接続...'],</text:span></text:p>
            <text:p><text:span text:style-name="T3">.subviewbutton[label='Connect…']</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2]=[.M32];[.G32]=[.N32];[.I32]=[.O32]);&quot;&quot;;IF([.M32]=&quot;&quot;;&quot;新規&quot;;&quot;変更あり&quot;))">
            <text:p/>
          </table:table-cell>
          <table:table-cell table:style-name="ce7" office:value-type="string" calcext:value-type="string">
            <text:p>-</text:p>
          </table:table-cell>
          <table:table-cell table:style-name="ce7" office:value-type="string" calcext:value-type="string">
            <text:p>#menu_devtools_connect,</text:p>
            <text:p><text:span text:style-name="T3">.subviewbutton[label='接続...'],</text:span></text:p>
            <text:p><text:span text:style-name="T3">.subviewbutton[label='Connect…']</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2]=[.S32];[.N32]=[.T32];[.O32]=[.U32]);&quot;&quot;;IF([.S3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2]=[.Y32];[.T32]=[.Z32];[.V32]=[.AA32];[.W32]=[.AB32]);&quot;&quot;;&quot;○&quot;)">
            <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menu_devtools_connect,</text:p>
            <text:p>#devtoolsMenuBroadcaster_connect</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32];[$'verify-targets-to-chapters'.$A$1:.$B$999];2;0);IF([.$A32]=&quot;&quot;;&quot;&quot;;&quot;省略&quot;))">
            <text:p/>
          </table:table-cell>
          <table:table-cell table:number-columns-repeated="988"/>
        </table:table-row>
        <table:table-row table:style-name="ro162">
          <table:table-cell table:style-name="ce7"/>
          <table:table-cell table:style-name="ce7" table:formula="of:=IF(AND([.$A33]&lt;&gt;&quot;&quot;;NOT(ISNUMBER(FIND(&quot;廃止&quot;;[.$C33]))));MAX([.$B$1:.$B32])+1;&quot;&quot;)">
            <text:p/>
          </table:table-cell>
          <table:table-cell table:style-name="ce97" office:value-type="string" calcext:value-type="string">
            <text:p>MenuShortcut-29</text:p>
          </table:table-cell>
          <table:table-cell table:style-name="ce97" office:value-type="string" calcext:value-type="string">
            <text:p>ツール＞ウェブ開発＞その他のツールを入手</text:p>
          </table:table-cell>
          <table:table-cell table:style-name="ce97" office:value-type="string" calcext:value-type="string">
            <text:p>getMoreDevtools</text:p>
          </table:table-cell>
          <table:table-cell table:style-name="ce97" office:value-type="string" calcext:value-type="string">
            <text:p>-</text:p>
          </table:table-cell>
          <table:table-cell table:style-name="ce9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97"/>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F33]=[.M33];[.G33]=[.N33];[.I33]=[.O33]);&quot;&quot;;IF([.M33]=&quot;&quot;;&quot;新規&quot;;&quot;変更あり&quot;))">
            <text:p/>
          </table:table-cell>
          <table:table-cell table:style-name="ce7" office:value-type="string" calcext:value-type="string">
            <text:p>-</text:p>
          </table:table-cell>
          <table:table-cell table:style-name="ce7" office:value-type="string" calcext:value-type="string">
            <text:p>#getMoreDevtools,</text:p>
            <text:p><text:span text:style-name="T3">.subviewbutton[label='その他のツールを入手'],</text:span></text:p>
            <text:p><text:span text:style-name="T3">.subviewbutton[label='Get More Tools']</text:span></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M33]=[.S33];[.N33]=[.T33];[.O33]=[.U33]);&quot;&quot;;IF([.S3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7" office:value-type="string" calcext:value-type="string">
            <text:p>killedItemsWithDelay</text:p>
          </table:table-cell>
          <table:table-cell table:style-name="ce106" office:value-type="string" calcext:value-type="string">
            <text:p>true</text:p>
          </table:table-cell>
          <table:table-cell table:style-name="ce7" office:value-type="string" calcext:value-type="string">
            <text:p>yes</text:p>
          </table:table-cell>
          <table:table-cell table:style-name="ce7" table:formula="of:=IF(AND([.S33]=[.Y33];[.T33]=[.Z33];[.V33]=[.AA33];[.W33]=[.AB33]);&quot;&quot;;&quot;○&quot;)">
            <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getMoreDevtools,</text:p>
            <text:p>#devtoolsMenuBroadcaster_GetMoreTools</text:p>
          </table:table-cell>
          <table:table-cell table:style-name="ce106" office:value-type="string" calcext:value-type="string">
            <text:p>tru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33];[$'verify-targets-to-chapters'.$A$1:.$B$999];2;0);IF([.$A33]=&quot;&quot;;&quot;&quot;;&quot;省略&quot;))">
            <text:p/>
          </table:table-cell>
          <table:table-cell table:number-columns-repeated="988"/>
        </table:table-row>
        <table:table-row table:style-name="ro23">
          <table:table-cell table:style-name="ce7"/>
          <table:table-cell table:style-name="ce7" table:formula="of:=IF(AND([.$A34]&lt;&gt;&quot;&quot;;NOT(ISNUMBER(FIND(&quot;廃止&quot;;[.$C34]))));MAX([.$B$1:.$B33])+1;&quot;&quot;)">
            <text:p/>
          </table:table-cell>
          <table:table-cell table:style-name="ce97" office:value-type="string" calcext:value-type="string">
            <text:p>MenuShortcut-30</text:p>
          </table:table-cell>
          <table:table-cell table:style-name="ce97" office:value-type="string" calcext:value-type="string">
            <text:p>ヘルプ＞Firefoxヘルプ</text:p>
            <text:p>（旧バージョンでは「ヘルプ」）</text:p>
          </table:table-cell>
          <table:table-cell table:style-name="ce97" office:value-type="string" calcext:value-type="string">
            <text:p>openHelp</text:p>
          </table:table-cell>
          <table:table-cell table:style-name="ce97" office:value-type="string" calcext:value-type="string">
            <text:p>-</text:p>
          </table:table-cell>
          <table:table-cell table:style-name="ce97" office:value-type="string" calcext:value-type="string">
            <text:p>#menu_openHelp,</text:p>
            <text:p>#key_openHelpMac,</text:p>
            <text:p>.subviewbutton[oncommand^='openHelp'][oncommand*='firefox-help']</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4]=[.M34];[.G34]=[.N34];[.I34]=[.O34]);&quot;&quot;;IF([.M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4]=[.S34];[.N34]=[.T34];[.O34]=[.U34]);&quot;&quot;;IF([.S34]=&quot;&quot;;&quot;新規&quot;;&quot;変更あり&quot;))">
            <text:p/>
          </table:table-cell>
          <table:table-cell table:style-name="ce7" office:value-type="string" calcext:value-type="string">
            <text:p>-</text:p>
          </table:table-cell>
          <table:table-cell table:style-name="ce7" office:value-type="string" calcext:value-type="string">
            <text:p>#menu_openHelp,</text:p>
            <text:p>#key_openHelpMac,</text:p>
            <text:p>.subviewbutton[oncommand^='openHelp'][oncommand*='firefox-help']</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4]=[.Y34];[.T34]=[.Z34];[.V34]=[.AA34];[.W34]=[.AB34]);&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Help,</text:p>
            <text:p>.subviewbutton[oncommand^='openHelp']</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openHelp,</text:p>
            <text:p>#menu_openHelp</text:p>
          </table:table-cell>
          <table:table-cell table:style-name="ce106" office:value-type="string" calcext:value-type="string">
            <text:p>false</text:p>
          </table:table-cell>
          <table:table-cell table:style-name="ce232" table:formula="of:=IFERROR(VLOOKUP([.$O34];[$'verify-targets-to-chapters'.$A$1:.$B$999];2;0);IF([.$A34]=&quot;&quot;;&quot;&quot;;&quot;省略&quot;))">
            <text:p/>
          </table:table-cell>
          <table:table-cell table:number-columns-repeated="988"/>
        </table:table-row>
        <table:table-row table:style-name="ro7">
          <table:table-cell table:style-name="ce7"/>
          <table:table-cell table:style-name="ce7" table:formula="of:=IF(AND([.$A35]&lt;&gt;&quot;&quot;;NOT(ISNUMBER(FIND(&quot;廃止&quot;;[.$C35]))));MAX([.$B$1:.$B34])+1;&quot;&quot;)">
            <text:p/>
          </table:table-cell>
          <table:table-cell table:style-name="ce97" office:value-type="string" calcext:value-type="string">
            <text:p>MenuShortcut-31</text:p>
          </table:table-cell>
          <table:table-cell table:style-name="ce97" office:value-type="string" calcext:value-type="string">
            <text:p>ヘルプ＞Firefoxツアー</text:p>
          </table:table-cell>
          <table:table-cell table:style-name="ce97" office:value-type="string" calcext:value-type="string">
            <text:p>tour</text:p>
          </table:table-cell>
          <table:table-cell table:style-name="ce97" office:value-type="string" calcext:value-type="string">
            <text:p>-</text:p>
          </table:table-cell>
          <table:table-cell table:style-name="ce97" office:value-type="string" calcext:value-type="string">
            <text:p>#menu_openTour,</text:p>
            <text:p>.subviewbutton[oncommand^='openTour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5]=[.M35];[.G35]=[.N35];[.I35]=[.O35]);&quot;&quot;;IF([.M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5]=[.S35];[.N35]=[.T35];[.O35]=[.U35]);&quot;&quot;;IF([.S35]=&quot;&quot;;&quot;新規&quot;;&quot;変更あり&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5]=[.Y35];[.T35]=[.Z35];[.V35]=[.AA35];[.W35]=[.AB35]);&quot;&quot;;&quot;○&quot;)">
            <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openTour,</text:p>
            <text:p>.subviewbutton[oncommand^='openTourPage']</text:p>
          </table:table-cell>
          <table:table-cell table:style-name="ce106" office:value-type="string" calcext:value-type="string">
            <text:p>true</text:p>
          </table:table-cell>
          <table:table-cell table:style-name="ce7" office:value-type="string" calcext:value-type="string">
            <text:p>no</text:p>
          </table:table-cell>
          <table:table-cell table:number-columns-repeated="3" table:style-name="ce7" office:value-type="string" calcext:value-type="string">
            <text:p>-</text:p>
          </table:table-cell>
          <table:table-cell table:style-name="ce232" table:formula="of:=IFERROR(VLOOKUP([.$O35];[$'verify-targets-to-chapters'.$A$1:.$B$999];2;0);IF([.$A35]=&quot;&quot;;&quot;&quot;;&quot;省略&quot;))">
            <text:p/>
          </table:table-cell>
          <table:table-cell table:number-columns-repeated="988"/>
        </table:table-row>
        <table:table-row table:style-name="ro7">
          <table:table-cell table:style-name="ce7"/>
          <table:table-cell table:style-name="ce7" table:formula="of:=IF(AND([.$A36]&lt;&gt;&quot;&quot;;NOT(ISNUMBER(FIND(&quot;廃止&quot;;[.$C36]))));MAX([.$B$1:.$B35])+1;&quot;&quot;)">
            <text:p/>
          </table:table-cell>
          <table:table-cell table:style-name="ce97" office:value-type="string" calcext:value-type="string">
            <text:p>MenuShortcut-32</text:p>
          </table:table-cell>
          <table:table-cell table:style-name="ce97" office:value-type="string" calcext:value-type="string">
            <text:p>ヘルプ＞キーボードショートカット</text:p>
          </table:table-cell>
          <table:table-cell table:style-name="ce97" office:value-type="string" calcext:value-type="string">
            <text:p>keyboardShortcuts</text:p>
          </table:table-cell>
          <table:table-cell table:style-name="ce97" office:value-type="string" calcext:value-type="string">
            <text:p>-</text:p>
          </table:table-cell>
          <table:table-cell table:style-name="ce97" office:value-type="string" calcext:value-type="string">
            <text:p>#menu_keyboardShortcuts,</text:p>
            <text:p><text:span text:style-name="T11">.subviewbutton[oncommand^='openHelp'][oncommand*='keyboard-shortcuts']</text:span></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6]=[.M36];[.G36]=[.N36];[.I36]=[.O36]);&quot;&quot;;IF([.M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6]=[.S36];[.N36]=[.T36];[.O36]=[.U36]);&quot;&quot;;IF([.S36]=&quot;&quot;;&quot;新規&quot;;&quot;変更あり&quot;))">
            <text:p/>
          </table:table-cell>
          <table:table-cell table:style-name="ce7" office:value-type="string" calcext:value-type="string">
            <text:p>-</text:p>
          </table:table-cell>
          <table:table-cell table:style-name="ce7" office:value-type="string" calcext:value-type="string">
            <text:p>#menu_keyboardShortcuts,</text:p>
            <text:p><text:span text:style-name="T11">.subviewbutton[oncommand^='openHelp'][oncommand*='keyboard-shortcuts']</text:span></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6]=[.Y36];[.T36]=[.Z36];[.V36]=[.AA36];[.W36]=[.AB36]);&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menu_keyboardShortcuts,</text:p>
            <text:p>.subviewbutton[oncommand^='keyboardShortcuts']</text:p>
          </table:table-cell>
          <table:table-cell table:style-name="ce106" office:value-type="string" calcext:value-type="string">
            <text:p>true</text:p>
          </table:table-cell>
          <table:table-cell table:style-name="ce7" office:value-type="string" calcext:value-type="string">
            <text:p>no</text:p>
          </table:table-cell>
          <table:table-cell table:style-name="ce7" table:number-columns-repeated="7"/>
          <table:table-cell table:style-name="ce232" table:formula="of:=IFERROR(VLOOKUP([.$O36];[$'verify-targets-to-chapters'.$A$1:.$B$999];2;0);IF([.$A36]=&quot;&quot;;&quot;&quot;;&quot;省略&quot;))">
            <text:p/>
          </table:table-cell>
          <table:table-cell table:number-columns-repeated="988"/>
        </table:table-row>
        <table:table-row table:style-name="ro163">
          <table:table-cell table:style-name="ce7"/>
          <table:table-cell table:style-name="ce7" table:formula="of:=IF(AND([.$A37]&lt;&gt;&quot;&quot;;NOT(ISNUMBER(FIND(&quot;廃止&quot;;[.$C37]))));MAX([.$B$1:.$B36])+1;&quot;&quot;)">
            <text:p/>
          </table:table-cell>
          <table:table-cell table:style-name="ce98" office:value-type="string" calcext:value-type="string">
            <text:p>MenuShortcut-33</text:p>
          </table:table-cell>
          <table:table-cell table:style-name="ce98" office:value-type="string" calcext:value-type="string">
            <text:p>ヘルプ＞Firefoxヘルスレポート</text:p>
          </table:table-cell>
          <table:table-cell table:style-name="ce98" office:value-type="string" calcext:value-type="string">
            <text:p>healthReport</text:p>
          </table:table-cell>
          <table:table-cell table:style-name="ce98" office:value-type="string" calcext:value-type="string">
            <text:p>Firefox 59で廃止</text:p>
          </table:table-cell>
          <table:table-cell table:style-name="ce98" office:value-type="string" calcext:value-type="string">
            <text:p>#healthReport,</text:p>
            <text:p>.subviewbutton[oncommand^='openHealthReport']</text:p>
            <text:p/>
          </table:table-cell>
          <table:table-cell table:style-name="ce105" office:value-type="string" calcext:value-type="string">
            <text:p>代替はabout:telemetry</text:p>
          </table:table-cell>
          <table:table-cell table:style-name="ce10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7]=[.M37];[.G37]=[.N37];[.I37]=[.O37]);&quot;&quot;;IF([.M3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7]=[.S37];[.N37]=[.T37];[.O37]=[.U37]);&quot;&quot;;IF([.S37]=&quot;&quot;;&quot;新規&quot;;&quot;変更あり&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7]=[.Y37];[.T37]=[.Z37];[.V37]=[.AA37];[.W37]=[.AB37]);&quot;&quot;;&quot;○&quot;)">
            <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althReport,</text:p>
            <text:p>.subviewbutton[oncommand^='openHealthRepo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healthReport,</text:p>
            <text:p>#healthReport</text:p>
          </table:table-cell>
          <table:table-cell table:style-name="ce106" office:value-type="string" calcext:value-type="string">
            <text:p>false</text:p>
          </table:table-cell>
          <table:table-cell table:style-name="ce232" table:formula="of:=IFERROR(VLOOKUP([.$O37];[$'verify-targets-to-chapters'.$A$1:.$B$999];2;0);IF([.$A37]=&quot;&quot;;&quot;&quot;;&quot;省略&quot;))">
            <text:p/>
          </table:table-cell>
          <table:table-cell table:number-columns-repeated="988"/>
        </table:table-row>
        <table:table-row table:style-name="ro158">
          <table:table-cell table:style-name="ce7"/>
          <table:table-cell table:style-name="ce7" table:formula="of:=IF(AND([.$A38]&lt;&gt;&quot;&quot;;NOT(ISNUMBER(FIND(&quot;廃止&quot;;[.$C38]))));MAX([.$B$1:.$B37])+1;&quot;&quot;)">
            <text:p/>
          </table:table-cell>
          <table:table-cell table:style-name="ce97" office:value-type="string" calcext:value-type="string">
            <text:p>MenuShortcut-34（廃止）</text:p>
          </table:table-cell>
          <table:table-cell table:style-name="ce97" office:value-type="string" calcext:value-type="string">
            <text:p>ヘルプ＞使いこなそう</text:p>
          </table:table-cell>
          <table:table-cell table:style-name="ce97" office:value-type="string" calcext:value-type="string">
            <text:p>gettingStarted</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38]=[.M38];[.G38]=[.N38];[.I38]=[.O38]);&quot;&quot;;IF([.M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38]=[.S38];[.N38]=[.T38];[.O38]=[.U38]);&quot;&quot;;IF([.S38]=&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38]=[.Y38];[.T38]=[.Z38];[.V38]=[.AA38];[.W38]=[.AB38]);&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存在しない</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appmenu_gettingStarted</text:p>
          </table:table-cell>
          <table:table-cell table:style-name="ce106" office:value-type="string" calcext:value-type="string">
            <text:p>false</text:p>
          </table:table-cell>
          <table:table-cell table:style-name="ce232" table:formula="of:=IFERROR(VLOOKUP([.$O38];[$'verify-targets-to-chapters'.$A$1:.$B$999];2;0);IF([.$A38]=&quot;&quot;;&quot;&quot;;&quot;省略&quot;))">
            <text:p/>
          </table:table-cell>
          <table:table-cell table:number-columns-repeated="988"/>
        </table:table-row>
        <table:table-row table:style-name="ro23">
          <table:table-cell table:style-name="ce7"/>
          <table:table-cell table:style-name="ce7" table:formula="of:=IF(AND([.$A39]&lt;&gt;&quot;&quot;;NOT(ISNUMBER(FIND(&quot;廃止&quot;;[.$C39]))));MAX([.$B$1:.$B38])+1;&quot;&quot;)">
            <text:p/>
          </table:table-cell>
          <table:table-cell table:style-name="ce97" office:value-type="string" calcext:value-type="string">
            <text:p>MenuShortcut-35</text:p>
          </table:table-cell>
          <table:table-cell table:style-name="ce97" office:value-type="string" calcext:value-type="string">
            <text:p>ヘルプ＞トラブルシューティング情報</text:p>
          </table:table-cell>
          <table:table-cell table:style-name="ce97" office:value-type="string" calcext:value-type="string">
            <text:p>troubleshootingInfo</text:p>
          </table:table-cell>
          <table:table-cell table:style-name="ce97" office:value-type="string" calcext:value-type="string">
            <text:p>-</text:p>
          </table:table-cell>
          <table:table-cell table:style-name="ce97" office:value-type="string" calcext:value-type="string">
            <text:p>#troubleShooting,</text:p>
            <text:p>.subviewbutton[oncommand^='openTroubleshooting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39]=[.M39];[.G39]=[.N39];[.I39]=[.O39]);&quot;&quot;;IF([.M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39]=[.S39];[.N39]=[.T39];[.O39]=[.U39]);&quot;&quot;;IF([.S39]=&quot;&quot;;&quot;新規&quot;;&quot;変更あり&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39]=[.Y39];[.T39]=[.Z39];[.V39]=[.AA39];[.W39]=[.AB39]);&quot;&quot;;&quot;○&quot;)">
            <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troubleShooting,</text:p>
            <text:p>.subviewbutton[oncommand^='openTroubleshooting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troubleshootingInfo,</text:p>
            <text:p>#troubleShooting</text:p>
          </table:table-cell>
          <table:table-cell table:style-name="ce106" office:value-type="string" calcext:value-type="string">
            <text:p>false</text:p>
          </table:table-cell>
          <table:table-cell table:style-name="ce232" table:formula="of:=IFERROR(VLOOKUP([.$O39];[$'verify-targets-to-chapters'.$A$1:.$B$999];2;0);IF([.$A39]=&quot;&quot;;&quot;&quot;;&quot;省略&quot;))">
            <text:p/>
          </table:table-cell>
          <table:table-cell table:number-columns-repeated="988"/>
        </table:table-row>
        <table:table-row table:style-name="ro7">
          <table:table-cell table:style-name="ce7"/>
          <table:table-cell table:style-name="ce7" table:formula="of:=IF(AND([.$A40]&lt;&gt;&quot;&quot;;NOT(ISNUMBER(FIND(&quot;廃止&quot;;[.$C40]))));MAX([.$B$1:.$B39])+1;&quot;&quot;)">
            <text:p/>
          </table:table-cell>
          <table:table-cell table:style-name="ce97" office:value-type="string" calcext:value-type="string">
            <text:p>MenuShortcut-36</text:p>
          </table:table-cell>
          <table:table-cell table:style-name="ce97" office:value-type="string" calcext:value-type="string">
            <text:p>ヘルプ＞フィードバックを送信</text:p>
          </table:table-cell>
          <table:table-cell table:style-name="ce97" office:value-type="string" calcext:value-type="string">
            <text:p>feedbackPage</text:p>
          </table:table-cell>
          <table:table-cell table:style-name="ce97" office:value-type="string" calcext:value-type="string">
            <text:p>-</text:p>
          </table:table-cell>
          <table:table-cell table:style-name="ce97" office:value-type="string" calcext:value-type="string">
            <text:p>#feedbackPage,</text:p>
            <text:p>.subviewbutton[oncommand^='openFeedbackPage']</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0]=[.M40];[.G40]=[.N40];[.I40]=[.O40]);&quot;&quot;;IF([.M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0]=[.S40];[.N40]=[.T40];[.O40]=[.U40]);&quot;&quot;;IF([.S40]=&quot;&quot;;&quot;新規&quot;;&quot;変更あり&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0]=[.Y40];[.T40]=[.Z40];[.V40]=[.AA40];[.W40]=[.AB40]);&quot;&quot;;&quot;○&quot;)">
            <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feedbackPage,</text:p>
            <text:p>.subviewbutton[oncommand^='openFeedbackPage']</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appmenu_feedbackPage,</text:p>
            <text:p>#appmenu_feedbackPage + menuseparator,</text:p>
            <text:p>#feedbackPage</text:p>
          </table:table-cell>
          <table:table-cell table:style-name="ce106" office:value-type="string" calcext:value-type="string">
            <text:p>false</text:p>
          </table:table-cell>
          <table:table-cell table:style-name="ce232" table:formula="of:=IFERROR(VLOOKUP([.$O40];[$'verify-targets-to-chapters'.$A$1:.$B$999];2;0);IF([.$A40]=&quot;&quot;;&quot;&quot;;&quot;省略&quot;))">
            <text:p/>
          </table:table-cell>
          <table:table-cell table:number-columns-repeated="988"/>
        </table:table-row>
        <table:table-row table:style-name="ro7">
          <table:table-cell table:style-name="ce7"/>
          <table:table-cell table:style-name="ce7" table:formula="of:=IF(AND([.$A41]&lt;&gt;&quot;&quot;;NOT(ISNUMBER(FIND(&quot;廃止&quot;;[.$C41]))));MAX([.$B$1:.$B40])+1;&quot;&quot;)">
            <text:p/>
          </table:table-cell>
          <table:table-cell table:style-name="ce97" office:value-type="string" calcext:value-type="string">
            <text:p>MenuShortcut-37</text:p>
          </table:table-cell>
          <table:table-cell table:style-name="ce97" office:value-type="string" calcext:value-type="string">
            <text:p>ヘルプ＞アドオンを無効にして再起動</text:p>
          </table:table-cell>
          <table:table-cell table:style-name="ce97" office:value-type="string" calcext:value-type="string">
            <text:p>helpSafeMode</text:p>
          </table:table-cell>
          <table:table-cell table:style-name="ce97" office:value-type="string" calcext:value-type="string">
            <text:p>-</text:p>
          </table:table-cell>
          <table:table-cell table:style-name="ce97" office:value-type="string" calcext:value-type="string">
            <text:p>#helpSafeMode,</text:p>
            <text:p>.subviewbutton[oncommand^='safeModeRestart']</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1]=[.M41];[.G41]=[.N41];[.I41]=[.O41]);&quot;&quot;;IF([.M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1]=[.S41];[.N41]=[.T41];[.O41]=[.U41]);&quot;&quot;;IF([.S41]=&quot;&quot;;&quot;新規&quot;;&quot;変更あり&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1]=[.Y41];[.T41]=[.Z41];[.V41]=[.AA41];[.W41]=[.AB41]);&quot;&quot;;&quot;○&quot;)">
            <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ext:p>.subviewbutton[oncommand^='safeModeRestart']</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helpSafeMode</text:p>
          </table:table-cell>
          <table:table-cell table:style-name="ce106" office:value-type="string" calcext:value-type="string">
            <text:p>false</text:p>
          </table:table-cell>
          <table:table-cell table:style-name="ce232" table:formula="of:=IFERROR(VLOOKUP([.$O41];[$'verify-targets-to-chapters'.$A$1:.$B$999];2;0);IF([.$A41]=&quot;&quot;;&quot;&quot;;&quot;省略&quot;))">
            <text:p/>
          </table:table-cell>
          <table:table-cell table:number-columns-repeated="988"/>
        </table:table-row>
        <table:table-row table:style-name="ro7">
          <table:table-cell table:style-name="ce7"/>
          <table:table-cell table:style-name="ce7" table:formula="of:=IF(AND([.$A42]&lt;&gt;&quot;&quot;;NOT(ISNUMBER(FIND(&quot;廃止&quot;;[.$C42]))));MAX([.$B$1:.$B41])+1;&quot;&quot;)">
            <text:p/>
          </table:table-cell>
          <table:table-cell table:style-name="ce97" office:value-type="string" calcext:value-type="string">
            <text:p>MenuShortcut-38</text:p>
          </table:table-cell>
          <table:table-cell table:style-name="ce97" office:value-type="string" calcext:value-type="string">
            <text:p>ヘルプ＞詐欺サイトを報告</text:p>
          </table:table-cell>
          <table:table-cell table:style-name="ce97" office:value-type="string" calcext:value-type="string">
            <text:p>reportPhishingtoolmenu</text:p>
          </table:table-cell>
          <table:table-cell table:style-name="ce97" office:value-type="string" calcext:value-type="string">
            <text:p>-</text:p>
          </table:table-cell>
          <table:table-cell table:style-name="ce97" office:value-type="string" calcext:value-type="string">
            <text:p>#menu_HelpPopup_reportPhishingtoolmenu,</text:p>
            <text:p>.subviewbutton[oncommand*='getReportURL'][oncommand*='Phish']</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2]=[.M42];[.G42]=[.N42];[.I42]=[.O42]);&quot;&quot;;IF([.M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2]=[.S42];[.N42]=[.T42];[.O42]=[.U42]);&quot;&quot;;IF([.S42]=&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2]=[.Y42];[.T42]=[.Z42];[.V42]=[.AA42];[.W42]=[.AB42]);&quot;&quot;;&quot;○&quot;)">
            <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ext:p>.subviewbutton[oncommand*='getReportURL'][oncommand*='Phish']</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toolmenu</text:p>
          </table:table-cell>
          <table:table-cell table:style-name="ce106" office:value-type="string" calcext:value-type="string">
            <text:p>false</text:p>
          </table:table-cell>
          <table:table-cell table:style-name="ce232" table:formula="of:=IFERROR(VLOOKUP([.$O42];[$'verify-targets-to-chapters'.$A$1:.$B$999];2;0);IF([.$A42]=&quot;&quot;;&quot;&quot;;&quot;省略&quot;))">
            <text:p/>
          </table:table-cell>
          <table:table-cell table:number-columns-repeated="988"/>
        </table:table-row>
        <table:table-row table:style-name="ro7">
          <table:table-cell table:style-name="ce7"/>
          <table:table-cell table:style-name="ce7" table:formula="of:=IF(AND([.$A43]&lt;&gt;&quot;&quot;;NOT(ISNUMBER(FIND(&quot;廃止&quot;;[.$C43]))));MAX([.$B$1:.$B42])+1;&quot;&quot;)">
            <text:p/>
          </table:table-cell>
          <table:table-cell table:style-name="ce97" office:value-type="string" calcext:value-type="string">
            <text:p>MenuShortcut-39</text:p>
          </table:table-cell>
          <table:table-cell table:style-name="ce97" office:value-type="string" calcext:value-type="string">
            <text:p>ヘルプ＞誤警告を報告</text:p>
          </table:table-cell>
          <table:table-cell table:style-name="ce97" office:value-type="string" calcext:value-type="string">
            <text:p>reportPhishingErrortoolmenu</text:p>
          </table:table-cell>
          <table:table-cell table:style-name="ce97" office:value-type="string" calcext:value-type="string">
            <text:p>-</text:p>
          </table:table-cell>
          <table:table-cell table:style-name="ce97" office:value-type="string" calcext:value-type="string">
            <text:p>#menu_HelpPopup_reportPhishingErrortoolmenu</text:p>
          </table:table-cell>
          <table:table-cell table:style-name="ce97"/>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F43]=[.M43];[.G43]=[.N43];[.I43]=[.O43]);&quot;&quot;;IF([.M43]=&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M43]=[.S43];[.N43]=[.T43];[.O43]=[.U43]);&quot;&quot;;IF([.S43]=&quot;&quot;;&quot;新規&quot;;&quot;変更あり&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7" office:value-type="string" calcext:value-type="string">
            <text:p>hiddenItemsWithDelay</text:p>
          </table:table-cell>
          <table:table-cell table:style-name="ce106" office:value-type="string" calcext:value-type="string">
            <text:p>true</text:p>
          </table:table-cell>
          <table:table-cell table:style-name="ce7" office:value-type="string" calcext:value-type="string">
            <text:p>no</text:p>
          </table:table-cell>
          <table:table-cell table:style-name="ce7" table:formula="of:=IF(AND([.S43]=[.Y43];[.T43]=[.Z43];[.V43]=[.AA43];[.W43]=[.AB43]);&quot;&quot;;&quot;○&quot;)">
            <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ext:p>.subviewbutton[oncommand*='getReportURL'][oncommand*='Error']</text:p>
          </table:table-cell>
          <table:table-cell table:style-name="ce106" office:value-type="string" calcext:value-type="string">
            <text:p>true</text:p>
          </table:table-cell>
          <table:table-cell table:style-name="ce7" office:value-type="string" calcext:value-type="string">
            <text:p>no</text:p>
          </table:table-cell>
          <table:table-cell table:style-name="ce7" office:value-type="string" calcext:value-type="string">
            <text:p>-</text:p>
          </table:table-cell>
          <table:table-cell table:style-name="ce7" office:value-type="string" calcext:value-type="string">
            <text:p>#menu_HelpPopup_reportPhishingErrortoolmenu</text:p>
          </table:table-cell>
          <table:table-cell table:style-name="ce106" office:value-type="string" calcext:value-type="string">
            <text:p>false</text:p>
          </table:table-cell>
          <table:table-cell table:style-name="ce232" table:formula="of:=IFERROR(VLOOKUP([.$O43];[$'verify-targets-to-chapters'.$A$1:.$B$999];2;0);IF([.$A43]=&quot;&quot;;&quot;&quot;;&quot;省略&quot;))">
            <text:p/>
          </table:table-cell>
          <table:table-cell table:number-columns-repeated="988"/>
        </table:table-row>
        <table:table-row table:style-name="ro10">
          <table:table-cell table:style-name="ce7"/>
          <table:table-cell table:style-name="ce7" table:formula="of:=IF(AND([.$A44]&lt;&gt;&quot;&quot;;NOT(ISNUMBER(FIND(&quot;廃止&quot;;[.$C44]))));MAX([.$B$1:.$B43])+1;&quot;&quot;)">
            <text:p/>
          </table:table-cell>
          <table:table-cell table:style-name="ce97" office:value-type="string" calcext:value-type="string">
            <text:p>MenuShortcut-40</text:p>
          </table:table-cell>
          <table:table-cell table:style-name="ce97" office:value-type="string" calcext:value-type="string">
            <text:p>ヘルプ＞Firefoxについて のセパレータ</text:p>
          </table:table-cell>
          <table:table-cell table:style-name="ce97" office:value-type="string" calcext:value-type="string">
            <text:p>aboutSeparator</text:p>
          </table:table-cell>
          <table:table-cell table:style-name="ce97" office:value-type="string" calcext:value-type="string">
            <text:p>-</text:p>
          </table:table-cell>
          <table:table-cell table:style-name="ce97" office:value-type="string" calcext:value-type="string">
            <text:p>#abou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4]=[.M44];[.G44]=[.N44];[.I44]=[.O44]);&quot;&quot;;IF([.M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4]=[.S44];[.N44]=[.T44];[.O44]=[.U44]);&quot;&quot;;IF([.S44]=&quot;&quot;;&quot;新規&quot;;&quot;変更あり&quot;))">
            <text:p/>
          </table:table-cell>
          <table:table-cell table:style-name="ce7" office:value-type="string" calcext:value-type="string">
            <text:p>-</text:p>
          </table:table-cell>
          <table:table-cell table:style-name="ce7" office:value-type="string" calcext:value-type="string">
            <text:p>#abou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4]=[.Y44];[.T44]=[.Z44];[.V44]=[.AA44];[.W44]=[.AB44]);&quot;&quot;;&quot;○&quot;)">
            <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aboutSeparator</text:p>
          </table:table-cell>
          <table:table-cell table:style-name="ce106" office:value-type="string" calcext:value-type="string">
            <text:p>false</text:p>
          </table:table-cell>
          <table:table-cell table:style-name="ce232" table:formula="of:=IFERROR(VLOOKUP([.$O44];[$'verify-targets-to-chapters'.$A$1:.$B$999];2;0);IF([.$A44]=&quot;&quot;;&quot;&quot;;&quot;省略&quot;))">
            <text:p/>
          </table:table-cell>
          <table:table-cell table:number-columns-repeated="988"/>
        </table:table-row>
        <table:table-row table:style-name="ro118">
          <table:table-cell table:style-name="ce7"/>
          <table:table-cell table:style-name="ce7" table:formula="of:=IF(AND([.$A45]&lt;&gt;&quot;&quot;;NOT(ISNUMBER(FIND(&quot;廃止&quot;;[.$C45]))));MAX([.$B$1:.$B44])+1;&quot;&quot;)">
            <text:p/>
          </table:table-cell>
          <table:table-cell table:style-name="ce97" office:value-type="string" calcext:value-type="string">
            <text:p>MenuShortcut-41</text:p>
          </table:table-cell>
          <table:table-cell table:style-name="ce97" office:value-type="string" calcext:value-type="string">
            <text:p>編集＞テキストの記述方向を切り替える</text:p>
          </table:table-cell>
          <table:table-cell table:style-name="ce97" office:value-type="string" calcext:value-type="string">
            <text:p>textfieldDirection</text:p>
          </table:table-cell>
          <table:table-cell table:style-name="ce97" office:value-type="string" calcext:value-type="string">
            <text:p>Ctrl-Shift-X</text:p>
          </table:table-cell>
          <table:table-cell table:style-name="ce97" office:value-type="string" calcext:value-type="string">
            <text:p>#textfieldDirection-separator,</text:p>
            <text:p>#textfieldDirection-swap,</text:p>
            <text:p>#key_switchTextDirection,</text:p>
            <text:p>#context-bidi-text-direction-toggle,</text:p>
            <text:p>#context-sep-bidi</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5]=[.M45];[.G45]=[.N45];[.I45]=[.O45]);&quot;&quot;;IF([.M45]=&quot;&quot;;&quot;新規&quot;;&quot;変更あり&quot;))">
            <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ext:p>#context-bidi-text-direction-toggle,</text:p>
            <text:p>#context-sep-bidi</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5]=[.S45];[.N45]=[.T45];[.O45]=[.U45]);&quot;&quot;;IF([.S45]=&quot;&quot;;&quot;新規&quot;;&quot;変更あり&quot;))" office:value-type="string" office:string-value="変更あり" calcext:value-type="string">
            <text:p>変更あり</text:p>
          </table:table-cell>
          <table:table-cell table:style-name="ce7" office:value-type="string" calcext:value-type="string">
            <text:p>Ctrl-Shift-X</text:p>
          </table:table-cell>
          <table:table-cell table:style-name="ce7" office:value-type="string" calcext:value-type="string">
            <text:p>#textfieldDirection-separator,</text:p>
            <text:p>#textfieldDirection-swap,</text:p>
            <text:p>#key_switchTextDirectio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5]=[.Y45];[.T45]=[.Z45];[.V45]=[.AA45];[.W45]=[.AB45]);&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textfieldDirection-separator,</text:p>
            <text:p>#textfieldDirection-swap</text:p>
          </table:table-cell>
          <table:table-cell table:style-name="ce106" office:value-type="string" calcext:value-type="string">
            <text:p>false</text:p>
          </table:table-cell>
          <table:table-cell table:style-name="ce232" table:formula="of:=IFERROR(VLOOKUP([.$O45];[$'verify-targets-to-chapters'.$A$1:.$B$999];2;0);IF([.$A45]=&quot;&quot;;&quot;&quot;;&quot;省略&quot;))">
            <text:p/>
          </table:table-cell>
          <table:table-cell table:number-columns-repeated="988"/>
        </table:table-row>
        <table:table-row table:style-name="ro23">
          <table:table-cell table:style-name="ce7"/>
          <table:table-cell table:style-name="ce7" table:formula="of:=IF(AND([.$A46]&lt;&gt;&quot;&quot;;NOT(ISNUMBER(FIND(&quot;廃止&quot;;[.$C46]))));MAX([.$B$1:.$B45])+1;&quot;&quot;)">
            <text:p/>
          </table:table-cell>
          <table:table-cell table:style-name="ce97" office:value-type="string" calcext:value-type="string">
            <text:p>MenuShortcut-42</text:p>
          </table:table-cell>
          <table:table-cell table:style-name="ce97" office:value-type="string" calcext:value-type="string">
            <text:p>表示＞ページの記述方向を切り替える</text:p>
          </table:table-cell>
          <table:table-cell table:style-name="ce97" office:value-type="string" calcext:value-type="string">
            <text:p>documentDirection</text:p>
          </table:table-cell>
          <table:table-cell table:style-name="ce97" office:value-type="string" calcext:value-type="string">
            <text:p>-</text:p>
          </table:table-cell>
          <table:table-cell table:style-name="ce9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6]=[.M46];[.G46]=[.N46];[.I46]=[.O46]);&quot;&quot;;IF([.M46]=&quot;&quot;;&quot;新規&quot;;&quot;変更あり&quot;))">
            <text:p/>
          </table:table-cell>
          <table:table-cell table:style-name="ce7" office:value-type="string" calcext:value-type="string">
            <text:p>-</text:p>
          </table:table-cell>
          <table:table-cell table:style-name="ce7" office:value-type="string" calcext:value-type="string">
            <text:p>#documentDirection-separator,</text:p>
            <text:p>#documentDirection-swap,</text:p>
            <text:p><text:span text:style-name="T3">#context-bidi-page-direction-toggle,</text:span></text:p>
            <text:p><text:span text:style-name="T3">#context-sep-bidi</text:span></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6]=[.S46];[.N46]=[.T46];[.O46]=[.U46]);&quot;&quot;;IF([.S4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6]=[.Y46];[.T46]=[.Z46];[.V46]=[.AA46];[.W46]=[.AB46]);&quot;&quot;;&quot;○&quot;)">
            <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documentDirection-separator,</text:p>
            <text:p>#documentDirection-swap</text:p>
          </table:table-cell>
          <table:table-cell table:style-name="ce106" office:value-type="string" calcext:value-type="string">
            <text:p>false</text:p>
          </table:table-cell>
          <table:table-cell table:style-name="ce232" table:formula="of:=IFERROR(VLOOKUP([.$O46];[$'verify-targets-to-chapters'.$A$1:.$B$999];2;0);IF([.$A46]=&quot;&quot;;&quot;&quot;;&quot;省略&quot;))">
            <text:p/>
          </table:table-cell>
          <table:table-cell table:number-columns-repeated="988"/>
        </table:table-row>
        <table:table-row table:style-name="ro10">
          <table:table-cell table:style-name="ce7"/>
          <table:table-cell table:style-name="ce7" table:formula="of:=IF(AND([.$A47]&lt;&gt;&quot;&quot;;NOT(ISNUMBER(FIND(&quot;廃止&quot;;[.$C47]))));MAX([.$B$1:.$B46])+1;&quot;&quot;)">
            <text:p/>
          </table:table-cell>
          <table:table-cell table:style-name="ce97" office:value-type="string" calcext:value-type="string">
            <text:p>MenuShortcut-43</text:p>
          </table:table-cell>
          <table:table-cell table:style-name="ce97" office:value-type="string" calcext:value-type="string">
            <text:p>履歴＞（メニュー内のセパレータ）</text:p>
          </table:table-cell>
          <table:table-cell table:style-name="ce97" office:value-type="string" calcext:value-type="string">
            <text:p>historySeparator</text:p>
          </table:table-cell>
          <table:table-cell table:style-name="ce97" office:value-type="string" calcext:value-type="string">
            <text:p>-</text:p>
          </table:table-cell>
          <table:table-cell table:style-name="ce97" office:value-type="string" calcext:value-type="string">
            <text:p>#startHistory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7]=[.M47];[.G47]=[.N47];[.I47]=[.O47]);&quot;&quot;;IF([.M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7]=[.S47];[.N47]=[.T47];[.O47]=[.U47]);&quot;&quot;;IF([.S47]=&quot;&quot;;&quot;新規&quot;;&quot;変更あり&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7]=[.Y47];[.T47]=[.Z47];[.V47]=[.AA47];[.W47]=[.AB47]);&quot;&quot;;&quot;○&quot;)">
            <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startHistorySeparator,</text:p>
            <text:p>#endHistorySeparator</text:p>
          </table:table-cell>
          <table:table-cell table:style-name="ce106" office:value-type="string" calcext:value-type="string">
            <text:p>false</text:p>
          </table:table-cell>
          <table:table-cell table:style-name="ce232" table:formula="of:=IFERROR(VLOOKUP([.$O47];[$'verify-targets-to-chapters'.$A$1:.$B$999];2;0);IF([.$A47]=&quot;&quot;;&quot;&quot;;&quot;省略&quot;))">
            <text:p/>
          </table:table-cell>
          <table:table-cell table:number-columns-repeated="988"/>
        </table:table-row>
        <table:table-row table:style-name="ro145">
          <table:table-cell table:style-name="ce7"/>
          <table:table-cell table:style-name="ce7" table:formula="of:=IF(AND([.$A48]&lt;&gt;&quot;&quot;;NOT(ISNUMBER(FIND(&quot;廃止&quot;;[.$C48]))));MAX([.$B$1:.$B47])+1;&quot;&quot;)">
            <text:p/>
          </table:table-cell>
          <table:table-cell table:style-name="ce97" office:value-type="string" calcext:value-type="string">
            <text:p>MenuShortcut-44</text:p>
          </table:table-cell>
          <table:table-cell table:style-name="ce97" office:value-type="string" calcext:value-type="string">
            <text:p>ブックマーク＞ブックマークツールバー</text:p>
            <text:p>（およびそれに付随する各項目）</text:p>
          </table:table-cell>
          <table:table-cell table:style-name="ce97" office:value-type="string" calcext:value-type="string">
            <text:p>bookmarksToolbarFolder</text:p>
          </table:table-cell>
          <table:table-cell table:style-name="ce97" office:value-type="string" calcext:value-type="string">
            <text:p>-</text:p>
          </table:table-cell>
          <table:table-cell table:style-name="ce97" office:value-type="string" calcext:value-type="string">
            <text:p>#organizeBookmarksSeparator,</text:p>
            <text:p>#bookmarksToolbarSeparator,</text:p>
            <text:p>#bookmarksToolbarFolderMenu,</text:p>
            <text:p>#panelMenu_viewBookmarksToolbar,</text:p>
            <text:p>#BMB_bookmarksToolbar</text:p>
          </table:table-cell>
          <table:table-cell table:style-name="ce97" office:value-type="string" calcext:value-type="string">
            <text:p>ブックマークをカスタマイズでツールバーに配置しておくこと。</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48]=[.M48];[.G48]=[.N48];[.I48]=[.O48]);&quot;&quot;;IF([.M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48]=[.S48];[.N48]=[.T48];[.O48]=[.U48]);&quot;&quot;;IF([.S4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8]=[.Y48];[.T48]=[.Z48];[.V48]=[.AA48];[.W48]=[.AB48]);&quot;&quot;;&quot;○&quot;)" office:value-type="string" office:string-value="○" calcext:value-type="string">
            <text:p>○</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organizeBookmarksSeparator,</text:p>
            <text:p>#bookmarksToolbarSeparator,</text:p>
            <text:p>#bookmarksToolbarFolderMenu,</text:p>
            <text:p>#browserToolsSeparator</text:p>
          </table:table-cell>
          <table:table-cell table:style-name="ce106" office:value-type="string" calcext:value-type="string">
            <text:p>false</text:p>
          </table:table-cell>
          <table:table-cell table:style-name="ce232" table:formula="of:=IFERROR(VLOOKUP([.$O48];[$'verify-targets-to-chapters'.$A$1:.$B$999];2;0);IF([.$A48]=&quot;&quot;;&quot;&quot;;&quot;省略&quot;))">
            <text:p/>
          </table:table-cell>
          <table:table-cell table:number-columns-repeated="988"/>
        </table:table-row>
        <table:table-row table:style-name="ro6">
          <table:table-cell table:style-name="ce7"/>
          <table:table-cell table:style-name="ce7" table:formula="of:=IF(AND([.$A49]&lt;&gt;&quot;&quot;;NOT(ISNUMBER(FIND(&quot;廃止&quot;;[.$C49]))));MAX([.$B$1:.$B48])+1;&quot;&quot;)">
            <text:p/>
          </table:table-cell>
          <table:table-cell table:style-name="ce97" office:value-type="string" calcext:value-type="string">
            <text:p>MenuShortcut-45（廃止）</text:p>
          </table:table-cell>
          <table:table-cell table:style-name="ce97" office:value-type="string" calcext:value-type="string">
            <text:p>コンテンツ領域のコンテキストメニュー＞リンクを保存する...</text:p>
          </table:table-cell>
          <table:table-cell table:style-name="ce97" office:value-type="string" calcext:value-type="string">
            <text:p>context-marklink</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49]=[.M49];[.G49]=[.N49];[.I49]=[.O49]);&quot;&quot;;IF([.M49]=&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49]=[.S49];[.N49]=[.T49];[.O49]=[.U49]);&quot;&quot;;IF([.S4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49]=[.Y49];[.T49]=[.Z49];[.V49]=[.AA49];[.W49]=[.AB49]);&quot;&quot;;&quot;○&quot;)">
            <text:p/>
          </table:table-cell>
          <table:table-cell table:style-name="ce7" office:value-type="string" calcext:value-type="string">
            <text:p>-</text:p>
          </table:table-cell>
          <table:table-cell table:style-name="ce7" office:value-type="string" calcext:value-type="string">
            <text:p>#context-marklink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Menu</text:p>
          </table:table-cell>
          <table:table-cell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link</text:p>
          </table:table-cell>
          <table:table-cell table:style-name="ce106" office:value-type="string" calcext:value-type="string">
            <text:p>false</text:p>
          </table:table-cell>
          <table:table-cell table:style-name="ce232" table:formula="of:=IFERROR(VLOOKUP([.$O49];[$'verify-targets-to-chapters'.$A$1:.$B$999];2;0);IF([.$A49]=&quot;&quot;;&quot;&quot;;&quot;省略&quot;))">
            <text:p/>
          </table:table-cell>
          <table:table-cell table:number-columns-repeated="988"/>
        </table:table-row>
        <table:table-row table:style-name="ro6">
          <table:table-cell table:style-name="ce7"/>
          <table:table-cell table:style-name="ce7" table:formula="of:=IF(AND([.$A50]&lt;&gt;&quot;&quot;;NOT(ISNUMBER(FIND(&quot;廃止&quot;;[.$C50]))));MAX([.$B$1:.$B49])+1;&quot;&quot;)">
            <text:p/>
          </table:table-cell>
          <table:table-cell table:style-name="ce98" office:value-type="string" calcext:value-type="string">
            <text:p>MenuShortcut-46</text:p>
          </table:table-cell>
          <table:table-cell table:style-name="ce98" office:value-type="string" calcext:value-type="string">
            <text:p>コンテンツ領域のコンテキストメニュー＞このリンクを共有</text:p>
          </table:table-cell>
          <table:table-cell table:style-name="ce98" office:value-type="string" calcext:value-type="string">
            <text:p>context-sharelink</text:p>
          </table:table-cell>
          <table:table-cell table:style-name="ce98" office:value-type="string" calcext:value-type="string">
            <text:p>Firefox 57で廃止</text:p>
          </table:table-cell>
          <table:table-cell table:style-name="ce98" office:value-type="string" calcext:value-type="string">
            <text:p>#context-sharelink</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0]=[.M50];[.G50]=[.N50];[.I50]=[.O50]);&quot;&quot;;IF([.M50]=&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0]=[.S50];[.N50]=[.T50];[.O50]=[.U50]);&quot;&quot;;IF([.S50]=&quot;&quot;;&quot;新規&quot;;&quot;変更あり&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0]=[.Y50];[.T50]=[.Z50];[.V50]=[.AA50];[.W50]=[.AB50]);&quot;&quot;;&quot;○&quot;)">
            <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link</text:p>
          </table:table-cell>
          <table:table-cell table:style-name="ce106" office:value-type="string" calcext:value-type="string">
            <text:p>false</text:p>
          </table:table-cell>
          <table:table-cell table:style-name="ce232" table:formula="of:=IFERROR(VLOOKUP([.$O50];[$'verify-targets-to-chapters'.$A$1:.$B$999];2;0);IF([.$A50]=&quot;&quot;;&quot;&quot;;&quot;省略&quot;))">
            <text:p/>
          </table:table-cell>
          <table:table-cell table:number-columns-repeated="988"/>
        </table:table-row>
        <table:table-row table:style-name="ro6">
          <table:table-cell table:style-name="ce7"/>
          <table:table-cell table:style-name="ce7" table:formula="of:=IF(AND([.$A51]&lt;&gt;&quot;&quot;;NOT(ISNUMBER(FIND(&quot;廃止&quot;;[.$C51]))));MAX([.$B$1:.$B50])+1;&quot;&quot;)">
            <text:p/>
          </table:table-cell>
          <table:table-cell table:style-name="ce97" office:value-type="string" calcext:value-type="string">
            <text:p>MenuShortcut-47</text:p>
          </table:table-cell>
          <table:table-cell table:style-name="ce97" office:value-type="string" calcext:value-type="string">
            <text:p>コンテンツ領域のコンテキストメニュー＞画像のURLをメールで送信</text:p>
          </table:table-cell>
          <table:table-cell table:style-name="ce97" office:value-type="string" calcext:value-type="string">
            <text:p>context-sendimage</text:p>
          </table:table-cell>
          <table:table-cell table:style-name="ce97" office:value-type="string" calcext:value-type="string">
            <text:p>-</text:p>
          </table:table-cell>
          <table:table-cell table:style-name="ce97" office:value-type="string" calcext:value-type="string">
            <text:p>#context-sendimag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1]=[.M51];[.G51]=[.N51];[.I51]=[.O51]);&quot;&quot;;IF([.M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1]=[.S51];[.N51]=[.T51];[.O51]=[.U51]);&quot;&quot;;IF([.S51]=&quot;&quot;;&quot;新規&quot;;&quot;変更あり&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1]=[.Y51];[.T51]=[.Z51];[.V51]=[.AA51];[.W51]=[.AB51]);&quot;&quot;;&quot;○&quot;)">
            <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image</text:p>
          </table:table-cell>
          <table:table-cell table:style-name="ce106" office:value-type="string" calcext:value-type="string">
            <text:p>false</text:p>
          </table:table-cell>
          <table:table-cell table:style-name="ce232" table:formula="of:=IFERROR(VLOOKUP([.$O51];[$'verify-targets-to-chapters'.$A$1:.$B$999];2;0);IF([.$A51]=&quot;&quot;;&quot;&quot;;&quot;省略&quot;))">
            <text:p/>
          </table:table-cell>
          <table:table-cell table:number-columns-repeated="988"/>
        </table:table-row>
        <table:table-row table:style-name="ro6">
          <table:table-cell table:style-name="ce7"/>
          <table:table-cell table:style-name="ce7" table:formula="of:=IF(AND([.$A52]&lt;&gt;&quot;&quot;;NOT(ISNUMBER(FIND(&quot;廃止&quot;;[.$C52]))));MAX([.$B$1:.$B51])+1;&quot;&quot;)">
            <text:p/>
          </table:table-cell>
          <table:table-cell table:style-name="ce98" office:value-type="string" calcext:value-type="string">
            <text:p>MenuShortcut-48</text:p>
          </table:table-cell>
          <table:table-cell table:style-name="ce98" office:value-type="string" calcext:value-type="string">
            <text:p>コンテンツ領域のコンテキストメニュー＞この画像を共有</text:p>
          </table:table-cell>
          <table:table-cell table:style-name="ce98" office:value-type="string" calcext:value-type="string">
            <text:p>context-shareimage</text:p>
          </table:table-cell>
          <table:table-cell table:style-name="ce98" office:value-type="string" calcext:value-type="string">
            <text:p>Firefox 57で廃止</text:p>
          </table:table-cell>
          <table:table-cell table:style-name="ce98" office:value-type="string" calcext:value-type="string">
            <text:p>#context-shareim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2]=[.M52];[.G52]=[.N52];[.I52]=[.O52]);&quot;&quot;;IF([.M52]=&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2]=[.S52];[.N52]=[.T52];[.O52]=[.U52]);&quot;&quot;;IF([.S52]=&quot;&quot;;&quot;新規&quot;;&quot;変更あり&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2]=[.Y52];[.T52]=[.Z52];[.V52]=[.AA52];[.W52]=[.AB52]);&quot;&quot;;&quot;○&quot;)">
            <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image</text:p>
          </table:table-cell>
          <table:table-cell table:style-name="ce106" office:value-type="string" calcext:value-type="string">
            <text:p>false</text:p>
          </table:table-cell>
          <table:table-cell table:style-name="ce232" table:formula="of:=IFERROR(VLOOKUP([.$O52];[$'verify-targets-to-chapters'.$A$1:.$B$999];2;0);IF([.$A52]=&quot;&quot;;&quot;&quot;;&quot;省略&quot;))">
            <text:p/>
          </table:table-cell>
          <table:table-cell table:number-columns-repeated="988"/>
        </table:table-row>
        <table:table-row table:style-name="ro6">
          <table:table-cell table:style-name="ce7"/>
          <table:table-cell table:style-name="ce7" table:formula="of:=IF(AND([.$A53]&lt;&gt;&quot;&quot;;NOT(ISNUMBER(FIND(&quot;廃止&quot;;[.$C53]))));MAX([.$B$1:.$B52])+1;&quot;&quot;)">
            <text:p/>
          </table:table-cell>
          <table:table-cell table:style-name="ce97" office:value-type="string" calcext:value-type="string">
            <text:p>MenuShortcut-49</text:p>
          </table:table-cell>
          <table:table-cell table:style-name="ce97" office:value-type="string" calcext:value-type="string">
            <text:p>コンテンツ領域のコンテキストメニュー＞動画のURLをメールで送信</text:p>
          </table:table-cell>
          <table:table-cell table:style-name="ce97" office:value-type="string" calcext:value-type="string">
            <text:p>context-sendvideo</text:p>
          </table:table-cell>
          <table:table-cell table:style-name="ce97" office:value-type="string" calcext:value-type="string">
            <text:p>-</text:p>
          </table:table-cell>
          <table:table-cell table:style-name="ce97" office:value-type="string" calcext:value-type="string">
            <text:p>#context-sendvide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3]=[.M53];[.G53]=[.N53];[.I53]=[.O53]);&quot;&quot;;IF([.M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3]=[.S53];[.N53]=[.T53];[.O53]=[.U53]);&quot;&quot;;IF([.S53]=&quot;&quot;;&quot;新規&quot;;&quot;変更あり&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3]=[.Y53];[.T53]=[.Z53];[.V53]=[.AA53];[.W53]=[.AB53]);&quot;&quot;;&quot;○&quot;)">
            <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video</text:p>
          </table:table-cell>
          <table:table-cell table:style-name="ce106" office:value-type="string" calcext:value-type="string">
            <text:p>false</text:p>
          </table:table-cell>
          <table:table-cell table:style-name="ce232" table:formula="of:=IFERROR(VLOOKUP([.$O53];[$'verify-targets-to-chapters'.$A$1:.$B$999];2;0);IF([.$A53]=&quot;&quot;;&quot;&quot;;&quot;省略&quot;))">
            <text:p/>
          </table:table-cell>
          <table:table-cell table:number-columns-repeated="988"/>
        </table:table-row>
        <table:table-row table:style-name="ro6">
          <table:table-cell table:style-name="ce7"/>
          <table:table-cell table:style-name="ce7" table:formula="of:=IF(AND([.$A54]&lt;&gt;&quot;&quot;;NOT(ISNUMBER(FIND(&quot;廃止&quot;;[.$C54]))));MAX([.$B$1:.$B53])+1;&quot;&quot;)">
            <text:p/>
          </table:table-cell>
          <table:table-cell table:style-name="ce98" office:value-type="string" calcext:value-type="string">
            <text:p>MenuShortcut-50</text:p>
          </table:table-cell>
          <table:table-cell table:style-name="ce98" office:value-type="string" calcext:value-type="string">
            <text:p>コンテンツ領域のコンテキストメニュー＞この動画を共有</text:p>
          </table:table-cell>
          <table:table-cell table:style-name="ce98" office:value-type="string" calcext:value-type="string">
            <text:p>context-sharevideo</text:p>
          </table:table-cell>
          <table:table-cell table:style-name="ce98" office:value-type="string" calcext:value-type="string">
            <text:p>Firefox 57で廃止</text:p>
          </table:table-cell>
          <table:table-cell table:style-name="ce98" office:value-type="string" calcext:value-type="string">
            <text:p>#context-sharevideo</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4]=[.M54];[.G54]=[.N54];[.I54]=[.O54]);&quot;&quot;;IF([.M54]=&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4]=[.S54];[.N54]=[.T54];[.O54]=[.U54]);&quot;&quot;;IF([.S54]=&quot;&quot;;&quot;新規&quot;;&quot;変更あり&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4]=[.Y54];[.T54]=[.Z54];[.V54]=[.AA54];[.W54]=[.AB54]);&quot;&quot;;&quot;○&quot;)">
            <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video</text:p>
          </table:table-cell>
          <table:table-cell table:style-name="ce106" office:value-type="string" calcext:value-type="string">
            <text:p>false</text:p>
          </table:table-cell>
          <table:table-cell table:style-name="ce232" table:formula="of:=IFERROR(VLOOKUP([.$O54];[$'verify-targets-to-chapters'.$A$1:.$B$999];2;0);IF([.$A54]=&quot;&quot;;&quot;&quot;;&quot;省略&quot;))">
            <text:p/>
          </table:table-cell>
          <table:table-cell table:number-columns-repeated="988"/>
        </table:table-row>
        <table:table-row table:style-name="ro6">
          <table:table-cell table:style-name="ce7"/>
          <table:table-cell table:style-name="ce7" table:formula="of:=IF(AND([.$A55]&lt;&gt;&quot;&quot;;NOT(ISNUMBER(FIND(&quot;廃止&quot;;[.$C55]))));MAX([.$B$1:.$B54])+1;&quot;&quot;)">
            <text:p/>
          </table:table-cell>
          <table:table-cell table:style-name="ce97" office:value-type="string" calcext:value-type="string">
            <text:p>MenuShortcut-51</text:p>
          </table:table-cell>
          <table:table-cell table:style-name="ce97" office:value-type="string" calcext:value-type="string">
            <text:p>コンテンツ領域のコンテキストメニュー＞オーディオのURLをメールで送信</text:p>
          </table:table-cell>
          <table:table-cell table:style-name="ce97" office:value-type="string" calcext:value-type="string">
            <text:p>context-sendaudio</text:p>
          </table:table-cell>
          <table:table-cell table:style-name="ce97" office:value-type="string" calcext:value-type="string">
            <text:p>-</text:p>
          </table:table-cell>
          <table:table-cell table:style-name="ce97" office:value-type="string" calcext:value-type="string">
            <text:p>#context-sendaudio</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5]=[.M55];[.G55]=[.N55];[.I55]=[.O55]);&quot;&quot;;IF([.M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5]=[.S55];[.N55]=[.T55];[.O55]=[.U55]);&quot;&quot;;IF([.S55]=&quot;&quot;;&quot;新規&quot;;&quot;変更あり&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5]=[.Y55];[.T55]=[.Z55];[.V55]=[.AA55];[.W55]=[.AB55]);&quot;&quot;;&quot;○&quot;)">
            <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ndaudio</text:p>
          </table:table-cell>
          <table:table-cell table:style-name="ce106" office:value-type="string" calcext:value-type="string">
            <text:p>false</text:p>
          </table:table-cell>
          <table:table-cell table:style-name="ce232" table:formula="of:=IFERROR(VLOOKUP([.$O55];[$'verify-targets-to-chapters'.$A$1:.$B$999];2;0);IF([.$A55]=&quot;&quot;;&quot;&quot;;&quot;省略&quot;))">
            <text:p/>
          </table:table-cell>
          <table:table-cell table:number-columns-repeated="988"/>
        </table:table-row>
        <table:table-row table:style-name="ro6">
          <table:table-cell table:style-name="ce7"/>
          <table:table-cell table:style-name="ce7" table:formula="of:=IF(AND([.$A56]&lt;&gt;&quot;&quot;;NOT(ISNUMBER(FIND(&quot;廃止&quot;;[.$C56]))));MAX([.$B$1:.$B55])+1;&quot;&quot;)">
            <text:p/>
          </table:table-cell>
          <table:table-cell table:style-name="ce98" office:value-type="string" calcext:value-type="string">
            <text:p>MenuShortcut-52</text:p>
          </table:table-cell>
          <table:table-cell table:style-name="ce98" office:value-type="string" calcext:value-type="string">
            <text:p>コンテンツ領域のコンテキストメニュー＞このページを共有</text:p>
          </table:table-cell>
          <table:table-cell table:style-name="ce98" office:value-type="string" calcext:value-type="string">
            <text:p>context-sharepage</text:p>
          </table:table-cell>
          <table:table-cell table:style-name="ce98" office:value-type="string" calcext:value-type="string">
            <text:p>Firefox 57で廃止</text:p>
          </table:table-cell>
          <table:table-cell table:style-name="ce98" office:value-type="string" calcext:value-type="string">
            <text:p>#context-sharepage</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6]=[.M56];[.G56]=[.N56];[.I56]=[.O56]);&quot;&quot;;IF([.M56]=&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6]=[.S56];[.N56]=[.T56];[.O56]=[.U56]);&quot;&quot;;IF([.S56]=&quot;&quot;;&quot;新規&quot;;&quot;変更あり&quot;))" office:value-type="string" office:string-value="新規" calcext:value-type="string">
            <text:p>新規</text:p>
          </table:table-cell>
          <table:table-cell table:style-name="ce7"/>
          <table:table-cell table:style-name="ce7" office:value-type="string" calcext:value-type="string">
            <text:p>#context-sharepag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6]=[.Y56];[.T56]=[.Z56];[.V56]=[.AA56];[.W56]=[.AB56]);&quot;&quot;;&quot;○&quot;)">
            <text:p/>
          </table:table-cell>
          <table:table-cell table:style-name="ce7"/>
          <table:table-cell table:style-name="ce7" office:value-type="string" calcext:value-type="string">
            <text:p>#context-sharepage</text:p>
          </table:table-cell>
          <table:table-cell table:style-name="ce106" office:value-type="string" calcext:value-type="string">
            <text:p>false</text:p>
          </table:table-cell>
          <table:table-cell table:style-name="ce7" office:value-type="string" calcext:value-type="string">
            <text:p>yes</text:p>
          </table:table-cell>
          <table:table-cell table:style-name="ce7"/>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page</text:p>
          </table:table-cell>
          <table:table-cell table:style-name="ce106" office:value-type="string" calcext:value-type="string">
            <text:p>false</text:p>
          </table:table-cell>
          <table:table-cell table:style-name="ce232" table:formula="of:=IFERROR(VLOOKUP([.$O56];[$'verify-targets-to-chapters'.$A$1:.$B$999];2;0);IF([.$A56]=&quot;&quot;;&quot;&quot;;&quot;省略&quot;))">
            <text:p/>
          </table:table-cell>
          <table:table-cell table:number-columns-repeated="988"/>
        </table:table-row>
        <table:table-row table:style-name="ro6">
          <table:table-cell table:style-name="ce7"/>
          <table:table-cell table:style-name="ce7" table:formula="of:=IF(AND([.$A57]&lt;&gt;&quot;&quot;;NOT(ISNUMBER(FIND(&quot;廃止&quot;;[.$C57]))));MAX([.$B$1:.$B56])+1;&quot;&quot;)">
            <text:p/>
          </table:table-cell>
          <table:table-cell table:style-name="ce97" office:value-type="string" calcext:value-type="string">
            <text:p>MenuShortcut-53（廃止）</text:p>
          </table:table-cell>
          <table:table-cell table:style-name="ce97" office:value-type="string" calcext:value-type="string">
            <text:p>コンテンツ領域のコンテキストメニュー＞ページを保存する...</text:p>
          </table:table-cell>
          <table:table-cell table:style-name="ce97" office:value-type="string" calcext:value-type="string">
            <text:p>context-markpageMenu</text:p>
          </table:table-cell>
          <table:table-cell table:style-name="ce97" office:value-type="string" calcext:value-type="string">
            <text:p>Firefox 51で廃止</text:p>
          </table:table-cell>
          <table:table-cell table:style-name="ce97" table:number-columns-repeated="2"/>
          <table:table-cell table:style-name="ce7"/>
          <table:table-cell table:style-name="ce106" office:value-type="string" calcext:value-type="string">
            <text:p>false</text:p>
          </table:table-cell>
          <table:table-cell table:style-name="ce7" office:value-type="string" calcext:value-type="string">
            <text:p>yes</text:p>
          </table:table-cell>
          <table:table-cell table:style-name="ce7" table:formula="of:=IF(AND([.F57]=[.M57];[.G57]=[.N57];[.I57]=[.O57]);&quot;&quot;;IF([.M57]=&quot;&quot;;&quot;新規&quot;;&quot;変更あり&quot;))">
            <text:p/>
          </table:table-cell>
          <table:table-cell table:style-name="ce7" office:value-type="string" calcext:value-type="string">
            <text:p>Firefox 51で廃止</text:p>
          </table:table-cell>
          <table:table-cell table:style-name="ce7" table:number-columns-repeated="2"/>
          <table:table-cell table:style-name="ce106" office:value-type="string" calcext:value-type="string">
            <text:p>false</text:p>
          </table:table-cell>
          <table:table-cell table:style-name="ce7" office:value-type="string" calcext:value-type="string">
            <text:p>yes</text:p>
          </table:table-cell>
          <table:table-cell table:style-name="ce7" table:formula="of:=IF(AND([.M57]=[.S57];[.N57]=[.T57];[.O57]=[.U57]);&quot;&quot;;IF([.S57]=&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markpageMenu</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7]=[.Y57];[.T57]=[.Z57];[.V57]=[.AA57];[.W57]=[.AB57]);&quot;&quot;;&quot;○&quot;)">
            <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markpageMenu</text:p>
          </table:table-cell>
          <table:table-cell table:style-name="ce106" office:value-type="string" calcext:value-type="string">
            <text:p>false</text:p>
          </table:table-cell>
          <table:table-cell table:style-name="ce7" office:value-type="string" calcext:value-type="string">
            <text:p>yes</text:p>
          </table:table-cell>
          <table:table-cell table:number-columns-repeated="3" table:style-name="ce7" office:value-type="string" calcext:value-type="string">
            <text:p>-</text:p>
          </table:table-cell>
          <table:table-cell table:style-name="ce232" table:formula="of:=IFERROR(VLOOKUP([.$O57];[$'verify-targets-to-chapters'.$A$1:.$B$999];2;0);IF([.$A57]=&quot;&quot;;&quot;&quot;;&quot;省略&quot;))">
            <text:p/>
          </table:table-cell>
          <table:table-cell table:number-columns-repeated="988"/>
        </table:table-row>
        <table:table-row table:style-name="ro6">
          <table:table-cell table:style-name="ce7"/>
          <table:table-cell table:style-name="ce7" table:formula="of:=IF(AND([.$A58]&lt;&gt;&quot;&quot;;NOT(ISNUMBER(FIND(&quot;廃止&quot;;[.$C58]))));MAX([.$B$1:.$B57])+1;&quot;&quot;)">
            <text:p/>
          </table:table-cell>
          <table:table-cell table:style-name="ce98" office:value-type="string" calcext:value-type="string">
            <text:p>MenuShortcut-54</text:p>
          </table:table-cell>
          <table:table-cell table:style-name="ce98" office:value-type="string" calcext:value-type="string">
            <text:p>コンテンツ領域のコンテキストメニュー＞選択範囲を共有</text:p>
          </table:table-cell>
          <table:table-cell table:style-name="ce98" office:value-type="string" calcext:value-type="string">
            <text:p>context-shareselect</text:p>
          </table:table-cell>
          <table:table-cell table:style-name="ce98" office:value-type="string" calcext:value-type="string">
            <text:p>Firefox 57で廃止</text:p>
          </table:table-cell>
          <table:table-cell table:style-name="ce98" office:value-type="string" calcext:value-type="string">
            <text:p>#context-shareselect</text:p>
          </table:table-cell>
          <table:table-cell table:style-name="ce98"/>
          <table:table-cell table:style-name="ce10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8]=[.M58];[.G58]=[.N58];[.I58]=[.O58]);&quot;&quot;;IF([.M58]=&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8]=[.S58];[.N58]=[.T58];[.O58]=[.U58]);&quot;&quot;;IF([.S58]=&quot;&quot;;&quot;新規&quot;;&quot;変更あり&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8]=[.Y58];[.T58]=[.Z58];[.V58]=[.AA58];[.W58]=[.AB58]);&quot;&quot;;&quot;○&quot;)">
            <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hareselect</text:p>
          </table:table-cell>
          <table:table-cell table:style-name="ce106" office:value-type="string" calcext:value-type="string">
            <text:p>false</text:p>
          </table:table-cell>
          <table:table-cell table:style-name="ce232" table:formula="of:=IFERROR(VLOOKUP([.$O58];[$'verify-targets-to-chapters'.$A$1:.$B$999];2;0);IF([.$A58]=&quot;&quot;;&quot;&quot;;&quot;省略&quot;))">
            <text:p/>
          </table:table-cell>
          <table:table-cell table:number-columns-repeated="988"/>
        </table:table-row>
        <table:table-row table:style-name="ro7">
          <table:table-cell table:style-name="ce7"/>
          <table:table-cell table:style-name="ce7" table:formula="of:=IF(AND([.$A59]&lt;&gt;&quot;&quot;;NOT(ISNUMBER(FIND(&quot;廃止&quot;;[.$C59]))));MAX([.$B$1:.$B58])+1;&quot;&quot;)">
            <text:p/>
          </table:table-cell>
          <table:table-cell table:style-name="ce97" office:value-type="string" calcext:value-type="string">
            <text:p>MenuShortcut-55</text:p>
          </table:table-cell>
          <table:table-cell table:style-name="ce97" office:value-type="string" calcext:value-type="string">
            <text:p>コンテンツ領域のコンテキストメニュー＞デスクトップの背景に設定</text:p>
          </table:table-cell>
          <table:table-cell table:style-name="ce97" office:value-type="string" calcext:value-type="string">
            <text:p>context-setDesktopBackground</text:p>
          </table:table-cell>
          <table:table-cell table:style-name="ce97" office:value-type="string" calcext:value-type="string">
            <text:p>-</text:p>
          </table:table-cell>
          <table:table-cell table:style-name="ce97" office:value-type="string" calcext:value-type="string">
            <text:p>#context-setDesktopBackground</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59]=[.M59];[.G59]=[.N59];[.I59]=[.O59]);&quot;&quot;;IF([.M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59]=[.S59];[.N59]=[.T59];[.O59]=[.U59]);&quot;&quot;;IF([.S59]=&quot;&quot;;&quot;新規&quot;;&quot;変更あり&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59]=[.Y59];[.T59]=[.Z59];[.V59]=[.AA59];[.W59]=[.AB59]);&quot;&quot;;&quot;○&quot;)">
            <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setDesktopBackground</text:p>
          </table:table-cell>
          <table:table-cell table:style-name="ce106" office:value-type="string" calcext:value-type="string">
            <text:p>false</text:p>
          </table:table-cell>
          <table:table-cell table:style-name="ce232" table:formula="of:=IFERROR(VLOOKUP([.$O59];[$'verify-targets-to-chapters'.$A$1:.$B$999];2;0);IF([.$A59]=&quot;&quot;;&quot;&quot;;&quot;省略&quot;))">
            <text:p/>
          </table:table-cell>
          <table:table-cell table:number-columns-repeated="988"/>
        </table:table-row>
        <table:table-row table:style-name="ro158">
          <table:table-cell table:style-name="ce7"/>
          <table:table-cell table:style-name="ce7" table:formula="of:=IF(AND([.$A60]&lt;&gt;&quot;&quot;;NOT(ISNUMBER(FIND(&quot;廃止&quot;;[.$C60]))));MAX([.$B$1:.$B59])+1;&quot;&quot;)">
            <text:p/>
          </table:table-cell>
          <table:table-cell table:style-name="ce97" office:value-type="string" calcext:value-type="string">
            <text:p>MenuShortcut-56（廃止）</text:p>
          </table:table-cell>
          <table:table-cell table:style-name="ce97" office:value-type="string" calcext:value-type="string">
            <text:p>コンテンツ領域のコンテキストメニュー＞画像をブロック</text:p>
          </table:table-cell>
          <table:table-cell table:style-name="ce97" office:value-type="string" calcext:value-type="string">
            <text:p>context-blockimage</text:p>
          </table:table-cell>
          <table:table-cell table:style-name="ce97" office:value-type="string" calcext:value-type="string">
            <text:p>Firefox 31で廃止</text:p>
          </table:table-cell>
          <table:table-cell table:style-name="ce97" table:number-columns-repeated="2"/>
          <table:table-cell table:style-name="ce7" table:number-columns-repeated="3"/>
          <table:table-cell table:style-name="ce7" table:formula="of:=IF(AND([.F60]=[.M60];[.G60]=[.N60];[.I60]=[.O60]);&quot;&quot;;IF([.M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M60]=[.S60];[.N60]=[.T60];[.O60]=[.U60]);&quot;&quot;;IF([.S60]=&quot;&quot;;&quot;新規&quot;;&quot;変更あり&quot;))">
            <text:p/>
          </table:table-cell>
          <table:table-cell table:style-name="ce7" office:value-type="string" calcext:value-type="string">
            <text:p>Firefox 31で廃止</text:p>
          </table:table-cell>
          <table:table-cell table:style-name="ce7" table:number-columns-repeated="4"/>
          <table:table-cell table:style-name="ce7" table:formula="of:=IF(AND([.S60]=[.Y60];[.T60]=[.Z60];[.V60]=[.AA60];[.W60]=[.AB60]);&quot;&quot;;&quot;○&quot;)">
            <text:p/>
          </table:table-cell>
          <table:table-cell table:style-name="ce7" office:value-type="string" calcext:value-type="string">
            <text:p>Firefox 31で廃止</text:p>
          </table:table-cell>
          <table:table-cell table:style-name="ce7" table:number-columns-repeated="3"/>
          <table:table-cell table:style-name="ce7" office:value-type="string" calcext:value-type="string">
            <text:p>-</text:p>
          </table:table-cell>
          <table:table-cell table:number-columns-repeated="2" table:style-name="ce7" office:value-type="string" calcext:value-type="string">
            <text:p>廃止</text:p>
          </table:table-cell>
          <table:table-cell table:number-columns-repeated="2" table:style-name="ce7" office:value-type="string" calcext:value-type="string">
            <text:p>-</text:p>
          </table:table-cell>
          <table:table-cell table:style-name="ce7" office:value-type="string" calcext:value-type="string">
            <text:p>#context-blockimage</text:p>
          </table:table-cell>
          <table:table-cell table:style-name="ce106" office:value-type="string" calcext:value-type="string">
            <text:p>false</text:p>
          </table:table-cell>
          <table:table-cell table:style-name="ce232" table:formula="of:=IFERROR(VLOOKUP([.$O60];[$'verify-targets-to-chapters'.$A$1:.$B$999];2;0);IF([.$A60]=&quot;&quot;;&quot;&quot;;&quot;省略&quot;))">
            <text:p/>
          </table:table-cell>
          <table:table-cell table:number-columns-repeated="988"/>
        </table:table-row>
        <table:table-row table:style-name="ro10">
          <table:table-cell table:style-name="ce7"/>
          <table:table-cell table:style-name="ce7" table:formula="of:=IF(AND([.$A61]&lt;&gt;&quot;&quot;;NOT(ISNUMBER(FIND(&quot;廃止&quot;;[.$C61]))));MAX([.$B$1:.$B60])+1;&quot;&quot;)">
            <text:p/>
          </table:table-cell>
          <table:table-cell table:style-name="ce97" office:value-type="string" calcext:value-type="string">
            <text:p>MenuShortcut-57</text:p>
          </table:table-cell>
          <table:table-cell table:style-name="ce97" office:value-type="string" calcext:value-type="string">
            <text:p>コンテンツ領域のコンテキストメニュー＞要素を調査</text:p>
          </table:table-cell>
          <table:table-cell table:style-name="ce97" office:value-type="string" calcext:value-type="string">
            <text:p>context-inspect</text:p>
          </table:table-cell>
          <table:table-cell table:style-name="ce97" office:value-type="string" calcext:value-type="string">
            <text:p>-</text:p>
          </table:table-cell>
          <table:table-cell table:style-name="ce97" office:value-type="string" calcext:value-type="string">
            <text:p>#context-inspect,</text:p>
            <text:p>#inspect-separator</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1]=[.M61];[.G61]=[.N61];[.I61]=[.O61]);&quot;&quot;;IF([.M61]=&quot;&quot;;&quot;新規&quot;;&quot;変更あり&quot;))">
            <text:p/>
          </table:table-cell>
          <table:table-cell table:style-name="ce7" office:value-type="string" calcext:value-type="string">
            <text:p>-</text:p>
          </table:table-cell>
          <table:table-cell table:style-name="ce7" office:value-type="string" calcext:value-type="string">
            <text:p>#context-inspect,</text:p>
            <text:p>#inspect-separator</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1]=[.S61];[.N61]=[.T61];[.O61]=[.U61]);&quot;&quot;;IF([.S61]=&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7" office:value-type="string" calcext:value-type="string">
            <text:p>#context-inspect</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1]=[.Y61];[.T61]=[.Z61];[.V61]=[.AA61];[.W61]=[.AB61]);&quot;&quot;;&quot;○&quot;)">
            <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context-inspect</text:p>
          </table:table-cell>
          <table:table-cell table:style-name="ce106" office:value-type="string" calcext:value-type="string">
            <text:p>false</text:p>
          </table:table-cell>
          <table:table-cell table:style-name="ce232" table:formula="of:=IFERROR(VLOOKUP([.$O61];[$'verify-targets-to-chapters'.$A$1:.$B$999];2;0);IF([.$A61]=&quot;&quot;;&quot;&quot;;&quot;省略&quot;))">
            <text:p/>
          </table:table-cell>
          <table:table-cell table:number-columns-repeated="988"/>
        </table:table-row>
        <table:table-row table:style-name="ro6">
          <table:table-cell table:style-name="ce7"/>
          <table:table-cell table:style-name="ce7" table:formula="of:=IF(AND([.$A62]&lt;&gt;&quot;&quot;;NOT(ISNUMBER(FIND(&quot;廃止&quot;;[.$C62]))));MAX([.$B$1:.$B61])+1;&quot;&quot;)">
            <text:p/>
          </table:table-cell>
          <table:table-cell table:style-name="ce97" office:value-type="string" calcext:value-type="string">
            <text:p>MenuShortcut-58</text:p>
          </table:table-cell>
          <table:table-cell table:style-name="ce97" office:value-type="string" calcext:value-type="string">
            <text:p>ポップアップブロック＞このサイトによるポップアップを許可する</text:p>
          </table:table-cell>
          <table:table-cell table:style-name="ce97" office:value-type="string" calcext:value-type="string">
            <text:p>blockedPopupAllowSite</text:p>
          </table:table-cell>
          <table:table-cell table:style-name="ce97" office:value-type="string" calcext:value-type="string">
            <text:p>-</text:p>
          </table:table-cell>
          <table:table-cell table:style-name="ce97" office:value-type="string" calcext:value-type="string">
            <text:p>#blockedPopupOptions menuitem[observes='blockedPopupAllowSite']</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2]=[.M62];[.G62]=[.N62];[.I62]=[.O62]);&quot;&quot;;IF([.M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2]=[.S62];[.N62]=[.T62];[.O62]=[.U62]);&quot;&quot;;IF([.S62]=&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2]=[.Y62];[.T62]=[.Z62];[.V62]=[.AA62];[.W62]=[.AB62]);&quot;&quot;;&quot;○&quot;)">
            <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AllowSite']</text:p>
          </table:table-cell>
          <table:table-cell table:style-name="ce106" office:value-type="string" calcext:value-type="string">
            <text:p>false</text:p>
          </table:table-cell>
          <table:table-cell table:style-name="ce232" table:formula="of:=IFERROR(VLOOKUP([.$O62];[$'verify-targets-to-chapters'.$A$1:.$B$999];2;0);IF([.$A62]=&quot;&quot;;&quot;&quot;;&quot;省略&quot;))">
            <text:p/>
          </table:table-cell>
          <table:table-cell table:number-columns-repeated="988"/>
        </table:table-row>
        <table:table-row table:style-name="ro6">
          <table:table-cell table:style-name="ce7"/>
          <table:table-cell table:style-name="ce7" table:formula="of:=IF(AND([.$A63]&lt;&gt;&quot;&quot;;NOT(ISNUMBER(FIND(&quot;廃止&quot;;[.$C63]))));MAX([.$B$1:.$B62])+1;&quot;&quot;)">
            <text:p/>
          </table:table-cell>
          <table:table-cell table:style-name="ce97" office:value-type="string" calcext:value-type="string">
            <text:p>MenuShortcut-59</text:p>
          </table:table-cell>
          <table:table-cell table:style-name="ce97" office:value-type="string" calcext:value-type="string">
            <text:p>ポップアップブロック＞ポップアップブロック設定を変更</text:p>
          </table:table-cell>
          <table:table-cell table:style-name="ce97" office:value-type="string" calcext:value-type="string">
            <text:p>blockedPopupEditSettings</text:p>
          </table:table-cell>
          <table:table-cell table:style-name="ce97" office:value-type="string" calcext:value-type="string">
            <text:p>-</text:p>
          </table:table-cell>
          <table:table-cell table:style-name="ce97" office:value-type="string" calcext:value-type="string">
            <text:p>#blockedPopupOptions menuitem[observes='blockedPopupEditSettings']</text:p>
          </table:table-cell>
          <table:table-cell table:style-name="ce97"/>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F63]=[.M63];[.G63]=[.N63];[.I63]=[.O63]);&quot;&quot;;IF([.M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M63]=[.S63];[.N63]=[.T63];[.O63]=[.U63]);&quot;&quot;;IF([.S63]=&quot;&quot;;&quot;新規&quot;;&quot;変更あり&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7" office:value-type="string" calcext:value-type="string">
            <text:p>killedItems</text:p>
          </table:table-cell>
          <table:table-cell table:style-name="ce106" office:value-type="string" calcext:value-type="string">
            <text:p>false</text:p>
          </table:table-cell>
          <table:table-cell table:style-name="ce7" office:value-type="string" calcext:value-type="string">
            <text:p>yes</text:p>
          </table:table-cell>
          <table:table-cell table:style-name="ce7" table:formula="of:=IF(AND([.S63]=[.Y63];[.T63]=[.Z63];[.V63]=[.AA63];[.W63]=[.AB63]);&quot;&quot;;&quot;○&quot;)">
            <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7" office:value-type="string" calcext:value-type="string">
            <text:p>yes</text:p>
          </table:table-cell>
          <table:table-cell table:style-name="ce7" office:value-type="string" calcext:value-type="string">
            <text:p>-</text:p>
          </table:table-cell>
          <table:table-cell table:number-columns-repeated="2" table:style-name="ce7" office:value-type="string" calcext:value-type="string">
            <text:p>変更無し</text:p>
          </table:table-cell>
          <table:table-cell table:style-name="ce7" office:value-type="string" calcext:value-type="string">
            <text:p>yes</text:p>
          </table:table-cell>
          <table:table-cell table:style-name="ce7" office:value-type="string" calcext:value-type="string">
            <text:p>-</text:p>
          </table:table-cell>
          <table:table-cell table:style-name="ce7" office:value-type="string" calcext:value-type="string">
            <text:p>#blockedPopupOptions menuitem[observes='blockedPopupEditSettings']</text:p>
          </table:table-cell>
          <table:table-cell table:style-name="ce106" office:value-type="string" calcext:value-type="string">
            <text:p>false</text:p>
          </table:table-cell>
          <table:table-cell table:style-name="ce232" table:formula="of:=IFERROR(VLOOKUP([.$O63];[$'verify-targets-to-chapters'.$A$1:.$B$999];2;0);IF([.$A63]=&quot;&quot;;&quot;&quot;;&quot;省略&quot;))">
            <text:p/>
          </table:table-cell>
          <table:table-cell table:number-columns-repeated="988"/>
        </table:table-row>
        <table:table-row table:style-name="ro164">
          <table:table-cell table:style-name="ce7"/>
          <table:table-cell table:style-name="ce7" table:formula="of:=IF(AND([.$A64]&lt;&gt;&quot;&quot;;NOT(ISNUMBER(FIND(&quot;廃止&quot;;[.$C64]))));MAX([.$B$1:.$B63])+1;&quot;&quot;)">
            <text:p/>
          </table:table-cell>
          <table:table-cell table:style-name="ce97" office:value-type="string" calcext:value-type="string">
            <text:p>MenuShortcut-60（廃止）</text:p>
          </table:table-cell>
          <table:table-cell table:style-name="ce97" office:value-type="string" calcext:value-type="string">
            <text:p>ポップアップブロック、アドオンのインストール警告、オフラインデータの許可の編集（Cookie以外の権限に関するサイトごとの権限設定）</text:p>
          </table:table-cell>
          <table:table-cell table:style-name="ce97" office:value-type="string" calcext:value-type="string">
            <text:p>permissions</text:p>
          </table:table-cell>
          <table:table-cell table:style-name="ce97" office:value-type="string" calcext:value-type="string">
            <text:p>-</text:p>
          </table:table-cell>
          <table:table-cell table:style-name="ce97" office:value-type="string" calcext:value-type="string">
            <text:p>Hide-4に移動</text:p>
          </table:table-cell>
          <table:table-cell table:style-name="ce97"/>
          <table:table-cell table:style-name="ce7"/>
          <table:table-cell table:number-columns-repeated="2" table:style-name="ce7" office:value-type="string" calcext:value-type="string">
            <text:p>-</text:p>
          </table:table-cell>
          <table:table-cell table:style-name="ce7" table:formula="of:=IF(AND([.F64]=[.M64];[.G64]=[.N64];[.I64]=[.O64]);&quot;&quot;;IF([.M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M64]=[.S64];[.N64]=[.T64];[.O64]=[.U64]);&quot;&quot;;IF([.S64]=&quot;&quot;;&quot;新規&quot;;&quot;変更あり&quot;))">
            <text:p/>
          </table:table-cell>
          <table:table-cell table:style-name="ce7" office:value-type="string" calcext:value-type="string">
            <text:p>-</text:p>
          </table:table-cell>
          <table:table-cell table:style-name="ce7" office:value-type="string" calcext:value-type="string">
            <text:p>Hide-4に移動</text:p>
          </table:table-cell>
          <table:table-cell table:style-name="ce7"/>
          <table:table-cell table:number-columns-repeated="2" table:style-name="ce7" office:value-type="string" calcext:value-type="string">
            <text:p>-</text:p>
          </table:table-cell>
          <table:table-cell table:style-name="ce7" table:formula="of:=IF(AND([.S64]=[.Y64];[.T64]=[.Z64];[.V64]=[.AA64];[.W64]=[.AB64]);&quot;&quot;;&quot;○&quot;)">
            <text:p/>
          </table:table-cell>
          <table:table-cell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Hide-4に移動</text:p>
          </table:table-cell>
          <table:table-cell table:number-columns-repeated="3" table:style-name="ce7" office:value-type="string" calcext:value-type="string">
            <text:p>-</text:p>
          </table:table-cell>
          <table:table-cell table:style-name="ce7"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06" office:value-type="string" calcext:value-type="string">
            <text:p>true</text:p>
          </table:table-cell>
          <table:table-cell table:style-name="ce232" table:formula="of:=IFERROR(VLOOKUP([.$O64];[$'verify-targets-to-chapters'.$A$1:.$B$999];2;0);IF([.$A64]=&quot;&quot;;&quot;&quot;;&quot;省略&quot;))">
            <text:p/>
          </table:table-cell>
          <table:table-cell table:number-columns-repeated="988"/>
        </table:table-row>
        <table:table-row table:style-name="ro3">
          <table:table-cell table:style-name="ce7"/>
          <table:table-cell table:style-name="ce7" table:formula="of:=IF(AND([.$A65]&lt;&gt;&quot;&quot;;NOT(ISNUMBER(FIND(&quot;廃止&quot;;[.$C65]))));MAX([.$B$1:.$B64])+1;&quot;&quot;)">
            <text:p/>
          </table:table-cell>
          <table:table-cell table:style-name="ce97" office:value-type="string" calcext:value-type="string">
            <text:p>MenuShortcut-61（廃止）</text:p>
          </table:table-cell>
          <table:table-cell table:style-name="ce97" office:value-type="string" calcext:value-type="string">
            <text:p>キャレットブラウズモード</text:p>
          </table:table-cell>
          <table:table-cell table:style-name="ce97" office:value-type="string" calcext:value-type="string">
            <text:p>caretbrowse</text:p>
          </table:table-cell>
          <table:table-cell table:style-name="ce97" office:value-type="string" calcext:value-type="string">
            <text:p>-</text:p>
          </table:table-cell>
          <table:table-cell table:style-name="ce97" office:value-type="string" calcext:value-type="string">
            <text:p>Ui-2を参照</text:p>
          </table:table-cell>
          <table:table-cell table:style-name="ce97"/>
          <table:table-cell table:style-name="ce7" table:number-columns-repeated="3"/>
          <table:table-cell table:style-name="ce7" table:formula="of:=IF(AND([.F65]=[.M65];[.G65]=[.N65];[.I65]=[.O65]);&quot;&quot;;IF([.M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M65]=[.S65];[.N65]=[.T65];[.O65]=[.U65]);&quot;&quot;;IF([.S65]=&quot;&quot;;&quot;新規&quot;;&quot;変更あり&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3"/>
          <table:table-cell table:style-name="ce7" table:formula="of:=IF(AND([.S65]=[.Y65];[.T65]=[.Z65];[.V65]=[.AA65];[.W65]=[.AB65]);&quot;&quot;;&quot;○&quot;)">
            <text:p/>
          </table:table-cell>
          <table:table-cell table:style-name="ce7" office:value-type="string" calcext:value-type="string">
            <text:p>-</text:p>
          </table:table-cell>
          <table:table-cell table:style-name="ce7" office:value-type="string" calcext:value-type="string">
            <text:p>Ui-2を参照</text:p>
          </table:table-cell>
          <table:table-cell table:style-name="ce7" table:number-columns-repeated="9"/>
          <table:table-cell table:style-name="ce232" table:formula="of:=IFERROR(VLOOKUP([.$O65];[$'verify-targets-to-chapters'.$A$1:.$B$999];2;0);IF([.$A65]=&quot;&quot;;&quot;&quot;;&quot;省略&quot;))">
            <text:p/>
          </table:table-cell>
          <table:table-cell table:number-columns-repeated="988"/>
        </table:table-row>
        <table:table-row table:style-name="ro10">
          <table:table-cell table:style-name="ce7"/>
          <table:table-cell table:style-name="ce7" table:formula="of:=IF(AND([.$A66]&lt;&gt;&quot;&quot;;NOT(ISNUMBER(FIND(&quot;廃止&quot;;[.$C66]))));MAX([.$B$1:.$B65])+1;&quot;&quot;)">
            <text:p/>
          </table:table-cell>
          <table:table-cell table:style-name="ce99" office:value-type="string" calcext:value-type="string">
            <text:p>MenuShortcut-62</text:p>
          </table:table-cell>
          <table:table-cell table:style-name="ce99" office:value-type="string" calcext:value-type="string">
            <text:p>ファイル＞新しいタブ</text:p>
          </table:table-cell>
          <table:table-cell table:style-name="ce97"/>
          <table:table-cell table:style-name="ce97" office:value-type="string" calcext:value-type="string">
            <text:p>Ctrl-T</text:p>
          </table:table-cell>
          <table:table-cell table:style-name="ce97" office:value-type="string" calcext:value-type="string">
            <text:p>#menu_newNavigatorTab,#key_newNavigator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6]=[.M66];[.G66]=[.N66];[.I66]=[.O66]);&quot;&quot;;IF([.M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M66]=[.S66];[.N66]=[.T66];[.O66]=[.U66]);&quot;&quot;;IF([.S66]=&quot;&quot;;&quot;新規&quot;;&quot;変更あり&quot;))">
            <text:p/>
          </table:table-cell>
          <table:table-cell table:style-name="ce7" office:value-type="string" calcext:value-type="string">
            <text:p>Ctrl-T</text:p>
          </table:table-cell>
          <table:table-cell table:style-name="ce7" office:value-type="string" calcext:value-type="string">
            <text:p>#menu_newNavigatorTab,#key_newNavigatorTab</text:p>
          </table:table-cell>
          <table:table-cell table:style-name="ce7" office:value-type="string" calcext:value-type="string">
            <text:p>killedItems</text:p>
          </table:table-cell>
          <table:table-cell table:style-name="ce7" table:number-columns-repeated="2"/>
          <table:table-cell table:style-name="ce7" table:formula="of:=IF(AND([.S66]=[.Y66];[.T66]=[.Z66];[.V66]=[.AA66];[.W66]=[.AB66]);&quot;&quot;;&quot;○&quot;)" office:value-type="string" office:string-value="○" calcext:value-type="string">
            <text:p>○</text:p>
          </table:table-cell>
          <table:table-cell table:style-name="ce7" table:number-columns-repeated="11"/>
          <table:table-cell table:style-name="ce232" table:formula="of:=IFERROR(VLOOKUP([.$O66];[$'verify-targets-to-chapters'.$A$1:.$B$999];2;0);IF([.$A66]=&quot;&quot;;&quot;&quot;;&quot;省略&quot;))">
            <text:p/>
          </table:table-cell>
          <table:table-cell table:number-columns-repeated="988"/>
        </table:table-row>
        <table:table-row table:style-name="ro6">
          <table:table-cell table:style-name="ce7"/>
          <table:table-cell table:style-name="ce7" table:formula="of:=IF(AND([.$A67]&lt;&gt;&quot;&quot;;NOT(ISNUMBER(FIND(&quot;廃止&quot;;[.$C67]))));MAX([.$B$1:.$B66])+1;&quot;&quot;)">
            <text:p/>
          </table:table-cell>
          <table:table-cell table:style-name="ce99" office:value-type="string" calcext:value-type="string">
            <text:p>MenuShortcut-63</text:p>
          </table:table-cell>
          <table:table-cell table:style-name="ce99" office:value-type="string" calcext:value-type="string">
            <text:p>コンテンツ領域のコンテキストメニュー＞新しいタブで開く</text:p>
          </table:table-cell>
          <table:table-cell table:style-name="ce97"/>
          <table:table-cell table:style-name="ce97" office:value-type="string" calcext:value-type="string">
            <text:p>-</text:p>
          </table:table-cell>
          <table:table-cell table:style-name="ce97" office:value-type="string" calcext:value-type="string">
            <text:p>#context-openlinkintab</text:p>
          </table:table-cell>
          <table:table-cell table:style-name="ce97"/>
          <table:table-cell table:style-name="ce7" office:value-type="string" calcext:value-type="string">
            <text:p>killedItems</text:p>
          </table:table-cell>
          <table:table-cell table:style-name="ce7" table:number-columns-repeated="2"/>
          <table:table-cell table:style-name="ce7" table:formula="of:=IF(AND([.F67]=[.M67];[.G67]=[.N67];[.I67]=[.O67]);&quot;&quot;;IF([.M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M67]=[.S67];[.N67]=[.T67];[.O67]=[.U67]);&quot;&quot;;IF([.S67]=&quot;&quot;;&quot;新規&quot;;&quot;変更あり&quot;))">
            <text:p/>
          </table:table-cell>
          <table:table-cell table:style-name="ce7" office:value-type="string" calcext:value-type="string">
            <text:p>-</text:p>
          </table:table-cell>
          <table:table-cell table:style-name="ce7" office:value-type="string" calcext:value-type="string">
            <text:p>#context-openlinkintab</text:p>
          </table:table-cell>
          <table:table-cell table:style-name="ce7" office:value-type="string" calcext:value-type="string">
            <text:p>killedItems</text:p>
          </table:table-cell>
          <table:table-cell table:style-name="ce7" table:number-columns-repeated="2"/>
          <table:table-cell table:style-name="ce7" table:formula="of:=IF(AND([.S67]=[.Y67];[.T67]=[.Z67];[.V67]=[.AA67];[.W67]=[.AB67]);&quot;&quot;;&quot;○&quot;)" office:value-type="string" office:string-value="○" calcext:value-type="string">
            <text:p>○</text:p>
          </table:table-cell>
          <table:table-cell table:style-name="ce7" table:number-columns-repeated="11"/>
          <table:table-cell table:style-name="ce232" table:formula="of:=IFERROR(VLOOKUP([.$O67];[$'verify-targets-to-chapters'.$A$1:.$B$999];2;0);IF([.$A67]=&quot;&quot;;&quot;&quot;;&quot;省略&quot;))">
            <text:p/>
          </table:table-cell>
          <table:table-cell table:number-columns-repeated="988"/>
        </table:table-row>
        <table:table-row table:style-name="ro46">
          <table:table-cell table:style-name="ce7"/>
          <table:table-cell table:style-name="ce7" table:formula="of:=IF(AND([.$A68]&lt;&gt;&quot;&quot;;NOT(ISNUMBER(FIND(&quot;廃止&quot;;[.$C68]))));MAX([.$B$1:.$B67])+1;&quot;&quot;)">
            <text:p/>
          </table:table-cell>
          <table:table-cell table:style-name="ce97" office:value-type="string" calcext:value-type="string">
            <text:p>MenuShortcut-64</text:p>
          </table:table-cell>
          <table:table-cell table:style-name="ce97" office:value-type="string" calcext:value-type="string">
            <text:p>ツール＞ウェブ開発＞Service Worker</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6">#menu_devtools_serviceworkers,</text:span></text:p>
            <text:p><text:span text:style-name="T36">.subviewbutton[label='Service Worker'],</text:span></text:p>
            <text:p><text:span text:style-name="T36">.subviewbutton[label='Service Workers']</text:span></text:p>
          </table:table-cell>
          <table:table-cell table:style-name="ce97"/>
          <table:table-cell table:style-name="ce7" office:value-type="string" calcext:value-type="string">
            <text:p>killedItemsWithDelay</text:p>
          </table:table-cell>
          <table:table-cell table:style-name="ce7" table:number-columns-repeated="2"/>
          <table:table-cell table:style-name="ce7" table:formula="of:=IF(AND([.F68]=[.M68];[.G68]=[.N68];[.I68]=[.O68]);&quot;&quot;;IF([.M68]=&quot;&quot;;&quot;新規&quot;;&quot;変更あり&quot;))">
            <text:p/>
          </table:table-cell>
          <table:table-cell table:style-name="ce7" office:value-type="string" calcext:value-type="string">
            <text:p>-</text:p>
          </table:table-cell>
          <table:table-cell table:style-name="ce7" office:value-type="string" calcext:value-type="string">
            <text:p><text:span text:style-name="T38">#menu_devtools_serviceworkers,</text:span></text:p>
            <text:p><text:span text:style-name="T38">.subviewbutton[label='Service Worker'],</text:span></text:p>
            <text:p><text:span text:style-name="T38">.subviewbutton[label='Service Workers']</text:span></text:p>
          </table:table-cell>
          <table:table-cell table:style-name="ce7" office:value-type="string" calcext:value-type="string">
            <text:p>killedItemsWithDelay</text:p>
          </table:table-cell>
          <table:table-cell table:style-name="ce7" table:number-columns-repeated="2"/>
          <table:table-cell table:style-name="ce7" table:formula="of:=IF(AND([.M68]=[.S68];[.N68]=[.T68];[.O68]=[.U68]);&quot;&quot;;IF([.S68]=&quot;&quot;;&quot;新規&quot;;&quot;変更あり&quot;))" office:value-type="string" office:string-value="新規" calcext:value-type="string">
            <text:p>新規</text:p>
          </table:table-cell>
          <table:table-cell table:style-name="ce7" table:number-columns-repeated="17"/>
          <table:table-cell table:style-name="ce232" table:formula="of:=IFERROR(VLOOKUP([.$O68];[$'verify-targets-to-chapters'.$A$1:.$B$999];2;0);IF([.$A68]=&quot;&quot;;&quot;&quot;;&quot;省略&quot;))">
            <text:p/>
          </table:table-cell>
          <table:table-cell table:number-columns-repeated="988"/>
        </table:table-row>
        <table:table-row table:style-name="ro152">
          <table:table-cell table:style-name="ce7"/>
          <table:table-cell table:style-name="ce7" table:formula="of:=IF(AND([.$A69]&lt;&gt;&quot;&quot;;NOT(ISNUMBER(FIND(&quot;廃止&quot;;[.$C69]))));MAX([.$B$1:.$B68])+1;&quot;&quot;)">
            <text:p/>
          </table:table-cell>
          <table:table-cell table:style-name="ce97" office:value-type="string" calcext:value-type="string">
            <text:p>MenuShortcut-65</text:p>
          </table:table-cell>
          <table:table-cell table:style-name="ce97" office:value-type="string" calcext:value-type="string">
            <text:p>ツール＞ウェブ開発＞ブラウザーコンテンツツールボックス</text:p>
          </table:table-cell>
          <table:table-cell table:style-name="ce97" office:value-type="string" calcext:value-type="string">
            <text:p>devtools_connect</text:p>
          </table:table-cell>
          <table:table-cell table:style-name="ce97" office:value-type="string" calcext:value-type="string">
            <text:p>-</text:p>
          </table:table-cell>
          <table:table-cell table:style-name="ce102"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ext:p/>
            <text:p><text:span text:style-name="T37">IDは正しいが殺せない</text:span></text:p>
          </table:table-cell>
          <table:table-cell table:style-name="ce102"/>
          <table:table-cell table:style-name="ce7" office:value-type="string" calcext:value-type="string">
            <text:p>killedItemsWithDelay</text:p>
          </table:table-cell>
          <table:table-cell table:style-name="ce7" table:number-columns-repeated="2"/>
          <table:table-cell table:style-name="ce7" table:formula="of:=IF(AND([.F69]=[.M69];[.G69]=[.N69];[.I69]=[.O69]);&quot;&quot;;IF([.M69]=&quot;&quot;;&quot;新規&quot;;&quot;変更あり&quot;))" office:value-type="string" office:string-value="変更あり" calcext:value-type="string">
            <text:p>変更あり</text:p>
          </table:table-cell>
          <table:table-cell table:style-name="ce7" office:value-type="string" calcext:value-type="string">
            <text:p>-</text:p>
          </table:table-cell>
          <table:table-cell table:style-name="ce108" office:value-type="string" calcext:value-type="string">
            <text:p><text:span text:style-name="T36">#menu_browserContentToolbox,</text:span></text:p>
            <text:p><text:span text:style-name="T36">.subviewbutton[label='ブラウザーコンテンツツールボックス'],</text:span></text:p>
            <text:p><text:span text:style-name="T36">.subviewbutton[label='Browser Content Toolbox']</text:span></text:p>
          </table:table-cell>
          <table:table-cell table:style-name="ce7" office:value-type="string" calcext:value-type="string">
            <text:p>killedItemsWithDelay</text:p>
          </table:table-cell>
          <table:table-cell table:style-name="ce7" table:number-columns-repeated="2"/>
          <table:table-cell table:style-name="ce7" table:formula="of:=IF(AND([.M69]=[.S69];[.N69]=[.T69];[.O69]=[.U69]);&quot;&quot;;IF([.S69]=&quot;&quot;;&quot;新規&quot;;&quot;変更あり&quot;))" office:value-type="string" office:string-value="新規" calcext:value-type="string">
            <text:p>新規</text:p>
          </table:table-cell>
          <table:table-cell table:style-name="ce7" table:number-columns-repeated="17"/>
          <table:table-cell table:style-name="ce232" table:formula="of:=IFERROR(VLOOKUP([.$O69];[$'verify-targets-to-chapters'.$A$1:.$B$999];2;0);IF([.$A69]=&quot;&quot;;&quot;&quot;;&quot;省略&quot;))">
            <text:p/>
          </table:table-cell>
          <table:table-cell table:number-columns-repeated="988"/>
        </table:table-row>
        <table:table-row table:style-name="ro153">
          <table:table-cell/>
          <table:table-cell table:formula="of:=IF([.$A70]&lt;&gt;&quot;&quot;;MAX([.$B$1:.$B69])+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1]&lt;&gt;&quot;&quot;;MAX([.$B$1:.$B70])+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2]&lt;&gt;&quot;&quot;;MAX([.$B$1:.$B71])+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3]&lt;&gt;&quot;&quot;;MAX([.$B$1:.$B72])+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4]&lt;&gt;&quot;&quot;;MAX([.$B$1:.$B73])+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5]&lt;&gt;&quot;&quot;;MAX([.$B$1:.$B74])+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6]&lt;&gt;&quot;&quot;;MAX([.$B$1:.$B75])+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7]&lt;&gt;&quot;&quot;;MAX([.$B$1:.$B76])+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8]&lt;&gt;&quot;&quot;;MAX([.$B$1:.$B77])+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79]&lt;&gt;&quot;&quot;;MAX([.$B$1:.$B78])+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0]&lt;&gt;&quot;&quot;;MAX([.$B$1:.$B79])+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1]&lt;&gt;&quot;&quot;;MAX([.$B$1:.$B80])+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2]&lt;&gt;&quot;&quot;;MAX([.$B$1:.$B81])+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3]&lt;&gt;&quot;&quot;;MAX([.$B$1:.$B82])+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4]&lt;&gt;&quot;&quot;;MAX([.$B$1:.$B83])+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5]&lt;&gt;&quot;&quot;;MAX([.$B$1:.$B84])+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6]&lt;&gt;&quot;&quot;;MAX([.$B$1:.$B85])+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7]&lt;&gt;&quot;&quot;;MAX([.$B$1:.$B86])+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8]&lt;&gt;&quot;&quot;;MAX([.$B$1:.$B87])+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89]&lt;&gt;&quot;&quot;;MAX([.$B$1:.$B88])+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0]&lt;&gt;&quot;&quot;;MAX([.$B$1:.$B89])+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1]&lt;&gt;&quot;&quot;;MAX([.$B$1:.$B90])+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2]&lt;&gt;&quot;&quot;;MAX([.$B$1:.$B91])+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3]&lt;&gt;&quot;&quot;;MAX([.$B$1:.$B92])+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4]&lt;&gt;&quot;&quot;;MAX([.$B$1:.$B93])+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5]&lt;&gt;&quot;&quot;;MAX([.$B$1:.$B94])+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6]&lt;&gt;&quot;&quot;;MAX([.$B$1:.$B95])+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7]&lt;&gt;&quot;&quot;;MAX([.$B$1:.$B96])+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8]&lt;&gt;&quot;&quot;;MAX([.$B$1:.$B97])+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99]&lt;&gt;&quot;&quot;;MAX([.$B$1:.$B98])+1;&quot;&quot;)">
            <text:p/>
          </table:table-cell>
          <table:table-cell table:style-name="ce100" table:number-columns-repeated="6"/>
          <table:table-cell table:number-columns-repeated="27"/>
          <table:table-cell table:style-name="ce233"/>
          <table:table-cell table:number-columns-repeated="988"/>
        </table:table-row>
        <table:table-row table:style-name="ro153">
          <table:table-cell/>
          <table:table-cell table:formula="of:=IF([.$A100]&lt;&gt;&quot;&quot;;MAX([.$B$1:.$B99])+1;&quot;&quot;)">
            <text:p/>
          </table:table-cell>
          <table:table-cell table:style-name="ce100" table:number-columns-repeated="6"/>
          <table:table-cell table:number-columns-repeated="27"/>
          <table:table-cell table:style-name="ce233"/>
          <table:table-cell table:number-columns-repeated="988"/>
        </table:table-row>
        <table:table-row table:style-name="ro153" table:number-rows-repeated="899">
          <table:table-cell table:number-columns-repeated="2"/>
          <table:table-cell table:style-name="ce100" table:number-columns-repeated="6"/>
          <table:table-cell table:number-columns-repeated="27"/>
          <table:table-cell table:style-name="ce233"/>
          <table:table-cell table:number-columns-repeated="988"/>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L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L5]=&quot;新規&quot;))" calcext:base-cell-address="'menuitem-shortcut-disable-items'.C5"/>
            <calcext:condition calcext:apply-style-name="選択された選択肢" calcext:value="formula-is([.$A5]&lt;&gt;&quot;&quot;)" calcext:base-cell-address="'menuitem-shortcut-disable-items'.C5"/>
          </calcext:conditional-format>
        </calcext:conditional-formats>
      </table:table>
      <table:table table:name="misc-ui-disable-items" table:style-name="ta1">
        <table:table-column table:style-name="co35" table:default-cell-style-name="ce113"/>
        <table:table-column table:style-name="co18" table:number-columns-repeated="2" table:default-cell-style-name="ce113"/>
        <table:table-column table:style-name="co36" table:default-cell-style-name="ce113"/>
        <table:table-column table:style-name="co37" table:default-cell-style-name="ce113"/>
        <table:table-column table:style-name="co38" table:default-cell-style-name="ce122"/>
        <table:table-column table:style-name="co39" table:default-cell-style-name="ce113"/>
        <table:table-column table:style-name="co38" table:default-cell-style-name="ce122"/>
        <table:table-column table:style-name="co39" table:visibility="collapse" table:default-cell-style-name="ce113"/>
        <table:table-column table:style-name="co38" table:visibility="collapse" table:default-cell-style-name="ce122"/>
        <table:table-column table:style-name="co39" table:visibility="collapse" table:default-cell-style-name="ce113"/>
        <table:table-column table:style-name="co40" table:visibility="collapse" table:default-cell-style-name="ce122"/>
        <table:table-column table:style-name="co41" table:visibility="collapse" table:number-columns-repeated="2" table:default-cell-style-name="ce113"/>
        <table:table-column table:style-name="co18" table:number-columns-repeated="1010" table:default-cell-style-name="ce113"/>
        <table:table-row table:style-name="ro165">
          <table:table-cell table:style-name="ce111" office:value-type="string" calcext:value-type="string">
            <text:p>選択</text:p>
          </table:table-cell>
          <table:table-cell table:style-name="ce114" office:value-type="string" calcext:value-type="string">
            <text:p>検証対象インデックス</text:p>
          </table:table-cell>
          <table:table-cell table:style-name="ce111" office:value-type="string" calcext:value-type="string">
            <text:p>設定項目番号</text:p>
          </table:table-cell>
          <table:table-cell table:style-name="ce111" office:value-type="string" calcext:value-type="string">
            <text:p>非表示にする対象</text:p>
          </table:table-cell>
          <table:table-cell table:style-name="ce111" office:value-type="string" calcext:value-type="string">
            <text:p>設定方法</text:p>
          </table:table-cell>
          <table:table-cell table:style-name="ce111" office:value-type="string" calcext:value-type="string">
            <text:p>設定内容（Firefox 60）</text:p>
          </table:table-cell>
          <table:table-cell table:style-name="ce111" office:value-type="string" calcext:value-type="string">
            <text:p>Firefox 52→60での変更</text:p>
          </table:table-cell>
          <table:table-cell table:style-name="ce111" office:value-type="string" calcext:value-type="string">
            <text:p>設定内容（Firefox 52）</text:p>
          </table:table-cell>
          <table:table-cell table:style-name="ce111" office:value-type="string" calcext:value-type="string">
            <text:p>Firefox 45→52での変更</text:p>
          </table:table-cell>
          <table:table-cell table:style-name="ce111" office:value-type="string" calcext:value-type="string">
            <text:p>設定内容（Firefox 45）</text:p>
          </table:table-cell>
          <table:table-cell table:style-name="ce111" office:value-type="string" calcext:value-type="string">
            <text:p>Firefox 38→45での変更</text:p>
          </table:table-cell>
          <table:table-cell table:style-name="ce111" office:value-type="string" calcext:value-type="string">
            <text:p>設定内容（Firefox 38）</text:p>
          </table:table-cell>
          <table:table-cell table:style-name="ce111" office:value-type="string" calcext:value-type="string">
            <text:p>設定内容（Firefox 31）</text:p>
          </table:table-cell>
          <table:table-cell table:style-name="ce111" office:value-type="string" calcext:value-type="string">
            <text:p>設定内容（Firefox 24）</text:p>
          </table:table-cell>
          <table:table-cell table:style-name="ce111" office:value-type="string" calcext:value-type="string">
            <text:p>検証手順書対応番号</text:p>
          </table:table-cell>
          <table:table-cell table:style-name="ce115" table:number-columns-repeated="1009"/>
        </table:table-row>
        <table:table-row table:style-name="ro60">
          <table:table-cell table:style-name="ce111" table:number-columns-repeated="2"/>
          <table:table-cell table:style-name="ce116" office:value-type="string" calcext:value-type="string">
            <text:p>Hide-1</text:p>
          </table:table-cell>
          <table:table-cell table:style-name="ce116" office:value-type="string" calcext:value-type="string">
            <text:p>設定画面の「セキュリティ」パネル</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text:span text:style-name="T18">「globalChrome.css」互換スクリプト:</text:span></text:p>
            <text:p><text:span text:style-name="T18">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11" table:formula="of:=IF([.F2]=&quot;&quot;;&quot;?&quot;;IF([.F2]=[.H2];&quot;&quot;;IF([.H2]=&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H2]=&quot;&quot;;&quot;?&quot;;IF([.H2]=[.J2];&quot;&quot;;IF([.J2]=&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table:formula="of:=IF([.J2]=&quot;&quot;;&quot;?&quot;;IF([.J2]=[.L2];&quot;&quot;;&quot;○&quot;))">
            <text:p/>
          </table:table-cell>
          <table:table-cell table:style-name="ce111"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lockPref("extensions.hideoptionpane@clear-code.com.browser.paneSecurity.enabled", false);</text:p>
          </table:table-cell>
          <table:table-cell table:style-name="ce125" table:formula="of:=IFERROR(VLOOKUP([.$J2];[$'verify-targets-to-chapters'.$A$1:.$B$999];2;0);IF([.$A2]=&quot;&quot;;&quot;&quot;;&quot;省略&quot;))">
            <text:p/>
          </table:table-cell>
          <table:table-cell table:style-name="ce115" table:number-columns-repeated="1009"/>
        </table:table-row>
        <table:table-row table:style-name="ro166">
          <table:table-cell table:style-name="ce111"/>
          <table:table-cell table:style-name="ce111" table:formula="of:=IF(AND([.$A3]&lt;&gt;&quot;&quot;;NOT(ISNUMBER(FIND(&quot;廃止&quot;;[.$C3]))));MAX([.$B$1:.$B2])+1;&quot;&quot;)">
            <text:p/>
          </table:table-cell>
          <table:table-cell table:style-name="ce116" office:value-type="string" calcext:value-type="string">
            <text:p>Hide-2</text:p>
          </table:table-cell>
          <table:table-cell table:style-name="ce116" office:value-type="string" calcext:value-type="string">
            <text:p>設定画面の「Sync」パネル、サイドバーの「同期タブ」</text:p>
          </table:table-cell>
          <table:table-cell table:style-name="ce116"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9"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11" table:formula="of:=IF([.F3]=&quot;&quot;;&quot;?&quot;;IF([.F3]=[.H3];&quot;&quot;;IF([.H3]=&quot;&quot;;&quot;新規&quot;;&quot;変更あり&quot;)))" office:value-type="string" office:string-value="変更あり" calcext:value-type="string">
            <text:p>変更あり</text:p>
          </table:table-cell>
          <table:table-cell table:style-name="ce111" office:value-type="string" calcext:value-type="string">
            <text:p>-</text:p>
          </table:table-cell>
          <table:table-cell table:style-name="ce111" table:formula="of:=IF([.H3]=&quot;&quot;;&quot;?&quot;;IF([.H3]=[.J3];&quot;&quot;;IF([.J3]=&quot;&quot;;&quot;新規&quot;;&quot;変更あり&quot;)))">
            <text:p/>
          </table:table-cell>
          <table:table-cell table:style-name="ce111" office:value-type="string" calcext:value-type="string">
            <text:p>-</text:p>
          </table:table-cell>
          <table:table-cell table:style-name="ce111" table:formula="of:=IF([.J3]=&quot;&quot;;&quot;?&quot;;IF([.J3]=[.L3];&quot;&quot;;&quot;○&quot;))">
            <text:p/>
          </table:table-cell>
          <table:table-cell table:style-name="ce111" office:value-type="string" calcext:value-type="string">
            <text:p>-</text:p>
          </table:table-cell>
          <table:table-cell table:style-name="ce111" office:value-type="string" calcext:value-type="string">
            <text:p>変更無し</text:p>
          </table:table-cell>
          <table:table-cell table:style-name="ce111" office:value-type="string" calcext:value-type="string">
            <text:p>-</text:p>
          </table:table-cell>
          <table:table-cell table:style-name="ce125" table:formula="of:=IFERROR(VLOOKUP([.$J3];[$'verify-targets-to-chapters'.$A$1:.$B$999];2;0);IF([.$A3]=&quot;&quot;;&quot;&quot;;&quot;省略&quot;))">
            <text:p/>
          </table:table-cell>
          <table:table-cell table:style-name="ce115" table:number-columns-repeated="1009"/>
        </table:table-row>
        <table:table-row table:style-name="ro167">
          <table:table-cell table:style-name="ce111"/>
          <table:table-cell table:style-name="ce111" table:formula="of:=IF(AND([.$A4]&lt;&gt;&quot;&quot;;NOT(ISNUMBER(FIND(&quot;廃止&quot;;[.$C4]))));MAX([.$B$1:.$B3])+1;&quot;&quot;)">
            <text:p/>
          </table:table-cell>
          <table:table-cell table:style-name="ce116" office:value-type="string" calcext:value-type="string">
            <text:p>Hide-3</text:p>
          </table:table-cell>
          <table:table-cell table:style-name="ce116" office:value-type="string" calcext:value-type="string">
            <text:p>設定画面の「ヘルプ」ボタン</text:p>
          </table:table-cell>
          <table:table-cell table:style-name="ce116" office:value-type="string" calcext:value-type="string">
            <text:p>1. アドオン「globalChrome.css」互換スクリプトを導入する</text:p>
            <text:p>2. globalChrome.cssで設定を反映する</text:p>
            <text:p/>
          </table:table-cell>
          <table:table-cell table:style-name="ce116"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F4]=&quot;&quot;;&quot;?&quot;;IF([.F4]=[.H4];&quot;&quot;;IF([.H4]=&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H4]=&quot;&quot;;&quot;?&quot;;IF([.H4]=[.J4];&quot;&quot;;IF([.J4]=&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table:formula="of:=IF([.J4]=&quot;&quot;;&quot;?&quot;;IF([.J4]=[.L4];&quot;&quot;;&quot;○&quot;))" office:value-type="string" office:string-value="○" calcext:value-type="string">
            <text:p>○</text:p>
          </table:table-cell>
          <table:table-cell table:style-name="ce111"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11" office:value-type="string" calcext:value-type="string">
            <text:p>変更無し</text:p>
          </table:table-cell>
          <table:table-cell table:style-name="ce111"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5" table:formula="of:=IFERROR(VLOOKUP([.$J4];[$'verify-targets-to-chapters'.$A$1:.$B$999];2;0);IF([.$A4]=&quot;&quot;;&quot;&quot;;&quot;省略&quot;))">
            <text:p/>
          </table:table-cell>
          <table:table-cell table:style-name="ce115" table:number-columns-repeated="1009"/>
        </table:table-row>
        <table:table-row table:style-name="ro168">
          <table:table-cell table:style-name="ce111"/>
          <table:table-cell table:style-name="ce111" table:formula="of:=IF(AND([.$A5]&lt;&gt;&quot;&quot;;NOT(ISNUMBER(FIND(&quot;廃止&quot;;[.$C5]))));MAX([.$B$1:.$B4])+1;&quot;&quot;)">
            <text:p/>
          </table:table-cell>
          <table:table-cell table:style-name="ce116" office:value-type="string" calcext:value-type="string">
            <text:p>Hide-4</text:p>
          </table:table-cell>
          <table:table-cell table:style-name="ce116" office:value-type="string" calcext:value-type="string">
            <text:p>ポップアップブロック、アドオンのインストール警告、オフラインデータの許可の編集（Cookie以外の権限に関するサイトごとの権限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11" table:formula="of:=IF([.F5]=&quot;&quot;;&quot;?&quot;;IF([.F5]=[.H5];&quot;&quot;;IF([.H5]=&quot;&quot;;&quot;新規&quot;;&quot;変更あり&quot;)))" office:value-type="string" office:string-value="変更あり" calcext:value-type="string">
            <text:p>変更あり</text:p>
          </table:table-cell>
          <table:table-cell table:style-name="ce111"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H5]=&quot;&quot;;&quot;?&quot;;IF([.H5]=[.J5];&quot;&quot;;IF([.J5]=&quot;&quot;;&quot;新規&quot;;&quot;変更あり&quot;)))" office:value-type="string" office:string-value="変更あり" calcext:value-type="string">
            <text:p>変更あり</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table:formula="of:=IF([.J5]=&quot;&quot;;&quot;?&quot;;IF([.J5]=[.L5];&quot;&quot;;&quot;○&quot;))">
            <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11"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5" table:formula="of:=IFERROR(VLOOKUP([.$J5];[$'verify-targets-to-chapters'.$A$1:.$B$999];2;0);IF([.$A5]=&quot;&quot;;&quot;&quot;;&quot;省略&quot;))">
            <text:p/>
          </table:table-cell>
          <table:table-cell table:style-name="ce115" table:number-columns-repeated="1009"/>
        </table:table-row>
        <table:table-row table:style-name="ro169">
          <table:table-cell table:style-name="ce111"/>
          <table:table-cell table:style-name="ce111" table:formula="of:=IF(AND([.$A6]&lt;&gt;&quot;&quot;;NOT(ISNUMBER(FIND(&quot;廃止&quot;;[.$C6]))));MAX([.$B$1:.$B5])+1;&quot;&quot;)">
            <text:p/>
          </table:table-cell>
          <table:table-cell table:style-name="ce116" office:value-type="string" calcext:value-type="string">
            <text:p>Hide-5（廃止）</text:p>
          </table:table-cell>
          <table:table-cell table:style-name="ce116" office:value-type="string" calcext:value-type="string">
            <text:p>サイト別設定マネージャにおける、Cookie以外の権限に関する設定項目</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Firefox 45で廃止</text:p>
          </table:table-cell>
          <table:table-cell table:style-name="ce111" table:formula="of:=IF([.F6]=&quot;&quot;;&quot;?&quot;;IF([.F6]=[.H6];&quot;&quot;;IF([.H6]=&quot;&quot;;&quot;新規&quot;;&quot;変更あり&quot;)))">
            <text:p/>
          </table:table-cell>
          <table:table-cell table:style-name="ce111" office:value-type="string" calcext:value-type="string">
            <text:p>Firefox 45で廃止</text:p>
          </table:table-cell>
          <table:table-cell table:style-name="ce111" table:formula="of:=IF([.H6]=&quot;&quot;;&quot;?&quot;;IF([.H6]=[.J6];&quot;&quot;;IF([.J6]=&quot;&quot;;&quot;新規&quot;;&quot;変更あり&quot;)))" office:value-type="string" office:string-value="変更あり" calcext:value-type="string">
            <text:p>変更あり</text:p>
          </table:table-cell>
          <table:table-cell table:style-name="ce111" office:value-type="string" calcext:value-type="string">
            <text:p>Firefox 45では機能が削除されたため不要</text:p>
          </table:table-cell>
          <table:table-cell table:style-name="ce111" table:formula="of:=IF([.J6]=&quot;&quot;;&quot;?&quot;;IF([.J6]=[.L6];&quot;&quot;;&quot;○&quot;))" office:value-type="string" office:string-value="○" calcext:value-type="string">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11" office:value-type="string" calcext:value-type="string">
            <text:p>-</text:p>
          </table:table-cell>
          <table:table-cell table:style-name="ce125" table:formula="of:=IFERROR(VLOOKUP([.$J6];[$'verify-targets-to-chapters'.$A$1:.$B$999];2;0);IF([.$A6]=&quot;&quot;;&quot;&quot;;&quot;省略&quot;))">
            <text:p/>
          </table:table-cell>
          <table:table-cell table:style-name="ce115" table:number-columns-repeated="1009"/>
        </table:table-row>
        <table:table-row table:style-name="ro170">
          <table:table-cell table:style-name="ce111"/>
          <table:table-cell table:style-name="ce111" table:formula="of:=IF(AND([.$A7]&lt;&gt;&quot;&quot;;NOT(ISNUMBER(FIND(&quot;廃止&quot;;[.$C7]))));MAX([.$B$1:.$B6])+1;&quot;&quot;)">
            <text:p/>
          </table:table-cell>
          <table:table-cell table:style-name="ce116" office:value-type="string" calcext:value-type="string">
            <text:p>Hide-6</text:p>
          </table:table-cell>
          <table:table-cell table:style-name="ce116" office:value-type="string" calcext:value-type="string">
            <text:p>新しいタブを開くボタン</text:p>
          </table:table-cell>
          <table:table-cell table:style-name="ce116" office:value-type="string" calcext:value-type="string">
            <text:p>1. アドオン「globalChrome.css」互換スクリプトを導入する</text:p>
            <text:p>2. globalChrome.cssで設定を反映する</text:p>
            <text:p/>
            <text:p><text:span text:style-name="T18">・.tabs-new-tab-buttonがタブ右に配置される「＋」ボタンが非表示になってればOK</text:span></text:p>
            <text:p><text:span text:style-name="T18">・#new-tab-buttonはタブを大量に開いて横スクロールするような状態にしないと現れない「＋」ボタンが非表示になっていればOK</text:span></text:p>
            <text:p/>
          </table:table-cell>
          <table:table-cell table:style-name="ce116"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F7]=&quot;&quot;;&quot;?&quot;;IF([.F7]=[.H7];&quot;&quot;;IF([.H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H7]=&quot;&quot;;&quot;?&quot;;IF([.H7]=[.J7];&quot;&quot;;IF([.J7]=&quot;&quot;;&quot;新規&quot;;&quot;変更あり&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formula="of:=IF([.J7]=&quot;&quot;;&quot;?&quot;;IF([.J7]=[.L7];&quot;&quot;;&quot;○&quot;))">
            <text:p/>
          </table:table-cell>
          <table:table-cell table:style-name="ce111"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11" table:number-columns-repeated="2"/>
          <table:table-cell table:style-name="ce125" table:formula="of:=IFERROR(VLOOKUP([.$J7];[$'verify-targets-to-chapters'.$A$1:.$B$999];2;0);IF([.$A7]=&quot;&quot;;&quot;&quot;;&quot;省略&quot;))">
            <text:p/>
          </table:table-cell>
          <table:table-cell table:style-name="ce115" table:number-columns-repeated="1009"/>
        </table:table-row>
        <table:table-row table:style-name="ro140">
          <table:table-cell table:style-name="ce111"/>
          <table:table-cell table:style-name="ce111" table:formula="of:=IF(AND([.$A8]&lt;&gt;&quot;&quot;;NOT(ISNUMBER(FIND(&quot;廃止&quot;;[.$C8]))));MAX([.$B$1:.$B7])+1;&quot;&quot;)">
            <text:p/>
          </table:table-cell>
          <table:table-cell table:style-name="ce116" office:value-type="string" calcext:value-type="string">
            <text:p>Hide-7</text:p>
          </table:table-cell>
          <table:table-cell table:style-name="ce116" office:value-type="string" calcext:value-type="string">
            <text:p>設定画面内の「タブグループ」グループにおける「新しいウィンドウではなく新しいタブで開く」</text:p>
          </table:table-cell>
          <table:table-cell table:style-name="ce116" office:value-type="string" calcext:value-type="string">
            <text:p>1. アドオン「globalChrome.css」互換スクリプトを導入する</text:p>
            <text:p>2. globalChrome.cssで設定を反映する</text:p>
            <text:p/>
            <text:p><text:span text:style-name="T18">・「設定」-「一般」-「タブグループ」の「新しいウィンドウではなく新しいタブで開く」チェックボックス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F8]=&quot;&quot;;&quot;?&quot;;IF([.F8]=[.H8];&quot;&quot;;IF([.H8]=&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H8]=&quot;&quot;;&quot;?&quot;;IF([.H8]=[.J8];&quot;&quot;;IF([.J8]=&quot;&quot;;&quot;新規&quot;;&quot;変更あり&quot;)))" office:value-type="string" office:string-value="変更あり" calcext:value-type="string">
            <text:p>変更あり</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formula="of:=IF([.J8]=&quot;&quot;;&quot;?&quot;;IF([.J8]=[.L8];&quot;&quot;;&quot;○&quot;))">
            <text:p/>
          </table:table-cell>
          <table:table-cell table:style-name="ce111"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11" table:number-columns-repeated="2"/>
          <table:table-cell table:style-name="ce125" table:formula="of:=IFERROR(VLOOKUP([.$J8];[$'verify-targets-to-chapters'.$A$1:.$B$999];2;0);IF([.$A8]=&quot;&quot;;&quot;&quot;;&quot;省略&quot;))">
            <text:p/>
          </table:table-cell>
          <table:table-cell table:style-name="ce115" table:number-columns-repeated="1009"/>
        </table:table-row>
        <table:table-row table:style-name="ro114">
          <table:table-cell table:style-name="ce111" table:number-columns-repeated="2"/>
          <table:table-cell table:style-name="ce116" office:value-type="string" calcext:value-type="string">
            <text:p>Hide-8（廃止）</text:p>
          </table:table-cell>
          <table:table-cell table:style-name="ce116" office:value-type="string" calcext:value-type="string">
            <text:p>コンテンツ領域のコンテキストメニューおける「デスクトップの背景に設定」</text:p>
          </table:table-cell>
          <table:table-cell table:style-name="ce116" office:value-type="string" calcext:value-type="string">
            <text:p>1. アドオン「globalChrome.css」互換スクリプトを導入する</text:p>
            <text:p>2. globalChrome.cssで設定を反映する</text:p>
          </table:table-cell>
          <table:table-cell table:style-name="ce116" office:value-type="string" calcext:value-type="string">
            <text:p>MenuShortcut-55に統合</text:p>
          </table:table-cell>
          <table:table-cell table:style-name="ce111" table:formula="of:=IF([.F9]=&quot;&quot;;&quot;?&quot;;IF([.F9]=[.H9];&quot;&quot;;IF([.H9]=&quot;&quot;;&quot;新規&quot;;&quot;変更あり&quot;)))">
            <text:p/>
          </table:table-cell>
          <table:table-cell table:style-name="ce111" office:value-type="string" calcext:value-type="string">
            <text:p>MenuShortcut-55に統合</text:p>
          </table:table-cell>
          <table:table-cell table:style-name="ce111" table:formula="of:=IF([.H9]=&quot;&quot;;&quot;?&quot;;IF([.H9]=[.J9];&quot;&quot;;IF([.J9]=&quot;&quot;;&quot;新規&quot;;&quot;変更あり&quot;)))">
            <text:p/>
          </table:table-cell>
          <table:table-cell table:style-name="ce111" office:value-type="string" calcext:value-type="string">
            <text:p>MenuShortcut-55に統合</text:p>
          </table:table-cell>
          <table:table-cell table:style-name="ce111" table:formula="of:=IF([.J9]=&quot;&quot;;&quot;?&quot;;IF([.J9]=[.L9];&quot;&quot;;&quot;○&quot;))" office:value-type="string" office:string-value="○" calcext:value-type="string">
            <text:p>○</text:p>
          </table:table-cell>
          <table:table-cell table:style-name="ce111"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11" table:number-columns-repeated="2"/>
          <table:table-cell table:style-name="ce125" table:formula="of:=IFERROR(VLOOKUP([.$J9];[$'verify-targets-to-chapters'.$A$1:.$B$999];2;0);IF([.$A9]=&quot;&quot;;&quot;&quot;;&quot;省略&quot;))">
            <text:p/>
          </table:table-cell>
          <table:table-cell table:style-name="ce115" table:number-columns-repeated="1009"/>
        </table:table-row>
        <table:table-row table:style-name="ro171">
          <table:table-cell table:style-name="ce112"/>
          <table:table-cell table:style-name="ce111" table:formula="of:=IF(AND([.$A10]&lt;&gt;&quot;&quot;;NOT(ISNUMBER(FIND(&quot;廃止&quot;;[.$C10]))));MAX([.$B$1:.$B9])+1;&quot;&quot;)">
            <text:p/>
          </table:table-cell>
          <table:table-cell table:style-name="ce116" office:value-type="string" calcext:value-type="string">
            <text:p>Hide-9</text:p>
          </table:table-cell>
          <table:table-cell table:style-name="ce241" office:value-type="string" calcext:value-type="string">
            <text:p>設定画面の「ダウンロード」グループ</text:p>
          </table:table-cell>
          <table:table-cell table:style-name="ce241" office:value-type="string" calcext:value-type="string">
            <text:p>1. アドオン「globalChrome.css」互換スクリプトを導入する</text:p>
            <text:p>2. globalChrome.cssで設定を反映する</text:p>
            <text:p/>
            <text:p><text:span text:style-name="T18">・「設定」-「一般」-「ファイルとプログラム」のダウンロード設定項目が非表示になっていればOK</text:span></text:p>
            <text:p/>
          </table:table-cell>
          <table:table-cell table:style-name="ce116"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F10]=&quot;&quot;;&quot;?&quot;;IF([.F10]=[.H10];&quot;&quot;;IF([.H10]=&quot;&quot;;&quot;新規&quot;;&quot;変更あり&quot;)))">
            <text:p/>
          </table:table-cell>
          <table:table-cell table:style-name="ce111"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H10]=&quot;&quot;;&quot;?&quot;;IF([.H10]=[.J10];&quot;&quot;;IF([.J10]=&quot;&quot;;&quot;新規&quot;;&quot;変更あり&quot;)))" office:value-type="string" office:string-value="変更あり" calcext:value-type="string">
            <text:p>変更あり</text:p>
          </table:table-cell>
          <table:table-cell table:style-name="ce111"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1" table:formula="of:=IF([.J10]=&quot;&quot;;&quot;?&quot;;IF([.J10]=[.L10];&quot;&quot;;&quot;○&quot;))">
            <text:p/>
          </table:table-cell>
          <table:table-cell table:style-name="ce12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12" table:number-columns-repeated="2"/>
          <table:table-cell table:style-name="ce125" table:formula="of:=IFERROR(VLOOKUP([.$J10];[$'verify-targets-to-chapters'.$A$1:.$B$999];2;0);IF([.$A10]=&quot;&quot;;&quot;&quot;;&quot;省略&quot;))">
            <text:p/>
          </table:table-cell>
          <table:table-cell table:number-columns-repeated="1009"/>
        </table:table-row>
        <table:table-row table:style-name="ro172">
          <table:table-cell table:style-name="ce112"/>
          <table:table-cell table:style-name="ce111" table:formula="of:=IF(AND([.$A11]&lt;&gt;&quot;&quot;;NOT(ISNUMBER(FIND(&quot;廃止&quot;;[.$C11]))));MAX([.$B$1:.$B10])+1;&quot;&quot;)">
            <text:p/>
          </table:table-cell>
          <table:table-cell table:style-name="ce116" office:value-type="string" calcext:value-type="string">
            <text:p>Hide-10</text:p>
          </table:table-cell>
          <table:table-cell table:style-name="ce116" office:value-type="string" calcext:value-type="string">
            <text:p>ロケーションバーのズーム率表示</text:p>
          </table:table-cell>
          <table:table-cell table:style-name="ce241" office:value-type="string" calcext:value-type="string">
            <text:p>1. アドオン「globalChrome.css」互換スクリプトを導入する</text:p>
            <text:p>2. globalChrome.cssで設定を反映する</text:p>
            <text:p/>
            <text:p><text:span text:style-name="T39">・Ctrl+「-」やCtrl+Shift+「+」で表示されるズーム表示が非表示になっていればOK</text:span></text:p>
            <text:p/>
            <text:p/>
          </table:table-cell>
          <table:table-cell table:style-name="ce120"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F11]=&quot;&quot;;&quot;?&quot;;IF([.F11]=[.H11];&quot;&quot;;IF([.H11]=&quot;&quot;;&quot;新規&quot;;&quot;変更あり&quot;)))">
            <text:p/>
          </table:table-cell>
          <table:table-cell table:style-name="ce123"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11" table:formula="of:=IF([.H11]=&quot;&quot;;&quot;?&quot;;IF([.H11]=[.J11];&quot;&quot;;IF([.J11]=&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1];[$'verify-targets-to-chapters'.$A$1:.$B$999];2;0);IF([.$A11]=&quot;&quot;;&quot;&quot;;&quot;省略&quot;))">
            <text:p/>
          </table:table-cell>
          <table:table-cell table:number-columns-repeated="1009"/>
        </table:table-row>
        <table:table-row table:style-name="ro173">
          <table:table-cell table:style-name="ce112"/>
          <table:table-cell table:style-name="ce111" table:formula="of:=IF(AND([.$A12]&lt;&gt;&quot;&quot;;NOT(ISNUMBER(FIND(&quot;廃止&quot;;[.$C12]))));MAX([.$B$1:.$B11])+1;&quot;&quot;)">
            <text:p/>
          </table:table-cell>
          <table:table-cell table:style-name="ce116" office:value-type="string" calcext:value-type="string">
            <text:p>Hide-11</text:p>
          </table:table-cell>
          <table:table-cell table:style-name="ce116" office:value-type="string" calcext:value-type="string">
            <text:p>プラグインの実行許可確認における「常に実行を許可する」ボタン</text:p>
          </table:table-cell>
          <table:table-cell table:style-name="ce24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able:table-cell>
          <table:table-cell table:style-name="ce120" office:value-type="string" calcext:value-type="string">
            <text:p><text:span text:style-name="T1">/* ポップアップ内の「この選択を記憶する」について非表示にする */</text:span></text:p>
            <text:p><text:span text:style-name="T1">@-moz-document url-prefix("chrome://browser/content/browser.xul") {</text:span></text:p>
            <text:p><text:span text:style-name="T1">  #click-to-play-plugins-notification checkbox {</text:span></text:p>
            <text:p><text:span text:style-name="T1">    visibility: collapse !important;</text:span></text:p>
            <text:p><text:span text:style-name="T1">    -moz-user-focus: ignore !important;</text:span></text:p>
            <text:p><text:span text:style-name="T1">  }</text:span></text:p>
            <text:p><text:span text:style-name="T1">}</text:span></text:p>
            <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2]=&quot;&quot;;&quot;?&quot;;IF([.F12]=[.H12];&quot;&quot;;IF([.H12]=&quot;&quot;;&quot;新規&quot;;&quot;変更あり&quot;)))" office:value-type="string" office:string-value="変更あり" calcext:value-type="string">
            <text:p>変更あり</text:p>
          </table:table-cell>
          <table:table-cell table:style-name="ce123"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2]=&quot;&quot;;&quot;?&quot;;IF([.H12]=[.J12];&quot;&quot;;IF([.J12]=&quot;&quot;;&quot;新規&quot;;&quot;変更あり&quot;)))" office:value-type="string" office:string-value="新規" calcext:value-type="string">
            <text:p>新規</text:p>
          </table:table-cell>
          <table:table-cell table:style-name="ce124"/>
          <table:table-cell table:style-name="ce112"/>
          <table:table-cell table:style-name="ce124"/>
          <table:table-cell table:style-name="ce112" table:number-columns-repeated="2"/>
          <table:table-cell table:style-name="ce125" table:formula="of:=IFERROR(VLOOKUP([.$J12];[$'verify-targets-to-chapters'.$A$1:.$B$999];2;0);IF([.$A12]=&quot;&quot;;&quot;&quot;;&quot;省略&quot;))">
            <text:p/>
          </table:table-cell>
          <table:table-cell table:number-columns-repeated="1009"/>
        </table:table-row>
        <table:table-row table:style-name="ro174">
          <table:table-cell table:style-name="ce112"/>
          <table:table-cell table:style-name="ce111" table:formula="of:=IF(AND([.$A13]&lt;&gt;&quot;&quot;;NOT(ISNUMBER(FIND(&quot;廃止&quot;;[.$C13]))));MAX([.$B$1:.$B12])+1;&quot;&quot;)">
            <text:p/>
          </table:table-cell>
          <table:table-cell table:style-name="ce116" office:value-type="string" calcext:value-type="string">
            <text:p>Hide-12</text:p>
          </table:table-cell>
          <table:table-cell table:style-name="ce116" office:value-type="string" calcext:value-type="string">
            <text:p>設定画面の「一般」の「Ctrl+Tabで最近使用した順にタブを切り替える」</text:p>
          </table:table-cell>
          <table:table-cell table:style-name="ce241" office:value-type="string" calcext:value-type="string">
            <text:p>1. アドオン「globalChrome.css」互換スクリプトを導入する</text:p>
            <text:p>2. globalChrome.cssで設定を反映する</text:p>
            <text:p/>
            <text:p><text:span text:style-name="T18">・「設定」-「一般」-「タブグループ」の「Ctrl+Tabで最近使用した順にタブを切り替える」チェックボックスが非表示になっていればOK</text:span></text:p>
            <text:p/>
          </table:table-cell>
          <table:table-cell table:style-name="ce120"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F13]=&quot;&quot;;&quot;?&quot;;IF([.F13]=[.H13];&quot;&quot;;IF([.H13]=&quot;&quot;;&quot;新規&quot;;&quot;変更あり&quot;)))">
            <text:p/>
          </table:table-cell>
          <table:table-cell table:style-name="ce123"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1">  #ctrlTabRecentlyUsedOrder {</text:span></text:p>
            <text:p><text:span text:style-name="T12">    visibility: collapse !important;</text:span></text:p>
            <text:p><text:span text:style-name="T12">    -moz-user-focus: ignore !important;</text:span></text:p>
            <text:p><text:span text:style-name="T1">  }</text:span></text:p>
            <text:p><text:span text:style-name="T1">}</text:span></text:p>
          </table:table-cell>
          <table:table-cell table:style-name="ce111" table:formula="of:=IF([.H13]=&quot;&quot;;&quot;?&quot;;IF([.H13]=[.J13];&quot;&quot;;IF([.J13]=&quot;&quot;;&quot;新規&quot;;&quot;変更あり&quot;)))" office:value-type="string" office:string-value="新規" calcext:value-type="string">
            <text:p>新規</text:p>
          </table:table-cell>
          <table:table-cell table:number-columns-repeated="5"/>
          <table:table-cell table:style-name="ce125" table:formula="of:=IFERROR(VLOOKUP([.$J13];[$'verify-targets-to-chapters'.$A$1:.$B$999];2;0);IF([.$A13]=&quot;&quot;;&quot;&quot;;&quot;省略&quot;))">
            <text:p/>
          </table:table-cell>
          <table:table-cell table:number-columns-repeated="1009"/>
        </table:table-row>
        <table:table-row table:style-name="ro176">
          <table:table-cell table:style-name="ce112"/>
          <table:table-cell table:style-name="ce115" table:formula="of:=IF([.$A14]&lt;&gt;&quot;&quot;;MAX([.$B$1:.$B13])+1;&quot;&quot;)">
            <text:p/>
          </table:table-cell>
          <table:table-cell table:style-name="ce116" office:value-type="string" calcext:value-type="string">
            <text:p>Hide-13</text:p>
          </table:table-cell>
          <table:table-cell table:style-name="ce116" office:value-type="string" calcext:value-type="string">
            <text:p>タブモーダルダイアログが開かれている間の背景の暗転の禁止</text:p>
          </table:table-cell>
          <table:table-cell table:style-name="ce241"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20"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F14]=&quot;&quot;;&quot;?&quot;;IF([.F14]=[.H14];&quot;&quot;;IF([.H14]=&quot;&quot;;&quot;新規&quot;;&quot;変更あり&quot;)))">
            <text:p/>
          </table:table-cell>
          <table:table-cell table:style-name="ce123" office:value-type="string" calcext:value-type="string">
            <text:p><text:span text:style-name="T3">@-moz-document url-prefix("chrome://browser/content/browser.xul") {</text:span></text:p>
            <text:p><text:span text:style-name="T3">  tabmodalprompt {</text:span></text:p>
            <text:p><text:span text:style-name="T3">    background: transparent !important;</text:span></text:p>
            <text:p><text:span text:style-name="T3">  }</text:span></text:p>
            <text:p><text:span text:style-name="T3">}</text:span></text:p>
          </table:table-cell>
          <table:table-cell table:style-name="ce111" table:formula="of:=IF([.H14]=&quot;&quot;;&quot;?&quot;;IF([.H14]=[.J14];&quot;&quot;;IF([.J14]=&quot;&quot;;&quot;新規&quot;;&quot;変更あり&quot;)))" office:value-type="string" office:string-value="新規" calcext:value-type="string">
            <text:p>新規</text:p>
          </table:table-cell>
          <table:table-cell table:number-columns-repeated="5"/>
          <table:table-cell table:style-name="ce125" table:formula="of:=IFERROR(VLOOKUP([.$J14];[$'verify-targets-to-chapters'.$A$1:.$B$999];2;0);IF([.$A14]=&quot;&quot;;&quot;&quot;;&quot;省略&quot;))">
            <text:p/>
          </table:table-cell>
          <table:table-cell table:number-columns-repeated="1009"/>
        </table:table-row>
        <table:table-row table:style-name="ro153">
          <table:table-cell/>
          <table:table-cell table:style-name="ce115" table:formula="of:=IF([.$A15]&lt;&gt;&quot;&quot;;MAX([.$B$1:.$B1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16]&lt;&gt;&quot;&quot;;MAX([.$B$1:.$B1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17]&lt;&gt;&quot;&quot;;MAX([.$B$1:.$B1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18]&lt;&gt;&quot;&quot;;MAX([.$B$1:.$B1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19]&lt;&gt;&quot;&quot;;MAX([.$B$1:.$B1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0]&lt;&gt;&quot;&quot;;MAX([.$B$1:.$B1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1]&lt;&gt;&quot;&quot;;MAX([.$B$1:.$B2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2]&lt;&gt;&quot;&quot;;MAX([.$B$1:.$B2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3]&lt;&gt;&quot;&quot;;MAX([.$B$1:.$B2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4]&lt;&gt;&quot;&quot;;MAX([.$B$1:.$B2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5]&lt;&gt;&quot;&quot;;MAX([.$B$1:.$B2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6]&lt;&gt;&quot;&quot;;MAX([.$B$1:.$B2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7]&lt;&gt;&quot;&quot;;MAX([.$B$1:.$B2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8]&lt;&gt;&quot;&quot;;MAX([.$B$1:.$B2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29]&lt;&gt;&quot;&quot;;MAX([.$B$1:.$B2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0]&lt;&gt;&quot;&quot;;MAX([.$B$1:.$B2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1]&lt;&gt;&quot;&quot;;MAX([.$B$1:.$B3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2]&lt;&gt;&quot;&quot;;MAX([.$B$1:.$B3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3]&lt;&gt;&quot;&quot;;MAX([.$B$1:.$B3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4]&lt;&gt;&quot;&quot;;MAX([.$B$1:.$B3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5]&lt;&gt;&quot;&quot;;MAX([.$B$1:.$B3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6]&lt;&gt;&quot;&quot;;MAX([.$B$1:.$B3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7]&lt;&gt;&quot;&quot;;MAX([.$B$1:.$B3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8]&lt;&gt;&quot;&quot;;MAX([.$B$1:.$B3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39]&lt;&gt;&quot;&quot;;MAX([.$B$1:.$B3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0]&lt;&gt;&quot;&quot;;MAX([.$B$1:.$B3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1]&lt;&gt;&quot;&quot;;MAX([.$B$1:.$B4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2]&lt;&gt;&quot;&quot;;MAX([.$B$1:.$B4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3]&lt;&gt;&quot;&quot;;MAX([.$B$1:.$B4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4]&lt;&gt;&quot;&quot;;MAX([.$B$1:.$B4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5]&lt;&gt;&quot;&quot;;MAX([.$B$1:.$B4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6]&lt;&gt;&quot;&quot;;MAX([.$B$1:.$B4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7]&lt;&gt;&quot;&quot;;MAX([.$B$1:.$B4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8]&lt;&gt;&quot;&quot;;MAX([.$B$1:.$B4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49]&lt;&gt;&quot;&quot;;MAX([.$B$1:.$B4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0]&lt;&gt;&quot;&quot;;MAX([.$B$1:.$B4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1]&lt;&gt;&quot;&quot;;MAX([.$B$1:.$B5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2]&lt;&gt;&quot;&quot;;MAX([.$B$1:.$B5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3]&lt;&gt;&quot;&quot;;MAX([.$B$1:.$B5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4]&lt;&gt;&quot;&quot;;MAX([.$B$1:.$B5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5]&lt;&gt;&quot;&quot;;MAX([.$B$1:.$B5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6]&lt;&gt;&quot;&quot;;MAX([.$B$1:.$B5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7]&lt;&gt;&quot;&quot;;MAX([.$B$1:.$B5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8]&lt;&gt;&quot;&quot;;MAX([.$B$1:.$B5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59]&lt;&gt;&quot;&quot;;MAX([.$B$1:.$B5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0]&lt;&gt;&quot;&quot;;MAX([.$B$1:.$B5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1]&lt;&gt;&quot;&quot;;MAX([.$B$1:.$B6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2]&lt;&gt;&quot;&quot;;MAX([.$B$1:.$B6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3]&lt;&gt;&quot;&quot;;MAX([.$B$1:.$B6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4]&lt;&gt;&quot;&quot;;MAX([.$B$1:.$B6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5]&lt;&gt;&quot;&quot;;MAX([.$B$1:.$B6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6]&lt;&gt;&quot;&quot;;MAX([.$B$1:.$B6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7]&lt;&gt;&quot;&quot;;MAX([.$B$1:.$B6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8]&lt;&gt;&quot;&quot;;MAX([.$B$1:.$B6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69]&lt;&gt;&quot;&quot;;MAX([.$B$1:.$B6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0]&lt;&gt;&quot;&quot;;MAX([.$B$1:.$B6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1]&lt;&gt;&quot;&quot;;MAX([.$B$1:.$B7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2]&lt;&gt;&quot;&quot;;MAX([.$B$1:.$B7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3]&lt;&gt;&quot;&quot;;MAX([.$B$1:.$B7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4]&lt;&gt;&quot;&quot;;MAX([.$B$1:.$B7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5]&lt;&gt;&quot;&quot;;MAX([.$B$1:.$B7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6]&lt;&gt;&quot;&quot;;MAX([.$B$1:.$B7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7]&lt;&gt;&quot;&quot;;MAX([.$B$1:.$B7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8]&lt;&gt;&quot;&quot;;MAX([.$B$1:.$B7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79]&lt;&gt;&quot;&quot;;MAX([.$B$1:.$B7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0]&lt;&gt;&quot;&quot;;MAX([.$B$1:.$B7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1]&lt;&gt;&quot;&quot;;MAX([.$B$1:.$B8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2]&lt;&gt;&quot;&quot;;MAX([.$B$1:.$B8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3]&lt;&gt;&quot;&quot;;MAX([.$B$1:.$B8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4]&lt;&gt;&quot;&quot;;MAX([.$B$1:.$B8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5]&lt;&gt;&quot;&quot;;MAX([.$B$1:.$B8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6]&lt;&gt;&quot;&quot;;MAX([.$B$1:.$B8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7]&lt;&gt;&quot;&quot;;MAX([.$B$1:.$B8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8]&lt;&gt;&quot;&quot;;MAX([.$B$1:.$B8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89]&lt;&gt;&quot;&quot;;MAX([.$B$1:.$B8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0]&lt;&gt;&quot;&quot;;MAX([.$B$1:.$B89])+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1]&lt;&gt;&quot;&quot;;MAX([.$B$1:.$B90])+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2]&lt;&gt;&quot;&quot;;MAX([.$B$1:.$B91])+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3]&lt;&gt;&quot;&quot;;MAX([.$B$1:.$B92])+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4]&lt;&gt;&quot;&quot;;MAX([.$B$1:.$B93])+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5]&lt;&gt;&quot;&quot;;MAX([.$B$1:.$B94])+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6]&lt;&gt;&quot;&quot;;MAX([.$B$1:.$B95])+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7]&lt;&gt;&quot;&quot;;MAX([.$B$1:.$B96])+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8]&lt;&gt;&quot;&quot;;MAX([.$B$1:.$B97])+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table-cell/>
          <table:table-cell table:style-name="ce115" table:formula="of:=IF([.$A99]&lt;&gt;&quot;&quot;;MAX([.$B$1:.$B98])+1;&quot;&quot;)">
            <text:p/>
          </table:table-cell>
          <table:table-cell table:style-name="ce117" table:number-columns-repeated="3"/>
          <table:table-cell table:style-name="ce121"/>
          <table:table-cell table:number-columns-repeated="8"/>
          <table:table-cell table:style-name="ce126"/>
          <table:table-cell table:number-columns-repeated="1009"/>
        </table:table-row>
        <table:table-row table:style-name="ro153" table:number-rows-repeated="900">
          <table:table-cell table:number-columns-repeated="2"/>
          <table:table-cell table:style-name="ce117" table:number-columns-repeated="3"/>
          <table:table-cell table:style-name="ce121"/>
          <table:table-cell table:number-columns-repeated="8"/>
          <table:table-cell table:style-name="ce126"/>
          <table:table-cell table:number-columns-repeated="1009"/>
        </table:table-row>
        <table:table-row table:style-name="ro153" table:number-rows-repeated="1047576">
          <table:table-cell table:number-columns-repeated="1024"/>
        </table:table-row>
        <table:table-row table:style-name="ro15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G2]=&quot;新規&quot;))" calcext:base-cell-address="'misc-ui-disable-items'.O2"/>
            <calcext:condition calcext:apply-style-name="選択された選択肢" calcext:value="formula-is([.A2]&lt;&gt;&quot;&quot;)" calcext:base-cell-address="'misc-ui-disable-items'.O2"/>
          </calcext:conditional-format>
        </calcext:conditional-formats>
      </table:table>
      <table:table table:name="verify-targets" table:style-name="ta1">
        <table:table-column table:style-name="co42" table:default-cell-style-name="Default"/>
        <table:table-row table:style-name="ro153">
          <table:table-cell table:formula="of:=IFERROR(VLOOKUP(ROW();['customization-items'.$B$1:'customization-items'.$C$1038];COLUMN(['customization-items'.$C$1])-COLUMN(['customization-items'.$B$1])+1;0);&quot;&quot;)" office:value-type="string" office:string-value="Install-1-1" calcext:value-type="string">
            <text:p>Install-1-1</text:p>
          </table:table-cell>
        </table:table-row>
        <table:table-row table:style-name="ro153">
          <table:table-cell table:formula="of:=IFERROR(VLOOKUP(ROW();['customization-items'.$B$1:'customization-items'.$C$1038];COLUMN(['customization-items'.$C$1])-COLUMN(['customization-items'.$B$1])+1;0);&quot;&quot;)" office:value-type="string" office:string-value="Install-1-2" calcext:value-type="string">
            <text:p>Install-1-2</text:p>
          </table:table-cell>
        </table:table-row>
        <table:table-row table:style-name="ro153">
          <table:table-cell table:formula="of:=IFERROR(VLOOKUP(ROW();['customization-items'.$B$1:'customization-items'.$C$1038];COLUMN(['customization-items'.$C$1])-COLUMN(['customization-items'.$B$1])+1;0);&quot;&quot;)" office:value-type="string" office:string-value="Install-2-1" calcext:value-type="string">
            <text:p>Install-2-1</text:p>
          </table:table-cell>
        </table:table-row>
        <table:table-row table:style-name="ro153">
          <table:table-cell table:formula="of:=IFERROR(VLOOKUP(ROW();['customization-items'.$B$1:'customization-items'.$C$1038];COLUMN(['customization-items'.$C$1])-COLUMN(['customization-items'.$B$1])+1;0);&quot;&quot;)" office:value-type="string" office:string-value="Install-2-2" calcext:value-type="string">
            <text:p>Install-2-2</text:p>
          </table:table-cell>
        </table:table-row>
        <table:table-row table:style-name="ro153">
          <table:table-cell table:formula="of:=IFERROR(VLOOKUP(ROW();['customization-items'.$B$1:'customization-items'.$C$1038];COLUMN(['customization-items'.$C$1])-COLUMN(['customization-items'.$B$1])+1;0);&quot;&quot;)" office:value-type="string" office:string-value="Install-3-1" calcext:value-type="string">
            <text:p>Install-3-1</text:p>
          </table:table-cell>
        </table:table-row>
        <table:table-row table:style-name="ro153">
          <table:table-cell table:formula="of:=IFERROR(VLOOKUP(ROW();['customization-items'.$B$1:'customization-items'.$C$1038];COLUMN(['customization-items'.$C$1])-COLUMN(['customization-items'.$B$1])+1;0);&quot;&quot;)" office:value-type="string" office:string-value="Install-3-2" calcext:value-type="string">
            <text:p>Install-3-2</text:p>
          </table:table-cell>
        </table:table-row>
        <table:table-row table:style-name="ro153">
          <table:table-cell table:formula="of:=IFERROR(VLOOKUP(ROW();['customization-items'.$B$1:'customization-items'.$C$1038];COLUMN(['customization-items'.$C$1])-COLUMN(['customization-items'.$B$1])+1;0);&quot;&quot;)" office:value-type="string" office:string-value="Install-3-3" calcext:value-type="string">
            <text:p>Install-3-3</text:p>
          </table:table-cell>
        </table:table-row>
        <table:table-row table:style-name="ro153">
          <table:table-cell table:formula="of:=IFERROR(VLOOKUP(ROW();['customization-items'.$B$1:'customization-items'.$C$1038];COLUMN(['customization-items'.$C$1])-COLUMN(['customization-items'.$B$1])+1;0);&quot;&quot;)" office:value-type="string" office:string-value="Install-4-1" calcext:value-type="string">
            <text:p>Install-4-1</text:p>
          </table:table-cell>
        </table:table-row>
        <table:table-row table:style-name="ro153">
          <table:table-cell table:formula="of:=IFERROR(VLOOKUP(ROW();['customization-items'.$B$1:'customization-items'.$C$1038];COLUMN(['customization-items'.$C$1])-COLUMN(['customization-items'.$B$1])+1;0);&quot;&quot;)" office:value-type="string" office:string-value="Install-4-2" calcext:value-type="string">
            <text:p>Install-4-2</text:p>
          </table:table-cell>
        </table:table-row>
        <table:table-row table:style-name="ro153">
          <table:table-cell table:formula="of:=IFERROR(VLOOKUP(ROW();['customization-items'.$B$1:'customization-items'.$C$1038];COLUMN(['customization-items'.$C$1])-COLUMN(['customization-items'.$B$1])+1;0);&quot;&quot;)" office:value-type="string" office:string-value="Install-5-1" calcext:value-type="string">
            <text:p>Install-5-1</text:p>
          </table:table-cell>
        </table:table-row>
        <table:table-row table:style-name="ro153">
          <table:table-cell table:formula="of:=IFERROR(VLOOKUP(ROW();['customization-items'.$B$1:'customization-items'.$C$1038];COLUMN(['customization-items'.$C$1])-COLUMN(['customization-items'.$B$1])+1;0);&quot;&quot;)" office:value-type="string" office:string-value="Install-5-2" calcext:value-type="string">
            <text:p>Install-5-2</text:p>
          </table:table-cell>
        </table:table-row>
        <table:table-row table:style-name="ro153">
          <table:table-cell table:formula="of:=IFERROR(VLOOKUP(ROW();['customization-items'.$B$1:'customization-items'.$C$1038];COLUMN(['customization-items'.$C$1])-COLUMN(['customization-items'.$B$1])+1;0);&quot;&quot;)" office:value-type="string" office:string-value="Install-6-1" calcext:value-type="string">
            <text:p>Install-6-1</text:p>
          </table:table-cell>
        </table:table-row>
        <table:table-row table:style-name="ro153">
          <table:table-cell table:formula="of:=IFERROR(VLOOKUP(ROW();['customization-items'.$B$1:'customization-items'.$C$1038];COLUMN(['customization-items'.$C$1])-COLUMN(['customization-items'.$B$1])+1;0);&quot;&quot;)" office:value-type="string" office:string-value="Install-6-2" calcext:value-type="string">
            <text:p>Install-6-2</text:p>
          </table:table-cell>
        </table:table-row>
        <table:table-row table:style-name="ro153">
          <table:table-cell table:formula="of:=IFERROR(VLOOKUP(ROW();['customization-items'.$B$1:'customization-items'.$C$1038];COLUMN(['customization-items'.$C$1])-COLUMN(['customization-items'.$B$1])+1;0);&quot;&quot;)" office:value-type="string" office:string-value="Install-7-1" calcext:value-type="string">
            <text:p>Install-7-1</text:p>
          </table:table-cell>
        </table:table-row>
        <table:table-row table:style-name="ro153">
          <table:table-cell table:formula="of:=IFERROR(VLOOKUP(ROW();['customization-items'.$B$1:'customization-items'.$C$1038];COLUMN(['customization-items'.$C$1])-COLUMN(['customization-items'.$B$1])+1;0);&quot;&quot;)" office:value-type="string" office:string-value="Install-7-2" calcext:value-type="string">
            <text:p>Install-7-2</text:p>
          </table:table-cell>
        </table:table-row>
        <table:table-row table:style-name="ro153">
          <table:table-cell table:formula="of:=IFERROR(VLOOKUP(ROW();['customization-items'.$B$1:'customization-items'.$C$1038];COLUMN(['customization-items'.$C$1])-COLUMN(['customization-items'.$B$1])+1;0);&quot;&quot;)" office:value-type="string" office:string-value="Install-8-1" calcext:value-type="string">
            <text:p>Install-8-1</text:p>
          </table:table-cell>
        </table:table-row>
        <table:table-row table:style-name="ro153">
          <table:table-cell table:formula="of:=IFERROR(VLOOKUP(ROW();['customization-items'.$B$1:'customization-items'.$C$1038];COLUMN(['customization-items'.$C$1])-COLUMN(['customization-items'.$B$1])+1;0);&quot;&quot;)" office:value-type="string" office:string-value="Install-8-2" calcext:value-type="string">
            <text:p>Install-8-2</text:p>
          </table:table-cell>
        </table:table-row>
        <table:table-row table:style-name="ro153">
          <table:table-cell table:formula="of:=IFERROR(VLOOKUP(ROW();['customization-items'.$B$1:'customization-items'.$C$1038];COLUMN(['customization-items'.$C$1])-COLUMN(['customization-items'.$B$1])+1;0);&quot;&quot;)" office:value-type="string" office:string-value="Install-9-1" calcext:value-type="string">
            <text:p>Install-9-1</text:p>
          </table:table-cell>
        </table:table-row>
        <table:table-row table:style-name="ro153">
          <table:table-cell table:formula="of:=IFERROR(VLOOKUP(ROW();['customization-items'.$B$1:'customization-items'.$C$1038];COLUMN(['customization-items'.$C$1])-COLUMN(['customization-items'.$B$1])+1;0);&quot;&quot;)" office:value-type="string" office:string-value="Install-9-2" calcext:value-type="string">
            <text:p>Install-9-2</text:p>
          </table:table-cell>
        </table:table-row>
        <table:table-row table:style-name="ro153">
          <table:table-cell table:formula="of:=IFERROR(VLOOKUP(ROW();['customization-items'.$B$1:'customization-items'.$C$1038];COLUMN(['customization-items'.$C$1])-COLUMN(['customization-items'.$B$1])+1;0);&quot;&quot;)" office:value-type="string" office:string-value="Install-10-1" calcext:value-type="string">
            <text:p>Install-10-1</text:p>
          </table:table-cell>
        </table:table-row>
        <table:table-row table:style-name="ro153">
          <table:table-cell table:formula="of:=IFERROR(VLOOKUP(ROW();['customization-items'.$B$1:'customization-items'.$C$1038];COLUMN(['customization-items'.$C$1])-COLUMN(['customization-items'.$B$1])+1;0);&quot;&quot;)" office:value-type="string" office:string-value="Install-10-2" calcext:value-type="string">
            <text:p>Install-10-2</text:p>
          </table:table-cell>
        </table:table-row>
        <table:table-row table:style-name="ro153">
          <table:table-cell table:formula="of:=IFERROR(VLOOKUP(ROW();['customization-items'.$B$1:'customization-items'.$C$1038];COLUMN(['customization-items'.$C$1])-COLUMN(['customization-items'.$B$1])+1;0);&quot;&quot;)" office:value-type="string" office:string-value="Install-10-3" calcext:value-type="string">
            <text:p>Install-10-3</text:p>
          </table:table-cell>
        </table:table-row>
        <table:table-row table:style-name="ro153">
          <table:table-cell table:formula="of:=IFERROR(VLOOKUP(ROW();['customization-items'.$B$1:'customization-items'.$C$1038];COLUMN(['customization-items'.$C$1])-COLUMN(['customization-items'.$B$1])+1;0);&quot;&quot;)" office:value-type="string" office:string-value="Install-11-1" calcext:value-type="string">
            <text:p>Install-11-1</text:p>
          </table:table-cell>
        </table:table-row>
        <table:table-row table:style-name="ro153">
          <table:table-cell table:formula="of:=IFERROR(VLOOKUP(ROW();['customization-items'.$B$1:'customization-items'.$C$1038];COLUMN(['customization-items'.$C$1])-COLUMN(['customization-items'.$B$1])+1;0);&quot;&quot;)" office:value-type="string" office:string-value="Install-11-2" calcext:value-type="string">
            <text:p>Install-11-2</text:p>
          </table:table-cell>
        </table:table-row>
        <table:table-row table:style-name="ro153">
          <table:table-cell table:formula="of:=IFERROR(VLOOKUP(ROW();['customization-items'.$B$1:'customization-items'.$C$1038];COLUMN(['customization-items'.$C$1])-COLUMN(['customization-items'.$B$1])+1;0);&quot;&quot;)" office:value-type="string" office:string-value="Application-1-1" calcext:value-type="string">
            <text:p>Application-1-1</text:p>
          </table:table-cell>
        </table:table-row>
        <table:table-row table:style-name="ro153">
          <table:table-cell table:formula="of:=IFERROR(VLOOKUP(ROW();['customization-items'.$B$1:'customization-items'.$C$1038];COLUMN(['customization-items'.$C$1])-COLUMN(['customization-items'.$B$1])+1;0);&quot;&quot;)" office:value-type="string" office:string-value="Application-1-2" calcext:value-type="string">
            <text:p>Application-1-2</text:p>
          </table:table-cell>
        </table:table-row>
        <table:table-row table:style-name="ro153">
          <table:table-cell table:formula="of:=IFERROR(VLOOKUP(ROW();['customization-items'.$B$1:'customization-items'.$C$1038];COLUMN(['customization-items'.$C$1])-COLUMN(['customization-items'.$B$1])+1;0);&quot;&quot;)" office:value-type="string" office:string-value="Application-1-3" calcext:value-type="string">
            <text:p>Application-1-3</text:p>
          </table:table-cell>
        </table:table-row>
        <table:table-row table:style-name="ro153">
          <table:table-cell table:formula="of:=IFERROR(VLOOKUP(ROW();['customization-items'.$B$1:'customization-items'.$C$1038];COLUMN(['customization-items'.$C$1])-COLUMN(['customization-items'.$B$1])+1;0);&quot;&quot;)" office:value-type="string" office:string-value="Application-2-1" calcext:value-type="string">
            <text:p>Application-2-1</text:p>
          </table:table-cell>
        </table:table-row>
        <table:table-row table:style-name="ro153">
          <table:table-cell table:formula="of:=IFERROR(VLOOKUP(ROW();['customization-items'.$B$1:'customization-items'.$C$1038];COLUMN(['customization-items'.$C$1])-COLUMN(['customization-items'.$B$1])+1;0);&quot;&quot;)" office:value-type="string" office:string-value="Application-2-2" calcext:value-type="string">
            <text:p>Application-2-2</text:p>
          </table:table-cell>
        </table:table-row>
        <table:table-row table:style-name="ro153">
          <table:table-cell table:formula="of:=IFERROR(VLOOKUP(ROW();['customization-items'.$B$1:'customization-items'.$C$1038];COLUMN(['customization-items'.$C$1])-COLUMN(['customization-items'.$B$1])+1;0);&quot;&quot;)" office:value-type="string" office:string-value="Application-2-3" calcext:value-type="string">
            <text:p>Application-2-3</text:p>
          </table:table-cell>
        </table:table-row>
        <table:table-row table:style-name="ro153">
          <table:table-cell table:formula="of:=IFERROR(VLOOKUP(ROW();['customization-items'.$B$1:'customization-items'.$C$1038];COLUMN(['customization-items'.$C$1])-COLUMN(['customization-items'.$B$1])+1;0);&quot;&quot;)" office:value-type="string" office:string-value="Application-3-1" calcext:value-type="string">
            <text:p>Application-3-1</text:p>
          </table:table-cell>
        </table:table-row>
        <table:table-row table:style-name="ro153">
          <table:table-cell table:formula="of:=IFERROR(VLOOKUP(ROW();['customization-items'.$B$1:'customization-items'.$C$1038];COLUMN(['customization-items'.$C$1])-COLUMN(['customization-items'.$B$1])+1;0);&quot;&quot;)" office:value-type="string" office:string-value="Application-3-2" calcext:value-type="string">
            <text:p>Application-3-2</text:p>
          </table:table-cell>
        </table:table-row>
        <table:table-row table:style-name="ro153">
          <table:table-cell table:formula="of:=IFERROR(VLOOKUP(ROW();['customization-items'.$B$1:'customization-items'.$C$1038];COLUMN(['customization-items'.$C$1])-COLUMN(['customization-items'.$B$1])+1;0);&quot;&quot;)" office:value-type="string" office:string-value="Application-4-1" calcext:value-type="string">
            <text:p>Application-4-1</text:p>
          </table:table-cell>
        </table:table-row>
        <table:table-row table:style-name="ro153">
          <table:table-cell table:formula="of:=IFERROR(VLOOKUP(ROW();['customization-items'.$B$1:'customization-items'.$C$1038];COLUMN(['customization-items'.$C$1])-COLUMN(['customization-items'.$B$1])+1;0);&quot;&quot;)" office:value-type="string" office:string-value="Application-4-2" calcext:value-type="string">
            <text:p>Application-4-2</text:p>
          </table:table-cell>
        </table:table-row>
        <table:table-row table:style-name="ro153">
          <table:table-cell table:formula="of:=IFERROR(VLOOKUP(ROW();['customization-items'.$B$1:'customization-items'.$C$1038];COLUMN(['customization-items'.$C$1])-COLUMN(['customization-items'.$B$1])+1;0);&quot;&quot;)" office:value-type="string" office:string-value="Application-5-1" calcext:value-type="string">
            <text:p>Application-5-1</text:p>
          </table:table-cell>
        </table:table-row>
        <table:table-row table:style-name="ro153">
          <table:table-cell table:formula="of:=IFERROR(VLOOKUP(ROW();['customization-items'.$B$1:'customization-items'.$C$1038];COLUMN(['customization-items'.$C$1])-COLUMN(['customization-items'.$B$1])+1;0);&quot;&quot;)" office:value-type="string" office:string-value="Application-5-2" calcext:value-type="string">
            <text:p>Application-5-2</text:p>
          </table:table-cell>
        </table:table-row>
        <table:table-row table:style-name="ro153">
          <table:table-cell table:formula="of:=IFERROR(VLOOKUP(ROW();['customization-items'.$B$1:'customization-items'.$C$1038];COLUMN(['customization-items'.$C$1])-COLUMN(['customization-items'.$B$1])+1;0);&quot;&quot;)" office:value-type="string" office:string-value="Application-6-1" calcext:value-type="string">
            <text:p>Application-6-1</text:p>
          </table:table-cell>
        </table:table-row>
        <table:table-row table:style-name="ro153">
          <table:table-cell table:formula="of:=IFERROR(VLOOKUP(ROW();['customization-items'.$B$1:'customization-items'.$C$1038];COLUMN(['customization-items'.$C$1])-COLUMN(['customization-items'.$B$1])+1;0);&quot;&quot;)" office:value-type="string" office:string-value="Application-6-2" calcext:value-type="string">
            <text:p>Application-6-2</text:p>
          </table:table-cell>
        </table:table-row>
        <table:table-row table:style-name="ro153">
          <table:table-cell table:formula="of:=IFERROR(VLOOKUP(ROW();['customization-items'.$B$1:'customization-items'.$C$1038];COLUMN(['customization-items'.$C$1])-COLUMN(['customization-items'.$B$1])+1;0);&quot;&quot;)" office:value-type="string" office:string-value="Application-7-1" calcext:value-type="string">
            <text:p>Application-7-1</text:p>
          </table:table-cell>
        </table:table-row>
        <table:table-row table:style-name="ro153">
          <table:table-cell table:formula="of:=IFERROR(VLOOKUP(ROW();['customization-items'.$B$1:'customization-items'.$C$1038];COLUMN(['customization-items'.$C$1])-COLUMN(['customization-items'.$B$1])+1;0);&quot;&quot;)" office:value-type="string" office:string-value="Application-7-2" calcext:value-type="string">
            <text:p>Application-7-2</text:p>
          </table:table-cell>
        </table:table-row>
        <table:table-row table:style-name="ro153">
          <table:table-cell table:formula="of:=IFERROR(VLOOKUP(ROW();['customization-items'.$B$1:'customization-items'.$C$1038];COLUMN(['customization-items'.$C$1])-COLUMN(['customization-items'.$B$1])+1;0);&quot;&quot;)" office:value-type="string" office:string-value="Application-7-3" calcext:value-type="string">
            <text:p>Application-7-3</text:p>
          </table:table-cell>
        </table:table-row>
        <table:table-row table:style-name="ro153">
          <table:table-cell table:formula="of:=IFERROR(VLOOKUP(ROW();['customization-items'.$B$1:'customization-items'.$C$1038];COLUMN(['customization-items'.$C$1])-COLUMN(['customization-items'.$B$1])+1;0);&quot;&quot;)" office:value-type="string" office:string-value="Admin-1-1" calcext:value-type="string">
            <text:p>Admin-1-1</text:p>
          </table:table-cell>
        </table:table-row>
        <table:table-row table:style-name="ro153">
          <table:table-cell table:formula="of:=IFERROR(VLOOKUP(ROW();['customization-items'.$B$1:'customization-items'.$C$1038];COLUMN(['customization-items'.$C$1])-COLUMN(['customization-items'.$B$1])+1;0);&quot;&quot;)" office:value-type="string" office:string-value="Admin-1-2" calcext:value-type="string">
            <text:p>Admin-1-2</text:p>
          </table:table-cell>
        </table:table-row>
        <table:table-row table:style-name="ro153">
          <table:table-cell table:formula="of:=IFERROR(VLOOKUP(ROW();['customization-items'.$B$1:'customization-items'.$C$1038];COLUMN(['customization-items'.$C$1])-COLUMN(['customization-items'.$B$1])+1;0);&quot;&quot;)" office:value-type="string" office:string-value="Admin-1-3" calcext:value-type="string">
            <text:p>Admin-1-3</text:p>
          </table:table-cell>
        </table:table-row>
        <table:table-row table:style-name="ro153">
          <table:table-cell table:formula="of:=IFERROR(VLOOKUP(ROW();['customization-items'.$B$1:'customization-items'.$C$1038];COLUMN(['customization-items'.$C$1])-COLUMN(['customization-items'.$B$1])+1;0);&quot;&quot;)" office:value-type="string" office:string-value="Admin-2-1" calcext:value-type="string">
            <text:p>Admin-2-1</text:p>
          </table:table-cell>
        </table:table-row>
        <table:table-row table:style-name="ro153">
          <table:table-cell table:formula="of:=IFERROR(VLOOKUP(ROW();['customization-items'.$B$1:'customization-items'.$C$1038];COLUMN(['customization-items'.$C$1])-COLUMN(['customization-items'.$B$1])+1;0);&quot;&quot;)" office:value-type="string" office:string-value="Admin-2-2" calcext:value-type="string">
            <text:p>Admin-2-2</text:p>
          </table:table-cell>
        </table:table-row>
        <table:table-row table:style-name="ro153">
          <table:table-cell table:formula="of:=IFERROR(VLOOKUP(ROW();['customization-items'.$B$1:'customization-items'.$C$1038];COLUMN(['customization-items'.$C$1])-COLUMN(['customization-items'.$B$1])+1;0);&quot;&quot;)" office:value-type="string" office:string-value="Admin-5-1" calcext:value-type="string">
            <text:p>Admin-5-1</text:p>
          </table:table-cell>
        </table:table-row>
        <table:table-row table:style-name="ro153">
          <table:table-cell table:formula="of:=IFERROR(VLOOKUP(ROW();['customization-items'.$B$1:'customization-items'.$C$1038];COLUMN(['customization-items'.$C$1])-COLUMN(['customization-items'.$B$1])+1;0);&quot;&quot;)" office:value-type="string" office:string-value="Admin-5-2" calcext:value-type="string">
            <text:p>Admin-5-2</text:p>
          </table:table-cell>
        </table:table-row>
        <table:table-row table:style-name="ro153">
          <table:table-cell table:formula="of:=IFERROR(VLOOKUP(ROW();['customization-items'.$B$1:'customization-items'.$C$1038];COLUMN(['customization-items'.$C$1])-COLUMN(['customization-items'.$B$1])+1;0);&quot;&quot;)" office:value-type="string" office:string-value="Security-1-2" calcext:value-type="string">
            <text:p>Security-1-2</text:p>
          </table:table-cell>
        </table:table-row>
        <table:table-row table:style-name="ro153">
          <table:table-cell table:formula="of:=IFERROR(VLOOKUP(ROW();['customization-items'.$B$1:'customization-items'.$C$1038];COLUMN(['customization-items'.$C$1])-COLUMN(['customization-items'.$B$1])+1;0);&quot;&quot;)" office:value-type="string" office:string-value="Security-1-3" calcext:value-type="string">
            <text:p>Security-1-3</text:p>
          </table:table-cell>
        </table:table-row>
        <table:table-row table:style-name="ro153">
          <table:table-cell table:formula="of:=IFERROR(VLOOKUP(ROW();['customization-items'.$B$1:'customization-items'.$C$1038];COLUMN(['customization-items'.$C$1])-COLUMN(['customization-items'.$B$1])+1;0);&quot;&quot;)" office:value-type="string" office:string-value="Security-3-1" calcext:value-type="string">
            <text:p>Security-3-1</text:p>
          </table:table-cell>
        </table:table-row>
        <table:table-row table:style-name="ro153">
          <table:table-cell table:formula="of:=IFERROR(VLOOKUP(ROW();['customization-items'.$B$1:'customization-items'.$C$1038];COLUMN(['customization-items'.$C$1])-COLUMN(['customization-items'.$B$1])+1;0);&quot;&quot;)" office:value-type="string" office:string-value="Security-3-2" calcext:value-type="string">
            <text:p>Security-3-2</text:p>
          </table:table-cell>
        </table:table-row>
        <table:table-row table:style-name="ro153">
          <table:table-cell table:formula="of:=IFERROR(VLOOKUP(ROW();['customization-items'.$B$1:'customization-items'.$C$1038];COLUMN(['customization-items'.$C$1])-COLUMN(['customization-items'.$B$1])+1;0);&quot;&quot;)" office:value-type="string" office:string-value="Security-3-6" calcext:value-type="string">
            <text:p>Security-3-6</text:p>
          </table:table-cell>
        </table:table-row>
        <table:table-row table:style-name="ro153">
          <table:table-cell table:formula="of:=IFERROR(VLOOKUP(ROW();['customization-items'.$B$1:'customization-items'.$C$1038];COLUMN(['customization-items'.$C$1])-COLUMN(['customization-items'.$B$1])+1;0);&quot;&quot;)" office:value-type="string" office:string-value="Security-3-3" calcext:value-type="string">
            <text:p>Security-3-3</text:p>
          </table:table-cell>
        </table:table-row>
        <table:table-row table:style-name="ro153">
          <table:table-cell table:formula="of:=IFERROR(VLOOKUP(ROW();['customization-items'.$B$1:'customization-items'.$C$1038];COLUMN(['customization-items'.$C$1])-COLUMN(['customization-items'.$B$1])+1;0);&quot;&quot;)" office:value-type="string" office:string-value="Security-3-4" calcext:value-type="string">
            <text:p>Security-3-4</text:p>
          </table:table-cell>
        </table:table-row>
        <table:table-row table:style-name="ro153">
          <table:table-cell table:formula="of:=IFERROR(VLOOKUP(ROW();['customization-items'.$B$1:'customization-items'.$C$1038];COLUMN(['customization-items'.$C$1])-COLUMN(['customization-items'.$B$1])+1;0);&quot;&quot;)" office:value-type="string" office:string-value="Security-4-1" calcext:value-type="string">
            <text:p>Security-4-1</text:p>
          </table:table-cell>
        </table:table-row>
        <table:table-row table:style-name="ro153">
          <table:table-cell table:formula="of:=IFERROR(VLOOKUP(ROW();['customization-items'.$B$1:'customization-items'.$C$1038];COLUMN(['customization-items'.$C$1])-COLUMN(['customization-items'.$B$1])+1;0);&quot;&quot;)" office:value-type="string" office:string-value="Security-4-2" calcext:value-type="string">
            <text:p>Security-4-2</text:p>
          </table:table-cell>
        </table:table-row>
        <table:table-row table:style-name="ro153">
          <table:table-cell table:formula="of:=IFERROR(VLOOKUP(ROW();['customization-items'.$B$1:'customization-items'.$C$1038];COLUMN(['customization-items'.$C$1])-COLUMN(['customization-items'.$B$1])+1;0);&quot;&quot;)" office:value-type="string" office:string-value="Security-4-6" calcext:value-type="string">
            <text:p>Security-4-6</text:p>
          </table:table-cell>
        </table:table-row>
        <table:table-row table:style-name="ro153">
          <table:table-cell table:formula="of:=IFERROR(VLOOKUP(ROW();['customization-items'.$B$1:'customization-items'.$C$1038];COLUMN(['customization-items'.$C$1])-COLUMN(['customization-items'.$B$1])+1;0);&quot;&quot;)" office:value-type="string" office:string-value="Security-4-3" calcext:value-type="string">
            <text:p>Security-4-3</text:p>
          </table:table-cell>
        </table:table-row>
        <table:table-row table:style-name="ro153">
          <table:table-cell table:formula="of:=IFERROR(VLOOKUP(ROW();['customization-items'.$B$1:'customization-items'.$C$1038];COLUMN(['customization-items'.$C$1])-COLUMN(['customization-items'.$B$1])+1;0);&quot;&quot;)" office:value-type="string" office:string-value="Security-4-4" calcext:value-type="string">
            <text:p>Security-4-4</text:p>
          </table:table-cell>
        </table:table-row>
        <table:table-row table:style-name="ro153">
          <table:table-cell table:formula="of:=IFERROR(VLOOKUP(ROW();['customization-items'.$B$1:'customization-items'.$C$1038];COLUMN(['customization-items'.$C$1])-COLUMN(['customization-items'.$B$1])+1;0);&quot;&quot;)" office:value-type="string" office:string-value="Security-5-1" calcext:value-type="string">
            <text:p>Security-5-1</text:p>
          </table:table-cell>
        </table:table-row>
        <table:table-row table:style-name="ro153">
          <table:table-cell table:formula="of:=IFERROR(VLOOKUP(ROW();['customization-items'.$B$1:'customization-items'.$C$1038];COLUMN(['customization-items'.$C$1])-COLUMN(['customization-items'.$B$1])+1;0);&quot;&quot;)" office:value-type="string" office:string-value="Security-5-2" calcext:value-type="string">
            <text:p>Security-5-2</text:p>
          </table:table-cell>
        </table:table-row>
        <table:table-row table:style-name="ro153">
          <table:table-cell table:formula="of:=IFERROR(VLOOKUP(ROW();['customization-items'.$B$1:'customization-items'.$C$1038];COLUMN(['customization-items'.$C$1])-COLUMN(['customization-items'.$B$1])+1;0);&quot;&quot;)" office:value-type="string" office:string-value="Security-6-1" calcext:value-type="string">
            <text:p>Security-6-1</text:p>
          </table:table-cell>
        </table:table-row>
        <table:table-row table:style-name="ro153">
          <table:table-cell table:formula="of:=IFERROR(VLOOKUP(ROW();['customization-items'.$B$1:'customization-items'.$C$1038];COLUMN(['customization-items'.$C$1])-COLUMN(['customization-items'.$B$1])+1;0);&quot;&quot;)" office:value-type="string" office:string-value="Security-6-2" calcext:value-type="string">
            <text:p>Security-6-2</text:p>
          </table:table-cell>
        </table:table-row>
        <table:table-row table:style-name="ro153">
          <table:table-cell table:formula="of:=IFERROR(VLOOKUP(ROW();['customization-items'.$B$1:'customization-items'.$C$1038];COLUMN(['customization-items'.$C$1])-COLUMN(['customization-items'.$B$1])+1;0);&quot;&quot;)" office:value-type="string" office:string-value="Security-8-1" calcext:value-type="string">
            <text:p>Security-8-1</text:p>
          </table:table-cell>
        </table:table-row>
        <table:table-row table:style-name="ro153">
          <table:table-cell table:formula="of:=IFERROR(VLOOKUP(ROW();['customization-items'.$B$1:'customization-items'.$C$1038];COLUMN(['customization-items'.$C$1])-COLUMN(['customization-items'.$B$1])+1;0);&quot;&quot;)" office:value-type="string" office:string-value="Security-8-2" calcext:value-type="string">
            <text:p>Security-8-2</text:p>
          </table:table-cell>
        </table:table-row>
        <table:table-row table:style-name="ro153">
          <table:table-cell table:formula="of:=IFERROR(VLOOKUP(ROW();['customization-items'.$B$1:'customization-items'.$C$1038];COLUMN(['customization-items'.$C$1])-COLUMN(['customization-items'.$B$1])+1;0);&quot;&quot;)" office:value-type="string" office:string-value="Security-9-1" calcext:value-type="string">
            <text:p>Security-9-1</text:p>
          </table:table-cell>
        </table:table-row>
        <table:table-row table:style-name="ro153">
          <table:table-cell table:formula="of:=IFERROR(VLOOKUP(ROW();['customization-items'.$B$1:'customization-items'.$C$1038];COLUMN(['customization-items'.$C$1])-COLUMN(['customization-items'.$B$1])+1;0);&quot;&quot;)" office:value-type="string" office:string-value="Security-9-2" calcext:value-type="string">
            <text:p>Security-9-2</text:p>
          </table:table-cell>
        </table:table-row>
        <table:table-row table:style-name="ro153">
          <table:table-cell table:formula="of:=IFERROR(VLOOKUP(ROW();['customization-items'.$B$1:'customization-items'.$C$1038];COLUMN(['customization-items'.$C$1])-COLUMN(['customization-items'.$B$1])+1;0);&quot;&quot;)" office:value-type="string" office:string-value="Security-9-3" calcext:value-type="string">
            <text:p>Security-9-3</text:p>
          </table:table-cell>
        </table:table-row>
        <table:table-row table:style-name="ro153">
          <table:table-cell table:formula="of:=IFERROR(VLOOKUP(ROW();['customization-items'.$B$1:'customization-items'.$C$1038];COLUMN(['customization-items'.$C$1])-COLUMN(['customization-items'.$B$1])+1;0);&quot;&quot;)" office:value-type="string" office:string-value="Security-12-1" calcext:value-type="string">
            <text:p>Security-12-1</text:p>
          </table:table-cell>
        </table:table-row>
        <table:table-row table:style-name="ro153">
          <table:table-cell table:formula="of:=IFERROR(VLOOKUP(ROW();['customization-items'.$B$1:'customization-items'.$C$1038];COLUMN(['customization-items'.$C$1])-COLUMN(['customization-items'.$B$1])+1;0);&quot;&quot;)" office:value-type="string" office:string-value="Security-12-3" calcext:value-type="string">
            <text:p>Security-12-3</text:p>
          </table:table-cell>
        </table:table-row>
        <table:table-row table:style-name="ro153">
          <table:table-cell table:formula="of:=IFERROR(VLOOKUP(ROW();['customization-items'.$B$1:'customization-items'.$C$1038];COLUMN(['customization-items'.$C$1])-COLUMN(['customization-items'.$B$1])+1;0);&quot;&quot;)" office:value-type="string" office:string-value="Security-13-1" calcext:value-type="string">
            <text:p>Security-13-1</text:p>
          </table:table-cell>
        </table:table-row>
        <table:table-row table:style-name="ro153">
          <table:table-cell table:formula="of:=IFERROR(VLOOKUP(ROW();['customization-items'.$B$1:'customization-items'.$C$1038];COLUMN(['customization-items'.$C$1])-COLUMN(['customization-items'.$B$1])+1;0);&quot;&quot;)" office:value-type="string" office:string-value="Security-13-2" calcext:value-type="string">
            <text:p>Security-13-2</text:p>
          </table:table-cell>
        </table:table-row>
        <table:table-row table:style-name="ro153">
          <table:table-cell table:formula="of:=IFERROR(VLOOKUP(ROW();['customization-items'.$B$1:'customization-items'.$C$1038];COLUMN(['customization-items'.$C$1])-COLUMN(['customization-items'.$B$1])+1;0);&quot;&quot;)" office:value-type="string" office:string-value="Security-14-1" calcext:value-type="string">
            <text:p>Security-14-1</text:p>
          </table:table-cell>
        </table:table-row>
        <table:table-row table:style-name="ro153">
          <table:table-cell table:formula="of:=IFERROR(VLOOKUP(ROW();['customization-items'.$B$1:'customization-items'.$C$1038];COLUMN(['customization-items'.$C$1])-COLUMN(['customization-items'.$B$1])+1;0);&quot;&quot;)" office:value-type="string" office:string-value="Security-14-2" calcext:value-type="string">
            <text:p>Security-14-2</text:p>
          </table:table-cell>
        </table:table-row>
        <table:table-row table:style-name="ro153">
          <table:table-cell table:formula="of:=IFERROR(VLOOKUP(ROW();['customization-items'.$B$1:'customization-items'.$C$1038];COLUMN(['customization-items'.$C$1])-COLUMN(['customization-items'.$B$1])+1;0);&quot;&quot;)" office:value-type="string" office:string-value="Security-15-1" calcext:value-type="string">
            <text:p>Security-15-1</text:p>
          </table:table-cell>
        </table:table-row>
        <table:table-row table:style-name="ro153">
          <table:table-cell table:formula="of:=IFERROR(VLOOKUP(ROW();['customization-items'.$B$1:'customization-items'.$C$1038];COLUMN(['customization-items'.$C$1])-COLUMN(['customization-items'.$B$1])+1;0);&quot;&quot;)" office:value-type="string" office:string-value="Security-15-2" calcext:value-type="string">
            <text:p>Security-15-2</text:p>
          </table:table-cell>
        </table:table-row>
        <table:table-row table:style-name="ro153">
          <table:table-cell table:formula="of:=IFERROR(VLOOKUP(ROW();['customization-items'.$B$1:'customization-items'.$C$1038];COLUMN(['customization-items'.$C$1])-COLUMN(['customization-items'.$B$1])+1;0);&quot;&quot;)" office:value-type="string" office:string-value="Security-16-1" calcext:value-type="string">
            <text:p>Security-16-1</text:p>
          </table:table-cell>
        </table:table-row>
        <table:table-row table:style-name="ro153">
          <table:table-cell table:formula="of:=IFERROR(VLOOKUP(ROW();['customization-items'.$B$1:'customization-items'.$C$1038];COLUMN(['customization-items'.$C$1])-COLUMN(['customization-items'.$B$1])+1;0);&quot;&quot;)" office:value-type="string" office:string-value="Security-16-2" calcext:value-type="string">
            <text:p>Security-16-2</text:p>
          </table:table-cell>
        </table:table-row>
        <table:table-row table:style-name="ro153">
          <table:table-cell table:formula="of:=IFERROR(VLOOKUP(ROW();['customization-items'.$B$1:'customization-items'.$C$1038];COLUMN(['customization-items'.$C$1])-COLUMN(['customization-items'.$B$1])+1;0);&quot;&quot;)" office:value-type="string" office:string-value="Security-16-3" calcext:value-type="string">
            <text:p>Security-16-3</text:p>
          </table:table-cell>
        </table:table-row>
        <table:table-row table:style-name="ro153">
          <table:table-cell table:formula="of:=IFERROR(VLOOKUP(ROW();['customization-items'.$B$1:'customization-items'.$C$1038];COLUMN(['customization-items'.$C$1])-COLUMN(['customization-items'.$B$1])+1;0);&quot;&quot;)" office:value-type="string" office:string-value="Security-18-1" calcext:value-type="string">
            <text:p>Security-18-1</text:p>
          </table:table-cell>
        </table:table-row>
        <table:table-row table:style-name="ro153">
          <table:table-cell table:formula="of:=IFERROR(VLOOKUP(ROW();['customization-items'.$B$1:'customization-items'.$C$1038];COLUMN(['customization-items'.$C$1])-COLUMN(['customization-items'.$B$1])+1;0);&quot;&quot;)" office:value-type="string" office:string-value="Security-18-2" calcext:value-type="string">
            <text:p>Security-18-2</text:p>
          </table:table-cell>
        </table:table-row>
        <table:table-row table:style-name="ro153">
          <table:table-cell table:formula="of:=IFERROR(VLOOKUP(ROW();['customization-items'.$B$1:'customization-items'.$C$1038];COLUMN(['customization-items'.$C$1])-COLUMN(['customization-items'.$B$1])+1;0);&quot;&quot;)" office:value-type="string" office:string-value="Security-19-1" calcext:value-type="string">
            <text:p>Security-19-1</text:p>
          </table:table-cell>
        </table:table-row>
        <table:table-row table:style-name="ro153">
          <table:table-cell table:formula="of:=IFERROR(VLOOKUP(ROW();['customization-items'.$B$1:'customization-items'.$C$1038];COLUMN(['customization-items'.$C$1])-COLUMN(['customization-items'.$B$1])+1;0);&quot;&quot;)" office:value-type="string" office:string-value="Security-19-2" calcext:value-type="string">
            <text:p>Security-19-2</text:p>
          </table:table-cell>
        </table:table-row>
        <table:table-row table:style-name="ro153">
          <table:table-cell table:formula="of:=IFERROR(VLOOKUP(ROW();['customization-items'.$B$1:'customization-items'.$C$1038];COLUMN(['customization-items'.$C$1])-COLUMN(['customization-items'.$B$1])+1;0);&quot;&quot;)" office:value-type="string" office:string-value="Security-20-1" calcext:value-type="string">
            <text:p>Security-20-1</text:p>
          </table:table-cell>
        </table:table-row>
        <table:table-row table:style-name="ro153">
          <table:table-cell table:formula="of:=IFERROR(VLOOKUP(ROW();['customization-items'.$B$1:'customization-items'.$C$1038];COLUMN(['customization-items'.$C$1])-COLUMN(['customization-items'.$B$1])+1;0);&quot;&quot;)" office:value-type="string" office:string-value="Security-20-2" calcext:value-type="string">
            <text:p>Security-20-2</text:p>
          </table:table-cell>
        </table:table-row>
        <table:table-row table:style-name="ro153">
          <table:table-cell table:formula="of:=IFERROR(VLOOKUP(ROW();['customization-items'.$B$1:'customization-items'.$C$1038];COLUMN(['customization-items'.$C$1])-COLUMN(['customization-items'.$B$1])+1;0);&quot;&quot;)" office:value-type="string" office:string-value="Security-21-1" calcext:value-type="string">
            <text:p>Security-21-1</text:p>
          </table:table-cell>
        </table:table-row>
        <table:table-row table:style-name="ro153">
          <table:table-cell table:formula="of:=IFERROR(VLOOKUP(ROW();['customization-items'.$B$1:'customization-items'.$C$1038];COLUMN(['customization-items'.$C$1])-COLUMN(['customization-items'.$B$1])+1;0);&quot;&quot;)" office:value-type="string" office:string-value="Security-21-2" calcext:value-type="string">
            <text:p>Security-21-2</text:p>
          </table:table-cell>
        </table:table-row>
        <table:table-row table:style-name="ro153">
          <table:table-cell table:formula="of:=IFERROR(VLOOKUP(ROW();['customization-items'.$B$1:'customization-items'.$C$1038];COLUMN(['customization-items'.$C$1])-COLUMN(['customization-items'.$B$1])+1;0);&quot;&quot;)" office:value-type="string" office:string-value="Security-23-1" calcext:value-type="string">
            <text:p>Security-23-1</text:p>
          </table:table-cell>
        </table:table-row>
        <table:table-row table:style-name="ro153">
          <table:table-cell table:formula="of:=IFERROR(VLOOKUP(ROW();['customization-items'.$B$1:'customization-items'.$C$1038];COLUMN(['customization-items'.$C$1])-COLUMN(['customization-items'.$B$1])+1;0);&quot;&quot;)" office:value-type="string" office:string-value="Security-23-2" calcext:value-type="string">
            <text:p>Security-23-2</text:p>
          </table:table-cell>
        </table:table-row>
        <table:table-row table:style-name="ro153">
          <table:table-cell table:formula="of:=IFERROR(VLOOKUP(ROW();['customization-items'.$B$1:'customization-items'.$C$1038];COLUMN(['customization-items'.$C$1])-COLUMN(['customization-items'.$B$1])+1;0);&quot;&quot;)" office:value-type="string" office:string-value="Security-23-3" calcext:value-type="string">
            <text:p>Security-23-3</text:p>
          </table:table-cell>
        </table:table-row>
        <table:table-row table:style-name="ro153">
          <table:table-cell table:formula="of:=IFERROR(VLOOKUP(ROW();['customization-items'.$B$1:'customization-items'.$C$1038];COLUMN(['customization-items'.$C$1])-COLUMN(['customization-items'.$B$1])+1;0);&quot;&quot;)" office:value-type="string" office:string-value="Security-24-1" calcext:value-type="string">
            <text:p>Security-24-1</text:p>
          </table:table-cell>
        </table:table-row>
        <table:table-row table:style-name="ro153">
          <table:table-cell table:formula="of:=IFERROR(VLOOKUP(ROW();['customization-items'.$B$1:'customization-items'.$C$1038];COLUMN(['customization-items'.$C$1])-COLUMN(['customization-items'.$B$1])+1;0);&quot;&quot;)" office:value-type="string" office:string-value="Security-24-2" calcext:value-type="string">
            <text:p>Security-24-2</text:p>
          </table:table-cell>
        </table:table-row>
        <table:table-row table:style-name="ro153">
          <table:table-cell table:formula="of:=IFERROR(VLOOKUP(ROW();['customization-items'.$B$1:'customization-items'.$C$1038];COLUMN(['customization-items'.$C$1])-COLUMN(['customization-items'.$B$1])+1;0);&quot;&quot;)" office:value-type="string" office:string-value="Security-25-1" calcext:value-type="string">
            <text:p>Security-25-1</text:p>
          </table:table-cell>
        </table:table-row>
        <table:table-row table:style-name="ro153">
          <table:table-cell table:formula="of:=IFERROR(VLOOKUP(ROW();['customization-items'.$B$1:'customization-items'.$C$1038];COLUMN(['customization-items'.$C$1])-COLUMN(['customization-items'.$B$1])+1;0);&quot;&quot;)" office:value-type="string" office:string-value="Security-25-2" calcext:value-type="string">
            <text:p>Security-25-2</text:p>
          </table:table-cell>
        </table:table-row>
        <table:table-row table:style-name="ro153">
          <table:table-cell table:formula="of:=IFERROR(VLOOKUP(ROW();['customization-items'.$B$1:'customization-items'.$C$1038];COLUMN(['customization-items'.$C$1])-COLUMN(['customization-items'.$B$1])+1;0);&quot;&quot;)" office:value-type="string" office:string-value="Security-26-1" calcext:value-type="string">
            <text:p>Security-26-1</text:p>
          </table:table-cell>
        </table:table-row>
        <table:table-row table:style-name="ro153">
          <table:table-cell table:formula="of:=IFERROR(VLOOKUP(ROW();['customization-items'.$B$1:'customization-items'.$C$1038];COLUMN(['customization-items'.$C$1])-COLUMN(['customization-items'.$B$1])+1;0);&quot;&quot;)" office:value-type="string" office:string-value="Security-26-2" calcext:value-type="string">
            <text:p>Security-26-2</text:p>
          </table:table-cell>
        </table:table-row>
        <table:table-row table:style-name="ro153">
          <table:table-cell table:formula="of:=IFERROR(VLOOKUP(ROW();['customization-items'.$B$1:'customization-items'.$C$1038];COLUMN(['customization-items'.$C$1])-COLUMN(['customization-items'.$B$1])+1;0);&quot;&quot;)" office:value-type="string" office:string-value="Security-27-1" calcext:value-type="string">
            <text:p>Security-27-1</text:p>
          </table:table-cell>
        </table:table-row>
        <table:table-row table:style-name="ro153">
          <table:table-cell table:formula="of:=IFERROR(VLOOKUP(ROW();['customization-items'.$B$1:'customization-items'.$C$1038];COLUMN(['customization-items'.$C$1])-COLUMN(['customization-items'.$B$1])+1;0);&quot;&quot;)" office:value-type="string" office:string-value="Security-27-2" calcext:value-type="string">
            <text:p>Security-27-2</text:p>
          </table:table-cell>
        </table:table-row>
        <table:table-row table:style-name="ro153">
          <table:table-cell table:formula="of:=IFERROR(VLOOKUP(ROW();['customization-items'.$B$1:'customization-items'.$C$1038];COLUMN(['customization-items'.$C$1])-COLUMN(['customization-items'.$B$1])+1;0);&quot;&quot;)" office:value-type="string" office:string-value="Security-28-1" calcext:value-type="string">
            <text:p>Security-28-1</text:p>
          </table:table-cell>
        </table:table-row>
        <table:table-row table:style-name="ro153">
          <table:table-cell table:formula="of:=IFERROR(VLOOKUP(ROW();['customization-items'.$B$1:'customization-items'.$C$1038];COLUMN(['customization-items'.$C$1])-COLUMN(['customization-items'.$B$1])+1;0);&quot;&quot;)" office:value-type="string" office:string-value="Security-28-2" calcext:value-type="string">
            <text:p>Security-28-2</text:p>
          </table:table-cell>
        </table:table-row>
        <table:table-row table:style-name="ro153">
          <table:table-cell table:formula="of:=IFERROR(VLOOKUP(ROW();['customization-items'.$B$1:'customization-items'.$C$1038];COLUMN(['customization-items'.$C$1])-COLUMN(['customization-items'.$B$1])+1;0);&quot;&quot;)" office:value-type="string" office:string-value="Security-29-1" calcext:value-type="string">
            <text:p>Security-29-1</text:p>
          </table:table-cell>
        </table:table-row>
        <table:table-row table:style-name="ro153">
          <table:table-cell table:formula="of:=IFERROR(VLOOKUP(ROW();['customization-items'.$B$1:'customization-items'.$C$1038];COLUMN(['customization-items'.$C$1])-COLUMN(['customization-items'.$B$1])+1;0);&quot;&quot;)" office:value-type="string" office:string-value="Security-29-2" calcext:value-type="string">
            <text:p>Security-29-2</text:p>
          </table:table-cell>
        </table:table-row>
        <table:table-row table:style-name="ro153">
          <table:table-cell table:formula="of:=IFERROR(VLOOKUP(ROW();['customization-items'.$B$1:'customization-items'.$C$1038];COLUMN(['customization-items'.$C$1])-COLUMN(['customization-items'.$B$1])+1;0);&quot;&quot;)" office:value-type="string" office:string-value="Security-30-1" calcext:value-type="string">
            <text:p>Security-30-1</text:p>
          </table:table-cell>
        </table:table-row>
        <table:table-row table:style-name="ro153">
          <table:table-cell table:formula="of:=IFERROR(VLOOKUP(ROW();['customization-items'.$B$1:'customization-items'.$C$1038];COLUMN(['customization-items'.$C$1])-COLUMN(['customization-items'.$B$1])+1;0);&quot;&quot;)" office:value-type="string" office:string-value="Security-30-2" calcext:value-type="string">
            <text:p>Security-30-2</text:p>
          </table:table-cell>
        </table:table-row>
        <table:table-row table:style-name="ro153">
          <table:table-cell table:formula="of:=IFERROR(VLOOKUP(ROW();['customization-items'.$B$1:'customization-items'.$C$1038];COLUMN(['customization-items'.$C$1])-COLUMN(['customization-items'.$B$1])+1;0);&quot;&quot;)" office:value-type="string" office:string-value="Security-31-1" calcext:value-type="string">
            <text:p>Security-31-1</text:p>
          </table:table-cell>
        </table:table-row>
        <table:table-row table:style-name="ro153">
          <table:table-cell table:formula="of:=IFERROR(VLOOKUP(ROW();['customization-items'.$B$1:'customization-items'.$C$1038];COLUMN(['customization-items'.$C$1])-COLUMN(['customization-items'.$B$1])+1;0);&quot;&quot;)" office:value-type="string" office:string-value="Security-31-2" calcext:value-type="string">
            <text:p>Security-31-2</text:p>
          </table:table-cell>
        </table:table-row>
        <table:table-row table:style-name="ro153">
          <table:table-cell table:formula="of:=IFERROR(VLOOKUP(ROW();['customization-items'.$B$1:'customization-items'.$C$1038];COLUMN(['customization-items'.$C$1])-COLUMN(['customization-items'.$B$1])+1;0);&quot;&quot;)" office:value-type="string" office:string-value="Security-32-1" calcext:value-type="string">
            <text:p>Security-32-1</text:p>
          </table:table-cell>
        </table:table-row>
        <table:table-row table:style-name="ro153">
          <table:table-cell table:formula="of:=IFERROR(VLOOKUP(ROW();['customization-items'.$B$1:'customization-items'.$C$1038];COLUMN(['customization-items'.$C$1])-COLUMN(['customization-items'.$B$1])+1;0);&quot;&quot;)" office:value-type="string" office:string-value="Security-32-2" calcext:value-type="string">
            <text:p>Security-32-2</text:p>
          </table:table-cell>
        </table:table-row>
        <table:table-row table:style-name="ro153">
          <table:table-cell table:formula="of:=IFERROR(VLOOKUP(ROW();['customization-items'.$B$1:'customization-items'.$C$1038];COLUMN(['customization-items'.$C$1])-COLUMN(['customization-items'.$B$1])+1;0);&quot;&quot;)" office:value-type="string" office:string-value="Security-33-1" calcext:value-type="string">
            <text:p>Security-33-1</text:p>
          </table:table-cell>
        </table:table-row>
        <table:table-row table:style-name="ro153">
          <table:table-cell table:formula="of:=IFERROR(VLOOKUP(ROW();['customization-items'.$B$1:'customization-items'.$C$1038];COLUMN(['customization-items'.$C$1])-COLUMN(['customization-items'.$B$1])+1;0);&quot;&quot;)" office:value-type="string" office:string-value="Security-33-2" calcext:value-type="string">
            <text:p>Security-33-2</text:p>
          </table:table-cell>
        </table:table-row>
        <table:table-row table:style-name="ro153">
          <table:table-cell table:formula="of:=IFERROR(VLOOKUP(ROW();['customization-items'.$B$1:'customization-items'.$C$1038];COLUMN(['customization-items'.$C$1])-COLUMN(['customization-items'.$B$1])+1;0);&quot;&quot;)" office:value-type="string" office:string-value="Privacy-1-1" calcext:value-type="string">
            <text:p>Privacy-1-1</text:p>
          </table:table-cell>
        </table:table-row>
        <table:table-row table:style-name="ro153">
          <table:table-cell table:formula="of:=IFERROR(VLOOKUP(ROW();['customization-items'.$B$1:'customization-items'.$C$1038];COLUMN(['customization-items'.$C$1])-COLUMN(['customization-items'.$B$1])+1;0);&quot;&quot;)" office:value-type="string" office:string-value="Privacy-1-5" calcext:value-type="string">
            <text:p>Privacy-1-5</text:p>
          </table:table-cell>
        </table:table-row>
        <table:table-row table:style-name="ro153">
          <table:table-cell table:formula="of:=IFERROR(VLOOKUP(ROW();['customization-items'.$B$1:'customization-items'.$C$1038];COLUMN(['customization-items'.$C$1])-COLUMN(['customization-items'.$B$1])+1;0);&quot;&quot;)" office:value-type="string" office:string-value="Privacy-1-2" calcext:value-type="string">
            <text:p>Privacy-1-2</text:p>
          </table:table-cell>
        </table:table-row>
        <table:table-row table:style-name="ro153">
          <table:table-cell table:formula="of:=IFERROR(VLOOKUP(ROW();['customization-items'.$B$1:'customization-items'.$C$1038];COLUMN(['customization-items'.$C$1])-COLUMN(['customization-items'.$B$1])+1;0);&quot;&quot;)" office:value-type="string" office:string-value="Privacy-1-3" calcext:value-type="string">
            <text:p>Privacy-1-3</text:p>
          </table:table-cell>
        </table:table-row>
        <table:table-row table:style-name="ro153">
          <table:table-cell table:formula="of:=IFERROR(VLOOKUP(ROW();['customization-items'.$B$1:'customization-items'.$C$1038];COLUMN(['customization-items'.$C$1])-COLUMN(['customization-items'.$B$1])+1;0);&quot;&quot;)" office:value-type="string" office:string-value="Privacy-1-4" calcext:value-type="string">
            <text:p>Privacy-1-4</text:p>
          </table:table-cell>
        </table:table-row>
        <table:table-row table:style-name="ro153">
          <table:table-cell table:formula="of:=IFERROR(VLOOKUP(ROW();['customization-items'.$B$1:'customization-items'.$C$1038];COLUMN(['customization-items'.$C$1])-COLUMN(['customization-items'.$B$1])+1;0);&quot;&quot;)" office:value-type="string" office:string-value="Privacy-2-1" calcext:value-type="string">
            <text:p>Privacy-2-1</text:p>
          </table:table-cell>
        </table:table-row>
        <table:table-row table:style-name="ro153">
          <table:table-cell table:formula="of:=IFERROR(VLOOKUP(ROW();['customization-items'.$B$1:'customization-items'.$C$1038];COLUMN(['customization-items'.$C$1])-COLUMN(['customization-items'.$B$1])+1;0);&quot;&quot;)" office:value-type="string" office:string-value="Privacy-2-2" calcext:value-type="string">
            <text:p>Privacy-2-2</text:p>
          </table:table-cell>
        </table:table-row>
        <table:table-row table:style-name="ro153">
          <table:table-cell table:formula="of:=IFERROR(VLOOKUP(ROW();['customization-items'.$B$1:'customization-items'.$C$1038];COLUMN(['customization-items'.$C$1])-COLUMN(['customization-items'.$B$1])+1;0);&quot;&quot;)" office:value-type="string" office:string-value="Privacy-2-3" calcext:value-type="string">
            <text:p>Privacy-2-3</text:p>
          </table:table-cell>
        </table:table-row>
        <table:table-row table:style-name="ro153">
          <table:table-cell table:formula="of:=IFERROR(VLOOKUP(ROW();['customization-items'.$B$1:'customization-items'.$C$1038];COLUMN(['customization-items'.$C$1])-COLUMN(['customization-items'.$B$1])+1;0);&quot;&quot;)" office:value-type="string" office:string-value="Privacy-3-2" calcext:value-type="string">
            <text:p>Privacy-3-2</text:p>
          </table:table-cell>
        </table:table-row>
        <table:table-row table:style-name="ro153">
          <table:table-cell table:formula="of:=IFERROR(VLOOKUP(ROW();['customization-items'.$B$1:'customization-items'.$C$1038];COLUMN(['customization-items'.$C$1])-COLUMN(['customization-items'.$B$1])+1;0);&quot;&quot;)" office:value-type="string" office:string-value="Privacy-4-1" calcext:value-type="string">
            <text:p>Privacy-4-1</text:p>
          </table:table-cell>
        </table:table-row>
        <table:table-row table:style-name="ro153">
          <table:table-cell table:formula="of:=IFERROR(VLOOKUP(ROW();['customization-items'.$B$1:'customization-items'.$C$1038];COLUMN(['customization-items'.$C$1])-COLUMN(['customization-items'.$B$1])+1;0);&quot;&quot;)" office:value-type="string" office:string-value="Privacy-4-2" calcext:value-type="string">
            <text:p>Privacy-4-2</text:p>
          </table:table-cell>
        </table:table-row>
        <table:table-row table:style-name="ro153">
          <table:table-cell table:formula="of:=IFERROR(VLOOKUP(ROW();['customization-items'.$B$1:'customization-items'.$C$1038];COLUMN(['customization-items'.$C$1])-COLUMN(['customization-items'.$B$1])+1;0);&quot;&quot;)" office:value-type="string" office:string-value="Privacy-5-1" calcext:value-type="string">
            <text:p>Privacy-5-1</text:p>
          </table:table-cell>
        </table:table-row>
        <table:table-row table:style-name="ro153">
          <table:table-cell table:formula="of:=IFERROR(VLOOKUP(ROW();['customization-items'.$B$1:'customization-items'.$C$1038];COLUMN(['customization-items'.$C$1])-COLUMN(['customization-items'.$B$1])+1;0);&quot;&quot;)" office:value-type="string" office:string-value="Privacy-5-2" calcext:value-type="string">
            <text:p>Privacy-5-2</text:p>
          </table:table-cell>
        </table:table-row>
        <table:table-row table:style-name="ro153">
          <table:table-cell table:formula="of:=IFERROR(VLOOKUP(ROW();['customization-items'.$B$1:'customization-items'.$C$1038];COLUMN(['customization-items'.$C$1])-COLUMN(['customization-items'.$B$1])+1;0);&quot;&quot;)" office:value-type="string" office:string-value="Privacy-6-1" calcext:value-type="string">
            <text:p>Privacy-6-1</text:p>
          </table:table-cell>
        </table:table-row>
        <table:table-row table:style-name="ro153">
          <table:table-cell table:formula="of:=IFERROR(VLOOKUP(ROW();['customization-items'.$B$1:'customization-items'.$C$1038];COLUMN(['customization-items'.$C$1])-COLUMN(['customization-items'.$B$1])+1;0);&quot;&quot;)" office:value-type="string" office:string-value="Privacy-6-2" calcext:value-type="string">
            <text:p>Privacy-6-2</text:p>
          </table:table-cell>
        </table:table-row>
        <table:table-row table:style-name="ro153">
          <table:table-cell table:formula="of:=IFERROR(VLOOKUP(ROW();['customization-items'.$B$1:'customization-items'.$C$1038];COLUMN(['customization-items'.$C$1])-COLUMN(['customization-items'.$B$1])+1;0);&quot;&quot;)" office:value-type="string" office:string-value="Privacy-6-4" calcext:value-type="string">
            <text:p>Privacy-6-4</text:p>
          </table:table-cell>
        </table:table-row>
        <table:table-row table:style-name="ro153">
          <table:table-cell table:formula="of:=IFERROR(VLOOKUP(ROW();['customization-items'.$B$1:'customization-items'.$C$1038];COLUMN(['customization-items'.$C$1])-COLUMN(['customization-items'.$B$1])+1;0);&quot;&quot;)" office:value-type="string" office:string-value="Privacy-6-3" calcext:value-type="string">
            <text:p>Privacy-6-3</text:p>
          </table:table-cell>
        </table:table-row>
        <table:table-row table:style-name="ro153">
          <table:table-cell table:formula="of:=IFERROR(VLOOKUP(ROW();['customization-items'.$B$1:'customization-items'.$C$1038];COLUMN(['customization-items'.$C$1])-COLUMN(['customization-items'.$B$1])+1;0);&quot;&quot;)" office:value-type="string" office:string-value="Privacy-7-1" calcext:value-type="string">
            <text:p>Privacy-7-1</text:p>
          </table:table-cell>
        </table:table-row>
        <table:table-row table:style-name="ro153">
          <table:table-cell table:formula="of:=IFERROR(VLOOKUP(ROW();['customization-items'.$B$1:'customization-items'.$C$1038];COLUMN(['customization-items'.$C$1])-COLUMN(['customization-items'.$B$1])+1;0);&quot;&quot;)" office:value-type="string" office:string-value="Privacy-7-2" calcext:value-type="string">
            <text:p>Privacy-7-2</text:p>
          </table:table-cell>
        </table:table-row>
        <table:table-row table:style-name="ro153">
          <table:table-cell table:formula="of:=IFERROR(VLOOKUP(ROW();['customization-items'.$B$1:'customization-items'.$C$1038];COLUMN(['customization-items'.$C$1])-COLUMN(['customization-items'.$B$1])+1;0);&quot;&quot;)" office:value-type="string" office:string-value="Privacy-8-1" calcext:value-type="string">
            <text:p>Privacy-8-1</text:p>
          </table:table-cell>
        </table:table-row>
        <table:table-row table:style-name="ro153">
          <table:table-cell table:formula="of:=IFERROR(VLOOKUP(ROW();['customization-items'.$B$1:'customization-items'.$C$1038];COLUMN(['customization-items'.$C$1])-COLUMN(['customization-items'.$B$1])+1;0);&quot;&quot;)" office:value-type="string" office:string-value="Privacy-8-2" calcext:value-type="string">
            <text:p>Privacy-8-2</text:p>
          </table:table-cell>
        </table:table-row>
        <table:table-row table:style-name="ro153">
          <table:table-cell table:formula="of:=IFERROR(VLOOKUP(ROW();['customization-items'.$B$1:'customization-items'.$C$1038];COLUMN(['customization-items'.$C$1])-COLUMN(['customization-items'.$B$1])+1;0);&quot;&quot;)" office:value-type="string" office:string-value="Privacy-9-1" calcext:value-type="string">
            <text:p>Privacy-9-1</text:p>
          </table:table-cell>
        </table:table-row>
        <table:table-row table:style-name="ro153">
          <table:table-cell table:formula="of:=IFERROR(VLOOKUP(ROW();['customization-items'.$B$1:'customization-items'.$C$1038];COLUMN(['customization-items'.$C$1])-COLUMN(['customization-items'.$B$1])+1;0);&quot;&quot;)" office:value-type="string" office:string-value="Privacy-10-1" calcext:value-type="string">
            <text:p>Privacy-10-1</text:p>
          </table:table-cell>
        </table:table-row>
        <table:table-row table:style-name="ro153">
          <table:table-cell table:formula="of:=IFERROR(VLOOKUP(ROW();['customization-items'.$B$1:'customization-items'.$C$1038];COLUMN(['customization-items'.$C$1])-COLUMN(['customization-items'.$B$1])+1;0);&quot;&quot;)" office:value-type="string" office:string-value="Privacy-10-2" calcext:value-type="string">
            <text:p>Privacy-10-2</text:p>
          </table:table-cell>
        </table:table-row>
        <table:table-row table:style-name="ro153">
          <table:table-cell table:formula="of:=IFERROR(VLOOKUP(ROW();['customization-items'.$B$1:'customization-items'.$C$1038];COLUMN(['customization-items'.$C$1])-COLUMN(['customization-items'.$B$1])+1;0);&quot;&quot;)" office:value-type="string" office:string-value="Privacy-11-1" calcext:value-type="string">
            <text:p>Privacy-11-1</text:p>
          </table:table-cell>
        </table:table-row>
        <table:table-row table:style-name="ro153">
          <table:table-cell table:formula="of:=IFERROR(VLOOKUP(ROW();['customization-items'.$B$1:'customization-items'.$C$1038];COLUMN(['customization-items'.$C$1])-COLUMN(['customization-items'.$B$1])+1;0);&quot;&quot;)" office:value-type="string" office:string-value="Privacy-11-2" calcext:value-type="string">
            <text:p>Privacy-11-2</text:p>
          </table:table-cell>
        </table:table-row>
        <table:table-row table:style-name="ro153">
          <table:table-cell table:formula="of:=IFERROR(VLOOKUP(ROW();['customization-items'.$B$1:'customization-items'.$C$1038];COLUMN(['customization-items'.$C$1])-COLUMN(['customization-items'.$B$1])+1;0);&quot;&quot;)" office:value-type="string" office:string-value="Privacy-11-6" calcext:value-type="string">
            <text:p>Privacy-11-6</text:p>
          </table:table-cell>
        </table:table-row>
        <table:table-row table:style-name="ro153">
          <table:table-cell table:formula="of:=IFERROR(VLOOKUP(ROW();['customization-items'.$B$1:'customization-items'.$C$1038];COLUMN(['customization-items'.$C$1])-COLUMN(['customization-items'.$B$1])+1;0);&quot;&quot;)" office:value-type="string" office:string-value="Privacy-11-3" calcext:value-type="string">
            <text:p>Privacy-11-3</text:p>
          </table:table-cell>
        </table:table-row>
        <table:table-row table:style-name="ro153">
          <table:table-cell table:formula="of:=IFERROR(VLOOKUP(ROW();['customization-items'.$B$1:'customization-items'.$C$1038];COLUMN(['customization-items'.$C$1])-COLUMN(['customization-items'.$B$1])+1;0);&quot;&quot;)" office:value-type="string" office:string-value="Privacy-11-4" calcext:value-type="string">
            <text:p>Privacy-11-4</text:p>
          </table:table-cell>
        </table:table-row>
        <table:table-row table:style-name="ro153">
          <table:table-cell table:formula="of:=IFERROR(VLOOKUP(ROW();['customization-items'.$B$1:'customization-items'.$C$1038];COLUMN(['customization-items'.$C$1])-COLUMN(['customization-items'.$B$1])+1;0);&quot;&quot;)" office:value-type="string" office:string-value="Privacy-11-7" calcext:value-type="string">
            <text:p>Privacy-11-7</text:p>
          </table:table-cell>
        </table:table-row>
        <table:table-row table:style-name="ro153">
          <table:table-cell table:formula="of:=IFERROR(VLOOKUP(ROW();['customization-items'.$B$1:'customization-items'.$C$1038];COLUMN(['customization-items'.$C$1])-COLUMN(['customization-items'.$B$1])+1;0);&quot;&quot;)" office:value-type="string" office:string-value="Privacy-12-2" calcext:value-type="string">
            <text:p>Privacy-12-2</text:p>
          </table:table-cell>
        </table:table-row>
        <table:table-row table:style-name="ro153">
          <table:table-cell table:formula="of:=IFERROR(VLOOKUP(ROW();['customization-items'.$B$1:'customization-items'.$C$1038];COLUMN(['customization-items'.$C$1])-COLUMN(['customization-items'.$B$1])+1;0);&quot;&quot;)" office:value-type="string" office:string-value="Privacy-13-1" calcext:value-type="string">
            <text:p>Privacy-13-1</text:p>
          </table:table-cell>
        </table:table-row>
        <table:table-row table:style-name="ro153">
          <table:table-cell table:formula="of:=IFERROR(VLOOKUP(ROW();['customization-items'.$B$1:'customization-items'.$C$1038];COLUMN(['customization-items'.$C$1])-COLUMN(['customization-items'.$B$1])+1;0);&quot;&quot;)" office:value-type="string" office:string-value="Privacy-13-3" calcext:value-type="string">
            <text:p>Privacy-13-3</text:p>
          </table:table-cell>
        </table:table-row>
        <table:table-row table:style-name="ro153">
          <table:table-cell table:formula="of:=IFERROR(VLOOKUP(ROW();['customization-items'.$B$1:'customization-items'.$C$1038];COLUMN(['customization-items'.$C$1])-COLUMN(['customization-items'.$B$1])+1;0);&quot;&quot;)" office:value-type="string" office:string-value="Privacy-14-1" calcext:value-type="string">
            <text:p>Privacy-14-1</text:p>
          </table:table-cell>
        </table:table-row>
        <table:table-row table:style-name="ro153">
          <table:table-cell table:formula="of:=IFERROR(VLOOKUP(ROW();['customization-items'.$B$1:'customization-items'.$C$1038];COLUMN(['customization-items'.$C$1])-COLUMN(['customization-items'.$B$1])+1;0);&quot;&quot;)" office:value-type="string" office:string-value="Privacy-14-2" calcext:value-type="string">
            <text:p>Privacy-14-2</text:p>
          </table:table-cell>
        </table:table-row>
        <table:table-row table:style-name="ro153">
          <table:table-cell table:formula="of:=IFERROR(VLOOKUP(ROW();['customization-items'.$B$1:'customization-items'.$C$1038];COLUMN(['customization-items'.$C$1])-COLUMN(['customization-items'.$B$1])+1;0);&quot;&quot;)" office:value-type="string" office:string-value="Privacy-14-4" calcext:value-type="string">
            <text:p>Privacy-14-4</text:p>
          </table:table-cell>
        </table:table-row>
        <table:table-row table:style-name="ro153">
          <table:table-cell table:formula="of:=IFERROR(VLOOKUP(ROW();['customization-items'.$B$1:'customization-items'.$C$1038];COLUMN(['customization-items'.$C$1])-COLUMN(['customization-items'.$B$1])+1;0);&quot;&quot;)" office:value-type="string" office:string-value="Privacy-14-3" calcext:value-type="string">
            <text:p>Privacy-14-3</text:p>
          </table:table-cell>
        </table:table-row>
        <table:table-row table:style-name="ro153">
          <table:table-cell table:formula="of:=IFERROR(VLOOKUP(ROW();['customization-items'.$B$1:'customization-items'.$C$1038];COLUMN(['customization-items'.$C$1])-COLUMN(['customization-items'.$B$1])+1;0);&quot;&quot;)" office:value-type="string" office:string-value="Privacy-15-1" calcext:value-type="string">
            <text:p>Privacy-15-1</text:p>
          </table:table-cell>
        </table:table-row>
        <table:table-row table:style-name="ro153">
          <table:table-cell table:formula="of:=IFERROR(VLOOKUP(ROW();['customization-items'.$B$1:'customization-items'.$C$1038];COLUMN(['customization-items'.$C$1])-COLUMN(['customization-items'.$B$1])+1;0);&quot;&quot;)" office:value-type="string" office:string-value="Privacy-15-2" calcext:value-type="string">
            <text:p>Privacy-15-2</text:p>
          </table:table-cell>
        </table:table-row>
        <table:table-row table:style-name="ro153">
          <table:table-cell table:formula="of:=IFERROR(VLOOKUP(ROW();['customization-items'.$B$1:'customization-items'.$C$1038];COLUMN(['customization-items'.$C$1])-COLUMN(['customization-items'.$B$1])+1;0);&quot;&quot;)" office:value-type="string" office:string-value="Privacy-16-1" calcext:value-type="string">
            <text:p>Privacy-16-1</text:p>
          </table:table-cell>
        </table:table-row>
        <table:table-row table:style-name="ro153">
          <table:table-cell table:formula="of:=IFERROR(VLOOKUP(ROW();['customization-items'.$B$1:'customization-items'.$C$1038];COLUMN(['customization-items'.$C$1])-COLUMN(['customization-items'.$B$1])+1;0);&quot;&quot;)" office:value-type="string" office:string-value="Privacy-16-2" calcext:value-type="string">
            <text:p>Privacy-16-2</text:p>
          </table:table-cell>
        </table:table-row>
        <table:table-row table:style-name="ro153">
          <table:table-cell table:formula="of:=IFERROR(VLOOKUP(ROW();['customization-items'.$B$1:'customization-items'.$C$1038];COLUMN(['customization-items'.$C$1])-COLUMN(['customization-items'.$B$1])+1;0);&quot;&quot;)" office:value-type="string" office:string-value="Privacy-17-1" calcext:value-type="string">
            <text:p>Privacy-17-1</text:p>
          </table:table-cell>
        </table:table-row>
        <table:table-row table:style-name="ro153">
          <table:table-cell table:formula="of:=IFERROR(VLOOKUP(ROW();['customization-items'.$B$1:'customization-items'.$C$1038];COLUMN(['customization-items'.$C$1])-COLUMN(['customization-items'.$B$1])+1;0);&quot;&quot;)" office:value-type="string" office:string-value="Privacy-17-2" calcext:value-type="string">
            <text:p>Privacy-17-2</text:p>
          </table:table-cell>
        </table:table-row>
        <table:table-row table:style-name="ro153">
          <table:table-cell table:formula="of:=IFERROR(VLOOKUP(ROW();['customization-items'.$B$1:'customization-items'.$C$1038];COLUMN(['customization-items'.$C$1])-COLUMN(['customization-items'.$B$1])+1;0);&quot;&quot;)" office:value-type="string" office:string-value="Privacy-18-1" calcext:value-type="string">
            <text:p>Privacy-18-1</text:p>
          </table:table-cell>
        </table:table-row>
        <table:table-row table:style-name="ro153">
          <table:table-cell table:formula="of:=IFERROR(VLOOKUP(ROW();['customization-items'.$B$1:'customization-items'.$C$1038];COLUMN(['customization-items'.$C$1])-COLUMN(['customization-items'.$B$1])+1;0);&quot;&quot;)" office:value-type="string" office:string-value="Privacy-18-2" calcext:value-type="string">
            <text:p>Privacy-18-2</text:p>
          </table:table-cell>
        </table:table-row>
        <table:table-row table:style-name="ro153">
          <table:table-cell table:formula="of:=IFERROR(VLOOKUP(ROW();['customization-items'.$B$1:'customization-items'.$C$1038];COLUMN(['customization-items'.$C$1])-COLUMN(['customization-items'.$B$1])+1;0);&quot;&quot;)" office:value-type="string" office:string-value="Privacy-19-1" calcext:value-type="string">
            <text:p>Privacy-19-1</text:p>
          </table:table-cell>
        </table:table-row>
        <table:table-row table:style-name="ro153">
          <table:table-cell table:formula="of:=IFERROR(VLOOKUP(ROW();['customization-items'.$B$1:'customization-items'.$C$1038];COLUMN(['customization-items'.$C$1])-COLUMN(['customization-items'.$B$1])+1;0);&quot;&quot;)" office:value-type="string" office:string-value="Privacy-19-2" calcext:value-type="string">
            <text:p>Privacy-19-2</text:p>
          </table:table-cell>
        </table:table-row>
        <table:table-row table:style-name="ro153">
          <table:table-cell table:formula="of:=IFERROR(VLOOKUP(ROW();['customization-items'.$B$1:'customization-items'.$C$1038];COLUMN(['customization-items'.$C$1])-COLUMN(['customization-items'.$B$1])+1;0);&quot;&quot;)" office:value-type="string" office:string-value="Privacy-21-1" calcext:value-type="string">
            <text:p>Privacy-21-1</text:p>
          </table:table-cell>
        </table:table-row>
        <table:table-row table:style-name="ro153">
          <table:table-cell table:formula="of:=IFERROR(VLOOKUP(ROW();['customization-items'.$B$1:'customization-items'.$C$1038];COLUMN(['customization-items'.$C$1])-COLUMN(['customization-items'.$B$1])+1;0);&quot;&quot;)" office:value-type="string" office:string-value="Privacy-21-2" calcext:value-type="string">
            <text:p>Privacy-21-2</text:p>
          </table:table-cell>
        </table:table-row>
        <table:table-row table:style-name="ro153">
          <table:table-cell table:formula="of:=IFERROR(VLOOKUP(ROW();['customization-items'.$B$1:'customization-items'.$C$1038];COLUMN(['customization-items'.$C$1])-COLUMN(['customization-items'.$B$1])+1;0);&quot;&quot;)" office:value-type="string" office:string-value="Privacy-22-1" calcext:value-type="string">
            <text:p>Privacy-22-1</text:p>
          </table:table-cell>
        </table:table-row>
        <table:table-row table:style-name="ro153">
          <table:table-cell table:formula="of:=IFERROR(VLOOKUP(ROW();['customization-items'.$B$1:'customization-items'.$C$1038];COLUMN(['customization-items'.$C$1])-COLUMN(['customization-items'.$B$1])+1;0);&quot;&quot;)" office:value-type="string" office:string-value="Privacy-22-2" calcext:value-type="string">
            <text:p>Privacy-22-2</text:p>
          </table:table-cell>
        </table:table-row>
        <table:table-row table:style-name="ro153">
          <table:table-cell table:formula="of:=IFERROR(VLOOKUP(ROW();['customization-items'.$B$1:'customization-items'.$C$1038];COLUMN(['customization-items'.$C$1])-COLUMN(['customization-items'.$B$1])+1;0);&quot;&quot;)" office:value-type="string" office:string-value="Privacy-22-3" calcext:value-type="string">
            <text:p>Privacy-22-3</text:p>
          </table:table-cell>
        </table:table-row>
        <table:table-row table:style-name="ro153">
          <table:table-cell table:formula="of:=IFERROR(VLOOKUP(ROW();['customization-items'.$B$1:'customization-items'.$C$1038];COLUMN(['customization-items'.$C$1])-COLUMN(['customization-items'.$B$1])+1;0);&quot;&quot;)" office:value-type="string" office:string-value="Privacy-24-1" calcext:value-type="string">
            <text:p>Privacy-24-1</text:p>
          </table:table-cell>
        </table:table-row>
        <table:table-row table:style-name="ro153">
          <table:table-cell table:formula="of:=IFERROR(VLOOKUP(ROW();['customization-items'.$B$1:'customization-items'.$C$1038];COLUMN(['customization-items'.$C$1])-COLUMN(['customization-items'.$B$1])+1;0);&quot;&quot;)" office:value-type="string" office:string-value="Privacy-24-2" calcext:value-type="string">
            <text:p>Privacy-24-2</text:p>
          </table:table-cell>
        </table:table-row>
        <table:table-row table:style-name="ro153">
          <table:table-cell table:formula="of:=IFERROR(VLOOKUP(ROW();['customization-items'.$B$1:'customization-items'.$C$1038];COLUMN(['customization-items'.$C$1])-COLUMN(['customization-items'.$B$1])+1;0);&quot;&quot;)" office:value-type="string" office:string-value="Privacy-26-1" calcext:value-type="string">
            <text:p>Privacy-26-1</text:p>
          </table:table-cell>
        </table:table-row>
        <table:table-row table:style-name="ro153">
          <table:table-cell table:formula="of:=IFERROR(VLOOKUP(ROW();['customization-items'.$B$1:'customization-items'.$C$1038];COLUMN(['customization-items'.$C$1])-COLUMN(['customization-items'.$B$1])+1;0);&quot;&quot;)" office:value-type="string" office:string-value="Privacy-26-2" calcext:value-type="string">
            <text:p>Privacy-26-2</text:p>
          </table:table-cell>
        </table:table-row>
        <table:table-row table:style-name="ro153">
          <table:table-cell table:formula="of:=IFERROR(VLOOKUP(ROW();['customization-items'.$B$1:'customization-items'.$C$1038];COLUMN(['customization-items'.$C$1])-COLUMN(['customization-items'.$B$1])+1;0);&quot;&quot;)" office:value-type="string" office:string-value="Privacy-27-1" calcext:value-type="string">
            <text:p>Privacy-27-1</text:p>
          </table:table-cell>
        </table:table-row>
        <table:table-row table:style-name="ro153">
          <table:table-cell table:formula="of:=IFERROR(VLOOKUP(ROW();['customization-items'.$B$1:'customization-items'.$C$1038];COLUMN(['customization-items'.$C$1])-COLUMN(['customization-items'.$B$1])+1;0);&quot;&quot;)" office:value-type="string" office:string-value="Privacy-27-2" calcext:value-type="string">
            <text:p>Privacy-27-2</text:p>
          </table:table-cell>
        </table:table-row>
        <table:table-row table:style-name="ro153">
          <table:table-cell table:formula="of:=IFERROR(VLOOKUP(ROW();['customization-items'.$B$1:'customization-items'.$C$1038];COLUMN(['customization-items'.$C$1])-COLUMN(['customization-items'.$B$1])+1;0);&quot;&quot;)" office:value-type="string" office:string-value="Privacy-29-1" calcext:value-type="string">
            <text:p>Privacy-29-1</text:p>
          </table:table-cell>
        </table:table-row>
        <table:table-row table:style-name="ro153">
          <table:table-cell table:formula="of:=IFERROR(VLOOKUP(ROW();['customization-items'.$B$1:'customization-items'.$C$1038];COLUMN(['customization-items'.$C$1])-COLUMN(['customization-items'.$B$1])+1;0);&quot;&quot;)" office:value-type="string" office:string-value="Privacy-29-2" calcext:value-type="string">
            <text:p>Privacy-29-2</text:p>
          </table:table-cell>
        </table:table-row>
        <table:table-row table:style-name="ro153">
          <table:table-cell table:formula="of:=IFERROR(VLOOKUP(ROW();['customization-items'.$B$1:'customization-items'.$C$1038];COLUMN(['customization-items'.$C$1])-COLUMN(['customization-items'.$B$1])+1;0);&quot;&quot;)" office:value-type="string" office:string-value="Privacy-30-1" calcext:value-type="string">
            <text:p>Privacy-30-1</text:p>
          </table:table-cell>
        </table:table-row>
        <table:table-row table:style-name="ro153">
          <table:table-cell table:formula="of:=IFERROR(VLOOKUP(ROW();['customization-items'.$B$1:'customization-items'.$C$1038];COLUMN(['customization-items'.$C$1])-COLUMN(['customization-items'.$B$1])+1;0);&quot;&quot;)" office:value-type="string" office:string-value="Privacy-30-2" calcext:value-type="string">
            <text:p>Privacy-30-2</text:p>
          </table:table-cell>
        </table:table-row>
        <table:table-row table:style-name="ro153">
          <table:table-cell table:formula="of:=IFERROR(VLOOKUP(ROW();['customization-items'.$B$1:'customization-items'.$C$1038];COLUMN(['customization-items'.$C$1])-COLUMN(['customization-items'.$B$1])+1;0);&quot;&quot;)" office:value-type="string" office:string-value="Privacy-30-3" calcext:value-type="string">
            <text:p>Privacy-30-3</text:p>
          </table:table-cell>
        </table:table-row>
        <table:table-row table:style-name="ro153">
          <table:table-cell table:formula="of:=IFERROR(VLOOKUP(ROW();['customization-items'.$B$1:'customization-items'.$C$1038];COLUMN(['customization-items'.$C$1])-COLUMN(['customization-items'.$B$1])+1;0);&quot;&quot;)" office:value-type="string" office:string-value="Privacy-32-1" calcext:value-type="string">
            <text:p>Privacy-32-1</text:p>
          </table:table-cell>
        </table:table-row>
        <table:table-row table:style-name="ro153">
          <table:table-cell table:formula="of:=IFERROR(VLOOKUP(ROW();['customization-items'.$B$1:'customization-items'.$C$1038];COLUMN(['customization-items'.$C$1])-COLUMN(['customization-items'.$B$1])+1;0);&quot;&quot;)" office:value-type="string" office:string-value="Privacy-32-2" calcext:value-type="string">
            <text:p>Privacy-32-2</text:p>
          </table:table-cell>
        </table:table-row>
        <table:table-row table:style-name="ro153">
          <table:table-cell table:formula="of:=IFERROR(VLOOKUP(ROW();['customization-items'.$B$1:'customization-items'.$C$1038];COLUMN(['customization-items'.$C$1])-COLUMN(['customization-items'.$B$1])+1;0);&quot;&quot;)" office:value-type="string" office:string-value="Privacy-33-1" calcext:value-type="string">
            <text:p>Privacy-33-1</text:p>
          </table:table-cell>
        </table:table-row>
        <table:table-row table:style-name="ro153">
          <table:table-cell table:formula="of:=IFERROR(VLOOKUP(ROW();['customization-items'.$B$1:'customization-items'.$C$1038];COLUMN(['customization-items'.$C$1])-COLUMN(['customization-items'.$B$1])+1;0);&quot;&quot;)" office:value-type="string" office:string-value="Privacy-33-2" calcext:value-type="string">
            <text:p>Privacy-33-2</text:p>
          </table:table-cell>
        </table:table-row>
        <table:table-row table:style-name="ro153">
          <table:table-cell table:formula="of:=IFERROR(VLOOKUP(ROW();['customization-items'.$B$1:'customization-items'.$C$1038];COLUMN(['customization-items'.$C$1])-COLUMN(['customization-items'.$B$1])+1;0);&quot;&quot;)" office:value-type="string" office:string-value="Privacy-33-3" calcext:value-type="string">
            <text:p>Privacy-33-3</text:p>
          </table:table-cell>
        </table:table-row>
        <table:table-row table:style-name="ro153">
          <table:table-cell table:formula="of:=IFERROR(VLOOKUP(ROW();['customization-items'.$B$1:'customization-items'.$C$1038];COLUMN(['customization-items'.$C$1])-COLUMN(['customization-items'.$B$1])+1;0);&quot;&quot;)" office:value-type="string" office:string-value="Privacy-34-1" calcext:value-type="string">
            <text:p>Privacy-34-1</text:p>
          </table:table-cell>
        </table:table-row>
        <table:table-row table:style-name="ro153">
          <table:table-cell table:formula="of:=IFERROR(VLOOKUP(ROW();['customization-items'.$B$1:'customization-items'.$C$1038];COLUMN(['customization-items'.$C$1])-COLUMN(['customization-items'.$B$1])+1;0);&quot;&quot;)" office:value-type="string" office:string-value="Privacy-34-2" calcext:value-type="string">
            <text:p>Privacy-34-2</text:p>
          </table:table-cell>
        </table:table-row>
        <table:table-row table:style-name="ro153">
          <table:table-cell table:formula="of:=IFERROR(VLOOKUP(ROW();['customization-items'.$B$1:'customization-items'.$C$1038];COLUMN(['customization-items'.$C$1])-COLUMN(['customization-items'.$B$1])+1;0);&quot;&quot;)" office:value-type="string" office:string-value="Privacy-35-1" calcext:value-type="string">
            <text:p>Privacy-35-1</text:p>
          </table:table-cell>
        </table:table-row>
        <table:table-row table:style-name="ro153">
          <table:table-cell table:formula="of:=IFERROR(VLOOKUP(ROW();['customization-items'.$B$1:'customization-items'.$C$1038];COLUMN(['customization-items'.$C$1])-COLUMN(['customization-items'.$B$1])+1;0);&quot;&quot;)" office:value-type="string" office:string-value="Privacy-35-2" calcext:value-type="string">
            <text:p>Privacy-35-2</text:p>
          </table:table-cell>
        </table:table-row>
        <table:table-row table:style-name="ro153">
          <table:table-cell table:formula="of:=IFERROR(VLOOKUP(ROW();['customization-items'.$B$1:'customization-items'.$C$1038];COLUMN(['customization-items'.$C$1])-COLUMN(['customization-items'.$B$1])+1;0);&quot;&quot;)" office:value-type="string" office:string-value="Privacy-35-3" calcext:value-type="string">
            <text:p>Privacy-35-3</text:p>
          </table:table-cell>
        </table:table-row>
        <table:table-row table:style-name="ro153">
          <table:table-cell table:formula="of:=IFERROR(VLOOKUP(ROW();['customization-items'.$B$1:'customization-items'.$C$1038];COLUMN(['customization-items'.$C$1])-COLUMN(['customization-items'.$B$1])+1;0);&quot;&quot;)" office:value-type="string" office:string-value="Privacy-35-4" calcext:value-type="string">
            <text:p>Privacy-35-4</text:p>
          </table:table-cell>
        </table:table-row>
        <table:table-row table:style-name="ro153">
          <table:table-cell table:formula="of:=IFERROR(VLOOKUP(ROW();['customization-items'.$B$1:'customization-items'.$C$1038];COLUMN(['customization-items'.$C$1])-COLUMN(['customization-items'.$B$1])+1;0);&quot;&quot;)" office:value-type="string" office:string-value="Privacy-36-1" calcext:value-type="string">
            <text:p>Privacy-36-1</text:p>
          </table:table-cell>
        </table:table-row>
        <table:table-row table:style-name="ro153">
          <table:table-cell table:formula="of:=IFERROR(VLOOKUP(ROW();['customization-items'.$B$1:'customization-items'.$C$1038];COLUMN(['customization-items'.$C$1])-COLUMN(['customization-items'.$B$1])+1;0);&quot;&quot;)" office:value-type="string" office:string-value="Privacy-36-2" calcext:value-type="string">
            <text:p>Privacy-36-2</text:p>
          </table:table-cell>
        </table:table-row>
        <table:table-row table:style-name="ro153">
          <table:table-cell table:formula="of:=IFERROR(VLOOKUP(ROW();['customization-items'.$B$1:'customization-items'.$C$1038];COLUMN(['customization-items'.$C$1])-COLUMN(['customization-items'.$B$1])+1;0);&quot;&quot;)" office:value-type="string" office:string-value="Privacy-37-1" calcext:value-type="string">
            <text:p>Privacy-37-1</text:p>
          </table:table-cell>
        </table:table-row>
        <table:table-row table:style-name="ro153">
          <table:table-cell table:formula="of:=IFERROR(VLOOKUP(ROW();['customization-items'.$B$1:'customization-items'.$C$1038];COLUMN(['customization-items'.$C$1])-COLUMN(['customization-items'.$B$1])+1;0);&quot;&quot;)" office:value-type="string" office:string-value="Privacy-37-2" calcext:value-type="string">
            <text:p>Privacy-37-2</text:p>
          </table:table-cell>
        </table:table-row>
        <table:table-row table:style-name="ro153">
          <table:table-cell table:formula="of:=IFERROR(VLOOKUP(ROW();['customization-items'.$B$1:'customization-items'.$C$1038];COLUMN(['customization-items'.$C$1])-COLUMN(['customization-items'.$B$1])+1;0);&quot;&quot;)" office:value-type="string" office:string-value="Privacy-38-1" calcext:value-type="string">
            <text:p>Privacy-38-1</text:p>
          </table:table-cell>
        </table:table-row>
        <table:table-row table:style-name="ro153">
          <table:table-cell table:formula="of:=IFERROR(VLOOKUP(ROW();['customization-items'.$B$1:'customization-items'.$C$1038];COLUMN(['customization-items'.$C$1])-COLUMN(['customization-items'.$B$1])+1;0);&quot;&quot;)" office:value-type="string" office:string-value="Privacy-38-2" calcext:value-type="string">
            <text:p>Privacy-38-2</text:p>
          </table:table-cell>
        </table:table-row>
        <table:table-row table:style-name="ro153">
          <table:table-cell table:formula="of:=IFERROR(VLOOKUP(ROW();['customization-items'.$B$1:'customization-items'.$C$1038];COLUMN(['customization-items'.$C$1])-COLUMN(['customization-items'.$B$1])+1;0);&quot;&quot;)" office:value-type="string" office:string-value="Privacy-39-1" calcext:value-type="string">
            <text:p>Privacy-39-1</text:p>
          </table:table-cell>
        </table:table-row>
        <table:table-row table:style-name="ro153">
          <table:table-cell table:formula="of:=IFERROR(VLOOKUP(ROW();['customization-items'.$B$1:'customization-items'.$C$1038];COLUMN(['customization-items'.$C$1])-COLUMN(['customization-items'.$B$1])+1;0);&quot;&quot;)" office:value-type="string" office:string-value="Privacy-39-2" calcext:value-type="string">
            <text:p>Privacy-39-2</text:p>
          </table:table-cell>
        </table:table-row>
        <table:table-row table:style-name="ro153">
          <table:table-cell table:formula="of:=IFERROR(VLOOKUP(ROW();['customization-items'.$B$1:'customization-items'.$C$1038];COLUMN(['customization-items'.$C$1])-COLUMN(['customization-items'.$B$1])+1;0);&quot;&quot;)" office:value-type="string" office:string-value="Privacy-40-1" calcext:value-type="string">
            <text:p>Privacy-40-1</text:p>
          </table:table-cell>
        </table:table-row>
        <table:table-row table:style-name="ro153">
          <table:table-cell table:formula="of:=IFERROR(VLOOKUP(ROW();['customization-items'.$B$1:'customization-items'.$C$1038];COLUMN(['customization-items'.$C$1])-COLUMN(['customization-items'.$B$1])+1;0);&quot;&quot;)" office:value-type="string" office:string-value="Privacy-40-2" calcext:value-type="string">
            <text:p>Privacy-40-2</text:p>
          </table:table-cell>
        </table:table-row>
        <table:table-row table:style-name="ro153">
          <table:table-cell table:formula="of:=IFERROR(VLOOKUP(ROW();['customization-items'.$B$1:'customization-items'.$C$1038];COLUMN(['customization-items'.$C$1])-COLUMN(['customization-items'.$B$1])+1;0);&quot;&quot;)" office:value-type="string" office:string-value="Privacy-41-1" calcext:value-type="string">
            <text:p>Privacy-41-1</text:p>
          </table:table-cell>
        </table:table-row>
        <table:table-row table:style-name="ro153">
          <table:table-cell table:formula="of:=IFERROR(VLOOKUP(ROW();['customization-items'.$B$1:'customization-items'.$C$1038];COLUMN(['customization-items'.$C$1])-COLUMN(['customization-items'.$B$1])+1;0);&quot;&quot;)" office:value-type="string" office:string-value="Privacy-41-2" calcext:value-type="string">
            <text:p>Privacy-41-2</text:p>
          </table:table-cell>
        </table:table-row>
        <table:table-row table:style-name="ro153">
          <table:table-cell table:formula="of:=IFERROR(VLOOKUP(ROW();['customization-items'.$B$1:'customization-items'.$C$1038];COLUMN(['customization-items'.$C$1])-COLUMN(['customization-items'.$B$1])+1;0);&quot;&quot;)" office:value-type="string" office:string-value="Privacy-42-1" calcext:value-type="string">
            <text:p>Privacy-42-1</text:p>
          </table:table-cell>
        </table:table-row>
        <table:table-row table:style-name="ro153">
          <table:table-cell table:formula="of:=IFERROR(VLOOKUP(ROW();['customization-items'.$B$1:'customization-items'.$C$1038];COLUMN(['customization-items'.$C$1])-COLUMN(['customization-items'.$B$1])+1;0);&quot;&quot;)" office:value-type="string" office:string-value="Privacy-42-2" calcext:value-type="string">
            <text:p>Privacy-42-2</text:p>
          </table:table-cell>
        </table:table-row>
        <table:table-row table:style-name="ro153">
          <table:table-cell table:formula="of:=IFERROR(VLOOKUP(ROW();['customization-items'.$B$1:'customization-items'.$C$1038];COLUMN(['customization-items'.$C$1])-COLUMN(['customization-items'.$B$1])+1;0);&quot;&quot;)" office:value-type="string" office:string-value="Privacy-43-1" calcext:value-type="string">
            <text:p>Privacy-43-1</text:p>
          </table:table-cell>
        </table:table-row>
        <table:table-row table:style-name="ro153">
          <table:table-cell table:formula="of:=IFERROR(VLOOKUP(ROW();['customization-items'.$B$1:'customization-items'.$C$1038];COLUMN(['customization-items'.$C$1])-COLUMN(['customization-items'.$B$1])+1;0);&quot;&quot;)" office:value-type="string" office:string-value="Privacy-43-2" calcext:value-type="string">
            <text:p>Privacy-43-2</text:p>
          </table:table-cell>
        </table:table-row>
        <table:table-row table:style-name="ro153">
          <table:table-cell table:formula="of:=IFERROR(VLOOKUP(ROW();['customization-items'.$B$1:'customization-items'.$C$1038];COLUMN(['customization-items'.$C$1])-COLUMN(['customization-items'.$B$1])+1;0);&quot;&quot;)" office:value-type="string" office:string-value="Privacy-43-3" calcext:value-type="string">
            <text:p>Privacy-43-3</text:p>
          </table:table-cell>
        </table:table-row>
        <table:table-row table:style-name="ro153">
          <table:table-cell table:formula="of:=IFERROR(VLOOKUP(ROW();['customization-items'.$B$1:'customization-items'.$C$1038];COLUMN(['customization-items'.$C$1])-COLUMN(['customization-items'.$B$1])+1;0);&quot;&quot;)" office:value-type="string" office:string-value="Privacy-43-4" calcext:value-type="string">
            <text:p>Privacy-43-4</text:p>
          </table:table-cell>
        </table:table-row>
        <table:table-row table:style-name="ro153">
          <table:table-cell table:formula="of:=IFERROR(VLOOKUP(ROW();['customization-items'.$B$1:'customization-items'.$C$1038];COLUMN(['customization-items'.$C$1])-COLUMN(['customization-items'.$B$1])+1;0);&quot;&quot;)" office:value-type="string" office:string-value="Startup-1-2" calcext:value-type="string">
            <text:p>Startup-1-2</text:p>
          </table:table-cell>
        </table:table-row>
        <table:table-row table:style-name="ro153">
          <table:table-cell table:formula="of:=IFERROR(VLOOKUP(ROW();['customization-items'.$B$1:'customization-items'.$C$1038];COLUMN(['customization-items'.$C$1])-COLUMN(['customization-items'.$B$1])+1;0);&quot;&quot;)" office:value-type="string" office:string-value="Startup-2-1" calcext:value-type="string">
            <text:p>Startup-2-1</text:p>
          </table:table-cell>
        </table:table-row>
        <table:table-row table:style-name="ro153">
          <table:table-cell table:formula="of:=IFERROR(VLOOKUP(ROW();['customization-items'.$B$1:'customization-items'.$C$1038];COLUMN(['customization-items'.$C$1])-COLUMN(['customization-items'.$B$1])+1;0);&quot;&quot;)" office:value-type="string" office:string-value="Startup-2-2" calcext:value-type="string">
            <text:p>Startup-2-2</text:p>
          </table:table-cell>
        </table:table-row>
        <table:table-row table:style-name="ro153">
          <table:table-cell table:formula="of:=IFERROR(VLOOKUP(ROW();['customization-items'.$B$1:'customization-items'.$C$1038];COLUMN(['customization-items'.$C$1])-COLUMN(['customization-items'.$B$1])+1;0);&quot;&quot;)" office:value-type="string" office:string-value="Startup-2-3" calcext:value-type="string">
            <text:p>Startup-2-3</text:p>
          </table:table-cell>
        </table:table-row>
        <table:table-row table:style-name="ro153">
          <table:table-cell table:formula="of:=IFERROR(VLOOKUP(ROW();['customization-items'.$B$1:'customization-items'.$C$1038];COLUMN(['customization-items'.$C$1])-COLUMN(['customization-items'.$B$1])+1;0);&quot;&quot;)" office:value-type="string" office:string-value="Startup-3-1" calcext:value-type="string">
            <text:p>Startup-3-1</text:p>
          </table:table-cell>
        </table:table-row>
        <table:table-row table:style-name="ro153">
          <table:table-cell table:formula="of:=IFERROR(VLOOKUP(ROW();['customization-items'.$B$1:'customization-items'.$C$1038];COLUMN(['customization-items'.$C$1])-COLUMN(['customization-items'.$B$1])+1;0);&quot;&quot;)" office:value-type="string" office:string-value="Startup-3-2" calcext:value-type="string">
            <text:p>Startup-3-2</text:p>
          </table:table-cell>
        </table:table-row>
        <table:table-row table:style-name="ro153">
          <table:table-cell table:formula="of:=IFERROR(VLOOKUP(ROW();['customization-items'.$B$1:'customization-items'.$C$1038];COLUMN(['customization-items'.$C$1])-COLUMN(['customization-items'.$B$1])+1;0);&quot;&quot;)" office:value-type="string" office:string-value="Startup-3-3" calcext:value-type="string">
            <text:p>Startup-3-3</text:p>
          </table:table-cell>
        </table:table-row>
        <table:table-row table:style-name="ro153">
          <table:table-cell table:formula="of:=IFERROR(VLOOKUP(ROW();['customization-items'.$B$1:'customization-items'.$C$1038];COLUMN(['customization-items'.$C$1])-COLUMN(['customization-items'.$B$1])+1;0);&quot;&quot;)" office:value-type="string" office:string-value="Startup-4-2" calcext:value-type="string">
            <text:p>Startup-4-2</text:p>
          </table:table-cell>
        </table:table-row>
        <table:table-row table:style-name="ro153">
          <table:table-cell table:formula="of:=IFERROR(VLOOKUP(ROW();['customization-items'.$B$1:'customization-items'.$C$1038];COLUMN(['customization-items'.$C$1])-COLUMN(['customization-items'.$B$1])+1;0);&quot;&quot;)" office:value-type="string" office:string-value="Startup-5-1" calcext:value-type="string">
            <text:p>Startup-5-1</text:p>
          </table:table-cell>
        </table:table-row>
        <table:table-row table:style-name="ro153">
          <table:table-cell table:formula="of:=IFERROR(VLOOKUP(ROW();['customization-items'.$B$1:'customization-items'.$C$1038];COLUMN(['customization-items'.$C$1])-COLUMN(['customization-items'.$B$1])+1;0);&quot;&quot;)" office:value-type="string" office:string-value="Startup-5-2" calcext:value-type="string">
            <text:p>Startup-5-2</text:p>
          </table:table-cell>
        </table:table-row>
        <table:table-row table:style-name="ro153">
          <table:table-cell table:formula="of:=IFERROR(VLOOKUP(ROW();['customization-items'.$B$1:'customization-items'.$C$1038];COLUMN(['customization-items'.$C$1])-COLUMN(['customization-items'.$B$1])+1;0);&quot;&quot;)" office:value-type="string" office:string-value="Startup-7-1" calcext:value-type="string">
            <text:p>Startup-7-1</text:p>
          </table:table-cell>
        </table:table-row>
        <table:table-row table:style-name="ro153">
          <table:table-cell table:formula="of:=IFERROR(VLOOKUP(ROW();['customization-items'.$B$1:'customization-items'.$C$1038];COLUMN(['customization-items'.$C$1])-COLUMN(['customization-items'.$B$1])+1;0);&quot;&quot;)" office:value-type="string" office:string-value="Startup-7-2" calcext:value-type="string">
            <text:p>Startup-7-2</text:p>
          </table:table-cell>
        </table:table-row>
        <table:table-row table:style-name="ro153">
          <table:table-cell table:formula="of:=IFERROR(VLOOKUP(ROW();['customization-items'.$B$1:'customization-items'.$C$1038];COLUMN(['customization-items'.$C$1])-COLUMN(['customization-items'.$B$1])+1;0);&quot;&quot;)" office:value-type="string" office:string-value="Startup-8-1" calcext:value-type="string">
            <text:p>Startup-8-1</text:p>
          </table:table-cell>
        </table:table-row>
        <table:table-row table:style-name="ro153">
          <table:table-cell table:formula="of:=IFERROR(VLOOKUP(ROW();['customization-items'.$B$1:'customization-items'.$C$1038];COLUMN(['customization-items'.$C$1])-COLUMN(['customization-items'.$B$1])+1;0);&quot;&quot;)" office:value-type="string" office:string-value="Startup-8-2" calcext:value-type="string">
            <text:p>Startup-8-2</text:p>
          </table:table-cell>
        </table:table-row>
        <table:table-row table:style-name="ro153">
          <table:table-cell table:formula="of:=IFERROR(VLOOKUP(ROW();['customization-items'.$B$1:'customization-items'.$C$1038];COLUMN(['customization-items'.$C$1])-COLUMN(['customization-items'.$B$1])+1;0);&quot;&quot;)" office:value-type="string" office:string-value="Startup-10-1" calcext:value-type="string">
            <text:p>Startup-10-1</text:p>
          </table:table-cell>
        </table:table-row>
        <table:table-row table:style-name="ro153">
          <table:table-cell table:formula="of:=IFERROR(VLOOKUP(ROW();['customization-items'.$B$1:'customization-items'.$C$1038];COLUMN(['customization-items'.$C$1])-COLUMN(['customization-items'.$B$1])+1;0);&quot;&quot;)" office:value-type="string" office:string-value="Startup-10-2" calcext:value-type="string">
            <text:p>Startup-10-2</text:p>
          </table:table-cell>
        </table:table-row>
        <table:table-row table:style-name="ro153">
          <table:table-cell table:formula="of:=IFERROR(VLOOKUP(ROW();['customization-items'.$B$1:'customization-items'.$C$1038];COLUMN(['customization-items'.$C$1])-COLUMN(['customization-items'.$B$1])+1;0);&quot;&quot;)" office:value-type="string" office:string-value="Websearch-1-2" calcext:value-type="string">
            <text:p>Websearch-1-2</text:p>
          </table:table-cell>
        </table:table-row>
        <table:table-row table:style-name="ro153">
          <table:table-cell table:formula="of:=IFERROR(VLOOKUP(ROW();['customization-items'.$B$1:'customization-items'.$C$1038];COLUMN(['customization-items'.$C$1])-COLUMN(['customization-items'.$B$1])+1;0);&quot;&quot;)" office:value-type="string" office:string-value="Websearch-2-1" calcext:value-type="string">
            <text:p>Websearch-2-1</text:p>
          </table:table-cell>
        </table:table-row>
        <table:table-row table:style-name="ro153">
          <table:table-cell table:formula="of:=IFERROR(VLOOKUP(ROW();['customization-items'.$B$1:'customization-items'.$C$1038];COLUMN(['customization-items'.$C$1])-COLUMN(['customization-items'.$B$1])+1;0);&quot;&quot;)" office:value-type="string" office:string-value="Websearch-2-2" calcext:value-type="string">
            <text:p>Websearch-2-2</text:p>
          </table:table-cell>
        </table:table-row>
        <table:table-row table:style-name="ro153">
          <table:table-cell table:formula="of:=IFERROR(VLOOKUP(ROW();['customization-items'.$B$1:'customization-items'.$C$1038];COLUMN(['customization-items'.$C$1])-COLUMN(['customization-items'.$B$1])+1;0);&quot;&quot;)" office:value-type="string" office:string-value="Location-1-1" calcext:value-type="string">
            <text:p>Location-1-1</text:p>
          </table:table-cell>
        </table:table-row>
        <table:table-row table:style-name="ro153">
          <table:table-cell table:formula="of:=IFERROR(VLOOKUP(ROW();['customization-items'.$B$1:'customization-items'.$C$1038];COLUMN(['customization-items'.$C$1])-COLUMN(['customization-items'.$B$1])+1;0);&quot;&quot;)" office:value-type="string" office:string-value="Location-1-2" calcext:value-type="string">
            <text:p>Location-1-2</text:p>
          </table:table-cell>
        </table:table-row>
        <table:table-row table:style-name="ro153">
          <table:table-cell table:formula="of:=IFERROR(VLOOKUP(ROW();['customization-items'.$B$1:'customization-items'.$C$1038];COLUMN(['customization-items'.$C$1])-COLUMN(['customization-items'.$B$1])+1;0);&quot;&quot;)" office:value-type="string" office:string-value="Download-1-1" calcext:value-type="string">
            <text:p>Download-1-1</text:p>
          </table:table-cell>
        </table:table-row>
        <table:table-row table:style-name="ro153">
          <table:table-cell table:formula="of:=IFERROR(VLOOKUP(ROW();['customization-items'.$B$1:'customization-items'.$C$1038];COLUMN(['customization-items'.$C$1])-COLUMN(['customization-items'.$B$1])+1;0);&quot;&quot;)" office:value-type="string" office:string-value="Download-1-2" calcext:value-type="string">
            <text:p>Download-1-2</text:p>
          </table:table-cell>
        </table:table-row>
        <table:table-row table:style-name="ro153">
          <table:table-cell table:formula="of:=IFERROR(VLOOKUP(ROW();['customization-items'.$B$1:'customization-items'.$C$1038];COLUMN(['customization-items'.$C$1])-COLUMN(['customization-items'.$B$1])+1;0);&quot;&quot;)" office:value-type="string" office:string-value="Download-2-1" calcext:value-type="string">
            <text:p>Download-2-1</text:p>
          </table:table-cell>
        </table:table-row>
        <table:table-row table:style-name="ro153">
          <table:table-cell table:formula="of:=IFERROR(VLOOKUP(ROW();['customization-items'.$B$1:'customization-items'.$C$1038];COLUMN(['customization-items'.$C$1])-COLUMN(['customization-items'.$B$1])+1;0);&quot;&quot;)" office:value-type="string" office:string-value="Download-2-2" calcext:value-type="string">
            <text:p>Download-2-2</text:p>
          </table:table-cell>
        </table:table-row>
        <table:table-row table:style-name="ro153">
          <table:table-cell table:formula="of:=IFERROR(VLOOKUP(ROW();['customization-items'.$B$1:'customization-items'.$C$1038];COLUMN(['customization-items'.$C$1])-COLUMN(['customization-items'.$B$1])+1;0);&quot;&quot;)" office:value-type="string" office:string-value="Download-2-3" calcext:value-type="string">
            <text:p>Download-2-3</text:p>
          </table:table-cell>
        </table:table-row>
        <table:table-row table:style-name="ro153">
          <table:table-cell table:formula="of:=IFERROR(VLOOKUP(ROW();['customization-items'.$B$1:'customization-items'.$C$1038];COLUMN(['customization-items'.$C$1])-COLUMN(['customization-items'.$B$1])+1;0);&quot;&quot;)" office:value-type="string" office:string-value="Download-3-1" calcext:value-type="string">
            <text:p>Download-3-1</text:p>
          </table:table-cell>
        </table:table-row>
        <table:table-row table:style-name="ro153">
          <table:table-cell table:formula="of:=IFERROR(VLOOKUP(ROW();['customization-items'.$B$1:'customization-items'.$C$1038];COLUMN(['customization-items'.$C$1])-COLUMN(['customization-items'.$B$1])+1;0);&quot;&quot;)" office:value-type="string" office:string-value="Download-3-2" calcext:value-type="string">
            <text:p>Download-3-2</text:p>
          </table:table-cell>
        </table:table-row>
        <table:table-row table:style-name="ro153">
          <table:table-cell table:formula="of:=IFERROR(VLOOKUP(ROW();['customization-items'.$B$1:'customization-items'.$C$1038];COLUMN(['customization-items'.$C$1])-COLUMN(['customization-items'.$B$1])+1;0);&quot;&quot;)" office:value-type="string" office:string-value="Download-3-3" calcext:value-type="string">
            <text:p>Download-3-3</text:p>
          </table:table-cell>
        </table:table-row>
        <table:table-row table:style-name="ro153">
          <table:table-cell table:formula="of:=IFERROR(VLOOKUP(ROW();['customization-items'.$B$1:'customization-items'.$C$1038];COLUMN(['customization-items'.$C$1])-COLUMN(['customization-items'.$B$1])+1;0);&quot;&quot;)" office:value-type="string" office:string-value="Tab-1-1" calcext:value-type="string">
            <text:p>Tab-1-1</text:p>
          </table:table-cell>
        </table:table-row>
        <table:table-row table:style-name="ro153">
          <table:table-cell table:formula="of:=IFERROR(VLOOKUP(ROW();['customization-items'.$B$1:'customization-items'.$C$1038];COLUMN(['customization-items'.$C$1])-COLUMN(['customization-items'.$B$1])+1;0);&quot;&quot;)" office:value-type="string" office:string-value="Tab-1-2" calcext:value-type="string">
            <text:p>Tab-1-2</text:p>
          </table:table-cell>
        </table:table-row>
        <table:table-row table:style-name="ro153">
          <table:table-cell table:formula="of:=IFERROR(VLOOKUP(ROW();['customization-items'.$B$1:'customization-items'.$C$1038];COLUMN(['customization-items'.$C$1])-COLUMN(['customization-items'.$B$1])+1;0);&quot;&quot;)" office:value-type="string" office:string-value="Tab-1-3" calcext:value-type="string">
            <text:p>Tab-1-3</text:p>
          </table:table-cell>
        </table:table-row>
        <table:table-row table:style-name="ro153">
          <table:table-cell table:formula="of:=IFERROR(VLOOKUP(ROW();['customization-items'.$B$1:'customization-items'.$C$1038];COLUMN(['customization-items'.$C$1])-COLUMN(['customization-items'.$B$1])+1;0);&quot;&quot;)" office:value-type="string" office:string-value="Tab-2-1" calcext:value-type="string">
            <text:p>Tab-2-1</text:p>
          </table:table-cell>
        </table:table-row>
        <table:table-row table:style-name="ro153">
          <table:table-cell table:formula="of:=IFERROR(VLOOKUP(ROW();['customization-items'.$B$1:'customization-items'.$C$1038];COLUMN(['customization-items'.$C$1])-COLUMN(['customization-items'.$B$1])+1;0);&quot;&quot;)" office:value-type="string" office:string-value="Tab-2-2" calcext:value-type="string">
            <text:p>Tab-2-2</text:p>
          </table:table-cell>
        </table:table-row>
        <table:table-row table:style-name="ro153">
          <table:table-cell table:formula="of:=IFERROR(VLOOKUP(ROW();['customization-items'.$B$1:'customization-items'.$C$1038];COLUMN(['customization-items'.$C$1])-COLUMN(['customization-items'.$B$1])+1;0);&quot;&quot;)" office:value-type="string" office:string-value="Tab-2-3" calcext:value-type="string">
            <text:p>Tab-2-3</text:p>
          </table:table-cell>
        </table:table-row>
        <table:table-row table:style-name="ro153">
          <table:table-cell table:formula="of:=IFERROR(VLOOKUP(ROW();['customization-items'.$B$1:'customization-items'.$C$1038];COLUMN(['customization-items'.$C$1])-COLUMN(['customization-items'.$B$1])+1;0);&quot;&quot;)" office:value-type="string" office:string-value="Tab-3-1" calcext:value-type="string">
            <text:p>Tab-3-1</text:p>
          </table:table-cell>
        </table:table-row>
        <table:table-row table:style-name="ro153">
          <table:table-cell table:formula="of:=IFERROR(VLOOKUP(ROW();['customization-items'.$B$1:'customization-items'.$C$1038];COLUMN(['customization-items'.$C$1])-COLUMN(['customization-items'.$B$1])+1;0);&quot;&quot;)" office:value-type="string" office:string-value="Tab-3-2" calcext:value-type="string">
            <text:p>Tab-3-2</text:p>
          </table:table-cell>
        </table:table-row>
        <table:table-row table:style-name="ro153">
          <table:table-cell table:formula="of:=IFERROR(VLOOKUP(ROW();['customization-items'.$B$1:'customization-items'.$C$1038];COLUMN(['customization-items'.$C$1])-COLUMN(['customization-items'.$B$1])+1;0);&quot;&quot;)" office:value-type="string" office:string-value="Tab-3-3" calcext:value-type="string">
            <text:p>Tab-3-3</text:p>
          </table:table-cell>
        </table:table-row>
        <table:table-row table:style-name="ro153">
          <table:table-cell table:formula="of:=IFERROR(VLOOKUP(ROW();['customization-items'.$B$1:'customization-items'.$C$1038];COLUMN(['customization-items'.$C$1])-COLUMN(['customization-items'.$B$1])+1;0);&quot;&quot;)" office:value-type="string" office:string-value="Tab-5-1" calcext:value-type="string">
            <text:p>Tab-5-1</text:p>
          </table:table-cell>
        </table:table-row>
        <table:table-row table:style-name="ro153">
          <table:table-cell table:formula="of:=IFERROR(VLOOKUP(ROW();['customization-items'.$B$1:'customization-items'.$C$1038];COLUMN(['customization-items'.$C$1])-COLUMN(['customization-items'.$B$1])+1;0);&quot;&quot;)" office:value-type="string" office:string-value="Tab-5-2" calcext:value-type="string">
            <text:p>Tab-5-2</text:p>
          </table:table-cell>
        </table:table-row>
        <table:table-row table:style-name="ro153">
          <table:table-cell table:formula="of:=IFERROR(VLOOKUP(ROW();['customization-items'.$B$1:'customization-items'.$C$1038];COLUMN(['customization-items'.$C$1])-COLUMN(['customization-items'.$B$1])+1;0);&quot;&quot;)" office:value-type="string" office:string-value="Tab-5-3" calcext:value-type="string">
            <text:p>Tab-5-3</text:p>
          </table:table-cell>
        </table:table-row>
        <table:table-row table:style-name="ro153">
          <table:table-cell table:formula="of:=IFERROR(VLOOKUP(ROW();['customization-items'.$B$1:'customization-items'.$C$1038];COLUMN(['customization-items'.$C$1])-COLUMN(['customization-items'.$B$1])+1;0);&quot;&quot;)" office:value-type="string" office:string-value="Tab-6-1" calcext:value-type="string">
            <text:p>Tab-6-1</text:p>
          </table:table-cell>
        </table:table-row>
        <table:table-row table:style-name="ro153">
          <table:table-cell table:formula="of:=IFERROR(VLOOKUP(ROW();['customization-items'.$B$1:'customization-items'.$C$1038];COLUMN(['customization-items'.$C$1])-COLUMN(['customization-items'.$B$1])+1;0);&quot;&quot;)" office:value-type="string" office:string-value="Tab-6-2" calcext:value-type="string">
            <text:p>Tab-6-2</text:p>
          </table:table-cell>
        </table:table-row>
        <table:table-row table:style-name="ro153">
          <table:table-cell table:formula="of:=IFERROR(VLOOKUP(ROW();['customization-items'.$B$1:'customization-items'.$C$1038];COLUMN(['customization-items'.$C$1])-COLUMN(['customization-items'.$B$1])+1;0);&quot;&quot;)" office:value-type="string" office:string-value="Tab-7-1" calcext:value-type="string">
            <text:p>Tab-7-1</text:p>
          </table:table-cell>
        </table:table-row>
        <table:table-row table:style-name="ro153">
          <table:table-cell table:formula="of:=IFERROR(VLOOKUP(ROW();['customization-items'.$B$1:'customization-items'.$C$1038];COLUMN(['customization-items'.$C$1])-COLUMN(['customization-items'.$B$1])+1;0);&quot;&quot;)" office:value-type="string" office:string-value="Tab-7-2" calcext:value-type="string">
            <text:p>Tab-7-2</text:p>
          </table:table-cell>
        </table:table-row>
        <table:table-row table:style-name="ro153">
          <table:table-cell table:formula="of:=IFERROR(VLOOKUP(ROW();['customization-items'.$B$1:'customization-items'.$C$1038];COLUMN(['customization-items'.$C$1])-COLUMN(['customization-items'.$B$1])+1;0);&quot;&quot;)" office:value-type="string" office:string-value="Tab-7-3" calcext:value-type="string">
            <text:p>Tab-7-3</text:p>
          </table:table-cell>
        </table:table-row>
        <table:table-row table:style-name="ro153">
          <table:table-cell table:formula="of:=IFERROR(VLOOKUP(ROW();['customization-items'.$B$1:'customization-items'.$C$1038];COLUMN(['customization-items'.$C$1])-COLUMN(['customization-items'.$B$1])+1;0);&quot;&quot;)" office:value-type="string" office:string-value="Tab-7-4" calcext:value-type="string">
            <text:p>Tab-7-4</text:p>
          </table:table-cell>
        </table:table-row>
        <table:table-row table:style-name="ro153">
          <table:table-cell table:formula="of:=IFERROR(VLOOKUP(ROW();['customization-items'.$B$1:'customization-items'.$C$1038];COLUMN(['customization-items'.$C$1])-COLUMN(['customization-items'.$B$1])+1;0);&quot;&quot;)" office:value-type="string" office:string-value="Tab-7-5" calcext:value-type="string">
            <text:p>Tab-7-5</text:p>
          </table:table-cell>
        </table:table-row>
        <table:table-row table:style-name="ro153">
          <table:table-cell table:formula="of:=IFERROR(VLOOKUP(ROW();['customization-items'.$B$1:'customization-items'.$C$1038];COLUMN(['customization-items'.$C$1])-COLUMN(['customization-items'.$B$1])+1;0);&quot;&quot;)" office:value-type="string" office:string-value="Tab-9-1" calcext:value-type="string">
            <text:p>Tab-9-1</text:p>
          </table:table-cell>
        </table:table-row>
        <table:table-row table:style-name="ro153">
          <table:table-cell table:formula="of:=IFERROR(VLOOKUP(ROW();['customization-items'.$B$1:'customization-items'.$C$1038];COLUMN(['customization-items'.$C$1])-COLUMN(['customization-items'.$B$1])+1;0);&quot;&quot;)" office:value-type="string" office:string-value="Tab-9-2" calcext:value-type="string">
            <text:p>Tab-9-2</text:p>
          </table:table-cell>
        </table:table-row>
        <table:table-row table:style-name="ro153">
          <table:table-cell table:formula="of:=IFERROR(VLOOKUP(ROW();['customization-items'.$B$1:'customization-items'.$C$1038];COLUMN(['customization-items'.$C$1])-COLUMN(['customization-items'.$B$1])+1;0);&quot;&quot;)" office:value-type="string" office:string-value="Network-1-1" calcext:value-type="string">
            <text:p>Network-1-1</text:p>
          </table:table-cell>
        </table:table-row>
        <table:table-row table:style-name="ro153">
          <table:table-cell table:formula="of:=IFERROR(VLOOKUP(ROW();['customization-items'.$B$1:'customization-items'.$C$1038];COLUMN(['customization-items'.$C$1])-COLUMN(['customization-items'.$B$1])+1;0);&quot;&quot;)" office:value-type="string" office:string-value="Network-1-2" calcext:value-type="string">
            <text:p>Network-1-2</text:p>
          </table:table-cell>
        </table:table-row>
        <table:table-row table:style-name="ro153">
          <table:table-cell table:formula="of:=IFERROR(VLOOKUP(ROW();['customization-items'.$B$1:'customization-items'.$C$1038];COLUMN(['customization-items'.$C$1])-COLUMN(['customization-items'.$B$1])+1;0);&quot;&quot;)" office:value-type="string" office:string-value="Network-2-1" calcext:value-type="string">
            <text:p>Network-2-1</text:p>
          </table:table-cell>
        </table:table-row>
        <table:table-row table:style-name="ro153">
          <table:table-cell table:formula="of:=IFERROR(VLOOKUP(ROW();['customization-items'.$B$1:'customization-items'.$C$1038];COLUMN(['customization-items'.$C$1])-COLUMN(['customization-items'.$B$1])+1;0);&quot;&quot;)" office:value-type="string" office:string-value="Network-2-2" calcext:value-type="string">
            <text:p>Network-2-2</text:p>
          </table:table-cell>
        </table:table-row>
        <table:table-row table:style-name="ro153">
          <table:table-cell table:formula="of:=IFERROR(VLOOKUP(ROW();['customization-items'.$B$1:'customization-items'.$C$1038];COLUMN(['customization-items'.$C$1])-COLUMN(['customization-items'.$B$1])+1;0);&quot;&quot;)" office:value-type="string" office:string-value="Network-2-3" calcext:value-type="string">
            <text:p>Network-2-3</text:p>
          </table:table-cell>
        </table:table-row>
        <table:table-row table:style-name="ro153">
          <table:table-cell table:formula="of:=IFERROR(VLOOKUP(ROW();['customization-items'.$B$1:'customization-items'.$C$1038];COLUMN(['customization-items'.$C$1])-COLUMN(['customization-items'.$B$1])+1;0);&quot;&quot;)" office:value-type="string" office:string-value="Network-2-4" calcext:value-type="string">
            <text:p>Network-2-4</text:p>
          </table:table-cell>
        </table:table-row>
        <table:table-row table:style-name="ro153">
          <table:table-cell table:formula="of:=IFERROR(VLOOKUP(ROW();['customization-items'.$B$1:'customization-items'.$C$1038];COLUMN(['customization-items'.$C$1])-COLUMN(['customization-items'.$B$1])+1;0);&quot;&quot;)" office:value-type="string" office:string-value="Network-2-5" calcext:value-type="string">
            <text:p>Network-2-5</text:p>
          </table:table-cell>
        </table:table-row>
        <table:table-row table:style-name="ro153">
          <table:table-cell table:formula="of:=IFERROR(VLOOKUP(ROW();['customization-items'.$B$1:'customization-items'.$C$1038];COLUMN(['customization-items'.$C$1])-COLUMN(['customization-items'.$B$1])+1;0);&quot;&quot;)" office:value-type="string" office:string-value="Network-4-1" calcext:value-type="string">
            <text:p>Network-4-1</text:p>
          </table:table-cell>
        </table:table-row>
        <table:table-row table:style-name="ro153">
          <table:table-cell table:formula="of:=IFERROR(VLOOKUP(ROW();['customization-items'.$B$1:'customization-items'.$C$1038];COLUMN(['customization-items'.$C$1])-COLUMN(['customization-items'.$B$1])+1;0);&quot;&quot;)" office:value-type="string" office:string-value="Network-5-1" calcext:value-type="string">
            <text:p>Network-5-1</text:p>
          </table:table-cell>
        </table:table-row>
        <table:table-row table:style-name="ro153">
          <table:table-cell table:formula="of:=IFERROR(VLOOKUP(ROW();['customization-items'.$B$1:'customization-items'.$C$1038];COLUMN(['customization-items'.$C$1])-COLUMN(['customization-items'.$B$1])+1;0);&quot;&quot;)" office:value-type="string" office:string-value="Network-5-2" calcext:value-type="string">
            <text:p>Network-5-2</text:p>
          </table:table-cell>
        </table:table-row>
        <table:table-row table:style-name="ro153">
          <table:table-cell table:formula="of:=IFERROR(VLOOKUP(ROW();['customization-items'.$B$1:'customization-items'.$C$1038];COLUMN(['customization-items'.$C$1])-COLUMN(['customization-items'.$B$1])+1;0);&quot;&quot;)" office:value-type="string" office:string-value="Network-6-1" calcext:value-type="string">
            <text:p>Network-6-1</text:p>
          </table:table-cell>
        </table:table-row>
        <table:table-row table:style-name="ro153">
          <table:table-cell table:formula="of:=IFERROR(VLOOKUP(ROW();['customization-items'.$B$1:'customization-items'.$C$1038];COLUMN(['customization-items'.$C$1])-COLUMN(['customization-items'.$B$1])+1;0);&quot;&quot;)" office:value-type="string" office:string-value="Network-6-2" calcext:value-type="string">
            <text:p>Network-6-2</text:p>
          </table:table-cell>
        </table:table-row>
        <table:table-row table:style-name="ro153">
          <table:table-cell table:formula="of:=IFERROR(VLOOKUP(ROW();['customization-items'.$B$1:'customization-items'.$C$1038];COLUMN(['customization-items'.$C$1])-COLUMN(['customization-items'.$B$1])+1;0);&quot;&quot;)" office:value-type="string" office:string-value="Network-7-1" calcext:value-type="string">
            <text:p>Network-7-1</text:p>
          </table:table-cell>
        </table:table-row>
        <table:table-row table:style-name="ro153">
          <table:table-cell table:formula="of:=IFERROR(VLOOKUP(ROW();['customization-items'.$B$1:'customization-items'.$C$1038];COLUMN(['customization-items'.$C$1])-COLUMN(['customization-items'.$B$1])+1;0);&quot;&quot;)" office:value-type="string" office:string-value="Network-7-2" calcext:value-type="string">
            <text:p>Network-7-2</text:p>
          </table:table-cell>
        </table:table-row>
        <table:table-row table:style-name="ro153">
          <table:table-cell table:formula="of:=IFERROR(VLOOKUP(ROW();['customization-items'.$B$1:'customization-items'.$C$1038];COLUMN(['customization-items'.$C$1])-COLUMN(['customization-items'.$B$1])+1;0);&quot;&quot;)" office:value-type="string" office:string-value="Network-8-1" calcext:value-type="string">
            <text:p>Network-8-1</text:p>
          </table:table-cell>
        </table:table-row>
        <table:table-row table:style-name="ro153">
          <table:table-cell table:formula="of:=IFERROR(VLOOKUP(ROW();['customization-items'.$B$1:'customization-items'.$C$1038];COLUMN(['customization-items'.$C$1])-COLUMN(['customization-items'.$B$1])+1;0);&quot;&quot;)" office:value-type="string" office:string-value="Network-8-2" calcext:value-type="string">
            <text:p>Network-8-2</text:p>
          </table:table-cell>
        </table:table-row>
        <table:table-row table:style-name="ro153">
          <table:table-cell table:formula="of:=IFERROR(VLOOKUP(ROW();['customization-items'.$B$1:'customization-items'.$C$1038];COLUMN(['customization-items'.$C$1])-COLUMN(['customization-items'.$B$1])+1;0);&quot;&quot;)" office:value-type="string" office:string-value="Network-10-1" calcext:value-type="string">
            <text:p>Network-10-1</text:p>
          </table:table-cell>
        </table:table-row>
        <table:table-row table:style-name="ro153">
          <table:table-cell table:formula="of:=IFERROR(VLOOKUP(ROW();['customization-items'.$B$1:'customization-items'.$C$1038];COLUMN(['customization-items'.$C$1])-COLUMN(['customization-items'.$B$1])+1;0);&quot;&quot;)" office:value-type="string" office:string-value="Network-10-2" calcext:value-type="string">
            <text:p>Network-10-2</text:p>
          </table:table-cell>
        </table:table-row>
        <table:table-row table:style-name="ro153">
          <table:table-cell table:formula="of:=IFERROR(VLOOKUP(ROW();['customization-items'.$B$1:'customization-items'.$C$1038];COLUMN(['customization-items'.$C$1])-COLUMN(['customization-items'.$B$1])+1;0);&quot;&quot;)" office:value-type="string" office:string-value="Network-11-1" calcext:value-type="string">
            <text:p>Network-11-1</text:p>
          </table:table-cell>
        </table:table-row>
        <table:table-row table:style-name="ro153">
          <table:table-cell table:formula="of:=IFERROR(VLOOKUP(ROW();['customization-items'.$B$1:'customization-items'.$C$1038];COLUMN(['customization-items'.$C$1])-COLUMN(['customization-items'.$B$1])+1;0);&quot;&quot;)" office:value-type="string" office:string-value="Network-11-2" calcext:value-type="string">
            <text:p>Network-11-2</text:p>
          </table:table-cell>
        </table:table-row>
        <table:table-row table:style-name="ro153">
          <table:table-cell table:formula="of:=IFERROR(VLOOKUP(ROW();['customization-items'.$B$1:'customization-items'.$C$1038];COLUMN(['customization-items'.$C$1])-COLUMN(['customization-items'.$B$1])+1;0);&quot;&quot;)" office:value-type="string" office:string-value="Network-12-1" calcext:value-type="string">
            <text:p>Network-12-1</text:p>
          </table:table-cell>
        </table:table-row>
        <table:table-row table:style-name="ro153">
          <table:table-cell table:formula="of:=IFERROR(VLOOKUP(ROW();['customization-items'.$B$1:'customization-items'.$C$1038];COLUMN(['customization-items'.$C$1])-COLUMN(['customization-items'.$B$1])+1;0);&quot;&quot;)" office:value-type="string" office:string-value="Network-12-2" calcext:value-type="string">
            <text:p>Network-12-2</text:p>
          </table:table-cell>
        </table:table-row>
        <table:table-row table:style-name="ro153">
          <table:table-cell table:formula="of:=IFERROR(VLOOKUP(ROW();['customization-items'.$B$1:'customization-items'.$C$1038];COLUMN(['customization-items'.$C$1])-COLUMN(['customization-items'.$B$1])+1;0);&quot;&quot;)" office:value-type="string" office:string-value="Network-13-1" calcext:value-type="string">
            <text:p>Network-13-1</text:p>
          </table:table-cell>
        </table:table-row>
        <table:table-row table:style-name="ro153">
          <table:table-cell table:formula="of:=IFERROR(VLOOKUP(ROW();['customization-items'.$B$1:'customization-items'.$C$1038];COLUMN(['customization-items'.$C$1])-COLUMN(['customization-items'.$B$1])+1;0);&quot;&quot;)" office:value-type="string" office:string-value="Network-13-2" calcext:value-type="string">
            <text:p>Network-13-2</text:p>
          </table:table-cell>
        </table:table-row>
        <table:table-row table:style-name="ro153">
          <table:table-cell table:formula="of:=IFERROR(VLOOKUP(ROW();['customization-items'.$B$1:'customization-items'.$C$1038];COLUMN(['customization-items'.$C$1])-COLUMN(['customization-items'.$B$1])+1;0);&quot;&quot;)" office:value-type="string" office:string-value="Network-14-1" calcext:value-type="string">
            <text:p>Network-14-1</text:p>
          </table:table-cell>
        </table:table-row>
        <table:table-row table:style-name="ro153">
          <table:table-cell table:formula="of:=IFERROR(VLOOKUP(ROW();['customization-items'.$B$1:'customization-items'.$C$1038];COLUMN(['customization-items'.$C$1])-COLUMN(['customization-items'.$B$1])+1;0);&quot;&quot;)" office:value-type="string" office:string-value="Network-14-2" calcext:value-type="string">
            <text:p>Network-14-2</text:p>
          </table:table-cell>
        </table:table-row>
        <table:table-row table:style-name="ro153">
          <table:table-cell table:formula="of:=IFERROR(VLOOKUP(ROW();['customization-items'.$B$1:'customization-items'.$C$1038];COLUMN(['customization-items'.$C$1])-COLUMN(['customization-items'.$B$1])+1;0);&quot;&quot;)" office:value-type="string" office:string-value="Network-14-3" calcext:value-type="string">
            <text:p>Network-14-3</text:p>
          </table:table-cell>
        </table:table-row>
        <table:table-row table:style-name="ro153">
          <table:table-cell table:formula="of:=IFERROR(VLOOKUP(ROW();['customization-items'.$B$1:'customization-items'.$C$1038];COLUMN(['customization-items'.$C$1])-COLUMN(['customization-items'.$B$1])+1;0);&quot;&quot;)" office:value-type="string" office:string-value="Network-14-4" calcext:value-type="string">
            <text:p>Network-14-4</text:p>
          </table:table-cell>
        </table:table-row>
        <table:table-row table:style-name="ro153">
          <table:table-cell table:formula="of:=IFERROR(VLOOKUP(ROW();['customization-items'.$B$1:'customization-items'.$C$1038];COLUMN(['customization-items'.$C$1])-COLUMN(['customization-items'.$B$1])+1;0);&quot;&quot;)" office:value-type="string" office:string-value="Network-14-5" calcext:value-type="string">
            <text:p>Network-14-5</text:p>
          </table:table-cell>
        </table:table-row>
        <table:table-row table:style-name="ro153">
          <table:table-cell table:formula="of:=IFERROR(VLOOKUP(ROW();['customization-items'.$B$1:'customization-items'.$C$1038];COLUMN(['customization-items'.$C$1])-COLUMN(['customization-items'.$B$1])+1;0);&quot;&quot;)" office:value-type="string" office:string-value="Update-1-1" calcext:value-type="string">
            <text:p>Update-1-1</text:p>
          </table:table-cell>
        </table:table-row>
        <table:table-row table:style-name="ro153">
          <table:table-cell table:formula="of:=IFERROR(VLOOKUP(ROW();['customization-items'.$B$1:'customization-items'.$C$1038];COLUMN(['customization-items'.$C$1])-COLUMN(['customization-items'.$B$1])+1;0);&quot;&quot;)" office:value-type="string" office:string-value="Update-1-3" calcext:value-type="string">
            <text:p>Update-1-3</text:p>
          </table:table-cell>
        </table:table-row>
        <table:table-row table:style-name="ro153">
          <table:table-cell table:formula="of:=IFERROR(VLOOKUP(ROW();['customization-items'.$B$1:'customization-items'.$C$1038];COLUMN(['customization-items'.$C$1])-COLUMN(['customization-items'.$B$1])+1;0);&quot;&quot;)" office:value-type="string" office:string-value="Update-1-4" calcext:value-type="string">
            <text:p>Update-1-4</text:p>
          </table:table-cell>
        </table:table-row>
        <table:table-row table:style-name="ro153">
          <table:table-cell table:formula="of:=IFERROR(VLOOKUP(ROW();['customization-items'.$B$1:'customization-items'.$C$1038];COLUMN(['customization-items'.$C$1])-COLUMN(['customization-items'.$B$1])+1;0);&quot;&quot;)" office:value-type="string" office:string-value="Update-2-2" calcext:value-type="string">
            <text:p>Update-2-2</text:p>
          </table:table-cell>
        </table:table-row>
        <table:table-row table:style-name="ro153">
          <table:table-cell table:formula="of:=IFERROR(VLOOKUP(ROW();['customization-items'.$B$1:'customization-items'.$C$1038];COLUMN(['customization-items'.$C$1])-COLUMN(['customization-items'.$B$1])+1;0);&quot;&quot;)" office:value-type="string" office:string-value="Update-3-1" calcext:value-type="string">
            <text:p>Update-3-1</text:p>
          </table:table-cell>
        </table:table-row>
        <table:table-row table:style-name="ro153">
          <table:table-cell table:formula="of:=IFERROR(VLOOKUP(ROW();['customization-items'.$B$1:'customization-items'.$C$1038];COLUMN(['customization-items'.$C$1])-COLUMN(['customization-items'.$B$1])+1;0);&quot;&quot;)" office:value-type="string" office:string-value="Update-3-2" calcext:value-type="string">
            <text:p>Update-3-2</text:p>
          </table:table-cell>
        </table:table-row>
        <table:table-row table:style-name="ro153">
          <table:table-cell table:formula="of:=IFERROR(VLOOKUP(ROW();['customization-items'.$B$1:'customization-items'.$C$1038];COLUMN(['customization-items'.$C$1])-COLUMN(['customization-items'.$B$1])+1;0);&quot;&quot;)" office:value-type="string" office:string-value="Update-4-1" calcext:value-type="string">
            <text:p>Update-4-1</text:p>
          </table:table-cell>
        </table:table-row>
        <table:table-row table:style-name="ro153">
          <table:table-cell table:formula="of:=IFERROR(VLOOKUP(ROW();['customization-items'.$B$1:'customization-items'.$C$1038];COLUMN(['customization-items'.$C$1])-COLUMN(['customization-items'.$B$1])+1;0);&quot;&quot;)" office:value-type="string" office:string-value="Update-4-2" calcext:value-type="string">
            <text:p>Update-4-2</text:p>
          </table:table-cell>
        </table:table-row>
        <table:table-row table:style-name="ro153">
          <table:table-cell table:formula="of:=IFERROR(VLOOKUP(ROW();['customization-items'.$B$1:'customization-items'.$C$1038];COLUMN(['customization-items'.$C$1])-COLUMN(['customization-items'.$B$1])+1;0);&quot;&quot;)" office:value-type="string" office:string-value="Update-5-1" calcext:value-type="string">
            <text:p>Update-5-1</text:p>
          </table:table-cell>
        </table:table-row>
        <table:table-row table:style-name="ro153">
          <table:table-cell table:formula="of:=IFERROR(VLOOKUP(ROW();['customization-items'.$B$1:'customization-items'.$C$1038];COLUMN(['customization-items'.$C$1])-COLUMN(['customization-items'.$B$1])+1;0);&quot;&quot;)" office:value-type="string" office:string-value="Update-5-2" calcext:value-type="string">
            <text:p>Update-5-2</text:p>
          </table:table-cell>
        </table:table-row>
        <table:table-row table:style-name="ro153">
          <table:table-cell table:formula="of:=IFERROR(VLOOKUP(ROW();['customization-items'.$B$1:'customization-items'.$C$1038];COLUMN(['customization-items'.$C$1])-COLUMN(['customization-items'.$B$1])+1;0);&quot;&quot;)" office:value-type="string" office:string-value="Ui-1-1" calcext:value-type="string">
            <text:p>Ui-1-1</text:p>
          </table:table-cell>
        </table:table-row>
        <table:table-row table:style-name="ro153">
          <table:table-cell table:formula="of:=IFERROR(VLOOKUP(ROW();['customization-items'.$B$1:'customization-items'.$C$1038];COLUMN(['customization-items'.$C$1])-COLUMN(['customization-items'.$B$1])+1;0);&quot;&quot;)" office:value-type="string" office:string-value="Ui-1-2" calcext:value-type="string">
            <text:p>Ui-1-2</text:p>
          </table:table-cell>
        </table:table-row>
        <table:table-row table:style-name="ro153">
          <table:table-cell table:formula="of:=IFERROR(VLOOKUP(ROW();['customization-items'.$B$1:'customization-items'.$C$1038];COLUMN(['customization-items'.$C$1])-COLUMN(['customization-items'.$B$1])+1;0);&quot;&quot;)" office:value-type="string" office:string-value="Ui-2-1" calcext:value-type="string">
            <text:p>Ui-2-1</text:p>
          </table:table-cell>
        </table:table-row>
        <table:table-row table:style-name="ro153">
          <table:table-cell table:formula="of:=IFERROR(VLOOKUP(ROW();['customization-items'.$B$1:'customization-items'.$C$1038];COLUMN(['customization-items'.$C$1])-COLUMN(['customization-items'.$B$1])+1;0);&quot;&quot;)" office:value-type="string" office:string-value="Ui-2-2" calcext:value-type="string">
            <text:p>Ui-2-2</text:p>
          </table:table-cell>
        </table:table-row>
        <table:table-row table:style-name="ro153">
          <table:table-cell table:formula="of:=IFERROR(VLOOKUP(ROW();['customization-items'.$B$1:'customization-items'.$C$1038];COLUMN(['customization-items'.$C$1])-COLUMN(['customization-items'.$B$1])+1;0);&quot;&quot;)" office:value-type="string" office:string-value="Ui-3-1" calcext:value-type="string">
            <text:p>Ui-3-1</text:p>
          </table:table-cell>
        </table:table-row>
        <table:table-row table:style-name="ro153">
          <table:table-cell table:formula="of:=IFERROR(VLOOKUP(ROW();['customization-items'.$B$1:'customization-items'.$C$1038];COLUMN(['customization-items'.$C$1])-COLUMN(['customization-items'.$B$1])+1;0);&quot;&quot;)" office:value-type="string" office:string-value="Ui-3-2" calcext:value-type="string">
            <text:p>Ui-3-2</text:p>
          </table:table-cell>
        </table:table-row>
        <table:table-row table:style-name="ro153">
          <table:table-cell table:formula="of:=IFERROR(VLOOKUP(ROW();['customization-items'.$B$1:'customization-items'.$C$1038];COLUMN(['customization-items'.$C$1])-COLUMN(['customization-items'.$B$1])+1;0);&quot;&quot;)" office:value-type="string" office:string-value="Ui-4-2" calcext:value-type="string">
            <text:p>Ui-4-2</text:p>
          </table:table-cell>
        </table:table-row>
        <table:table-row table:style-name="ro153">
          <table:table-cell table:formula="of:=IFERROR(VLOOKUP(ROW();['customization-items'.$B$1:'customization-items'.$C$1038];COLUMN(['customization-items'.$C$1])-COLUMN(['customization-items'.$B$1])+1;0);&quot;&quot;)" office:value-type="string" office:string-value="Ui-5-1" calcext:value-type="string">
            <text:p>Ui-5-1</text:p>
          </table:table-cell>
        </table:table-row>
        <table:table-row table:style-name="ro153">
          <table:table-cell table:formula="of:=IFERROR(VLOOKUP(ROW();['customization-items'.$B$1:'customization-items'.$C$1038];COLUMN(['customization-items'.$C$1])-COLUMN(['customization-items'.$B$1])+1;0);&quot;&quot;)" office:value-type="string" office:string-value="Ui-5-2" calcext:value-type="string">
            <text:p>Ui-5-2</text:p>
          </table:table-cell>
        </table:table-row>
        <table:table-row table:style-name="ro153">
          <table:table-cell table:formula="of:=IFERROR(VLOOKUP(ROW();['customization-items'.$B$1:'customization-items'.$C$1038];COLUMN(['customization-items'.$C$1])-COLUMN(['customization-items'.$B$1])+1;0);&quot;&quot;)" office:value-type="string" office:string-value="Ui-6-1" calcext:value-type="string">
            <text:p>Ui-6-1</text:p>
          </table:table-cell>
        </table:table-row>
        <table:table-row table:style-name="ro153">
          <table:table-cell table:formula="of:=IFERROR(VLOOKUP(ROW();['customization-items'.$B$1:'customization-items'.$C$1038];COLUMN(['customization-items'.$C$1])-COLUMN(['customization-items'.$B$1])+1;0);&quot;&quot;)" office:value-type="string" office:string-value="Ui-6-2" calcext:value-type="string">
            <text:p>Ui-6-2</text:p>
          </table:table-cell>
        </table:table-row>
        <table:table-row table:style-name="ro153">
          <table:table-cell table:formula="of:=IFERROR(VLOOKUP(ROW();['customization-items'.$B$1:'customization-items'.$C$1038];COLUMN(['customization-items'.$C$1])-COLUMN(['customization-items'.$B$1])+1;0);&quot;&quot;)" office:value-type="string" office:string-value="Ui-7-1" calcext:value-type="string">
            <text:p>Ui-7-1</text:p>
          </table:table-cell>
        </table:table-row>
        <table:table-row table:style-name="ro153">
          <table:table-cell table:formula="of:=IFERROR(VLOOKUP(ROW();['customization-items'.$B$1:'customization-items'.$C$1038];COLUMN(['customization-items'.$C$1])-COLUMN(['customization-items'.$B$1])+1;0);&quot;&quot;)" office:value-type="string" office:string-value="Ui-7-2" calcext:value-type="string">
            <text:p>Ui-7-2</text:p>
          </table:table-cell>
        </table:table-row>
        <table:table-row table:style-name="ro153">
          <table:table-cell table:formula="of:=IFERROR(VLOOKUP(ROW();['customization-items'.$B$1:'customization-items'.$C$1038];COLUMN(['customization-items'.$C$1])-COLUMN(['customization-items'.$B$1])+1;0);&quot;&quot;)" office:value-type="string" office:string-value="Ui-8-1" calcext:value-type="string">
            <text:p>Ui-8-1</text:p>
          </table:table-cell>
        </table:table-row>
        <table:table-row table:style-name="ro153">
          <table:table-cell table:formula="of:=IFERROR(VLOOKUP(ROW();['customization-items'.$B$1:'customization-items'.$C$1038];COLUMN(['customization-items'.$C$1])-COLUMN(['customization-items'.$B$1])+1;0);&quot;&quot;)" office:value-type="string" office:string-value="Ui-8-2" calcext:value-type="string">
            <text:p>Ui-8-2</text:p>
          </table:table-cell>
        </table:table-row>
        <table:table-row table:style-name="ro153">
          <table:table-cell table:formula="of:=IFERROR(VLOOKUP(ROW();['customization-items'.$B$1:'customization-items'.$C$1038];COLUMN(['customization-items'.$C$1])-COLUMN(['customization-items'.$B$1])+1;0);&quot;&quot;)" office:value-type="string" office:string-value="Script-1-2" calcext:value-type="string">
            <text:p>Script-1-2</text:p>
          </table:table-cell>
        </table:table-row>
        <table:table-row table:style-name="ro153">
          <table:table-cell table:formula="of:=IFERROR(VLOOKUP(ROW();['customization-items'.$B$1:'customization-items'.$C$1038];COLUMN(['customization-items'.$C$1])-COLUMN(['customization-items'.$B$1])+1;0);&quot;&quot;)" office:value-type="string" office:string-value="Script-2-1" calcext:value-type="string">
            <text:p>Script-2-1</text:p>
          </table:table-cell>
        </table:table-row>
        <table:table-row table:style-name="ro153">
          <table:table-cell table:formula="of:=IFERROR(VLOOKUP(ROW();['customization-items'.$B$1:'customization-items'.$C$1038];COLUMN(['customization-items'.$C$1])-COLUMN(['customization-items'.$B$1])+1;0);&quot;&quot;)" office:value-type="string" office:string-value="Script-2-2" calcext:value-type="string">
            <text:p>Script-2-2</text:p>
          </table:table-cell>
        </table:table-row>
        <table:table-row table:style-name="ro153">
          <table:table-cell table:formula="of:=IFERROR(VLOOKUP(ROW();['customization-items'.$B$1:'customization-items'.$C$1038];COLUMN(['customization-items'.$C$1])-COLUMN(['customization-items'.$B$1])+1;0);&quot;&quot;)" office:value-type="string" office:string-value="Script-2-4" calcext:value-type="string">
            <text:p>Script-2-4</text:p>
          </table:table-cell>
        </table:table-row>
        <table:table-row table:style-name="ro153">
          <table:table-cell table:formula="of:=IFERROR(VLOOKUP(ROW();['customization-items'.$B$1:'customization-items'.$C$1038];COLUMN(['customization-items'.$C$1])-COLUMN(['customization-items'.$B$1])+1;0);&quot;&quot;)" office:value-type="string" office:string-value="Script-2-3" calcext:value-type="string">
            <text:p>Script-2-3</text:p>
          </table:table-cell>
        </table:table-row>
        <table:table-row table:style-name="ro153">
          <table:table-cell table:formula="of:=IFERROR(VLOOKUP(ROW();['customization-items'.$B$1:'customization-items'.$C$1038];COLUMN(['customization-items'.$C$1])-COLUMN(['customization-items'.$B$1])+1;0);&quot;&quot;)" office:value-type="string" office:string-value="Script-3-1" calcext:value-type="string">
            <text:p>Script-3-1</text:p>
          </table:table-cell>
        </table:table-row>
        <table:table-row table:style-name="ro153">
          <table:table-cell table:formula="of:=IFERROR(VLOOKUP(ROW();['customization-items'.$B$1:'customization-items'.$C$1038];COLUMN(['customization-items'.$C$1])-COLUMN(['customization-items'.$B$1])+1;0);&quot;&quot;)" office:value-type="string" office:string-value="Script-3-2" calcext:value-type="string">
            <text:p>Script-3-2</text:p>
          </table:table-cell>
        </table:table-row>
        <table:table-row table:style-name="ro153">
          <table:table-cell table:formula="of:=IFERROR(VLOOKUP(ROW();['customization-items'.$B$1:'customization-items'.$C$1038];COLUMN(['customization-items'.$C$1])-COLUMN(['customization-items'.$B$1])+1;0);&quot;&quot;)" office:value-type="string" office:string-value="Script-4-1" calcext:value-type="string">
            <text:p>Script-4-1</text:p>
          </table:table-cell>
        </table:table-row>
        <table:table-row table:style-name="ro153">
          <table:table-cell table:formula="of:=IFERROR(VLOOKUP(ROW();['customization-items'.$B$1:'customization-items'.$C$1038];COLUMN(['customization-items'.$C$1])-COLUMN(['customization-items'.$B$1])+1;0);&quot;&quot;)" office:value-type="string" office:string-value="Script-4-2" calcext:value-type="string">
            <text:p>Script-4-2</text:p>
          </table:table-cell>
        </table:table-row>
        <table:table-row table:style-name="ro153">
          <table:table-cell table:formula="of:=IFERROR(VLOOKUP(ROW();['customization-items'.$B$1:'customization-items'.$C$1038];COLUMN(['customization-items'.$C$1])-COLUMN(['customization-items'.$B$1])+1;0);&quot;&quot;)" office:value-type="string" office:string-value="Script-5-1" calcext:value-type="string">
            <text:p>Script-5-1</text:p>
          </table:table-cell>
        </table:table-row>
        <table:table-row table:style-name="ro153">
          <table:table-cell table:formula="of:=IFERROR(VLOOKUP(ROW();['customization-items'.$B$1:'customization-items'.$C$1038];COLUMN(['customization-items'.$C$1])-COLUMN(['customization-items'.$B$1])+1;0);&quot;&quot;)" office:value-type="string" office:string-value="Script-5-2" calcext:value-type="string">
            <text:p>Script-5-2</text:p>
          </table:table-cell>
        </table:table-row>
        <table:table-row table:style-name="ro153">
          <table:table-cell table:formula="of:=IFERROR(VLOOKUP(ROW();['customization-items'.$B$1:'customization-items'.$C$1038];COLUMN(['customization-items'.$C$1])-COLUMN(['customization-items'.$B$1])+1;0);&quot;&quot;)" office:value-type="string" office:string-value="Plugin-2-1" calcext:value-type="string">
            <text:p>Plugin-2-1</text:p>
          </table:table-cell>
        </table:table-row>
        <table:table-row table:style-name="ro153">
          <table:table-cell table:formula="of:=IFERROR(VLOOKUP(ROW();['customization-items'.$B$1:'customization-items'.$C$1038];COLUMN(['customization-items'.$C$1])-COLUMN(['customization-items'.$B$1])+1;0);&quot;&quot;)" office:value-type="string" office:string-value="Plugin-2-2" calcext:value-type="string">
            <text:p>Plugin-2-2</text:p>
          </table:table-cell>
        </table:table-row>
        <table:table-row table:style-name="ro153">
          <table:table-cell table:formula="of:=IFERROR(VLOOKUP(ROW();['customization-items'.$B$1:'customization-items'.$C$1038];COLUMN(['customization-items'.$C$1])-COLUMN(['customization-items'.$B$1])+1;0);&quot;&quot;)" office:value-type="string" office:string-value="Plugin-2-3" calcext:value-type="string">
            <text:p>Plugin-2-3</text:p>
          </table:table-cell>
        </table:table-row>
        <table:table-row table:style-name="ro153">
          <table:table-cell table:formula="of:=IFERROR(VLOOKUP(ROW();['customization-items'.$B$1:'customization-items'.$C$1038];COLUMN(['customization-items'.$C$1])-COLUMN(['customization-items'.$B$1])+1;0);&quot;&quot;)" office:value-type="string" office:string-value="Plugin-8-1" calcext:value-type="string">
            <text:p>Plugin-8-1</text:p>
          </table:table-cell>
        </table:table-row>
        <table:table-row table:style-name="ro153">
          <table:table-cell table:formula="of:=IFERROR(VLOOKUP(ROW();['customization-items'.$B$1:'customization-items'.$C$1038];COLUMN(['customization-items'.$C$1])-COLUMN(['customization-items'.$B$1])+1;0);&quot;&quot;)" office:value-type="string" office:string-value="Plugin-8-2" calcext:value-type="string">
            <text:p>Plugin-8-2</text:p>
          </table:table-cell>
        </table:table-row>
        <table:table-row table:style-name="ro153">
          <table:table-cell table:formula="of:=IFERROR(VLOOKUP(ROW();['customization-items'.$B$1:'customization-items'.$C$1038];COLUMN(['customization-items'.$C$1])-COLUMN(['customization-items'.$B$1])+1;0);&quot;&quot;)" office:value-type="string" office:string-value="External-1-1" calcext:value-type="string">
            <text:p>External-1-1</text:p>
          </table:table-cell>
        </table:table-row>
        <table:table-row table:style-name="ro153">
          <table:table-cell table:formula="of:=IFERROR(VLOOKUP(ROW();['customization-items'.$B$1:'customization-items'.$C$1038];COLUMN(['customization-items'.$C$1])-COLUMN(['customization-items'.$B$1])+1;0);&quot;&quot;)" office:value-type="string" office:string-value="External-1-2" calcext:value-type="string">
            <text:p>External-1-2</text:p>
          </table:table-cell>
        </table:table-row>
        <table:table-row table:style-name="ro153">
          <table:table-cell table:formula="of:=IFERROR(VLOOKUP(ROW();['customization-items'.$B$1:'customization-items'.$C$1038];COLUMN(['customization-items'.$C$1])-COLUMN(['customization-items'.$B$1])+1;0);&quot;&quot;)" office:value-type="string" office:string-value="Stability-1-1" calcext:value-type="string">
            <text:p>Stability-1-1</text:p>
          </table:table-cell>
        </table:table-row>
        <table:table-row table:style-name="ro153">
          <table:table-cell table:formula="of:=IFERROR(VLOOKUP(ROW();['customization-items'.$B$1:'customization-items'.$C$1038];COLUMN(['customization-items'.$C$1])-COLUMN(['customization-items'.$B$1])+1;0);&quot;&quot;)" office:value-type="string" office:string-value="Stability-1-2" calcext:value-type="string">
            <text:p>Stability-1-2</text:p>
          </table:table-cell>
        </table:table-row>
        <table:table-row table:style-name="ro153">
          <table:table-cell table:formula="of:=IFERROR(VLOOKUP(ROW();['customization-items'.$B$1:'customization-items'.$C$1038];COLUMN(['customization-items'.$C$1])-COLUMN(['customization-items'.$B$1])+1;0);&quot;&quot;)" office:value-type="string" office:string-value="Stability-2-1" calcext:value-type="string">
            <text:p>Stability-2-1</text:p>
          </table:table-cell>
        </table:table-row>
        <table:table-row table:style-name="ro153">
          <table:table-cell table:formula="of:=IFERROR(VLOOKUP(ROW();['customization-items'.$B$1:'customization-items'.$C$1038];COLUMN(['customization-items'.$C$1])-COLUMN(['customization-items'.$B$1])+1;0);&quot;&quot;)" office:value-type="string" office:string-value="Stability-2-2" calcext:value-type="string">
            <text:p>Stability-2-2</text:p>
          </table:table-cell>
        </table:table-row>
        <table:table-row table:style-name="ro153">
          <table:table-cell table:formula="of:=IFERROR(VLOOKUP(ROW();['customization-items'.$B$1:'customization-items'.$C$1038];COLUMN(['customization-items'.$C$1])-COLUMN(['customization-items'.$B$1])+1;0);&quot;&quot;)" office:value-type="string" office:string-value="Stability-2-3" calcext:value-type="string">
            <text:p>Stability-2-3</text:p>
          </table:table-cell>
        </table:table-row>
        <table:table-row table:style-name="ro153">
          <table:table-cell table:formula="of:=IFERROR(VLOOKUP(ROW();['customization-items'.$B$1:'customization-items'.$C$1038];COLUMN(['customization-items'.$C$1])-COLUMN(['customization-items'.$B$1])+1;0);&quot;&quot;)" office:value-type="string" office:string-value="Appearance-1-1" calcext:value-type="string">
            <text:p>Appearance-1-1</text:p>
          </table:table-cell>
        </table:table-row>
        <table:table-row table:style-name="ro153">
          <table:table-cell table:formula="of:=IFERROR(VLOOKUP(ROW();['customization-items'.$B$1:'customization-items'.$C$1038];COLUMN(['customization-items'.$C$1])-COLUMN(['customization-items'.$B$1])+1;0);&quot;&quot;)" office:value-type="string" office:string-value="Appearance-1-2" calcext:value-type="string">
            <text:p>Appearance-1-2</text:p>
          </table:table-cell>
        </table:table-row>
        <table:table-row table:style-name="ro153">
          <table:table-cell table:formula="of:=IFERROR(VLOOKUP(ROW();['customization-items'.$B$1:'customization-items'.$C$1038];COLUMN(['customization-items'.$C$1])-COLUMN(['customization-items'.$B$1])+1;0);&quot;&quot;)" office:value-type="string" office:string-value="Appearance-2-1" calcext:value-type="string">
            <text:p>Appearance-2-1</text:p>
          </table:table-cell>
        </table:table-row>
        <table:table-row table:style-name="ro153">
          <table:table-cell table:formula="of:=IFERROR(VLOOKUP(ROW();['customization-items'.$B$1:'customization-items'.$C$1038];COLUMN(['customization-items'.$C$1])-COLUMN(['customization-items'.$B$1])+1;0);&quot;&quot;)" office:value-type="string" office:string-value="Appearance-2-2" calcext:value-type="string">
            <text:p>Appearance-2-2</text:p>
          </table:table-cell>
        </table:table-row>
        <table:table-row table:style-name="ro153">
          <table:table-cell table:formula="of:=IFERROR(VLOOKUP(ROW();['customization-items'.$B$1:'customization-items'.$C$1038];COLUMN(['customization-items'.$C$1])-COLUMN(['customization-items'.$B$1])+1;0);&quot;&quot;)" office:value-type="string" office:string-value="Performance-1-1" calcext:value-type="string">
            <text:p>Performance-1-1</text:p>
          </table:table-cell>
        </table:table-row>
        <table:table-row table:style-name="ro153">
          <table:table-cell table:formula="of:=IFERROR(VLOOKUP(ROW();['customization-items'.$B$1:'customization-items'.$C$1038];COLUMN(['customization-items'.$C$1])-COLUMN(['customization-items'.$B$1])+1;0);&quot;&quot;)" office:value-type="string" office:string-value="Performance-1-2" calcext:value-type="string">
            <text:p>Performance-1-2</text:p>
          </table:table-cell>
        </table:table-row>
        <table:table-row table:style-name="ro153">
          <table:table-cell table:formula="of:=IFERROR(VLOOKUP(ROW();['customization-items'.$B$1:'customization-items'.$C$1038];COLUMN(['customization-items'.$C$1])-COLUMN(['customization-items'.$B$1])+1;0);&quot;&quot;)" office:value-type="string" office:string-value="Performance-2-1" calcext:value-type="string">
            <text:p>Performance-2-1</text:p>
          </table:table-cell>
        </table:table-row>
        <table:table-row table:style-name="ro153">
          <table:table-cell table:formula="of:=IFERROR(VLOOKUP(ROW();['customization-items'.$B$1:'customization-items'.$C$1038];COLUMN(['customization-items'.$C$1])-COLUMN(['customization-items'.$B$1])+1;0);&quot;&quot;)" office:value-type="string" office:string-value="Performance-2-2" calcext:value-type="string">
            <text:p>Performance-2-2</text:p>
          </table:table-cell>
        </table:table-row>
        <table:table-row table:style-name="ro153">
          <table:table-cell table:formula="of:=IFERROR(VLOOKUP(ROW();['customization-items'.$B$1:'customization-items'.$C$1038];COLUMN(['customization-items'.$C$1])-COLUMN(['customization-items'.$B$1])+1;0);&quot;&quot;)" office:value-type="string" office:string-value="Addon-IEView-1-1" calcext:value-type="string">
            <text:p>Addon-IEView-1-1</text:p>
          </table:table-cell>
        </table:table-row>
        <table:table-row table:style-name="ro153">
          <table:table-cell table:formula="of:=IFERROR(VLOOKUP(ROW();['customization-items'.$B$1:'customization-items'.$C$1038];COLUMN(['customization-items'.$C$1])-COLUMN(['customization-items'.$B$1])+1;0);&quot;&quot;)" office:value-type="string" office:string-value="Addon-IEView-1-2" calcext:value-type="string">
            <text:p>Addon-IEView-1-2</text:p>
          </table:table-cell>
        </table:table-row>
        <table:table-row table:style-name="ro153">
          <table:table-cell table:formula="of:=IFERROR(VLOOKUP(ROW();['customization-items'.$B$1:'customization-items'.$C$1038];COLUMN(['customization-items'.$C$1])-COLUMN(['customization-items'.$B$1])+1;0);&quot;&quot;)" office:value-type="string" office:string-value="Addon-IEView-2-1" calcext:value-type="string">
            <text:p>Addon-IEView-2-1</text:p>
          </table:table-cell>
        </table:table-row>
        <table:table-row table:style-name="ro153">
          <table:table-cell table:formula="of:=IFERROR(VLOOKUP(ROW();['customization-items'.$B$1:'customization-items'.$C$1038];COLUMN(['customization-items'.$C$1])-COLUMN(['customization-items'.$B$1])+1;0);&quot;&quot;)" office:value-type="string" office:string-value="Addon-IEView-3-1" calcext:value-type="string">
            <text:p>Addon-IEView-3-1</text:p>
          </table:table-cell>
        </table:table-row>
        <table:table-row table:style-name="ro153">
          <table:table-cell table:formula="of:=IFERROR(VLOOKUP(ROW();['customization-items'.$B$1:'customization-items'.$C$1038];COLUMN(['customization-items'.$C$1])-COLUMN(['customization-items'.$B$1])+1;0);&quot;&quot;)" office:value-type="string" office:string-value="Addon-IEView-3-2" calcext:value-type="string">
            <text:p>Addon-IEView-3-2</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customization-items'.$B$1:'customization-items'.$C$1038];COLUMN(['customization-items'.$C$1])-COLUMN(['customization-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399;['menuitem-shortcut-disable-items'.$B$1:.$C$999];COLUMN(['menuitem-shortcut-disable-items'.$C$1])-COLUMN(['menuitem-shortcut-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table-cell table:formula="of:=IFERROR(VLOOKUP(ROW()-499;['misc-ui-disable-items'.$B$1:.$C$999];COLUMN(['misc-ui-disable-items'.$C$1])-COLUMN(['misc-ui-disable-items'.$B$1])+1;0);&quot;&quot;)">
            <text:p/>
          </table:table-cell>
        </table:table-row>
        <table:table-row table:style-name="ro153" table:number-rows-repeated="1047976">
          <table:table-cell/>
        </table:table-row>
        <table:table-row table:style-name="ro153">
          <table:table-cell/>
        </table:table-row>
      </table:table>
      <table:table table:name="verify-targets-to-chapters" table:style-name="ta1">
        <table:table-column table:style-name="co18" table:default-cell-style-name="Default"/>
        <table:table-row table:style-name="ro175">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number:date-style style:name="N20121" number:language="en" number:country="US">
      <number:month/>
      <number:text>/</number:text>
      <number:day/>
      <number:text>/</number:text>
      <number:year number:style="long"/>
    </number:date-style>
    <number:date-style style:name="N20122" number:language="en" number:country="US">
      <number:day/>
      <number:text>-</number:text>
      <number:month number:textual="true"/>
      <number:text>-</number:text>
      <number:year/>
    </number:date-style>
    <number:date-style style:name="N20123" number:language="en" number:country="US">
      <number:day/>
      <number:text>-</number:text>
      <number:month number:textual="true"/>
    </number:date-style>
    <number:date-style style:name="N20124" number:language="en" number:country="US">
      <number:month number:textual="true"/>
      <number:text>-</number:text>
      <number:year/>
    </number:date-style>
    <number:time-style style:name="N20125" number:language="en" number:country="US">
      <number:hours/>
      <number:text>:</number:text>
      <number:minutes number:style="long"/>
      <number:text> </number:text>
      <number:am-pm/>
    </number:time-style>
    <number:time-style style:name="N20126" number:language="en" number:country="US">
      <number:hours/>
      <number:text>:</number:text>
      <number:minutes number:style="long"/>
      <number:text>:</number:text>
      <number:seconds number:style="long"/>
      <number:text> </number:text>
      <number:am-pm/>
    </number:time-style>
    <number:time-style style:name="N20127" number:language="en" number:country="US">
      <number:hours/>
      <number:text>:</number:text>
      <number:minutes number:style="long"/>
    </number:time-style>
    <number:time-style style:name="N20128" number:language="en" number:country="US">
      <number:hours/>
      <number:text>:</number:text>
      <number:minutes number:style="long"/>
      <number:text>:</number:text>
      <number:seconds number:style="long"/>
    </number:time-style>
    <number:date-style style:name="N20129" number:language="en" number:country="US">
      <number:month/>
      <number:text>/</number:text>
      <number:day/>
      <number:text>/</number:text>
      <number:year number:style="long"/>
      <number:text> </number:text>
      <number:hours/>
      <number:text>:</number:text>
      <number:minutes number:style="long"/>
    </number:date-style>
    <number:number-style style:name="N20131P0" style:volatile="true" number:language="en" number:country="US">
      <number:number number:decimal-places="0" loext:min-decimal-places="0" number:min-integer-digits="1" number:grouping="true"/>
      <number:text> </number:text>
    </number:number-style>
    <number:number-style style:name="N20131" number:language="en" number:country="US">
      <style:text-properties fo:color="#ff0000"/>
      <number:text>(</number:text>
      <number:number number:decimal-places="0" loext:min-decimal-places="0" number:min-integer-digits="1" number:grouping="true"/>
      <number:text>)</number:text>
      <style:map style:condition="value()&gt;=0" style:apply-style-name="N20131P0"/>
    </number:number-style>
    <number:number-style style:name="N20133P0" style:volatile="true" number:language="en" number:country="US">
      <number:number number:decimal-places="2" loext:min-decimal-places="2" number:min-integer-digits="1" number:grouping="true"/>
      <number:text> </number:text>
    </number:number-style>
    <number:number-style style:name="N20133" number:language="en" number:country="US">
      <style:text-properties fo:color="#ff0000"/>
      <number:text>(</number:text>
      <number:number number:decimal-places="2" loext:min-decimal-places="2" number:min-integer-digits="1" number:grouping="true"/>
      <number:text>)</number:text>
      <style:map style:condition="value()&gt;=0" style:apply-style-name="N20133P0"/>
    </number:number-style>
    <number:currency-style style:name="N20135P0" style:volatile="true" number:language="en" number:country="US">
      <number:currency-symbol/>
      <number:number number:decimal-places="0" loext:min-decimal-places="0" number:min-integer-digits="1" number:grouping="true"/>
      <number:text> </number:text>
    </number:currency-style>
    <number:currency-style style:name="N20135" number:language="en" number:country="US">
      <number:text>(</number:text>
      <number:currency-symbol/>
      <number:number number:decimal-places="0" loext:min-decimal-places="0" number:min-integer-digits="1" number:grouping="true"/>
      <number:text>)</number:text>
      <style:map style:condition="value()&gt;=0" style:apply-style-name="N20135P0"/>
    </number:currency-style>
    <number:currency-style style:name="N20136P0" style:volatile="true" number:language="en" number:country="US">
      <number:currency-symbol/>
      <number:number number:decimal-places="0" loext:min-decimal-places="0" number:min-integer-digits="1" number:grouping="true"/>
      <number:text> </number:text>
    </number:currency-style>
    <number:currency-style style:name="N2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36P0"/>
    </number:currency-style>
    <number:currency-style style:name="N20138P0" style:volatile="true" number:language="en" number:country="US">
      <number:currency-symbol/>
      <number:number number:decimal-places="2" loext:min-decimal-places="2" number:min-integer-digits="1" number:grouping="true"/>
      <number:text> </number:text>
    </number:currency-style>
    <number:currency-style style:name="N20138" number:language="en" number:country="US">
      <number:text>(</number:text>
      <number:currency-symbol/>
      <number:number number:decimal-places="2" loext:min-decimal-places="2" number:min-integer-digits="1" number:grouping="true"/>
      <number:text>)</number:text>
      <style:map style:condition="value()&gt;=0" style:apply-style-name="N20138P0"/>
    </number:currency-style>
    <number:currency-style style:name="N20139P0" style:volatile="true" number:language="en" number:country="US">
      <number:currency-symbol/>
      <number:number number:decimal-places="2" loext:min-decimal-places="2" number:min-integer-digits="1" number:grouping="true"/>
      <number:text> </number:text>
    </number:currency-style>
    <number:currency-style style:name="N2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39P0"/>
    </number:currency-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9:23:42.338143220">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0$Linux_X86_64 LibreOffice_project/00m0$Build-1</meta:generator>
    <dc:date>2018-03-12T19:24:06.081267921</dc:date>
    <meta:editing-duration>P10DT10H34M33S</meta:editing-duration>
    <meta:editing-cycles>997</meta:editing-cycles>
    <meta:document-statistic meta:table-count="5" meta:cell-count="10362" meta:object-count="0"/>
  </office:meta>
</office:document-meta>
</file>